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255.33mm" svg:height="143.62mm" svg:x="113.07mm" svg:y="16.15mm">
            <draw:object draw:notify-on-update-of-ranges="Feuille1.A2:Feuille1.A200 Feuille1.B1:Feuille1.B1 Feuille1.B2:Feuille1.B200 Feuille1.C1:Feuille1.C1 Feuille1.C2:Feuille1.C2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approx</text:p>
          </table:table-cell>
          <table:table-cell office:value-type="string" calcext:value-type="string">
            <text:p>erreur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max angle</text:p>
          </table:table-cell>
          <table:table-cell office:value-type="string" calcext:value-type="string">
            <text:p>halfmax</text:p>
          </table:table-cell>
          <table:table-cell office:value-type="string" calcext:value-type="string">
            <text:p>angle per m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TAN2([.$E$2];[.A2]) / RADIANS([.$F$2])" office:value-type="float" office:value="0" calcext:value-type="float">
            <text:p>0</text:p>
          </table:table-cell>
          <table:table-cell table:formula="of:=[.A2] * [.$H$2]" office:value-type="float" office:value="0" calcext:value-type="float">
            <text:p>0</text:p>
          </table:table-cell>
          <table:table-cell table:formula="of:=([.C2]-[.B2]) * 100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TAN(RADIANS([.F2])) * [.E2]" office:value-type="float" office:value="176.326980708465" calcext:value-type="float">
            <text:p>176,326980708465</text:p>
          </table:table-cell>
          <table:table-cell table:formula="of:= 1 / [.G2]" office:value-type="float" office:value="0.00567128181961771" calcext:value-type="float">
            <text:p>0,0056712818196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TAN2([.$E$2];[.A3]) / RADIANS([.$F$2])" office:value-type="float" office:value="0.00572957604145006" calcext:value-type="float">
            <text:p>0,00572957604145</text:p>
          </table:table-cell>
          <table:table-cell table:formula="of:=[.A3] * [.$H$2]" office:value-type="float" office:value="0.00567128181961771" calcext:value-type="float">
            <text:p>0,005671281819618</text:p>
          </table:table-cell>
          <table:table-cell table:formula="of:=([.C3]-[.B3]) * 100" office:value-type="float" office:value="-0.00582942218323515" calcext:value-type="float">
            <text:p>-0,00582942218323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TAN2([.$E$2];[.A4]) / RADIANS([.$F$2])" office:value-type="float" office:value="0.0114591406237786" calcext:value-type="float">
            <text:p>0,011459140623779</text:p>
          </table:table-cell>
          <table:table-cell table:formula="of:=[.A4] * [.$H$2]" office:value-type="float" office:value="0.0113425636392354" calcext:value-type="float">
            <text:p>0,011342563639236</text:p>
          </table:table-cell>
          <table:table-cell table:formula="of:=([.C4]-[.B4]) * 100" office:value-type="float" office:value="-0.011657698454318" calcext:value-type="float">
            <text:p>-0,01165769845431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ATAN2([.$E$2];[.A5]) / RADIANS([.$F$2])" office:value-type="float" office:value="0.0171886822880016" calcext:value-type="float">
            <text:p>0,017188682288002</text:p>
          </table:table-cell>
          <table:table-cell table:formula="of:=[.A5] * [.$H$2]" office:value-type="float" office:value="0.0170138454588531" calcext:value-type="float">
            <text:p>0,017013845458853</text:p>
          </table:table-cell>
          <table:table-cell table:formula="of:=([.C5]-[.B5]) * 100" office:value-type="float" office:value="-0.0174836829148463" calcext:value-type="float">
            <text:p>-0,01748368291484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ATAN2([.$E$2];[.A6]) / RADIANS([.$F$2])" office:value-type="float" office:value="0.02291818957541" calcext:value-type="float">
            <text:p>0,02291818957541</text:p>
          </table:table-cell>
          <table:table-cell table:formula="of:=[.A6] * [.$H$2]" office:value-type="float" office:value="0.0226851272784708" calcext:value-type="float">
            <text:p>0,022685127278471</text:p>
          </table:table-cell>
          <table:table-cell table:formula="of:=([.C6]-[.B6]) * 100" office:value-type="float" office:value="-0.0233062296939205" calcext:value-type="float">
            <text:p>-0,02330622969392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ATAN2([.$E$2];[.A7]) / RADIANS([.$F$2])" office:value-type="float" office:value="0.0286476510277074" calcext:value-type="float">
            <text:p>0,028647651027708</text:p>
          </table:table-cell>
          <table:table-cell table:formula="of:=[.A7] * [.$H$2]" office:value-type="float" office:value="0.0283564090980885" calcext:value-type="float">
            <text:p>0,028356409098089</text:p>
          </table:table-cell>
          <table:table-cell table:formula="of:=([.C7]-[.B7]) * 100" office:value-type="float" office:value="-0.0291241929618904" calcext:value-type="float">
            <text:p>-0,02912419296189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ATAN2([.$E$2];[.A8]) / RADIANS([.$F$2])" office:value-type="float" office:value="0.0343770551871473" calcext:value-type="float">
            <text:p>0,034377055187147</text:p>
          </table:table-cell>
          <table:table-cell table:formula="of:=[.A8] * [.$H$2]" office:value-type="float" office:value="0.0340276909177063" calcext:value-type="float">
            <text:p>0,034027690917706</text:p>
          </table:table-cell>
          <table:table-cell table:formula="of:=([.C8]-[.B8]) * 100" office:value-type="float" office:value="-0.0349364269441058" calcext:value-type="float">
            <text:p>-0,03493642694410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ATAN2([.$E$2];[.A9]) / RADIANS([.$F$2])" office:value-type="float" office:value="0.0401063905966706" calcext:value-type="float">
            <text:p>0,040106390596671</text:p>
          </table:table-cell>
          <table:table-cell table:formula="of:=[.A9] * [.$H$2]" office:value-type="float" office:value="0.039698972737324" calcext:value-type="float">
            <text:p>0,039698972737324</text:p>
          </table:table-cell>
          <table:table-cell table:formula="of:=([.C9]-[.B9]) * 100" office:value-type="float" office:value="-0.0407417859346622" calcext:value-type="float">
            <text:p>-0,04074178593466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ATAN2([.$E$2];[.A10]) / RADIANS([.$F$2])" office:value-type="float" office:value="0.0458356458000432" calcext:value-type="float">
            <text:p>0,045835645800043</text:p>
          </table:table-cell>
          <table:table-cell table:formula="of:=[.A10] * [.$H$2]" office:value-type="float" office:value="0.0453702545569417" calcext:value-type="float">
            <text:p>0,045370254556942</text:p>
          </table:table-cell>
          <table:table-cell table:formula="of:=([.C10]-[.B10]) * 100" office:value-type="float" office:value="-0.0465391243101479" calcext:value-type="float">
            <text:p>-0,04653912431014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ATAN2([.$E$2];[.A11]) / RADIANS([.$F$2])" office:value-type="float" office:value="0.0515648093419932" calcext:value-type="float">
            <text:p>0,051564809341993</text:p>
          </table:table-cell>
          <table:table-cell table:formula="of:=[.A11] * [.$H$2]" office:value-type="float" office:value="0.0510415363765594" calcext:value-type="float">
            <text:p>0,051041536376559</text:p>
          </table:table-cell>
          <table:table-cell table:formula="of:=([.C11]-[.B11]) * 100" office:value-type="float" office:value="-0.0523272965433801" calcext:value-type="float">
            <text:p>-0,05232729654338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ATAN2([.$E$2];[.A12]) / RADIANS([.$F$2])" office:value-type="float" office:value="0.0572938697683486" calcext:value-type="float">
            <text:p>0,057293869768349</text:p>
          </table:table-cell>
          <table:table-cell table:formula="of:=[.A12] * [.$H$2]" office:value-type="float" office:value="0.0567128181961771" calcext:value-type="float">
            <text:p>0,056712818196177</text:p>
          </table:table-cell>
          <table:table-cell table:formula="of:=([.C12]-[.B12]) * 100" office:value-type="float" office:value="-0.0581051572171504" calcext:value-type="float">
            <text:p>-0,05810515721715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ATAN2([.$E$2];[.A13]) / RADIANS([.$F$2])" office:value-type="float" office:value="0.0630228156261744" calcext:value-type="float">
            <text:p>0,063022815626174</text:p>
          </table:table-cell>
          <table:table-cell table:formula="of:=[.A13] * [.$H$2]" office:value-type="float" office:value="0.0623841000157948" calcext:value-type="float">
            <text:p>0,062384100015795</text:p>
          </table:table-cell>
          <table:table-cell table:formula="of:=([.C13]-[.B13]) * 100" office:value-type="float" office:value="-0.0638715610379599" calcext:value-type="float">
            <text:p>-0,06387156103796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ATAN2([.$E$2];[.A14]) / RADIANS([.$F$2])" office:value-type="float" office:value="0.06875163546391" calcext:value-type="float">
            <text:p>0,06875163546391</text:p>
          </table:table-cell>
          <table:table-cell table:formula="of:=[.A14] * [.$H$2]" office:value-type="float" office:value="0.0680553818354125" calcext:value-type="float">
            <text:p>0,068055381835413</text:p>
          </table:table-cell>
          <table:table-cell table:formula="of:=([.C14]-[.B14]) * 100" office:value-type="float" office:value="-0.0696253628497456" calcext:value-type="float">
            <text:p>-0,069625362849746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ATAN2([.$E$2];[.A15]) / RADIANS([.$F$2])" office:value-type="float" office:value="0.0744803178315064" calcext:value-type="float">
            <text:p>0,074480317831507</text:p>
          </table:table-cell>
          <table:table-cell table:formula="of:=[.A15] * [.$H$2]" office:value-type="float" office:value="0.0737266636550302" calcext:value-type="float">
            <text:p>0,07372666365503</text:p>
          </table:table-cell>
          <table:table-cell table:formula="of:=([.C15]-[.B15]) * 100" office:value-type="float" office:value="-0.0753654176476215" calcext:value-type="float">
            <text:p>-0,075365417647622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ATAN2([.$E$2];[.A16]) / RADIANS([.$F$2])" office:value-type="float" office:value="0.0802088512805638" calcext:value-type="float">
            <text:p>0,080208851280564</text:p>
          </table:table-cell>
          <table:table-cell table:formula="of:=[.A16] * [.$H$2]" office:value-type="float" office:value="0.0793979454746479" calcext:value-type="float">
            <text:p>0,079397945474648</text:p>
          </table:table-cell>
          <table:table-cell table:formula="of:=([.C16]-[.B16]) * 100" office:value-type="float" office:value="-0.0810905805915835" calcext:value-type="float">
            <text:p>-0,08109058059158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ATAN2([.$E$2];[.A17]) / RADIANS([.$F$2])" office:value-type="float" office:value="0.0859372243644681" calcext:value-type="float">
            <text:p>0,085937224364468</text:p>
          </table:table-cell>
          <table:table-cell table:formula="of:=[.A17] * [.$H$2]" office:value-type="float" office:value="0.0850692272942656" calcext:value-type="float">
            <text:p>0,085069227294266</text:p>
          </table:table-cell>
          <table:table-cell table:formula="of:=([.C17]-[.B17]) * 100" office:value-type="float" office:value="-0.086799707020245" calcext:value-type="float">
            <text:p>-0,08679970702024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ATAN2([.$E$2];[.A18]) / RADIANS([.$F$2])" office:value-type="float" office:value="0.0916654256385288" calcext:value-type="float">
            <text:p>0,091665425638529</text:p>
          </table:table-cell>
          <table:table-cell table:formula="of:=[.A18] * [.$H$2]" office:value-type="float" office:value="0.0907405091138833" calcext:value-type="float">
            <text:p>0,090740509113883</text:p>
          </table:table-cell>
          <table:table-cell table:formula="of:=([.C18]-[.B18]) * 100" office:value-type="float" office:value="-0.0924916524645436" calcext:value-type="float">
            <text:p>-0,092491652464544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ATAN2([.$E$2];[.A19]) / RADIANS([.$F$2])" office:value-type="float" office:value="0.0973934436601155" calcext:value-type="float">
            <text:p>0,097393443660116</text:p>
          </table:table-cell>
          <table:table-cell table:formula="of:=[.A19] * [.$H$2]" office:value-type="float" office:value="0.0964117909335011" calcext:value-type="float">
            <text:p>0,096411790933501</text:p>
          </table:table-cell>
          <table:table-cell table:formula="of:=([.C19]-[.B19]) * 100" office:value-type="float" office:value="-0.0981652726614449" calcext:value-type="float">
            <text:p>-0,09816527266144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ATAN2([.$E$2];[.A20]) / RADIANS([.$F$2])" office:value-type="float" office:value="0.103121266988795" calcext:value-type="float">
            <text:p>0,103121266988795</text:p>
          </table:table-cell>
          <table:table-cell table:formula="of:=[.A20] * [.$H$2]" office:value-type="float" office:value="0.102083072753119" calcext:value-type="float">
            <text:p>0,102083072753119</text:p>
          </table:table-cell>
          <table:table-cell table:formula="of:=([.C20]-[.B20]) * 100" office:value-type="float" office:value="-0.103819423567653" calcext:value-type="float">
            <text:p>-0,103819423567653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ATAN2([.$E$2];[.A21]) / RADIANS([.$F$2])" office:value-type="float" office:value="0.108848884186469" calcext:value-type="float">
            <text:p>0,108848884186469</text:p>
          </table:table-cell>
          <table:table-cell table:formula="of:=[.A21] * [.$H$2]" office:value-type="float" office:value="0.107754354572736" calcext:value-type="float">
            <text:p>0,107754354572736</text:p>
          </table:table-cell>
          <table:table-cell table:formula="of:=([.C21]-[.B21]) * 100" office:value-type="float" office:value="-0.109452961373295" calcext:value-type="float">
            <text:p>-0,10945296137329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TAN2([.$E$2];[.A22]) / RADIANS([.$F$2])" office:value-type="float" office:value="0.11457628381751" calcext:value-type="float">
            <text:p>0,11457628381751</text:p>
          </table:table-cell>
          <table:table-cell table:formula="of:=[.A22] * [.$H$2]" office:value-type="float" office:value="0.113425636392354" calcext:value-type="float">
            <text:p>0,113425636392354</text:p>
          </table:table-cell>
          <table:table-cell table:formula="of:=([.C22]-[.B22]) * 100" office:value-type="float" office:value="-0.115064742515617" calcext:value-type="float">
            <text:p>-0,115064742515617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ATAN2([.$E$2];[.A23]) / RADIANS([.$F$2])" office:value-type="float" office:value="0.120303454448899" calcext:value-type="float">
            <text:p>0,120303454448899</text:p>
          </table:table-cell>
          <table:table-cell table:formula="of:=[.A23] * [.$H$2]" office:value-type="float" office:value="0.119096918211972" calcext:value-type="float">
            <text:p>0,119096918211972</text:p>
          </table:table-cell>
          <table:table-cell table:formula="of:=([.C23]-[.B23]) * 100" office:value-type="float" office:value="-0.12065362369266" calcext:value-type="float">
            <text:p>-0,12065362369266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ATAN2([.$E$2];[.A24]) / RADIANS([.$F$2])" office:value-type="float" office:value="0.126030384650359" calcext:value-type="float">
            <text:p>0,126030384650359</text:p>
          </table:table-cell>
          <table:table-cell table:formula="of:=[.A24] * [.$H$2]" office:value-type="float" office:value="0.12476820003159" calcext:value-type="float">
            <text:p>0,12476820003159</text:p>
          </table:table-cell>
          <table:table-cell table:formula="of:=([.C24]-[.B24]) * 100" office:value-type="float" office:value="-0.126218461876935" calcext:value-type="float">
            <text:p>-0,12621846187693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ATAN2([.$E$2];[.A25]) / RADIANS([.$F$2])" office:value-type="float" office:value="0.131757062994498" calcext:value-type="float">
            <text:p>0,131757062994498</text:p>
          </table:table-cell>
          <table:table-cell table:formula="of:=[.A25] * [.$H$2]" office:value-type="float" office:value="0.130439481851207" calcext:value-type="float">
            <text:p>0,130439481851207</text:p>
          </table:table-cell>
          <table:table-cell table:formula="of:=([.C25]-[.B25]) * 100" office:value-type="float" office:value="-0.131758114329092" calcext:value-type="float">
            <text:p>-0,131758114329092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ATAN2([.$E$2];[.A26]) / RADIANS([.$F$2])" office:value-type="float" office:value="0.137483478056941" calcext:value-type="float">
            <text:p>0,137483478056941</text:p>
          </table:table-cell>
          <table:table-cell table:formula="of:=[.A26] * [.$H$2]" office:value-type="float" office:value="0.136110763670825" calcext:value-type="float">
            <text:p>0,136110763670825</text:p>
          </table:table-cell>
          <table:table-cell table:formula="of:=([.C26]-[.B26]) * 100" office:value-type="float" office:value="-0.13727143861155" calcext:value-type="float">
            <text:p>-0,1372714386115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ATAN2([.$E$2];[.A27]) / RADIANS([.$F$2])" office:value-type="float" office:value="0.143209618416465" calcext:value-type="float">
            <text:p>0,143209618416465</text:p>
          </table:table-cell>
          <table:table-cell table:formula="of:=[.A27] * [.$H$2]" office:value-type="float" office:value="0.141782045490443" calcext:value-type="float">
            <text:p>0,141782045490443</text:p>
          </table:table-cell>
          <table:table-cell table:formula="of:=([.C27]-[.B27]) * 100" office:value-type="float" office:value="-0.142757292602191" calcext:value-type="float">
            <text:p>-0,142757292602191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ATAN2([.$E$2];[.A28]) / RADIANS([.$F$2])" office:value-type="float" office:value="0.14893547265514" calcext:value-type="float">
            <text:p>0,14893547265514</text:p>
          </table:table-cell>
          <table:table-cell table:formula="of:=[.A28] * [.$H$2]" office:value-type="float" office:value="0.14745332731006" calcext:value-type="float">
            <text:p>0,14745332731006</text:p>
          </table:table-cell>
          <table:table-cell table:formula="of:=([.C28]-[.B28]) * 100" office:value-type="float" office:value="-0.148214534507951" calcext:value-type="float">
            <text:p>-0,148214534507951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ATAN2([.$E$2];[.A29]) / RADIANS([.$F$2])" office:value-type="float" office:value="0.154661029358463" calcext:value-type="float">
            <text:p>0,154661029358463</text:p>
          </table:table-cell>
          <table:table-cell table:formula="of:=[.A29] * [.$H$2]" office:value-type="float" office:value="0.153124609129678" calcext:value-type="float">
            <text:p>0,153124609129678</text:p>
          </table:table-cell>
          <table:table-cell table:formula="of:=([.C29]-[.B29]) * 100" office:value-type="float" office:value="-0.153642022878475" calcext:value-type="float">
            <text:p>-0,153642022878475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ATAN2([.$E$2];[.A30]) / RADIANS([.$F$2])" office:value-type="float" office:value="0.160386277115493" calcext:value-type="float">
            <text:p>0,160386277115493</text:p>
          </table:table-cell>
          <table:table-cell table:formula="of:=[.A30] * [.$H$2]" office:value-type="float" office:value="0.158795890949296" calcext:value-type="float">
            <text:p>0,158795890949296</text:p>
          </table:table-cell>
          <table:table-cell table:formula="of:=([.C30]-[.B30]) * 100" office:value-type="float" office:value="-0.159038616619722" calcext:value-type="float">
            <text:p>-0,159038616619722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ATAN2([.$E$2];[.A31]) / RADIANS([.$F$2])" office:value-type="float" office:value="0.166111204518989" calcext:value-type="float">
            <text:p>0,166111204518989</text:p>
          </table:table-cell>
          <table:table-cell table:formula="of:=[.A31] * [.$H$2]" office:value-type="float" office:value="0.164467172768914" calcext:value-type="float">
            <text:p>0,164467172768914</text:p>
          </table:table-cell>
          <table:table-cell table:formula="of:=([.C31]-[.B31]) * 100" office:value-type="float" office:value="-0.164403175007577" calcext:value-type="float">
            <text:p>-0,164403175007577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ATAN2([.$E$2];[.A32]) / RADIANS([.$F$2])" office:value-type="float" office:value="0.171835800165546" calcext:value-type="float">
            <text:p>0,171835800165546</text:p>
          </table:table-cell>
          <table:table-cell table:formula="of:=[.A32] * [.$H$2]" office:value-type="float" office:value="0.170138454588531" calcext:value-type="float">
            <text:p>0,170138454588531</text:p>
          </table:table-cell>
          <table:table-cell table:formula="of:=([.C32]-[.B32]) * 100" office:value-type="float" office:value="-0.169734557701445" calcext:value-type="float">
            <text:p>-0,169734557701445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ATAN2([.$E$2];[.A33]) / RADIANS([.$F$2])" office:value-type="float" office:value="0.177560052655727" calcext:value-type="float">
            <text:p>0,177560052655727</text:p>
          </table:table-cell>
          <table:table-cell table:formula="of:=[.A33] * [.$H$2]" office:value-type="float" office:value="0.175809736408149" calcext:value-type="float">
            <text:p>0,175809736408149</text:p>
          </table:table-cell>
          <table:table-cell table:formula="of:=([.C33]-[.B33]) * 100" office:value-type="float" office:value="-0.175031624757832" calcext:value-type="float">
            <text:p>-0,175031624757832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ATAN2([.$E$2];[.A34]) / RADIANS([.$F$2])" office:value-type="float" office:value="0.183283950594206" calcext:value-type="float">
            <text:p>0,183283950594206</text:p>
          </table:table-cell>
          <table:table-cell table:formula="of:=[.A34] * [.$H$2]" office:value-type="float" office:value="0.181481018227767" calcext:value-type="float">
            <text:p>0,181481018227767</text:p>
          </table:table-cell>
          <table:table-cell table:formula="of:=([.C34]-[.B34]) * 100" office:value-type="float" office:value="-0.180293236643925" calcext:value-type="float">
            <text:p>-0,180293236643925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ATAN2([.$E$2];[.A35]) / RADIANS([.$F$2])" office:value-type="float" office:value="0.189007482589896" calcext:value-type="float">
            <text:p>0,189007482589896</text:p>
          </table:table-cell>
          <table:table-cell table:formula="of:=[.A35] * [.$H$2]" office:value-type="float" office:value="0.187152300047384" calcext:value-type="float">
            <text:p>0,187152300047384</text:p>
          </table:table-cell>
          <table:table-cell table:formula="of:=([.C35]-[.B35]) * 100" office:value-type="float" office:value="-0.185518254251138" calcext:value-type="float">
            <text:p>-0,185518254251138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ATAN2([.$E$2];[.A36]) / RADIANS([.$F$2])" office:value-type="float" office:value="0.194730637256089" calcext:value-type="float">
            <text:p>0,194730637256089</text:p>
          </table:table-cell>
          <table:table-cell table:formula="of:=[.A36] * [.$H$2]" office:value-type="float" office:value="0.192823581867002" calcext:value-type="float">
            <text:p>0,192823581867002</text:p>
          </table:table-cell>
          <table:table-cell table:formula="of:=([.C36]-[.B36]) * 100" office:value-type="float" office:value="-0.190705538908678" calcext:value-type="float">
            <text:p>-0,190705538908678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ATAN2([.$E$2];[.A37]) / RADIANS([.$F$2])" office:value-type="float" office:value="0.20045340321059" calcext:value-type="float">
            <text:p>0,20045340321059</text:p>
          </table:table-cell>
          <table:table-cell table:formula="of:=[.A37] * [.$H$2]" office:value-type="float" office:value="0.19849486368662" calcext:value-type="float">
            <text:p>0,19849486368662</text:p>
          </table:table-cell>
          <table:table-cell table:formula="of:=([.C37]-[.B37]) * 100" office:value-type="float" office:value="-0.195853952397063" calcext:value-type="float">
            <text:p>-0,195853952397063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ATAN2([.$E$2];[.A38]) / RADIANS([.$F$2])" office:value-type="float" office:value="0.206175769075854" calcext:value-type="float">
            <text:p>0,206175769075854</text:p>
          </table:table-cell>
          <table:table-cell table:formula="of:=[.A38] * [.$H$2]" office:value-type="float" office:value="0.204166145506237" calcext:value-type="float">
            <text:p>0,204166145506237</text:p>
          </table:table-cell>
          <table:table-cell table:formula="of:=([.C38]-[.B38]) * 100" office:value-type="float" office:value="-0.200962356961651" calcext:value-type="float">
            <text:p>-0,200962356961651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ATAN2([.$E$2];[.A39]) / RADIANS([.$F$2])" office:value-type="float" office:value="0.211897723479117" calcext:value-type="float">
            <text:p>0,211897723479117</text:p>
          </table:table-cell>
          <table:table-cell table:formula="of:=[.A39] * [.$H$2]" office:value-type="float" office:value="0.209837427325855" calcext:value-type="float">
            <text:p>0,209837427325855</text:p>
          </table:table-cell>
          <table:table-cell table:formula="of:=([.C39]-[.B39]) * 100" office:value-type="float" office:value="-0.206029615326145" calcext:value-type="float">
            <text:p>-0,206029615326145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ATAN2([.$E$2];[.A40]) / RADIANS([.$F$2])" office:value-type="float" office:value="0.217619255052534" calcext:value-type="float">
            <text:p>0,217619255052534</text:p>
          </table:table-cell>
          <table:table-cell table:formula="of:=[.A40] * [.$H$2]" office:value-type="float" office:value="0.215508709145473" calcext:value-type="float">
            <text:p>0,215508709145473</text:p>
          </table:table-cell>
          <table:table-cell table:formula="of:=([.C40]-[.B40]) * 100" office:value-type="float" office:value="-0.211054590706078" calcext:value-type="float">
            <text:p>-0,211054590706078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ATAN2([.$E$2];[.A41]) / RADIANS([.$F$2])" office:value-type="float" office:value="0.223340352433314" calcext:value-type="float">
            <text:p>0,223340352433314</text:p>
          </table:table-cell>
          <table:table-cell table:formula="of:=[.A41] * [.$H$2]" office:value-type="float" office:value="0.221179990965091" calcext:value-type="float">
            <text:p>0,221179990965091</text:p>
          </table:table-cell>
          <table:table-cell table:formula="of:=([.C41]-[.B41]) * 100" office:value-type="float" office:value="-0.216036146822307" calcext:value-type="float">
            <text:p>-0,216036146822307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ATAN2([.$E$2];[.A42]) / RADIANS([.$F$2])" office:value-type="float" office:value="0.229061004263853" calcext:value-type="float">
            <text:p>0,229061004263853</text:p>
          </table:table-cell>
          <table:table-cell table:formula="of:=[.A42] * [.$H$2]" office:value-type="float" office:value="0.226851272784708" calcext:value-type="float">
            <text:p>0,226851272784708</text:p>
          </table:table-cell>
          <table:table-cell table:formula="of:=([.C42]-[.B42]) * 100" office:value-type="float" office:value="-0.220973147914463" calcext:value-type="float">
            <text:p>-0,220973147914463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ATAN2([.$E$2];[.A43]) / RADIANS([.$F$2])" office:value-type="float" office:value="0.23478119919187" calcext:value-type="float">
            <text:p>0,23478119919187</text:p>
          </table:table-cell>
          <table:table-cell table:formula="of:=[.A43] * [.$H$2]" office:value-type="float" office:value="0.232522554604326" calcext:value-type="float">
            <text:p>0,232522554604326</text:p>
          </table:table-cell>
          <table:table-cell table:formula="of:=([.C43]-[.B43]) * 100" office:value-type="float" office:value="-0.225864458754393" calcext:value-type="float">
            <text:p>-0,225864458754393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ATAN2([.$E$2];[.A44]) / RADIANS([.$F$2])" office:value-type="float" office:value="0.24050092587054" calcext:value-type="float">
            <text:p>0,24050092587054</text:p>
          </table:table-cell>
          <table:table-cell table:formula="of:=[.A44] * [.$H$2]" office:value-type="float" office:value="0.238193836423944" calcext:value-type="float">
            <text:p>0,238193836423944</text:p>
          </table:table-cell>
          <table:table-cell table:formula="of:=([.C44]-[.B44]) * 100" office:value-type="float" office:value="-0.230708944659624" calcext:value-type="float">
            <text:p>-0,230708944659624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ATAN2([.$E$2];[.A45]) / RADIANS([.$F$2])" office:value-type="float" office:value="0.246220172958629" calcext:value-type="float">
            <text:p>0,246220172958629</text:p>
          </table:table-cell>
          <table:table-cell table:formula="of:=[.A45] * [.$H$2]" office:value-type="float" office:value="0.243865118243561" calcext:value-type="float">
            <text:p>0,243865118243561</text:p>
          </table:table-cell>
          <table:table-cell table:formula="of:=([.C45]-[.B45]) * 100" office:value-type="float" office:value="-0.235505471506725" calcext:value-type="float">
            <text:p>-0,235505471506725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ATAN2([.$E$2];[.A46]) / RADIANS([.$F$2])" office:value-type="float" office:value="0.251938929120627" calcext:value-type="float">
            <text:p>0,251938929120627</text:p>
          </table:table-cell>
          <table:table-cell table:formula="of:=[.A46] * [.$H$2]" office:value-type="float" office:value="0.249536400063179" calcext:value-type="float">
            <text:p>0,249536400063179</text:p>
          </table:table-cell>
          <table:table-cell table:formula="of:=([.C46]-[.B46]) * 100" office:value-type="float" office:value="-0.240252905744756" calcext:value-type="float">
            <text:p>-0,240252905744756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ATAN2([.$E$2];[.A47]) / RADIANS([.$F$2])" office:value-type="float" office:value="0.257657183026883" calcext:value-type="float">
            <text:p>0,257657183026883</text:p>
          </table:table-cell>
          <table:table-cell table:formula="of:=[.A47] * [.$H$2]" office:value-type="float" office:value="0.255207681882797" calcext:value-type="float">
            <text:p>0,255207681882797</text:p>
          </table:table-cell>
          <table:table-cell table:formula="of:=([.C47]-[.B47]) * 100" office:value-type="float" office:value="-0.244950114408615" calcext:value-type="float">
            <text:p>-0,244950114408615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ATAN2([.$E$2];[.A48]) / RADIANS([.$F$2])" office:value-type="float" office:value="0.263374923353739" calcext:value-type="float">
            <text:p>0,263374923353739</text:p>
          </table:table-cell>
          <table:table-cell table:formula="of:=[.A48] * [.$H$2]" office:value-type="float" office:value="0.260878963702415" calcext:value-type="float">
            <text:p>0,260878963702415</text:p>
          </table:table-cell>
          <table:table-cell table:formula="of:=([.C48]-[.B48]) * 100" office:value-type="float" office:value="-0.249595965132426" calcext:value-type="float">
            <text:p>-0,249595965132426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ATAN2([.$E$2];[.A49]) / RADIANS([.$F$2])" office:value-type="float" office:value="0.269092138783661" calcext:value-type="float">
            <text:p>0,269092138783661</text:p>
          </table:table-cell>
          <table:table-cell table:formula="of:=[.A49] * [.$H$2]" office:value-type="float" office:value="0.266550245522032" calcext:value-type="float">
            <text:p>0,266550245522032</text:p>
          </table:table-cell>
          <table:table-cell table:formula="of:=([.C49]-[.B49]) * 100" office:value-type="float" office:value="-0.254189326162862" calcext:value-type="float">
            <text:p>-0,254189326162862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ATAN2([.$E$2];[.A50]) / RADIANS([.$F$2])" office:value-type="float" office:value="0.274808818005375" calcext:value-type="float">
            <text:p>0,274808818005375</text:p>
          </table:table-cell>
          <table:table-cell table:formula="of:=[.A50] * [.$H$2]" office:value-type="float" office:value="0.27222152734165" calcext:value-type="float">
            <text:p>0,27222152734165</text:p>
          </table:table-cell>
          <table:table-cell table:formula="of:=([.C50]-[.B50]) * 100" office:value-type="float" office:value="-0.258729066372498" calcext:value-type="float">
            <text:p>-0,258729066372498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ATAN2([.$E$2];[.A51]) / RADIANS([.$F$2])" office:value-type="float" office:value="0.280524949713999" calcext:value-type="float">
            <text:p>0,280524949713999</text:p>
          </table:table-cell>
          <table:table-cell table:formula="of:=[.A51] * [.$H$2]" office:value-type="float" office:value="0.277892809161268" calcext:value-type="float">
            <text:p>0,277892809161268</text:p>
          </table:table-cell>
          <table:table-cell table:formula="of:=([.C51]-[.B51]) * 100" office:value-type="float" office:value="-0.263214055273103" calcext:value-type="float">
            <text:p>-0,263214055273103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ATAN2([.$E$2];[.A52]) / RADIANS([.$F$2])" office:value-type="float" office:value="0.286240522611175" calcext:value-type="float">
            <text:p>0,286240522611175</text:p>
          </table:table-cell>
          <table:table-cell table:formula="of:=[.A52] * [.$H$2]" office:value-type="float" office:value="0.283564090980885" calcext:value-type="float">
            <text:p>0,283564090980885</text:p>
          </table:table-cell>
          <table:table-cell table:formula="of:=([.C52]-[.B52]) * 100" office:value-type="float" office:value="-0.26764316302893" calcext:value-type="float">
            <text:p>-0,26764316302893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ATAN2([.$E$2];[.A53]) / RADIANS([.$F$2])" office:value-type="float" office:value="0.291955525405203" calcext:value-type="float">
            <text:p>0,291955525405203</text:p>
          </table:table-cell>
          <table:table-cell table:formula="of:=[.A53] * [.$H$2]" office:value-type="float" office:value="0.289235372800503" calcext:value-type="float">
            <text:p>0,289235372800503</text:p>
          </table:table-cell>
          <table:table-cell table:formula="of:=([.C53]-[.B53]) * 100" office:value-type="float" office:value="-0.272015260470004" calcext:value-type="float">
            <text:p>-0,272015260470004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ATAN2([.$E$2];[.A54]) / RADIANS([.$F$2])" office:value-type="float" office:value="0.297669946811174" calcext:value-type="float">
            <text:p>0,297669946811174</text:p>
          </table:table-cell>
          <table:table-cell table:formula="of:=[.A54] * [.$H$2]" office:value-type="float" office:value="0.294906654620121" calcext:value-type="float">
            <text:p>0,294906654620121</text:p>
          </table:table-cell>
          <table:table-cell table:formula="of:=([.C54]-[.B54]) * 100" office:value-type="float" office:value="-0.276329219105348" calcext:value-type="float">
            <text:p>-0,276329219105348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ATAN2([.$E$2];[.A55]) / RADIANS([.$F$2])" office:value-type="float" office:value="0.303383775551101" calcext:value-type="float">
            <text:p>0,303383775551101</text:p>
          </table:table-cell>
          <table:table-cell table:formula="of:=[.A55] * [.$H$2]" office:value-type="float" office:value="0.300577936439739" calcext:value-type="float">
            <text:p>0,300577936439739</text:p>
          </table:table-cell>
          <table:table-cell table:formula="of:=([.C55]-[.B55]) * 100" office:value-type="float" office:value="-0.28058391113624" calcext:value-type="float">
            <text:p>-0,28058391113624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ATAN2([.$E$2];[.A56]) / RADIANS([.$F$2])" office:value-type="float" office:value="0.30909700035405" calcext:value-type="float">
            <text:p>0,30909700035405</text:p>
          </table:table-cell>
          <table:table-cell table:formula="of:=[.A56] * [.$H$2]" office:value-type="float" office:value="0.306249218259356" calcext:value-type="float">
            <text:p>0,306249218259356</text:p>
          </table:table-cell>
          <table:table-cell table:formula="of:=([.C56]-[.B56]) * 100" office:value-type="float" office:value="-0.284778209469394" calcext:value-type="float">
            <text:p>-0,284778209469394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ATAN2([.$E$2];[.A57]) / RADIANS([.$F$2])" office:value-type="float" office:value="0.314809609956276" calcext:value-type="float">
            <text:p>0,314809609956276</text:p>
          </table:table-cell>
          <table:table-cell table:formula="of:=[.A57] * [.$H$2]" office:value-type="float" office:value="0.311920500078974" calcext:value-type="float">
            <text:p>0,311920500078974</text:p>
          </table:table-cell>
          <table:table-cell table:formula="of:=([.C57]-[.B57]) * 100" office:value-type="float" office:value="-0.288910987730195" calcext:value-type="float">
            <text:p>-0,288910987730195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ATAN2([.$E$2];[.A58]) / RADIANS([.$F$2])" office:value-type="float" office:value="0.32052159310135" calcext:value-type="float">
            <text:p>0,32052159310135</text:p>
          </table:table-cell>
          <table:table-cell table:formula="of:=[.A58] * [.$H$2]" office:value-type="float" office:value="0.317591781898592" calcext:value-type="float">
            <text:p>0,317591781898592</text:p>
          </table:table-cell>
          <table:table-cell table:formula="of:=([.C58]-[.B58]) * 100" office:value-type="float" office:value="-0.292981120275804" calcext:value-type="float">
            <text:p>-0,292981120275804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ATAN2([.$E$2];[.A59]) / RADIANS([.$F$2])" office:value-type="float" office:value="0.326232938540293" calcext:value-type="float">
            <text:p>0,326232938540293</text:p>
          </table:table-cell>
          <table:table-cell table:formula="of:=[.A59] * [.$H$2]" office:value-type="float" office:value="0.323263063718209" calcext:value-type="float">
            <text:p>0,323263063718209</text:p>
          </table:table-cell>
          <table:table-cell table:formula="of:=([.C59]-[.B59]) * 100" office:value-type="float" office:value="-0.296987482208366" calcext:value-type="float">
            <text:p>-0,296987482208366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ATAN2([.$E$2];[.A60]) / RADIANS([.$F$2])" office:value-type="float" office:value="0.331943635031708" calcext:value-type="float">
            <text:p>0,331943635031708</text:p>
          </table:table-cell>
          <table:table-cell table:formula="of:=[.A60] * [.$H$2]" office:value-type="float" office:value="0.328934345537827" calcext:value-type="float">
            <text:p>0,328934345537827</text:p>
          </table:table-cell>
          <table:table-cell table:formula="of:=([.C60]-[.B60]) * 100" office:value-type="float" office:value="-0.300928949388102" calcext:value-type="float">
            <text:p>-0,300928949388102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ATAN2([.$E$2];[.A61]) / RADIANS([.$F$2])" office:value-type="float" office:value="0.337653671341909" calcext:value-type="float">
            <text:p>0,337653671341909</text:p>
          </table:table-cell>
          <table:table-cell table:formula="of:=[.A61] * [.$H$2]" office:value-type="float" office:value="0.334605627357445" calcext:value-type="float">
            <text:p>0,334605627357445</text:p>
          </table:table-cell>
          <table:table-cell table:formula="of:=([.C61]-[.B61]) * 100" office:value-type="float" office:value="-0.304804398446412" calcext:value-type="float">
            <text:p>-0,304804398446412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ATAN2([.$E$2];[.A62]) / RADIANS([.$F$2])" office:value-type="float" office:value="0.343363036245052" calcext:value-type="float">
            <text:p>0,343363036245052</text:p>
          </table:table-cell>
          <table:table-cell table:formula="of:=[.A62] * [.$H$2]" office:value-type="float" office:value="0.340276909177063" calcext:value-type="float">
            <text:p>0,340276909177063</text:p>
          </table:table-cell>
          <table:table-cell table:formula="of:=([.C62]-[.B62]) * 100" office:value-type="float" office:value="-0.308612706798972" calcext:value-type="float">
            <text:p>-0,308612706798972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ATAN2([.$E$2];[.A63]) / RADIANS([.$F$2])" office:value-type="float" office:value="0.349071718523268" calcext:value-type="float">
            <text:p>0,349071718523268</text:p>
          </table:table-cell>
          <table:table-cell table:formula="of:=[.A63] * [.$H$2]" office:value-type="float" office:value="0.34594819099668" calcext:value-type="float">
            <text:p>0,34594819099668</text:p>
          </table:table-cell>
          <table:table-cell table:formula="of:=([.C63]-[.B63]) * 100" office:value-type="float" office:value="-0.312352752658757" calcext:value-type="float">
            <text:p>-0,312352752658757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ATAN2([.$E$2];[.A64]) / RADIANS([.$F$2])" office:value-type="float" office:value="0.354779706966789" calcext:value-type="float">
            <text:p>0,354779706966789</text:p>
          </table:table-cell>
          <table:table-cell table:formula="of:=[.A64] * [.$H$2]" office:value-type="float" office:value="0.351619472816298" calcext:value-type="float">
            <text:p>0,351619472816298</text:p>
          </table:table-cell>
          <table:table-cell table:formula="of:=([.C64]-[.B64]) * 100" office:value-type="float" office:value="-0.31602341504911" calcext:value-type="float">
            <text:p>-0,31602341504911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ATAN2([.$E$2];[.A65]) / RADIANS([.$F$2])" office:value-type="float" office:value="0.360486990374083" calcext:value-type="float">
            <text:p>0,360486990374083</text:p>
          </table:table-cell>
          <table:table-cell table:formula="of:=[.A65] * [.$H$2]" office:value-type="float" office:value="0.357290754635916" calcext:value-type="float">
            <text:p>0,357290754635916</text:p>
          </table:table-cell>
          <table:table-cell table:formula="of:=([.C65]-[.B65]) * 100" office:value-type="float" office:value="-0.319623573816746" calcext:value-type="float">
            <text:p>-0,319623573816746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ATAN2([.$E$2];[.A66]) / RADIANS([.$F$2])" office:value-type="float" office:value="0.36619355755198" calcext:value-type="float">
            <text:p>0,36619355755198</text:p>
          </table:table-cell>
          <table:table-cell table:formula="of:=[.A66] * [.$H$2]" office:value-type="float" office:value="0.362962036455533" calcext:value-type="float">
            <text:p>0,362962036455533</text:p>
          </table:table-cell>
          <table:table-cell table:formula="of:=([.C66]-[.B66]) * 100" office:value-type="float" office:value="-0.323152109644692" calcext:value-type="float">
            <text:p>-0,323152109644692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ATAN2([.$E$2];[.A67]) / RADIANS([.$F$2])" office:value-type="float" office:value="0.371899397315804" calcext:value-type="float">
            <text:p>0,371899397315804</text:p>
          </table:table-cell>
          <table:table-cell table:formula="of:=[.A67] * [.$H$2]" office:value-type="float" office:value="0.368633318275151" calcext:value-type="float">
            <text:p>0,368633318275151</text:p>
          </table:table-cell>
          <table:table-cell table:formula="of:=([.C67]-[.B67]) * 100" office:value-type="float" office:value="-0.326607904065312" calcext:value-type="float">
            <text:p>-0,326607904065312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ATAN2([.$E$2];[.A68]) / RADIANS([.$F$2])" office:value-type="float" office:value="0.377604498489501" calcext:value-type="float">
            <text:p>0,377604498489501</text:p>
          </table:table-cell>
          <table:table-cell table:formula="of:=[.A68] * [.$H$2]" office:value-type="float" office:value="0.374304600094769" calcext:value-type="float">
            <text:p>0,374304600094769</text:p>
          </table:table-cell>
          <table:table-cell table:formula="of:=([.C68]-[.B68]) * 100" office:value-type="float" office:value="-0.329989839473205" calcext:value-type="float">
            <text:p>-0,329989839473205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ATAN2([.$E$2];[.A69]) / RADIANS([.$F$2])" office:value-type="float" office:value="0.383308849905768" calcext:value-type="float">
            <text:p>0,383308849905768</text:p>
          </table:table-cell>
          <table:table-cell table:formula="of:=[.A69] * [.$H$2]" office:value-type="float" office:value="0.379975881914386" calcext:value-type="float">
            <text:p>0,379975881914386</text:p>
          </table:table-cell>
          <table:table-cell table:formula="of:=([.C69]-[.B69]) * 100" office:value-type="float" office:value="-0.333296799138111" calcext:value-type="float">
            <text:p>-0,333296799138111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ATAN2([.$E$2];[.A70]) / RADIANS([.$F$2])" office:value-type="float" office:value="0.389012440406182" calcext:value-type="float">
            <text:p>0,389012440406182</text:p>
          </table:table-cell>
          <table:table-cell table:formula="of:=[.A70] * [.$H$2]" office:value-type="float" office:value="0.385647163734004" calcext:value-type="float">
            <text:p>0,385647163734004</text:p>
          </table:table-cell>
          <table:table-cell table:formula="of:=([.C70]-[.B70]) * 100" office:value-type="float" office:value="-0.336527667217795" calcext:value-type="float">
            <text:p>-0,336527667217795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ATAN2([.$E$2];[.A71]) / RADIANS([.$F$2])" office:value-type="float" office:value="0.394715258841331" calcext:value-type="float">
            <text:p>0,394715258841331</text:p>
          </table:table-cell>
          <table:table-cell table:formula="of:=[.A71] * [.$H$2]" office:value-type="float" office:value="0.391318445553622" calcext:value-type="float">
            <text:p>0,391318445553622</text:p>
          </table:table-cell>
          <table:table-cell table:formula="of:=([.C71]-[.B71]) * 100" office:value-type="float" office:value="-0.339681328770935" calcext:value-type="float">
            <text:p>-0,339681328770935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ATAN2([.$E$2];[.A72]) / RADIANS([.$F$2])" office:value-type="float" office:value="0.400417294070939" calcext:value-type="float">
            <text:p>0,400417294070939</text:p>
          </table:table-cell>
          <table:table-cell table:formula="of:=[.A72] * [.$H$2]" office:value-type="float" office:value="0.39698972737324" calcext:value-type="float">
            <text:p>0,39698972737324</text:p>
          </table:table-cell>
          <table:table-cell table:formula="of:=([.C72]-[.B72]) * 100" office:value-type="float" office:value="-0.342756669769911" calcext:value-type="float">
            <text:p>-0,34275666976991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ATAN2([.$E$2];[.A73]) / RADIANS([.$F$2])" office:value-type="float" office:value="0.406118534963994" calcext:value-type="float">
            <text:p>0,406118534963994</text:p>
          </table:table-cell>
          <table:table-cell table:formula="of:=[.A73] * [.$H$2]" office:value-type="float" office:value="0.402661009192857" calcext:value-type="float">
            <text:p>0,402661009192857</text:p>
          </table:table-cell>
          <table:table-cell table:formula="of:=([.C73]-[.B73]) * 100" office:value-type="float" office:value="-0.345752577113634" calcext:value-type="float">
            <text:p>-0,345752577113634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ATAN2([.$E$2];[.A74]) / RADIANS([.$F$2])" office:value-type="float" office:value="0.411818970398878" calcext:value-type="float">
            <text:p>0,411818970398878</text:p>
          </table:table-cell>
          <table:table-cell table:formula="of:=[.A74] * [.$H$2]" office:value-type="float" office:value="0.408332291012475" calcext:value-type="float">
            <text:p>0,408332291012475</text:p>
          </table:table-cell>
          <table:table-cell table:formula="of:=([.C74]-[.B74]) * 100" office:value-type="float" office:value="-0.348667938640329" calcext:value-type="float">
            <text:p>-0,348667938640329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ATAN2([.$E$2];[.A75]) / RADIANS([.$F$2])" office:value-type="float" office:value="0.417518589263495" calcext:value-type="float">
            <text:p>0,417518589263495</text:p>
          </table:table-cell>
          <table:table-cell table:formula="of:=[.A75] * [.$H$2]" office:value-type="float" office:value="0.414003572832093" calcext:value-type="float">
            <text:p>0,414003572832093</text:p>
          </table:table-cell>
          <table:table-cell table:formula="of:=([.C75]-[.B75]) * 100" office:value-type="float" office:value="-0.35150164314024" calcext:value-type="float">
            <text:p>-0,35150164314024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ATAN2([.$E$2];[.A76]) / RADIANS([.$F$2])" office:value-type="float" office:value="0.423217380455395" calcext:value-type="float">
            <text:p>0,423217380455395</text:p>
          </table:table-cell>
          <table:table-cell table:formula="of:=[.A76] * [.$H$2]" office:value-type="float" office:value="0.41967485465171" calcext:value-type="float">
            <text:p>0,41967485465171</text:p>
          </table:table-cell>
          <table:table-cell table:formula="of:=([.C76]-[.B76]) * 100" office:value-type="float" office:value="-0.354252580368425" calcext:value-type="float">
            <text:p>-0,354252580368425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ATAN2([.$E$2];[.A77]) / RADIANS([.$F$2])" office:value-type="float" office:value="0.428915332881902" calcext:value-type="float">
            <text:p>0,428915332881902</text:p>
          </table:table-cell>
          <table:table-cell table:formula="of:=[.A77] * [.$H$2]" office:value-type="float" office:value="0.425346136471328" calcext:value-type="float">
            <text:p>0,425346136471328</text:p>
          </table:table-cell>
          <table:table-cell table:formula="of:=([.C77]-[.B77]) * 100" office:value-type="float" office:value="-0.356919641057363" calcext:value-type="float">
            <text:p>-0,356919641057363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ATAN2([.$E$2];[.A78]) / RADIANS([.$F$2])" office:value-type="float" office:value="0.434612435460243" calcext:value-type="float">
            <text:p>0,434612435460243</text:p>
          </table:table-cell>
          <table:table-cell table:formula="of:=[.A78] * [.$H$2]" office:value-type="float" office:value="0.431017418290946" calcext:value-type="float">
            <text:p>0,431017418290946</text:p>
          </table:table-cell>
          <table:table-cell table:formula="of:=([.C78]-[.B78]) * 100" office:value-type="float" office:value="-0.359501716929711" calcext:value-type="float">
            <text:p>-0,359501716929711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ATAN2([.$E$2];[.A79]) / RADIANS([.$F$2])" office:value-type="float" office:value="0.440308677117672" calcext:value-type="float">
            <text:p>0,440308677117672</text:p>
          </table:table-cell>
          <table:table-cell table:formula="of:=[.A79] * [.$H$2]" office:value-type="float" office:value="0.436688700110564" calcext:value-type="float">
            <text:p>0,436688700110564</text:p>
          </table:table-cell>
          <table:table-cell table:formula="of:=([.C79]-[.B79]) * 100" office:value-type="float" office:value="-0.361997700710842" calcext:value-type="float">
            <text:p>-0,361997700710842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ATAN2([.$E$2];[.A80]) / RADIANS([.$F$2])" office:value-type="float" office:value="0.446004046791597" calcext:value-type="float">
            <text:p>0,446004046791597</text:p>
          </table:table-cell>
          <table:table-cell table:formula="of:=[.A80] * [.$H$2]" office:value-type="float" office:value="0.442359981930181" calcext:value-type="float">
            <text:p>0,442359981930181</text:p>
          </table:table-cell>
          <table:table-cell table:formula="of:=([.C80]-[.B80]) * 100" office:value-type="float" office:value="-0.364406486141539" calcext:value-type="float">
            <text:p>-0,364406486141539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ATAN2([.$E$2];[.A81]) / RADIANS([.$F$2])" office:value-type="float" office:value="0.451698533429704" calcext:value-type="float">
            <text:p>0,451698533429704</text:p>
          </table:table-cell>
          <table:table-cell table:formula="of:=[.A81] * [.$H$2]" office:value-type="float" office:value="0.448031263749799" calcext:value-type="float">
            <text:p>0,448031263749799</text:p>
          </table:table-cell>
          <table:table-cell table:formula="of:=([.C81]-[.B81]) * 100" office:value-type="float" office:value="-0.366726967990505" calcext:value-type="float">
            <text:p>-0,366726967990505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ATAN2([.$E$2];[.A82]) / RADIANS([.$F$2])" office:value-type="float" office:value="0.457392125990086" calcext:value-type="float">
            <text:p>0,457392125990086</text:p>
          </table:table-cell>
          <table:table-cell table:formula="of:=[.A82] * [.$H$2]" office:value-type="float" office:value="0.453702545569417" calcext:value-type="float">
            <text:p>0,453702545569417</text:p>
          </table:table-cell>
          <table:table-cell table:formula="of:=([.C82]-[.B82]) * 100" office:value-type="float" office:value="-0.368958042066947" calcext:value-type="float">
            <text:p>-0,368958042066947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ATAN2([.$E$2];[.A83]) / RADIANS([.$F$2])" office:value-type="float" office:value="0.463084813441365" calcext:value-type="float">
            <text:p>0,463084813441365</text:p>
          </table:table-cell>
          <table:table-cell table:formula="of:=[.A83] * [.$H$2]" office:value-type="float" office:value="0.459373827389034" calcext:value-type="float">
            <text:p>0,459373827389034</text:p>
          </table:table-cell>
          <table:table-cell table:formula="of:=([.C83]-[.B83]) * 100" office:value-type="float" office:value="-0.371098605233067" calcext:value-type="float">
            <text:p>-0,371098605233067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ATAN2([.$E$2];[.A84]) / RADIANS([.$F$2])" office:value-type="float" office:value="0.468776584762818" calcext:value-type="float">
            <text:p>0,468776584762818</text:p>
          </table:table-cell>
          <table:table-cell table:formula="of:=[.A84] * [.$H$2]" office:value-type="float" office:value="0.465045109208652" calcext:value-type="float">
            <text:p>0,465045109208652</text:p>
          </table:table-cell>
          <table:table-cell table:formula="of:=([.C84]-[.B84]) * 100" office:value-type="float" office:value="-0.373147555416592" calcext:value-type="float">
            <text:p>-0,373147555416592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ATAN2([.$E$2];[.A85]) / RADIANS([.$F$2])" office:value-type="float" office:value="0.474467428944502" calcext:value-type="float">
            <text:p>0,474467428944502</text:p>
          </table:table-cell>
          <table:table-cell table:formula="of:=[.A85] * [.$H$2]" office:value-type="float" office:value="0.47071639102827" calcext:value-type="float">
            <text:p>0,47071639102827</text:p>
          </table:table-cell>
          <table:table-cell table:formula="of:=([.C85]-[.B85]) * 100" office:value-type="float" office:value="-0.375103791623171" calcext:value-type="float">
            <text:p>-0,375103791623171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ATAN2([.$E$2];[.A86]) / RADIANS([.$F$2])" office:value-type="float" office:value="0.480157334987376" calcext:value-type="float">
            <text:p>0,480157334987376</text:p>
          </table:table-cell>
          <table:table-cell table:formula="of:=[.A86] * [.$H$2]" office:value-type="float" office:value="0.476387672847888" calcext:value-type="float">
            <text:p>0,476387672847888</text:p>
          </table:table-cell>
          <table:table-cell table:formula="of:=([.C86]-[.B86]) * 100" office:value-type="float" office:value="-0.376966213948826" calcext:value-type="float">
            <text:p>-0,376966213948826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ATAN2([.$E$2];[.A87]) / RADIANS([.$F$2])" office:value-type="float" office:value="0.485846291903429" calcext:value-type="float">
            <text:p>0,485846291903429</text:p>
          </table:table-cell>
          <table:table-cell table:formula="of:=[.A87] * [.$H$2]" office:value-type="float" office:value="0.482058954667505" calcext:value-type="float">
            <text:p>0,482058954667505</text:p>
          </table:table-cell>
          <table:table-cell table:formula="of:=([.C87]-[.B87]) * 100" office:value-type="float" office:value="-0.378733723592339" calcext:value-type="float">
            <text:p>-0,378733723592339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ATAN2([.$E$2];[.A88]) / RADIANS([.$F$2])" office:value-type="float" office:value="0.491534288715799" calcext:value-type="float">
            <text:p>0,491534288715799</text:p>
          </table:table-cell>
          <table:table-cell table:formula="of:=[.A88] * [.$H$2]" office:value-type="float" office:value="0.487730236487123" calcext:value-type="float">
            <text:p>0,487730236487123</text:p>
          </table:table-cell>
          <table:table-cell table:formula="of:=([.C88]-[.B88]) * 100" office:value-type="float" office:value="-0.380405222867619" calcext:value-type="float">
            <text:p>-0,380405222867619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ATAN2([.$E$2];[.A89]) / RADIANS([.$F$2])" office:value-type="float" office:value="0.497221314458901" calcext:value-type="float">
            <text:p>0,497221314458901</text:p>
          </table:table-cell>
          <table:table-cell table:formula="of:=[.A89] * [.$H$2]" office:value-type="float" office:value="0.493401518306741" calcext:value-type="float">
            <text:p>0,493401518306741</text:p>
          </table:table-cell>
          <table:table-cell table:formula="of:=([.C89]-[.B89]) * 100" office:value-type="float" office:value="-0.381979615216033" calcext:value-type="float">
            <text:p>-0,381979615216033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ATAN2([.$E$2];[.A90]) / RADIANS([.$F$2])" office:value-type="float" office:value="0.502907358178545" calcext:value-type="float">
            <text:p>0,502907358178545</text:p>
          </table:table-cell>
          <table:table-cell table:formula="of:=[.A90] * [.$H$2]" office:value-type="float" office:value="0.499072800126358" calcext:value-type="float">
            <text:p>0,499072800126358</text:p>
          </table:table-cell>
          <table:table-cell table:formula="of:=([.C90]-[.B90]) * 100" office:value-type="float" office:value="-0.38345580521863" calcext:value-type="float">
            <text:p>-0,38345580521863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ATAN2([.$E$2];[.A91]) / RADIANS([.$F$2])" office:value-type="float" office:value="0.508592408932061" calcext:value-type="float">
            <text:p>0,508592408932061</text:p>
          </table:table-cell>
          <table:table-cell table:formula="of:=[.A91] * [.$H$2]" office:value-type="float" office:value="0.504744081945976" calcext:value-type="float">
            <text:p>0,504744081945976</text:p>
          </table:table-cell>
          <table:table-cell table:formula="of:=([.C91]-[.B91]) * 100" office:value-type="float" office:value="-0.384832698608528" calcext:value-type="float">
            <text:p>-0,384832698608528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ATAN2([.$E$2];[.A92]) / RADIANS([.$F$2])" office:value-type="float" office:value="0.514276455788424" calcext:value-type="float">
            <text:p>0,514276455788424</text:p>
          </table:table-cell>
          <table:table-cell table:formula="of:=[.A92] * [.$H$2]" office:value-type="float" office:value="0.510415363765594" calcext:value-type="float">
            <text:p>0,510415363765594</text:p>
          </table:table-cell>
          <table:table-cell table:formula="of:=([.C92]-[.B92]) * 100" office:value-type="float" office:value="-0.386109202283036" calcext:value-type="float">
            <text:p>-0,386109202283036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ATAN2([.$E$2];[.A93]) / RADIANS([.$F$2])" office:value-type="float" office:value="0.51995948782837" calcext:value-type="float">
            <text:p>0,51995948782837</text:p>
          </table:table-cell>
          <table:table-cell table:formula="of:=[.A93] * [.$H$2]" office:value-type="float" office:value="0.516086645585212" calcext:value-type="float">
            <text:p>0,516086645585212</text:p>
          </table:table-cell>
          <table:table-cell table:formula="of:=([.C93]-[.B93]) * 100" office:value-type="float" office:value="-0.387284224315887" calcext:value-type="float">
            <text:p>-0,387284224315887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ATAN2([.$E$2];[.A94]) / RADIANS([.$F$2])" office:value-type="float" office:value="0.525641494144523" calcext:value-type="float">
            <text:p>0,525641494144523</text:p>
          </table:table-cell>
          <table:table-cell table:formula="of:=[.A94] * [.$H$2]" office:value-type="float" office:value="0.521757927404829" calcext:value-type="float">
            <text:p>0,521757927404829</text:p>
          </table:table-cell>
          <table:table-cell table:formula="of:=([.C94]-[.B94]) * 100" office:value-type="float" office:value="-0.388356673969392" calcext:value-type="float">
            <text:p>-0,388356673969392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ATAN2([.$E$2];[.A95]) / RADIANS([.$F$2])" office:value-type="float" office:value="0.531322463841512" calcext:value-type="float">
            <text:p>0,531322463841512</text:p>
          </table:table-cell>
          <table:table-cell table:formula="of:=[.A95] * [.$H$2]" office:value-type="float" office:value="0.527429209224447" calcext:value-type="float">
            <text:p>0,527429209224447</text:p>
          </table:table-cell>
          <table:table-cell table:formula="of:=([.C95]-[.B95]) * 100" office:value-type="float" office:value="-0.389325461706558" calcext:value-type="float">
            <text:p>-0,389325461706558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ATAN2([.$E$2];[.A96]) / RADIANS([.$F$2])" office:value-type="float" office:value="0.537002386036097" calcext:value-type="float">
            <text:p>0,537002386036097</text:p>
          </table:table-cell>
          <table:table-cell table:formula="of:=[.A96] * [.$H$2]" office:value-type="float" office:value="0.533100491044065" calcext:value-type="float">
            <text:p>0,533100491044065</text:p>
          </table:table-cell>
          <table:table-cell table:formula="of:=([.C96]-[.B96]) * 100" office:value-type="float" office:value="-0.390189499203197" calcext:value-type="float">
            <text:p>-0,390189499203197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ATAN2([.$E$2];[.A97]) / RADIANS([.$F$2])" office:value-type="float" office:value="0.542681249857282" calcext:value-type="float">
            <text:p>0,542681249857282</text:p>
          </table:table-cell>
          <table:table-cell table:formula="of:=[.A97] * [.$H$2]" office:value-type="float" office:value="0.538771772863682" calcext:value-type="float">
            <text:p>0,538771772863682</text:p>
          </table:table-cell>
          <table:table-cell table:formula="of:=([.C97]-[.B97]) * 100" office:value-type="float" office:value="-0.390947699359967" calcext:value-type="float">
            <text:p>-0,390947699359967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ATAN2([.$E$2];[.A98]) / RADIANS([.$F$2])" office:value-type="float" office:value="0.548359044446444" calcext:value-type="float">
            <text:p>0,548359044446444</text:p>
          </table:table-cell>
          <table:table-cell table:formula="of:=[.A98] * [.$H$2]" office:value-type="float" office:value="0.5444430546833" calcext:value-type="float">
            <text:p>0,5444430546833</text:p>
          </table:table-cell>
          <table:table-cell table:formula="of:=([.C98]-[.B98]) * 100" office:value-type="float" office:value="-0.391598976314378" calcext:value-type="float">
            <text:p>-0,391598976314378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ATAN2([.$E$2];[.A99]) / RADIANS([.$F$2])" office:value-type="float" office:value="0.554035758957446" calcext:value-type="float">
            <text:p>0,554035758957446</text:p>
          </table:table-cell>
          <table:table-cell table:formula="of:=[.A99] * [.$H$2]" office:value-type="float" office:value="0.550114336502918" calcext:value-type="float">
            <text:p>0,550114336502918</text:p>
          </table:table-cell>
          <table:table-cell table:formula="of:=([.C99]-[.B99]) * 100" office:value-type="float" office:value="-0.39214224545282" calcext:value-type="float">
            <text:p>-0,39214224545282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ATAN2([.$E$2];[.A100]) / RADIANS([.$F$2])" office:value-type="float" office:value="0.55971138255676" calcext:value-type="float">
            <text:p>0,55971138255676</text:p>
          </table:table-cell>
          <table:table-cell table:formula="of:=[.A100] * [.$H$2]" office:value-type="float" office:value="0.555785618322535" calcext:value-type="float">
            <text:p>0,555785618322535</text:p>
          </table:table-cell>
          <table:table-cell table:formula="of:=([.C100]-[.B100]) * 100" office:value-type="float" office:value="-0.392576423422442" calcext:value-type="float">
            <text:p>-0,392576423422442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ATAN2([.$E$2];[.A101]) / RADIANS([.$F$2])" office:value-type="float" office:value="0.565385904423585" calcext:value-type="float">
            <text:p>0,565385904423585</text:p>
          </table:table-cell>
          <table:table-cell table:formula="of:=[.A101] * [.$H$2]" office:value-type="float" office:value="0.561456900142153" calcext:value-type="float">
            <text:p>0,561456900142153</text:p>
          </table:table-cell>
          <table:table-cell table:formula="of:=([.C101]-[.B101]) * 100" office:value-type="float" office:value="-0.392900428143128" calcext:value-type="float">
            <text:p>-0,392900428143128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ATAN2([.$E$2];[.A102]) / RADIANS([.$F$2])" office:value-type="float" office:value="0.571059313749964" calcext:value-type="float">
            <text:p>0,571059313749964</text:p>
          </table:table-cell>
          <table:table-cell table:formula="of:=[.A102] * [.$H$2]" office:value-type="float" office:value="0.567128181961771" calcext:value-type="float">
            <text:p>0,567128181961771</text:p>
          </table:table-cell>
          <table:table-cell table:formula="of:=([.C102]-[.B102]) * 100" office:value-type="float" office:value="-0.393113178819326" calcext:value-type="float">
            <text:p>-0,393113178819326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ATAN2([.$E$2];[.A103]) / RADIANS([.$F$2])" office:value-type="float" office:value="0.576731599740908" calcext:value-type="float">
            <text:p>0,576731599740908</text:p>
          </table:table-cell>
          <table:table-cell table:formula="of:=[.A103] * [.$H$2]" office:value-type="float" office:value="0.572799463781389" calcext:value-type="float">
            <text:p>0,572799463781389</text:p>
          </table:table-cell>
          <table:table-cell table:formula="of:=([.C103]-[.B103]) * 100" office:value-type="float" office:value="-0.393213595951958" calcext:value-type="float">
            <text:p>-0,393213595951958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ATAN2([.$E$2];[.A104]) / RADIANS([.$F$2])" office:value-type="float" office:value="0.582402751614507" calcext:value-type="float">
            <text:p>0,582402751614507</text:p>
          </table:table-cell>
          <table:table-cell table:formula="of:=[.A104] * [.$H$2]" office:value-type="float" office:value="0.578470745601006" calcext:value-type="float">
            <text:p>0,578470745601006</text:p>
          </table:table-cell>
          <table:table-cell table:formula="of:=([.C104]-[.B104]) * 100" office:value-type="float" office:value="-0.393200601350097" calcext:value-type="float">
            <text:p>-0,393200601350097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ATAN2([.$E$2];[.A105]) / RADIANS([.$F$2])" office:value-type="float" office:value="0.588072758602052" calcext:value-type="float">
            <text:p>0,588072758602052</text:p>
          </table:table-cell>
          <table:table-cell table:formula="of:=[.A105] * [.$H$2]" office:value-type="float" office:value="0.584142027420624" calcext:value-type="float">
            <text:p>0,584142027420624</text:p>
          </table:table-cell>
          <table:table-cell table:formula="of:=([.C105]-[.B105]) * 100" office:value-type="float" office:value="-0.393073118142839" calcext:value-type="float">
            <text:p>-0,393073118142839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ATAN2([.$E$2];[.A106]) / RADIANS([.$F$2])" office:value-type="float" office:value="0.593741609948152" calcext:value-type="float">
            <text:p>0,593741609948152</text:p>
          </table:table-cell>
          <table:table-cell table:formula="of:=[.A106] * [.$H$2]" office:value-type="float" office:value="0.589813309240242" calcext:value-type="float">
            <text:p>0,589813309240242</text:p>
          </table:table-cell>
          <table:table-cell table:formula="of:=([.C106]-[.B106]) * 100" office:value-type="float" office:value="-0.392830070790995" calcext:value-type="float">
            <text:p>-0,392830070790995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ATAN2([.$E$2];[.A107]) / RADIANS([.$F$2])" office:value-type="float" office:value="0.599409294910847" calcext:value-type="float">
            <text:p>0,599409294910847</text:p>
          </table:table-cell>
          <table:table-cell table:formula="of:=[.A107] * [.$H$2]" office:value-type="float" office:value="0.595484591059859" calcext:value-type="float">
            <text:p>0,595484591059859</text:p>
          </table:table-cell>
          <table:table-cell table:formula="of:=([.C107]-[.B107]) * 100" office:value-type="float" office:value="-0.392470385098764" calcext:value-type="float">
            <text:p>-0,392470385098764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ATAN2([.$E$2];[.A108]) / RADIANS([.$F$2])" office:value-type="float" office:value="0.605075802761731" calcext:value-type="float">
            <text:p>0,605075802761731</text:p>
          </table:table-cell>
          <table:table-cell table:formula="of:=[.A108] * [.$H$2]" office:value-type="float" office:value="0.601155872879477" calcext:value-type="float">
            <text:p>0,601155872879477</text:p>
          </table:table-cell>
          <table:table-cell table:formula="of:=([.C108]-[.B108]) * 100" office:value-type="float" office:value="-0.391992988225365" calcext:value-type="float">
            <text:p>-0,391992988225365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ATAN2([.$E$2];[.A109]) / RADIANS([.$F$2])" office:value-type="float" office:value="0.610741122786062" calcext:value-type="float">
            <text:p>0,610741122786062</text:p>
          </table:table-cell>
          <table:table-cell table:formula="of:=[.A109] * [.$H$2]" office:value-type="float" office:value="0.606827154699095" calcext:value-type="float">
            <text:p>0,606827154699095</text:p>
          </table:table-cell>
          <table:table-cell table:formula="of:=([.C109]-[.B109]) * 100" office:value-type="float" office:value="-0.391396808696709" calcext:value-type="float">
            <text:p>-0,391396808696709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ATAN2([.$E$2];[.A110]) / RADIANS([.$F$2])" office:value-type="float" office:value="0.616405244282882" calcext:value-type="float">
            <text:p>0,616405244282882</text:p>
          </table:table-cell>
          <table:table-cell table:formula="of:=[.A110] * [.$H$2]" office:value-type="float" office:value="0.612498436518713" calcext:value-type="float">
            <text:p>0,612498436518713</text:p>
          </table:table-cell>
          <table:table-cell table:formula="of:=([.C110]-[.B110]) * 100" office:value-type="float" office:value="-0.39068077641693" calcext:value-type="float">
            <text:p>-0,39068077641693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ATAN2([.$E$2];[.A111]) / RADIANS([.$F$2])" office:value-type="float" office:value="0.622068156565129" calcext:value-type="float">
            <text:p>0,622068156565129</text:p>
          </table:table-cell>
          <table:table-cell table:formula="of:=[.A111] * [.$H$2]" office:value-type="float" office:value="0.61816971833833" calcext:value-type="float">
            <text:p>0,61816971833833</text:p>
          </table:table-cell>
          <table:table-cell table:formula="of:=([.C111]-[.B111]) * 100" office:value-type="float" office:value="-0.389843822679914" calcext:value-type="float">
            <text:p>-0,389843822679914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ATAN2([.$E$2];[.A112]) / RADIANS([.$F$2])" office:value-type="float" office:value="0.627729848959755" calcext:value-type="float">
            <text:p>0,627729848959755</text:p>
          </table:table-cell>
          <table:table-cell table:formula="of:=[.A112] * [.$H$2]" office:value-type="float" office:value="0.623841000157948" calcext:value-type="float">
            <text:p>0,623841000157948</text:p>
          </table:table-cell>
          <table:table-cell table:formula="of:=([.C112]-[.B112]) * 100" office:value-type="float" office:value="-0.388884880180751" calcext:value-type="float">
            <text:p>-0,388884880180751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ATAN2([.$E$2];[.A113]) / RADIANS([.$F$2])" office:value-type="float" office:value="0.633390310807839" calcext:value-type="float">
            <text:p>0,633390310807839</text:p>
          </table:table-cell>
          <table:table-cell table:formula="of:=[.A113] * [.$H$2]" office:value-type="float" office:value="0.629512281977566" calcext:value-type="float">
            <text:p>0,629512281977566</text:p>
          </table:table-cell>
          <table:table-cell table:formula="of:=([.C113]-[.B113]) * 100" office:value-type="float" office:value="-0.387802883027299" calcext:value-type="float">
            <text:p>-0,387802883027299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ATAN2([.$E$2];[.A114]) / RADIANS([.$F$2])" office:value-type="float" office:value="0.639049531464698" calcext:value-type="float">
            <text:p>0,639049531464698</text:p>
          </table:table-cell>
          <table:table-cell table:formula="of:=[.A114] * [.$H$2]" office:value-type="float" office:value="0.635183563797183" calcext:value-type="float">
            <text:p>0,635183563797183</text:p>
          </table:table-cell>
          <table:table-cell table:formula="of:=([.C114]-[.B114]) * 100" office:value-type="float" office:value="-0.386596766751479" calcext:value-type="float">
            <text:p>-0,386596766751479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ATAN2([.$E$2];[.A115]) / RADIANS([.$F$2])" office:value-type="float" office:value="0.644707500300008" calcext:value-type="float">
            <text:p>0,644707500300008</text:p>
          </table:table-cell>
          <table:table-cell table:formula="of:=[.A115] * [.$H$2]" office:value-type="float" office:value="0.640854845616801" calcext:value-type="float">
            <text:p>0,640854845616801</text:p>
          </table:table-cell>
          <table:table-cell table:formula="of:=([.C115]-[.B115]) * 100" office:value-type="float" office:value="-0.385265468320728" calcext:value-type="float">
            <text:p>-0,385265468320728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ATAN2([.$E$2];[.A116]) / RADIANS([.$F$2])" office:value-type="float" office:value="0.650364206697912" calcext:value-type="float">
            <text:p>0,650364206697912</text:p>
          </table:table-cell>
          <table:table-cell table:formula="of:=[.A116] * [.$H$2]" office:value-type="float" office:value="0.646526127436419" calcext:value-type="float">
            <text:p>0,646526127436419</text:p>
          </table:table-cell>
          <table:table-cell table:formula="of:=([.C116]-[.B116]) * 100" office:value-type="float" office:value="-0.383807926149271" calcext:value-type="float">
            <text:p>-0,383807926149271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ATAN2([.$E$2];[.A117]) / RADIANS([.$F$2])" office:value-type="float" office:value="0.656019640057131" calcext:value-type="float">
            <text:p>0,656019640057131</text:p>
          </table:table-cell>
          <table:table-cell table:formula="of:=[.A117] * [.$H$2]" office:value-type="float" office:value="0.652197409256037" calcext:value-type="float">
            <text:p>0,652197409256037</text:p>
          </table:table-cell>
          <table:table-cell table:formula="of:=([.C117]-[.B117]) * 100" office:value-type="float" office:value="-0.382223080109434" calcext:value-type="float">
            <text:p>-0,382223080109434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ATAN2([.$E$2];[.A118]) / RADIANS([.$F$2])" office:value-type="float" office:value="0.661673789791083" calcext:value-type="float">
            <text:p>0,661673789791083</text:p>
          </table:table-cell>
          <table:table-cell table:formula="of:=[.A118] * [.$H$2]" office:value-type="float" office:value="0.657868691075654" calcext:value-type="float">
            <text:p>0,657868691075654</text:p>
          </table:table-cell>
          <table:table-cell table:formula="of:=([.C118]-[.B118]) * 100" office:value-type="float" office:value="-0.380509871542889" calcext:value-type="float">
            <text:p>-0,380509871542889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ATAN2([.$E$2];[.A119]) / RADIANS([.$F$2])" office:value-type="float" office:value="0.667326645327991" calcext:value-type="float">
            <text:p>0,667326645327991</text:p>
          </table:table-cell>
          <table:table-cell table:formula="of:=[.A119] * [.$H$2]" office:value-type="float" office:value="0.663539972895272" calcext:value-type="float">
            <text:p>0,663539972895272</text:p>
          </table:table-cell>
          <table:table-cell table:formula="of:=([.C119]-[.B119]) * 100" office:value-type="float" office:value="-0.378667243271891" calcext:value-type="float">
            <text:p>-0,378667243271891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ATAN2([.$E$2];[.A120]) / RADIANS([.$F$2])" office:value-type="float" office:value="0.672978196110994" calcext:value-type="float">
            <text:p>0,672978196110994</text:p>
          </table:table-cell>
          <table:table-cell table:formula="of:=[.A120] * [.$H$2]" office:value-type="float" office:value="0.66921125471489" calcext:value-type="float">
            <text:p>0,66921125471489</text:p>
          </table:table-cell>
          <table:table-cell table:formula="of:=([.C120]-[.B120]) * 100" office:value-type="float" office:value="-0.37669413961039" calcext:value-type="float">
            <text:p>-0,37669413961039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ATAN2([.$E$2];[.A121]) / RADIANS([.$F$2])" office:value-type="float" office:value="0.678628431598259" calcext:value-type="float">
            <text:p>0,678628431598259</text:p>
          </table:table-cell>
          <table:table-cell table:formula="of:=[.A121] * [.$H$2]" office:value-type="float" office:value="0.674882536534507" calcext:value-type="float">
            <text:p>0,674882536534507</text:p>
          </table:table-cell>
          <table:table-cell table:formula="of:=([.C121]-[.B121]) * 100" office:value-type="float" office:value="-0.374589506375156" calcext:value-type="float">
            <text:p>-0,374589506375156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ATAN2([.$E$2];[.A122]) / RADIANS([.$F$2])" office:value-type="float" office:value="0.684277341263094" calcext:value-type="float">
            <text:p>0,684277341263094</text:p>
          </table:table-cell>
          <table:table-cell table:formula="of:=[.A122] * [.$H$2]" office:value-type="float" office:value="0.680553818354125" calcext:value-type="float">
            <text:p>0,680553818354125</text:p>
          </table:table-cell>
          <table:table-cell table:formula="of:=([.C122]-[.B122]) * 100" office:value-type="float" office:value="-0.372352290896893" calcext:value-type="float">
            <text:p>-0,372352290896893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ATAN2([.$E$2];[.A123]) / RADIANS([.$F$2])" office:value-type="float" office:value="0.689924914594056" calcext:value-type="float">
            <text:p>0,689924914594056</text:p>
          </table:table-cell>
          <table:table-cell table:formula="of:=[.A123] * [.$H$2]" office:value-type="float" office:value="0.686225100173743" calcext:value-type="float">
            <text:p>0,686225100173743</text:p>
          </table:table-cell>
          <table:table-cell table:formula="of:=([.C123]-[.B123]) * 100" office:value-type="float" office:value="-0.369981442031297" calcext:value-type="float">
            <text:p>-0,369981442031297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ATAN2([.$E$2];[.A124]) / RADIANS([.$F$2])" office:value-type="float" office:value="0.69557114109506" calcext:value-type="float">
            <text:p>0,69557114109506</text:p>
          </table:table-cell>
          <table:table-cell table:formula="of:=[.A124] * [.$H$2]" office:value-type="float" office:value="0.69189638199336" calcext:value-type="float">
            <text:p>0,69189638199336</text:p>
          </table:table-cell>
          <table:table-cell table:formula="of:=([.C124]-[.B124]) * 100" office:value-type="float" office:value="-0.367475910169979" calcext:value-type="float">
            <text:p>-0,367475910169979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ATAN2([.$E$2];[.A125]) / RADIANS([.$F$2])" office:value-type="float" office:value="0.701216010285493" calcext:value-type="float">
            <text:p>0,701216010285493</text:p>
          </table:table-cell>
          <table:table-cell table:formula="of:=[.A125] * [.$H$2]" office:value-type="float" office:value="0.697567663812978" calcext:value-type="float">
            <text:p>0,697567663812978</text:p>
          </table:table-cell>
          <table:table-cell table:formula="of:=([.C125]-[.B125]) * 100" office:value-type="float" office:value="-0.364834647251433" calcext:value-type="float">
            <text:p>-0,364834647251433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ATAN2([.$E$2];[.A126]) / RADIANS([.$F$2])" office:value-type="float" office:value="0.706859511700316" calcext:value-type="float">
            <text:p>0,706859511700316</text:p>
          </table:table-cell>
          <table:table-cell table:formula="of:=[.A126] * [.$H$2]" office:value-type="float" office:value="0.703238945632596" calcext:value-type="float">
            <text:p>0,703238945632596</text:p>
          </table:table-cell>
          <table:table-cell table:formula="of:=([.C126]-[.B126]) * 100" office:value-type="float" office:value="-0.362056606771977" calcext:value-type="float">
            <text:p>-0,362056606771977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ATAN2([.$E$2];[.A127]) / RADIANS([.$F$2])" office:value-type="float" office:value="0.71250163489018" calcext:value-type="float">
            <text:p>0,71250163489018</text:p>
          </table:table-cell>
          <table:table-cell table:formula="of:=[.A127] * [.$H$2]" office:value-type="float" office:value="0.708910227452214" calcext:value-type="float">
            <text:p>0,708910227452214</text:p>
          </table:table-cell>
          <table:table-cell table:formula="of:=([.C127]-[.B127]) * 100" office:value-type="float" office:value="-0.359140743796615" calcext:value-type="float">
            <text:p>-0,359140743796615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ATAN2([.$E$2];[.A128]) / RADIANS([.$F$2])" office:value-type="float" office:value="0.71814236942153" calcext:value-type="float">
            <text:p>0,71814236942153</text:p>
          </table:table-cell>
          <table:table-cell table:formula="of:=[.A128] * [.$H$2]" office:value-type="float" office:value="0.714581509271831" calcext:value-type="float">
            <text:p>0,714581509271831</text:p>
          </table:table-cell>
          <table:table-cell table:formula="of:=([.C128]-[.B128]) * 100" office:value-type="float" office:value="-0.356086014969836" calcext:value-type="float">
            <text:p>-0,356086014969836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ATAN2([.$E$2];[.A129]) / RADIANS([.$F$2])" office:value-type="float" office:value="0.723781704876712" calcext:value-type="float">
            <text:p>0,723781704876712</text:p>
          </table:table-cell>
          <table:table-cell table:formula="of:=[.A129] * [.$H$2]" office:value-type="float" office:value="0.720252791091449" calcext:value-type="float">
            <text:p>0,720252791091449</text:p>
          </table:table-cell>
          <table:table-cell table:formula="of:=([.C129]-[.B129]) * 100" office:value-type="float" office:value="-0.352891378526343" calcext:value-type="float">
            <text:p>-0,352891378526343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ATAN2([.$E$2];[.A130]) / RADIANS([.$F$2])" office:value-type="float" office:value="0.729419630854086" calcext:value-type="float">
            <text:p>0,729419630854086</text:p>
          </table:table-cell>
          <table:table-cell table:formula="of:=[.A130] * [.$H$2]" office:value-type="float" office:value="0.725924072911067" calcext:value-type="float">
            <text:p>0,725924072911067</text:p>
          </table:table-cell>
          <table:table-cell table:formula="of:=([.C130]-[.B130]) * 100" office:value-type="float" office:value="-0.349555794301881" calcext:value-type="float">
            <text:p>-0,349555794301881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ATAN2([.$E$2];[.A131]) / RADIANS([.$F$2])" office:value-type="float" office:value="0.735056136968123" calcext:value-type="float">
            <text:p>0,735056136968123</text:p>
          </table:table-cell>
          <table:table-cell table:formula="of:=[.A131] * [.$H$2]" office:value-type="float" office:value="0.731595354730684" calcext:value-type="float">
            <text:p>0,731595354730684</text:p>
          </table:table-cell>
          <table:table-cell table:formula="of:=([.C131]-[.B131]) * 100" office:value-type="float" office:value="-0.346078223743884" calcext:value-type="float">
            <text:p>-0,346078223743884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ATAN2([.$E$2];[.A132]) / RADIANS([.$F$2])" office:value-type="float" office:value="0.740691212849523" calcext:value-type="float">
            <text:p>0,740691212849523</text:p>
          </table:table-cell>
          <table:table-cell table:formula="of:=[.A132] * [.$H$2]" office:value-type="float" office:value="0.737266636550302" calcext:value-type="float">
            <text:p>0,737266636550302</text:p>
          </table:table-cell>
          <table:table-cell table:formula="of:=([.C132]-[.B132]) * 100" office:value-type="float" office:value="-0.342457629922066" calcext:value-type="float">
            <text:p>-0,342457629922066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ATAN2([.$E$2];[.A133]) / RADIANS([.$F$2])" office:value-type="float" office:value="0.746324848145311" calcext:value-type="float">
            <text:p>0,746324848145311</text:p>
          </table:table-cell>
          <table:table-cell table:formula="of:=[.A133] * [.$H$2]" office:value-type="float" office:value="0.74293791836992" calcext:value-type="float">
            <text:p>0,74293791836992</text:p>
          </table:table-cell>
          <table:table-cell table:formula="of:=([.C133]-[.B133]) * 100" office:value-type="float" office:value="-0.33869297753909" calcext:value-type="float">
            <text:p>-0,33869297753909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ATAN2([.$E$2];[.A134]) / RADIANS([.$F$2])" office:value-type="float" office:value="0.751957032518948" calcext:value-type="float">
            <text:p>0,751957032518948</text:p>
          </table:table-cell>
          <table:table-cell table:formula="of:=[.A134] * [.$H$2]" office:value-type="float" office:value="0.748609200189538" calcext:value-type="float">
            <text:p>0,748609200189538</text:p>
          </table:table-cell>
          <table:table-cell table:formula="of:=([.C134]-[.B134]) * 100" office:value-type="float" office:value="-0.334783232941016" calcext:value-type="float">
            <text:p>-0,334783232941016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ATAN2([.$E$2];[.A135]) / RADIANS([.$F$2])" office:value-type="float" office:value="0.757587755650435" calcext:value-type="float">
            <text:p>0,757587755650435</text:p>
          </table:table-cell>
          <table:table-cell table:formula="of:=[.A135] * [.$H$2]" office:value-type="float" office:value="0.754280482009155" calcext:value-type="float">
            <text:p>0,754280482009155</text:p>
          </table:table-cell>
          <table:table-cell table:formula="of:=([.C135]-[.B135]) * 100" office:value-type="float" office:value="-0.330727364127958" calcext:value-type="float">
            <text:p>-0,330727364127958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ATAN2([.$E$2];[.A136]) / RADIANS([.$F$2])" office:value-type="float" office:value="0.763217007236417" calcext:value-type="float">
            <text:p>0,763217007236417</text:p>
          </table:table-cell>
          <table:table-cell table:formula="of:=[.A136] * [.$H$2]" office:value-type="float" office:value="0.759951763828773" calcext:value-type="float">
            <text:p>0,759951763828773</text:p>
          </table:table-cell>
          <table:table-cell table:formula="of:=([.C136]-[.B136]) * 100" office:value-type="float" office:value="-0.326524340764389" calcext:value-type="float">
            <text:p>-0,326524340764389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ATAN2([.$E$2];[.A137]) / RADIANS([.$F$2])" office:value-type="float" office:value="0.768844776990287" calcext:value-type="float">
            <text:p>0,768844776990287</text:p>
          </table:table-cell>
          <table:table-cell table:formula="of:=[.A137] * [.$H$2]" office:value-type="float" office:value="0.765623045648391" calcext:value-type="float">
            <text:p>0,765623045648391</text:p>
          </table:table-cell>
          <table:table-cell table:formula="of:=([.C137]-[.B137]) * 100" office:value-type="float" office:value="-0.322173134189674" calcext:value-type="float">
            <text:p>-0,322173134189674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ATAN2([.$E$2];[.A138]) / RADIANS([.$F$2])" office:value-type="float" office:value="0.774471054642291" calcext:value-type="float">
            <text:p>0,774471054642291</text:p>
          </table:table-cell>
          <table:table-cell table:formula="of:=[.A138] * [.$H$2]" office:value-type="float" office:value="0.771294327468008" calcext:value-type="float">
            <text:p>0,771294327468008</text:p>
          </table:table-cell>
          <table:table-cell table:formula="of:=([.C138]-[.B138]) * 100" office:value-type="float" office:value="-0.317672717428297" calcext:value-type="float">
            <text:p>-0,317672717428297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ATAN2([.$E$2];[.A139]) / RADIANS([.$F$2])" office:value-type="float" office:value="0.78009582993963" calcext:value-type="float">
            <text:p>0,78009582993963</text:p>
          </table:table-cell>
          <table:table-cell table:formula="of:=[.A139] * [.$H$2]" office:value-type="float" office:value="0.776965609287626" calcext:value-type="float">
            <text:p>0,776965609287626</text:p>
          </table:table-cell>
          <table:table-cell table:formula="of:=([.C139]-[.B139]) * 100" office:value-type="float" office:value="-0.313022065200352" calcext:value-type="float">
            <text:p>-0,313022065200352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ATAN2([.$E$2];[.A140]) / RADIANS([.$F$2])" office:value-type="float" office:value="0.785719092646561" calcext:value-type="float">
            <text:p>0,785719092646561</text:p>
          </table:table-cell>
          <table:table-cell table:formula="of:=[.A140] * [.$H$2]" office:value-type="float" office:value="0.782636891107244" calcext:value-type="float">
            <text:p>0,782636891107244</text:p>
          </table:table-cell>
          <table:table-cell table:formula="of:=([.C140]-[.B140]) * 100" office:value-type="float" office:value="-0.30822015393166" calcext:value-type="float">
            <text:p>-0,30822015393166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ATAN2([.$E$2];[.A141]) / RADIANS([.$F$2])" office:value-type="float" office:value="0.791340832544502" calcext:value-type="float">
            <text:p>0,791340832544502</text:p>
          </table:table-cell>
          <table:table-cell table:formula="of:=[.A141] * [.$H$2]" office:value-type="float" office:value="0.788308172926862" calcext:value-type="float">
            <text:p>0,788308172926862</text:p>
          </table:table-cell>
          <table:table-cell table:formula="of:=([.C141]-[.B141]) * 100" office:value-type="float" office:value="-0.303265961764099" calcext:value-type="float">
            <text:p>-0,303265961764099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ATAN2([.$E$2];[.A142]) / RADIANS([.$F$2])" office:value-type="float" office:value="0.796961039432136" calcext:value-type="float">
            <text:p>0,796961039432136</text:p>
          </table:table-cell>
          <table:table-cell table:formula="of:=[.A142] * [.$H$2]" office:value-type="float" office:value="0.793979454746479" calcext:value-type="float">
            <text:p>0,793979454746479</text:p>
          </table:table-cell>
          <table:table-cell table:formula="of:=([.C142]-[.B142]) * 100" office:value-type="float" office:value="-0.298158468565679" calcext:value-type="float">
            <text:p>-0,298158468565679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ATAN2([.$E$2];[.A143]) / RADIANS([.$F$2])" office:value-type="float" office:value="0.802579703125505" calcext:value-type="float">
            <text:p>0,802579703125505</text:p>
          </table:table-cell>
          <table:table-cell table:formula="of:=[.A143] * [.$H$2]" office:value-type="float" office:value="0.799650736566097" calcext:value-type="float">
            <text:p>0,799650736566097</text:p>
          </table:table-cell>
          <table:table-cell table:formula="of:=([.C143]-[.B143]) * 100" office:value-type="float" office:value="-0.292896655940789" calcext:value-type="float">
            <text:p>-0,292896655940789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ATAN2([.$E$2];[.A144]) / RADIANS([.$F$2])" office:value-type="float" office:value="0.808196813458117" calcext:value-type="float">
            <text:p>0,808196813458117</text:p>
          </table:table-cell>
          <table:table-cell table:formula="of:=[.A144] * [.$H$2]" office:value-type="float" office:value="0.805322018385715" calcext:value-type="float">
            <text:p>0,805322018385715</text:p>
          </table:table-cell>
          <table:table-cell table:formula="of:=([.C144]-[.B144]) * 100" office:value-type="float" office:value="-0.287479507240185" calcext:value-type="float">
            <text:p>-0,287479507240185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ATAN2([.$E$2];[.A145]) / RADIANS([.$F$2])" office:value-type="float" office:value="0.813812360281043" calcext:value-type="float">
            <text:p>0,813812360281043</text:p>
          </table:table-cell>
          <table:table-cell table:formula="of:=[.A145] * [.$H$2]" office:value-type="float" office:value="0.810993300205332" calcext:value-type="float">
            <text:p>0,810993300205332</text:p>
          </table:table-cell>
          <table:table-cell table:formula="of:=([.C145]-[.B145]) * 100" office:value-type="float" office:value="-0.281906007571098" calcext:value-type="float">
            <text:p>-0,281906007571098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ATAN2([.$E$2];[.A146]) / RADIANS([.$F$2])" office:value-type="float" office:value="0.819426333463021" calcext:value-type="float">
            <text:p>0,819426333463021</text:p>
          </table:table-cell>
          <table:table-cell table:formula="of:=[.A146] * [.$H$2]" office:value-type="float" office:value="0.81666458202495" calcext:value-type="float">
            <text:p>0,81666458202495</text:p>
          </table:table-cell>
          <table:table-cell table:formula="of:=([.C146]-[.B146]) * 100" office:value-type="float" office:value="-0.276175143807111" calcext:value-type="float">
            <text:p>-0,276175143807111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ATAN2([.$E$2];[.A147]) / RADIANS([.$F$2])" office:value-type="float" office:value="0.82503872289055" calcext:value-type="float">
            <text:p>0,82503872289055</text:p>
          </table:table-cell>
          <table:table-cell table:formula="of:=[.A147] * [.$H$2]" office:value-type="float" office:value="0.822335863844568" calcext:value-type="float">
            <text:p>0,822335863844568</text:p>
          </table:table-cell>
          <table:table-cell table:formula="of:=([.C147]-[.B147]) * 100" office:value-type="float" office:value="-0.270285904598211" calcext:value-type="float">
            <text:p>-0,270285904598211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ATAN2([.$E$2];[.A148]) / RADIANS([.$F$2])" office:value-type="float" office:value="0.830649518467992" calcext:value-type="float">
            <text:p>0,830649518467992</text:p>
          </table:table-cell>
          <table:table-cell table:formula="of:=[.A148] * [.$H$2]" office:value-type="float" office:value="0.828007145664185" calcext:value-type="float">
            <text:p>0,828007145664185</text:p>
          </table:table-cell>
          <table:table-cell table:formula="of:=([.C148]-[.B148]) * 100" office:value-type="float" office:value="-0.264237280380608" calcext:value-type="float">
            <text:p>-0,264237280380608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ATAN2([.$E$2];[.A149]) / RADIANS([.$F$2])" office:value-type="float" office:value="0.836258710117669" calcext:value-type="float">
            <text:p>0,836258710117669</text:p>
          </table:table-cell>
          <table:table-cell table:formula="of:=[.A149] * [.$H$2]" office:value-type="float" office:value="0.833678427483803" calcext:value-type="float">
            <text:p>0,833678427483803</text:p>
          </table:table-cell>
          <table:table-cell table:formula="of:=([.C149]-[.B149]) * 100" office:value-type="float" office:value="-0.258028263386612" calcext:value-type="float">
            <text:p>-0,258028263386612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ATAN2([.$E$2];[.A150]) / RADIANS([.$F$2])" office:value-type="float" office:value="0.841866287779965" calcext:value-type="float">
            <text:p>0,841866287779965</text:p>
          </table:table-cell>
          <table:table-cell table:formula="of:=[.A150] * [.$H$2]" office:value-type="float" office:value="0.839349709303421" calcext:value-type="float">
            <text:p>0,839349709303421</text:p>
          </table:table-cell>
          <table:table-cell table:formula="of:=([.C150]-[.B150]) * 100" office:value-type="float" office:value="-0.251657847654396" calcext:value-type="float">
            <text:p>-0,251657847654396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ATAN2([.$E$2];[.A151]) / RADIANS([.$F$2])" office:value-type="float" office:value="0.847472241413416" calcext:value-type="float">
            <text:p>0,847472241413416</text:p>
          </table:table-cell>
          <table:table-cell table:formula="of:=[.A151] * [.$H$2]" office:value-type="float" office:value="0.845020991123039" calcext:value-type="float">
            <text:p>0,845020991123039</text:p>
          </table:table-cell>
          <table:table-cell table:formula="of:=([.C151]-[.B151]) * 100" office:value-type="float" office:value="-0.245125029037729" calcext:value-type="float">
            <text:p>-0,245125029037729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ATAN2([.$E$2];[.A152]) / RADIANS([.$F$2])" office:value-type="float" office:value="0.853076560994813" calcext:value-type="float">
            <text:p>0,853076560994813</text:p>
          </table:table-cell>
          <table:table-cell table:formula="of:=[.A152] * [.$H$2]" office:value-type="float" office:value="0.850692272942656" calcext:value-type="float">
            <text:p>0,850692272942656</text:p>
          </table:table-cell>
          <table:table-cell table:formula="of:=([.C152]-[.B152]) * 100" office:value-type="float" office:value="-0.238428805215696" calcext:value-type="float">
            <text:p>-0,238428805215696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ATAN2([.$E$2];[.A153]) / RADIANS([.$F$2])" office:value-type="float" office:value="0.858679236519297" calcext:value-type="float">
            <text:p>0,858679236519297</text:p>
          </table:table-cell>
          <table:table-cell table:formula="of:=[.A153] * [.$H$2]" office:value-type="float" office:value="0.856363554762274" calcext:value-type="float">
            <text:p>0,856363554762274</text:p>
          </table:table-cell>
          <table:table-cell table:formula="of:=([.C153]-[.B153]) * 100" office:value-type="float" office:value="-0.231568175702312" calcext:value-type="float">
            <text:p>-0,231568175702312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ATAN2([.$E$2];[.A154]) / RADIANS([.$F$2])" office:value-type="float" office:value="0.864280258000453" calcext:value-type="float">
            <text:p>0,864280258000453</text:p>
          </table:table-cell>
          <table:table-cell table:formula="of:=[.A154] * [.$H$2]" office:value-type="float" office:value="0.862034836581892" calcext:value-type="float">
            <text:p>0,862034836581892</text:p>
          </table:table-cell>
          <table:table-cell table:formula="of:=([.C154]-[.B154]) * 100" office:value-type="float" office:value="-0.224542141856154" calcext:value-type="float">
            <text:p>-0,224542141856154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ATAN2([.$E$2];[.A155]) / RADIANS([.$F$2])" office:value-type="float" office:value="0.869879615470408" calcext:value-type="float">
            <text:p>0,869879615470408</text:p>
          </table:table-cell>
          <table:table-cell table:formula="of:=[.A155] * [.$H$2]" office:value-type="float" office:value="0.86770611840151" calcext:value-type="float">
            <text:p>0,86770611840151</text:p>
          </table:table-cell>
          <table:table-cell table:formula="of:=([.C155]-[.B155]) * 100" office:value-type="float" office:value="-0.217349706889858" calcext:value-type="float">
            <text:p>-0,217349706889858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ATAN2([.$E$2];[.A156]) / RADIANS([.$F$2])" office:value-type="float" office:value="0.875477298979923" calcext:value-type="float">
            <text:p>0,875477298979923</text:p>
          </table:table-cell>
          <table:table-cell table:formula="of:=[.A156] * [.$H$2]" office:value-type="float" office:value="0.873377400221127" calcext:value-type="float">
            <text:p>0,873377400221127</text:p>
          </table:table-cell>
          <table:table-cell table:formula="of:=([.C156]-[.B156]) * 100" office:value-type="float" office:value="-0.209989875879601" calcext:value-type="float">
            <text:p>-0,209989875879601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ATAN2([.$E$2];[.A157]) / RADIANS([.$F$2])" office:value-type="float" office:value="0.881073298598491" calcext:value-type="float">
            <text:p>0,881073298598491</text:p>
          </table:table-cell>
          <table:table-cell table:formula="of:=[.A157] * [.$H$2]" office:value-type="float" office:value="0.879048682040745" calcext:value-type="float">
            <text:p>0,879048682040745</text:p>
          </table:table-cell>
          <table:table-cell table:formula="of:=([.C157]-[.B157]) * 100" office:value-type="float" office:value="-0.2024616557746" calcext:value-type="float">
            <text:p>-0,2024616557746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ATAN2([.$E$2];[.A158]) / RADIANS([.$F$2])" office:value-type="float" office:value="0.886667604414427" calcext:value-type="float">
            <text:p>0,886667604414427</text:p>
          </table:table-cell>
          <table:table-cell table:formula="of:=[.A158] * [.$H$2]" office:value-type="float" office:value="0.884719963860363" calcext:value-type="float">
            <text:p>0,884719963860363</text:p>
          </table:table-cell>
          <table:table-cell table:formula="of:=([.C158]-[.B158]) * 100" office:value-type="float" office:value="-0.194764055406471" calcext:value-type="float">
            <text:p>-0,194764055406471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ATAN2([.$E$2];[.A159]) / RADIANS([.$F$2])" office:value-type="float" office:value="0.892260206534965" calcext:value-type="float">
            <text:p>0,892260206534965</text:p>
          </table:table-cell>
          <table:table-cell table:formula="of:=[.A159] * [.$H$2]" office:value-type="float" office:value="0.89039124567998" calcext:value-type="float">
            <text:p>0,89039124567998</text:p>
          </table:table-cell>
          <table:table-cell table:formula="of:=([.C159]-[.B159]) * 100" office:value-type="float" office:value="-0.186896085498511" calcext:value-type="float">
            <text:p>-0,186896085498511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ATAN2([.$E$2];[.A160]) / RADIANS([.$F$2])" office:value-type="float" office:value="0.897851095086349" calcext:value-type="float">
            <text:p>0,897851095086349</text:p>
          </table:table-cell>
          <table:table-cell table:formula="of:=[.A160] * [.$H$2]" office:value-type="float" office:value="0.896062527499598" calcext:value-type="float">
            <text:p>0,896062527499598</text:p>
          </table:table-cell>
          <table:table-cell table:formula="of:=([.C160]-[.B160]) * 100" office:value-type="float" office:value="-0.178856758675128" calcext:value-type="float">
            <text:p>-0,178856758675128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ATAN2([.$E$2];[.A161]) / RADIANS([.$F$2])" office:value-type="float" office:value="0.903440260213925" calcext:value-type="float">
            <text:p>0,903440260213925</text:p>
          </table:table-cell>
          <table:table-cell table:formula="of:=[.A161] * [.$H$2]" office:value-type="float" office:value="0.901733809319216" calcext:value-type="float">
            <text:p>0,901733809319216</text:p>
          </table:table-cell>
          <table:table-cell table:formula="of:=([.C161]-[.B161]) * 100" office:value-type="float" office:value="-0.170645089470878" calcext:value-type="float">
            <text:p>-0,170645089470878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ATAN2([.$E$2];[.A162]) / RADIANS([.$F$2])" office:value-type="float" office:value="0.909027692082232" calcext:value-type="float">
            <text:p>0,909027692082232</text:p>
          </table:table-cell>
          <table:table-cell table:formula="of:=[.A162] * [.$H$2]" office:value-type="float" office:value="0.907405091138833" calcext:value-type="float">
            <text:p>0,907405091138833</text:p>
          </table:table-cell>
          <table:table-cell table:formula="of:=([.C162]-[.B162]) * 100" office:value-type="float" office:value="-0.162260094339894" calcext:value-type="float">
            <text:p>-0,162260094339894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ATAN2([.$E$2];[.A163]) / RADIANS([.$F$2])" office:value-type="float" office:value="0.914613380875098" calcext:value-type="float">
            <text:p>0,914613380875098</text:p>
          </table:table-cell>
          <table:table-cell table:formula="of:=[.A163] * [.$H$2]" office:value-type="float" office:value="0.913076372958451" calcext:value-type="float">
            <text:p>0,913076372958451</text:p>
          </table:table-cell>
          <table:table-cell table:formula="of:=([.C163]-[.B163]) * 100" office:value-type="float" office:value="-0.153700791664724" calcext:value-type="float">
            <text:p>-0,153700791664724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ATAN2([.$E$2];[.A164]) / RADIANS([.$F$2])" office:value-type="float" office:value="0.920197316795726" calcext:value-type="float">
            <text:p>0,920197316795726</text:p>
          </table:table-cell>
          <table:table-cell table:formula="of:=[.A164] * [.$H$2]" office:value-type="float" office:value="0.918747654778069" calcext:value-type="float">
            <text:p>0,918747654778069</text:p>
          </table:table-cell>
          <table:table-cell table:formula="of:=([.C164]-[.B164]) * 100" office:value-type="float" office:value="-0.144966201765717" calcext:value-type="float">
            <text:p>-0,144966201765717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ATAN2([.$E$2];[.A165]) / RADIANS([.$F$2])" office:value-type="float" office:value="0.925779490066785" calcext:value-type="float">
            <text:p>0,925779490066785</text:p>
          </table:table-cell>
          <table:table-cell table:formula="of:=[.A165] * [.$H$2]" office:value-type="float" office:value="0.924418936597687" calcext:value-type="float">
            <text:p>0,924418936597687</text:p>
          </table:table-cell>
          <table:table-cell table:formula="of:=([.C165]-[.B165]) * 100" office:value-type="float" office:value="-0.136055346909836" calcext:value-type="float">
            <text:p>-0,136055346909836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ATAN2([.$E$2];[.A166]) / RADIANS([.$F$2])" office:value-type="float" office:value="0.931359890930502" calcext:value-type="float">
            <text:p>0,931359890930502</text:p>
          </table:table-cell>
          <table:table-cell table:formula="of:=[.A166] * [.$H$2]" office:value-type="float" office:value="0.930090218417304" calcext:value-type="float">
            <text:p>0,930090218417304</text:p>
          </table:table-cell>
          <table:table-cell table:formula="of:=([.C166]-[.B166]) * 100" office:value-type="float" office:value="-0.126967251319732" calcext:value-type="float">
            <text:p>-0,126967251319732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ATAN2([.$E$2];[.A167]) / RADIANS([.$F$2])" office:value-type="float" office:value="0.936938509648748" calcext:value-type="float">
            <text:p>0,936938509648748</text:p>
          </table:table-cell>
          <table:table-cell table:formula="of:=[.A167] * [.$H$2]" office:value-type="float" office:value="0.935761500236922" calcext:value-type="float">
            <text:p>0,935761500236922</text:p>
          </table:table-cell>
          <table:table-cell table:formula="of:=([.C167]-[.B167]) * 100" office:value-type="float" office:value="-0.117700941182641" calcext:value-type="float">
            <text:p>-0,117700941182641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ATAN2([.$E$2];[.A168]) / RADIANS([.$F$2])" office:value-type="float" office:value="0.942515336503132" calcext:value-type="float">
            <text:p>0,942515336503132</text:p>
          </table:table-cell>
          <table:table-cell table:formula="of:=[.A168] * [.$H$2]" office:value-type="float" office:value="0.94143278205654" calcext:value-type="float">
            <text:p>0,94143278205654</text:p>
          </table:table-cell>
          <table:table-cell table:formula="of:=([.C168]-[.B168]) * 100" office:value-type="float" office:value="-0.108255444659255" calcext:value-type="float">
            <text:p>-0,108255444659255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ATAN2([.$E$2];[.A169]) / RADIANS([.$F$2])" office:value-type="float" office:value="0.948090361795083" calcext:value-type="float">
            <text:p>0,948090361795083</text:p>
          </table:table-cell>
          <table:table-cell table:formula="of:=[.A169] * [.$H$2]" office:value-type="float" office:value="0.947104063876157" calcext:value-type="float">
            <text:p>0,947104063876157</text:p>
          </table:table-cell>
          <table:table-cell table:formula="of:=([.C169]-[.B169]) * 100" office:value-type="float" office:value="-0.0986297918925572" calcext:value-type="float">
            <text:p>-0,098629791892557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ATAN2([.$E$2];[.A170]) / RADIANS([.$F$2])" office:value-type="float" office:value="0.953663575845941" calcext:value-type="float">
            <text:p>0,953663575845941</text:p>
          </table:table-cell>
          <table:table-cell table:formula="of:=[.A170] * [.$H$2]" office:value-type="float" office:value="0.952775345695775" calcext:value-type="float">
            <text:p>0,952775345695775</text:p>
          </table:table-cell>
          <table:table-cell table:formula="of:=([.C170]-[.B170]) * 100" office:value-type="float" office:value="-0.0888230150165925" calcext:value-type="float">
            <text:p>-0,088823015016593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ATAN2([.$E$2];[.A171]) / RADIANS([.$F$2])" office:value-type="float" office:value="0.959234968997044" calcext:value-type="float">
            <text:p>0,959234968997044</text:p>
          </table:table-cell>
          <table:table-cell table:formula="of:=[.A171] * [.$H$2]" office:value-type="float" office:value="0.958446627515393" calcext:value-type="float">
            <text:p>0,958446627515393</text:p>
          </table:table-cell>
          <table:table-cell table:formula="of:=([.C171]-[.B171]) * 100" office:value-type="float" office:value="-0.0788341481651744" calcext:value-type="float">
            <text:p>-0,078834148165175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ATAN2([.$E$2];[.A172]) / RADIANS([.$F$2])" office:value-type="float" office:value="0.964804531609816" calcext:value-type="float">
            <text:p>0,964804531609816</text:p>
          </table:table-cell>
          <table:table-cell table:formula="of:=[.A172] * [.$H$2]" office:value-type="float" office:value="0.96411790933501" calcext:value-type="float">
            <text:p>0,96411790933501</text:p>
          </table:table-cell>
          <table:table-cell table:formula="of:=([.C172]-[.B172]) * 100" office:value-type="float" office:value="-0.0686622274805093" calcext:value-type="float">
            <text:p>-0,068662227480509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ATAN2([.$E$2];[.A173]) / RADIANS([.$F$2])" office:value-type="float" office:value="0.970372254065847" calcext:value-type="float">
            <text:p>0,970372254065847</text:p>
          </table:table-cell>
          <table:table-cell table:formula="of:=[.A173] * [.$H$2]" office:value-type="float" office:value="0.969789191154628" calcext:value-type="float">
            <text:p>0,969789191154628</text:p>
          </table:table-cell>
          <table:table-cell table:formula="of:=([.C173]-[.B173]) * 100" office:value-type="float" office:value="-0.0583062911218901" calcext:value-type="float">
            <text:p>-0,05830629112189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ATAN2([.$E$2];[.A174]) / RADIANS([.$F$2])" office:value-type="float" office:value="0.975938126766988" calcext:value-type="float">
            <text:p>0,975938126766988</text:p>
          </table:table-cell>
          <table:table-cell table:formula="of:=[.A174] * [.$H$2]" office:value-type="float" office:value="0.975460472974246" calcext:value-type="float">
            <text:p>0,975460472974246</text:p>
          </table:table-cell>
          <table:table-cell table:formula="of:=([.C174]-[.B174]) * 100" office:value-type="float" office:value="-0.0477653792741672" calcext:value-type="float">
            <text:p>-0,047765379274167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ATAN2([.$E$2];[.A175]) / RADIANS([.$F$2])" office:value-type="float" office:value="0.981502140135427" calcext:value-type="float">
            <text:p>0,981502140135427</text:p>
          </table:table-cell>
          <table:table-cell table:formula="of:=[.A175] * [.$H$2]" office:value-type="float" office:value="0.981131754793864" calcext:value-type="float">
            <text:p>0,981131754793864</text:p>
          </table:table-cell>
          <table:table-cell table:formula="of:=([.C175]-[.B175]) * 100" office:value-type="float" office:value="-0.0370385341563306" calcext:value-type="float">
            <text:p>-0,037038534156331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ATAN2([.$E$2];[.A176]) / RADIANS([.$F$2])" office:value-type="float" office:value="0.98706428461378" calcext:value-type="float">
            <text:p>0,98706428461378</text:p>
          </table:table-cell>
          <table:table-cell table:formula="of:=[.A176] * [.$H$2]" office:value-type="float" office:value="0.986803036613481" calcext:value-type="float">
            <text:p>0,986803036613481</text:p>
          </table:table-cell>
          <table:table-cell table:formula="of:=([.C176]-[.B176]) * 100" office:value-type="float" office:value="-0.0261248000298364" calcext:value-type="float">
            <text:p>-0,026124800029837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ATAN2([.$E$2];[.A177]) / RADIANS([.$F$2])" office:value-type="float" office:value="0.992624550665171" calcext:value-type="float">
            <text:p>0,992624550665171</text:p>
          </table:table-cell>
          <table:table-cell table:formula="of:=[.A177] * [.$H$2]" office:value-type="float" office:value="0.992474318433099" calcext:value-type="float">
            <text:p>0,992474318433099</text:p>
          </table:table-cell>
          <table:table-cell table:formula="of:=([.C177]-[.B177]) * 100" office:value-type="float" office:value="-0.0150232232071446" calcext:value-type="float">
            <text:p>-0,015023223207145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ATAN2([.$E$2];[.A178]) / RADIANS([.$F$2])" office:value-type="float" office:value="0.998182928773317" calcext:value-type="float">
            <text:p>0,998182928773317</text:p>
          </table:table-cell>
          <table:table-cell table:formula="of:=[.A178] * [.$H$2]" office:value-type="float" office:value="0.998145600252717" calcext:value-type="float">
            <text:p>0,998145600252717</text:p>
          </table:table-cell>
          <table:table-cell table:formula="of:=([.C178]-[.B178]) * 100" office:value-type="float" office:value="-0.00373285205997886" calcext:value-type="float">
            <text:p>-0,003732852059979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ATAN2([.$E$2];[.A179]) / RADIANS([.$F$2])" office:value-type="float" office:value="1.00373940944261" calcext:value-type="float">
            <text:p>1,00373940944261</text:p>
          </table:table-cell>
          <table:table-cell table:formula="of:=[.A179] * [.$H$2]" office:value-type="float" office:value="1.00381688207233" calcext:value-type="float">
            <text:p>1,00381688207233</text:p>
          </table:table-cell>
          <table:table-cell table:formula="of:=([.C179]-[.B179]) * 100" office:value-type="float" office:value="0.00774726297241291" calcext:value-type="float">
            <text:p>0,007747262972413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ATAN2([.$E$2];[.A180]) / RADIANS([.$F$2])" office:value-type="float" office:value="1.0092939831982" calcext:value-type="float">
            <text:p>1,0092939831982</text:p>
          </table:table-cell>
          <table:table-cell table:formula="of:=[.A180] * [.$H$2]" office:value-type="float" office:value="1.00948816389195" calcext:value-type="float">
            <text:p>1,00948816389195</text:p>
          </table:table-cell>
          <table:table-cell table:formula="of:=([.C180]-[.B180]) * 100" office:value-type="float" office:value="0.019418069374888" calcext:value-type="float">
            <text:p>0,019418069374888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ATAN2([.$E$2];[.A181]) / RADIANS([.$F$2])" office:value-type="float" office:value="1.01484664058609" calcext:value-type="float">
            <text:p>1,01484664058609</text:p>
          </table:table-cell>
          <table:table-cell table:formula="of:=[.A181] * [.$H$2]" office:value-type="float" office:value="1.01515944571157" calcext:value-type="float">
            <text:p>1,01515944571157</text:p>
          </table:table-cell>
          <table:table-cell table:formula="of:=([.C181]-[.B181]) * 100" office:value-type="float" office:value="0.0312805125484594" calcext:value-type="float">
            <text:p>0,03128051254846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ATAN2([.$E$2];[.A182]) / RADIANS([.$F$2])" office:value-type="float" office:value="1.02039737217317" calcext:value-type="float">
            <text:p>1,02039737217317</text:p>
          </table:table-cell>
          <table:table-cell table:formula="of:=[.A182] * [.$H$2]" office:value-type="float" office:value="1.02083072753119" calcext:value-type="float">
            <text:p>1,02083072753119</text:p>
          </table:table-cell>
          <table:table-cell table:formula="of:=([.C182]-[.B182]) * 100" office:value-type="float" office:value="0.0433355358019361" calcext:value-type="float">
            <text:p>0,043335535801936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ATAN2([.$E$2];[.A183]) / RADIANS([.$F$2])" office:value-type="float" office:value="1.02594616854737" calcext:value-type="float">
            <text:p>1,02594616854737</text:p>
          </table:table-cell>
          <table:table-cell table:formula="of:=[.A183] * [.$H$2]" office:value-type="float" office:value="1.02650200935081" calcext:value-type="float">
            <text:p>1,02650200935081</text:p>
          </table:table-cell>
          <table:table-cell table:formula="of:=([.C183]-[.B183]) * 100" office:value-type="float" office:value="0.0555840803439622" calcext:value-type="float">
            <text:p>0,055584080343962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ATAN2([.$E$2];[.A184]) / RADIANS([.$F$2])" office:value-type="float" office:value="1.03149302031767" calcext:value-type="float">
            <text:p>1,03149302031767</text:p>
          </table:table-cell>
          <table:table-cell table:formula="of:=[.A184] * [.$H$2]" office:value-type="float" office:value="1.03217329117042" calcext:value-type="float">
            <text:p>1,03217329117042</text:p>
          </table:table-cell>
          <table:table-cell table:formula="of:=([.C184]-[.B184]) * 100" office:value-type="float" office:value="0.068027085275113" calcext:value-type="float">
            <text:p>0,068027085275113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ATAN2([.$E$2];[.A185]) / RADIANS([.$F$2])" office:value-type="float" office:value="1.03703791811424" calcext:value-type="float">
            <text:p>1,03703791811424</text:p>
          </table:table-cell>
          <table:table-cell table:formula="of:=[.A185] * [.$H$2]" office:value-type="float" office:value="1.03784457299004" calcext:value-type="float">
            <text:p>1,03784457299004</text:p>
          </table:table-cell>
          <table:table-cell table:formula="of:=([.C185]-[.B185]) * 100" office:value-type="float" office:value="0.0806654875796786" calcext:value-type="float">
            <text:p>0,080665487579679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ATAN2([.$E$2];[.A186]) / RADIANS([.$F$2])" office:value-type="float" office:value="1.04258085258848" calcext:value-type="float">
            <text:p>1,04258085258848</text:p>
          </table:table-cell>
          <table:table-cell table:formula="of:=[.A186] * [.$H$2]" office:value-type="float" office:value="1.04351585480966" calcext:value-type="float">
            <text:p>1,04351585480966</text:p>
          </table:table-cell>
          <table:table-cell table:formula="of:=([.C186]-[.B186]) * 100" office:value-type="float" office:value="0.0935002221179815" calcext:value-type="float">
            <text:p>0,093500222117982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ATAN2([.$E$2];[.A187]) / RADIANS([.$F$2])" office:value-type="float" office:value="1.04812181441309" calcext:value-type="float">
            <text:p>1,04812181441309</text:p>
          </table:table-cell>
          <table:table-cell table:formula="of:=[.A187] * [.$H$2]" office:value-type="float" office:value="1.04918713662928" calcext:value-type="float">
            <text:p>1,04918713662928</text:p>
          </table:table-cell>
          <table:table-cell table:formula="of:=([.C187]-[.B187]) * 100" office:value-type="float" office:value="0.106532221618427" calcext:value-type="float">
            <text:p>0,106532221618427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ATAN2([.$E$2];[.A188]) / RADIANS([.$F$2])" office:value-type="float" office:value="1.0536607942822" calcext:value-type="float">
            <text:p>1,0536607942822</text:p>
          </table:table-cell>
          <table:table-cell table:formula="of:=[.A188] * [.$H$2]" office:value-type="float" office:value="1.05485841844889" calcext:value-type="float">
            <text:p>1,05485841844889</text:p>
          </table:table-cell>
          <table:table-cell table:formula="of:=([.C188]-[.B188]) * 100" office:value-type="float" office:value="0.119762416669711" calcext:value-type="float">
            <text:p>0,119762416669711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ATAN2([.$E$2];[.A189]) / RADIANS([.$F$2])" office:value-type="float" office:value="1.05919778291138" calcext:value-type="float">
            <text:p>1,05919778291138</text:p>
          </table:table-cell>
          <table:table-cell table:formula="of:=[.A189] * [.$H$2]" office:value-type="float" office:value="1.06052970026851" calcext:value-type="float">
            <text:p>1,06052970026851</text:p>
          </table:table-cell>
          <table:table-cell table:formula="of:=([.C189]-[.B189]) * 100" office:value-type="float" office:value="0.133191735713134" calcext:value-type="float">
            <text:p>0,133191735713134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ATAN2([.$E$2];[.A190]) / RADIANS([.$F$2])" office:value-type="float" office:value="1.06473277103778" calcext:value-type="float">
            <text:p>1,06473277103778</text:p>
          </table:table-cell>
          <table:table-cell table:formula="of:=[.A190] * [.$H$2]" office:value-type="float" office:value="1.06620098208813" calcext:value-type="float">
            <text:p>1,06620098208813</text:p>
          </table:table-cell>
          <table:table-cell table:formula="of:=([.C190]-[.B190]) * 100" office:value-type="float" office:value="0.146821105034811" calcext:value-type="float">
            <text:p>0,146821105034811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ATAN2([.$E$2];[.A191]) / RADIANS([.$F$2])" office:value-type="float" office:value="1.07026574942016" calcext:value-type="float">
            <text:p>1,07026574942016</text:p>
          </table:table-cell>
          <table:table-cell table:formula="of:=[.A191] * [.$H$2]" office:value-type="float" office:value="1.07187226390775" calcext:value-type="float">
            <text:p>1,07187226390775</text:p>
          </table:table-cell>
          <table:table-cell table:formula="of:=([.C191]-[.B191]) * 100" office:value-type="float" office:value="0.160651448758231" calcext:value-type="float">
            <text:p>0,160651448758231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ATAN2([.$E$2];[.A192]) / RADIANS([.$F$2])" office:value-type="float" office:value="1.075796708839" calcext:value-type="float">
            <text:p>1,075796708839</text:p>
          </table:table-cell>
          <table:table-cell table:formula="of:=[.A192] * [.$H$2]" office:value-type="float" office:value="1.07754354572736" calcext:value-type="float">
            <text:p>1,07754354572736</text:p>
          </table:table-cell>
          <table:table-cell table:formula="of:=([.C192]-[.B192]) * 100" office:value-type="float" office:value="0.174683688836441" calcext:value-type="float">
            <text:p>0,174683688836441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ATAN2([.$E$2];[.A193]) / RADIANS([.$F$2])" office:value-type="float" office:value="1.08132564009654" calcext:value-type="float">
            <text:p>1,08132564009654</text:p>
          </table:table-cell>
          <table:table-cell table:formula="of:=[.A193] * [.$H$2]" office:value-type="float" office:value="1.08321482754698" calcext:value-type="float">
            <text:p>1,08321482754698</text:p>
          </table:table-cell>
          <table:table-cell table:formula="of:=([.C193]-[.B193]) * 100" office:value-type="float" office:value="0.188918745044675" calcext:value-type="float">
            <text:p>0,188918745044675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ATAN2([.$E$2];[.A194]) / RADIANS([.$F$2])" office:value-type="float" office:value="1.08685253401687" calcext:value-type="float">
            <text:p>1,08685253401687</text:p>
          </table:table-cell>
          <table:table-cell table:formula="of:=[.A194] * [.$H$2]" office:value-type="float" office:value="1.0888861093666" calcext:value-type="float">
            <text:p>1,0888861093666</text:p>
          </table:table-cell>
          <table:table-cell table:formula="of:=([.C194]-[.B194]) * 100" office:value-type="float" office:value="0.203357534972959" calcext:value-type="float">
            <text:p>0,203357534972959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ATAN2([.$E$2];[.A195]) / RADIANS([.$F$2])" office:value-type="float" office:value="1.09237738144603" calcext:value-type="float">
            <text:p>1,09237738144603</text:p>
          </table:table-cell>
          <table:table-cell table:formula="of:=[.A195] * [.$H$2]" office:value-type="float" office:value="1.09455739118622" calcext:value-type="float">
            <text:p>1,09455739118622</text:p>
          </table:table-cell>
          <table:table-cell table:formula="of:=([.C195]-[.B195]) * 100" office:value-type="float" office:value="0.218000974018495" calcext:value-type="float">
            <text:p>0,218000974018495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ATAN2([.$E$2];[.A196]) / RADIANS([.$F$2])" office:value-type="float" office:value="1.09790017325205" calcext:value-type="float">
            <text:p>1,09790017325205</text:p>
          </table:table-cell>
          <table:table-cell table:formula="of:=[.A196] * [.$H$2]" office:value-type="float" office:value="1.10022867300584" calcext:value-type="float">
            <text:p>1,10022867300584</text:p>
          </table:table-cell>
          <table:table-cell table:formula="of:=([.C196]-[.B196]) * 100" office:value-type="float" office:value="0.232849975378513" calcext:value-type="float">
            <text:p>0,232849975378513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ATAN2([.$E$2];[.A197]) / RADIANS([.$F$2])" office:value-type="float" office:value="1.10342090032503" calcext:value-type="float">
            <text:p>1,10342090032503</text:p>
          </table:table-cell>
          <table:table-cell table:formula="of:=[.A197] * [.$H$2]" office:value-type="float" office:value="1.10589995482545" calcext:value-type="float">
            <text:p>1,10589995482545</text:p>
          </table:table-cell>
          <table:table-cell table:formula="of:=([.C197]-[.B197]) * 100" office:value-type="float" office:value="0.247905450042829" calcext:value-type="float">
            <text:p>0,247905450042829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ATAN2([.$E$2];[.A198]) / RADIANS([.$F$2])" office:value-type="float" office:value="1.1089395535772" calcext:value-type="float">
            <text:p>1,1089395535772</text:p>
          </table:table-cell>
          <table:table-cell table:formula="of:=[.A198] * [.$H$2]" office:value-type="float" office:value="1.11157123664507" calcext:value-type="float">
            <text:p>1,11157123664507</text:p>
          </table:table-cell>
          <table:table-cell table:formula="of:=([.C198]-[.B198]) * 100" office:value-type="float" office:value="0.263168306786743" calcext:value-type="float">
            <text:p>0,263168306786743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ATAN2([.$E$2];[.A199]) / RADIANS([.$F$2])" office:value-type="float" office:value="1.11445612394305" calcext:value-type="float">
            <text:p>1,11445612394305</text:p>
          </table:table-cell>
          <table:table-cell table:formula="of:=[.A199] * [.$H$2]" office:value-type="float" office:value="1.11724251846469" calcext:value-type="float">
            <text:p>1,11724251846469</text:p>
          </table:table-cell>
          <table:table-cell table:formula="of:=([.C199]-[.B199]) * 100" office:value-type="float" office:value="0.278639452163687" calcext:value-type="float">
            <text:p>0,278639452163687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ATAN2([.$E$2];[.A200]) / RADIANS([.$F$2])" office:value-type="float" office:value="1.11997060237932" calcext:value-type="float">
            <text:p>1,11997060237932</text:p>
          </table:table-cell>
          <table:table-cell table:formula="of:=[.A200] * [.$H$2]" office:value-type="float" office:value="1.12291380028431" calcext:value-type="float">
            <text:p>1,12291380028431</text:p>
          </table:table-cell>
          <table:table-cell table:formula="of:=([.C200]-[.B200]) * 100" office:value-type="float" office:value="0.294319790498299" calcext:value-type="float">
            <text:p>0,294319790498299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ATAN2([.$E$2];[.A201]) / RADIANS([.$F$2])" office:value-type="float" office:value="1.12548297986513" calcext:value-type="float">
            <text:p>1,12548297986513</text:p>
          </table:table-cell>
          <table:table-cell table:formula="of:=[.A201] * [.$H$2]" office:value-type="float" office:value="1.12858508210392" calcext:value-type="float">
            <text:p>1,12858508210392</text:p>
          </table:table-cell>
          <table:table-cell table:formula="of:=([.C201]-[.B201]) * 100" office:value-type="float" office:value="0.310210223879204" calcext:value-type="float">
            <text:p>0,310210223879204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ATAN2([.$E$2];[.A202]) / RADIANS([.$F$2])" office:value-type="float" office:value="1.13099324740202" calcext:value-type="float">
            <text:p>1,13099324740202</text:p>
          </table:table-cell>
          <table:table-cell table:formula="of:=[.A202] * [.$H$2]" office:value-type="float" office:value="1.13425636392354" calcext:value-type="float">
            <text:p>1,13425636392354</text:p>
          </table:table-cell>
          <table:table-cell table:formula="of:=([.C202]-[.B202]) * 100" office:value-type="float" office:value="0.326311652152067" calcext:value-type="float">
            <text:p>0,326311652152067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ATAN2([.$E$2];[.A203]) / RADIANS([.$F$2])" office:value-type="float" office:value="1.13650139601403" calcext:value-type="float">
            <text:p>1,13650139601403</text:p>
          </table:table-cell>
          <table:table-cell table:formula="of:=[.A203] * [.$H$2]" office:value-type="float" office:value="1.13992764574316" calcext:value-type="float">
            <text:p>1,13992764574316</text:p>
          </table:table-cell>
          <table:table-cell table:formula="of:=([.C203]-[.B203]) * 100" office:value-type="float" office:value="0.342624972912531" calcext:value-type="float">
            <text:p>0,342624972912531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ATAN2([.$E$2];[.A204]) / RADIANS([.$F$2])" office:value-type="float" office:value="1.14200741674778" calcext:value-type="float">
            <text:p>1,14200741674778</text:p>
          </table:table-cell>
          <table:table-cell table:formula="of:=[.A204] * [.$H$2]" office:value-type="float" office:value="1.14559892756278" calcext:value-type="float">
            <text:p>1,14559892756278</text:p>
          </table:table-cell>
          <table:table-cell table:formula="of:=([.C204]-[.B204]) * 100" office:value-type="float" office:value="0.359151081499509" calcext:value-type="float">
            <text:p>0,359151081499509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ATAN2([.$E$2];[.A205]) / RADIANS([.$F$2])" office:value-type="float" office:value="1.14751130067251" calcext:value-type="float">
            <text:p>1,14751130067251</text:p>
          </table:table-cell>
          <table:table-cell table:formula="of:=[.A205] * [.$H$2]" office:value-type="float" office:value="1.1512702093824" calcext:value-type="float">
            <text:p>1,1512702093824</text:p>
          </table:table-cell>
          <table:table-cell table:formula="of:=([.C205]-[.B205]) * 100" office:value-type="float" office:value="0.375890870988238" calcext:value-type="float">
            <text:p>0,375890870988238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ATAN2([.$E$2];[.A206]) / RADIANS([.$F$2])" office:value-type="float" office:value="1.15301303888018" calcext:value-type="float">
            <text:p>1,15301303888018</text:p>
          </table:table-cell>
          <table:table-cell table:formula="of:=[.A206] * [.$H$2]" office:value-type="float" office:value="1.15694149120201" calcext:value-type="float">
            <text:p>1,15694149120201</text:p>
          </table:table-cell>
          <table:table-cell table:formula="of:=([.C206]-[.B206]) * 100" office:value-type="float" office:value="0.392845232183392" calcext:value-type="float">
            <text:p>0,392845232183392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ATAN2([.$E$2];[.A207]) / RADIANS([.$F$2])" office:value-type="float" office:value="1.15851262248551" calcext:value-type="float">
            <text:p>1,15851262248551</text:p>
          </table:table-cell>
          <table:table-cell table:formula="of:=[.A207] * [.$H$2]" office:value-type="float" office:value="1.16261277302163" calcext:value-type="float">
            <text:p>1,16261277302163</text:p>
          </table:table-cell>
          <table:table-cell table:formula="of:=([.C207]-[.B207]) * 100" office:value-type="float" office:value="0.410015053612534" calcext:value-type="float">
            <text:p>0,410015053612534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ATAN2([.$E$2];[.A208]) / RADIANS([.$F$2])" office:value-type="float" office:value="1.16401004262605" calcext:value-type="float">
            <text:p>1,16401004262605</text:p>
          </table:table-cell>
          <table:table-cell table:formula="of:=[.A208] * [.$H$2]" office:value-type="float" office:value="1.16828405484125" calcext:value-type="float">
            <text:p>1,16828405484125</text:p>
          </table:table-cell>
          <table:table-cell table:formula="of:=([.C208]-[.B208]) * 100" office:value-type="float" office:value="0.427401221519363" calcext:value-type="float">
            <text:p>0,427401221519363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ATAN2([.$E$2];[.A209]) / RADIANS([.$F$2])" office:value-type="float" office:value="1.1695052904623" calcext:value-type="float">
            <text:p>1,1695052904623</text:p>
          </table:table-cell>
          <table:table-cell table:formula="of:=[.A209] * [.$H$2]" office:value-type="float" office:value="1.17395533666087" calcext:value-type="float">
            <text:p>1,17395533666087</text:p>
          </table:table-cell>
          <table:table-cell table:formula="of:=([.C209]-[.B209]) * 100" office:value-type="float" office:value="0.445004619856992" calcext:value-type="float">
            <text:p>0,445004619856992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ATAN2([.$E$2];[.A210]) / RADIANS([.$F$2])" office:value-type="float" office:value="1.17499835717767" calcext:value-type="float">
            <text:p>1,17499835717767</text:p>
          </table:table-cell>
          <table:table-cell table:formula="of:=[.A210] * [.$H$2]" office:value-type="float" office:value="1.17962661848048" calcext:value-type="float">
            <text:p>1,17962661848048</text:p>
          </table:table-cell>
          <table:table-cell table:formula="of:=([.C210]-[.B210]) * 100" office:value-type="float" office:value="0.462826130281613" calcext:value-type="float">
            <text:p>0,462826130281613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ATAN2([.$E$2];[.A211]) / RADIANS([.$F$2])" office:value-type="float" office:value="1.18048923397864" calcext:value-type="float">
            <text:p>1,18048923397864</text:p>
          </table:table-cell>
          <table:table-cell table:formula="of:=[.A211] * [.$H$2]" office:value-type="float" office:value="1.1852979003001" calcext:value-type="float">
            <text:p>1,1852979003001</text:p>
          </table:table-cell>
          <table:table-cell table:formula="of:=([.C211]-[.B211]) * 100" office:value-type="float" office:value="0.480866632145771" calcext:value-type="float">
            <text:p>0,480866632145771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ATAN2([.$E$2];[.A212]) / RADIANS([.$F$2])" office:value-type="float" office:value="1.1859779120948" calcext:value-type="float">
            <text:p>1,1859779120948</text:p>
          </table:table-cell>
          <table:table-cell table:formula="of:=[.A212] * [.$H$2]" office:value-type="float" office:value="1.19096918211972" calcext:value-type="float">
            <text:p>1,19096918211972</text:p>
          </table:table-cell>
          <table:table-cell table:formula="of:=([.C212]-[.B212]) * 100" office:value-type="float" office:value="0.499127002492106" calcext:value-type="float">
            <text:p>0,499127002492106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ATAN2([.$E$2];[.A213]) / RADIANS([.$F$2])" office:value-type="float" office:value="1.19146438277887" calcext:value-type="float">
            <text:p>1,19146438277887</text:p>
          </table:table-cell>
          <table:table-cell table:formula="of:=[.A213] * [.$H$2]" office:value-type="float" office:value="1.19664046393934" calcext:value-type="float">
            <text:p>1,19664046393934</text:p>
          </table:table-cell>
          <table:table-cell table:formula="of:=([.C213]-[.B213]) * 100" office:value-type="float" office:value="0.517608116046797" calcext:value-type="float">
            <text:p>0,517608116046797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ATAN2([.$E$2];[.A214]) / RADIANS([.$F$2])" office:value-type="float" office:value="1.19694863730682" calcext:value-type="float">
            <text:p>1,19694863730682</text:p>
          </table:table-cell>
          <table:table-cell table:formula="of:=[.A214] * [.$H$2]" office:value-type="float" office:value="1.20231174575895" calcext:value-type="float">
            <text:p>1,20231174575895</text:p>
          </table:table-cell>
          <table:table-cell table:formula="of:=([.C214]-[.B214]) * 100" office:value-type="float" office:value="0.53631084521335" calcext:value-type="float">
            <text:p>0,53631084521335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ATAN2([.$E$2];[.A215]) / RADIANS([.$F$2])" office:value-type="float" office:value="1.20243066697791" calcext:value-type="float">
            <text:p>1,20243066697791</text:p>
          </table:table-cell>
          <table:table-cell table:formula="of:=[.A215] * [.$H$2]" office:value-type="float" office:value="1.20798302757857" calcext:value-type="float">
            <text:p>1,20798302757857</text:p>
          </table:table-cell>
          <table:table-cell table:formula="of:=([.C215]-[.B215]) * 100" office:value-type="float" office:value="0.555236060066311" calcext:value-type="float">
            <text:p>0,555236060066311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ATAN2([.$E$2];[.A216]) / RADIANS([.$F$2])" office:value-type="float" office:value="1.20791046311474" calcext:value-type="float">
            <text:p>1,20791046311474</text:p>
          </table:table-cell>
          <table:table-cell table:formula="of:=[.A216] * [.$H$2]" office:value-type="float" office:value="1.21365430939819" calcext:value-type="float">
            <text:p>1,21365430939819</text:p>
          </table:table-cell>
          <table:table-cell table:formula="of:=([.C216]-[.B216]) * 100" office:value-type="float" office:value="0.574384628344959" calcext:value-type="float">
            <text:p>0,574384628344959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ATAN2([.$E$2];[.A217]) / RADIANS([.$F$2])" office:value-type="float" office:value="1.21338801706333" calcext:value-type="float">
            <text:p>1,21338801706333</text:p>
          </table:table-cell>
          <table:table-cell table:formula="of:=[.A217] * [.$H$2]" office:value-type="float" office:value="1.21932559121781" calcext:value-type="float">
            <text:p>1,21932559121781</text:p>
          </table:table-cell>
          <table:table-cell table:formula="of:=([.C217]-[.B217]) * 100" office:value-type="float" office:value="0.593757415447249" calcext:value-type="float">
            <text:p>0,593757415447249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ATAN2([.$E$2];[.A218]) / RADIANS([.$F$2])" office:value-type="float" office:value="1.21886332019319" calcext:value-type="float">
            <text:p>1,21886332019319</text:p>
          </table:table-cell>
          <table:table-cell table:formula="of:=[.A218] * [.$H$2]" office:value-type="float" office:value="1.22499687303743" calcext:value-type="float">
            <text:p>1,22499687303743</text:p>
          </table:table-cell>
          <table:table-cell table:formula="of:=([.C218]-[.B218]) * 100" office:value-type="float" office:value="0.6133552844237" calcext:value-type="float">
            <text:p>0,6133552844237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ATAN2([.$E$2];[.A219]) / RADIANS([.$F$2])" office:value-type="float" office:value="1.22433636389733" calcext:value-type="float">
            <text:p>1,22433636389733</text:p>
          </table:table-cell>
          <table:table-cell table:formula="of:=[.A219] * [.$H$2]" office:value-type="float" office:value="1.23066815485704" calcext:value-type="float">
            <text:p>1,23066815485704</text:p>
          </table:table-cell>
          <table:table-cell table:formula="of:=([.C219]-[.B219]) * 100" office:value-type="float" office:value="0.633179095971204" calcext:value-type="float">
            <text:p>0,633179095971204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ATAN2([.$E$2];[.A220]) / RADIANS([.$F$2])" office:value-type="float" office:value="1.22980713959239" calcext:value-type="float">
            <text:p>1,22980713959239</text:p>
          </table:table-cell>
          <table:table-cell table:formula="of:=[.A220] * [.$H$2]" office:value-type="float" office:value="1.23633943667666" calcext:value-type="float">
            <text:p>1,23633943667666</text:p>
          </table:table-cell>
          <table:table-cell table:formula="of:=([.C220]-[.B220]) * 100" office:value-type="float" office:value="0.653229708427316" calcext:value-type="float">
            <text:p>0,653229708427316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ATAN2([.$E$2];[.A221]) / RADIANS([.$F$2])" office:value-type="float" office:value="1.23527563871864" calcext:value-type="float">
            <text:p>1,23527563871864</text:p>
          </table:table-cell>
          <table:table-cell table:formula="of:=[.A221] * [.$H$2]" office:value-type="float" office:value="1.24201071849628" calcext:value-type="float">
            <text:p>1,24201071849628</text:p>
          </table:table-cell>
          <table:table-cell table:formula="of:=([.C221]-[.B221]) * 100" office:value-type="float" office:value="0.673507977764043" calcext:value-type="float">
            <text:p>0,673507977764043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ATAN2([.$E$2];[.A222]) / RADIANS([.$F$2])" office:value-type="float" office:value="1.24074185274007" calcext:value-type="float">
            <text:p>1,24074185274007</text:p>
          </table:table-cell>
          <table:table-cell table:formula="of:=[.A222] * [.$H$2]" office:value-type="float" office:value="1.2476820003159" calcext:value-type="float">
            <text:p>1,2476820003159</text:p>
          </table:table-cell>
          <table:table-cell table:formula="of:=([.C222]-[.B222]) * 100" office:value-type="float" office:value="0.694014757582151" calcext:value-type="float">
            <text:p>0,69401475758215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ATAN2([.$E$2];[.A223]) / RADIANS([.$F$2])" office:value-type="float" office:value="1.24620577314446" calcext:value-type="float">
            <text:p>1,24620577314446</text:p>
          </table:table-cell>
          <table:table-cell table:formula="of:=[.A223] * [.$H$2]" office:value-type="float" office:value="1.25335328213551" calcext:value-type="float">
            <text:p>1,25335328213551</text:p>
          </table:table-cell>
          <table:table-cell table:formula="of:=([.C223]-[.B223]) * 100" office:value-type="float" office:value="0.714750899105243" calcext:value-type="float">
            <text:p>0,714750899105243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ATAN2([.$E$2];[.A224]) / RADIANS([.$F$2])" office:value-type="float" office:value="1.25166739144339" calcext:value-type="float">
            <text:p>1,25166739144339</text:p>
          </table:table-cell>
          <table:table-cell table:formula="of:=[.A224] * [.$H$2]" office:value-type="float" office:value="1.25902456395513" calcext:value-type="float">
            <text:p>1,25902456395513</text:p>
          </table:table-cell>
          <table:table-cell table:formula="of:=([.C224]-[.B224]) * 100" office:value-type="float" office:value="0.735717251174095" calcext:value-type="float">
            <text:p>0,735717251174095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ATAN2([.$E$2];[.A225]) / RADIANS([.$F$2])" office:value-type="float" office:value="1.25712669917234" calcext:value-type="float">
            <text:p>1,25712669917234</text:p>
          </table:table-cell>
          <table:table-cell table:formula="of:=[.A225] * [.$H$2]" office:value-type="float" office:value="1.26469584577475" calcext:value-type="float">
            <text:p>1,26469584577475</text:p>
          </table:table-cell>
          <table:table-cell table:formula="of:=([.C225]-[.B225]) * 100" office:value-type="float" office:value="0.756914660240859" calcext:value-type="float">
            <text:p>0,756914660240859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ATAN2([.$E$2];[.A226]) / RADIANS([.$F$2])" office:value-type="float" office:value="1.26258368789073" calcext:value-type="float">
            <text:p>1,26258368789073</text:p>
          </table:table-cell>
          <table:table-cell table:formula="of:=[.A226] * [.$H$2]" office:value-type="float" office:value="1.27036712759437" calcext:value-type="float">
            <text:p>1,27036712759437</text:p>
          </table:table-cell>
          <table:table-cell table:formula="of:=([.C226]-[.B226]) * 100" office:value-type="float" office:value="0.778343970363538" calcext:value-type="float">
            <text:p>0,778343970363538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ATAN2([.$E$2];[.A227]) / RADIANS([.$F$2])" office:value-type="float" office:value="1.26803834918198" calcext:value-type="float">
            <text:p>1,26803834918198</text:p>
          </table:table-cell>
          <table:table-cell table:formula="of:=[.A227] * [.$H$2]" office:value-type="float" office:value="1.27603840941398" calcext:value-type="float">
            <text:p>1,27603840941398</text:p>
          </table:table-cell>
          <table:table-cell table:formula="of:=([.C227]-[.B227]) * 100" office:value-type="float" office:value="0.80000602320025" calcext:value-type="float">
            <text:p>0,80000602320025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ATAN2([.$E$2];[.A228]) / RADIANS([.$F$2])" office:value-type="float" office:value="1.27349067465356" calcext:value-type="float">
            <text:p>1,27349067465356</text:p>
          </table:table-cell>
          <table:table-cell table:formula="of:=[.A228] * [.$H$2]" office:value-type="float" office:value="1.2817096912336" calcext:value-type="float">
            <text:p>1,2817096912336</text:p>
          </table:table-cell>
          <table:table-cell table:formula="of:=([.C228]-[.B228]) * 100" office:value-type="float" office:value="0.821901658003865" calcext:value-type="float">
            <text:p>0,821901658003865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ATAN2([.$E$2];[.A229]) / RADIANS([.$F$2])" office:value-type="float" office:value="1.27894065593706" calcext:value-type="float">
            <text:p>1,27894065593706</text:p>
          </table:table-cell>
          <table:table-cell table:formula="of:=[.A229] * [.$H$2]" office:value-type="float" office:value="1.28738097305322" calcext:value-type="float">
            <text:p>1,28738097305322</text:p>
          </table:table-cell>
          <table:table-cell table:formula="of:=([.C229]-[.B229]) * 100" office:value-type="float" office:value="0.844031711616333" calcext:value-type="float">
            <text:p>0,844031711616333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ATAN2([.$E$2];[.A230]) / RADIANS([.$F$2])" office:value-type="float" office:value="1.2843882846882" calcext:value-type="float">
            <text:p>1,2843882846882</text:p>
          </table:table-cell>
          <table:table-cell table:formula="of:=[.A230] * [.$H$2]" office:value-type="float" office:value="1.29305225487284" calcext:value-type="float">
            <text:p>1,29305225487284</text:p>
          </table:table-cell>
          <table:table-cell table:formula="of:=([.C230]-[.B230]) * 100" office:value-type="float" office:value="0.866397018463516" calcext:value-type="float">
            <text:p>0,866397018463516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ATAN2([.$E$2];[.A231]) / RADIANS([.$F$2])" office:value-type="float" office:value="1.28983355258696" calcext:value-type="float">
            <text:p>1,28983355258696</text:p>
          </table:table-cell>
          <table:table-cell table:formula="of:=[.A231] * [.$H$2]" office:value-type="float" office:value="1.29872353669246" calcext:value-type="float">
            <text:p>1,29872353669246</text:p>
          </table:table-cell>
          <table:table-cell table:formula="of:=([.C231]-[.B231]) * 100" office:value-type="float" office:value="0.88899841054968" calcext:value-type="float">
            <text:p>0,88899841054968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ATAN2([.$E$2];[.A232]) / RADIANS([.$F$2])" office:value-type="float" office:value="1.29527645133755" calcext:value-type="float">
            <text:p>1,29527645133755</text:p>
          </table:table-cell>
          <table:table-cell table:formula="of:=[.A232] * [.$H$2]" office:value-type="float" office:value="1.30439481851207" calcext:value-type="float">
            <text:p>1,30439481851207</text:p>
          </table:table-cell>
          <table:table-cell table:formula="of:=([.C232]-[.B232]) * 100" office:value-type="float" office:value="0.911836717452119" calcext:value-type="float">
            <text:p>0,911836717452119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ATAN2([.$E$2];[.A233]) / RADIANS([.$F$2])" office:value-type="float" office:value="1.30071697266853" calcext:value-type="float">
            <text:p>1,30071697266853</text:p>
          </table:table-cell>
          <table:table-cell table:formula="of:=[.A233] * [.$H$2]" office:value-type="float" office:value="1.31006610033169" calcext:value-type="float">
            <text:p>1,31006610033169</text:p>
          </table:table-cell>
          <table:table-cell table:formula="of:=([.C233]-[.B233]) * 100" office:value-type="float" office:value="0.934912766316121" calcext:value-type="float">
            <text:p>0,934912766316121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ATAN2([.$E$2];[.A234]) / RADIANS([.$F$2])" office:value-type="float" office:value="1.30615510833281" calcext:value-type="float">
            <text:p>1,30615510833281</text:p>
          </table:table-cell>
          <table:table-cell table:formula="of:=[.A234] * [.$H$2]" office:value-type="float" office:value="1.31573738215131" calcext:value-type="float">
            <text:p>1,31573738215131</text:p>
          </table:table-cell>
          <table:table-cell table:formula="of:=([.C234]-[.B234]) * 100" office:value-type="float" office:value="0.958227381849719" calcext:value-type="float">
            <text:p>0,958227381849719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ATAN2([.$E$2];[.A235]) / RADIANS([.$F$2])" office:value-type="float" office:value="1.31159085010774" calcext:value-type="float">
            <text:p>1,31159085010774</text:p>
          </table:table-cell>
          <table:table-cell table:formula="of:=[.A235] * [.$H$2]" office:value-type="float" office:value="1.32140866397093" calcext:value-type="float">
            <text:p>1,32140866397093</text:p>
          </table:table-cell>
          <table:table-cell table:formula="of:=([.C235]-[.B235]) * 100" office:value-type="float" office:value="0.981781386318392" calcext:value-type="float">
            <text:p>0,981781386318392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ATAN2([.$E$2];[.A236]) / RADIANS([.$F$2])" office:value-type="float" office:value="1.31702418979514" calcext:value-type="float">
            <text:p>1,31702418979514</text:p>
          </table:table-cell>
          <table:table-cell table:formula="of:=[.A236] * [.$H$2]" office:value-type="float" office:value="1.32707994579054" calcext:value-type="float">
            <text:p>1,32707994579054</text:p>
          </table:table-cell>
          <table:table-cell table:formula="of:=([.C236]-[.B236]) * 100" office:value-type="float" office:value="1.00557559954026" calcext:value-type="float">
            <text:p>1,00557559954026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ATAN2([.$E$2];[.A237]) / RADIANS([.$F$2])" office:value-type="float" office:value="1.32245511922135" calcext:value-type="float">
            <text:p>1,32245511922135</text:p>
          </table:table-cell>
          <table:table-cell table:formula="of:=[.A237] * [.$H$2]" office:value-type="float" office:value="1.33275122761016" calcext:value-type="float">
            <text:p>1,33275122761016</text:p>
          </table:table-cell>
          <table:table-cell table:formula="of:=([.C237]-[.B237]) * 100" office:value-type="float" office:value="1.02961083888087" calcext:value-type="float">
            <text:p>1,02961083888087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ATAN2([.$E$2];[.A238]) / RADIANS([.$F$2])" office:value-type="float" office:value="1.3278836302373" calcext:value-type="float">
            <text:p>1,3278836302373</text:p>
          </table:table-cell>
          <table:table-cell table:formula="of:=[.A238] * [.$H$2]" office:value-type="float" office:value="1.33842250942978" calcext:value-type="float">
            <text:p>1,33842250942978</text:p>
          </table:table-cell>
          <table:table-cell table:formula="of:=([.C238]-[.B238]) * 100" office:value-type="float" office:value="1.05388791924836" calcext:value-type="float">
            <text:p>1,05388791924836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ATAN2([.$E$2];[.A239]) / RADIANS([.$F$2])" office:value-type="float" office:value="1.33330971471851" calcext:value-type="float">
            <text:p>1,33330971471851</text:p>
          </table:table-cell>
          <table:table-cell table:formula="of:=[.A239] * [.$H$2]" office:value-type="float" office:value="1.3440937912494" calcext:value-type="float">
            <text:p>1,3440937912494</text:p>
          </table:table-cell>
          <table:table-cell table:formula="of:=([.C239]-[.B239]) * 100" office:value-type="float" office:value="1.0784076530886" calcext:value-type="float">
            <text:p>1,0784076530886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ATAN2([.$E$2];[.A240]) / RADIANS([.$F$2])" office:value-type="float" office:value="1.33873336456521" calcext:value-type="float">
            <text:p>1,33873336456521</text:p>
          </table:table-cell>
          <table:table-cell table:formula="of:=[.A240] * [.$H$2]" office:value-type="float" office:value="1.34976507306901" calcext:value-type="float">
            <text:p>1,34976507306901</text:p>
          </table:table-cell>
          <table:table-cell table:formula="of:=([.C240]-[.B240]) * 100" office:value-type="float" office:value="1.10317085038005" calcext:value-type="float">
            <text:p>1,10317085038005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ATAN2([.$E$2];[.A241]) / RADIANS([.$F$2])" office:value-type="float" office:value="1.34415457170234" calcext:value-type="float">
            <text:p>1,34415457170234</text:p>
          </table:table-cell>
          <table:table-cell table:formula="of:=[.A241] * [.$H$2]" office:value-type="float" office:value="1.35543635488863" calcext:value-type="float">
            <text:p>1,35543635488863</text:p>
          </table:table-cell>
          <table:table-cell table:formula="of:=([.C241]-[.B241]) * 100" office:value-type="float" office:value="1.1281783186295" calcext:value-type="float">
            <text:p>1,1281783186295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ATAN2([.$E$2];[.A242]) / RADIANS([.$F$2])" office:value-type="float" office:value="1.34957332807958" calcext:value-type="float">
            <text:p>1,34957332807958</text:p>
          </table:table-cell>
          <table:table-cell table:formula="of:=[.A242] * [.$H$2]" office:value-type="float" office:value="1.36110763670825" calcext:value-type="float">
            <text:p>1,36110763670825</text:p>
          </table:table-cell>
          <table:table-cell table:formula="of:=([.C242]-[.B242]) * 100" office:value-type="float" office:value="1.1534308628669" calcext:value-type="float">
            <text:p>1,1534308628669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ATAN2([.$E$2];[.A243]) / RADIANS([.$F$2])" office:value-type="float" office:value="1.35498962567146" calcext:value-type="float">
            <text:p>1,35498962567146</text:p>
          </table:table-cell>
          <table:table-cell table:formula="of:=[.A243] * [.$H$2]" office:value-type="float" office:value="1.36677891852787" calcext:value-type="float">
            <text:p>1,36677891852787</text:p>
          </table:table-cell>
          <table:table-cell table:formula="of:=([.C243]-[.B243]) * 100" office:value-type="float" office:value="1.17892928564081" calcext:value-type="float">
            <text:p>1,17892928564081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ATAN2([.$E$2];[.A244]) / RADIANS([.$F$2])" office:value-type="float" office:value="1.36040345647735" calcext:value-type="float">
            <text:p>1,36040345647735</text:p>
          </table:table-cell>
          <table:table-cell table:formula="of:=[.A244] * [.$H$2]" office:value-type="float" office:value="1.37245020034749" calcext:value-type="float">
            <text:p>1,37245020034749</text:p>
          </table:table-cell>
          <table:table-cell table:formula="of:=([.C244]-[.B244]) * 100" office:value-type="float" office:value="1.20467438701402" calcext:value-type="float">
            <text:p>1,20467438701402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ATAN2([.$E$2];[.A245]) / RADIANS([.$F$2])" office:value-type="float" office:value="1.36581481252152" calcext:value-type="float">
            <text:p>1,36581481252152</text:p>
          </table:table-cell>
          <table:table-cell table:formula="of:=[.A245] * [.$H$2]" office:value-type="float" office:value="1.3781214821671" calcext:value-type="float">
            <text:p>1,3781214821671</text:p>
          </table:table-cell>
          <table:table-cell table:formula="of:=([.C245]-[.B245]) * 100" office:value-type="float" office:value="1.2306669645586" calcext:value-type="float">
            <text:p>1,2306669645586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ATAN2([.$E$2];[.A246]) / RADIANS([.$F$2])" office:value-type="float" office:value="1.3712236858532" calcext:value-type="float">
            <text:p>1,3712236858532</text:p>
          </table:table-cell>
          <table:table-cell table:formula="of:=[.A246] * [.$H$2]" office:value-type="float" office:value="1.38379276398672" calcext:value-type="float">
            <text:p>1,38379276398672</text:p>
          </table:table-cell>
          <table:table-cell table:formula="of:=([.C246]-[.B246]) * 100" office:value-type="float" office:value="1.25690781335175" calcext:value-type="float">
            <text:p>1,2569078133517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ATAN2([.$E$2];[.A247]) / RADIANS([.$F$2])" office:value-type="float" office:value="1.37663006854663" calcext:value-type="float">
            <text:p>1,37663006854663</text:p>
          </table:table-cell>
          <table:table-cell table:formula="of:=[.A247] * [.$H$2]" office:value-type="float" office:value="1.38946404580634" calcext:value-type="float">
            <text:p>1,38946404580634</text:p>
          </table:table-cell>
          <table:table-cell table:formula="of:=([.C247]-[.B247]) * 100" office:value-type="float" office:value="1.28339772597128" calcext:value-type="float">
            <text:p>1,28339772597128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ATAN2([.$E$2];[.A248]) / RADIANS([.$F$2])" office:value-type="float" office:value="1.38203395270105" calcext:value-type="float">
            <text:p>1,38203395270105</text:p>
          </table:table-cell>
          <table:table-cell table:formula="of:=[.A248] * [.$H$2]" office:value-type="float" office:value="1.39513532762596" calcext:value-type="float">
            <text:p>1,39513532762596</text:p>
          </table:table-cell>
          <table:table-cell table:formula="of:=([.C248]-[.B248]) * 100" office:value-type="float" office:value="1.31013749249107" calcext:value-type="float">
            <text:p>1,3101374924910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ATAN2([.$E$2];[.A249]) / RADIANS([.$F$2])" office:value-type="float" office:value="1.3874353304408" calcext:value-type="float">
            <text:p>1,3874353304408</text:p>
          </table:table-cell>
          <table:table-cell table:formula="of:=[.A249] * [.$H$2]" office:value-type="float" office:value="1.40080660944557" calcext:value-type="float">
            <text:p>1,40080660944557</text:p>
          </table:table-cell>
          <table:table-cell table:formula="of:=([.C249]-[.B249]) * 100" office:value-type="float" office:value="1.33712790047695" calcext:value-type="float">
            <text:p>1,33712790047695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ATAN2([.$E$2];[.A250]) / RADIANS([.$F$2])" office:value-type="float" office:value="1.39283419391537" calcext:value-type="float">
            <text:p>1,39283419391537</text:p>
          </table:table-cell>
          <table:table-cell table:formula="of:=[.A250] * [.$H$2]" office:value-type="float" office:value="1.40647789126519" calcext:value-type="float">
            <text:p>1,40647789126519</text:p>
          </table:table-cell>
          <table:table-cell table:formula="of:=([.C250]-[.B250]) * 100" office:value-type="float" office:value="1.36436973498228" calcext:value-type="float">
            <text:p>1,36436973498228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ATAN2([.$E$2];[.A251]) / RADIANS([.$F$2])" office:value-type="float" office:value="1.39823053529937" calcext:value-type="float">
            <text:p>1,39823053529937</text:p>
          </table:table-cell>
          <table:table-cell table:formula="of:=[.A251] * [.$H$2]" office:value-type="float" office:value="1.41214917308481" calcext:value-type="float">
            <text:p>1,41214917308481</text:p>
          </table:table-cell>
          <table:table-cell table:formula="of:=([.C251]-[.B251]) * 100" office:value-type="float" office:value="1.39186377854392" calcext:value-type="float">
            <text:p>1,39186377854392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ATAN2([.$E$2];[.A252]) / RADIANS([.$F$2])" office:value-type="float" office:value="1.40362434679265" calcext:value-type="float">
            <text:p>1,40362434679265</text:p>
          </table:table-cell>
          <table:table-cell table:formula="of:=[.A252] * [.$H$2]" office:value-type="float" office:value="1.41782045490443" calcext:value-type="float">
            <text:p>1,41782045490443</text:p>
          </table:table-cell>
          <table:table-cell table:formula="of:=([.C252]-[.B252]) * 100" office:value-type="float" office:value="1.41961081117794" calcext:value-type="float">
            <text:p>1,41961081117794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ATAN2([.$E$2];[.A253]) / RADIANS([.$F$2])" office:value-type="float" office:value="1.40901562062029" calcext:value-type="float">
            <text:p>1,40901562062029</text:p>
          </table:table-cell>
          <table:table-cell table:formula="of:=[.A253] * [.$H$2]" office:value-type="float" office:value="1.42349173672405" calcext:value-type="float">
            <text:p>1,42349173672405</text:p>
          </table:table-cell>
          <table:table-cell table:formula="of:=([.C253]-[.B253]) * 100" office:value-type="float" office:value="1.4476116103755" calcext:value-type="float">
            <text:p>1,4476116103755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ATAN2([.$E$2];[.A254]) / RADIANS([.$F$2])" office:value-type="float" office:value="1.41440434903267" calcext:value-type="float">
            <text:p>1,41440434903267</text:p>
          </table:table-cell>
          <table:table-cell table:formula="of:=[.A254] * [.$H$2]" office:value-type="float" office:value="1.42916301854366" calcext:value-type="float">
            <text:p>1,42916301854366</text:p>
          </table:table-cell>
          <table:table-cell table:formula="of:=([.C254]-[.B254]) * 100" office:value-type="float" office:value="1.47586695109898" calcext:value-type="float">
            <text:p>1,47586695109898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ATAN2([.$E$2];[.A255]) / RADIANS([.$F$2])" office:value-type="float" office:value="1.4197905243055" calcext:value-type="float">
            <text:p>1,4197905243055</text:p>
          </table:table-cell>
          <table:table-cell table:formula="of:=[.A255] * [.$H$2]" office:value-type="float" office:value="1.43483430036328" calcext:value-type="float">
            <text:p>1,43483430036328</text:p>
          </table:table-cell>
          <table:table-cell table:formula="of:=([.C255]-[.B255]) * 100" office:value-type="float" office:value="1.50437760577788" calcext:value-type="float">
            <text:p>1,50437760577788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ATAN2([.$E$2];[.A256]) / RADIANS([.$F$2])" office:value-type="float" office:value="1.42517413873985" calcext:value-type="float">
            <text:p>1,42517413873985</text:p>
          </table:table-cell>
          <table:table-cell table:formula="of:=[.A256] * [.$H$2]" office:value-type="float" office:value="1.4405055821829" calcext:value-type="float">
            <text:p>1,4405055821829</text:p>
          </table:table-cell>
          <table:table-cell table:formula="of:=([.C256]-[.B256]) * 100" office:value-type="float" office:value="1.53314434430487" calcext:value-type="float">
            <text:p>1,53314434430487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ATAN2([.$E$2];[.A257]) / RADIANS([.$F$2])" office:value-type="float" office:value="1.4305551846622" calcext:value-type="float">
            <text:p>1,4305551846622</text:p>
          </table:table-cell>
          <table:table-cell table:formula="of:=[.A257] * [.$H$2]" office:value-type="float" office:value="1.44617686400252" calcext:value-type="float">
            <text:p>1,44617686400252</text:p>
          </table:table-cell>
          <table:table-cell table:formula="of:=([.C257]-[.B257]) * 100" office:value-type="float" office:value="1.56216793403206" calcext:value-type="float">
            <text:p>1,5621679340320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ATAN2([.$E$2];[.A258]) / RADIANS([.$F$2])" office:value-type="float" office:value="1.43593365442446" calcext:value-type="float">
            <text:p>1,43593365442446</text:p>
          </table:table-cell>
          <table:table-cell table:formula="of:=[.A258] * [.$H$2]" office:value-type="float" office:value="1.45184814582213" calcext:value-type="float">
            <text:p>1,45184814582213</text:p>
          </table:table-cell>
          <table:table-cell table:formula="of:=([.C258]-[.B258]) * 100" office:value-type="float" office:value="1.59144913976701" calcext:value-type="float">
            <text:p>1,59144913976701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ATAN2([.$E$2];[.A259]) / RADIANS([.$F$2])" office:value-type="float" office:value="1.44130954040406" calcext:value-type="float">
            <text:p>1,44130954040406</text:p>
          </table:table-cell>
          <table:table-cell table:formula="of:=[.A259] * [.$H$2]" office:value-type="float" office:value="1.45751942764175" calcext:value-type="float">
            <text:p>1,45751942764175</text:p>
          </table:table-cell>
          <table:table-cell table:formula="of:=([.C259]-[.B259]) * 100" office:value-type="float" office:value="1.62098872376919" calcext:value-type="float">
            <text:p>1,62098872376919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ATAN2([.$E$2];[.A260]) / RADIANS([.$F$2])" office:value-type="float" office:value="1.44668283500391" calcext:value-type="float">
            <text:p>1,44668283500391</text:p>
          </table:table-cell>
          <table:table-cell table:formula="of:=[.A260] * [.$H$2]" office:value-type="float" office:value="1.46319070946137" calcext:value-type="float">
            <text:p>1,46319070946137</text:p>
          </table:table-cell>
          <table:table-cell table:formula="of:=([.C260]-[.B260]) * 100" office:value-type="float" office:value="1.65078744574609" calcext:value-type="float">
            <text:p>1,6507874457460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ATAN2([.$E$2];[.A261]) / RADIANS([.$F$2])" office:value-type="float" office:value="1.45205353065249" calcext:value-type="float">
            <text:p>1,45205353065249</text:p>
          </table:table-cell>
          <table:table-cell table:formula="of:=[.A261] * [.$H$2]" office:value-type="float" office:value="1.46886199128099" calcext:value-type="float">
            <text:p>1,46886199128099</text:p>
          </table:table-cell>
          <table:table-cell table:formula="of:=([.C261]-[.B261]) * 100" office:value-type="float" office:value="1.68084606284973" calcext:value-type="float">
            <text:p>1,68084606284973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ATAN2([.$E$2];[.A262]) / RADIANS([.$F$2])" office:value-type="float" office:value="1.45742161980387" calcext:value-type="float">
            <text:p>1,45742161980387</text:p>
          </table:table-cell>
          <table:table-cell table:formula="of:=[.A262] * [.$H$2]" office:value-type="float" office:value="1.4745332731006" calcext:value-type="float">
            <text:p>1,4745332731006</text:p>
          </table:table-cell>
          <table:table-cell table:formula="of:=([.C262]-[.B262]) * 100" office:value-type="float" office:value="1.71116532967304" calcext:value-type="float">
            <text:p>1,71116532967304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ATAN2([.$E$2];[.A263]) / RADIANS([.$F$2])" office:value-type="float" office:value="1.46278709493776" calcext:value-type="float">
            <text:p>1,46278709493776</text:p>
          </table:table-cell>
          <table:table-cell table:formula="of:=[.A263] * [.$H$2]" office:value-type="float" office:value="1.48020455492022" calcext:value-type="float">
            <text:p>1,48020455492022</text:p>
          </table:table-cell>
          <table:table-cell table:formula="of:=([.C263]-[.B263]) * 100" office:value-type="float" office:value="1.74174599824621" calcext:value-type="float">
            <text:p>1,74174599824621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ATAN2([.$E$2];[.A264]) / RADIANS([.$F$2])" office:value-type="float" office:value="1.46814994855951" calcext:value-type="float">
            <text:p>1,46814994855951</text:p>
          </table:table-cell>
          <table:table-cell table:formula="of:=[.A264] * [.$H$2]" office:value-type="float" office:value="1.48587583673984" calcext:value-type="float">
            <text:p>1,48587583673984</text:p>
          </table:table-cell>
          <table:table-cell table:formula="of:=([.C264]-[.B264]) * 100" office:value-type="float" office:value="1.77258881803344" calcext:value-type="float">
            <text:p>1,77258881803344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ATAN2([.$E$2];[.A265]) / RADIANS([.$F$2])" office:value-type="float" office:value="1.47351017320016" calcext:value-type="float">
            <text:p>1,47351017320016</text:p>
          </table:table-cell>
          <table:table-cell table:formula="of:=[.A265] * [.$H$2]" office:value-type="float" office:value="1.49154711855946" calcext:value-type="float">
            <text:p>1,49154711855946</text:p>
          </table:table-cell>
          <table:table-cell table:formula="of:=([.C265]-[.B265]) * 100" office:value-type="float" office:value="1.80369453592939" calcext:value-type="float">
            <text:p>1,80369453592939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ATAN2([.$E$2];[.A266]) / RADIANS([.$F$2])" office:value-type="float" office:value="1.47886776141652" calcext:value-type="float">
            <text:p>1,47886776141652</text:p>
          </table:table-cell>
          <table:table-cell table:formula="of:=[.A266] * [.$H$2]" office:value-type="float" office:value="1.49721840037908" calcext:value-type="float">
            <text:p>1,49721840037908</text:p>
          </table:table-cell>
          <table:table-cell table:formula="of:=([.C266]-[.B266]) * 100" office:value-type="float" office:value="1.83506389625578" calcext:value-type="float">
            <text:p>1,83506389625578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ATAN2([.$E$2];[.A267]) / RADIANS([.$F$2])" office:value-type="float" office:value="1.48422270579111" calcext:value-type="float">
            <text:p>1,48422270579111</text:p>
          </table:table-cell>
          <table:table-cell table:formula="of:=[.A267] * [.$H$2]" office:value-type="float" office:value="1.50288968219869" calcext:value-type="float">
            <text:p>1,50288968219869</text:p>
          </table:table-cell>
          <table:table-cell table:formula="of:=([.C267]-[.B267]) * 100" office:value-type="float" office:value="1.86669764075826" calcext:value-type="float">
            <text:p>1,8666976407582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ATAN2([.$E$2];[.A268]) / RADIANS([.$F$2])" office:value-type="float" office:value="1.48957499893228" calcext:value-type="float">
            <text:p>1,48957499893228</text:p>
          </table:table-cell>
          <table:table-cell table:formula="of:=[.A268] * [.$H$2]" office:value-type="float" office:value="1.50856096401831" calcext:value-type="float">
            <text:p>1,50856096401831</text:p>
          </table:table-cell>
          <table:table-cell table:formula="of:=([.C268]-[.B268]) * 100" office:value-type="float" office:value="1.89859650860307" calcext:value-type="float">
            <text:p>1,8985965086030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ATAN2([.$E$2];[.A269]) / RADIANS([.$F$2])" office:value-type="float" office:value="1.49492463347419" calcext:value-type="float">
            <text:p>1,49492463347419</text:p>
          </table:table-cell>
          <table:table-cell table:formula="of:=[.A269] * [.$H$2]" office:value-type="float" office:value="1.51423224583793" calcext:value-type="float">
            <text:p>1,51423224583793</text:p>
          </table:table-cell>
          <table:table-cell table:formula="of:=([.C269]-[.B269]) * 100" office:value-type="float" office:value="1.93076123637379" calcext:value-type="float">
            <text:p>1,93076123637379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ATAN2([.$E$2];[.A270]) / RADIANS([.$F$2])" office:value-type="float" office:value="1.50027160207686" calcext:value-type="float">
            <text:p>1,50027160207686</text:p>
          </table:table-cell>
          <table:table-cell table:formula="of:=[.A270] * [.$H$2]" office:value-type="float" office:value="1.51990352765755" calcext:value-type="float">
            <text:p>1,51990352765755</text:p>
          </table:table-cell>
          <table:table-cell table:formula="of:=([.C270]-[.B270]) * 100" office:value-type="float" office:value="1.96319255806836" calcext:value-type="float">
            <text:p>1,96319255806836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ATAN2([.$E$2];[.A271]) / RADIANS([.$F$2])" office:value-type="float" office:value="1.50561589742621" calcext:value-type="float">
            <text:p>1,50561589742621</text:p>
          </table:table-cell>
          <table:table-cell table:formula="of:=[.A271] * [.$H$2]" office:value-type="float" office:value="1.52557480947716" calcext:value-type="float">
            <text:p>1,52557480947716</text:p>
          </table:table-cell>
          <table:table-cell table:formula="of:=([.C271]-[.B271]) * 100" office:value-type="float" office:value="1.9958912050958" calcext:value-type="float">
            <text:p>1,9958912050958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ATAN2([.$E$2];[.A272]) / RADIANS([.$F$2])" office:value-type="float" office:value="1.51095751223405" calcext:value-type="float">
            <text:p>1,51095751223405</text:p>
          </table:table-cell>
          <table:table-cell table:formula="of:=[.A272] * [.$H$2]" office:value-type="float" office:value="1.53124609129678" calcext:value-type="float">
            <text:p>1,53124609129678</text:p>
          </table:table-cell>
          <table:table-cell table:formula="of:=([.C272]-[.B272]) * 100" office:value-type="float" office:value="2.02885790627352" calcext:value-type="float">
            <text:p>2,02885790627352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ATAN2([.$E$2];[.A273]) / RADIANS([.$F$2])" office:value-type="float" office:value="1.51629643923816" calcext:value-type="float">
            <text:p>1,51629643923816</text:p>
          </table:table-cell>
          <table:table-cell table:formula="of:=[.A273] * [.$H$2]" office:value-type="float" office:value="1.5369173731164" calcext:value-type="float">
            <text:p>1,5369173731164</text:p>
          </table:table-cell>
          <table:table-cell table:formula="of:=([.C273]-[.B273]) * 100" office:value-type="float" office:value="2.06209338782395" calcext:value-type="float">
            <text:p>2,06209338782395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ATAN2([.$E$2];[.A274]) / RADIANS([.$F$2])" office:value-type="float" office:value="1.5216326712023" calcext:value-type="float">
            <text:p>1,5216326712023</text:p>
          </table:table-cell>
          <table:table-cell table:formula="of:=[.A274] * [.$H$2]" office:value-type="float" office:value="1.54258865493602" calcext:value-type="float">
            <text:p>1,54258865493602</text:p>
          </table:table-cell>
          <table:table-cell table:formula="of:=([.C274]-[.B274]) * 100" office:value-type="float" office:value="2.09559837337194" calcext:value-type="float">
            <text:p>2,09559837337194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ATAN2([.$E$2];[.A275]) / RADIANS([.$F$2])" office:value-type="float" office:value="1.52696620091622" calcext:value-type="float">
            <text:p>1,52696620091622</text:p>
          </table:table-cell>
          <table:table-cell table:formula="of:=[.A275] * [.$H$2]" office:value-type="float" office:value="1.54825993675563" calcext:value-type="float">
            <text:p>1,54825993675563</text:p>
          </table:table-cell>
          <table:table-cell table:formula="of:=([.C275]-[.B275]) * 100" office:value-type="float" office:value="2.12937358394183" calcext:value-type="float">
            <text:p>2,12937358394183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ATAN2([.$E$2];[.A276]) / RADIANS([.$F$2])" office:value-type="float" office:value="1.53229702119571" calcext:value-type="float">
            <text:p>1,53229702119571</text:p>
          </table:table-cell>
          <table:table-cell table:formula="of:=[.A276] * [.$H$2]" office:value-type="float" office:value="1.55393121857525" calcext:value-type="float">
            <text:p>1,55393121857525</text:p>
          </table:table-cell>
          <table:table-cell table:formula="of:=([.C276]-[.B276]) * 100" office:value-type="float" office:value="2.16341973795457" calcext:value-type="float">
            <text:p>2,16341973795457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ATAN2([.$E$2];[.A277]) / RADIANS([.$F$2])" office:value-type="float" office:value="1.53762512488262" calcext:value-type="float">
            <text:p>1,53762512488262</text:p>
          </table:table-cell>
          <table:table-cell table:formula="of:=[.A277] * [.$H$2]" office:value-type="float" office:value="1.55960250039487" calcext:value-type="float">
            <text:p>1,55960250039487</text:p>
          </table:table-cell>
          <table:table-cell table:formula="of:=([.C277]-[.B277]) * 100" office:value-type="float" office:value="2.19773755122512" calcext:value-type="float">
            <text:p>2,19773755122512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ATAN2([.$E$2];[.A278]) / RADIANS([.$F$2])" office:value-type="float" office:value="1.54295050484489" calcext:value-type="float">
            <text:p>1,54295050484489</text:p>
          </table:table-cell>
          <table:table-cell table:formula="of:=[.A278] * [.$H$2]" office:value-type="float" office:value="1.56527378221449" calcext:value-type="float">
            <text:p>1,56527378221449</text:p>
          </table:table-cell>
          <table:table-cell table:formula="of:=([.C278]-[.B278]) * 100" office:value-type="float" office:value="2.23232773695963" calcext:value-type="float">
            <text:p>2,23232773695963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ATAN2([.$E$2];[.A279]) / RADIANS([.$F$2])" office:value-type="float" office:value="1.54827315397658" calcext:value-type="float">
            <text:p>1,54827315397658</text:p>
          </table:table-cell>
          <table:table-cell table:formula="of:=[.A279] * [.$H$2]" office:value-type="float" office:value="1.57094506403411" calcext:value-type="float">
            <text:p>1,57094506403411</text:p>
          </table:table-cell>
          <table:table-cell table:formula="of:=([.C279]-[.B279]) * 100" office:value-type="float" office:value="2.26719100575283" calcext:value-type="float">
            <text:p>2,26719100575283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ATAN2([.$E$2];[.A280]) / RADIANS([.$F$2])" office:value-type="float" office:value="1.55359306519787" calcext:value-type="float">
            <text:p>1,55359306519787</text:p>
          </table:table-cell>
          <table:table-cell table:formula="of:=[.A280] * [.$H$2]" office:value-type="float" office:value="1.57661634585372" calcext:value-type="float">
            <text:p>1,57661634585372</text:p>
          </table:table-cell>
          <table:table-cell table:formula="of:=([.C280]-[.B280]) * 100" office:value-type="float" office:value="2.30232806558566" calcext:value-type="float">
            <text:p>2,30232806558566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ATAN2([.$E$2];[.A281]) / RADIANS([.$F$2])" office:value-type="float" office:value="1.55891023145512" calcext:value-type="float">
            <text:p>1,55891023145512</text:p>
          </table:table-cell>
          <table:table-cell table:formula="of:=[.A281] * [.$H$2]" office:value-type="float" office:value="1.58228762767334" calcext:value-type="float">
            <text:p>1,58228762767334</text:p>
          </table:table-cell>
          <table:table-cell table:formula="of:=([.C281]-[.B281]) * 100" office:value-type="float" office:value="2.33773962182242" calcext:value-type="float">
            <text:p>2,33773962182242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ATAN2([.$E$2];[.A282]) / RADIANS([.$F$2])" office:value-type="float" office:value="1.56422464572087" calcext:value-type="float">
            <text:p>1,56422464572087</text:p>
          </table:table-cell>
          <table:table-cell table:formula="of:=[.A282] * [.$H$2]" office:value-type="float" office:value="1.58795890949296" calcext:value-type="float">
            <text:p>1,58795890949296</text:p>
          </table:table-cell>
          <table:table-cell table:formula="of:=([.C282]-[.B282]) * 100" office:value-type="float" office:value="2.37342637720856" calcext:value-type="float">
            <text:p>2,37342637720856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ATAN2([.$E$2];[.A283]) / RADIANS([.$F$2])" office:value-type="float" office:value="1.56953630099389" calcext:value-type="float">
            <text:p>1,56953630099389</text:p>
          </table:table-cell>
          <table:table-cell table:formula="of:=[.A283] * [.$H$2]" office:value-type="float" office:value="1.59363019131258" calcext:value-type="float">
            <text:p>1,59363019131258</text:p>
          </table:table-cell>
          <table:table-cell table:formula="of:=([.C283]-[.B283]) * 100" office:value-type="float" office:value="2.4093890318682" calcext:value-type="float">
            <text:p>2,4093890318682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ATAN2([.$E$2];[.A284]) / RADIANS([.$F$2])" office:value-type="float" office:value="1.57484519029918" calcext:value-type="float">
            <text:p>1,57484519029918</text:p>
          </table:table-cell>
          <table:table-cell table:formula="of:=[.A284] * [.$H$2]" office:value-type="float" office:value="1.59930147313219" calcext:value-type="float">
            <text:p>1,59930147313219</text:p>
          </table:table-cell>
          <table:table-cell table:formula="of:=([.C284]-[.B284]) * 100" office:value-type="float" office:value="2.44562828330173" calcext:value-type="float">
            <text:p>2,44562828330173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ATAN2([.$E$2];[.A285]) / RADIANS([.$F$2])" office:value-type="float" office:value="1.58015130668798" calcext:value-type="float">
            <text:p>1,58015130668798</text:p>
          </table:table-cell>
          <table:table-cell table:formula="of:=[.A285] * [.$H$2]" office:value-type="float" office:value="1.60497275495181" calcext:value-type="float">
            <text:p>1,60497275495181</text:p>
          </table:table-cell>
          <table:table-cell table:formula="of:=([.C285]-[.B285]) * 100" office:value-type="float" office:value="2.48214482638354" calcext:value-type="float">
            <text:p>2,48214482638354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ATAN2([.$E$2];[.A286]) / RADIANS([.$F$2])" office:value-type="float" office:value="1.58545464323783" calcext:value-type="float">
            <text:p>1,58545464323783</text:p>
          </table:table-cell>
          <table:table-cell table:formula="of:=[.A286] * [.$H$2]" office:value-type="float" office:value="1.61064403677143" calcext:value-type="float">
            <text:p>1,61064403677143</text:p>
          </table:table-cell>
          <table:table-cell table:formula="of:=([.C286]-[.B286]) * 100" office:value-type="float" office:value="2.51893935335981" calcext:value-type="float">
            <text:p>2,51893935335981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ATAN2([.$E$2];[.A287]) / RADIANS([.$F$2])" office:value-type="float" office:value="1.59075519305258" calcext:value-type="float">
            <text:p>1,59075519305258</text:p>
          </table:table-cell>
          <table:table-cell table:formula="of:=[.A287] * [.$H$2]" office:value-type="float" office:value="1.61631531859105" calcext:value-type="float">
            <text:p>1,61631531859105</text:p>
          </table:table-cell>
          <table:table-cell table:formula="of:=([.C287]-[.B287]) * 100" office:value-type="float" office:value="2.55601255384628" calcext:value-type="float">
            <text:p>2,55601255384628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ATAN2([.$E$2];[.A288]) / RADIANS([.$F$2])" office:value-type="float" office:value="1.5960529492624" calcext:value-type="float">
            <text:p>1,5960529492624</text:p>
          </table:table-cell>
          <table:table-cell table:formula="of:=[.A288] * [.$H$2]" office:value-type="float" office:value="1.62198660041066" calcext:value-type="float">
            <text:p>1,62198660041066</text:p>
          </table:table-cell>
          <table:table-cell table:formula="of:=([.C288]-[.B288]) * 100" office:value-type="float" office:value="2.59336511482613" calcext:value-type="float">
            <text:p>2,59336511482613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ATAN2([.$E$2];[.A289]) / RADIANS([.$F$2])" office:value-type="float" office:value="1.6013479050238" calcext:value-type="float">
            <text:p>1,6013479050238</text:p>
          </table:table-cell>
          <table:table-cell table:formula="of:=[.A289] * [.$H$2]" office:value-type="float" office:value="1.62765788223028" calcext:value-type="float">
            <text:p>1,62765788223028</text:p>
          </table:table-cell>
          <table:table-cell table:formula="of:=([.C289]-[.B289]) * 100" office:value-type="float" office:value="2.63099772064788" calcext:value-type="float">
            <text:p>2,63099772064788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ATAN2([.$E$2];[.A290]) / RADIANS([.$F$2])" office:value-type="float" office:value="1.60664005351967" calcext:value-type="float">
            <text:p>1,60664005351967</text:p>
          </table:table-cell>
          <table:table-cell table:formula="of:=[.A290] * [.$H$2]" office:value-type="float" office:value="1.6333291640499" calcext:value-type="float">
            <text:p>1,6333291640499</text:p>
          </table:table-cell>
          <table:table-cell table:formula="of:=([.C290]-[.B290]) * 100" office:value-type="float" office:value="2.6689110530234" calcext:value-type="float">
            <text:p>2,6689110530234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ATAN2([.$E$2];[.A291]) / RADIANS([.$F$2])" office:value-type="float" office:value="1.61192938795926" calcext:value-type="float">
            <text:p>1,61192938795926</text:p>
          </table:table-cell>
          <table:table-cell table:formula="of:=[.A291] * [.$H$2]" office:value-type="float" office:value="1.63900044586952" calcext:value-type="float">
            <text:p>1,63900044586952</text:p>
          </table:table-cell>
          <table:table-cell table:formula="of:=([.C291]-[.B291]) * 100" office:value-type="float" office:value="2.70710579102593" calcext:value-type="float">
            <text:p>2,70710579102593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ATAN2([.$E$2];[.A292]) / RADIANS([.$F$2])" office:value-type="float" office:value="1.61721590157826" calcext:value-type="float">
            <text:p>1,61721590157826</text:p>
          </table:table-cell>
          <table:table-cell table:formula="of:=[.A292] * [.$H$2]" office:value-type="float" office:value="1.64467172768914" calcext:value-type="float">
            <text:p>1,64467172768914</text:p>
          </table:table-cell>
          <table:table-cell table:formula="of:=([.C292]-[.B292]) * 100" office:value-type="float" office:value="2.74558261108804" calcext:value-type="float">
            <text:p>2,74558261108804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ATAN2([.$E$2];[.A293]) / RADIANS([.$F$2])" office:value-type="float" office:value="1.62249958763875" calcext:value-type="float">
            <text:p>1,62249958763875</text:p>
          </table:table-cell>
          <table:table-cell table:formula="of:=[.A293] * [.$H$2]" office:value-type="float" office:value="1.65034300950875" calcext:value-type="float">
            <text:p>1,65034300950875</text:p>
          </table:table-cell>
          <table:table-cell table:formula="of:=([.C293]-[.B293]) * 100" office:value-type="float" office:value="2.78434218700003" calcext:value-type="float">
            <text:p>2,78434218700003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ATAN2([.$E$2];[.A294]) / RADIANS([.$F$2])" office:value-type="float" office:value="1.62778043942929" calcext:value-type="float">
            <text:p>1,62778043942929</text:p>
          </table:table-cell>
          <table:table-cell table:formula="of:=[.A294] * [.$H$2]" office:value-type="float" office:value="1.65601429132837" calcext:value-type="float">
            <text:p>1,65601429132837</text:p>
          </table:table-cell>
          <table:table-cell table:formula="of:=([.C294]-[.B294]) * 100" office:value-type="float" office:value="2.82338518990788" calcext:value-type="float">
            <text:p>2,82338518990788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ATAN2([.$E$2];[.A295]) / RADIANS([.$F$2])" office:value-type="float" office:value="1.63305845026487" calcext:value-type="float">
            <text:p>1,63305845026487</text:p>
          </table:table-cell>
          <table:table-cell table:formula="of:=[.A295] * [.$H$2]" office:value-type="float" office:value="1.66168557314799" calcext:value-type="float">
            <text:p>1,66168557314799</text:p>
          </table:table-cell>
          <table:table-cell table:formula="of:=([.C295]-[.B295]) * 100" office:value-type="float" office:value="2.86271228831148" calcext:value-type="float">
            <text:p>2,86271228831148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ATAN2([.$E$2];[.A296]) / RADIANS([.$F$2])" office:value-type="float" office:value="1.63833361348697" calcext:value-type="float">
            <text:p>1,63833361348697</text:p>
          </table:table-cell>
          <table:table-cell table:formula="of:=[.A296] * [.$H$2]" office:value-type="float" office:value="1.66735685496761" calcext:value-type="float">
            <text:p>1,66735685496761</text:p>
          </table:table-cell>
          <table:table-cell table:formula="of:=([.C296]-[.B296]) * 100" office:value-type="float" office:value="2.9023241480632" calcext:value-type="float">
            <text:p>2,9023241480632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ATAN2([.$E$2];[.A297]) / RADIANS([.$F$2])" office:value-type="float" office:value="1.64360592246356" calcext:value-type="float">
            <text:p>1,64360592246356</text:p>
          </table:table-cell>
          <table:table-cell table:formula="of:=[.A297] * [.$H$2]" office:value-type="float" office:value="1.67302813678722" calcext:value-type="float">
            <text:p>1,67302813678722</text:p>
          </table:table-cell>
          <table:table-cell table:formula="of:=([.C297]-[.B297]) * 100" office:value-type="float" office:value="2.94222143236593" calcext:value-type="float">
            <text:p>2,94222143236593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ATAN2([.$E$2];[.A298]) / RADIANS([.$F$2])" office:value-type="float" office:value="1.64887537058913" calcext:value-type="float">
            <text:p>1,64887537058913</text:p>
          </table:table-cell>
          <table:table-cell table:formula="of:=[.A298] * [.$H$2]" office:value-type="float" office:value="1.67869941860684" calcext:value-type="float">
            <text:p>1,67869941860684</text:p>
          </table:table-cell>
          <table:table-cell table:formula="of:=([.C298]-[.B298]) * 100" office:value-type="float" office:value="2.98240480177161" calcext:value-type="float">
            <text:p>2,98240480177161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ATAN2([.$E$2];[.A299]) / RADIANS([.$F$2])" office:value-type="float" office:value="1.65414195128466" calcext:value-type="float">
            <text:p>1,65414195128466</text:p>
          </table:table-cell>
          <table:table-cell table:formula="of:=[.A299] * [.$H$2]" office:value-type="float" office:value="1.68437070042646" calcext:value-type="float">
            <text:p>1,68437070042646</text:p>
          </table:table-cell>
          <table:table-cell table:formula="of:=([.C299]-[.B299]) * 100" office:value-type="float" office:value="3.02287491417976" calcext:value-type="float">
            <text:p>3,02287491417976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ATAN2([.$E$2];[.A300]) / RADIANS([.$F$2])" office:value-type="float" office:value="1.65940565799772" calcext:value-type="float">
            <text:p>1,65940565799772</text:p>
          </table:table-cell>
          <table:table-cell table:formula="of:=[.A300] * [.$H$2]" office:value-type="float" office:value="1.69004198224608" calcext:value-type="float">
            <text:p>1,69004198224608</text:p>
          </table:table-cell>
          <table:table-cell table:formula="of:=([.C300]-[.B300]) * 100" office:value-type="float" office:value="3.06363242483583" calcext:value-type="float">
            <text:p>3,06363242483583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ATAN2([.$E$2];[.A301]) / RADIANS([.$F$2])" office:value-type="float" office:value="1.6646664842024" calcext:value-type="float">
            <text:p>1,6646664842024</text:p>
          </table:table-cell>
          <table:table-cell table:formula="of:=[.A301] * [.$H$2]" office:value-type="float" office:value="1.69571326406569" calcext:value-type="float">
            <text:p>1,69571326406569</text:p>
          </table:table-cell>
          <table:table-cell table:formula="of:=([.C301]-[.B301]) * 100" office:value-type="float" office:value="3.10467798632983" calcext:value-type="float">
            <text:p>3,10467798632983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ATAN2([.$E$2];[.A302]) / RADIANS([.$F$2])" office:value-type="float" office:value="1.66992442339936" calcext:value-type="float">
            <text:p>1,66992442339936</text:p>
          </table:table-cell>
          <table:table-cell table:formula="of:=[.A302] * [.$H$2]" office:value-type="float" office:value="1.70138454588531" calcext:value-type="float">
            <text:p>1,70138454588531</text:p>
          </table:table-cell>
          <table:table-cell table:formula="of:=([.C302]-[.B302]) * 100" office:value-type="float" office:value="3.14601224859503" calcext:value-type="float">
            <text:p>3,14601224859503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ATAN2([.$E$2];[.A303]) / RADIANS([.$F$2])" office:value-type="float" office:value="1.67517946911587" calcext:value-type="float">
            <text:p>1,67517946911587</text:p>
          </table:table-cell>
          <table:table-cell table:formula="of:=[.A303] * [.$H$2]" office:value-type="float" office:value="1.70705582770493" calcext:value-type="float">
            <text:p>1,70705582770493</text:p>
          </table:table-cell>
          <table:table-cell table:formula="of:=([.C303]-[.B303]) * 100" office:value-type="float" office:value="3.18763585890651" calcext:value-type="float">
            <text:p>3,18763585890651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ATAN2([.$E$2];[.A304]) / RADIANS([.$F$2])" office:value-type="float" office:value="1.68043161490575" calcext:value-type="float">
            <text:p>1,68043161490575</text:p>
          </table:table-cell>
          <table:table-cell table:formula="of:=[.A304] * [.$H$2]" office:value-type="float" office:value="1.71272710952455" calcext:value-type="float">
            <text:p>1,71272710952455</text:p>
          </table:table-cell>
          <table:table-cell table:formula="of:=([.C304]-[.B304]) * 100" office:value-type="float" office:value="3.22954946187992" calcext:value-type="float">
            <text:p>3,22954946187992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ATAN2([.$E$2];[.A305]) / RADIANS([.$F$2])" office:value-type="float" office:value="1.68568085434946" calcext:value-type="float">
            <text:p>1,68568085434946</text:p>
          </table:table-cell>
          <table:table-cell table:formula="of:=[.A305] * [.$H$2]" office:value-type="float" office:value="1.71839839134417" calcext:value-type="float">
            <text:p>1,71839839134417</text:p>
          </table:table-cell>
          <table:table-cell table:formula="of:=([.C305]-[.B305]) * 100" office:value-type="float" office:value="3.27175369947021" calcext:value-type="float">
            <text:p>3,27175369947021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ATAN2([.$E$2];[.A306]) / RADIANS([.$F$2])" office:value-type="float" office:value="1.69092718105408" calcext:value-type="float">
            <text:p>1,69092718105408</text:p>
          </table:table-cell>
          <table:table-cell table:formula="of:=[.A306] * [.$H$2]" office:value-type="float" office:value="1.72406967316378" calcext:value-type="float">
            <text:p>1,72406967316378</text:p>
          </table:table-cell>
          <table:table-cell table:formula="of:=([.C306]-[.B306]) * 100" office:value-type="float" office:value="3.31424921097052" calcext:value-type="float">
            <text:p>3,31424921097052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ATAN2([.$E$2];[.A307]) / RADIANS([.$F$2])" office:value-type="float" office:value="1.69617058865329" calcext:value-type="float">
            <text:p>1,69617058865329</text:p>
          </table:table-cell>
          <table:table-cell table:formula="of:=[.A307] * [.$H$2]" office:value-type="float" office:value="1.7297409549834" calcext:value-type="float">
            <text:p>1,7297409549834</text:p>
          </table:table-cell>
          <table:table-cell table:formula="of:=([.C307]-[.B307]) * 100" office:value-type="float" office:value="3.35703663301106" calcext:value-type="float">
            <text:p>3,35703663301106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ATAN2([.$E$2];[.A308]) / RADIANS([.$F$2])" office:value-type="float" office:value="1.70141107080744" calcext:value-type="float">
            <text:p>1,70141107080744</text:p>
          </table:table-cell>
          <table:table-cell table:formula="of:=[.A308] * [.$H$2]" office:value-type="float" office:value="1.73541223680302" calcext:value-type="float">
            <text:p>1,73541223680302</text:p>
          </table:table-cell>
          <table:table-cell table:formula="of:=([.C308]-[.B308]) * 100" office:value-type="float" office:value="3.4001165995579" calcext:value-type="float">
            <text:p>3,4001165995579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ATAN2([.$E$2];[.A309]) / RADIANS([.$F$2])" office:value-type="float" office:value="1.70664862120351" calcext:value-type="float">
            <text:p>1,70664862120351</text:p>
          </table:table-cell>
          <table:table-cell table:formula="of:=[.A309] * [.$H$2]" office:value-type="float" office:value="1.74108351862264" calcext:value-type="float">
            <text:p>1,74108351862264</text:p>
          </table:table-cell>
          <table:table-cell table:formula="of:=([.C309]-[.B309]) * 100" office:value-type="float" office:value="3.4434897419122" calcext:value-type="float">
            <text:p>3,4434897419122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ATAN2([.$E$2];[.A310]) / RADIANS([.$F$2])" office:value-type="float" office:value="1.71188323355517" calcext:value-type="float">
            <text:p>1,71188323355517</text:p>
          </table:table-cell>
          <table:table-cell table:formula="of:=[.A310] * [.$H$2]" office:value-type="float" office:value="1.74675480044225" calcext:value-type="float">
            <text:p>1,74675480044225</text:p>
          </table:table-cell>
          <table:table-cell table:formula="of:=([.C310]-[.B310]) * 100" office:value-type="float" office:value="3.48715668870894" calcext:value-type="float">
            <text:p>3,48715668870894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ATAN2([.$E$2];[.A311]) / RADIANS([.$F$2])" office:value-type="float" office:value="1.71711490160271" calcext:value-type="float">
            <text:p>1,71711490160271</text:p>
          </table:table-cell>
          <table:table-cell table:formula="of:=[.A311] * [.$H$2]" office:value-type="float" office:value="1.75242608226187" calcext:value-type="float">
            <text:p>1,75242608226187</text:p>
          </table:table-cell>
          <table:table-cell table:formula="of:=([.C311]-[.B311]) * 100" office:value-type="float" office:value="3.53111806591624" calcext:value-type="float">
            <text:p>3,53111806591624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ATAN2([.$E$2];[.A312]) / RADIANS([.$F$2])" office:value-type="float" office:value="1.72234361911315" calcext:value-type="float">
            <text:p>1,72234361911315</text:p>
          </table:table-cell>
          <table:table-cell table:formula="of:=[.A312] * [.$H$2]" office:value-type="float" office:value="1.75809736408149" calcext:value-type="float">
            <text:p>1,75809736408149</text:p>
          </table:table-cell>
          <table:table-cell table:formula="of:=([.C312]-[.B312]) * 100" office:value-type="float" office:value="3.57537449683434" calcext:value-type="float">
            <text:p>3,57537449683434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ATAN2([.$E$2];[.A313]) / RADIANS([.$F$2])" office:value-type="float" office:value="1.72756937988016" calcext:value-type="float">
            <text:p>1,72756937988016</text:p>
          </table:table-cell>
          <table:table-cell table:formula="of:=[.A313] * [.$H$2]" office:value-type="float" office:value="1.76376864590111" calcext:value-type="float">
            <text:p>1,76376864590111</text:p>
          </table:table-cell>
          <table:table-cell table:formula="of:=([.C313]-[.B313]) * 100" office:value-type="float" office:value="3.61992660209491" calcext:value-type="float">
            <text:p>3,61992660209491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ATAN2([.$E$2];[.A314]) / RADIANS([.$F$2])" office:value-type="float" office:value="1.73279217772412" calcext:value-type="float">
            <text:p>1,73279217772412</text:p>
          </table:table-cell>
          <table:table-cell table:formula="of:=[.A314] * [.$H$2]" office:value-type="float" office:value="1.76943992772073" calcext:value-type="float">
            <text:p>1,76943992772073</text:p>
          </table:table-cell>
          <table:table-cell table:formula="of:=([.C314]-[.B314]) * 100" office:value-type="float" office:value="3.66477499966018" calcext:value-type="float">
            <text:p>3,66477499966018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ATAN2([.$E$2];[.A315]) / RADIANS([.$F$2])" office:value-type="float" office:value="1.73801200649212" calcext:value-type="float">
            <text:p>1,73801200649212</text:p>
          </table:table-cell>
          <table:table-cell table:formula="of:=[.A315] * [.$H$2]" office:value-type="float" office:value="1.77511120954034" calcext:value-type="float">
            <text:p>1,77511120954034</text:p>
          </table:table-cell>
          <table:table-cell table:formula="of:=([.C315]-[.B315]) * 100" office:value-type="float" office:value="3.70992030482227" calcext:value-type="float">
            <text:p>3,70992030482227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ATAN2([.$E$2];[.A316]) / RADIANS([.$F$2])" office:value-type="float" office:value="1.74322886005794" calcext:value-type="float">
            <text:p>1,74322886005794</text:p>
          </table:table-cell>
          <table:table-cell table:formula="of:=[.A316] * [.$H$2]" office:value-type="float" office:value="1.78078249135996" calcext:value-type="float">
            <text:p>1,78078249135996</text:p>
          </table:table-cell>
          <table:table-cell table:formula="of:=([.C316]-[.B316]) * 100" office:value-type="float" office:value="3.75536313020246" calcext:value-type="float">
            <text:p>3,75536313020246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ATAN2([.$E$2];[.A317]) / RADIANS([.$F$2])" office:value-type="float" office:value="1.74844273232207" calcext:value-type="float">
            <text:p>1,74844273232207</text:p>
          </table:table-cell>
          <table:table-cell table:formula="of:=[.A317] * [.$H$2]" office:value-type="float" office:value="1.78645377317958" calcext:value-type="float">
            <text:p>1,78645377317958</text:p>
          </table:table-cell>
          <table:table-cell table:formula="of:=([.C317]-[.B317]) * 100" office:value-type="float" office:value="3.80110408575081" calcext:value-type="float">
            <text:p>3,80110408575081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ATAN2([.$E$2];[.A318]) / RADIANS([.$F$2])" office:value-type="float" office:value="1.75365361721174" calcext:value-type="float">
            <text:p>1,75365361721174</text:p>
          </table:table-cell>
          <table:table-cell table:formula="of:=[.A318] * [.$H$2]" office:value-type="float" office:value="1.7921250549992" calcext:value-type="float">
            <text:p>1,7921250549992</text:p>
          </table:table-cell>
          <table:table-cell table:formula="of:=([.C318]-[.B318]) * 100" office:value-type="float" office:value="3.84714377874518" calcext:value-type="float">
            <text:p>3,84714377874518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ATAN2([.$E$2];[.A319]) / RADIANS([.$F$2])" office:value-type="float" office:value="1.7588615086809" calcext:value-type="float">
            <text:p>1,7588615086809</text:p>
          </table:table-cell>
          <table:table-cell table:formula="of:=[.A319] * [.$H$2]" office:value-type="float" office:value="1.79779633681881" calcext:value-type="float">
            <text:p>1,79779633681881</text:p>
          </table:table-cell>
          <table:table-cell table:formula="of:=([.C319]-[.B319]) * 100" office:value-type="float" office:value="3.89348281379116" calcext:value-type="float">
            <text:p>3,89348281379116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ATAN2([.$E$2];[.A320]) / RADIANS([.$F$2])" office:value-type="float" office:value="1.76406640071022" calcext:value-type="float">
            <text:p>1,76406640071022</text:p>
          </table:table-cell>
          <table:table-cell table:formula="of:=[.A320] * [.$H$2]" office:value-type="float" office:value="1.80346761863843" calcext:value-type="float">
            <text:p>1,80346761863843</text:p>
          </table:table-cell>
          <table:table-cell table:formula="of:=([.C320]-[.B320]) * 100" office:value-type="float" office:value="3.94012179282131" calcext:value-type="float">
            <text:p>3,94012179282131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ATAN2([.$E$2];[.A321]) / RADIANS([.$F$2])" office:value-type="float" office:value="1.7692682873071" calcext:value-type="float">
            <text:p>1,7692682873071</text:p>
          </table:table-cell>
          <table:table-cell table:formula="of:=[.A321] * [.$H$2]" office:value-type="float" office:value="1.80913890045805" calcext:value-type="float">
            <text:p>1,80913890045805</text:p>
          </table:table-cell>
          <table:table-cell table:formula="of:=([.C321]-[.B321]) * 100" office:value-type="float" office:value="3.98706131509488" calcext:value-type="float">
            <text:p>3,98706131509488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ATAN2([.$E$2];[.A322]) / RADIANS([.$F$2])" office:value-type="float" office:value="1.77446716250569" calcext:value-type="float">
            <text:p>1,77446716250569</text:p>
          </table:table-cell>
          <table:table-cell table:formula="of:=[.A322] * [.$H$2]" office:value-type="float" office:value="1.81481018227767" calcext:value-type="float">
            <text:p>1,81481018227767</text:p>
          </table:table-cell>
          <table:table-cell table:formula="of:=([.C322]-[.B322]) * 100" office:value-type="float" office:value="4.03430197719734" calcext:value-type="float">
            <text:p>4,03430197719734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ATAN2([.$E$2];[.A323]) / RADIANS([.$F$2])" office:value-type="float" office:value="1.77966302036688" calcext:value-type="float">
            <text:p>1,77966302036688</text:p>
          </table:table-cell>
          <table:table-cell table:formula="of:=[.A323] * [.$H$2]" office:value-type="float" office:value="1.82048146409728" calcext:value-type="float">
            <text:p>1,82048146409728</text:p>
          </table:table-cell>
          <table:table-cell table:formula="of:=([.C323]-[.B323]) * 100" office:value-type="float" office:value="4.08184437304029" calcext:value-type="float">
            <text:p>4,08184437304029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ATAN2([.$E$2];[.A324]) / RADIANS([.$F$2])" office:value-type="float" office:value="1.78485585497829" calcext:value-type="float">
            <text:p>1,78485585497829</text:p>
          </table:table-cell>
          <table:table-cell table:formula="of:=[.A324] * [.$H$2]" office:value-type="float" office:value="1.8261527459169" calcext:value-type="float">
            <text:p>1,8261527459169</text:p>
          </table:table-cell>
          <table:table-cell table:formula="of:=([.C324]-[.B324]) * 100" office:value-type="float" office:value="4.1296890938608" calcext:value-type="float">
            <text:p>4,1296890938608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ATAN2([.$E$2];[.A325]) / RADIANS([.$F$2])" office:value-type="float" office:value="1.7900456604543" calcext:value-type="float">
            <text:p>1,7900456604543</text:p>
          </table:table-cell>
          <table:table-cell table:formula="of:=[.A325] * [.$H$2]" office:value-type="float" office:value="1.83182402773652" calcext:value-type="float">
            <text:p>1,83182402773652</text:p>
          </table:table-cell>
          <table:table-cell table:formula="of:=([.C325]-[.B325]) * 100" office:value-type="float" office:value="4.17783672822167" calcext:value-type="float">
            <text:p>4,17783672822167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ATAN2([.$E$2];[.A326]) / RADIANS([.$F$2])" office:value-type="float" office:value="1.79523243093603" calcext:value-type="float">
            <text:p>1,79523243093603</text:p>
          </table:table-cell>
          <table:table-cell table:formula="of:=[.A326] * [.$H$2]" office:value-type="float" office:value="1.83749530955614" calcext:value-type="float">
            <text:p>1,83749530955614</text:p>
          </table:table-cell>
          <table:table-cell table:formula="of:=([.C326]-[.B326]) * 100" office:value-type="float" office:value="4.22628786201089" calcext:value-type="float">
            <text:p>4,22628786201089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ATAN2([.$E$2];[.A327]) / RADIANS([.$F$2])" office:value-type="float" office:value="1.80041616059134" calcext:value-type="float">
            <text:p>1,80041616059134</text:p>
          </table:table-cell>
          <table:table-cell table:formula="of:=[.A327] * [.$H$2]" office:value-type="float" office:value="1.84316659137576" calcext:value-type="float">
            <text:p>1,84316659137576</text:p>
          </table:table-cell>
          <table:table-cell table:formula="of:=([.C327]-[.B327]) * 100" office:value-type="float" office:value="4.27504307844171" calcext:value-type="float">
            <text:p>4,27504307844171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ATAN2([.$E$2];[.A328]) / RADIANS([.$F$2])" office:value-type="float" office:value="1.80559684361485" calcext:value-type="float">
            <text:p>1,80559684361485</text:p>
          </table:table-cell>
          <table:table-cell table:formula="of:=[.A328] * [.$H$2]" office:value-type="float" office:value="1.84883787319537" calcext:value-type="float">
            <text:p>1,84883787319537</text:p>
          </table:table-cell>
          <table:table-cell table:formula="of:=([.C328]-[.B328]) * 100" office:value-type="float" office:value="4.3241029580525" calcext:value-type="float">
            <text:p>4,3241029580525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ATAN2([.$E$2];[.A329]) / RADIANS([.$F$2])" office:value-type="float" office:value="1.81077447422792" calcext:value-type="float">
            <text:p>1,81077447422792</text:p>
          </table:table-cell>
          <table:table-cell table:formula="of:=[.A329] * [.$H$2]" office:value-type="float" office:value="1.85450915501499" calcext:value-type="float">
            <text:p>1,85450915501499</text:p>
          </table:table-cell>
          <table:table-cell table:formula="of:=([.C329]-[.B329]) * 100" office:value-type="float" office:value="4.37346807870676" calcext:value-type="float">
            <text:p>4,37346807870676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ATAN2([.$E$2];[.A330]) / RADIANS([.$F$2])" office:value-type="float" office:value="1.81594904667868" calcext:value-type="float">
            <text:p>1,81594904667868</text:p>
          </table:table-cell>
          <table:table-cell table:formula="of:=[.A330] * [.$H$2]" office:value-type="float" office:value="1.86018043683461" calcext:value-type="float">
            <text:p>1,86018043683461</text:p>
          </table:table-cell>
          <table:table-cell table:formula="of:=([.C330]-[.B330]) * 100" office:value-type="float" office:value="4.42313901559313" calcext:value-type="float">
            <text:p>4,42313901559313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ATAN2([.$E$2];[.A331]) / RADIANS([.$F$2])" office:value-type="float" office:value="1.82112055524197" calcext:value-type="float">
            <text:p>1,82112055524197</text:p>
          </table:table-cell>
          <table:table-cell table:formula="of:=[.A331] * [.$H$2]" office:value-type="float" office:value="1.86585171865423" calcext:value-type="float">
            <text:p>1,86585171865423</text:p>
          </table:table-cell>
          <table:table-cell table:formula="of:=([.C331]-[.B331]) * 100" office:value-type="float" office:value="4.47311634122549" calcext:value-type="float">
            <text:p>4,47311634122549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ATAN2([.$E$2];[.A332]) / RADIANS([.$F$2])" office:value-type="float" office:value="1.82628899421941" calcext:value-type="float">
            <text:p>1,82628899421941</text:p>
          </table:table-cell>
          <table:table-cell table:formula="of:=[.A332] * [.$H$2]" office:value-type="float" office:value="1.87152300047384" calcext:value-type="float">
            <text:p>1,87152300047384</text:p>
          </table:table-cell>
          <table:table-cell table:formula="of:=([.C332]-[.B332]) * 100" office:value-type="float" office:value="4.52340062544308" calcext:value-type="float">
            <text:p>4,52340062544308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ATAN2([.$E$2];[.A333]) / RADIANS([.$F$2])" office:value-type="float" office:value="1.83145435793936" calcext:value-type="float">
            <text:p>1,83145435793936</text:p>
          </table:table-cell>
          <table:table-cell table:formula="of:=[.A333] * [.$H$2]" office:value-type="float" office:value="1.87719428229346" calcext:value-type="float">
            <text:p>1,87719428229346</text:p>
          </table:table-cell>
          <table:table-cell table:formula="of:=([.C333]-[.B333]) * 100" office:value-type="float" office:value="4.57399243541066" calcext:value-type="float">
            <text:p>4,57399243541066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ATAN2([.$E$2];[.A334]) / RADIANS([.$F$2])" office:value-type="float" office:value="1.83661664075689" calcext:value-type="float">
            <text:p>1,83661664075689</text:p>
          </table:table-cell>
          <table:table-cell table:formula="of:=[.A334] * [.$H$2]" office:value-type="float" office:value="1.88286556411308" calcext:value-type="float">
            <text:p>1,88286556411308</text:p>
          </table:table-cell>
          <table:table-cell table:formula="of:=([.C334]-[.B334]) * 100" office:value-type="float" office:value="4.62489233561862" calcext:value-type="float">
            <text:p>4,62489233561862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ATAN2([.$E$2];[.A335]) / RADIANS([.$F$2])" office:value-type="float" office:value="1.84177583705386" calcext:value-type="float">
            <text:p>1,84177583705386</text:p>
          </table:table-cell>
          <table:table-cell table:formula="of:=[.A335] * [.$H$2]" office:value-type="float" office:value="1.8885368459327" calcext:value-type="float">
            <text:p>1,8885368459327</text:p>
          </table:table-cell>
          <table:table-cell table:formula="of:=([.C335]-[.B335]) * 100" office:value-type="float" office:value="4.67610088788355" calcext:value-type="float">
            <text:p>4,67610088788355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ATAN2([.$E$2];[.A336]) / RADIANS([.$F$2])" office:value-type="float" office:value="1.84693194123883" calcext:value-type="float">
            <text:p>1,84693194123883</text:p>
          </table:table-cell>
          <table:table-cell table:formula="of:=[.A336] * [.$H$2]" office:value-type="float" office:value="1.89420812775231" calcext:value-type="float">
            <text:p>1,89420812775231</text:p>
          </table:table-cell>
          <table:table-cell table:formula="of:=([.C336]-[.B336]) * 100" office:value-type="float" office:value="4.72761865134825" calcext:value-type="float">
            <text:p>4,72761865134825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ATAN2([.$E$2];[.A337]) / RADIANS([.$F$2])" office:value-type="float" office:value="1.85208494774711" calcext:value-type="float">
            <text:p>1,85208494774711</text:p>
          </table:table-cell>
          <table:table-cell table:formula="of:=[.A337] * [.$H$2]" office:value-type="float" office:value="1.89987940957193" calcext:value-type="float">
            <text:p>1,89987940957193</text:p>
          </table:table-cell>
          <table:table-cell table:formula="of:=([.C337]-[.B337]) * 100" office:value-type="float" office:value="4.77944618248221" calcext:value-type="float">
            <text:p>4,77944618248221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ATAN2([.$E$2];[.A338]) / RADIANS([.$F$2])" office:value-type="float" office:value="1.85723485104073" calcext:value-type="float">
            <text:p>1,85723485104073</text:p>
          </table:table-cell>
          <table:table-cell table:formula="of:=[.A338] * [.$H$2]" office:value-type="float" office:value="1.90555069139155" calcext:value-type="float">
            <text:p>1,90555069139155</text:p>
          </table:table-cell>
          <table:table-cell table:formula="of:=([.C338]-[.B338]) * 100" office:value-type="float" office:value="4.83158403508202" calcext:value-type="float">
            <text:p>4,83158403508202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ATAN2([.$E$2];[.A339]) / RADIANS([.$F$2])" office:value-type="float" office:value="1.86238164560845" calcext:value-type="float">
            <text:p>1,86238164560845</text:p>
          </table:table-cell>
          <table:table-cell table:formula="of:=[.A339] * [.$H$2]" office:value-type="float" office:value="1.91122197321117" calcext:value-type="float">
            <text:p>1,91122197321117</text:p>
          </table:table-cell>
          <table:table-cell table:formula="of:=([.C339]-[.B339]) * 100" office:value-type="float" office:value="4.88403276027181" calcext:value-type="float">
            <text:p>4,88403276027181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ATAN2([.$E$2];[.A340]) / RADIANS([.$F$2])" office:value-type="float" office:value="1.86752532596575" calcext:value-type="float">
            <text:p>1,86752532596575</text:p>
          </table:table-cell>
          <table:table-cell table:formula="of:=[.A340] * [.$H$2]" office:value-type="float" office:value="1.91689325503079" calcext:value-type="float">
            <text:p>1,91689325503079</text:p>
          </table:table-cell>
          <table:table-cell table:formula="of:=([.C340]-[.B340]) * 100" office:value-type="float" office:value="4.93679290650375" calcext:value-type="float">
            <text:p>4,93679290650375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ATAN2([.$E$2];[.A341]) / RADIANS([.$F$2])" office:value-type="float" office:value="1.87266588665482" calcext:value-type="float">
            <text:p>1,87266588665482</text:p>
          </table:table-cell>
          <table:table-cell table:formula="of:=[.A341] * [.$H$2]" office:value-type="float" office:value="1.9225645368504" calcext:value-type="float">
            <text:p>1,9225645368504</text:p>
          </table:table-cell>
          <table:table-cell table:formula="of:=([.C341]-[.B341]) * 100" office:value-type="float" office:value="4.98986501955874" calcext:value-type="float">
            <text:p>4,98986501955874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ATAN2([.$E$2];[.A342]) / RADIANS([.$F$2])" office:value-type="float" office:value="1.87780332224455" calcext:value-type="float">
            <text:p>1,87780332224455</text:p>
          </table:table-cell>
          <table:table-cell table:formula="of:=[.A342] * [.$H$2]" office:value-type="float" office:value="1.92823581867002" calcext:value-type="float">
            <text:p>1,92823581867002</text:p>
          </table:table-cell>
          <table:table-cell table:formula="of:=([.C342]-[.B342]) * 100" office:value-type="float" office:value="5.0432496425467" calcext:value-type="float">
            <text:p>5,0432496425467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ATAN2([.$E$2];[.A343]) / RADIANS([.$F$2])" office:value-type="float" office:value="1.88293762733056" calcext:value-type="float">
            <text:p>1,88293762733056</text:p>
          </table:table-cell>
          <table:table-cell table:formula="of:=[.A343] * [.$H$2]" office:value-type="float" office:value="1.93390710048964" calcext:value-type="float">
            <text:p>1,93390710048964</text:p>
          </table:table-cell>
          <table:table-cell table:formula="of:=([.C343]-[.B343]) * 100" office:value-type="float" office:value="5.09694731590746" calcext:value-type="float">
            <text:p>5,09694731590746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ATAN2([.$E$2];[.A344]) / RADIANS([.$F$2])" office:value-type="float" office:value="1.88806879653514" calcext:value-type="float">
            <text:p>1,88806879653514</text:p>
          </table:table-cell>
          <table:table-cell table:formula="of:=[.A344] * [.$H$2]" office:value-type="float" office:value="1.93957838230926" calcext:value-type="float">
            <text:p>1,93957838230926</text:p>
          </table:table-cell>
          <table:table-cell table:formula="of:=([.C344]-[.B344]) * 100" office:value-type="float" office:value="5.15095857741137" calcext:value-type="float">
            <text:p>5,15095857741137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ATAN2([.$E$2];[.A345]) / RADIANS([.$F$2])" office:value-type="float" office:value="1.89319682450727" calcext:value-type="float">
            <text:p>1,89319682450727</text:p>
          </table:table-cell>
          <table:table-cell table:formula="of:=[.A345] * [.$H$2]" office:value-type="float" office:value="1.94524966412887" calcext:value-type="float">
            <text:p>1,94524966412887</text:p>
          </table:table-cell>
          <table:table-cell table:formula="of:=([.C345]-[.B345]) * 100" office:value-type="float" office:value="5.20528396216002" calcext:value-type="float">
            <text:p>5,20528396216002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ATAN2([.$E$2];[.A346]) / RADIANS([.$F$2])" office:value-type="float" office:value="1.89832170592262" calcext:value-type="float">
            <text:p>1,89832170592262</text:p>
          </table:table-cell>
          <table:table-cell table:formula="of:=[.A346] * [.$H$2]" office:value-type="float" office:value="1.95092094594849" calcext:value-type="float">
            <text:p>1,95092094594849</text:p>
          </table:table-cell>
          <table:table-cell table:formula="of:=([.C346]-[.B346]) * 100" office:value-type="float" office:value="5.2599240025871" calcext:value-type="float">
            <text:p>5,2599240025871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ATAN2([.$E$2];[.A347]) / RADIANS([.$F$2])" office:value-type="float" office:value="1.90344343548352" calcext:value-type="float">
            <text:p>1,90344343548352</text:p>
          </table:table-cell>
          <table:table-cell table:formula="of:=[.A347] * [.$H$2]" office:value-type="float" office:value="1.95659222776811" calcext:value-type="float">
            <text:p>1,95659222776811</text:p>
          </table:table-cell>
          <table:table-cell table:formula="of:=([.C347]-[.B347]) * 100" office:value-type="float" office:value="5.31487922845904" calcext:value-type="float">
            <text:p>5,31487922845904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ATAN2([.$E$2];[.A348]) / RADIANS([.$F$2])" office:value-type="float" office:value="1.90856200791897" calcext:value-type="float">
            <text:p>1,90856200791897</text:p>
          </table:table-cell>
          <table:table-cell table:formula="of:=[.A348] * [.$H$2]" office:value-type="float" office:value="1.96226350958773" calcext:value-type="float">
            <text:p>1,96226350958773</text:p>
          </table:table-cell>
          <table:table-cell table:formula="of:=([.C348]-[.B348]) * 100" office:value-type="float" office:value="5.37015016687608" calcext:value-type="float">
            <text:p>5,37015016687608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ATAN2([.$E$2];[.A349]) / RADIANS([.$F$2])" office:value-type="float" office:value="1.91367741798461" calcext:value-type="float">
            <text:p>1,91367741798461</text:p>
          </table:table-cell>
          <table:table-cell table:formula="of:=[.A349] * [.$H$2]" office:value-type="float" office:value="1.96793479140735" calcext:value-type="float">
            <text:p>1,96793479140735</text:p>
          </table:table-cell>
          <table:table-cell table:formula="of:=([.C349]-[.B349]) * 100" office:value-type="float" office:value="5.4257373422731" calcext:value-type="float">
            <text:p>5,4257373422731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ATAN2([.$E$2];[.A350]) / RADIANS([.$F$2])" office:value-type="float" office:value="1.91878966046276" calcext:value-type="float">
            <text:p>1,91878966046276</text:p>
          </table:table-cell>
          <table:table-cell table:formula="of:=[.A350] * [.$H$2]" office:value-type="float" office:value="1.97360607322696" calcext:value-type="float">
            <text:p>1,97360607322696</text:p>
          </table:table-cell>
          <table:table-cell table:formula="of:=([.C350]-[.B350]) * 100" office:value-type="float" office:value="5.48164127642052" calcext:value-type="float">
            <text:p>5,48164127642052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ATAN2([.$E$2];[.A351]) / RADIANS([.$F$2])" office:value-type="float" office:value="1.92389873016233" calcext:value-type="float">
            <text:p>1,92389873016233</text:p>
          </table:table-cell>
          <table:table-cell table:formula="of:=[.A351] * [.$H$2]" office:value-type="float" office:value="1.97927735504658" calcext:value-type="float">
            <text:p>1,97927735504658</text:p>
          </table:table-cell>
          <table:table-cell table:formula="of:=([.C351]-[.B351]) * 100" office:value-type="float" office:value="5.5378624884254" calcext:value-type="float">
            <text:p>5,5378624884254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ATAN2([.$E$2];[.A352]) / RADIANS([.$F$2])" office:value-type="float" office:value="1.92900462191887" calcext:value-type="float">
            <text:p>1,92900462191887</text:p>
          </table:table-cell>
          <table:table-cell table:formula="of:=[.A352] * [.$H$2]" office:value-type="float" office:value="1.9849486368662" calcext:value-type="float">
            <text:p>1,9849486368662</text:p>
          </table:table-cell>
          <table:table-cell table:formula="of:=([.C352]-[.B352]) * 100" office:value-type="float" office:value="5.59440149473247" calcext:value-type="float">
            <text:p>5,59440149473247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ATAN2([.$E$2];[.A353]) / RADIANS([.$F$2])" office:value-type="float" office:value="1.93410733059456" calcext:value-type="float">
            <text:p>1,93410733059456</text:p>
          </table:table-cell>
          <table:table-cell table:formula="of:=[.A353] * [.$H$2]" office:value-type="float" office:value="1.99061991868582" calcext:value-type="float">
            <text:p>1,99061991868582</text:p>
          </table:table-cell>
          <table:table-cell table:formula="of:=([.C353]-[.B353]) * 100" office:value-type="float" office:value="5.65125880912509" calcext:value-type="float">
            <text:p>5,65125880912509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ATAN2([.$E$2];[.A354]) / RADIANS([.$F$2])" office:value-type="float" office:value="1.93920685107817" calcext:value-type="float">
            <text:p>1,93920685107817</text:p>
          </table:table-cell>
          <table:table-cell table:formula="of:=[.A354] * [.$H$2]" office:value-type="float" office:value="1.99629120050543" calcext:value-type="float">
            <text:p>1,99629120050543</text:p>
          </table:table-cell>
          <table:table-cell table:formula="of:=([.C354]-[.B354]) * 100" office:value-type="float" office:value="5.70843494272668" calcext:value-type="float">
            <text:p>5,70843494272668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ATAN2([.$E$2];[.A355]) / RADIANS([.$F$2])" office:value-type="float" office:value="1.94430317828504" calcext:value-type="float">
            <text:p>1,94430317828504</text:p>
          </table:table-cell>
          <table:table-cell table:formula="of:=[.A355] * [.$H$2]" office:value-type="float" office:value="2.00196248232505" calcext:value-type="float">
            <text:p>2,00196248232505</text:p>
          </table:table-cell>
          <table:table-cell table:formula="of:=([.C355]-[.B355]) * 100" office:value-type="float" office:value="5.76593040400146" calcext:value-type="float">
            <text:p>5,76593040400146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ATAN2([.$E$2];[.A356]) / RADIANS([.$F$2])" office:value-type="float" office:value="1.94939630715711" calcext:value-type="float">
            <text:p>1,94939630715711</text:p>
          </table:table-cell>
          <table:table-cell table:formula="of:=[.A356] * [.$H$2]" office:value-type="float" office:value="2.00763376414467" calcext:value-type="float">
            <text:p>2,00763376414467</text:p>
          </table:table-cell>
          <table:table-cell table:formula="of:=([.C356]-[.B356]) * 100" office:value-type="float" office:value="5.82374569875617" calcext:value-type="float">
            <text:p>5,82374569875617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ATAN2([.$E$2];[.A357]) / RADIANS([.$F$2])" office:value-type="float" office:value="1.95448623266288" calcext:value-type="float">
            <text:p>1,95448623266288</text:p>
          </table:table-cell>
          <table:table-cell table:formula="of:=[.A357] * [.$H$2]" office:value-type="float" office:value="2.01330504596429" calcext:value-type="float">
            <text:p>2,01330504596429</text:p>
          </table:table-cell>
          <table:table-cell table:formula="of:=([.C357]-[.B357]) * 100" office:value-type="float" office:value="5.88188133014094" calcext:value-type="float">
            <text:p>5,88188133014094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ATAN2([.$E$2];[.A358]) / RADIANS([.$F$2])" office:value-type="float" office:value="1.9595729497974" calcext:value-type="float">
            <text:p>1,9595729497974</text:p>
          </table:table-cell>
          <table:table-cell table:formula="of:=[.A358] * [.$H$2]" office:value-type="float" office:value="2.0189763277839" calcext:value-type="float">
            <text:p>2,0189763277839</text:p>
          </table:table-cell>
          <table:table-cell table:formula="of:=([.C358]-[.B358]) * 100" office:value-type="float" office:value="5.9403377986508" calcext:value-type="float">
            <text:p>5,9403377986508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ATAN2([.$E$2];[.A359]) / RADIANS([.$F$2])" office:value-type="float" office:value="1.96465645358225" calcext:value-type="float">
            <text:p>1,96465645358225</text:p>
          </table:table-cell>
          <table:table-cell table:formula="of:=[.A359] * [.$H$2]" office:value-type="float" office:value="2.02464760960352" calcext:value-type="float">
            <text:p>2,02464760960352</text:p>
          </table:table-cell>
          <table:table-cell table:formula="of:=([.C359]-[.B359]) * 100" office:value-type="float" office:value="5.99911560212698" calcext:value-type="float">
            <text:p>5,99911560212698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ATAN2([.$E$2];[.A360]) / RADIANS([.$F$2])" office:value-type="float" office:value="1.96973673906556" calcext:value-type="float">
            <text:p>1,96973673906556</text:p>
          </table:table-cell>
          <table:table-cell table:formula="of:=[.A360] * [.$H$2]" office:value-type="float" office:value="2.03031889142314" calcext:value-type="float">
            <text:p>2,03031889142314</text:p>
          </table:table-cell>
          <table:table-cell table:formula="of:=([.C360]-[.B360]) * 100" office:value-type="float" office:value="6.05821523575829" calcext:value-type="float">
            <text:p>6,05821523575829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ATAN2([.$E$2];[.A361]) / RADIANS([.$F$2])" office:value-type="float" office:value="1.97481380132193" calcext:value-type="float">
            <text:p>1,97481380132193</text:p>
          </table:table-cell>
          <table:table-cell table:formula="of:=[.A361] * [.$H$2]" office:value-type="float" office:value="2.03599017324276" calcext:value-type="float">
            <text:p>2,03599017324276</text:p>
          </table:table-cell>
          <table:table-cell table:formula="of:=([.C361]-[.B361]) * 100" office:value-type="float" office:value="6.11763719208256" calcext:value-type="float">
            <text:p>6,11763719208256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ATAN2([.$E$2];[.A362]) / RADIANS([.$F$2])" office:value-type="float" office:value="1.97988763545249" calcext:value-type="float">
            <text:p>1,97988763545249</text:p>
          </table:table-cell>
          <table:table-cell table:formula="of:=[.A362] * [.$H$2]" office:value-type="float" office:value="2.04166145506238" calcext:value-type="float">
            <text:p>2,04166145506238</text:p>
          </table:table-cell>
          <table:table-cell table:formula="of:=([.C362]-[.B362]) * 100" office:value-type="float" office:value="6.17738196098823" calcext:value-type="float">
            <text:p>6,17738196098823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ATAN2([.$E$2];[.A363]) / RADIANS([.$F$2])" office:value-type="float" office:value="1.98495823658484" calcext:value-type="float">
            <text:p>1,98495823658484</text:p>
          </table:table-cell>
          <table:table-cell table:formula="of:=[.A363] * [.$H$2]" office:value-type="float" office:value="2.04733273688199" calcext:value-type="float">
            <text:p>2,04733273688199</text:p>
          </table:table-cell>
          <table:table-cell table:formula="of:=([.C363]-[.B363]) * 100" office:value-type="float" office:value="6.23745002971565" calcext:value-type="float">
            <text:p>6,23745002971565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ATAN2([.$E$2];[.A364]) / RADIANS([.$F$2])" office:value-type="float" office:value="1.99002559987302" calcext:value-type="float">
            <text:p>1,99002559987302</text:p>
          </table:table-cell>
          <table:table-cell table:formula="of:=[.A364] * [.$H$2]" office:value-type="float" office:value="2.05300401870161" calcext:value-type="float">
            <text:p>2,05300401870161</text:p>
          </table:table-cell>
          <table:table-cell table:formula="of:=([.C364]-[.B364]) * 100" office:value-type="float" office:value="6.29784188285878" calcext:value-type="float">
            <text:p>6,29784188285878</text:p>
          </table:table-cell>
          <table:table-cell table:number-columns-repeated="4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ATAN2([.$E$2];[.A365]) / RADIANS([.$F$2])" office:value-type="float" office:value="1.99508972049756" calcext:value-type="float">
            <text:p>1,99508972049756</text:p>
          </table:table-cell>
          <table:table-cell table:formula="of:=[.A365] * [.$H$2]" office:value-type="float" office:value="2.05867530052123" calcext:value-type="float">
            <text:p>2,05867530052123</text:p>
          </table:table-cell>
          <table:table-cell table:formula="of:=([.C365]-[.B365]) * 100" office:value-type="float" office:value="6.35855800236695" calcext:value-type="float">
            <text:p>6,35855800236695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ATAN2([.$E$2];[.A366]) / RADIANS([.$F$2])" office:value-type="float" office:value="2.00015059366538" calcext:value-type="float">
            <text:p>2,00015059366538</text:p>
          </table:table-cell>
          <table:table-cell table:formula="of:=[.A366] * [.$H$2]" office:value-type="float" office:value="2.06434658234085" calcext:value-type="float">
            <text:p>2,06434658234085</text:p>
          </table:table-cell>
          <table:table-cell table:formula="of:=([.C366]-[.B366]) * 100" office:value-type="float" office:value="6.41959886754613" calcext:value-type="float">
            <text:p>6,41959886754613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ATAN2([.$E$2];[.A367]) / RADIANS([.$F$2])" office:value-type="float" office:value="2.00520821460985" calcext:value-type="float">
            <text:p>2,00520821460985</text:p>
          </table:table-cell>
          <table:table-cell table:formula="of:=[.A367] * [.$H$2]" office:value-type="float" office:value="2.07001786416046" calcext:value-type="float">
            <text:p>2,07001786416046</text:p>
          </table:table-cell>
          <table:table-cell table:formula="of:=([.C367]-[.B367]) * 100" office:value-type="float" office:value="6.48096495506096" calcext:value-type="float">
            <text:p>6,48096495506096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ATAN2([.$E$2];[.A368]) / RADIANS([.$F$2])" office:value-type="float" office:value="2.01026257859072" calcext:value-type="float">
            <text:p>2,01026257859072</text:p>
          </table:table-cell>
          <table:table-cell table:formula="of:=[.A368] * [.$H$2]" office:value-type="float" office:value="2.07568914598008" calcext:value-type="float">
            <text:p>2,07568914598008</text:p>
          </table:table-cell>
          <table:table-cell table:formula="of:=([.C368]-[.B368]) * 100" office:value-type="float" office:value="6.54265673893635" calcext:value-type="float">
            <text:p>6,54265673893635</text:p>
          </table:table-cell>
          <table:table-cell table:number-columns-repeated="4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ATAN2([.$E$2];[.A369]) / RADIANS([.$F$2])" office:value-type="float" office:value="2.01531368089411" calcext:value-type="float">
            <text:p>2,01531368089411</text:p>
          </table:table-cell>
          <table:table-cell table:formula="of:=[.A369] * [.$H$2]" office:value-type="float" office:value="2.0813604277997" calcext:value-type="float">
            <text:p>2,0813604277997</text:p>
          </table:table-cell>
          <table:table-cell table:formula="of:=([.C369]-[.B369]) * 100" office:value-type="float" office:value="6.60467469055921" calcext:value-type="float">
            <text:p>6,60467469055921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ATAN2([.$E$2];[.A370]) / RADIANS([.$F$2])" office:value-type="float" office:value="2.02036151683251" calcext:value-type="float">
            <text:p>2,02036151683251</text:p>
          </table:table-cell>
          <table:table-cell table:formula="of:=[.A370] * [.$H$2]" office:value-type="float" office:value="2.08703170961932" calcext:value-type="float">
            <text:p>2,08703170961932</text:p>
          </table:table-cell>
          <table:table-cell table:formula="of:=([.C370]-[.B370]) * 100" office:value-type="float" office:value="6.66701927868028" calcext:value-type="float">
            <text:p>6,66701927868028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ATAN2([.$E$2];[.A371]) / RADIANS([.$F$2])" office:value-type="float" office:value="2.02540608174477" calcext:value-type="float">
            <text:p>2,02540608174477</text:p>
          </table:table-cell>
          <table:table-cell table:formula="of:=[.A371] * [.$H$2]" office:value-type="float" office:value="2.09270299143893" calcext:value-type="float">
            <text:p>2,09270299143893</text:p>
          </table:table-cell>
          <table:table-cell table:formula="of:=([.C371]-[.B371]) * 100" office:value-type="float" office:value="6.72969096941616" calcext:value-type="float">
            <text:p>6,72969096941616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ATAN2([.$E$2];[.A372]) / RADIANS([.$F$2])" office:value-type="float" office:value="2.03044737099604" calcext:value-type="float">
            <text:p>2,03044737099604</text:p>
          </table:table-cell>
          <table:table-cell table:formula="of:=[.A372] * [.$H$2]" office:value-type="float" office:value="2.09837427325855" calcext:value-type="float">
            <text:p>2,09837427325855</text:p>
          </table:table-cell>
          <table:table-cell table:formula="of:=([.C372]-[.B372]) * 100" office:value-type="float" office:value="6.79269022625086" calcext:value-type="float">
            <text:p>6,79269022625086</text:p>
          </table:table-cell>
          <table:table-cell table:number-columns-repeated="4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ATAN2([.$E$2];[.A373]) / RADIANS([.$F$2])" office:value-type="float" office:value="2.03548537997779" calcext:value-type="float">
            <text:p>2,03548537997779</text:p>
          </table:table-cell>
          <table:table-cell table:formula="of:=[.A373] * [.$H$2]" office:value-type="float" office:value="2.10404555507817" calcext:value-type="float">
            <text:p>2,10404555507817</text:p>
          </table:table-cell>
          <table:table-cell table:formula="of:=([.C373]-[.B373]) * 100" office:value-type="float" office:value="6.85601751003806" calcext:value-type="float">
            <text:p>6,85601751003806</text:p>
          </table:table-cell>
          <table:table-cell table:number-columns-repeated="4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ATAN2([.$E$2];[.A374]) / RADIANS([.$F$2])" office:value-type="float" office:value="2.04052010410776" calcext:value-type="float">
            <text:p>2,04052010410776</text:p>
          </table:table-cell>
          <table:table-cell table:formula="of:=[.A374] * [.$H$2]" office:value-type="float" office:value="2.10971683689779" calcext:value-type="float">
            <text:p>2,10971683689779</text:p>
          </table:table-cell>
          <table:table-cell table:formula="of:=([.C374]-[.B374]) * 100" office:value-type="float" office:value="6.9196732790028" calcext:value-type="float">
            <text:p>6,9196732790028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ATAN2([.$E$2];[.A375]) / RADIANS([.$F$2])" office:value-type="float" office:value="2.04555153882997" calcext:value-type="float">
            <text:p>2,04555153882997</text:p>
          </table:table-cell>
          <table:table-cell table:formula="of:=[.A375] * [.$H$2]" office:value-type="float" office:value="2.11538811871741" calcext:value-type="float">
            <text:p>2,11538811871741</text:p>
          </table:table-cell>
          <table:table-cell table:formula="of:=([.C375]-[.B375]) * 100" office:value-type="float" office:value="6.98365798874385" calcext:value-type="float">
            <text:p>6,98365798874385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ATAN2([.$E$2];[.A376]) / RADIANS([.$F$2])" office:value-type="float" office:value="2.05057967961467" calcext:value-type="float">
            <text:p>2,05057967961467</text:p>
          </table:table-cell>
          <table:table-cell table:formula="of:=[.A376] * [.$H$2]" office:value-type="float" office:value="2.12105940053702" calcext:value-type="float">
            <text:p>2,12105940053702</text:p>
          </table:table-cell>
          <table:table-cell table:formula="of:=([.C376]-[.B376]) * 100" office:value-type="float" office:value="7.04797209223544" calcext:value-type="float">
            <text:p>7,04797209223544</text:p>
          </table:table-cell>
          <table:table-cell table:number-columns-repeated="4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ATAN2([.$E$2];[.A377]) / RADIANS([.$F$2])" office:value-type="float" office:value="2.05560452195835" calcext:value-type="float">
            <text:p>2,05560452195835</text:p>
          </table:table-cell>
          <table:table-cell table:formula="of:=[.A377] * [.$H$2]" office:value-type="float" office:value="2.12673068235664" calcext:value-type="float">
            <text:p>2,12673068235664</text:p>
          </table:table-cell>
          <table:table-cell table:formula="of:=([.C377]-[.B377]) * 100" office:value-type="float" office:value="7.11261603982942" calcext:value-type="float">
            <text:p>7,11261603982942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ATAN2([.$E$2];[.A378]) / RADIANS([.$F$2])" office:value-type="float" office:value="2.06062606138368" calcext:value-type="float">
            <text:p>2,06062606138368</text:p>
          </table:table-cell>
          <table:table-cell table:formula="of:=[.A378] * [.$H$2]" office:value-type="float" office:value="2.13240196417626" calcext:value-type="float">
            <text:p>2,13240196417626</text:p>
          </table:table-cell>
          <table:table-cell table:formula="of:=([.C378]-[.B378]) * 100" office:value-type="float" office:value="7.17759027925755" calcext:value-type="float">
            <text:p>7,17759027925755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ATAN2([.$E$2];[.A379]) / RADIANS([.$F$2])" office:value-type="float" office:value="2.06564429343954" calcext:value-type="float">
            <text:p>2,06564429343954</text:p>
          </table:table-cell>
          <table:table-cell table:formula="of:=[.A379] * [.$H$2]" office:value-type="float" office:value="2.13807324599588" calcext:value-type="float">
            <text:p>2,13807324599588</text:p>
          </table:table-cell>
          <table:table-cell table:formula="of:=([.C379]-[.B379]) * 100" office:value-type="float" office:value="7.24289525563346" calcext:value-type="float">
            <text:p>7,24289525563346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ATAN2([.$E$2];[.A380]) / RADIANS([.$F$2])" office:value-type="float" office:value="2.07065921370094" calcext:value-type="float">
            <text:p>2,07065921370094</text:p>
          </table:table-cell>
          <table:table-cell table:formula="of:=[.A380] * [.$H$2]" office:value-type="float" office:value="2.14374452781549" calcext:value-type="float">
            <text:p>2,14374452781549</text:p>
          </table:table-cell>
          <table:table-cell table:formula="of:=([.C380]-[.B380]) * 100" office:value-type="float" office:value="7.30853141145498" calcext:value-type="float">
            <text:p>7,30853141145498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ATAN2([.$E$2];[.A381]) / RADIANS([.$F$2])" office:value-type="float" office:value="2.07567081776905" calcext:value-type="float">
            <text:p>2,07567081776905</text:p>
          </table:table-cell>
          <table:table-cell table:formula="of:=[.A381] * [.$H$2]" office:value-type="float" office:value="2.14941580963511" calcext:value-type="float">
            <text:p>2,14941580963511</text:p>
          </table:table-cell>
          <table:table-cell table:formula="of:=([.C381]-[.B381]) * 100" office:value-type="float" office:value="7.37449918660635" calcext:value-type="float">
            <text:p>7,37449918660635</text:p>
          </table:table-cell>
          <table:table-cell table:number-columns-repeated="4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ATAN2([.$E$2];[.A382]) / RADIANS([.$F$2])" office:value-type="float" office:value="2.08067910127112" calcext:value-type="float">
            <text:p>2,08067910127112</text:p>
          </table:table-cell>
          <table:table-cell table:formula="of:=[.A382] * [.$H$2]" office:value-type="float" office:value="2.15508709145473" calcext:value-type="float">
            <text:p>2,15508709145473</text:p>
          </table:table-cell>
          <table:table-cell table:formula="of:=([.C382]-[.B382]) * 100" office:value-type="float" office:value="7.44079901836066" calcext:value-type="float">
            <text:p>7,44079901836066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ATAN2([.$E$2];[.A383]) / RADIANS([.$F$2])" office:value-type="float" office:value="2.08568405986053" calcext:value-type="float">
            <text:p>2,08568405986053</text:p>
          </table:table-cell>
          <table:table-cell table:formula="of:=[.A383] * [.$H$2]" office:value-type="float" office:value="2.16075837327435" calcext:value-type="float">
            <text:p>2,16075837327435</text:p>
          </table:table-cell>
          <table:table-cell table:formula="of:=([.C383]-[.B383]) * 100" office:value-type="float" office:value="7.50743134138174" calcext:value-type="float">
            <text:p>7,50743134138174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ATAN2([.$E$2];[.A384]) / RADIANS([.$F$2])" office:value-type="float" office:value="2.09068568921669" calcext:value-type="float">
            <text:p>2,09068568921669</text:p>
          </table:table-cell>
          <table:table-cell table:formula="of:=[.A384] * [.$H$2]" office:value-type="float" office:value="2.16642965509396" calcext:value-type="float">
            <text:p>2,16642965509396</text:p>
          </table:table-cell>
          <table:table-cell table:formula="of:=([.C384]-[.B384]) * 100" office:value-type="float" office:value="7.57439658772712" calcext:value-type="float">
            <text:p>7,57439658772712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ATAN2([.$E$2];[.A385]) / RADIANS([.$F$2])" office:value-type="float" office:value="2.09568398504508" calcext:value-type="float">
            <text:p>2,09568398504508</text:p>
          </table:table-cell>
          <table:table-cell table:formula="of:=[.A385] * [.$H$2]" office:value-type="float" office:value="2.17210093691358" calcext:value-type="float">
            <text:p>2,17210093691358</text:p>
          </table:table-cell>
          <table:table-cell table:formula="of:=([.C385]-[.B385]) * 100" office:value-type="float" office:value="7.64169518684992" calcext:value-type="float">
            <text:p>7,64169518684992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ATAN2([.$E$2];[.A386]) / RADIANS([.$F$2])" office:value-type="float" office:value="2.10067894307719" calcext:value-type="float">
            <text:p>2,10067894307719</text:p>
          </table:table-cell>
          <table:table-cell table:formula="of:=[.A386] * [.$H$2]" office:value-type="float" office:value="2.1777722187332" calcext:value-type="float">
            <text:p>2,1777722187332</text:p>
          </table:table-cell>
          <table:table-cell table:formula="of:=([.C386]-[.B386]) * 100" office:value-type="float" office:value="7.7093275656015" calcext:value-type="float">
            <text:p>7,7093275656015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ATAN2([.$E$2];[.A387]) / RADIANS([.$F$2])" office:value-type="float" office:value="2.10567055907048" calcext:value-type="float">
            <text:p>2,10567055907048</text:p>
          </table:table-cell>
          <table:table-cell table:formula="of:=[.A387] * [.$H$2]" office:value-type="float" office:value="2.18344350055282" calcext:value-type="float">
            <text:p>2,18344350055282</text:p>
          </table:table-cell>
          <table:table-cell table:formula="of:=([.C387]-[.B387]) * 100" office:value-type="float" office:value="7.777294148234" calcext:value-type="float">
            <text:p>7,777294148234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ATAN2([.$E$2];[.A388]) / RADIANS([.$F$2])" office:value-type="float" office:value="2.11065882880841" calcext:value-type="float">
            <text:p>2,11065882880841</text:p>
          </table:table-cell>
          <table:table-cell table:formula="of:=[.A388] * [.$H$2]" office:value-type="float" office:value="2.18911478237244" calcext:value-type="float">
            <text:p>2,18911478237244</text:p>
          </table:table-cell>
          <table:table-cell table:formula="of:=([.C388]-[.B388]) * 100" office:value-type="float" office:value="7.84559535640281" calcext:value-type="float">
            <text:p>7,84559535640281</text:p>
          </table:table-cell>
          <table:table-cell table:number-columns-repeated="4"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ATAN2([.$E$2];[.A389]) / RADIANS([.$F$2])" office:value-type="float" office:value="2.11564374810036" calcext:value-type="float">
            <text:p>2,11564374810036</text:p>
          </table:table-cell>
          <table:table-cell table:formula="of:=[.A389] * [.$H$2]" office:value-type="float" office:value="2.19478606419205" calcext:value-type="float">
            <text:p>2,19478606419205</text:p>
          </table:table-cell>
          <table:table-cell table:formula="of:=([.C389]-[.B389]) * 100" office:value-type="float" office:value="7.91423160916898" calcext:value-type="float">
            <text:p>7,91423160916898</text:p>
          </table:table-cell>
          <table:table-cell table:number-columns-repeated="4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ATAN2([.$E$2];[.A390]) / RADIANS([.$F$2])" office:value-type="float" office:value="2.12062531278165" calcext:value-type="float">
            <text:p>2,12062531278165</text:p>
          </table:table-cell>
          <table:table-cell table:formula="of:=[.A390] * [.$H$2]" office:value-type="float" office:value="2.20045734601167" calcext:value-type="float">
            <text:p>2,20045734601167</text:p>
          </table:table-cell>
          <table:table-cell table:formula="of:=([.C390]-[.B390]) * 100" office:value-type="float" office:value="7.9832033230018" calcext:value-type="float">
            <text:p>7,9832033230018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ATAN2([.$E$2];[.A391]) / RADIANS([.$F$2])" office:value-type="float" office:value="2.12560351871347" calcext:value-type="float">
            <text:p>2,12560351871347</text:p>
          </table:table-cell>
          <table:table-cell table:formula="of:=[.A391] * [.$H$2]" office:value-type="float" office:value="2.20612862783129" calcext:value-type="float">
            <text:p>2,20612862783129</text:p>
          </table:table-cell>
          <table:table-cell table:formula="of:=([.C391]-[.B391]) * 100" office:value-type="float" office:value="8.05251091178181" calcext:value-type="float">
            <text:p>8,05251091178181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ATAN2([.$E$2];[.A392]) / RADIANS([.$F$2])" office:value-type="float" office:value="2.13057836178288" calcext:value-type="float">
            <text:p>2,13057836178288</text:p>
          </table:table-cell>
          <table:table-cell table:formula="of:=[.A392] * [.$H$2]" office:value-type="float" office:value="2.21179990965091" calcext:value-type="float">
            <text:p>2,21179990965091</text:p>
          </table:table-cell>
          <table:table-cell table:formula="of:=([.C392]-[.B392]) * 100" office:value-type="float" office:value="8.12215478680298" calcext:value-type="float">
            <text:p>8,12215478680298</text:p>
          </table:table-cell>
          <table:table-cell table:number-columns-repeated="4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ATAN2([.$E$2];[.A393]) / RADIANS([.$F$2])" office:value-type="float" office:value="2.13554983790277" calcext:value-type="float">
            <text:p>2,13554983790277</text:p>
          </table:table-cell>
          <table:table-cell table:formula="of:=[.A393] * [.$H$2]" office:value-type="float" office:value="2.21747119147052" calcext:value-type="float">
            <text:p>2,21747119147052</text:p>
          </table:table-cell>
          <table:table-cell table:formula="of:=([.C393]-[.B393]) * 100" office:value-type="float" office:value="8.1921353567755" calcext:value-type="float">
            <text:p>8,1921353567755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ATAN2([.$E$2];[.A394]) / RADIANS([.$F$2])" office:value-type="float" office:value="2.14051794301185" calcext:value-type="float">
            <text:p>2,14051794301185</text:p>
          </table:table-cell>
          <table:table-cell table:formula="of:=[.A394] * [.$H$2]" office:value-type="float" office:value="2.22314247329014" calcext:value-type="float">
            <text:p>2,22314247329014</text:p>
          </table:table-cell>
          <table:table-cell table:formula="of:=([.C394]-[.B394]) * 100" office:value-type="float" office:value="8.26245302782889" calcext:value-type="float">
            <text:p>8,26245302782889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ATAN2([.$E$2];[.A395]) / RADIANS([.$F$2])" office:value-type="float" office:value="2.14548267307462" calcext:value-type="float">
            <text:p>2,14548267307462</text:p>
          </table:table-cell>
          <table:table-cell table:formula="of:=[.A395] * [.$H$2]" office:value-type="float" office:value="2.22881375510976" calcext:value-type="float">
            <text:p>2,22881375510976</text:p>
          </table:table-cell>
          <table:table-cell table:formula="of:=([.C395]-[.B395]) * 100" office:value-type="float" office:value="8.33310820351421" calcext:value-type="float">
            <text:p>8,33310820351421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ATAN2([.$E$2];[.A396]) / RADIANS([.$F$2])" office:value-type="float" office:value="2.15044402408131" calcext:value-type="float">
            <text:p>2,15044402408131</text:p>
          </table:table-cell>
          <table:table-cell table:formula="of:=[.A396] * [.$H$2]" office:value-type="float" office:value="2.23448503692938" calcext:value-type="float">
            <text:p>2,23448503692938</text:p>
          </table:table-cell>
          <table:table-cell table:formula="of:=([.C396]-[.B396]) * 100" office:value-type="float" office:value="8.40410128480715" calcext:value-type="float">
            <text:p>8,40410128480715</text:p>
          </table:table-cell>
          <table:table-cell table:number-columns-repeated="4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ATAN2([.$E$2];[.A397]) / RADIANS([.$F$2])" office:value-type="float" office:value="2.15540199204788" calcext:value-type="float">
            <text:p>2,15540199204788</text:p>
          </table:table-cell>
          <table:table-cell table:formula="of:=[.A397] * [.$H$2]" office:value-type="float" office:value="2.24015631874899" calcext:value-type="float">
            <text:p>2,24015631874899</text:p>
          </table:table-cell>
          <table:table-cell table:formula="of:=([.C397]-[.B397]) * 100" office:value-type="float" office:value="8.47543267011108" calcext:value-type="float">
            <text:p>8,47543267011108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ATAN2([.$E$2];[.A398]) / RADIANS([.$F$2])" office:value-type="float" office:value="2.16035657301602" calcext:value-type="float">
            <text:p>2,16035657301602</text:p>
          </table:table-cell>
          <table:table-cell table:formula="of:=[.A398] * [.$H$2]" office:value-type="float" office:value="2.24582760056861" calcext:value-type="float">
            <text:p>2,24582760056861</text:p>
          </table:table-cell>
          <table:table-cell table:formula="of:=([.C398]-[.B398]) * 100" office:value-type="float" office:value="8.54710275525932" calcext:value-type="float">
            <text:p>8,54710275525932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ATAN2([.$E$2];[.A399]) / RADIANS([.$F$2])" office:value-type="float" office:value="2.16530776305304" calcext:value-type="float">
            <text:p>2,16530776305304</text:p>
          </table:table-cell>
          <table:table-cell table:formula="of:=[.A399] * [.$H$2]" office:value-type="float" office:value="2.25149888238823" calcext:value-type="float">
            <text:p>2,25149888238823</text:p>
          </table:table-cell>
          <table:table-cell table:formula="of:=([.C399]-[.B399]) * 100" office:value-type="float" office:value="8.61911193351861" calcext:value-type="float">
            <text:p>8,61911193351861</text:p>
          </table:table-cell>
          <table:table-cell table:number-columns-repeated="4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ATAN2([.$E$2];[.A400]) / RADIANS([.$F$2])" office:value-type="float" office:value="2.17025555825193" calcext:value-type="float">
            <text:p>2,17025555825193</text:p>
          </table:table-cell>
          <table:table-cell table:formula="of:=[.A400] * [.$H$2]" office:value-type="float" office:value="2.25717016420785" calcext:value-type="float">
            <text:p>2,25717016420785</text:p>
          </table:table-cell>
          <table:table-cell table:formula="of:=([.C400]-[.B400]) * 100" office:value-type="float" office:value="8.69146059559189" calcext:value-type="float">
            <text:p>8,69146059559189</text:p>
          </table:table-cell>
          <table:table-cell table:number-columns-repeated="4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ATAN2([.$E$2];[.A401]) / RADIANS([.$F$2])" office:value-type="float" office:value="2.17519995473125" calcext:value-type="float">
            <text:p>2,17519995473125</text:p>
          </table:table-cell>
          <table:table-cell table:formula="of:=[.A401] * [.$H$2]" office:value-type="float" office:value="2.26284144602747" calcext:value-type="float">
            <text:p>2,26284144602747</text:p>
          </table:table-cell>
          <table:table-cell table:formula="of:=([.C401]-[.B401]) * 100" office:value-type="float" office:value="8.76414912962109" calcext:value-type="float">
            <text:p>8,76414912962109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ATAN2([.$E$2];[.A402]) / RADIANS([.$F$2])" office:value-type="float" office:value="2.18014094863518" calcext:value-type="float">
            <text:p>2,18014094863518</text:p>
          </table:table-cell>
          <table:table-cell table:formula="of:=[.A402] * [.$H$2]" office:value-type="float" office:value="2.26851272784708" calcext:value-type="float">
            <text:p>2,26851272784708</text:p>
          </table:table-cell>
          <table:table-cell table:formula="of:=([.C402]-[.B402]) * 100" office:value-type="float" office:value="8.83717792119025" calcext:value-type="float">
            <text:p>8,83717792119025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ATAN2([.$E$2];[.A403]) / RADIANS([.$F$2])" office:value-type="float" office:value="2.18507853613342" calcext:value-type="float">
            <text:p>2,18507853613342</text:p>
          </table:table-cell>
          <table:table-cell table:formula="of:=[.A403] * [.$H$2]" office:value-type="float" office:value="2.2741840096667" calcext:value-type="float">
            <text:p>2,2741840096667</text:p>
          </table:table-cell>
          <table:table-cell table:formula="of:=([.C403]-[.B403]) * 100" office:value-type="float" office:value="8.91054735332859" calcext:value-type="float">
            <text:p>8,91054735332859</text:p>
          </table:table-cell>
          <table:table-cell table:number-columns-repeated="4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ATAN2([.$E$2];[.A404]) / RADIANS([.$F$2])" office:value-type="float" office:value="2.19001271342118" calcext:value-type="float">
            <text:p>2,19001271342118</text:p>
          </table:table-cell>
          <table:table-cell table:formula="of:=[.A404] * [.$H$2]" office:value-type="float" office:value="2.27985529148632" calcext:value-type="float">
            <text:p>2,27985529148632</text:p>
          </table:table-cell>
          <table:table-cell table:formula="of:=([.C404]-[.B404]) * 100" office:value-type="float" office:value="8.98425780651371" calcext:value-type="float">
            <text:p>8,98425780651371</text:p>
          </table:table-cell>
          <table:table-cell table:number-columns-repeated="4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ATAN2([.$E$2];[.A405]) / RADIANS([.$F$2])" office:value-type="float" office:value="2.19494347671919" calcext:value-type="float">
            <text:p>2,19494347671919</text:p>
          </table:table-cell>
          <table:table-cell table:formula="of:=[.A405] * [.$H$2]" office:value-type="float" office:value="2.28552657330594" calcext:value-type="float">
            <text:p>2,28552657330594</text:p>
          </table:table-cell>
          <table:table-cell table:formula="of:=([.C405]-[.B405]) * 100" office:value-type="float" office:value="9.0583096586744" calcext:value-type="float">
            <text:p>9,0583096586744</text:p>
          </table:table-cell>
          <table:table-cell table:number-columns-repeated="4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ATAN2([.$E$2];[.A406]) / RADIANS([.$F$2])" office:value-type="float" office:value="2.19987082227361" calcext:value-type="float">
            <text:p>2,19987082227361</text:p>
          </table:table-cell>
          <table:table-cell table:formula="of:=[.A406] * [.$H$2]" office:value-type="float" office:value="2.29119785512555" calcext:value-type="float">
            <text:p>2,29119785512555</text:p>
          </table:table-cell>
          <table:table-cell table:formula="of:=([.C406]-[.B406]) * 100" office:value-type="float" office:value="9.13270328519396" calcext:value-type="float">
            <text:p>9,13270328519396</text:p>
          </table:table-cell>
          <table:table-cell table:number-columns-repeated="4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ATAN2([.$E$2];[.A407]) / RADIANS([.$F$2])" office:value-type="float" office:value="2.20479474635604" calcext:value-type="float">
            <text:p>2,20479474635604</text:p>
          </table:table-cell>
          <table:table-cell table:formula="of:=[.A407] * [.$H$2]" office:value-type="float" office:value="2.29686913694517" calcext:value-type="float">
            <text:p>2,29686913694517</text:p>
          </table:table-cell>
          <table:table-cell table:formula="of:=([.C407]-[.B407]) * 100" office:value-type="float" office:value="9.20743905891337" calcext:value-type="float">
            <text:p>9,20743905891337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ATAN2([.$E$2];[.A408]) / RADIANS([.$F$2])" office:value-type="float" office:value="2.20971524526344" calcext:value-type="float">
            <text:p>2,20971524526344</text:p>
          </table:table-cell>
          <table:table-cell table:formula="of:=[.A408] * [.$H$2]" office:value-type="float" office:value="2.30254041876479" calcext:value-type="float">
            <text:p>2,30254041876479</text:p>
          </table:table-cell>
          <table:table-cell table:formula="of:=([.C408]-[.B408]) * 100" office:value-type="float" office:value="9.28251735013452" calcext:value-type="float">
            <text:p>9,28251735013452</text:p>
          </table:table-cell>
          <table:table-cell table:number-columns-repeated="4"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ATAN2([.$E$2];[.A409]) / RADIANS([.$F$2])" office:value-type="float" office:value="2.21463231531817" calcext:value-type="float">
            <text:p>2,21463231531817</text:p>
          </table:table-cell>
          <table:table-cell table:formula="of:=[.A409] * [.$H$2]" office:value-type="float" office:value="2.30821170058441" calcext:value-type="float">
            <text:p>2,30821170058441</text:p>
          </table:table-cell>
          <table:table-cell table:formula="of:=([.C409]-[.B409]) * 100" office:value-type="float" office:value="9.35793852662328" calcext:value-type="float">
            <text:p>9,35793852662328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ATAN2([.$E$2];[.A410]) / RADIANS([.$F$2])" office:value-type="float" office:value="2.21954595286789" calcext:value-type="float">
            <text:p>2,21954595286789</text:p>
          </table:table-cell>
          <table:table-cell table:formula="of:=[.A410] * [.$H$2]" office:value-type="float" office:value="2.31388298240403" calcext:value-type="float">
            <text:p>2,31388298240403</text:p>
          </table:table-cell>
          <table:table-cell table:formula="of:=([.C410]-[.B410]) * 100" office:value-type="float" office:value="9.43370295361303" calcext:value-type="float">
            <text:p>9,43370295361303</text:p>
          </table:table-cell>
          <table:table-cell table:number-columns-repeated="4"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ATAN2([.$E$2];[.A411]) / RADIANS([.$F$2])" office:value-type="float" office:value="2.22445615428557" calcext:value-type="float">
            <text:p>2,22445615428557</text:p>
          </table:table-cell>
          <table:table-cell table:formula="of:=[.A411] * [.$H$2]" office:value-type="float" office:value="2.31955426422364" calcext:value-type="float">
            <text:p>2,31955426422364</text:p>
          </table:table-cell>
          <table:table-cell table:formula="of:=([.C411]-[.B411]) * 100" office:value-type="float" office:value="9.5098109938077" calcext:value-type="float">
            <text:p>9,5098109938077</text:p>
          </table:table-cell>
          <table:table-cell table:number-columns-repeated="4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ATAN2([.$E$2];[.A412]) / RADIANS([.$F$2])" office:value-type="float" office:value="2.22936291596941" calcext:value-type="float">
            <text:p>2,22936291596941</text:p>
          </table:table-cell>
          <table:table-cell table:formula="of:=[.A412] * [.$H$2]" office:value-type="float" office:value="2.32522554604326" calcext:value-type="float">
            <text:p>2,32522554604326</text:p>
          </table:table-cell>
          <table:table-cell table:formula="of:=([.C412]-[.B412]) * 100" office:value-type="float" office:value="9.58626300738521" calcext:value-type="float">
            <text:p>9,58626300738521</text:p>
          </table:table-cell>
          <table:table-cell table:number-columns-repeated="4"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ATAN2([.$E$2];[.A413]) / RADIANS([.$F$2])" office:value-type="float" office:value="2.23426623434287" calcext:value-type="float">
            <text:p>2,23426623434287</text:p>
          </table:table-cell>
          <table:table-cell table:formula="of:=[.A413] * [.$H$2]" office:value-type="float" office:value="2.33089682786288" calcext:value-type="float">
            <text:p>2,33089682786288</text:p>
          </table:table-cell>
          <table:table-cell table:formula="of:=([.C413]-[.B413]) * 100" office:value-type="float" office:value="9.66305935200116" calcext:value-type="float">
            <text:p>9,66305935200116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ATAN2([.$E$2];[.A414]) / RADIANS([.$F$2])" office:value-type="float" office:value="2.23916610585458" calcext:value-type="float">
            <text:p>2,23916610585458</text:p>
          </table:table-cell>
          <table:table-cell table:formula="of:=[.A414] * [.$H$2]" office:value-type="float" office:value="2.3365681096825" calcext:value-type="float">
            <text:p>2,3365681096825</text:p>
          </table:table-cell>
          <table:table-cell table:formula="of:=([.C414]-[.B414]) * 100" office:value-type="float" office:value="9.74020038279146" calcext:value-type="float">
            <text:p>9,74020038279146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ATAN2([.$E$2];[.A415]) / RADIANS([.$F$2])" office:value-type="float" office:value="2.24406252697835" calcext:value-type="float">
            <text:p>2,24406252697835</text:p>
          </table:table-cell>
          <table:table-cell table:formula="of:=[.A415] * [.$H$2]" office:value-type="float" office:value="2.34223939150211" calcext:value-type="float">
            <text:p>2,34223939150211</text:p>
          </table:table-cell>
          <table:table-cell table:formula="of:=([.C415]-[.B415]) * 100" office:value-type="float" office:value="9.81768645237655" calcext:value-type="float">
            <text:p>9,81768645237655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ATAN2([.$E$2];[.A416]) / RADIANS([.$F$2])" office:value-type="float" office:value="2.24895549421309" calcext:value-type="float">
            <text:p>2,24895549421309</text:p>
          </table:table-cell>
          <table:table-cell table:formula="of:=[.A416] * [.$H$2]" office:value-type="float" office:value="2.34791067332173" calcext:value-type="float">
            <text:p>2,34791067332173</text:p>
          </table:table-cell>
          <table:table-cell table:formula="of:=([.C416]-[.B416]) * 100" office:value-type="float" office:value="9.89551791086436" calcext:value-type="float">
            <text:p>9,89551791086436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ATAN2([.$E$2];[.A417]) / RADIANS([.$F$2])" office:value-type="float" office:value="2.25384500408281" calcext:value-type="float">
            <text:p>2,25384500408281</text:p>
          </table:table-cell>
          <table:table-cell table:formula="of:=[.A417] * [.$H$2]" office:value-type="float" office:value="2.35358195514135" calcext:value-type="float">
            <text:p>2,35358195514135</text:p>
          </table:table-cell>
          <table:table-cell table:formula="of:=([.C417]-[.B417]) * 100" office:value-type="float" office:value="9.97369510585404" calcext:value-type="float">
            <text:p>9,97369510585404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ATAN2([.$E$2];[.A418]) / RADIANS([.$F$2])" office:value-type="float" office:value="2.25873105313657" calcext:value-type="float">
            <text:p>2,25873105313657</text:p>
          </table:table-cell>
          <table:table-cell table:formula="of:=[.A418] * [.$H$2]" office:value-type="float" office:value="2.35925323696097" calcext:value-type="float">
            <text:p>2,35925323696097</text:p>
          </table:table-cell>
          <table:table-cell table:formula="of:=([.C418]-[.B418]) * 100" office:value-type="float" office:value="10.0522183824395" calcext:value-type="float">
            <text:p>10,0522183824395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ATAN2([.$E$2];[.A419]) / RADIANS([.$F$2])" office:value-type="float" office:value="2.26361363794846" calcext:value-type="float">
            <text:p>2,26361363794846</text:p>
          </table:table-cell>
          <table:table-cell table:formula="of:=[.A419] * [.$H$2]" office:value-type="float" office:value="2.36492451878058" calcext:value-type="float">
            <text:p>2,36492451878058</text:p>
          </table:table-cell>
          <table:table-cell table:formula="of:=([.C419]-[.B419]) * 100" office:value-type="float" office:value="10.1310880832125" calcext:value-type="float">
            <text:p>10,1310880832125</text:p>
          </table:table-cell>
          <table:table-cell table:number-columns-repeated="4"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ATAN2([.$E$2];[.A420]) / RADIANS([.$F$2])" office:value-type="float" office:value="2.26849275511753" calcext:value-type="float">
            <text:p>2,26849275511753</text:p>
          </table:table-cell>
          <table:table-cell table:formula="of:=[.A420] * [.$H$2]" office:value-type="float" office:value="2.3705958006002" calcext:value-type="float">
            <text:p>2,3705958006002</text:p>
          </table:table-cell>
          <table:table-cell table:formula="of:=([.C420]-[.B420]) * 100" office:value-type="float" office:value="10.2103045482671" calcext:value-type="float">
            <text:p>10,2103045482671</text:p>
          </table:table-cell>
          <table:table-cell table:number-columns-repeated="4"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ATAN2([.$E$2];[.A421]) / RADIANS([.$F$2])" office:value-type="float" office:value="2.27336840126779" calcext:value-type="float">
            <text:p>2,27336840126779</text:p>
          </table:table-cell>
          <table:table-cell table:formula="of:=[.A421] * [.$H$2]" office:value-type="float" office:value="2.37626708241982" calcext:value-type="float">
            <text:p>2,37626708241982</text:p>
          </table:table-cell>
          <table:table-cell table:formula="of:=([.C421]-[.B421]) * 100" office:value-type="float" office:value="10.2898681152025" calcext:value-type="float">
            <text:p>10,2898681152025</text:p>
          </table:table-cell>
          <table:table-cell table:number-columns-repeated="4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ATAN2([.$E$2];[.A422]) / RADIANS([.$F$2])" office:value-type="float" office:value="2.27824057304817" calcext:value-type="float">
            <text:p>2,27824057304817</text:p>
          </table:table-cell>
          <table:table-cell table:formula="of:=[.A422] * [.$H$2]" office:value-type="float" office:value="2.38193836423944" calcext:value-type="float">
            <text:p>2,38193836423944</text:p>
          </table:table-cell>
          <table:table-cell table:formula="of:=([.C422]-[.B422]) * 100" office:value-type="float" office:value="10.3697791191269" calcext:value-type="float">
            <text:p>10,3697791191269</text:p>
          </table:table-cell>
          <table:table-cell table:number-columns-repeated="4"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ATAN2([.$E$2];[.A423]) / RADIANS([.$F$2])" office:value-type="float" office:value="2.28310926713244" calcext:value-type="float">
            <text:p>2,28310926713244</text:p>
          </table:table-cell>
          <table:table-cell table:formula="of:=[.A423] * [.$H$2]" office:value-type="float" office:value="2.38760964605906" calcext:value-type="float">
            <text:p>2,38760964605906</text:p>
          </table:table-cell>
          <table:table-cell table:formula="of:=([.C423]-[.B423]) * 100" office:value-type="float" office:value="10.4500378926613" calcext:value-type="float">
            <text:p>10,4500378926613</text:p>
          </table:table-cell>
          <table:table-cell table:number-columns-repeated="4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ATAN2([.$E$2];[.A424]) / RADIANS([.$F$2])" office:value-type="float" office:value="2.28797448021924" calcext:value-type="float">
            <text:p>2,28797448021924</text:p>
          </table:table-cell>
          <table:table-cell table:formula="of:=[.A424] * [.$H$2]" office:value-type="float" office:value="2.39328092787867" calcext:value-type="float">
            <text:p>2,39328092787867</text:p>
          </table:table-cell>
          <table:table-cell table:formula="of:=([.C424]-[.B424]) * 100" office:value-type="float" office:value="10.5306447659432" calcext:value-type="float">
            <text:p>10,5306447659432</text:p>
          </table:table-cell>
          <table:table-cell table:number-columns-repeated="4"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ATAN2([.$E$2];[.A425]) / RADIANS([.$F$2])" office:value-type="float" office:value="2.29283620903199" calcext:value-type="float">
            <text:p>2,29283620903199</text:p>
          </table:table-cell>
          <table:table-cell table:formula="of:=[.A425] * [.$H$2]" office:value-type="float" office:value="2.39895220969829" calcext:value-type="float">
            <text:p>2,39895220969829</text:p>
          </table:table-cell>
          <table:table-cell table:formula="of:=([.C425]-[.B425]) * 100" office:value-type="float" office:value="10.61160006663" calcext:value-type="float">
            <text:p>10,61160006663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ATAN2([.$E$2];[.A426]) / RADIANS([.$F$2])" office:value-type="float" office:value="2.29769445031887" calcext:value-type="float">
            <text:p>2,29769445031887</text:p>
          </table:table-cell>
          <table:table-cell table:formula="of:=[.A426] * [.$H$2]" office:value-type="float" office:value="2.40462349151791" calcext:value-type="float">
            <text:p>2,40462349151791</text:p>
          </table:table-cell>
          <table:table-cell table:formula="of:=([.C426]-[.B426]) * 100" office:value-type="float" office:value="10.6929041199034" calcext:value-type="float">
            <text:p>10,6929041199034</text:p>
          </table:table-cell>
          <table:table-cell table:number-columns-repeated="4"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ATAN2([.$E$2];[.A427]) / RADIANS([.$F$2])" office:value-type="float" office:value="2.3025492008528" calcext:value-type="float">
            <text:p>2,3025492008528</text:p>
          </table:table-cell>
          <table:table-cell table:formula="of:=[.A427] * [.$H$2]" office:value-type="float" office:value="2.41029477333753" calcext:value-type="float">
            <text:p>2,41029477333753</text:p>
          </table:table-cell>
          <table:table-cell table:formula="of:=([.C427]-[.B427]) * 100" office:value-type="float" office:value="10.7745572484723" calcext:value-type="float">
            <text:p>10,7745572484723</text:p>
          </table:table-cell>
          <table:table-cell table:number-columns-repeated="4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ATAN2([.$E$2];[.A428]) / RADIANS([.$F$2])" office:value-type="float" office:value="2.30740045743137" calcext:value-type="float">
            <text:p>2,30740045743137</text:p>
          </table:table-cell>
          <table:table-cell table:formula="of:=[.A428] * [.$H$2]" office:value-type="float" office:value="2.41596605515714" calcext:value-type="float">
            <text:p>2,41596605515714</text:p>
          </table:table-cell>
          <table:table-cell table:formula="of:=([.C428]-[.B428]) * 100" office:value-type="float" office:value="10.8565597725775" calcext:value-type="float">
            <text:p>10,8565597725775</text:p>
          </table:table-cell>
          <table:table-cell table:number-columns-repeated="4"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ATAN2([.$E$2];[.A429]) / RADIANS([.$F$2])" office:value-type="float" office:value="2.31224821687681" calcext:value-type="float">
            <text:p>2,31224821687681</text:p>
          </table:table-cell>
          <table:table-cell table:formula="of:=[.A429] * [.$H$2]" office:value-type="float" office:value="2.42163733697676" calcext:value-type="float">
            <text:p>2,42163733697676</text:p>
          </table:table-cell>
          <table:table-cell table:formula="of:=([.C429]-[.B429]) * 100" office:value-type="float" office:value="10.9389120099948" calcext:value-type="float">
            <text:p>10,9389120099948</text:p>
          </table:table-cell>
          <table:table-cell table:number-columns-repeated="4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ATAN2([.$E$2];[.A430]) / RADIANS([.$F$2])" office:value-type="float" office:value="2.31709247603598" calcext:value-type="float">
            <text:p>2,31709247603598</text:p>
          </table:table-cell>
          <table:table-cell table:formula="of:=[.A430] * [.$H$2]" office:value-type="float" office:value="2.42730861879638" calcext:value-type="float">
            <text:p>2,42730861879638</text:p>
          </table:table-cell>
          <table:table-cell table:formula="of:=([.C430]-[.B430]) * 100" office:value-type="float" office:value="11.0216142760397" calcext:value-type="float">
            <text:p>11,0216142760397</text:p>
          </table:table-cell>
          <table:table-cell table:number-columns-repeated="4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ATAN2([.$E$2];[.A431]) / RADIANS([.$F$2])" office:value-type="float" office:value="2.32193323178029" calcext:value-type="float">
            <text:p>2,32193323178029</text:p>
          </table:table-cell>
          <table:table-cell table:formula="of:=[.A431] * [.$H$2]" office:value-type="float" office:value="2.432979900616" calcext:value-type="float">
            <text:p>2,432979900616</text:p>
          </table:table-cell>
          <table:table-cell table:formula="of:=([.C431]-[.B431]) * 100" office:value-type="float" office:value="11.1046668835703" calcext:value-type="float">
            <text:p>11,1046668835703</text:p>
          </table:table-cell>
          <table:table-cell table:number-columns-repeated="4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ATAN2([.$E$2];[.A432]) / RADIANS([.$F$2])" office:value-type="float" office:value="2.3267704810057" calcext:value-type="float">
            <text:p>2,3267704810057</text:p>
          </table:table-cell>
          <table:table-cell table:formula="of:=[.A432] * [.$H$2]" office:value-type="float" office:value="2.43865118243561" calcext:value-type="float">
            <text:p>2,43865118243561</text:p>
          </table:table-cell>
          <table:table-cell table:formula="of:=([.C432]-[.B432]) * 100" office:value-type="float" office:value="11.1880701429919" calcext:value-type="float">
            <text:p>11,1880701429919</text:p>
          </table:table-cell>
          <table:table-cell table:number-columns-repeated="4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ATAN2([.$E$2];[.A433]) / RADIANS([.$F$2])" office:value-type="float" office:value="2.33160422063262" calcext:value-type="float">
            <text:p>2,33160422063262</text:p>
          </table:table-cell>
          <table:table-cell table:formula="of:=[.A433] * [.$H$2]" office:value-type="float" office:value="2.44432246425523" calcext:value-type="float">
            <text:p>2,44432246425523</text:p>
          </table:table-cell>
          <table:table-cell table:formula="of:=([.C433]-[.B433]) * 100" office:value-type="float" office:value="11.271824362261" calcext:value-type="float">
            <text:p>11,271824362261</text:p>
          </table:table-cell>
          <table:table-cell table:number-columns-repeated="4"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ATAN2([.$E$2];[.A434]) / RADIANS([.$F$2])" office:value-type="float" office:value="2.33643444760596" calcext:value-type="float">
            <text:p>2,33643444760596</text:p>
          </table:table-cell>
          <table:table-cell table:formula="of:=[.A434] * [.$H$2]" office:value-type="float" office:value="2.44999374607485" calcext:value-type="float">
            <text:p>2,44999374607485</text:p>
          </table:table-cell>
          <table:table-cell table:formula="of:=([.C434]-[.B434]) * 100" office:value-type="float" office:value="11.3559298468888" calcext:value-type="float">
            <text:p>11,3559298468888</text:p>
          </table:table-cell>
          <table:table-cell table:number-columns-repeated="4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ATAN2([.$E$2];[.A435]) / RADIANS([.$F$2])" office:value-type="float" office:value="2.34126115889501" calcext:value-type="float">
            <text:p>2,34126115889501</text:p>
          </table:table-cell>
          <table:table-cell table:formula="of:=[.A435] * [.$H$2]" office:value-type="float" office:value="2.45566502789447" calcext:value-type="float">
            <text:p>2,45566502789447</text:p>
          </table:table-cell>
          <table:table-cell table:formula="of:=([.C435]-[.B435]) * 100" office:value-type="float" office:value="11.4403868999455" calcext:value-type="float">
            <text:p>11,4403868999455</text:p>
          </table:table-cell>
          <table:table-cell table:number-columns-repeated="4"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ATAN2([.$E$2];[.A436]) / RADIANS([.$F$2])" office:value-type="float" office:value="2.34608435149344" calcext:value-type="float">
            <text:p>2,34608435149344</text:p>
          </table:table-cell>
          <table:table-cell table:formula="of:=[.A436] * [.$H$2]" office:value-type="float" office:value="2.46133630971409" calcext:value-type="float">
            <text:p>2,46133630971409</text:p>
          </table:table-cell>
          <table:table-cell table:formula="of:=([.C436]-[.B436]) * 100" office:value-type="float" office:value="11.5251958220644" calcext:value-type="float">
            <text:p>11,5251958220644</text:p>
          </table:table-cell>
          <table:table-cell table:number-columns-repeated="4"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ATAN2([.$E$2];[.A437]) / RADIANS([.$F$2])" office:value-type="float" office:value="2.35090402241925" calcext:value-type="float">
            <text:p>2,35090402241925</text:p>
          </table:table-cell>
          <table:table-cell table:formula="of:=[.A437] * [.$H$2]" office:value-type="float" office:value="2.4670075915337" calcext:value-type="float">
            <text:p>2,4670075915337</text:p>
          </table:table-cell>
          <table:table-cell table:formula="of:=([.C437]-[.B437]) * 100" office:value-type="float" office:value="11.6103569114458" calcext:value-type="float">
            <text:p>11,6103569114458</text:p>
          </table:table-cell>
          <table:table-cell table:number-columns-repeated="4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ATAN2([.$E$2];[.A438]) / RADIANS([.$F$2])" office:value-type="float" office:value="2.35572016871471" calcext:value-type="float">
            <text:p>2,35572016871471</text:p>
          </table:table-cell>
          <table:table-cell table:formula="of:=[.A438] * [.$H$2]" office:value-type="float" office:value="2.47267887335332" calcext:value-type="float">
            <text:p>2,47267887335332</text:p>
          </table:table-cell>
          <table:table-cell table:formula="of:=([.C438]-[.B438]) * 100" office:value-type="float" office:value="11.695870463861" calcext:value-type="float">
            <text:p>11,695870463861</text:p>
          </table:table-cell>
          <table:table-cell table:number-columns-repeated="4"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ATAN2([.$E$2];[.A439]) / RADIANS([.$F$2])" office:value-type="float" office:value="2.36053278744637" calcext:value-type="float">
            <text:p>2,36053278744637</text:p>
          </table:table-cell>
          <table:table-cell table:formula="of:=[.A439] * [.$H$2]" office:value-type="float" office:value="2.47835015517294" calcext:value-type="float">
            <text:p>2,47835015517294</text:p>
          </table:table-cell>
          <table:table-cell table:formula="of:=([.C439]-[.B439]) * 100" office:value-type="float" office:value="11.781736772657" calcext:value-type="float">
            <text:p>11,781736772657</text:p>
          </table:table-cell>
          <table:table-cell table:number-columns-repeated="4"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ATAN2([.$E$2];[.A440]) / RADIANS([.$F$2])" office:value-type="float" office:value="2.36534187570496" calcext:value-type="float">
            <text:p>2,36534187570496</text:p>
          </table:table-cell>
          <table:table-cell table:formula="of:=[.A440] * [.$H$2]" office:value-type="float" office:value="2.48402143699256" calcext:value-type="float">
            <text:p>2,48402143699256</text:p>
          </table:table-cell>
          <table:table-cell table:formula="of:=([.C440]-[.B440]) * 100" office:value-type="float" office:value="11.8679561287597" calcext:value-type="float">
            <text:p>11,8679561287597</text:p>
          </table:table-cell>
          <table:table-cell table:number-columns-repeated="4"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ATAN2([.$E$2];[.A441]) / RADIANS([.$F$2])" office:value-type="float" office:value="2.37014743060539" calcext:value-type="float">
            <text:p>2,37014743060539</text:p>
          </table:table-cell>
          <table:table-cell table:formula="of:=[.A441] * [.$H$2]" office:value-type="float" office:value="2.48969271881217" calcext:value-type="float">
            <text:p>2,48969271881217</text:p>
          </table:table-cell>
          <table:table-cell table:formula="of:=([.C441]-[.B441]) * 100" office:value-type="float" office:value="11.9545288206788" calcext:value-type="float">
            <text:p>11,9545288206788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ATAN2([.$E$2];[.A442]) / RADIANS([.$F$2])" office:value-type="float" office:value="2.37494944928668" calcext:value-type="float">
            <text:p>2,37494944928668</text:p>
          </table:table-cell>
          <table:table-cell table:formula="of:=[.A442] * [.$H$2]" office:value-type="float" office:value="2.49536400063179" calcext:value-type="float">
            <text:p>2,49536400063179</text:p>
          </table:table-cell>
          <table:table-cell table:formula="of:=([.C442]-[.B442]) * 100" office:value-type="float" office:value="12.0414551345116" calcext:value-type="float">
            <text:p>12,0414551345116</text:p>
          </table:table-cell>
          <table:table-cell table:number-columns-repeated="4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ATAN2([.$E$2];[.A443]) / RADIANS([.$F$2])" office:value-type="float" office:value="2.37974792891194" calcext:value-type="float">
            <text:p>2,37974792891194</text:p>
          </table:table-cell>
          <table:table-cell table:formula="of:=[.A443] * [.$H$2]" office:value-type="float" office:value="2.50103528245141" calcext:value-type="float">
            <text:p>2,50103528245141</text:p>
          </table:table-cell>
          <table:table-cell table:formula="of:=([.C443]-[.B443]) * 100" office:value-type="float" office:value="12.1287353539474" calcext:value-type="float">
            <text:p>12,1287353539474</text:p>
          </table:table-cell>
          <table:table-cell table:number-columns-repeated="4"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ATAN2([.$E$2];[.A444]) / RADIANS([.$F$2])" office:value-type="float" office:value="2.38454286666831" calcext:value-type="float">
            <text:p>2,38454286666831</text:p>
          </table:table-cell>
          <table:table-cell table:formula="of:=[.A444] * [.$H$2]" office:value-type="float" office:value="2.50670656427103" calcext:value-type="float">
            <text:p>2,50670656427103</text:p>
          </table:table-cell>
          <table:table-cell table:formula="of:=([.C444]-[.B444]) * 100" office:value-type="float" office:value="12.2163697602719" calcext:value-type="float">
            <text:p>12,2163697602719</text:p>
          </table:table-cell>
          <table:table-cell table:number-columns-repeated="4"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ATAN2([.$E$2];[.A445]) / RADIANS([.$F$2])" office:value-type="float" office:value="2.38933425976694" calcext:value-type="float">
            <text:p>2,38933425976694</text:p>
          </table:table-cell>
          <table:table-cell table:formula="of:=[.A445] * [.$H$2]" office:value-type="float" office:value="2.51237784609064" calcext:value-type="float">
            <text:p>2,51237784609064</text:p>
          </table:table-cell>
          <table:table-cell table:formula="of:=([.C445]-[.B445]) * 100" office:value-type="float" office:value="12.3043586323708" calcext:value-type="float">
            <text:p>12,3043586323708</text:p>
          </table:table-cell>
          <table:table-cell table:number-columns-repeated="4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ATAN2([.$E$2];[.A446]) / RADIANS([.$F$2])" office:value-type="float" office:value="2.39412210544291" calcext:value-type="float">
            <text:p>2,39412210544291</text:p>
          </table:table-cell>
          <table:table-cell table:formula="of:=[.A446] * [.$H$2]" office:value-type="float" office:value="2.51804912791026" calcext:value-type="float">
            <text:p>2,51804912791026</text:p>
          </table:table-cell>
          <table:table-cell table:formula="of:=([.C446]-[.B446]) * 100" office:value-type="float" office:value="12.392702246735" calcext:value-type="float">
            <text:p>12,392702246735</text:p>
          </table:table-cell>
          <table:table-cell table:number-columns-repeated="4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ATAN2([.$E$2];[.A447]) / RADIANS([.$F$2])" office:value-type="float" office:value="2.39890640095524" calcext:value-type="float">
            <text:p>2,39890640095524</text:p>
          </table:table-cell>
          <table:table-cell table:formula="of:=[.A447] * [.$H$2]" office:value-type="float" office:value="2.52372040972988" calcext:value-type="float">
            <text:p>2,52372040972988</text:p>
          </table:table-cell>
          <table:table-cell table:formula="of:=([.C447]-[.B447]) * 100" office:value-type="float" office:value="12.4814008774642" calcext:value-type="float">
            <text:p>12,4814008774642</text:p>
          </table:table-cell>
          <table:table-cell table:number-columns-repeated="4"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ATAN2([.$E$2];[.A448]) / RADIANS([.$F$2])" office:value-type="float" office:value="2.40368714358679" calcext:value-type="float">
            <text:p>2,40368714358679</text:p>
          </table:table-cell>
          <table:table-cell table:formula="of:=[.A448] * [.$H$2]" office:value-type="float" office:value="2.5293916915495" calcext:value-type="float">
            <text:p>2,5293916915495</text:p>
          </table:table-cell>
          <table:table-cell table:formula="of:=([.C448]-[.B448]) * 100" office:value-type="float" office:value="12.5704547962713" calcext:value-type="float">
            <text:p>12,5704547962713</text:p>
          </table:table-cell>
          <table:table-cell table:number-columns-repeated="4"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ATAN2([.$E$2];[.A449]) / RADIANS([.$F$2])" office:value-type="float" office:value="2.40846433064424" calcext:value-type="float">
            <text:p>2,40846433064424</text:p>
          </table:table-cell>
          <table:table-cell table:formula="of:=[.A449] * [.$H$2]" office:value-type="float" office:value="2.53506297336912" calcext:value-type="float">
            <text:p>2,53506297336912</text:p>
          </table:table-cell>
          <table:table-cell table:formula="of:=([.C449]-[.B449]) * 100" office:value-type="float" office:value="12.6598642724873" calcext:value-type="float">
            <text:p>12,6598642724873</text:p>
          </table:table-cell>
          <table:table-cell table:number-columns-repeated="4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ATAN2([.$E$2];[.A450]) / RADIANS([.$F$2])" office:value-type="float" office:value="2.41323795945808" calcext:value-type="float">
            <text:p>2,41323795945808</text:p>
          </table:table-cell>
          <table:table-cell table:formula="of:=[.A450] * [.$H$2]" office:value-type="float" office:value="2.54073425518873" calcext:value-type="float">
            <text:p>2,54073425518873</text:p>
          </table:table-cell>
          <table:table-cell table:formula="of:=([.C450]-[.B450]) * 100" office:value-type="float" office:value="12.7496295730652" calcext:value-type="float">
            <text:p>12,7496295730652</text:p>
          </table:table-cell>
          <table:table-cell table:number-columns-repeated="4"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ATAN2([.$E$2];[.A451]) / RADIANS([.$F$2])" office:value-type="float" office:value="2.41800802738251" calcext:value-type="float">
            <text:p>2,41800802738251</text:p>
          </table:table-cell>
          <table:table-cell table:formula="of:=[.A451] * [.$H$2]" office:value-type="float" office:value="2.54640553700835" calcext:value-type="float">
            <text:p>2,54640553700835</text:p>
          </table:table-cell>
          <table:table-cell table:formula="of:=([.C451]-[.B451]) * 100" office:value-type="float" office:value="12.8397509625843" calcext:value-type="float">
            <text:p>12,8397509625843</text:p>
          </table:table-cell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ATAN2([.$E$2];[.A452]) / RADIANS([.$F$2])" office:value-type="float" office:value="2.42277453179542" calcext:value-type="float">
            <text:p>2,42277453179542</text:p>
          </table:table-cell>
          <table:table-cell table:formula="of:=[.A452] * [.$H$2]" office:value-type="float" office:value="2.55207681882797" calcext:value-type="float">
            <text:p>2,55207681882797</text:p>
          </table:table-cell>
          <table:table-cell table:formula="of:=([.C452]-[.B452]) * 100" office:value-type="float" office:value="12.9302287032552" calcext:value-type="float">
            <text:p>12,9302287032552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ATAN2([.$E$2];[.A453]) / RADIANS([.$F$2])" office:value-type="float" office:value="2.42753747009835" calcext:value-type="float">
            <text:p>2,42753747009835</text:p>
          </table:table-cell>
          <table:table-cell table:formula="of:=[.A453] * [.$H$2]" office:value-type="float" office:value="2.55774810064759" calcext:value-type="float">
            <text:p>2,55774810064759</text:p>
          </table:table-cell>
          <table:table-cell table:formula="of:=([.C453]-[.B453]) * 100" office:value-type="float" office:value="13.0210630549235" calcext:value-type="float">
            <text:p>13,0210630549235</text:p>
          </table:table-cell>
          <table:table-cell table:number-columns-repeated="4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ATAN2([.$E$2];[.A454]) / RADIANS([.$F$2])" office:value-type="float" office:value="2.43229683971645" calcext:value-type="float">
            <text:p>2,43229683971645</text:p>
          </table:table-cell>
          <table:table-cell table:formula="of:=[.A454] * [.$H$2]" office:value-type="float" office:value="2.5634193824672" calcext:value-type="float">
            <text:p>2,5634193824672</text:p>
          </table:table-cell>
          <table:table-cell table:formula="of:=([.C454]-[.B454]) * 100" office:value-type="float" office:value="13.1122542750751" calcext:value-type="float">
            <text:p>13,1122542750751</text:p>
          </table:table-cell>
          <table:table-cell table:number-columns-repeated="4"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ATAN2([.$E$2];[.A455]) / RADIANS([.$F$2])" office:value-type="float" office:value="2.43705263809842" calcext:value-type="float">
            <text:p>2,43705263809842</text:p>
          </table:table-cell>
          <table:table-cell table:formula="of:=[.A455] * [.$H$2]" office:value-type="float" office:value="2.56909066428682" calcext:value-type="float">
            <text:p>2,56909066428682</text:p>
          </table:table-cell>
          <table:table-cell table:formula="of:=([.C455]-[.B455]) * 100" office:value-type="float" office:value="13.2038026188399" calcext:value-type="float">
            <text:p>13,2038026188399</text:p>
          </table:table-cell>
          <table:table-cell table:number-columns-repeated="4"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ATAN2([.$E$2];[.A456]) / RADIANS([.$F$2])" office:value-type="float" office:value="2.44180486271647" calcext:value-type="float">
            <text:p>2,44180486271647</text:p>
          </table:table-cell>
          <table:table-cell table:formula="of:=[.A456] * [.$H$2]" office:value-type="float" office:value="2.57476194610644" calcext:value-type="float">
            <text:p>2,57476194610644</text:p>
          </table:table-cell>
          <table:table-cell table:formula="of:=([.C456]-[.B456]) * 100" office:value-type="float" office:value="13.2957083389968" calcext:value-type="float">
            <text:p>13,2957083389968</text:p>
          </table:table-cell>
          <table:table-cell table:number-columns-repeated="4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ATAN2([.$E$2];[.A457]) / RADIANS([.$F$2])" office:value-type="float" office:value="2.44655351106627" calcext:value-type="float">
            <text:p>2,44655351106627</text:p>
          </table:table-cell>
          <table:table-cell table:formula="of:=[.A457] * [.$H$2]" office:value-type="float" office:value="2.58043322792606" calcext:value-type="float">
            <text:p>2,58043322792606</text:p>
          </table:table-cell>
          <table:table-cell table:formula="of:=([.C457]-[.B457]) * 100" office:value-type="float" office:value="13.3879716859783" calcext:value-type="float">
            <text:p>13,3879716859783</text:p>
          </table:table-cell>
          <table:table-cell table:number-columns-repeated="4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ATAN2([.$E$2];[.A458]) / RADIANS([.$F$2])" office:value-type="float" office:value="2.45129858066693" calcext:value-type="float">
            <text:p>2,45129858066693</text:p>
          </table:table-cell>
          <table:table-cell table:formula="of:=[.A458] * [.$H$2]" office:value-type="float" office:value="2.58610450974568" calcext:value-type="float">
            <text:p>2,58610450974568</text:p>
          </table:table-cell>
          <table:table-cell table:formula="of:=([.C458]-[.B458]) * 100" office:value-type="float" office:value="13.4805929078746" calcext:value-type="float">
            <text:p>13,4805929078746</text:p>
          </table:table-cell>
          <table:table-cell table:number-columns-repeated="4"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ATAN2([.$E$2];[.A459]) / RADIANS([.$F$2])" office:value-type="float" office:value="2.45604006906091" calcext:value-type="float">
            <text:p>2,45604006906091</text:p>
          </table:table-cell>
          <table:table-cell table:formula="of:=[.A459] * [.$H$2]" office:value-type="float" office:value="2.59177579156529" calcext:value-type="float">
            <text:p>2,59177579156529</text:p>
          </table:table-cell>
          <table:table-cell table:formula="of:=([.C459]-[.B459]) * 100" office:value-type="float" office:value="13.5735722504386" calcext:value-type="float">
            <text:p>13,5735722504386</text:p>
          </table:table-cell>
          <table:table-cell table:number-columns-repeated="4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ATAN2([.$E$2];[.A460]) / RADIANS([.$F$2])" office:value-type="float" office:value="2.46077797381401" calcext:value-type="float">
            <text:p>2,46077797381401</text:p>
          </table:table-cell>
          <table:table-cell table:formula="of:=[.A460] * [.$H$2]" office:value-type="float" office:value="2.59744707338491" calcext:value-type="float">
            <text:p>2,59744707338491</text:p>
          </table:table-cell>
          <table:table-cell table:formula="of:=([.C460]-[.B460]) * 100" office:value-type="float" office:value="13.6669099570904" calcext:value-type="float">
            <text:p>13,6669099570904</text:p>
          </table:table-cell>
          <table:table-cell table:number-columns-repeated="4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ATAN2([.$E$2];[.A461]) / RADIANS([.$F$2])" office:value-type="float" office:value="2.46551229251531" calcext:value-type="float">
            <text:p>2,46551229251531</text:p>
          </table:table-cell>
          <table:table-cell table:formula="of:=[.A461] * [.$H$2]" office:value-type="float" office:value="2.60311835520453" calcext:value-type="float">
            <text:p>2,60311835520453</text:p>
          </table:table-cell>
          <table:table-cell table:formula="of:=([.C461]-[.B461]) * 100" office:value-type="float" office:value="13.7606062689219" calcext:value-type="float">
            <text:p>13,7606062689219</text:p>
          </table:table-cell>
          <table:table-cell table:number-columns-repeated="4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ATAN2([.$E$2];[.A462]) / RADIANS([.$F$2])" office:value-type="float" office:value="2.47024302277713" calcext:value-type="float">
            <text:p>2,47024302277713</text:p>
          </table:table-cell>
          <table:table-cell table:formula="of:=[.A462] * [.$H$2]" office:value-type="float" office:value="2.60878963702415" calcext:value-type="float">
            <text:p>2,60878963702415</text:p>
          </table:table-cell>
          <table:table-cell table:formula="of:=([.C462]-[.B462]) * 100" office:value-type="float" office:value="13.8546614247015" calcext:value-type="float">
            <text:p>13,8546614247015</text:p>
          </table:table-cell>
          <table:table-cell table:number-columns-repeated="4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ATAN2([.$E$2];[.A463]) / RADIANS([.$F$2])" office:value-type="float" office:value="2.47497016223498" calcext:value-type="float">
            <text:p>2,47497016223498</text:p>
          </table:table-cell>
          <table:table-cell table:formula="of:=[.A463] * [.$H$2]" office:value-type="float" office:value="2.61446091884376" calcext:value-type="float">
            <text:p>2,61446091884376</text:p>
          </table:table-cell>
          <table:table-cell table:formula="of:=([.C463]-[.B463]) * 100" office:value-type="float" office:value="13.9490756608784" calcext:value-type="float">
            <text:p>13,9490756608784</text:p>
          </table:table-cell>
          <table:table-cell table:number-columns-repeated="4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ATAN2([.$E$2];[.A464]) / RADIANS([.$F$2])" office:value-type="float" office:value="2.4796937085475" calcext:value-type="float">
            <text:p>2,4796937085475</text:p>
          </table:table-cell>
          <table:table-cell table:formula="of:=[.A464] * [.$H$2]" office:value-type="float" office:value="2.62013220066338" calcext:value-type="float">
            <text:p>2,62013220066338</text:p>
          </table:table-cell>
          <table:table-cell table:formula="of:=([.C464]-[.B464]) * 100" office:value-type="float" office:value="14.0438492115881" calcext:value-type="float">
            <text:p>14,0438492115881</text:p>
          </table:table-cell>
          <table:table-cell table:number-columns-repeated="4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ATAN2([.$E$2];[.A465]) / RADIANS([.$F$2])" office:value-type="float" office:value="2.48441365939644" calcext:value-type="float">
            <text:p>2,48441365939644</text:p>
          </table:table-cell>
          <table:table-cell table:formula="of:=[.A465] * [.$H$2]" office:value-type="float" office:value="2.625803482483" calcext:value-type="float">
            <text:p>2,625803482483</text:p>
          </table:table-cell>
          <table:table-cell table:formula="of:=([.C465]-[.B465]) * 100" office:value-type="float" office:value="14.138982308656" calcext:value-type="float">
            <text:p>14,138982308656</text:p>
          </table:table-cell>
          <table:table-cell table:number-columns-repeated="4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ATAN2([.$E$2];[.A466]) / RADIANS([.$F$2])" office:value-type="float" office:value="2.48913001248658" calcext:value-type="float">
            <text:p>2,48913001248658</text:p>
          </table:table-cell>
          <table:table-cell table:formula="of:=[.A466] * [.$H$2]" office:value-type="float" office:value="2.63147476430262" calcext:value-type="float">
            <text:p>2,63147476430262</text:p>
          </table:table-cell>
          <table:table-cell table:formula="of:=([.C466]-[.B466]) * 100" office:value-type="float" office:value="14.2344751816035" calcext:value-type="float">
            <text:p>14,2344751816035</text:p>
          </table:table-cell>
          <table:table-cell table:number-columns-repeated="4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ATAN2([.$E$2];[.A467]) / RADIANS([.$F$2])" office:value-type="float" office:value="2.49384276554572" calcext:value-type="float">
            <text:p>2,49384276554572</text:p>
          </table:table-cell>
          <table:table-cell table:formula="of:=[.A467] * [.$H$2]" office:value-type="float" office:value="2.63714604612223" calcext:value-type="float">
            <text:p>2,63714604612223</text:p>
          </table:table-cell>
          <table:table-cell table:formula="of:=([.C467]-[.B467]) * 100" office:value-type="float" office:value="14.3303280576512" calcext:value-type="float">
            <text:p>14,3303280576512</text:p>
          </table:table-cell>
          <table:table-cell table:number-columns-repeated="4"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ATAN2([.$E$2];[.A468]) / RADIANS([.$F$2])" office:value-type="float" office:value="2.4985519163246" calcext:value-type="float">
            <text:p>2,4985519163246</text:p>
          </table:table-cell>
          <table:table-cell table:formula="of:=[.A468] * [.$H$2]" office:value-type="float" office:value="2.64281732794185" calcext:value-type="float">
            <text:p>2,64281732794185</text:p>
          </table:table-cell>
          <table:table-cell table:formula="of:=([.C468]-[.B468]) * 100" office:value-type="float" office:value="14.426541161725" calcext:value-type="float">
            <text:p>14,426541161725</text:p>
          </table:table-cell>
          <table:table-cell table:number-columns-repeated="4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ATAN2([.$E$2];[.A469]) / RADIANS([.$F$2])" office:value-type="float" office:value="2.50325746259687" calcext:value-type="float">
            <text:p>2,50325746259687</text:p>
          </table:table-cell>
          <table:table-cell table:formula="of:=[.A469] * [.$H$2]" office:value-type="float" office:value="2.64848860976147" calcext:value-type="float">
            <text:p>2,64848860976147</text:p>
          </table:table-cell>
          <table:table-cell table:formula="of:=([.C469]-[.B469]) * 100" office:value-type="float" office:value="14.5231147164602" calcext:value-type="float">
            <text:p>14,5231147164602</text:p>
          </table:table-cell>
          <table:table-cell table:number-columns-repeated="4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ATAN2([.$E$2];[.A470]) / RADIANS([.$F$2])" office:value-type="float" office:value="2.50795940215902" calcext:value-type="float">
            <text:p>2,50795940215902</text:p>
          </table:table-cell>
          <table:table-cell table:formula="of:=[.A470] * [.$H$2]" office:value-type="float" office:value="2.65415989158109" calcext:value-type="float">
            <text:p>2,65415989158109</text:p>
          </table:table-cell>
          <table:table-cell table:formula="of:=([.C470]-[.B470]) * 100" office:value-type="float" office:value="14.6200489422063" calcext:value-type="float">
            <text:p>14,6200489422063</text:p>
          </table:table-cell>
          <table:table-cell table:number-columns-repeated="4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ATAN2([.$E$2];[.A471]) / RADIANS([.$F$2])" office:value-type="float" office:value="2.51265773283038" calcext:value-type="float">
            <text:p>2,51265773283038</text:p>
          </table:table-cell>
          <table:table-cell table:formula="of:=[.A471] * [.$H$2]" office:value-type="float" office:value="2.65983117340071" calcext:value-type="float">
            <text:p>2,65983117340071</text:p>
          </table:table-cell>
          <table:table-cell table:formula="of:=([.C471]-[.B471]) * 100" office:value-type="float" office:value="14.7173440570322" calcext:value-type="float">
            <text:p>14,7173440570322</text:p>
          </table:table-cell>
          <table:table-cell table:number-columns-repeated="4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ATAN2([.$E$2];[.A472]) / RADIANS([.$F$2])" office:value-type="float" office:value="2.51735245245302" calcext:value-type="float">
            <text:p>2,51735245245302</text:p>
          </table:table-cell>
          <table:table-cell table:formula="of:=[.A472] * [.$H$2]" office:value-type="float" office:value="2.66550245522032" calcext:value-type="float">
            <text:p>2,66550245522032</text:p>
          </table:table-cell>
          <table:table-cell table:formula="of:=([.C472]-[.B472]) * 100" office:value-type="float" office:value="14.8150002767307" calcext:value-type="float">
            <text:p>14,8150002767307</text:p>
          </table:table-cell>
          <table:table-cell table:number-columns-repeated="4"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ATAN2([.$E$2];[.A473]) / RADIANS([.$F$2])" office:value-type="float" office:value="2.52204355889171" calcext:value-type="float">
            <text:p>2,52204355889171</text:p>
          </table:table-cell>
          <table:table-cell table:formula="of:=[.A473] * [.$H$2]" office:value-type="float" office:value="2.67117373703994" calcext:value-type="float">
            <text:p>2,67117373703994</text:p>
          </table:table-cell>
          <table:table-cell table:formula="of:=([.C473]-[.B473]) * 100" office:value-type="float" office:value="14.9130178148234" calcext:value-type="float">
            <text:p>14,9130178148234</text:p>
          </table:table-cell>
          <table:table-cell table:number-columns-repeated="4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ATAN2([.$E$2];[.A474]) / RADIANS([.$F$2])" office:value-type="float" office:value="2.5267310500339" calcext:value-type="float">
            <text:p>2,5267310500339</text:p>
          </table:table-cell>
          <table:table-cell table:formula="of:=[.A474] * [.$H$2]" office:value-type="float" office:value="2.67684501885956" calcext:value-type="float">
            <text:p>2,67684501885956</text:p>
          </table:table-cell>
          <table:table-cell table:formula="of:=([.C474]-[.B474]) * 100" office:value-type="float" office:value="15.0113968825659" calcext:value-type="float">
            <text:p>15,0113968825659</text:p>
          </table:table-cell>
          <table:table-cell table:number-columns-repeated="4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ATAN2([.$E$2];[.A475]) / RADIANS([.$F$2])" office:value-type="float" office:value="2.53141492378965" calcext:value-type="float">
            <text:p>2,53141492378965</text:p>
          </table:table-cell>
          <table:table-cell table:formula="of:=[.A475] * [.$H$2]" office:value-type="float" office:value="2.68251630067918" calcext:value-type="float">
            <text:p>2,68251630067918</text:p>
          </table:table-cell>
          <table:table-cell table:formula="of:=([.C475]-[.B475]) * 100" office:value-type="float" office:value="15.1101376889524" calcext:value-type="float">
            <text:p>15,1101376889524</text:p>
          </table:table-cell>
          <table:table-cell table:number-columns-repeated="4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ATAN2([.$E$2];[.A476]) / RADIANS([.$F$2])" office:value-type="float" office:value="2.53609517809159" calcext:value-type="float">
            <text:p>2,53609517809159</text:p>
          </table:table-cell>
          <table:table-cell table:formula="of:=[.A476] * [.$H$2]" office:value-type="float" office:value="2.68818758249879" calcext:value-type="float">
            <text:p>2,68818758249879</text:p>
          </table:table-cell>
          <table:table-cell table:formula="of:=([.C476]-[.B476]) * 100" office:value-type="float" office:value="15.2092404407205" calcext:value-type="float">
            <text:p>15,2092404407205</text:p>
          </table:table-cell>
          <table:table-cell table:number-columns-repeated="4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ATAN2([.$E$2];[.A477]) / RADIANS([.$F$2])" office:value-type="float" office:value="2.54077181089485" calcext:value-type="float">
            <text:p>2,54077181089485</text:p>
          </table:table-cell>
          <table:table-cell table:formula="of:=[.A477] * [.$H$2]" office:value-type="float" office:value="2.69385886431841" calcext:value-type="float">
            <text:p>2,69385886431841</text:p>
          </table:table-cell>
          <table:table-cell table:formula="of:=([.C477]-[.B477]) * 100" office:value-type="float" office:value="15.3087053423564" calcext:value-type="float">
            <text:p>15,3087053423564</text:p>
          </table:table-cell>
          <table:table-cell table:number-columns-repeated="4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ATAN2([.$E$2];[.A478]) / RADIANS([.$F$2])" office:value-type="float" office:value="2.54544482017703" calcext:value-type="float">
            <text:p>2,54544482017703</text:p>
          </table:table-cell>
          <table:table-cell table:formula="of:=[.A478] * [.$H$2]" office:value-type="float" office:value="2.69953014613803" calcext:value-type="float">
            <text:p>2,69953014613803</text:p>
          </table:table-cell>
          <table:table-cell table:formula="of:=([.C478]-[.B478]) * 100" office:value-type="float" office:value="15.4085325961001" calcext:value-type="float">
            <text:p>15,4085325961001</text:p>
          </table:table-cell>
          <table:table-cell table:number-columns-repeated="4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ATAN2([.$E$2];[.A479]) / RADIANS([.$F$2])" office:value-type="float" office:value="2.55011420393815" calcext:value-type="float">
            <text:p>2,55011420393815</text:p>
          </table:table-cell>
          <table:table-cell table:formula="of:=[.A479] * [.$H$2]" office:value-type="float" office:value="2.70520142795765" calcext:value-type="float">
            <text:p>2,70520142795765</text:p>
          </table:table-cell>
          <table:table-cell table:formula="of:=([.C479]-[.B479]) * 100" office:value-type="float" office:value="15.5087224019497" calcext:value-type="float">
            <text:p>15,5087224019497</text:p>
          </table:table-cell>
          <table:table-cell table:number-columns-repeated="4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ATAN2([.$E$2];[.A480]) / RADIANS([.$F$2])" office:value-type="float" office:value="2.5547799602006" calcext:value-type="float">
            <text:p>2,5547799602006</text:p>
          </table:table-cell>
          <table:table-cell table:formula="of:=[.A480] * [.$H$2]" office:value-type="float" office:value="2.71087270977726" calcext:value-type="float">
            <text:p>2,71087270977726</text:p>
          </table:table-cell>
          <table:table-cell table:formula="of:=([.C480]-[.B480]) * 100" office:value-type="float" office:value="15.6092749576667" calcext:value-type="float">
            <text:p>15,6092749576667</text:p>
          </table:table-cell>
          <table:table-cell table:number-columns-repeated="4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ATAN2([.$E$2];[.A481]) / RADIANS([.$F$2])" office:value-type="float" office:value="2.55944208700907" calcext:value-type="float">
            <text:p>2,55944208700907</text:p>
          </table:table-cell>
          <table:table-cell table:formula="of:=[.A481] * [.$H$2]" office:value-type="float" office:value="2.71654399159688" calcext:value-type="float">
            <text:p>2,71654399159688</text:p>
          </table:table-cell>
          <table:table-cell table:formula="of:=([.C481]-[.B481]) * 100" office:value-type="float" office:value="15.7101904587813" calcext:value-type="float">
            <text:p>15,7101904587813</text:p>
          </table:table-cell>
          <table:table-cell table:number-columns-repeated="4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ATAN2([.$E$2];[.A482]) / RADIANS([.$F$2])" office:value-type="float" office:value="2.56410058243053" calcext:value-type="float">
            <text:p>2,56410058243053</text:p>
          </table:table-cell>
          <table:table-cell table:formula="of:=[.A482] * [.$H$2]" office:value-type="float" office:value="2.7222152734165" calcext:value-type="float">
            <text:p>2,7222152734165</text:p>
          </table:table-cell>
          <table:table-cell table:formula="of:=([.C482]-[.B482]) * 100" office:value-type="float" office:value="15.8114690985972" calcext:value-type="float">
            <text:p>15,8114690985972</text:p>
          </table:table-cell>
          <table:table-cell table:number-columns-repeated="4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ATAN2([.$E$2];[.A483]) / RADIANS([.$F$2])" office:value-type="float" office:value="2.56875544455416" calcext:value-type="float">
            <text:p>2,56875544455416</text:p>
          </table:table-cell>
          <table:table-cell table:formula="of:=[.A483] * [.$H$2]" office:value-type="float" office:value="2.72788655523612" calcext:value-type="float">
            <text:p>2,72788655523612</text:p>
          </table:table-cell>
          <table:table-cell table:formula="of:=([.C483]-[.B483]) * 100" office:value-type="float" office:value="15.9131110681963" calcext:value-type="float">
            <text:p>15,9131110681963</text:p>
          </table:table-cell>
          <table:table-cell table:number-columns-repeated="4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ATAN2([.$E$2];[.A484]) / RADIANS([.$F$2])" office:value-type="float" office:value="2.57340667149129" calcext:value-type="float">
            <text:p>2,57340667149129</text:p>
          </table:table-cell>
          <table:table-cell table:formula="of:=[.A484] * [.$H$2]" office:value-type="float" office:value="2.73355783705574" calcext:value-type="float">
            <text:p>2,73355783705574</text:p>
          </table:table-cell>
          <table:table-cell table:formula="of:=([.C484]-[.B484]) * 100" office:value-type="float" office:value="16.0151165564442" calcext:value-type="float">
            <text:p>16,0151165564442</text:p>
          </table:table-cell>
          <table:table-cell table:number-columns-repeated="4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ATAN2([.$E$2];[.A485]) / RADIANS([.$F$2])" office:value-type="float" office:value="2.5780542613754" calcext:value-type="float">
            <text:p>2,5780542613754</text:p>
          </table:table-cell>
          <table:table-cell table:formula="of:=[.A485] * [.$H$2]" office:value-type="float" office:value="2.73922911887535" calcext:value-type="float">
            <text:p>2,73922911887535</text:p>
          </table:table-cell>
          <table:table-cell table:formula="of:=([.C485]-[.B485]) * 100" office:value-type="float" office:value="16.1174857499953" calcext:value-type="float">
            <text:p>16,1174857499953</text:p>
          </table:table-cell>
          <table:table-cell table:number-columns-repeated="4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ATAN2([.$E$2];[.A486]) / RADIANS([.$F$2])" office:value-type="float" office:value="2.58269821236199" calcext:value-type="float">
            <text:p>2,58269821236199</text:p>
          </table:table-cell>
          <table:table-cell table:formula="of:=[.A486] * [.$H$2]" office:value-type="float" office:value="2.74490040069497" calcext:value-type="float">
            <text:p>2,74490040069497</text:p>
          </table:table-cell>
          <table:table-cell table:formula="of:=([.C486]-[.B486]) * 100" office:value-type="float" office:value="16.2202188332977" calcext:value-type="float">
            <text:p>16,2202188332977</text:p>
          </table:table-cell>
          <table:table-cell table:number-columns-repeated="4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ATAN2([.$E$2];[.A487]) / RADIANS([.$F$2])" office:value-type="float" office:value="2.58733852262861" calcext:value-type="float">
            <text:p>2,58733852262861</text:p>
          </table:table-cell>
          <table:table-cell table:formula="of:=[.A487] * [.$H$2]" office:value-type="float" office:value="2.75057168251459" calcext:value-type="float">
            <text:p>2,75057168251459</text:p>
          </table:table-cell>
          <table:table-cell table:formula="of:=([.C487]-[.B487]) * 100" office:value-type="float" office:value="16.323315988598" calcext:value-type="float">
            <text:p>16,323315988598</text:p>
          </table:table-cell>
          <table:table-cell table:number-columns-repeated="4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ATAN2([.$E$2];[.A488]) / RADIANS([.$F$2])" office:value-type="float" office:value="2.59197519037474" calcext:value-type="float">
            <text:p>2,59197519037474</text:p>
          </table:table-cell>
          <table:table-cell table:formula="of:=[.A488] * [.$H$2]" office:value-type="float" office:value="2.75624296433421" calcext:value-type="float">
            <text:p>2,75624296433421</text:p>
          </table:table-cell>
          <table:table-cell table:formula="of:=([.C488]-[.B488]) * 100" office:value-type="float" office:value="16.4267773959471" calcext:value-type="float">
            <text:p>16,4267773959471</text:p>
          </table:table-cell>
          <table:table-cell table:number-columns-repeated="4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ATAN2([.$E$2];[.A489]) / RADIANS([.$F$2])" office:value-type="float" office:value="2.59660821382177" calcext:value-type="float">
            <text:p>2,59660821382177</text:p>
          </table:table-cell>
          <table:table-cell table:formula="of:=[.A489] * [.$H$2]" office:value-type="float" office:value="2.76191424615382" calcext:value-type="float">
            <text:p>2,76191424615382</text:p>
          </table:table-cell>
          <table:table-cell table:formula="of:=([.C489]-[.B489]) * 100" office:value-type="float" office:value="16.5306032332051" calcext:value-type="float">
            <text:p>16,5306032332051</text:p>
          </table:table-cell>
          <table:table-cell table:number-columns-repeated="4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ATAN2([.$E$2];[.A490]) / RADIANS([.$F$2])" office:value-type="float" office:value="2.60123759121298" calcext:value-type="float">
            <text:p>2,60123759121298</text:p>
          </table:table-cell>
          <table:table-cell table:formula="of:=[.A490] * [.$H$2]" office:value-type="float" office:value="2.76758552797344" calcext:value-type="float">
            <text:p>2,76758552797344</text:p>
          </table:table-cell>
          <table:table-cell table:formula="of:=([.C490]-[.B490]) * 100" office:value-type="float" office:value="16.6347936760459" calcext:value-type="float">
            <text:p>16,6347936760459</text:p>
          </table:table-cell>
          <table:table-cell table:number-columns-repeated="4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ATAN2([.$E$2];[.A491]) / RADIANS([.$F$2])" office:value-type="float" office:value="2.60586332081343" calcext:value-type="float">
            <text:p>2,60586332081343</text:p>
          </table:table-cell>
          <table:table-cell table:formula="of:=[.A491] * [.$H$2]" office:value-type="float" office:value="2.77325680979306" calcext:value-type="float">
            <text:p>2,77325680979306</text:p>
          </table:table-cell>
          <table:table-cell table:formula="of:=([.C491]-[.B491]) * 100" office:value-type="float" office:value="16.739348897963" calcext:value-type="float">
            <text:p>16,739348897963</text:p>
          </table:table-cell>
          <table:table-cell table:number-columns-repeated="4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ATAN2([.$E$2];[.A492]) / RADIANS([.$F$2])" office:value-type="float" office:value="2.61048540090993" calcext:value-type="float">
            <text:p>2,61048540090993</text:p>
          </table:table-cell>
          <table:table-cell table:formula="of:=[.A492] * [.$H$2]" office:value-type="float" office:value="2.77892809161268" calcext:value-type="float">
            <text:p>2,77892809161268</text:p>
          </table:table-cell>
          <table:table-cell table:formula="of:=([.C492]-[.B492]) * 100" office:value-type="float" office:value="16.8442690702748" calcext:value-type="float">
            <text:p>16,8442690702748</text:p>
          </table:table-cell>
          <table:table-cell table:number-columns-repeated="4"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ATAN2([.$E$2];[.A493]) / RADIANS([.$F$2])" office:value-type="float" office:value="2.61510382981101" calcext:value-type="float">
            <text:p>2,61510382981101</text:p>
          </table:table-cell>
          <table:table-cell table:formula="of:=[.A493] * [.$H$2]" office:value-type="float" office:value="2.78459937343229" calcext:value-type="float">
            <text:p>2,78459937343229</text:p>
          </table:table-cell>
          <table:table-cell table:formula="of:=([.C493]-[.B493]) * 100" office:value-type="float" office:value="16.9495543621289" calcext:value-type="float">
            <text:p>16,9495543621289</text:p>
          </table:table-cell>
          <table:table-cell table:number-columns-repeated="4"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ATAN2([.$E$2];[.A494]) / RADIANS([.$F$2])" office:value-type="float" office:value="2.61971860584683" calcext:value-type="float">
            <text:p>2,61971860584683</text:p>
          </table:table-cell>
          <table:table-cell table:formula="of:=[.A494] * [.$H$2]" office:value-type="float" office:value="2.79027065525191" calcext:value-type="float">
            <text:p>2,79027065525191</text:p>
          </table:table-cell>
          <table:table-cell table:formula="of:=([.C494]-[.B494]) * 100" office:value-type="float" office:value="17.0552049405085" calcext:value-type="float">
            <text:p>17,0552049405085</text:p>
          </table:table-cell>
          <table:table-cell table:number-columns-repeated="4"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ATAN2([.$E$2];[.A495]) / RADIANS([.$F$2])" office:value-type="float" office:value="2.62432972736917" calcext:value-type="float">
            <text:p>2,62432972736917</text:p>
          </table:table-cell>
          <table:table-cell table:formula="of:=[.A495] * [.$H$2]" office:value-type="float" office:value="2.79594193707153" calcext:value-type="float">
            <text:p>2,79594193707153</text:p>
          </table:table-cell>
          <table:table-cell table:formula="of:=([.C495]-[.B495]) * 100" office:value-type="float" office:value="17.1612209702365" calcext:value-type="float">
            <text:p>17,1612209702365</text:p>
          </table:table-cell>
          <table:table-cell table:number-columns-repeated="4"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ATAN2([.$E$2];[.A496]) / RADIANS([.$F$2])" office:value-type="float" office:value="2.62893719275133" calcext:value-type="float">
            <text:p>2,62893719275133</text:p>
          </table:table-cell>
          <table:table-cell table:formula="of:=[.A496] * [.$H$2]" office:value-type="float" office:value="2.80161321889115" calcext:value-type="float">
            <text:p>2,80161321889115</text:p>
          </table:table-cell>
          <table:table-cell table:formula="of:=([.C496]-[.B496]) * 100" office:value-type="float" office:value="17.2676026139817" calcext:value-type="float">
            <text:p>17,2676026139817</text:p>
          </table:table-cell>
          <table:table-cell table:number-columns-repeated="4"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ATAN2([.$E$2];[.A497]) / RADIANS([.$F$2])" office:value-type="float" office:value="2.63354100038813" calcext:value-type="float">
            <text:p>2,63354100038813</text:p>
          </table:table-cell>
          <table:table-cell table:formula="of:=[.A497] * [.$H$2]" office:value-type="float" office:value="2.80728450071077" calcext:value-type="float">
            <text:p>2,80728450071077</text:p>
          </table:table-cell>
          <table:table-cell table:formula="of:=([.C497]-[.B497]) * 100" office:value-type="float" office:value="17.3743500322631" calcext:value-type="float">
            <text:p>17,3743500322631</text:p>
          </table:table-cell>
          <table:table-cell table:number-columns-repeated="4"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ATAN2([.$E$2];[.A498]) / RADIANS([.$F$2])" office:value-type="float" office:value="2.63814114869582" calcext:value-type="float">
            <text:p>2,63814114869582</text:p>
          </table:table-cell>
          <table:table-cell table:formula="of:=[.A498] * [.$H$2]" office:value-type="float" office:value="2.81295578253038" calcext:value-type="float">
            <text:p>2,81295578253038</text:p>
          </table:table-cell>
          <table:table-cell table:formula="of:=([.C498]-[.B498]) * 100" office:value-type="float" office:value="17.4814633834562" calcext:value-type="float">
            <text:p>17,4814633834562</text:p>
          </table:table-cell>
          <table:table-cell table:number-columns-repeated="4"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ATAN2([.$E$2];[.A499]) / RADIANS([.$F$2])" office:value-type="float" office:value="2.64273763611203" calcext:value-type="float">
            <text:p>2,64273763611203</text:p>
          </table:table-cell>
          <table:table-cell table:formula="of:=[.A499] * [.$H$2]" office:value-type="float" office:value="2.81862706435" calcext:value-type="float">
            <text:p>2,81862706435</text:p>
          </table:table-cell>
          <table:table-cell table:formula="of:=([.C499]-[.B499]) * 100" office:value-type="float" office:value="17.5889428237975" calcext:value-type="float">
            <text:p>17,5889428237975</text:p>
          </table:table-cell>
          <table:table-cell table:number-columns-repeated="4"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ATAN2([.$E$2];[.A500]) / RADIANS([.$F$2])" office:value-type="float" office:value="2.64733046109572" calcext:value-type="float">
            <text:p>2,64733046109572</text:p>
          </table:table-cell>
          <table:table-cell table:formula="of:=[.A500] * [.$H$2]" office:value-type="float" office:value="2.82429834616962" calcext:value-type="float">
            <text:p>2,82429834616962</text:p>
          </table:table-cell>
          <table:table-cell table:formula="of:=([.C500]-[.B500]) * 100" office:value-type="float" office:value="17.6967885073899" calcext:value-type="float">
            <text:p>17,6967885073899</text:p>
          </table:table-cell>
          <table:table-cell table:number-columns-repeated="4"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ATAN2([.$E$2];[.A501]) / RADIANS([.$F$2])" office:value-type="float" office:value="2.65191962212715" calcext:value-type="float">
            <text:p>2,65191962212715</text:p>
          </table:table-cell>
          <table:table-cell table:formula="of:=[.A501] * [.$H$2]" office:value-type="float" office:value="2.82996962798924" calcext:value-type="float">
            <text:p>2,82996962798924</text:p>
          </table:table-cell>
          <table:table-cell table:formula="of:=([.C501]-[.B501]) * 100" office:value-type="float" office:value="17.8050005862086" calcext:value-type="float">
            <text:p>17,8050005862086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ATAN2([.$E$2];[.A502]) / RADIANS([.$F$2])" office:value-type="float" office:value="2.6565051177078" calcext:value-type="float">
            <text:p>2,6565051177078</text:p>
          </table:table-cell>
          <table:table-cell table:formula="of:=[.A502] * [.$H$2]" office:value-type="float" office:value="2.83564090980885" calcext:value-type="float">
            <text:p>2,83564090980885</text:p>
          </table:table-cell>
          <table:table-cell table:formula="of:=([.C502]-[.B502]) * 100" office:value-type="float" office:value="17.9135792101056" calcext:value-type="float">
            <text:p>17,9135792101056</text:p>
          </table:table-cell>
          <table:table-cell table:number-columns-repeated="4"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ATAN2([.$E$2];[.A503]) / RADIANS([.$F$2])" office:value-type="float" office:value="2.66108694636032" calcext:value-type="float">
            <text:p>2,66108694636032</text:p>
          </table:table-cell>
          <table:table-cell table:formula="of:=[.A503] * [.$H$2]" office:value-type="float" office:value="2.84131219162847" calcext:value-type="float">
            <text:p>2,84131219162847</text:p>
          </table:table-cell>
          <table:table-cell table:formula="of:=([.C503]-[.B503]) * 100" office:value-type="float" office:value="18.0225245268153" calcext:value-type="float">
            <text:p>18,0225245268153</text:p>
          </table:table-cell>
          <table:table-cell table:number-columns-repeated="4"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ATAN2([.$E$2];[.A504]) / RADIANS([.$F$2])" office:value-type="float" office:value="2.66566510662849" calcext:value-type="float">
            <text:p>2,66566510662849</text:p>
          </table:table-cell>
          <table:table-cell table:formula="of:=[.A504] * [.$H$2]" office:value-type="float" office:value="2.84698347344809" calcext:value-type="float">
            <text:p>2,84698347344809</text:p>
          </table:table-cell>
          <table:table-cell table:formula="of:=([.C504]-[.B504]) * 100" office:value-type="float" office:value="18.1318366819605" calcext:value-type="float">
            <text:p>18,1318366819605</text:p>
          </table:table-cell>
          <table:table-cell table:number-columns-repeated="4"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ATAN2([.$E$2];[.A505]) / RADIANS([.$F$2])" office:value-type="float" office:value="2.67023959707714" calcext:value-type="float">
            <text:p>2,67023959707714</text:p>
          </table:table-cell>
          <table:table-cell table:formula="of:=[.A505] * [.$H$2]" office:value-type="float" office:value="2.85265475526771" calcext:value-type="float">
            <text:p>2,85265475526771</text:p>
          </table:table-cell>
          <table:table-cell table:formula="of:=([.C505]-[.B505]) * 100" office:value-type="float" office:value="18.2415158190566" calcext:value-type="float">
            <text:p>18,2415158190566</text:p>
          </table:table-cell>
          <table:table-cell table:number-columns-repeated="4"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ATAN2([.$E$2];[.A506]) / RADIANS([.$F$2])" office:value-type="float" office:value="2.67481041629215" calcext:value-type="float">
            <text:p>2,67481041629215</text:p>
          </table:table-cell>
          <table:table-cell table:formula="of:=[.A506] * [.$H$2]" office:value-type="float" office:value="2.85832603708733" calcext:value-type="float">
            <text:p>2,85832603708733</text:p>
          </table:table-cell>
          <table:table-cell table:formula="of:=([.C506]-[.B506]) * 100" office:value-type="float" office:value="18.3515620795179" calcext:value-type="float">
            <text:p>18,3515620795179</text:p>
          </table:table-cell>
          <table:table-cell table:number-columns-repeated="4"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ATAN2([.$E$2];[.A507]) / RADIANS([.$F$2])" office:value-type="float" office:value="2.67937756288032" calcext:value-type="float">
            <text:p>2,67937756288032</text:p>
          </table:table-cell>
          <table:table-cell table:formula="of:=[.A507] * [.$H$2]" office:value-type="float" office:value="2.86399731890694" calcext:value-type="float">
            <text:p>2,86399731890694</text:p>
          </table:table-cell>
          <table:table-cell table:formula="of:=([.C507]-[.B507]) * 100" office:value-type="float" office:value="18.4619756026627" calcext:value-type="float">
            <text:p>18,4619756026627</text:p>
          </table:table-cell>
          <table:table-cell table:number-columns-repeated="4"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ATAN2([.$E$2];[.A508]) / RADIANS([.$F$2])" office:value-type="float" office:value="2.68394103546938" calcext:value-type="float">
            <text:p>2,68394103546938</text:p>
          </table:table-cell>
          <table:table-cell table:formula="of:=[.A508] * [.$H$2]" office:value-type="float" office:value="2.86966860072656" calcext:value-type="float">
            <text:p>2,86966860072656</text:p>
          </table:table-cell>
          <table:table-cell table:formula="of:=([.C508]-[.B508]) * 100" office:value-type="float" office:value="18.5727565257185" calcext:value-type="float">
            <text:p>18,5727565257185</text:p>
          </table:table-cell>
          <table:table-cell table:number-columns-repeated="4"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ATAN2([.$E$2];[.A509]) / RADIANS([.$F$2])" office:value-type="float" office:value="2.6885008327079" calcext:value-type="float">
            <text:p>2,6885008327079</text:p>
          </table:table-cell>
          <table:table-cell table:formula="of:=[.A509] * [.$H$2]" office:value-type="float" office:value="2.87533988254618" calcext:value-type="float">
            <text:p>2,87533988254618</text:p>
          </table:table-cell>
          <table:table-cell table:formula="of:=([.C509]-[.B509]) * 100" office:value-type="float" office:value="18.6839049838276" calcext:value-type="float">
            <text:p>18,6839049838276</text:p>
          </table:table-cell>
          <table:table-cell table:number-columns-repeated="4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ATAN2([.$E$2];[.A510]) / RADIANS([.$F$2])" office:value-type="float" office:value="2.69305695326527" calcext:value-type="float">
            <text:p>2,69305695326527</text:p>
          </table:table-cell>
          <table:table-cell table:formula="of:=[.A510] * [.$H$2]" office:value-type="float" office:value="2.8810111643658" calcext:value-type="float">
            <text:p>2,8810111643658</text:p>
          </table:table-cell>
          <table:table-cell table:formula="of:=([.C510]-[.B510]) * 100" office:value-type="float" office:value="18.7954211100524" calcext:value-type="float">
            <text:p>18,7954211100524</text:p>
          </table:table-cell>
          <table:table-cell table:number-columns-repeated="4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ATAN2([.$E$2];[.A511]) / RADIANS([.$F$2])" office:value-type="float" office:value="2.6976093958316" calcext:value-type="float">
            <text:p>2,6976093958316</text:p>
          </table:table-cell>
          <table:table-cell table:formula="of:=[.A511] * [.$H$2]" office:value-type="float" office:value="2.88668244618541" calcext:value-type="float">
            <text:p>2,88668244618541</text:p>
          </table:table-cell>
          <table:table-cell table:formula="of:=([.C511]-[.B511]) * 100" office:value-type="float" office:value="18.9073050353811" calcext:value-type="float">
            <text:p>18,9073050353811</text:p>
          </table:table-cell>
          <table:table-cell table:number-columns-repeated="4"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ATAN2([.$E$2];[.A512]) / RADIANS([.$F$2])" office:value-type="float" office:value="2.7021581591177" calcext:value-type="float">
            <text:p>2,7021581591177</text:p>
          </table:table-cell>
          <table:table-cell table:formula="of:=[.A512] * [.$H$2]" office:value-type="float" office:value="2.89235372800503" calcext:value-type="float">
            <text:p>2,89235372800503</text:p>
          </table:table-cell>
          <table:table-cell table:formula="of:=([.C512]-[.B512]) * 100" office:value-type="float" office:value="19.0195568887328" calcext:value-type="float">
            <text:p>19,0195568887328</text:p>
          </table:table-cell>
          <table:table-cell table:number-columns-repeated="4"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ATAN2([.$E$2];[.A513]) / RADIANS([.$F$2])" office:value-type="float" office:value="2.70670324185502" calcext:value-type="float">
            <text:p>2,70670324185502</text:p>
          </table:table-cell>
          <table:table-cell table:formula="of:=[.A513] * [.$H$2]" office:value-type="float" office:value="2.89802500982465" calcext:value-type="float">
            <text:p>2,89802500982465</text:p>
          </table:table-cell>
          <table:table-cell table:formula="of:=([.C513]-[.B513]) * 100" office:value-type="float" office:value="19.132176796963" calcext:value-type="float">
            <text:p>19,132176796963</text:p>
          </table:table-cell>
          <table:table-cell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ATAN2([.$E$2];[.A514]) / RADIANS([.$F$2])" office:value-type="float" office:value="2.71124464279557" calcext:value-type="float">
            <text:p>2,71124464279557</text:p>
          </table:table-cell>
          <table:table-cell table:formula="of:=[.A514] * [.$H$2]" office:value-type="float" office:value="2.90369629164427" calcext:value-type="float">
            <text:p>2,90369629164427</text:p>
          </table:table-cell>
          <table:table-cell table:formula="of:=([.C514]-[.B514]) * 100" office:value-type="float" office:value="19.2451648848693" calcext:value-type="float">
            <text:p>19,2451648848693</text:p>
          </table:table-cell>
          <table:table-cell table:number-columns-repeated="4"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ATAN2([.$E$2];[.A515]) / RADIANS([.$F$2])" office:value-type="float" office:value="2.71578236071192" calcext:value-type="float">
            <text:p>2,71578236071192</text:p>
          </table:table-cell>
          <table:table-cell table:formula="of:=[.A515] * [.$H$2]" office:value-type="float" office:value="2.90936757346388" calcext:value-type="float">
            <text:p>2,90936757346388</text:p>
          </table:table-cell>
          <table:table-cell table:formula="of:=([.C515]-[.B515]) * 100" office:value-type="float" office:value="19.3585212751967" calcext:value-type="float">
            <text:p>19,3585212751967</text:p>
          </table:table-cell>
          <table:table-cell table:number-columns-repeated="4"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ATAN2([.$E$2];[.A516]) / RADIANS([.$F$2])" office:value-type="float" office:value="2.72031639439707" calcext:value-type="float">
            <text:p>2,72031639439707</text:p>
          </table:table-cell>
          <table:table-cell table:formula="of:=[.A516] * [.$H$2]" office:value-type="float" office:value="2.9150388552835" calcext:value-type="float">
            <text:p>2,9150388552835</text:p>
          </table:table-cell>
          <table:table-cell table:formula="of:=([.C516]-[.B516]) * 100" office:value-type="float" office:value="19.472246088643" calcext:value-type="float">
            <text:p>19,472246088643</text:p>
          </table:table-cell>
          <table:table-cell table:number-columns-repeated="4"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ATAN2([.$E$2];[.A517]) / RADIANS([.$F$2])" office:value-type="float" office:value="2.72484674266448" calcext:value-type="float">
            <text:p>2,72484674266448</text:p>
          </table:table-cell>
          <table:table-cell table:formula="of:=[.A517] * [.$H$2]" office:value-type="float" office:value="2.92071013710312" calcext:value-type="float">
            <text:p>2,92071013710312</text:p>
          </table:table-cell>
          <table:table-cell table:formula="of:=([.C517]-[.B517]) * 100" office:value-type="float" office:value="19.5863394438645" calcext:value-type="float">
            <text:p>19,5863394438645</text:p>
          </table:table-cell>
          <table:table-cell table:number-columns-repeated="4"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ATAN2([.$E$2];[.A518]) / RADIANS([.$F$2])" office:value-type="float" office:value="2.72937340434793" calcext:value-type="float">
            <text:p>2,72937340434793</text:p>
          </table:table-cell>
          <table:table-cell table:formula="of:=[.A518] * [.$H$2]" office:value-type="float" office:value="2.92638141892274" calcext:value-type="float">
            <text:p>2,92638141892274</text:p>
          </table:table-cell>
          <table:table-cell table:formula="of:=([.C518]-[.B518]) * 100" office:value-type="float" office:value="19.7008014574813" calcext:value-type="float">
            <text:p>19,7008014574813</text:p>
          </table:table-cell>
          <table:table-cell table:number-columns-repeated="4"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ATAN2([.$E$2];[.A519]) / RADIANS([.$F$2])" office:value-type="float" office:value="2.73389637830153" calcext:value-type="float">
            <text:p>2,73389637830153</text:p>
          </table:table-cell>
          <table:table-cell table:formula="of:=[.A519] * [.$H$2]" office:value-type="float" office:value="2.93205270074236" calcext:value-type="float">
            <text:p>2,93205270074236</text:p>
          </table:table-cell>
          <table:table-cell table:formula="of:=([.C519]-[.B519]) * 100" office:value-type="float" office:value="19.8156322440829" calcext:value-type="float">
            <text:p>19,8156322440829</text:p>
          </table:table-cell>
          <table:table-cell table:number-columns-repeated="4"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ATAN2([.$E$2];[.A520]) / RADIANS([.$F$2])" office:value-type="float" office:value="2.73841566339963" calcext:value-type="float">
            <text:p>2,73841566339963</text:p>
          </table:table-cell>
          <table:table-cell table:formula="of:=[.A520] * [.$H$2]" office:value-type="float" office:value="2.93772398256197" calcext:value-type="float">
            <text:p>2,93772398256197</text:p>
          </table:table-cell>
          <table:table-cell table:formula="of:=([.C520]-[.B520]) * 100" office:value-type="float" office:value="19.930831916234" calcext:value-type="float">
            <text:p>19,930831916234</text:p>
          </table:table-cell>
          <table:table-cell table:number-columns-repeated="4"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ATAN2([.$E$2];[.A521]) / RADIANS([.$F$2])" office:value-type="float" office:value="2.7429312585368" calcext:value-type="float">
            <text:p>2,7429312585368</text:p>
          </table:table-cell>
          <table:table-cell table:formula="of:=[.A521] * [.$H$2]" office:value-type="float" office:value="2.94339526438159" calcext:value-type="float">
            <text:p>2,94339526438159</text:p>
          </table:table-cell>
          <table:table-cell table:formula="of:=([.C521]-[.B521]) * 100" office:value-type="float" office:value="20.0464005844792" calcext:value-type="float">
            <text:p>20,0464005844792</text:p>
          </table:table-cell>
          <table:table-cell table:number-columns-repeated="4"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ATAN2([.$E$2];[.A522]) / RADIANS([.$F$2])" office:value-type="float" office:value="2.74744316262771" calcext:value-type="float">
            <text:p>2,74744316262771</text:p>
          </table:table-cell>
          <table:table-cell table:formula="of:=[.A522] * [.$H$2]" office:value-type="float" office:value="2.94906654620121" calcext:value-type="float">
            <text:p>2,94906654620121</text:p>
          </table:table-cell>
          <table:table-cell table:formula="of:=([.C522]-[.B522]) * 100" office:value-type="float" office:value="20.1623383573496" calcext:value-type="float">
            <text:p>20,1623383573496</text:p>
          </table:table-cell>
          <table:table-cell table:number-columns-repeated="4"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ATAN2([.$E$2];[.A523]) / RADIANS([.$F$2])" office:value-type="float" office:value="2.75195137460715" calcext:value-type="float">
            <text:p>2,75195137460715</text:p>
          </table:table-cell>
          <table:table-cell table:formula="of:=[.A523] * [.$H$2]" office:value-type="float" office:value="2.95473782802083" calcext:value-type="float">
            <text:p>2,95473782802083</text:p>
          </table:table-cell>
          <table:table-cell table:formula="of:=([.C523]-[.B523]) * 100" office:value-type="float" office:value="20.2786453413675" calcext:value-type="float">
            <text:p>20,2786453413675</text:p>
          </table:table-cell>
          <table:table-cell table:number-columns-repeated="4"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ATAN2([.$E$2];[.A524]) / RADIANS([.$F$2])" office:value-type="float" office:value="2.75645589342992" calcext:value-type="float">
            <text:p>2,75645589342992</text:p>
          </table:table-cell>
          <table:table-cell table:formula="of:=[.A524] * [.$H$2]" office:value-type="float" office:value="2.96040910984044" calcext:value-type="float">
            <text:p>2,96040910984044</text:p>
          </table:table-cell>
          <table:table-cell table:formula="of:=([.C524]-[.B524]) * 100" office:value-type="float" office:value="20.3953216410527" calcext:value-type="float">
            <text:p>20,3953216410527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ATAN2([.$E$2];[.A525]) / RADIANS([.$F$2])" office:value-type="float" office:value="2.76095671807079" calcext:value-type="float">
            <text:p>2,76095671807079</text:p>
          </table:table-cell>
          <table:table-cell table:formula="of:=[.A525] * [.$H$2]" office:value-type="float" office:value="2.96608039166006" calcext:value-type="float">
            <text:p>2,96608039166006</text:p>
          </table:table-cell>
          <table:table-cell table:formula="of:=([.C525]-[.B525]) * 100" office:value-type="float" office:value="20.5123673589271" calcext:value-type="float">
            <text:p>20,5123673589271</text:p>
          </table:table-cell>
          <table:table-cell table:number-columns-repeated="4"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ATAN2([.$E$2];[.A526]) / RADIANS([.$F$2])" office:value-type="float" office:value="2.76545384752447" calcext:value-type="float">
            <text:p>2,76545384752447</text:p>
          </table:table-cell>
          <table:table-cell table:formula="of:=[.A526] * [.$H$2]" office:value-type="float" office:value="2.97175167347968" calcext:value-type="float">
            <text:p>2,97175167347968</text:p>
          </table:table-cell>
          <table:table-cell table:formula="of:=([.C526]-[.B526]) * 100" office:value-type="float" office:value="20.6297825955214" calcext:value-type="float">
            <text:p>20,6297825955214</text:p>
          </table:table-cell>
          <table:table-cell table:number-columns-repeated="4"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ATAN2([.$E$2];[.A527]) / RADIANS([.$F$2])" office:value-type="float" office:value="2.7699472808055" calcext:value-type="float">
            <text:p>2,7699472808055</text:p>
          </table:table-cell>
          <table:table-cell table:formula="of:=[.A527] * [.$H$2]" office:value-type="float" office:value="2.9774229552993" calcext:value-type="float">
            <text:p>2,9774229552993</text:p>
          </table:table-cell>
          <table:table-cell table:formula="of:=([.C527]-[.B527]) * 100" office:value-type="float" office:value="20.7475674493797" calcext:value-type="float">
            <text:p>20,7475674493797</text:p>
          </table:table-cell>
          <table:table-cell table:number-columns-repeated="4"/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ATAN2([.$E$2];[.A528]) / RADIANS([.$F$2])" office:value-type="float" office:value="2.77443701694826" calcext:value-type="float">
            <text:p>2,77443701694826</text:p>
          </table:table-cell>
          <table:table-cell table:formula="of:=[.A528] * [.$H$2]" office:value-type="float" office:value="2.98309423711891" calcext:value-type="float">
            <text:p>2,98309423711891</text:p>
          </table:table-cell>
          <table:table-cell table:formula="of:=([.C528]-[.B528]) * 100" office:value-type="float" office:value="20.8657220170659" calcext:value-type="float">
            <text:p>20,8657220170659</text:p>
          </table:table-cell>
          <table:table-cell table:number-columns-repeated="4"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ATAN2([.$E$2];[.A529]) / RADIANS([.$F$2])" office:value-type="float" office:value="2.77892305500685" calcext:value-type="float">
            <text:p>2,77892305500685</text:p>
          </table:table-cell>
          <table:table-cell table:formula="of:=[.A529] * [.$H$2]" office:value-type="float" office:value="2.98876551893853" calcext:value-type="float">
            <text:p>2,98876551893853</text:p>
          </table:table-cell>
          <table:table-cell table:formula="of:=([.C529]-[.B529]) * 100" office:value-type="float" office:value="20.9842463931684" calcext:value-type="float">
            <text:p>20,9842463931684</text:p>
          </table:table-cell>
          <table:table-cell table:number-columns-repeated="4"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ATAN2([.$E$2];[.A530]) / RADIANS([.$F$2])" office:value-type="float" office:value="2.78340539405508" calcext:value-type="float">
            <text:p>2,78340539405508</text:p>
          </table:table-cell>
          <table:table-cell table:formula="of:=[.A530] * [.$H$2]" office:value-type="float" office:value="2.99443680075815" calcext:value-type="float">
            <text:p>2,99443680075815</text:p>
          </table:table-cell>
          <table:table-cell table:formula="of:=([.C530]-[.B530]) * 100" office:value-type="float" office:value="21.1031406703067" calcext:value-type="float">
            <text:p>21,1031406703067</text:p>
          </table:table-cell>
          <table:table-cell table:number-columns-repeated="4"/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ATAN2([.$E$2];[.A531]) / RADIANS([.$F$2])" office:value-type="float" office:value="2.7878840331864" calcext:value-type="float">
            <text:p>2,7878840331864</text:p>
          </table:table-cell>
          <table:table-cell table:formula="of:=[.A531] * [.$H$2]" office:value-type="float" office:value="3.00010808257777" calcext:value-type="float">
            <text:p>3,00010808257777</text:p>
          </table:table-cell>
          <table:table-cell table:formula="of:=([.C531]-[.B531]) * 100" office:value-type="float" office:value="21.2224049391364" calcext:value-type="float">
            <text:p>21,2224049391364</text:p>
          </table:table-cell>
          <table:table-cell table:number-columns-repeated="4"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ATAN2([.$E$2];[.A532]) / RADIANS([.$F$2])" office:value-type="float" office:value="2.79235897151384" calcext:value-type="float">
            <text:p>2,79235897151384</text:p>
          </table:table-cell>
          <table:table-cell table:formula="of:=[.A532] * [.$H$2]" office:value-type="float" office:value="3.00577936439739" calcext:value-type="float">
            <text:p>3,00577936439739</text:p>
          </table:table-cell>
          <table:table-cell table:formula="of:=([.C532]-[.B532]) * 100" office:value-type="float" office:value="21.3420392883547" calcext:value-type="float">
            <text:p>21,3420392883547</text:p>
          </table:table-cell>
          <table:table-cell table:number-columns-repeated="4"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ATAN2([.$E$2];[.A533]) / RADIANS([.$F$2])" office:value-type="float" office:value="2.79683020816994" calcext:value-type="float">
            <text:p>2,79683020816994</text:p>
          </table:table-cell>
          <table:table-cell table:formula="of:=[.A533] * [.$H$2]" office:value-type="float" office:value="3.011450646217" calcext:value-type="float">
            <text:p>3,011450646217</text:p>
          </table:table-cell>
          <table:table-cell table:formula="of:=([.C533]-[.B533]) * 100" office:value-type="float" office:value="21.4620438047068" calcext:value-type="float">
            <text:p>21,4620438047068</text:p>
          </table:table-cell>
          <table:table-cell table:number-columns-repeated="4"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ATAN2([.$E$2];[.A534]) / RADIANS([.$F$2])" office:value-type="float" office:value="2.80129774230672" calcext:value-type="float">
            <text:p>2,80129774230672</text:p>
          </table:table-cell>
          <table:table-cell table:formula="of:=[.A534] * [.$H$2]" office:value-type="float" office:value="3.01712192803662" calcext:value-type="float">
            <text:p>3,01712192803662</text:p>
          </table:table-cell>
          <table:table-cell table:formula="of:=([.C534]-[.B534]) * 100" office:value-type="float" office:value="21.5824185729904" calcext:value-type="float">
            <text:p>21,5824185729904</text:p>
          </table:table-cell>
          <table:table-cell table:number-columns-repeated="4"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ATAN2([.$E$2];[.A535]) / RADIANS([.$F$2])" office:value-type="float" office:value="2.80576157309561" calcext:value-type="float">
            <text:p>2,80576157309561</text:p>
          </table:table-cell>
          <table:table-cell table:formula="of:=[.A535] * [.$H$2]" office:value-type="float" office:value="3.02279320985624" calcext:value-type="float">
            <text:p>3,02279320985624</text:p>
          </table:table-cell>
          <table:table-cell table:formula="of:=([.C535]-[.B535]) * 100" office:value-type="float" office:value="21.7031636760626" calcext:value-type="float">
            <text:p>21,7031636760626</text:p>
          </table:table-cell>
          <table:table-cell table:number-columns-repeated="4"/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ATAN2([.$E$2];[.A536]) / RADIANS([.$F$2])" office:value-type="float" office:value="2.81022169972741" calcext:value-type="float">
            <text:p>2,81022169972741</text:p>
          </table:table-cell>
          <table:table-cell table:formula="of:=[.A536] * [.$H$2]" office:value-type="float" office:value="3.02846449167586" calcext:value-type="float">
            <text:p>3,02846449167586</text:p>
          </table:table-cell>
          <table:table-cell table:formula="of:=([.C536]-[.B536]) * 100" office:value-type="float" office:value="21.8242791948443" calcext:value-type="float">
            <text:p>21,8242791948443</text:p>
          </table:table-cell>
          <table:table-cell table:number-columns-repeated="4"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ATAN2([.$E$2];[.A537]) / RADIANS([.$F$2])" office:value-type="float" office:value="2.8146781214122" calcext:value-type="float">
            <text:p>2,8146781214122</text:p>
          </table:table-cell>
          <table:table-cell table:formula="of:=[.A537] * [.$H$2]" office:value-type="float" office:value="3.03413577349547" calcext:value-type="float">
            <text:p>3,03413577349547</text:p>
          </table:table-cell>
          <table:table-cell table:formula="of:=([.C537]-[.B537]) * 100" office:value-type="float" office:value="21.945765208327" calcext:value-type="float">
            <text:p>21,945765208327</text:p>
          </table:table-cell>
          <table:table-cell table:number-columns-repeated="4"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ATAN2([.$E$2];[.A538]) / RADIANS([.$F$2])" office:value-type="float" office:value="2.81913083737931" calcext:value-type="float">
            <text:p>2,81913083737931</text:p>
          </table:table-cell>
          <table:table-cell table:formula="of:=[.A538] * [.$H$2]" office:value-type="float" office:value="3.03980705531509" calcext:value-type="float">
            <text:p>3,03980705531509</text:p>
          </table:table-cell>
          <table:table-cell table:formula="of:=([.C538]-[.B538]) * 100" office:value-type="float" office:value="22.0676217935778" calcext:value-type="float">
            <text:p>22,0676217935778</text:p>
          </table:table-cell>
          <table:table-cell table:number-columns-repeated="4"/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ATAN2([.$E$2];[.A539]) / RADIANS([.$F$2])" office:value-type="float" office:value="2.82357984687726" calcext:value-type="float">
            <text:p>2,82357984687726</text:p>
          </table:table-cell>
          <table:table-cell table:formula="of:=[.A539] * [.$H$2]" office:value-type="float" office:value="3.04547833713471" calcext:value-type="float">
            <text:p>3,04547833713471</text:p>
          </table:table-cell>
          <table:table-cell table:formula="of:=([.C539]-[.B539]) * 100" office:value-type="float" office:value="22.189849025745" calcext:value-type="float">
            <text:p>22,189849025745</text:p>
          </table:table-cell>
          <table:table-cell table:number-columns-repeated="4"/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ATAN2([.$E$2];[.A540]) / RADIANS([.$F$2])" office:value-type="float" office:value="2.82802514917369" calcext:value-type="float">
            <text:p>2,82802514917369</text:p>
          </table:table-cell>
          <table:table-cell table:formula="of:=[.A540] * [.$H$2]" office:value-type="float" office:value="3.05114961895433" calcext:value-type="float">
            <text:p>3,05114961895433</text:p>
          </table:table-cell>
          <table:table-cell table:formula="of:=([.C540]-[.B540]) * 100" office:value-type="float" office:value="22.3124469780642" calcext:value-type="float">
            <text:p>22,3124469780642</text:p>
          </table:table-cell>
          <table:table-cell table:number-columns-repeated="4"/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ATAN2([.$E$2];[.A541]) / RADIANS([.$F$2])" office:value-type="float" office:value="2.83246674355531" calcext:value-type="float">
            <text:p>2,83246674355531</text:p>
          </table:table-cell>
          <table:table-cell table:formula="of:=[.A541] * [.$H$2]" office:value-type="float" office:value="3.05682090077395" calcext:value-type="float">
            <text:p>3,05682090077395</text:p>
          </table:table-cell>
          <table:table-cell table:formula="of:=([.C541]-[.B541]) * 100" office:value-type="float" office:value="22.4354157218638" calcext:value-type="float">
            <text:p>22,4354157218638</text:p>
          </table:table-cell>
          <table:table-cell table:number-columns-repeated="4"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ATAN2([.$E$2];[.A542]) / RADIANS([.$F$2])" office:value-type="float" office:value="2.83690462932786" calcext:value-type="float">
            <text:p>2,83690462932786</text:p>
          </table:table-cell>
          <table:table-cell table:formula="of:=[.A542] * [.$H$2]" office:value-type="float" office:value="3.06249218259356" calcext:value-type="float">
            <text:p>3,06249218259356</text:p>
          </table:table-cell>
          <table:table-cell table:formula="of:=([.C542]-[.B542]) * 100" office:value-type="float" office:value="22.5587553265704" calcext:value-type="float">
            <text:p>22,5587553265704</text:p>
          </table:table-cell>
          <table:table-cell table:number-columns-repeated="4"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ATAN2([.$E$2];[.A543]) / RADIANS([.$F$2])" office:value-type="float" office:value="2.84133880581603" calcext:value-type="float">
            <text:p>2,84133880581603</text:p>
          </table:table-cell>
          <table:table-cell table:formula="of:=[.A543] * [.$H$2]" office:value-type="float" office:value="3.06816346441318" calcext:value-type="float">
            <text:p>3,06816346441318</text:p>
          </table:table-cell>
          <table:table-cell table:formula="of:=([.C543]-[.B543]) * 100" office:value-type="float" office:value="22.6824658597152" calcext:value-type="float">
            <text:p>22,6824658597152</text:p>
          </table:table-cell>
          <table:table-cell table:number-columns-repeated="4"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ATAN2([.$E$2];[.A544]) / RADIANS([.$F$2])" office:value-type="float" office:value="2.84576927236341" calcext:value-type="float">
            <text:p>2,84576927236341</text:p>
          </table:table-cell>
          <table:table-cell table:formula="of:=[.A544] * [.$H$2]" office:value-type="float" office:value="3.0738347462328" calcext:value-type="float">
            <text:p>3,0738347462328</text:p>
          </table:table-cell>
          <table:table-cell table:formula="of:=([.C544]-[.B544]) * 100" office:value-type="float" office:value="22.8065473869389" calcext:value-type="float">
            <text:p>22,8065473869389</text:p>
          </table:table-cell>
          <table:table-cell table:number-columns-repeated="4"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ATAN2([.$E$2];[.A545]) / RADIANS([.$F$2])" office:value-type="float" office:value="2.85019602833244" calcext:value-type="float">
            <text:p>2,85019602833244</text:p>
          </table:table-cell>
          <table:table-cell table:formula="of:=[.A545] * [.$H$2]" office:value-type="float" office:value="3.07950602805242" calcext:value-type="float">
            <text:p>3,07950602805242</text:p>
          </table:table-cell>
          <table:table-cell table:formula="of:=([.C545]-[.B545]) * 100" office:value-type="float" office:value="22.9309999719978" calcext:value-type="float">
            <text:p>22,9309999719978</text:p>
          </table:table-cell>
          <table:table-cell table:number-columns-repeated="4"/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ATAN2([.$E$2];[.A546]) / RADIANS([.$F$2])" office:value-type="float" office:value="2.85461907310434" calcext:value-type="float">
            <text:p>2,85461907310434</text:p>
          </table:table-cell>
          <table:table-cell table:formula="of:=[.A546] * [.$H$2]" office:value-type="float" office:value="3.08517730987203" calcext:value-type="float">
            <text:p>3,08517730987203</text:p>
          </table:table-cell>
          <table:table-cell table:formula="of:=([.C546]-[.B546]) * 100" office:value-type="float" office:value="23.0558236767697" calcext:value-type="float">
            <text:p>23,0558236767697</text:p>
          </table:table-cell>
          <table:table-cell table:number-columns-repeated="4"/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ATAN2([.$E$2];[.A547]) / RADIANS([.$F$2])" office:value-type="float" office:value="2.85903840607906" calcext:value-type="float">
            <text:p>2,85903840607906</text:p>
          </table:table-cell>
          <table:table-cell table:formula="of:=[.A547] * [.$H$2]" office:value-type="float" office:value="3.09084859169165" calcext:value-type="float">
            <text:p>3,09084859169165</text:p>
          </table:table-cell>
          <table:table-cell table:formula="of:=([.C547]-[.B547]) * 100" office:value-type="float" office:value="23.1810185612591" calcext:value-type="float">
            <text:p>23,1810185612591</text:p>
          </table:table-cell>
          <table:table-cell table:number-columns-repeated="4"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ATAN2([.$E$2];[.A548]) / RADIANS([.$F$2])" office:value-type="float" office:value="2.86345402667523" calcext:value-type="float">
            <text:p>2,86345402667523</text:p>
          </table:table-cell>
          <table:table-cell table:formula="of:=[.A548] * [.$H$2]" office:value-type="float" office:value="3.09651987351127" calcext:value-type="float">
            <text:p>3,09651987351127</text:p>
          </table:table-cell>
          <table:table-cell table:formula="of:=([.C548]-[.B548]) * 100" office:value-type="float" office:value="23.3065846836035" calcext:value-type="float">
            <text:p>23,3065846836035</text:p>
          </table:table-cell>
          <table:table-cell table:number-columns-repeated="4"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ATAN2([.$E$2];[.A549]) / RADIANS([.$F$2])" office:value-type="float" office:value="2.8678659343301" calcext:value-type="float">
            <text:p>2,8678659343301</text:p>
          </table:table-cell>
          <table:table-cell table:formula="of:=[.A549] * [.$H$2]" office:value-type="float" office:value="3.10219115533089" calcext:value-type="float">
            <text:p>3,10219115533089</text:p>
          </table:table-cell>
          <table:table-cell table:formula="of:=([.C549]-[.B549]) * 100" office:value-type="float" office:value="23.4325221000785" calcext:value-type="float">
            <text:p>23,4325221000785</text:p>
          </table:table-cell>
          <table:table-cell table:number-columns-repeated="4"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ATAN2([.$E$2];[.A550]) / RADIANS([.$F$2])" office:value-type="float" office:value="2.87227412849946" calcext:value-type="float">
            <text:p>2,87227412849946</text:p>
          </table:table-cell>
          <table:table-cell table:formula="of:=[.A550] * [.$H$2]" office:value-type="float" office:value="3.1078624371505" calcext:value-type="float">
            <text:p>3,1078624371505</text:p>
          </table:table-cell>
          <table:table-cell table:formula="of:=([.C550]-[.B550]) * 100" office:value-type="float" office:value="23.5588308651044" calcext:value-type="float">
            <text:p>23,5588308651044</text:p>
          </table:table-cell>
          <table:table-cell table:number-columns-repeated="4"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ATAN2([.$E$2];[.A551]) / RADIANS([.$F$2])" office:value-type="float" office:value="2.87667860865761" calcext:value-type="float">
            <text:p>2,87667860865761</text:p>
          </table:table-cell>
          <table:table-cell table:formula="of:=[.A551] * [.$H$2]" office:value-type="float" office:value="3.11353371897012" calcext:value-type="float">
            <text:p>3,11353371897012</text:p>
          </table:table-cell>
          <table:table-cell table:formula="of:=([.C551]-[.B551]) * 100" office:value-type="float" office:value="23.6855110312508" calcext:value-type="float">
            <text:p>23,6855110312508</text:p>
          </table:table-cell>
          <table:table-cell table:number-columns-repeated="4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ATAN2([.$E$2];[.A552]) / RADIANS([.$F$2])" office:value-type="float" office:value="2.88107937429731" calcext:value-type="float">
            <text:p>2,88107937429731</text:p>
          </table:table-cell>
          <table:table-cell table:formula="of:=[.A552] * [.$H$2]" office:value-type="float" office:value="3.11920500078974" calcext:value-type="float">
            <text:p>3,11920500078974</text:p>
          </table:table-cell>
          <table:table-cell table:formula="of:=([.C552]-[.B552]) * 100" office:value-type="float" office:value="23.8125626492434" calcext:value-type="float">
            <text:p>23,8125626492434</text:p>
          </table:table-cell>
          <table:table-cell table:number-columns-repeated="4"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ATAN2([.$E$2];[.A553]) / RADIANS([.$F$2])" office:value-type="float" office:value="2.88547642492967" calcext:value-type="float">
            <text:p>2,88547642492967</text:p>
          </table:table-cell>
          <table:table-cell table:formula="of:=[.A553] * [.$H$2]" office:value-type="float" office:value="3.12487628260936" calcext:value-type="float">
            <text:p>3,12487628260936</text:p>
          </table:table-cell>
          <table:table-cell table:formula="of:=([.C553]-[.B553]) * 100" office:value-type="float" office:value="23.9399857679691" calcext:value-type="float">
            <text:p>23,9399857679691</text:p>
          </table:table-cell>
          <table:table-cell table:number-columns-repeated="4"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ATAN2([.$E$2];[.A554]) / RADIANS([.$F$2])" office:value-type="float" office:value="2.88986976008416" calcext:value-type="float">
            <text:p>2,88986976008416</text:p>
          </table:table-cell>
          <table:table-cell table:formula="of:=[.A554] * [.$H$2]" office:value-type="float" office:value="3.13054756442898" calcext:value-type="float">
            <text:p>3,13054756442898</text:p>
          </table:table-cell>
          <table:table-cell table:formula="of:=([.C554]-[.B554]) * 100" office:value-type="float" office:value="24.0677804344818" calcext:value-type="float">
            <text:p>24,0677804344818</text:p>
          </table:table-cell>
          <table:table-cell table:number-columns-repeated="4"/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ATAN2([.$E$2];[.A555]) / RADIANS([.$F$2])" office:value-type="float" office:value="2.89425937930851" calcext:value-type="float">
            <text:p>2,89425937930851</text:p>
          </table:table-cell>
          <table:table-cell table:formula="of:=[.A555] * [.$H$2]" office:value-type="float" office:value="3.13621884624859" calcext:value-type="float">
            <text:p>3,13621884624859</text:p>
          </table:table-cell>
          <table:table-cell table:formula="of:=([.C555]-[.B555]) * 100" office:value-type="float" office:value="24.1959466940086" calcext:value-type="float">
            <text:p>24,1959466940086</text:p>
          </table:table-cell>
          <table:table-cell table:number-columns-repeated="4"/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ATAN2([.$E$2];[.A556]) / RADIANS([.$F$2])" office:value-type="float" office:value="2.89864528216866" calcext:value-type="float">
            <text:p>2,89864528216866</text:p>
          </table:table-cell>
          <table:table-cell table:formula="of:=[.A556] * [.$H$2]" office:value-type="float" office:value="3.14189012806821" calcext:value-type="float">
            <text:p>3,14189012806821</text:p>
          </table:table-cell>
          <table:table-cell table:formula="of:=([.C556]-[.B556]) * 100" office:value-type="float" office:value="24.3244845899551" calcext:value-type="float">
            <text:p>24,3244845899551</text:p>
          </table:table-cell>
          <table:table-cell table:number-columns-repeated="4"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ATAN2([.$E$2];[.A557]) / RADIANS([.$F$2])" office:value-type="float" office:value="2.90302746824872" calcext:value-type="float">
            <text:p>2,90302746824872</text:p>
          </table:table-cell>
          <table:table-cell table:formula="of:=[.A557] * [.$H$2]" office:value-type="float" office:value="3.14756140988783" calcext:value-type="float">
            <text:p>3,14756140988783</text:p>
          </table:table-cell>
          <table:table-cell table:formula="of:=([.C557]-[.B557]) * 100" office:value-type="float" office:value="24.4533941639113" calcext:value-type="float">
            <text:p>24,4533941639113</text:p>
          </table:table-cell>
          <table:table-cell table:number-columns-repeated="4"/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ATAN2([.$E$2];[.A558]) / RADIANS([.$F$2])" office:value-type="float" office:value="2.90740593715087" calcext:value-type="float">
            <text:p>2,90740593715087</text:p>
          </table:table-cell>
          <table:table-cell table:formula="of:=[.A558] * [.$H$2]" office:value-type="float" office:value="3.15323269170745" calcext:value-type="float">
            <text:p>3,15323269170745</text:p>
          </table:table-cell>
          <table:table-cell table:formula="of:=([.C558]-[.B558]) * 100" office:value-type="float" office:value="24.5826754556573" calcext:value-type="float">
            <text:p>24,5826754556573</text:p>
          </table:table-cell>
          <table:table-cell table:number-columns-repeated="4"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ATAN2([.$E$2];[.A559]) / RADIANS([.$F$2])" office:value-type="float" office:value="2.91178068849537" calcext:value-type="float">
            <text:p>2,91178068849537</text:p>
          </table:table-cell>
          <table:table-cell table:formula="of:=[.A559] * [.$H$2]" office:value-type="float" office:value="3.15890397352706" calcext:value-type="float">
            <text:p>3,15890397352706</text:p>
          </table:table-cell>
          <table:table-cell table:formula="of:=([.C559]-[.B559]) * 100" office:value-type="float" office:value="24.7123285031693" calcext:value-type="float">
            <text:p>24,7123285031693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ATAN2([.$E$2];[.A560]) / RADIANS([.$F$2])" office:value-type="float" office:value="2.91615172192043" calcext:value-type="float">
            <text:p>2,91615172192043</text:p>
          </table:table-cell>
          <table:table-cell table:formula="of:=[.A560] * [.$H$2]" office:value-type="float" office:value="3.16457525534668" calcext:value-type="float">
            <text:p>3,16457525534668</text:p>
          </table:table-cell>
          <table:table-cell table:formula="of:=([.C560]-[.B560]) * 100" office:value-type="float" office:value="24.842353342625" calcext:value-type="float">
            <text:p>24,842353342625</text:p>
          </table:table-cell>
          <table:table-cell table:number-columns-repeated="4"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ATAN2([.$E$2];[.A561]) / RADIANS([.$F$2])" office:value-type="float" office:value="2.9205190370822" calcext:value-type="float">
            <text:p>2,9205190370822</text:p>
          </table:table-cell>
          <table:table-cell table:formula="of:=[.A561] * [.$H$2]" office:value-type="float" office:value="3.1702465371663" calcext:value-type="float">
            <text:p>3,1702465371663</text:p>
          </table:table-cell>
          <table:table-cell table:formula="of:=([.C561]-[.B561]) * 100" office:value-type="float" office:value="24.9727500084096" calcext:value-type="float">
            <text:p>24,9727500084096</text:p>
          </table:table-cell>
          <table:table-cell table:number-columns-repeated="4"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ATAN2([.$E$2];[.A562]) / RADIANS([.$F$2])" office:value-type="float" office:value="2.9248826336547" calcext:value-type="float">
            <text:p>2,9248826336547</text:p>
          </table:table-cell>
          <table:table-cell table:formula="of:=[.A562] * [.$H$2]" office:value-type="float" office:value="3.17591781898592" calcext:value-type="float">
            <text:p>3,17591781898592</text:p>
          </table:table-cell>
          <table:table-cell table:formula="of:=([.C562]-[.B562]) * 100" office:value-type="float" office:value="25.103518533122" calcext:value-type="float">
            <text:p>25,103518533122</text:p>
          </table:table-cell>
          <table:table-cell table:number-columns-repeated="4"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ATAN2([.$E$2];[.A563]) / RADIANS([.$F$2])" office:value-type="float" office:value="2.92924251132974" calcext:value-type="float">
            <text:p>2,92924251132974</text:p>
          </table:table-cell>
          <table:table-cell table:formula="of:=[.A563] * [.$H$2]" office:value-type="float" office:value="3.18158910080553" calcext:value-type="float">
            <text:p>3,18158910080553</text:p>
          </table:table-cell>
          <table:table-cell table:formula="of:=([.C563]-[.B563]) * 100" office:value-type="float" office:value="25.2346589475793" calcext:value-type="float">
            <text:p>25,2346589475793</text:p>
          </table:table-cell>
          <table:table-cell table:number-columns-repeated="4"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ATAN2([.$E$2];[.A564]) / RADIANS([.$F$2])" office:value-type="float" office:value="2.93359866981691" calcext:value-type="float">
            <text:p>2,93359866981691</text:p>
          </table:table-cell>
          <table:table-cell table:formula="of:=[.A564] * [.$H$2]" office:value-type="float" office:value="3.18726038262515" calcext:value-type="float">
            <text:p>3,18726038262515</text:p>
          </table:table-cell>
          <table:table-cell table:formula="of:=([.C564]-[.B564]) * 100" office:value-type="float" office:value="25.366171280824" calcext:value-type="float">
            <text:p>25,366171280824</text:p>
          </table:table-cell>
          <table:table-cell table:number-columns-repeated="4"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ATAN2([.$E$2];[.A565]) / RADIANS([.$F$2])" office:value-type="float" office:value="2.93795110884348" calcext:value-type="float">
            <text:p>2,93795110884348</text:p>
          </table:table-cell>
          <table:table-cell table:formula="of:=[.A565] * [.$H$2]" office:value-type="float" office:value="3.19293166444477" calcext:value-type="float">
            <text:p>3,19293166444477</text:p>
          </table:table-cell>
          <table:table-cell table:formula="of:=([.C565]-[.B565]) * 100" office:value-type="float" office:value="25.4980555601291" calcext:value-type="float">
            <text:p>25,4980555601291</text:p>
          </table:table-cell>
          <table:table-cell table:number-columns-repeated="4"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ATAN2([.$E$2];[.A566]) / RADIANS([.$F$2])" office:value-type="float" office:value="2.94229982815435" calcext:value-type="float">
            <text:p>2,94229982815435</text:p>
          </table:table-cell>
          <table:table-cell table:formula="of:=[.A566] * [.$H$2]" office:value-type="float" office:value="3.19860294626439" calcext:value-type="float">
            <text:p>3,19860294626439</text:p>
          </table:table-cell>
          <table:table-cell table:formula="of:=([.C566]-[.B566]) * 100" office:value-type="float" office:value="25.6303118110038" calcext:value-type="float">
            <text:p>25,6303118110038</text:p>
          </table:table-cell>
          <table:table-cell table:number-columns-repeated="4"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ATAN2([.$E$2];[.A567]) / RADIANS([.$F$2])" office:value-type="float" office:value="2.94664482751201" calcext:value-type="float">
            <text:p>2,94664482751201</text:p>
          </table:table-cell>
          <table:table-cell table:formula="of:=[.A567] * [.$H$2]" office:value-type="float" office:value="3.20427422808401" calcext:value-type="float">
            <text:p>3,20427422808401</text:p>
          </table:table-cell>
          <table:table-cell table:formula="of:=([.C567]-[.B567]) * 100" office:value-type="float" office:value="25.7629400571996" calcext:value-type="float">
            <text:p>25,7629400571996</text:p>
          </table:table-cell>
          <table:table-cell table:number-columns-repeated="4"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ATAN2([.$E$2];[.A568]) / RADIANS([.$F$2])" office:value-type="float" office:value="2.95098610669646" calcext:value-type="float">
            <text:p>2,95098610669646</text:p>
          </table:table-cell>
          <table:table-cell table:formula="of:=[.A568] * [.$H$2]" office:value-type="float" office:value="3.20994550990362" calcext:value-type="float">
            <text:p>3,20994550990362</text:p>
          </table:table-cell>
          <table:table-cell table:formula="of:=([.C568]-[.B568]) * 100" office:value-type="float" office:value="25.8959403207159" calcext:value-type="float">
            <text:p>25,8959403207159</text:p>
          </table:table-cell>
          <table:table-cell table:number-columns-repeated="4"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ATAN2([.$E$2];[.A569]) / RADIANS([.$F$2])" office:value-type="float" office:value="2.95532366550518" calcext:value-type="float">
            <text:p>2,95532366550518</text:p>
          </table:table-cell>
          <table:table-cell table:formula="of:=[.A569] * [.$H$2]" office:value-type="float" office:value="3.21561679172324" calcext:value-type="float">
            <text:p>3,21561679172324</text:p>
          </table:table-cell>
          <table:table-cell table:formula="of:=([.C569]-[.B569]) * 100" office:value-type="float" office:value="26.0293126218059" calcext:value-type="float">
            <text:p>26,0293126218059</text:p>
          </table:table-cell>
          <table:table-cell table:number-columns-repeated="4"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ATAN2([.$E$2];[.A570]) / RADIANS([.$F$2])" office:value-type="float" office:value="2.95965750375304" calcext:value-type="float">
            <text:p>2,95965750375304</text:p>
          </table:table-cell>
          <table:table-cell table:formula="of:=[.A570] * [.$H$2]" office:value-type="float" office:value="3.22128807354286" calcext:value-type="float">
            <text:p>3,22128807354286</text:p>
          </table:table-cell>
          <table:table-cell table:formula="of:=([.C570]-[.B570]) * 100" office:value-type="float" office:value="26.1630569789821" calcext:value-type="float">
            <text:p>26,1630569789821</text:p>
          </table:table-cell>
          <table:table-cell table:number-columns-repeated="4"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ATAN2([.$E$2];[.A571]) / RADIANS([.$F$2])" office:value-type="float" office:value="2.96398762127225" calcext:value-type="float">
            <text:p>2,96398762127225</text:p>
          </table:table-cell>
          <table:table-cell table:formula="of:=[.A571] * [.$H$2]" office:value-type="float" office:value="3.22695935536248" calcext:value-type="float">
            <text:p>3,22695935536248</text:p>
          </table:table-cell>
          <table:table-cell table:formula="of:=([.C571]-[.B571]) * 100" office:value-type="float" office:value="26.2971734090225" calcext:value-type="float">
            <text:p>26,2971734090225</text:p>
          </table:table-cell>
          <table:table-cell table:number-columns-repeated="4"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ATAN2([.$E$2];[.A572]) / RADIANS([.$F$2])" office:value-type="float" office:value="2.96831401791233" calcext:value-type="float">
            <text:p>2,96831401791233</text:p>
          </table:table-cell>
          <table:table-cell table:formula="of:=[.A572] * [.$H$2]" office:value-type="float" office:value="3.23263063718209" calcext:value-type="float">
            <text:p>3,23263063718209</text:p>
          </table:table-cell>
          <table:table-cell table:formula="of:=([.C572]-[.B572]) * 100" office:value-type="float" office:value="26.4316619269764" calcext:value-type="float">
            <text:p>26,4316619269764</text:p>
          </table:table-cell>
          <table:table-cell table:number-columns-repeated="4"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ATAN2([.$E$2];[.A573]) / RADIANS([.$F$2])" office:value-type="float" office:value="2.97263669354002" calcext:value-type="float">
            <text:p>2,97263669354002</text:p>
          </table:table-cell>
          <table:table-cell table:formula="of:=[.A573] * [.$H$2]" office:value-type="float" office:value="3.23830191900171" calcext:value-type="float">
            <text:p>3,23830191900171</text:p>
          </table:table-cell>
          <table:table-cell table:formula="of:=([.C573]-[.B573]) * 100" office:value-type="float" office:value="26.5665225461696" calcext:value-type="float">
            <text:p>26,5665225461696</text:p>
          </table:table-cell>
          <table:table-cell table:number-columns-repeated="4"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ATAN2([.$E$2];[.A574]) / RADIANS([.$F$2])" office:value-type="float" office:value="2.97695564803922" calcext:value-type="float">
            <text:p>2,97695564803922</text:p>
          </table:table-cell>
          <table:table-cell table:formula="of:=[.A574] * [.$H$2]" office:value-type="float" office:value="3.24397320082133" calcext:value-type="float">
            <text:p>3,24397320082133</text:p>
          </table:table-cell>
          <table:table-cell table:formula="of:=([.C574]-[.B574]) * 100" office:value-type="float" office:value="26.7017552782109" calcext:value-type="float">
            <text:p>26,7017552782109</text:p>
          </table:table-cell>
          <table:table-cell table:number-columns-repeated="4"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ATAN2([.$E$2];[.A575]) / RADIANS([.$F$2])" office:value-type="float" office:value="2.98127088131097" calcext:value-type="float">
            <text:p>2,98127088131097</text:p>
          </table:table-cell>
          <table:table-cell table:formula="of:=[.A575] * [.$H$2]" office:value-type="float" office:value="3.24964448264095" calcext:value-type="float">
            <text:p>3,24964448264095</text:p>
          </table:table-cell>
          <table:table-cell table:formula="of:=([.C575]-[.B575]) * 100" office:value-type="float" office:value="26.8373601329975" calcext:value-type="float">
            <text:p>26,8373601329975</text:p>
          </table:table-cell>
          <table:table-cell table:number-columns-repeated="4"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ATAN2([.$E$2];[.A576]) / RADIANS([.$F$2])" office:value-type="float" office:value="2.98558239327336" calcext:value-type="float">
            <text:p>2,98558239327336</text:p>
          </table:table-cell>
          <table:table-cell table:formula="of:=[.A576] * [.$H$2]" office:value-type="float" office:value="3.25531576446056" calcext:value-type="float">
            <text:p>3,25531576446056</text:p>
          </table:table-cell>
          <table:table-cell table:formula="of:=([.C576]-[.B576]) * 100" office:value-type="float" office:value="26.9733371187209" calcext:value-type="float">
            <text:p>26,9733371187209</text:p>
          </table:table-cell>
          <table:table-cell table:number-columns-repeated="4"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ATAN2([.$E$2];[.A577]) / RADIANS([.$F$2])" office:value-type="float" office:value="2.98989018386146" calcext:value-type="float">
            <text:p>2,98989018386146</text:p>
          </table:table-cell>
          <table:table-cell table:formula="of:=[.A577] * [.$H$2]" office:value-type="float" office:value="3.26098704628018" calcext:value-type="float">
            <text:p>3,26098704628018</text:p>
          </table:table-cell>
          <table:table-cell table:formula="of:=([.C577]-[.B577]) * 100" office:value-type="float" office:value="27.1096862418726" calcext:value-type="float">
            <text:p>27,1096862418726</text:p>
          </table:table-cell>
          <table:table-cell table:number-columns-repeated="4"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ATAN2([.$E$2];[.A578]) / RADIANS([.$F$2])" office:value-type="float" office:value="2.9941942530273" calcext:value-type="float">
            <text:p>2,9941942530273</text:p>
          </table:table-cell>
          <table:table-cell table:formula="of:=[.A578] * [.$H$2]" office:value-type="float" office:value="3.2666583280998" calcext:value-type="float">
            <text:p>3,2666583280998</text:p>
          </table:table-cell>
          <table:table-cell table:formula="of:=([.C578]-[.B578]) * 100" office:value-type="float" office:value="27.2464075072503" calcext:value-type="float">
            <text:p>27,2464075072503</text:p>
          </table:table-cell>
          <table:table-cell table:number-columns-repeated="4"/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ATAN2([.$E$2];[.A579]) / RADIANS([.$F$2])" office:value-type="float" office:value="2.99849460073978" calcext:value-type="float">
            <text:p>2,99849460073978</text:p>
          </table:table-cell>
          <table:table-cell table:formula="of:=[.A579] * [.$H$2]" office:value-type="float" office:value="3.27232960991942" calcext:value-type="float">
            <text:p>3,27232960991942</text:p>
          </table:table-cell>
          <table:table-cell table:formula="of:=([.C579]-[.B579]) * 100" office:value-type="float" office:value="27.3835009179633" calcext:value-type="float">
            <text:p>27,3835009179633</text:p>
          </table:table-cell>
          <table:table-cell table:number-columns-repeated="4"/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ATAN2([.$E$2];[.A580]) / RADIANS([.$F$2])" office:value-type="float" office:value="3.00279122698466" calcext:value-type="float">
            <text:p>3,00279122698466</text:p>
          </table:table-cell>
          <table:table-cell table:formula="of:=[.A580] * [.$H$2]" office:value-type="float" office:value="3.27800089173904" calcext:value-type="float">
            <text:p>3,27800089173904</text:p>
          </table:table-cell>
          <table:table-cell table:formula="of:=([.C580]-[.B580]) * 100" office:value-type="float" office:value="27.5209664754381" calcext:value-type="float">
            <text:p>27,5209664754381</text:p>
          </table:table-cell>
          <table:table-cell table:number-columns-repeated="4"/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ATAN2([.$E$2];[.A581]) / RADIANS([.$F$2])" office:value-type="float" office:value="3.0070841317644" calcext:value-type="float">
            <text:p>3,0070841317644</text:p>
          </table:table-cell>
          <table:table-cell table:formula="of:=[.A581] * [.$H$2]" office:value-type="float" office:value="3.28367217355865" calcext:value-type="float">
            <text:p>3,28367217355865</text:p>
          </table:table-cell>
          <table:table-cell table:formula="of:=([.C581]-[.B581]) * 100" office:value-type="float" office:value="27.6588041794248" calcext:value-type="float">
            <text:p>27,6588041794248</text:p>
          </table:table-cell>
          <table:table-cell table:number-columns-repeated="4"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ATAN2([.$E$2];[.A582]) / RADIANS([.$F$2])" office:value-type="float" office:value="3.01137331509824" calcext:value-type="float">
            <text:p>3,01137331509824</text:p>
          </table:table-cell>
          <table:table-cell table:formula="of:=[.A582] * [.$H$2]" office:value-type="float" office:value="3.28934345537827" calcext:value-type="float">
            <text:p>3,28934345537827</text:p>
          </table:table-cell>
          <table:table-cell table:formula="of:=([.C582]-[.B582]) * 100" office:value-type="float" office:value="27.7970140280027" calcext:value-type="float">
            <text:p>27,7970140280027</text:p>
          </table:table-cell>
          <table:table-cell table:number-columns-repeated="4"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ATAN2([.$E$2];[.A583]) / RADIANS([.$F$2])" office:value-type="float" office:value="3.01565877702203" calcext:value-type="float">
            <text:p>3,01565877702203</text:p>
          </table:table-cell>
          <table:table-cell table:formula="of:=[.A583] * [.$H$2]" office:value-type="float" office:value="3.29501473719789" calcext:value-type="float">
            <text:p>3,29501473719789</text:p>
          </table:table-cell>
          <table:table-cell table:formula="of:=([.C583]-[.B583]) * 100" office:value-type="float" office:value="27.9355960175858" calcext:value-type="float">
            <text:p>27,9355960175858</text:p>
          </table:table-cell>
          <table:table-cell table:number-columns-repeated="4"/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ATAN2([.$E$2];[.A584]) / RADIANS([.$F$2])" office:value-type="float" office:value="3.01994051758822" calcext:value-type="float">
            <text:p>3,01994051758822</text:p>
          </table:table-cell>
          <table:table-cell table:formula="of:=[.A584] * [.$H$2]" office:value-type="float" office:value="3.30068601901751" calcext:value-type="float">
            <text:p>3,30068601901751</text:p>
          </table:table-cell>
          <table:table-cell table:formula="of:=([.C584]-[.B584]) * 100" office:value-type="float" office:value="28.0745501429287" calcext:value-type="float">
            <text:p>28,0745501429287</text:p>
          </table:table-cell>
          <table:table-cell table:number-columns-repeated="4"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ATAN2([.$E$2];[.A585]) / RADIANS([.$F$2])" office:value-type="float" office:value="3.0242185368658" calcext:value-type="float">
            <text:p>3,0242185368658</text:p>
          </table:table-cell>
          <table:table-cell table:formula="of:=[.A585] * [.$H$2]" office:value-type="float" office:value="3.30635730083712" calcext:value-type="float">
            <text:p>3,30635730083712</text:p>
          </table:table-cell>
          <table:table-cell table:formula="of:=([.C585]-[.B585]) * 100" office:value-type="float" office:value="28.2138763971329" calcext:value-type="float">
            <text:p>28,2138763971329</text:p>
          </table:table-cell>
          <table:table-cell table:number-columns-repeated="4"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ATAN2([.$E$2];[.A586]) / RADIANS([.$F$2])" office:value-type="float" office:value="3.02849283494022" calcext:value-type="float">
            <text:p>3,02849283494022</text:p>
          </table:table-cell>
          <table:table-cell table:formula="of:=[.A586] * [.$H$2]" office:value-type="float" office:value="3.31202858265674" calcext:value-type="float">
            <text:p>3,31202858265674</text:p>
          </table:table-cell>
          <table:table-cell table:formula="of:=([.C586]-[.B586]) * 100" office:value-type="float" office:value="28.3535747716519" calcext:value-type="float">
            <text:p>28,3535747716519</text:p>
          </table:table-cell>
          <table:table-cell table:number-columns-repeated="4"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ATAN2([.$E$2];[.A587]) / RADIANS([.$F$2])" office:value-type="float" office:value="3.03276341191339" calcext:value-type="float">
            <text:p>3,03276341191339</text:p>
          </table:table-cell>
          <table:table-cell table:formula="of:=[.A587] * [.$H$2]" office:value-type="float" office:value="3.31769986447636" calcext:value-type="float">
            <text:p>3,31769986447636</text:p>
          </table:table-cell>
          <table:table-cell table:formula="of:=([.C587]-[.B587]) * 100" office:value-type="float" office:value="28.4936452562974" calcext:value-type="float">
            <text:p>28,4936452562974</text:p>
          </table:table-cell>
          <table:table-cell table:number-columns-repeated="4"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ATAN2([.$E$2];[.A588]) / RADIANS([.$F$2])" office:value-type="float" office:value="3.03703026790353" calcext:value-type="float">
            <text:p>3,03703026790353</text:p>
          </table:table-cell>
          <table:table-cell table:formula="of:=[.A588] * [.$H$2]" office:value-type="float" office:value="3.32337114629598" calcext:value-type="float">
            <text:p>3,32337114629598</text:p>
          </table:table-cell>
          <table:table-cell table:formula="of:=([.C588]-[.B588]) * 100" office:value-type="float" office:value="28.634087839245" calcext:value-type="float">
            <text:p>28,634087839245</text:p>
          </table:table-cell>
          <table:table-cell table:number-columns-repeated="4"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ATAN2([.$E$2];[.A589]) / RADIANS([.$F$2])" office:value-type="float" office:value="3.0412934030452" calcext:value-type="float">
            <text:p>3,0412934030452</text:p>
          </table:table-cell>
          <table:table-cell table:formula="of:=[.A589] * [.$H$2]" office:value-type="float" office:value="3.3290424281156" calcext:value-type="float">
            <text:p>3,3290424281156</text:p>
          </table:table-cell>
          <table:table-cell table:formula="of:=([.C589]-[.B589]) * 100" office:value-type="float" office:value="28.77490250704" calcext:value-type="float">
            <text:p>28,77490250704</text:p>
          </table:table-cell>
          <table:table-cell table:number-columns-repeated="4"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ATAN2([.$E$2];[.A590]) / RADIANS([.$F$2])" office:value-type="float" office:value="3.04555281748918" calcext:value-type="float">
            <text:p>3,04555281748918</text:p>
          </table:table-cell>
          <table:table-cell table:formula="of:=[.A590] * [.$H$2]" office:value-type="float" office:value="3.33471370993521" calcext:value-type="float">
            <text:p>3,33471370993521</text:p>
          </table:table-cell>
          <table:table-cell table:formula="of:=([.C590]-[.B590]) * 100" office:value-type="float" office:value="28.9160892446032" calcext:value-type="float">
            <text:p>28,9160892446032</text:p>
          </table:table-cell>
          <table:table-cell table:number-columns-repeated="4"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ATAN2([.$E$2];[.A591]) / RADIANS([.$F$2])" office:value-type="float" office:value="3.04980851140246" calcext:value-type="float">
            <text:p>3,04980851140246</text:p>
          </table:table-cell>
          <table:table-cell table:formula="of:=[.A591] * [.$H$2]" office:value-type="float" office:value="3.34038499175483" calcext:value-type="float">
            <text:p>3,34038499175483</text:p>
          </table:table-cell>
          <table:table-cell table:formula="of:=([.C591]-[.B591]) * 100" office:value-type="float" office:value="29.0576480352367" calcext:value-type="float">
            <text:p>29,0576480352367</text:p>
          </table:table-cell>
          <table:table-cell table:number-columns-repeated="4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ATAN2([.$E$2];[.A592]) / RADIANS([.$F$2])" office:value-type="float" office:value="3.05406048496815" calcext:value-type="float">
            <text:p>3,05406048496815</text:p>
          </table:table-cell>
          <table:table-cell table:formula="of:=[.A592] * [.$H$2]" office:value-type="float" office:value="3.34605627357445" calcext:value-type="float">
            <text:p>3,34605627357445</text:p>
          </table:table-cell>
          <table:table-cell table:formula="of:=([.C592]-[.B592]) * 100" office:value-type="float" office:value="29.1995788606298" calcext:value-type="float">
            <text:p>29,1995788606298</text:p>
          </table:table-cell>
          <table:table-cell table:number-columns-repeated="4"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ATAN2([.$E$2];[.A593]) / RADIANS([.$F$2])" office:value-type="float" office:value="3.05830873838542" calcext:value-type="float">
            <text:p>3,05830873838542</text:p>
          </table:table-cell>
          <table:table-cell table:formula="of:=[.A593] * [.$H$2]" office:value-type="float" office:value="3.35172755539407" calcext:value-type="float">
            <text:p>3,35172755539407</text:p>
          </table:table-cell>
          <table:table-cell table:formula="of:=([.C593]-[.B593]) * 100" office:value-type="float" office:value="29.3418817008646" calcext:value-type="float">
            <text:p>29,3418817008646</text:p>
          </table:table-cell>
          <table:table-cell table:number-columns-repeated="4"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ATAN2([.$E$2];[.A594]) / RADIANS([.$F$2])" office:value-type="float" office:value="3.06255327186947" calcext:value-type="float">
            <text:p>3,06255327186947</text:p>
          </table:table-cell>
          <table:table-cell table:formula="of:=[.A594] * [.$H$2]" office:value-type="float" office:value="3.35739883721368" calcext:value-type="float">
            <text:p>3,35739883721368</text:p>
          </table:table-cell>
          <table:table-cell table:formula="of:=([.C594]-[.B594]) * 100" office:value-type="float" office:value="29.4845565344218" calcext:value-type="float">
            <text:p>29,4845565344218</text:p>
          </table:table-cell>
          <table:table-cell table:number-columns-repeated="4"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ATAN2([.$E$2];[.A595]) / RADIANS([.$F$2])" office:value-type="float" office:value="3.06679408565144" calcext:value-type="float">
            <text:p>3,06679408565144</text:p>
          </table:table-cell>
          <table:table-cell table:formula="of:=[.A595] * [.$H$2]" office:value-type="float" office:value="3.3630701190333" calcext:value-type="float">
            <text:p>3,3630701190333</text:p>
          </table:table-cell>
          <table:table-cell table:formula="of:=([.C595]-[.B595]) * 100" office:value-type="float" office:value="29.6276033381866" calcext:value-type="float">
            <text:p>29,6276033381866</text:p>
          </table:table-cell>
          <table:table-cell table:number-columns-repeated="4"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ATAN2([.$E$2];[.A596]) / RADIANS([.$F$2])" office:value-type="float" office:value="3.07103117997837" calcext:value-type="float">
            <text:p>3,07103117997837</text:p>
          </table:table-cell>
          <table:table-cell table:formula="of:=[.A596] * [.$H$2]" office:value-type="float" office:value="3.36874140085292" calcext:value-type="float">
            <text:p>3,36874140085292</text:p>
          </table:table-cell>
          <table:table-cell table:formula="of:=([.C596]-[.B596]) * 100" office:value-type="float" office:value="29.7710220874546" calcext:value-type="float">
            <text:p>29,7710220874546</text:p>
          </table:table-cell>
          <table:table-cell table:number-columns-repeated="4"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ATAN2([.$E$2];[.A597]) / RADIANS([.$F$2])" office:value-type="float" office:value="3.07526455511316" calcext:value-type="float">
            <text:p>3,07526455511316</text:p>
          </table:table-cell>
          <table:table-cell table:formula="of:=[.A597] * [.$H$2]" office:value-type="float" office:value="3.37441268267254" calcext:value-type="float">
            <text:p>3,37441268267254</text:p>
          </table:table-cell>
          <table:table-cell table:formula="of:=([.C597]-[.B597]) * 100" office:value-type="float" office:value="29.9148127559373" calcext:value-type="float">
            <text:p>29,9148127559373</text:p>
          </table:table-cell>
          <table:table-cell table:number-columns-repeated="4"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ATAN2([.$E$2];[.A598]) / RADIANS([.$F$2])" office:value-type="float" office:value="3.07949421133447" calcext:value-type="float">
            <text:p>3,07949421133447</text:p>
          </table:table-cell>
          <table:table-cell table:formula="of:=[.A598] * [.$H$2]" office:value-type="float" office:value="3.38008396449215" calcext:value-type="float">
            <text:p>3,38008396449215</text:p>
          </table:table-cell>
          <table:table-cell table:formula="of:=([.C598]-[.B598]) * 100" office:value-type="float" office:value="30.0589753157681" calcext:value-type="float">
            <text:p>30,0589753157681</text:p>
          </table:table-cell>
          <table:table-cell table:number-columns-repeated="4"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ATAN2([.$E$2];[.A599]) / RADIANS([.$F$2])" office:value-type="float" office:value="3.08372014893669" calcext:value-type="float">
            <text:p>3,08372014893669</text:p>
          </table:table-cell>
          <table:table-cell table:formula="of:=[.A599] * [.$H$2]" office:value-type="float" office:value="3.38575524631177" calcext:value-type="float">
            <text:p>3,38575524631177</text:p>
          </table:table-cell>
          <table:table-cell table:formula="of:=([.C599]-[.B599]) * 100" office:value-type="float" office:value="30.203509737508" calcext:value-type="float">
            <text:p>30,203509737508</text:p>
          </table:table-cell>
          <table:table-cell table:number-columns-repeated="4"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ATAN2([.$E$2];[.A600]) / RADIANS([.$F$2])" office:value-type="float" office:value="3.08794236822988" calcext:value-type="float">
            <text:p>3,08794236822988</text:p>
          </table:table-cell>
          <table:table-cell table:formula="of:=[.A600] * [.$H$2]" office:value-type="float" office:value="3.39142652813139" calcext:value-type="float">
            <text:p>3,39142652813139</text:p>
          </table:table-cell>
          <table:table-cell table:formula="of:=([.C600]-[.B600]) * 100" office:value-type="float" office:value="30.3484159901513" calcext:value-type="float">
            <text:p>30,3484159901513</text:p>
          </table:table-cell>
          <table:table-cell table:number-columns-repeated="4"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ATAN2([.$E$2];[.A601]) / RADIANS([.$F$2])" office:value-type="float" office:value="3.09216086953969" calcext:value-type="float">
            <text:p>3,09216086953969</text:p>
          </table:table-cell>
          <table:table-cell table:formula="of:=[.A601] * [.$H$2]" office:value-type="float" office:value="3.39709780995101" calcext:value-type="float">
            <text:p>3,39709780995101</text:p>
          </table:table-cell>
          <table:table-cell table:formula="of:=([.C601]-[.B601]) * 100" office:value-type="float" office:value="30.4936940411316" calcext:value-type="float">
            <text:p>30,4936940411316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ATAN2([.$E$2];[.A602]) / RADIANS([.$F$2])" office:value-type="float" office:value="3.09637565320735" calcext:value-type="float">
            <text:p>3,09637565320735</text:p>
          </table:table-cell>
          <table:table-cell table:formula="of:=[.A602] * [.$H$2]" office:value-type="float" office:value="3.40276909177063" calcext:value-type="float">
            <text:p>3,40276909177063</text:p>
          </table:table-cell>
          <table:table-cell table:formula="of:=([.C602]-[.B602]) * 100" office:value-type="float" office:value="30.6393438563273" calcext:value-type="float">
            <text:p>30,6393438563273</text:p>
          </table:table-cell>
          <table:table-cell table:number-columns-repeated="4"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ATAN2([.$E$2];[.A603]) / RADIANS([.$F$2])" office:value-type="float" office:value="3.10058671958957" calcext:value-type="float">
            <text:p>3,10058671958957</text:p>
          </table:table-cell>
          <table:table-cell table:formula="of:=[.A603] * [.$H$2]" office:value-type="float" office:value="3.40844037359024" calcext:value-type="float">
            <text:p>3,40844037359024</text:p>
          </table:table-cell>
          <table:table-cell table:formula="of:=([.C603]-[.B603]) * 100" office:value-type="float" office:value="30.7853654000678" calcext:value-type="float">
            <text:p>30,7853654000678</text:p>
          </table:table-cell>
          <table:table-cell table:number-columns-repeated="4"/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ATAN2([.$E$2];[.A604]) / RADIANS([.$F$2])" office:value-type="float" office:value="3.10479406905847" calcext:value-type="float">
            <text:p>3,10479406905847</text:p>
          </table:table-cell>
          <table:table-cell table:formula="of:=[.A604] * [.$H$2]" office:value-type="float" office:value="3.41411165540986" calcext:value-type="float">
            <text:p>3,41411165540986</text:p>
          </table:table-cell>
          <table:table-cell table:formula="of:=([.C604]-[.B604]) * 100" office:value-type="float" office:value="30.9317586351386" calcext:value-type="float">
            <text:p>30,9317586351386</text:p>
          </table:table-cell>
          <table:table-cell table:number-columns-repeated="4"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ATAN2([.$E$2];[.A605]) / RADIANS([.$F$2])" office:value-type="float" office:value="3.1089977020016" calcext:value-type="float">
            <text:p>3,1089977020016</text:p>
          </table:table-cell>
          <table:table-cell table:formula="of:=[.A605] * [.$H$2]" office:value-type="float" office:value="3.41978293722948" calcext:value-type="float">
            <text:p>3,41978293722948</text:p>
          </table:table-cell>
          <table:table-cell table:formula="of:=([.C605]-[.B605]) * 100" office:value-type="float" office:value="31.0785235227877" calcext:value-type="float">
            <text:p>31,0785235227877</text:p>
          </table:table-cell>
          <table:table-cell table:number-columns-repeated="4"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ATAN2([.$E$2];[.A606]) / RADIANS([.$F$2])" office:value-type="float" office:value="3.11319761882178" calcext:value-type="float">
            <text:p>3,11319761882178</text:p>
          </table:table-cell>
          <table:table-cell table:formula="of:=[.A606] * [.$H$2]" office:value-type="float" office:value="3.4254542190491" calcext:value-type="float">
            <text:p>3,4254542190491</text:p>
          </table:table-cell>
          <table:table-cell table:formula="of:=([.C606]-[.B606]) * 100" office:value-type="float" office:value="31.2256600227312" calcext:value-type="float">
            <text:p>31,2256600227312</text:p>
          </table:table-cell>
          <table:table-cell table:number-columns-repeated="4"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ATAN2([.$E$2];[.A607]) / RADIANS([.$F$2])" office:value-type="float" office:value="3.11739381993713" calcext:value-type="float">
            <text:p>3,11739381993713</text:p>
          </table:table-cell>
          <table:table-cell table:formula="of:=[.A607] * [.$H$2]" office:value-type="float" office:value="3.43112550086871" calcext:value-type="float">
            <text:p>3,43112550086871</text:p>
          </table:table-cell>
          <table:table-cell table:formula="of:=([.C607]-[.B607]) * 100" office:value-type="float" office:value="31.3731680931588" calcext:value-type="float">
            <text:p>31,3731680931588</text:p>
          </table:table-cell>
          <table:table-cell table:number-columns-repeated="4"/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ATAN2([.$E$2];[.A608]) / RADIANS([.$F$2])" office:value-type="float" office:value="3.12158630578093" calcext:value-type="float">
            <text:p>3,12158630578093</text:p>
          </table:table-cell>
          <table:table-cell table:formula="of:=[.A608] * [.$H$2]" office:value-type="float" office:value="3.43679678268833" calcext:value-type="float">
            <text:p>3,43679678268833</text:p>
          </table:table-cell>
          <table:table-cell table:formula="of:=([.C608]-[.B608]) * 100" office:value-type="float" office:value="31.5210476907398" calcext:value-type="float">
            <text:p>31,5210476907398</text:p>
          </table:table-cell>
          <table:table-cell table:number-columns-repeated="4"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ATAN2([.$E$2];[.A609]) / RADIANS([.$F$2])" office:value-type="float" office:value="3.12577507680166" calcext:value-type="float">
            <text:p>3,12577507680166</text:p>
          </table:table-cell>
          <table:table-cell table:formula="of:=[.A609] * [.$H$2]" office:value-type="float" office:value="3.44246806450795" calcext:value-type="float">
            <text:p>3,44246806450795</text:p>
          </table:table-cell>
          <table:table-cell table:formula="of:=([.C609]-[.B609]) * 100" office:value-type="float" office:value="31.6692987706287" calcext:value-type="float">
            <text:p>31,6692987706287</text:p>
          </table:table-cell>
          <table:table-cell table:number-columns-repeated="4"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ATAN2([.$E$2];[.A610]) / RADIANS([.$F$2])" office:value-type="float" office:value="3.12996013346285" calcext:value-type="float">
            <text:p>3,12996013346285</text:p>
          </table:table-cell>
          <table:table-cell table:formula="of:=[.A610] * [.$H$2]" office:value-type="float" office:value="3.44813934632757" calcext:value-type="float">
            <text:p>3,44813934632757</text:p>
          </table:table-cell>
          <table:table-cell table:formula="of:=([.C610]-[.B610]) * 100" office:value-type="float" office:value="31.8179212864713" calcext:value-type="float">
            <text:p>31,8179212864713</text:p>
          </table:table-cell>
          <table:table-cell table:number-columns-repeated="4"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ATAN2([.$E$2];[.A611]) / RADIANS([.$F$2])" office:value-type="float" office:value="3.13414147624308" calcext:value-type="float">
            <text:p>3,13414147624308</text:p>
          </table:table-cell>
          <table:table-cell table:formula="of:=[.A611] * [.$H$2]" office:value-type="float" office:value="3.45381062814718" calcext:value-type="float">
            <text:p>3,45381062814718</text:p>
          </table:table-cell>
          <table:table-cell table:formula="of:=([.C611]-[.B611]) * 100" office:value-type="float" office:value="31.9669151904101" calcext:value-type="float">
            <text:p>31,9669151904101</text:p>
          </table:table-cell>
          <table:table-cell table:number-columns-repeated="4"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ATAN2([.$E$2];[.A612]) / RADIANS([.$F$2])" office:value-type="float" office:value="3.1383191056359" calcext:value-type="float">
            <text:p>3,1383191056359</text:p>
          </table:table-cell>
          <table:table-cell table:formula="of:=[.A612] * [.$H$2]" office:value-type="float" office:value="3.4594819099668" calcext:value-type="float">
            <text:p>3,4594819099668</text:p>
          </table:table-cell>
          <table:table-cell table:formula="of:=([.C612]-[.B612]) * 100" office:value-type="float" office:value="32.1162804330899" calcext:value-type="float">
            <text:p>32,1162804330899</text:p>
          </table:table-cell>
          <table:table-cell table:number-columns-repeated="4"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ATAN2([.$E$2];[.A613]) / RADIANS([.$F$2])" office:value-type="float" office:value="3.14249302214978" calcext:value-type="float">
            <text:p>3,14249302214978</text:p>
          </table:table-cell>
          <table:table-cell table:formula="of:=[.A613] * [.$H$2]" office:value-type="float" office:value="3.46515319178642" calcext:value-type="float">
            <text:p>3,46515319178642</text:p>
          </table:table-cell>
          <table:table-cell table:formula="of:=([.C613]-[.B613]) * 100" office:value-type="float" office:value="32.2660169636641" calcext:value-type="float">
            <text:p>32,2660169636641</text:p>
          </table:table-cell>
          <table:table-cell table:number-columns-repeated="4"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ATAN2([.$E$2];[.A614]) / RADIANS([.$F$2])" office:value-type="float" office:value="3.14666322630804" calcext:value-type="float">
            <text:p>3,14666322630804</text:p>
          </table:table-cell>
          <table:table-cell table:formula="of:=[.A614] * [.$H$2]" office:value-type="float" office:value="3.47082447360604" calcext:value-type="float">
            <text:p>3,47082447360604</text:p>
          </table:table-cell>
          <table:table-cell table:formula="of:=([.C614]-[.B614]) * 100" office:value-type="float" office:value="32.4161247298001" calcext:value-type="float">
            <text:p>32,4161247298001</text:p>
          </table:table-cell>
          <table:table-cell table:number-columns-repeated="4"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ATAN2([.$E$2];[.A615]) / RADIANS([.$F$2])" office:value-type="float" office:value="3.15082971864881" calcext:value-type="float">
            <text:p>3,15082971864881</text:p>
          </table:table-cell>
          <table:table-cell table:formula="of:=[.A615] * [.$H$2]" office:value-type="float" office:value="3.47649575542566" calcext:value-type="float">
            <text:p>3,47649575542566</text:p>
          </table:table-cell>
          <table:table-cell table:formula="of:=([.C615]-[.B615]) * 100" office:value-type="float" office:value="32.5666036776848" calcext:value-type="float">
            <text:p>32,5666036776848</text:p>
          </table:table-cell>
          <table:table-cell table:number-columns-repeated="4"/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ATAN2([.$E$2];[.A616]) / RADIANS([.$F$2])" office:value-type="float" office:value="3.15499249972496" calcext:value-type="float">
            <text:p>3,15499249972496</text:p>
          </table:table-cell>
          <table:table-cell table:formula="of:=[.A616] * [.$H$2]" office:value-type="float" office:value="3.48216703724527" calcext:value-type="float">
            <text:p>3,48216703724527</text:p>
          </table:table-cell>
          <table:table-cell table:formula="of:=([.C616]-[.B616]) * 100" office:value-type="float" office:value="32.7174537520309" calcext:value-type="float">
            <text:p>32,7174537520309</text:p>
          </table:table-cell>
          <table:table-cell table:number-columns-repeated="4"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ATAN2([.$E$2];[.A617]) / RADIANS([.$F$2])" office:value-type="float" office:value="3.15915157010407" calcext:value-type="float">
            <text:p>3,15915157010407</text:p>
          </table:table-cell>
          <table:table-cell table:formula="of:=[.A617] * [.$H$2]" office:value-type="float" office:value="3.48783831906489" calcext:value-type="float">
            <text:p>3,48783831906489</text:p>
          </table:table-cell>
          <table:table-cell table:formula="of:=([.C617]-[.B617]) * 100" office:value-type="float" office:value="32.8686748960822" calcext:value-type="float">
            <text:p>32,8686748960822</text:p>
          </table:table-cell>
          <table:table-cell table:number-columns-repeated="4"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ATAN2([.$E$2];[.A618]) / RADIANS([.$F$2])" office:value-type="float" office:value="3.16330693036832" calcext:value-type="float">
            <text:p>3,16330693036832</text:p>
          </table:table-cell>
          <table:table-cell table:formula="of:=[.A618] * [.$H$2]" office:value-type="float" office:value="3.49350960088451" calcext:value-type="float">
            <text:p>3,49350960088451</text:p>
          </table:table-cell>
          <table:table-cell table:formula="of:=([.C618]-[.B618]) * 100" office:value-type="float" office:value="33.0202670516193" calcext:value-type="float">
            <text:p>33,0202670516193</text:p>
          </table:table-cell>
          <table:table-cell table:number-columns-repeated="4"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ATAN2([.$E$2];[.A619]) / RADIANS([.$F$2])" office:value-type="float" office:value="3.16745858111447" calcext:value-type="float">
            <text:p>3,16745858111447</text:p>
          </table:table-cell>
          <table:table-cell table:formula="of:=[.A619] * [.$H$2]" office:value-type="float" office:value="3.49918088270413" calcext:value-type="float">
            <text:p>3,49918088270413</text:p>
          </table:table-cell>
          <table:table-cell table:formula="of:=([.C619]-[.B619]) * 100" office:value-type="float" office:value="33.1722301589656" calcext:value-type="float">
            <text:p>33,1722301589656</text:p>
          </table:table-cell>
          <table:table-cell table:number-columns-repeated="4"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ATAN2([.$E$2];[.A620]) / RADIANS([.$F$2])" office:value-type="float" office:value="3.17160652295381" calcext:value-type="float">
            <text:p>3,17160652295381</text:p>
          </table:table-cell>
          <table:table-cell table:formula="of:=[.A620] * [.$H$2]" office:value-type="float" office:value="3.50485216452374" calcext:value-type="float">
            <text:p>3,50485216452374</text:p>
          </table:table-cell>
          <table:table-cell table:formula="of:=([.C620]-[.B620]) * 100" office:value-type="float" office:value="33.3245641569929" calcext:value-type="float">
            <text:p>33,3245641569929</text:p>
          </table:table-cell>
          <table:table-cell table:number-columns-repeated="4"/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ATAN2([.$E$2];[.A621]) / RADIANS([.$F$2])" office:value-type="float" office:value="3.17575075651209" calcext:value-type="float">
            <text:p>3,17575075651209</text:p>
          </table:table-cell>
          <table:table-cell table:formula="of:=[.A621] * [.$H$2]" office:value-type="float" office:value="3.51052344634336" calcext:value-type="float">
            <text:p>3,51052344634336</text:p>
          </table:table-cell>
          <table:table-cell table:formula="of:=([.C621]-[.B621]) * 100" office:value-type="float" office:value="33.4772689831271" calcext:value-type="float">
            <text:p>33,4772689831271</text:p>
          </table:table-cell>
          <table:table-cell table:number-columns-repeated="4"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ATAN2([.$E$2];[.A622]) / RADIANS([.$F$2])" office:value-type="float" office:value="3.17989128242944" calcext:value-type="float">
            <text:p>3,17989128242944</text:p>
          </table:table-cell>
          <table:table-cell table:formula="of:=[.A622] * [.$H$2]" office:value-type="float" office:value="3.51619472816298" calcext:value-type="float">
            <text:p>3,51619472816298</text:p>
          </table:table-cell>
          <table:table-cell table:formula="of:=([.C622]-[.B622]) * 100" office:value-type="float" office:value="33.6303445733538" calcext:value-type="float">
            <text:p>33,6303445733538</text:p>
          </table:table-cell>
          <table:table-cell table:number-columns-repeated="4"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ATAN2([.$E$2];[.A623]) / RADIANS([.$F$2])" office:value-type="float" office:value="3.18402810136036" calcext:value-type="float">
            <text:p>3,18402810136036</text:p>
          </table:table-cell>
          <table:table-cell table:formula="of:=[.A623] * [.$H$2]" office:value-type="float" office:value="3.5218660099826" calcext:value-type="float">
            <text:p>3,5218660099826</text:p>
          </table:table-cell>
          <table:table-cell table:formula="of:=([.C623]-[.B623]) * 100" office:value-type="float" office:value="33.7837908622238" calcext:value-type="float">
            <text:p>33,7837908622238</text:p>
          </table:table-cell>
          <table:table-cell table:number-columns-repeated="4"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ATAN2([.$E$2];[.A624]) / RADIANS([.$F$2])" office:value-type="float" office:value="3.18816121397362" calcext:value-type="float">
            <text:p>3,18816121397362</text:p>
          </table:table-cell>
          <table:table-cell table:formula="of:=[.A624] * [.$H$2]" office:value-type="float" office:value="3.52753729180221" calcext:value-type="float">
            <text:p>3,52753729180221</text:p>
          </table:table-cell>
          <table:table-cell table:formula="of:=([.C624]-[.B624]) * 100" office:value-type="float" office:value="33.9376077828597" calcext:value-type="float">
            <text:p>33,9376077828597</text:p>
          </table:table-cell>
          <table:table-cell table:number-columns-repeated="4"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ATAN2([.$E$2];[.A625]) / RADIANS([.$F$2])" office:value-type="float" office:value="3.19229062095223" calcext:value-type="float">
            <text:p>3,19229062095223</text:p>
          </table:table-cell>
          <table:table-cell table:formula="of:=[.A625] * [.$H$2]" office:value-type="float" office:value="3.53320857362183" calcext:value-type="float">
            <text:p>3,53320857362183</text:p>
          </table:table-cell>
          <table:table-cell table:formula="of:=([.C625]-[.B625]) * 100" office:value-type="float" office:value="34.0917952669605" calcext:value-type="float">
            <text:p>34,0917952669605</text:p>
          </table:table-cell>
          <table:table-cell table:number-columns-repeated="4"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ATAN2([.$E$2];[.A626]) / RADIANS([.$F$2])" office:value-type="float" office:value="3.19641632299337" calcext:value-type="float">
            <text:p>3,19641632299337</text:p>
          </table:table-cell>
          <table:table-cell table:formula="of:=[.A626] * [.$H$2]" office:value-type="float" office:value="3.53887985544145" calcext:value-type="float">
            <text:p>3,53887985544145</text:p>
          </table:table-cell>
          <table:table-cell table:formula="of:=([.C626]-[.B626]) * 100" office:value-type="float" office:value="34.2463532448078" calcext:value-type="float">
            <text:p>34,2463532448078</text:p>
          </table:table-cell>
          <table:table-cell table:number-columns-repeated="4"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ATAN2([.$E$2];[.A627]) / RADIANS([.$F$2])" office:value-type="float" office:value="3.20053832080835" calcext:value-type="float">
            <text:p>3,20053832080835</text:p>
          </table:table-cell>
          <table:table-cell table:formula="of:=[.A627] * [.$H$2]" office:value-type="float" office:value="3.54455113726107" calcext:value-type="float">
            <text:p>3,54455113726107</text:p>
          </table:table-cell>
          <table:table-cell table:formula="of:=([.C627]-[.B627]) * 100" office:value-type="float" office:value="34.4012816452718" calcext:value-type="float">
            <text:p>34,4012816452718</text:p>
          </table:table-cell>
          <table:table-cell table:number-columns-repeated="4"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ATAN2([.$E$2];[.A628]) / RADIANS([.$F$2])" office:value-type="float" office:value="3.20465661512252" calcext:value-type="float">
            <text:p>3,20465661512252</text:p>
          </table:table-cell>
          <table:table-cell table:formula="of:=[.A628] * [.$H$2]" office:value-type="float" office:value="3.55022241908069" calcext:value-type="float">
            <text:p>3,55022241908069</text:p>
          </table:table-cell>
          <table:table-cell table:formula="of:=([.C628]-[.B628]) * 100" office:value-type="float" office:value="34.5565803958161" calcext:value-type="float">
            <text:p>34,5565803958161</text:p>
          </table:table-cell>
          <table:table-cell table:number-columns-repeated="4"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ATAN2([.$E$2];[.A629]) / RADIANS([.$F$2])" office:value-type="float" office:value="3.20877120667526" calcext:value-type="float">
            <text:p>3,20877120667526</text:p>
          </table:table-cell>
          <table:table-cell table:formula="of:=[.A629] * [.$H$2]" office:value-type="float" office:value="3.5558937009003" calcext:value-type="float">
            <text:p>3,5558937009003</text:p>
          </table:table-cell>
          <table:table-cell table:formula="of:=([.C629]-[.B629]) * 100" office:value-type="float" office:value="34.7122494225043" calcext:value-type="float">
            <text:p>34,7122494225043</text:p>
          </table:table-cell>
          <table:table-cell table:number-columns-repeated="4"/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ATAN2([.$E$2];[.A630]) / RADIANS([.$F$2])" office:value-type="float" office:value="3.21288209621987" calcext:value-type="float">
            <text:p>3,21288209621987</text:p>
          </table:table-cell>
          <table:table-cell table:formula="of:=[.A630] * [.$H$2]" office:value-type="float" office:value="3.56156498271992" calcext:value-type="float">
            <text:p>3,56156498271992</text:p>
          </table:table-cell>
          <table:table-cell table:formula="of:=([.C630]-[.B630]) * 100" office:value-type="float" office:value="34.8682886500049" calcext:value-type="float">
            <text:p>34,8682886500049</text:p>
          </table:table-cell>
          <table:table-cell table:number-columns-repeated="4"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ATAN2([.$E$2];[.A631]) / RADIANS([.$F$2])" office:value-type="float" office:value="3.21698928452356" calcext:value-type="float">
            <text:p>3,21698928452356</text:p>
          </table:table-cell>
          <table:table-cell table:formula="of:=[.A631] * [.$H$2]" office:value-type="float" office:value="3.56723626453954" calcext:value-type="float">
            <text:p>3,56723626453954</text:p>
          </table:table-cell>
          <table:table-cell table:formula="of:=([.C631]-[.B631]) * 100" office:value-type="float" office:value="35.0246980015974" calcext:value-type="float">
            <text:p>35,0246980015974</text:p>
          </table:table-cell>
          <table:table-cell table:number-columns-repeated="4"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ATAN2([.$E$2];[.A632]) / RADIANS([.$F$2])" office:value-type="float" office:value="3.22109277236738" calcext:value-type="float">
            <text:p>3,22109277236738</text:p>
          </table:table-cell>
          <table:table-cell table:formula="of:=[.A632] * [.$H$2]" office:value-type="float" office:value="3.57290754635916" calcext:value-type="float">
            <text:p>3,57290754635916</text:p>
          </table:table-cell>
          <table:table-cell table:formula="of:=([.C632]-[.B632]) * 100" office:value-type="float" office:value="35.1814773991781" calcext:value-type="float">
            <text:p>35,1814773991781</text:p>
          </table:table-cell>
          <table:table-cell table:number-columns-repeated="4"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ATAN2([.$E$2];[.A633]) / RADIANS([.$F$2])" office:value-type="float" office:value="3.22519256054612" calcext:value-type="float">
            <text:p>3,22519256054612</text:p>
          </table:table-cell>
          <table:table-cell table:formula="of:=[.A633] * [.$H$2]" office:value-type="float" office:value="3.57857882817877" calcext:value-type="float">
            <text:p>3,57857882817877</text:p>
          </table:table-cell>
          <table:table-cell table:formula="of:=([.C633]-[.B633]) * 100" office:value-type="float" office:value="35.3386267632653" calcext:value-type="float">
            <text:p>35,3386267632653</text:p>
          </table:table-cell>
          <table:table-cell table:number-columns-repeated="4"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ATAN2([.$E$2];[.A634]) / RADIANS([.$F$2])" office:value-type="float" office:value="3.22928864986834" calcext:value-type="float">
            <text:p>3,22928864986834</text:p>
          </table:table-cell>
          <table:table-cell table:formula="of:=[.A634] * [.$H$2]" office:value-type="float" office:value="3.58425010999839" calcext:value-type="float">
            <text:p>3,58425010999839</text:p>
          </table:table-cell>
          <table:table-cell table:formula="of:=([.C634]-[.B634]) * 100" office:value-type="float" office:value="35.4961460130051" calcext:value-type="float">
            <text:p>35,4961460130051</text:p>
          </table:table-cell>
          <table:table-cell table:number-columns-repeated="4"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ATAN2([.$E$2];[.A635]) / RADIANS([.$F$2])" office:value-type="float" office:value="3.23338104115624" calcext:value-type="float">
            <text:p>3,23338104115624</text:p>
          </table:table-cell>
          <table:table-cell table:formula="of:=[.A635] * [.$H$2]" office:value-type="float" office:value="3.58992139181801" calcext:value-type="float">
            <text:p>3,58992139181801</text:p>
          </table:table-cell>
          <table:table-cell table:formula="of:=([.C635]-[.B635]) * 100" office:value-type="float" office:value="35.6540350661771" calcext:value-type="float">
            <text:p>35,6540350661771</text:p>
          </table:table-cell>
          <table:table-cell table:number-columns-repeated="4"/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ATAN2([.$E$2];[.A636]) / RADIANS([.$F$2])" office:value-type="float" office:value="3.23746973524563" calcext:value-type="float">
            <text:p>3,23746973524563</text:p>
          </table:table-cell>
          <table:table-cell table:formula="of:=[.A636] * [.$H$2]" office:value-type="float" office:value="3.59559267363763" calcext:value-type="float">
            <text:p>3,59559267363763</text:p>
          </table:table-cell>
          <table:table-cell table:formula="of:=([.C636]-[.B636]) * 100" office:value-type="float" office:value="35.8122938392001" calcext:value-type="float">
            <text:p>35,8122938392001</text:p>
          </table:table-cell>
          <table:table-cell table:number-columns-repeated="4"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ATAN2([.$E$2];[.A637]) / RADIANS([.$F$2])" office:value-type="float" office:value="3.24155473298587" calcext:value-type="float">
            <text:p>3,24155473298587</text:p>
          </table:table-cell>
          <table:table-cell table:formula="of:=[.A637] * [.$H$2]" office:value-type="float" office:value="3.60126395545725" calcext:value-type="float">
            <text:p>3,60126395545725</text:p>
          </table:table-cell>
          <table:table-cell table:formula="of:=([.C637]-[.B637]) * 100" office:value-type="float" office:value="35.9709222471377" calcext:value-type="float">
            <text:p>35,9709222471377</text:p>
          </table:table-cell>
          <table:table-cell table:number-columns-repeated="4"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ATAN2([.$E$2];[.A638]) / RADIANS([.$F$2])" office:value-type="float" office:value="3.24563603523983" calcext:value-type="float">
            <text:p>3,24563603523983</text:p>
          </table:table-cell>
          <table:table-cell table:formula="of:=[.A638] * [.$H$2]" office:value-type="float" office:value="3.60693523727686" calcext:value-type="float">
            <text:p>3,60693523727686</text:p>
          </table:table-cell>
          <table:table-cell table:formula="of:=([.C638]-[.B638]) * 100" office:value-type="float" office:value="36.1299202037037" calcext:value-type="float">
            <text:p>36,1299202037037</text:p>
          </table:table-cell>
          <table:table-cell table:number-columns-repeated="4"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ATAN2([.$E$2];[.A639]) / RADIANS([.$F$2])" office:value-type="float" office:value="3.2497136428838" calcext:value-type="float">
            <text:p>3,2497136428838</text:p>
          </table:table-cell>
          <table:table-cell table:formula="of:=[.A639] * [.$H$2]" office:value-type="float" office:value="3.61260651909648" calcext:value-type="float">
            <text:p>3,61260651909648</text:p>
          </table:table-cell>
          <table:table-cell table:formula="of:=([.C639]-[.B639]) * 100" office:value-type="float" office:value="36.2892876212679" calcext:value-type="float">
            <text:p>36,2892876212679</text:p>
          </table:table-cell>
          <table:table-cell table:number-columns-repeated="4"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ATAN2([.$E$2];[.A640]) / RADIANS([.$F$2])" office:value-type="float" office:value="3.25378755680748" calcext:value-type="float">
            <text:p>3,25378755680748</text:p>
          </table:table-cell>
          <table:table-cell table:formula="of:=[.A640] * [.$H$2]" office:value-type="float" office:value="3.6182778009161" calcext:value-type="float">
            <text:p>3,6182778009161</text:p>
          </table:table-cell>
          <table:table-cell table:formula="of:=([.C640]-[.B640]) * 100" office:value-type="float" office:value="36.4490244108617" calcext:value-type="float">
            <text:p>36,4490244108617</text:p>
          </table:table-cell>
          <table:table-cell table:number-columns-repeated="4"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ATAN2([.$E$2];[.A641]) / RADIANS([.$F$2])" office:value-type="float" office:value="3.25785777791388" calcext:value-type="float">
            <text:p>3,25785777791388</text:p>
          </table:table-cell>
          <table:table-cell table:formula="of:=[.A641] * [.$H$2]" office:value-type="float" office:value="3.62394908273572" calcext:value-type="float">
            <text:p>3,62394908273572</text:p>
          </table:table-cell>
          <table:table-cell table:formula="of:=([.C641]-[.B641]) * 100" office:value-type="float" office:value="36.6091304821837" calcext:value-type="float">
            <text:p>36,6091304821837</text:p>
          </table:table-cell>
          <table:table-cell table:number-columns-repeated="4"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ATAN2([.$E$2];[.A642]) / RADIANS([.$F$2])" office:value-type="float" office:value="3.26192430711928" calcext:value-type="float">
            <text:p>3,26192430711928</text:p>
          </table:table-cell>
          <table:table-cell table:formula="of:=[.A642] * [.$H$2]" office:value-type="float" office:value="3.62962036455533" calcext:value-type="float">
            <text:p>3,62962036455533</text:p>
          </table:table-cell>
          <table:table-cell table:formula="of:=([.C642]-[.B642]) * 100" office:value-type="float" office:value="36.7696057436051" calcext:value-type="float">
            <text:p>36,7696057436051</text:p>
          </table:table-cell>
          <table:table-cell table:number-columns-repeated="4"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ATAN2([.$E$2];[.A643]) / RADIANS([.$F$2])" office:value-type="float" office:value="3.26598714535319" calcext:value-type="float">
            <text:p>3,26598714535319</text:p>
          </table:table-cell>
          <table:table-cell table:formula="of:=[.A643] * [.$H$2]" office:value-type="float" office:value="3.63529164637495" calcext:value-type="float">
            <text:p>3,63529164637495</text:p>
          </table:table-cell>
          <table:table-cell table:formula="of:=([.C643]-[.B643]) * 100" office:value-type="float" office:value="36.9304501021758" calcext:value-type="float">
            <text:p>36,9304501021758</text:p>
          </table:table-cell>
          <table:table-cell table:number-columns-repeated="4"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ATAN2([.$E$2];[.A644]) / RADIANS([.$F$2])" office:value-type="float" office:value="3.27004629355828" calcext:value-type="float">
            <text:p>3,27004629355828</text:p>
          </table:table-cell>
          <table:table-cell table:formula="of:=[.A644] * [.$H$2]" office:value-type="float" office:value="3.64096292819457" calcext:value-type="float">
            <text:p>3,64096292819457</text:p>
          </table:table-cell>
          <table:table-cell table:formula="of:=([.C644]-[.B644]) * 100" office:value-type="float" office:value="37.0916634636294" calcext:value-type="float">
            <text:p>37,0916634636294</text:p>
          </table:table-cell>
          <table:table-cell table:number-columns-repeated="4"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ATAN2([.$E$2];[.A645]) / RADIANS([.$F$2])" office:value-type="float" office:value="3.2741017526903" calcext:value-type="float">
            <text:p>3,2741017526903</text:p>
          </table:table-cell>
          <table:table-cell table:formula="of:=[.A645] * [.$H$2]" office:value-type="float" office:value="3.64663421001419" calcext:value-type="float">
            <text:p>3,64663421001419</text:p>
          </table:table-cell>
          <table:table-cell table:formula="of:=([.C645]-[.B645]) * 100" office:value-type="float" office:value="37.253245732389" calcext:value-type="float">
            <text:p>37,253245732389</text:p>
          </table:table-cell>
          <table:table-cell table:number-columns-repeated="4"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ATAN2([.$E$2];[.A646]) / RADIANS([.$F$2])" office:value-type="float" office:value="3.27815352371808" calcext:value-type="float">
            <text:p>3,27815352371808</text:p>
          </table:table-cell>
          <table:table-cell table:formula="of:=[.A646] * [.$H$2]" office:value-type="float" office:value="3.6523054918338" calcext:value-type="float">
            <text:p>3,6523054918338</text:p>
          </table:table-cell>
          <table:table-cell table:formula="of:=([.C646]-[.B646]) * 100" office:value-type="float" office:value="37.4151968115728" calcext:value-type="float">
            <text:p>37,4151968115728</text:p>
          </table:table-cell>
          <table:table-cell table:number-columns-repeated="4"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ATAN2([.$E$2];[.A647]) / RADIANS([.$F$2])" office:value-type="float" office:value="3.28220160762342" calcext:value-type="float">
            <text:p>3,28220160762342</text:p>
          </table:table-cell>
          <table:table-cell table:formula="of:=[.A647] * [.$H$2]" office:value-type="float" office:value="3.65797677365342" calcext:value-type="float">
            <text:p>3,65797677365342</text:p>
          </table:table-cell>
          <table:table-cell table:formula="of:=([.C647]-[.B647]) * 100" office:value-type="float" office:value="37.5775166029998" calcext:value-type="float">
            <text:p>37,5775166029998</text:p>
          </table:table-cell>
          <table:table-cell table:number-columns-repeated="4"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ATAN2([.$E$2];[.A648]) / RADIANS([.$F$2])" office:value-type="float" office:value="3.28624600540109" calcext:value-type="float">
            <text:p>3,28624600540109</text:p>
          </table:table-cell>
          <table:table-cell table:formula="of:=[.A648] * [.$H$2]" office:value-type="float" office:value="3.66364805547304" calcext:value-type="float">
            <text:p>3,66364805547304</text:p>
          </table:table-cell>
          <table:table-cell table:formula="of:=([.C648]-[.B648]) * 100" office:value-type="float" office:value="37.7402050071948" calcext:value-type="float">
            <text:p>37,7402050071948</text:p>
          </table:table-cell>
          <table:table-cell table:number-columns-repeated="4"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ATAN2([.$E$2];[.A649]) / RADIANS([.$F$2])" office:value-type="float" office:value="3.29028671805871" calcext:value-type="float">
            <text:p>3,29028671805871</text:p>
          </table:table-cell>
          <table:table-cell table:formula="of:=[.A649] * [.$H$2]" office:value-type="float" office:value="3.66931933729266" calcext:value-type="float">
            <text:p>3,66931933729266</text:p>
          </table:table-cell>
          <table:table-cell table:formula="of:=([.C649]-[.B649]) * 100" office:value-type="float" office:value="37.9032619233948" calcext:value-type="float">
            <text:p>37,9032619233948</text:p>
          </table:table-cell>
          <table:table-cell table:number-columns-repeated="4"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ATAN2([.$E$2];[.A650]) / RADIANS([.$F$2])" office:value-type="float" office:value="3.29432374661674" calcext:value-type="float">
            <text:p>3,29432374661674</text:p>
          </table:table-cell>
          <table:table-cell table:formula="of:=[.A650] * [.$H$2]" office:value-type="float" office:value="3.67499061911228" calcext:value-type="float">
            <text:p>3,67499061911228</text:p>
          </table:table-cell>
          <table:table-cell table:formula="of:=([.C650]-[.B650]) * 100" office:value-type="float" office:value="38.0666872495538" calcext:value-type="float">
            <text:p>38,0666872495538</text:p>
          </table:table-cell>
          <table:table-cell table:number-columns-repeated="4"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ATAN2([.$E$2];[.A651]) / RADIANS([.$F$2])" office:value-type="float" office:value="3.29835709210841" calcext:value-type="float">
            <text:p>3,29835709210841</text:p>
          </table:table-cell>
          <table:table-cell table:formula="of:=[.A651] * [.$H$2]" office:value-type="float" office:value="3.68066190093189" calcext:value-type="float">
            <text:p>3,68066190093189</text:p>
          </table:table-cell>
          <table:table-cell table:formula="of:=([.C651]-[.B651]) * 100" office:value-type="float" office:value="38.2304808823487" calcext:value-type="float">
            <text:p>38,2304808823487</text:p>
          </table:table-cell>
          <table:table-cell table:number-columns-repeated="4"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ATAN2([.$E$2];[.A652]) / RADIANS([.$F$2])" office:value-type="float" office:value="3.30238675557966" calcext:value-type="float">
            <text:p>3,30238675557966</text:p>
          </table:table-cell>
          <table:table-cell table:formula="of:=[.A652] * [.$H$2]" office:value-type="float" office:value="3.68633318275151" calcext:value-type="float">
            <text:p>3,68633318275151</text:p>
          </table:table-cell>
          <table:table-cell table:formula="of:=([.C652]-[.B652]) * 100" office:value-type="float" office:value="38.3946427171846" calcext:value-type="float">
            <text:p>38,3946427171846</text:p>
          </table:table-cell>
          <table:table-cell table:number-columns-repeated="4"/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ATAN2([.$E$2];[.A653]) / RADIANS([.$F$2])" office:value-type="float" office:value="3.30641273808912" calcext:value-type="float">
            <text:p>3,30641273808912</text:p>
          </table:table-cell>
          <table:table-cell table:formula="of:=[.A653] * [.$H$2]" office:value-type="float" office:value="3.69200446457113" calcext:value-type="float">
            <text:p>3,69200446457113</text:p>
          </table:table-cell>
          <table:table-cell table:formula="of:=([.C653]-[.B653]) * 100" office:value-type="float" office:value="38.5591726482006" calcext:value-type="float">
            <text:p>38,5591726482006</text:p>
          </table:table-cell>
          <table:table-cell table:number-columns-repeated="4"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ATAN2([.$E$2];[.A654]) / RADIANS([.$F$2])" office:value-type="float" office:value="3.31043504070799" calcext:value-type="float">
            <text:p>3,31043504070799</text:p>
          </table:table-cell>
          <table:table-cell table:formula="of:=[.A654] * [.$H$2]" office:value-type="float" office:value="3.69767574639075" calcext:value-type="float">
            <text:p>3,69767574639075</text:p>
          </table:table-cell>
          <table:table-cell table:formula="of:=([.C654]-[.B654]) * 100" office:value-type="float" office:value="38.7240705682753" calcext:value-type="float">
            <text:p>38,7240705682753</text:p>
          </table:table-cell>
          <table:table-cell table:number-columns-repeated="4"/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ATAN2([.$E$2];[.A655]) / RADIANS([.$F$2])" office:value-type="float" office:value="3.31445366452005" calcext:value-type="float">
            <text:p>3,31445366452005</text:p>
          </table:table-cell>
          <table:table-cell table:formula="of:=[.A655] * [.$H$2]" office:value-type="float" office:value="3.70334702821036" calcext:value-type="float">
            <text:p>3,70334702821036</text:p>
          </table:table-cell>
          <table:table-cell table:formula="of:=([.C655]-[.B655]) * 100" office:value-type="float" office:value="38.8893363690317" calcext:value-type="float">
            <text:p>38,8893363690317</text:p>
          </table:table-cell>
          <table:table-cell table:number-columns-repeated="4"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ATAN2([.$E$2];[.A656]) / RADIANS([.$F$2])" office:value-type="float" office:value="3.31846861062155" calcext:value-type="float">
            <text:p>3,31846861062155</text:p>
          </table:table-cell>
          <table:table-cell table:formula="of:=[.A656] * [.$H$2]" office:value-type="float" office:value="3.70901831002998" calcext:value-type="float">
            <text:p>3,70901831002998</text:p>
          </table:table-cell>
          <table:table-cell table:formula="of:=([.C656]-[.B656]) * 100" office:value-type="float" office:value="39.0549699408436" calcext:value-type="float">
            <text:p>39,0549699408436</text:p>
          </table:table-cell>
          <table:table-cell table:number-columns-repeated="4"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ATAN2([.$E$2];[.A657]) / RADIANS([.$F$2])" office:value-type="float" office:value="3.32247988012119" calcext:value-type="float">
            <text:p>3,32247988012119</text:p>
          </table:table-cell>
          <table:table-cell table:formula="of:=[.A657] * [.$H$2]" office:value-type="float" office:value="3.7146895918496" calcext:value-type="float">
            <text:p>3,7146895918496</text:p>
          </table:table-cell>
          <table:table-cell table:formula="of:=([.C657]-[.B657]) * 100" office:value-type="float" office:value="39.2209711728405" calcext:value-type="float">
            <text:p>39,2209711728405</text:p>
          </table:table-cell>
          <table:table-cell table:number-columns-repeated="4"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ATAN2([.$E$2];[.A658]) / RADIANS([.$F$2])" office:value-type="float" office:value="3.32648747414008" calcext:value-type="float">
            <text:p>3,32648747414008</text:p>
          </table:table-cell>
          <table:table-cell table:formula="of:=[.A658] * [.$H$2]" office:value-type="float" office:value="3.72036087366922" calcext:value-type="float">
            <text:p>3,72036087366922</text:p>
          </table:table-cell>
          <table:table-cell table:formula="of:=([.C658]-[.B658]) * 100" office:value-type="float" office:value="39.3873399529133" calcext:value-type="float">
            <text:p>39,3873399529133</text:p>
          </table:table-cell>
          <table:table-cell table:number-columns-repeated="4"/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ATAN2([.$E$2];[.A659]) / RADIANS([.$F$2])" office:value-type="float" office:value="3.33049139381164" calcext:value-type="float">
            <text:p>3,33049139381164</text:p>
          </table:table-cell>
          <table:table-cell table:formula="of:=[.A659] * [.$H$2]" office:value-type="float" office:value="3.72603215548883" calcext:value-type="float">
            <text:p>3,72603215548883</text:p>
          </table:table-cell>
          <table:table-cell table:formula="of:=([.C659]-[.B659]) * 100" office:value-type="float" office:value="39.5540761677192" calcext:value-type="float">
            <text:p>39,5540761677192</text:p>
          </table:table-cell>
          <table:table-cell table:number-columns-repeated="4"/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ATAN2([.$E$2];[.A660]) / RADIANS([.$F$2])" office:value-type="float" office:value="3.33449164028157" calcext:value-type="float">
            <text:p>3,33449164028157</text:p>
          </table:table-cell>
          <table:table-cell table:formula="of:=[.A660] * [.$H$2]" office:value-type="float" office:value="3.73170343730845" calcext:value-type="float">
            <text:p>3,73170343730845</text:p>
          </table:table-cell>
          <table:table-cell table:formula="of:=([.C660]-[.B660]) * 100" office:value-type="float" office:value="39.7211797026886" calcext:value-type="float">
            <text:p>39,7211797026886</text:p>
          </table:table-cell>
          <table:table-cell table:number-columns-repeated="4"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ATAN2([.$E$2];[.A661]) / RADIANS([.$F$2])" office:value-type="float" office:value="3.33848821470778" calcext:value-type="float">
            <text:p>3,33848821470778</text:p>
          </table:table-cell>
          <table:table-cell table:formula="of:=[.A661] * [.$H$2]" office:value-type="float" office:value="3.73737471912807" calcext:value-type="float">
            <text:p>3,73737471912807</text:p>
          </table:table-cell>
          <table:table-cell table:formula="of:=([.C661]-[.B661]) * 100" office:value-type="float" office:value="39.8886504420288" calcext:value-type="float">
            <text:p>39,8886504420288</text:p>
          </table:table-cell>
          <table:table-cell table:number-columns-repeated="4"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ATAN2([.$E$2];[.A662]) / RADIANS([.$F$2])" office:value-type="float" office:value="3.34248111826038" calcext:value-type="float">
            <text:p>3,34248111826038</text:p>
          </table:table-cell>
          <table:table-cell table:formula="of:=[.A662] * [.$H$2]" office:value-type="float" office:value="3.74304600094769" calcext:value-type="float">
            <text:p>3,74304600094769</text:p>
          </table:table-cell>
          <table:table-cell table:formula="of:=([.C662]-[.B662]) * 100" office:value-type="float" office:value="40.0564882687307" calcext:value-type="float">
            <text:p>40,0564882687307</text:p>
          </table:table-cell>
          <table:table-cell table:number-columns-repeated="4"/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ATAN2([.$E$2];[.A663]) / RADIANS([.$F$2])" office:value-type="float" office:value="3.34647035212157" calcext:value-type="float">
            <text:p>3,34647035212157</text:p>
          </table:table-cell>
          <table:table-cell table:formula="of:=[.A663] * [.$H$2]" office:value-type="float" office:value="3.74871728276731" calcext:value-type="float">
            <text:p>3,74871728276731</text:p>
          </table:table-cell>
          <table:table-cell table:formula="of:=([.C663]-[.B663]) * 100" office:value-type="float" office:value="40.2246930645737" calcext:value-type="float">
            <text:p>40,2246930645737</text:p>
          </table:table-cell>
          <table:table-cell table:number-columns-repeated="4"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ATAN2([.$E$2];[.A664]) / RADIANS([.$F$2])" office:value-type="float" office:value="3.35045591748561" calcext:value-type="float">
            <text:p>3,35045591748561</text:p>
          </table:table-cell>
          <table:table-cell table:formula="of:=[.A664] * [.$H$2]" office:value-type="float" office:value="3.75438856458692" calcext:value-type="float">
            <text:p>3,75438856458692</text:p>
          </table:table-cell>
          <table:table-cell table:formula="of:=([.C664]-[.B664]) * 100" office:value-type="float" office:value="40.3932647101312" calcext:value-type="float">
            <text:p>40,3932647101312</text:p>
          </table:table-cell>
          <table:table-cell table:number-columns-repeated="4"/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ATAN2([.$E$2];[.A665]) / RADIANS([.$F$2])" office:value-type="float" office:value="3.35443781555878" calcext:value-type="float">
            <text:p>3,35443781555878</text:p>
          </table:table-cell>
          <table:table-cell table:formula="of:=[.A665] * [.$H$2]" office:value-type="float" office:value="3.76005984640654" calcext:value-type="float">
            <text:p>3,76005984640654</text:p>
          </table:table-cell>
          <table:table-cell table:formula="of:=([.C665]-[.B665]) * 100" office:value-type="float" office:value="40.562203084776" calcext:value-type="float">
            <text:p>40,562203084776</text:p>
          </table:table-cell>
          <table:table-cell table:number-columns-repeated="4"/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ATAN2([.$E$2];[.A666]) / RADIANS([.$F$2])" office:value-type="float" office:value="3.3584160475593" calcext:value-type="float">
            <text:p>3,3584160475593</text:p>
          </table:table-cell>
          <table:table-cell table:formula="of:=[.A666] * [.$H$2]" office:value-type="float" office:value="3.76573112822616" calcext:value-type="float">
            <text:p>3,76573112822616</text:p>
          </table:table-cell>
          <table:table-cell table:formula="of:=([.C666]-[.B666]) * 100" office:value-type="float" office:value="40.731508066686" calcext:value-type="float">
            <text:p>40,731508066686</text:p>
          </table:table-cell>
          <table:table-cell table:number-columns-repeated="4"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ATAN2([.$E$2];[.A667]) / RADIANS([.$F$2])" office:value-type="float" office:value="3.36239061471728" calcext:value-type="float">
            <text:p>3,36239061471728</text:p>
          </table:table-cell>
          <table:table-cell table:formula="of:=[.A667] * [.$H$2]" office:value-type="float" office:value="3.77140241004578" calcext:value-type="float">
            <text:p>3,77140241004578</text:p>
          </table:table-cell>
          <table:table-cell table:formula="of:=([.C667]-[.B667]) * 100" office:value-type="float" office:value="40.9011795328492" calcext:value-type="float">
            <text:p>40,9011795328492</text:p>
          </table:table-cell>
          <table:table-cell table:number-columns-repeated="4"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ATAN2([.$E$2];[.A668]) / RADIANS([.$F$2])" office:value-type="float" office:value="3.3663615182747" calcext:value-type="float">
            <text:p>3,3663615182747</text:p>
          </table:table-cell>
          <table:table-cell table:formula="of:=[.A668] * [.$H$2]" office:value-type="float" office:value="3.77707369186539" calcext:value-type="float">
            <text:p>3,77707369186539</text:p>
          </table:table-cell>
          <table:table-cell table:formula="of:=([.C668]-[.B668]) * 100" office:value-type="float" office:value="41.0712173590694" calcext:value-type="float">
            <text:p>41,0712173590694</text:p>
          </table:table-cell>
          <table:table-cell table:number-columns-repeated="4"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ATAN2([.$E$2];[.A669]) / RADIANS([.$F$2])" office:value-type="float" office:value="3.3703287594853" calcext:value-type="float">
            <text:p>3,3703287594853</text:p>
          </table:table-cell>
          <table:table-cell table:formula="of:=[.A669] * [.$H$2]" office:value-type="float" office:value="3.78274497368501" calcext:value-type="float">
            <text:p>3,78274497368501</text:p>
          </table:table-cell>
          <table:table-cell table:formula="of:=([.C669]-[.B669]) * 100" office:value-type="float" office:value="41.2416214199716" calcext:value-type="float">
            <text:p>41,2416214199716</text:p>
          </table:table-cell>
          <table:table-cell table:number-columns-repeated="4"/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ATAN2([.$E$2];[.A670]) / RADIANS([.$F$2])" office:value-type="float" office:value="3.37429233961456" calcext:value-type="float">
            <text:p>3,37429233961456</text:p>
          </table:table-cell>
          <table:table-cell table:formula="of:=[.A670] * [.$H$2]" office:value-type="float" office:value="3.78841625550463" calcext:value-type="float">
            <text:p>3,78841625550463</text:p>
          </table:table-cell>
          <table:table-cell table:formula="of:=([.C670]-[.B670]) * 100" office:value-type="float" office:value="41.4123915890069" calcext:value-type="float">
            <text:p>41,4123915890069</text:p>
          </table:table-cell>
          <table:table-cell table:number-columns-repeated="4"/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ATAN2([.$E$2];[.A671]) / RADIANS([.$F$2])" office:value-type="float" office:value="3.37825225993966" calcext:value-type="float">
            <text:p>3,37825225993966</text:p>
          </table:table-cell>
          <table:table-cell table:formula="of:=[.A671] * [.$H$2]" office:value-type="float" office:value="3.79408753732425" calcext:value-type="float">
            <text:p>3,79408753732425</text:p>
          </table:table-cell>
          <table:table-cell table:formula="of:=([.C671]-[.B671]) * 100" office:value-type="float" office:value="41.5835277384586" calcext:value-type="float">
            <text:p>41,5835277384586</text:p>
          </table:table-cell>
          <table:table-cell table:number-columns-repeated="4"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ATAN2([.$E$2];[.A672]) / RADIANS([.$F$2])" office:value-type="float" office:value="3.3822085217494" calcext:value-type="float">
            <text:p>3,3822085217494</text:p>
          </table:table-cell>
          <table:table-cell table:formula="of:=[.A672] * [.$H$2]" office:value-type="float" office:value="3.79975881914386" calcext:value-type="float">
            <text:p>3,79975881914386</text:p>
          </table:table-cell>
          <table:table-cell table:formula="of:=([.C672]-[.B672]) * 100" office:value-type="float" office:value="41.7550297394469" calcext:value-type="float">
            <text:p>41,7550297394469</text:p>
          </table:table-cell>
          <table:table-cell table:number-columns-repeated="4"/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ATAN2([.$E$2];[.A673]) / RADIANS([.$F$2])" office:value-type="float" office:value="3.38616112634413" calcext:value-type="float">
            <text:p>3,38616112634413</text:p>
          </table:table-cell>
          <table:table-cell table:formula="of:=[.A673] * [.$H$2]" office:value-type="float" office:value="3.80543010096348" calcext:value-type="float">
            <text:p>3,80543010096348</text:p>
          </table:table-cell>
          <table:table-cell table:formula="of:=([.C673]-[.B673]) * 100" office:value-type="float" office:value="41.9268974619349" calcext:value-type="float">
            <text:p>41,9268974619349</text:p>
          </table:table-cell>
          <table:table-cell table:number-columns-repeated="4"/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ATAN2([.$E$2];[.A674]) / RADIANS([.$F$2])" office:value-type="float" office:value="3.39011007503577" calcext:value-type="float">
            <text:p>3,39011007503577</text:p>
          </table:table-cell>
          <table:table-cell table:formula="of:=[.A674] * [.$H$2]" office:value-type="float" office:value="3.8111013827831" calcext:value-type="float">
            <text:p>3,8111013827831</text:p>
          </table:table-cell>
          <table:table-cell table:formula="of:=([.C674]-[.B674]) * 100" office:value-type="float" office:value="42.0991307747334" calcext:value-type="float">
            <text:p>42,0991307747334</text:p>
          </table:table-cell>
          <table:table-cell table:number-columns-repeated="4"/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ATAN2([.$E$2];[.A675]) / RADIANS([.$F$2])" office:value-type="float" office:value="3.39405536914765" calcext:value-type="float">
            <text:p>3,39405536914765</text:p>
          </table:table-cell>
          <table:table-cell table:formula="of:=[.A675] * [.$H$2]" office:value-type="float" office:value="3.81677266460272" calcext:value-type="float">
            <text:p>3,81677266460272</text:p>
          </table:table-cell>
          <table:table-cell table:formula="of:=([.C675]-[.B675]) * 100" office:value-type="float" office:value="42.2717295455064" calcext:value-type="float">
            <text:p>42,2717295455064</text:p>
          </table:table-cell>
          <table:table-cell table:number-columns-repeated="4"/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ATAN2([.$E$2];[.A676]) / RADIANS([.$F$2])" office:value-type="float" office:value="3.39799701001457" calcext:value-type="float">
            <text:p>3,39799701001457</text:p>
          </table:table-cell>
          <table:table-cell table:formula="of:=[.A676] * [.$H$2]" office:value-type="float" office:value="3.82244394642234" calcext:value-type="float">
            <text:p>3,82244394642234</text:p>
          </table:table-cell>
          <table:table-cell table:formula="of:=([.C676]-[.B676]) * 100" office:value-type="float" office:value="42.4446936407767" calcext:value-type="float">
            <text:p>42,4446936407767</text:p>
          </table:table-cell>
          <table:table-cell table:number-columns-repeated="4"/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ATAN2([.$E$2];[.A677]) / RADIANS([.$F$2])" office:value-type="float" office:value="3.40193499898265" calcext:value-type="float">
            <text:p>3,40193499898265</text:p>
          </table:table-cell>
          <table:table-cell table:formula="of:=[.A677] * [.$H$2]" office:value-type="float" office:value="3.82811522824195" calcext:value-type="float">
            <text:p>3,82811522824195</text:p>
          </table:table-cell>
          <table:table-cell table:formula="of:=([.C677]-[.B677]) * 100" office:value-type="float" office:value="42.6180229259308" calcext:value-type="float">
            <text:p>42,6180229259308</text:p>
          </table:table-cell>
          <table:table-cell table:number-columns-repeated="4"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ATAN2([.$E$2];[.A678]) / RADIANS([.$F$2])" office:value-type="float" office:value="3.40586933740933" calcext:value-type="float">
            <text:p>3,40586933740933</text:p>
          </table:table-cell>
          <table:table-cell table:formula="of:=[.A678] * [.$H$2]" office:value-type="float" office:value="3.83378651006157" calcext:value-type="float">
            <text:p>3,83378651006157</text:p>
          </table:table-cell>
          <table:table-cell table:formula="of:=([.C678]-[.B678]) * 100" office:value-type="float" office:value="42.7917172652244" calcext:value-type="float">
            <text:p>42,7917172652244</text:p>
          </table:table-cell>
          <table:table-cell table:number-columns-repeated="4"/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ATAN2([.$E$2];[.A679]) / RADIANS([.$F$2])" office:value-type="float" office:value="3.40980002666331" calcext:value-type="float">
            <text:p>3,40980002666331</text:p>
          </table:table-cell>
          <table:table-cell table:formula="of:=[.A679] * [.$H$2]" office:value-type="float" office:value="3.83945779188119" calcext:value-type="float">
            <text:p>3,83945779188119</text:p>
          </table:table-cell>
          <table:table-cell table:formula="of:=([.C679]-[.B679]) * 100" office:value-type="float" office:value="42.9657765217881" calcext:value-type="float">
            <text:p>42,9657765217881</text:p>
          </table:table-cell>
          <table:table-cell table:number-columns-repeated="4"/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ATAN2([.$E$2];[.A680]) / RADIANS([.$F$2])" office:value-type="float" office:value="3.41372706812449" calcext:value-type="float">
            <text:p>3,41372706812449</text:p>
          </table:table-cell>
          <table:table-cell table:formula="of:=[.A680] * [.$H$2]" office:value-type="float" office:value="3.84512907370081" calcext:value-type="float">
            <text:p>3,84512907370081</text:p>
          </table:table-cell>
          <table:table-cell table:formula="of:=([.C680]-[.B680]) * 100" office:value-type="float" office:value="43.1402005576316" calcext:value-type="float">
            <text:p>43,1402005576316</text:p>
          </table:table-cell>
          <table:table-cell table:number-columns-repeated="4"/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ATAN2([.$E$2];[.A681]) / RADIANS([.$F$2])" office:value-type="float" office:value="3.41765046318392" calcext:value-type="float">
            <text:p>3,41765046318392</text:p>
          </table:table-cell>
          <table:table-cell table:formula="of:=[.A681] * [.$H$2]" office:value-type="float" office:value="3.85080035552042" calcext:value-type="float">
            <text:p>3,85080035552042</text:p>
          </table:table-cell>
          <table:table-cell table:formula="of:=([.C681]-[.B681]) * 100" office:value-type="float" office:value="43.3149892336505" calcext:value-type="float">
            <text:p>43,3149892336505</text:p>
          </table:table-cell>
          <table:table-cell table:number-columns-repeated="4"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ATAN2([.$E$2];[.A682]) / RADIANS([.$F$2])" office:value-type="float" office:value="3.42157021324374" calcext:value-type="float">
            <text:p>3,42157021324374</text:p>
          </table:table-cell>
          <table:table-cell table:formula="of:=[.A682] * [.$H$2]" office:value-type="float" office:value="3.85647163734004" calcext:value-type="float">
            <text:p>3,85647163734004</text:p>
          </table:table-cell>
          <table:table-cell table:formula="of:=([.C682]-[.B682]) * 100" office:value-type="float" office:value="43.4901424096302" calcext:value-type="float">
            <text:p>43,4901424096302</text:p>
          </table:table-cell>
          <table:table-cell table:number-columns-repeated="4"/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ATAN2([.$E$2];[.A683]) / RADIANS([.$F$2])" office:value-type="float" office:value="3.42548631971714" calcext:value-type="float">
            <text:p>3,42548631971714</text:p>
          </table:table-cell>
          <table:table-cell table:formula="of:=[.A683] * [.$H$2]" office:value-type="float" office:value="3.86214291915966" calcext:value-type="float">
            <text:p>3,86214291915966</text:p>
          </table:table-cell>
          <table:table-cell table:formula="of:=([.C683]-[.B683]) * 100" office:value-type="float" office:value="43.665659944252" calcext:value-type="float">
            <text:p>43,665659944252</text:p>
          </table:table-cell>
          <table:table-cell table:number-columns-repeated="4"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ATAN2([.$E$2];[.A684]) / RADIANS([.$F$2])" office:value-type="float" office:value="3.4293987840283" calcext:value-type="float">
            <text:p>3,4293987840283</text:p>
          </table:table-cell>
          <table:table-cell table:formula="of:=[.A684] * [.$H$2]" office:value-type="float" office:value="3.86781420097928" calcext:value-type="float">
            <text:p>3,86781420097928</text:p>
          </table:table-cell>
          <table:table-cell table:formula="of:=([.C684]-[.B684]) * 100" office:value-type="float" office:value="43.8415416950979" calcext:value-type="float">
            <text:p>43,8415416950979</text:p>
          </table:table-cell>
          <table:table-cell table:number-columns-repeated="4"/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ATAN2([.$E$2];[.A685]) / RADIANS([.$F$2])" office:value-type="float" office:value="3.43330760761233" calcext:value-type="float">
            <text:p>3,43330760761233</text:p>
          </table:table-cell>
          <table:table-cell table:formula="of:=[.A685] * [.$H$2]" office:value-type="float" office:value="3.8734854827989" calcext:value-type="float">
            <text:p>3,8734854827989</text:p>
          </table:table-cell>
          <table:table-cell table:formula="of:=([.C685]-[.B685]) * 100" office:value-type="float" office:value="44.0177875186563" calcext:value-type="float">
            <text:p>44,0177875186563</text:p>
          </table:table-cell>
          <table:table-cell table:number-columns-repeated="4"/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ATAN2([.$E$2];[.A686]) / RADIANS([.$F$2])" office:value-type="float" office:value="3.43721279191524" calcext:value-type="float">
            <text:p>3,43721279191524</text:p>
          </table:table-cell>
          <table:table-cell table:formula="of:=[.A686] * [.$H$2]" office:value-type="float" office:value="3.87915676461851" calcext:value-type="float">
            <text:p>3,87915676461851</text:p>
          </table:table-cell>
          <table:table-cell table:formula="of:=([.C686]-[.B686]) * 100" office:value-type="float" office:value="44.1943972703269" calcext:value-type="float">
            <text:p>44,1943972703269</text:p>
          </table:table-cell>
          <table:table-cell table:number-columns-repeated="4"/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ATAN2([.$E$2];[.A687]) / RADIANS([.$F$2])" office:value-type="float" office:value="3.44111433839387" calcext:value-type="float">
            <text:p>3,44111433839387</text:p>
          </table:table-cell>
          <table:table-cell table:formula="of:=[.A687] * [.$H$2]" office:value-type="float" office:value="3.88482804643813" calcext:value-type="float">
            <text:p>3,88482804643813</text:p>
          </table:table-cell>
          <table:table-cell table:formula="of:=([.C687]-[.B687]) * 100" office:value-type="float" office:value="44.3713708044259" calcext:value-type="float">
            <text:p>44,3713708044259</text:p>
          </table:table-cell>
          <table:table-cell table:number-columns-repeated="4"/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ATAN2([.$E$2];[.A688]) / RADIANS([.$F$2])" office:value-type="float" office:value="3.44501224851584" calcext:value-type="float">
            <text:p>3,44501224851584</text:p>
          </table:table-cell>
          <table:table-cell table:formula="of:=[.A688] * [.$H$2]" office:value-type="float" office:value="3.89049932825775" calcext:value-type="float">
            <text:p>3,89049932825775</text:p>
          </table:table-cell>
          <table:table-cell table:formula="of:=([.C688]-[.B688]) * 100" office:value-type="float" office:value="44.5487079741913" calcext:value-type="float">
            <text:p>44,5487079741913</text:p>
          </table:table-cell>
          <table:table-cell table:number-columns-repeated="4"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ATAN2([.$E$2];[.A689]) / RADIANS([.$F$2])" office:value-type="float" office:value="3.44890652375948" calcext:value-type="float">
            <text:p>3,44890652375948</text:p>
          </table:table-cell>
          <table:table-cell table:formula="of:=[.A689] * [.$H$2]" office:value-type="float" office:value="3.89617061007737" calcext:value-type="float">
            <text:p>3,89617061007737</text:p>
          </table:table-cell>
          <table:table-cell table:formula="of:=([.C689]-[.B689]) * 100" office:value-type="float" office:value="44.7264086317885" calcext:value-type="float">
            <text:p>44,7264086317885</text:p>
          </table:table-cell>
          <table:table-cell table:number-columns-repeated="4"/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ATAN2([.$E$2];[.A690]) / RADIANS([.$F$2])" office:value-type="float" office:value="3.45279716561384" calcext:value-type="float">
            <text:p>3,45279716561384</text:p>
          </table:table-cell>
          <table:table-cell table:formula="of:=[.A690] * [.$H$2]" office:value-type="float" office:value="3.90184189189698" calcext:value-type="float">
            <text:p>3,90184189189698</text:p>
          </table:table-cell>
          <table:table-cell table:formula="of:=([.C690]-[.B690]) * 100" office:value-type="float" office:value="44.9044726283148" calcext:value-type="float">
            <text:p>44,9044726283148</text:p>
          </table:table-cell>
          <table:table-cell table:number-columns-repeated="4"/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ATAN2([.$E$2];[.A691]) / RADIANS([.$F$2])" office:value-type="float" office:value="3.45668417557855" calcext:value-type="float">
            <text:p>3,45668417557855</text:p>
          </table:table-cell>
          <table:table-cell table:formula="of:=[.A691] * [.$H$2]" office:value-type="float" office:value="3.9075131737166" calcext:value-type="float">
            <text:p>3,9075131737166</text:p>
          </table:table-cell>
          <table:table-cell table:formula="of:=([.C691]-[.B691]) * 100" office:value-type="float" office:value="45.0828998138048" calcext:value-type="float">
            <text:p>45,0828998138048</text:p>
          </table:table-cell>
          <table:table-cell table:number-columns-repeated="4"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ATAN2([.$E$2];[.A692]) / RADIANS([.$F$2])" office:value-type="float" office:value="3.46056755516386" calcext:value-type="float">
            <text:p>3,46056755516386</text:p>
          </table:table-cell>
          <table:table-cell table:formula="of:=[.A692] * [.$H$2]" office:value-type="float" office:value="3.91318445553622" calcext:value-type="float">
            <text:p>3,91318445553622</text:p>
          </table:table-cell>
          <table:table-cell table:formula="of:=([.C692]-[.B692]) * 100" office:value-type="float" office:value="45.2616900372362" calcext:value-type="float">
            <text:p>45,2616900372362</text:p>
          </table:table-cell>
          <table:table-cell table:number-columns-repeated="4"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ATAN2([.$E$2];[.A693]) / RADIANS([.$F$2])" office:value-type="float" office:value="3.46444730589049" calcext:value-type="float">
            <text:p>3,46444730589049</text:p>
          </table:table-cell>
          <table:table-cell table:formula="of:=[.A693] * [.$H$2]" office:value-type="float" office:value="3.91885573735584" calcext:value-type="float">
            <text:p>3,91885573735584</text:p>
          </table:table-cell>
          <table:table-cell table:formula="of:=([.C693]-[.B693]) * 100" office:value-type="float" office:value="45.4408431465343" calcext:value-type="float">
            <text:p>45,4408431465343</text:p>
          </table:table-cell>
          <table:table-cell table:number-columns-repeated="4"/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ATAN2([.$E$2];[.A694]) / RADIANS([.$F$2])" office:value-type="float" office:value="3.46832342928968" calcext:value-type="float">
            <text:p>3,46832342928968</text:p>
          </table:table-cell>
          <table:table-cell table:formula="of:=[.A694] * [.$H$2]" office:value-type="float" office:value="3.92452701917545" calcext:value-type="float">
            <text:p>3,92452701917545</text:p>
          </table:table-cell>
          <table:table-cell table:formula="of:=([.C694]-[.B694]) * 100" office:value-type="float" office:value="45.620358988577" calcext:value-type="float">
            <text:p>45,620358988577</text:p>
          </table:table-cell>
          <table:table-cell table:number-columns-repeated="4"/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ATAN2([.$E$2];[.A695]) / RADIANS([.$F$2])" office:value-type="float" office:value="3.47219592690306" calcext:value-type="float">
            <text:p>3,47219592690306</text:p>
          </table:table-cell>
          <table:table-cell table:formula="of:=[.A695] * [.$H$2]" office:value-type="float" office:value="3.93019830099507" calcext:value-type="float">
            <text:p>3,93019830099507</text:p>
          </table:table-cell>
          <table:table-cell table:formula="of:=([.C695]-[.B695]) * 100" office:value-type="float" office:value="45.8002374092008" calcext:value-type="float">
            <text:p>45,8002374092008</text:p>
          </table:table-cell>
          <table:table-cell table:number-columns-repeated="4"/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ATAN2([.$E$2];[.A696]) / RADIANS([.$F$2])" office:value-type="float" office:value="3.47606480028264" calcext:value-type="float">
            <text:p>3,47606480028264</text:p>
          </table:table-cell>
          <table:table-cell table:formula="of:=[.A696] * [.$H$2]" office:value-type="float" office:value="3.93586958281469" calcext:value-type="float">
            <text:p>3,93586958281469</text:p>
          </table:table-cell>
          <table:table-cell table:formula="of:=([.C696]-[.B696]) * 100" office:value-type="float" office:value="45.980478253205" calcext:value-type="float">
            <text:p>45,980478253205</text:p>
          </table:table-cell>
          <table:table-cell table:number-columns-repeated="4"/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ATAN2([.$E$2];[.A697]) / RADIANS([.$F$2])" office:value-type="float" office:value="3.47993005099073" calcext:value-type="float">
            <text:p>3,47993005099073</text:p>
          </table:table-cell>
          <table:table-cell table:formula="of:=[.A697] * [.$H$2]" office:value-type="float" office:value="3.94154086463431" calcext:value-type="float">
            <text:p>3,94154086463431</text:p>
          </table:table-cell>
          <table:table-cell table:formula="of:=([.C697]-[.B697]) * 100" office:value-type="float" office:value="46.1610813643577" calcext:value-type="float">
            <text:p>46,1610813643577</text:p>
          </table:table-cell>
          <table:table-cell table:number-columns-repeated="4"/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ATAN2([.$E$2];[.A698]) / RADIANS([.$F$2])" office:value-type="float" office:value="3.48379168059992" calcext:value-type="float">
            <text:p>3,48379168059992</text:p>
          </table:table-cell>
          <table:table-cell table:formula="of:=[.A698] * [.$H$2]" office:value-type="float" office:value="3.94721214645393" calcext:value-type="float">
            <text:p>3,94721214645393</text:p>
          </table:table-cell>
          <table:table-cell table:formula="of:=([.C698]-[.B698]) * 100" office:value-type="float" office:value="46.3420465854001" calcext:value-type="float">
            <text:p>46,3420465854001</text:p>
          </table:table-cell>
          <table:table-cell table:number-columns-repeated="4"/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ATAN2([.$E$2];[.A699]) / RADIANS([.$F$2])" office:value-type="float" office:value="3.48764969069302" calcext:value-type="float">
            <text:p>3,48764969069302</text:p>
          </table:table-cell>
          <table:table-cell table:formula="of:=[.A699] * [.$H$2]" office:value-type="float" office:value="3.95288342827354" calcext:value-type="float">
            <text:p>3,95288342827354</text:p>
          </table:table-cell>
          <table:table-cell table:formula="of:=([.C699]-[.B699]) * 100" office:value-type="float" office:value="46.5233737580522" calcext:value-type="float">
            <text:p>46,5233737580522</text:p>
          </table:table-cell>
          <table:table-cell table:number-columns-repeated="4"/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ATAN2([.$E$2];[.A700]) / RADIANS([.$F$2])" office:value-type="float" office:value="3.49150408286298" calcext:value-type="float">
            <text:p>3,49150408286298</text:p>
          </table:table-cell>
          <table:table-cell table:formula="of:=[.A700] * [.$H$2]" office:value-type="float" office:value="3.95855471009316" calcext:value-type="float">
            <text:p>3,95855471009316</text:p>
          </table:table-cell>
          <table:table-cell table:formula="of:=([.C700]-[.B700]) * 100" office:value-type="float" office:value="46.7050627230178" calcext:value-type="float">
            <text:p>46,7050627230178</text:p>
          </table:table-cell>
          <table:table-cell table:number-columns-repeated="4"/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ATAN2([.$E$2];[.A701]) / RADIANS([.$F$2])" office:value-type="float" office:value="3.49535485871289" calcext:value-type="float">
            <text:p>3,49535485871289</text:p>
          </table:table-cell>
          <table:table-cell table:formula="of:=[.A701] * [.$H$2]" office:value-type="float" office:value="3.96422599191278" calcext:value-type="float">
            <text:p>3,96422599191278</text:p>
          </table:table-cell>
          <table:table-cell table:formula="of:=([.C701]-[.B701]) * 100" office:value-type="float" office:value="46.8871133199893" calcext:value-type="float">
            <text:p>46,8871133199893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ATAN2([.$E$2];[.A702]) / RADIANS([.$F$2])" office:value-type="float" office:value="3.49920201985587" calcext:value-type="float">
            <text:p>3,49920201985587</text:p>
          </table:table-cell>
          <table:table-cell table:formula="of:=[.A702] * [.$H$2]" office:value-type="float" office:value="3.9698972737324" calcext:value-type="float">
            <text:p>3,9698972737324</text:p>
          </table:table-cell>
          <table:table-cell table:formula="of:=([.C702]-[.B702]) * 100" office:value-type="float" office:value="47.069525387653" calcext:value-type="float">
            <text:p>47,069525387653</text:p>
          </table:table-cell>
          <table:table-cell table:number-columns-repeated="4"/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ATAN2([.$E$2];[.A703]) / RADIANS([.$F$2])" office:value-type="float" office:value="3.50304556791507" calcext:value-type="float">
            <text:p>3,50304556791507</text:p>
          </table:table-cell>
          <table:table-cell table:formula="of:=[.A703] * [.$H$2]" office:value-type="float" office:value="3.97556855555201" calcext:value-type="float">
            <text:p>3,97556855555201</text:p>
          </table:table-cell>
          <table:table-cell table:formula="of:=([.C703]-[.B703]) * 100" office:value-type="float" office:value="47.2522987636942" calcext:value-type="float">
            <text:p>47,2522987636942</text:p>
          </table:table-cell>
          <table:table-cell table:number-columns-repeated="4"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ATAN2([.$E$2];[.A704]) / RADIANS([.$F$2])" office:value-type="float" office:value="3.50688550452361" calcext:value-type="float">
            <text:p>3,50688550452361</text:p>
          </table:table-cell>
          <table:table-cell table:formula="of:=[.A704] * [.$H$2]" office:value-type="float" office:value="3.98123983737163" calcext:value-type="float">
            <text:p>3,98123983737163</text:p>
          </table:table-cell>
          <table:table-cell table:formula="of:=([.C704]-[.B704]) * 100" office:value-type="float" office:value="47.4354332848022" calcext:value-type="float">
            <text:p>47,4354332848022</text:p>
          </table:table-cell>
          <table:table-cell table:number-columns-repeated="4"/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ATAN2([.$E$2];[.A705]) / RADIANS([.$F$2])" office:value-type="float" office:value="3.5107218313245" calcext:value-type="float">
            <text:p>3,5107218313245</text:p>
          </table:table-cell>
          <table:table-cell table:formula="of:=[.A705] * [.$H$2]" office:value-type="float" office:value="3.98691111919125" calcext:value-type="float">
            <text:p>3,98691111919125</text:p>
          </table:table-cell>
          <table:table-cell table:formula="of:=([.C705]-[.B705]) * 100" office:value-type="float" office:value="47.6189287866753" calcext:value-type="float">
            <text:p>47,6189287866753</text:p>
          </table:table-cell>
          <table:table-cell table:number-columns-repeated="4"/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ATAN2([.$E$2];[.A706]) / RADIANS([.$F$2])" office:value-type="float" office:value="3.51455454997061" calcext:value-type="float">
            <text:p>3,51455454997061</text:p>
          </table:table-cell>
          <table:table-cell table:formula="of:=[.A706] * [.$H$2]" office:value-type="float" office:value="3.99258240101087" calcext:value-type="float">
            <text:p>3,99258240101087</text:p>
          </table:table-cell>
          <table:table-cell table:formula="of:=([.C706]-[.B706]) * 100" office:value-type="float" office:value="47.8027851040261" calcext:value-type="float">
            <text:p>47,8027851040261</text:p>
          </table:table-cell>
          <table:table-cell table:number-columns-repeated="4"/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ATAN2([.$E$2];[.A707]) / RADIANS([.$F$2])" office:value-type="float" office:value="3.51838366212463" calcext:value-type="float">
            <text:p>3,51838366212463</text:p>
          </table:table-cell>
          <table:table-cell table:formula="of:=[.A707] * [.$H$2]" office:value-type="float" office:value="3.99825368283048" calcext:value-type="float">
            <text:p>3,99825368283048</text:p>
          </table:table-cell>
          <table:table-cell table:formula="of:=([.C707]-[.B707]) * 100" office:value-type="float" office:value="47.9870020705859" calcext:value-type="float">
            <text:p>47,9870020705859</text:p>
          </table:table-cell>
          <table:table-cell table:number-columns-repeated="4"/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ATAN2([.$E$2];[.A708]) / RADIANS([.$F$2])" office:value-type="float" office:value="3.522209169459" calcext:value-type="float">
            <text:p>3,522209169459</text:p>
          </table:table-cell>
          <table:table-cell table:formula="of:=[.A708] * [.$H$2]" office:value-type="float" office:value="4.0039249646501" calcext:value-type="float">
            <text:p>4,0039249646501</text:p>
          </table:table-cell>
          <table:table-cell table:formula="of:=([.C708]-[.B708]) * 100" office:value-type="float" office:value="48.1715795191107" calcext:value-type="float">
            <text:p>48,1715795191107</text:p>
          </table:table-cell>
          <table:table-cell table:number-columns-repeated="4"/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ATAN2([.$E$2];[.A709]) / RADIANS([.$F$2])" office:value-type="float" office:value="3.52603107365587" calcext:value-type="float">
            <text:p>3,52603107365587</text:p>
          </table:table-cell>
          <table:table-cell table:formula="of:=[.A709] * [.$H$2]" office:value-type="float" office:value="4.00959624646972" calcext:value-type="float">
            <text:p>4,00959624646972</text:p>
          </table:table-cell>
          <table:table-cell table:formula="of:=([.C709]-[.B709]) * 100" office:value-type="float" office:value="48.356517281385" calcext:value-type="float">
            <text:p>48,356517281385</text:p>
          </table:table-cell>
          <table:table-cell table:number-columns-repeated="4"/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ATAN2([.$E$2];[.A710]) / RADIANS([.$F$2])" office:value-type="float" office:value="3.52984937640706" calcext:value-type="float">
            <text:p>3,52984937640706</text:p>
          </table:table-cell>
          <table:table-cell table:formula="of:=[.A710] * [.$H$2]" office:value-type="float" office:value="4.01526752828934" calcext:value-type="float">
            <text:p>4,01526752828934</text:p>
          </table:table-cell>
          <table:table-cell table:formula="of:=([.C710]-[.B710]) * 100" office:value-type="float" office:value="48.541815188228" calcext:value-type="float">
            <text:p>48,541815188228</text:p>
          </table:table-cell>
          <table:table-cell table:number-columns-repeated="4"/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ATAN2([.$E$2];[.A711]) / RADIANS([.$F$2])" office:value-type="float" office:value="3.53366407941398" calcext:value-type="float">
            <text:p>3,53366407941398</text:p>
          </table:table-cell>
          <table:table-cell table:formula="of:=[.A711] * [.$H$2]" office:value-type="float" office:value="4.02093881010896" calcext:value-type="float">
            <text:p>4,02093881010896</text:p>
          </table:table-cell>
          <table:table-cell table:formula="of:=([.C711]-[.B711]) * 100" office:value-type="float" office:value="48.7274730694978" calcext:value-type="float">
            <text:p>48,7274730694978</text:p>
          </table:table-cell>
          <table:table-cell table:number-columns-repeated="4"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ATAN2([.$E$2];[.A712]) / RADIANS([.$F$2])" office:value-type="float" office:value="3.53747518438761" calcext:value-type="float">
            <text:p>3,53747518438761</text:p>
          </table:table-cell>
          <table:table-cell table:formula="of:=[.A712] * [.$H$2]" office:value-type="float" office:value="4.02661009192857" calcext:value-type="float">
            <text:p>4,02661009192857</text:p>
          </table:table-cell>
          <table:table-cell table:formula="of:=([.C712]-[.B712]) * 100" office:value-type="float" office:value="48.9134907540965" calcext:value-type="float">
            <text:p>48,9134907540965</text:p>
          </table:table-cell>
          <table:table-cell table:number-columns-repeated="4"/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ATAN2([.$E$2];[.A713]) / RADIANS([.$F$2])" office:value-type="float" office:value="3.54128269304844" calcext:value-type="float">
            <text:p>3,54128269304844</text:p>
          </table:table-cell>
          <table:table-cell table:formula="of:=[.A713] * [.$H$2]" office:value-type="float" office:value="4.03228137374819" calcext:value-type="float">
            <text:p>4,03228137374819</text:p>
          </table:table-cell>
          <table:table-cell table:formula="of:=([.C713]-[.B713]) * 100" office:value-type="float" office:value="49.0998680699756" calcext:value-type="float">
            <text:p>49,0998680699756</text:p>
          </table:table-cell>
          <table:table-cell table:number-columns-repeated="4"/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ATAN2([.$E$2];[.A714]) / RADIANS([.$F$2])" office:value-type="float" office:value="3.54508660712641" calcext:value-type="float">
            <text:p>3,54508660712641</text:p>
          </table:table-cell>
          <table:table-cell table:formula="of:=[.A714] * [.$H$2]" office:value-type="float" office:value="4.03795265556781" calcext:value-type="float">
            <text:p>4,03795265556781</text:p>
          </table:table-cell>
          <table:table-cell table:formula="of:=([.C714]-[.B714]) * 100" office:value-type="float" office:value="49.2866048441401" calcext:value-type="float">
            <text:p>49,2866048441401</text:p>
          </table:table-cell>
          <table:table-cell table:number-columns-repeated="4"/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ATAN2([.$E$2];[.A715]) / RADIANS([.$F$2])" office:value-type="float" office:value="3.54888692836088" calcext:value-type="float">
            <text:p>3,54888692836088</text:p>
          </table:table-cell>
          <table:table-cell table:formula="of:=[.A715] * [.$H$2]" office:value-type="float" office:value="4.04362393738743" calcext:value-type="float">
            <text:p>4,04362393738743</text:p>
          </table:table-cell>
          <table:table-cell table:formula="of:=([.C715]-[.B715]) * 100" office:value-type="float" office:value="49.4737009026546" calcext:value-type="float">
            <text:p>49,4737009026546</text:p>
          </table:table-cell>
          <table:table-cell table:number-columns-repeated="4"/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ATAN2([.$E$2];[.A716]) / RADIANS([.$F$2])" office:value-type="float" office:value="3.55268365850057" calcext:value-type="float">
            <text:p>3,55268365850057</text:p>
          </table:table-cell>
          <table:table-cell table:formula="of:=[.A716] * [.$H$2]" office:value-type="float" office:value="4.04929521920704" calcext:value-type="float">
            <text:p>4,04929521920704</text:p>
          </table:table-cell>
          <table:table-cell table:formula="of:=([.C716]-[.B716]) * 100" office:value-type="float" office:value="49.6611560706471" calcext:value-type="float">
            <text:p>49,6611560706471</text:p>
          </table:table-cell>
          <table:table-cell table:number-columns-repeated="4"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ATAN2([.$E$2];[.A717]) / RADIANS([.$F$2])" office:value-type="float" office:value="3.55647679930352" calcext:value-type="float">
            <text:p>3,55647679930352</text:p>
          </table:table-cell>
          <table:table-cell table:formula="of:=[.A717] * [.$H$2]" office:value-type="float" office:value="4.05496650102666" calcext:value-type="float">
            <text:p>4,05496650102666</text:p>
          </table:table-cell>
          <table:table-cell table:formula="of:=([.C717]-[.B717]) * 100" office:value-type="float" office:value="49.8489701723146" calcext:value-type="float">
            <text:p>49,8489701723146</text:p>
          </table:table-cell>
          <table:table-cell table:number-columns-repeated="4"/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ATAN2([.$E$2];[.A718]) / RADIANS([.$F$2])" office:value-type="float" office:value="3.560266352537" calcext:value-type="float">
            <text:p>3,560266352537</text:p>
          </table:table-cell>
          <table:table-cell table:formula="of:=[.A718] * [.$H$2]" office:value-type="float" office:value="4.06063778284628" calcext:value-type="float">
            <text:p>4,06063778284628</text:p>
          </table:table-cell>
          <table:table-cell table:formula="of:=([.C718]-[.B718]) * 100" office:value-type="float" office:value="50.0371430309278" calcext:value-type="float">
            <text:p>50,0371430309278</text:p>
          </table:table-cell>
          <table:table-cell table:number-columns-repeated="4"/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ATAN2([.$E$2];[.A719]) / RADIANS([.$F$2])" office:value-type="float" office:value="3.56405231997754" calcext:value-type="float">
            <text:p>3,56405231997754</text:p>
          </table:table-cell>
          <table:table-cell table:formula="of:=[.A719] * [.$H$2]" office:value-type="float" office:value="4.0663090646659" calcext:value-type="float">
            <text:p>4,0663090646659</text:p>
          </table:table-cell>
          <table:table-cell table:formula="of:=([.C719]-[.B719]) * 100" office:value-type="float" office:value="50.2256744688361" calcext:value-type="float">
            <text:p>50,2256744688361</text:p>
          </table:table-cell>
          <table:table-cell table:number-columns-repeated="4"/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ATAN2([.$E$2];[.A720]) / RADIANS([.$F$2])" office:value-type="float" office:value="3.56783470341079" calcext:value-type="float">
            <text:p>3,56783470341079</text:p>
          </table:table-cell>
          <table:table-cell table:formula="of:=[.A720] * [.$H$2]" office:value-type="float" office:value="4.07198034648552" calcext:value-type="float">
            <text:p>4,07198034648552</text:p>
          </table:table-cell>
          <table:table-cell table:formula="of:=([.C720]-[.B720]) * 100" office:value-type="float" office:value="50.4145643074724" calcext:value-type="float">
            <text:p>50,4145643074724</text:p>
          </table:table-cell>
          <table:table-cell table:number-columns-repeated="4"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ATAN2([.$E$2];[.A721]) / RADIANS([.$F$2])" office:value-type="float" office:value="3.57161350463155" calcext:value-type="float">
            <text:p>3,57161350463155</text:p>
          </table:table-cell>
          <table:table-cell table:formula="of:=[.A721] * [.$H$2]" office:value-type="float" office:value="4.07765162830513" calcext:value-type="float">
            <text:p>4,07765162830513</text:p>
          </table:table-cell>
          <table:table-cell table:formula="of:=([.C721]-[.B721]) * 100" office:value-type="float" office:value="50.6038123673581" calcext:value-type="float">
            <text:p>50,6038123673581</text:p>
          </table:table-cell>
          <table:table-cell table:number-columns-repeated="4"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ATAN2([.$E$2];[.A722]) / RADIANS([.$F$2])" office:value-type="float" office:value="3.57538872544368" calcext:value-type="float">
            <text:p>3,57538872544368</text:p>
          </table:table-cell>
          <table:table-cell table:formula="of:=[.A722] * [.$H$2]" office:value-type="float" office:value="4.08332291012475" calcext:value-type="float">
            <text:p>4,08332291012475</text:p>
          </table:table-cell>
          <table:table-cell table:formula="of:=([.C722]-[.B722]) * 100" office:value-type="float" office:value="50.7934184681075" calcext:value-type="float">
            <text:p>50,7934184681075</text:p>
          </table:table-cell>
          <table:table-cell table:number-columns-repeated="4"/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ATAN2([.$E$2];[.A723]) / RADIANS([.$F$2])" office:value-type="float" office:value="3.57916036766003" calcext:value-type="float">
            <text:p>3,57916036766003</text:p>
          </table:table-cell>
          <table:table-cell table:formula="of:=[.A723] * [.$H$2]" office:value-type="float" office:value="4.08899419194437" calcext:value-type="float">
            <text:p>4,08899419194437</text:p>
          </table:table-cell>
          <table:table-cell table:formula="of:=([.C723]-[.B723]) * 100" office:value-type="float" office:value="50.9833824284335" calcext:value-type="float">
            <text:p>50,9833824284335</text:p>
          </table:table-cell>
          <table:table-cell table:number-columns-repeated="4"/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ATAN2([.$E$2];[.A724]) / RADIANS([.$F$2])" office:value-type="float" office:value="3.58292843310247" calcext:value-type="float">
            <text:p>3,58292843310247</text:p>
          </table:table-cell>
          <table:table-cell table:formula="of:=[.A724] * [.$H$2]" office:value-type="float" office:value="4.09466547376399" calcext:value-type="float">
            <text:p>4,09466547376399</text:p>
          </table:table-cell>
          <table:table-cell table:formula="of:=([.C724]-[.B724]) * 100" office:value-type="float" office:value="51.1737040661515" calcext:value-type="float">
            <text:p>51,1737040661515</text:p>
          </table:table-cell>
          <table:table-cell table:number-columns-repeated="4"/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ATAN2([.$E$2];[.A725]) / RADIANS([.$F$2])" office:value-type="float" office:value="3.58669292360175" calcext:value-type="float">
            <text:p>3,58669292360175</text:p>
          </table:table-cell>
          <table:table-cell table:formula="of:=[.A725] * [.$H$2]" office:value-type="float" office:value="4.1003367555836" calcext:value-type="float">
            <text:p>4,1003367555836</text:p>
          </table:table-cell>
          <table:table-cell table:formula="of:=([.C725]-[.B725]) * 100" office:value-type="float" office:value="51.364383198185" calcext:value-type="float">
            <text:p>51,364383198185</text:p>
          </table:table-cell>
          <table:table-cell table:number-columns-repeated="4"/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ATAN2([.$E$2];[.A726]) / RADIANS([.$F$2])" office:value-type="float" office:value="3.59045384099752" calcext:value-type="float">
            <text:p>3,59045384099752</text:p>
          </table:table-cell>
          <table:table-cell table:formula="of:=[.A726] * [.$H$2]" office:value-type="float" office:value="4.10600803740322" calcext:value-type="float">
            <text:p>4,10600803740322</text:p>
          </table:table-cell>
          <table:table-cell table:formula="of:=([.C726]-[.B726]) * 100" office:value-type="float" office:value="51.5554196405702" calcext:value-type="float">
            <text:p>51,5554196405702</text:p>
          </table:table-cell>
          <table:table-cell table:number-columns-repeated="4"/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ATAN2([.$E$2];[.A727]) / RADIANS([.$F$2])" office:value-type="float" office:value="3.59421118713823" calcext:value-type="float">
            <text:p>3,59421118713823</text:p>
          </table:table-cell>
          <table:table-cell table:formula="of:=[.A727] * [.$H$2]" office:value-type="float" office:value="4.11167931922284" calcext:value-type="float">
            <text:p>4,11167931922284</text:p>
          </table:table-cell>
          <table:table-cell table:formula="of:=([.C727]-[.B727]) * 100" office:value-type="float" office:value="51.7468132084605" calcext:value-type="float">
            <text:p>51,7468132084605</text:p>
          </table:table-cell>
          <table:table-cell table:number-columns-repeated="4"/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ATAN2([.$E$2];[.A728]) / RADIANS([.$F$2])" office:value-type="float" office:value="3.59796496388114" calcext:value-type="float">
            <text:p>3,59796496388114</text:p>
          </table:table-cell>
          <table:table-cell table:formula="of:=[.A728] * [.$H$2]" office:value-type="float" office:value="4.11735060104246" calcext:value-type="float">
            <text:p>4,11735060104246</text:p>
          </table:table-cell>
          <table:table-cell table:formula="of:=([.C728]-[.B728]) * 100" office:value-type="float" office:value="51.9385637161315" calcext:value-type="float">
            <text:p>51,9385637161315</text:p>
          </table:table-cell>
          <table:table-cell table:number-columns-repeated="4"/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ATAN2([.$E$2];[.A729]) / RADIANS([.$F$2])" office:value-type="float" office:value="3.60171517309221" calcext:value-type="float">
            <text:p>3,60171517309221</text:p>
          </table:table-cell>
          <table:table-cell table:formula="of:=[.A729] * [.$H$2]" office:value-type="float" office:value="4.12302188286207" calcext:value-type="float">
            <text:p>4,12302188286207</text:p>
          </table:table-cell>
          <table:table-cell table:formula="of:=([.C729]-[.B729]) * 100" office:value-type="float" office:value="52.1306709769861" calcext:value-type="float">
            <text:p>52,1306709769861</text:p>
          </table:table-cell>
          <table:table-cell table:number-columns-repeated="4"/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ATAN2([.$E$2];[.A730]) / RADIANS([.$F$2])" office:value-type="float" office:value="3.6054618166461" calcext:value-type="float">
            <text:p>3,6054618166461</text:p>
          </table:table-cell>
          <table:table-cell table:formula="of:=[.A730] * [.$H$2]" office:value-type="float" office:value="4.12869316468169" calcext:value-type="float">
            <text:p>4,12869316468169</text:p>
          </table:table-cell>
          <table:table-cell table:formula="of:=([.C730]-[.B730]) * 100" office:value-type="float" office:value="52.3231348035588" calcext:value-type="float">
            <text:p>52,3231348035588</text:p>
          </table:table-cell>
          <table:table-cell table:number-columns-repeated="4"/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ATAN2([.$E$2];[.A731]) / RADIANS([.$F$2])" office:value-type="float" office:value="3.6092048964261" calcext:value-type="float">
            <text:p>3,6092048964261</text:p>
          </table:table-cell>
          <table:table-cell table:formula="of:=[.A731] * [.$H$2]" office:value-type="float" office:value="4.13436444650131" calcext:value-type="float">
            <text:p>4,13436444650131</text:p>
          </table:table-cell>
          <table:table-cell table:formula="of:=([.C731]-[.B731]) * 100" office:value-type="float" office:value="52.5159550075207" calcext:value-type="float">
            <text:p>52,5159550075207</text:p>
          </table:table-cell>
          <table:table-cell table:number-columns-repeated="4"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ATAN2([.$E$2];[.A732]) / RADIANS([.$F$2])" office:value-type="float" office:value="3.61294441432409" calcext:value-type="float">
            <text:p>3,61294441432409</text:p>
          </table:table-cell>
          <table:table-cell table:formula="of:=[.A732] * [.$H$2]" office:value-type="float" office:value="4.14003572832093" calcext:value-type="float">
            <text:p>4,14003572832093</text:p>
          </table:table-cell>
          <table:table-cell table:formula="of:=([.C732]-[.B732]) * 100" office:value-type="float" office:value="52.7091313996841" calcext:value-type="float">
            <text:p>52,7091313996841</text:p>
          </table:table-cell>
          <table:table-cell table:number-columns-repeated="4"/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ATAN2([.$E$2];[.A733]) / RADIANS([.$F$2])" office:value-type="float" office:value="3.61668037224047" calcext:value-type="float">
            <text:p>3,61668037224047</text:p>
          </table:table-cell>
          <table:table-cell table:formula="of:=[.A733] * [.$H$2]" office:value-type="float" office:value="4.14570701014055" calcext:value-type="float">
            <text:p>4,14570701014055</text:p>
          </table:table-cell>
          <table:table-cell table:formula="of:=([.C733]-[.B733]) * 100" office:value-type="float" office:value="52.9026637900077" calcext:value-type="float">
            <text:p>52,9026637900077</text:p>
          </table:table-cell>
          <table:table-cell table:number-columns-repeated="4"/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ATAN2([.$E$2];[.A734]) / RADIANS([.$F$2])" office:value-type="float" office:value="3.62041277208416" calcext:value-type="float">
            <text:p>3,62041277208416</text:p>
          </table:table-cell>
          <table:table-cell table:formula="of:=[.A734] * [.$H$2]" office:value-type="float" office:value="4.15137829196016" calcext:value-type="float">
            <text:p>4,15137829196016</text:p>
          </table:table-cell>
          <table:table-cell table:formula="of:=([.C734]-[.B734]) * 100" office:value-type="float" office:value="53.0965519876007" calcext:value-type="float">
            <text:p>53,0965519876007</text:p>
          </table:table-cell>
          <table:table-cell table:number-columns-repeated="4"/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ATAN2([.$E$2];[.A735]) / RADIANS([.$F$2])" office:value-type="float" office:value="3.6241416157725" calcext:value-type="float">
            <text:p>3,6241416157725</text:p>
          </table:table-cell>
          <table:table-cell table:formula="of:=[.A735] * [.$H$2]" office:value-type="float" office:value="4.15704957377978" calcext:value-type="float">
            <text:p>4,15704957377978</text:p>
          </table:table-cell>
          <table:table-cell table:formula="of:=([.C735]-[.B735]) * 100" office:value-type="float" office:value="53.2907958007279" calcext:value-type="float">
            <text:p>53,2907958007279</text:p>
          </table:table-cell>
          <table:table-cell table:number-columns-repeated="4"/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ATAN2([.$E$2];[.A736]) / RADIANS([.$F$2])" office:value-type="float" office:value="3.62786690523126" calcext:value-type="float">
            <text:p>3,62786690523126</text:p>
          </table:table-cell>
          <table:table-cell table:formula="of:=[.A736] * [.$H$2]" office:value-type="float" office:value="4.1627208555994" calcext:value-type="float">
            <text:p>4,1627208555994</text:p>
          </table:table-cell>
          <table:table-cell table:formula="of:=([.C736]-[.B736]) * 100" office:value-type="float" office:value="53.4853950368142" calcext:value-type="float">
            <text:p>53,4853950368142</text:p>
          </table:table-cell>
          <table:table-cell table:number-columns-repeated="4"/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ATAN2([.$E$2];[.A737]) / RADIANS([.$F$2])" office:value-type="float" office:value="3.63158864239452" calcext:value-type="float">
            <text:p>3,63158864239452</text:p>
          </table:table-cell>
          <table:table-cell table:formula="of:=[.A737] * [.$H$2]" office:value-type="float" office:value="4.16839213741902" calcext:value-type="float">
            <text:p>4,16839213741902</text:p>
          </table:table-cell>
          <table:table-cell table:formula="of:=([.C737]-[.B737]) * 100" office:value-type="float" office:value="53.6803495024498" calcext:value-type="float">
            <text:p>53,6803495024498</text:p>
          </table:table-cell>
          <table:table-cell table:number-columns-repeated="4"/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ATAN2([.$E$2];[.A738]) / RADIANS([.$F$2])" office:value-type="float" office:value="3.63530682920469" calcext:value-type="float">
            <text:p>3,63530682920469</text:p>
          </table:table-cell>
          <table:table-cell table:formula="of:=[.A738] * [.$H$2]" office:value-type="float" office:value="4.17406341923863" calcext:value-type="float">
            <text:p>4,17406341923863</text:p>
          </table:table-cell>
          <table:table-cell table:formula="of:=([.C738]-[.B738]) * 100" office:value-type="float" office:value="53.875659003394" calcext:value-type="float">
            <text:p>53,875659003394</text:p>
          </table:table-cell>
          <table:table-cell table:number-columns-repeated="4"/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ATAN2([.$E$2];[.A739]) / RADIANS([.$F$2])" office:value-type="float" office:value="3.63902146761244" calcext:value-type="float">
            <text:p>3,63902146761244</text:p>
          </table:table-cell>
          <table:table-cell table:formula="of:=[.A739] * [.$H$2]" office:value-type="float" office:value="4.17973470105825" calcext:value-type="float">
            <text:p>4,17973470105825</text:p>
          </table:table-cell>
          <table:table-cell table:formula="of:=([.C739]-[.B739]) * 100" office:value-type="float" office:value="54.0713233445809" calcext:value-type="float">
            <text:p>54,0713233445809</text:p>
          </table:table-cell>
          <table:table-cell table:number-columns-repeated="4"/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ATAN2([.$E$2];[.A740]) / RADIANS([.$F$2])" office:value-type="float" office:value="3.64273255957664" calcext:value-type="float">
            <text:p>3,64273255957664</text:p>
          </table:table-cell>
          <table:table-cell table:formula="of:=[.A740] * [.$H$2]" office:value-type="float" office:value="4.18540598287787" calcext:value-type="float">
            <text:p>4,18540598287787</text:p>
          </table:table-cell>
          <table:table-cell table:formula="of:=([.C740]-[.B740]) * 100" office:value-type="float" office:value="54.2673423301231" calcext:value-type="float">
            <text:p>54,2673423301231</text:p>
          </table:table-cell>
          <table:table-cell table:number-columns-repeated="4"/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ATAN2([.$E$2];[.A741]) / RADIANS([.$F$2])" office:value-type="float" office:value="3.64644010706432" calcext:value-type="float">
            <text:p>3,64644010706432</text:p>
          </table:table-cell>
          <table:table-cell table:formula="of:=[.A741] * [.$H$2]" office:value-type="float" office:value="4.19107726469749" calcext:value-type="float">
            <text:p>4,19107726469749</text:p>
          </table:table-cell>
          <table:table-cell table:formula="of:=([.C741]-[.B741]) * 100" office:value-type="float" office:value="54.4637157633169" calcext:value-type="float">
            <text:p>54,4637157633169</text:p>
          </table:table-cell>
          <table:table-cell table:number-columns-repeated="4"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ATAN2([.$E$2];[.A742]) / RADIANS([.$F$2])" office:value-type="float" office:value="3.65014411205063" calcext:value-type="float">
            <text:p>3,65014411205063</text:p>
          </table:table-cell>
          <table:table-cell table:formula="of:=[.A742] * [.$H$2]" office:value-type="float" office:value="4.19674854651711" calcext:value-type="float">
            <text:p>4,19674854651711</text:p>
          </table:table-cell>
          <table:table-cell table:formula="of:=([.C742]-[.B742]) * 100" office:value-type="float" office:value="54.6604434466473" calcext:value-type="float">
            <text:p>54,6604434466473</text:p>
          </table:table-cell>
          <table:table-cell table:number-columns-repeated="4"/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ATAN2([.$E$2];[.A743]) / RADIANS([.$F$2])" office:value-type="float" office:value="3.65384457651881" calcext:value-type="float">
            <text:p>3,65384457651881</text:p>
          </table:table-cell>
          <table:table-cell table:formula="of:=[.A743] * [.$H$2]" office:value-type="float" office:value="4.20241982833672" calcext:value-type="float">
            <text:p>4,20241982833672</text:p>
          </table:table-cell>
          <table:table-cell table:formula="of:=([.C743]-[.B743]) * 100" office:value-type="float" office:value="54.8575251817914" calcext:value-type="float">
            <text:p>54,8575251817914</text:p>
          </table:table-cell>
          <table:table-cell table:number-columns-repeated="4"/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ATAN2([.$E$2];[.A744]) / RADIANS([.$F$2])" office:value-type="float" office:value="3.6575415024601" calcext:value-type="float">
            <text:p>3,6575415024601</text:p>
          </table:table-cell>
          <table:table-cell table:formula="of:=[.A744] * [.$H$2]" office:value-type="float" office:value="4.20809111015634" calcext:value-type="float">
            <text:p>4,20809111015634</text:p>
          </table:table-cell>
          <table:table-cell table:formula="of:=([.C744]-[.B744]) * 100" office:value-type="float" office:value="55.0549607696244" calcext:value-type="float">
            <text:p>55,0549607696244</text:p>
          </table:table-cell>
          <table:table-cell table:number-columns-repeated="4"/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ATAN2([.$E$2];[.A745]) / RADIANS([.$F$2])" office:value-type="float" office:value="3.66123489187373" calcext:value-type="float">
            <text:p>3,66123489187373</text:p>
          </table:table-cell>
          <table:table-cell table:formula="of:=[.A745] * [.$H$2]" office:value-type="float" office:value="4.21376239197596" calcext:value-type="float">
            <text:p>4,21376239197596</text:p>
          </table:table-cell>
          <table:table-cell table:formula="of:=([.C745]-[.B745]) * 100" office:value-type="float" office:value="55.2527500102231" calcext:value-type="float">
            <text:p>55,2527500102231</text:p>
          </table:table-cell>
          <table:table-cell table:number-columns-repeated="4"/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ATAN2([.$E$2];[.A746]) / RADIANS([.$F$2])" office:value-type="float" office:value="3.66492474676686" calcext:value-type="float">
            <text:p>3,66492474676686</text:p>
          </table:table-cell>
          <table:table-cell table:formula="of:=[.A746] * [.$H$2]" office:value-type="float" office:value="4.21943367379558" calcext:value-type="float">
            <text:p>4,21943367379558</text:p>
          </table:table-cell>
          <table:table-cell table:formula="of:=([.C746]-[.B746]) * 100" office:value-type="float" office:value="55.4508927028716" calcext:value-type="float">
            <text:p>55,4508927028716</text:p>
          </table:table-cell>
          <table:table-cell table:number-columns-repeated="4"/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ATAN2([.$E$2];[.A747]) / RADIANS([.$F$2])" office:value-type="float" office:value="3.66861106915455" calcext:value-type="float">
            <text:p>3,66861106915455</text:p>
          </table:table-cell>
          <table:table-cell table:formula="of:=[.A747] * [.$H$2]" office:value-type="float" office:value="4.22510495561519" calcext:value-type="float">
            <text:p>4,22510495561519</text:p>
          </table:table-cell>
          <table:table-cell table:formula="of:=([.C747]-[.B747]) * 100" office:value-type="float" office:value="55.6493886460647" calcext:value-type="float">
            <text:p>55,6493886460647</text:p>
          </table:table-cell>
          <table:table-cell table:number-columns-repeated="4"/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ATAN2([.$E$2];[.A748]) / RADIANS([.$F$2])" office:value-type="float" office:value="3.67229386105968" calcext:value-type="float">
            <text:p>3,67229386105968</text:p>
          </table:table-cell>
          <table:table-cell table:formula="of:=[.A748] * [.$H$2]" office:value-type="float" office:value="4.23077623743481" calcext:value-type="float">
            <text:p>4,23077623743481</text:p>
          </table:table-cell>
          <table:table-cell table:formula="of:=([.C748]-[.B748]) * 100" office:value-type="float" office:value="55.8482376375133" calcext:value-type="float">
            <text:p>55,8482376375133</text:p>
          </table:table-cell>
          <table:table-cell table:number-columns-repeated="4"/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ATAN2([.$E$2];[.A749]) / RADIANS([.$F$2])" office:value-type="float" office:value="3.67597312451294" calcext:value-type="float">
            <text:p>3,67597312451294</text:p>
          </table:table-cell>
          <table:table-cell table:formula="of:=[.A749] * [.$H$2]" office:value-type="float" office:value="4.23644751925443" calcext:value-type="float">
            <text:p>4,23644751925443</text:p>
          </table:table-cell>
          <table:table-cell table:formula="of:=([.C749]-[.B749]) * 100" office:value-type="float" office:value="56.0474394741485" calcext:value-type="float">
            <text:p>56,0474394741485</text:p>
          </table:table-cell>
          <table:table-cell table:number-columns-repeated="4"/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ATAN2([.$E$2];[.A750]) / RADIANS([.$F$2])" office:value-type="float" office:value="3.67964886155278" calcext:value-type="float">
            <text:p>3,67964886155278</text:p>
          </table:table-cell>
          <table:table-cell table:formula="of:=[.A750] * [.$H$2]" office:value-type="float" office:value="4.24211880107405" calcext:value-type="float">
            <text:p>4,24211880107405</text:p>
          </table:table-cell>
          <table:table-cell table:formula="of:=([.C750]-[.B750]) * 100" office:value-type="float" office:value="56.2469939521267" calcext:value-type="float">
            <text:p>56,2469939521267</text:p>
          </table:table-cell>
          <table:table-cell table:number-columns-repeated="4"/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ATAN2([.$E$2];[.A751]) / RADIANS([.$F$2])" office:value-type="float" office:value="3.68332107422533" calcext:value-type="float">
            <text:p>3,68332107422533</text:p>
          </table:table-cell>
          <table:table-cell table:formula="of:=[.A751] * [.$H$2]" office:value-type="float" office:value="4.24779008289366" calcext:value-type="float">
            <text:p>4,24779008289366</text:p>
          </table:table-cell>
          <table:table-cell table:formula="of:=([.C751]-[.B751]) * 100" office:value-type="float" office:value="56.4469008668332" calcext:value-type="float">
            <text:p>56,4469008668332</text:p>
          </table:table-cell>
          <table:table-cell table:number-columns-repeated="4"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ATAN2([.$E$2];[.A752]) / RADIANS([.$F$2])" office:value-type="float" office:value="3.6869897645844" calcext:value-type="float">
            <text:p>3,6869897645844</text:p>
          </table:table-cell>
          <table:table-cell table:formula="of:=[.A752] * [.$H$2]" office:value-type="float" office:value="4.25346136471328" calcext:value-type="float">
            <text:p>4,25346136471328</text:p>
          </table:table-cell>
          <table:table-cell table:formula="of:=([.C752]-[.B752]) * 100" office:value-type="float" office:value="56.6471600128879" calcext:value-type="float">
            <text:p>56,6471600128879</text:p>
          </table:table-cell>
          <table:table-cell table:number-columns-repeated="4"/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ATAN2([.$E$2];[.A753]) / RADIANS([.$F$2])" office:value-type="float" office:value="3.69065493469141" calcext:value-type="float">
            <text:p>3,69065493469141</text:p>
          </table:table-cell>
          <table:table-cell table:formula="of:=[.A753] * [.$H$2]" office:value-type="float" office:value="4.2591326465329" calcext:value-type="float">
            <text:p>4,2591326465329</text:p>
          </table:table-cell>
          <table:table-cell table:formula="of:=([.C753]-[.B753]) * 100" office:value-type="float" office:value="56.8477711841489" calcext:value-type="float">
            <text:p>56,8477711841489</text:p>
          </table:table-cell>
          <table:table-cell table:number-columns-repeated="4"/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ATAN2([.$E$2];[.A754]) / RADIANS([.$F$2])" office:value-type="float" office:value="3.69431658661534" calcext:value-type="float">
            <text:p>3,69431658661534</text:p>
          </table:table-cell>
          <table:table-cell table:formula="of:=[.A754] * [.$H$2]" office:value-type="float" office:value="4.26480392835252" calcext:value-type="float">
            <text:p>4,26480392835252</text:p>
          </table:table-cell>
          <table:table-cell table:formula="of:=([.C754]-[.B754]) * 100" office:value-type="float" office:value="57.0487341737172" calcext:value-type="float">
            <text:p>57,0487341737172</text:p>
          </table:table-cell>
          <table:table-cell table:number-columns-repeated="4"/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ATAN2([.$E$2];[.A755]) / RADIANS([.$F$2])" office:value-type="float" office:value="3.69797472243272" calcext:value-type="float">
            <text:p>3,69797472243272</text:p>
          </table:table-cell>
          <table:table-cell table:formula="of:=[.A755] * [.$H$2]" office:value-type="float" office:value="4.27047521017214" calcext:value-type="float">
            <text:p>4,27047521017214</text:p>
          </table:table-cell>
          <table:table-cell table:formula="of:=([.C755]-[.B755]) * 100" office:value-type="float" office:value="57.2500487739416" calcext:value-type="float">
            <text:p>57,2500487739416</text:p>
          </table:table-cell>
          <table:table-cell table:number-columns-repeated="4"/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ATAN2([.$E$2];[.A756]) / RADIANS([.$F$2])" office:value-type="float" office:value="3.70162934422753" calcext:value-type="float">
            <text:p>3,70162934422753</text:p>
          </table:table-cell>
          <table:table-cell table:formula="of:=[.A756] * [.$H$2]" office:value-type="float" office:value="4.27614649199175" calcext:value-type="float">
            <text:p>4,27614649199175</text:p>
          </table:table-cell>
          <table:table-cell table:formula="of:=([.C756]-[.B756]) * 100" office:value-type="float" office:value="57.4517147764225" calcext:value-type="float">
            <text:p>57,4517147764225</text:p>
          </table:table-cell>
          <table:table-cell table:number-columns-repeated="4"/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ATAN2([.$E$2];[.A757]) / RADIANS([.$F$2])" office:value-type="float" office:value="3.7052804540912" calcext:value-type="float">
            <text:p>3,7052804540912</text:p>
          </table:table-cell>
          <table:table-cell table:formula="of:=[.A757] * [.$H$2]" office:value-type="float" office:value="4.28181777381137" calcext:value-type="float">
            <text:p>4,28181777381137</text:p>
          </table:table-cell>
          <table:table-cell table:formula="of:=([.C757]-[.B757]) * 100" office:value-type="float" office:value="57.653731972017" calcext:value-type="float">
            <text:p>57,653731972017</text:p>
          </table:table-cell>
          <table:table-cell table:number-columns-repeated="4"/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ATAN2([.$E$2];[.A758]) / RADIANS([.$F$2])" office:value-type="float" office:value="3.70892805412256" calcext:value-type="float">
            <text:p>3,70892805412256</text:p>
          </table:table-cell>
          <table:table-cell table:formula="of:=[.A758] * [.$H$2]" office:value-type="float" office:value="4.28748905563099" calcext:value-type="float">
            <text:p>4,28748905563099</text:p>
          </table:table-cell>
          <table:table-cell table:formula="of:=([.C758]-[.B758]) * 100" office:value-type="float" office:value="57.856100150843" calcext:value-type="float">
            <text:p>57,856100150843</text:p>
          </table:table-cell>
          <table:table-cell table:number-columns-repeated="4"/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ATAN2([.$E$2];[.A759]) / RADIANS([.$F$2])" office:value-type="float" office:value="3.71257214642777" calcext:value-type="float">
            <text:p>3,71257214642777</text:p>
          </table:table-cell>
          <table:table-cell table:formula="of:=[.A759] * [.$H$2]" office:value-type="float" office:value="4.29316033745061" calcext:value-type="float">
            <text:p>4,29316033745061</text:p>
          </table:table-cell>
          <table:table-cell table:formula="of:=([.C759]-[.B759]) * 100" office:value-type="float" office:value="58.0588191022838" calcext:value-type="float">
            <text:p>58,0588191022838</text:p>
          </table:table-cell>
          <table:table-cell table:number-columns-repeated="4"/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ATAN2([.$E$2];[.A760]) / RADIANS([.$F$2])" office:value-type="float" office:value="3.7162127331203" calcext:value-type="float">
            <text:p>3,7162127331203</text:p>
          </table:table-cell>
          <table:table-cell table:formula="of:=[.A760] * [.$H$2]" office:value-type="float" office:value="4.29883161927022" calcext:value-type="float">
            <text:p>4,29883161927022</text:p>
          </table:table-cell>
          <table:table-cell table:formula="of:=([.C760]-[.B760]) * 100" office:value-type="float" office:value="58.2618886149922" calcext:value-type="float">
            <text:p>58,2618886149922</text:p>
          </table:table-cell>
          <table:table-cell table:number-columns-repeated="4"/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ATAN2([.$E$2];[.A761]) / RADIANS([.$F$2])" office:value-type="float" office:value="3.71984981632089" calcext:value-type="float">
            <text:p>3,71984981632089</text:p>
          </table:table-cell>
          <table:table-cell table:formula="of:=[.A761] * [.$H$2]" office:value-type="float" office:value="4.30450290108984" calcext:value-type="float">
            <text:p>4,30450290108984</text:p>
          </table:table-cell>
          <table:table-cell table:formula="of:=([.C761]-[.B761]) * 100" office:value-type="float" office:value="58.4653084768955" calcext:value-type="float">
            <text:p>58,4653084768955</text:p>
          </table:table-cell>
          <table:table-cell table:number-columns-repeated="4"/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ATAN2([.$E$2];[.A762]) / RADIANS([.$F$2])" office:value-type="float" office:value="3.72348339815747" calcext:value-type="float">
            <text:p>3,72348339815747</text:p>
          </table:table-cell>
          <table:table-cell table:formula="of:=[.A762] * [.$H$2]" office:value-type="float" office:value="4.31017418290946" calcext:value-type="float">
            <text:p>4,31017418290946</text:p>
          </table:table-cell>
          <table:table-cell table:formula="of:=([.C762]-[.B762]) * 100" office:value-type="float" office:value="58.6690784751992" calcext:value-type="float">
            <text:p>58,6690784751992</text:p>
          </table:table-cell>
          <table:table-cell table:number-columns-repeated="4"/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ATAN2([.$E$2];[.A763]) / RADIANS([.$F$2])" office:value-type="float" office:value="3.72711348076516" calcext:value-type="float">
            <text:p>3,72711348076516</text:p>
          </table:table-cell>
          <table:table-cell table:formula="of:=[.A763] * [.$H$2]" office:value-type="float" office:value="4.31584546472908" calcext:value-type="float">
            <text:p>4,31584546472908</text:p>
          </table:table-cell>
          <table:table-cell table:formula="of:=([.C763]-[.B763]) * 100" office:value-type="float" office:value="58.8731983963921" calcext:value-type="float">
            <text:p>58,8731983963921</text:p>
          </table:table-cell>
          <table:table-cell table:number-columns-repeated="4"/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ATAN2([.$E$2];[.A764]) / RADIANS([.$F$2])" office:value-type="float" office:value="3.73074006628619" calcext:value-type="float">
            <text:p>3,73074006628619</text:p>
          </table:table-cell>
          <table:table-cell table:formula="of:=[.A764] * [.$H$2]" office:value-type="float" office:value="4.32151674654869" calcext:value-type="float">
            <text:p>4,32151674654869</text:p>
          </table:table-cell>
          <table:table-cell table:formula="of:=([.C764]-[.B764]) * 100" office:value-type="float" office:value="59.07766802625" calcext:value-type="float">
            <text:p>59,07766802625</text:p>
          </table:table-cell>
          <table:table-cell table:number-columns-repeated="4"/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ATAN2([.$E$2];[.A765]) / RADIANS([.$F$2])" office:value-type="float" office:value="3.7343631568699" calcext:value-type="float">
            <text:p>3,7343631568699</text:p>
          </table:table-cell>
          <table:table-cell table:formula="of:=[.A765] * [.$H$2]" office:value-type="float" office:value="4.32718802836831" calcext:value-type="float">
            <text:p>4,32718802836831</text:p>
          </table:table-cell>
          <table:table-cell table:formula="of:=([.C765]-[.B765]) * 100" office:value-type="float" office:value="59.2824871498407" calcext:value-type="float">
            <text:p>59,2824871498407</text:p>
          </table:table-cell>
          <table:table-cell table:number-columns-repeated="4"/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ATAN2([.$E$2];[.A766]) / RADIANS([.$F$2])" office:value-type="float" office:value="3.73798275467265" calcext:value-type="float">
            <text:p>3,73798275467265</text:p>
          </table:table-cell>
          <table:table-cell table:formula="of:=[.A766] * [.$H$2]" office:value-type="float" office:value="4.33285931018793" calcext:value-type="float">
            <text:p>4,33285931018793</text:p>
          </table:table-cell>
          <table:table-cell table:formula="of:=([.C766]-[.B766]) * 100" office:value-type="float" office:value="59.487655551528" calcext:value-type="float">
            <text:p>59,487655551528</text:p>
          </table:table-cell>
          <table:table-cell table:number-columns-repeated="4"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ATAN2([.$E$2];[.A767]) / RADIANS([.$F$2])" office:value-type="float" office:value="3.74159886185779" calcext:value-type="float">
            <text:p>3,74159886185779</text:p>
          </table:table-cell>
          <table:table-cell table:formula="of:=[.A767] * [.$H$2]" office:value-type="float" office:value="4.33853059200755" calcext:value-type="float">
            <text:p>4,33853059200755</text:p>
          </table:table-cell>
          <table:table-cell table:formula="of:=([.C767]-[.B767]) * 100" office:value-type="float" office:value="59.693173014976" calcext:value-type="float">
            <text:p>59,693173014976</text:p>
          </table:table-cell>
          <table:table-cell table:number-columns-repeated="4"/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ATAN2([.$E$2];[.A768]) / RADIANS([.$F$2])" office:value-type="float" office:value="3.74521148059563" calcext:value-type="float">
            <text:p>3,74521148059563</text:p>
          </table:table-cell>
          <table:table-cell table:formula="of:=[.A768] * [.$H$2]" office:value-type="float" office:value="4.34420187382717" calcext:value-type="float">
            <text:p>4,34420187382717</text:p>
          </table:table-cell>
          <table:table-cell table:formula="of:=([.C768]-[.B768]) * 100" office:value-type="float" office:value="59.8990393231535" calcext:value-type="float">
            <text:p>59,8990393231535</text:p>
          </table:table-cell>
          <table:table-cell table:number-columns-repeated="4"/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ATAN2([.$E$2];[.A769]) / RADIANS([.$F$2])" office:value-type="float" office:value="3.7488206130634" calcext:value-type="float">
            <text:p>3,7488206130634</text:p>
          </table:table-cell>
          <table:table-cell table:formula="of:=[.A769] * [.$H$2]" office:value-type="float" office:value="4.34987315564678" calcext:value-type="float">
            <text:p>4,34987315564678</text:p>
          </table:table-cell>
          <table:table-cell table:formula="of:=([.C769]-[.B769]) * 100" office:value-type="float" office:value="60.1052542583386" calcext:value-type="float">
            <text:p>60,1052542583386</text:p>
          </table:table-cell>
          <table:table-cell table:number-columns-repeated="4"/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ATAN2([.$E$2];[.A770]) / RADIANS([.$F$2])" office:value-type="float" office:value="3.75242626144518" calcext:value-type="float">
            <text:p>3,75242626144518</text:p>
          </table:table-cell>
          <table:table-cell table:formula="of:=[.A770] * [.$H$2]" office:value-type="float" office:value="4.3555444374664" calcext:value-type="float">
            <text:p>4,3555444374664</text:p>
          </table:table-cell>
          <table:table-cell table:formula="of:=([.C770]-[.B770]) * 100" office:value-type="float" office:value="60.3118176021223" calcext:value-type="float">
            <text:p>60,3118176021223</text:p>
          </table:table-cell>
          <table:table-cell table:number-columns-repeated="4"/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ATAN2([.$E$2];[.A771]) / RADIANS([.$F$2])" office:value-type="float" office:value="3.75602842793188" calcext:value-type="float">
            <text:p>3,75602842793188</text:p>
          </table:table-cell>
          <table:table-cell table:formula="of:=[.A771] * [.$H$2]" office:value-type="float" office:value="4.36121571928602" calcext:value-type="float">
            <text:p>4,36121571928602</text:p>
          </table:table-cell>
          <table:table-cell table:formula="of:=([.C771]-[.B771]) * 100" office:value-type="float" office:value="60.5187291354136" calcext:value-type="float">
            <text:p>60,5187291354136</text:p>
          </table:table-cell>
          <table:table-cell table:number-columns-repeated="4"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ATAN2([.$E$2];[.A772]) / RADIANS([.$F$2])" office:value-type="float" office:value="3.7596271147212" calcext:value-type="float">
            <text:p>3,7596271147212</text:p>
          </table:table-cell>
          <table:table-cell table:formula="of:=[.A772] * [.$H$2]" office:value-type="float" office:value="4.36688700110564" calcext:value-type="float">
            <text:p>4,36688700110564</text:p>
          </table:table-cell>
          <table:table-cell table:formula="of:=([.C772]-[.B772]) * 100" office:value-type="float" office:value="60.7259886384437" calcext:value-type="float">
            <text:p>60,7259886384437</text:p>
          </table:table-cell>
          <table:table-cell table:number-columns-repeated="4"/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ATAN2([.$E$2];[.A773]) / RADIANS([.$F$2])" office:value-type="float" office:value="3.76322232401756" calcext:value-type="float">
            <text:p>3,76322232401756</text:p>
          </table:table-cell>
          <table:table-cell table:formula="of:=[.A773] * [.$H$2]" office:value-type="float" office:value="4.37255828292525" calcext:value-type="float">
            <text:p>4,37255828292525</text:p>
          </table:table-cell>
          <table:table-cell table:formula="of:=([.C773]-[.B773]) * 100" office:value-type="float" office:value="60.9335958907694" calcext:value-type="float">
            <text:p>60,9335958907694</text:p>
          </table:table-cell>
          <table:table-cell table:number-columns-repeated="4"/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ATAN2([.$E$2];[.A774]) / RADIANS([.$F$2])" office:value-type="float" office:value="3.76681405803209" calcext:value-type="float">
            <text:p>3,76681405803209</text:p>
          </table:table-cell>
          <table:table-cell table:formula="of:=[.A774] * [.$H$2]" office:value-type="float" office:value="4.37822956474487" calcext:value-type="float">
            <text:p>4,37822956474487</text:p>
          </table:table-cell>
          <table:table-cell table:formula="of:=([.C774]-[.B774]) * 100" office:value-type="float" office:value="61.1415506712783" calcext:value-type="float">
            <text:p>61,1415506712783</text:p>
          </table:table-cell>
          <table:table-cell table:number-columns-repeated="4"/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ATAN2([.$E$2];[.A775]) / RADIANS([.$F$2])" office:value-type="float" office:value="3.77040231898256" calcext:value-type="float">
            <text:p>3,77040231898256</text:p>
          </table:table-cell>
          <table:table-cell table:formula="of:=[.A775] * [.$H$2]" office:value-type="float" office:value="4.38390084656449" calcext:value-type="float">
            <text:p>4,38390084656449</text:p>
          </table:table-cell>
          <table:table-cell table:formula="of:=([.C775]-[.B775]) * 100" office:value-type="float" office:value="61.3498527581927" calcext:value-type="float">
            <text:p>61,3498527581927</text:p>
          </table:table-cell>
          <table:table-cell table:number-columns-repeated="4"/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ATAN2([.$E$2];[.A776]) / RADIANS([.$F$2])" office:value-type="float" office:value="3.77398710909337" calcext:value-type="float">
            <text:p>3,77398710909337</text:p>
          </table:table-cell>
          <table:table-cell table:formula="of:=[.A776] * [.$H$2]" office:value-type="float" office:value="4.38957212838411" calcext:value-type="float">
            <text:p>4,38957212838411</text:p>
          </table:table-cell>
          <table:table-cell table:formula="of:=([.C776]-[.B776]) * 100" office:value-type="float" office:value="61.5585019290737" calcext:value-type="float">
            <text:p>61,5585019290737</text:p>
          </table:table-cell>
          <table:table-cell table:number-columns-repeated="4"/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ATAN2([.$E$2];[.A777]) / RADIANS([.$F$2])" office:value-type="float" office:value="3.77756843059547" calcext:value-type="float">
            <text:p>3,77756843059547</text:p>
          </table:table-cell>
          <table:table-cell table:formula="of:=[.A777] * [.$H$2]" office:value-type="float" office:value="4.39524341020372" calcext:value-type="float">
            <text:p>4,39524341020372</text:p>
          </table:table-cell>
          <table:table-cell table:formula="of:=([.C777]-[.B777]) * 100" office:value-type="float" office:value="61.7674979608258" calcext:value-type="float">
            <text:p>61,7674979608258</text:p>
          </table:table-cell>
          <table:table-cell table:number-columns-repeated="4"/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ATAN2([.$E$2];[.A778]) / RADIANS([.$F$2])" office:value-type="float" office:value="3.78114628572634" calcext:value-type="float">
            <text:p>3,78114628572634</text:p>
          </table:table-cell>
          <table:table-cell table:formula="of:=[.A778] * [.$H$2]" office:value-type="float" office:value="4.40091469202334" calcext:value-type="float">
            <text:p>4,40091469202334</text:p>
          </table:table-cell>
          <table:table-cell table:formula="of:=([.C778]-[.B778]) * 100" office:value-type="float" office:value="61.9768406297007" calcext:value-type="float">
            <text:p>61,9768406297007</text:p>
          </table:table-cell>
          <table:table-cell table:number-columns-repeated="4"/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ATAN2([.$E$2];[.A779]) / RADIANS([.$F$2])" office:value-type="float" office:value="3.78472067672994" calcext:value-type="float">
            <text:p>3,78472067672994</text:p>
          </table:table-cell>
          <table:table-cell table:formula="of:=[.A779] * [.$H$2]" office:value-type="float" office:value="4.40658597384296" calcext:value-type="float">
            <text:p>4,40658597384296</text:p>
          </table:table-cell>
          <table:table-cell table:formula="of:=([.C779]-[.B779]) * 100" office:value-type="float" office:value="62.1865297113017" calcext:value-type="float">
            <text:p>62,1865297113017</text:p>
          </table:table-cell>
          <table:table-cell table:number-columns-repeated="4"/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ATAN2([.$E$2];[.A780]) / RADIANS([.$F$2])" office:value-type="float" office:value="3.7882916058567" calcext:value-type="float">
            <text:p>3,7882916058567</text:p>
          </table:table-cell>
          <table:table-cell table:formula="of:=[.A780] * [.$H$2]" office:value-type="float" office:value="4.41225725566258" calcext:value-type="float">
            <text:p>4,41225725566258</text:p>
          </table:table-cell>
          <table:table-cell table:formula="of:=([.C780]-[.B780]) * 100" office:value-type="float" office:value="62.3965649805879" calcext:value-type="float">
            <text:p>62,3965649805879</text:p>
          </table:table-cell>
          <table:table-cell table:number-columns-repeated="4"/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ATAN2([.$E$2];[.A781]) / RADIANS([.$F$2])" office:value-type="float" office:value="3.79185907536341" calcext:value-type="float">
            <text:p>3,79185907536341</text:p>
          </table:table-cell>
          <table:table-cell table:formula="of:=[.A781] * [.$H$2]" office:value-type="float" office:value="4.4179285374822" calcext:value-type="float">
            <text:p>4,4179285374822</text:p>
          </table:table-cell>
          <table:table-cell table:formula="of:=([.C781]-[.B781]) * 100" office:value-type="float" office:value="62.6069462118784" calcext:value-type="float">
            <text:p>62,6069462118784</text:p>
          </table:table-cell>
          <table:table-cell table:number-columns-repeated="4"/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ATAN2([.$E$2];[.A782]) / RADIANS([.$F$2])" office:value-type="float" office:value="3.79542308751325" calcext:value-type="float">
            <text:p>3,79542308751325</text:p>
          </table:table-cell>
          <table:table-cell table:formula="of:=[.A782] * [.$H$2]" office:value-type="float" office:value="4.42359981930181" calcext:value-type="float">
            <text:p>4,42359981930181</text:p>
          </table:table-cell>
          <table:table-cell table:formula="of:=([.C782]-[.B782]) * 100" office:value-type="float" office:value="62.8176731788562" calcext:value-type="float">
            <text:p>62,8176731788562</text:p>
          </table:table-cell>
          <table:table-cell table:number-columns-repeated="4"/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ATAN2([.$E$2];[.A783]) / RADIANS([.$F$2])" office:value-type="float" office:value="3.7989836445757" calcext:value-type="float">
            <text:p>3,7989836445757</text:p>
          </table:table-cell>
          <table:table-cell table:formula="of:=[.A783] * [.$H$2]" office:value-type="float" office:value="4.42927110112143" calcext:value-type="float">
            <text:p>4,42927110112143</text:p>
          </table:table-cell>
          <table:table-cell table:formula="of:=([.C783]-[.B783]) * 100" office:value-type="float" office:value="63.0287456545726" calcext:value-type="float">
            <text:p>63,0287456545726</text:p>
          </table:table-cell>
          <table:table-cell table:number-columns-repeated="4"/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ATAN2([.$E$2];[.A784]) / RADIANS([.$F$2])" office:value-type="float" office:value="3.80254074882653" calcext:value-type="float">
            <text:p>3,80254074882653</text:p>
          </table:table-cell>
          <table:table-cell table:formula="of:=[.A784] * [.$H$2]" office:value-type="float" office:value="4.43494238294105" calcext:value-type="float">
            <text:p>4,43494238294105</text:p>
          </table:table-cell>
          <table:table-cell table:formula="of:=([.C784]-[.B784]) * 100" office:value-type="float" office:value="63.2401634114517" calcext:value-type="float">
            <text:p>63,2401634114517</text:p>
          </table:table-cell>
          <table:table-cell table:number-columns-repeated="4"/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ATAN2([.$E$2];[.A785]) / RADIANS([.$F$2])" office:value-type="float" office:value="3.80609440254773" calcext:value-type="float">
            <text:p>3,80609440254773</text:p>
          </table:table-cell>
          <table:table-cell table:formula="of:=[.A785] * [.$H$2]" office:value-type="float" office:value="4.44061366476067" calcext:value-type="float">
            <text:p>4,44061366476067</text:p>
          </table:table-cell>
          <table:table-cell table:formula="of:=([.C785]-[.B785]) * 100" office:value-type="float" office:value="63.4519262212933" calcext:value-type="float">
            <text:p>63,4519262212933</text:p>
          </table:table-cell>
          <table:table-cell table:number-columns-repeated="4"/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ATAN2([.$E$2];[.A786]) / RADIANS([.$F$2])" office:value-type="float" office:value="3.8096446080275" calcext:value-type="float">
            <text:p>3,8096446080275</text:p>
          </table:table-cell>
          <table:table-cell table:formula="of:=[.A786] * [.$H$2]" office:value-type="float" office:value="4.44628494658028" calcext:value-type="float">
            <text:p>4,44628494658028</text:p>
          </table:table-cell>
          <table:table-cell table:formula="of:=([.C786]-[.B786]) * 100" office:value-type="float" office:value="63.6640338552786" calcext:value-type="float">
            <text:p>63,6640338552786</text:p>
          </table:table-cell>
          <table:table-cell table:number-columns-repeated="4"/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ATAN2([.$E$2];[.A787]) / RADIANS([.$F$2])" office:value-type="float" office:value="3.81319136756017" calcext:value-type="float">
            <text:p>3,81319136756017</text:p>
          </table:table-cell>
          <table:table-cell table:formula="of:=[.A787] * [.$H$2]" office:value-type="float" office:value="4.4519562283999" calcext:value-type="float">
            <text:p>4,4519562283999</text:p>
          </table:table-cell>
          <table:table-cell table:formula="of:=([.C787]-[.B787]) * 100" office:value-type="float" office:value="63.876486083973" calcext:value-type="float">
            <text:p>63,876486083973</text:p>
          </table:table-cell>
          <table:table-cell table:number-columns-repeated="4"/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ATAN2([.$E$2];[.A788]) / RADIANS([.$F$2])" office:value-type="float" office:value="3.81673468344621" calcext:value-type="float">
            <text:p>3,81673468344621</text:p>
          </table:table-cell>
          <table:table-cell table:formula="of:=[.A788] * [.$H$2]" office:value-type="float" office:value="4.45762751021952" calcext:value-type="float">
            <text:p>4,45762751021952</text:p>
          </table:table-cell>
          <table:table-cell table:formula="of:=([.C788]-[.B788]) * 100" office:value-type="float" office:value="64.0892826773309" calcext:value-type="float">
            <text:p>64,0892826773309</text:p>
          </table:table-cell>
          <table:table-cell table:number-columns-repeated="4"/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ATAN2([.$E$2];[.A789]) / RADIANS([.$F$2])" office:value-type="float" office:value="3.82027455799214" calcext:value-type="float">
            <text:p>3,82027455799214</text:p>
          </table:table-cell>
          <table:table-cell table:formula="of:=[.A789] * [.$H$2]" office:value-type="float" office:value="4.46329879203914" calcext:value-type="float">
            <text:p>4,46329879203914</text:p>
          </table:table-cell>
          <table:table-cell table:formula="of:=([.C789]-[.B789]) * 100" office:value-type="float" office:value="64.3024234046997" calcext:value-type="float">
            <text:p>64,3024234046997</text:p>
          </table:table-cell>
          <table:table-cell table:number-columns-repeated="4"/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ATAN2([.$E$2];[.A790]) / RADIANS([.$F$2])" office:value-type="float" office:value="3.82381099351052" calcext:value-type="float">
            <text:p>3,82381099351052</text:p>
          </table:table-cell>
          <table:table-cell table:formula="of:=[.A790] * [.$H$2]" office:value-type="float" office:value="4.46897007385875" calcext:value-type="float">
            <text:p>4,46897007385875</text:p>
          </table:table-cell>
          <table:table-cell table:formula="of:=([.C790]-[.B790]) * 100" office:value-type="float" office:value="64.5159080348234" calcext:value-type="float">
            <text:p>64,5159080348234</text:p>
          </table:table-cell>
          <table:table-cell table:number-columns-repeated="4"/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ATAN2([.$E$2];[.A791]) / RADIANS([.$F$2])" office:value-type="float" office:value="3.8273439923199" calcext:value-type="float">
            <text:p>3,8273439923199</text:p>
          </table:table-cell>
          <table:table-cell table:formula="of:=[.A791] * [.$H$2]" office:value-type="float" office:value="4.47464135567837" calcext:value-type="float">
            <text:p>4,47464135567837</text:p>
          </table:table-cell>
          <table:table-cell table:formula="of:=([.C791]-[.B791]) * 100" office:value-type="float" office:value="64.7297363358474" calcext:value-type="float">
            <text:p>64,7297363358474</text:p>
          </table:table-cell>
          <table:table-cell table:number-columns-repeated="4"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ATAN2([.$E$2];[.A792]) / RADIANS([.$F$2])" office:value-type="float" office:value="3.83087355674477" calcext:value-type="float">
            <text:p>3,83087355674477</text:p>
          </table:table-cell>
          <table:table-cell table:formula="of:=[.A792] * [.$H$2]" office:value-type="float" office:value="4.48031263749799" calcext:value-type="float">
            <text:p>4,48031263749799</text:p>
          </table:table-cell>
          <table:table-cell table:formula="of:=([.C792]-[.B792]) * 100" office:value-type="float" office:value="64.9439080753218" calcext:value-type="float">
            <text:p>64,9439080753218</text:p>
          </table:table-cell>
          <table:table-cell table:number-columns-repeated="4"/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ATAN2([.$E$2];[.A793]) / RADIANS([.$F$2])" office:value-type="float" office:value="3.83439968911555" calcext:value-type="float">
            <text:p>3,83439968911555</text:p>
          </table:table-cell>
          <table:table-cell table:formula="of:=[.A793] * [.$H$2]" office:value-type="float" office:value="4.48598391931761" calcext:value-type="float">
            <text:p>4,48598391931761</text:p>
          </table:table-cell>
          <table:table-cell table:formula="of:=([.C793]-[.B793]) * 100" office:value-type="float" office:value="65.158423020206" calcext:value-type="float">
            <text:p>65,158423020206</text:p>
          </table:table-cell>
          <table:table-cell table:number-columns-repeated="4"/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ATAN2([.$E$2];[.A794]) / RADIANS([.$F$2])" office:value-type="float" office:value="3.8379223917685" calcext:value-type="float">
            <text:p>3,8379223917685</text:p>
          </table:table-cell>
          <table:table-cell table:formula="of:=[.A794] * [.$H$2]" office:value-type="float" office:value="4.49165520113723" calcext:value-type="float">
            <text:p>4,49165520113723</text:p>
          </table:table-cell>
          <table:table-cell table:formula="of:=([.C794]-[.B794]) * 100" office:value-type="float" office:value="65.3732809368723" calcext:value-type="float">
            <text:p>65,3732809368723</text:p>
          </table:table-cell>
          <table:table-cell table:number-columns-repeated="4"/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ATAN2([.$E$2];[.A795]) / RADIANS([.$F$2])" office:value-type="float" office:value="3.84144166704574" calcext:value-type="float">
            <text:p>3,84144166704574</text:p>
          </table:table-cell>
          <table:table-cell table:formula="of:=[.A795] * [.$H$2]" office:value-type="float" office:value="4.49732648295684" calcext:value-type="float">
            <text:p>4,49732648295684</text:p>
          </table:table-cell>
          <table:table-cell table:formula="of:=([.C795]-[.B795]) * 100" office:value-type="float" office:value="65.5884815911102" calcext:value-type="float">
            <text:p>65,5884815911102</text:p>
          </table:table-cell>
          <table:table-cell table:number-columns-repeated="4"/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ATAN2([.$E$2];[.A796]) / RADIANS([.$F$2])" office:value-type="float" office:value="3.84495751729516" calcext:value-type="float">
            <text:p>3,84495751729516</text:p>
          </table:table-cell>
          <table:table-cell table:formula="of:=[.A796] * [.$H$2]" office:value-type="float" office:value="4.50299776477646" calcext:value-type="float">
            <text:p>4,50299776477646</text:p>
          </table:table-cell>
          <table:table-cell table:formula="of:=([.C796]-[.B796]) * 100" office:value-type="float" office:value="65.80402474813" calcext:value-type="float">
            <text:p>65,80402474813</text:p>
          </table:table-cell>
          <table:table-cell table:number-columns-repeated="4"/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ATAN2([.$E$2];[.A797]) / RADIANS([.$F$2])" office:value-type="float" office:value="3.8484699448704" calcext:value-type="float">
            <text:p>3,8484699448704</text:p>
          </table:table-cell>
          <table:table-cell table:formula="of:=[.A797] * [.$H$2]" office:value-type="float" office:value="4.50866904659608" calcext:value-type="float">
            <text:p>4,50866904659608</text:p>
          </table:table-cell>
          <table:table-cell table:formula="of:=([.C797]-[.B797]) * 100" office:value-type="float" office:value="66.0199101725676" calcext:value-type="float">
            <text:p>66,0199101725676</text:p>
          </table:table-cell>
          <table:table-cell table:number-columns-repeated="4"/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ATAN2([.$E$2];[.A798]) / RADIANS([.$F$2])" office:value-type="float" office:value="3.85197895213082" calcext:value-type="float">
            <text:p>3,85197895213082</text:p>
          </table:table-cell>
          <table:table-cell table:formula="of:=[.A798] * [.$H$2]" office:value-type="float" office:value="4.5143403284157" calcext:value-type="float">
            <text:p>4,5143403284157</text:p>
          </table:table-cell>
          <table:table-cell table:formula="of:=([.C798]-[.B798]) * 100" office:value-type="float" office:value="66.2361376284874" calcext:value-type="float">
            <text:p>66,2361376284874</text:p>
          </table:table-cell>
          <table:table-cell table:number-columns-repeated="4"/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ATAN2([.$E$2];[.A799]) / RADIANS([.$F$2])" office:value-type="float" office:value="3.85548454144145" calcext:value-type="float">
            <text:p>3,85548454144145</text:p>
          </table:table-cell>
          <table:table-cell table:formula="of:=[.A799] * [.$H$2]" office:value-type="float" office:value="4.52001161023531" calcext:value-type="float">
            <text:p>4,52001161023531</text:p>
          </table:table-cell>
          <table:table-cell table:formula="of:=([.C799]-[.B799]) * 100" office:value-type="float" office:value="66.4527068793869" calcext:value-type="float">
            <text:p>66,4527068793869</text:p>
          </table:table-cell>
          <table:table-cell table:number-columns-repeated="4"/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ATAN2([.$E$2];[.A800]) / RADIANS([.$F$2])" office:value-type="float" office:value="3.85898671517293" calcext:value-type="float">
            <text:p>3,85898671517293</text:p>
          </table:table-cell>
          <table:table-cell table:formula="of:=[.A800] * [.$H$2]" office:value-type="float" office:value="4.52568289205493" calcext:value-type="float">
            <text:p>4,52568289205493</text:p>
          </table:table-cell>
          <table:table-cell table:formula="of:=([.C800]-[.B800]) * 100" office:value-type="float" office:value="66.6696176882005" calcext:value-type="float">
            <text:p>66,6696176882005</text:p>
          </table:table-cell>
          <table:table-cell table:number-columns-repeated="4"/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ATAN2([.$E$2];[.A801]) / RADIANS([.$F$2])" office:value-type="float" office:value="3.86248547570151" calcext:value-type="float">
            <text:p>3,86248547570151</text:p>
          </table:table-cell>
          <table:table-cell table:formula="of:=[.A801] * [.$H$2]" office:value-type="float" office:value="4.53135417387455" calcext:value-type="float">
            <text:p>4,53135417387455</text:p>
          </table:table-cell>
          <table:table-cell table:formula="of:=([.C801]-[.B801]) * 100" office:value-type="float" office:value="66.8868698173035" calcext:value-type="float">
            <text:p>66,8868698173035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ATAN2([.$E$2];[.A802]) / RADIANS([.$F$2])" office:value-type="float" office:value="3.86598082540901" calcext:value-type="float">
            <text:p>3,86598082540901</text:p>
          </table:table-cell>
          <table:table-cell table:formula="of:=[.A802] * [.$H$2]" office:value-type="float" office:value="4.53702545569417" calcext:value-type="float">
            <text:p>4,53702545569417</text:p>
          </table:table-cell>
          <table:table-cell table:formula="of:=([.C802]-[.B802]) * 100" office:value-type="float" office:value="67.1044630285159" calcext:value-type="float">
            <text:p>67,1044630285159</text:p>
          </table:table-cell>
          <table:table-cell table:number-columns-repeated="4"/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ATAN2([.$E$2];[.A803]) / RADIANS([.$F$2])" office:value-type="float" office:value="3.86947276668272" calcext:value-type="float">
            <text:p>3,86947276668272</text:p>
          </table:table-cell>
          <table:table-cell table:formula="of:=[.A803] * [.$H$2]" office:value-type="float" office:value="4.54269673751378" calcext:value-type="float">
            <text:p>4,54269673751378</text:p>
          </table:table-cell>
          <table:table-cell table:formula="of:=([.C803]-[.B803]) * 100" office:value-type="float" office:value="67.3223970831061" calcext:value-type="float">
            <text:p>67,3223970831061</text:p>
          </table:table-cell>
          <table:table-cell table:number-columns-repeated="4"/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ATAN2([.$E$2];[.A804]) / RADIANS([.$F$2])" office:value-type="float" office:value="3.87296130191545" calcext:value-type="float">
            <text:p>3,87296130191545</text:p>
          </table:table-cell>
          <table:table-cell table:formula="of:=[.A804] * [.$H$2]" office:value-type="float" office:value="4.5483680193334" calcext:value-type="float">
            <text:p>4,5483680193334</text:p>
          </table:table-cell>
          <table:table-cell table:formula="of:=([.C804]-[.B804]) * 100" office:value-type="float" office:value="67.5406717417957" calcext:value-type="float">
            <text:p>67,5406717417957</text:p>
          </table:table-cell>
          <table:table-cell table:number-columns-repeated="4"/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ATAN2([.$E$2];[.A805]) / RADIANS([.$F$2])" office:value-type="float" office:value="3.8764464335054" calcext:value-type="float">
            <text:p>3,8764464335054</text:p>
          </table:table-cell>
          <table:table-cell table:formula="of:=[.A805] * [.$H$2]" office:value-type="float" office:value="4.55403930115302" calcext:value-type="float">
            <text:p>4,55403930115302</text:p>
          </table:table-cell>
          <table:table-cell table:formula="of:=([.C805]-[.B805]) * 100" office:value-type="float" office:value="67.759286764762" calcext:value-type="float">
            <text:p>67,759286764762</text:p>
          </table:table-cell>
          <table:table-cell table:number-columns-repeated="4"/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ATAN2([.$E$2];[.A806]) / RADIANS([.$F$2])" office:value-type="float" office:value="3.87992816385621" calcext:value-type="float">
            <text:p>3,87992816385621</text:p>
          </table:table-cell>
          <table:table-cell table:formula="of:=[.A806] * [.$H$2]" office:value-type="float" office:value="4.55971058297264" calcext:value-type="float">
            <text:p>4,55971058297264</text:p>
          </table:table-cell>
          <table:table-cell table:formula="of:=([.C806]-[.B806]) * 100" office:value-type="float" office:value="67.9782419116431" calcext:value-type="float">
            <text:p>67,9782419116431</text:p>
          </table:table-cell>
          <table:table-cell table:number-columns-repeated="4"/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ATAN2([.$E$2];[.A807]) / RADIANS([.$F$2])" office:value-type="float" office:value="3.88340649537685" calcext:value-type="float">
            <text:p>3,88340649537685</text:p>
          </table:table-cell>
          <table:table-cell table:formula="of:=[.A807] * [.$H$2]" office:value-type="float" office:value="4.56538186479226" calcext:value-type="float">
            <text:p>4,56538186479226</text:p>
          </table:table-cell>
          <table:table-cell table:formula="of:=([.C807]-[.B807]) * 100" office:value-type="float" office:value="68.1975369415409" calcext:value-type="float">
            <text:p>68,1975369415409</text:p>
          </table:table-cell>
          <table:table-cell table:number-columns-repeated="4"/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ATAN2([.$E$2];[.A808]) / RADIANS([.$F$2])" office:value-type="float" office:value="3.88688143048162" calcext:value-type="float">
            <text:p>3,88688143048162</text:p>
          </table:table-cell>
          <table:table-cell table:formula="of:=[.A808] * [.$H$2]" office:value-type="float" office:value="4.57105314661187" calcext:value-type="float">
            <text:p>4,57105314661187</text:p>
          </table:table-cell>
          <table:table-cell table:formula="of:=([.C808]-[.B808]) * 100" office:value-type="float" office:value="68.4171716130254" calcext:value-type="float">
            <text:p>68,4171716130254</text:p>
          </table:table-cell>
          <table:table-cell table:number-columns-repeated="4"/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ATAN2([.$E$2];[.A809]) / RADIANS([.$F$2])" office:value-type="float" office:value="3.89035297159011" calcext:value-type="float">
            <text:p>3,89035297159011</text:p>
          </table:table-cell>
          <table:table-cell table:formula="of:=[.A809] * [.$H$2]" office:value-type="float" office:value="4.57672442843149" calcext:value-type="float">
            <text:p>4,57672442843149</text:p>
          </table:table-cell>
          <table:table-cell table:formula="of:=([.C809]-[.B809]) * 100" office:value-type="float" office:value="68.6371456841383" calcext:value-type="float">
            <text:p>68,6371456841383</text:p>
          </table:table-cell>
          <table:table-cell table:number-columns-repeated="4"/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ATAN2([.$E$2];[.A810]) / RADIANS([.$F$2])" office:value-type="float" office:value="3.89382112112714" calcext:value-type="float">
            <text:p>3,89382112112714</text:p>
          </table:table-cell>
          <table:table-cell table:formula="of:=[.A810] * [.$H$2]" office:value-type="float" office:value="4.58239571025111" calcext:value-type="float">
            <text:p>4,58239571025111</text:p>
          </table:table-cell>
          <table:table-cell table:formula="of:=([.C810]-[.B810]) * 100" office:value-type="float" office:value="68.8574589123972" calcext:value-type="float">
            <text:p>68,8574589123972</text:p>
          </table:table-cell>
          <table:table-cell table:number-columns-repeated="4"/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ATAN2([.$E$2];[.A811]) / RADIANS([.$F$2])" office:value-type="float" office:value="3.89728588152273" calcext:value-type="float">
            <text:p>3,89728588152273</text:p>
          </table:table-cell>
          <table:table-cell table:formula="of:=[.A811] * [.$H$2]" office:value-type="float" office:value="4.58806699207073" calcext:value-type="float">
            <text:p>4,58806699207073</text:p>
          </table:table-cell>
          <table:table-cell table:formula="of:=([.C811]-[.B811]) * 100" office:value-type="float" office:value="69.0781110547992" calcext:value-type="float">
            <text:p>69,0781110547992</text:p>
          </table:table-cell>
          <table:table-cell table:number-columns-repeated="4"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ATAN2([.$E$2];[.A812]) / RADIANS([.$F$2])" office:value-type="float" office:value="3.9007472552121" calcext:value-type="float">
            <text:p>3,9007472552121</text:p>
          </table:table-cell>
          <table:table-cell table:formula="of:=[.A812] * [.$H$2]" office:value-type="float" office:value="4.59373827389034" calcext:value-type="float">
            <text:p>4,59373827389034</text:p>
          </table:table-cell>
          <table:table-cell table:formula="of:=([.C812]-[.B812]) * 100" office:value-type="float" office:value="69.299101867824" calcext:value-type="float">
            <text:p>69,299101867824</text:p>
          </table:table-cell>
          <table:table-cell table:number-columns-repeated="4"/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ATAN2([.$E$2];[.A813]) / RADIANS([.$F$2])" office:value-type="float" office:value="3.90420524463557" calcext:value-type="float">
            <text:p>3,90420524463557</text:p>
          </table:table-cell>
          <table:table-cell table:formula="of:=[.A813] * [.$H$2]" office:value-type="float" office:value="4.59940955570996" calcext:value-type="float">
            <text:p>4,59940955570996</text:p>
          </table:table-cell>
          <table:table-cell table:formula="of:=([.C813]-[.B813]) * 100" office:value-type="float" office:value="69.520431107439" calcext:value-type="float">
            <text:p>69,520431107439</text:p>
          </table:table-cell>
          <table:table-cell table:number-columns-repeated="4"/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ATAN2([.$E$2];[.A814]) / RADIANS([.$F$2])" office:value-type="float" office:value="3.90765985223856" calcext:value-type="float">
            <text:p>3,90765985223856</text:p>
          </table:table-cell>
          <table:table-cell table:formula="of:=[.A814] * [.$H$2]" office:value-type="float" office:value="4.60508083752958" calcext:value-type="float">
            <text:p>4,60508083752958</text:p>
          </table:table-cell>
          <table:table-cell table:formula="of:=([.C814]-[.B814]) * 100" office:value-type="float" office:value="69.7420985291021" calcext:value-type="float">
            <text:p>69,7420985291021</text:p>
          </table:table-cell>
          <table:table-cell table:number-columns-repeated="4"/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ATAN2([.$E$2];[.A815]) / RADIANS([.$F$2])" office:value-type="float" office:value="3.91111108047154" calcext:value-type="float">
            <text:p>3,91111108047154</text:p>
          </table:table-cell>
          <table:table-cell table:formula="of:=[.A815] * [.$H$2]" office:value-type="float" office:value="4.6107521193492" calcext:value-type="float">
            <text:p>4,6107521193492</text:p>
          </table:table-cell>
          <table:table-cell table:formula="of:=([.C815]-[.B815]) * 100" office:value-type="float" office:value="69.9641038877656" calcext:value-type="float">
            <text:p>69,9641038877656</text:p>
          </table:table-cell>
          <table:table-cell table:number-columns-repeated="4"/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ATAN2([.$E$2];[.A816]) / RADIANS([.$F$2])" office:value-type="float" office:value="3.91455893179001" calcext:value-type="float">
            <text:p>3,91455893179001</text:p>
          </table:table-cell>
          <table:table-cell table:formula="of:=[.A816] * [.$H$2]" office:value-type="float" office:value="4.61642340116882" calcext:value-type="float">
            <text:p>4,61642340116882</text:p>
          </table:table-cell>
          <table:table-cell table:formula="of:=([.C816]-[.B816]) * 100" office:value-type="float" office:value="70.1864469378802" calcext:value-type="float">
            <text:p>70,1864469378802</text:p>
          </table:table-cell>
          <table:table-cell table:number-columns-repeated="4"/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ATAN2([.$E$2];[.A817]) / RADIANS([.$F$2])" office:value-type="float" office:value="3.91800340865444" calcext:value-type="float">
            <text:p>3,91800340865444</text:p>
          </table:table-cell>
          <table:table-cell table:formula="of:=[.A817] * [.$H$2]" office:value-type="float" office:value="4.62209468298843" calcext:value-type="float">
            <text:p>4,62209468298843</text:p>
          </table:table-cell>
          <table:table-cell table:formula="of:=([.C817]-[.B817]) * 100" office:value-type="float" office:value="70.4091274333988" calcext:value-type="float">
            <text:p>70,4091274333988</text:p>
          </table:table-cell>
          <table:table-cell table:number-columns-repeated="4"/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ATAN2([.$E$2];[.A818]) / RADIANS([.$F$2])" office:value-type="float" office:value="3.92144451353025" calcext:value-type="float">
            <text:p>3,92144451353025</text:p>
          </table:table-cell>
          <table:table-cell table:formula="of:=[.A818] * [.$H$2]" office:value-type="float" office:value="4.62776596480805" calcext:value-type="float">
            <text:p>4,62776596480805</text:p>
          </table:table-cell>
          <table:table-cell table:formula="of:=([.C818]-[.B818]) * 100" office:value-type="float" office:value="70.6321451277798" calcext:value-type="float">
            <text:p>70,6321451277798</text:p>
          </table:table-cell>
          <table:table-cell table:number-columns-repeated="4"/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ATAN2([.$E$2];[.A819]) / RADIANS([.$F$2])" office:value-type="float" office:value="3.92488224888776" calcext:value-type="float">
            <text:p>3,92488224888776</text:p>
          </table:table-cell>
          <table:table-cell table:formula="of:=[.A819] * [.$H$2]" office:value-type="float" office:value="4.63343724662767" calcext:value-type="float">
            <text:p>4,63343724662767</text:p>
          </table:table-cell>
          <table:table-cell table:formula="of:=([.C819]-[.B819]) * 100" office:value-type="float" office:value="70.8554997739911" calcext:value-type="float">
            <text:p>70,8554997739911</text:p>
          </table:table-cell>
          <table:table-cell table:number-columns-repeated="4"/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ATAN2([.$E$2];[.A820]) / RADIANS([.$F$2])" office:value-type="float" office:value="3.92831661720215" calcext:value-type="float">
            <text:p>3,92831661720215</text:p>
          </table:table-cell>
          <table:table-cell table:formula="of:=[.A820] * [.$H$2]" office:value-type="float" office:value="4.63910852844729" calcext:value-type="float">
            <text:p>4,63910852844729</text:p>
          </table:table-cell>
          <table:table-cell table:formula="of:=([.C820]-[.B820]) * 100" office:value-type="float" office:value="71.0791911245137" calcext:value-type="float">
            <text:p>71,0791911245137</text:p>
          </table:table-cell>
          <table:table-cell table:number-columns-repeated="4"/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ATAN2([.$E$2];[.A821]) / RADIANS([.$F$2])" office:value-type="float" office:value="3.93174762095345" calcext:value-type="float">
            <text:p>3,93174762095345</text:p>
          </table:table-cell>
          <table:table-cell table:formula="of:=[.A821] * [.$H$2]" office:value-type="float" office:value="4.6447798102669" calcext:value-type="float">
            <text:p>4,6447798102669</text:p>
          </table:table-cell>
          <table:table-cell table:formula="of:=([.C821]-[.B821]) * 100" office:value-type="float" office:value="71.3032189313455" calcext:value-type="float">
            <text:p>71,3032189313455</text:p>
          </table:table-cell>
          <table:table-cell table:number-columns-repeated="4"/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ATAN2([.$E$2];[.A822]) / RADIANS([.$F$2])" office:value-type="float" office:value="3.93517526262647" calcext:value-type="float">
            <text:p>3,93517526262647</text:p>
          </table:table-cell>
          <table:table-cell table:formula="of:=[.A822] * [.$H$2]" office:value-type="float" office:value="4.65045109208652" calcext:value-type="float">
            <text:p>4,65045109208652</text:p>
          </table:table-cell>
          <table:table-cell table:formula="of:=([.C822]-[.B822]) * 100" office:value-type="float" office:value="71.5275829460047" calcext:value-type="float">
            <text:p>71,5275829460047</text:p>
          </table:table-cell>
          <table:table-cell table:number-columns-repeated="4"/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ATAN2([.$E$2];[.A823]) / RADIANS([.$F$2])" office:value-type="float" office:value="3.9385995447108" calcext:value-type="float">
            <text:p>3,9385995447108</text:p>
          </table:table-cell>
          <table:table-cell table:formula="of:=[.A823] * [.$H$2]" office:value-type="float" office:value="4.65612237390614" calcext:value-type="float">
            <text:p>4,65612237390614</text:p>
          </table:table-cell>
          <table:table-cell table:formula="of:=([.C823]-[.B823]) * 100" office:value-type="float" office:value="71.752282919534" calcext:value-type="float">
            <text:p>71,752282919534</text:p>
          </table:table-cell>
          <table:table-cell table:number-columns-repeated="4"/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ATAN2([.$E$2];[.A824]) / RADIANS([.$F$2])" office:value-type="float" office:value="3.94202046970072" calcext:value-type="float">
            <text:p>3,94202046970072</text:p>
          </table:table-cell>
          <table:table-cell table:formula="of:=[.A824] * [.$H$2]" office:value-type="float" office:value="4.66179365572576" calcext:value-type="float">
            <text:p>4,66179365572576</text:p>
          </table:table-cell>
          <table:table-cell table:formula="of:=([.C824]-[.B824]) * 100" office:value-type="float" office:value="71.9773186025035" calcext:value-type="float">
            <text:p>71,9773186025035</text:p>
          </table:table-cell>
          <table:table-cell table:number-columns-repeated="4"/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ATAN2([.$E$2];[.A825]) / RADIANS([.$F$2])" office:value-type="float" office:value="3.94543804009522" calcext:value-type="float">
            <text:p>3,94543804009522</text:p>
          </table:table-cell>
          <table:table-cell table:formula="of:=[.A825] * [.$H$2]" office:value-type="float" office:value="4.66746493754537" calcext:value-type="float">
            <text:p>4,66746493754537</text:p>
          </table:table-cell>
          <table:table-cell table:formula="of:=([.C825]-[.B825]) * 100" office:value-type="float" office:value="72.2026897450151" calcext:value-type="float">
            <text:p>72,2026897450151</text:p>
          </table:table-cell>
          <table:table-cell table:number-columns-repeated="4"/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ATAN2([.$E$2];[.A826]) / RADIANS([.$F$2])" office:value-type="float" office:value="3.94885225839794" calcext:value-type="float">
            <text:p>3,94885225839794</text:p>
          </table:table-cell>
          <table:table-cell table:formula="of:=[.A826] * [.$H$2]" office:value-type="float" office:value="4.67313621936499" calcext:value-type="float">
            <text:p>4,67313621936499</text:p>
          </table:table-cell>
          <table:table-cell table:formula="of:=([.C826]-[.B826]) * 100" office:value-type="float" office:value="72.4283960967053" calcext:value-type="float">
            <text:p>72,4283960967053</text:p>
          </table:table-cell>
          <table:table-cell table:number-columns-repeated="4"/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ATAN2([.$E$2];[.A827]) / RADIANS([.$F$2])" office:value-type="float" office:value="3.95226312711711" calcext:value-type="float">
            <text:p>3,95226312711711</text:p>
          </table:table-cell>
          <table:table-cell table:formula="of:=[.A827] * [.$H$2]" office:value-type="float" office:value="4.67880750118461" calcext:value-type="float">
            <text:p>4,67880750118461</text:p>
          </table:table-cell>
          <table:table-cell table:formula="of:=([.C827]-[.B827]) * 100" office:value-type="float" office:value="72.6544374067498" calcext:value-type="float">
            <text:p>72,6544374067498</text:p>
          </table:table-cell>
          <table:table-cell table:number-columns-repeated="4"/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ATAN2([.$E$2];[.A828]) / RADIANS([.$F$2])" office:value-type="float" office:value="3.95567064876557" calcext:value-type="float">
            <text:p>3,95567064876557</text:p>
          </table:table-cell>
          <table:table-cell table:formula="of:=[.A828] * [.$H$2]" office:value-type="float" office:value="4.68447878300423" calcext:value-type="float">
            <text:p>4,68447878300423</text:p>
          </table:table-cell>
          <table:table-cell table:formula="of:=([.C828]-[.B828]) * 100" office:value-type="float" office:value="72.880813423866" calcext:value-type="float">
            <text:p>72,880813423866</text:p>
          </table:table-cell>
          <table:table-cell table:number-columns-repeated="4"/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ATAN2([.$E$2];[.A829]) / RADIANS([.$F$2])" office:value-type="float" office:value="3.95907482586067" calcext:value-type="float">
            <text:p>3,95907482586067</text:p>
          </table:table-cell>
          <table:table-cell table:formula="of:=[.A829] * [.$H$2]" office:value-type="float" office:value="4.69015006482385" calcext:value-type="float">
            <text:p>4,69015006482385</text:p>
          </table:table-cell>
          <table:table-cell table:formula="of:=([.C829]-[.B829]) * 100" office:value-type="float" office:value="73.1075238963175" calcext:value-type="float">
            <text:p>73,1075238963175</text:p>
          </table:table-cell>
          <table:table-cell table:number-columns-repeated="4"/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ATAN2([.$E$2];[.A830]) / RADIANS([.$F$2])" office:value-type="float" office:value="3.96247566092429" calcext:value-type="float">
            <text:p>3,96247566092429</text:p>
          </table:table-cell>
          <table:table-cell table:formula="of:=[.A830] * [.$H$2]" office:value-type="float" office:value="4.69582134664346" calcext:value-type="float">
            <text:p>4,69582134664346</text:p>
          </table:table-cell>
          <table:table-cell table:formula="of:=([.C830]-[.B830]) * 100" office:value-type="float" office:value="73.3345685719172" calcext:value-type="float">
            <text:p>73,3345685719172</text:p>
          </table:table-cell>
          <table:table-cell table:number-columns-repeated="4"/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ATAN2([.$E$2];[.A831]) / RADIANS([.$F$2])" office:value-type="float" office:value="3.96587315648277" calcext:value-type="float">
            <text:p>3,96587315648277</text:p>
          </table:table-cell>
          <table:table-cell table:formula="of:=[.A831] * [.$H$2]" office:value-type="float" office:value="4.70149262846308" calcext:value-type="float">
            <text:p>4,70149262846308</text:p>
          </table:table-cell>
          <table:table-cell table:formula="of:=([.C831]-[.B831]) * 100" office:value-type="float" office:value="73.5619471980312" calcext:value-type="float">
            <text:p>73,5619471980312</text:p>
          </table:table-cell>
          <table:table-cell table:number-columns-repeated="4"/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ATAN2([.$E$2];[.A832]) / RADIANS([.$F$2])" office:value-type="float" office:value="3.96926731506688" calcext:value-type="float">
            <text:p>3,96926731506688</text:p>
          </table:table-cell>
          <table:table-cell table:formula="of:=[.A832] * [.$H$2]" office:value-type="float" office:value="4.7071639102827" calcext:value-type="float">
            <text:p>4,7071639102827</text:p>
          </table:table-cell>
          <table:table-cell table:formula="of:=([.C832]-[.B832]) * 100" office:value-type="float" office:value="73.7896595215817" calcext:value-type="float">
            <text:p>73,7896595215817</text:p>
          </table:table-cell>
          <table:table-cell table:number-columns-repeated="4"/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ATAN2([.$E$2];[.A833]) / RADIANS([.$F$2])" office:value-type="float" office:value="3.9726581392118" calcext:value-type="float">
            <text:p>3,9726581392118</text:p>
          </table:table-cell>
          <table:table-cell table:formula="of:=[.A833] * [.$H$2]" office:value-type="float" office:value="4.71283519210232" calcext:value-type="float">
            <text:p>4,71283519210232</text:p>
          </table:table-cell>
          <table:table-cell table:formula="of:=([.C833]-[.B833]) * 100" office:value-type="float" office:value="74.0177052890512" calcext:value-type="float">
            <text:p>74,0177052890512</text:p>
          </table:table-cell>
          <table:table-cell table:number-columns-repeated="4"/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ATAN2([.$E$2];[.A834]) / RADIANS([.$F$2])" office:value-type="float" office:value="3.97604563145708" calcext:value-type="float">
            <text:p>3,97604563145708</text:p>
          </table:table-cell>
          <table:table-cell table:formula="of:=[.A834] * [.$H$2]" office:value-type="float" office:value="4.71850647392193" calcext:value-type="float">
            <text:p>4,71850647392193</text:p>
          </table:table-cell>
          <table:table-cell table:formula="of:=([.C834]-[.B834]) * 100" office:value-type="float" office:value="74.2460842464858" calcext:value-type="float">
            <text:p>74,2460842464858</text:p>
          </table:table-cell>
          <table:table-cell table:number-columns-repeated="4"/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ATAN2([.$E$2];[.A835]) / RADIANS([.$F$2])" office:value-type="float" office:value="3.97942979434656" calcext:value-type="float">
            <text:p>3,97942979434656</text:p>
          </table:table-cell>
          <table:table-cell table:formula="of:=[.A835] * [.$H$2]" office:value-type="float" office:value="4.72417775574155" calcext:value-type="float">
            <text:p>4,72417775574155</text:p>
          </table:table-cell>
          <table:table-cell table:formula="of:=([.C835]-[.B835]) * 100" office:value-type="float" office:value="74.4747961394988" calcext:value-type="float">
            <text:p>74,4747961394988</text:p>
          </table:table-cell>
          <table:table-cell table:number-columns-repeated="4"/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ATAN2([.$E$2];[.A836]) / RADIANS([.$F$2])" office:value-type="float" office:value="3.98281063042843" calcext:value-type="float">
            <text:p>3,98281063042843</text:p>
          </table:table-cell>
          <table:table-cell table:formula="of:=[.A836] * [.$H$2]" office:value-type="float" office:value="4.72984903756117" calcext:value-type="float">
            <text:p>4,72984903756117</text:p>
          </table:table-cell>
          <table:table-cell table:formula="of:=([.C836]-[.B836]) * 100" office:value-type="float" office:value="74.7038407132737" calcext:value-type="float">
            <text:p>74,7038407132737</text:p>
          </table:table-cell>
          <table:table-cell table:number-columns-repeated="4"/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ATAN2([.$E$2];[.A837]) / RADIANS([.$F$2])" office:value-type="float" office:value="3.9861881422551" calcext:value-type="float">
            <text:p>3,9861881422551</text:p>
          </table:table-cell>
          <table:table-cell table:formula="of:=[.A837] * [.$H$2]" office:value-type="float" office:value="4.73552031938079" calcext:value-type="float">
            <text:p>4,73552031938079</text:p>
          </table:table-cell>
          <table:table-cell table:formula="of:=([.C837]-[.B837]) * 100" office:value-type="float" office:value="74.9332177125687" calcext:value-type="float">
            <text:p>74,9332177125687</text:p>
          </table:table-cell>
          <table:table-cell table:number-columns-repeated="4"/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ATAN2([.$E$2];[.A838]) / RADIANS([.$F$2])" office:value-type="float" office:value="3.98956233238321" calcext:value-type="float">
            <text:p>3,98956233238321</text:p>
          </table:table-cell>
          <table:table-cell table:formula="of:=[.A838] * [.$H$2]" office:value-type="float" office:value="4.74119160120041" calcext:value-type="float">
            <text:p>4,74119160120041</text:p>
          </table:table-cell>
          <table:table-cell table:formula="of:=([.C838]-[.B838]) * 100" office:value-type="float" office:value="75.162926881719" calcext:value-type="float">
            <text:p>75,162926881719</text:p>
          </table:table-cell>
          <table:table-cell table:number-columns-repeated="4"/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ATAN2([.$E$2];[.A839]) / RADIANS([.$F$2])" office:value-type="float" office:value="3.99293320337361" calcext:value-type="float">
            <text:p>3,99293320337361</text:p>
          </table:table-cell>
          <table:table-cell table:formula="of:=[.A839] * [.$H$2]" office:value-type="float" office:value="4.74686288302002" calcext:value-type="float">
            <text:p>4,74686288302002</text:p>
          </table:table-cell>
          <table:table-cell table:formula="of:=([.C839]-[.B839]) * 100" office:value-type="float" office:value="75.3929679646411" calcext:value-type="float">
            <text:p>75,3929679646411</text:p>
          </table:table-cell>
          <table:table-cell table:number-columns-repeated="4"/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ATAN2([.$E$2];[.A840]) / RADIANS([.$F$2])" office:value-type="float" office:value="3.99630075779128" calcext:value-type="float">
            <text:p>3,99630075779128</text:p>
          </table:table-cell>
          <table:table-cell table:formula="of:=[.A840] * [.$H$2]" office:value-type="float" office:value="4.75253416483964" calcext:value-type="float">
            <text:p>4,75253416483964</text:p>
          </table:table-cell>
          <table:table-cell table:formula="of:=([.C840]-[.B840]) * 100" office:value-type="float" office:value="75.623340704836" calcext:value-type="float">
            <text:p>75,623340704836</text:p>
          </table:table-cell>
          <table:table-cell table:number-columns-repeated="4"/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ATAN2([.$E$2];[.A841]) / RADIANS([.$F$2])" office:value-type="float" office:value="3.99966499820533" calcext:value-type="float">
            <text:p>3,99966499820533</text:p>
          </table:table-cell>
          <table:table-cell table:formula="of:=[.A841] * [.$H$2]" office:value-type="float" office:value="4.75820544665926" calcext:value-type="float">
            <text:p>4,75820544665926</text:p>
          </table:table-cell>
          <table:table-cell table:formula="of:=([.C841]-[.B841]) * 100" office:value-type="float" office:value="75.8540448453924" calcext:value-type="float">
            <text:p>75,8540448453924</text:p>
          </table:table-cell>
          <table:table-cell table:number-columns-repeated="4"/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ATAN2([.$E$2];[.A842]) / RADIANS([.$F$2])" office:value-type="float" office:value="4.00302592718897" calcext:value-type="float">
            <text:p>4,00302592718897</text:p>
          </table:table-cell>
          <table:table-cell table:formula="of:=[.A842] * [.$H$2]" office:value-type="float" office:value="4.76387672847888" calcext:value-type="float">
            <text:p>4,76387672847888</text:p>
          </table:table-cell>
          <table:table-cell table:formula="of:=([.C842]-[.B842]) * 100" office:value-type="float" office:value="76.0850801289906" calcext:value-type="float">
            <text:p>76,0850801289906</text:p>
          </table:table-cell>
          <table:table-cell table:number-columns-repeated="4"/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ATAN2([.$E$2];[.A843]) / RADIANS([.$F$2])" office:value-type="float" office:value="4.00638354731944" calcext:value-type="float">
            <text:p>4,00638354731944</text:p>
          </table:table-cell>
          <table:table-cell table:formula="of:=[.A843] * [.$H$2]" office:value-type="float" office:value="4.76954801029849" calcext:value-type="float">
            <text:p>4,76954801029849</text:p>
          </table:table-cell>
          <table:table-cell table:formula="of:=([.C843]-[.B843]) * 100" office:value-type="float" office:value="76.3164462979056" calcext:value-type="float">
            <text:p>76,3164462979056</text:p>
          </table:table-cell>
          <table:table-cell table:number-columns-repeated="4"/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ATAN2([.$E$2];[.A844]) / RADIANS([.$F$2])" office:value-type="float" office:value="4.00973786117801" calcext:value-type="float">
            <text:p>4,00973786117801</text:p>
          </table:table-cell>
          <table:table-cell table:formula="of:=[.A844] * [.$H$2]" office:value-type="float" office:value="4.77521929211811" calcext:value-type="float">
            <text:p>4,77521929211811</text:p>
          </table:table-cell>
          <table:table-cell table:formula="of:=([.C844]-[.B844]) * 100" office:value-type="float" office:value="76.5481430940104" calcext:value-type="float">
            <text:p>76,5481430940104</text:p>
          </table:table-cell>
          <table:table-cell table:number-columns-repeated="4"/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ATAN2([.$E$2];[.A845]) / RADIANS([.$F$2])" office:value-type="float" office:value="4.01308887134993" calcext:value-type="float">
            <text:p>4,01308887134993</text:p>
          </table:table-cell>
          <table:table-cell table:formula="of:=[.A845] * [.$H$2]" office:value-type="float" office:value="4.78089057393773" calcext:value-type="float">
            <text:p>4,78089057393773</text:p>
          </table:table-cell>
          <table:table-cell table:formula="of:=([.C845]-[.B845]) * 100" office:value-type="float" office:value="76.7801702587798" calcext:value-type="float">
            <text:p>76,7801702587798</text:p>
          </table:table-cell>
          <table:table-cell table:number-columns-repeated="4"/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ATAN2([.$E$2];[.A846]) / RADIANS([.$F$2])" office:value-type="float" office:value="4.01643658042441" calcext:value-type="float">
            <text:p>4,01643658042441</text:p>
          </table:table-cell>
          <table:table-cell table:formula="of:=[.A846] * [.$H$2]" office:value-type="float" office:value="4.78656185575735" calcext:value-type="float">
            <text:p>4,78656185575735</text:p>
          </table:table-cell>
          <table:table-cell table:formula="of:=([.C846]-[.B846]) * 100" office:value-type="float" office:value="77.0125275332934" calcext:value-type="float">
            <text:p>77,0125275332934</text:p>
          </table:table-cell>
          <table:table-cell table:number-columns-repeated="4"/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ATAN2([.$E$2];[.A847]) / RADIANS([.$F$2])" office:value-type="float" office:value="4.01978099099457" calcext:value-type="float">
            <text:p>4,01978099099457</text:p>
          </table:table-cell>
          <table:table-cell table:formula="of:=[.A847] * [.$H$2]" office:value-type="float" office:value="4.79223313757696" calcext:value-type="float">
            <text:p>4,79223313757696</text:p>
          </table:table-cell>
          <table:table-cell table:formula="of:=([.C847]-[.B847]) * 100" office:value-type="float" office:value="77.2452146582392" calcext:value-type="float">
            <text:p>77,2452146582392</text:p>
          </table:table-cell>
          <table:table-cell table:number-columns-repeated="4"/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ATAN2([.$E$2];[.A848]) / RADIANS([.$F$2])" office:value-type="float" office:value="4.02312210565741" calcext:value-type="float">
            <text:p>4,02312210565741</text:p>
          </table:table-cell>
          <table:table-cell table:formula="of:=[.A848] * [.$H$2]" office:value-type="float" office:value="4.79790441939658" calcext:value-type="float">
            <text:p>4,79790441939658</text:p>
          </table:table-cell>
          <table:table-cell table:formula="of:=([.C848]-[.B848]) * 100" office:value-type="float" office:value="77.4782313739167" calcext:value-type="float">
            <text:p>77,4782313739167</text:p>
          </table:table-cell>
          <table:table-cell table:number-columns-repeated="4"/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ATAN2([.$E$2];[.A849]) / RADIANS([.$F$2])" office:value-type="float" office:value="4.02645992701379" calcext:value-type="float">
            <text:p>4,02645992701379</text:p>
          </table:table-cell>
          <table:table-cell table:formula="of:=[.A849] * [.$H$2]" office:value-type="float" office:value="4.8035757012162" calcext:value-type="float">
            <text:p>4,8035757012162</text:p>
          </table:table-cell>
          <table:table-cell table:formula="of:=([.C849]-[.B849]) * 100" office:value-type="float" office:value="77.7115774202406" calcext:value-type="float">
            <text:p>77,7115774202406</text:p>
          </table:table-cell>
          <table:table-cell table:number-columns-repeated="4"/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ATAN2([.$E$2];[.A850]) / RADIANS([.$F$2])" office:value-type="float" office:value="4.02979445766838" calcext:value-type="float">
            <text:p>4,02979445766838</text:p>
          </table:table-cell>
          <table:table-cell table:formula="of:=[.A850] * [.$H$2]" office:value-type="float" office:value="4.80924698303582" calcext:value-type="float">
            <text:p>4,80924698303582</text:p>
          </table:table-cell>
          <table:table-cell table:formula="of:=([.C850]-[.B850]) * 100" office:value-type="float" office:value="77.9452525367439" calcext:value-type="float">
            <text:p>77,9452525367439</text:p>
          </table:table-cell>
          <table:table-cell table:number-columns-repeated="4"/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ATAN2([.$E$2];[.A851]) / RADIANS([.$F$2])" office:value-type="float" office:value="4.03312570022962" calcext:value-type="float">
            <text:p>4,03312570022962</text:p>
          </table:table-cell>
          <table:table-cell table:formula="of:=[.A851] * [.$H$2]" office:value-type="float" office:value="4.81491826485544" calcext:value-type="float">
            <text:p>4,81491826485544</text:p>
          </table:table-cell>
          <table:table-cell table:formula="of:=([.C851]-[.B851]) * 100" office:value-type="float" office:value="78.179256462581" calcext:value-type="float">
            <text:p>78,179256462581</text:p>
          </table:table-cell>
          <table:table-cell table:number-columns-repeated="4"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ATAN2([.$E$2];[.A852]) / RADIANS([.$F$2])" office:value-type="float" office:value="4.03645365730974" calcext:value-type="float">
            <text:p>4,03645365730974</text:p>
          </table:table-cell>
          <table:table-cell table:formula="of:=[.A852] * [.$H$2]" office:value-type="float" office:value="4.82058954667505" calcext:value-type="float">
            <text:p>4,82058954667505</text:p>
          </table:table-cell>
          <table:table-cell table:formula="of:=([.C852]-[.B852]) * 100" office:value-type="float" office:value="78.4135889365317" calcext:value-type="float">
            <text:p>78,4135889365317</text:p>
          </table:table-cell>
          <table:table-cell table:number-columns-repeated="4"/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ATAN2([.$E$2];[.A853]) / RADIANS([.$F$2])" office:value-type="float" office:value="4.03977833152463" calcext:value-type="float">
            <text:p>4,03977833152463</text:p>
          </table:table-cell>
          <table:table-cell table:formula="of:=[.A853] * [.$H$2]" office:value-type="float" office:value="4.82626082849467" calcext:value-type="float">
            <text:p>4,82626082849467</text:p>
          </table:table-cell>
          <table:table-cell table:formula="of:=([.C853]-[.B853]) * 100" office:value-type="float" office:value="78.6482496970037" calcext:value-type="float">
            <text:p>78,6482496970037</text:p>
          </table:table-cell>
          <table:table-cell table:number-columns-repeated="4"/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ATAN2([.$E$2];[.A854]) / RADIANS([.$F$2])" office:value-type="float" office:value="4.04309972549392" calcext:value-type="float">
            <text:p>4,04309972549392</text:p>
          </table:table-cell>
          <table:table-cell table:formula="of:=[.A854] * [.$H$2]" office:value-type="float" office:value="4.83193211031429" calcext:value-type="float">
            <text:p>4,83193211031429</text:p>
          </table:table-cell>
          <table:table-cell table:formula="of:=([.C854]-[.B854]) * 100" office:value-type="float" office:value="78.8832384820364" calcext:value-type="float">
            <text:p>78,8832384820364</text:p>
          </table:table-cell>
          <table:table-cell table:number-columns-repeated="4"/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ATAN2([.$E$2];[.A855]) / RADIANS([.$F$2])" office:value-type="float" office:value="4.04641784184087" calcext:value-type="float">
            <text:p>4,04641784184087</text:p>
          </table:table-cell>
          <table:table-cell table:formula="of:=[.A855] * [.$H$2]" office:value-type="float" office:value="4.83760339213391" calcext:value-type="float">
            <text:p>4,83760339213391</text:p>
          </table:table-cell>
          <table:table-cell table:formula="of:=([.C855]-[.B855]) * 100" office:value-type="float" office:value="79.118555029304" calcext:value-type="float">
            <text:p>79,118555029304</text:p>
          </table:table-cell>
          <table:table-cell table:number-columns-repeated="4"/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ATAN2([.$E$2];[.A856]) / RADIANS([.$F$2])" office:value-type="float" office:value="4.04973268319233" calcext:value-type="float">
            <text:p>4,04973268319233</text:p>
          </table:table-cell>
          <table:table-cell table:formula="of:=[.A856] * [.$H$2]" office:value-type="float" office:value="4.84327467395352" calcext:value-type="float">
            <text:p>4,84327467395352</text:p>
          </table:table-cell>
          <table:table-cell table:formula="of:=([.C856]-[.B856]) * 100" office:value-type="float" office:value="79.354199076119" calcext:value-type="float">
            <text:p>79,354199076119</text:p>
          </table:table-cell>
          <table:table-cell table:number-columns-repeated="4"/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ATAN2([.$E$2];[.A857]) / RADIANS([.$F$2])" office:value-type="float" office:value="4.05304425217879" calcext:value-type="float">
            <text:p>4,05304425217879</text:p>
          </table:table-cell>
          <table:table-cell table:formula="of:=[.A857] * [.$H$2]" office:value-type="float" office:value="4.84894595577314" calcext:value-type="float">
            <text:p>4,84894595577314</text:p>
          </table:table-cell>
          <table:table-cell table:formula="of:=([.C857]-[.B857]) * 100" office:value-type="float" office:value="79.5901703594347" calcext:value-type="float">
            <text:p>79,5901703594347</text:p>
          </table:table-cell>
          <table:table-cell table:number-columns-repeated="4"/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ATAN2([.$E$2];[.A858]) / RADIANS([.$F$2])" office:value-type="float" office:value="4.05635255143426" calcext:value-type="float">
            <text:p>4,05635255143426</text:p>
          </table:table-cell>
          <table:table-cell table:formula="of:=[.A858] * [.$H$2]" office:value-type="float" office:value="4.85461723759276" calcext:value-type="float">
            <text:p>4,85461723759276</text:p>
          </table:table-cell>
          <table:table-cell table:formula="of:=([.C858]-[.B858]) * 100" office:value-type="float" office:value="79.8264686158495" calcext:value-type="float">
            <text:p>79,8264686158495</text:p>
          </table:table-cell>
          <table:table-cell table:number-columns-repeated="4"/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ATAN2([.$E$2];[.A859]) / RADIANS([.$F$2])" office:value-type="float" office:value="4.05965758359628" calcext:value-type="float">
            <text:p>4,05965758359628</text:p>
          </table:table-cell>
          <table:table-cell table:formula="of:=[.A859] * [.$H$2]" office:value-type="float" office:value="4.86028851941238" calcext:value-type="float">
            <text:p>4,86028851941238</text:p>
          </table:table-cell>
          <table:table-cell table:formula="of:=([.C859]-[.B859]) * 100" office:value-type="float" office:value="80.0630935816093" calcext:value-type="float">
            <text:p>80,0630935816093</text:p>
          </table:table-cell>
          <table:table-cell table:number-columns-repeated="4"/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ATAN2([.$E$2];[.A860]) / RADIANS([.$F$2])" office:value-type="float" office:value="4.06295935130588" calcext:value-type="float">
            <text:p>4,06295935130588</text:p>
          </table:table-cell>
          <table:table-cell table:formula="of:=[.A860] * [.$H$2]" office:value-type="float" office:value="4.865959801232" calcext:value-type="float">
            <text:p>4,865959801232</text:p>
          </table:table-cell>
          <table:table-cell table:formula="of:=([.C860]-[.B860]) * 100" office:value-type="float" office:value="80.3000449926111" calcext:value-type="float">
            <text:p>80,3000449926111</text:p>
          </table:table-cell>
          <table:table-cell table:number-columns-repeated="4"/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ATAN2([.$E$2];[.A861]) / RADIANS([.$F$2])" office:value-type="float" office:value="4.06625785720755" calcext:value-type="float">
            <text:p>4,06625785720755</text:p>
          </table:table-cell>
          <table:table-cell table:formula="of:=[.A861] * [.$H$2]" office:value-type="float" office:value="4.87163108305161" calcext:value-type="float">
            <text:p>4,87163108305161</text:p>
          </table:table-cell>
          <table:table-cell table:formula="of:=([.C861]-[.B861]) * 100" office:value-type="float" office:value="80.537322584406" calcext:value-type="float">
            <text:p>80,537322584406</text:p>
          </table:table-cell>
          <table:table-cell table:number-columns-repeated="4"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ATAN2([.$E$2];[.A862]) / RADIANS([.$F$2])" office:value-type="float" office:value="4.0695531039492" calcext:value-type="float">
            <text:p>4,0695531039492</text:p>
          </table:table-cell>
          <table:table-cell table:formula="of:=[.A862] * [.$H$2]" office:value-type="float" office:value="4.87730236487123" calcext:value-type="float">
            <text:p>4,87730236487123</text:p>
          </table:table-cell>
          <table:table-cell table:formula="of:=([.C862]-[.B862]) * 100" office:value-type="float" office:value="80.7749260922027" calcext:value-type="float">
            <text:p>80,7749260922027</text:p>
          </table:table-cell>
          <table:table-cell table:number-columns-repeated="4"/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ATAN2([.$E$2];[.A863]) / RADIANS([.$F$2])" office:value-type="float" office:value="4.07284509418214" calcext:value-type="float">
            <text:p>4,07284509418214</text:p>
          </table:table-cell>
          <table:table-cell table:formula="of:=[.A863] * [.$H$2]" office:value-type="float" office:value="4.88297364669085" calcext:value-type="float">
            <text:p>4,88297364669085</text:p>
          </table:table-cell>
          <table:table-cell table:formula="of:=([.C863]-[.B863]) * 100" office:value-type="float" office:value="81.0128552508704" calcext:value-type="float">
            <text:p>81,0128552508704</text:p>
          </table:table-cell>
          <table:table-cell table:number-columns-repeated="4"/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ATAN2([.$E$2];[.A864]) / RADIANS([.$F$2])" office:value-type="float" office:value="4.07613383056105" calcext:value-type="float">
            <text:p>4,07613383056105</text:p>
          </table:table-cell>
          <table:table-cell table:formula="of:=[.A864] * [.$H$2]" office:value-type="float" office:value="4.88864492851047" calcext:value-type="float">
            <text:p>4,88864492851047</text:p>
          </table:table-cell>
          <table:table-cell table:formula="of:=([.C864]-[.B864]) * 100" office:value-type="float" office:value="81.2511097949418" calcext:value-type="float">
            <text:p>81,2511097949418</text:p>
          </table:table-cell>
          <table:table-cell table:number-columns-repeated="4"/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ATAN2([.$E$2];[.A865]) / RADIANS([.$F$2])" office:value-type="float" office:value="4.07941931574392" calcext:value-type="float">
            <text:p>4,07941931574392</text:p>
          </table:table-cell>
          <table:table-cell table:formula="of:=[.A865] * [.$H$2]" office:value-type="float" office:value="4.89431621033008" calcext:value-type="float">
            <text:p>4,89431621033008</text:p>
          </table:table-cell>
          <table:table-cell table:formula="of:=([.C865]-[.B865]) * 100" office:value-type="float" office:value="81.4896894586168" calcext:value-type="float">
            <text:p>81,4896894586168</text:p>
          </table:table-cell>
          <table:table-cell table:number-columns-repeated="4"/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ATAN2([.$E$2];[.A866]) / RADIANS([.$F$2])" office:value-type="float" office:value="4.08270155239205" calcext:value-type="float">
            <text:p>4,08270155239205</text:p>
          </table:table-cell>
          <table:table-cell table:formula="of:=[.A866] * [.$H$2]" office:value-type="float" office:value="4.8999874921497" calcext:value-type="float">
            <text:p>4,8999874921497</text:p>
          </table:table-cell>
          <table:table-cell table:formula="of:=([.C866]-[.B866]) * 100" office:value-type="float" office:value="81.7285939757651" calcext:value-type="float">
            <text:p>81,7285939757651</text:p>
          </table:table-cell>
          <table:table-cell table:number-columns-repeated="4"/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ATAN2([.$E$2];[.A867]) / RADIANS([.$F$2])" office:value-type="float" office:value="4.08598054317002" calcext:value-type="float">
            <text:p>4,08598054317002</text:p>
          </table:table-cell>
          <table:table-cell table:formula="of:=[.A867] * [.$H$2]" office:value-type="float" office:value="4.90565877396932" calcext:value-type="float">
            <text:p>4,90565877396932</text:p>
          </table:table-cell>
          <table:table-cell table:formula="of:=([.C867]-[.B867]) * 100" office:value-type="float" office:value="81.9678230799299" calcext:value-type="float">
            <text:p>81,9678230799299</text:p>
          </table:table-cell>
          <table:table-cell table:number-columns-repeated="4"/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ATAN2([.$E$2];[.A868]) / RADIANS([.$F$2])" office:value-type="float" office:value="4.08925629074564" calcext:value-type="float">
            <text:p>4,08925629074564</text:p>
          </table:table-cell>
          <table:table-cell table:formula="of:=[.A868] * [.$H$2]" office:value-type="float" office:value="4.91133005578894" calcext:value-type="float">
            <text:p>4,91133005578894</text:p>
          </table:table-cell>
          <table:table-cell table:formula="of:=([.C868]-[.B868]) * 100" office:value-type="float" office:value="82.20737650433" calcext:value-type="float">
            <text:p>82,20737650433</text:p>
          </table:table-cell>
          <table:table-cell table:number-columns-repeated="4"/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ATAN2([.$E$2];[.A869]) / RADIANS([.$F$2])" office:value-type="float" office:value="4.09252879778991" calcext:value-type="float">
            <text:p>4,09252879778991</text:p>
          </table:table-cell>
          <table:table-cell table:formula="of:=[.A869] * [.$H$2]" office:value-type="float" office:value="4.91700133760855" calcext:value-type="float">
            <text:p>4,91700133760855</text:p>
          </table:table-cell>
          <table:table-cell table:formula="of:=([.C869]-[.B869]) * 100" office:value-type="float" office:value="82.4472539818647" calcext:value-type="float">
            <text:p>82,4472539818647</text:p>
          </table:table-cell>
          <table:table-cell table:number-columns-repeated="4"/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ATAN2([.$E$2];[.A870]) / RADIANS([.$F$2])" office:value-type="float" office:value="4.09579806697703" calcext:value-type="float">
            <text:p>4,09579806697703</text:p>
          </table:table-cell>
          <table:table-cell table:formula="of:=[.A870] * [.$H$2]" office:value-type="float" office:value="4.92267261942817" calcext:value-type="float">
            <text:p>4,92267261942817</text:p>
          </table:table-cell>
          <table:table-cell table:formula="of:=([.C870]-[.B870]) * 100" office:value-type="float" office:value="82.6874552451146" calcext:value-type="float">
            <text:p>82,6874552451146</text:p>
          </table:table-cell>
          <table:table-cell table:number-columns-repeated="4"/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ATAN2([.$E$2];[.A871]) / RADIANS([.$F$2])" office:value-type="float" office:value="4.09906410098432" calcext:value-type="float">
            <text:p>4,09906410098432</text:p>
          </table:table-cell>
          <table:table-cell table:formula="of:=[.A871] * [.$H$2]" office:value-type="float" office:value="4.92834390124779" calcext:value-type="float">
            <text:p>4,92834390124779</text:p>
          </table:table-cell>
          <table:table-cell table:formula="of:=([.C871]-[.B871]) * 100" office:value-type="float" office:value="82.9279800263468" calcext:value-type="float">
            <text:p>82,9279800263468</text:p>
          </table:table-cell>
          <table:table-cell table:number-columns-repeated="4"/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ATAN2([.$E$2];[.A872]) / RADIANS([.$F$2])" office:value-type="float" office:value="4.10232690249224" calcext:value-type="float">
            <text:p>4,10232690249224</text:p>
          </table:table-cell>
          <table:table-cell table:formula="of:=[.A872] * [.$H$2]" office:value-type="float" office:value="4.93401518306741" calcext:value-type="float">
            <text:p>4,93401518306741</text:p>
          </table:table-cell>
          <table:table-cell table:formula="of:=([.C872]-[.B872]) * 100" office:value-type="float" office:value="83.1688280575164" calcext:value-type="float">
            <text:p>83,1688280575164</text:p>
          </table:table-cell>
          <table:table-cell table:number-columns-repeated="4"/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ATAN2([.$E$2];[.A873]) / RADIANS([.$F$2])" office:value-type="float" office:value="4.10558647418432" calcext:value-type="float">
            <text:p>4,10558647418432</text:p>
          </table:table-cell>
          <table:table-cell table:formula="of:=[.A873] * [.$H$2]" office:value-type="float" office:value="4.93968646488703" calcext:value-type="float">
            <text:p>4,93968646488703</text:p>
          </table:table-cell>
          <table:table-cell table:formula="of:=([.C873]-[.B873]) * 100" office:value-type="float" office:value="83.4099990702705" calcext:value-type="float">
            <text:p>83,4099990702705</text:p>
          </table:table-cell>
          <table:table-cell table:number-columns-repeated="4"/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ATAN2([.$E$2];[.A874]) / RADIANS([.$F$2])" office:value-type="float" office:value="4.10884281874713" calcext:value-type="float">
            <text:p>4,10884281874713</text:p>
          </table:table-cell>
          <table:table-cell table:formula="of:=[.A874] * [.$H$2]" office:value-type="float" office:value="4.94535774670664" calcext:value-type="float">
            <text:p>4,94535774670664</text:p>
          </table:table-cell>
          <table:table-cell table:formula="of:=([.C874]-[.B874]) * 100" office:value-type="float" office:value="83.6514927959508" calcext:value-type="float">
            <text:p>83,6514927959508</text:p>
          </table:table-cell>
          <table:table-cell table:number-columns-repeated="4"/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ATAN2([.$E$2];[.A875]) / RADIANS([.$F$2])" office:value-type="float" office:value="4.11209593887029" calcext:value-type="float">
            <text:p>4,11209593887029</text:p>
          </table:table-cell>
          <table:table-cell table:formula="of:=[.A875] * [.$H$2]" office:value-type="float" office:value="4.95102902852626" calcext:value-type="float">
            <text:p>4,95102902852626</text:p>
          </table:table-cell>
          <table:table-cell table:formula="of:=([.C875]-[.B875]) * 100" office:value-type="float" office:value="83.8933089655971" calcext:value-type="float">
            <text:p>83,8933089655971</text:p>
          </table:table-cell>
          <table:table-cell table:number-columns-repeated="4"/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ATAN2([.$E$2];[.A876]) / RADIANS([.$F$2])" office:value-type="float" office:value="4.11534583724638" calcext:value-type="float">
            <text:p>4,11534583724638</text:p>
          </table:table-cell>
          <table:table-cell table:formula="of:=[.A876] * [.$H$2]" office:value-type="float" office:value="4.95670031034588" calcext:value-type="float">
            <text:p>4,95670031034588</text:p>
          </table:table-cell>
          <table:table-cell table:formula="of:=([.C876]-[.B876]) * 100" office:value-type="float" office:value="84.1354473099498" calcext:value-type="float">
            <text:p>84,1354473099498</text:p>
          </table:table-cell>
          <table:table-cell table:number-columns-repeated="4"/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ATAN2([.$E$2];[.A877]) / RADIANS([.$F$2])" office:value-type="float" office:value="4.11859251657097" calcext:value-type="float">
            <text:p>4,11859251657097</text:p>
          </table:table-cell>
          <table:table-cell table:formula="of:=[.A877] * [.$H$2]" office:value-type="float" office:value="4.9623715921655" calcext:value-type="float">
            <text:p>4,9623715921655</text:p>
          </table:table-cell>
          <table:table-cell table:formula="of:=([.C877]-[.B877]) * 100" office:value-type="float" office:value="84.377907559453" calcext:value-type="float">
            <text:p>84,377907559453</text:p>
          </table:table-cell>
          <table:table-cell table:number-columns-repeated="4"/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ATAN2([.$E$2];[.A878]) / RADIANS([.$F$2])" office:value-type="float" office:value="4.12183597954253" calcext:value-type="float">
            <text:p>4,12183597954253</text:p>
          </table:table-cell>
          <table:table-cell table:formula="of:=[.A878] * [.$H$2]" office:value-type="float" office:value="4.96804287398511" calcext:value-type="float">
            <text:p>4,96804287398511</text:p>
          </table:table-cell>
          <table:table-cell table:formula="of:=([.C878]-[.B878]) * 100" office:value-type="float" office:value="84.620689444258" calcext:value-type="float">
            <text:p>84,620689444258</text:p>
          </table:table-cell>
          <table:table-cell table:number-columns-repeated="4"/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ATAN2([.$E$2];[.A879]) / RADIANS([.$F$2])" office:value-type="float" office:value="4.12507622886248" calcext:value-type="float">
            <text:p>4,12507622886248</text:p>
          </table:table-cell>
          <table:table-cell table:formula="of:=[.A879] * [.$H$2]" office:value-type="float" office:value="4.97371415580473" calcext:value-type="float">
            <text:p>4,97371415580473</text:p>
          </table:table-cell>
          <table:table-cell table:formula="of:=([.C879]-[.B879]) * 100" office:value-type="float" office:value="84.8637926942255" calcext:value-type="float">
            <text:p>84,8637926942255</text:p>
          </table:table-cell>
          <table:table-cell table:number-columns-repeated="4"/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ATAN2([.$E$2];[.A880]) / RADIANS([.$F$2])" office:value-type="float" office:value="4.12831326723506" calcext:value-type="float">
            <text:p>4,12831326723506</text:p>
          </table:table-cell>
          <table:table-cell table:formula="of:=[.A880] * [.$H$2]" office:value-type="float" office:value="4.97938543762435" calcext:value-type="float">
            <text:p>4,97938543762435</text:p>
          </table:table-cell>
          <table:table-cell table:formula="of:=([.C880]-[.B880]) * 100" office:value-type="float" office:value="85.1072170389291" calcext:value-type="float">
            <text:p>85,1072170389291</text:p>
          </table:table-cell>
          <table:table-cell table:number-columns-repeated="4"/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ATAN2([.$E$2];[.A881]) / RADIANS([.$F$2])" office:value-type="float" office:value="4.13154709736738" calcext:value-type="float">
            <text:p>4,13154709736738</text:p>
          </table:table-cell>
          <table:table-cell table:formula="of:=[.A881] * [.$H$2]" office:value-type="float" office:value="4.98505671944397" calcext:value-type="float">
            <text:p>4,98505671944397</text:p>
          </table:table-cell>
          <table:table-cell table:formula="of:=([.C881]-[.B881]) * 100" office:value-type="float" office:value="85.3509622076584" calcext:value-type="float">
            <text:p>85,3509622076584</text:p>
          </table:table-cell>
          <table:table-cell table:number-columns-repeated="4"/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ATAN2([.$E$2];[.A882]) / RADIANS([.$F$2])" office:value-type="float" office:value="4.13477772196937" calcext:value-type="float">
            <text:p>4,13477772196937</text:p>
          </table:table-cell>
          <table:table-cell table:formula="of:=[.A882] * [.$H$2]" office:value-type="float" office:value="4.99072800126358" calcext:value-type="float">
            <text:p>4,99072800126358</text:p>
          </table:table-cell>
          <table:table-cell table:formula="of:=([.C882]-[.B882]) * 100" office:value-type="float" office:value="85.5950279294217" calcext:value-type="float">
            <text:p>85,5950279294217</text:p>
          </table:table-cell>
          <table:table-cell table:number-columns-repeated="4"/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ATAN2([.$E$2];[.A883]) / RADIANS([.$F$2])" office:value-type="float" office:value="4.13800514375371" calcext:value-type="float">
            <text:p>4,13800514375371</text:p>
          </table:table-cell>
          <table:table-cell table:formula="of:=[.A883] * [.$H$2]" office:value-type="float" office:value="4.9963992830832" calcext:value-type="float">
            <text:p>4,9963992830832</text:p>
          </table:table-cell>
          <table:table-cell table:formula="of:=([.C883]-[.B883]) * 100" office:value-type="float" office:value="85.8394139329488" calcext:value-type="float">
            <text:p>85,8394139329488</text:p>
          </table:table-cell>
          <table:table-cell table:number-columns-repeated="4"/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ATAN2([.$E$2];[.A884]) / RADIANS([.$F$2])" office:value-type="float" office:value="4.14122936543588" calcext:value-type="float">
            <text:p>4,14122936543588</text:p>
          </table:table-cell>
          <table:table-cell table:formula="of:=[.A884] * [.$H$2]" office:value-type="float" office:value="5.00207056490282" calcext:value-type="float">
            <text:p>5,00207056490282</text:p>
          </table:table-cell>
          <table:table-cell table:formula="of:=([.C884]-[.B884]) * 100" office:value-type="float" office:value="86.0841199466942" calcext:value-type="float">
            <text:p>86,0841199466942</text:p>
          </table:table-cell>
          <table:table-cell table:number-columns-repeated="4"/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ATAN2([.$E$2];[.A885]) / RADIANS([.$F$2])" office:value-type="float" office:value="4.14445038973404" calcext:value-type="float">
            <text:p>4,14445038973404</text:p>
          </table:table-cell>
          <table:table-cell table:formula="of:=[.A885] * [.$H$2]" office:value-type="float" office:value="5.00774184672244" calcext:value-type="float">
            <text:p>5,00774184672244</text:p>
          </table:table-cell>
          <table:table-cell table:formula="of:=([.C885]-[.B885]) * 100" office:value-type="float" office:value="86.3291456988398" calcext:value-type="float">
            <text:p>86,3291456988398</text:p>
          </table:table-cell>
          <table:table-cell table:number-columns-repeated="4"/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ATAN2([.$E$2];[.A886]) / RADIANS([.$F$2])" office:value-type="float" office:value="4.14766821936907" calcext:value-type="float">
            <text:p>4,14766821936907</text:p>
          </table:table-cell>
          <table:table-cell table:formula="of:=[.A886] * [.$H$2]" office:value-type="float" office:value="5.01341312854206" calcext:value-type="float">
            <text:p>5,01341312854206</text:p>
          </table:table-cell>
          <table:table-cell table:formula="of:=([.C886]-[.B886]) * 100" office:value-type="float" office:value="86.5744909172983" calcext:value-type="float">
            <text:p>86,5744909172983</text:p>
          </table:table-cell>
          <table:table-cell table:number-columns-repeated="4"/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ATAN2([.$E$2];[.A887]) / RADIANS([.$F$2])" office:value-type="float" office:value="4.15088285706452" calcext:value-type="float">
            <text:p>4,15088285706452</text:p>
          </table:table-cell>
          <table:table-cell table:formula="of:=[.A887] * [.$H$2]" office:value-type="float" office:value="5.01908441036167" calcext:value-type="float">
            <text:p>5,01908441036167</text:p>
          </table:table-cell>
          <table:table-cell table:formula="of:=([.C887]-[.B887]) * 100" office:value-type="float" office:value="86.820155329715" calcext:value-type="float">
            <text:p>86,820155329715</text:p>
          </table:table-cell>
          <table:table-cell table:number-columns-repeated="4"/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ATAN2([.$E$2];[.A888]) / RADIANS([.$F$2])" office:value-type="float" office:value="4.15409430554657" calcext:value-type="float">
            <text:p>4,15409430554657</text:p>
          </table:table-cell>
          <table:table-cell table:formula="of:=[.A888] * [.$H$2]" office:value-type="float" office:value="5.02475569218129" calcext:value-type="float">
            <text:p>5,02475569218129</text:p>
          </table:table-cell>
          <table:table-cell table:formula="of:=([.C888]-[.B888]) * 100" office:value-type="float" office:value="87.0661386634724" calcext:value-type="float">
            <text:p>87,0661386634724</text:p>
          </table:table-cell>
          <table:table-cell table:number-columns-repeated="4"/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ATAN2([.$E$2];[.A889]) / RADIANS([.$F$2])" office:value-type="float" office:value="4.15730256754399" calcext:value-type="float">
            <text:p>4,15730256754399</text:p>
          </table:table-cell>
          <table:table-cell table:formula="of:=[.A889] * [.$H$2]" office:value-type="float" office:value="5.03042697400091" calcext:value-type="float">
            <text:p>5,03042697400091</text:p>
          </table:table-cell>
          <table:table-cell table:formula="of:=([.C889]-[.B889]) * 100" office:value-type="float" office:value="87.3124406456914" calcext:value-type="float">
            <text:p>87,3124406456914</text:p>
          </table:table-cell>
          <table:table-cell table:number-columns-repeated="4"/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ATAN2([.$E$2];[.A890]) / RADIANS([.$F$2])" office:value-type="float" office:value="4.16050764578817" calcext:value-type="float">
            <text:p>4,16050764578817</text:p>
          </table:table-cell>
          <table:table-cell table:formula="of:=[.A890] * [.$H$2]" office:value-type="float" office:value="5.03609825582053" calcext:value-type="float">
            <text:p>5,03609825582053</text:p>
          </table:table-cell>
          <table:table-cell table:formula="of:=([.C890]-[.B890]) * 100" office:value-type="float" office:value="87.5590610032353" calcext:value-type="float">
            <text:p>87,5590610032353</text:p>
          </table:table-cell>
          <table:table-cell table:number-columns-repeated="4"/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ATAN2([.$E$2];[.A891]) / RADIANS([.$F$2])" office:value-type="float" office:value="4.16370954301303" calcext:value-type="float">
            <text:p>4,16370954301303</text:p>
          </table:table-cell>
          <table:table-cell table:formula="of:=[.A891] * [.$H$2]" office:value-type="float" office:value="5.04176953764014" calcext:value-type="float">
            <text:p>5,04176953764014</text:p>
          </table:table-cell>
          <table:table-cell table:formula="of:=([.C891]-[.B891]) * 100" office:value-type="float" office:value="87.8059994627118" calcext:value-type="float">
            <text:p>87,8059994627118</text:p>
          </table:table-cell>
          <table:table-cell table:number-columns-repeated="4"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ATAN2([.$E$2];[.A892]) / RADIANS([.$F$2])" office:value-type="float" office:value="4.166908261955" calcext:value-type="float">
            <text:p>4,166908261955</text:p>
          </table:table-cell>
          <table:table-cell table:formula="of:=[.A892] * [.$H$2]" office:value-type="float" office:value="5.04744081945976" calcext:value-type="float">
            <text:p>5,04744081945976</text:p>
          </table:table-cell>
          <table:table-cell table:formula="of:=([.C892]-[.B892]) * 100" office:value-type="float" office:value="88.0532557504766" calcext:value-type="float">
            <text:p>88,0532557504766</text:p>
          </table:table-cell>
          <table:table-cell table:number-columns-repeated="4"/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ATAN2([.$E$2];[.A893]) / RADIANS([.$F$2])" office:value-type="float" office:value="4.17010380535302" calcext:value-type="float">
            <text:p>4,17010380535302</text:p>
          </table:table-cell>
          <table:table-cell table:formula="of:=[.A893] * [.$H$2]" office:value-type="float" office:value="5.05311210127938" calcext:value-type="float">
            <text:p>5,05311210127938</text:p>
          </table:table-cell>
          <table:table-cell table:formula="of:=([.C893]-[.B893]) * 100" office:value-type="float" office:value="88.3008295926357" calcext:value-type="float">
            <text:p>88,3008295926357</text:p>
          </table:table-cell>
          <table:table-cell table:number-columns-repeated="4"/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ATAN2([.$E$2];[.A894]) / RADIANS([.$F$2])" office:value-type="float" office:value="4.17329617594851" calcext:value-type="float">
            <text:p>4,17329617594851</text:p>
          </table:table-cell>
          <table:table-cell table:formula="of:=[.A894] * [.$H$2]" office:value-type="float" office:value="5.058783383099" calcext:value-type="float">
            <text:p>5,058783383099</text:p>
          </table:table-cell>
          <table:table-cell table:formula="of:=([.C894]-[.B894]) * 100" office:value-type="float" office:value="88.5487207150486" calcext:value-type="float">
            <text:p>88,5487207150486</text:p>
          </table:table-cell>
          <table:table-cell table:number-columns-repeated="4"/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ATAN2([.$E$2];[.A895]) / RADIANS([.$F$2])" office:value-type="float" office:value="4.17648537648531" calcext:value-type="float">
            <text:p>4,17648537648531</text:p>
          </table:table-cell>
          <table:table-cell table:formula="of:=[.A895] * [.$H$2]" office:value-type="float" office:value="5.06445466491861" calcext:value-type="float">
            <text:p>5,06445466491861</text:p>
          </table:table-cell>
          <table:table-cell table:formula="of:=([.C895]-[.B895]) * 100" office:value-type="float" office:value="88.7969288433308" calcext:value-type="float">
            <text:p>88,7969288433308</text:p>
          </table:table-cell>
          <table:table-cell table:number-columns-repeated="4"/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ATAN2([.$E$2];[.A896]) / RADIANS([.$F$2])" office:value-type="float" office:value="4.17967140970966" calcext:value-type="float">
            <text:p>4,17967140970966</text:p>
          </table:table-cell>
          <table:table-cell table:formula="of:=[.A896] * [.$H$2]" office:value-type="float" office:value="5.07012594673823" calcext:value-type="float">
            <text:p>5,07012594673823</text:p>
          </table:table-cell>
          <table:table-cell table:formula="of:=([.C896]-[.B896]) * 100" office:value-type="float" office:value="89.0454537028568" calcext:value-type="float">
            <text:p>89,0454537028568</text:p>
          </table:table-cell>
          <table:table-cell table:number-columns-repeated="4"/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ATAN2([.$E$2];[.A897]) / RADIANS([.$F$2])" office:value-type="float" office:value="4.18285427837022" calcext:value-type="float">
            <text:p>4,18285427837022</text:p>
          </table:table-cell>
          <table:table-cell table:formula="of:=[.A897] * [.$H$2]" office:value-type="float" office:value="5.07579722855785" calcext:value-type="float">
            <text:p>5,07579722855785</text:p>
          </table:table-cell>
          <table:table-cell table:formula="of:=([.C897]-[.B897]) * 100" office:value-type="float" office:value="89.2942950187628" calcext:value-type="float">
            <text:p>89,2942950187628</text:p>
          </table:table-cell>
          <table:table-cell table:number-columns-repeated="4"/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ATAN2([.$E$2];[.A898]) / RADIANS([.$F$2])" office:value-type="float" office:value="4.18603398521797" calcext:value-type="float">
            <text:p>4,18603398521797</text:p>
          </table:table-cell>
          <table:table-cell table:formula="of:=[.A898] * [.$H$2]" office:value-type="float" office:value="5.08146851037747" calcext:value-type="float">
            <text:p>5,08146851037747</text:p>
          </table:table-cell>
          <table:table-cell table:formula="of:=([.C898]-[.B898]) * 100" office:value-type="float" office:value="89.5434525159494" calcext:value-type="float">
            <text:p>89,5434525159494</text:p>
          </table:table-cell>
          <table:table-cell table:number-columns-repeated="4"/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ATAN2([.$E$2];[.A899]) / RADIANS([.$F$2])" office:value-type="float" office:value="4.18921053300624" calcext:value-type="float">
            <text:p>4,18921053300624</text:p>
          </table:table-cell>
          <table:table-cell table:formula="of:=[.A899] * [.$H$2]" office:value-type="float" office:value="5.08713979219709" calcext:value-type="float">
            <text:p>5,08713979219709</text:p>
          </table:table-cell>
          <table:table-cell table:formula="of:=([.C899]-[.B899]) * 100" office:value-type="float" office:value="89.7929259190845" calcext:value-type="float">
            <text:p>89,7929259190845</text:p>
          </table:table-cell>
          <table:table-cell table:number-columns-repeated="4"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ATAN2([.$E$2];[.A900]) / RADIANS([.$F$2])" office:value-type="float" office:value="4.19238392449064" calcext:value-type="float">
            <text:p>4,19238392449064</text:p>
          </table:table-cell>
          <table:table-cell table:formula="of:=[.A900] * [.$H$2]" office:value-type="float" office:value="5.0928110740167" calcext:value-type="float">
            <text:p>5,0928110740167</text:p>
          </table:table-cell>
          <table:table-cell table:formula="of:=([.C900]-[.B900]) * 100" office:value-type="float" office:value="90.0427149526061" calcext:value-type="float">
            <text:p>90,0427149526061</text:p>
          </table:table-cell>
          <table:table-cell table:number-columns-repeated="4"/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ATAN2([.$E$2];[.A901]) / RADIANS([.$F$2])" office:value-type="float" office:value="4.19555416242907" calcext:value-type="float">
            <text:p>4,19555416242907</text:p>
          </table:table-cell>
          <table:table-cell table:formula="of:=[.A901] * [.$H$2]" office:value-type="float" office:value="5.09848235583632" calcext:value-type="float">
            <text:p>5,09848235583632</text:p>
          </table:table-cell>
          <table:table-cell table:formula="of:=([.C901]-[.B901]) * 100" office:value-type="float" office:value="90.292819340725" calcext:value-type="float">
            <text:p>90,292819340725</text:p>
          </table:table-cell>
          <table:table-cell table:number-columns-repeated="4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ATAN2([.$E$2];[.A902]) / RADIANS([.$F$2])" office:value-type="float" office:value="4.19872124958167" calcext:value-type="float">
            <text:p>4,19872124958167</text:p>
          </table:table-cell>
          <table:table-cell table:formula="of:=[.A902] * [.$H$2]" office:value-type="float" office:value="5.10415363765594" calcext:value-type="float">
            <text:p>5,10415363765594</text:p>
          </table:table-cell>
          <table:table-cell table:formula="of:=([.C902]-[.B902]) * 100" office:value-type="float" office:value="90.5432388074272" calcext:value-type="float">
            <text:p>90,5432388074272</text:p>
          </table:table-cell>
          <table:table-cell table:number-columns-repeated="4"/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ATAN2([.$E$2];[.A903]) / RADIANS([.$F$2])" office:value-type="float" office:value="4.20188518871078" calcext:value-type="float">
            <text:p>4,20188518871078</text:p>
          </table:table-cell>
          <table:table-cell table:formula="of:=[.A903] * [.$H$2]" office:value-type="float" office:value="5.10982491947556" calcext:value-type="float">
            <text:p>5,10982491947556</text:p>
          </table:table-cell>
          <table:table-cell table:formula="of:=([.C903]-[.B903]) * 100" office:value-type="float" office:value="90.7939730764771" calcext:value-type="float">
            <text:p>90,7939730764771</text:p>
          </table:table-cell>
          <table:table-cell table:number-columns-repeated="4"/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ATAN2([.$E$2];[.A904]) / RADIANS([.$F$2])" office:value-type="float" office:value="4.20504598258097" calcext:value-type="float">
            <text:p>4,20504598258097</text:p>
          </table:table-cell>
          <table:table-cell table:formula="of:=[.A904] * [.$H$2]" office:value-type="float" office:value="5.11549620129517" calcext:value-type="float">
            <text:p>5,11549620129517</text:p>
          </table:table-cell>
          <table:table-cell table:formula="of:=([.C904]-[.B904]) * 100" office:value-type="float" office:value="91.0450218714201" calcext:value-type="float">
            <text:p>91,0450218714201</text:p>
          </table:table-cell>
          <table:table-cell table:number-columns-repeated="4"/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ATAN2([.$E$2];[.A905]) / RADIANS([.$F$2])" office:value-type="float" office:value="4.20820363395894" calcext:value-type="float">
            <text:p>4,20820363395894</text:p>
          </table:table-cell>
          <table:table-cell table:formula="of:=[.A905] * [.$H$2]" office:value-type="float" office:value="5.12116748311479" calcext:value-type="float">
            <text:p>5,12116748311479</text:p>
          </table:table-cell>
          <table:table-cell table:formula="of:=([.C905]-[.B905]) * 100" office:value-type="float" office:value="91.296384915585" calcext:value-type="float">
            <text:p>91,296384915585</text:p>
          </table:table-cell>
          <table:table-cell table:number-columns-repeated="4"/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ATAN2([.$E$2];[.A906]) / RADIANS([.$F$2])" office:value-type="float" office:value="4.21135814561354" calcext:value-type="float">
            <text:p>4,21135814561354</text:p>
          </table:table-cell>
          <table:table-cell table:formula="of:=[.A906] * [.$H$2]" office:value-type="float" office:value="5.12683876493441" calcext:value-type="float">
            <text:p>5,12683876493441</text:p>
          </table:table-cell>
          <table:table-cell table:formula="of:=([.C906]-[.B906]) * 100" office:value-type="float" office:value="91.5480619320871" calcext:value-type="float">
            <text:p>91,5480619320871</text:p>
          </table:table-cell>
          <table:table-cell table:number-columns-repeated="4"/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ATAN2([.$E$2];[.A907]) / RADIANS([.$F$2])" office:value-type="float" office:value="4.21450952031572" calcext:value-type="float">
            <text:p>4,21450952031572</text:p>
          </table:table-cell>
          <table:table-cell table:formula="of:=[.A907] * [.$H$2]" office:value-type="float" office:value="5.13251004675403" calcext:value-type="float">
            <text:p>5,13251004675403</text:p>
          </table:table-cell>
          <table:table-cell table:formula="of:=([.C907]-[.B907]) * 100" office:value-type="float" office:value="91.8000526438302" calcext:value-type="float">
            <text:p>91,8000526438302</text:p>
          </table:table-cell>
          <table:table-cell table:number-columns-repeated="4"/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ATAN2([.$E$2];[.A908]) / RADIANS([.$F$2])" office:value-type="float" office:value="4.21765776083854" calcext:value-type="float">
            <text:p>4,21765776083854</text:p>
          </table:table-cell>
          <table:table-cell table:formula="of:=[.A908] * [.$H$2]" office:value-type="float" office:value="5.13818132857364" calcext:value-type="float">
            <text:p>5,13818132857364</text:p>
          </table:table-cell>
          <table:table-cell table:formula="of:=([.C908]-[.B908]) * 100" office:value-type="float" office:value="92.0523567735105" calcext:value-type="float">
            <text:p>92,0523567735105</text:p>
          </table:table-cell>
          <table:table-cell table:number-columns-repeated="4"/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ATAN2([.$E$2];[.A909]) / RADIANS([.$F$2])" office:value-type="float" office:value="4.22080286995708" calcext:value-type="float">
            <text:p>4,22080286995708</text:p>
          </table:table-cell>
          <table:table-cell table:formula="of:=[.A909] * [.$H$2]" office:value-type="float" office:value="5.14385261039326" calcext:value-type="float">
            <text:p>5,14385261039326</text:p>
          </table:table-cell>
          <table:table-cell table:formula="of:=([.C909]-[.B909]) * 100" office:value-type="float" office:value="92.3049740436181" calcext:value-type="float">
            <text:p>92,3049740436181</text:p>
          </table:table-cell>
          <table:table-cell table:number-columns-repeated="4"/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ATAN2([.$E$2];[.A910]) / RADIANS([.$F$2])" office:value-type="float" office:value="4.22394485044848" calcext:value-type="float">
            <text:p>4,22394485044848</text:p>
          </table:table-cell>
          <table:table-cell table:formula="of:=[.A910] * [.$H$2]" office:value-type="float" office:value="5.14952389221288" calcext:value-type="float">
            <text:p>5,14952389221288</text:p>
          </table:table-cell>
          <table:table-cell table:formula="of:=([.C910]-[.B910]) * 100" office:value-type="float" office:value="92.5579041764399" calcext:value-type="float">
            <text:p>92,5579041764399</text:p>
          </table:table-cell>
          <table:table-cell table:number-columns-repeated="4"/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ATAN2([.$E$2];[.A911]) / RADIANS([.$F$2])" office:value-type="float" office:value="4.22708370509187" calcext:value-type="float">
            <text:p>4,22708370509187</text:p>
          </table:table-cell>
          <table:table-cell table:formula="of:=[.A911] * [.$H$2]" office:value-type="float" office:value="5.1551951740325" calcext:value-type="float">
            <text:p>5,1551951740325</text:p>
          </table:table-cell>
          <table:table-cell table:formula="of:=([.C911]-[.B911]) * 100" office:value-type="float" office:value="92.8111468940624" calcext:value-type="float">
            <text:p>92,8111468940624</text:p>
          </table:table-cell>
          <table:table-cell table:number-columns-repeated="4"/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ATAN2([.$E$2];[.A912]) / RADIANS([.$F$2])" office:value-type="float" office:value="4.23021943666837" calcext:value-type="float">
            <text:p>4,23021943666837</text:p>
          </table:table-cell>
          <table:table-cell table:formula="of:=[.A912] * [.$H$2]" office:value-type="float" office:value="5.16086645585212" calcext:value-type="float">
            <text:p>5,16086645585212</text:p>
          </table:table-cell>
          <table:table-cell table:formula="of:=([.C912]-[.B912]) * 100" office:value-type="float" office:value="93.0647019183746" calcext:value-type="float">
            <text:p>93,0647019183746</text:p>
          </table:table-cell>
          <table:table-cell table:number-columns-repeated="4"/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ATAN2([.$E$2];[.A913]) / RADIANS([.$F$2])" office:value-type="float" office:value="4.23335204796103" calcext:value-type="float">
            <text:p>4,23335204796103</text:p>
          </table:table-cell>
          <table:table-cell table:formula="of:=[.A913] * [.$H$2]" office:value-type="float" office:value="5.16653773767173" calcext:value-type="float">
            <text:p>5,16653773767173</text:p>
          </table:table-cell>
          <table:table-cell table:formula="of:=([.C913]-[.B913]) * 100" office:value-type="float" office:value="93.3185689710698" calcext:value-type="float">
            <text:p>93,3185689710698</text:p>
          </table:table-cell>
          <table:table-cell table:number-columns-repeated="4"/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ATAN2([.$E$2];[.A914]) / RADIANS([.$F$2])" office:value-type="float" office:value="4.23648154175486" calcext:value-type="float">
            <text:p>4,23648154175486</text:p>
          </table:table-cell>
          <table:table-cell table:formula="of:=[.A914] * [.$H$2]" office:value-type="float" office:value="5.17220901949135" calcext:value-type="float">
            <text:p>5,17220901949135</text:p>
          </table:table-cell>
          <table:table-cell table:formula="of:=([.C914]-[.B914]) * 100" office:value-type="float" office:value="93.5727477736493" calcext:value-type="float">
            <text:p>93,5727477736493</text:p>
          </table:table-cell>
          <table:table-cell table:number-columns-repeated="4"/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ATAN2([.$E$2];[.A915]) / RADIANS([.$F$2])" office:value-type="float" office:value="4.23960792083673" calcext:value-type="float">
            <text:p>4,23960792083673</text:p>
          </table:table-cell>
          <table:table-cell table:formula="of:=[.A915] * [.$H$2]" office:value-type="float" office:value="5.17788030131097" calcext:value-type="float">
            <text:p>5,17788030131097</text:p>
          </table:table-cell>
          <table:table-cell table:formula="of:=([.C915]-[.B915]) * 100" office:value-type="float" office:value="93.8272380474239" calcext:value-type="float">
            <text:p>93,8272380474239</text:p>
          </table:table-cell>
          <table:table-cell table:number-columns-repeated="4"/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ATAN2([.$E$2];[.A916]) / RADIANS([.$F$2])" office:value-type="float" office:value="4.24273118799541" calcext:value-type="float">
            <text:p>4,24273118799541</text:p>
          </table:table-cell>
          <table:table-cell table:formula="of:=[.A916] * [.$H$2]" office:value-type="float" office:value="5.18355158313059" calcext:value-type="float">
            <text:p>5,18355158313059</text:p>
          </table:table-cell>
          <table:table-cell table:formula="of:=([.C916]-[.B916]) * 100" office:value-type="float" office:value="94.0820395135173" calcext:value-type="float">
            <text:p>94,0820395135173</text:p>
          </table:table-cell>
          <table:table-cell table:number-columns-repeated="4"/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ATAN2([.$E$2];[.A917]) / RADIANS([.$F$2])" office:value-type="float" office:value="4.24585134602152" calcext:value-type="float">
            <text:p>4,24585134602152</text:p>
          </table:table-cell>
          <table:table-cell table:formula="of:=[.A917] * [.$H$2]" office:value-type="float" office:value="5.1892228649502" calcext:value-type="float">
            <text:p>5,1892228649502</text:p>
          </table:table-cell>
          <table:table-cell table:formula="of:=([.C917]-[.B917]) * 100" office:value-type="float" office:value="94.3371518928681" calcext:value-type="float">
            <text:p>94,3371518928681</text:p>
          </table:table-cell>
          <table:table-cell table:number-columns-repeated="4"/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ATAN2([.$E$2];[.A918]) / RADIANS([.$F$2])" office:value-type="float" office:value="4.2489683977075" calcext:value-type="float">
            <text:p>4,2489683977075</text:p>
          </table:table-cell>
          <table:table-cell table:formula="of:=[.A918] * [.$H$2]" office:value-type="float" office:value="5.19489414676982" calcext:value-type="float">
            <text:p>5,19489414676982</text:p>
          </table:table-cell>
          <table:table-cell table:formula="of:=([.C918]-[.B918]) * 100" office:value-type="float" office:value="94.5925749062327" calcext:value-type="float">
            <text:p>94,5925749062327</text:p>
          </table:table-cell>
          <table:table-cell table:number-columns-repeated="4"/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ATAN2([.$E$2];[.A919]) / RADIANS([.$F$2])" office:value-type="float" office:value="4.25208234584756" calcext:value-type="float">
            <text:p>4,25208234584756</text:p>
          </table:table-cell>
          <table:table-cell table:formula="of:=[.A919] * [.$H$2]" office:value-type="float" office:value="5.20056542858944" calcext:value-type="float">
            <text:p>5,20056542858944</text:p>
          </table:table-cell>
          <table:table-cell table:formula="of:=([.C919]-[.B919]) * 100" office:value-type="float" office:value="94.8483082741876" calcext:value-type="float">
            <text:p>94,8483082741876</text:p>
          </table:table-cell>
          <table:table-cell table:number-columns-repeated="4"/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ATAN2([.$E$2];[.A920]) / RADIANS([.$F$2])" office:value-type="float" office:value="4.25519319323773" calcext:value-type="float">
            <text:p>4,25519319323773</text:p>
          </table:table-cell>
          <table:table-cell table:formula="of:=[.A920] * [.$H$2]" office:value-type="float" office:value="5.20623671040906" calcext:value-type="float">
            <text:p>5,20623671040906</text:p>
          </table:table-cell>
          <table:table-cell table:formula="of:=([.C920]-[.B920]) * 100" office:value-type="float" office:value="95.1043517171322" calcext:value-type="float">
            <text:p>95,1043517171322</text:p>
          </table:table-cell>
          <table:table-cell table:number-columns-repeated="4"/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ATAN2([.$E$2];[.A921]) / RADIANS([.$F$2])" office:value-type="float" office:value="4.25830094267576" calcext:value-type="float">
            <text:p>4,25830094267576</text:p>
          </table:table-cell>
          <table:table-cell table:formula="of:=[.A921] * [.$H$2]" office:value-type="float" office:value="5.21190799222867" calcext:value-type="float">
            <text:p>5,21190799222867</text:p>
          </table:table-cell>
          <table:table-cell table:formula="of:=([.C921]-[.B921]) * 100" office:value-type="float" office:value="95.3607049552913" calcext:value-type="float">
            <text:p>95,3607049552913</text:p>
          </table:table-cell>
          <table:table-cell table:number-columns-repeated="4"/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ATAN2([.$E$2];[.A922]) / RADIANS([.$F$2])" office:value-type="float" office:value="4.26140559696112" calcext:value-type="float">
            <text:p>4,26140559696112</text:p>
          </table:table-cell>
          <table:table-cell table:formula="of:=[.A922] * [.$H$2]" office:value-type="float" office:value="5.21757927404829" calcext:value-type="float">
            <text:p>5,21757927404829</text:p>
          </table:table-cell>
          <table:table-cell table:formula="of:=([.C922]-[.B922]) * 100" office:value-type="float" office:value="95.6173677087173" calcext:value-type="float">
            <text:p>95,6173677087173</text:p>
          </table:table-cell>
          <table:table-cell table:number-columns-repeated="4"/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ATAN2([.$E$2];[.A923]) / RADIANS([.$F$2])" office:value-type="float" office:value="4.26450715889498" calcext:value-type="float">
            <text:p>4,26450715889498</text:p>
          </table:table-cell>
          <table:table-cell table:formula="of:=[.A923] * [.$H$2]" office:value-type="float" office:value="5.22325055586791" calcext:value-type="float">
            <text:p>5,22325055586791</text:p>
          </table:table-cell>
          <table:table-cell table:formula="of:=([.C923]-[.B923]) * 100" office:value-type="float" office:value="95.8743396972931" calcext:value-type="float">
            <text:p>95,8743396972931</text:p>
          </table:table-cell>
          <table:table-cell table:number-columns-repeated="4"/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ATAN2([.$E$2];[.A924]) / RADIANS([.$F$2])" office:value-type="float" office:value="4.26760563128018" calcext:value-type="float">
            <text:p>4,26760563128018</text:p>
          </table:table-cell>
          <table:table-cell table:formula="of:=[.A924] * [.$H$2]" office:value-type="float" office:value="5.22892183768753" calcext:value-type="float">
            <text:p>5,22892183768753</text:p>
          </table:table-cell>
          <table:table-cell table:formula="of:=([.C924]-[.B924]) * 100" office:value-type="float" office:value="96.1316206407344" calcext:value-type="float">
            <text:p>96,1316206407344</text:p>
          </table:table-cell>
          <table:table-cell table:number-columns-repeated="4"/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ATAN2([.$E$2];[.A925]) / RADIANS([.$F$2])" office:value-type="float" office:value="4.27070101692123" calcext:value-type="float">
            <text:p>4,27070101692123</text:p>
          </table:table-cell>
          <table:table-cell table:formula="of:=[.A925] * [.$H$2]" office:value-type="float" office:value="5.23459311950715" calcext:value-type="float">
            <text:p>5,23459311950715</text:p>
          </table:table-cell>
          <table:table-cell table:formula="of:=([.C925]-[.B925]) * 100" office:value-type="float" office:value="96.3892102585919" calcext:value-type="float">
            <text:p>96,3892102585919</text:p>
          </table:table-cell>
          <table:table-cell table:number-columns-repeated="4"/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ATAN2([.$E$2];[.A926]) / RADIANS([.$F$2])" office:value-type="float" office:value="4.27379331862422" calcext:value-type="float">
            <text:p>4,27379331862422</text:p>
          </table:table-cell>
          <table:table-cell table:formula="of:=[.A926] * [.$H$2]" office:value-type="float" office:value="5.24026440132676" calcext:value-type="float">
            <text:p>5,24026440132676</text:p>
          </table:table-cell>
          <table:table-cell table:formula="of:=([.C926]-[.B926]) * 100" office:value-type="float" office:value="96.6471082702542" calcext:value-type="float">
            <text:p>96,6471082702542</text:p>
          </table:table-cell>
          <table:table-cell table:number-columns-repeated="4"/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ATAN2([.$E$2];[.A927]) / RADIANS([.$F$2])" office:value-type="float" office:value="4.27688253919688" calcext:value-type="float">
            <text:p>4,27688253919688</text:p>
          </table:table-cell>
          <table:table-cell table:formula="of:=[.A927] * [.$H$2]" office:value-type="float" office:value="5.24593568314638" calcext:value-type="float">
            <text:p>5,24593568314638</text:p>
          </table:table-cell>
          <table:table-cell table:formula="of:=([.C927]-[.B927]) * 100" office:value-type="float" office:value="96.9053143949505" calcext:value-type="float">
            <text:p>96,9053143949505</text:p>
          </table:table-cell>
          <table:table-cell table:number-columns-repeated="4"/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ATAN2([.$E$2];[.A928]) / RADIANS([.$F$2])" office:value-type="float" office:value="4.27996868144848" calcext:value-type="float">
            <text:p>4,27996868144848</text:p>
          </table:table-cell>
          <table:table-cell table:formula="of:=[.A928] * [.$H$2]" office:value-type="float" office:value="5.251606964966" calcext:value-type="float">
            <text:p>5,251606964966</text:p>
          </table:table-cell>
          <table:table-cell table:formula="of:=([.C928]-[.B928]) * 100" office:value-type="float" office:value="97.1638283517523" calcext:value-type="float">
            <text:p>97,1638283517523</text:p>
          </table:table-cell>
          <table:table-cell table:number-columns-repeated="4"/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ATAN2([.$E$2];[.A929]) / RADIANS([.$F$2])" office:value-type="float" office:value="4.28305174818985" calcext:value-type="float">
            <text:p>4,28305174818985</text:p>
          </table:table-cell>
          <table:table-cell table:formula="of:=[.A929] * [.$H$2]" office:value-type="float" office:value="5.25727824678562" calcext:value-type="float">
            <text:p>5,25727824678562</text:p>
          </table:table-cell>
          <table:table-cell table:formula="of:=([.C929]-[.B929]) * 100" office:value-type="float" office:value="97.4226498595762" calcext:value-type="float">
            <text:p>97,4226498595762</text:p>
          </table:table-cell>
          <table:table-cell table:number-columns-repeated="4"/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ATAN2([.$E$2];[.A930]) / RADIANS([.$F$2])" office:value-type="float" office:value="4.28613174223337" calcext:value-type="float">
            <text:p>4,28613174223337</text:p>
          </table:table-cell>
          <table:table-cell table:formula="of:=[.A930] * [.$H$2]" office:value-type="float" office:value="5.26294952860523" calcext:value-type="float">
            <text:p>5,26294952860523</text:p>
          </table:table-cell>
          <table:table-cell table:formula="of:=([.C930]-[.B930]) * 100" office:value-type="float" office:value="97.6817786371864" calcext:value-type="float">
            <text:p>97,6817786371864</text:p>
          </table:table-cell>
          <table:table-cell table:number-columns-repeated="4"/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ATAN2([.$E$2];[.A931]) / RADIANS([.$F$2])" office:value-type="float" office:value="4.28920866639288" calcext:value-type="float">
            <text:p>4,28920866639288</text:p>
          </table:table-cell>
          <table:table-cell table:formula="of:=[.A931] * [.$H$2]" office:value-type="float" office:value="5.26862081042485" calcext:value-type="float">
            <text:p>5,26862081042485</text:p>
          </table:table-cell>
          <table:table-cell table:formula="of:=([.C931]-[.B931]) * 100" office:value-type="float" office:value="97.9412144031972" calcext:value-type="float">
            <text:p>97,9412144031972</text:p>
          </table:table-cell>
          <table:table-cell table:number-columns-repeated="4"/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ATAN2([.$E$2];[.A932]) / RADIANS([.$F$2])" office:value-type="float" office:value="4.29228252348372" calcext:value-type="float">
            <text:p>4,29228252348372</text:p>
          </table:table-cell>
          <table:table-cell table:formula="of:=[.A932] * [.$H$2]" office:value-type="float" office:value="5.27429209224447" calcext:value-type="float">
            <text:p>5,27429209224447</text:p>
          </table:table-cell>
          <table:table-cell table:formula="of:=([.C932]-[.B932]) * 100" office:value-type="float" office:value="98.2009568760751" calcext:value-type="float">
            <text:p>98,2009568760751</text:p>
          </table:table-cell>
          <table:table-cell table:number-columns-repeated="4"/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ATAN2([.$E$2];[.A933]) / RADIANS([.$F$2])" office:value-type="float" office:value="4.29535331632267" calcext:value-type="float">
            <text:p>4,29535331632267</text:p>
          </table:table-cell>
          <table:table-cell table:formula="of:=[.A933] * [.$H$2]" office:value-type="float" office:value="5.27996337406409" calcext:value-type="float">
            <text:p>5,27996337406409</text:p>
          </table:table-cell>
          <table:table-cell table:formula="of:=([.C933]-[.B933]) * 100" office:value-type="float" office:value="98.4610057741413" calcext:value-type="float">
            <text:p>98,4610057741413</text:p>
          </table:table-cell>
          <table:table-cell table:number-columns-repeated="4"/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ATAN2([.$E$2];[.A934]) / RADIANS([.$F$2])" office:value-type="float" office:value="4.29842104772796" calcext:value-type="float">
            <text:p>4,29842104772796</text:p>
          </table:table-cell>
          <table:table-cell table:formula="of:=[.A934] * [.$H$2]" office:value-type="float" office:value="5.2856346558837" calcext:value-type="float">
            <text:p>5,2856346558837</text:p>
          </table:table-cell>
          <table:table-cell table:formula="of:=([.C934]-[.B934]) * 100" office:value-type="float" office:value="98.7213608155746" calcext:value-type="float">
            <text:p>98,7213608155746</text:p>
          </table:table-cell>
          <table:table-cell table:number-columns-repeated="4"/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ATAN2([.$E$2];[.A935]) / RADIANS([.$F$2])" office:value-type="float" office:value="4.30148572051919" calcext:value-type="float">
            <text:p>4,30148572051919</text:p>
          </table:table-cell>
          <table:table-cell table:formula="of:=[.A935] * [.$H$2]" office:value-type="float" office:value="5.29130593770332" calcext:value-type="float">
            <text:p>5,29130593770332</text:p>
          </table:table-cell>
          <table:table-cell table:formula="of:=([.C935]-[.B935]) * 100" office:value-type="float" office:value="98.9820217184128" calcext:value-type="float">
            <text:p>98,9820217184128</text:p>
          </table:table-cell>
          <table:table-cell table:number-columns-repeated="4"/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ATAN2([.$E$2];[.A936]) / RADIANS([.$F$2])" office:value-type="float" office:value="4.30454733751738" calcext:value-type="float">
            <text:p>4,30454733751738</text:p>
          </table:table-cell>
          <table:table-cell table:formula="of:=[.A936] * [.$H$2]" office:value-type="float" office:value="5.29697721952294" calcext:value-type="float">
            <text:p>5,29697721952294</text:p>
          </table:table-cell>
          <table:table-cell table:formula="of:=([.C936]-[.B936]) * 100" office:value-type="float" office:value="99.242988200556" calcext:value-type="float">
            <text:p>99,242988200556</text:p>
          </table:table-cell>
          <table:table-cell table:number-columns-repeated="4"/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ATAN2([.$E$2];[.A937]) / RADIANS([.$F$2])" office:value-type="float" office:value="4.30760590154488" calcext:value-type="float">
            <text:p>4,30760590154488</text:p>
          </table:table-cell>
          <table:table-cell table:formula="of:=[.A937] * [.$H$2]" office:value-type="float" office:value="5.30264850134256" calcext:value-type="float">
            <text:p>5,30264850134256</text:p>
          </table:table-cell>
          <table:table-cell table:formula="of:=([.C937]-[.B937]) * 100" office:value-type="float" office:value="99.5042599797682" calcext:value-type="float">
            <text:p>99,5042599797682</text:p>
          </table:table-cell>
          <table:table-cell table:number-columns-repeated="4"/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ATAN2([.$E$2];[.A938]) / RADIANS([.$F$2])" office:value-type="float" office:value="4.31066141542537" calcext:value-type="float">
            <text:p>4,31066141542537</text:p>
          </table:table-cell>
          <table:table-cell table:formula="of:=[.A938] * [.$H$2]" office:value-type="float" office:value="5.30831978316218" calcext:value-type="float">
            <text:p>5,30831978316218</text:p>
          </table:table-cell>
          <table:table-cell table:formula="of:=([.C938]-[.B938]) * 100" office:value-type="float" office:value="99.7658367736803" calcext:value-type="float">
            <text:p>99,7658367736803</text:p>
          </table:table-cell>
          <table:table-cell table:number-columns-repeated="4"/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ATAN2([.$E$2];[.A939]) / RADIANS([.$F$2])" office:value-type="float" office:value="4.31371388198387" calcext:value-type="float">
            <text:p>4,31371388198387</text:p>
          </table:table-cell>
          <table:table-cell table:formula="of:=[.A939] * [.$H$2]" office:value-type="float" office:value="5.31399106498179" calcext:value-type="float">
            <text:p>5,31399106498179</text:p>
          </table:table-cell>
          <table:table-cell table:formula="of:=([.C939]-[.B939]) * 100" office:value-type="float" office:value="100.027718299792" calcext:value-type="float">
            <text:p>100,027718299792</text:p>
          </table:table-cell>
          <table:table-cell table:number-columns-repeated="4"/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ATAN2([.$E$2];[.A940]) / RADIANS([.$F$2])" office:value-type="float" office:value="4.31676330404667" calcext:value-type="float">
            <text:p>4,31676330404667</text:p>
          </table:table-cell>
          <table:table-cell table:formula="of:=[.A940] * [.$H$2]" office:value-type="float" office:value="5.31966234680141" calcext:value-type="float">
            <text:p>5,31966234680141</text:p>
          </table:table-cell>
          <table:table-cell table:formula="of:=([.C940]-[.B940]) * 100" office:value-type="float" office:value="100.289904275474" calcext:value-type="float">
            <text:p>100,289904275474</text:p>
          </table:table-cell>
          <table:table-cell table:number-columns-repeated="4"/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ATAN2([.$E$2];[.A941]) / RADIANS([.$F$2])" office:value-type="float" office:value="4.31980968444131" calcext:value-type="float">
            <text:p>4,31980968444131</text:p>
          </table:table-cell>
          <table:table-cell table:formula="of:=[.A941] * [.$H$2]" office:value-type="float" office:value="5.32533362862103" calcext:value-type="float">
            <text:p>5,32533362862103</text:p>
          </table:table-cell>
          <table:table-cell table:formula="of:=([.C941]-[.B941]) * 100" office:value-type="float" office:value="100.552394417972" calcext:value-type="float">
            <text:p>100,552394417972</text:p>
          </table:table-cell>
          <table:table-cell table:number-columns-repeated="4"/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ATAN2([.$E$2];[.A942]) / RADIANS([.$F$2])" office:value-type="float" office:value="4.32285302599659" calcext:value-type="float">
            <text:p>4,32285302599659</text:p>
          </table:table-cell>
          <table:table-cell table:formula="of:=[.A942] * [.$H$2]" office:value-type="float" office:value="5.33100491044065" calcext:value-type="float">
            <text:p>5,33100491044065</text:p>
          </table:table-cell>
          <table:table-cell table:formula="of:=([.C942]-[.B942]) * 100" office:value-type="float" office:value="100.815188444405" calcext:value-type="float">
            <text:p>100,815188444405</text:p>
          </table:table-cell>
          <table:table-cell table:number-columns-repeated="4"/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ATAN2([.$E$2];[.A943]) / RADIANS([.$F$2])" office:value-type="float" office:value="4.32589333154253" calcext:value-type="float">
            <text:p>4,32589333154253</text:p>
          </table:table-cell>
          <table:table-cell table:formula="of:=[.A943] * [.$H$2]" office:value-type="float" office:value="5.33667619226026" calcext:value-type="float">
            <text:p>5,33667619226026</text:p>
          </table:table-cell>
          <table:table-cell table:formula="of:=([.C943]-[.B943]) * 100" office:value-type="float" office:value="101.078286071773" calcext:value-type="float">
            <text:p>101,078286071773</text:p>
          </table:table-cell>
          <table:table-cell table:number-columns-repeated="4"/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ATAN2([.$E$2];[.A944]) / RADIANS([.$F$2])" office:value-type="float" office:value="4.32893060391034" calcext:value-type="float">
            <text:p>4,32893060391034</text:p>
          </table:table-cell>
          <table:table-cell table:formula="of:=[.A944] * [.$H$2]" office:value-type="float" office:value="5.34234747407988" calcext:value-type="float">
            <text:p>5,34234747407988</text:p>
          </table:table-cell>
          <table:table-cell table:formula="of:=([.C944]-[.B944]) * 100" office:value-type="float" office:value="101.341687016954" calcext:value-type="float">
            <text:p>101,341687016954</text:p>
          </table:table-cell>
          <table:table-cell table:number-columns-repeated="4"/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ATAN2([.$E$2];[.A945]) / RADIANS([.$F$2])" office:value-type="float" office:value="4.33196484593239" calcext:value-type="float">
            <text:p>4,33196484593239</text:p>
          </table:table-cell>
          <table:table-cell table:formula="of:=[.A945] * [.$H$2]" office:value-type="float" office:value="5.3480187558995" calcext:value-type="float">
            <text:p>5,3480187558995</text:p>
          </table:table-cell>
          <table:table-cell table:formula="of:=([.C945]-[.B945]) * 100" office:value-type="float" office:value="101.605390996711" calcext:value-type="float">
            <text:p>101,605390996711</text:p>
          </table:table-cell>
          <table:table-cell table:number-columns-repeated="4"/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ATAN2([.$E$2];[.A946]) / RADIANS([.$F$2])" office:value-type="float" office:value="4.33499606044221" calcext:value-type="float">
            <text:p>4,33499606044221</text:p>
          </table:table-cell>
          <table:table-cell table:formula="of:=[.A946] * [.$H$2]" office:value-type="float" office:value="5.35369003771912" calcext:value-type="float">
            <text:p>5,35369003771912</text:p>
          </table:table-cell>
          <table:table-cell table:formula="of:=([.C946]-[.B946]) * 100" office:value-type="float" office:value="101.86939772769" calcext:value-type="float">
            <text:p>101,86939772769</text:p>
          </table:table-cell>
          <table:table-cell table:number-columns-repeated="4"/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ATAN2([.$E$2];[.A947]) / RADIANS([.$F$2])" office:value-type="float" office:value="4.33802425027447" calcext:value-type="float">
            <text:p>4,33802425027447</text:p>
          </table:table-cell>
          <table:table-cell table:formula="of:=[.A947] * [.$H$2]" office:value-type="float" office:value="5.35936131953874" calcext:value-type="float">
            <text:p>5,35936131953874</text:p>
          </table:table-cell>
          <table:table-cell table:formula="of:=([.C947]-[.B947]) * 100" office:value-type="float" office:value="102.133706926426" calcext:value-type="float">
            <text:p>102,133706926426</text:p>
          </table:table-cell>
          <table:table-cell table:number-columns-repeated="4"/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ATAN2([.$E$2];[.A948]) / RADIANS([.$F$2])" office:value-type="float" office:value="4.34104941826493" calcext:value-type="float">
            <text:p>4,34104941826493</text:p>
          </table:table-cell>
          <table:table-cell table:formula="of:=[.A948] * [.$H$2]" office:value-type="float" office:value="5.36503260135835" calcext:value-type="float">
            <text:p>5,36503260135835</text:p>
          </table:table-cell>
          <table:table-cell table:formula="of:=([.C948]-[.B948]) * 100" office:value-type="float" office:value="102.398318309342" calcext:value-type="float">
            <text:p>102,398318309342</text:p>
          </table:table-cell>
          <table:table-cell table:number-columns-repeated="4"/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ATAN2([.$E$2];[.A949]) / RADIANS([.$F$2])" office:value-type="float" office:value="4.34407156725043" calcext:value-type="float">
            <text:p>4,34407156725043</text:p>
          </table:table-cell>
          <table:table-cell table:formula="of:=[.A949] * [.$H$2]" office:value-type="float" office:value="5.37070388317797" calcext:value-type="float">
            <text:p>5,37070388317797</text:p>
          </table:table-cell>
          <table:table-cell table:formula="of:=([.C949]-[.B949]) * 100" office:value-type="float" office:value="102.663231592754" calcext:value-type="float">
            <text:p>102,663231592754</text:p>
          </table:table-cell>
          <table:table-cell table:number-columns-repeated="4"/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ATAN2([.$E$2];[.A950]) / RADIANS([.$F$2])" office:value-type="float" office:value="4.34709070006888" calcext:value-type="float">
            <text:p>4,34709070006888</text:p>
          </table:table-cell>
          <table:table-cell table:formula="of:=[.A950] * [.$H$2]" office:value-type="float" office:value="5.37637516499759" calcext:value-type="float">
            <text:p>5,37637516499759</text:p>
          </table:table-cell>
          <table:table-cell table:formula="of:=([.C950]-[.B950]) * 100" office:value-type="float" office:value="102.928446492871" calcext:value-type="float">
            <text:p>102,928446492871</text:p>
          </table:table-cell>
          <table:table-cell table:number-columns-repeated="4"/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ATAN2([.$E$2];[.A951]) / RADIANS([.$F$2])" office:value-type="float" office:value="4.35010681955922" calcext:value-type="float">
            <text:p>4,35010681955922</text:p>
          </table:table-cell>
          <table:table-cell table:formula="of:=[.A951] * [.$H$2]" office:value-type="float" office:value="5.38204644681721" calcext:value-type="float">
            <text:p>5,38204644681721</text:p>
          </table:table-cell>
          <table:table-cell table:formula="of:=([.C951]-[.B951]) * 100" office:value-type="float" office:value="103.193962725798" calcext:value-type="float">
            <text:p>103,193962725798</text:p>
          </table:table-cell>
          <table:table-cell table:number-columns-repeated="4"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ATAN2([.$E$2];[.A952]) / RADIANS([.$F$2])" office:value-type="float" office:value="4.35311992856142" calcext:value-type="float">
            <text:p>4,35311992856142</text:p>
          </table:table-cell>
          <table:table-cell table:formula="of:=[.A952] * [.$H$2]" office:value-type="float" office:value="5.38771772863682" calcext:value-type="float">
            <text:p>5,38771772863682</text:p>
          </table:table-cell>
          <table:table-cell table:formula="of:=([.C952]-[.B952]) * 100" office:value-type="float" office:value="103.459780007541" calcext:value-type="float">
            <text:p>103,459780007541</text:p>
          </table:table-cell>
          <table:table-cell table:number-columns-repeated="4"/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ATAN2([.$E$2];[.A953]) / RADIANS([.$F$2])" office:value-type="float" office:value="4.35613002991642" calcext:value-type="float">
            <text:p>4,35613002991642</text:p>
          </table:table-cell>
          <table:table-cell table:formula="of:=[.A953] * [.$H$2]" office:value-type="float" office:value="5.39338901045644" calcext:value-type="float">
            <text:p>5,39338901045644</text:p>
          </table:table-cell>
          <table:table-cell table:formula="of:=([.C953]-[.B953]) * 100" office:value-type="float" office:value="103.725898054002" calcext:value-type="float">
            <text:p>103,725898054002</text:p>
          </table:table-cell>
          <table:table-cell table:number-columns-repeated="4"/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ATAN2([.$E$2];[.A954]) / RADIANS([.$F$2])" office:value-type="float" office:value="4.35913712646615" calcext:value-type="float">
            <text:p>4,35913712646615</text:p>
          </table:table-cell>
          <table:table-cell table:formula="of:=[.A954] * [.$H$2]" office:value-type="float" office:value="5.39906029227606" calcext:value-type="float">
            <text:p>5,39906029227606</text:p>
          </table:table-cell>
          <table:table-cell table:formula="of:=([.C954]-[.B954]) * 100" office:value-type="float" office:value="103.992316580991" calcext:value-type="float">
            <text:p>103,992316580991</text:p>
          </table:table-cell>
          <table:table-cell table:number-columns-repeated="4"/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ATAN2([.$E$2];[.A955]) / RADIANS([.$F$2])" office:value-type="float" office:value="4.3621412210535" calcext:value-type="float">
            <text:p>4,3621412210535</text:p>
          </table:table-cell>
          <table:table-cell table:formula="of:=[.A955] * [.$H$2]" office:value-type="float" office:value="5.40473157409568" calcext:value-type="float">
            <text:p>5,40473157409568</text:p>
          </table:table-cell>
          <table:table-cell table:formula="of:=([.C955]-[.B955]) * 100" office:value-type="float" office:value="104.259035304218" calcext:value-type="float">
            <text:p>104,259035304218</text:p>
          </table:table-cell>
          <table:table-cell table:number-columns-repeated="4"/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ATAN2([.$E$2];[.A956]) / RADIANS([.$F$2])" office:value-type="float" office:value="4.36514231652226" calcext:value-type="float">
            <text:p>4,36514231652226</text:p>
          </table:table-cell>
          <table:table-cell table:formula="of:=[.A956] * [.$H$2]" office:value-type="float" office:value="5.41040285591529" calcext:value-type="float">
            <text:p>5,41040285591529</text:p>
          </table:table-cell>
          <table:table-cell table:formula="of:=([.C956]-[.B956]) * 100" office:value-type="float" office:value="104.526053939304" calcext:value-type="float">
            <text:p>104,526053939304</text:p>
          </table:table-cell>
          <table:table-cell table:number-columns-repeated="4"/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ATAN2([.$E$2];[.A957]) / RADIANS([.$F$2])" office:value-type="float" office:value="4.36814041571714" calcext:value-type="float">
            <text:p>4,36814041571714</text:p>
          </table:table-cell>
          <table:table-cell table:formula="of:=[.A957] * [.$H$2]" office:value-type="float" office:value="5.41607413773491" calcext:value-type="float">
            <text:p>5,41607413773491</text:p>
          </table:table-cell>
          <table:table-cell table:formula="of:=([.C957]-[.B957]) * 100" office:value-type="float" office:value="104.793372201777" calcext:value-type="float">
            <text:p>104,793372201777</text:p>
          </table:table-cell>
          <table:table-cell table:number-columns-repeated="4"/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ATAN2([.$E$2];[.A958]) / RADIANS([.$F$2])" office:value-type="float" office:value="4.37113552148376" calcext:value-type="float">
            <text:p>4,37113552148376</text:p>
          </table:table-cell>
          <table:table-cell table:formula="of:=[.A958] * [.$H$2]" office:value-type="float" office:value="5.42174541955453" calcext:value-type="float">
            <text:p>5,42174541955453</text:p>
          </table:table-cell>
          <table:table-cell table:formula="of:=([.C958]-[.B958]) * 100" office:value-type="float" office:value="105.060989807077" calcext:value-type="float">
            <text:p>105,060989807077</text:p>
          </table:table-cell>
          <table:table-cell table:number-columns-repeated="4"/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ATAN2([.$E$2];[.A959]) / RADIANS([.$F$2])" office:value-type="float" office:value="4.37412763666856" calcext:value-type="float">
            <text:p>4,37412763666856</text:p>
          </table:table-cell>
          <table:table-cell table:formula="of:=[.A959] * [.$H$2]" office:value-type="float" office:value="5.42741670137415" calcext:value-type="float">
            <text:p>5,42741670137415</text:p>
          </table:table-cell>
          <table:table-cell table:formula="of:=([.C959]-[.B959]) * 100" office:value-type="float" office:value="105.328906470559" calcext:value-type="float">
            <text:p>105,328906470559</text:p>
          </table:table-cell>
          <table:table-cell table:number-columns-repeated="4"/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ATAN2([.$E$2];[.A960]) / RADIANS([.$F$2])" office:value-type="float" office:value="4.37711676411886" calcext:value-type="float">
            <text:p>4,37711676411886</text:p>
          </table:table-cell>
          <table:table-cell table:formula="of:=[.A960] * [.$H$2]" office:value-type="float" office:value="5.43308798319377" calcext:value-type="float">
            <text:p>5,43308798319377</text:p>
          </table:table-cell>
          <table:table-cell table:formula="of:=([.C960]-[.B960]) * 100" office:value-type="float" office:value="105.597121907491" calcext:value-type="float">
            <text:p>105,597121907491</text:p>
          </table:table-cell>
          <table:table-cell table:number-columns-repeated="4"/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ATAN2([.$E$2];[.A961]) / RADIANS([.$F$2])" office:value-type="float" office:value="4.38010290668278" calcext:value-type="float">
            <text:p>4,38010290668278</text:p>
          </table:table-cell>
          <table:table-cell table:formula="of:=[.A961] * [.$H$2]" office:value-type="float" office:value="5.43875926501338" calcext:value-type="float">
            <text:p>5,43875926501338</text:p>
          </table:table-cell>
          <table:table-cell table:formula="of:=([.C961]-[.B961]) * 100" office:value-type="float" office:value="105.86563583306" calcext:value-type="float">
            <text:p>105,86563583306</text:p>
          </table:table-cell>
          <table:table-cell table:number-columns-repeated="4"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ATAN2([.$E$2];[.A962]) / RADIANS([.$F$2])" office:value-type="float" office:value="4.38308606720926" calcext:value-type="float">
            <text:p>4,38308606720926</text:p>
          </table:table-cell>
          <table:table-cell table:formula="of:=[.A962] * [.$H$2]" office:value-type="float" office:value="5.444430546833" calcext:value-type="float">
            <text:p>5,444430546833</text:p>
          </table:table-cell>
          <table:table-cell table:formula="of:=([.C962]-[.B962]) * 100" office:value-type="float" office:value="106.134447962374" calcext:value-type="float">
            <text:p>106,134447962374</text:p>
          </table:table-cell>
          <table:table-cell table:number-columns-repeated="4"/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ATAN2([.$E$2];[.A963]) / RADIANS([.$F$2])" office:value-type="float" office:value="4.386066248548" calcext:value-type="float">
            <text:p>4,386066248548</text:p>
          </table:table-cell>
          <table:table-cell table:formula="of:=[.A963] * [.$H$2]" office:value-type="float" office:value="5.45010182865262" calcext:value-type="float">
            <text:p>5,45010182865262</text:p>
          </table:table-cell>
          <table:table-cell table:formula="of:=([.C963]-[.B963]) * 100" office:value-type="float" office:value="106.403558010462" calcext:value-type="float">
            <text:p>106,403558010462</text:p>
          </table:table-cell>
          <table:table-cell table:number-columns-repeated="4"/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ATAN2([.$E$2];[.A964]) / RADIANS([.$F$2])" office:value-type="float" office:value="4.38904345354947" calcext:value-type="float">
            <text:p>4,38904345354947</text:p>
          </table:table-cell>
          <table:table-cell table:formula="of:=[.A964] * [.$H$2]" office:value-type="float" office:value="5.45577311047224" calcext:value-type="float">
            <text:p>5,45577311047224</text:p>
          </table:table-cell>
          <table:table-cell table:formula="of:=([.C964]-[.B964]) * 100" office:value-type="float" office:value="106.672965692277" calcext:value-type="float">
            <text:p>106,672965692277</text:p>
          </table:table-cell>
          <table:table-cell table:number-columns-repeated="4"/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ATAN2([.$E$2];[.A965]) / RADIANS([.$F$2])" office:value-type="float" office:value="4.39201768506487" calcext:value-type="float">
            <text:p>4,39201768506487</text:p>
          </table:table-cell>
          <table:table-cell table:formula="of:=[.A965] * [.$H$2]" office:value-type="float" office:value="5.46144439229185" calcext:value-type="float">
            <text:p>5,46144439229185</text:p>
          </table:table-cell>
          <table:table-cell table:formula="of:=([.C965]-[.B965]) * 100" office:value-type="float" office:value="106.942670722698" calcext:value-type="float">
            <text:p>106,942670722698</text:p>
          </table:table-cell>
          <table:table-cell table:number-columns-repeated="4"/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ATAN2([.$E$2];[.A966]) / RADIANS([.$F$2])" office:value-type="float" office:value="4.39498894594614" calcext:value-type="float">
            <text:p>4,39498894594614</text:p>
          </table:table-cell>
          <table:table-cell table:formula="of:=[.A966] * [.$H$2]" office:value-type="float" office:value="5.46711567411147" calcext:value-type="float">
            <text:p>5,46711567411147</text:p>
          </table:table-cell>
          <table:table-cell table:formula="of:=([.C966]-[.B966]) * 100" office:value-type="float" office:value="107.212672816534" calcext:value-type="float">
            <text:p>107,212672816534</text:p>
          </table:table-cell>
          <table:table-cell table:number-columns-repeated="4"/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ATAN2([.$E$2];[.A967]) / RADIANS([.$F$2])" office:value-type="float" office:value="4.39795723904588" calcext:value-type="float">
            <text:p>4,39795723904588</text:p>
          </table:table-cell>
          <table:table-cell table:formula="of:=[.A967] * [.$H$2]" office:value-type="float" office:value="5.47278695593109" calcext:value-type="float">
            <text:p>5,47278695593109</text:p>
          </table:table-cell>
          <table:table-cell table:formula="of:=([.C967]-[.B967]) * 100" office:value-type="float" office:value="107.482971688521" calcext:value-type="float">
            <text:p>107,482971688521</text:p>
          </table:table-cell>
          <table:table-cell table:number-columns-repeated="4"/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ATAN2([.$E$2];[.A968]) / RADIANS([.$F$2])" office:value-type="float" office:value="4.40092256721741" calcext:value-type="float">
            <text:p>4,40092256721741</text:p>
          </table:table-cell>
          <table:table-cell table:formula="of:=[.A968] * [.$H$2]" office:value-type="float" office:value="5.47845823775071" calcext:value-type="float">
            <text:p>5,47845823775071</text:p>
          </table:table-cell>
          <table:table-cell table:formula="of:=([.C968]-[.B968]) * 100" office:value-type="float" office:value="107.75356705333" calcext:value-type="float">
            <text:p>107,75356705333</text:p>
          </table:table-cell>
          <table:table-cell table:number-columns-repeated="4"/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ATAN2([.$E$2];[.A969]) / RADIANS([.$F$2])" office:value-type="float" office:value="4.40388493331467" calcext:value-type="float">
            <text:p>4,40388493331467</text:p>
          </table:table-cell>
          <table:table-cell table:formula="of:=[.A969] * [.$H$2]" office:value-type="float" office:value="5.48412951957033" calcext:value-type="float">
            <text:p>5,48412951957033</text:p>
          </table:table-cell>
          <table:table-cell table:formula="of:=([.C969]-[.B969]) * 100" office:value-type="float" office:value="108.024458625566" calcext:value-type="float">
            <text:p>108,024458625566</text:p>
          </table:table-cell>
          <table:table-cell table:number-columns-repeated="4"/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ATAN2([.$E$2];[.A970]) / RADIANS([.$F$2])" office:value-type="float" office:value="4.40684434019225" calcext:value-type="float">
            <text:p>4,40684434019225</text:p>
          </table:table-cell>
          <table:table-cell table:formula="of:=[.A970] * [.$H$2]" office:value-type="float" office:value="5.48980080138994" calcext:value-type="float">
            <text:p>5,48980080138994</text:p>
          </table:table-cell>
          <table:table-cell table:formula="of:=([.C970]-[.B970]) * 100" office:value-type="float" office:value="108.295646119769" calcext:value-type="float">
            <text:p>108,295646119769</text:p>
          </table:table-cell>
          <table:table-cell table:number-columns-repeated="4"/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ATAN2([.$E$2];[.A971]) / RADIANS([.$F$2])" office:value-type="float" office:value="4.40980079070536" calcext:value-type="float">
            <text:p>4,40980079070536</text:p>
          </table:table-cell>
          <table:table-cell table:formula="of:=[.A971] * [.$H$2]" office:value-type="float" office:value="5.49547208320956" calcext:value-type="float">
            <text:p>5,49547208320956</text:p>
          </table:table-cell>
          <table:table-cell table:formula="of:=([.C971]-[.B971]) * 100" office:value-type="float" office:value="108.56712925042" calcext:value-type="float">
            <text:p>108,56712925042</text:p>
          </table:table-cell>
          <table:table-cell table:number-columns-repeated="4"/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ATAN2([.$E$2];[.A972]) / RADIANS([.$F$2])" office:value-type="float" office:value="4.4127542877098" calcext:value-type="float">
            <text:p>4,4127542877098</text:p>
          </table:table-cell>
          <table:table-cell table:formula="of:=[.A972] * [.$H$2]" office:value-type="float" office:value="5.50114336502918" calcext:value-type="float">
            <text:p>5,50114336502918</text:p>
          </table:table-cell>
          <table:table-cell table:formula="of:=([.C972]-[.B972]) * 100" office:value-type="float" office:value="108.838907731938" calcext:value-type="float">
            <text:p>108,838907731938</text:p>
          </table:table-cell>
          <table:table-cell table:number-columns-repeated="4"/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ATAN2([.$E$2];[.A973]) / RADIANS([.$F$2])" office:value-type="float" office:value="4.41570483406194" calcext:value-type="float">
            <text:p>4,41570483406194</text:p>
          </table:table-cell>
          <table:table-cell table:formula="of:=[.A973] * [.$H$2]" office:value-type="float" office:value="5.5068146468488" calcext:value-type="float">
            <text:p>5,5068146468488</text:p>
          </table:table-cell>
          <table:table-cell table:formula="of:=([.C973]-[.B973]) * 100" office:value-type="float" office:value="109.110981278686" calcext:value-type="float">
            <text:p>109,110981278686</text:p>
          </table:table-cell>
          <table:table-cell table:number-columns-repeated="4"/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ATAN2([.$E$2];[.A974]) / RADIANS([.$F$2])" office:value-type="float" office:value="4.41865243261871" calcext:value-type="float">
            <text:p>4,41865243261871</text:p>
          </table:table-cell>
          <table:table-cell table:formula="of:=[.A974] * [.$H$2]" office:value-type="float" office:value="5.51248592866841" calcext:value-type="float">
            <text:p>5,51248592866841</text:p>
          </table:table-cell>
          <table:table-cell table:formula="of:=([.C974]-[.B974]) * 100" office:value-type="float" office:value="109.38334960497" calcext:value-type="float">
            <text:p>109,38334960497</text:p>
          </table:table-cell>
          <table:table-cell table:number-columns-repeated="4"/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ATAN2([.$E$2];[.A975]) / RADIANS([.$F$2])" office:value-type="float" office:value="4.42159708623759" calcext:value-type="float">
            <text:p>4,42159708623759</text:p>
          </table:table-cell>
          <table:table-cell table:formula="of:=[.A975] * [.$H$2]" office:value-type="float" office:value="5.51815721048803" calcext:value-type="float">
            <text:p>5,51815721048803</text:p>
          </table:table-cell>
          <table:table-cell table:formula="of:=([.C975]-[.B975]) * 100" office:value-type="float" office:value="109.656012425044" calcext:value-type="float">
            <text:p>109,656012425044</text:p>
          </table:table-cell>
          <table:table-cell table:number-columns-repeated="4"/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ATAN2([.$E$2];[.A976]) / RADIANS([.$F$2])" office:value-type="float" office:value="4.42453879777655" calcext:value-type="float">
            <text:p>4,42453879777655</text:p>
          </table:table-cell>
          <table:table-cell table:formula="of:=[.A976] * [.$H$2]" office:value-type="float" office:value="5.52382849230765" calcext:value-type="float">
            <text:p>5,52382849230765</text:p>
          </table:table-cell>
          <table:table-cell table:formula="of:=([.C976]-[.B976]) * 100" office:value-type="float" office:value="109.92896945311" calcext:value-type="float">
            <text:p>109,92896945311</text:p>
          </table:table-cell>
          <table:table-cell table:number-columns-repeated="4"/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ATAN2([.$E$2];[.A977]) / RADIANS([.$F$2])" office:value-type="float" office:value="4.42747757009408" calcext:value-type="float">
            <text:p>4,42747757009408</text:p>
          </table:table-cell>
          <table:table-cell table:formula="of:=[.A977] * [.$H$2]" office:value-type="float" office:value="5.52949977412727" calcext:value-type="float">
            <text:p>5,52949977412727</text:p>
          </table:table-cell>
          <table:table-cell table:formula="of:=([.C977]-[.B977]) * 100" office:value-type="float" office:value="110.202220403319" calcext:value-type="float">
            <text:p>110,202220403319</text:p>
          </table:table-cell>
          <table:table-cell table:number-columns-repeated="4"/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ATAN2([.$E$2];[.A978]) / RADIANS([.$F$2])" office:value-type="float" office:value="4.43041340604912" calcext:value-type="float">
            <text:p>4,43041340604912</text:p>
          </table:table-cell>
          <table:table-cell table:formula="of:=[.A978] * [.$H$2]" office:value-type="float" office:value="5.53517105594688" calcext:value-type="float">
            <text:p>5,53517105594688</text:p>
          </table:table-cell>
          <table:table-cell table:formula="of:=([.C978]-[.B978]) * 100" office:value-type="float" office:value="110.475764989776" calcext:value-type="float">
            <text:p>110,475764989776</text:p>
          </table:table-cell>
          <table:table-cell table:number-columns-repeated="4"/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ATAN2([.$E$2];[.A979]) / RADIANS([.$F$2])" office:value-type="float" office:value="4.4333463085011" calcext:value-type="float">
            <text:p>4,4333463085011</text:p>
          </table:table-cell>
          <table:table-cell table:formula="of:=[.A979] * [.$H$2]" office:value-type="float" office:value="5.5408423377665" calcext:value-type="float">
            <text:p>5,5408423377665</text:p>
          </table:table-cell>
          <table:table-cell table:formula="of:=([.C979]-[.B979]) * 100" office:value-type="float" office:value="110.74960292654" calcext:value-type="float">
            <text:p>110,74960292654</text:p>
          </table:table-cell>
          <table:table-cell table:number-columns-repeated="4"/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ATAN2([.$E$2];[.A980]) / RADIANS([.$F$2])" office:value-type="float" office:value="4.43627628030986" calcext:value-type="float">
            <text:p>4,43627628030986</text:p>
          </table:table-cell>
          <table:table-cell table:formula="of:=[.A980] * [.$H$2]" office:value-type="float" office:value="5.54651361958612" calcext:value-type="float">
            <text:p>5,54651361958612</text:p>
          </table:table-cell>
          <table:table-cell table:formula="of:=([.C980]-[.B980]) * 100" office:value-type="float" office:value="111.023733927626" calcext:value-type="float">
            <text:p>111,023733927626</text:p>
          </table:table-cell>
          <table:table-cell table:number-columns-repeated="4"/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ATAN2([.$E$2];[.A981]) / RADIANS([.$F$2])" office:value-type="float" office:value="4.43920332433568" calcext:value-type="float">
            <text:p>4,43920332433568</text:p>
          </table:table-cell>
          <table:table-cell table:formula="of:=[.A981] * [.$H$2]" office:value-type="float" office:value="5.55218490140574" calcext:value-type="float">
            <text:p>5,55218490140574</text:p>
          </table:table-cell>
          <table:table-cell table:formula="of:=([.C981]-[.B981]) * 100" office:value-type="float" office:value="111.298157707006" calcext:value-type="float">
            <text:p>111,298157707006</text:p>
          </table:table-cell>
          <table:table-cell table:number-columns-repeated="4"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ATAN2([.$E$2];[.A982]) / RADIANS([.$F$2])" office:value-type="float" office:value="4.44212744343922" calcext:value-type="float">
            <text:p>4,44212744343922</text:p>
          </table:table-cell>
          <table:table-cell table:formula="of:=[.A982] * [.$H$2]" office:value-type="float" office:value="5.55785618322536" calcext:value-type="float">
            <text:p>5,55785618322536</text:p>
          </table:table-cell>
          <table:table-cell table:formula="of:=([.C982]-[.B982]) * 100" office:value-type="float" office:value="111.572873978613" calcext:value-type="float">
            <text:p>111,572873978613</text:p>
          </table:table-cell>
          <table:table-cell table:number-columns-repeated="4"/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ATAN2([.$E$2];[.A983]) / RADIANS([.$F$2])" office:value-type="float" office:value="4.44504864048154" calcext:value-type="float">
            <text:p>4,44504864048154</text:p>
          </table:table-cell>
          <table:table-cell table:formula="of:=[.A983] * [.$H$2]" office:value-type="float" office:value="5.56352746504497" calcext:value-type="float">
            <text:p>5,56352746504497</text:p>
          </table:table-cell>
          <table:table-cell table:formula="of:=([.C983]-[.B983]) * 100" office:value-type="float" office:value="111.847882456343" calcext:value-type="float">
            <text:p>111,847882456343</text:p>
          </table:table-cell>
          <table:table-cell table:number-columns-repeated="4"/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ATAN2([.$E$2];[.A984]) / RADIANS([.$F$2])" office:value-type="float" office:value="4.44796691832404" calcext:value-type="float">
            <text:p>4,44796691832404</text:p>
          </table:table-cell>
          <table:table-cell table:formula="of:=[.A984] * [.$H$2]" office:value-type="float" office:value="5.56919874686459" calcext:value-type="float">
            <text:p>5,56919874686459</text:p>
          </table:table-cell>
          <table:table-cell table:formula="of:=([.C984]-[.B984]) * 100" office:value-type="float" office:value="112.123182854055" calcext:value-type="float">
            <text:p>112,123182854055</text:p>
          </table:table-cell>
          <table:table-cell table:number-columns-repeated="4"/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ATAN2([.$E$2];[.A985]) / RADIANS([.$F$2])" office:value-type="float" office:value="4.45088227982847" calcext:value-type="float">
            <text:p>4,45088227982847</text:p>
          </table:table-cell>
          <table:table-cell table:formula="of:=[.A985] * [.$H$2]" office:value-type="float" office:value="5.57487002868421" calcext:value-type="float">
            <text:p>5,57487002868421</text:p>
          </table:table-cell>
          <table:table-cell table:formula="of:=([.C985]-[.B985]) * 100" office:value-type="float" office:value="112.398774885573" calcext:value-type="float">
            <text:p>112,398774885573</text:p>
          </table:table-cell>
          <table:table-cell table:number-columns-repeated="4"/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ATAN2([.$E$2];[.A986]) / RADIANS([.$F$2])" office:value-type="float" office:value="4.45379472785692" calcext:value-type="float">
            <text:p>4,45379472785692</text:p>
          </table:table-cell>
          <table:table-cell table:formula="of:=[.A986] * [.$H$2]" office:value-type="float" office:value="5.58054131050383" calcext:value-type="float">
            <text:p>5,58054131050383</text:p>
          </table:table-cell>
          <table:table-cell table:formula="of:=([.C986]-[.B986]) * 100" office:value-type="float" office:value="112.67465826469" calcext:value-type="float">
            <text:p>112,67465826469</text:p>
          </table:table-cell>
          <table:table-cell table:number-columns-repeated="4"/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ATAN2([.$E$2];[.A987]) / RADIANS([.$F$2])" office:value-type="float" office:value="4.45670426527177" calcext:value-type="float">
            <text:p>4,45670426527177</text:p>
          </table:table-cell>
          <table:table-cell table:formula="of:=[.A987] * [.$H$2]" office:value-type="float" office:value="5.58621259232344" calcext:value-type="float">
            <text:p>5,58621259232344</text:p>
          </table:table-cell>
          <table:table-cell table:formula="of:=([.C987]-[.B987]) * 100" office:value-type="float" office:value="112.950832705167" calcext:value-type="float">
            <text:p>112,950832705167</text:p>
          </table:table-cell>
          <table:table-cell table:number-columns-repeated="4"/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ATAN2([.$E$2];[.A988]) / RADIANS([.$F$2])" office:value-type="float" office:value="4.45961089493568" calcext:value-type="float">
            <text:p>4,45961089493568</text:p>
          </table:table-cell>
          <table:table-cell table:formula="of:=[.A988] * [.$H$2]" office:value-type="float" office:value="5.59188387414306" calcext:value-type="float">
            <text:p>5,59188387414306</text:p>
          </table:table-cell>
          <table:table-cell table:formula="of:=([.C988]-[.B988]) * 100" office:value-type="float" office:value="113.227297920738" calcext:value-type="float">
            <text:p>113,227297920738</text:p>
          </table:table-cell>
          <table:table-cell table:number-columns-repeated="4"/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ATAN2([.$E$2];[.A989]) / RADIANS([.$F$2])" office:value-type="float" office:value="4.46251461971159" calcext:value-type="float">
            <text:p>4,46251461971159</text:p>
          </table:table-cell>
          <table:table-cell table:formula="of:=[.A989] * [.$H$2]" office:value-type="float" office:value="5.59755515596268" calcext:value-type="float">
            <text:p>5,59755515596268</text:p>
          </table:table-cell>
          <table:table-cell table:formula="of:=([.C989]-[.B989]) * 100" office:value-type="float" office:value="113.504053625109" calcext:value-type="float">
            <text:p>113,504053625109</text:p>
          </table:table-cell>
          <table:table-cell table:number-columns-repeated="4"/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ATAN2([.$E$2];[.A990]) / RADIANS([.$F$2])" office:value-type="float" office:value="4.46541544246268" calcext:value-type="float">
            <text:p>4,46541544246268</text:p>
          </table:table-cell>
          <table:table-cell table:formula="of:=[.A990] * [.$H$2]" office:value-type="float" office:value="5.6032264377823" calcext:value-type="float">
            <text:p>5,6032264377823</text:p>
          </table:table-cell>
          <table:table-cell table:formula="of:=([.C990]-[.B990]) * 100" office:value-type="float" office:value="113.781099531962" calcext:value-type="float">
            <text:p>113,781099531962</text:p>
          </table:table-cell>
          <table:table-cell table:number-columns-repeated="4"/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ATAN2([.$E$2];[.A991]) / RADIANS([.$F$2])" office:value-type="float" office:value="4.46831336605237" calcext:value-type="float">
            <text:p>4,46831336605237</text:p>
          </table:table-cell>
          <table:table-cell table:formula="of:=[.A991] * [.$H$2]" office:value-type="float" office:value="5.60889771960191" calcext:value-type="float">
            <text:p>5,60889771960191</text:p>
          </table:table-cell>
          <table:table-cell table:formula="of:=([.C991]-[.B991]) * 100" office:value-type="float" office:value="114.058435354954" calcext:value-type="float">
            <text:p>114,058435354954</text:p>
          </table:table-cell>
          <table:table-cell table:number-columns-repeated="4"/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ATAN2([.$E$2];[.A992]) / RADIANS([.$F$2])" office:value-type="float" office:value="4.47120839334429" calcext:value-type="float">
            <text:p>4,47120839334429</text:p>
          </table:table-cell>
          <table:table-cell table:formula="of:=[.A992] * [.$H$2]" office:value-type="float" office:value="5.61456900142153" calcext:value-type="float">
            <text:p>5,61456900142153</text:p>
          </table:table-cell>
          <table:table-cell table:formula="of:=([.C992]-[.B992]) * 100" office:value-type="float" office:value="114.336060807724" calcext:value-type="float">
            <text:p>114,336060807724</text:p>
          </table:table-cell>
          <table:table-cell table:number-columns-repeated="4"/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ATAN2([.$E$2];[.A993]) / RADIANS([.$F$2])" office:value-type="float" office:value="4.47410052720226" calcext:value-type="float">
            <text:p>4,47410052720226</text:p>
          </table:table-cell>
          <table:table-cell table:formula="of:=[.A993] * [.$H$2]" office:value-type="float" office:value="5.62024028324115" calcext:value-type="float">
            <text:p>5,62024028324115</text:p>
          </table:table-cell>
          <table:table-cell table:formula="of:=([.C993]-[.B993]) * 100" office:value-type="float" office:value="114.613975603889" calcext:value-type="float">
            <text:p>114,613975603889</text:p>
          </table:table-cell>
          <table:table-cell table:number-columns-repeated="4"/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ATAN2([.$E$2];[.A994]) / RADIANS([.$F$2])" office:value-type="float" office:value="4.47698977049028" calcext:value-type="float">
            <text:p>4,47698977049028</text:p>
          </table:table-cell>
          <table:table-cell table:formula="of:=[.A994] * [.$H$2]" office:value-type="float" office:value="5.62591156506077" calcext:value-type="float">
            <text:p>5,62591156506077</text:p>
          </table:table-cell>
          <table:table-cell table:formula="of:=([.C994]-[.B994]) * 100" office:value-type="float" office:value="114.892179457049" calcext:value-type="float">
            <text:p>114,892179457049</text:p>
          </table:table-cell>
          <table:table-cell table:number-columns-repeated="4"/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ATAN2([.$E$2];[.A995]) / RADIANS([.$F$2])" office:value-type="float" office:value="4.4798761260725" calcext:value-type="float">
            <text:p>4,4798761260725</text:p>
          </table:table-cell>
          <table:table-cell table:formula="of:=[.A995] * [.$H$2]" office:value-type="float" office:value="5.63158284688039" calcext:value-type="float">
            <text:p>5,63158284688039</text:p>
          </table:table-cell>
          <table:table-cell table:formula="of:=([.C995]-[.B995]) * 100" office:value-type="float" office:value="115.170672080788" calcext:value-type="float">
            <text:p>115,170672080788</text:p>
          </table:table-cell>
          <table:table-cell table:number-columns-repeated="4"/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ATAN2([.$E$2];[.A996]) / RADIANS([.$F$2])" office:value-type="float" office:value="4.48275959681323" calcext:value-type="float">
            <text:p>4,48275959681323</text:p>
          </table:table-cell>
          <table:table-cell table:formula="of:=[.A996] * [.$H$2]" office:value-type="float" office:value="5.6372541287" calcext:value-type="float">
            <text:p>5,6372541287</text:p>
          </table:table-cell>
          <table:table-cell table:formula="of:=([.C996]-[.B996]) * 100" office:value-type="float" office:value="115.449453188677" calcext:value-type="float">
            <text:p>115,449453188677</text:p>
          </table:table-cell>
          <table:table-cell table:number-columns-repeated="4"/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ATAN2([.$E$2];[.A997]) / RADIANS([.$F$2])" office:value-type="float" office:value="4.48564018557688" calcext:value-type="float">
            <text:p>4,48564018557688</text:p>
          </table:table-cell>
          <table:table-cell table:formula="of:=[.A997] * [.$H$2]" office:value-type="float" office:value="5.64292541051962" calcext:value-type="float">
            <text:p>5,64292541051962</text:p>
          </table:table-cell>
          <table:table-cell table:formula="of:=([.C997]-[.B997]) * 100" office:value-type="float" office:value="115.728522494274" calcext:value-type="float">
            <text:p>115,728522494274</text:p>
          </table:table-cell>
          <table:table-cell table:number-columns-repeated="4"/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ATAN2([.$E$2];[.A998]) / RADIANS([.$F$2])" office:value-type="float" office:value="4.48851789522798" calcext:value-type="float">
            <text:p>4,48851789522798</text:p>
          </table:table-cell>
          <table:table-cell table:formula="of:=[.A998] * [.$H$2]" office:value-type="float" office:value="5.64859669233924" calcext:value-type="float">
            <text:p>5,64859669233924</text:p>
          </table:table-cell>
          <table:table-cell table:formula="of:=([.C998]-[.B998]) * 100" office:value-type="float" office:value="116.007879711126" calcext:value-type="float">
            <text:p>116,007879711126</text:p>
          </table:table-cell>
          <table:table-cell table:number-columns-repeated="4"/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ATAN2([.$E$2];[.A999]) / RADIANS([.$F$2])" office:value-type="float" office:value="4.49139272863113" calcext:value-type="float">
            <text:p>4,49139272863113</text:p>
          </table:table-cell>
          <table:table-cell table:formula="of:=[.A999] * [.$H$2]" office:value-type="float" office:value="5.65426797415886" calcext:value-type="float">
            <text:p>5,65426797415886</text:p>
          </table:table-cell>
          <table:table-cell table:formula="of:=([.C999]-[.B999]) * 100" office:value-type="float" office:value="116.287524552772" calcext:value-type="float">
            <text:p>116,287524552772</text:p>
          </table:table-cell>
          <table:table-cell table:number-columns-repeated="4"/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ATAN2([.$E$2];[.A1000]) / RADIANS([.$F$2])" office:value-type="float" office:value="4.49426468865103" calcext:value-type="float">
            <text:p>4,49426468865103</text:p>
          </table:table-cell>
          <table:table-cell table:formula="of:=[.A1000] * [.$H$2]" office:value-type="float" office:value="5.65993925597847" calcext:value-type="float">
            <text:p>5,65993925597847</text:p>
          </table:table-cell>
          <table:table-cell table:formula="of:=([.C1000]-[.B1000]) * 100" office:value-type="float" office:value="116.567456732745" calcext:value-type="float">
            <text:p>116,567456732745</text:p>
          </table:table-cell>
          <table:table-cell table:number-columns-repeated="4"/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ATAN2([.$E$2];[.A1001]) / RADIANS([.$F$2])" office:value-type="float" office:value="4.49713377815239" calcext:value-type="float">
            <text:p>4,49713377815239</text:p>
          </table:table-cell>
          <table:table-cell table:formula="of:=[.A1001] * [.$H$2]" office:value-type="float" office:value="5.66561053779809" calcext:value-type="float">
            <text:p>5,66561053779809</text:p>
          </table:table-cell>
          <table:table-cell table:formula="of:=([.C1001]-[.B1001]) * 100" office:value-type="float" office:value="116.84767596457" calcext:value-type="float">
            <text:p>116,84767596457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ATAN2([.$E$2];[.A1002]) / RADIANS([.$F$2])" office:value-type="float" office:value="4.5" calcext:value-type="float">
            <text:p>4,5</text:p>
          </table:table-cell>
          <table:table-cell table:formula="of:=[.A1002] * [.$H$2]" office:value-type="float" office:value="5.67128181961771" calcext:value-type="float">
            <text:p>5,67128181961771</text:p>
          </table:table-cell>
          <table:table-cell table:formula="of:=([.C1002]-[.B1002]) * 100" office:value-type="float" office:value="117.128181961771" calcext:value-type="float">
            <text:p>117,128181961771</text:p>
          </table:table-cell>
          <table:table-cell table:number-columns-repeated="4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formula="of:=ATAN2([.$E$2];[.A1003]) / RADIANS([.$F$2])" office:value-type="float" office:value="4.50286335705863" calcext:value-type="float">
            <text:p>4,50286335705863</text:p>
          </table:table-cell>
          <table:table-cell table:formula="of:=[.A1003] * [.$H$2]" office:value-type="float" office:value="5.67695310143733" calcext:value-type="float">
            <text:p>5,67695310143733</text:p>
          </table:table-cell>
          <table:table-cell table:formula="of:=([.C1003]-[.B1003]) * 100" office:value-type="float" office:value="117.40897443787" calcext:value-type="float">
            <text:p>117,40897443787</text:p>
          </table:table-cell>
          <table:table-cell table:number-columns-repeated="4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formula="of:=ATAN2([.$E$2];[.A1004]) / RADIANS([.$F$2])" office:value-type="float" office:value="4.50572385219307" calcext:value-type="float">
            <text:p>4,50572385219307</text:p>
          </table:table-cell>
          <table:table-cell table:formula="of:=[.A1004] * [.$H$2]" office:value-type="float" office:value="5.68262438325694" calcext:value-type="float">
            <text:p>5,68262438325694</text:p>
          </table:table-cell>
          <table:table-cell table:formula="of:=([.C1004]-[.B1004]) * 100" office:value-type="float" office:value="117.690053106387" calcext:value-type="float">
            <text:p>117,690053106387</text:p>
          </table:table-cell>
          <table:table-cell table:number-columns-repeated="4"/>
        </table:table-row>
        <table:table-row table:style-name="ro1">
          <table:table-cell office:value-type="float" office:value="1003" calcext:value-type="float">
            <text:p>1003</text:p>
          </table:table-cell>
          <table:table-cell table:formula="of:=ATAN2([.$E$2];[.A1005]) / RADIANS([.$F$2])" office:value-type="float" office:value="4.50858148826809" calcext:value-type="float">
            <text:p>4,50858148826809</text:p>
          </table:table-cell>
          <table:table-cell table:formula="of:=[.A1005] * [.$H$2]" office:value-type="float" office:value="5.68829566507656" calcext:value-type="float">
            <text:p>5,68829566507656</text:p>
          </table:table-cell>
          <table:table-cell table:formula="of:=([.C1005]-[.B1005]) * 100" office:value-type="float" office:value="117.971417680847" calcext:value-type="float">
            <text:p>117,971417680847</text:p>
          </table:table-cell>
          <table:table-cell table:number-columns-repeated="4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formula="of:=ATAN2([.$E$2];[.A1006]) / RADIANS([.$F$2])" office:value-type="float" office:value="4.51143626814841" calcext:value-type="float">
            <text:p>4,51143626814841</text:p>
          </table:table-cell>
          <table:table-cell table:formula="of:=[.A1006] * [.$H$2]" office:value-type="float" office:value="5.69396694689618" calcext:value-type="float">
            <text:p>5,69396694689618</text:p>
          </table:table-cell>
          <table:table-cell table:formula="of:=([.C1006]-[.B1006]) * 100" office:value-type="float" office:value="118.253067874777" calcext:value-type="float">
            <text:p>118,253067874777</text:p>
          </table:table-cell>
          <table:table-cell table:number-columns-repeated="4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formula="of:=ATAN2([.$E$2];[.A1007]) / RADIANS([.$F$2])" office:value-type="float" office:value="4.51428819469873" calcext:value-type="float">
            <text:p>4,51428819469873</text:p>
          </table:table-cell>
          <table:table-cell table:formula="of:=[.A1007] * [.$H$2]" office:value-type="float" office:value="5.6996382287158" calcext:value-type="float">
            <text:p>5,6996382287158</text:p>
          </table:table-cell>
          <table:table-cell table:formula="of:=([.C1007]-[.B1007]) * 100" office:value-type="float" office:value="118.535003401706" calcext:value-type="float">
            <text:p>118,535003401706</text:p>
          </table:table-cell>
          <table:table-cell table:number-columns-repeated="4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formula="of:=ATAN2([.$E$2];[.A1008]) / RADIANS([.$F$2])" office:value-type="float" office:value="4.51713727078366" calcext:value-type="float">
            <text:p>4,51713727078366</text:p>
          </table:table-cell>
          <table:table-cell table:formula="of:=[.A1008] * [.$H$2]" office:value-type="float" office:value="5.70530951053542" calcext:value-type="float">
            <text:p>5,70530951053542</text:p>
          </table:table-cell>
          <table:table-cell table:formula="of:=([.C1008]-[.B1008]) * 100" office:value-type="float" office:value="118.817223975176" calcext:value-type="float">
            <text:p>118,817223975176</text:p>
          </table:table-cell>
          <table:table-cell table:number-columns-repeated="4"/>
        </table:table-row>
        <table:table-row table:style-name="ro1">
          <table:table-cell office:value-type="float" office:value="1007" calcext:value-type="float">
            <text:p>1007</text:p>
          </table:table-cell>
          <table:table-cell table:formula="of:=ATAN2([.$E$2];[.A1009]) / RADIANS([.$F$2])" office:value-type="float" office:value="4.51998349926772" calcext:value-type="float">
            <text:p>4,51998349926772</text:p>
          </table:table-cell>
          <table:table-cell table:formula="of:=[.A1009] * [.$H$2]" office:value-type="float" office:value="5.71098079235503" calcext:value-type="float">
            <text:p>5,71098079235503</text:p>
          </table:table-cell>
          <table:table-cell table:formula="of:=([.C1009]-[.B1009]) * 100" office:value-type="float" office:value="119.099729308731" calcext:value-type="float">
            <text:p>119,099729308731</text:p>
          </table:table-cell>
          <table:table-cell table:number-columns-repeated="4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formula="of:=ATAN2([.$E$2];[.A1010]) / RADIANS([.$F$2])" office:value-type="float" office:value="4.52282688301534" calcext:value-type="float">
            <text:p>4,52282688301534</text:p>
          </table:table-cell>
          <table:table-cell table:formula="of:=[.A1010] * [.$H$2]" office:value-type="float" office:value="5.71665207417465" calcext:value-type="float">
            <text:p>5,71665207417465</text:p>
          </table:table-cell>
          <table:table-cell table:formula="of:=([.C1010]-[.B1010]) * 100" office:value-type="float" office:value="119.382519115931" calcext:value-type="float">
            <text:p>119,382519115931</text:p>
          </table:table-cell>
          <table:table-cell table:number-columns-repeated="4"/>
        </table:table-row>
        <table:table-row table:style-name="ro1">
          <table:table-cell office:value-type="float" office:value="1009" calcext:value-type="float">
            <text:p>1009</text:p>
          </table:table-cell>
          <table:table-cell table:formula="of:=ATAN2([.$E$2];[.A1011]) / RADIANS([.$F$2])" office:value-type="float" office:value="4.52566742489084" calcext:value-type="float">
            <text:p>4,52566742489084</text:p>
          </table:table-cell>
          <table:table-cell table:formula="of:=[.A1011] * [.$H$2]" office:value-type="float" office:value="5.72232335599427" calcext:value-type="float">
            <text:p>5,72232335599427</text:p>
          </table:table-cell>
          <table:table-cell table:formula="of:=([.C1011]-[.B1011]) * 100" office:value-type="float" office:value="119.665593110343" calcext:value-type="float">
            <text:p>119,665593110343</text:p>
          </table:table-cell>
          <table:table-cell table:number-columns-repeated="4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formula="of:=ATAN2([.$E$2];[.A1012]) / RADIANS([.$F$2])" office:value-type="float" office:value="4.52850512775838" calcext:value-type="float">
            <text:p>4,52850512775838</text:p>
          </table:table-cell>
          <table:table-cell table:formula="of:=[.A1012] * [.$H$2]" office:value-type="float" office:value="5.72799463781389" calcext:value-type="float">
            <text:p>5,72799463781389</text:p>
          </table:table-cell>
          <table:table-cell table:formula="of:=([.C1012]-[.B1012]) * 100" office:value-type="float" office:value="119.94895100555" calcext:value-type="float">
            <text:p>119,94895100555</text:p>
          </table:table-cell>
          <table:table-cell table:number-columns-repeated="4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formula="of:=ATAN2([.$E$2];[.A1013]) / RADIANS([.$F$2])" office:value-type="float" office:value="4.531339994482" calcext:value-type="float">
            <text:p>4,531339994482</text:p>
          </table:table-cell>
          <table:table-cell table:formula="of:=[.A1013] * [.$H$2]" office:value-type="float" office:value="5.7336659196335" calcext:value-type="float">
            <text:p>5,7336659196335</text:p>
          </table:table-cell>
          <table:table-cell table:formula="of:=([.C1013]-[.B1013]) * 100" office:value-type="float" office:value="120.232592515151" calcext:value-type="float">
            <text:p>120,232592515151</text:p>
          </table:table-cell>
          <table:table-cell table:number-columns-repeated="4"/>
        </table:table-row>
        <table:table-row table:style-name="ro1">
          <table:table-cell office:value-type="float" office:value="1012" calcext:value-type="float">
            <text:p>1012</text:p>
          </table:table-cell>
          <table:table-cell table:formula="of:=ATAN2([.$E$2];[.A1014]) / RADIANS([.$F$2])" office:value-type="float" office:value="4.53417202792554" calcext:value-type="float">
            <text:p>4,53417202792554</text:p>
          </table:table-cell>
          <table:table-cell table:formula="of:=[.A1014] * [.$H$2]" office:value-type="float" office:value="5.73933720145312" calcext:value-type="float">
            <text:p>5,73933720145312</text:p>
          </table:table-cell>
          <table:table-cell table:formula="of:=([.C1014]-[.B1014]) * 100" office:value-type="float" office:value="120.516517352758" calcext:value-type="float">
            <text:p>120,516517352758</text:p>
          </table:table-cell>
          <table:table-cell table:number-columns-repeated="4"/>
        </table:table-row>
        <table:table-row table:style-name="ro1">
          <table:table-cell office:value-type="float" office:value="1013" calcext:value-type="float">
            <text:p>1013</text:p>
          </table:table-cell>
          <table:table-cell table:formula="of:=ATAN2([.$E$2];[.A1015]) / RADIANS([.$F$2])" office:value-type="float" office:value="4.53700123095268" calcext:value-type="float">
            <text:p>4,53700123095268</text:p>
          </table:table-cell>
          <table:table-cell table:formula="of:=[.A1015] * [.$H$2]" office:value-type="float" office:value="5.74500848327274" calcext:value-type="float">
            <text:p>5,74500848327274</text:p>
          </table:table-cell>
          <table:table-cell table:formula="of:=([.C1015]-[.B1015]) * 100" office:value-type="float" office:value="120.800725232006" calcext:value-type="float">
            <text:p>120,800725232006</text:p>
          </table:table-cell>
          <table:table-cell table:number-columns-repeated="4"/>
        </table:table-row>
        <table:table-row table:style-name="ro1">
          <table:table-cell office:value-type="float" office:value="1014" calcext:value-type="float">
            <text:p>1014</text:p>
          </table:table-cell>
          <table:table-cell table:formula="of:=ATAN2([.$E$2];[.A1016]) / RADIANS([.$F$2])" office:value-type="float" office:value="4.53982760642689" calcext:value-type="float">
            <text:p>4,53982760642689</text:p>
          </table:table-cell>
          <table:table-cell table:formula="of:=[.A1016] * [.$H$2]" office:value-type="float" office:value="5.75067976509236" calcext:value-type="float">
            <text:p>5,75067976509236</text:p>
          </table:table-cell>
          <table:table-cell table:formula="of:=([.C1016]-[.B1016]) * 100" office:value-type="float" office:value="121.085215866547" calcext:value-type="float">
            <text:p>121,085215866547</text:p>
          </table:table-cell>
          <table:table-cell table:number-columns-repeated="4"/>
        </table:table-row>
        <table:table-row table:style-name="ro1">
          <table:table-cell office:value-type="float" office:value="1015" calcext:value-type="float">
            <text:p>1015</text:p>
          </table:table-cell>
          <table:table-cell table:formula="of:=ATAN2([.$E$2];[.A1017]) / RADIANS([.$F$2])" office:value-type="float" office:value="4.54265115721143" calcext:value-type="float">
            <text:p>4,54265115721143</text:p>
          </table:table-cell>
          <table:table-cell table:formula="of:=[.A1017] * [.$H$2]" office:value-type="float" office:value="5.75635104691197" calcext:value-type="float">
            <text:p>5,75635104691197</text:p>
          </table:table-cell>
          <table:table-cell table:formula="of:=([.C1017]-[.B1017]) * 100" office:value-type="float" office:value="121.369988970055" calcext:value-type="float">
            <text:p>121,369988970055</text:p>
          </table:table-cell>
          <table:table-cell table:number-columns-repeated="4"/>
        </table:table-row>
        <table:table-row table:style-name="ro1">
          <table:table-cell office:value-type="float" office:value="1016" calcext:value-type="float">
            <text:p>1016</text:p>
          </table:table-cell>
          <table:table-cell table:formula="of:=ATAN2([.$E$2];[.A1018]) / RADIANS([.$F$2])" office:value-type="float" office:value="4.54547188616932" calcext:value-type="float">
            <text:p>4,54547188616932</text:p>
          </table:table-cell>
          <table:table-cell table:formula="of:=[.A1018] * [.$H$2]" office:value-type="float" office:value="5.76202232873159" calcext:value-type="float">
            <text:p>5,76202232873159</text:p>
          </table:table-cell>
          <table:table-cell table:formula="of:=([.C1018]-[.B1018]) * 100" office:value-type="float" office:value="121.655044256228" calcext:value-type="float">
            <text:p>121,655044256228</text:p>
          </table:table-cell>
          <table:table-cell table:number-columns-repeated="4"/>
        </table:table-row>
        <table:table-row table:style-name="ro1">
          <table:table-cell office:value-type="float" office:value="1017" calcext:value-type="float">
            <text:p>1017</text:p>
          </table:table-cell>
          <table:table-cell table:formula="of:=ATAN2([.$E$2];[.A1019]) / RADIANS([.$F$2])" office:value-type="float" office:value="4.54828979616333" calcext:value-type="float">
            <text:p>4,54828979616333</text:p>
          </table:table-cell>
          <table:table-cell table:formula="of:=[.A1019] * [.$H$2]" office:value-type="float" office:value="5.76769361055121" calcext:value-type="float">
            <text:p>5,76769361055121</text:p>
          </table:table-cell>
          <table:table-cell table:formula="of:=([.C1019]-[.B1019]) * 100" office:value-type="float" office:value="121.940381438789" calcext:value-type="float">
            <text:p>121,940381438789</text:p>
          </table:table-cell>
          <table:table-cell table:number-columns-repeated="4"/>
        </table:table-row>
        <table:table-row table:style-name="ro1">
          <table:table-cell office:value-type="float" office:value="1018" calcext:value-type="float">
            <text:p>1018</text:p>
          </table:table-cell>
          <table:table-cell table:formula="of:=ATAN2([.$E$2];[.A1020]) / RADIANS([.$F$2])" office:value-type="float" office:value="4.55110489005597" calcext:value-type="float">
            <text:p>4,55110489005597</text:p>
          </table:table-cell>
          <table:table-cell table:formula="of:=[.A1020] * [.$H$2]" office:value-type="float" office:value="5.77336489237083" calcext:value-type="float">
            <text:p>5,77336489237083</text:p>
          </table:table-cell>
          <table:table-cell table:formula="of:=([.C1020]-[.B1020]) * 100" office:value-type="float" office:value="122.226000231486" calcext:value-type="float">
            <text:p>122,226000231486</text:p>
          </table:table-cell>
          <table:table-cell table:number-columns-repeated="4"/>
        </table:table-row>
        <table:table-row table:style-name="ro1">
          <table:table-cell office:value-type="float" office:value="1019" calcext:value-type="float">
            <text:p>1019</text:p>
          </table:table-cell>
          <table:table-cell table:formula="of:=ATAN2([.$E$2];[.A1021]) / RADIANS([.$F$2])" office:value-type="float" office:value="4.55391717070948" calcext:value-type="float">
            <text:p>4,55391717070948</text:p>
          </table:table-cell>
          <table:table-cell table:formula="of:=[.A1021] * [.$H$2]" office:value-type="float" office:value="5.77903617419045" calcext:value-type="float">
            <text:p>5,77903617419045</text:p>
          </table:table-cell>
          <table:table-cell table:formula="of:=([.C1021]-[.B1021]) * 100" office:value-type="float" office:value="122.511900348096" calcext:value-type="float">
            <text:p>122,511900348096</text:p>
          </table:table-cell>
          <table:table-cell table:number-columns-repeated="4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formula="of:=ATAN2([.$E$2];[.A1022]) / RADIANS([.$F$2])" office:value-type="float" office:value="4.55672664098579" calcext:value-type="float">
            <text:p>4,55672664098579</text:p>
          </table:table-cell>
          <table:table-cell table:formula="of:=[.A1022] * [.$H$2]" office:value-type="float" office:value="5.78470745601006" calcext:value-type="float">
            <text:p>5,78470745601006</text:p>
          </table:table-cell>
          <table:table-cell table:formula="of:=([.C1022]-[.B1022]) * 100" office:value-type="float" office:value="122.798081502427" calcext:value-type="float">
            <text:p>122,798081502427</text:p>
          </table:table-cell>
          <table:table-cell table:number-columns-repeated="4"/>
        </table:table-row>
        <table:table-row table:style-name="ro1">
          <table:table-cell office:value-type="float" office:value="1021" calcext:value-type="float">
            <text:p>1021</text:p>
          </table:table-cell>
          <table:table-cell table:formula="of:=ATAN2([.$E$2];[.A1023]) / RADIANS([.$F$2])" office:value-type="float" office:value="4.55953330374653" calcext:value-type="float">
            <text:p>4,55953330374653</text:p>
          </table:table-cell>
          <table:table-cell table:formula="of:=[.A1023] * [.$H$2]" office:value-type="float" office:value="5.79037873782968" calcext:value-type="float">
            <text:p>5,79037873782968</text:p>
          </table:table-cell>
          <table:table-cell table:formula="of:=([.C1023]-[.B1023]) * 100" office:value-type="float" office:value="123.084543408315" calcext:value-type="float">
            <text:p>123,084543408315</text:p>
          </table:table-cell>
          <table:table-cell table:number-columns-repeated="4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formula="of:=ATAN2([.$E$2];[.A1024]) / RADIANS([.$F$2])" office:value-type="float" office:value="4.56233716185299" calcext:value-type="float">
            <text:p>4,56233716185299</text:p>
          </table:table-cell>
          <table:table-cell table:formula="of:=[.A1024] * [.$H$2]" office:value-type="float" office:value="5.7960500196493" calcext:value-type="float">
            <text:p>5,7960500196493</text:p>
          </table:table-cell>
          <table:table-cell table:formula="of:=([.C1024]-[.B1024]) * 100" office:value-type="float" office:value="123.371285779631" calcext:value-type="float">
            <text:p>123,371285779631</text:p>
          </table:table-cell>
          <table:table-cell table:number-columns-repeated="4"/>
        </table:table-row>
        <table:table-row table:style-name="ro1">
          <table:table-cell office:value-type="float" office:value="1023" calcext:value-type="float">
            <text:p>1023</text:p>
          </table:table-cell>
          <table:table-cell table:formula="of:=ATAN2([.$E$2];[.A1025]) / RADIANS([.$F$2])" office:value-type="float" office:value="4.56513821816612" calcext:value-type="float">
            <text:p>4,56513821816612</text:p>
          </table:table-cell>
          <table:table-cell table:formula="of:=[.A1025] * [.$H$2]" office:value-type="float" office:value="5.80172130146892" calcext:value-type="float">
            <text:p>5,80172130146892</text:p>
          </table:table-cell>
          <table:table-cell table:formula="of:=([.C1025]-[.B1025]) * 100" office:value-type="float" office:value="123.65830833028" calcext:value-type="float">
            <text:p>123,65830833028</text:p>
          </table:table-cell>
          <table:table-cell table:number-columns-repeated="4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ATAN2([.$E$2];[.A1026]) / RADIANS([.$F$2])" office:value-type="float" office:value="4.56793647554653" calcext:value-type="float">
            <text:p>4,56793647554653</text:p>
          </table:table-cell>
          <table:table-cell table:formula="of:=[.A1026] * [.$H$2]" office:value-type="float" office:value="5.80739258328853" calcext:value-type="float">
            <text:p>5,80739258328853</text:p>
          </table:table-cell>
          <table:table-cell table:formula="of:=([.C1026]-[.B1026]) * 100" office:value-type="float" office:value="123.945610774201" calcext:value-type="float">
            <text:p>123,945610774201</text:p>
          </table:table-cell>
          <table:table-cell table:number-columns-repeated="4"/>
        </table:table-row>
        <table:table-row table:style-name="ro1">
          <table:table-cell office:value-type="float" office:value="1025" calcext:value-type="float">
            <text:p>1025</text:p>
          </table:table-cell>
          <table:table-cell table:formula="of:=ATAN2([.$E$2];[.A1027]) / RADIANS([.$F$2])" office:value-type="float" office:value="4.57073193685443" calcext:value-type="float">
            <text:p>4,57073193685443</text:p>
          </table:table-cell>
          <table:table-cell table:formula="of:=[.A1027] * [.$H$2]" office:value-type="float" office:value="5.81306386510815" calcext:value-type="float">
            <text:p>5,81306386510815</text:p>
          </table:table-cell>
          <table:table-cell table:formula="of:=([.C1027]-[.B1027]) * 100" office:value-type="float" office:value="124.233192825373" calcext:value-type="float">
            <text:p>124,233192825373</text:p>
          </table:table-cell>
          <table:table-cell table:number-columns-repeated="4"/>
        </table:table-row>
        <table:table-row table:style-name="ro1">
          <table:table-cell office:value-type="float" office:value="1026" calcext:value-type="float">
            <text:p>1026</text:p>
          </table:table-cell>
          <table:table-cell table:formula="of:=ATAN2([.$E$2];[.A1028]) / RADIANS([.$F$2])" office:value-type="float" office:value="4.57352460494966" calcext:value-type="float">
            <text:p>4,57352460494966</text:p>
          </table:table-cell>
          <table:table-cell table:formula="of:=[.A1028] * [.$H$2]" office:value-type="float" office:value="5.81873514692777" calcext:value-type="float">
            <text:p>5,81873514692777</text:p>
          </table:table-cell>
          <table:table-cell table:formula="of:=([.C1028]-[.B1028]) * 100" office:value-type="float" office:value="124.521054197811" calcext:value-type="float">
            <text:p>124,521054197811</text:p>
          </table:table-cell>
          <table:table-cell table:number-columns-repeated="4"/>
        </table:table-row>
        <table:table-row table:style-name="ro1">
          <table:table-cell office:value-type="float" office:value="1027" calcext:value-type="float">
            <text:p>1027</text:p>
          </table:table-cell>
          <table:table-cell table:formula="of:=ATAN2([.$E$2];[.A1029]) / RADIANS([.$F$2])" office:value-type="float" office:value="4.57631448269165" calcext:value-type="float">
            <text:p>4,57631448269165</text:p>
          </table:table-cell>
          <table:table-cell table:formula="of:=[.A1029] * [.$H$2]" office:value-type="float" office:value="5.82440642874739" calcext:value-type="float">
            <text:p>5,82440642874739</text:p>
          </table:table-cell>
          <table:table-cell table:formula="of:=([.C1029]-[.B1029]) * 100" office:value-type="float" office:value="124.809194605574" calcext:value-type="float">
            <text:p>124,809194605574</text:p>
          </table:table-cell>
          <table:table-cell table:number-columns-repeated="4"/>
        </table:table-row>
        <table:table-row table:style-name="ro1">
          <table:table-cell office:value-type="float" office:value="1028" calcext:value-type="float">
            <text:p>1028</text:p>
          </table:table-cell>
          <table:table-cell table:formula="of:=ATAN2([.$E$2];[.A1030]) / RADIANS([.$F$2])" office:value-type="float" office:value="4.57910157293942" calcext:value-type="float">
            <text:p>4,57910157293942</text:p>
          </table:table-cell>
          <table:table-cell table:formula="of:=[.A1030] * [.$H$2]" office:value-type="float" office:value="5.830077710567" calcext:value-type="float">
            <text:p>5,830077710567</text:p>
          </table:table-cell>
          <table:table-cell table:formula="of:=([.C1030]-[.B1030]) * 100" office:value-type="float" office:value="125.097613762759" calcext:value-type="float">
            <text:p>125,097613762759</text:p>
          </table:table-cell>
          <table:table-cell table:number-columns-repeated="4"/>
        </table:table-row>
        <table:table-row table:style-name="ro1">
          <table:table-cell office:value-type="float" office:value="1029" calcext:value-type="float">
            <text:p>1029</text:p>
          </table:table-cell>
          <table:table-cell table:formula="of:=ATAN2([.$E$2];[.A1031]) / RADIANS([.$F$2])" office:value-type="float" office:value="4.58188587855154" calcext:value-type="float">
            <text:p>4,58188587855154</text:p>
          </table:table-cell>
          <table:table-cell table:formula="of:=[.A1031] * [.$H$2]" office:value-type="float" office:value="5.83574899238662" calcext:value-type="float">
            <text:p>5,83574899238662</text:p>
          </table:table-cell>
          <table:table-cell table:formula="of:=([.C1031]-[.B1031]) * 100" office:value-type="float" office:value="125.386311383508" calcext:value-type="float">
            <text:p>125,386311383508</text:p>
          </table:table-cell>
          <table:table-cell table:number-columns-repeated="4"/>
        </table:table-row>
        <table:table-row table:style-name="ro1">
          <table:table-cell office:value-type="float" office:value="1030" calcext:value-type="float">
            <text:p>1030</text:p>
          </table:table-cell>
          <table:table-cell table:formula="of:=ATAN2([.$E$2];[.A1032]) / RADIANS([.$F$2])" office:value-type="float" office:value="4.58466740238615" calcext:value-type="float">
            <text:p>4,58466740238615</text:p>
          </table:table-cell>
          <table:table-cell table:formula="of:=[.A1032] * [.$H$2]" office:value-type="float" office:value="5.84142027420624" calcext:value-type="float">
            <text:p>5,84142027420624</text:p>
          </table:table-cell>
          <table:table-cell table:formula="of:=([.C1032]-[.B1032]) * 100" office:value-type="float" office:value="125.675287182009" calcext:value-type="float">
            <text:p>125,675287182009</text:p>
          </table:table-cell>
          <table:table-cell table:number-columns-repeated="4"/>
        </table:table-row>
        <table:table-row table:style-name="ro1">
          <table:table-cell office:value-type="float" office:value="1031" calcext:value-type="float">
            <text:p>1031</text:p>
          </table:table-cell>
          <table:table-cell table:formula="of:=ATAN2([.$E$2];[.A1033]) / RADIANS([.$F$2])" office:value-type="float" office:value="4.58744614730091" calcext:value-type="float">
            <text:p>4,58744614730091</text:p>
          </table:table-cell>
          <table:table-cell table:formula="of:=[.A1033] * [.$H$2]" office:value-type="float" office:value="5.84709155602586" calcext:value-type="float">
            <text:p>5,84709155602586</text:p>
          </table:table-cell>
          <table:table-cell table:formula="of:=([.C1033]-[.B1033]) * 100" office:value-type="float" office:value="125.964540872495" calcext:value-type="float">
            <text:p>125,964540872495</text:p>
          </table:table-cell>
          <table:table-cell table:number-columns-repeated="4"/>
        </table:table-row>
        <table:table-row table:style-name="ro1">
          <table:table-cell office:value-type="float" office:value="1032" calcext:value-type="float">
            <text:p>1032</text:p>
          </table:table-cell>
          <table:table-cell table:formula="of:=ATAN2([.$E$2];[.A1034]) / RADIANS([.$F$2])" office:value-type="float" office:value="4.59022211615302" calcext:value-type="float">
            <text:p>4,59022211615302</text:p>
          </table:table-cell>
          <table:table-cell table:formula="of:=[.A1034] * [.$H$2]" office:value-type="float" office:value="5.85276283784548" calcext:value-type="float">
            <text:p>5,85276283784548</text:p>
          </table:table-cell>
          <table:table-cell table:formula="of:=([.C1034]-[.B1034]) * 100" office:value-type="float" office:value="126.254072169246" calcext:value-type="float">
            <text:p>126,254072169246</text:p>
          </table:table-cell>
          <table:table-cell table:number-columns-repeated="4"/>
        </table:table-row>
        <table:table-row table:style-name="ro1">
          <table:table-cell office:value-type="float" office:value="1033" calcext:value-type="float">
            <text:p>1033</text:p>
          </table:table-cell>
          <table:table-cell table:formula="of:=ATAN2([.$E$2];[.A1035]) / RADIANS([.$F$2])" office:value-type="float" office:value="4.59299531179916" calcext:value-type="float">
            <text:p>4,59299531179916</text:p>
          </table:table-cell>
          <table:table-cell table:formula="of:=[.A1035] * [.$H$2]" office:value-type="float" office:value="5.85843411966509" calcext:value-type="float">
            <text:p>5,85843411966509</text:p>
          </table:table-cell>
          <table:table-cell table:formula="of:=([.C1035]-[.B1035]) * 100" office:value-type="float" office:value="126.543880786594" calcext:value-type="float">
            <text:p>126,543880786594</text:p>
          </table:table-cell>
          <table:table-cell table:number-columns-repeated="4"/>
        </table:table-row>
        <table:table-row table:style-name="ro1">
          <table:table-cell office:value-type="float" office:value="1034" calcext:value-type="float">
            <text:p>1034</text:p>
          </table:table-cell>
          <table:table-cell table:formula="of:=ATAN2([.$E$2];[.A1036]) / RADIANS([.$F$2])" office:value-type="float" office:value="4.59576573709553" calcext:value-type="float">
            <text:p>4,59576573709553</text:p>
          </table:table-cell>
          <table:table-cell table:formula="of:=[.A1036] * [.$H$2]" office:value-type="float" office:value="5.86410540148471" calcext:value-type="float">
            <text:p>5,86410540148471</text:p>
          </table:table-cell>
          <table:table-cell table:formula="of:=([.C1036]-[.B1036]) * 100" office:value-type="float" office:value="126.833966438918" calcext:value-type="float">
            <text:p>126,833966438918</text:p>
          </table:table-cell>
          <table:table-cell table:number-columns-repeated="4"/>
        </table:table-row>
        <table:table-row table:style-name="ro1">
          <table:table-cell office:value-type="float" office:value="1035" calcext:value-type="float">
            <text:p>1035</text:p>
          </table:table-cell>
          <table:table-cell table:formula="of:=ATAN2([.$E$2];[.A1037]) / RADIANS([.$F$2])" office:value-type="float" office:value="4.59853339489779" calcext:value-type="float">
            <text:p>4,59853339489779</text:p>
          </table:table-cell>
          <table:table-cell table:formula="of:=[.A1037] * [.$H$2]" office:value-type="float" office:value="5.86977668330433" calcext:value-type="float">
            <text:p>5,86977668330433</text:p>
          </table:table-cell>
          <table:table-cell table:formula="of:=([.C1037]-[.B1037]) * 100" office:value-type="float" office:value="127.124328840654" calcext:value-type="float">
            <text:p>127,124328840654</text:p>
          </table:table-cell>
          <table:table-cell table:number-columns-repeated="4"/>
        </table:table-row>
        <table:table-row table:style-name="ro1">
          <table:table-cell office:value-type="float" office:value="1036" calcext:value-type="float">
            <text:p>1036</text:p>
          </table:table-cell>
          <table:table-cell table:formula="of:=ATAN2([.$E$2];[.A1038]) / RADIANS([.$F$2])" office:value-type="float" office:value="4.60129828806109" calcext:value-type="float">
            <text:p>4,60129828806109</text:p>
          </table:table-cell>
          <table:table-cell table:formula="of:=[.A1038] * [.$H$2]" office:value-type="float" office:value="5.87544796512395" calcext:value-type="float">
            <text:p>5,87544796512395</text:p>
          </table:table-cell>
          <table:table-cell table:formula="of:=([.C1038]-[.B1038]) * 100" office:value-type="float" office:value="127.414967706286" calcext:value-type="float">
            <text:p>127,414967706286</text:p>
          </table:table-cell>
          <table:table-cell table:number-columns-repeated="4"/>
        </table:table-row>
        <table:table-row table:style-name="ro1">
          <table:table-cell office:value-type="float" office:value="1037" calcext:value-type="float">
            <text:p>1037</text:p>
          </table:table-cell>
          <table:table-cell table:formula="of:=ATAN2([.$E$2];[.A1039]) / RADIANS([.$F$2])" office:value-type="float" office:value="4.60406041943998" calcext:value-type="float">
            <text:p>4,60406041943998</text:p>
          </table:table-cell>
          <table:table-cell table:formula="of:=[.A1039] * [.$H$2]" office:value-type="float" office:value="5.88111924694356" calcext:value-type="float">
            <text:p>5,88111924694356</text:p>
          </table:table-cell>
          <table:table-cell table:formula="of:=([.C1039]-[.B1039]) * 100" office:value-type="float" office:value="127.705882750358" calcext:value-type="float">
            <text:p>127,705882750358</text:p>
          </table:table-cell>
          <table:table-cell table:number-columns-repeated="4"/>
        </table:table-row>
        <table:table-row table:style-name="ro1">
          <table:table-cell office:value-type="float" office:value="1038" calcext:value-type="float">
            <text:p>1038</text:p>
          </table:table-cell>
          <table:table-cell table:formula="of:=ATAN2([.$E$2];[.A1040]) / RADIANS([.$F$2])" office:value-type="float" office:value="4.6068197918885" calcext:value-type="float">
            <text:p>4,6068197918885</text:p>
          </table:table-cell>
          <table:table-cell table:formula="of:=[.A1040] * [.$H$2]" office:value-type="float" office:value="5.88679052876318" calcext:value-type="float">
            <text:p>5,88679052876318</text:p>
          </table:table-cell>
          <table:table-cell table:formula="of:=([.C1040]-[.B1040]) * 100" office:value-type="float" office:value="127.997073687468" calcext:value-type="float">
            <text:p>127,997073687468</text:p>
          </table:table-cell>
          <table:table-cell table:number-columns-repeated="4"/>
        </table:table-row>
        <table:table-row table:style-name="ro1">
          <table:table-cell office:value-type="float" office:value="1039" calcext:value-type="float">
            <text:p>1039</text:p>
          </table:table-cell>
          <table:table-cell table:formula="of:=ATAN2([.$E$2];[.A1041]) / RADIANS([.$F$2])" office:value-type="float" office:value="4.60957640826007" calcext:value-type="float">
            <text:p>4,60957640826007</text:p>
          </table:table-cell>
          <table:table-cell table:formula="of:=[.A1041] * [.$H$2]" office:value-type="float" office:value="5.8924618105828" calcext:value-type="float">
            <text:p>5,8924618105828</text:p>
          </table:table-cell>
          <table:table-cell table:formula="of:=([.C1041]-[.B1041]) * 100" office:value-type="float" office:value="128.288540232273" calcext:value-type="float">
            <text:p>128,288540232273</text:p>
          </table:table-cell>
          <table:table-cell table:number-columns-repeated="4"/>
        </table:table-row>
        <table:table-row table:style-name="ro1">
          <table:table-cell office:value-type="float" office:value="1040" calcext:value-type="float">
            <text:p>1040</text:p>
          </table:table-cell>
          <table:table-cell table:formula="of:=ATAN2([.$E$2];[.A1042]) / RADIANS([.$F$2])" office:value-type="float" office:value="4.61233027140754" calcext:value-type="float">
            <text:p>4,61233027140754</text:p>
          </table:table-cell>
          <table:table-cell table:formula="of:=[.A1042] * [.$H$2]" office:value-type="float" office:value="5.89813309240242" calcext:value-type="float">
            <text:p>5,89813309240242</text:p>
          </table:table-cell>
          <table:table-cell table:formula="of:=([.C1042]-[.B1042]) * 100" office:value-type="float" office:value="128.580282099487" calcext:value-type="float">
            <text:p>128,580282099487</text:p>
          </table:table-cell>
          <table:table-cell table:number-columns-repeated="4"/>
        </table:table-row>
        <table:table-row table:style-name="ro1">
          <table:table-cell office:value-type="float" office:value="1041" calcext:value-type="float">
            <text:p>1041</text:p>
          </table:table-cell>
          <table:table-cell table:formula="of:=ATAN2([.$E$2];[.A1043]) / RADIANS([.$F$2])" office:value-type="float" office:value="4.61508138418315" calcext:value-type="float">
            <text:p>4,61508138418315</text:p>
          </table:table-cell>
          <table:table-cell table:formula="of:=[.A1043] * [.$H$2]" office:value-type="float" office:value="5.90380437422204" calcext:value-type="float">
            <text:p>5,90380437422204</text:p>
          </table:table-cell>
          <table:table-cell table:formula="of:=([.C1043]-[.B1043]) * 100" office:value-type="float" office:value="128.872299003889" calcext:value-type="float">
            <text:p>128,872299003889</text:p>
          </table:table-cell>
          <table:table-cell table:number-columns-repeated="4"/>
        </table:table-row>
        <table:table-row table:style-name="ro1">
          <table:table-cell office:value-type="float" office:value="1042" calcext:value-type="float">
            <text:p>1042</text:p>
          </table:table-cell>
          <table:table-cell table:formula="of:=ATAN2([.$E$2];[.A1044]) / RADIANS([.$F$2])" office:value-type="float" office:value="4.6178297494385" calcext:value-type="float">
            <text:p>4,6178297494385</text:p>
          </table:table-cell>
          <table:table-cell table:formula="of:=[.A1044] * [.$H$2]" office:value-type="float" office:value="5.90947565604165" calcext:value-type="float">
            <text:p>5,90947565604165</text:p>
          </table:table-cell>
          <table:table-cell table:formula="of:=([.C1044]-[.B1044]) * 100" office:value-type="float" office:value="129.164590660316" calcext:value-type="float">
            <text:p>129,164590660316</text:p>
          </table:table-cell>
          <table:table-cell table:number-columns-repeated="4"/>
        </table:table-row>
        <table:table-row table:style-name="ro1">
          <table:table-cell office:value-type="float" office:value="1043" calcext:value-type="float">
            <text:p>1043</text:p>
          </table:table-cell>
          <table:table-cell table:formula="of:=ATAN2([.$E$2];[.A1045]) / RADIANS([.$F$2])" office:value-type="float" office:value="4.62057537002457" calcext:value-type="float">
            <text:p>4,62057537002457</text:p>
          </table:table-cell>
          <table:table-cell table:formula="of:=[.A1045] * [.$H$2]" office:value-type="float" office:value="5.91514693786127" calcext:value-type="float">
            <text:p>5,91514693786127</text:p>
          </table:table-cell>
          <table:table-cell table:formula="of:=([.C1045]-[.B1045]) * 100" office:value-type="float" office:value="129.45715678367" calcext:value-type="float">
            <text:p>129,45715678367</text:p>
          </table:table-cell>
          <table:table-cell table:number-columns-repeated="4"/>
        </table:table-row>
        <table:table-row table:style-name="ro1">
          <table:table-cell office:value-type="float" office:value="1044" calcext:value-type="float">
            <text:p>1044</text:p>
          </table:table-cell>
          <table:table-cell table:formula="of:=ATAN2([.$E$2];[.A1046]) / RADIANS([.$F$2])" office:value-type="float" office:value="4.62331824879169" calcext:value-type="float">
            <text:p>4,62331824879169</text:p>
          </table:table-cell>
          <table:table-cell table:formula="of:=[.A1046] * [.$H$2]" office:value-type="float" office:value="5.92081821968089" calcext:value-type="float">
            <text:p>5,92081821968089</text:p>
          </table:table-cell>
          <table:table-cell table:formula="of:=([.C1046]-[.B1046]) * 100" office:value-type="float" office:value="129.749997088919" calcext:value-type="float">
            <text:p>129,749997088919</text:p>
          </table:table-cell>
          <table:table-cell table:number-columns-repeated="4"/>
        </table:table-row>
        <table:table-row table:style-name="ro1">
          <table:table-cell office:value-type="float" office:value="1045" calcext:value-type="float">
            <text:p>1045</text:p>
          </table:table-cell>
          <table:table-cell table:formula="of:=ATAN2([.$E$2];[.A1047]) / RADIANS([.$F$2])" office:value-type="float" office:value="4.62605838858953" calcext:value-type="float">
            <text:p>4,62605838858953</text:p>
          </table:table-cell>
          <table:table-cell table:formula="of:=[.A1047] * [.$H$2]" office:value-type="float" office:value="5.92648950150051" calcext:value-type="float">
            <text:p>5,92648950150051</text:p>
          </table:table-cell>
          <table:table-cell table:formula="of:=([.C1047]-[.B1047]) * 100" office:value-type="float" office:value="130.043111291097" calcext:value-type="float">
            <text:p>130,043111291097</text:p>
          </table:table-cell>
          <table:table-cell table:number-columns-repeated="4"/>
        </table:table-row>
        <table:table-row table:style-name="ro1">
          <table:table-cell office:value-type="float" office:value="1046" calcext:value-type="float">
            <text:p>1046</text:p>
          </table:table-cell>
          <table:table-cell table:formula="of:=ATAN2([.$E$2];[.A1048]) / RADIANS([.$F$2])" office:value-type="float" office:value="4.62879579226708" calcext:value-type="float">
            <text:p>4,62879579226708</text:p>
          </table:table-cell>
          <table:table-cell table:formula="of:=[.A1048] * [.$H$2]" office:value-type="float" office:value="5.93216078332012" calcext:value-type="float">
            <text:p>5,93216078332012</text:p>
          </table:table-cell>
          <table:table-cell table:formula="of:=([.C1048]-[.B1048]) * 100" office:value-type="float" office:value="130.336499105304" calcext:value-type="float">
            <text:p>130,336499105304</text:p>
          </table:table-cell>
          <table:table-cell table:number-columns-repeated="4"/>
        </table:table-row>
        <table:table-row table:style-name="ro1">
          <table:table-cell office:value-type="float" office:value="1047" calcext:value-type="float">
            <text:p>1047</text:p>
          </table:table-cell>
          <table:table-cell table:formula="of:=ATAN2([.$E$2];[.A1049]) / RADIANS([.$F$2])" office:value-type="float" office:value="4.63153046267263" calcext:value-type="float">
            <text:p>4,63153046267263</text:p>
          </table:table-cell>
          <table:table-cell table:formula="of:=[.A1049] * [.$H$2]" office:value-type="float" office:value="5.93783206513974" calcext:value-type="float">
            <text:p>5,93783206513974</text:p>
          </table:table-cell>
          <table:table-cell table:formula="of:=([.C1049]-[.B1049]) * 100" office:value-type="float" office:value="130.630160246711" calcext:value-type="float">
            <text:p>130,630160246711</text:p>
          </table:table-cell>
          <table:table-cell table:number-columns-repeated="4"/>
        </table:table-row>
        <table:table-row table:style-name="ro1">
          <table:table-cell office:value-type="float" office:value="1048" calcext:value-type="float">
            <text:p>1048</text:p>
          </table:table-cell>
          <table:table-cell table:formula="of:=ATAN2([.$E$2];[.A1050]) / RADIANS([.$F$2])" office:value-type="float" office:value="4.63426240265378" calcext:value-type="float">
            <text:p>4,63426240265378</text:p>
          </table:table-cell>
          <table:table-cell table:formula="of:=[.A1050] * [.$H$2]" office:value-type="float" office:value="5.94350334695936" calcext:value-type="float">
            <text:p>5,94350334695936</text:p>
          </table:table-cell>
          <table:table-cell table:formula="of:=([.C1050]-[.B1050]) * 100" office:value-type="float" office:value="130.924094430558" calcext:value-type="float">
            <text:p>130,924094430558</text:p>
          </table:table-cell>
          <table:table-cell table:number-columns-repeated="4"/>
        </table:table-row>
        <table:table-row table:style-name="ro1">
          <table:table-cell office:value-type="float" office:value="1049" calcext:value-type="float">
            <text:p>1049</text:p>
          </table:table-cell>
          <table:table-cell table:formula="of:=ATAN2([.$E$2];[.A1051]) / RADIANS([.$F$2])" office:value-type="float" office:value="4.6369916150574" calcext:value-type="float">
            <text:p>4,6369916150574</text:p>
          </table:table-cell>
          <table:table-cell table:formula="of:=[.A1051] * [.$H$2]" office:value-type="float" office:value="5.94917462877898" calcext:value-type="float">
            <text:p>5,94917462877898</text:p>
          </table:table-cell>
          <table:table-cell table:formula="of:=([.C1051]-[.B1051]) * 100" office:value-type="float" office:value="131.218301372158" calcext:value-type="float">
            <text:p>131,218301372158</text:p>
          </table:table-cell>
          <table:table-cell table:number-columns-repeated="4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formula="of:=ATAN2([.$E$2];[.A1052]) / RADIANS([.$F$2])" office:value-type="float" office:value="4.63971810272964" calcext:value-type="float">
            <text:p>4,63971810272964</text:p>
          </table:table-cell>
          <table:table-cell table:formula="of:=[.A1052] * [.$H$2]" office:value-type="float" office:value="5.95484591059859" calcext:value-type="float">
            <text:p>5,95484591059859</text:p>
          </table:table-cell>
          <table:table-cell table:formula="of:=([.C1052]-[.B1052]) * 100" office:value-type="float" office:value="131.512780786896" calcext:value-type="float">
            <text:p>131,512780786896</text:p>
          </table:table-cell>
          <table:table-cell table:number-columns-repeated="4"/>
        </table:table-row>
        <table:table-row table:style-name="ro1">
          <table:table-cell office:value-type="float" office:value="1051" calcext:value-type="float">
            <text:p>1051</text:p>
          </table:table-cell>
          <table:table-cell table:formula="of:=ATAN2([.$E$2];[.A1053]) / RADIANS([.$F$2])" office:value-type="float" office:value="4.6424418685159" calcext:value-type="float">
            <text:p>4,6424418685159</text:p>
          </table:table-cell>
          <table:table-cell table:formula="of:=[.A1053] * [.$H$2]" office:value-type="float" office:value="5.96051719241821" calcext:value-type="float">
            <text:p>5,96051719241821</text:p>
          </table:table-cell>
          <table:table-cell table:formula="of:=([.C1053]-[.B1053]) * 100" office:value-type="float" office:value="131.807532390231" calcext:value-type="float">
            <text:p>131,807532390231</text:p>
          </table:table-cell>
          <table:table-cell table:number-columns-repeated="4"/>
        </table:table-row>
        <table:table-row table:style-name="ro1">
          <table:table-cell office:value-type="float" office:value="1052" calcext:value-type="float">
            <text:p>1052</text:p>
          </table:table-cell>
          <table:table-cell table:formula="of:=ATAN2([.$E$2];[.A1054]) / RADIANS([.$F$2])" office:value-type="float" office:value="4.64516291526083" calcext:value-type="float">
            <text:p>4,64516291526083</text:p>
          </table:table-cell>
          <table:table-cell table:formula="of:=[.A1054] * [.$H$2]" office:value-type="float" office:value="5.96618847423783" calcext:value-type="float">
            <text:p>5,96618847423783</text:p>
          </table:table-cell>
          <table:table-cell table:formula="of:=([.C1054]-[.B1054]) * 100" office:value-type="float" office:value="132.1025558977" calcext:value-type="float">
            <text:p>132,1025558977</text:p>
          </table:table-cell>
          <table:table-cell table:number-columns-repeated="4"/>
        </table:table-row>
        <table:table-row table:style-name="ro1">
          <table:table-cell office:value-type="float" office:value="1053" calcext:value-type="float">
            <text:p>1053</text:p>
          </table:table-cell>
          <table:table-cell table:formula="of:=ATAN2([.$E$2];[.A1055]) / RADIANS([.$F$2])" office:value-type="float" office:value="4.6478812458083" calcext:value-type="float">
            <text:p>4,6478812458083</text:p>
          </table:table-cell>
          <table:table-cell table:formula="of:=[.A1055] * [.$H$2]" office:value-type="float" office:value="5.97185975605745" calcext:value-type="float">
            <text:p>5,97185975605745</text:p>
          </table:table-cell>
          <table:table-cell table:formula="of:=([.C1055]-[.B1055]) * 100" office:value-type="float" office:value="132.397851024915" calcext:value-type="float">
            <text:p>132,397851024915</text:p>
          </table:table-cell>
          <table:table-cell table:number-columns-repeated="4"/>
        </table:table-row>
        <table:table-row table:style-name="ro1">
          <table:table-cell office:value-type="float" office:value="1054" calcext:value-type="float">
            <text:p>1054</text:p>
          </table:table-cell>
          <table:table-cell table:formula="of:=ATAN2([.$E$2];[.A1056]) / RADIANS([.$F$2])" office:value-type="float" office:value="4.6505968630014" calcext:value-type="float">
            <text:p>4,6505968630014</text:p>
          </table:table-cell>
          <table:table-cell table:formula="of:=[.A1056] * [.$H$2]" office:value-type="float" office:value="5.97753103787707" calcext:value-type="float">
            <text:p>5,97753103787707</text:p>
          </table:table-cell>
          <table:table-cell table:formula="of:=([.C1056]-[.B1056]) * 100" office:value-type="float" office:value="132.693417487566" calcext:value-type="float">
            <text:p>132,693417487566</text:p>
          </table:table-cell>
          <table:table-cell table:number-columns-repeated="4"/>
        </table:table-row>
        <table:table-row table:style-name="ro1">
          <table:table-cell office:value-type="float" office:value="1055" calcext:value-type="float">
            <text:p>1055</text:p>
          </table:table-cell>
          <table:table-cell table:formula="of:=ATAN2([.$E$2];[.A1057]) / RADIANS([.$F$2])" office:value-type="float" office:value="4.65330976968243" calcext:value-type="float">
            <text:p>4,65330976968243</text:p>
          </table:table-cell>
          <table:table-cell table:formula="of:=[.A1057] * [.$H$2]" office:value-type="float" office:value="5.98320231969668" calcext:value-type="float">
            <text:p>5,98320231969668</text:p>
          </table:table-cell>
          <table:table-cell table:formula="of:=([.C1057]-[.B1057]) * 100" office:value-type="float" office:value="132.989255001425" calcext:value-type="float">
            <text:p>132,989255001425</text:p>
          </table:table-cell>
          <table:table-cell table:number-columns-repeated="4"/>
        </table:table-row>
        <table:table-row table:style-name="ro1">
          <table:table-cell office:value-type="float" office:value="1056" calcext:value-type="float">
            <text:p>1056</text:p>
          </table:table-cell>
          <table:table-cell table:formula="of:=ATAN2([.$E$2];[.A1058]) / RADIANS([.$F$2])" office:value-type="float" office:value="4.65601996869287" calcext:value-type="float">
            <text:p>4,65601996869287</text:p>
          </table:table-cell>
          <table:table-cell table:formula="of:=[.A1058] * [.$H$2]" office:value-type="float" office:value="5.9888736015163" calcext:value-type="float">
            <text:p>5,9888736015163</text:p>
          </table:table-cell>
          <table:table-cell table:formula="of:=([.C1058]-[.B1058]) * 100" office:value-type="float" office:value="133.285363282343" calcext:value-type="float">
            <text:p>133,285363282343</text:p>
          </table:table-cell>
          <table:table-cell table:number-columns-repeated="4"/>
        </table:table-row>
        <table:table-row table:style-name="ro1">
          <table:table-cell office:value-type="float" office:value="1057" calcext:value-type="float">
            <text:p>1057</text:p>
          </table:table-cell>
          <table:table-cell table:formula="of:=ATAN2([.$E$2];[.A1059]) / RADIANS([.$F$2])" office:value-type="float" office:value="4.65872746287337" calcext:value-type="float">
            <text:p>4,65872746287337</text:p>
          </table:table-cell>
          <table:table-cell table:formula="of:=[.A1059] * [.$H$2]" office:value-type="float" office:value="5.99454488333592" calcext:value-type="float">
            <text:p>5,99454488333592</text:p>
          </table:table-cell>
          <table:table-cell table:formula="of:=([.C1059]-[.B1059]) * 100" office:value-type="float" office:value="133.581742046254" calcext:value-type="float">
            <text:p>133,581742046254</text:p>
          </table:table-cell>
          <table:table-cell table:number-columns-repeated="4"/>
        </table:table-row>
        <table:table-row table:style-name="ro1">
          <table:table-cell office:value-type="float" office:value="1058" calcext:value-type="float">
            <text:p>1058</text:p>
          </table:table-cell>
          <table:table-cell table:formula="of:=ATAN2([.$E$2];[.A1060]) / RADIANS([.$F$2])" office:value-type="float" office:value="4.66143225506378" calcext:value-type="float">
            <text:p>4,66143225506378</text:p>
          </table:table-cell>
          <table:table-cell table:formula="of:=[.A1060] * [.$H$2]" office:value-type="float" office:value="6.00021616515554" calcext:value-type="float">
            <text:p>6,00021616515554</text:p>
          </table:table-cell>
          <table:table-cell table:formula="of:=([.C1060]-[.B1060]) * 100" office:value-type="float" office:value="133.878391009176" calcext:value-type="float">
            <text:p>133,878391009176</text:p>
          </table:table-cell>
          <table:table-cell table:number-columns-repeated="4"/>
        </table:table-row>
        <table:table-row table:style-name="ro1">
          <table:table-cell office:value-type="float" office:value="1059" calcext:value-type="float">
            <text:p>1059</text:p>
          </table:table-cell>
          <table:table-cell table:formula="of:=ATAN2([.$E$2];[.A1061]) / RADIANS([.$F$2])" office:value-type="float" office:value="4.66413434810306" calcext:value-type="float">
            <text:p>4,66413434810306</text:p>
          </table:table-cell>
          <table:table-cell table:formula="of:=[.A1061] * [.$H$2]" office:value-type="float" office:value="6.00588744697515" calcext:value-type="float">
            <text:p>6,00588744697515</text:p>
          </table:table-cell>
          <table:table-cell table:formula="of:=([.C1061]-[.B1061]) * 100" office:value-type="float" office:value="134.17530988721" calcext:value-type="float">
            <text:p>134,17530988721</text:p>
          </table:table-cell>
          <table:table-cell table:number-columns-repeated="4"/>
        </table:table-row>
        <table:table-row table:style-name="ro1">
          <table:table-cell office:value-type="float" office:value="1060" calcext:value-type="float">
            <text:p>1060</text:p>
          </table:table-cell>
          <table:table-cell table:formula="of:=ATAN2([.$E$2];[.A1062]) / RADIANS([.$F$2])" office:value-type="float" office:value="4.66683374482933" calcext:value-type="float">
            <text:p>4,66683374482933</text:p>
          </table:table-cell>
          <table:table-cell table:formula="of:=[.A1062] * [.$H$2]" office:value-type="float" office:value="6.01155872879477" calcext:value-type="float">
            <text:p>6,01155872879477</text:p>
          </table:table-cell>
          <table:table-cell table:formula="of:=([.C1062]-[.B1062]) * 100" office:value-type="float" office:value="134.472498396544" calcext:value-type="float">
            <text:p>134,472498396544</text:p>
          </table:table-cell>
          <table:table-cell table:number-columns-repeated="4"/>
        </table:table-row>
        <table:table-row table:style-name="ro1">
          <table:table-cell office:value-type="float" office:value="1061" calcext:value-type="float">
            <text:p>1061</text:p>
          </table:table-cell>
          <table:table-cell table:formula="of:=ATAN2([.$E$2];[.A1063]) / RADIANS([.$F$2])" office:value-type="float" office:value="4.66953044807984" calcext:value-type="float">
            <text:p>4,66953044807984</text:p>
          </table:table-cell>
          <table:table-cell table:formula="of:=[.A1063] * [.$H$2]" office:value-type="float" office:value="6.01723001061439" calcext:value-type="float">
            <text:p>6,01723001061439</text:p>
          </table:table-cell>
          <table:table-cell table:formula="of:=([.C1063]-[.B1063]) * 100" office:value-type="float" office:value="134.769956253455" calcext:value-type="float">
            <text:p>134,769956253455</text:p>
          </table:table-cell>
          <table:table-cell table:number-columns-repeated="4"/>
        </table:table-row>
        <table:table-row table:style-name="ro1">
          <table:table-cell office:value-type="float" office:value="1062" calcext:value-type="float">
            <text:p>1062</text:p>
          </table:table-cell>
          <table:table-cell table:formula="of:=ATAN2([.$E$2];[.A1064]) / RADIANS([.$F$2])" office:value-type="float" office:value="4.67222446069095" calcext:value-type="float">
            <text:p>4,67222446069095</text:p>
          </table:table-cell>
          <table:table-cell table:formula="of:=[.A1064] * [.$H$2]" office:value-type="float" office:value="6.02290129243401" calcext:value-type="float">
            <text:p>6,02290129243401</text:p>
          </table:table-cell>
          <table:table-cell table:formula="of:=([.C1064]-[.B1064]) * 100" office:value-type="float" office:value="135.067683174306" calcext:value-type="float">
            <text:p>135,067683174306</text:p>
          </table:table-cell>
          <table:table-cell table:number-columns-repeated="4"/>
        </table:table-row>
        <table:table-row table:style-name="ro1">
          <table:table-cell office:value-type="float" office:value="1063" calcext:value-type="float">
            <text:p>1063</text:p>
          </table:table-cell>
          <table:table-cell table:formula="of:=ATAN2([.$E$2];[.A1065]) / RADIANS([.$F$2])" office:value-type="float" office:value="4.67491578549811" calcext:value-type="float">
            <text:p>4,67491578549811</text:p>
          </table:table-cell>
          <table:table-cell table:formula="of:=[.A1065] * [.$H$2]" office:value-type="float" office:value="6.02857257425363" calcext:value-type="float">
            <text:p>6,02857257425363</text:p>
          </table:table-cell>
          <table:table-cell table:formula="of:=([.C1065]-[.B1065]) * 100" office:value-type="float" office:value="135.365678875552" calcext:value-type="float">
            <text:p>135,365678875552</text:p>
          </table:table-cell>
          <table:table-cell table:number-columns-repeated="4"/>
        </table:table-row>
        <table:table-row table:style-name="ro1">
          <table:table-cell office:value-type="float" office:value="1064" calcext:value-type="float">
            <text:p>1064</text:p>
          </table:table-cell>
          <table:table-cell table:formula="of:=ATAN2([.$E$2];[.A1066]) / RADIANS([.$F$2])" office:value-type="float" office:value="4.67760442533587" calcext:value-type="float">
            <text:p>4,67760442533587</text:p>
          </table:table-cell>
          <table:table-cell table:formula="of:=[.A1066] * [.$H$2]" office:value-type="float" office:value="6.03424385607324" calcext:value-type="float">
            <text:p>6,03424385607324</text:p>
          </table:table-cell>
          <table:table-cell table:formula="of:=([.C1066]-[.B1066]) * 100" office:value-type="float" office:value="135.663943073737" calcext:value-type="float">
            <text:p>135,663943073737</text:p>
          </table:table-cell>
          <table:table-cell table:number-columns-repeated="4"/>
        </table:table-row>
        <table:table-row table:style-name="ro1">
          <table:table-cell office:value-type="float" office:value="1065" calcext:value-type="float">
            <text:p>1065</text:p>
          </table:table-cell>
          <table:table-cell table:formula="of:=ATAN2([.$E$2];[.A1067]) / RADIANS([.$F$2])" office:value-type="float" office:value="4.68029038303787" calcext:value-type="float">
            <text:p>4,68029038303787</text:p>
          </table:table-cell>
          <table:table-cell table:formula="of:=[.A1067] * [.$H$2]" office:value-type="float" office:value="6.03991513789286" calcext:value-type="float">
            <text:p>6,03991513789286</text:p>
          </table:table-cell>
          <table:table-cell table:formula="of:=([.C1067]-[.B1067]) * 100" office:value-type="float" office:value="135.962475485499" calcext:value-type="float">
            <text:p>135,962475485499</text:p>
          </table:table-cell>
          <table:table-cell table:number-columns-repeated="4"/>
        </table:table-row>
        <table:table-row table:style-name="ro1">
          <table:table-cell office:value-type="float" office:value="1066" calcext:value-type="float">
            <text:p>1066</text:p>
          </table:table-cell>
          <table:table-cell table:formula="of:=ATAN2([.$E$2];[.A1068]) / RADIANS([.$F$2])" office:value-type="float" office:value="4.68297366143679" calcext:value-type="float">
            <text:p>4,68297366143679</text:p>
          </table:table-cell>
          <table:table-cell table:formula="of:=[.A1068] * [.$H$2]" office:value-type="float" office:value="6.04558641971248" calcext:value-type="float">
            <text:p>6,04558641971248</text:p>
          </table:table-cell>
          <table:table-cell table:formula="of:=([.C1068]-[.B1068]) * 100" office:value-type="float" office:value="136.261275827569" calcext:value-type="float">
            <text:p>136,261275827569</text:p>
          </table:table-cell>
          <table:table-cell table:number-columns-repeated="4"/>
        </table:table-row>
        <table:table-row table:style-name="ro1">
          <table:table-cell office:value-type="float" office:value="1067" calcext:value-type="float">
            <text:p>1067</text:p>
          </table:table-cell>
          <table:table-cell table:formula="of:=ATAN2([.$E$2];[.A1069]) / RADIANS([.$F$2])" office:value-type="float" office:value="4.68565426336438" calcext:value-type="float">
            <text:p>4,68565426336438</text:p>
          </table:table-cell>
          <table:table-cell table:formula="of:=[.A1069] * [.$H$2]" office:value-type="float" office:value="6.0512577015321" calcext:value-type="float">
            <text:p>6,0512577015321</text:p>
          </table:table-cell>
          <table:table-cell table:formula="of:=([.C1069]-[.B1069]) * 100" office:value-type="float" office:value="136.560343816772" calcext:value-type="float">
            <text:p>136,560343816772</text:p>
          </table:table-cell>
          <table:table-cell table:number-columns-repeated="4"/>
        </table:table-row>
        <table:table-row table:style-name="ro1">
          <table:table-cell office:value-type="float" office:value="1068" calcext:value-type="float">
            <text:p>1068</text:p>
          </table:table-cell>
          <table:table-cell table:formula="of:=ATAN2([.$E$2];[.A1070]) / RADIANS([.$F$2])" office:value-type="float" office:value="4.68833219165142" calcext:value-type="float">
            <text:p>4,68833219165142</text:p>
          </table:table-cell>
          <table:table-cell table:formula="of:=[.A1070] * [.$H$2]" office:value-type="float" office:value="6.05692898335171" calcext:value-type="float">
            <text:p>6,05692898335171</text:p>
          </table:table-cell>
          <table:table-cell table:formula="of:=([.C1070]-[.B1070]) * 100" office:value-type="float" office:value="136.85967917003" calcext:value-type="float">
            <text:p>136,85967917003</text:p>
          </table:table-cell>
          <table:table-cell table:number-columns-repeated="4"/>
        </table:table-row>
        <table:table-row table:style-name="ro1">
          <table:table-cell office:value-type="float" office:value="1069" calcext:value-type="float">
            <text:p>1069</text:p>
          </table:table-cell>
          <table:table-cell table:formula="of:=ATAN2([.$E$2];[.A1071]) / RADIANS([.$F$2])" office:value-type="float" office:value="4.69100744912771" calcext:value-type="float">
            <text:p>4,69100744912771</text:p>
          </table:table-cell>
          <table:table-cell table:formula="of:=[.A1071] * [.$H$2]" office:value-type="float" office:value="6.06260026517133" calcext:value-type="float">
            <text:p>6,06260026517133</text:p>
          </table:table-cell>
          <table:table-cell table:formula="of:=([.C1071]-[.B1071]) * 100" office:value-type="float" office:value="137.159281604362" calcext:value-type="float">
            <text:p>137,159281604362</text:p>
          </table:table-cell>
          <table:table-cell table:number-columns-repeated="4"/>
        </table:table-row>
        <table:table-row table:style-name="ro1">
          <table:table-cell office:value-type="float" office:value="1070" calcext:value-type="float">
            <text:p>1070</text:p>
          </table:table-cell>
          <table:table-cell table:formula="of:=ATAN2([.$E$2];[.A1072]) / RADIANS([.$F$2])" office:value-type="float" office:value="4.69368003862211" calcext:value-type="float">
            <text:p>4,69368003862211</text:p>
          </table:table-cell>
          <table:table-cell table:formula="of:=[.A1072] * [.$H$2]" office:value-type="float" office:value="6.06827154699095" calcext:value-type="float">
            <text:p>6,06827154699095</text:p>
          </table:table-cell>
          <table:table-cell table:formula="of:=([.C1072]-[.B1072]) * 100" office:value-type="float" office:value="137.459150836884" calcext:value-type="float">
            <text:p>137,459150836884</text:p>
          </table:table-cell>
          <table:table-cell table:number-columns-repeated="4"/>
        </table:table-row>
        <table:table-row table:style-name="ro1">
          <table:table-cell office:value-type="float" office:value="1071" calcext:value-type="float">
            <text:p>1071</text:p>
          </table:table-cell>
          <table:table-cell table:formula="of:=ATAN2([.$E$2];[.A1073]) / RADIANS([.$F$2])" office:value-type="float" office:value="4.69634996296242" calcext:value-type="float">
            <text:p>4,69634996296242</text:p>
          </table:table-cell>
          <table:table-cell table:formula="of:=[.A1073] * [.$H$2]" office:value-type="float" office:value="6.07394282881057" calcext:value-type="float">
            <text:p>6,07394282881057</text:p>
          </table:table-cell>
          <table:table-cell table:formula="of:=([.C1073]-[.B1073]) * 100" office:value-type="float" office:value="137.759286584814" calcext:value-type="float">
            <text:p>137,759286584814</text:p>
          </table:table-cell>
          <table:table-cell table:number-columns-repeated="4"/>
        </table:table-row>
        <table:table-row table:style-name="ro1">
          <table:table-cell office:value-type="float" office:value="1072" calcext:value-type="float">
            <text:p>1072</text:p>
          </table:table-cell>
          <table:table-cell table:formula="of:=ATAN2([.$E$2];[.A1074]) / RADIANS([.$F$2])" office:value-type="float" office:value="4.69901722497549" calcext:value-type="float">
            <text:p>4,69901722497549</text:p>
          </table:table-cell>
          <table:table-cell table:formula="of:=[.A1074] * [.$H$2]" office:value-type="float" office:value="6.07961411063018" calcext:value-type="float">
            <text:p>6,07961411063018</text:p>
          </table:table-cell>
          <table:table-cell table:formula="of:=([.C1074]-[.B1074]) * 100" office:value-type="float" office:value="138.059688565469" calcext:value-type="float">
            <text:p>138,059688565469</text:p>
          </table:table-cell>
          <table:table-cell table:number-columns-repeated="4"/>
        </table:table-row>
        <table:table-row table:style-name="ro1">
          <table:table-cell office:value-type="float" office:value="1073" calcext:value-type="float">
            <text:p>1073</text:p>
          </table:table-cell>
          <table:table-cell table:formula="of:=ATAN2([.$E$2];[.A1075]) / RADIANS([.$F$2])" office:value-type="float" office:value="4.70168182748712" calcext:value-type="float">
            <text:p>4,70168182748712</text:p>
          </table:table-cell>
          <table:table-cell table:formula="of:=[.A1075] * [.$H$2]" office:value-type="float" office:value="6.0852853924498" calcext:value-type="float">
            <text:p>6,0852853924498</text:p>
          </table:table-cell>
          <table:table-cell table:formula="of:=([.C1075]-[.B1075]) * 100" office:value-type="float" office:value="138.360356496268" calcext:value-type="float">
            <text:p>138,360356496268</text:p>
          </table:table-cell>
          <table:table-cell table:number-columns-repeated="4"/>
        </table:table-row>
        <table:table-row table:style-name="ro1">
          <table:table-cell office:value-type="float" office:value="1074" calcext:value-type="float">
            <text:p>1074</text:p>
          </table:table-cell>
          <table:table-cell table:formula="of:=ATAN2([.$E$2];[.A1076]) / RADIANS([.$F$2])" office:value-type="float" office:value="4.70434377332208" calcext:value-type="float">
            <text:p>4,70434377332208</text:p>
          </table:table-cell>
          <table:table-cell table:formula="of:=[.A1076] * [.$H$2]" office:value-type="float" office:value="6.09095667426942" calcext:value-type="float">
            <text:p>6,09095667426942</text:p>
          </table:table-cell>
          <table:table-cell table:formula="of:=([.C1076]-[.B1076]) * 100" office:value-type="float" office:value="138.661290094734" calcext:value-type="float">
            <text:p>138,661290094734</text:p>
          </table:table-cell>
          <table:table-cell table:number-columns-repeated="4"/>
        </table:table-row>
        <table:table-row table:style-name="ro1">
          <table:table-cell office:value-type="float" office:value="1075" calcext:value-type="float">
            <text:p>1075</text:p>
          </table:table-cell>
          <table:table-cell table:formula="of:=ATAN2([.$E$2];[.A1077]) / RADIANS([.$F$2])" office:value-type="float" office:value="4.70700306530411" calcext:value-type="float">
            <text:p>4,70700306530411</text:p>
          </table:table-cell>
          <table:table-cell table:formula="of:=[.A1077] * [.$H$2]" office:value-type="float" office:value="6.09662795608904" calcext:value-type="float">
            <text:p>6,09662795608904</text:p>
          </table:table-cell>
          <table:table-cell table:formula="of:=([.C1077]-[.B1077]) * 100" office:value-type="float" office:value="138.962489078493" calcext:value-type="float">
            <text:p>138,962489078493</text:p>
          </table:table-cell>
          <table:table-cell table:number-columns-repeated="4"/>
        </table:table-row>
        <table:table-row table:style-name="ro1">
          <table:table-cell office:value-type="float" office:value="1076" calcext:value-type="float">
            <text:p>1076</text:p>
          </table:table-cell>
          <table:table-cell table:formula="of:=ATAN2([.$E$2];[.A1078]) / RADIANS([.$F$2])" office:value-type="float" office:value="4.70965970625589" calcext:value-type="float">
            <text:p>4,70965970625589</text:p>
          </table:table-cell>
          <table:table-cell table:formula="of:=[.A1078] * [.$H$2]" office:value-type="float" office:value="6.10229923790866" calcext:value-type="float">
            <text:p>6,10229923790866</text:p>
          </table:table-cell>
          <table:table-cell table:formula="of:=([.C1078]-[.B1078]) * 100" office:value-type="float" office:value="139.263953165276" calcext:value-type="float">
            <text:p>139,263953165276</text:p>
          </table:table-cell>
          <table:table-cell table:number-columns-repeated="4"/>
        </table:table-row>
        <table:table-row table:style-name="ro1">
          <table:table-cell office:value-type="float" office:value="1077" calcext:value-type="float">
            <text:p>1077</text:p>
          </table:table-cell>
          <table:table-cell table:formula="of:=ATAN2([.$E$2];[.A1079]) / RADIANS([.$F$2])" office:value-type="float" office:value="4.71231369899904" calcext:value-type="float">
            <text:p>4,71231369899904</text:p>
          </table:table-cell>
          <table:table-cell table:formula="of:=[.A1079] * [.$H$2]" office:value-type="float" office:value="6.10797051972827" calcext:value-type="float">
            <text:p>6,10797051972827</text:p>
          </table:table-cell>
          <table:table-cell table:formula="of:=([.C1079]-[.B1079]) * 100" office:value-type="float" office:value="139.565682072924" calcext:value-type="float">
            <text:p>139,565682072924</text:p>
          </table:table-cell>
          <table:table-cell table:number-columns-repeated="4"/>
        </table:table-row>
        <table:table-row table:style-name="ro1">
          <table:table-cell office:value-type="float" office:value="1078" calcext:value-type="float">
            <text:p>1078</text:p>
          </table:table-cell>
          <table:table-cell table:formula="of:=ATAN2([.$E$2];[.A1080]) / RADIANS([.$F$2])" office:value-type="float" office:value="4.71496504635408" calcext:value-type="float">
            <text:p>4,71496504635408</text:p>
          </table:table-cell>
          <table:table-cell table:formula="of:=[.A1080] * [.$H$2]" office:value-type="float" office:value="6.11364180154789" calcext:value-type="float">
            <text:p>6,11364180154789</text:p>
          </table:table-cell>
          <table:table-cell table:formula="of:=([.C1080]-[.B1080]) * 100" office:value-type="float" office:value="139.867675519381" calcext:value-type="float">
            <text:p>139,867675519381</text:p>
          </table:table-cell>
          <table:table-cell table:number-columns-repeated="4"/>
        </table:table-row>
        <table:table-row table:style-name="ro1">
          <table:table-cell office:value-type="float" office:value="1079" calcext:value-type="float">
            <text:p>1079</text:p>
          </table:table-cell>
          <table:table-cell table:formula="of:=ATAN2([.$E$2];[.A1081]) / RADIANS([.$F$2])" office:value-type="float" office:value="4.71761375114048" calcext:value-type="float">
            <text:p>4,71761375114048</text:p>
          </table:table-cell>
          <table:table-cell table:formula="of:=[.A1081] * [.$H$2]" office:value-type="float" office:value="6.11931308336751" calcext:value-type="float">
            <text:p>6,11931308336751</text:p>
          </table:table-cell>
          <table:table-cell table:formula="of:=([.C1081]-[.B1081]) * 100" office:value-type="float" office:value="140.169933222703" calcext:value-type="float">
            <text:p>140,169933222703</text:p>
          </table:table-cell>
          <table:table-cell table:number-columns-repeated="4"/>
        </table:table-row>
        <table:table-row table:style-name="ro1">
          <table:table-cell office:value-type="float" office:value="1080" calcext:value-type="float">
            <text:p>1080</text:p>
          </table:table-cell>
          <table:table-cell table:formula="of:=ATAN2([.$E$2];[.A1082]) / RADIANS([.$F$2])" office:value-type="float" office:value="4.72025981617658" calcext:value-type="float">
            <text:p>4,72025981617658</text:p>
          </table:table-cell>
          <table:table-cell table:formula="of:=[.A1082] * [.$H$2]" office:value-type="float" office:value="6.12498436518713" calcext:value-type="float">
            <text:p>6,12498436518713</text:p>
          </table:table-cell>
          <table:table-cell table:formula="of:=([.C1082]-[.B1082]) * 100" office:value-type="float" office:value="140.472454901054" calcext:value-type="float">
            <text:p>140,472454901054</text:p>
          </table:table-cell>
          <table:table-cell table:number-columns-repeated="4"/>
        </table:table-row>
        <table:table-row table:style-name="ro1">
          <table:table-cell office:value-type="float" office:value="1081" calcext:value-type="float">
            <text:p>1081</text:p>
          </table:table-cell>
          <table:table-cell table:formula="of:=ATAN2([.$E$2];[.A1083]) / RADIANS([.$F$2])" office:value-type="float" office:value="4.72290324427962" calcext:value-type="float">
            <text:p>4,72290324427962</text:p>
          </table:table-cell>
          <table:table-cell table:formula="of:=[.A1083] * [.$H$2]" office:value-type="float" office:value="6.13065564700674" calcext:value-type="float">
            <text:p>6,13065564700674</text:p>
          </table:table-cell>
          <table:table-cell table:formula="of:=([.C1083]-[.B1083]) * 100" office:value-type="float" office:value="140.775240272712" calcext:value-type="float">
            <text:p>140,775240272712</text:p>
          </table:table-cell>
          <table:table-cell table:number-columns-repeated="4"/>
        </table:table-row>
        <table:table-row table:style-name="ro1">
          <table:table-cell office:value-type="float" office:value="1082" calcext:value-type="float">
            <text:p>1082</text:p>
          </table:table-cell>
          <table:table-cell table:formula="of:=ATAN2([.$E$2];[.A1084]) / RADIANS([.$F$2])" office:value-type="float" office:value="4.72554403826572" calcext:value-type="float">
            <text:p>4,72554403826572</text:p>
          </table:table-cell>
          <table:table-cell table:formula="of:=[.A1084] * [.$H$2]" office:value-type="float" office:value="6.13632692882636" calcext:value-type="float">
            <text:p>6,13632692882636</text:p>
          </table:table-cell>
          <table:table-cell table:formula="of:=([.C1084]-[.B1084]) * 100" office:value-type="float" office:value="141.078289056064" calcext:value-type="float">
            <text:p>141,078289056064</text:p>
          </table:table-cell>
          <table:table-cell table:number-columns-repeated="4"/>
        </table:table-row>
        <table:table-row table:style-name="ro1">
          <table:table-cell office:value-type="float" office:value="1083" calcext:value-type="float">
            <text:p>1083</text:p>
          </table:table-cell>
          <table:table-cell table:formula="of:=ATAN2([.$E$2];[.A1085]) / RADIANS([.$F$2])" office:value-type="float" office:value="4.72818220094986" calcext:value-type="float">
            <text:p>4,72818220094986</text:p>
          </table:table-cell>
          <table:table-cell table:formula="of:=[.A1085] * [.$H$2]" office:value-type="float" office:value="6.14199821064598" calcext:value-type="float">
            <text:p>6,14199821064598</text:p>
          </table:table-cell>
          <table:table-cell table:formula="of:=([.C1085]-[.B1085]) * 100" office:value-type="float" office:value="141.381600969611" calcext:value-type="float">
            <text:p>141,381600969611</text:p>
          </table:table-cell>
          <table:table-cell table:number-columns-repeated="4"/>
        </table:table-row>
        <table:table-row table:style-name="ro1">
          <table:table-cell office:value-type="float" office:value="1084" calcext:value-type="float">
            <text:p>1084</text:p>
          </table:table-cell>
          <table:table-cell table:formula="of:=ATAN2([.$E$2];[.A1086]) / RADIANS([.$F$2])" office:value-type="float" office:value="4.73081773514589" calcext:value-type="float">
            <text:p>4,73081773514589</text:p>
          </table:table-cell>
          <table:table-cell table:formula="of:=[.A1086] * [.$H$2]" office:value-type="float" office:value="6.1476694924656" calcext:value-type="float">
            <text:p>6,1476694924656</text:p>
          </table:table-cell>
          <table:table-cell table:formula="of:=([.C1086]-[.B1086]) * 100" office:value-type="float" office:value="141.685175731971" calcext:value-type="float">
            <text:p>141,685175731971</text:p>
          </table:table-cell>
          <table:table-cell table:number-columns-repeated="4"/>
        </table:table-row>
        <table:table-row table:style-name="ro1">
          <table:table-cell office:value-type="float" office:value="1085" calcext:value-type="float">
            <text:p>1085</text:p>
          </table:table-cell>
          <table:table-cell table:formula="of:=ATAN2([.$E$2];[.A1087]) / RADIANS([.$F$2])" office:value-type="float" office:value="4.73345064366649" calcext:value-type="float">
            <text:p>4,73345064366649</text:p>
          </table:table-cell>
          <table:table-cell table:formula="of:=[.A1087] * [.$H$2]" office:value-type="float" office:value="6.15334077428521" calcext:value-type="float">
            <text:p>6,15334077428521</text:p>
          </table:table-cell>
          <table:table-cell table:formula="of:=([.C1087]-[.B1087]) * 100" office:value-type="float" office:value="141.989013061873" calcext:value-type="float">
            <text:p>141,989013061873</text:p>
          </table:table-cell>
          <table:table-cell table:number-columns-repeated="4"/>
        </table:table-row>
        <table:table-row table:style-name="ro1">
          <table:table-cell office:value-type="float" office:value="1086" calcext:value-type="float">
            <text:p>1086</text:p>
          </table:table-cell>
          <table:table-cell table:formula="of:=ATAN2([.$E$2];[.A1088]) / RADIANS([.$F$2])" office:value-type="float" office:value="4.73608092932317" calcext:value-type="float">
            <text:p>4,73608092932317</text:p>
          </table:table-cell>
          <table:table-cell table:formula="of:=[.A1088] * [.$H$2]" office:value-type="float" office:value="6.15901205610483" calcext:value-type="float">
            <text:p>6,15901205610483</text:p>
          </table:table-cell>
          <table:table-cell table:formula="of:=([.C1088]-[.B1088]) * 100" office:value-type="float" office:value="142.293112678166" calcext:value-type="float">
            <text:p>142,293112678166</text:p>
          </table:table-cell>
          <table:table-cell table:number-columns-repeated="4"/>
        </table:table-row>
        <table:table-row table:style-name="ro1">
          <table:table-cell office:value-type="float" office:value="1087" calcext:value-type="float">
            <text:p>1087</text:p>
          </table:table-cell>
          <table:table-cell table:formula="of:=ATAN2([.$E$2];[.A1089]) / RADIANS([.$F$2])" office:value-type="float" office:value="4.73870859492629" calcext:value-type="float">
            <text:p>4,73870859492629</text:p>
          </table:table-cell>
          <table:table-cell table:formula="of:=[.A1089] * [.$H$2]" office:value-type="float" office:value="6.16468333792445" calcext:value-type="float">
            <text:p>6,16468333792445</text:p>
          </table:table-cell>
          <table:table-cell table:formula="of:=([.C1089]-[.B1089]) * 100" office:value-type="float" office:value="142.597474299816" calcext:value-type="float">
            <text:p>142,597474299816</text:p>
          </table:table-cell>
          <table:table-cell table:number-columns-repeated="4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formula="of:=ATAN2([.$E$2];[.A1090]) / RADIANS([.$F$2])" office:value-type="float" office:value="4.74133364328499" calcext:value-type="float">
            <text:p>4,74133364328499</text:p>
          </table:table-cell>
          <table:table-cell table:formula="of:=[.A1090] * [.$H$2]" office:value-type="float" office:value="6.17035461974407" calcext:value-type="float">
            <text:p>6,17035461974407</text:p>
          </table:table-cell>
          <table:table-cell table:formula="of:=([.C1090]-[.B1090]) * 100" office:value-type="float" office:value="142.902097645908" calcext:value-type="float">
            <text:p>142,902097645908</text:p>
          </table:table-cell>
          <table:table-cell table:number-columns-repeated="4"/>
        </table:table-row>
        <table:table-row table:style-name="ro1">
          <table:table-cell office:value-type="float" office:value="1089" calcext:value-type="float">
            <text:p>1089</text:p>
          </table:table-cell>
          <table:table-cell table:formula="of:=ATAN2([.$E$2];[.A1091]) / RADIANS([.$F$2])" office:value-type="float" office:value="4.74395607720724" calcext:value-type="float">
            <text:p>4,74395607720724</text:p>
          </table:table-cell>
          <table:table-cell table:formula="of:=[.A1091] * [.$H$2]" office:value-type="float" office:value="6.17602590156369" calcext:value-type="float">
            <text:p>6,17602590156369</text:p>
          </table:table-cell>
          <table:table-cell table:formula="of:=([.C1091]-[.B1091]) * 100" office:value-type="float" office:value="143.206982435645" calcext:value-type="float">
            <text:p>143,206982435645</text:p>
          </table:table-cell>
          <table:table-cell table:number-columns-repeated="4"/>
        </table:table-row>
        <table:table-row table:style-name="ro1">
          <table:table-cell office:value-type="float" office:value="1090" calcext:value-type="float">
            <text:p>1090</text:p>
          </table:table-cell>
          <table:table-cell table:formula="of:=ATAN2([.$E$2];[.A1092]) / RADIANS([.$F$2])" office:value-type="float" office:value="4.74657589949978" calcext:value-type="float">
            <text:p>4,74657589949978</text:p>
          </table:table-cell>
          <table:table-cell table:formula="of:=[.A1092] * [.$H$2]" office:value-type="float" office:value="6.1816971833833" calcext:value-type="float">
            <text:p>6,1816971833833</text:p>
          </table:table-cell>
          <table:table-cell table:formula="of:=([.C1092]-[.B1092]) * 100" office:value-type="float" office:value="143.512128388353" calcext:value-type="float">
            <text:p>143,512128388353</text:p>
          </table:table-cell>
          <table:table-cell table:number-columns-repeated="4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formula="of:=ATAN2([.$E$2];[.A1093]) / RADIANS([.$F$2])" office:value-type="float" office:value="4.74919311296814" calcext:value-type="float">
            <text:p>4,74919311296814</text:p>
          </table:table-cell>
          <table:table-cell table:formula="of:=[.A1093] * [.$H$2]" office:value-type="float" office:value="6.18736846520292" calcext:value-type="float">
            <text:p>6,18736846520292</text:p>
          </table:table-cell>
          <table:table-cell table:formula="of:=([.C1093]-[.B1093]) * 100" office:value-type="float" office:value="143.817535223478" calcext:value-type="float">
            <text:p>143,817535223478</text:p>
          </table:table-cell>
          <table:table-cell table:number-columns-repeated="4"/>
        </table:table-row>
        <table:table-row table:style-name="ro1">
          <table:table-cell office:value-type="float" office:value="1092" calcext:value-type="float">
            <text:p>1092</text:p>
          </table:table-cell>
          <table:table-cell table:formula="of:=ATAN2([.$E$2];[.A1094]) / RADIANS([.$F$2])" office:value-type="float" office:value="4.75180772041662" calcext:value-type="float">
            <text:p>4,75180772041662</text:p>
          </table:table-cell>
          <table:table-cell table:formula="of:=[.A1094] * [.$H$2]" office:value-type="float" office:value="6.19303974702254" calcext:value-type="float">
            <text:p>6,19303974702254</text:p>
          </table:table-cell>
          <table:table-cell table:formula="of:=([.C1094]-[.B1094]) * 100" office:value-type="float" office:value="144.123202660592" calcext:value-type="float">
            <text:p>144,123202660592</text:p>
          </table:table-cell>
          <table:table-cell table:number-columns-repeated="4"/>
        </table:table-row>
        <table:table-row table:style-name="ro1">
          <table:table-cell office:value-type="float" office:value="1093" calcext:value-type="float">
            <text:p>1093</text:p>
          </table:table-cell>
          <table:table-cell table:formula="of:=ATAN2([.$E$2];[.A1095]) / RADIANS([.$F$2])" office:value-type="float" office:value="4.75441972464828" calcext:value-type="float">
            <text:p>4,75441972464828</text:p>
          </table:table-cell>
          <table:table-cell table:formula="of:=[.A1095] * [.$H$2]" office:value-type="float" office:value="6.19871102884216" calcext:value-type="float">
            <text:p>6,19871102884216</text:p>
          </table:table-cell>
          <table:table-cell table:formula="of:=([.C1095]-[.B1095]) * 100" office:value-type="float" office:value="144.429130419387" calcext:value-type="float">
            <text:p>144,429130419387</text:p>
          </table:table-cell>
          <table:table-cell table:number-columns-repeated="4"/>
        </table:table-row>
        <table:table-row table:style-name="ro1">
          <table:table-cell office:value-type="float" office:value="1094" calcext:value-type="float">
            <text:p>1094</text:p>
          </table:table-cell>
          <table:table-cell table:formula="of:=ATAN2([.$E$2];[.A1096]) / RADIANS([.$F$2])" office:value-type="float" office:value="4.75702912846493" calcext:value-type="float">
            <text:p>4,75702912846493</text:p>
          </table:table-cell>
          <table:table-cell table:formula="of:=[.A1096] * [.$H$2]" office:value-type="float" office:value="6.20438231066177" calcext:value-type="float">
            <text:p>6,20438231066177</text:p>
          </table:table-cell>
          <table:table-cell table:formula="of:=([.C1096]-[.B1096]) * 100" office:value-type="float" office:value="144.735318219684" calcext:value-type="float">
            <text:p>144,735318219684</text:p>
          </table:table-cell>
          <table:table-cell table:number-columns-repeated="4"/>
        </table:table-row>
        <table:table-row table:style-name="ro1">
          <table:table-cell office:value-type="float" office:value="1095" calcext:value-type="float">
            <text:p>1095</text:p>
          </table:table-cell>
          <table:table-cell table:formula="of:=ATAN2([.$E$2];[.A1097]) / RADIANS([.$F$2])" office:value-type="float" office:value="4.75963593466712" calcext:value-type="float">
            <text:p>4,75963593466712</text:p>
          </table:table-cell>
          <table:table-cell table:formula="of:=[.A1097] * [.$H$2]" office:value-type="float" office:value="6.21005359248139" calcext:value-type="float">
            <text:p>6,21005359248139</text:p>
          </table:table-cell>
          <table:table-cell table:formula="of:=([.C1097]-[.B1097]) * 100" office:value-type="float" office:value="145.041765781428" calcext:value-type="float">
            <text:p>145,041765781428</text:p>
          </table:table-cell>
          <table:table-cell table:number-columns-repeated="4"/>
        </table:table-row>
        <table:table-row table:style-name="ro1">
          <table:table-cell office:value-type="float" office:value="1096" calcext:value-type="float">
            <text:p>1096</text:p>
          </table:table-cell>
          <table:table-cell table:formula="of:=ATAN2([.$E$2];[.A1098]) / RADIANS([.$F$2])" office:value-type="float" office:value="4.76224014605411" calcext:value-type="float">
            <text:p>4,76224014605411</text:p>
          </table:table-cell>
          <table:table-cell table:formula="of:=[.A1098] * [.$H$2]" office:value-type="float" office:value="6.21572487430101" calcext:value-type="float">
            <text:p>6,21572487430101</text:p>
          </table:table-cell>
          <table:table-cell table:formula="of:=([.C1098]-[.B1098]) * 100" office:value-type="float" office:value="145.34847282469" calcext:value-type="float">
            <text:p>145,34847282469</text:p>
          </table:table-cell>
          <table:table-cell table:number-columns-repeated="4"/>
        </table:table-row>
        <table:table-row table:style-name="ro1">
          <table:table-cell office:value-type="float" office:value="1097" calcext:value-type="float">
            <text:p>1097</text:p>
          </table:table-cell>
          <table:table-cell table:formula="of:=ATAN2([.$E$2];[.A1099]) / RADIANS([.$F$2])" office:value-type="float" office:value="4.76484176542391" calcext:value-type="float">
            <text:p>4,76484176542391</text:p>
          </table:table-cell>
          <table:table-cell table:formula="of:=[.A1099] * [.$H$2]" office:value-type="float" office:value="6.22139615612063" calcext:value-type="float">
            <text:p>6,22139615612063</text:p>
          </table:table-cell>
          <table:table-cell table:formula="of:=([.C1099]-[.B1099]) * 100" office:value-type="float" office:value="145.655439069672" calcext:value-type="float">
            <text:p>145,655439069672</text:p>
          </table:table-cell>
          <table:table-cell table:number-columns-repeated="4"/>
        </table:table-row>
        <table:table-row table:style-name="ro1">
          <table:table-cell office:value-type="float" office:value="1098" calcext:value-type="float">
            <text:p>1098</text:p>
          </table:table-cell>
          <table:table-cell table:formula="of:=ATAN2([.$E$2];[.A1100]) / RADIANS([.$F$2])" office:value-type="float" office:value="4.76744079557321" calcext:value-type="float">
            <text:p>4,76744079557321</text:p>
          </table:table-cell>
          <table:table-cell table:formula="of:=[.A1100] * [.$H$2]" office:value-type="float" office:value="6.22706743794025" calcext:value-type="float">
            <text:p>6,22706743794025</text:p>
          </table:table-cell>
          <table:table-cell table:formula="of:=([.C1100]-[.B1100]) * 100" office:value-type="float" office:value="145.962664236703" calcext:value-type="float">
            <text:p>145,962664236703</text:p>
          </table:table-cell>
          <table:table-cell table:number-columns-repeated="4"/>
        </table:table-row>
        <table:table-row table:style-name="ro1">
          <table:table-cell office:value-type="float" office:value="1099" calcext:value-type="float">
            <text:p>1099</text:p>
          </table:table-cell>
          <table:table-cell table:formula="of:=ATAN2([.$E$2];[.A1101]) / RADIANS([.$F$2])" office:value-type="float" office:value="4.77003723929742" calcext:value-type="float">
            <text:p>4,77003723929742</text:p>
          </table:table-cell>
          <table:table-cell table:formula="of:=[.A1101] * [.$H$2]" office:value-type="float" office:value="6.23273871975986" calcext:value-type="float">
            <text:p>6,23273871975986</text:p>
          </table:table-cell>
          <table:table-cell table:formula="of:=([.C1101]-[.B1101]) * 100" office:value-type="float" office:value="146.270148046244" calcext:value-type="float">
            <text:p>146,270148046244</text:p>
          </table:table-cell>
          <table:table-cell table:number-columns-repeated="4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formula="of:=ATAN2([.$E$2];[.A1102]) / RADIANS([.$F$2])" office:value-type="float" office:value="4.77263109939063" calcext:value-type="float">
            <text:p>4,77263109939063</text:p>
          </table:table-cell>
          <table:table-cell table:formula="of:=[.A1102] * [.$H$2]" office:value-type="float" office:value="6.23841000157948" calcext:value-type="float">
            <text:p>6,23841000157948</text:p>
          </table:table-cell>
          <table:table-cell table:formula="of:=([.C1102]-[.B1102]) * 100" office:value-type="float" office:value="146.577890218885" calcext:value-type="float">
            <text:p>146,577890218885</text:p>
          </table:table-cell>
          <table:table-cell table:number-columns-repeated="4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formula="of:=ATAN2([.$E$2];[.A1103]) / RADIANS([.$F$2])" office:value-type="float" office:value="4.7752223786456" calcext:value-type="float">
            <text:p>4,7752223786456</text:p>
          </table:table-cell>
          <table:table-cell table:formula="of:=[.A1103] * [.$H$2]" office:value-type="float" office:value="6.2440812833991" calcext:value-type="float">
            <text:p>6,2440812833991</text:p>
          </table:table-cell>
          <table:table-cell table:formula="of:=([.C1103]-[.B1103]) * 100" office:value-type="float" office:value="146.88589047535" calcext:value-type="float">
            <text:p>146,88589047535</text:p>
          </table:table-cell>
          <table:table-cell table:number-columns-repeated="4"/>
        </table:table-row>
        <table:table-row table:style-name="ro1">
          <table:table-cell office:value-type="float" office:value="1102" calcext:value-type="float">
            <text:p>1102</text:p>
          </table:table-cell>
          <table:table-cell table:formula="of:=ATAN2([.$E$2];[.A1104]) / RADIANS([.$F$2])" office:value-type="float" office:value="4.77781107985376" calcext:value-type="float">
            <text:p>4,77781107985376</text:p>
          </table:table-cell>
          <table:table-cell table:formula="of:=[.A1104] * [.$H$2]" office:value-type="float" office:value="6.24975256521872" calcext:value-type="float">
            <text:p>6,24975256521872</text:p>
          </table:table-cell>
          <table:table-cell table:formula="of:=([.C1104]-[.B1104]) * 100" office:value-type="float" office:value="147.194148536495" calcext:value-type="float">
            <text:p>147,194148536495</text:p>
          </table:table-cell>
          <table:table-cell table:number-columns-repeated="4"/>
        </table:table-row>
        <table:table-row table:style-name="ro1">
          <table:table-cell office:value-type="float" office:value="1103" calcext:value-type="float">
            <text:p>1103</text:p>
          </table:table-cell>
          <table:table-cell table:formula="of:=ATAN2([.$E$2];[.A1105]) / RADIANS([.$F$2])" office:value-type="float" office:value="4.78039720580522" calcext:value-type="float">
            <text:p>4,78039720580522</text:p>
          </table:table-cell>
          <table:table-cell table:formula="of:=[.A1105] * [.$H$2]" office:value-type="float" office:value="6.25542384703833" calcext:value-type="float">
            <text:p>6,25542384703833</text:p>
          </table:table-cell>
          <table:table-cell table:formula="of:=([.C1105]-[.B1105]) * 100" office:value-type="float" office:value="147.502664123311" calcext:value-type="float">
            <text:p>147,502664123311</text:p>
          </table:table-cell>
          <table:table-cell table:number-columns-repeated="4"/>
        </table:table-row>
        <table:table-row table:style-name="ro1">
          <table:table-cell office:value-type="float" office:value="1104" calcext:value-type="float">
            <text:p>1104</text:p>
          </table:table-cell>
          <table:table-cell table:formula="of:=ATAN2([.$E$2];[.A1106]) / RADIANS([.$F$2])" office:value-type="float" office:value="4.78298075928872" calcext:value-type="float">
            <text:p>4,78298075928872</text:p>
          </table:table-cell>
          <table:table-cell table:formula="of:=[.A1106] * [.$H$2]" office:value-type="float" office:value="6.26109512885795" calcext:value-type="float">
            <text:p>6,26109512885795</text:p>
          </table:table-cell>
          <table:table-cell table:formula="of:=([.C1106]-[.B1106]) * 100" office:value-type="float" office:value="147.811436956924" calcext:value-type="float">
            <text:p>147,811436956924</text:p>
          </table:table-cell>
          <table:table-cell table:number-columns-repeated="4"/>
        </table:table-row>
        <table:table-row table:style-name="ro1">
          <table:table-cell office:value-type="float" office:value="1105" calcext:value-type="float">
            <text:p>1105</text:p>
          </table:table-cell>
          <table:table-cell table:formula="of:=ATAN2([.$E$2];[.A1107]) / RADIANS([.$F$2])" office:value-type="float" office:value="4.78556174309163" calcext:value-type="float">
            <text:p>4,78556174309163</text:p>
          </table:table-cell>
          <table:table-cell table:formula="of:=[.A1107] * [.$H$2]" office:value-type="float" office:value="6.26676641067757" calcext:value-type="float">
            <text:p>6,26676641067757</text:p>
          </table:table-cell>
          <table:table-cell table:formula="of:=([.C1107]-[.B1107]) * 100" office:value-type="float" office:value="148.120466758594" calcext:value-type="float">
            <text:p>148,120466758594</text:p>
          </table:table-cell>
          <table:table-cell table:number-columns-repeated="4"/>
        </table:table-row>
        <table:table-row table:style-name="ro1">
          <table:table-cell office:value-type="float" office:value="1106" calcext:value-type="float">
            <text:p>1106</text:p>
          </table:table-cell>
          <table:table-cell table:formula="of:=ATAN2([.$E$2];[.A1108]) / RADIANS([.$F$2])" office:value-type="float" office:value="4.78814015999997" calcext:value-type="float">
            <text:p>4,78814015999997</text:p>
          </table:table-cell>
          <table:table-cell table:formula="of:=[.A1108] * [.$H$2]" office:value-type="float" office:value="6.27243769249719" calcext:value-type="float">
            <text:p>6,27243769249719</text:p>
          </table:table-cell>
          <table:table-cell table:formula="of:=([.C1108]-[.B1108]) * 100" office:value-type="float" office:value="148.429753249722" calcext:value-type="float">
            <text:p>148,429753249722</text:p>
          </table:table-cell>
          <table:table-cell table:number-columns-repeated="4"/>
        </table:table-row>
        <table:table-row table:style-name="ro1">
          <table:table-cell office:value-type="float" office:value="1107" calcext:value-type="float">
            <text:p>1107</text:p>
          </table:table-cell>
          <table:table-cell table:formula="of:=ATAN2([.$E$2];[.A1109]) / RADIANS([.$F$2])" office:value-type="float" office:value="4.79071601279837" calcext:value-type="float">
            <text:p>4,79071601279837</text:p>
          </table:table-cell>
          <table:table-cell table:formula="of:=[.A1109] * [.$H$2]" office:value-type="float" office:value="6.2781089743168" calcext:value-type="float">
            <text:p>6,2781089743168</text:p>
          </table:table-cell>
          <table:table-cell table:formula="of:=([.C1109]-[.B1109]) * 100" office:value-type="float" office:value="148.739296151844" calcext:value-type="float">
            <text:p>148,739296151844</text:p>
          </table:table-cell>
          <table:table-cell table:number-columns-repeated="4"/>
        </table:table-row>
        <table:table-row table:style-name="ro1">
          <table:table-cell office:value-type="float" office:value="1108" calcext:value-type="float">
            <text:p>1108</text:p>
          </table:table-cell>
          <table:table-cell table:formula="of:=ATAN2([.$E$2];[.A1110]) / RADIANS([.$F$2])" office:value-type="float" office:value="4.79328930427007" calcext:value-type="float">
            <text:p>4,79328930427007</text:p>
          </table:table-cell>
          <table:table-cell table:formula="of:=[.A1110] * [.$H$2]" office:value-type="float" office:value="6.28378025613642" calcext:value-type="float">
            <text:p>6,28378025613642</text:p>
          </table:table-cell>
          <table:table-cell table:formula="of:=([.C1110]-[.B1110]) * 100" office:value-type="float" office:value="149.049095186635" calcext:value-type="float">
            <text:p>149,049095186635</text:p>
          </table:table-cell>
          <table:table-cell table:number-columns-repeated="4"/>
        </table:table-row>
        <table:table-row table:style-name="ro1">
          <table:table-cell office:value-type="float" office:value="1109" calcext:value-type="float">
            <text:p>1109</text:p>
          </table:table-cell>
          <table:table-cell table:formula="of:=ATAN2([.$E$2];[.A1111]) / RADIANS([.$F$2])" office:value-type="float" office:value="4.79586003719691" calcext:value-type="float">
            <text:p>4,79586003719691</text:p>
          </table:table-cell>
          <table:table-cell table:formula="of:=[.A1111] * [.$H$2]" office:value-type="float" office:value="6.28945153795604" calcext:value-type="float">
            <text:p>6,28945153795604</text:p>
          </table:table-cell>
          <table:table-cell table:formula="of:=([.C1111]-[.B1111]) * 100" office:value-type="float" office:value="149.359150075913" calcext:value-type="float">
            <text:p>149,359150075913</text:p>
          </table:table-cell>
          <table:table-cell table:number-columns-repeated="4"/>
        </table:table-row>
        <table:table-row table:style-name="ro1">
          <table:table-cell office:value-type="float" office:value="1110" calcext:value-type="float">
            <text:p>1110</text:p>
          </table:table-cell>
          <table:table-cell table:formula="of:=ATAN2([.$E$2];[.A1112]) / RADIANS([.$F$2])" office:value-type="float" office:value="4.79842821435934" calcext:value-type="float">
            <text:p>4,79842821435934</text:p>
          </table:table-cell>
          <table:table-cell table:formula="of:=[.A1112] * [.$H$2]" office:value-type="float" office:value="6.29512281977566" calcext:value-type="float">
            <text:p>6,29512281977566</text:p>
          </table:table-cell>
          <table:table-cell table:formula="of:=([.C1112]-[.B1112]) * 100" office:value-type="float" office:value="149.669460541632" calcext:value-type="float">
            <text:p>149,669460541632</text:p>
          </table:table-cell>
          <table:table-cell table:number-columns-repeated="4"/>
        </table:table-row>
        <table:table-row table:style-name="ro1">
          <table:table-cell office:value-type="float" office:value="1111" calcext:value-type="float">
            <text:p>1111</text:p>
          </table:table-cell>
          <table:table-cell table:formula="of:=ATAN2([.$E$2];[.A1113]) / RADIANS([.$F$2])" office:value-type="float" office:value="4.80099383853636" calcext:value-type="float">
            <text:p>4,80099383853636</text:p>
          </table:table-cell>
          <table:table-cell table:formula="of:=[.A1113] * [.$H$2]" office:value-type="float" office:value="6.30079410159528" calcext:value-type="float">
            <text:p>6,30079410159528</text:p>
          </table:table-cell>
          <table:table-cell table:formula="of:=([.C1113]-[.B1113]) * 100" office:value-type="float" office:value="149.980026305892" calcext:value-type="float">
            <text:p>149,980026305892</text:p>
          </table:table-cell>
          <table:table-cell table:number-columns-repeated="4"/>
        </table:table-row>
        <table:table-row table:style-name="ro1">
          <table:table-cell office:value-type="float" office:value="1112" calcext:value-type="float">
            <text:p>1112</text:p>
          </table:table-cell>
          <table:table-cell table:formula="of:=ATAN2([.$E$2];[.A1114]) / RADIANS([.$F$2])" office:value-type="float" office:value="4.80355691250556" calcext:value-type="float">
            <text:p>4,80355691250556</text:p>
          </table:table-cell>
          <table:table-cell table:formula="of:=[.A1114] * [.$H$2]" office:value-type="float" office:value="6.30646538341489" calcext:value-type="float">
            <text:p>6,30646538341489</text:p>
          </table:table-cell>
          <table:table-cell table:formula="of:=([.C1114]-[.B1114]) * 100" office:value-type="float" office:value="150.290847090934" calcext:value-type="float">
            <text:p>150,290847090934</text:p>
          </table:table-cell>
          <table:table-cell table:number-columns-repeated="4"/>
        </table:table-row>
        <table:table-row table:style-name="ro1">
          <table:table-cell office:value-type="float" office:value="1113" calcext:value-type="float">
            <text:p>1113</text:p>
          </table:table-cell>
          <table:table-cell table:formula="of:=ATAN2([.$E$2];[.A1115]) / RADIANS([.$F$2])" office:value-type="float" office:value="4.80611743904309" calcext:value-type="float">
            <text:p>4,80611743904309</text:p>
          </table:table-cell>
          <table:table-cell table:formula="of:=[.A1115] * [.$H$2]" office:value-type="float" office:value="6.31213666523451" calcext:value-type="float">
            <text:p>6,31213666523451</text:p>
          </table:table-cell>
          <table:table-cell table:formula="of:=([.C1115]-[.B1115]) * 100" office:value-type="float" office:value="150.601922619142" calcext:value-type="float">
            <text:p>150,601922619142</text:p>
          </table:table-cell>
          <table:table-cell table:number-columns-repeated="4"/>
        </table:table-row>
        <table:table-row table:style-name="ro1">
          <table:table-cell office:value-type="float" office:value="1114" calcext:value-type="float">
            <text:p>1114</text:p>
          </table:table-cell>
          <table:table-cell table:formula="of:=ATAN2([.$E$2];[.A1116]) / RADIANS([.$F$2])" office:value-type="float" office:value="4.80867542092367" calcext:value-type="float">
            <text:p>4,80867542092367</text:p>
          </table:table-cell>
          <table:table-cell table:formula="of:=[.A1116] * [.$H$2]" office:value-type="float" office:value="6.31780794705413" calcext:value-type="float">
            <text:p>6,31780794705413</text:p>
          </table:table-cell>
          <table:table-cell table:formula="of:=([.C1116]-[.B1116]) * 100" office:value-type="float" office:value="150.913252613046" calcext:value-type="float">
            <text:p>150,913252613046</text:p>
          </table:table-cell>
          <table:table-cell table:number-columns-repeated="4"/>
        </table:table-row>
        <table:table-row table:style-name="ro1">
          <table:table-cell office:value-type="float" office:value="1115" calcext:value-type="float">
            <text:p>1115</text:p>
          </table:table-cell>
          <table:table-cell table:formula="of:=ATAN2([.$E$2];[.A1117]) / RADIANS([.$F$2])" office:value-type="float" office:value="4.81123086092055" calcext:value-type="float">
            <text:p>4,81123086092055</text:p>
          </table:table-cell>
          <table:table-cell table:formula="of:=[.A1117] * [.$H$2]" office:value-type="float" office:value="6.32347922887375" calcext:value-type="float">
            <text:p>6,32347922887375</text:p>
          </table:table-cell>
          <table:table-cell table:formula="of:=([.C1117]-[.B1117]) * 100" office:value-type="float" office:value="151.22483679532" calcext:value-type="float">
            <text:p>151,22483679532</text:p>
          </table:table-cell>
          <table:table-cell table:number-columns-repeated="4"/>
        </table:table-row>
        <table:table-row table:style-name="ro1">
          <table:table-cell office:value-type="float" office:value="1116" calcext:value-type="float">
            <text:p>1116</text:p>
          </table:table-cell>
          <table:table-cell table:formula="of:=ATAN2([.$E$2];[.A1118]) / RADIANS([.$F$2])" office:value-type="float" office:value="4.81378376180551" calcext:value-type="float">
            <text:p>4,81378376180551</text:p>
          </table:table-cell>
          <table:table-cell table:formula="of:=[.A1118] * [.$H$2]" office:value-type="float" office:value="6.32915051069336" calcext:value-type="float">
            <text:p>6,32915051069336</text:p>
          </table:table-cell>
          <table:table-cell table:formula="of:=([.C1118]-[.B1118]) * 100" office:value-type="float" office:value="151.536674888786" calcext:value-type="float">
            <text:p>151,536674888786</text:p>
          </table:table-cell>
          <table:table-cell table:number-columns-repeated="4"/>
        </table:table-row>
        <table:table-row table:style-name="ro1">
          <table:table-cell office:value-type="float" office:value="1117" calcext:value-type="float">
            <text:p>1117</text:p>
          </table:table-cell>
          <table:table-cell table:formula="of:=ATAN2([.$E$2];[.A1119]) / RADIANS([.$F$2])" office:value-type="float" office:value="4.81633412634886" calcext:value-type="float">
            <text:p>4,81633412634886</text:p>
          </table:table-cell>
          <table:table-cell table:formula="of:=[.A1119] * [.$H$2]" office:value-type="float" office:value="6.33482179251298" calcext:value-type="float">
            <text:p>6,33482179251298</text:p>
          </table:table-cell>
          <table:table-cell table:formula="of:=([.C1119]-[.B1119]) * 100" office:value-type="float" office:value="151.848766616412" calcext:value-type="float">
            <text:p>151,848766616412</text:p>
          </table:table-cell>
          <table:table-cell table:number-columns-repeated="4"/>
        </table:table-row>
        <table:table-row table:style-name="ro1">
          <table:table-cell office:value-type="float" office:value="1118" calcext:value-type="float">
            <text:p>1118</text:p>
          </table:table-cell>
          <table:table-cell table:formula="of:=ATAN2([.$E$2];[.A1120]) / RADIANS([.$F$2])" office:value-type="float" office:value="4.81888195731945" calcext:value-type="float">
            <text:p>4,81888195731945</text:p>
          </table:table-cell>
          <table:table-cell table:formula="of:=[.A1120] * [.$H$2]" office:value-type="float" office:value="6.3404930743326" calcext:value-type="float">
            <text:p>6,3404930743326</text:p>
          </table:table-cell>
          <table:table-cell table:formula="of:=([.C1120]-[.B1120]) * 100" office:value-type="float" office:value="152.161111701314" calcext:value-type="float">
            <text:p>152,161111701314</text:p>
          </table:table-cell>
          <table:table-cell table:number-columns-repeated="4"/>
        </table:table-row>
        <table:table-row table:style-name="ro1">
          <table:table-cell office:value-type="float" office:value="1119" calcext:value-type="float">
            <text:p>1119</text:p>
          </table:table-cell>
          <table:table-cell table:formula="of:=ATAN2([.$E$2];[.A1121]) / RADIANS([.$F$2])" office:value-type="float" office:value="4.82142725748462" calcext:value-type="float">
            <text:p>4,82142725748462</text:p>
          </table:table-cell>
          <table:table-cell table:formula="of:=[.A1121] * [.$H$2]" office:value-type="float" office:value="6.34616435615222" calcext:value-type="float">
            <text:p>6,34616435615222</text:p>
          </table:table-cell>
          <table:table-cell table:formula="of:=([.C1121]-[.B1121]) * 100" office:value-type="float" office:value="152.473709866759" calcext:value-type="float">
            <text:p>152,473709866759</text:p>
          </table:table-cell>
          <table:table-cell table:number-columns-repeated="4"/>
        </table:table-row>
        <table:table-row table:style-name="ro1">
          <table:table-cell office:value-type="float" office:value="1120" calcext:value-type="float">
            <text:p>1120</text:p>
          </table:table-cell>
          <table:table-cell table:formula="of:=ATAN2([.$E$2];[.A1122]) / RADIANS([.$F$2])" office:value-type="float" office:value="4.82397002961021" calcext:value-type="float">
            <text:p>4,82397002961021</text:p>
          </table:table-cell>
          <table:table-cell table:formula="of:=[.A1122] * [.$H$2]" office:value-type="float" office:value="6.35183563797183" calcext:value-type="float">
            <text:p>6,35183563797183</text:p>
          </table:table-cell>
          <table:table-cell table:formula="of:=([.C1122]-[.B1122]) * 100" office:value-type="float" office:value="152.786560836162" calcext:value-type="float">
            <text:p>152,786560836162</text:p>
          </table:table-cell>
          <table:table-cell table:number-columns-repeated="4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formula="of:=ATAN2([.$E$2];[.A1123]) / RADIANS([.$F$2])" office:value-type="float" office:value="4.82651027646056" calcext:value-type="float">
            <text:p>4,82651027646056</text:p>
          </table:table-cell>
          <table:table-cell table:formula="of:=[.A1123] * [.$H$2]" office:value-type="float" office:value="6.35750691979145" calcext:value-type="float">
            <text:p>6,35750691979145</text:p>
          </table:table-cell>
          <table:table-cell table:formula="of:=([.C1123]-[.B1123]) * 100" office:value-type="float" office:value="153.099664333089" calcext:value-type="float">
            <text:p>153,099664333089</text:p>
          </table:table-cell>
          <table:table-cell table:number-columns-repeated="4"/>
        </table:table-row>
        <table:table-row table:style-name="ro1">
          <table:table-cell office:value-type="float" office:value="1122" calcext:value-type="float">
            <text:p>1122</text:p>
          </table:table-cell>
          <table:table-cell table:formula="of:=ATAN2([.$E$2];[.A1124]) / RADIANS([.$F$2])" office:value-type="float" office:value="4.82904800079849" calcext:value-type="float">
            <text:p>4,82904800079849</text:p>
          </table:table-cell>
          <table:table-cell table:formula="of:=[.A1124] * [.$H$2]" office:value-type="float" office:value="6.36317820161107" calcext:value-type="float">
            <text:p>6,36317820161107</text:p>
          </table:table-cell>
          <table:table-cell table:formula="of:=([.C1124]-[.B1124]) * 100" office:value-type="float" office:value="153.413020081258" calcext:value-type="float">
            <text:p>153,413020081258</text:p>
          </table:table-cell>
          <table:table-cell table:number-columns-repeated="4"/>
        </table:table-row>
        <table:table-row table:style-name="ro1">
          <table:table-cell office:value-type="float" office:value="1123" calcext:value-type="float">
            <text:p>1123</text:p>
          </table:table-cell>
          <table:table-cell table:formula="of:=ATAN2([.$E$2];[.A1125]) / RADIANS([.$F$2])" office:value-type="float" office:value="4.83158320538528" calcext:value-type="float">
            <text:p>4,83158320538528</text:p>
          </table:table-cell>
          <table:table-cell table:formula="of:=[.A1125] * [.$H$2]" office:value-type="float" office:value="6.36884948343069" calcext:value-type="float">
            <text:p>6,36884948343069</text:p>
          </table:table-cell>
          <table:table-cell table:formula="of:=([.C1125]-[.B1125]) * 100" office:value-type="float" office:value="153.726627804541" calcext:value-type="float">
            <text:p>153,726627804541</text:p>
          </table:table-cell>
          <table:table-cell table:number-columns-repeated="4"/>
        </table:table-row>
        <table:table-row table:style-name="ro1">
          <table:table-cell office:value-type="float" office:value="1124" calcext:value-type="float">
            <text:p>1124</text:p>
          </table:table-cell>
          <table:table-cell table:formula="of:=ATAN2([.$E$2];[.A1126]) / RADIANS([.$F$2])" office:value-type="float" office:value="4.83411589298071" calcext:value-type="float">
            <text:p>4,83411589298071</text:p>
          </table:table-cell>
          <table:table-cell table:formula="of:=[.A1126] * [.$H$2]" office:value-type="float" office:value="6.37452076525031" calcext:value-type="float">
            <text:p>6,37452076525031</text:p>
          </table:table-cell>
          <table:table-cell table:formula="of:=([.C1126]-[.B1126]) * 100" office:value-type="float" office:value="154.04048722696" calcext:value-type="float">
            <text:p>154,04048722696</text:p>
          </table:table-cell>
          <table:table-cell table:number-columns-repeated="4"/>
        </table:table-row>
        <table:table-row table:style-name="ro1">
          <table:table-cell office:value-type="float" office:value="1125" calcext:value-type="float">
            <text:p>1125</text:p>
          </table:table-cell>
          <table:table-cell table:formula="of:=ATAN2([.$E$2];[.A1127]) / RADIANS([.$F$2])" office:value-type="float" office:value="4.83664606634298" calcext:value-type="float">
            <text:p>4,83664606634298</text:p>
          </table:table-cell>
          <table:table-cell table:formula="of:=[.A1127] * [.$H$2]" office:value-type="float" office:value="6.38019204706992" calcext:value-type="float">
            <text:p>6,38019204706992</text:p>
          </table:table-cell>
          <table:table-cell table:formula="of:=([.C1127]-[.B1127]) * 100" office:value-type="float" office:value="154.354598072694" calcext:value-type="float">
            <text:p>154,354598072694</text:p>
          </table:table-cell>
          <table:table-cell table:number-columns-repeated="4"/>
        </table:table-row>
        <table:table-row table:style-name="ro1">
          <table:table-cell office:value-type="float" office:value="1126" calcext:value-type="float">
            <text:p>1126</text:p>
          </table:table-cell>
          <table:table-cell table:formula="of:=ATAN2([.$E$2];[.A1128]) / RADIANS([.$F$2])" office:value-type="float" office:value="4.83917372822877" calcext:value-type="float">
            <text:p>4,83917372822877</text:p>
          </table:table-cell>
          <table:table-cell table:formula="of:=[.A1128] * [.$H$2]" office:value-type="float" office:value="6.38586332888954" calcext:value-type="float">
            <text:p>6,38586332888954</text:p>
          </table:table-cell>
          <table:table-cell table:formula="of:=([.C1128]-[.B1128]) * 100" office:value-type="float" office:value="154.668960066077" calcext:value-type="float">
            <text:p>154,668960066077</text:p>
          </table:table-cell>
          <table:table-cell table:number-columns-repeated="4"/>
        </table:table-row>
        <table:table-row table:style-name="ro1">
          <table:table-cell office:value-type="float" office:value="1127" calcext:value-type="float">
            <text:p>1127</text:p>
          </table:table-cell>
          <table:table-cell table:formula="of:=ATAN2([.$E$2];[.A1129]) / RADIANS([.$F$2])" office:value-type="float" office:value="4.84169888139317" calcext:value-type="float">
            <text:p>4,84169888139317</text:p>
          </table:table-cell>
          <table:table-cell table:formula="of:=[.A1129] * [.$H$2]" office:value-type="float" office:value="6.39153461070916" calcext:value-type="float">
            <text:p>6,39153461070916</text:p>
          </table:table-cell>
          <table:table-cell table:formula="of:=([.C1129]-[.B1129]) * 100" office:value-type="float" office:value="154.983572931599" calcext:value-type="float">
            <text:p>154,983572931599</text:p>
          </table:table-cell>
          <table:table-cell table:number-columns-repeated="4"/>
        </table:table-row>
        <table:table-row table:style-name="ro1">
          <table:table-cell office:value-type="float" office:value="1128" calcext:value-type="float">
            <text:p>1128</text:p>
          </table:table-cell>
          <table:table-cell table:formula="of:=ATAN2([.$E$2];[.A1130]) / RADIANS([.$F$2])" office:value-type="float" office:value="4.84422152858974" calcext:value-type="float">
            <text:p>4,84422152858974</text:p>
          </table:table-cell>
          <table:table-cell table:formula="of:=[.A1130] * [.$H$2]" office:value-type="float" office:value="6.39720589252878" calcext:value-type="float">
            <text:p>6,39720589252878</text:p>
          </table:table-cell>
          <table:table-cell table:formula="of:=([.C1130]-[.B1130]) * 100" office:value-type="float" office:value="155.298436393904" calcext:value-type="float">
            <text:p>155,298436393904</text:p>
          </table:table-cell>
          <table:table-cell table:number-columns-repeated="4"/>
        </table:table-row>
        <table:table-row table:style-name="ro1">
          <table:table-cell office:value-type="float" office:value="1129" calcext:value-type="float">
            <text:p>1129</text:p>
          </table:table-cell>
          <table:table-cell table:formula="of:=ATAN2([.$E$2];[.A1131]) / RADIANS([.$F$2])" office:value-type="float" office:value="4.84674167257042" calcext:value-type="float">
            <text:p>4,84674167257042</text:p>
          </table:table-cell>
          <table:table-cell table:formula="of:=[.A1131] * [.$H$2]" office:value-type="float" office:value="6.40287717434839" calcext:value-type="float">
            <text:p>6,40287717434839</text:p>
          </table:table-cell>
          <table:table-cell table:formula="of:=([.C1131]-[.B1131]) * 100" office:value-type="float" office:value="155.613550177797" calcext:value-type="float">
            <text:p>155,613550177797</text:p>
          </table:table-cell>
          <table:table-cell table:number-columns-repeated="4"/>
        </table:table-row>
        <table:table-row table:style-name="ro1">
          <table:table-cell office:value-type="float" office:value="1130" calcext:value-type="float">
            <text:p>1130</text:p>
          </table:table-cell>
          <table:table-cell table:formula="of:=ATAN2([.$E$2];[.A1132]) / RADIANS([.$F$2])" office:value-type="float" office:value="4.84925931608561" calcext:value-type="float">
            <text:p>4,84925931608561</text:p>
          </table:table-cell>
          <table:table-cell table:formula="of:=[.A1132] * [.$H$2]" office:value-type="float" office:value="6.40854845616801" calcext:value-type="float">
            <text:p>6,40854845616801</text:p>
          </table:table-cell>
          <table:table-cell table:formula="of:=([.C1132]-[.B1132]) * 100" office:value-type="float" office:value="155.928914008241" calcext:value-type="float">
            <text:p>155,928914008241</text:p>
          </table:table-cell>
          <table:table-cell table:number-columns-repeated="4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formula="of:=ATAN2([.$E$2];[.A1133]) / RADIANS([.$F$2])" office:value-type="float" office:value="4.85177446188407" calcext:value-type="float">
            <text:p>4,85177446188407</text:p>
          </table:table-cell>
          <table:table-cell table:formula="of:=[.A1133] * [.$H$2]" office:value-type="float" office:value="6.41421973798763" calcext:value-type="float">
            <text:p>6,41421973798763</text:p>
          </table:table-cell>
          <table:table-cell table:formula="of:=([.C1133]-[.B1133]) * 100" office:value-type="float" office:value="156.244527610356" calcext:value-type="float">
            <text:p>156,244527610356</text:p>
          </table:table-cell>
          <table:table-cell table:number-columns-repeated="4"/>
        </table:table-row>
        <table:table-row table:style-name="ro1">
          <table:table-cell office:value-type="float" office:value="1132" calcext:value-type="float">
            <text:p>1132</text:p>
          </table:table-cell>
          <table:table-cell table:formula="of:=ATAN2([.$E$2];[.A1134]) / RADIANS([.$F$2])" office:value-type="float" office:value="4.854287112713" calcext:value-type="float">
            <text:p>4,854287112713</text:p>
          </table:table-cell>
          <table:table-cell table:formula="of:=[.A1134] * [.$H$2]" office:value-type="float" office:value="6.41989101980725" calcext:value-type="float">
            <text:p>6,41989101980725</text:p>
          </table:table-cell>
          <table:table-cell table:formula="of:=([.C1134]-[.B1134]) * 100" office:value-type="float" office:value="156.560390709424" calcext:value-type="float">
            <text:p>156,560390709424</text:p>
          </table:table-cell>
          <table:table-cell table:number-columns-repeated="4"/>
        </table:table-row>
        <table:table-row table:style-name="ro1">
          <table:table-cell office:value-type="float" office:value="1133" calcext:value-type="float">
            <text:p>1133</text:p>
          </table:table-cell>
          <table:table-cell table:formula="of:=ATAN2([.$E$2];[.A1135]) / RADIANS([.$F$2])" office:value-type="float" office:value="4.85679727131798" calcext:value-type="float">
            <text:p>4,85679727131798</text:p>
          </table:table-cell>
          <table:table-cell table:formula="of:=[.A1135] * [.$H$2]" office:value-type="float" office:value="6.42556230162686" calcext:value-type="float">
            <text:p>6,42556230162686</text:p>
          </table:table-cell>
          <table:table-cell table:formula="of:=([.C1135]-[.B1135]) * 100" office:value-type="float" office:value="156.876503030889" calcext:value-type="float">
            <text:p>156,876503030889</text:p>
          </table:table-cell>
          <table:table-cell table:number-columns-repeated="4"/>
        </table:table-row>
        <table:table-row table:style-name="ro1">
          <table:table-cell office:value-type="float" office:value="1134" calcext:value-type="float">
            <text:p>1134</text:p>
          </table:table-cell>
          <table:table-cell table:formula="of:=ATAN2([.$E$2];[.A1136]) / RADIANS([.$F$2])" office:value-type="float" office:value="4.85930494044295" calcext:value-type="float">
            <text:p>4,85930494044295</text:p>
          </table:table-cell>
          <table:table-cell table:formula="of:=[.A1136] * [.$H$2]" office:value-type="float" office:value="6.43123358344648" calcext:value-type="float">
            <text:p>6,43123358344648</text:p>
          </table:table-cell>
          <table:table-cell table:formula="of:=([.C1136]-[.B1136]) * 100" office:value-type="float" office:value="157.192864300353" calcext:value-type="float">
            <text:p>157,192864300353</text:p>
          </table:table-cell>
          <table:table-cell table:number-columns-repeated="4"/>
        </table:table-row>
        <table:table-row table:style-name="ro1">
          <table:table-cell office:value-type="float" office:value="1135" calcext:value-type="float">
            <text:p>1135</text:p>
          </table:table-cell>
          <table:table-cell table:formula="of:=ATAN2([.$E$2];[.A1137]) / RADIANS([.$F$2])" office:value-type="float" office:value="4.86181012283026" calcext:value-type="float">
            <text:p>4,86181012283026</text:p>
          </table:table-cell>
          <table:table-cell table:formula="of:=[.A1137] * [.$H$2]" office:value-type="float" office:value="6.4369048652661" calcext:value-type="float">
            <text:p>6,4369048652661</text:p>
          </table:table-cell>
          <table:table-cell table:formula="of:=([.C1137]-[.B1137]) * 100" office:value-type="float" office:value="157.509474243584" calcext:value-type="float">
            <text:p>157,509474243584</text:p>
          </table:table-cell>
          <table:table-cell table:number-columns-repeated="4"/>
        </table:table-row>
        <table:table-row table:style-name="ro1">
          <table:table-cell office:value-type="float" office:value="1136" calcext:value-type="float">
            <text:p>1136</text:p>
          </table:table-cell>
          <table:table-cell table:formula="of:=ATAN2([.$E$2];[.A1138]) / RADIANS([.$F$2])" office:value-type="float" office:value="4.8643128212206" calcext:value-type="float">
            <text:p>4,8643128212206</text:p>
          </table:table-cell>
          <table:table-cell table:formula="of:=[.A1138] * [.$H$2]" office:value-type="float" office:value="6.44257614708572" calcext:value-type="float">
            <text:p>6,44257614708572</text:p>
          </table:table-cell>
          <table:table-cell table:formula="of:=([.C1138]-[.B1138]) * 100" office:value-type="float" office:value="157.826332586511" calcext:value-type="float">
            <text:p>157,826332586511</text:p>
          </table:table-cell>
          <table:table-cell table:number-columns-repeated="4"/>
        </table:table-row>
        <table:table-row table:style-name="ro1">
          <table:table-cell office:value-type="float" office:value="1137" calcext:value-type="float">
            <text:p>1137</text:p>
          </table:table-cell>
          <table:table-cell table:formula="of:=ATAN2([.$E$2];[.A1139]) / RADIANS([.$F$2])" office:value-type="float" office:value="4.86681303835304" calcext:value-type="float">
            <text:p>4,86681303835304</text:p>
          </table:table-cell>
          <table:table-cell table:formula="of:=[.A1139] * [.$H$2]" office:value-type="float" office:value="6.44824742890534" calcext:value-type="float">
            <text:p>6,44824742890534</text:p>
          </table:table-cell>
          <table:table-cell table:formula="of:=([.C1139]-[.B1139]) * 100" office:value-type="float" office:value="158.14343905523" calcext:value-type="float">
            <text:p>158,14343905523</text:p>
          </table:table-cell>
          <table:table-cell table:number-columns-repeated="4"/>
        </table:table-row>
        <table:table-row table:style-name="ro1">
          <table:table-cell office:value-type="float" office:value="1138" calcext:value-type="float">
            <text:p>1138</text:p>
          </table:table-cell>
          <table:table-cell table:formula="of:=ATAN2([.$E$2];[.A1140]) / RADIANS([.$F$2])" office:value-type="float" office:value="4.86931077696498" calcext:value-type="float">
            <text:p>4,86931077696498</text:p>
          </table:table-cell>
          <table:table-cell table:formula="of:=[.A1140] * [.$H$2]" office:value-type="float" office:value="6.45391871072495" calcext:value-type="float">
            <text:p>6,45391871072495</text:p>
          </table:table-cell>
          <table:table-cell table:formula="of:=([.C1140]-[.B1140]) * 100" office:value-type="float" office:value="158.460793375998" calcext:value-type="float">
            <text:p>158,460793375998</text:p>
          </table:table-cell>
          <table:table-cell table:number-columns-repeated="4"/>
        </table:table-row>
        <table:table-row table:style-name="ro1">
          <table:table-cell office:value-type="float" office:value="1139" calcext:value-type="float">
            <text:p>1139</text:p>
          </table:table-cell>
          <table:table-cell table:formula="of:=ATAN2([.$E$2];[.A1141]) / RADIANS([.$F$2])" office:value-type="float" office:value="4.87180603979217" calcext:value-type="float">
            <text:p>4,87180603979217</text:p>
          </table:table-cell>
          <table:table-cell table:formula="of:=[.A1141] * [.$H$2]" office:value-type="float" office:value="6.45958999254457" calcext:value-type="float">
            <text:p>6,45958999254457</text:p>
          </table:table-cell>
          <table:table-cell table:formula="of:=([.C1141]-[.B1141]) * 100" office:value-type="float" office:value="158.77839527524" calcext:value-type="float">
            <text:p>158,77839527524</text:p>
          </table:table-cell>
          <table:table-cell table:number-columns-repeated="4"/>
        </table:table-row>
        <table:table-row table:style-name="ro1">
          <table:table-cell office:value-type="float" office:value="1140" calcext:value-type="float">
            <text:p>1140</text:p>
          </table:table-cell>
          <table:table-cell table:formula="of:=ATAN2([.$E$2];[.A1142]) / RADIANS([.$F$2])" office:value-type="float" office:value="4.87429882956871" calcext:value-type="float">
            <text:p>4,87429882956871</text:p>
          </table:table-cell>
          <table:table-cell table:formula="of:=[.A1142] * [.$H$2]" office:value-type="float" office:value="6.46526127436419" calcext:value-type="float">
            <text:p>6,46526127436419</text:p>
          </table:table-cell>
          <table:table-cell table:formula="of:=([.C1142]-[.B1142]) * 100" office:value-type="float" office:value="159.096244479547" calcext:value-type="float">
            <text:p>159,096244479547</text:p>
          </table:table-cell>
          <table:table-cell table:number-columns-repeated="4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formula="of:=ATAN2([.$E$2];[.A1143]) / RADIANS([.$F$2])" office:value-type="float" office:value="4.87678914902702" calcext:value-type="float">
            <text:p>4,87678914902702</text:p>
          </table:table-cell>
          <table:table-cell table:formula="of:=[.A1143] * [.$H$2]" office:value-type="float" office:value="6.47093255618381" calcext:value-type="float">
            <text:p>6,47093255618381</text:p>
          </table:table-cell>
          <table:table-cell table:formula="of:=([.C1143]-[.B1143]) * 100" office:value-type="float" office:value="159.414340715678" calcext:value-type="float">
            <text:p>159,414340715678</text:p>
          </table:table-cell>
          <table:table-cell table:number-columns-repeated="4"/>
        </table:table-row>
        <table:table-row table:style-name="ro1">
          <table:table-cell office:value-type="float" office:value="1142" calcext:value-type="float">
            <text:p>1142</text:p>
          </table:table-cell>
          <table:table-cell table:formula="of:=ATAN2([.$E$2];[.A1144]) / RADIANS([.$F$2])" office:value-type="float" office:value="4.87927700089784" calcext:value-type="float">
            <text:p>4,87927700089784</text:p>
          </table:table-cell>
          <table:table-cell table:formula="of:=[.A1144] * [.$H$2]" office:value-type="float" office:value="6.47660383800342" calcext:value-type="float">
            <text:p>6,47660383800342</text:p>
          </table:table-cell>
          <table:table-cell table:formula="of:=([.C1144]-[.B1144]) * 100" office:value-type="float" office:value="159.732683710559" calcext:value-type="float">
            <text:p>159,732683710559</text:p>
          </table:table-cell>
          <table:table-cell table:number-columns-repeated="4"/>
        </table:table-row>
        <table:table-row table:style-name="ro1">
          <table:table-cell office:value-type="float" office:value="1143" calcext:value-type="float">
            <text:p>1143</text:p>
          </table:table-cell>
          <table:table-cell table:formula="of:=ATAN2([.$E$2];[.A1145]) / RADIANS([.$F$2])" office:value-type="float" office:value="4.8817623879102" calcext:value-type="float">
            <text:p>4,8817623879102</text:p>
          </table:table-cell>
          <table:table-cell table:formula="of:=[.A1145] * [.$H$2]" office:value-type="float" office:value="6.48227511982304" calcext:value-type="float">
            <text:p>6,48227511982304</text:p>
          </table:table-cell>
          <table:table-cell table:formula="of:=([.C1145]-[.B1145]) * 100" office:value-type="float" office:value="160.051273191284" calcext:value-type="float">
            <text:p>160,051273191284</text:p>
          </table:table-cell>
          <table:table-cell table:number-columns-repeated="4"/>
        </table:table-row>
        <table:table-row table:style-name="ro1">
          <table:table-cell office:value-type="float" office:value="1144" calcext:value-type="float">
            <text:p>1144</text:p>
          </table:table-cell>
          <table:table-cell table:formula="of:=ATAN2([.$E$2];[.A1146]) / RADIANS([.$F$2])" office:value-type="float" office:value="4.88424531279149" calcext:value-type="float">
            <text:p>4,88424531279149</text:p>
          </table:table-cell>
          <table:table-cell table:formula="of:=[.A1146] * [.$H$2]" office:value-type="float" office:value="6.48794640164266" calcext:value-type="float">
            <text:p>6,48794640164266</text:p>
          </table:table-cell>
          <table:table-cell table:formula="of:=([.C1146]-[.B1146]) * 100" office:value-type="float" office:value="160.370108885117" calcext:value-type="float">
            <text:p>160,370108885117</text:p>
          </table:table-cell>
          <table:table-cell table:number-columns-repeated="4"/>
        </table:table-row>
        <table:table-row table:style-name="ro1">
          <table:table-cell office:value-type="float" office:value="1145" calcext:value-type="float">
            <text:p>1145</text:p>
          </table:table-cell>
          <table:table-cell table:formula="of:=ATAN2([.$E$2];[.A1147]) / RADIANS([.$F$2])" office:value-type="float" office:value="4.88672577826734" calcext:value-type="float">
            <text:p>4,88672577826734</text:p>
          </table:table-cell>
          <table:table-cell table:formula="of:=[.A1147] * [.$H$2]" office:value-type="float" office:value="6.49361768346228" calcext:value-type="float">
            <text:p>6,49361768346228</text:p>
          </table:table-cell>
          <table:table-cell table:formula="of:=([.C1147]-[.B1147]) * 100" office:value-type="float" office:value="160.689190519494" calcext:value-type="float">
            <text:p>160,689190519494</text:p>
          </table:table-cell>
          <table:table-cell table:number-columns-repeated="4"/>
        </table:table-row>
        <table:table-row table:style-name="ro1">
          <table:table-cell office:value-type="float" office:value="1146" calcext:value-type="float">
            <text:p>1146</text:p>
          </table:table-cell>
          <table:table-cell table:formula="of:=ATAN2([.$E$2];[.A1148]) / RADIANS([.$F$2])" office:value-type="float" office:value="4.8892037870617" calcext:value-type="float">
            <text:p>4,8892037870617</text:p>
          </table:table-cell>
          <table:table-cell table:formula="of:=[.A1148] * [.$H$2]" office:value-type="float" office:value="6.49928896528189" calcext:value-type="float">
            <text:p>6,49928896528189</text:p>
          </table:table-cell>
          <table:table-cell table:formula="of:=([.C1148]-[.B1148]) * 100" office:value-type="float" office:value="161.008517822019" calcext:value-type="float">
            <text:p>161,008517822019</text:p>
          </table:table-cell>
          <table:table-cell table:number-columns-repeated="4"/>
        </table:table-row>
        <table:table-row table:style-name="ro1">
          <table:table-cell office:value-type="float" office:value="1147" calcext:value-type="float">
            <text:p>1147</text:p>
          </table:table-cell>
          <table:table-cell table:formula="of:=ATAN2([.$E$2];[.A1149]) / RADIANS([.$F$2])" office:value-type="float" office:value="4.89167934189681" calcext:value-type="float">
            <text:p>4,89167934189681</text:p>
          </table:table-cell>
          <table:table-cell table:formula="of:=[.A1149] * [.$H$2]" office:value-type="float" office:value="6.50496024710151" calcext:value-type="float">
            <text:p>6,50496024710151</text:p>
          </table:table-cell>
          <table:table-cell table:formula="of:=([.C1149]-[.B1149]) * 100" office:value-type="float" office:value="161.32809052047" calcext:value-type="float">
            <text:p>161,32809052047</text:p>
          </table:table-cell>
          <table:table-cell table:number-columns-repeated="4"/>
        </table:table-row>
        <table:table-row table:style-name="ro1">
          <table:table-cell office:value-type="float" office:value="1148" calcext:value-type="float">
            <text:p>1148</text:p>
          </table:table-cell>
          <table:table-cell table:formula="of:=ATAN2([.$E$2];[.A1150]) / RADIANS([.$F$2])" office:value-type="float" office:value="4.89415244549317" calcext:value-type="float">
            <text:p>4,89415244549317</text:p>
          </table:table-cell>
          <table:table-cell table:formula="of:=[.A1150] * [.$H$2]" office:value-type="float" office:value="6.51063152892113" calcext:value-type="float">
            <text:p>6,51063152892113</text:p>
          </table:table-cell>
          <table:table-cell table:formula="of:=([.C1150]-[.B1150]) * 100" office:value-type="float" office:value="161.647908342796" calcext:value-type="float">
            <text:p>161,647908342796</text:p>
          </table:table-cell>
          <table:table-cell table:number-columns-repeated="4"/>
        </table:table-row>
        <table:table-row table:style-name="ro1">
          <table:table-cell office:value-type="float" office:value="1149" calcext:value-type="float">
            <text:p>1149</text:p>
          </table:table-cell>
          <table:table-cell table:formula="of:=ATAN2([.$E$2];[.A1151]) / RADIANS([.$F$2])" office:value-type="float" office:value="4.89662310056954" calcext:value-type="float">
            <text:p>4,89662310056954</text:p>
          </table:table-cell>
          <table:table-cell table:formula="of:=[.A1151] * [.$H$2]" office:value-type="float" office:value="6.51630281074075" calcext:value-type="float">
            <text:p>6,51630281074075</text:p>
          </table:table-cell>
          <table:table-cell table:formula="of:=([.C1151]-[.B1151]) * 100" office:value-type="float" office:value="161.96797101712" calcext:value-type="float">
            <text:p>161,96797101712</text:p>
          </table:table-cell>
          <table:table-cell table:number-columns-repeated="4"/>
        </table:table-row>
        <table:table-row table:style-name="ro1">
          <table:table-cell office:value-type="float" office:value="1150" calcext:value-type="float">
            <text:p>1150</text:p>
          </table:table-cell>
          <table:table-cell table:formula="of:=ATAN2([.$E$2];[.A1152]) / RADIANS([.$F$2])" office:value-type="float" office:value="4.89909130984298" calcext:value-type="float">
            <text:p>4,89909130984298</text:p>
          </table:table-cell>
          <table:table-cell table:formula="of:=[.A1152] * [.$H$2]" office:value-type="float" office:value="6.52197409256037" calcext:value-type="float">
            <text:p>6,52197409256037</text:p>
          </table:table-cell>
          <table:table-cell table:formula="of:=([.C1152]-[.B1152]) * 100" office:value-type="float" office:value="162.288278271739" calcext:value-type="float">
            <text:p>162,288278271739</text:p>
          </table:table-cell>
          <table:table-cell table:number-columns-repeated="4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formula="of:=ATAN2([.$E$2];[.A1153]) / RADIANS([.$F$2])" office:value-type="float" office:value="4.90155707602876" calcext:value-type="float">
            <text:p>4,90155707602876</text:p>
          </table:table-cell>
          <table:table-cell table:formula="of:=[.A1153] * [.$H$2]" office:value-type="float" office:value="6.52764537437998" calcext:value-type="float">
            <text:p>6,52764537437998</text:p>
          </table:table-cell>
          <table:table-cell table:formula="of:=([.C1153]-[.B1153]) * 100" office:value-type="float" office:value="162.608829835122" calcext:value-type="float">
            <text:p>162,608829835122</text:p>
          </table:table-cell>
          <table:table-cell table:number-columns-repeated="4"/>
        </table:table-row>
        <table:table-row table:style-name="ro1">
          <table:table-cell office:value-type="float" office:value="1152" calcext:value-type="float">
            <text:p>1152</text:p>
          </table:table-cell>
          <table:table-cell table:formula="of:=ATAN2([.$E$2];[.A1154]) / RADIANS([.$F$2])" office:value-type="float" office:value="4.90402040184042" calcext:value-type="float">
            <text:p>4,90402040184042</text:p>
          </table:table-cell>
          <table:table-cell table:formula="of:=[.A1154] * [.$H$2]" office:value-type="float" office:value="6.5333166561996" calcext:value-type="float">
            <text:p>6,5333166561996</text:p>
          </table:table-cell>
          <table:table-cell table:formula="of:=([.C1154]-[.B1154]) * 100" office:value-type="float" office:value="162.929625435918" calcext:value-type="float">
            <text:p>162,929625435918</text:p>
          </table:table-cell>
          <table:table-cell table:number-columns-repeated="4"/>
        </table:table-row>
        <table:table-row table:style-name="ro1">
          <table:table-cell office:value-type="float" office:value="1153" calcext:value-type="float">
            <text:p>1153</text:p>
          </table:table-cell>
          <table:table-cell table:formula="of:=ATAN2([.$E$2];[.A1155]) / RADIANS([.$F$2])" office:value-type="float" office:value="4.90648128998974" calcext:value-type="float">
            <text:p>4,90648128998974</text:p>
          </table:table-cell>
          <table:table-cell table:formula="of:=[.A1155] * [.$H$2]" office:value-type="float" office:value="6.53898793801922" calcext:value-type="float">
            <text:p>6,53898793801922</text:p>
          </table:table-cell>
          <table:table-cell table:formula="of:=([.C1155]-[.B1155]) * 100" office:value-type="float" office:value="163.250664802948" calcext:value-type="float">
            <text:p>163,250664802948</text:p>
          </table:table-cell>
          <table:table-cell table:number-columns-repeated="4"/>
        </table:table-row>
        <table:table-row table:style-name="ro1">
          <table:table-cell office:value-type="float" office:value="1154" calcext:value-type="float">
            <text:p>1154</text:p>
          </table:table-cell>
          <table:table-cell table:formula="of:=ATAN2([.$E$2];[.A1156]) / RADIANS([.$F$2])" office:value-type="float" office:value="4.90893974318673" calcext:value-type="float">
            <text:p>4,90893974318673</text:p>
          </table:table-cell>
          <table:table-cell table:formula="of:=[.A1156] * [.$H$2]" office:value-type="float" office:value="6.54465921983884" calcext:value-type="float">
            <text:p>6,54465921983884</text:p>
          </table:table-cell>
          <table:table-cell table:formula="of:=([.C1156]-[.B1156]) * 100" office:value-type="float" office:value="163.57194766521" calcext:value-type="float">
            <text:p>163,57194766521</text:p>
          </table:table-cell>
          <table:table-cell table:number-columns-repeated="4"/>
        </table:table-row>
        <table:table-row table:style-name="ro1">
          <table:table-cell office:value-type="float" office:value="1155" calcext:value-type="float">
            <text:p>1155</text:p>
          </table:table-cell>
          <table:table-cell table:formula="of:=ATAN2([.$E$2];[.A1157]) / RADIANS([.$F$2])" office:value-type="float" office:value="4.91139576413963" calcext:value-type="float">
            <text:p>4,91139576413963</text:p>
          </table:table-cell>
          <table:table-cell table:formula="of:=[.A1157] * [.$H$2]" office:value-type="float" office:value="6.55033050165845" calcext:value-type="float">
            <text:p>6,55033050165845</text:p>
          </table:table-cell>
          <table:table-cell table:formula="of:=([.C1157]-[.B1157]) * 100" office:value-type="float" office:value="163.893473751883" calcext:value-type="float">
            <text:p>163,893473751883</text:p>
          </table:table-cell>
          <table:table-cell table:number-columns-repeated="4"/>
        </table:table-row>
        <table:table-row table:style-name="ro1">
          <table:table-cell office:value-type="float" office:value="1156" calcext:value-type="float">
            <text:p>1156</text:p>
          </table:table-cell>
          <table:table-cell table:formula="of:=ATAN2([.$E$2];[.A1158]) / RADIANS([.$F$2])" office:value-type="float" office:value="4.91384935555488" calcext:value-type="float">
            <text:p>4,91384935555488</text:p>
          </table:table-cell>
          <table:table-cell table:formula="of:=[.A1158] * [.$H$2]" office:value-type="float" office:value="6.55600178347807" calcext:value-type="float">
            <text:p>6,55600178347807</text:p>
          </table:table-cell>
          <table:table-cell table:formula="of:=([.C1158]-[.B1158]) * 100" office:value-type="float" office:value="164.215242792319" calcext:value-type="float">
            <text:p>164,215242792319</text:p>
          </table:table-cell>
          <table:table-cell table:number-columns-repeated="4"/>
        </table:table-row>
        <table:table-row table:style-name="ro1">
          <table:table-cell office:value-type="float" office:value="1157" calcext:value-type="float">
            <text:p>1157</text:p>
          </table:table-cell>
          <table:table-cell table:formula="of:=ATAN2([.$E$2];[.A1159]) / RADIANS([.$F$2])" office:value-type="float" office:value="4.91630052013716" calcext:value-type="float">
            <text:p>4,91630052013716</text:p>
          </table:table-cell>
          <table:table-cell table:formula="of:=[.A1159] * [.$H$2]" office:value-type="float" office:value="6.56167306529769" calcext:value-type="float">
            <text:p>6,56167306529769</text:p>
          </table:table-cell>
          <table:table-cell table:formula="of:=([.C1159]-[.B1159]) * 100" office:value-type="float" office:value="164.537254516053" calcext:value-type="float">
            <text:p>164,537254516053</text:p>
          </table:table-cell>
          <table:table-cell table:number-columns-repeated="4"/>
        </table:table-row>
        <table:table-row table:style-name="ro1">
          <table:table-cell office:value-type="float" office:value="1158" calcext:value-type="float">
            <text:p>1158</text:p>
          </table:table-cell>
          <table:table-cell table:formula="of:=ATAN2([.$E$2];[.A1160]) / RADIANS([.$F$2])" office:value-type="float" office:value="4.91874926058934" calcext:value-type="float">
            <text:p>4,91874926058934</text:p>
          </table:table-cell>
          <table:table-cell table:formula="of:=[.A1160] * [.$H$2]" office:value-type="float" office:value="6.56734434711731" calcext:value-type="float">
            <text:p>6,56734434711731</text:p>
          </table:table-cell>
          <table:table-cell table:formula="of:=([.C1160]-[.B1160]) * 100" office:value-type="float" office:value="164.859508652797" calcext:value-type="float">
            <text:p>164,859508652797</text:p>
          </table:table-cell>
          <table:table-cell table:number-columns-repeated="4"/>
        </table:table-row>
        <table:table-row table:style-name="ro1">
          <table:table-cell office:value-type="float" office:value="1159" calcext:value-type="float">
            <text:p>1159</text:p>
          </table:table-cell>
          <table:table-cell table:formula="of:=ATAN2([.$E$2];[.A1161]) / RADIANS([.$F$2])" office:value-type="float" office:value="4.9211955796125" calcext:value-type="float">
            <text:p>4,9211955796125</text:p>
          </table:table-cell>
          <table:table-cell table:formula="of:=[.A1161] * [.$H$2]" office:value-type="float" office:value="6.57301562893692" calcext:value-type="float">
            <text:p>6,57301562893692</text:p>
          </table:table-cell>
          <table:table-cell table:formula="of:=([.C1161]-[.B1161]) * 100" office:value-type="float" office:value="165.182004932443" calcext:value-type="float">
            <text:p>165,182004932443</text:p>
          </table:table-cell>
          <table:table-cell table:number-columns-repeated="4"/>
        </table:table-row>
        <table:table-row table:style-name="ro1">
          <table:table-cell office:value-type="float" office:value="1160" calcext:value-type="float">
            <text:p>1160</text:p>
          </table:table-cell>
          <table:table-cell table:formula="of:=ATAN2([.$E$2];[.A1162]) / RADIANS([.$F$2])" office:value-type="float" office:value="4.92363947990588" calcext:value-type="float">
            <text:p>4,92363947990588</text:p>
          </table:table-cell>
          <table:table-cell table:formula="of:=[.A1162] * [.$H$2]" office:value-type="float" office:value="6.57868691075654" calcext:value-type="float">
            <text:p>6,57868691075654</text:p>
          </table:table-cell>
          <table:table-cell table:formula="of:=([.C1162]-[.B1162]) * 100" office:value-type="float" office:value="165.504743085066" calcext:value-type="float">
            <text:p>165,504743085066</text:p>
          </table:table-cell>
          <table:table-cell table:number-columns-repeated="4"/>
        </table:table-row>
        <table:table-row table:style-name="ro1">
          <table:table-cell office:value-type="float" office:value="1161" calcext:value-type="float">
            <text:p>1161</text:p>
          </table:table-cell>
          <table:table-cell table:formula="of:=ATAN2([.$E$2];[.A1163]) / RADIANS([.$F$2])" office:value-type="float" office:value="4.92608096416696" calcext:value-type="float">
            <text:p>4,92608096416696</text:p>
          </table:table-cell>
          <table:table-cell table:formula="of:=[.A1163] * [.$H$2]" office:value-type="float" office:value="6.58435819257616" calcext:value-type="float">
            <text:p>6,58435819257616</text:p>
          </table:table-cell>
          <table:table-cell table:formula="of:=([.C1163]-[.B1163]) * 100" office:value-type="float" office:value="165.82772284092" calcext:value-type="float">
            <text:p>165,82772284092</text:p>
          </table:table-cell>
          <table:table-cell table:number-columns-repeated="4"/>
        </table:table-row>
        <table:table-row table:style-name="ro1">
          <table:table-cell office:value-type="float" office:value="1162" calcext:value-type="float">
            <text:p>1162</text:p>
          </table:table-cell>
          <table:table-cell table:formula="of:=ATAN2([.$E$2];[.A1164]) / RADIANS([.$F$2])" office:value-type="float" office:value="4.92852003509135" calcext:value-type="float">
            <text:p>4,92852003509135</text:p>
          </table:table-cell>
          <table:table-cell table:formula="of:=[.A1164] * [.$H$2]" office:value-type="float" office:value="6.59002947439578" calcext:value-type="float">
            <text:p>6,59002947439578</text:p>
          </table:table-cell>
          <table:table-cell table:formula="of:=([.C1164]-[.B1164]) * 100" office:value-type="float" office:value="166.150943930443" calcext:value-type="float">
            <text:p>166,150943930443</text:p>
          </table:table-cell>
          <table:table-cell table:number-columns-repeated="4"/>
        </table:table-row>
        <table:table-row table:style-name="ro1">
          <table:table-cell office:value-type="float" office:value="1163" calcext:value-type="float">
            <text:p>1163</text:p>
          </table:table-cell>
          <table:table-cell table:formula="of:=ATAN2([.$E$2];[.A1165]) / RADIANS([.$F$2])" office:value-type="float" office:value="4.93095669537285" calcext:value-type="float">
            <text:p>4,93095669537285</text:p>
          </table:table-cell>
          <table:table-cell table:formula="of:=[.A1165] * [.$H$2]" office:value-type="float" office:value="6.5957007562154" calcext:value-type="float">
            <text:p>6,5957007562154</text:p>
          </table:table-cell>
          <table:table-cell table:formula="of:=([.C1165]-[.B1165]) * 100" office:value-type="float" office:value="166.474406084254" calcext:value-type="float">
            <text:p>166,474406084254</text:p>
          </table:table-cell>
          <table:table-cell table:number-columns-repeated="4"/>
        </table:table-row>
        <table:table-row table:style-name="ro1">
          <table:table-cell office:value-type="float" office:value="1164" calcext:value-type="float">
            <text:p>1164</text:p>
          </table:table-cell>
          <table:table-cell table:formula="of:=ATAN2([.$E$2];[.A1166]) / RADIANS([.$F$2])" office:value-type="float" office:value="4.93339094770344" calcext:value-type="float">
            <text:p>4,93339094770344</text:p>
          </table:table-cell>
          <table:table-cell table:formula="of:=[.A1166] * [.$H$2]" office:value-type="float" office:value="6.60137203803501" calcext:value-type="float">
            <text:p>6,60137203803501</text:p>
          </table:table-cell>
          <table:table-cell table:formula="of:=([.C1166]-[.B1166]) * 100" office:value-type="float" office:value="166.798109033158" calcext:value-type="float">
            <text:p>166,798109033158</text:p>
          </table:table-cell>
          <table:table-cell table:number-columns-repeated="4"/>
        </table:table-row>
        <table:table-row table:style-name="ro1">
          <table:table-cell office:value-type="float" office:value="1165" calcext:value-type="float">
            <text:p>1165</text:p>
          </table:table-cell>
          <table:table-cell table:formula="of:=ATAN2([.$E$2];[.A1167]) / RADIANS([.$F$2])" office:value-type="float" office:value="4.93582279477323" calcext:value-type="float">
            <text:p>4,93582279477323</text:p>
          </table:table-cell>
          <table:table-cell table:formula="of:=[.A1167] * [.$H$2]" office:value-type="float" office:value="6.60704331985463" calcext:value-type="float">
            <text:p>6,60704331985463</text:p>
          </table:table-cell>
          <table:table-cell table:formula="of:=([.C1167]-[.B1167]) * 100" office:value-type="float" office:value="167.12205250814" calcext:value-type="float">
            <text:p>167,12205250814</text:p>
          </table:table-cell>
          <table:table-cell table:number-columns-repeated="4"/>
        </table:table-row>
        <table:table-row table:style-name="ro1">
          <table:table-cell office:value-type="float" office:value="1166" calcext:value-type="float">
            <text:p>1166</text:p>
          </table:table-cell>
          <table:table-cell table:formula="of:=ATAN2([.$E$2];[.A1168]) / RADIANS([.$F$2])" office:value-type="float" office:value="4.9382522392705" calcext:value-type="float">
            <text:p>4,9382522392705</text:p>
          </table:table-cell>
          <table:table-cell table:formula="of:=[.A1168] * [.$H$2]" office:value-type="float" office:value="6.61271460167425" calcext:value-type="float">
            <text:p>6,61271460167425</text:p>
          </table:table-cell>
          <table:table-cell table:formula="of:=([.C1168]-[.B1168]) * 100" office:value-type="float" office:value="167.446236240374" calcext:value-type="float">
            <text:p>167,446236240374</text:p>
          </table:table-cell>
          <table:table-cell table:number-columns-repeated="4"/>
        </table:table-row>
        <table:table-row table:style-name="ro1">
          <table:table-cell office:value-type="float" office:value="1167" calcext:value-type="float">
            <text:p>1167</text:p>
          </table:table-cell>
          <table:table-cell table:formula="of:=ATAN2([.$E$2];[.A1169]) / RADIANS([.$F$2])" office:value-type="float" office:value="4.94067928388169" calcext:value-type="float">
            <text:p>4,94067928388169</text:p>
          </table:table-cell>
          <table:table-cell table:formula="of:=[.A1169] * [.$H$2]" office:value-type="float" office:value="6.61838588349387" calcext:value-type="float">
            <text:p>6,61838588349387</text:p>
          </table:table-cell>
          <table:table-cell table:formula="of:=([.C1169]-[.B1169]) * 100" office:value-type="float" office:value="167.770659961217" calcext:value-type="float">
            <text:p>167,770659961217</text:p>
          </table:table-cell>
          <table:table-cell table:number-columns-repeated="4"/>
        </table:table-row>
        <table:table-row table:style-name="ro1">
          <table:table-cell office:value-type="float" office:value="1168" calcext:value-type="float">
            <text:p>1168</text:p>
          </table:table-cell>
          <table:table-cell table:formula="of:=ATAN2([.$E$2];[.A1170]) / RADIANS([.$F$2])" office:value-type="float" office:value="4.94310393129135" calcext:value-type="float">
            <text:p>4,94310393129135</text:p>
          </table:table-cell>
          <table:table-cell table:formula="of:=[.A1170] * [.$H$2]" office:value-type="float" office:value="6.62405716531348" calcext:value-type="float">
            <text:p>6,62405716531348</text:p>
          </table:table-cell>
          <table:table-cell table:formula="of:=([.C1170]-[.B1170]) * 100" office:value-type="float" office:value="168.095323402213" calcext:value-type="float">
            <text:p>168,095323402213</text:p>
          </table:table-cell>
          <table:table-cell table:number-columns-repeated="4"/>
        </table:table-row>
        <table:table-row table:style-name="ro1">
          <table:table-cell office:value-type="float" office:value="1169" calcext:value-type="float">
            <text:p>1169</text:p>
          </table:table-cell>
          <table:table-cell table:formula="of:=ATAN2([.$E$2];[.A1171]) / RADIANS([.$F$2])" office:value-type="float" office:value="4.94552618418219" calcext:value-type="float">
            <text:p>4,94552618418219</text:p>
          </table:table-cell>
          <table:table-cell table:formula="of:=[.A1171] * [.$H$2]" office:value-type="float" office:value="6.6297284471331" calcext:value-type="float">
            <text:p>6,6297284471331</text:p>
          </table:table-cell>
          <table:table-cell table:formula="of:=([.C1171]-[.B1171]) * 100" office:value-type="float" office:value="168.420226295091" calcext:value-type="float">
            <text:p>168,420226295091</text:p>
          </table:table-cell>
          <table:table-cell table:number-columns-repeated="4"/>
        </table:table-row>
        <table:table-row table:style-name="ro1">
          <table:table-cell office:value-type="float" office:value="1170" calcext:value-type="float">
            <text:p>1170</text:p>
          </table:table-cell>
          <table:table-cell table:formula="of:=ATAN2([.$E$2];[.A1172]) / RADIANS([.$F$2])" office:value-type="float" office:value="4.94794604523503" calcext:value-type="float">
            <text:p>4,94794604523503</text:p>
          </table:table-cell>
          <table:table-cell table:formula="of:=[.A1172] * [.$H$2]" office:value-type="float" office:value="6.63539972895272" calcext:value-type="float">
            <text:p>6,63539972895272</text:p>
          </table:table-cell>
          <table:table-cell table:formula="of:=([.C1172]-[.B1172]) * 100" office:value-type="float" office:value="168.745368371769" calcext:value-type="float">
            <text:p>168,745368371769</text:p>
          </table:table-cell>
          <table:table-cell table:number-columns-repeated="4"/>
        </table:table-row>
        <table:table-row table:style-name="ro1">
          <table:table-cell office:value-type="float" office:value="1171" calcext:value-type="float">
            <text:p>1171</text:p>
          </table:table-cell>
          <table:table-cell table:formula="of:=ATAN2([.$E$2];[.A1173]) / RADIANS([.$F$2])" office:value-type="float" office:value="4.95036351712882" calcext:value-type="float">
            <text:p>4,95036351712882</text:p>
          </table:table-cell>
          <table:table-cell table:formula="of:=[.A1173] * [.$H$2]" office:value-type="float" office:value="6.64107101077234" calcext:value-type="float">
            <text:p>6,64107101077234</text:p>
          </table:table-cell>
          <table:table-cell table:formula="of:=([.C1173]-[.B1173]) * 100" office:value-type="float" office:value="169.070749364352" calcext:value-type="float">
            <text:p>169,070749364352</text:p>
          </table:table-cell>
          <table:table-cell table:number-columns-repeated="4"/>
        </table:table-row>
        <table:table-row table:style-name="ro1">
          <table:table-cell office:value-type="float" office:value="1172" calcext:value-type="float">
            <text:p>1172</text:p>
          </table:table-cell>
          <table:table-cell table:formula="of:=ATAN2([.$E$2];[.A1174]) / RADIANS([.$F$2])" office:value-type="float" office:value="4.95277860254062" calcext:value-type="float">
            <text:p>4,95277860254062</text:p>
          </table:table-cell>
          <table:table-cell table:formula="of:=[.A1174] * [.$H$2]" office:value-type="float" office:value="6.64674229259196" calcext:value-type="float">
            <text:p>6,64674229259196</text:p>
          </table:table-cell>
          <table:table-cell table:formula="of:=([.C1174]-[.B1174]) * 100" office:value-type="float" office:value="169.396369005134" calcext:value-type="float">
            <text:p>169,396369005134</text:p>
          </table:table-cell>
          <table:table-cell table:number-columns-repeated="4"/>
        </table:table-row>
        <table:table-row table:style-name="ro1">
          <table:table-cell office:value-type="float" office:value="1173" calcext:value-type="float">
            <text:p>1173</text:p>
          </table:table-cell>
          <table:table-cell table:formula="of:=ATAN2([.$E$2];[.A1175]) / RADIANS([.$F$2])" office:value-type="float" office:value="4.9551913041456" calcext:value-type="float">
            <text:p>4,9551913041456</text:p>
          </table:table-cell>
          <table:table-cell table:formula="of:=[.A1175] * [.$H$2]" office:value-type="float" office:value="6.65241357441157" calcext:value-type="float">
            <text:p>6,65241357441157</text:p>
          </table:table-cell>
          <table:table-cell table:formula="of:=([.C1175]-[.B1175]) * 100" office:value-type="float" office:value="169.722227026597" calcext:value-type="float">
            <text:p>169,722227026597</text:p>
          </table:table-cell>
          <table:table-cell table:number-columns-repeated="4"/>
        </table:table-row>
        <table:table-row table:style-name="ro1">
          <table:table-cell office:value-type="float" office:value="1174" calcext:value-type="float">
            <text:p>1174</text:p>
          </table:table-cell>
          <table:table-cell table:formula="of:=ATAN2([.$E$2];[.A1176]) / RADIANS([.$F$2])" office:value-type="float" office:value="4.95760162461705" calcext:value-type="float">
            <text:p>4,95760162461705</text:p>
          </table:table-cell>
          <table:table-cell table:formula="of:=[.A1176] * [.$H$2]" office:value-type="float" office:value="6.65808485623119" calcext:value-type="float">
            <text:p>6,65808485623119</text:p>
          </table:table-cell>
          <table:table-cell table:formula="of:=([.C1176]-[.B1176]) * 100" office:value-type="float" office:value="170.048323161414" calcext:value-type="float">
            <text:p>170,048323161414</text:p>
          </table:table-cell>
          <table:table-cell table:number-columns-repeated="4"/>
        </table:table-row>
        <table:table-row table:style-name="ro1">
          <table:table-cell office:value-type="float" office:value="1175" calcext:value-type="float">
            <text:p>1175</text:p>
          </table:table-cell>
          <table:table-cell table:formula="of:=ATAN2([.$E$2];[.A1177]) / RADIANS([.$F$2])" office:value-type="float" office:value="4.96000956662633" calcext:value-type="float">
            <text:p>4,96000956662633</text:p>
          </table:table-cell>
          <table:table-cell table:formula="of:=[.A1177] * [.$H$2]" office:value-type="float" office:value="6.66375613805081" calcext:value-type="float">
            <text:p>6,66375613805081</text:p>
          </table:table-cell>
          <table:table-cell table:formula="of:=([.C1177]-[.B1177]) * 100" office:value-type="float" office:value="170.374657142448" calcext:value-type="float">
            <text:p>170,374657142448</text:p>
          </table:table-cell>
          <table:table-cell table:number-columns-repeated="4"/>
        </table:table-row>
        <table:table-row table:style-name="ro1">
          <table:table-cell office:value-type="float" office:value="1176" calcext:value-type="float">
            <text:p>1176</text:p>
          </table:table-cell>
          <table:table-cell table:formula="of:=ATAN2([.$E$2];[.A1178]) / RADIANS([.$F$2])" office:value-type="float" office:value="4.96241513284291" calcext:value-type="float">
            <text:p>4,96241513284291</text:p>
          </table:table-cell>
          <table:table-cell table:formula="of:=[.A1178] * [.$H$2]" office:value-type="float" office:value="6.66942741987043" calcext:value-type="float">
            <text:p>6,66942741987043</text:p>
          </table:table-cell>
          <table:table-cell table:formula="of:=([.C1178]-[.B1178]) * 100" office:value-type="float" office:value="170.701228702752" calcext:value-type="float">
            <text:p>170,701228702752</text:p>
          </table:table-cell>
          <table:table-cell table:number-columns-repeated="4"/>
        </table:table-row>
        <table:table-row table:style-name="ro1">
          <table:table-cell office:value-type="float" office:value="1177" calcext:value-type="float">
            <text:p>1177</text:p>
          </table:table-cell>
          <table:table-cell table:formula="of:=ATAN2([.$E$2];[.A1179]) / RADIANS([.$F$2])" office:value-type="float" office:value="4.96481832593434" calcext:value-type="float">
            <text:p>4,96481832593434</text:p>
          </table:table-cell>
          <table:table-cell table:formula="of:=[.A1179] * [.$H$2]" office:value-type="float" office:value="6.67509870169004" calcext:value-type="float">
            <text:p>6,67509870169004</text:p>
          </table:table-cell>
          <table:table-cell table:formula="of:=([.C1179]-[.B1179]) * 100" office:value-type="float" office:value="171.028037575571" calcext:value-type="float">
            <text:p>171,028037575571</text:p>
          </table:table-cell>
          <table:table-cell table:number-columns-repeated="4"/>
        </table:table-row>
        <table:table-row table:style-name="ro1">
          <table:table-cell office:value-type="float" office:value="1178" calcext:value-type="float">
            <text:p>1178</text:p>
          </table:table-cell>
          <table:table-cell table:formula="of:=ATAN2([.$E$2];[.A1180]) / RADIANS([.$F$2])" office:value-type="float" office:value="4.96721914856624" calcext:value-type="float">
            <text:p>4,96721914856624</text:p>
          </table:table-cell>
          <table:table-cell table:formula="of:=[.A1180] * [.$H$2]" office:value-type="float" office:value="6.68076998350966" calcext:value-type="float">
            <text:p>6,68076998350966</text:p>
          </table:table-cell>
          <table:table-cell table:formula="of:=([.C1180]-[.B1180]) * 100" office:value-type="float" office:value="171.355083494342" calcext:value-type="float">
            <text:p>171,355083494342</text:p>
          </table:table-cell>
          <table:table-cell table:number-columns-repeated="4"/>
        </table:table-row>
        <table:table-row table:style-name="ro1">
          <table:table-cell office:value-type="float" office:value="1179" calcext:value-type="float">
            <text:p>1179</text:p>
          </table:table-cell>
          <table:table-cell table:formula="of:=ATAN2([.$E$2];[.A1181]) / RADIANS([.$F$2])" office:value-type="float" office:value="4.96961760340232" calcext:value-type="float">
            <text:p>4,96961760340232</text:p>
          </table:table-cell>
          <table:table-cell table:formula="of:=[.A1181] * [.$H$2]" office:value-type="float" office:value="6.68644126532928" calcext:value-type="float">
            <text:p>6,68644126532928</text:p>
          </table:table-cell>
          <table:table-cell table:formula="of:=([.C1181]-[.B1181]) * 100" office:value-type="float" office:value="171.682366192696" calcext:value-type="float">
            <text:p>171,682366192696</text:p>
          </table:table-cell>
          <table:table-cell table:number-columns-repeated="4"/>
        </table:table-row>
        <table:table-row table:style-name="ro1">
          <table:table-cell office:value-type="float" office:value="1180" calcext:value-type="float">
            <text:p>1180</text:p>
          </table:table-cell>
          <table:table-cell table:formula="of:=ATAN2([.$E$2];[.A1182]) / RADIANS([.$F$2])" office:value-type="float" office:value="4.97201369310436" calcext:value-type="float">
            <text:p>4,97201369310436</text:p>
          </table:table-cell>
          <table:table-cell table:formula="of:=[.A1182] * [.$H$2]" office:value-type="float" office:value="6.6921125471489" calcext:value-type="float">
            <text:p>6,6921125471489</text:p>
          </table:table-cell>
          <table:table-cell table:formula="of:=([.C1182]-[.B1182]) * 100" office:value-type="float" office:value="172.009885404454" calcext:value-type="float">
            <text:p>172,009885404454</text:p>
          </table:table-cell>
          <table:table-cell table:number-columns-repeated="4"/>
        </table:table-row>
        <table:table-row table:style-name="ro1">
          <table:table-cell office:value-type="float" office:value="1181" calcext:value-type="float">
            <text:p>1181</text:p>
          </table:table-cell>
          <table:table-cell table:formula="of:=ATAN2([.$E$2];[.A1183]) / RADIANS([.$F$2])" office:value-type="float" office:value="4.97440742033217" calcext:value-type="float">
            <text:p>4,97440742033217</text:p>
          </table:table-cell>
          <table:table-cell table:formula="of:=[.A1183] * [.$H$2]" office:value-type="float" office:value="6.69778382896851" calcext:value-type="float">
            <text:p>6,69778382896851</text:p>
          </table:table-cell>
          <table:table-cell table:formula="of:=([.C1183]-[.B1183]) * 100" office:value-type="float" office:value="172.337640863634" calcext:value-type="float">
            <text:p>172,337640863634</text:p>
          </table:table-cell>
          <table:table-cell table:number-columns-repeated="4"/>
        </table:table-row>
        <table:table-row table:style-name="ro1">
          <table:table-cell office:value-type="float" office:value="1182" calcext:value-type="float">
            <text:p>1182</text:p>
          </table:table-cell>
          <table:table-cell table:formula="of:=ATAN2([.$E$2];[.A1184]) / RADIANS([.$F$2])" office:value-type="float" office:value="4.97679878774366" calcext:value-type="float">
            <text:p>4,97679878774366</text:p>
          </table:table-cell>
          <table:table-cell table:formula="of:=[.A1184] * [.$H$2]" office:value-type="float" office:value="6.70345511078813" calcext:value-type="float">
            <text:p>6,70345511078813</text:p>
          </table:table-cell>
          <table:table-cell table:formula="of:=([.C1184]-[.B1184]) * 100" office:value-type="float" office:value="172.665632304447" calcext:value-type="float">
            <text:p>172,665632304447</text:p>
          </table:table-cell>
          <table:table-cell table:number-columns-repeated="4"/>
        </table:table-row>
        <table:table-row table:style-name="ro1">
          <table:table-cell office:value-type="float" office:value="1183" calcext:value-type="float">
            <text:p>1183</text:p>
          </table:table-cell>
          <table:table-cell table:formula="of:=ATAN2([.$E$2];[.A1185]) / RADIANS([.$F$2])" office:value-type="float" office:value="4.97918779799476" calcext:value-type="float">
            <text:p>4,97918779799476</text:p>
          </table:table-cell>
          <table:table-cell table:formula="of:=[.A1185] * [.$H$2]" office:value-type="float" office:value="6.70912639260775" calcext:value-type="float">
            <text:p>6,70912639260775</text:p>
          </table:table-cell>
          <table:table-cell table:formula="of:=([.C1185]-[.B1185]) * 100" office:value-type="float" office:value="172.993859461299" calcext:value-type="float">
            <text:p>172,993859461299</text:p>
          </table:table-cell>
          <table:table-cell table:number-columns-repeated="4"/>
        </table:table-row>
        <table:table-row table:style-name="ro1">
          <table:table-cell office:value-type="float" office:value="1184" calcext:value-type="float">
            <text:p>1184</text:p>
          </table:table-cell>
          <table:table-cell table:formula="of:=ATAN2([.$E$2];[.A1186]) / RADIANS([.$F$2])" office:value-type="float" office:value="4.98157445373945" calcext:value-type="float">
            <text:p>4,98157445373945</text:p>
          </table:table-cell>
          <table:table-cell table:formula="of:=[.A1186] * [.$H$2]" office:value-type="float" office:value="6.71479767442737" calcext:value-type="float">
            <text:p>6,71479767442737</text:p>
          </table:table-cell>
          <table:table-cell table:formula="of:=([.C1186]-[.B1186]) * 100" office:value-type="float" office:value="173.322322068792" calcext:value-type="float">
            <text:p>173,322322068792</text:p>
          </table:table-cell>
          <table:table-cell table:number-columns-repeated="4"/>
        </table:table-row>
        <table:table-row table:style-name="ro1">
          <table:table-cell office:value-type="float" office:value="1185" calcext:value-type="float">
            <text:p>1185</text:p>
          </table:table-cell>
          <table:table-cell table:formula="of:=ATAN2([.$E$2];[.A1187]) / RADIANS([.$F$2])" office:value-type="float" office:value="4.98395875762976" calcext:value-type="float">
            <text:p>4,98395875762976</text:p>
          </table:table-cell>
          <table:table-cell table:formula="of:=[.A1187] * [.$H$2]" office:value-type="float" office:value="6.72046895624699" calcext:value-type="float">
            <text:p>6,72046895624699</text:p>
          </table:table-cell>
          <table:table-cell table:formula="of:=([.C1187]-[.B1187]) * 100" office:value-type="float" office:value="173.651019861723" calcext:value-type="float">
            <text:p>173,651019861723</text:p>
          </table:table-cell>
          <table:table-cell table:number-columns-repeated="4"/>
        </table:table-row>
        <table:table-row table:style-name="ro1">
          <table:table-cell office:value-type="float" office:value="1186" calcext:value-type="float">
            <text:p>1186</text:p>
          </table:table-cell>
          <table:table-cell table:formula="of:=ATAN2([.$E$2];[.A1188]) / RADIANS([.$F$2])" office:value-type="float" office:value="4.98634071231575" calcext:value-type="float">
            <text:p>4,98634071231575</text:p>
          </table:table-cell>
          <table:table-cell table:formula="of:=[.A1188] * [.$H$2]" office:value-type="float" office:value="6.7261402380666" calcext:value-type="float">
            <text:p>6,7261402380666</text:p>
          </table:table-cell>
          <table:table-cell table:formula="of:=([.C1188]-[.B1188]) * 100" office:value-type="float" office:value="173.979952575086" calcext:value-type="float">
            <text:p>173,979952575086</text:p>
          </table:table-cell>
          <table:table-cell table:number-columns-repeated="4"/>
        </table:table-row>
        <table:table-row table:style-name="ro1">
          <table:table-cell office:value-type="float" office:value="1187" calcext:value-type="float">
            <text:p>1187</text:p>
          </table:table-cell>
          <table:table-cell table:formula="of:=ATAN2([.$E$2];[.A1189]) / RADIANS([.$F$2])" office:value-type="float" office:value="4.9887203204455" calcext:value-type="float">
            <text:p>4,9887203204455</text:p>
          </table:table-cell>
          <table:table-cell table:formula="of:=[.A1189] * [.$H$2]" office:value-type="float" office:value="6.73181151988622" calcext:value-type="float">
            <text:p>6,73181151988622</text:p>
          </table:table-cell>
          <table:table-cell table:formula="of:=([.C1189]-[.B1189]) * 100" office:value-type="float" office:value="174.309119944072" calcext:value-type="float">
            <text:p>174,309119944072</text:p>
          </table:table-cell>
          <table:table-cell table:number-columns-repeated="4"/>
        </table:table-row>
        <table:table-row table:style-name="ro1">
          <table:table-cell office:value-type="float" office:value="1188" calcext:value-type="float">
            <text:p>1188</text:p>
          </table:table-cell>
          <table:table-cell table:formula="of:=ATAN2([.$E$2];[.A1190]) / RADIANS([.$F$2])" office:value-type="float" office:value="4.99109758466513" calcext:value-type="float">
            <text:p>4,99109758466513</text:p>
          </table:table-cell>
          <table:table-cell table:formula="of:=[.A1190] * [.$H$2]" office:value-type="float" office:value="6.73748280170584" calcext:value-type="float">
            <text:p>6,73748280170584</text:p>
          </table:table-cell>
          <table:table-cell table:formula="of:=([.C1190]-[.B1190]) * 100" office:value-type="float" office:value="174.638521704071" calcext:value-type="float">
            <text:p>174,638521704071</text:p>
          </table:table-cell>
          <table:table-cell table:number-columns-repeated="4"/>
        </table:table-row>
        <table:table-row table:style-name="ro1">
          <table:table-cell office:value-type="float" office:value="1189" calcext:value-type="float">
            <text:p>1189</text:p>
          </table:table-cell>
          <table:table-cell table:formula="of:=ATAN2([.$E$2];[.A1191]) / RADIANS([.$F$2])" office:value-type="float" office:value="4.99347250761876" calcext:value-type="float">
            <text:p>4,99347250761876</text:p>
          </table:table-cell>
          <table:table-cell table:formula="of:=[.A1191] * [.$H$2]" office:value-type="float" office:value="6.74315408352546" calcext:value-type="float">
            <text:p>6,74315408352546</text:p>
          </table:table-cell>
          <table:table-cell table:formula="of:=([.C1191]-[.B1191]) * 100" office:value-type="float" office:value="174.968157590669" calcext:value-type="float">
            <text:p>174,968157590669</text:p>
          </table:table-cell>
          <table:table-cell table:number-columns-repeated="4"/>
        </table:table-row>
        <table:table-row table:style-name="ro1">
          <table:table-cell office:value-type="float" office:value="1190" calcext:value-type="float">
            <text:p>1190</text:p>
          </table:table-cell>
          <table:table-cell table:formula="of:=ATAN2([.$E$2];[.A1192]) / RADIANS([.$F$2])" office:value-type="float" office:value="4.99584509194854" calcext:value-type="float">
            <text:p>4,99584509194854</text:p>
          </table:table-cell>
          <table:table-cell table:formula="of:=[.A1192] * [.$H$2]" office:value-type="float" office:value="6.74882536534507" calcext:value-type="float">
            <text:p>6,74882536534507</text:p>
          </table:table-cell>
          <table:table-cell table:formula="of:=([.C1192]-[.B1192]) * 100" office:value-type="float" office:value="175.298027339654" calcext:value-type="float">
            <text:p>175,298027339654</text:p>
          </table:table-cell>
          <table:table-cell table:number-columns-repeated="4"/>
        </table:table-row>
        <table:table-row table:style-name="ro1">
          <table:table-cell office:value-type="float" office:value="1191" calcext:value-type="float">
            <text:p>1191</text:p>
          </table:table-cell>
          <table:table-cell table:formula="of:=ATAN2([.$E$2];[.A1193]) / RADIANS([.$F$2])" office:value-type="float" office:value="4.9982153402946" calcext:value-type="float">
            <text:p>4,9982153402946</text:p>
          </table:table-cell>
          <table:table-cell table:formula="of:=[.A1193] * [.$H$2]" office:value-type="float" office:value="6.75449664716469" calcext:value-type="float">
            <text:p>6,75449664716469</text:p>
          </table:table-cell>
          <table:table-cell table:formula="of:=([.C1193]-[.B1193]) * 100" office:value-type="float" office:value="175.628130687009" calcext:value-type="float">
            <text:p>175,628130687009</text:p>
          </table:table-cell>
          <table:table-cell table:number-columns-repeated="4"/>
        </table:table-row>
        <table:table-row table:style-name="ro1">
          <table:table-cell office:value-type="float" office:value="1192" calcext:value-type="float">
            <text:p>1192</text:p>
          </table:table-cell>
          <table:table-cell table:formula="of:=ATAN2([.$E$2];[.A1194]) / RADIANS([.$F$2])" office:value-type="float" office:value="5.00058325529511" calcext:value-type="float">
            <text:p>5,00058325529511</text:p>
          </table:table-cell>
          <table:table-cell table:formula="of:=[.A1194] * [.$H$2]" office:value-type="float" office:value="6.76016792898431" calcext:value-type="float">
            <text:p>6,76016792898431</text:p>
          </table:table-cell>
          <table:table-cell table:formula="of:=([.C1194]-[.B1194]) * 100" office:value-type="float" office:value="175.95846736892" calcext:value-type="float">
            <text:p>175,95846736892</text:p>
          </table:table-cell>
          <table:table-cell table:number-columns-repeated="4"/>
        </table:table-row>
        <table:table-row table:style-name="ro1">
          <table:table-cell office:value-type="float" office:value="1193" calcext:value-type="float">
            <text:p>1193</text:p>
          </table:table-cell>
          <table:table-cell table:formula="of:=ATAN2([.$E$2];[.A1195]) / RADIANS([.$F$2])" office:value-type="float" office:value="5.0029488395862" calcext:value-type="float">
            <text:p>5,0029488395862</text:p>
          </table:table-cell>
          <table:table-cell table:formula="of:=[.A1195] * [.$H$2]" office:value-type="float" office:value="6.76583921080393" calcext:value-type="float">
            <text:p>6,76583921080393</text:p>
          </table:table-cell>
          <table:table-cell table:formula="of:=([.C1195]-[.B1195]) * 100" office:value-type="float" office:value="176.289037121773" calcext:value-type="float">
            <text:p>176,289037121773</text:p>
          </table:table-cell>
          <table:table-cell table:number-columns-repeated="4"/>
        </table:table-row>
        <table:table-row table:style-name="ro1">
          <table:table-cell office:value-type="float" office:value="1194" calcext:value-type="float">
            <text:p>1194</text:p>
          </table:table-cell>
          <table:table-cell table:formula="of:=ATAN2([.$E$2];[.A1196]) / RADIANS([.$F$2])" office:value-type="float" office:value="5.00531209580202" calcext:value-type="float">
            <text:p>5,00531209580202</text:p>
          </table:table-cell>
          <table:table-cell table:formula="of:=[.A1196] * [.$H$2]" office:value-type="float" office:value="6.77151049262355" calcext:value-type="float">
            <text:p>6,77151049262355</text:p>
          </table:table-cell>
          <table:table-cell table:formula="of:=([.C1196]-[.B1196]) * 100" office:value-type="float" office:value="176.619839682153" calcext:value-type="float">
            <text:p>176,619839682153</text:p>
          </table:table-cell>
          <table:table-cell table:number-columns-repeated="4"/>
        </table:table-row>
        <table:table-row table:style-name="ro1">
          <table:table-cell office:value-type="float" office:value="1195" calcext:value-type="float">
            <text:p>1195</text:p>
          </table:table-cell>
          <table:table-cell table:formula="of:=ATAN2([.$E$2];[.A1197]) / RADIANS([.$F$2])" office:value-type="float" office:value="5.00767302657468" calcext:value-type="float">
            <text:p>5,00767302657468</text:p>
          </table:table-cell>
          <table:table-cell table:formula="of:=[.A1197] * [.$H$2]" office:value-type="float" office:value="6.77718177444316" calcext:value-type="float">
            <text:p>6,77718177444316</text:p>
          </table:table-cell>
          <table:table-cell table:formula="of:=([.C1197]-[.B1197]) * 100" office:value-type="float" office:value="176.950874786848" calcext:value-type="float">
            <text:p>176,950874786848</text:p>
          </table:table-cell>
          <table:table-cell table:number-columns-repeated="4"/>
        </table:table-row>
        <table:table-row table:style-name="ro1">
          <table:table-cell office:value-type="float" office:value="1196" calcext:value-type="float">
            <text:p>1196</text:p>
          </table:table-cell>
          <table:table-cell table:formula="of:=ATAN2([.$E$2];[.A1198]) / RADIANS([.$F$2])" office:value-type="float" office:value="5.0100316345343" calcext:value-type="float">
            <text:p>5,0100316345343</text:p>
          </table:table-cell>
          <table:table-cell table:formula="of:=[.A1198] * [.$H$2]" office:value-type="float" office:value="6.78285305626278" calcext:value-type="float">
            <text:p>6,78285305626278</text:p>
          </table:table-cell>
          <table:table-cell table:formula="of:=([.C1198]-[.B1198]) * 100" office:value-type="float" office:value="177.282142172848" calcext:value-type="float">
            <text:p>177,282142172848</text:p>
          </table:table-cell>
          <table:table-cell table:number-columns-repeated="4"/>
        </table:table-row>
        <table:table-row table:style-name="ro1">
          <table:table-cell office:value-type="float" office:value="1197" calcext:value-type="float">
            <text:p>1197</text:p>
          </table:table-cell>
          <table:table-cell table:formula="of:=ATAN2([.$E$2];[.A1199]) / RADIANS([.$F$2])" office:value-type="float" office:value="5.01238792230896" calcext:value-type="float">
            <text:p>5,01238792230896</text:p>
          </table:table-cell>
          <table:table-cell table:formula="of:=[.A1199] * [.$H$2]" office:value-type="float" office:value="6.7885243380824" calcext:value-type="float">
            <text:p>6,7885243380824</text:p>
          </table:table-cell>
          <table:table-cell table:formula="of:=([.C1199]-[.B1199]) * 100" office:value-type="float" office:value="177.613641577344" calcext:value-type="float">
            <text:p>177,613641577344</text:p>
          </table:table-cell>
          <table:table-cell table:number-columns-repeated="4"/>
        </table:table-row>
        <table:table-row table:style-name="ro1">
          <table:table-cell office:value-type="float" office:value="1198" calcext:value-type="float">
            <text:p>1198</text:p>
          </table:table-cell>
          <table:table-cell table:formula="of:=ATAN2([.$E$2];[.A1200]) / RADIANS([.$F$2])" office:value-type="float" office:value="5.0147418925247" calcext:value-type="float">
            <text:p>5,0147418925247</text:p>
          </table:table-cell>
          <table:table-cell table:formula="of:=[.A1200] * [.$H$2]" office:value-type="float" office:value="6.79419561990202" calcext:value-type="float">
            <text:p>6,79419561990202</text:p>
          </table:table-cell>
          <table:table-cell table:formula="of:=([.C1200]-[.B1200]) * 100" office:value-type="float" office:value="177.945372737732" calcext:value-type="float">
            <text:p>177,945372737732</text:p>
          </table:table-cell>
          <table:table-cell table:number-columns-repeated="4"/>
        </table:table-row>
        <table:table-row table:style-name="ro1">
          <table:table-cell office:value-type="float" office:value="1199" calcext:value-type="float">
            <text:p>1199</text:p>
          </table:table-cell>
          <table:table-cell table:formula="of:=ATAN2([.$E$2];[.A1201]) / RADIANS([.$F$2])" office:value-type="float" office:value="5.01709354780555" calcext:value-type="float">
            <text:p>5,01709354780555</text:p>
          </table:table-cell>
          <table:table-cell table:formula="of:=[.A1201] * [.$H$2]" office:value-type="float" office:value="6.79986690172163" calcext:value-type="float">
            <text:p>6,79986690172163</text:p>
          </table:table-cell>
          <table:table-cell table:formula="of:=([.C1201]-[.B1201]) * 100" office:value-type="float" office:value="178.277335391609" calcext:value-type="float">
            <text:p>178,277335391609</text:p>
          </table:table-cell>
          <table:table-cell table:number-columns-repeated="4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formula="of:=ATAN2([.$E$2];[.A1202]) / RADIANS([.$F$2])" office:value-type="float" office:value="5.01944289077348" calcext:value-type="float">
            <text:p>5,01944289077348</text:p>
          </table:table-cell>
          <table:table-cell table:formula="of:=[.A1202] * [.$H$2]" office:value-type="float" office:value="6.80553818354125" calcext:value-type="float">
            <text:p>6,80553818354125</text:p>
          </table:table-cell>
          <table:table-cell table:formula="of:=([.C1202]-[.B1202]) * 100" office:value-type="float" office:value="178.609529276777" calcext:value-type="float">
            <text:p>178,609529276777</text:p>
          </table:table-cell>
          <table:table-cell table:number-columns-repeated="4"/>
        </table:table-row>
        <table:table-row table:style-name="ro1">
          <table:table-cell office:value-type="float" office:value="1201" calcext:value-type="float">
            <text:p>1201</text:p>
          </table:table-cell>
          <table:table-cell table:formula="of:=ATAN2([.$E$2];[.A1203]) / RADIANS([.$F$2])" office:value-type="float" office:value="5.02178992404844" calcext:value-type="float">
            <text:p>5,02178992404844</text:p>
          </table:table-cell>
          <table:table-cell table:formula="of:=[.A1203] * [.$H$2]" office:value-type="float" office:value="6.81120946536087" calcext:value-type="float">
            <text:p>6,81120946536087</text:p>
          </table:table-cell>
          <table:table-cell table:formula="of:=([.C1203]-[.B1203]) * 100" office:value-type="float" office:value="178.941954131243" calcext:value-type="float">
            <text:p>178,941954131243</text:p>
          </table:table-cell>
          <table:table-cell table:number-columns-repeated="4"/>
        </table:table-row>
        <table:table-row table:style-name="ro1">
          <table:table-cell office:value-type="float" office:value="1202" calcext:value-type="float">
            <text:p>1202</text:p>
          </table:table-cell>
          <table:table-cell table:formula="of:=ATAN2([.$E$2];[.A1204]) / RADIANS([.$F$2])" office:value-type="float" office:value="5.02413465024831" calcext:value-type="float">
            <text:p>5,02413465024831</text:p>
          </table:table-cell>
          <table:table-cell table:formula="of:=[.A1204] * [.$H$2]" office:value-type="float" office:value="6.81688074718049" calcext:value-type="float">
            <text:p>6,81688074718049</text:p>
          </table:table-cell>
          <table:table-cell table:formula="of:=([.C1204]-[.B1204]) * 100" office:value-type="float" office:value="179.274609693217" calcext:value-type="float">
            <text:p>179,274609693217</text:p>
          </table:table-cell>
          <table:table-cell table:number-columns-repeated="4"/>
        </table:table-row>
        <table:table-row table:style-name="ro1">
          <table:table-cell office:value-type="float" office:value="1203" calcext:value-type="float">
            <text:p>1203</text:p>
          </table:table-cell>
          <table:table-cell table:formula="of:=ATAN2([.$E$2];[.A1205]) / RADIANS([.$F$2])" office:value-type="float" office:value="5.02647707198894" calcext:value-type="float">
            <text:p>5,02647707198894</text:p>
          </table:table-cell>
          <table:table-cell table:formula="of:=[.A1205] * [.$H$2]" office:value-type="float" office:value="6.8225520290001" calcext:value-type="float">
            <text:p>6,8225520290001</text:p>
          </table:table-cell>
          <table:table-cell table:formula="of:=([.C1205]-[.B1205]) * 100" office:value-type="float" office:value="179.607495701117" calcext:value-type="float">
            <text:p>179,607495701117</text:p>
          </table:table-cell>
          <table:table-cell table:number-columns-repeated="4"/>
        </table:table-row>
        <table:table-row table:style-name="ro1">
          <table:table-cell office:value-type="float" office:value="1204" calcext:value-type="float">
            <text:p>1204</text:p>
          </table:table-cell>
          <table:table-cell table:formula="of:=ATAN2([.$E$2];[.A1206]) / RADIANS([.$F$2])" office:value-type="float" office:value="5.02881719188408" calcext:value-type="float">
            <text:p>5,02881719188408</text:p>
          </table:table-cell>
          <table:table-cell table:formula="of:=[.A1206] * [.$H$2]" office:value-type="float" office:value="6.82822331081972" calcext:value-type="float">
            <text:p>6,82822331081972</text:p>
          </table:table-cell>
          <table:table-cell table:formula="of:=([.C1206]-[.B1206]) * 100" office:value-type="float" office:value="179.940611893564" calcext:value-type="float">
            <text:p>179,940611893564</text:p>
          </table:table-cell>
          <table:table-cell table:number-columns-repeated="4"/>
        </table:table-row>
        <table:table-row table:style-name="ro1">
          <table:table-cell office:value-type="float" office:value="1205" calcext:value-type="float">
            <text:p>1205</text:p>
          </table:table-cell>
          <table:table-cell table:formula="of:=ATAN2([.$E$2];[.A1207]) / RADIANS([.$F$2])" office:value-type="float" office:value="5.03115501254547" calcext:value-type="float">
            <text:p>5,03115501254547</text:p>
          </table:table-cell>
          <table:table-cell table:formula="of:=[.A1207] * [.$H$2]" office:value-type="float" office:value="6.83389459263934" calcext:value-type="float">
            <text:p>6,83389459263934</text:p>
          </table:table-cell>
          <table:table-cell table:formula="of:=([.C1207]-[.B1207]) * 100" office:value-type="float" office:value="180.273958009387" calcext:value-type="float">
            <text:p>180,273958009387</text:p>
          </table:table-cell>
          <table:table-cell table:number-columns-repeated="4"/>
        </table:table-row>
        <table:table-row table:style-name="ro1">
          <table:table-cell office:value-type="float" office:value="1206" calcext:value-type="float">
            <text:p>1206</text:p>
          </table:table-cell>
          <table:table-cell table:formula="of:=ATAN2([.$E$2];[.A1208]) / RADIANS([.$F$2])" office:value-type="float" office:value="5.03349053658275" calcext:value-type="float">
            <text:p>5,03349053658275</text:p>
          </table:table-cell>
          <table:table-cell table:formula="of:=[.A1208] * [.$H$2]" office:value-type="float" office:value="6.83956587445896" calcext:value-type="float">
            <text:p>6,83956587445896</text:p>
          </table:table-cell>
          <table:table-cell table:formula="of:=([.C1208]-[.B1208]) * 100" office:value-type="float" office:value="180.607533787621" calcext:value-type="float">
            <text:p>180,607533787621</text:p>
          </table:table-cell>
          <table:table-cell table:number-columns-repeated="4"/>
        </table:table-row>
        <table:table-row table:style-name="ro1">
          <table:table-cell office:value-type="float" office:value="1207" calcext:value-type="float">
            <text:p>1207</text:p>
          </table:table-cell>
          <table:table-cell table:formula="of:=ATAN2([.$E$2];[.A1209]) / RADIANS([.$F$2])" office:value-type="float" office:value="5.03582376660349" calcext:value-type="float">
            <text:p>5,03582376660349</text:p>
          </table:table-cell>
          <table:table-cell table:formula="of:=[.A1209] * [.$H$2]" office:value-type="float" office:value="6.84523715627858" calcext:value-type="float">
            <text:p>6,84523715627858</text:p>
          </table:table-cell>
          <table:table-cell table:formula="of:=([.C1209]-[.B1209]) * 100" office:value-type="float" office:value="180.941338967509" calcext:value-type="float">
            <text:p>180,941338967509</text:p>
          </table:table-cell>
          <table:table-cell table:number-columns-repeated="4"/>
        </table:table-row>
        <table:table-row table:style-name="ro1">
          <table:table-cell office:value-type="float" office:value="1208" calcext:value-type="float">
            <text:p>1208</text:p>
          </table:table-cell>
          <table:table-cell table:formula="of:=ATAN2([.$E$2];[.A1210]) / RADIANS([.$F$2])" office:value-type="float" office:value="5.03815470521319" calcext:value-type="float">
            <text:p>5,03815470521319</text:p>
          </table:table-cell>
          <table:table-cell table:formula="of:=[.A1210] * [.$H$2]" office:value-type="float" office:value="6.85090843809819" calcext:value-type="float">
            <text:p>6,85090843809819</text:p>
          </table:table-cell>
          <table:table-cell table:formula="of:=([.C1210]-[.B1210]) * 100" office:value-type="float" office:value="181.2753732885" calcext:value-type="float">
            <text:p>181,2753732885</text:p>
          </table:table-cell>
          <table:table-cell table:number-columns-repeated="4"/>
        </table:table-row>
        <table:table-row table:style-name="ro1">
          <table:table-cell office:value-type="float" office:value="1209" calcext:value-type="float">
            <text:p>1209</text:p>
          </table:table-cell>
          <table:table-cell table:formula="of:=ATAN2([.$E$2];[.A1211]) / RADIANS([.$F$2])" office:value-type="float" office:value="5.04048335501528" calcext:value-type="float">
            <text:p>5,04048335501528</text:p>
          </table:table-cell>
          <table:table-cell table:formula="of:=[.A1211] * [.$H$2]" office:value-type="float" office:value="6.85657971991781" calcext:value-type="float">
            <text:p>6,85657971991781</text:p>
          </table:table-cell>
          <table:table-cell table:formula="of:=([.C1211]-[.B1211]) * 100" office:value-type="float" office:value="181.609636490253" calcext:value-type="float">
            <text:p>181,609636490253</text:p>
          </table:table-cell>
          <table:table-cell table:number-columns-repeated="4"/>
        </table:table-row>
        <table:table-row table:style-name="ro1">
          <table:table-cell office:value-type="float" office:value="1210" calcext:value-type="float">
            <text:p>1210</text:p>
          </table:table-cell>
          <table:table-cell table:formula="of:=ATAN2([.$E$2];[.A1212]) / RADIANS([.$F$2])" office:value-type="float" office:value="5.04280971861107" calcext:value-type="float">
            <text:p>5,04280971861107</text:p>
          </table:table-cell>
          <table:table-cell table:formula="of:=[.A1212] * [.$H$2]" office:value-type="float" office:value="6.86225100173743" calcext:value-type="float">
            <text:p>6,86225100173743</text:p>
          </table:table-cell>
          <table:table-cell table:formula="of:=([.C1212]-[.B1212]) * 100" office:value-type="float" office:value="181.944128312635" calcext:value-type="float">
            <text:p>181,944128312635</text:p>
          </table:table-cell>
          <table:table-cell table:number-columns-repeated="4"/>
        </table:table-row>
        <table:table-row table:style-name="ro1">
          <table:table-cell office:value-type="float" office:value="1211" calcext:value-type="float">
            <text:p>1211</text:p>
          </table:table-cell>
          <table:table-cell table:formula="of:=ATAN2([.$E$2];[.A1213]) / RADIANS([.$F$2])" office:value-type="float" office:value="5.04513379859983" calcext:value-type="float">
            <text:p>5,04513379859983</text:p>
          </table:table-cell>
          <table:table-cell table:formula="of:=[.A1213] * [.$H$2]" office:value-type="float" office:value="6.86792228355705" calcext:value-type="float">
            <text:p>6,86792228355705</text:p>
          </table:table-cell>
          <table:table-cell table:formula="of:=([.C1213]-[.B1213]) * 100" office:value-type="float" office:value="182.278848495722" calcext:value-type="float">
            <text:p>182,278848495722</text:p>
          </table:table-cell>
          <table:table-cell table:number-columns-repeated="4"/>
        </table:table-row>
        <table:table-row table:style-name="ro1">
          <table:table-cell office:value-type="float" office:value="1212" calcext:value-type="float">
            <text:p>1212</text:p>
          </table:table-cell>
          <table:table-cell table:formula="of:=ATAN2([.$E$2];[.A1214]) / RADIANS([.$F$2])" office:value-type="float" office:value="5.04745559757868" calcext:value-type="float">
            <text:p>5,04745559757868</text:p>
          </table:table-cell>
          <table:table-cell table:formula="of:=[.A1214] * [.$H$2]" office:value-type="float" office:value="6.87359356537666" calcext:value-type="float">
            <text:p>6,87359356537666</text:p>
          </table:table-cell>
          <table:table-cell table:formula="of:=([.C1214]-[.B1214]) * 100" office:value-type="float" office:value="182.613796779798" calcext:value-type="float">
            <text:p>182,613796779798</text:p>
          </table:table-cell>
          <table:table-cell table:number-columns-repeated="4"/>
        </table:table-row>
        <table:table-row table:style-name="ro1">
          <table:table-cell office:value-type="float" office:value="1213" calcext:value-type="float">
            <text:p>1213</text:p>
          </table:table-cell>
          <table:table-cell table:formula="of:=ATAN2([.$E$2];[.A1215]) / RADIANS([.$F$2])" office:value-type="float" office:value="5.04977511814269" calcext:value-type="float">
            <text:p>5,04977511814269</text:p>
          </table:table-cell>
          <table:table-cell table:formula="of:=[.A1215] * [.$H$2]" office:value-type="float" office:value="6.87926484719628" calcext:value-type="float">
            <text:p>6,87926484719628</text:p>
          </table:table-cell>
          <table:table-cell table:formula="of:=([.C1215]-[.B1215]) * 100" office:value-type="float" office:value="182.948972905359" calcext:value-type="float">
            <text:p>182,948972905359</text:p>
          </table:table-cell>
          <table:table-cell table:number-columns-repeated="4"/>
        </table:table-row>
        <table:table-row table:style-name="ro1">
          <table:table-cell office:value-type="float" office:value="1214" calcext:value-type="float">
            <text:p>1214</text:p>
          </table:table-cell>
          <table:table-cell table:formula="of:=ATAN2([.$E$2];[.A1216]) / RADIANS([.$F$2])" office:value-type="float" office:value="5.05209236288479" calcext:value-type="float">
            <text:p>5,05209236288479</text:p>
          </table:table-cell>
          <table:table-cell table:formula="of:=[.A1216] * [.$H$2]" office:value-type="float" office:value="6.8849361290159" calcext:value-type="float">
            <text:p>6,8849361290159</text:p>
          </table:table-cell>
          <table:table-cell table:formula="of:=([.C1216]-[.B1216]) * 100" office:value-type="float" office:value="183.284376613111" calcext:value-type="float">
            <text:p>183,284376613111</text:p>
          </table:table-cell>
          <table:table-cell table:number-columns-repeated="4"/>
        </table:table-row>
        <table:table-row table:style-name="ro1">
          <table:table-cell office:value-type="float" office:value="1215" calcext:value-type="float">
            <text:p>1215</text:p>
          </table:table-cell>
          <table:table-cell table:formula="of:=ATAN2([.$E$2];[.A1217]) / RADIANS([.$F$2])" office:value-type="float" office:value="5.05440733439582" calcext:value-type="float">
            <text:p>5,05440733439582</text:p>
          </table:table-cell>
          <table:table-cell table:formula="of:=[.A1217] * [.$H$2]" office:value-type="float" office:value="6.89060741083552" calcext:value-type="float">
            <text:p>6,89060741083552</text:p>
          </table:table-cell>
          <table:table-cell table:formula="of:=([.C1217]-[.B1217]) * 100" office:value-type="float" office:value="183.620007643969" calcext:value-type="float">
            <text:p>183,620007643969</text:p>
          </table:table-cell>
          <table:table-cell table:number-columns-repeated="4"/>
        </table:table-row>
        <table:table-row table:style-name="ro1">
          <table:table-cell office:value-type="float" office:value="1216" calcext:value-type="float">
            <text:p>1216</text:p>
          </table:table-cell>
          <table:table-cell table:formula="of:=ATAN2([.$E$2];[.A1218]) / RADIANS([.$F$2])" office:value-type="float" office:value="5.05672003526452" calcext:value-type="float">
            <text:p>5,05672003526452</text:p>
          </table:table-cell>
          <table:table-cell table:formula="of:=[.A1218] * [.$H$2]" office:value-type="float" office:value="6.89627869265513" calcext:value-type="float">
            <text:p>6,89627869265513</text:p>
          </table:table-cell>
          <table:table-cell table:formula="of:=([.C1218]-[.B1218]) * 100" office:value-type="float" office:value="183.955865739061" calcext:value-type="float">
            <text:p>183,955865739061</text:p>
          </table:table-cell>
          <table:table-cell table:number-columns-repeated="4"/>
        </table:table-row>
        <table:table-row table:style-name="ro1">
          <table:table-cell office:value-type="float" office:value="1217" calcext:value-type="float">
            <text:p>1217</text:p>
          </table:table-cell>
          <table:table-cell table:formula="of:=ATAN2([.$E$2];[.A1219]) / RADIANS([.$F$2])" office:value-type="float" office:value="5.05903046807748" calcext:value-type="float">
            <text:p>5,05903046807748</text:p>
          </table:table-cell>
          <table:table-cell table:formula="of:=[.A1219] * [.$H$2]" office:value-type="float" office:value="6.90194997447475" calcext:value-type="float">
            <text:p>6,90194997447475</text:p>
          </table:table-cell>
          <table:table-cell table:formula="of:=([.C1219]-[.B1219]) * 100" office:value-type="float" office:value="184.291950639727" calcext:value-type="float">
            <text:p>184,291950639727</text:p>
          </table:table-cell>
          <table:table-cell table:number-columns-repeated="4"/>
        </table:table-row>
        <table:table-row table:style-name="ro1">
          <table:table-cell office:value-type="float" office:value="1218" calcext:value-type="float">
            <text:p>1218</text:p>
          </table:table-cell>
          <table:table-cell table:formula="of:=ATAN2([.$E$2];[.A1220]) / RADIANS([.$F$2])" office:value-type="float" office:value="5.0613386354192" calcext:value-type="float">
            <text:p>5,0613386354192</text:p>
          </table:table-cell>
          <table:table-cell table:formula="of:=[.A1220] * [.$H$2]" office:value-type="float" office:value="6.90762125629437" calcext:value-type="float">
            <text:p>6,90762125629437</text:p>
          </table:table-cell>
          <table:table-cell table:formula="of:=([.C1220]-[.B1220]) * 100" office:value-type="float" office:value="184.628262087517" calcext:value-type="float">
            <text:p>184,628262087517</text:p>
          </table:table-cell>
          <table:table-cell table:number-columns-repeated="4"/>
        </table:table-row>
        <table:table-row table:style-name="ro1">
          <table:table-cell office:value-type="float" office:value="1219" calcext:value-type="float">
            <text:p>1219</text:p>
          </table:table-cell>
          <table:table-cell table:formula="of:=ATAN2([.$E$2];[.A1221]) / RADIANS([.$F$2])" office:value-type="float" office:value="5.06364453987205" calcext:value-type="float">
            <text:p>5,06364453987205</text:p>
          </table:table-cell>
          <table:table-cell table:formula="of:=[.A1221] * [.$H$2]" office:value-type="float" office:value="6.91329253811399" calcext:value-type="float">
            <text:p>6,91329253811399</text:p>
          </table:table-cell>
          <table:table-cell table:formula="of:=([.C1221]-[.B1221]) * 100" office:value-type="float" office:value="184.964799824194" calcext:value-type="float">
            <text:p>184,964799824194</text:p>
          </table:table-cell>
          <table:table-cell table:number-columns-repeated="4"/>
        </table:table-row>
        <table:table-row table:style-name="ro1">
          <table:table-cell office:value-type="float" office:value="1220" calcext:value-type="float">
            <text:p>1220</text:p>
          </table:table-cell>
          <table:table-cell table:formula="of:=ATAN2([.$E$2];[.A1222]) / RADIANS([.$F$2])" office:value-type="float" office:value="5.06594818401625" calcext:value-type="float">
            <text:p>5,06594818401625</text:p>
          </table:table-cell>
          <table:table-cell table:formula="of:=[.A1222] * [.$H$2]" office:value-type="float" office:value="6.91896381993361" calcext:value-type="float">
            <text:p>6,91896381993361</text:p>
          </table:table-cell>
          <table:table-cell table:formula="of:=([.C1222]-[.B1222]) * 100" office:value-type="float" office:value="185.301563591736" calcext:value-type="float">
            <text:p>185,301563591736</text:p>
          </table:table-cell>
          <table:table-cell table:number-columns-repeated="4"/>
        </table:table-row>
        <table:table-row table:style-name="ro1">
          <table:table-cell office:value-type="float" office:value="1221" calcext:value-type="float">
            <text:p>1221</text:p>
          </table:table-cell>
          <table:table-cell table:formula="of:=ATAN2([.$E$2];[.A1223]) / RADIANS([.$F$2])" office:value-type="float" office:value="5.06824957042991" calcext:value-type="float">
            <text:p>5,06824957042991</text:p>
          </table:table-cell>
          <table:table-cell table:formula="of:=[.A1223] * [.$H$2]" office:value-type="float" office:value="6.92463510175322" calcext:value-type="float">
            <text:p>6,92463510175322</text:p>
          </table:table-cell>
          <table:table-cell table:formula="of:=([.C1223]-[.B1223]) * 100" office:value-type="float" office:value="185.638553132331" calcext:value-type="float">
            <text:p>185,638553132331</text:p>
          </table:table-cell>
          <table:table-cell table:number-columns-repeated="4"/>
        </table:table-row>
        <table:table-row table:style-name="ro1">
          <table:table-cell office:value-type="float" office:value="1222" calcext:value-type="float">
            <text:p>1222</text:p>
          </table:table-cell>
          <table:table-cell table:formula="of:=ATAN2([.$E$2];[.A1224]) / RADIANS([.$F$2])" office:value-type="float" office:value="5.07054870168899" calcext:value-type="float">
            <text:p>5,07054870168899</text:p>
          </table:table-cell>
          <table:table-cell table:formula="of:=[.A1224] * [.$H$2]" office:value-type="float" office:value="6.93030638357284" calcext:value-type="float">
            <text:p>6,93030638357284</text:p>
          </table:table-cell>
          <table:table-cell table:formula="of:=([.C1224]-[.B1224]) * 100" office:value-type="float" office:value="185.975768188385" calcext:value-type="float">
            <text:p>185,975768188385</text:p>
          </table:table-cell>
          <table:table-cell table:number-columns-repeated="4"/>
        </table:table-row>
        <table:table-row table:style-name="ro1">
          <table:table-cell office:value-type="float" office:value="1223" calcext:value-type="float">
            <text:p>1223</text:p>
          </table:table-cell>
          <table:table-cell table:formula="of:=ATAN2([.$E$2];[.A1225]) / RADIANS([.$F$2])" office:value-type="float" office:value="5.07284558036733" calcext:value-type="float">
            <text:p>5,07284558036733</text:p>
          </table:table-cell>
          <table:table-cell table:formula="of:=[.A1225] * [.$H$2]" office:value-type="float" office:value="6.93597766539246" calcext:value-type="float">
            <text:p>6,93597766539246</text:p>
          </table:table-cell>
          <table:table-cell table:formula="of:=([.C1225]-[.B1225]) * 100" office:value-type="float" office:value="186.313208502513" calcext:value-type="float">
            <text:p>186,313208502513</text:p>
          </table:table-cell>
          <table:table-cell table:number-columns-repeated="4"/>
        </table:table-row>
        <table:table-row table:style-name="ro1">
          <table:table-cell office:value-type="float" office:value="1224" calcext:value-type="float">
            <text:p>1224</text:p>
          </table:table-cell>
          <table:table-cell table:formula="of:=ATAN2([.$E$2];[.A1226]) / RADIANS([.$F$2])" office:value-type="float" office:value="5.0751402090366" calcext:value-type="float">
            <text:p>5,0751402090366</text:p>
          </table:table-cell>
          <table:table-cell table:formula="of:=[.A1226] * [.$H$2]" office:value-type="float" office:value="6.94164894721208" calcext:value-type="float">
            <text:p>6,94164894721208</text:p>
          </table:table-cell>
          <table:table-cell table:formula="of:=([.C1226]-[.B1226]) * 100" office:value-type="float" office:value="186.650873817548" calcext:value-type="float">
            <text:p>186,650873817548</text:p>
          </table:table-cell>
          <table:table-cell table:number-columns-repeated="4"/>
        </table:table-row>
        <table:table-row table:style-name="ro1">
          <table:table-cell office:value-type="float" office:value="1225" calcext:value-type="float">
            <text:p>1225</text:p>
          </table:table-cell>
          <table:table-cell table:formula="of:=ATAN2([.$E$2];[.A1227]) / RADIANS([.$F$2])" office:value-type="float" office:value="5.07743259026633" calcext:value-type="float">
            <text:p>5,07743259026633</text:p>
          </table:table-cell>
          <table:table-cell table:formula="of:=[.A1227] * [.$H$2]" office:value-type="float" office:value="6.94732022903169" calcext:value-type="float">
            <text:p>6,94732022903169</text:p>
          </table:table-cell>
          <table:table-cell table:formula="of:=([.C1227]-[.B1227]) * 100" office:value-type="float" office:value="186.988763876537" calcext:value-type="float">
            <text:p>186,988763876537</text:p>
          </table:table-cell>
          <table:table-cell table:number-columns-repeated="4"/>
        </table:table-row>
        <table:table-row table:style-name="ro1">
          <table:table-cell office:value-type="float" office:value="1226" calcext:value-type="float">
            <text:p>1226</text:p>
          </table:table-cell>
          <table:table-cell table:formula="of:=ATAN2([.$E$2];[.A1228]) / RADIANS([.$F$2])" office:value-type="float" office:value="5.0797227266239" calcext:value-type="float">
            <text:p>5,0797227266239</text:p>
          </table:table-cell>
          <table:table-cell table:formula="of:=[.A1228] * [.$H$2]" office:value-type="float" office:value="6.95299151085131" calcext:value-type="float">
            <text:p>6,95299151085131</text:p>
          </table:table-cell>
          <table:table-cell table:formula="of:=([.C1228]-[.B1228]) * 100" office:value-type="float" office:value="187.326878422742" calcext:value-type="float">
            <text:p>187,326878422742</text:p>
          </table:table-cell>
          <table:table-cell table:number-columns-repeated="4"/>
        </table:table-row>
        <table:table-row table:style-name="ro1">
          <table:table-cell office:value-type="float" office:value="1227" calcext:value-type="float">
            <text:p>1227</text:p>
          </table:table-cell>
          <table:table-cell table:formula="of:=ATAN2([.$E$2];[.A1229]) / RADIANS([.$F$2])" office:value-type="float" office:value="5.08201062067453" calcext:value-type="float">
            <text:p>5,08201062067453</text:p>
          </table:table-cell>
          <table:table-cell table:formula="of:=[.A1229] * [.$H$2]" office:value-type="float" office:value="6.95866279267093" calcext:value-type="float">
            <text:p>6,95866279267093</text:p>
          </table:table-cell>
          <table:table-cell table:formula="of:=([.C1229]-[.B1229]) * 100" office:value-type="float" office:value="187.66521719964" calcext:value-type="float">
            <text:p>187,66521719964</text:p>
          </table:table-cell>
          <table:table-cell table:number-columns-repeated="4"/>
        </table:table-row>
        <table:table-row table:style-name="ro1">
          <table:table-cell office:value-type="float" office:value="1228" calcext:value-type="float">
            <text:p>1228</text:p>
          </table:table-cell>
          <table:table-cell table:formula="of:=ATAN2([.$E$2];[.A1230]) / RADIANS([.$F$2])" office:value-type="float" office:value="5.08429627498128" calcext:value-type="float">
            <text:p>5,08429627498128</text:p>
          </table:table-cell>
          <table:table-cell table:formula="of:=[.A1230] * [.$H$2]" office:value-type="float" office:value="6.96433407449055" calcext:value-type="float">
            <text:p>6,96433407449055</text:p>
          </table:table-cell>
          <table:table-cell table:formula="of:=([.C1230]-[.B1230]) * 100" office:value-type="float" office:value="188.003779950927" calcext:value-type="float">
            <text:p>188,003779950927</text:p>
          </table:table-cell>
          <table:table-cell table:number-columns-repeated="4"/>
        </table:table-row>
        <table:table-row table:style-name="ro1">
          <table:table-cell office:value-type="float" office:value="1229" calcext:value-type="float">
            <text:p>1229</text:p>
          </table:table-cell>
          <table:table-cell table:formula="of:=ATAN2([.$E$2];[.A1231]) / RADIANS([.$F$2])" office:value-type="float" office:value="5.08657969210505" calcext:value-type="float">
            <text:p>5,08657969210505</text:p>
          </table:table-cell>
          <table:table-cell table:formula="of:=[.A1231] * [.$H$2]" office:value-type="float" office:value="6.97000535631016" calcext:value-type="float">
            <text:p>6,97000535631016</text:p>
          </table:table-cell>
          <table:table-cell table:formula="of:=([.C1231]-[.B1231]) * 100" office:value-type="float" office:value="188.342566420512" calcext:value-type="float">
            <text:p>188,342566420512</text:p>
          </table:table-cell>
          <table:table-cell table:number-columns-repeated="4"/>
        </table:table-row>
        <table:table-row table:style-name="ro1">
          <table:table-cell office:value-type="float" office:value="1230" calcext:value-type="float">
            <text:p>1230</text:p>
          </table:table-cell>
          <table:table-cell table:formula="of:=ATAN2([.$E$2];[.A1232]) / RADIANS([.$F$2])" office:value-type="float" office:value="5.08886087460457" calcext:value-type="float">
            <text:p>5,08886087460457</text:p>
          </table:table-cell>
          <table:table-cell table:formula="of:=[.A1232] * [.$H$2]" office:value-type="float" office:value="6.97567663812978" calcext:value-type="float">
            <text:p>6,97567663812978</text:p>
          </table:table-cell>
          <table:table-cell table:formula="of:=([.C1232]-[.B1232]) * 100" office:value-type="float" office:value="188.681576352522" calcext:value-type="float">
            <text:p>188,681576352522</text:p>
          </table:table-cell>
          <table:table-cell table:number-columns-repeated="4"/>
        </table:table-row>
        <table:table-row table:style-name="ro1">
          <table:table-cell office:value-type="float" office:value="1231" calcext:value-type="float">
            <text:p>1231</text:p>
          </table:table-cell>
          <table:table-cell table:formula="of:=ATAN2([.$E$2];[.A1233]) / RADIANS([.$F$2])" office:value-type="float" office:value="5.09113982503639" calcext:value-type="float">
            <text:p>5,09113982503639</text:p>
          </table:table-cell>
          <table:table-cell table:formula="of:=[.A1233] * [.$H$2]" office:value-type="float" office:value="6.9813479199494" calcext:value-type="float">
            <text:p>6,9813479199494</text:p>
          </table:table-cell>
          <table:table-cell table:formula="of:=([.C1233]-[.B1233]) * 100" office:value-type="float" office:value="189.020809491301" calcext:value-type="float">
            <text:p>189,020809491301</text:p>
          </table:table-cell>
          <table:table-cell table:number-columns-repeated="4"/>
        </table:table-row>
        <table:table-row table:style-name="ro1">
          <table:table-cell office:value-type="float" office:value="1232" calcext:value-type="float">
            <text:p>1232</text:p>
          </table:table-cell>
          <table:table-cell table:formula="of:=ATAN2([.$E$2];[.A1234]) / RADIANS([.$F$2])" office:value-type="float" office:value="5.09341654595489" calcext:value-type="float">
            <text:p>5,09341654595489</text:p>
          </table:table-cell>
          <table:table-cell table:formula="of:=[.A1234] * [.$H$2]" office:value-type="float" office:value="6.98701920176902" calcext:value-type="float">
            <text:p>6,98701920176902</text:p>
          </table:table-cell>
          <table:table-cell table:formula="of:=([.C1234]-[.B1234]) * 100" office:value-type="float" office:value="189.360265581412" calcext:value-type="float">
            <text:p>189,360265581412</text:p>
          </table:table-cell>
          <table:table-cell table:number-columns-repeated="4"/>
        </table:table-row>
        <table:table-row table:style-name="ro1">
          <table:table-cell office:value-type="float" office:value="1233" calcext:value-type="float">
            <text:p>1233</text:p>
          </table:table-cell>
          <table:table-cell table:formula="of:=ATAN2([.$E$2];[.A1235]) / RADIANS([.$F$2])" office:value-type="float" office:value="5.09569103991229" calcext:value-type="float">
            <text:p>5,09569103991229</text:p>
          </table:table-cell>
          <table:table-cell table:formula="of:=[.A1235] * [.$H$2]" office:value-type="float" office:value="6.99269048358864" calcext:value-type="float">
            <text:p>6,99269048358864</text:p>
          </table:table-cell>
          <table:table-cell table:formula="of:=([.C1235]-[.B1235]) * 100" office:value-type="float" office:value="189.699944367635" calcext:value-type="float">
            <text:p>189,699944367635</text:p>
          </table:table-cell>
          <table:table-cell table:number-columns-repeated="4"/>
        </table:table-row>
        <table:table-row table:style-name="ro1">
          <table:table-cell office:value-type="float" office:value="1234" calcext:value-type="float">
            <text:p>1234</text:p>
          </table:table-cell>
          <table:table-cell table:formula="of:=ATAN2([.$E$2];[.A1236]) / RADIANS([.$F$2])" office:value-type="float" office:value="5.09796330945859" calcext:value-type="float">
            <text:p>5,09796330945859</text:p>
          </table:table-cell>
          <table:table-cell table:formula="of:=[.A1236] * [.$H$2]" office:value-type="float" office:value="6.99836176540825" calcext:value-type="float">
            <text:p>6,99836176540825</text:p>
          </table:table-cell>
          <table:table-cell table:formula="of:=([.C1236]-[.B1236]) * 100" office:value-type="float" office:value="190.039845594967" calcext:value-type="float">
            <text:p>190,039845594967</text:p>
          </table:table-cell>
          <table:table-cell table:number-columns-repeated="4"/>
        </table:table-row>
        <table:table-row table:style-name="ro1">
          <table:table-cell office:value-type="float" office:value="1235" calcext:value-type="float">
            <text:p>1235</text:p>
          </table:table-cell>
          <table:table-cell table:formula="of:=ATAN2([.$E$2];[.A1237]) / RADIANS([.$F$2])" office:value-type="float" office:value="5.10023335714163" calcext:value-type="float">
            <text:p>5,10023335714163</text:p>
          </table:table-cell>
          <table:table-cell table:formula="of:=[.A1237] * [.$H$2]" office:value-type="float" office:value="7.00403304722787" calcext:value-type="float">
            <text:p>7,00403304722787</text:p>
          </table:table-cell>
          <table:table-cell table:formula="of:=([.C1237]-[.B1237]) * 100" office:value-type="float" office:value="190.379969008624" calcext:value-type="float">
            <text:p>190,379969008624</text:p>
          </table:table-cell>
          <table:table-cell table:number-columns-repeated="4"/>
        </table:table-row>
        <table:table-row table:style-name="ro1">
          <table:table-cell office:value-type="float" office:value="1236" calcext:value-type="float">
            <text:p>1236</text:p>
          </table:table-cell>
          <table:table-cell table:formula="of:=ATAN2([.$E$2];[.A1238]) / RADIANS([.$F$2])" office:value-type="float" office:value="5.10250118550705" calcext:value-type="float">
            <text:p>5,10250118550705</text:p>
          </table:table-cell>
          <table:table-cell table:formula="of:=[.A1238] * [.$H$2]" office:value-type="float" office:value="7.00970432904749" calcext:value-type="float">
            <text:p>7,00970432904749</text:p>
          </table:table-cell>
          <table:table-cell table:formula="of:=([.C1238]-[.B1238]) * 100" office:value-type="float" office:value="190.720314354044" calcext:value-type="float">
            <text:p>190,720314354044</text:p>
          </table:table-cell>
          <table:table-cell table:number-columns-repeated="4"/>
        </table:table-row>
        <table:table-row table:style-name="ro1">
          <table:table-cell office:value-type="float" office:value="1237" calcext:value-type="float">
            <text:p>1237</text:p>
          </table:table-cell>
          <table:table-cell table:formula="of:=ATAN2([.$E$2];[.A1239]) / RADIANS([.$F$2])" office:value-type="float" office:value="5.1047667970983" calcext:value-type="float">
            <text:p>5,1047667970983</text:p>
          </table:table-cell>
          <table:table-cell table:formula="of:=[.A1239] * [.$H$2]" office:value-type="float" office:value="7.01537561086711" calcext:value-type="float">
            <text:p>7,01537561086711</text:p>
          </table:table-cell>
          <table:table-cell table:formula="of:=([.C1239]-[.B1239]) * 100" office:value-type="float" office:value="191.060881376881" calcext:value-type="float">
            <text:p>191,060881376881</text:p>
          </table:table-cell>
          <table:table-cell table:number-columns-repeated="4"/>
        </table:table-row>
        <table:table-row table:style-name="ro1">
          <table:table-cell office:value-type="float" office:value="1238" calcext:value-type="float">
            <text:p>1238</text:p>
          </table:table-cell>
          <table:table-cell table:formula="of:=ATAN2([.$E$2];[.A1240]) / RADIANS([.$F$2])" office:value-type="float" office:value="5.10703019445663" calcext:value-type="float">
            <text:p>5,10703019445663</text:p>
          </table:table-cell>
          <table:table-cell table:formula="of:=[.A1240] * [.$H$2]" office:value-type="float" office:value="7.02104689268672" calcext:value-type="float">
            <text:p>7,02104689268672</text:p>
          </table:table-cell>
          <table:table-cell table:formula="of:=([.C1240]-[.B1240]) * 100" office:value-type="float" office:value="191.40166982301" calcext:value-type="float">
            <text:p>191,40166982301</text:p>
          </table:table-cell>
          <table:table-cell table:number-columns-repeated="4"/>
        </table:table-row>
        <table:table-row table:style-name="ro1">
          <table:table-cell office:value-type="float" office:value="1239" calcext:value-type="float">
            <text:p>1239</text:p>
          </table:table-cell>
          <table:table-cell table:formula="of:=ATAN2([.$E$2];[.A1241]) / RADIANS([.$F$2])" office:value-type="float" office:value="5.10929138012109" calcext:value-type="float">
            <text:p>5,10929138012109</text:p>
          </table:table-cell>
          <table:table-cell table:formula="of:=[.A1241] * [.$H$2]" office:value-type="float" office:value="7.02671817450634" calcext:value-type="float">
            <text:p>7,02671817450634</text:p>
          </table:table-cell>
          <table:table-cell table:formula="of:=([.C1241]-[.B1241]) * 100" office:value-type="float" office:value="191.742679438525" calcext:value-type="float">
            <text:p>191,742679438525</text:p>
          </table:table-cell>
          <table:table-cell table:number-columns-repeated="4"/>
        </table:table-row>
        <table:table-row table:style-name="ro1">
          <table:table-cell office:value-type="float" office:value="1240" calcext:value-type="float">
            <text:p>1240</text:p>
          </table:table-cell>
          <table:table-cell table:formula="of:=ATAN2([.$E$2];[.A1242]) / RADIANS([.$F$2])" office:value-type="float" office:value="5.11155035662854" calcext:value-type="float">
            <text:p>5,11155035662854</text:p>
          </table:table-cell>
          <table:table-cell table:formula="of:=[.A1242] * [.$H$2]" office:value-type="float" office:value="7.03238945632596" calcext:value-type="float">
            <text:p>7,03238945632596</text:p>
          </table:table-cell>
          <table:table-cell table:formula="of:=([.C1242]-[.B1242]) * 100" office:value-type="float" office:value="192.083909969742" calcext:value-type="float">
            <text:p>192,083909969742</text:p>
          </table:table-cell>
          <table:table-cell table:number-columns-repeated="4"/>
        </table:table-row>
        <table:table-row table:style-name="ro1">
          <table:table-cell office:value-type="float" office:value="1241" calcext:value-type="float">
            <text:p>1241</text:p>
          </table:table-cell>
          <table:table-cell table:formula="of:=ATAN2([.$E$2];[.A1243]) / RADIANS([.$F$2])" office:value-type="float" office:value="5.11380712651361" calcext:value-type="float">
            <text:p>5,11380712651361</text:p>
          </table:table-cell>
          <table:table-cell table:formula="of:=[.A1243] * [.$H$2]" office:value-type="float" office:value="7.03806073814558" calcext:value-type="float">
            <text:p>7,03806073814558</text:p>
          </table:table-cell>
          <table:table-cell table:formula="of:=([.C1243]-[.B1243]) * 100" office:value-type="float" office:value="192.425361163197" calcext:value-type="float">
            <text:p>192,425361163197</text:p>
          </table:table-cell>
          <table:table-cell table:number-columns-repeated="4"/>
        </table:table-row>
        <table:table-row table:style-name="ro1">
          <table:table-cell office:value-type="float" office:value="1242" calcext:value-type="float">
            <text:p>1242</text:p>
          </table:table-cell>
          <table:table-cell table:formula="of:=ATAN2([.$E$2];[.A1244]) / RADIANS([.$F$2])" office:value-type="float" office:value="5.11606169230873" calcext:value-type="float">
            <text:p>5,11606169230873</text:p>
          </table:table-cell>
          <table:table-cell table:formula="of:=[.A1244] * [.$H$2]" office:value-type="float" office:value="7.04373201996519" calcext:value-type="float">
            <text:p>7,04373201996519</text:p>
          </table:table-cell>
          <table:table-cell table:formula="of:=([.C1244]-[.B1244]) * 100" office:value-type="float" office:value="192.767032765646" calcext:value-type="float">
            <text:p>192,767032765646</text:p>
          </table:table-cell>
          <table:table-cell table:number-columns-repeated="4"/>
        </table:table-row>
        <table:table-row table:style-name="ro1">
          <table:table-cell office:value-type="float" office:value="1243" calcext:value-type="float">
            <text:p>1243</text:p>
          </table:table-cell>
          <table:table-cell table:formula="of:=ATAN2([.$E$2];[.A1245]) / RADIANS([.$F$2])" office:value-type="float" office:value="5.11831405654412" calcext:value-type="float">
            <text:p>5,11831405654412</text:p>
          </table:table-cell>
          <table:table-cell table:formula="of:=[.A1245] * [.$H$2]" office:value-type="float" office:value="7.04940330178481" calcext:value-type="float">
            <text:p>7,04940330178481</text:p>
          </table:table-cell>
          <table:table-cell table:formula="of:=([.C1245]-[.B1245]) * 100" office:value-type="float" office:value="193.108924524069" calcext:value-type="float">
            <text:p>193,108924524069</text:p>
          </table:table-cell>
          <table:table-cell table:number-columns-repeated="4"/>
        </table:table-row>
        <table:table-row table:style-name="ro1">
          <table:table-cell office:value-type="float" office:value="1244" calcext:value-type="float">
            <text:p>1244</text:p>
          </table:table-cell>
          <table:table-cell table:formula="of:=ATAN2([.$E$2];[.A1246]) / RADIANS([.$F$2])" office:value-type="float" office:value="5.12056422174777" calcext:value-type="float">
            <text:p>5,12056422174777</text:p>
          </table:table-cell>
          <table:table-cell table:formula="of:=[.A1246] * [.$H$2]" office:value-type="float" office:value="7.05507458360443" calcext:value-type="float">
            <text:p>7,05507458360443</text:p>
          </table:table-cell>
          <table:table-cell table:formula="of:=([.C1246]-[.B1246]) * 100" office:value-type="float" office:value="193.451036185666" calcext:value-type="float">
            <text:p>193,451036185666</text:p>
          </table:table-cell>
          <table:table-cell table:number-columns-repeated="4"/>
        </table:table-row>
        <table:table-row table:style-name="ro1">
          <table:table-cell office:value-type="float" office:value="1245" calcext:value-type="float">
            <text:p>1245</text:p>
          </table:table-cell>
          <table:table-cell table:formula="of:=ATAN2([.$E$2];[.A1247]) / RADIANS([.$F$2])" office:value-type="float" office:value="5.12281219044547" calcext:value-type="float">
            <text:p>5,12281219044547</text:p>
          </table:table-cell>
          <table:table-cell table:formula="of:=[.A1247] * [.$H$2]" office:value-type="float" office:value="7.06074586542405" calcext:value-type="float">
            <text:p>7,06074586542405</text:p>
          </table:table-cell>
          <table:table-cell table:formula="of:=([.C1247]-[.B1247]) * 100" office:value-type="float" office:value="193.793367497858" calcext:value-type="float">
            <text:p>193,793367497858</text:p>
          </table:table-cell>
          <table:table-cell table:number-columns-repeated="4"/>
        </table:table-row>
        <table:table-row table:style-name="ro1">
          <table:table-cell office:value-type="float" office:value="1246" calcext:value-type="float">
            <text:p>1246</text:p>
          </table:table-cell>
          <table:table-cell table:formula="of:=ATAN2([.$E$2];[.A1248]) / RADIANS([.$F$2])" office:value-type="float" office:value="5.12505796516076" calcext:value-type="float">
            <text:p>5,12505796516076</text:p>
          </table:table-cell>
          <table:table-cell table:formula="of:=[.A1248] * [.$H$2]" office:value-type="float" office:value="7.06641714724367" calcext:value-type="float">
            <text:p>7,06641714724367</text:p>
          </table:table-cell>
          <table:table-cell table:formula="of:=([.C1248]-[.B1248]) * 100" office:value-type="float" office:value="194.13591820829" calcext:value-type="float">
            <text:p>194,13591820829</text:p>
          </table:table-cell>
          <table:table-cell table:number-columns-repeated="4"/>
        </table:table-row>
        <table:table-row table:style-name="ro1">
          <table:table-cell office:value-type="float" office:value="1247" calcext:value-type="float">
            <text:p>1247</text:p>
          </table:table-cell>
          <table:table-cell table:formula="of:=ATAN2([.$E$2];[.A1249]) / RADIANS([.$F$2])" office:value-type="float" office:value="5.12730154841498" calcext:value-type="float">
            <text:p>5,12730154841498</text:p>
          </table:table-cell>
          <table:table-cell table:formula="of:=[.A1249] * [.$H$2]" office:value-type="float" office:value="7.07208842906328" calcext:value-type="float">
            <text:p>7,07208842906328</text:p>
          </table:table-cell>
          <table:table-cell table:formula="of:=([.C1249]-[.B1249]) * 100" office:value-type="float" office:value="194.47868806483" calcext:value-type="float">
            <text:p>194,47868806483</text:p>
          </table:table-cell>
          <table:table-cell table:number-columns-repeated="4"/>
        </table:table-row>
        <table:table-row table:style-name="ro1">
          <table:table-cell office:value-type="float" office:value="1248" calcext:value-type="float">
            <text:p>1248</text:p>
          </table:table-cell>
          <table:table-cell table:formula="of:=ATAN2([.$E$2];[.A1250]) / RADIANS([.$F$2])" office:value-type="float" office:value="5.12954294272722" calcext:value-type="float">
            <text:p>5,12954294272722</text:p>
          </table:table-cell>
          <table:table-cell table:formula="of:=[.A1250] * [.$H$2]" office:value-type="float" office:value="7.0777597108829" calcext:value-type="float">
            <text:p>7,0777597108829</text:p>
          </table:table-cell>
          <table:table-cell table:formula="of:=([.C1250]-[.B1250]) * 100" office:value-type="float" office:value="194.821676815568" calcext:value-type="float">
            <text:p>194,821676815568</text:p>
          </table:table-cell>
          <table:table-cell table:number-columns-repeated="4"/>
        </table:table-row>
        <table:table-row table:style-name="ro1">
          <table:table-cell office:value-type="float" office:value="1249" calcext:value-type="float">
            <text:p>1249</text:p>
          </table:table-cell>
          <table:table-cell table:formula="of:=ATAN2([.$E$2];[.A1251]) / RADIANS([.$F$2])" office:value-type="float" office:value="5.13178215061435" calcext:value-type="float">
            <text:p>5,13178215061435</text:p>
          </table:table-cell>
          <table:table-cell table:formula="of:=[.A1251] * [.$H$2]" office:value-type="float" office:value="7.08343099270252" calcext:value-type="float">
            <text:p>7,08343099270252</text:p>
          </table:table-cell>
          <table:table-cell table:formula="of:=([.C1251]-[.B1251]) * 100" office:value-type="float" office:value="195.164884208817" calcext:value-type="float">
            <text:p>195,164884208817</text:p>
          </table:table-cell>
          <table:table-cell table:number-columns-repeated="4"/>
        </table:table-row>
        <table:table-row table:style-name="ro1">
          <table:table-cell office:value-type="float" office:value="1250" calcext:value-type="float">
            <text:p>1250</text:p>
          </table:table-cell>
          <table:table-cell table:formula="of:=ATAN2([.$E$2];[.A1252]) / RADIANS([.$F$2])" office:value-type="float" office:value="5.13401917459099" calcext:value-type="float">
            <text:p>5,13401917459099</text:p>
          </table:table-cell>
          <table:table-cell table:formula="of:=[.A1252] * [.$H$2]" office:value-type="float" office:value="7.08910227452214" calcext:value-type="float">
            <text:p>7,08910227452214</text:p>
          </table:table-cell>
          <table:table-cell table:formula="of:=([.C1252]-[.B1252]) * 100" office:value-type="float" office:value="195.508309993115" calcext:value-type="float">
            <text:p>195,508309993115</text:p>
          </table:table-cell>
          <table:table-cell table:number-columns-repeated="4"/>
        </table:table-row>
        <table:table-row table:style-name="ro1">
          <table:table-cell office:value-type="float" office:value="1251" calcext:value-type="float">
            <text:p>1251</text:p>
          </table:table-cell>
          <table:table-cell table:formula="of:=ATAN2([.$E$2];[.A1253]) / RADIANS([.$F$2])" office:value-type="float" office:value="5.13625401716953" calcext:value-type="float">
            <text:p>5,13625401716953</text:p>
          </table:table-cell>
          <table:table-cell table:formula="of:=[.A1253] * [.$H$2]" office:value-type="float" office:value="7.09477355634175" calcext:value-type="float">
            <text:p>7,09477355634175</text:p>
          </table:table-cell>
          <table:table-cell table:formula="of:=([.C1253]-[.B1253]) * 100" office:value-type="float" office:value="195.851953917222" calcext:value-type="float">
            <text:p>195,851953917222</text:p>
          </table:table-cell>
          <table:table-cell table:number-columns-repeated="4"/>
        </table:table-row>
        <table:table-row table:style-name="ro1">
          <table:table-cell office:value-type="float" office:value="1252" calcext:value-type="float">
            <text:p>1252</text:p>
          </table:table-cell>
          <table:table-cell table:formula="of:=ATAN2([.$E$2];[.A1254]) / RADIANS([.$F$2])" office:value-type="float" office:value="5.13848668086012" calcext:value-type="float">
            <text:p>5,13848668086012</text:p>
          </table:table-cell>
          <table:table-cell table:formula="of:=[.A1254] * [.$H$2]" office:value-type="float" office:value="7.10044483816137" calcext:value-type="float">
            <text:p>7,10044483816137</text:p>
          </table:table-cell>
          <table:table-cell table:formula="of:=([.C1254]-[.B1254]) * 100" office:value-type="float" office:value="196.195815730125" calcext:value-type="float">
            <text:p>196,195815730125</text:p>
          </table:table-cell>
          <table:table-cell table:number-columns-repeated="4"/>
        </table:table-row>
        <table:table-row table:style-name="ro1">
          <table:table-cell office:value-type="float" office:value="1253" calcext:value-type="float">
            <text:p>1253</text:p>
          </table:table-cell>
          <table:table-cell table:formula="of:=ATAN2([.$E$2];[.A1255]) / RADIANS([.$F$2])" office:value-type="float" office:value="5.14071716817066" calcext:value-type="float">
            <text:p>5,14071716817066</text:p>
          </table:table-cell>
          <table:table-cell table:formula="of:=[.A1255] * [.$H$2]" office:value-type="float" office:value="7.10611611998099" calcext:value-type="float">
            <text:p>7,10611611998099</text:p>
          </table:table-cell>
          <table:table-cell table:formula="of:=([.C1255]-[.B1255]) * 100" office:value-type="float" office:value="196.539895181033" calcext:value-type="float">
            <text:p>196,539895181033</text:p>
          </table:table-cell>
          <table:table-cell table:number-columns-repeated="4"/>
        </table:table-row>
        <table:table-row table:style-name="ro1">
          <table:table-cell office:value-type="float" office:value="1254" calcext:value-type="float">
            <text:p>1254</text:p>
          </table:table-cell>
          <table:table-cell table:formula="of:=ATAN2([.$E$2];[.A1256]) / RADIANS([.$F$2])" office:value-type="float" office:value="5.1429454816068" calcext:value-type="float">
            <text:p>5,1429454816068</text:p>
          </table:table-cell>
          <table:table-cell table:formula="of:=[.A1256] * [.$H$2]" office:value-type="float" office:value="7.11178740180061" calcext:value-type="float">
            <text:p>7,11178740180061</text:p>
          </table:table-cell>
          <table:table-cell table:formula="of:=([.C1256]-[.B1256]) * 100" office:value-type="float" office:value="196.884192019381" calcext:value-type="float">
            <text:p>196,884192019381</text:p>
          </table:table-cell>
          <table:table-cell table:number-columns-repeated="4"/>
        </table:table-row>
        <table:table-row table:style-name="ro1">
          <table:table-cell office:value-type="float" office:value="1255" calcext:value-type="float">
            <text:p>1255</text:p>
          </table:table-cell>
          <table:table-cell table:formula="of:=ATAN2([.$E$2];[.A1257]) / RADIANS([.$F$2])" office:value-type="float" office:value="5.14517162367194" calcext:value-type="float">
            <text:p>5,14517162367194</text:p>
          </table:table-cell>
          <table:table-cell table:formula="of:=[.A1257] * [.$H$2]" office:value-type="float" office:value="7.11745868362022" calcext:value-type="float">
            <text:p>7,11745868362022</text:p>
          </table:table-cell>
          <table:table-cell table:formula="of:=([.C1257]-[.B1257]) * 100" office:value-type="float" office:value="197.228705994828" calcext:value-type="float">
            <text:p>197,228705994828</text:p>
          </table:table-cell>
          <table:table-cell table:number-columns-repeated="4"/>
        </table:table-row>
        <table:table-row table:style-name="ro1">
          <table:table-cell office:value-type="float" office:value="1256" calcext:value-type="float">
            <text:p>1256</text:p>
          </table:table-cell>
          <table:table-cell table:formula="of:=ATAN2([.$E$2];[.A1258]) / RADIANS([.$F$2])" office:value-type="float" office:value="5.14739559686723" calcext:value-type="float">
            <text:p>5,14739559686723</text:p>
          </table:table-cell>
          <table:table-cell table:formula="of:=[.A1258] * [.$H$2]" office:value-type="float" office:value="7.12312996543984" calcext:value-type="float">
            <text:p>7,12312996543984</text:p>
          </table:table-cell>
          <table:table-cell table:formula="of:=([.C1258]-[.B1258]) * 100" office:value-type="float" office:value="197.573436857261" calcext:value-type="float">
            <text:p>197,573436857261</text:p>
          </table:table-cell>
          <table:table-cell table:number-columns-repeated="4"/>
        </table:table-row>
        <table:table-row table:style-name="ro1">
          <table:table-cell office:value-type="float" office:value="1257" calcext:value-type="float">
            <text:p>1257</text:p>
          </table:table-cell>
          <table:table-cell table:formula="of:=ATAN2([.$E$2];[.A1259]) / RADIANS([.$F$2])" office:value-type="float" office:value="5.14961740369156" calcext:value-type="float">
            <text:p>5,14961740369156</text:p>
          </table:table-cell>
          <table:table-cell table:formula="of:=[.A1259] * [.$H$2]" office:value-type="float" office:value="7.12880124725946" calcext:value-type="float">
            <text:p>7,12880124725946</text:p>
          </table:table-cell>
          <table:table-cell table:formula="of:=([.C1259]-[.B1259]) * 100" office:value-type="float" office:value="197.91838435679" calcext:value-type="float">
            <text:p>197,91838435679</text:p>
          </table:table-cell>
          <table:table-cell table:number-columns-repeated="4"/>
        </table:table-row>
        <table:table-row table:style-name="ro1">
          <table:table-cell office:value-type="float" office:value="1258" calcext:value-type="float">
            <text:p>1258</text:p>
          </table:table-cell>
          <table:table-cell table:formula="of:=ATAN2([.$E$2];[.A1260]) / RADIANS([.$F$2])" office:value-type="float" office:value="5.15183704664155" calcext:value-type="float">
            <text:p>5,15183704664155</text:p>
          </table:table-cell>
          <table:table-cell table:formula="of:=[.A1260] * [.$H$2]" office:value-type="float" office:value="7.13447252907908" calcext:value-type="float">
            <text:p>7,13447252907908</text:p>
          </table:table-cell>
          <table:table-cell table:formula="of:=([.C1260]-[.B1260]) * 100" office:value-type="float" office:value="198.263548243753" calcext:value-type="float">
            <text:p>198,263548243753</text:p>
          </table:table-cell>
          <table:table-cell table:number-columns-repeated="4"/>
        </table:table-row>
        <table:table-row table:style-name="ro1">
          <table:table-cell office:value-type="float" office:value="1259" calcext:value-type="float">
            <text:p>1259</text:p>
          </table:table-cell>
          <table:table-cell table:formula="of:=ATAN2([.$E$2];[.A1261]) / RADIANS([.$F$2])" office:value-type="float" office:value="5.15405452821158" calcext:value-type="float">
            <text:p>5,15405452821158</text:p>
          </table:table-cell>
          <table:table-cell table:formula="of:=[.A1261] * [.$H$2]" office:value-type="float" office:value="7.1401438108987" calcext:value-type="float">
            <text:p>7,1401438108987</text:p>
          </table:table-cell>
          <table:table-cell table:formula="of:=([.C1261]-[.B1261]) * 100" office:value-type="float" office:value="198.608928268711" calcext:value-type="float">
            <text:p>198,608928268711</text:p>
          </table:table-cell>
          <table:table-cell table:number-columns-repeated="4"/>
        </table:table-row>
        <table:table-row table:style-name="ro1">
          <table:table-cell office:value-type="float" office:value="1260" calcext:value-type="float">
            <text:p>1260</text:p>
          </table:table-cell>
          <table:table-cell table:formula="of:=ATAN2([.$E$2];[.A1262]) / RADIANS([.$F$2])" office:value-type="float" office:value="5.15626985089375" calcext:value-type="float">
            <text:p>5,15626985089375</text:p>
          </table:table-cell>
          <table:table-cell table:formula="of:=[.A1262] * [.$H$2]" office:value-type="float" office:value="7.14581509271831" calcext:value-type="float">
            <text:p>7,14581509271831</text:p>
          </table:table-cell>
          <table:table-cell table:formula="of:=([.C1262]-[.B1262]) * 100" office:value-type="float" office:value="198.954524182457" calcext:value-type="float">
            <text:p>198,954524182457</text:p>
          </table:table-cell>
          <table:table-cell table:number-columns-repeated="4"/>
        </table:table-row>
        <table:table-row table:style-name="ro1">
          <table:table-cell office:value-type="float" office:value="1261" calcext:value-type="float">
            <text:p>1261</text:p>
          </table:table-cell>
          <table:table-cell table:formula="of:=ATAN2([.$E$2];[.A1263]) / RADIANS([.$F$2])" office:value-type="float" office:value="5.15848301717788" calcext:value-type="float">
            <text:p>5,15848301717788</text:p>
          </table:table-cell>
          <table:table-cell table:formula="of:=[.A1263] * [.$H$2]" office:value-type="float" office:value="7.15148637453793" calcext:value-type="float">
            <text:p>7,15148637453793</text:p>
          </table:table-cell>
          <table:table-cell table:formula="of:=([.C1263]-[.B1263]) * 100" office:value-type="float" office:value="199.300335736005" calcext:value-type="float">
            <text:p>199,300335736005</text:p>
          </table:table-cell>
          <table:table-cell table:number-columns-repeated="4"/>
        </table:table-row>
        <table:table-row table:style-name="ro1">
          <table:table-cell office:value-type="float" office:value="1262" calcext:value-type="float">
            <text:p>1262</text:p>
          </table:table-cell>
          <table:table-cell table:formula="of:=ATAN2([.$E$2];[.A1264]) / RADIANS([.$F$2])" office:value-type="float" office:value="5.16069402955155" calcext:value-type="float">
            <text:p>5,16069402955155</text:p>
          </table:table-cell>
          <table:table-cell table:formula="of:=[.A1264] * [.$H$2]" office:value-type="float" office:value="7.15715765635755" calcext:value-type="float">
            <text:p>7,15715765635755</text:p>
          </table:table-cell>
          <table:table-cell table:formula="of:=([.C1264]-[.B1264]) * 100" office:value-type="float" office:value="199.6463626806" calcext:value-type="float">
            <text:p>199,6463626806</text:p>
          </table:table-cell>
          <table:table-cell table:number-columns-repeated="4"/>
        </table:table-row>
        <table:table-row table:style-name="ro1">
          <table:table-cell office:value-type="float" office:value="1263" calcext:value-type="float">
            <text:p>1263</text:p>
          </table:table-cell>
          <table:table-cell table:formula="of:=ATAN2([.$E$2];[.A1265]) / RADIANS([.$F$2])" office:value-type="float" office:value="5.16290289050004" calcext:value-type="float">
            <text:p>5,16290289050004</text:p>
          </table:table-cell>
          <table:table-cell table:formula="of:=[.A1265] * [.$H$2]" office:value-type="float" office:value="7.16282893817717" calcext:value-type="float">
            <text:p>7,16282893817717</text:p>
          </table:table-cell>
          <table:table-cell table:formula="of:=([.C1265]-[.B1265]) * 100" office:value-type="float" office:value="199.992604767712" calcext:value-type="float">
            <text:p>199,992604767712</text:p>
          </table:table-cell>
          <table:table-cell table:number-columns-repeated="4"/>
        </table:table-row>
        <table:table-row table:style-name="ro1">
          <table:table-cell office:value-type="float" office:value="1264" calcext:value-type="float">
            <text:p>1264</text:p>
          </table:table-cell>
          <table:table-cell table:formula="of:=ATAN2([.$E$2];[.A1266]) / RADIANS([.$F$2])" office:value-type="float" office:value="5.16510960250637" calcext:value-type="float">
            <text:p>5,16510960250637</text:p>
          </table:table-cell>
          <table:table-cell table:formula="of:=[.A1266] * [.$H$2]" office:value-type="float" office:value="7.16850021999678" calcext:value-type="float">
            <text:p>7,16850021999678</text:p>
          </table:table-cell>
          <table:table-cell table:formula="of:=([.C1266]-[.B1266]) * 100" office:value-type="float" office:value="200.339061749042" calcext:value-type="float">
            <text:p>200,339061749042</text:p>
          </table:table-cell>
          <table:table-cell table:number-columns-repeated="4"/>
        </table:table-row>
        <table:table-row table:style-name="ro1">
          <table:table-cell office:value-type="float" office:value="1265" calcext:value-type="float">
            <text:p>1265</text:p>
          </table:table-cell>
          <table:table-cell table:formula="of:=ATAN2([.$E$2];[.A1267]) / RADIANS([.$F$2])" office:value-type="float" office:value="5.16731416805126" calcext:value-type="float">
            <text:p>5,16731416805126</text:p>
          </table:table-cell>
          <table:table-cell table:formula="of:=[.A1267] * [.$H$2]" office:value-type="float" office:value="7.1741715018164" calcext:value-type="float">
            <text:p>7,1741715018164</text:p>
          </table:table-cell>
          <table:table-cell table:formula="of:=([.C1267]-[.B1267]) * 100" office:value-type="float" office:value="200.685733376514" calcext:value-type="float">
            <text:p>200,685733376514</text:p>
          </table:table-cell>
          <table:table-cell table:number-columns-repeated="4"/>
        </table:table-row>
        <table:table-row table:style-name="ro1">
          <table:table-cell office:value-type="float" office:value="1266" calcext:value-type="float">
            <text:p>1266</text:p>
          </table:table-cell>
          <table:table-cell table:formula="of:=ATAN2([.$E$2];[.A1268]) / RADIANS([.$F$2])" office:value-type="float" office:value="5.16951658961318" calcext:value-type="float">
            <text:p>5,16951658961318</text:p>
          </table:table-cell>
          <table:table-cell table:formula="of:=[.A1268] * [.$H$2]" office:value-type="float" office:value="7.17984278363602" calcext:value-type="float">
            <text:p>7,17984278363602</text:p>
          </table:table-cell>
          <table:table-cell table:formula="of:=([.C1268]-[.B1268]) * 100" office:value-type="float" office:value="201.032619402284" calcext:value-type="float">
            <text:p>201,032619402284</text:p>
          </table:table-cell>
          <table:table-cell table:number-columns-repeated="4"/>
        </table:table-row>
        <table:table-row table:style-name="ro1">
          <table:table-cell office:value-type="float" office:value="1267" calcext:value-type="float">
            <text:p>1267</text:p>
          </table:table-cell>
          <table:table-cell table:formula="of:=ATAN2([.$E$2];[.A1269]) / RADIANS([.$F$2])" office:value-type="float" office:value="5.17171686966828" calcext:value-type="float">
            <text:p>5,17171686966828</text:p>
          </table:table-cell>
          <table:table-cell table:formula="of:=[.A1269] * [.$H$2]" office:value-type="float" office:value="7.18551406545564" calcext:value-type="float">
            <text:p>7,18551406545564</text:p>
          </table:table-cell>
          <table:table-cell table:formula="of:=([.C1269]-[.B1269]) * 100" office:value-type="float" office:value="201.379719578735" calcext:value-type="float">
            <text:p>201,379719578735</text:p>
          </table:table-cell>
          <table:table-cell table:number-columns-repeated="4"/>
        </table:table-row>
        <table:table-row table:style-name="ro1">
          <table:table-cell office:value-type="float" office:value="1268" calcext:value-type="float">
            <text:p>1268</text:p>
          </table:table-cell>
          <table:table-cell table:formula="of:=ATAN2([.$E$2];[.A1270]) / RADIANS([.$F$2])" office:value-type="float" office:value="5.17391501069046" calcext:value-type="float">
            <text:p>5,17391501069046</text:p>
          </table:table-cell>
          <table:table-cell table:formula="of:=[.A1270] * [.$H$2]" office:value-type="float" office:value="7.19118534727526" calcext:value-type="float">
            <text:p>7,19118534727526</text:p>
          </table:table-cell>
          <table:table-cell table:formula="of:=([.C1270]-[.B1270]) * 100" office:value-type="float" office:value="201.727033658479" calcext:value-type="float">
            <text:p>201,727033658479</text:p>
          </table:table-cell>
          <table:table-cell table:number-columns-repeated="4"/>
        </table:table-row>
        <table:table-row table:style-name="ro1">
          <table:table-cell office:value-type="float" office:value="1269" calcext:value-type="float">
            <text:p>1269</text:p>
          </table:table-cell>
          <table:table-cell table:formula="of:=ATAN2([.$E$2];[.A1271]) / RADIANS([.$F$2])" office:value-type="float" office:value="5.17611101515131" calcext:value-type="float">
            <text:p>5,17611101515131</text:p>
          </table:table-cell>
          <table:table-cell table:formula="of:=[.A1271] * [.$H$2]" office:value-type="float" office:value="7.19685662909487" calcext:value-type="float">
            <text:p>7,19685662909487</text:p>
          </table:table-cell>
          <table:table-cell table:formula="of:=([.C1271]-[.B1271]) * 100" office:value-type="float" office:value="202.074561394357" calcext:value-type="float">
            <text:p>202,074561394357</text:p>
          </table:table-cell>
          <table:table-cell table:number-columns-repeated="4"/>
        </table:table-row>
        <table:table-row table:style-name="ro1">
          <table:table-cell office:value-type="float" office:value="1270" calcext:value-type="float">
            <text:p>1270</text:p>
          </table:table-cell>
          <table:table-cell table:formula="of:=ATAN2([.$E$2];[.A1272]) / RADIANS([.$F$2])" office:value-type="float" office:value="5.17830488552012" calcext:value-type="float">
            <text:p>5,17830488552012</text:p>
          </table:table-cell>
          <table:table-cell table:formula="of:=[.A1272] * [.$H$2]" office:value-type="float" office:value="7.20252791091449" calcext:value-type="float">
            <text:p>7,20252791091449</text:p>
          </table:table-cell>
          <table:table-cell table:formula="of:=([.C1272]-[.B1272]) * 100" office:value-type="float" office:value="202.422302539438" calcext:value-type="float">
            <text:p>202,422302539438</text:p>
          </table:table-cell>
          <table:table-cell table:number-columns-repeated="4"/>
        </table:table-row>
        <table:table-row table:style-name="ro1">
          <table:table-cell office:value-type="float" office:value="1271" calcext:value-type="float">
            <text:p>1271</text:p>
          </table:table-cell>
          <table:table-cell table:formula="of:=ATAN2([.$E$2];[.A1273]) / RADIANS([.$F$2])" office:value-type="float" office:value="5.1804966242639" calcext:value-type="float">
            <text:p>5,1804966242639</text:p>
          </table:table-cell>
          <table:table-cell table:formula="of:=[.A1273] * [.$H$2]" office:value-type="float" office:value="7.20819919273411" calcext:value-type="float">
            <text:p>7,20819919273411</text:p>
          </table:table-cell>
          <table:table-cell table:formula="of:=([.C1273]-[.B1273]) * 100" office:value-type="float" office:value="202.770256847021" calcext:value-type="float">
            <text:p>202,770256847021</text:p>
          </table:table-cell>
          <table:table-cell table:number-columns-repeated="4"/>
        </table:table-row>
        <table:table-row table:style-name="ro1">
          <table:table-cell office:value-type="float" office:value="1272" calcext:value-type="float">
            <text:p>1272</text:p>
          </table:table-cell>
          <table:table-cell table:formula="of:=ATAN2([.$E$2];[.A1274]) / RADIANS([.$F$2])" office:value-type="float" office:value="5.18268623384737" calcext:value-type="float">
            <text:p>5,18268623384737</text:p>
          </table:table-cell>
          <table:table-cell table:formula="of:=[.A1274] * [.$H$2]" office:value-type="float" office:value="7.21387047455373" calcext:value-type="float">
            <text:p>7,21387047455373</text:p>
          </table:table-cell>
          <table:table-cell table:formula="of:=([.C1274]-[.B1274]) * 100" office:value-type="float" office:value="203.118424070636" calcext:value-type="float">
            <text:p>203,118424070636</text:p>
          </table:table-cell>
          <table:table-cell table:number-columns-repeated="4"/>
        </table:table-row>
        <table:table-row table:style-name="ro1">
          <table:table-cell office:value-type="float" office:value="1273" calcext:value-type="float">
            <text:p>1273</text:p>
          </table:table-cell>
          <table:table-cell table:formula="of:=ATAN2([.$E$2];[.A1275]) / RADIANS([.$F$2])" office:value-type="float" office:value="5.18487371673294" calcext:value-type="float">
            <text:p>5,18487371673294</text:p>
          </table:table-cell>
          <table:table-cell table:formula="of:=[.A1275] * [.$H$2]" office:value-type="float" office:value="7.21954175637334" calcext:value-type="float">
            <text:p>7,21954175637334</text:p>
          </table:table-cell>
          <table:table-cell table:formula="of:=([.C1275]-[.B1275]) * 100" office:value-type="float" office:value="203.466803964041" calcext:value-type="float">
            <text:p>203,466803964041</text:p>
          </table:table-cell>
          <table:table-cell table:number-columns-repeated="4"/>
        </table:table-row>
        <table:table-row table:style-name="ro1">
          <table:table-cell office:value-type="float" office:value="1274" calcext:value-type="float">
            <text:p>1274</text:p>
          </table:table-cell>
          <table:table-cell table:formula="of:=ATAN2([.$E$2];[.A1276]) / RADIANS([.$F$2])" office:value-type="float" office:value="5.18705907538072" calcext:value-type="float">
            <text:p>5,18705907538072</text:p>
          </table:table-cell>
          <table:table-cell table:formula="of:=[.A1276] * [.$H$2]" office:value-type="float" office:value="7.22521303819296" calcext:value-type="float">
            <text:p>7,22521303819296</text:p>
          </table:table-cell>
          <table:table-cell table:formula="of:=([.C1276]-[.B1276]) * 100" office:value-type="float" office:value="203.815396281224" calcext:value-type="float">
            <text:p>203,815396281224</text:p>
          </table:table-cell>
          <table:table-cell table:number-columns-repeated="4"/>
        </table:table-row>
        <table:table-row table:style-name="ro1">
          <table:table-cell office:value-type="float" office:value="1275" calcext:value-type="float">
            <text:p>1275</text:p>
          </table:table-cell>
          <table:table-cell table:formula="of:=ATAN2([.$E$2];[.A1277]) / RADIANS([.$F$2])" office:value-type="float" office:value="5.18924231224851" calcext:value-type="float">
            <text:p>5,18924231224851</text:p>
          </table:table-cell>
          <table:table-cell table:formula="of:=[.A1277] * [.$H$2]" office:value-type="float" office:value="7.23088432001258" calcext:value-type="float">
            <text:p>7,23088432001258</text:p>
          </table:table-cell>
          <table:table-cell table:formula="of:=([.C1277]-[.B1277]) * 100" office:value-type="float" office:value="204.164200776406" calcext:value-type="float">
            <text:p>204,164200776406</text:p>
          </table:table-cell>
          <table:table-cell table:number-columns-repeated="4"/>
        </table:table-row>
        <table:table-row table:style-name="ro1">
          <table:table-cell office:value-type="float" office:value="1276" calcext:value-type="float">
            <text:p>1276</text:p>
          </table:table-cell>
          <table:table-cell table:formula="of:=ATAN2([.$E$2];[.A1278]) / RADIANS([.$F$2])" office:value-type="float" office:value="5.19142342979183" calcext:value-type="float">
            <text:p>5,19142342979183</text:p>
          </table:table-cell>
          <table:table-cell table:formula="of:=[.A1278] * [.$H$2]" office:value-type="float" office:value="7.2365556018322" calcext:value-type="float">
            <text:p>7,2365556018322</text:p>
          </table:table-cell>
          <table:table-cell table:formula="of:=([.C1278]-[.B1278]) * 100" office:value-type="float" office:value="204.513217204036" calcext:value-type="float">
            <text:p>204,513217204036</text:p>
          </table:table-cell>
          <table:table-cell table:number-columns-repeated="4"/>
        </table:table-row>
        <table:table-row table:style-name="ro1">
          <table:table-cell office:value-type="float" office:value="1277" calcext:value-type="float">
            <text:p>1277</text:p>
          </table:table-cell>
          <table:table-cell table:formula="of:=ATAN2([.$E$2];[.A1279]) / RADIANS([.$F$2])" office:value-type="float" office:value="5.19360243046387" calcext:value-type="float">
            <text:p>5,19360243046387</text:p>
          </table:table-cell>
          <table:table-cell table:formula="of:=[.A1279] * [.$H$2]" office:value-type="float" office:value="7.24222688365181" calcext:value-type="float">
            <text:p>7,24222688365181</text:p>
          </table:table-cell>
          <table:table-cell table:formula="of:=([.C1279]-[.B1279]) * 100" office:value-type="float" office:value="204.862445318795" calcext:value-type="float">
            <text:p>204,862445318795</text:p>
          </table:table-cell>
          <table:table-cell table:number-columns-repeated="4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formula="of:=ATAN2([.$E$2];[.A1280]) / RADIANS([.$F$2])" office:value-type="float" office:value="5.1957793167155" calcext:value-type="float">
            <text:p>5,1957793167155</text:p>
          </table:table-cell>
          <table:table-cell table:formula="of:=[.A1280] * [.$H$2]" office:value-type="float" office:value="7.24789816547143" calcext:value-type="float">
            <text:p>7,24789816547143</text:p>
          </table:table-cell>
          <table:table-cell table:formula="of:=([.C1280]-[.B1280]) * 100" office:value-type="float" office:value="205.211884875593" calcext:value-type="float">
            <text:p>205,211884875593</text:p>
          </table:table-cell>
          <table:table-cell table:number-columns-repeated="4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formula="of:=ATAN2([.$E$2];[.A1281]) / RADIANS([.$F$2])" office:value-type="float" office:value="5.1979540909953" calcext:value-type="float">
            <text:p>5,1979540909953</text:p>
          </table:table-cell>
          <table:table-cell table:formula="of:=[.A1281] * [.$H$2]" office:value-type="float" office:value="7.25356944729105" calcext:value-type="float">
            <text:p>7,25356944729105</text:p>
          </table:table-cell>
          <table:table-cell table:formula="of:=([.C1281]-[.B1281]) * 100" office:value-type="float" office:value="205.561535629575" calcext:value-type="float">
            <text:p>205,561535629575</text:p>
          </table:table-cell>
          <table:table-cell table:number-columns-repeated="4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formula="of:=ATAN2([.$E$2];[.A1282]) / RADIANS([.$F$2])" office:value-type="float" office:value="5.20012675574953" calcext:value-type="float">
            <text:p>5,20012675574953</text:p>
          </table:table-cell>
          <table:table-cell table:formula="of:=[.A1282] * [.$H$2]" office:value-type="float" office:value="7.25924072911067" calcext:value-type="float">
            <text:p>7,25924072911067</text:p>
          </table:table-cell>
          <table:table-cell table:formula="of:=([.C1282]-[.B1282]) * 100" office:value-type="float" office:value="205.911397336113" calcext:value-type="float">
            <text:p>205,911397336113</text:p>
          </table:table-cell>
          <table:table-cell table:number-columns-repeated="4"/>
        </table:table-row>
        <table:table-row table:style-name="ro1">
          <table:table-cell office:value-type="float" office:value="1281" calcext:value-type="float">
            <text:p>1281</text:p>
          </table:table-cell>
          <table:table-cell table:formula="of:=ATAN2([.$E$2];[.A1283]) / RADIANS([.$F$2])" office:value-type="float" office:value="5.20229731342214" calcext:value-type="float">
            <text:p>5,20229731342214</text:p>
          </table:table-cell>
          <table:table-cell table:formula="of:=[.A1283] * [.$H$2]" office:value-type="float" office:value="7.26491201093029" calcext:value-type="float">
            <text:p>7,26491201093029</text:p>
          </table:table-cell>
          <table:table-cell table:formula="of:=([.C1283]-[.B1283]) * 100" office:value-type="float" office:value="206.261469750815" calcext:value-type="float">
            <text:p>206,261469750815</text:p>
          </table:table-cell>
          <table:table-cell table:number-columns-repeated="4"/>
        </table:table-row>
        <table:table-row table:style-name="ro1">
          <table:table-cell office:value-type="float" office:value="1282" calcext:value-type="float">
            <text:p>1282</text:p>
          </table:table-cell>
          <table:table-cell table:formula="of:=ATAN2([.$E$2];[.A1284]) / RADIANS([.$F$2])" office:value-type="float" office:value="5.20446576645473" calcext:value-type="float">
            <text:p>5,20446576645473</text:p>
          </table:table-cell>
          <table:table-cell table:formula="of:=[.A1284] * [.$H$2]" office:value-type="float" office:value="7.2705832927499" calcext:value-type="float">
            <text:p>7,2705832927499</text:p>
          </table:table-cell>
          <table:table-cell table:formula="of:=([.C1284]-[.B1284]) * 100" office:value-type="float" office:value="206.611752629517" calcext:value-type="float">
            <text:p>206,611752629517</text:p>
          </table:table-cell>
          <table:table-cell table:number-columns-repeated="4"/>
        </table:table-row>
        <table:table-row table:style-name="ro1">
          <table:table-cell office:value-type="float" office:value="1283" calcext:value-type="float">
            <text:p>1283</text:p>
          </table:table-cell>
          <table:table-cell table:formula="of:=ATAN2([.$E$2];[.A1285]) / RADIANS([.$F$2])" office:value-type="float" office:value="5.20663211728662" calcext:value-type="float">
            <text:p>5,20663211728662</text:p>
          </table:table-cell>
          <table:table-cell table:formula="of:=[.A1285] * [.$H$2]" office:value-type="float" office:value="7.27625457456952" calcext:value-type="float">
            <text:p>7,27625457456952</text:p>
          </table:table-cell>
          <table:table-cell table:formula="of:=([.C1285]-[.B1285]) * 100" office:value-type="float" office:value="206.96224572829" calcext:value-type="float">
            <text:p>206,96224572829</text:p>
          </table:table-cell>
          <table:table-cell table:number-columns-repeated="4"/>
        </table:table-row>
        <table:table-row table:style-name="ro1">
          <table:table-cell office:value-type="float" office:value="1284" calcext:value-type="float">
            <text:p>1284</text:p>
          </table:table-cell>
          <table:table-cell table:formula="of:=ATAN2([.$E$2];[.A1286]) / RADIANS([.$F$2])" office:value-type="float" office:value="5.20879636835477" calcext:value-type="float">
            <text:p>5,20879636835477</text:p>
          </table:table-cell>
          <table:table-cell table:formula="of:=[.A1286] * [.$H$2]" office:value-type="float" office:value="7.28192585638914" calcext:value-type="float">
            <text:p>7,28192585638914</text:p>
          </table:table-cell>
          <table:table-cell table:formula="of:=([.C1286]-[.B1286]) * 100" office:value-type="float" office:value="207.312948803437" calcext:value-type="float">
            <text:p>207,312948803437</text:p>
          </table:table-cell>
          <table:table-cell table:number-columns-repeated="4"/>
        </table:table-row>
        <table:table-row table:style-name="ro1">
          <table:table-cell office:value-type="float" office:value="1285" calcext:value-type="float">
            <text:p>1285</text:p>
          </table:table-cell>
          <table:table-cell table:formula="of:=ATAN2([.$E$2];[.A1287]) / RADIANS([.$F$2])" office:value-type="float" office:value="5.21095852209385" calcext:value-type="float">
            <text:p>5,21095852209385</text:p>
          </table:table-cell>
          <table:table-cell table:formula="of:=[.A1287] * [.$H$2]" office:value-type="float" office:value="7.28759713820876" calcext:value-type="float">
            <text:p>7,28759713820876</text:p>
          </table:table-cell>
          <table:table-cell table:formula="of:=([.C1287]-[.B1287]) * 100" office:value-type="float" office:value="207.663861611491" calcext:value-type="float">
            <text:p>207,663861611491</text:p>
          </table:table-cell>
          <table:table-cell table:number-columns-repeated="4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formula="of:=ATAN2([.$E$2];[.A1288]) / RADIANS([.$F$2])" office:value-type="float" office:value="5.21311858093618" calcext:value-type="float">
            <text:p>5,21311858093618</text:p>
          </table:table-cell>
          <table:table-cell table:formula="of:=[.A1288] * [.$H$2]" office:value-type="float" office:value="7.29326842002837" calcext:value-type="float">
            <text:p>7,29326842002837</text:p>
          </table:table-cell>
          <table:table-cell table:formula="of:=([.C1288]-[.B1288]) * 100" office:value-type="float" office:value="208.01498390922" calcext:value-type="float">
            <text:p>208,01498390922</text:p>
          </table:table-cell>
          <table:table-cell table:number-columns-repeated="4"/>
        </table:table-row>
        <table:table-row table:style-name="ro1">
          <table:table-cell office:value-type="float" office:value="1287" calcext:value-type="float">
            <text:p>1287</text:p>
          </table:table-cell>
          <table:table-cell table:formula="of:=ATAN2([.$E$2];[.A1289]) / RADIANS([.$F$2])" office:value-type="float" office:value="5.21527654731175" calcext:value-type="float">
            <text:p>5,21527654731175</text:p>
          </table:table-cell>
          <table:table-cell table:formula="of:=[.A1289] * [.$H$2]" office:value-type="float" office:value="7.29893970184799" calcext:value-type="float">
            <text:p>7,29893970184799</text:p>
          </table:table-cell>
          <table:table-cell table:formula="of:=([.C1289]-[.B1289]) * 100" office:value-type="float" office:value="208.366315453624" calcext:value-type="float">
            <text:p>208,366315453624</text:p>
          </table:table-cell>
          <table:table-cell table:number-columns-repeated="4"/>
        </table:table-row>
        <table:table-row table:style-name="ro1">
          <table:table-cell office:value-type="float" office:value="1288" calcext:value-type="float">
            <text:p>1288</text:p>
          </table:table-cell>
          <table:table-cell table:formula="of:=ATAN2([.$E$2];[.A1290]) / RADIANS([.$F$2])" office:value-type="float" office:value="5.21743242364823" calcext:value-type="float">
            <text:p>5,21743242364823</text:p>
          </table:table-cell>
          <table:table-cell table:formula="of:=[.A1290] * [.$H$2]" office:value-type="float" office:value="7.30461098366761" calcext:value-type="float">
            <text:p>7,30461098366761</text:p>
          </table:table-cell>
          <table:table-cell table:formula="of:=([.C1290]-[.B1290]) * 100" office:value-type="float" office:value="208.717856001938" calcext:value-type="float">
            <text:p>208,717856001938</text:p>
          </table:table-cell>
          <table:table-cell table:number-columns-repeated="4"/>
        </table:table-row>
        <table:table-row table:style-name="ro1">
          <table:table-cell office:value-type="float" office:value="1289" calcext:value-type="float">
            <text:p>1289</text:p>
          </table:table-cell>
          <table:table-cell table:formula="of:=ATAN2([.$E$2];[.A1291]) / RADIANS([.$F$2])" office:value-type="float" office:value="5.21958621237096" calcext:value-type="float">
            <text:p>5,21958621237096</text:p>
          </table:table-cell>
          <table:table-cell table:formula="of:=[.A1291] * [.$H$2]" office:value-type="float" office:value="7.31028226548723" calcext:value-type="float">
            <text:p>7,31028226548723</text:p>
          </table:table-cell>
          <table:table-cell table:formula="of:=([.C1291]-[.B1291]) * 100" office:value-type="float" office:value="209.069605311627" calcext:value-type="float">
            <text:p>209,069605311627</text:p>
          </table:table-cell>
          <table:table-cell table:number-columns-repeated="4"/>
        </table:table-row>
        <table:table-row table:style-name="ro1">
          <table:table-cell office:value-type="float" office:value="1290" calcext:value-type="float">
            <text:p>1290</text:p>
          </table:table-cell>
          <table:table-cell table:formula="of:=ATAN2([.$E$2];[.A1292]) / RADIANS([.$F$2])" office:value-type="float" office:value="5.22173791590292" calcext:value-type="float">
            <text:p>5,22173791590292</text:p>
          </table:table-cell>
          <table:table-cell table:formula="of:=[.A1292] * [.$H$2]" office:value-type="float" office:value="7.31595354730684" calcext:value-type="float">
            <text:p>7,31595354730684</text:p>
          </table:table-cell>
          <table:table-cell table:formula="of:=([.C1292]-[.B1292]) * 100" office:value-type="float" office:value="209.421563140392" calcext:value-type="float">
            <text:p>209,421563140392</text:p>
          </table:table-cell>
          <table:table-cell table:number-columns-repeated="4"/>
        </table:table-row>
        <table:table-row table:style-name="ro1">
          <table:table-cell office:value-type="float" office:value="1291" calcext:value-type="float">
            <text:p>1291</text:p>
          </table:table-cell>
          <table:table-cell table:formula="of:=ATAN2([.$E$2];[.A1293]) / RADIANS([.$F$2])" office:value-type="float" office:value="5.22388753666479" calcext:value-type="float">
            <text:p>5,22388753666479</text:p>
          </table:table-cell>
          <table:table-cell table:formula="of:=[.A1293] * [.$H$2]" office:value-type="float" office:value="7.32162482912646" calcext:value-type="float">
            <text:p>7,32162482912646</text:p>
          </table:table-cell>
          <table:table-cell table:formula="of:=([.C1293]-[.B1293]) * 100" office:value-type="float" office:value="209.773729246167" calcext:value-type="float">
            <text:p>209,773729246167</text:p>
          </table:table-cell>
          <table:table-cell table:number-columns-repeated="4"/>
        </table:table-row>
        <table:table-row table:style-name="ro1">
          <table:table-cell office:value-type="float" office:value="1292" calcext:value-type="float">
            <text:p>1292</text:p>
          </table:table-cell>
          <table:table-cell table:formula="of:=ATAN2([.$E$2];[.A1294]) / RADIANS([.$F$2])" office:value-type="float" office:value="5.22603507707488" calcext:value-type="float">
            <text:p>5,22603507707488</text:p>
          </table:table-cell>
          <table:table-cell table:formula="of:=[.A1294] * [.$H$2]" office:value-type="float" office:value="7.32729611094608" calcext:value-type="float">
            <text:p>7,32729611094608</text:p>
          </table:table-cell>
          <table:table-cell table:formula="of:=([.C1294]-[.B1294]) * 100" office:value-type="float" office:value="210.12610338712" calcext:value-type="float">
            <text:p>210,12610338712</text:p>
          </table:table-cell>
          <table:table-cell table:number-columns-repeated="4"/>
        </table:table-row>
        <table:table-row table:style-name="ro1">
          <table:table-cell office:value-type="float" office:value="1293" calcext:value-type="float">
            <text:p>1293</text:p>
          </table:table-cell>
          <table:table-cell table:formula="of:=ATAN2([.$E$2];[.A1295]) / RADIANS([.$F$2])" office:value-type="float" office:value="5.22818053954918" calcext:value-type="float">
            <text:p>5,22818053954918</text:p>
          </table:table-cell>
          <table:table-cell table:formula="of:=[.A1295] * [.$H$2]" office:value-type="float" office:value="7.3329673927657" calcext:value-type="float">
            <text:p>7,3329673927657</text:p>
          </table:table-cell>
          <table:table-cell table:formula="of:=([.C1295]-[.B1295]) * 100" office:value-type="float" office:value="210.478685321651" calcext:value-type="float">
            <text:p>210,478685321651</text:p>
          </table:table-cell>
          <table:table-cell table:number-columns-repeated="4"/>
        </table:table-row>
        <table:table-row table:style-name="ro1">
          <table:table-cell office:value-type="float" office:value="1294" calcext:value-type="float">
            <text:p>1294</text:p>
          </table:table-cell>
          <table:table-cell table:formula="of:=ATAN2([.$E$2];[.A1296]) / RADIANS([.$F$2])" office:value-type="float" office:value="5.23032392650133" calcext:value-type="float">
            <text:p>5,23032392650133</text:p>
          </table:table-cell>
          <table:table-cell table:formula="of:=[.A1296] * [.$H$2]" office:value-type="float" office:value="7.33863867458532" calcext:value-type="float">
            <text:p>7,33863867458532</text:p>
          </table:table-cell>
          <table:table-cell table:formula="of:=([.C1296]-[.B1296]) * 100" office:value-type="float" office:value="210.831474808399" calcext:value-type="float">
            <text:p>210,831474808399</text:p>
          </table:table-cell>
          <table:table-cell table:number-columns-repeated="4"/>
        </table:table-row>
        <table:table-row table:style-name="ro1">
          <table:table-cell office:value-type="float" office:value="1295" calcext:value-type="float">
            <text:p>1295</text:p>
          </table:table-cell>
          <table:table-cell table:formula="of:=ATAN2([.$E$2];[.A1297]) / RADIANS([.$F$2])" office:value-type="float" office:value="5.23246524034262" calcext:value-type="float">
            <text:p>5,23246524034262</text:p>
          </table:table-cell>
          <table:table-cell table:formula="of:=[.A1297] * [.$H$2]" office:value-type="float" office:value="7.34430995640493" calcext:value-type="float">
            <text:p>7,34430995640493</text:p>
          </table:table-cell>
          <table:table-cell table:formula="of:=([.C1297]-[.B1297]) * 100" office:value-type="float" office:value="211.184471606231" calcext:value-type="float">
            <text:p>211,184471606231</text:p>
          </table:table-cell>
          <table:table-cell table:number-columns-repeated="4"/>
        </table:table-row>
        <table:table-row table:style-name="ro1">
          <table:table-cell office:value-type="float" office:value="1296" calcext:value-type="float">
            <text:p>1296</text:p>
          </table:table-cell>
          <table:table-cell table:formula="of:=ATAN2([.$E$2];[.A1298]) / RADIANS([.$F$2])" office:value-type="float" office:value="5.234604483482" calcext:value-type="float">
            <text:p>5,234604483482</text:p>
          </table:table-cell>
          <table:table-cell table:formula="of:=[.A1298] * [.$H$2]" office:value-type="float" office:value="7.34998123822455" calcext:value-type="float">
            <text:p>7,34998123822455</text:p>
          </table:table-cell>
          <table:table-cell table:formula="of:=([.C1298]-[.B1298]) * 100" office:value-type="float" office:value="211.537675474255" calcext:value-type="float">
            <text:p>211,537675474255</text:p>
          </table:table-cell>
          <table:table-cell table:number-columns-repeated="4"/>
        </table:table-row>
        <table:table-row table:style-name="ro1">
          <table:table-cell office:value-type="float" office:value="1297" calcext:value-type="float">
            <text:p>1297</text:p>
          </table:table-cell>
          <table:table-cell table:formula="of:=ATAN2([.$E$2];[.A1299]) / RADIANS([.$F$2])" office:value-type="float" office:value="5.23674165832608" calcext:value-type="float">
            <text:p>5,23674165832608</text:p>
          </table:table-cell>
          <table:table-cell table:formula="of:=[.A1299] * [.$H$2]" office:value-type="float" office:value="7.35565252004417" calcext:value-type="float">
            <text:p>7,35565252004417</text:p>
          </table:table-cell>
          <table:table-cell table:formula="of:=([.C1299]-[.B1299]) * 100" office:value-type="float" office:value="211.891086171809" calcext:value-type="float">
            <text:p>211,891086171809</text:p>
          </table:table-cell>
          <table:table-cell table:number-columns-repeated="4"/>
        </table:table-row>
        <table:table-row table:style-name="ro1">
          <table:table-cell office:value-type="float" office:value="1298" calcext:value-type="float">
            <text:p>1298</text:p>
          </table:table-cell>
          <table:table-cell table:formula="of:=ATAN2([.$E$2];[.A1300]) / RADIANS([.$F$2])" office:value-type="float" office:value="5.2388767672791" calcext:value-type="float">
            <text:p>5,2388767672791</text:p>
          </table:table-cell>
          <table:table-cell table:formula="of:=[.A1300] * [.$H$2]" office:value-type="float" office:value="7.36132380186379" calcext:value-type="float">
            <text:p>7,36132380186379</text:p>
          </table:table-cell>
          <table:table-cell table:formula="of:=([.C1300]-[.B1300]) * 100" office:value-type="float" office:value="212.244703458469" calcext:value-type="float">
            <text:p>212,244703458469</text:p>
          </table:table-cell>
          <table:table-cell table:number-columns-repeated="4"/>
        </table:table-row>
        <table:table-row table:style-name="ro1">
          <table:table-cell office:value-type="float" office:value="1299" calcext:value-type="float">
            <text:p>1299</text:p>
          </table:table-cell>
          <table:table-cell table:formula="of:=ATAN2([.$E$2];[.A1301]) / RADIANS([.$F$2])" office:value-type="float" office:value="5.24100981274297" calcext:value-type="float">
            <text:p>5,24100981274297</text:p>
          </table:table-cell>
          <table:table-cell table:formula="of:=[.A1301] * [.$H$2]" office:value-type="float" office:value="7.3669950836834" calcext:value-type="float">
            <text:p>7,3669950836834</text:p>
          </table:table-cell>
          <table:table-cell table:formula="of:=([.C1301]-[.B1301]) * 100" office:value-type="float" office:value="212.598527094043" calcext:value-type="float">
            <text:p>212,598527094043</text:p>
          </table:table-cell>
          <table:table-cell table:number-columns-repeated="4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formula="of:=ATAN2([.$E$2];[.A1302]) / RADIANS([.$F$2])" office:value-type="float" office:value="5.24314079711725" calcext:value-type="float">
            <text:p>5,24314079711725</text:p>
          </table:table-cell>
          <table:table-cell table:formula="of:=[.A1302] * [.$H$2]" office:value-type="float" office:value="7.37266636550302" calcext:value-type="float">
            <text:p>7,37266636550302</text:p>
          </table:table-cell>
          <table:table-cell table:formula="of:=([.C1302]-[.B1302]) * 100" office:value-type="float" office:value="212.952556838577" calcext:value-type="float">
            <text:p>212,952556838577</text:p>
          </table:table-cell>
          <table:table-cell table:number-columns-repeated="4"/>
        </table:table-row>
        <table:table-row table:style-name="ro1">
          <table:table-cell office:value-type="float" office:value="1301" calcext:value-type="float">
            <text:p>1301</text:p>
          </table:table-cell>
          <table:table-cell table:formula="of:=ATAN2([.$E$2];[.A1303]) / RADIANS([.$F$2])" office:value-type="float" office:value="5.24526972279913" calcext:value-type="float">
            <text:p>5,24526972279913</text:p>
          </table:table-cell>
          <table:table-cell table:formula="of:=[.A1303] * [.$H$2]" office:value-type="float" office:value="7.37833764732264" calcext:value-type="float">
            <text:p>7,37833764732264</text:p>
          </table:table-cell>
          <table:table-cell table:formula="of:=([.C1303]-[.B1303]) * 100" office:value-type="float" office:value="213.306792452351" calcext:value-type="float">
            <text:p>213,306792452351</text:p>
          </table:table-cell>
          <table:table-cell table:number-columns-repeated="4"/>
        </table:table-row>
        <table:table-row table:style-name="ro1">
          <table:table-cell office:value-type="float" office:value="1302" calcext:value-type="float">
            <text:p>1302</text:p>
          </table:table-cell>
          <table:table-cell table:formula="of:=ATAN2([.$E$2];[.A1304]) / RADIANS([.$F$2])" office:value-type="float" office:value="5.24739659218344" calcext:value-type="float">
            <text:p>5,24739659218344</text:p>
          </table:table-cell>
          <table:table-cell table:formula="of:=[.A1304] * [.$H$2]" office:value-type="float" office:value="7.38400892914226" calcext:value-type="float">
            <text:p>7,38400892914226</text:p>
          </table:table-cell>
          <table:table-cell table:formula="of:=([.C1304]-[.B1304]) * 100" office:value-type="float" office:value="213.661233695882" calcext:value-type="float">
            <text:p>213,661233695882</text:p>
          </table:table-cell>
          <table:table-cell table:number-columns-repeated="4"/>
        </table:table-row>
        <table:table-row table:style-name="ro1">
          <table:table-cell office:value-type="float" office:value="1303" calcext:value-type="float">
            <text:p>1303</text:p>
          </table:table-cell>
          <table:table-cell table:formula="of:=ATAN2([.$E$2];[.A1305]) / RADIANS([.$F$2])" office:value-type="float" office:value="5.24952140766267" calcext:value-type="float">
            <text:p>5,24952140766267</text:p>
          </table:table-cell>
          <table:table-cell table:formula="of:=[.A1305] * [.$H$2]" office:value-type="float" office:value="7.38968021096188" calcext:value-type="float">
            <text:p>7,38968021096188</text:p>
          </table:table-cell>
          <table:table-cell table:formula="of:=([.C1305]-[.B1305]) * 100" office:value-type="float" office:value="214.01588032992" calcext:value-type="float">
            <text:p>214,01588032992</text:p>
          </table:table-cell>
          <table:table-cell table:number-columns-repeated="4"/>
        </table:table-row>
        <table:table-row table:style-name="ro1">
          <table:table-cell office:value-type="float" office:value="1304" calcext:value-type="float">
            <text:p>1304</text:p>
          </table:table-cell>
          <table:table-cell table:formula="of:=ATAN2([.$E$2];[.A1306]) / RADIANS([.$F$2])" office:value-type="float" office:value="5.25164417162695" calcext:value-type="float">
            <text:p>5,25164417162695</text:p>
          </table:table-cell>
          <table:table-cell table:formula="of:=[.A1306] * [.$H$2]" office:value-type="float" office:value="7.39535149278149" calcext:value-type="float">
            <text:p>7,39535149278149</text:p>
          </table:table-cell>
          <table:table-cell table:formula="of:=([.C1306]-[.B1306]) * 100" office:value-type="float" office:value="214.370732115454" calcext:value-type="float">
            <text:p>214,370732115454</text:p>
          </table:table-cell>
          <table:table-cell table:number-columns-repeated="4"/>
        </table:table-row>
        <table:table-row table:style-name="ro1">
          <table:table-cell office:value-type="float" office:value="1305" calcext:value-type="float">
            <text:p>1305</text:p>
          </table:table-cell>
          <table:table-cell table:formula="of:=ATAN2([.$E$2];[.A1307]) / RADIANS([.$F$2])" office:value-type="float" office:value="5.25376488646404" calcext:value-type="float">
            <text:p>5,25376488646404</text:p>
          </table:table-cell>
          <table:table-cell table:formula="of:=[.A1307] * [.$H$2]" office:value-type="float" office:value="7.40102277460111" calcext:value-type="float">
            <text:p>7,40102277460111</text:p>
          </table:table-cell>
          <table:table-cell table:formula="of:=([.C1307]-[.B1307]) * 100" office:value-type="float" office:value="214.725788813707" calcext:value-type="float">
            <text:p>214,725788813707</text:p>
          </table:table-cell>
          <table:table-cell table:number-columns-repeated="4"/>
        </table:table-row>
        <table:table-row table:style-name="ro1">
          <table:table-cell office:value-type="float" office:value="1306" calcext:value-type="float">
            <text:p>1306</text:p>
          </table:table-cell>
          <table:table-cell table:formula="of:=ATAN2([.$E$2];[.A1308]) / RADIANS([.$F$2])" office:value-type="float" office:value="5.25588355455934" calcext:value-type="float">
            <text:p>5,25588355455934</text:p>
          </table:table-cell>
          <table:table-cell table:formula="of:=[.A1308] * [.$H$2]" office:value-type="float" office:value="7.40669405642073" calcext:value-type="float">
            <text:p>7,40669405642073</text:p>
          </table:table-cell>
          <table:table-cell table:formula="of:=([.C1308]-[.B1308]) * 100" office:value-type="float" office:value="215.081050186139" calcext:value-type="float">
            <text:p>215,081050186139</text:p>
          </table:table-cell>
          <table:table-cell table:number-columns-repeated="4"/>
        </table:table-row>
        <table:table-row table:style-name="ro1">
          <table:table-cell office:value-type="float" office:value="1307" calcext:value-type="float">
            <text:p>1307</text:p>
          </table:table-cell>
          <table:table-cell table:formula="of:=ATAN2([.$E$2];[.A1309]) / RADIANS([.$F$2])" office:value-type="float" office:value="5.25800017829589" calcext:value-type="float">
            <text:p>5,25800017829589</text:p>
          </table:table-cell>
          <table:table-cell table:formula="of:=[.A1309] * [.$H$2]" office:value-type="float" office:value="7.41236533824035" calcext:value-type="float">
            <text:p>7,41236533824035</text:p>
          </table:table-cell>
          <table:table-cell table:formula="of:=([.C1309]-[.B1309]) * 100" office:value-type="float" office:value="215.436515994446" calcext:value-type="float">
            <text:p>215,436515994446</text:p>
          </table:table-cell>
          <table:table-cell table:number-columns-repeated="4"/>
        </table:table-row>
        <table:table-row table:style-name="ro1">
          <table:table-cell office:value-type="float" office:value="1308" calcext:value-type="float">
            <text:p>1308</text:p>
          </table:table-cell>
          <table:table-cell table:formula="of:=ATAN2([.$E$2];[.A1310]) / RADIANS([.$F$2])" office:value-type="float" office:value="5.26011476005437" calcext:value-type="float">
            <text:p>5,26011476005437</text:p>
          </table:table-cell>
          <table:table-cell table:formula="of:=[.A1310] * [.$H$2]" office:value-type="float" office:value="7.41803662005996" calcext:value-type="float">
            <text:p>7,41803662005996</text:p>
          </table:table-cell>
          <table:table-cell table:formula="of:=([.C1310]-[.B1310]) * 100" office:value-type="float" office:value="215.79218600056" calcext:value-type="float">
            <text:p>215,79218600056</text:p>
          </table:table-cell>
          <table:table-cell table:number-columns-repeated="4"/>
        </table:table-row>
        <table:table-row table:style-name="ro1">
          <table:table-cell office:value-type="float" office:value="1309" calcext:value-type="float">
            <text:p>1309</text:p>
          </table:table-cell>
          <table:table-cell table:formula="of:=ATAN2([.$E$2];[.A1311]) / RADIANS([.$F$2])" office:value-type="float" office:value="5.26222730221308" calcext:value-type="float">
            <text:p>5,26222730221308</text:p>
          </table:table-cell>
          <table:table-cell table:formula="of:=[.A1311] * [.$H$2]" office:value-type="float" office:value="7.42370790187958" calcext:value-type="float">
            <text:p>7,42370790187958</text:p>
          </table:table-cell>
          <table:table-cell table:formula="of:=([.C1311]-[.B1311]) * 100" office:value-type="float" office:value="216.148059966651" calcext:value-type="float">
            <text:p>216,148059966651</text:p>
          </table:table-cell>
          <table:table-cell table:number-columns-repeated="4"/>
        </table:table-row>
        <table:table-row table:style-name="ro1">
          <table:table-cell office:value-type="float" office:value="1310" calcext:value-type="float">
            <text:p>1310</text:p>
          </table:table-cell>
          <table:table-cell table:formula="of:=ATAN2([.$E$2];[.A1312]) / RADIANS([.$F$2])" office:value-type="float" office:value="5.26433780714796" calcext:value-type="float">
            <text:p>5,26433780714796</text:p>
          </table:table-cell>
          <table:table-cell table:formula="of:=[.A1312] * [.$H$2]" office:value-type="float" office:value="7.4293791836992" calcext:value-type="float">
            <text:p>7,4293791836992</text:p>
          </table:table-cell>
          <table:table-cell table:formula="of:=([.C1312]-[.B1312]) * 100" office:value-type="float" office:value="216.504137655124" calcext:value-type="float">
            <text:p>216,504137655124</text:p>
          </table:table-cell>
          <table:table-cell table:number-columns-repeated="4"/>
        </table:table-row>
        <table:table-row table:style-name="ro1">
          <table:table-cell office:value-type="float" office:value="1311" calcext:value-type="float">
            <text:p>1311</text:p>
          </table:table-cell>
          <table:table-cell table:formula="of:=ATAN2([.$E$2];[.A1313]) / RADIANS([.$F$2])" office:value-type="float" office:value="5.26644627723259" calcext:value-type="float">
            <text:p>5,26644627723259</text:p>
          </table:table-cell>
          <table:table-cell table:formula="of:=[.A1313] * [.$H$2]" office:value-type="float" office:value="7.43505046551882" calcext:value-type="float">
            <text:p>7,43505046551882</text:p>
          </table:table-cell>
          <table:table-cell table:formula="of:=([.C1313]-[.B1313]) * 100" office:value-type="float" office:value="216.860418828623" calcext:value-type="float">
            <text:p>216,860418828623</text:p>
          </table:table-cell>
          <table:table-cell table:number-columns-repeated="4"/>
        </table:table-row>
        <table:table-row table:style-name="ro1">
          <table:table-cell office:value-type="float" office:value="1312" calcext:value-type="float">
            <text:p>1312</text:p>
          </table:table-cell>
          <table:table-cell table:formula="of:=ATAN2([.$E$2];[.A1314]) / RADIANS([.$F$2])" office:value-type="float" office:value="5.26855271483816" calcext:value-type="float">
            <text:p>5,26855271483816</text:p>
          </table:table-cell>
          <table:table-cell table:formula="of:=[.A1314] * [.$H$2]" office:value-type="float" office:value="7.44072174733843" calcext:value-type="float">
            <text:p>7,44072174733843</text:p>
          </table:table-cell>
          <table:table-cell table:formula="of:=([.C1314]-[.B1314]) * 100" office:value-type="float" office:value="217.216903250027" calcext:value-type="float">
            <text:p>217,216903250027</text:p>
          </table:table-cell>
          <table:table-cell table:number-columns-repeated="4"/>
        </table:table-row>
        <table:table-row table:style-name="ro1">
          <table:table-cell office:value-type="float" office:value="1313" calcext:value-type="float">
            <text:p>1313</text:p>
          </table:table-cell>
          <table:table-cell table:formula="of:=ATAN2([.$E$2];[.A1315]) / RADIANS([.$F$2])" office:value-type="float" office:value="5.27065712233352" calcext:value-type="float">
            <text:p>5,27065712233352</text:p>
          </table:table-cell>
          <table:table-cell table:formula="of:=[.A1315] * [.$H$2]" office:value-type="float" office:value="7.44639302915805" calcext:value-type="float">
            <text:p>7,44639302915805</text:p>
          </table:table-cell>
          <table:table-cell table:formula="of:=([.C1315]-[.B1315]) * 100" office:value-type="float" office:value="217.573590682454" calcext:value-type="float">
            <text:p>217,573590682454</text:p>
          </table:table-cell>
          <table:table-cell table:number-columns-repeated="4"/>
        </table:table-row>
        <table:table-row table:style-name="ro1">
          <table:table-cell office:value-type="float" office:value="1314" calcext:value-type="float">
            <text:p>1314</text:p>
          </table:table-cell>
          <table:table-cell table:formula="of:=ATAN2([.$E$2];[.A1316]) / RADIANS([.$F$2])" office:value-type="float" office:value="5.2727595020851" calcext:value-type="float">
            <text:p>5,2727595020851</text:p>
          </table:table-cell>
          <table:table-cell table:formula="of:=[.A1316] * [.$H$2]" office:value-type="float" office:value="7.45206431097767" calcext:value-type="float">
            <text:p>7,45206431097767</text:p>
          </table:table-cell>
          <table:table-cell table:formula="of:=([.C1316]-[.B1316]) * 100" office:value-type="float" office:value="217.930480889257" calcext:value-type="float">
            <text:p>217,930480889257</text:p>
          </table:table-cell>
          <table:table-cell table:number-columns-repeated="4"/>
        </table:table-row>
        <table:table-row table:style-name="ro1">
          <table:table-cell office:value-type="float" office:value="1315" calcext:value-type="float">
            <text:p>1315</text:p>
          </table:table-cell>
          <table:table-cell table:formula="of:=ATAN2([.$E$2];[.A1317]) / RADIANS([.$F$2])" office:value-type="float" office:value="5.274859856457" calcext:value-type="float">
            <text:p>5,274859856457</text:p>
          </table:table-cell>
          <table:table-cell table:formula="of:=[.A1317] * [.$H$2]" office:value-type="float" office:value="7.45773559279729" calcext:value-type="float">
            <text:p>7,45773559279729</text:p>
          </table:table-cell>
          <table:table-cell table:formula="of:=([.C1317]-[.B1317]) * 100" office:value-type="float" office:value="218.287573634028" calcext:value-type="float">
            <text:p>218,287573634028</text:p>
          </table:table-cell>
          <table:table-cell table:number-columns-repeated="4"/>
        </table:table-row>
        <table:table-row table:style-name="ro1">
          <table:table-cell office:value-type="float" office:value="1316" calcext:value-type="float">
            <text:p>1316</text:p>
          </table:table-cell>
          <table:table-cell table:formula="of:=ATAN2([.$E$2];[.A1318]) / RADIANS([.$F$2])" office:value-type="float" office:value="5.27695818781093" calcext:value-type="float">
            <text:p>5,27695818781093</text:p>
          </table:table-cell>
          <table:table-cell table:formula="of:=[.A1318] * [.$H$2]" office:value-type="float" office:value="7.46340687461691" calcext:value-type="float">
            <text:p>7,46340687461691</text:p>
          </table:table-cell>
          <table:table-cell table:formula="of:=([.C1318]-[.B1318]) * 100" office:value-type="float" office:value="218.644868680597" calcext:value-type="float">
            <text:p>218,644868680597</text:p>
          </table:table-cell>
          <table:table-cell table:number-columns-repeated="4"/>
        </table:table-row>
        <table:table-row table:style-name="ro1">
          <table:table-cell office:value-type="float" office:value="1317" calcext:value-type="float">
            <text:p>1317</text:p>
          </table:table-cell>
          <table:table-cell table:formula="of:=ATAN2([.$E$2];[.A1319]) / RADIANS([.$F$2])" office:value-type="float" office:value="5.27905449850621" calcext:value-type="float">
            <text:p>5,27905449850621</text:p>
          </table:table-cell>
          <table:table-cell table:formula="of:=[.A1319] * [.$H$2]" office:value-type="float" office:value="7.46907815643652" calcext:value-type="float">
            <text:p>7,46907815643652</text:p>
          </table:table-cell>
          <table:table-cell table:formula="of:=([.C1319]-[.B1319]) * 100" office:value-type="float" office:value="219.002365793031" calcext:value-type="float">
            <text:p>219,002365793031</text:p>
          </table:table-cell>
          <table:table-cell table:number-columns-repeated="4"/>
        </table:table-row>
        <table:table-row table:style-name="ro1">
          <table:table-cell office:value-type="float" office:value="1318" calcext:value-type="float">
            <text:p>1318</text:p>
          </table:table-cell>
          <table:table-cell table:formula="of:=ATAN2([.$E$2];[.A1320]) / RADIANS([.$F$2])" office:value-type="float" office:value="5.2811487908998" calcext:value-type="float">
            <text:p>5,2811487908998</text:p>
          </table:table-cell>
          <table:table-cell table:formula="of:=[.A1320] * [.$H$2]" office:value-type="float" office:value="7.47474943825614" calcext:value-type="float">
            <text:p>7,47474943825614</text:p>
          </table:table-cell>
          <table:table-cell table:formula="of:=([.C1320]-[.B1320]) * 100" office:value-type="float" office:value="219.360064735634" calcext:value-type="float">
            <text:p>219,360064735634</text:p>
          </table:table-cell>
          <table:table-cell table:number-columns-repeated="4"/>
        </table:table-row>
        <table:table-row table:style-name="ro1">
          <table:table-cell office:value-type="float" office:value="1319" calcext:value-type="float">
            <text:p>1319</text:p>
          </table:table-cell>
          <table:table-cell table:formula="of:=ATAN2([.$E$2];[.A1321]) / RADIANS([.$F$2])" office:value-type="float" office:value="5.28324106734628" calcext:value-type="float">
            <text:p>5,28324106734628</text:p>
          </table:table-cell>
          <table:table-cell table:formula="of:=[.A1321] * [.$H$2]" office:value-type="float" office:value="7.48042072007576" calcext:value-type="float">
            <text:p>7,48042072007576</text:p>
          </table:table-cell>
          <table:table-cell table:formula="of:=([.C1321]-[.B1321]) * 100" office:value-type="float" office:value="219.717965272948" calcext:value-type="float">
            <text:p>219,717965272948</text:p>
          </table:table-cell>
          <table:table-cell table:number-columns-repeated="4"/>
        </table:table-row>
        <table:table-row table:style-name="ro1">
          <table:table-cell office:value-type="float" office:value="1320" calcext:value-type="float">
            <text:p>1320</text:p>
          </table:table-cell>
          <table:table-cell table:formula="of:=ATAN2([.$E$2];[.A1322]) / RADIANS([.$F$2])" office:value-type="float" office:value="5.28533133019782" calcext:value-type="float">
            <text:p>5,28533133019782</text:p>
          </table:table-cell>
          <table:table-cell table:formula="of:=[.A1322] * [.$H$2]" office:value-type="float" office:value="7.48609200189538" calcext:value-type="float">
            <text:p>7,48609200189538</text:p>
          </table:table-cell>
          <table:table-cell table:formula="of:=([.C1322]-[.B1322]) * 100" office:value-type="float" office:value="220.076067169755" calcext:value-type="float">
            <text:p>220,076067169755</text:p>
          </table:table-cell>
          <table:table-cell table:number-columns-repeated="4"/>
        </table:table-row>
        <table:table-row table:style-name="ro1">
          <table:table-cell office:value-type="float" office:value="1321" calcext:value-type="float">
            <text:p>1321</text:p>
          </table:table-cell>
          <table:table-cell table:formula="of:=ATAN2([.$E$2];[.A1323]) / RADIANS([.$F$2])" office:value-type="float" office:value="5.28741958180426" calcext:value-type="float">
            <text:p>5,28741958180426</text:p>
          </table:table-cell>
          <table:table-cell table:formula="of:=[.A1323] * [.$H$2]" office:value-type="float" office:value="7.49176328371499" calcext:value-type="float">
            <text:p>7,49176328371499</text:p>
          </table:table-cell>
          <table:table-cell table:formula="of:=([.C1323]-[.B1323]) * 100" office:value-type="float" office:value="220.434370191074" calcext:value-type="float">
            <text:p>220,434370191074</text:p>
          </table:table-cell>
          <table:table-cell table:number-columns-repeated="4"/>
        </table:table-row>
        <table:table-row table:style-name="ro1">
          <table:table-cell office:value-type="float" office:value="1322" calcext:value-type="float">
            <text:p>1322</text:p>
          </table:table-cell>
          <table:table-cell table:formula="of:=ATAN2([.$E$2];[.A1324]) / RADIANS([.$F$2])" office:value-type="float" office:value="5.28950582451301" calcext:value-type="float">
            <text:p>5,28950582451301</text:p>
          </table:table-cell>
          <table:table-cell table:formula="of:=[.A1324] * [.$H$2]" office:value-type="float" office:value="7.49743456553461" calcext:value-type="float">
            <text:p>7,49743456553461</text:p>
          </table:table-cell>
          <table:table-cell table:formula="of:=([.C1324]-[.B1324]) * 100" office:value-type="float" office:value="220.79287410216" calcext:value-type="float">
            <text:p>220,79287410216</text:p>
          </table:table-cell>
          <table:table-cell table:number-columns-repeated="4"/>
        </table:table-row>
        <table:table-row table:style-name="ro1">
          <table:table-cell office:value-type="float" office:value="1323" calcext:value-type="float">
            <text:p>1323</text:p>
          </table:table-cell>
          <table:table-cell table:formula="of:=ATAN2([.$E$2];[.A1325]) / RADIANS([.$F$2])" office:value-type="float" office:value="5.29159006066913" calcext:value-type="float">
            <text:p>5,29159006066913</text:p>
          </table:table-cell>
          <table:table-cell table:formula="of:=[.A1325] * [.$H$2]" office:value-type="float" office:value="7.50310584735423" calcext:value-type="float">
            <text:p>7,50310584735423</text:p>
          </table:table-cell>
          <table:table-cell table:formula="of:=([.C1325]-[.B1325]) * 100" office:value-type="float" office:value="221.15157866851" calcext:value-type="float">
            <text:p>221,15157866851</text:p>
          </table:table-cell>
          <table:table-cell table:number-columns-repeated="4"/>
        </table:table-row>
        <table:table-row table:style-name="ro1">
          <table:table-cell office:value-type="float" office:value="1324" calcext:value-type="float">
            <text:p>1324</text:p>
          </table:table-cell>
          <table:table-cell table:formula="of:=ATAN2([.$E$2];[.A1326]) / RADIANS([.$F$2])" office:value-type="float" office:value="5.29367229261527" calcext:value-type="float">
            <text:p>5,29367229261527</text:p>
          </table:table-cell>
          <table:table-cell table:formula="of:=[.A1326] * [.$H$2]" office:value-type="float" office:value="7.50877712917385" calcext:value-type="float">
            <text:p>7,50877712917385</text:p>
          </table:table-cell>
          <table:table-cell table:formula="of:=([.C1326]-[.B1326]) * 100" office:value-type="float" office:value="221.510483655858" calcext:value-type="float">
            <text:p>221,510483655858</text:p>
          </table:table-cell>
          <table:table-cell table:number-columns-repeated="4"/>
        </table:table-row>
        <table:table-row table:style-name="ro1">
          <table:table-cell office:value-type="float" office:value="1325" calcext:value-type="float">
            <text:p>1325</text:p>
          </table:table-cell>
          <table:table-cell table:formula="of:=ATAN2([.$E$2];[.A1327]) / RADIANS([.$F$2])" office:value-type="float" office:value="5.29575252269171" calcext:value-type="float">
            <text:p>5,29575252269171</text:p>
          </table:table-cell>
          <table:table-cell table:formula="of:=[.A1327] * [.$H$2]" office:value-type="float" office:value="7.51444841099347" calcext:value-type="float">
            <text:p>7,51444841099347</text:p>
          </table:table-cell>
          <table:table-cell table:formula="of:=([.C1327]-[.B1327]) * 100" office:value-type="float" office:value="221.869588830175" calcext:value-type="float">
            <text:p>221,869588830175</text:p>
          </table:table-cell>
          <table:table-cell table:number-columns-repeated="4"/>
        </table:table-row>
        <table:table-row table:style-name="ro1">
          <table:table-cell office:value-type="float" office:value="1326" calcext:value-type="float">
            <text:p>1326</text:p>
          </table:table-cell>
          <table:table-cell table:formula="of:=ATAN2([.$E$2];[.A1328]) / RADIANS([.$F$2])" office:value-type="float" office:value="5.29783075323635" calcext:value-type="float">
            <text:p>5,29783075323635</text:p>
          </table:table-cell>
          <table:table-cell table:formula="of:=[.A1328] * [.$H$2]" office:value-type="float" office:value="7.52011969281308" calcext:value-type="float">
            <text:p>7,52011969281308</text:p>
          </table:table-cell>
          <table:table-cell table:formula="of:=([.C1328]-[.B1328]) * 100" office:value-type="float" office:value="222.228893957673" calcext:value-type="float">
            <text:p>222,228893957673</text:p>
          </table:table-cell>
          <table:table-cell table:number-columns-repeated="4"/>
        </table:table-row>
        <table:table-row table:style-name="ro1">
          <table:table-cell office:value-type="float" office:value="1327" calcext:value-type="float">
            <text:p>1327</text:p>
          </table:table-cell>
          <table:table-cell table:formula="of:=ATAN2([.$E$2];[.A1329]) / RADIANS([.$F$2])" office:value-type="float" office:value="5.29990698658468" calcext:value-type="float">
            <text:p>5,29990698658468</text:p>
          </table:table-cell>
          <table:table-cell table:formula="of:=[.A1329] * [.$H$2]" office:value-type="float" office:value="7.5257909746327" calcext:value-type="float">
            <text:p>7,5257909746327</text:p>
          </table:table-cell>
          <table:table-cell table:formula="of:=([.C1329]-[.B1329]) * 100" office:value-type="float" office:value="222.588398804802" calcext:value-type="float">
            <text:p>222,588398804802</text:p>
          </table:table-cell>
          <table:table-cell table:number-columns-repeated="4"/>
        </table:table-row>
        <table:table-row table:style-name="ro1">
          <table:table-cell office:value-type="float" office:value="1328" calcext:value-type="float">
            <text:p>1328</text:p>
          </table:table-cell>
          <table:table-cell table:formula="of:=ATAN2([.$E$2];[.A1330]) / RADIANS([.$F$2])" office:value-type="float" office:value="5.30198122506982" calcext:value-type="float">
            <text:p>5,30198122506982</text:p>
          </table:table-cell>
          <table:table-cell table:formula="of:=[.A1330] * [.$H$2]" office:value-type="float" office:value="7.53146225645232" calcext:value-type="float">
            <text:p>7,53146225645232</text:p>
          </table:table-cell>
          <table:table-cell table:formula="of:=([.C1330]-[.B1330]) * 100" office:value-type="float" office:value="222.94810313825" calcext:value-type="float">
            <text:p>222,94810313825</text:p>
          </table:table-cell>
          <table:table-cell table:number-columns-repeated="4"/>
        </table:table-row>
        <table:table-row table:style-name="ro1">
          <table:table-cell office:value-type="float" office:value="1329" calcext:value-type="float">
            <text:p>1329</text:p>
          </table:table-cell>
          <table:table-cell table:formula="of:=ATAN2([.$E$2];[.A1331]) / RADIANS([.$F$2])" office:value-type="float" office:value="5.30405347102249" calcext:value-type="float">
            <text:p>5,30405347102249</text:p>
          </table:table-cell>
          <table:table-cell table:formula="of:=[.A1331] * [.$H$2]" office:value-type="float" office:value="7.53713353827194" calcext:value-type="float">
            <text:p>7,53713353827194</text:p>
          </table:table-cell>
          <table:table-cell table:formula="of:=([.C1331]-[.B1331]) * 100" office:value-type="float" office:value="223.308006724945" calcext:value-type="float">
            <text:p>223,308006724945</text:p>
          </table:table-cell>
          <table:table-cell table:number-columns-repeated="4"/>
        </table:table-row>
        <table:table-row table:style-name="ro1">
          <table:table-cell office:value-type="float" office:value="1330" calcext:value-type="float">
            <text:p>1330</text:p>
          </table:table-cell>
          <table:table-cell table:formula="of:=ATAN2([.$E$2];[.A1332]) / RADIANS([.$F$2])" office:value-type="float" office:value="5.30612372677102" calcext:value-type="float">
            <text:p>5,30612372677102</text:p>
          </table:table-cell>
          <table:table-cell table:formula="of:=[.A1332] * [.$H$2]" office:value-type="float" office:value="7.54280482009155" calcext:value-type="float">
            <text:p>7,54280482009155</text:p>
          </table:table-cell>
          <table:table-cell table:formula="of:=([.C1332]-[.B1332]) * 100" office:value-type="float" office:value="223.668109332054" calcext:value-type="float">
            <text:p>223,668109332054</text:p>
          </table:table-cell>
          <table:table-cell table:number-columns-repeated="4"/>
        </table:table-row>
        <table:table-row table:style-name="ro1">
          <table:table-cell office:value-type="float" office:value="1331" calcext:value-type="float">
            <text:p>1331</text:p>
          </table:table-cell>
          <table:table-cell table:formula="of:=ATAN2([.$E$2];[.A1333]) / RADIANS([.$F$2])" office:value-type="float" office:value="5.30819199464135" calcext:value-type="float">
            <text:p>5,30819199464135</text:p>
          </table:table-cell>
          <table:table-cell table:formula="of:=[.A1333] * [.$H$2]" office:value-type="float" office:value="7.54847610191117" calcext:value-type="float">
            <text:p>7,54847610191117</text:p>
          </table:table-cell>
          <table:table-cell table:formula="of:=([.C1333]-[.B1333]) * 100" office:value-type="float" office:value="224.028410726982" calcext:value-type="float">
            <text:p>224,028410726982</text:p>
          </table:table-cell>
          <table:table-cell table:number-columns-repeated="4"/>
        </table:table-row>
        <table:table-row table:style-name="ro1">
          <table:table-cell office:value-type="float" office:value="1332" calcext:value-type="float">
            <text:p>1332</text:p>
          </table:table-cell>
          <table:table-cell table:formula="of:=ATAN2([.$E$2];[.A1334]) / RADIANS([.$F$2])" office:value-type="float" office:value="5.31025827695704" calcext:value-type="float">
            <text:p>5,31025827695704</text:p>
          </table:table-cell>
          <table:table-cell table:formula="of:=[.A1334] * [.$H$2]" office:value-type="float" office:value="7.55414738373079" calcext:value-type="float">
            <text:p>7,55414738373079</text:p>
          </table:table-cell>
          <table:table-cell table:formula="of:=([.C1334]-[.B1334]) * 100" office:value-type="float" office:value="224.388910677375" calcext:value-type="float">
            <text:p>224,388910677375</text:p>
          </table:table-cell>
          <table:table-cell table:number-columns-repeated="4"/>
        </table:table-row>
        <table:table-row table:style-name="ro1">
          <table:table-cell office:value-type="float" office:value="1333" calcext:value-type="float">
            <text:p>1333</text:p>
          </table:table-cell>
          <table:table-cell table:formula="of:=ATAN2([.$E$2];[.A1335]) / RADIANS([.$F$2])" office:value-type="float" office:value="5.31232257603924" calcext:value-type="float">
            <text:p>5,31232257603924</text:p>
          </table:table-cell>
          <table:table-cell table:formula="of:=[.A1335] * [.$H$2]" office:value-type="float" office:value="7.55981866555041" calcext:value-type="float">
            <text:p>7,55981866555041</text:p>
          </table:table-cell>
          <table:table-cell table:formula="of:=([.C1335]-[.B1335]) * 100" office:value-type="float" office:value="224.749608951116" calcext:value-type="float">
            <text:p>224,749608951116</text:p>
          </table:table-cell>
          <table:table-cell table:number-columns-repeated="4"/>
        </table:table-row>
        <table:table-row table:style-name="ro1">
          <table:table-cell office:value-type="float" office:value="1334" calcext:value-type="float">
            <text:p>1334</text:p>
          </table:table-cell>
          <table:table-cell table:formula="of:=ATAN2([.$E$2];[.A1336]) / RADIANS([.$F$2])" office:value-type="float" office:value="5.31438489420671" calcext:value-type="float">
            <text:p>5,31438489420671</text:p>
          </table:table-cell>
          <table:table-cell table:formula="of:=[.A1336] * [.$H$2]" office:value-type="float" office:value="7.56548994737002" calcext:value-type="float">
            <text:p>7,56548994737002</text:p>
          </table:table-cell>
          <table:table-cell table:formula="of:=([.C1336]-[.B1336]) * 100" office:value-type="float" office:value="225.110505316331" calcext:value-type="float">
            <text:p>225,110505316331</text:p>
          </table:table-cell>
          <table:table-cell table:number-columns-repeated="4"/>
        </table:table-row>
        <table:table-row table:style-name="ro1">
          <table:table-cell office:value-type="float" office:value="1335" calcext:value-type="float">
            <text:p>1335</text:p>
          </table:table-cell>
          <table:table-cell table:formula="of:=ATAN2([.$E$2];[.A1337]) / RADIANS([.$F$2])" office:value-type="float" office:value="5.31644523377582" calcext:value-type="float">
            <text:p>5,31644523377582</text:p>
          </table:table-cell>
          <table:table-cell table:formula="of:=[.A1337] * [.$H$2]" office:value-type="float" office:value="7.57116122918964" calcext:value-type="float">
            <text:p>7,57116122918964</text:p>
          </table:table-cell>
          <table:table-cell table:formula="of:=([.C1337]-[.B1337]) * 100" office:value-type="float" office:value="225.471599541382" calcext:value-type="float">
            <text:p>225,471599541382</text:p>
          </table:table-cell>
          <table:table-cell table:number-columns-repeated="4"/>
        </table:table-row>
        <table:table-row table:style-name="ro1">
          <table:table-cell office:value-type="float" office:value="1336" calcext:value-type="float">
            <text:p>1336</text:p>
          </table:table-cell>
          <table:table-cell table:formula="of:=ATAN2([.$E$2];[.A1338]) / RADIANS([.$F$2])" office:value-type="float" office:value="5.31850359706055" calcext:value-type="float">
            <text:p>5,31850359706055</text:p>
          </table:table-cell>
          <table:table-cell table:formula="of:=[.A1338] * [.$H$2]" office:value-type="float" office:value="7.57683251100926" calcext:value-type="float">
            <text:p>7,57683251100926</text:p>
          </table:table-cell>
          <table:table-cell table:formula="of:=([.C1338]-[.B1338]) * 100" office:value-type="float" office:value="225.832891394871" calcext:value-type="float">
            <text:p>225,832891394871</text:p>
          </table:table-cell>
          <table:table-cell table:number-columns-repeated="4"/>
        </table:table-row>
        <table:table-row table:style-name="ro1">
          <table:table-cell office:value-type="float" office:value="1337" calcext:value-type="float">
            <text:p>1337</text:p>
          </table:table-cell>
          <table:table-cell table:formula="of:=ATAN2([.$E$2];[.A1339]) / RADIANS([.$F$2])" office:value-type="float" office:value="5.32055998637245" calcext:value-type="float">
            <text:p>5,32055998637245</text:p>
          </table:table-cell>
          <table:table-cell table:formula="of:=[.A1339] * [.$H$2]" office:value-type="float" office:value="7.58250379282888" calcext:value-type="float">
            <text:p>7,58250379282888</text:p>
          </table:table-cell>
          <table:table-cell table:formula="of:=([.C1339]-[.B1339]) * 100" office:value-type="float" office:value="226.194380645643" calcext:value-type="float">
            <text:p>226,194380645643</text:p>
          </table:table-cell>
          <table:table-cell table:number-columns-repeated="4"/>
        </table:table-row>
        <table:table-row table:style-name="ro1">
          <table:table-cell office:value-type="float" office:value="1338" calcext:value-type="float">
            <text:p>1338</text:p>
          </table:table-cell>
          <table:table-cell table:formula="of:=ATAN2([.$E$2];[.A1340]) / RADIANS([.$F$2])" office:value-type="float" office:value="5.32261440402072" calcext:value-type="float">
            <text:p>5,32261440402072</text:p>
          </table:table-cell>
          <table:table-cell table:formula="of:=[.A1340] * [.$H$2]" office:value-type="float" office:value="7.5881750746485" calcext:value-type="float">
            <text:p>7,5881750746485</text:p>
          </table:table-cell>
          <table:table-cell table:formula="of:=([.C1340]-[.B1340]) * 100" office:value-type="float" office:value="226.556067062778" calcext:value-type="float">
            <text:p>226,556067062778</text:p>
          </table:table-cell>
          <table:table-cell table:number-columns-repeated="4"/>
        </table:table-row>
        <table:table-row table:style-name="ro1">
          <table:table-cell office:value-type="float" office:value="1339" calcext:value-type="float">
            <text:p>1339</text:p>
          </table:table-cell>
          <table:table-cell table:formula="of:=ATAN2([.$E$2];[.A1341]) / RADIANS([.$F$2])" office:value-type="float" office:value="5.32466685231213" calcext:value-type="float">
            <text:p>5,32466685231213</text:p>
          </table:table-cell>
          <table:table-cell table:formula="of:=[.A1341] * [.$H$2]" office:value-type="float" office:value="7.59384635646811" calcext:value-type="float">
            <text:p>7,59384635646811</text:p>
          </table:table-cell>
          <table:table-cell table:formula="of:=([.C1341]-[.B1341]) * 100" office:value-type="float" office:value="226.917950415598" calcext:value-type="float">
            <text:p>226,917950415598</text:p>
          </table:table-cell>
          <table:table-cell table:number-columns-repeated="4"/>
        </table:table-row>
        <table:table-row table:style-name="ro1">
          <table:table-cell office:value-type="float" office:value="1340" calcext:value-type="float">
            <text:p>1340</text:p>
          </table:table-cell>
          <table:table-cell table:formula="of:=ATAN2([.$E$2];[.A1342]) / RADIANS([.$F$2])" office:value-type="float" office:value="5.32671733355106" calcext:value-type="float">
            <text:p>5,32671733355106</text:p>
          </table:table-cell>
          <table:table-cell table:formula="of:=[.A1342] * [.$H$2]" office:value-type="float" office:value="7.59951763828773" calcext:value-type="float">
            <text:p>7,59951763828773</text:p>
          </table:table-cell>
          <table:table-cell table:formula="of:=([.C1342]-[.B1342]) * 100" office:value-type="float" office:value="227.280030473667" calcext:value-type="float">
            <text:p>227,280030473667</text:p>
          </table:table-cell>
          <table:table-cell table:number-columns-repeated="4"/>
        </table:table-row>
        <table:table-row table:style-name="ro1">
          <table:table-cell office:value-type="float" office:value="1341" calcext:value-type="float">
            <text:p>1341</text:p>
          </table:table-cell>
          <table:table-cell table:formula="of:=ATAN2([.$E$2];[.A1343]) / RADIANS([.$F$2])" office:value-type="float" office:value="5.3287658500395" calcext:value-type="float">
            <text:p>5,3287658500395</text:p>
          </table:table-cell>
          <table:table-cell table:formula="of:=[.A1343] * [.$H$2]" office:value-type="float" office:value="7.60518892010735" calcext:value-type="float">
            <text:p>7,60518892010735</text:p>
          </table:table-cell>
          <table:table-cell table:formula="of:=([.C1343]-[.B1343]) * 100" office:value-type="float" office:value="227.642307006785" calcext:value-type="float">
            <text:p>227,642307006785</text:p>
          </table:table-cell>
          <table:table-cell table:number-columns-repeated="4"/>
        </table:table-row>
        <table:table-row table:style-name="ro1">
          <table:table-cell office:value-type="float" office:value="1342" calcext:value-type="float">
            <text:p>1342</text:p>
          </table:table-cell>
          <table:table-cell table:formula="of:=ATAN2([.$E$2];[.A1344]) / RADIANS([.$F$2])" office:value-type="float" office:value="5.33081240407702" calcext:value-type="float">
            <text:p>5,33081240407702</text:p>
          </table:table-cell>
          <table:table-cell table:formula="of:=[.A1344] * [.$H$2]" office:value-type="float" office:value="7.61086020192697" calcext:value-type="float">
            <text:p>7,61086020192697</text:p>
          </table:table-cell>
          <table:table-cell table:formula="of:=([.C1344]-[.B1344]) * 100" office:value-type="float" office:value="228.004779784994" calcext:value-type="float">
            <text:p>228,004779784994</text:p>
          </table:table-cell>
          <table:table-cell table:number-columns-repeated="4"/>
        </table:table-row>
        <table:table-row table:style-name="ro1">
          <table:table-cell office:value-type="float" office:value="1343" calcext:value-type="float">
            <text:p>1343</text:p>
          </table:table-cell>
          <table:table-cell table:formula="of:=ATAN2([.$E$2];[.A1345]) / RADIANS([.$F$2])" office:value-type="float" office:value="5.33285699796081" calcext:value-type="float">
            <text:p>5,33285699796081</text:p>
          </table:table-cell>
          <table:table-cell table:formula="of:=[.A1345] * [.$H$2]" office:value-type="float" office:value="7.61653148374658" calcext:value-type="float">
            <text:p>7,61653148374658</text:p>
          </table:table-cell>
          <table:table-cell table:formula="of:=([.C1345]-[.B1345]) * 100" office:value-type="float" office:value="228.367448578577" calcext:value-type="float">
            <text:p>228,367448578577</text:p>
          </table:table-cell>
          <table:table-cell table:number-columns-repeated="4"/>
        </table:table-row>
        <table:table-row table:style-name="ro1">
          <table:table-cell office:value-type="float" office:value="1344" calcext:value-type="float">
            <text:p>1344</text:p>
          </table:table-cell>
          <table:table-cell table:formula="of:=ATAN2([.$E$2];[.A1346]) / RADIANS([.$F$2])" office:value-type="float" office:value="5.33489963398565" calcext:value-type="float">
            <text:p>5,33489963398565</text:p>
          </table:table-cell>
          <table:table-cell table:formula="of:=[.A1346] * [.$H$2]" office:value-type="float" office:value="7.6222027655662" calcext:value-type="float">
            <text:p>7,6222027655662</text:p>
          </table:table-cell>
          <table:table-cell table:formula="of:=([.C1346]-[.B1346]) * 100" office:value-type="float" office:value="228.730313158055" calcext:value-type="float">
            <text:p>228,730313158055</text:p>
          </table:table-cell>
          <table:table-cell table:number-columns-repeated="4"/>
        </table:table-row>
        <table:table-row table:style-name="ro1">
          <table:table-cell office:value-type="float" office:value="1345" calcext:value-type="float">
            <text:p>1345</text:p>
          </table:table-cell>
          <table:table-cell table:formula="of:=ATAN2([.$E$2];[.A1347]) / RADIANS([.$F$2])" office:value-type="float" office:value="5.3369403144439" calcext:value-type="float">
            <text:p>5,3369403144439</text:p>
          </table:table-cell>
          <table:table-cell table:formula="of:=[.A1347] * [.$H$2]" office:value-type="float" office:value="7.62787404738582" calcext:value-type="float">
            <text:p>7,62787404738582</text:p>
          </table:table-cell>
          <table:table-cell table:formula="of:=([.C1347]-[.B1347]) * 100" office:value-type="float" office:value="229.093373294192" calcext:value-type="float">
            <text:p>229,093373294192</text:p>
          </table:table-cell>
          <table:table-cell table:number-columns-repeated="4"/>
        </table:table-row>
        <table:table-row table:style-name="ro1">
          <table:table-cell office:value-type="float" office:value="1346" calcext:value-type="float">
            <text:p>1346</text:p>
          </table:table-cell>
          <table:table-cell table:formula="of:=ATAN2([.$E$2];[.A1348]) / RADIANS([.$F$2])" office:value-type="float" office:value="5.33897904162555" calcext:value-type="float">
            <text:p>5,33897904162555</text:p>
          </table:table-cell>
          <table:table-cell table:formula="of:=[.A1348] * [.$H$2]" office:value-type="float" office:value="7.63354532920544" calcext:value-type="float">
            <text:p>7,63354532920544</text:p>
          </table:table-cell>
          <table:table-cell table:formula="of:=([.C1348]-[.B1348]) * 100" office:value-type="float" office:value="229.456628757988" calcext:value-type="float">
            <text:p>229,456628757988</text:p>
          </table:table-cell>
          <table:table-cell table:number-columns-repeated="4"/>
        </table:table-row>
        <table:table-row table:style-name="ro1">
          <table:table-cell office:value-type="float" office:value="1347" calcext:value-type="float">
            <text:p>1347</text:p>
          </table:table-cell>
          <table:table-cell table:formula="of:=ATAN2([.$E$2];[.A1349]) / RADIANS([.$F$2])" office:value-type="float" office:value="5.34101581781817" calcext:value-type="float">
            <text:p>5,34101581781817</text:p>
          </table:table-cell>
          <table:table-cell table:formula="of:=[.A1349] * [.$H$2]" office:value-type="float" office:value="7.63921661102505" calcext:value-type="float">
            <text:p>7,63921661102505</text:p>
          </table:table-cell>
          <table:table-cell table:formula="of:=([.C1349]-[.B1349]) * 100" office:value-type="float" office:value="229.820079320688" calcext:value-type="float">
            <text:p>229,820079320688</text:p>
          </table:table-cell>
          <table:table-cell table:number-columns-repeated="4"/>
        </table:table-row>
        <table:table-row table:style-name="ro1">
          <table:table-cell office:value-type="float" office:value="1348" calcext:value-type="float">
            <text:p>1348</text:p>
          </table:table-cell>
          <table:table-cell table:formula="of:=ATAN2([.$E$2];[.A1350]) / RADIANS([.$F$2])" office:value-type="float" office:value="5.34305064530693" calcext:value-type="float">
            <text:p>5,34305064530693</text:p>
          </table:table-cell>
          <table:table-cell table:formula="of:=[.A1350] * [.$H$2]" office:value-type="float" office:value="7.64488789284467" calcext:value-type="float">
            <text:p>7,64488789284467</text:p>
          </table:table-cell>
          <table:table-cell table:formula="of:=([.C1350]-[.B1350]) * 100" office:value-type="float" office:value="230.183724753775" calcext:value-type="float">
            <text:p>230,183724753775</text:p>
          </table:table-cell>
          <table:table-cell table:number-columns-repeated="4"/>
        </table:table-row>
        <table:table-row table:style-name="ro1">
          <table:table-cell office:value-type="float" office:value="1349" calcext:value-type="float">
            <text:p>1349</text:p>
          </table:table-cell>
          <table:table-cell table:formula="of:=ATAN2([.$E$2];[.A1351]) / RADIANS([.$F$2])" office:value-type="float" office:value="5.34508352637458" calcext:value-type="float">
            <text:p>5,34508352637458</text:p>
          </table:table-cell>
          <table:table-cell table:formula="of:=[.A1351] * [.$H$2]" office:value-type="float" office:value="7.65055917466429" calcext:value-type="float">
            <text:p>7,65055917466429</text:p>
          </table:table-cell>
          <table:table-cell table:formula="of:=([.C1351]-[.B1351]) * 100" office:value-type="float" office:value="230.547564828971" calcext:value-type="float">
            <text:p>230,547564828971</text:p>
          </table:table-cell>
          <table:table-cell table:number-columns-repeated="4"/>
        </table:table-row>
        <table:table-row table:style-name="ro1">
          <table:table-cell office:value-type="float" office:value="1350" calcext:value-type="float">
            <text:p>1350</text:p>
          </table:table-cell>
          <table:table-cell table:formula="of:=ATAN2([.$E$2];[.A1352]) / RADIANS([.$F$2])" office:value-type="float" office:value="5.34711446330148" calcext:value-type="float">
            <text:p>5,34711446330148</text:p>
          </table:table-cell>
          <table:table-cell table:formula="of:=[.A1352] * [.$H$2]" office:value-type="float" office:value="7.65623045648391" calcext:value-type="float">
            <text:p>7,65623045648391</text:p>
          </table:table-cell>
          <table:table-cell table:formula="of:=([.C1352]-[.B1352]) * 100" office:value-type="float" office:value="230.911599318242" calcext:value-type="float">
            <text:p>230,911599318242</text:p>
          </table:table-cell>
          <table:table-cell table:number-columns-repeated="4"/>
        </table:table-row>
        <table:table-row table:style-name="ro1">
          <table:table-cell office:value-type="float" office:value="1351" calcext:value-type="float">
            <text:p>1351</text:p>
          </table:table-cell>
          <table:table-cell table:formula="of:=ATAN2([.$E$2];[.A1353]) / RADIANS([.$F$2])" office:value-type="float" office:value="5.3491434583656" calcext:value-type="float">
            <text:p>5,3491434583656</text:p>
          </table:table-cell>
          <table:table-cell table:formula="of:=[.A1353] * [.$H$2]" office:value-type="float" office:value="7.66190173830353" calcext:value-type="float">
            <text:p>7,66190173830353</text:p>
          </table:table-cell>
          <table:table-cell table:formula="of:=([.C1353]-[.B1353]) * 100" office:value-type="float" office:value="231.275827993793" calcext:value-type="float">
            <text:p>231,275827993793</text:p>
          </table:table-cell>
          <table:table-cell table:number-columns-repeated="4"/>
        </table:table-row>
        <table:table-row table:style-name="ro1">
          <table:table-cell office:value-type="float" office:value="1352" calcext:value-type="float">
            <text:p>1352</text:p>
          </table:table-cell>
          <table:table-cell table:formula="of:=ATAN2([.$E$2];[.A1354]) / RADIANS([.$F$2])" office:value-type="float" office:value="5.35117051384247" calcext:value-type="float">
            <text:p>5,35117051384247</text:p>
          </table:table-cell>
          <table:table-cell table:formula="of:=[.A1354] * [.$H$2]" office:value-type="float" office:value="7.66757302012314" calcext:value-type="float">
            <text:p>7,66757302012314</text:p>
          </table:table-cell>
          <table:table-cell table:formula="of:=([.C1354]-[.B1354]) * 100" office:value-type="float" office:value="231.640250628067" calcext:value-type="float">
            <text:p>231,640250628067</text:p>
          </table:table-cell>
          <table:table-cell table:number-columns-repeated="4"/>
        </table:table-row>
        <table:table-row table:style-name="ro1">
          <table:table-cell office:value-type="float" office:value="1353" calcext:value-type="float">
            <text:p>1353</text:p>
          </table:table-cell>
          <table:table-cell table:formula="of:=ATAN2([.$E$2];[.A1355]) / RADIANS([.$F$2])" office:value-type="float" office:value="5.35319563200524" calcext:value-type="float">
            <text:p>5,35319563200524</text:p>
          </table:table-cell>
          <table:table-cell table:formula="of:=[.A1355] * [.$H$2]" office:value-type="float" office:value="7.67324430194276" calcext:value-type="float">
            <text:p>7,67324430194276</text:p>
          </table:table-cell>
          <table:table-cell table:formula="of:=([.C1355]-[.B1355]) * 100" office:value-type="float" office:value="232.004866993752" calcext:value-type="float">
            <text:p>232,004866993752</text:p>
          </table:table-cell>
          <table:table-cell table:number-columns-repeated="4"/>
        </table:table-row>
        <table:table-row table:style-name="ro1">
          <table:table-cell office:value-type="float" office:value="1354" calcext:value-type="float">
            <text:p>1354</text:p>
          </table:table-cell>
          <table:table-cell table:formula="of:=ATAN2([.$E$2];[.A1356]) / RADIANS([.$F$2])" office:value-type="float" office:value="5.35521881512463" calcext:value-type="float">
            <text:p>5,35521881512463</text:p>
          </table:table-cell>
          <table:table-cell table:formula="of:=[.A1356] * [.$H$2]" office:value-type="float" office:value="7.67891558376238" calcext:value-type="float">
            <text:p>7,67891558376238</text:p>
          </table:table-cell>
          <table:table-cell table:formula="of:=([.C1356]-[.B1356]) * 100" office:value-type="float" office:value="232.369676863775" calcext:value-type="float">
            <text:p>232,369676863775</text:p>
          </table:table-cell>
          <table:table-cell table:number-columns-repeated="4"/>
        </table:table-row>
        <table:table-row table:style-name="ro1">
          <table:table-cell office:value-type="float" office:value="1355" calcext:value-type="float">
            <text:p>1355</text:p>
          </table:table-cell>
          <table:table-cell table:formula="of:=ATAN2([.$E$2];[.A1357]) / RADIANS([.$F$2])" office:value-type="float" office:value="5.35724006546898" calcext:value-type="float">
            <text:p>5,35724006546898</text:p>
          </table:table-cell>
          <table:table-cell table:formula="of:=[.A1357] * [.$H$2]" office:value-type="float" office:value="7.684586865582" calcext:value-type="float">
            <text:p>7,684586865582</text:p>
          </table:table-cell>
          <table:table-cell table:formula="of:=([.C1357]-[.B1357]) * 100" office:value-type="float" office:value="232.734680011301" calcext:value-type="float">
            <text:p>232,734680011301</text:p>
          </table:table-cell>
          <table:table-cell table:number-columns-repeated="4"/>
        </table:table-row>
        <table:table-row table:style-name="ro1">
          <table:table-cell office:value-type="float" office:value="1356" calcext:value-type="float">
            <text:p>1356</text:p>
          </table:table-cell>
          <table:table-cell table:formula="of:=ATAN2([.$E$2];[.A1358]) / RADIANS([.$F$2])" office:value-type="float" office:value="5.35925938530421" calcext:value-type="float">
            <text:p>5,35925938530421</text:p>
          </table:table-cell>
          <table:table-cell table:formula="of:=[.A1358] * [.$H$2]" office:value-type="float" office:value="7.69025814740161" calcext:value-type="float">
            <text:p>7,69025814740161</text:p>
          </table:table-cell>
          <table:table-cell table:formula="of:=([.C1358]-[.B1358]) * 100" office:value-type="float" office:value="233.09987620974" calcext:value-type="float">
            <text:p>233,09987620974</text:p>
          </table:table-cell>
          <table:table-cell table:number-columns-repeated="4"/>
        </table:table-row>
        <table:table-row table:style-name="ro1">
          <table:table-cell office:value-type="float" office:value="1357" calcext:value-type="float">
            <text:p>1357</text:p>
          </table:table-cell>
          <table:table-cell table:formula="of:=ATAN2([.$E$2];[.A1359]) / RADIANS([.$F$2])" office:value-type="float" office:value="5.36127677689383" calcext:value-type="float">
            <text:p>5,36127677689383</text:p>
          </table:table-cell>
          <table:table-cell table:formula="of:=[.A1359] * [.$H$2]" office:value-type="float" office:value="7.69592942922123" calcext:value-type="float">
            <text:p>7,69592942922123</text:p>
          </table:table-cell>
          <table:table-cell table:formula="of:=([.C1359]-[.B1359]) * 100" office:value-type="float" office:value="233.46526523274" calcext:value-type="float">
            <text:p>233,46526523274</text:p>
          </table:table-cell>
          <table:table-cell table:number-columns-repeated="4"/>
        </table:table-row>
        <table:table-row table:style-name="ro1">
          <table:table-cell office:value-type="float" office:value="1358" calcext:value-type="float">
            <text:p>1358</text:p>
          </table:table-cell>
          <table:table-cell table:formula="of:=ATAN2([.$E$2];[.A1360]) / RADIANS([.$F$2])" office:value-type="float" office:value="5.36329224249893" calcext:value-type="float">
            <text:p>5,36329224249893</text:p>
          </table:table-cell>
          <table:table-cell table:formula="of:=[.A1360] * [.$H$2]" office:value-type="float" office:value="7.70160071104085" calcext:value-type="float">
            <text:p>7,70160071104085</text:p>
          </table:table-cell>
          <table:table-cell table:formula="of:=([.C1360]-[.B1360]) * 100" office:value-type="float" office:value="233.830846854192" calcext:value-type="float">
            <text:p>233,830846854192</text:p>
          </table:table-cell>
          <table:table-cell table:number-columns-repeated="4"/>
        </table:table-row>
        <table:table-row table:style-name="ro1">
          <table:table-cell office:value-type="float" office:value="1359" calcext:value-type="float">
            <text:p>1359</text:p>
          </table:table-cell>
          <table:table-cell table:formula="of:=ATAN2([.$E$2];[.A1361]) / RADIANS([.$F$2])" office:value-type="float" office:value="5.36530578437822" calcext:value-type="float">
            <text:p>5,36530578437822</text:p>
          </table:table-cell>
          <table:table-cell table:formula="of:=[.A1361] * [.$H$2]" office:value-type="float" office:value="7.70727199286047" calcext:value-type="float">
            <text:p>7,70727199286047</text:p>
          </table:table-cell>
          <table:table-cell table:formula="of:=([.C1361]-[.B1361]) * 100" office:value-type="float" office:value="234.196620848225" calcext:value-type="float">
            <text:p>234,196620848225</text:p>
          </table:table-cell>
          <table:table-cell table:number-columns-repeated="4"/>
        </table:table-row>
        <table:table-row table:style-name="ro1">
          <table:table-cell office:value-type="float" office:value="1360" calcext:value-type="float">
            <text:p>1360</text:p>
          </table:table-cell>
          <table:table-cell table:formula="of:=ATAN2([.$E$2];[.A1362]) / RADIANS([.$F$2])" office:value-type="float" office:value="5.36731740478798" calcext:value-type="float">
            <text:p>5,36731740478798</text:p>
          </table:table-cell>
          <table:table-cell table:formula="of:=[.A1362] * [.$H$2]" office:value-type="float" office:value="7.71294327468008" calcext:value-type="float">
            <text:p>7,71294327468008</text:p>
          </table:table-cell>
          <table:table-cell table:formula="of:=([.C1362]-[.B1362]) * 100" office:value-type="float" office:value="234.562586989211" calcext:value-type="float">
            <text:p>234,562586989211</text:p>
          </table:table-cell>
          <table:table-cell table:number-columns-repeated="4"/>
        </table:table-row>
        <table:table-row table:style-name="ro1">
          <table:table-cell office:value-type="float" office:value="1361" calcext:value-type="float">
            <text:p>1361</text:p>
          </table:table-cell>
          <table:table-cell table:formula="of:=ATAN2([.$E$2];[.A1363]) / RADIANS([.$F$2])" office:value-type="float" office:value="5.36932710598208" calcext:value-type="float">
            <text:p>5,36932710598208</text:p>
          </table:table-cell>
          <table:table-cell table:formula="of:=[.A1363] * [.$H$2]" office:value-type="float" office:value="7.7186145564997" calcext:value-type="float">
            <text:p>7,7186145564997</text:p>
          </table:table-cell>
          <table:table-cell table:formula="of:=([.C1363]-[.B1363]) * 100" office:value-type="float" office:value="234.928745051762" calcext:value-type="float">
            <text:p>234,928745051762</text:p>
          </table:table-cell>
          <table:table-cell table:number-columns-repeated="4"/>
        </table:table-row>
        <table:table-row table:style-name="ro1">
          <table:table-cell office:value-type="float" office:value="1362" calcext:value-type="float">
            <text:p>1362</text:p>
          </table:table-cell>
          <table:table-cell table:formula="of:=ATAN2([.$E$2];[.A1364]) / RADIANS([.$F$2])" office:value-type="float" office:value="5.37133489021199" calcext:value-type="float">
            <text:p>5,37133489021199</text:p>
          </table:table-cell>
          <table:table-cell table:formula="of:=[.A1364] * [.$H$2]" office:value-type="float" office:value="7.72428583831932" calcext:value-type="float">
            <text:p>7,72428583831932</text:p>
          </table:table-cell>
          <table:table-cell table:formula="of:=([.C1364]-[.B1364]) * 100" office:value-type="float" office:value="235.295094810733" calcext:value-type="float">
            <text:p>235,295094810733</text:p>
          </table:table-cell>
          <table:table-cell table:number-columns-repeated="4"/>
        </table:table-row>
        <table:table-row table:style-name="ro1">
          <table:table-cell office:value-type="float" office:value="1363" calcext:value-type="float">
            <text:p>1363</text:p>
          </table:table-cell>
          <table:table-cell table:formula="of:=ATAN2([.$E$2];[.A1365]) / RADIANS([.$F$2])" office:value-type="float" office:value="5.37334075972677" calcext:value-type="float">
            <text:p>5,37334075972677</text:p>
          </table:table-cell>
          <table:table-cell table:formula="of:=[.A1365] * [.$H$2]" office:value-type="float" office:value="7.72995712013894" calcext:value-type="float">
            <text:p>7,72995712013894</text:p>
          </table:table-cell>
          <table:table-cell table:formula="of:=([.C1365]-[.B1365]) * 100" office:value-type="float" office:value="235.661636041217" calcext:value-type="float">
            <text:p>235,661636041217</text:p>
          </table:table-cell>
          <table:table-cell table:number-columns-repeated="4"/>
        </table:table-row>
        <table:table-row table:style-name="ro1">
          <table:table-cell office:value-type="float" office:value="1364" calcext:value-type="float">
            <text:p>1364</text:p>
          </table:table-cell>
          <table:table-cell table:formula="of:=ATAN2([.$E$2];[.A1366]) / RADIANS([.$F$2])" office:value-type="float" office:value="5.37534471677306" calcext:value-type="float">
            <text:p>5,37534471677306</text:p>
          </table:table-cell>
          <table:table-cell table:formula="of:=[.A1366] * [.$H$2]" office:value-type="float" office:value="7.73562840195856" calcext:value-type="float">
            <text:p>7,73562840195856</text:p>
          </table:table-cell>
          <table:table-cell table:formula="of:=([.C1366]-[.B1366]) * 100" office:value-type="float" office:value="236.02836851855" calcext:value-type="float">
            <text:p>236,02836851855</text:p>
          </table:table-cell>
          <table:table-cell table:number-columns-repeated="4"/>
        </table:table-row>
        <table:table-row table:style-name="ro1">
          <table:table-cell office:value-type="float" office:value="1365" calcext:value-type="float">
            <text:p>1365</text:p>
          </table:table-cell>
          <table:table-cell table:formula="of:=ATAN2([.$E$2];[.A1367]) / RADIANS([.$F$2])" office:value-type="float" office:value="5.3773467635951" calcext:value-type="float">
            <text:p>5,3773467635951</text:p>
          </table:table-cell>
          <table:table-cell table:formula="of:=[.A1367] * [.$H$2]" office:value-type="float" office:value="7.74129968377817" calcext:value-type="float">
            <text:p>7,74129968377817</text:p>
          </table:table-cell>
          <table:table-cell table:formula="of:=([.C1367]-[.B1367]) * 100" office:value-type="float" office:value="236.395292018307" calcext:value-type="float">
            <text:p>236,395292018307</text:p>
          </table:table-cell>
          <table:table-cell table:number-columns-repeated="4"/>
        </table:table-row>
        <table:table-row table:style-name="ro1">
          <table:table-cell office:value-type="float" office:value="1366" calcext:value-type="float">
            <text:p>1366</text:p>
          </table:table-cell>
          <table:table-cell table:formula="of:=ATAN2([.$E$2];[.A1368]) / RADIANS([.$F$2])" office:value-type="float" office:value="5.37934690243471" calcext:value-type="float">
            <text:p>5,37934690243471</text:p>
          </table:table-cell>
          <table:table-cell table:formula="of:=[.A1368] * [.$H$2]" office:value-type="float" office:value="7.74697096559779" calcext:value-type="float">
            <text:p>7,74697096559779</text:p>
          </table:table-cell>
          <table:table-cell table:formula="of:=([.C1368]-[.B1368]) * 100" office:value-type="float" office:value="236.762406316308" calcext:value-type="float">
            <text:p>236,762406316308</text:p>
          </table:table-cell>
          <table:table-cell table:number-columns-repeated="4"/>
        </table:table-row>
        <table:table-row table:style-name="ro1">
          <table:table-cell office:value-type="float" office:value="1367" calcext:value-type="float">
            <text:p>1367</text:p>
          </table:table-cell>
          <table:table-cell table:formula="of:=ATAN2([.$E$2];[.A1369]) / RADIANS([.$F$2])" office:value-type="float" office:value="5.38134513553131" calcext:value-type="float">
            <text:p>5,38134513553131</text:p>
          </table:table-cell>
          <table:table-cell table:formula="of:=[.A1369] * [.$H$2]" office:value-type="float" office:value="7.75264224741741" calcext:value-type="float">
            <text:p>7,75264224741741</text:p>
          </table:table-cell>
          <table:table-cell table:formula="of:=([.C1369]-[.B1369]) * 100" office:value-type="float" office:value="237.12971118861" calcext:value-type="float">
            <text:p>237,12971118861</text:p>
          </table:table-cell>
          <table:table-cell table:number-columns-repeated="4"/>
        </table:table-row>
        <table:table-row table:style-name="ro1">
          <table:table-cell office:value-type="float" office:value="1368" calcext:value-type="float">
            <text:p>1368</text:p>
          </table:table-cell>
          <table:table-cell table:formula="of:=ATAN2([.$E$2];[.A1370]) / RADIANS([.$F$2])" office:value-type="float" office:value="5.3833414651219" calcext:value-type="float">
            <text:p>5,3833414651219</text:p>
          </table:table-cell>
          <table:table-cell table:formula="of:=[.A1370] * [.$H$2]" office:value-type="float" office:value="7.75831352923703" calcext:value-type="float">
            <text:p>7,75831352923703</text:p>
          </table:table-cell>
          <table:table-cell table:formula="of:=([.C1370]-[.B1370]) * 100" office:value-type="float" office:value="237.497206411513" calcext:value-type="float">
            <text:p>237,497206411513</text:p>
          </table:table-cell>
          <table:table-cell table:number-columns-repeated="4"/>
        </table:table-row>
        <table:table-row table:style-name="ro1">
          <table:table-cell office:value-type="float" office:value="1369" calcext:value-type="float">
            <text:p>1369</text:p>
          </table:table-cell>
          <table:table-cell table:formula="of:=ATAN2([.$E$2];[.A1371]) / RADIANS([.$F$2])" office:value-type="float" office:value="5.38533589344107" calcext:value-type="float">
            <text:p>5,38533589344107</text:p>
          </table:table-cell>
          <table:table-cell table:formula="of:=[.A1371] * [.$H$2]" office:value-type="float" office:value="7.76398481105664" calcext:value-type="float">
            <text:p>7,76398481105664</text:p>
          </table:table-cell>
          <table:table-cell table:formula="of:=([.C1371]-[.B1371]) * 100" office:value-type="float" office:value="237.864891761557" calcext:value-type="float">
            <text:p>237,864891761557</text:p>
          </table:table-cell>
          <table:table-cell table:number-columns-repeated="4"/>
        </table:table-row>
        <table:table-row table:style-name="ro1">
          <table:table-cell office:value-type="float" office:value="1370" calcext:value-type="float">
            <text:p>1370</text:p>
          </table:table-cell>
          <table:table-cell table:formula="of:=ATAN2([.$E$2];[.A1372]) / RADIANS([.$F$2])" office:value-type="float" office:value="5.38732842272101" calcext:value-type="float">
            <text:p>5,38732842272101</text:p>
          </table:table-cell>
          <table:table-cell table:formula="of:=[.A1372] * [.$H$2]" office:value-type="float" office:value="7.76965609287626" calcext:value-type="float">
            <text:p>7,76965609287626</text:p>
          </table:table-cell>
          <table:table-cell table:formula="of:=([.C1372]-[.B1372]) * 100" office:value-type="float" office:value="238.232767015525" calcext:value-type="float">
            <text:p>238,232767015525</text:p>
          </table:table-cell>
          <table:table-cell table:number-columns-repeated="4"/>
        </table:table-row>
        <table:table-row table:style-name="ro1">
          <table:table-cell office:value-type="float" office:value="1371" calcext:value-type="float">
            <text:p>1371</text:p>
          </table:table-cell>
          <table:table-cell table:formula="of:=ATAN2([.$E$2];[.A1373]) / RADIANS([.$F$2])" office:value-type="float" office:value="5.38931905519148" calcext:value-type="float">
            <text:p>5,38931905519148</text:p>
          </table:table-cell>
          <table:table-cell table:formula="of:=[.A1373] * [.$H$2]" office:value-type="float" office:value="7.77532737469588" calcext:value-type="float">
            <text:p>7,77532737469588</text:p>
          </table:table-cell>
          <table:table-cell table:formula="of:=([.C1373]-[.B1373]) * 100" office:value-type="float" office:value="238.60083195044" calcext:value-type="float">
            <text:p>238,60083195044</text:p>
          </table:table-cell>
          <table:table-cell table:number-columns-repeated="4"/>
        </table:table-row>
        <table:table-row table:style-name="ro1">
          <table:table-cell office:value-type="float" office:value="1372" calcext:value-type="float">
            <text:p>1372</text:p>
          </table:table-cell>
          <table:table-cell table:formula="of:=ATAN2([.$E$2];[.A1374]) / RADIANS([.$F$2])" office:value-type="float" office:value="5.39130779307983" calcext:value-type="float">
            <text:p>5,39130779307983</text:p>
          </table:table-cell>
          <table:table-cell table:formula="of:=[.A1374] * [.$H$2]" office:value-type="float" office:value="7.7809986565155" calcext:value-type="float">
            <text:p>7,7809986565155</text:p>
          </table:table-cell>
          <table:table-cell table:formula="of:=([.C1374]-[.B1374]) * 100" office:value-type="float" office:value="238.969086343566" calcext:value-type="float">
            <text:p>238,969086343566</text:p>
          </table:table-cell>
          <table:table-cell table:number-columns-repeated="4"/>
        </table:table-row>
        <table:table-row table:style-name="ro1">
          <table:table-cell office:value-type="float" office:value="1373" calcext:value-type="float">
            <text:p>1373</text:p>
          </table:table-cell>
          <table:table-cell table:formula="of:=ATAN2([.$E$2];[.A1375]) / RADIANS([.$F$2])" office:value-type="float" office:value="5.39329463861103" calcext:value-type="float">
            <text:p>5,39329463861103</text:p>
          </table:table-cell>
          <table:table-cell table:formula="of:=[.A1375] * [.$H$2]" office:value-type="float" office:value="7.78666993833511" calcext:value-type="float">
            <text:p>7,78666993833511</text:p>
          </table:table-cell>
          <table:table-cell table:formula="of:=([.C1375]-[.B1375]) * 100" office:value-type="float" office:value="239.337529972409" calcext:value-type="float">
            <text:p>239,337529972409</text:p>
          </table:table-cell>
          <table:table-cell table:number-columns-repeated="4"/>
        </table:table-row>
        <table:table-row table:style-name="ro1">
          <table:table-cell office:value-type="float" office:value="1374" calcext:value-type="float">
            <text:p>1374</text:p>
          </table:table-cell>
          <table:table-cell table:formula="of:=ATAN2([.$E$2];[.A1376]) / RADIANS([.$F$2])" office:value-type="float" office:value="5.39527959400759" calcext:value-type="float">
            <text:p>5,39527959400759</text:p>
          </table:table-cell>
          <table:table-cell table:formula="of:=[.A1376] * [.$H$2]" office:value-type="float" office:value="7.79234122015473" calcext:value-type="float">
            <text:p>7,79234122015473</text:p>
          </table:table-cell>
          <table:table-cell table:formula="of:=([.C1376]-[.B1376]) * 100" office:value-type="float" office:value="239.706162614715" calcext:value-type="float">
            <text:p>239,706162614715</text:p>
          </table:table-cell>
          <table:table-cell table:number-columns-repeated="4"/>
        </table:table-row>
        <table:table-row table:style-name="ro1">
          <table:table-cell office:value-type="float" office:value="1375" calcext:value-type="float">
            <text:p>1375</text:p>
          </table:table-cell>
          <table:table-cell table:formula="of:=ATAN2([.$E$2];[.A1377]) / RADIANS([.$F$2])" office:value-type="float" office:value="5.39726266148964" calcext:value-type="float">
            <text:p>5,39726266148964</text:p>
          </table:table-cell>
          <table:table-cell table:formula="of:=[.A1377] * [.$H$2]" office:value-type="float" office:value="7.79801250197435" calcext:value-type="float">
            <text:p>7,79801250197435</text:p>
          </table:table-cell>
          <table:table-cell table:formula="of:=([.C1377]-[.B1377]) * 100" office:value-type="float" office:value="240.074984048471" calcext:value-type="float">
            <text:p>240,074984048471</text:p>
          </table:table-cell>
          <table:table-cell table:number-columns-repeated="4"/>
        </table:table-row>
        <table:table-row table:style-name="ro1">
          <table:table-cell office:value-type="float" office:value="1376" calcext:value-type="float">
            <text:p>1376</text:p>
          </table:table-cell>
          <table:table-cell table:formula="of:=ATAN2([.$E$2];[.A1378]) / RADIANS([.$F$2])" office:value-type="float" office:value="5.39924384327489" calcext:value-type="float">
            <text:p>5,39924384327489</text:p>
          </table:table-cell>
          <table:table-cell table:formula="of:=[.A1378] * [.$H$2]" office:value-type="float" office:value="7.80368378379397" calcext:value-type="float">
            <text:p>7,80368378379397</text:p>
          </table:table-cell>
          <table:table-cell table:formula="of:=([.C1378]-[.B1378]) * 100" office:value-type="float" office:value="240.443994051907" calcext:value-type="float">
            <text:p>240,443994051907</text:p>
          </table:table-cell>
          <table:table-cell table:number-columns-repeated="4"/>
        </table:table-row>
        <table:table-row table:style-name="ro1">
          <table:table-cell office:value-type="float" office:value="1377" calcext:value-type="float">
            <text:p>1377</text:p>
          </table:table-cell>
          <table:table-cell table:formula="of:=ATAN2([.$E$2];[.A1379]) / RADIANS([.$F$2])" office:value-type="float" office:value="5.40122314157865" calcext:value-type="float">
            <text:p>5,40122314157865</text:p>
          </table:table-cell>
          <table:table-cell table:formula="of:=[.A1379] * [.$H$2]" office:value-type="float" office:value="7.80935506561359" calcext:value-type="float">
            <text:p>7,80935506561359</text:p>
          </table:table-cell>
          <table:table-cell table:formula="of:=([.C1379]-[.B1379]) * 100" office:value-type="float" office:value="240.813192403494" calcext:value-type="float">
            <text:p>240,813192403494</text:p>
          </table:table-cell>
          <table:table-cell table:number-columns-repeated="4"/>
        </table:table-row>
        <table:table-row table:style-name="ro1">
          <table:table-cell office:value-type="float" office:value="1378" calcext:value-type="float">
            <text:p>1378</text:p>
          </table:table-cell>
          <table:table-cell table:formula="of:=ATAN2([.$E$2];[.A1380]) / RADIANS([.$F$2])" office:value-type="float" office:value="5.40320055861379" calcext:value-type="float">
            <text:p>5,40320055861379</text:p>
          </table:table-cell>
          <table:table-cell table:formula="of:=[.A1380] * [.$H$2]" office:value-type="float" office:value="7.8150263474332" calcext:value-type="float">
            <text:p>7,8150263474332</text:p>
          </table:table-cell>
          <table:table-cell table:formula="of:=([.C1380]-[.B1380]) * 100" office:value-type="float" office:value="241.182578881941" calcext:value-type="float">
            <text:p>241,182578881941</text:p>
          </table:table-cell>
          <table:table-cell table:number-columns-repeated="4"/>
        </table:table-row>
        <table:table-row table:style-name="ro1">
          <table:table-cell office:value-type="float" office:value="1379" calcext:value-type="float">
            <text:p>1379</text:p>
          </table:table-cell>
          <table:table-cell table:formula="of:=ATAN2([.$E$2];[.A1381]) / RADIANS([.$F$2])" office:value-type="float" office:value="5.40517609659079" calcext:value-type="float">
            <text:p>5,40517609659079</text:p>
          </table:table-cell>
          <table:table-cell table:formula="of:=[.A1381] * [.$H$2]" office:value-type="float" office:value="7.82069762925282" calcext:value-type="float">
            <text:p>7,82069762925282</text:p>
          </table:table-cell>
          <table:table-cell table:formula="of:=([.C1381]-[.B1381]) * 100" office:value-type="float" office:value="241.552153266203" calcext:value-type="float">
            <text:p>241,552153266203</text:p>
          </table:table-cell>
          <table:table-cell table:number-columns-repeated="4"/>
        </table:table-row>
        <table:table-row table:style-name="ro1">
          <table:table-cell office:value-type="float" office:value="1380" calcext:value-type="float">
            <text:p>1380</text:p>
          </table:table-cell>
          <table:table-cell table:formula="of:=ATAN2([.$E$2];[.A1382]) / RADIANS([.$F$2])" office:value-type="float" office:value="5.40714975771772" calcext:value-type="float">
            <text:p>5,40714975771772</text:p>
          </table:table-cell>
          <table:table-cell table:formula="of:=[.A1382] * [.$H$2]" office:value-type="float" office:value="7.82636891107244" calcext:value-type="float">
            <text:p>7,82636891107244</text:p>
          </table:table-cell>
          <table:table-cell table:formula="of:=([.C1382]-[.B1382]) * 100" office:value-type="float" office:value="241.921915335472" calcext:value-type="float">
            <text:p>241,921915335472</text:p>
          </table:table-cell>
          <table:table-cell table:number-columns-repeated="4"/>
        </table:table-row>
        <table:table-row table:style-name="ro1">
          <table:table-cell office:value-type="float" office:value="1381" calcext:value-type="float">
            <text:p>1381</text:p>
          </table:table-cell>
          <table:table-cell table:formula="of:=ATAN2([.$E$2];[.A1383]) / RADIANS([.$F$2])" office:value-type="float" office:value="5.40912154420022" calcext:value-type="float">
            <text:p>5,40912154420022</text:p>
          </table:table-cell>
          <table:table-cell table:formula="of:=[.A1383] * [.$H$2]" office:value-type="float" office:value="7.83204019289206" calcext:value-type="float">
            <text:p>7,83204019289206</text:p>
          </table:table-cell>
          <table:table-cell table:formula="of:=([.C1383]-[.B1383]) * 100" office:value-type="float" office:value="242.291864869184" calcext:value-type="float">
            <text:p>242,291864869184</text:p>
          </table:table-cell>
          <table:table-cell table:number-columns-repeated="4"/>
        </table:table-row>
        <table:table-row table:style-name="ro1">
          <table:table-cell office:value-type="float" office:value="1382" calcext:value-type="float">
            <text:p>1382</text:p>
          </table:table-cell>
          <table:table-cell table:formula="of:=ATAN2([.$E$2];[.A1384]) / RADIANS([.$F$2])" office:value-type="float" office:value="5.41109145824153" calcext:value-type="float">
            <text:p>5,41109145824153</text:p>
          </table:table-cell>
          <table:table-cell table:formula="of:=[.A1384] * [.$H$2]" office:value-type="float" office:value="7.83771147471167" calcext:value-type="float">
            <text:p>7,83771147471167</text:p>
          </table:table-cell>
          <table:table-cell table:formula="of:=([.C1384]-[.B1384]) * 100" office:value-type="float" office:value="242.662001647014" calcext:value-type="float">
            <text:p>242,662001647014</text:p>
          </table:table-cell>
          <table:table-cell table:number-columns-repeated="4"/>
        </table:table-row>
        <table:table-row table:style-name="ro1">
          <table:table-cell office:value-type="float" office:value="1383" calcext:value-type="float">
            <text:p>1383</text:p>
          </table:table-cell>
          <table:table-cell table:formula="of:=ATAN2([.$E$2];[.A1385]) / RADIANS([.$F$2])" office:value-type="float" office:value="5.41305950204248" calcext:value-type="float">
            <text:p>5,41305950204248</text:p>
          </table:table-cell>
          <table:table-cell table:formula="of:=[.A1385] * [.$H$2]" office:value-type="float" office:value="7.84338275653129" calcext:value-type="float">
            <text:p>7,84338275653129</text:p>
          </table:table-cell>
          <table:table-cell table:formula="of:=([.C1385]-[.B1385]) * 100" office:value-type="float" office:value="243.032325448881" calcext:value-type="float">
            <text:p>243,032325448881</text:p>
          </table:table-cell>
          <table:table-cell table:number-columns-repeated="4"/>
        </table:table-row>
        <table:table-row table:style-name="ro1">
          <table:table-cell office:value-type="float" office:value="1384" calcext:value-type="float">
            <text:p>1384</text:p>
          </table:table-cell>
          <table:table-cell table:formula="of:=ATAN2([.$E$2];[.A1386]) / RADIANS([.$F$2])" office:value-type="float" office:value="5.41502567780149" calcext:value-type="float">
            <text:p>5,41502567780149</text:p>
          </table:table-cell>
          <table:table-cell table:formula="of:=[.A1386] * [.$H$2]" office:value-type="float" office:value="7.84905403835091" calcext:value-type="float">
            <text:p>7,84905403835091</text:p>
          </table:table-cell>
          <table:table-cell table:formula="of:=([.C1386]-[.B1386]) * 100" office:value-type="float" office:value="243.402836054942" calcext:value-type="float">
            <text:p>243,402836054942</text:p>
          </table:table-cell>
          <table:table-cell table:number-columns-repeated="4"/>
        </table:table-row>
        <table:table-row table:style-name="ro1">
          <table:table-cell office:value-type="float" office:value="1385" calcext:value-type="float">
            <text:p>1385</text:p>
          </table:table-cell>
          <table:table-cell table:formula="of:=ATAN2([.$E$2];[.A1387]) / RADIANS([.$F$2])" office:value-type="float" office:value="5.41698998771455" calcext:value-type="float">
            <text:p>5,41698998771455</text:p>
          </table:table-cell>
          <table:table-cell table:formula="of:=[.A1387] * [.$H$2]" office:value-type="float" office:value="7.85472532017053" calcext:value-type="float">
            <text:p>7,85472532017053</text:p>
          </table:table-cell>
          <table:table-cell table:formula="of:=([.C1387]-[.B1387]) * 100" office:value-type="float" office:value="243.773533245597" calcext:value-type="float">
            <text:p>243,773533245597</text:p>
          </table:table-cell>
          <table:table-cell table:number-columns-repeated="4"/>
        </table:table-row>
        <table:table-row table:style-name="ro1">
          <table:table-cell office:value-type="float" office:value="1386" calcext:value-type="float">
            <text:p>1386</text:p>
          </table:table-cell>
          <table:table-cell table:formula="of:=ATAN2([.$E$2];[.A1388]) / RADIANS([.$F$2])" office:value-type="float" office:value="5.41895243397527" calcext:value-type="float">
            <text:p>5,41895243397527</text:p>
          </table:table-cell>
          <table:table-cell table:formula="of:=[.A1388] * [.$H$2]" office:value-type="float" office:value="7.86039660199014" calcext:value-type="float">
            <text:p>7,86039660199014</text:p>
          </table:table-cell>
          <table:table-cell table:formula="of:=([.C1388]-[.B1388]) * 100" office:value-type="float" office:value="244.144416801487" calcext:value-type="float">
            <text:p>244,144416801487</text:p>
          </table:table-cell>
          <table:table-cell table:number-columns-repeated="4"/>
        </table:table-row>
        <table:table-row table:style-name="ro1">
          <table:table-cell office:value-type="float" office:value="1387" calcext:value-type="float">
            <text:p>1387</text:p>
          </table:table-cell>
          <table:table-cell table:formula="of:=ATAN2([.$E$2];[.A1389]) / RADIANS([.$F$2])" office:value-type="float" office:value="5.42091301877482" calcext:value-type="float">
            <text:p>5,42091301877482</text:p>
          </table:table-cell>
          <table:table-cell table:formula="of:=[.A1389] * [.$H$2]" office:value-type="float" office:value="7.86606788380976" calcext:value-type="float">
            <text:p>7,86606788380976</text:p>
          </table:table-cell>
          <table:table-cell table:formula="of:=([.C1389]-[.B1389]) * 100" office:value-type="float" office:value="244.515486503494" calcext:value-type="float">
            <text:p>244,515486503494</text:p>
          </table:table-cell>
          <table:table-cell table:number-columns-repeated="4"/>
        </table:table-row>
        <table:table-row table:style-name="ro1">
          <table:table-cell office:value-type="float" office:value="1388" calcext:value-type="float">
            <text:p>1388</text:p>
          </table:table-cell>
          <table:table-cell table:formula="of:=ATAN2([.$E$2];[.A1390]) / RADIANS([.$F$2])" office:value-type="float" office:value="5.42287174430198" calcext:value-type="float">
            <text:p>5,42287174430198</text:p>
          </table:table-cell>
          <table:table-cell table:formula="of:=[.A1390] * [.$H$2]" office:value-type="float" office:value="7.87173916562938" calcext:value-type="float">
            <text:p>7,87173916562938</text:p>
          </table:table-cell>
          <table:table-cell table:formula="of:=([.C1390]-[.B1390]) * 100" office:value-type="float" office:value="244.88674213274" calcext:value-type="float">
            <text:p>244,88674213274</text:p>
          </table:table-cell>
          <table:table-cell table:number-columns-repeated="4"/>
        </table:table-row>
        <table:table-row table:style-name="ro1">
          <table:table-cell office:value-type="float" office:value="1389" calcext:value-type="float">
            <text:p>1389</text:p>
          </table:table-cell>
          <table:table-cell table:formula="of:=ATAN2([.$E$2];[.A1391]) / RADIANS([.$F$2])" office:value-type="float" office:value="5.42482861274309" calcext:value-type="float">
            <text:p>5,42482861274309</text:p>
          </table:table-cell>
          <table:table-cell table:formula="of:=[.A1391] * [.$H$2]" office:value-type="float" office:value="7.877410447449" calcext:value-type="float">
            <text:p>7,877410447449</text:p>
          </table:table-cell>
          <table:table-cell table:formula="of:=([.C1391]-[.B1391]) * 100" office:value-type="float" office:value="245.258183470591" calcext:value-type="float">
            <text:p>245,258183470591</text:p>
          </table:table-cell>
          <table:table-cell table:number-columns-repeated="4"/>
        </table:table-row>
        <table:table-row table:style-name="ro1">
          <table:table-cell office:value-type="float" office:value="1390" calcext:value-type="float">
            <text:p>1390</text:p>
          </table:table-cell>
          <table:table-cell table:formula="of:=ATAN2([.$E$2];[.A1392]) / RADIANS([.$F$2])" office:value-type="float" office:value="5.42678362628211" calcext:value-type="float">
            <text:p>5,42678362628211</text:p>
          </table:table-cell>
          <table:table-cell table:formula="of:=[.A1392] * [.$H$2]" office:value-type="float" office:value="7.88308172926862" calcext:value-type="float">
            <text:p>7,88308172926862</text:p>
          </table:table-cell>
          <table:table-cell table:formula="of:=([.C1392]-[.B1392]) * 100" office:value-type="float" office:value="245.62981029865" calcext:value-type="float">
            <text:p>245,62981029865</text:p>
          </table:table-cell>
          <table:table-cell table:number-columns-repeated="4"/>
        </table:table-row>
        <table:table-row table:style-name="ro1">
          <table:table-cell office:value-type="float" office:value="1391" calcext:value-type="float">
            <text:p>1391</text:p>
          </table:table-cell>
          <table:table-cell table:formula="of:=ATAN2([.$E$2];[.A1393]) / RADIANS([.$F$2])" office:value-type="float" office:value="5.42873678710058" calcext:value-type="float">
            <text:p>5,42873678710058</text:p>
          </table:table-cell>
          <table:table-cell table:formula="of:=[.A1393] * [.$H$2]" office:value-type="float" office:value="7.88875301108823" calcext:value-type="float">
            <text:p>7,88875301108823</text:p>
          </table:table-cell>
          <table:table-cell table:formula="of:=([.C1393]-[.B1393]) * 100" office:value-type="float" office:value="246.001622398765" calcext:value-type="float">
            <text:p>246,001622398765</text:p>
          </table:table-cell>
          <table:table-cell table:number-columns-repeated="4"/>
        </table:table-row>
        <table:table-row table:style-name="ro1">
          <table:table-cell office:value-type="float" office:value="1392" calcext:value-type="float">
            <text:p>1392</text:p>
          </table:table-cell>
          <table:table-cell table:formula="of:=ATAN2([.$E$2];[.A1394]) / RADIANS([.$F$2])" office:value-type="float" office:value="5.43068809737762" calcext:value-type="float">
            <text:p>5,43068809737762</text:p>
          </table:table-cell>
          <table:table-cell table:formula="of:=[.A1394] * [.$H$2]" office:value-type="float" office:value="7.89442429290785" calcext:value-type="float">
            <text:p>7,89442429290785</text:p>
          </table:table-cell>
          <table:table-cell table:formula="of:=([.C1394]-[.B1394]) * 100" office:value-type="float" office:value="246.373619553023" calcext:value-type="float">
            <text:p>246,373619553023</text:p>
          </table:table-cell>
          <table:table-cell table:number-columns-repeated="4"/>
        </table:table-row>
        <table:table-row table:style-name="ro1">
          <table:table-cell office:value-type="float" office:value="1393" calcext:value-type="float">
            <text:p>1393</text:p>
          </table:table-cell>
          <table:table-cell table:formula="of:=ATAN2([.$E$2];[.A1395]) / RADIANS([.$F$2])" office:value-type="float" office:value="5.43263755928995" calcext:value-type="float">
            <text:p>5,43263755928995</text:p>
          </table:table-cell>
          <table:table-cell table:formula="of:=[.A1395] * [.$H$2]" office:value-type="float" office:value="7.90009557472747" calcext:value-type="float">
            <text:p>7,90009557472747</text:p>
          </table:table-cell>
          <table:table-cell table:formula="of:=([.C1395]-[.B1395]) * 100" office:value-type="float" office:value="246.745801543751" calcext:value-type="float">
            <text:p>246,745801543751</text:p>
          </table:table-cell>
          <table:table-cell table:number-columns-repeated="4"/>
        </table:table-row>
        <table:table-row table:style-name="ro1">
          <table:table-cell office:value-type="float" office:value="1394" calcext:value-type="float">
            <text:p>1394</text:p>
          </table:table-cell>
          <table:table-cell table:formula="of:=ATAN2([.$E$2];[.A1396]) / RADIANS([.$F$2])" office:value-type="float" office:value="5.43458517501188" calcext:value-type="float">
            <text:p>5,43458517501188</text:p>
          </table:table-cell>
          <table:table-cell table:formula="of:=[.A1396] * [.$H$2]" office:value-type="float" office:value="7.90576685654709" calcext:value-type="float">
            <text:p>7,90576685654709</text:p>
          </table:table-cell>
          <table:table-cell table:formula="of:=([.C1396]-[.B1396]) * 100" office:value-type="float" office:value="247.11816815352" calcext:value-type="float">
            <text:p>247,11816815352</text:p>
          </table:table-cell>
          <table:table-cell table:number-columns-repeated="4"/>
        </table:table-row>
        <table:table-row table:style-name="ro1">
          <table:table-cell office:value-type="float" office:value="1395" calcext:value-type="float">
            <text:p>1395</text:p>
          </table:table-cell>
          <table:table-cell table:formula="of:=ATAN2([.$E$2];[.A1397]) / RADIANS([.$F$2])" office:value-type="float" office:value="5.4365309467153" calcext:value-type="float">
            <text:p>5,4365309467153</text:p>
          </table:table-cell>
          <table:table-cell table:formula="of:=[.A1397] * [.$H$2]" office:value-type="float" office:value="7.9114381383667" calcext:value-type="float">
            <text:p>7,9114381383667</text:p>
          </table:table-cell>
          <table:table-cell table:formula="of:=([.C1397]-[.B1397]) * 100" office:value-type="float" office:value="247.49071916514" calcext:value-type="float">
            <text:p>247,49071916514</text:p>
          </table:table-cell>
          <table:table-cell table:number-columns-repeated="4"/>
        </table:table-row>
        <table:table-row table:style-name="ro1">
          <table:table-cell office:value-type="float" office:value="1396" calcext:value-type="float">
            <text:p>1396</text:p>
          </table:table-cell>
          <table:table-cell table:formula="of:=ATAN2([.$E$2];[.A1398]) / RADIANS([.$F$2])" office:value-type="float" office:value="5.43847487656971" calcext:value-type="float">
            <text:p>5,43847487656971</text:p>
          </table:table-cell>
          <table:table-cell table:formula="of:=[.A1398] * [.$H$2]" office:value-type="float" office:value="7.91710942018632" calcext:value-type="float">
            <text:p>7,91710942018632</text:p>
          </table:table-cell>
          <table:table-cell table:formula="of:=([.C1398]-[.B1398]) * 100" office:value-type="float" office:value="247.863454361662" calcext:value-type="float">
            <text:p>247,863454361662</text:p>
          </table:table-cell>
          <table:table-cell table:number-columns-repeated="4"/>
        </table:table-row>
        <table:table-row table:style-name="ro1">
          <table:table-cell office:value-type="float" office:value="1397" calcext:value-type="float">
            <text:p>1397</text:p>
          </table:table-cell>
          <table:table-cell table:formula="of:=ATAN2([.$E$2];[.A1399]) / RADIANS([.$F$2])" office:value-type="float" office:value="5.44041696674217" calcext:value-type="float">
            <text:p>5,44041696674217</text:p>
          </table:table-cell>
          <table:table-cell table:formula="of:=[.A1399] * [.$H$2]" office:value-type="float" office:value="7.92278070200594" calcext:value-type="float">
            <text:p>7,92278070200594</text:p>
          </table:table-cell>
          <table:table-cell table:formula="of:=([.C1399]-[.B1399]) * 100" office:value-type="float" office:value="248.236373526377" calcext:value-type="float">
            <text:p>248,236373526377</text:p>
          </table:table-cell>
          <table:table-cell table:number-columns-repeated="4"/>
        </table:table-row>
        <table:table-row table:style-name="ro1">
          <table:table-cell office:value-type="float" office:value="1398" calcext:value-type="float">
            <text:p>1398</text:p>
          </table:table-cell>
          <table:table-cell table:formula="of:=ATAN2([.$E$2];[.A1400]) / RADIANS([.$F$2])" office:value-type="float" office:value="5.44235721939736" calcext:value-type="float">
            <text:p>5,44235721939736</text:p>
          </table:table-cell>
          <table:table-cell table:formula="of:=[.A1400] * [.$H$2]" office:value-type="float" office:value="7.92845198382556" calcext:value-type="float">
            <text:p>7,92845198382556</text:p>
          </table:table-cell>
          <table:table-cell table:formula="of:=([.C1400]-[.B1400]) * 100" office:value-type="float" office:value="248.60947644282" calcext:value-type="float">
            <text:p>248,60947644282</text:p>
          </table:table-cell>
          <table:table-cell table:number-columns-repeated="4"/>
        </table:table-row>
        <table:table-row table:style-name="ro1">
          <table:table-cell office:value-type="float" office:value="1399" calcext:value-type="float">
            <text:p>1399</text:p>
          </table:table-cell>
          <table:table-cell table:formula="of:=ATAN2([.$E$2];[.A1401]) / RADIANS([.$F$2])" office:value-type="float" office:value="5.44429563669754" calcext:value-type="float">
            <text:p>5,44429563669754</text:p>
          </table:table-cell>
          <table:table-cell table:formula="of:=[.A1401] * [.$H$2]" office:value-type="float" office:value="7.93412326564518" calcext:value-type="float">
            <text:p>7,93412326564518</text:p>
          </table:table-cell>
          <table:table-cell table:formula="of:=([.C1401]-[.B1401]) * 100" office:value-type="float" office:value="248.982762894764" calcext:value-type="float">
            <text:p>248,982762894764</text:p>
          </table:table-cell>
          <table:table-cell table:number-columns-repeated="4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formula="of:=ATAN2([.$E$2];[.A1402]) / RADIANS([.$F$2])" office:value-type="float" office:value="5.44623222080256" calcext:value-type="float">
            <text:p>5,44623222080256</text:p>
          </table:table-cell>
          <table:table-cell table:formula="of:=[.A1402] * [.$H$2]" office:value-type="float" office:value="7.93979454746479" calcext:value-type="float">
            <text:p>7,93979454746479</text:p>
          </table:table-cell>
          <table:table-cell table:formula="of:=([.C1402]-[.B1402]) * 100" office:value-type="float" office:value="249.356232666223" calcext:value-type="float">
            <text:p>249,356232666223</text:p>
          </table:table-cell>
          <table:table-cell table:number-columns-repeated="4"/>
        </table:table-row>
        <table:table-row table:style-name="ro1">
          <table:table-cell office:value-type="float" office:value="1401" calcext:value-type="float">
            <text:p>1401</text:p>
          </table:table-cell>
          <table:table-cell table:formula="of:=ATAN2([.$E$2];[.A1403]) / RADIANS([.$F$2])" office:value-type="float" office:value="5.44816697386987" calcext:value-type="float">
            <text:p>5,44816697386987</text:p>
          </table:table-cell>
          <table:table-cell table:formula="of:=[.A1403] * [.$H$2]" office:value-type="float" office:value="7.94546582928441" calcext:value-type="float">
            <text:p>7,94546582928441</text:p>
          </table:table-cell>
          <table:table-cell table:formula="of:=([.C1403]-[.B1403]) * 100" office:value-type="float" office:value="249.729885541454" calcext:value-type="float">
            <text:p>249,729885541454</text:p>
          </table:table-cell>
          <table:table-cell table:number-columns-repeated="4"/>
        </table:table-row>
        <table:table-row table:style-name="ro1">
          <table:table-cell office:value-type="float" office:value="1402" calcext:value-type="float">
            <text:p>1402</text:p>
          </table:table-cell>
          <table:table-cell table:formula="of:=ATAN2([.$E$2];[.A1404]) / RADIANS([.$F$2])" office:value-type="float" office:value="5.45009989805451" calcext:value-type="float">
            <text:p>5,45009989805451</text:p>
          </table:table-cell>
          <table:table-cell table:formula="of:=[.A1404] * [.$H$2]" office:value-type="float" office:value="7.95113711110403" calcext:value-type="float">
            <text:p>7,95113711110403</text:p>
          </table:table-cell>
          <table:table-cell table:formula="of:=([.C1404]-[.B1404]) * 100" office:value-type="float" office:value="250.103721304952" calcext:value-type="float">
            <text:p>250,103721304952</text:p>
          </table:table-cell>
          <table:table-cell table:number-columns-repeated="4"/>
        </table:table-row>
        <table:table-row table:style-name="ro1">
          <table:table-cell office:value-type="float" office:value="1403" calcext:value-type="float">
            <text:p>1403</text:p>
          </table:table-cell>
          <table:table-cell table:formula="of:=ATAN2([.$E$2];[.A1405]) / RADIANS([.$F$2])" office:value-type="float" office:value="5.4520309955091" calcext:value-type="float">
            <text:p>5,4520309955091</text:p>
          </table:table-cell>
          <table:table-cell table:formula="of:=[.A1405] * [.$H$2]" office:value-type="float" office:value="7.95680839292365" calcext:value-type="float">
            <text:p>7,95680839292365</text:p>
          </table:table-cell>
          <table:table-cell table:formula="of:=([.C1405]-[.B1405]) * 100" office:value-type="float" office:value="250.477739741455" calcext:value-type="float">
            <text:p>250,477739741455</text:p>
          </table:table-cell>
          <table:table-cell table:number-columns-repeated="4"/>
        </table:table-row>
        <table:table-row table:style-name="ro1">
          <table:table-cell office:value-type="float" office:value="1404" calcext:value-type="float">
            <text:p>1404</text:p>
          </table:table-cell>
          <table:table-cell table:formula="of:=ATAN2([.$E$2];[.A1406]) / RADIANS([.$F$2])" office:value-type="float" office:value="5.45396026838387" calcext:value-type="float">
            <text:p>5,45396026838387</text:p>
          </table:table-cell>
          <table:table-cell table:formula="of:=[.A1406] * [.$H$2]" office:value-type="float" office:value="7.96247967474326" calcext:value-type="float">
            <text:p>7,96247967474326</text:p>
          </table:table-cell>
          <table:table-cell table:formula="of:=([.C1406]-[.B1406]) * 100" office:value-type="float" office:value="250.851940635939" calcext:value-type="float">
            <text:p>250,851940635939</text:p>
          </table:table-cell>
          <table:table-cell table:number-columns-repeated="4"/>
        </table:table-row>
        <table:table-row table:style-name="ro1">
          <table:table-cell office:value-type="float" office:value="1405" calcext:value-type="float">
            <text:p>1405</text:p>
          </table:table-cell>
          <table:table-cell table:formula="of:=ATAN2([.$E$2];[.A1407]) / RADIANS([.$F$2])" office:value-type="float" office:value="5.45588771882664" calcext:value-type="float">
            <text:p>5,45588771882664</text:p>
          </table:table-cell>
          <table:table-cell table:formula="of:=[.A1407] * [.$H$2]" office:value-type="float" office:value="7.96815095656288" calcext:value-type="float">
            <text:p>7,96815095656288</text:p>
          </table:table-cell>
          <table:table-cell table:formula="of:=([.C1407]-[.B1407]) * 100" office:value-type="float" office:value="251.226323773625" calcext:value-type="float">
            <text:p>251,226323773625</text:p>
          </table:table-cell>
          <table:table-cell table:number-columns-repeated="4"/>
        </table:table-row>
        <table:table-row table:style-name="ro1">
          <table:table-cell office:value-type="float" office:value="1406" calcext:value-type="float">
            <text:p>1406</text:p>
          </table:table-cell>
          <table:table-cell table:formula="of:=ATAN2([.$E$2];[.A1408]) / RADIANS([.$F$2])" office:value-type="float" office:value="5.45781334898281" calcext:value-type="float">
            <text:p>5,45781334898281</text:p>
          </table:table-cell>
          <table:table-cell table:formula="of:=[.A1408] * [.$H$2]" office:value-type="float" office:value="7.9738222383825" calcext:value-type="float">
            <text:p>7,9738222383825</text:p>
          </table:table-cell>
          <table:table-cell table:formula="of:=([.C1408]-[.B1408]) * 100" office:value-type="float" office:value="251.600888939969" calcext:value-type="float">
            <text:p>251,600888939969</text:p>
          </table:table-cell>
          <table:table-cell table:number-columns-repeated="4"/>
        </table:table-row>
        <table:table-row table:style-name="ro1">
          <table:table-cell office:value-type="float" office:value="1407" calcext:value-type="float">
            <text:p>1407</text:p>
          </table:table-cell>
          <table:table-cell table:formula="of:=ATAN2([.$E$2];[.A1409]) / RADIANS([.$F$2])" office:value-type="float" office:value="5.45973716099539" calcext:value-type="float">
            <text:p>5,45973716099539</text:p>
          </table:table-cell>
          <table:table-cell table:formula="of:=[.A1409] * [.$H$2]" office:value-type="float" office:value="7.97949352020212" calcext:value-type="float">
            <text:p>7,97949352020212</text:p>
          </table:table-cell>
          <table:table-cell table:formula="of:=([.C1409]-[.B1409]) * 100" office:value-type="float" office:value="251.975635920672" calcext:value-type="float">
            <text:p>251,975635920672</text:p>
          </table:table-cell>
          <table:table-cell table:number-columns-repeated="4"/>
        </table:table-row>
        <table:table-row table:style-name="ro1">
          <table:table-cell office:value-type="float" office:value="1408" calcext:value-type="float">
            <text:p>1408</text:p>
          </table:table-cell>
          <table:table-cell table:formula="of:=ATAN2([.$E$2];[.A1410]) / RADIANS([.$F$2])" office:value-type="float" office:value="5.461659157005" calcext:value-type="float">
            <text:p>5,461659157005</text:p>
          </table:table-cell>
          <table:table-cell table:formula="of:=[.A1410] * [.$H$2]" office:value-type="float" office:value="7.98516480202173" calcext:value-type="float">
            <text:p>7,98516480202173</text:p>
          </table:table-cell>
          <table:table-cell table:formula="of:=([.C1410]-[.B1410]) * 100" office:value-type="float" office:value="252.350564501674" calcext:value-type="float">
            <text:p>252,350564501674</text:p>
          </table:table-cell>
          <table:table-cell table:number-columns-repeated="4"/>
        </table:table-row>
        <table:table-row table:style-name="ro1">
          <table:table-cell office:value-type="float" office:value="1409" calcext:value-type="float">
            <text:p>1409</text:p>
          </table:table-cell>
          <table:table-cell table:formula="of:=ATAN2([.$E$2];[.A1411]) / RADIANS([.$F$2])" office:value-type="float" office:value="5.46357933914981" calcext:value-type="float">
            <text:p>5,46357933914981</text:p>
          </table:table-cell>
          <table:table-cell table:formula="of:=[.A1411] * [.$H$2]" office:value-type="float" office:value="7.99083608384135" calcext:value-type="float">
            <text:p>7,99083608384135</text:p>
          </table:table-cell>
          <table:table-cell table:formula="of:=([.C1411]-[.B1411]) * 100" office:value-type="float" office:value="252.725674469155" calcext:value-type="float">
            <text:p>252,725674469155</text:p>
          </table:table-cell>
          <table:table-cell table:number-columns-repeated="4"/>
        </table:table-row>
        <table:table-row table:style-name="ro1">
          <table:table-cell office:value-type="float" office:value="1410" calcext:value-type="float">
            <text:p>1410</text:p>
          </table:table-cell>
          <table:table-cell table:formula="of:=ATAN2([.$E$2];[.A1412]) / RADIANS([.$F$2])" office:value-type="float" office:value="5.46549770956562" calcext:value-type="float">
            <text:p>5,46549770956562</text:p>
          </table:table-cell>
          <table:table-cell table:formula="of:=[.A1412] * [.$H$2]" office:value-type="float" office:value="7.99650736566097" calcext:value-type="float">
            <text:p>7,99650736566097</text:p>
          </table:table-cell>
          <table:table-cell table:formula="of:=([.C1412]-[.B1412]) * 100" office:value-type="float" office:value="253.100965609535" calcext:value-type="float">
            <text:p>253,100965609535</text:p>
          </table:table-cell>
          <table:table-cell table:number-columns-repeated="4"/>
        </table:table-row>
        <table:table-row table:style-name="ro1">
          <table:table-cell office:value-type="float" office:value="1411" calcext:value-type="float">
            <text:p>1411</text:p>
          </table:table-cell>
          <table:table-cell table:formula="of:=ATAN2([.$E$2];[.A1413]) / RADIANS([.$F$2])" office:value-type="float" office:value="5.46741427038582" calcext:value-type="float">
            <text:p>5,46741427038582</text:p>
          </table:table-cell>
          <table:table-cell table:formula="of:=[.A1413] * [.$H$2]" office:value-type="float" office:value="8.00217864748059" calcext:value-type="float">
            <text:p>8,00217864748059</text:p>
          </table:table-cell>
          <table:table-cell table:formula="of:=([.C1413]-[.B1413]) * 100" office:value-type="float" office:value="253.476437709476" calcext:value-type="float">
            <text:p>253,476437709476</text:p>
          </table:table-cell>
          <table:table-cell table:number-columns-repeated="4"/>
        </table:table-row>
        <table:table-row table:style-name="ro1">
          <table:table-cell office:value-type="float" office:value="1412" calcext:value-type="float">
            <text:p>1412</text:p>
          </table:table-cell>
          <table:table-cell table:formula="of:=ATAN2([.$E$2];[.A1414]) / RADIANS([.$F$2])" office:value-type="float" office:value="5.46932902374141" calcext:value-type="float">
            <text:p>5,46932902374141</text:p>
          </table:table-cell>
          <table:table-cell table:formula="of:=[.A1414] * [.$H$2]" office:value-type="float" office:value="8.00784992930021" calcext:value-type="float">
            <text:p>8,00784992930021</text:p>
          </table:table-cell>
          <table:table-cell table:formula="of:=([.C1414]-[.B1414]) * 100" office:value-type="float" office:value="253.85209055588" calcext:value-type="float">
            <text:p>253,85209055588</text:p>
          </table:table-cell>
          <table:table-cell table:number-columns-repeated="4"/>
        </table:table-row>
        <table:table-row table:style-name="ro1">
          <table:table-cell office:value-type="float" office:value="1413" calcext:value-type="float">
            <text:p>1413</text:p>
          </table:table-cell>
          <table:table-cell table:formula="of:=ATAN2([.$E$2];[.A1415]) / RADIANS([.$F$2])" office:value-type="float" office:value="5.47124197176095" calcext:value-type="float">
            <text:p>5,47124197176095</text:p>
          </table:table-cell>
          <table:table-cell table:formula="of:=[.A1415] * [.$H$2]" office:value-type="float" office:value="8.01352121111982" calcext:value-type="float">
            <text:p>8,01352121111982</text:p>
          </table:table-cell>
          <table:table-cell table:formula="of:=([.C1415]-[.B1415]) * 100" office:value-type="float" office:value="254.227923935888" calcext:value-type="float">
            <text:p>254,227923935888</text:p>
          </table:table-cell>
          <table:table-cell table:number-columns-repeated="4"/>
        </table:table-row>
        <table:table-row table:style-name="ro1">
          <table:table-cell office:value-type="float" office:value="1414" calcext:value-type="float">
            <text:p>1414</text:p>
          </table:table-cell>
          <table:table-cell table:formula="of:=ATAN2([.$E$2];[.A1416]) / RADIANS([.$F$2])" office:value-type="float" office:value="5.47315311657063" calcext:value-type="float">
            <text:p>5,47315311657063</text:p>
          </table:table-cell>
          <table:table-cell table:formula="of:=[.A1416] * [.$H$2]" office:value-type="float" office:value="8.01919249293944" calcext:value-type="float">
            <text:p>8,01919249293944</text:p>
          </table:table-cell>
          <table:table-cell table:formula="of:=([.C1416]-[.B1416]) * 100" office:value-type="float" office:value="254.603937636881" calcext:value-type="float">
            <text:p>254,603937636881</text:p>
          </table:table-cell>
          <table:table-cell table:number-columns-repeated="4"/>
        </table:table-row>
        <table:table-row table:style-name="ro1">
          <table:table-cell office:value-type="float" office:value="1415" calcext:value-type="float">
            <text:p>1415</text:p>
          </table:table-cell>
          <table:table-cell table:formula="of:=ATAN2([.$E$2];[.A1417]) / RADIANS([.$F$2])" office:value-type="float" office:value="5.47506246029423" calcext:value-type="float">
            <text:p>5,47506246029423</text:p>
          </table:table-cell>
          <table:table-cell table:formula="of:=[.A1417] * [.$H$2]" office:value-type="float" office:value="8.02486377475906" calcext:value-type="float">
            <text:p>8,02486377475906</text:p>
          </table:table-cell>
          <table:table-cell table:formula="of:=([.C1417]-[.B1417]) * 100" office:value-type="float" office:value="254.980131446483" calcext:value-type="float">
            <text:p>254,980131446483</text:p>
          </table:table-cell>
          <table:table-cell table:number-columns-repeated="4"/>
        </table:table-row>
        <table:table-row table:style-name="ro1">
          <table:table-cell office:value-type="float" office:value="1416" calcext:value-type="float">
            <text:p>1416</text:p>
          </table:table-cell>
          <table:table-cell table:formula="of:=ATAN2([.$E$2];[.A1418]) / RADIANS([.$F$2])" office:value-type="float" office:value="5.47697000505312" calcext:value-type="float">
            <text:p>5,47697000505312</text:p>
          </table:table-cell>
          <table:table-cell table:formula="of:=[.A1418] * [.$H$2]" office:value-type="float" office:value="8.03053505657868" calcext:value-type="float">
            <text:p>8,03053505657868</text:p>
          </table:table-cell>
          <table:table-cell table:formula="of:=([.C1418]-[.B1418]) * 100" office:value-type="float" office:value="255.356505152555" calcext:value-type="float">
            <text:p>255,356505152555</text:p>
          </table:table-cell>
          <table:table-cell table:number-columns-repeated="4"/>
        </table:table-row>
        <table:table-row table:style-name="ro1">
          <table:table-cell office:value-type="float" office:value="1417" calcext:value-type="float">
            <text:p>1417</text:p>
          </table:table-cell>
          <table:table-cell table:formula="of:=ATAN2([.$E$2];[.A1419]) / RADIANS([.$F$2])" office:value-type="float" office:value="5.4788757529663" calcext:value-type="float">
            <text:p>5,4788757529663</text:p>
          </table:table-cell>
          <table:table-cell table:formula="of:=[.A1419] * [.$H$2]" office:value-type="float" office:value="8.03620633839829" calcext:value-type="float">
            <text:p>8,03620633839829</text:p>
          </table:table-cell>
          <table:table-cell table:formula="of:=([.C1419]-[.B1419]) * 100" office:value-type="float" office:value="255.7330585432" calcext:value-type="float">
            <text:p>255,7330585432</text:p>
          </table:table-cell>
          <table:table-cell table:number-columns-repeated="4"/>
        </table:table-row>
        <table:table-row table:style-name="ro1">
          <table:table-cell office:value-type="float" office:value="1418" calcext:value-type="float">
            <text:p>1418</text:p>
          </table:table-cell>
          <table:table-cell table:formula="of:=ATAN2([.$E$2];[.A1420]) / RADIANS([.$F$2])" office:value-type="float" office:value="5.48077970615032" calcext:value-type="float">
            <text:p>5,48077970615032</text:p>
          </table:table-cell>
          <table:table-cell table:formula="of:=[.A1420] * [.$H$2]" office:value-type="float" office:value="8.04187762021791" calcext:value-type="float">
            <text:p>8,04187762021791</text:p>
          </table:table-cell>
          <table:table-cell table:formula="of:=([.C1420]-[.B1420]) * 100" office:value-type="float" office:value="256.109791406759" calcext:value-type="float">
            <text:p>256,109791406759</text:p>
          </table:table-cell>
          <table:table-cell table:number-columns-repeated="4"/>
        </table:table-row>
        <table:table-row table:style-name="ro1">
          <table:table-cell office:value-type="float" office:value="1419" calcext:value-type="float">
            <text:p>1419</text:p>
          </table:table-cell>
          <table:table-cell table:formula="of:=ATAN2([.$E$2];[.A1421]) / RADIANS([.$F$2])" office:value-type="float" office:value="5.48268186671938" calcext:value-type="float">
            <text:p>5,48268186671938</text:p>
          </table:table-cell>
          <table:table-cell table:formula="of:=[.A1421] * [.$H$2]" office:value-type="float" office:value="8.04754890203753" calcext:value-type="float">
            <text:p>8,04754890203753</text:p>
          </table:table-cell>
          <table:table-cell table:formula="of:=([.C1421]-[.B1421]) * 100" office:value-type="float" office:value="256.486703531815" calcext:value-type="float">
            <text:p>256,486703531815</text:p>
          </table:table-cell>
          <table:table-cell table:number-columns-repeated="4"/>
        </table:table-row>
        <table:table-row table:style-name="ro1">
          <table:table-cell office:value-type="float" office:value="1420" calcext:value-type="float">
            <text:p>1420</text:p>
          </table:table-cell>
          <table:table-cell table:formula="of:=ATAN2([.$E$2];[.A1422]) / RADIANS([.$F$2])" office:value-type="float" office:value="5.48458223678526" calcext:value-type="float">
            <text:p>5,48458223678526</text:p>
          </table:table-cell>
          <table:table-cell table:formula="of:=[.A1422] * [.$H$2]" office:value-type="float" office:value="8.05322018385715" calcext:value-type="float">
            <text:p>8,05322018385715</text:p>
          </table:table-cell>
          <table:table-cell table:formula="of:=([.C1422]-[.B1422]) * 100" office:value-type="float" office:value="256.863794707189" calcext:value-type="float">
            <text:p>256,863794707189</text:p>
          </table:table-cell>
          <table:table-cell table:number-columns-repeated="4"/>
        </table:table-row>
        <table:table-row table:style-name="ro1">
          <table:table-cell office:value-type="float" office:value="1421" calcext:value-type="float">
            <text:p>1421</text:p>
          </table:table-cell>
          <table:table-cell table:formula="of:=ATAN2([.$E$2];[.A1423]) / RADIANS([.$F$2])" office:value-type="float" office:value="5.48648081845733" calcext:value-type="float">
            <text:p>5,48648081845733</text:p>
          </table:table-cell>
          <table:table-cell table:formula="of:=[.A1423] * [.$H$2]" office:value-type="float" office:value="8.05889146567676" calcext:value-type="float">
            <text:p>8,05889146567676</text:p>
          </table:table-cell>
          <table:table-cell table:formula="of:=([.C1423]-[.B1423]) * 100" office:value-type="float" office:value="257.241064721944" calcext:value-type="float">
            <text:p>257,241064721944</text:p>
          </table:table-cell>
          <table:table-cell table:number-columns-repeated="4"/>
        </table:table-row>
        <table:table-row table:style-name="ro1">
          <table:table-cell office:value-type="float" office:value="1422" calcext:value-type="float">
            <text:p>1422</text:p>
          </table:table-cell>
          <table:table-cell table:formula="of:=ATAN2([.$E$2];[.A1424]) / RADIANS([.$F$2])" office:value-type="float" office:value="5.48837761384257" calcext:value-type="float">
            <text:p>5,48837761384257</text:p>
          </table:table-cell>
          <table:table-cell table:formula="of:=[.A1424] * [.$H$2]" office:value-type="float" office:value="8.06456274749638" calcext:value-type="float">
            <text:p>8,06456274749638</text:p>
          </table:table-cell>
          <table:table-cell table:formula="of:=([.C1424]-[.B1424]) * 100" office:value-type="float" office:value="257.618513365381" calcext:value-type="float">
            <text:p>257,618513365381</text:p>
          </table:table-cell>
          <table:table-cell table:number-columns-repeated="4"/>
        </table:table-row>
        <table:table-row table:style-name="ro1">
          <table:table-cell office:value-type="float" office:value="1423" calcext:value-type="float">
            <text:p>1423</text:p>
          </table:table-cell>
          <table:table-cell table:formula="of:=ATAN2([.$E$2];[.A1425]) / RADIANS([.$F$2])" office:value-type="float" office:value="5.49027262504559" calcext:value-type="float">
            <text:p>5,49027262504559</text:p>
          </table:table-cell>
          <table:table-cell table:formula="of:=[.A1425] * [.$H$2]" office:value-type="float" office:value="8.070234029316" calcext:value-type="float">
            <text:p>8,070234029316</text:p>
          </table:table-cell>
          <table:table-cell table:formula="of:=([.C1425]-[.B1425]) * 100" office:value-type="float" office:value="257.996140427041" calcext:value-type="float">
            <text:p>257,996140427041</text:p>
          </table:table-cell>
          <table:table-cell table:number-columns-repeated="4"/>
        </table:table-row>
        <table:table-row table:style-name="ro1">
          <table:table-cell office:value-type="float" office:value="1424" calcext:value-type="float">
            <text:p>1424</text:p>
          </table:table-cell>
          <table:table-cell table:formula="of:=ATAN2([.$E$2];[.A1426]) / RADIANS([.$F$2])" office:value-type="float" office:value="5.49216585416857" calcext:value-type="float">
            <text:p>5,49216585416857</text:p>
          </table:table-cell>
          <table:table-cell table:formula="of:=[.A1426] * [.$H$2]" office:value-type="float" office:value="8.07590531113562" calcext:value-type="float">
            <text:p>8,07590531113562</text:p>
          </table:table-cell>
          <table:table-cell table:formula="of:=([.C1426]-[.B1426]) * 100" office:value-type="float" office:value="258.373945696705" calcext:value-type="float">
            <text:p>258,373945696705</text:p>
          </table:table-cell>
          <table:table-cell table:number-columns-repeated="4"/>
        </table:table-row>
        <table:table-row table:style-name="ro1">
          <table:table-cell office:value-type="float" office:value="1425" calcext:value-type="float">
            <text:p>1425</text:p>
          </table:table-cell>
          <table:table-cell table:formula="of:=ATAN2([.$E$2];[.A1427]) / RADIANS([.$F$2])" office:value-type="float" office:value="5.4940573033113" calcext:value-type="float">
            <text:p>5,4940573033113</text:p>
          </table:table-cell>
          <table:table-cell table:formula="of:=[.A1427] * [.$H$2]" office:value-type="float" office:value="8.08157659295524" calcext:value-type="float">
            <text:p>8,08157659295524</text:p>
          </table:table-cell>
          <table:table-cell table:formula="of:=([.C1427]-[.B1427]) * 100" office:value-type="float" office:value="258.751928964393" calcext:value-type="float">
            <text:p>258,751928964393</text:p>
          </table:table-cell>
          <table:table-cell table:number-columns-repeated="4"/>
        </table:table-row>
        <table:table-row table:style-name="ro1">
          <table:table-cell office:value-type="float" office:value="1426" calcext:value-type="float">
            <text:p>1426</text:p>
          </table:table-cell>
          <table:table-cell table:formula="of:=ATAN2([.$E$2];[.A1428]) / RADIANS([.$F$2])" office:value-type="float" office:value="5.4959469745712" calcext:value-type="float">
            <text:p>5,4959469745712</text:p>
          </table:table-cell>
          <table:table-cell table:formula="of:=[.A1428] * [.$H$2]" office:value-type="float" office:value="8.08724787477485" calcext:value-type="float">
            <text:p>8,08724787477485</text:p>
          </table:table-cell>
          <table:table-cell table:formula="of:=([.C1428]-[.B1428]) * 100" office:value-type="float" office:value="259.130090020365" calcext:value-type="float">
            <text:p>259,130090020365</text:p>
          </table:table-cell>
          <table:table-cell table:number-columns-repeated="4"/>
        </table:table-row>
        <table:table-row table:style-name="ro1">
          <table:table-cell office:value-type="float" office:value="1427" calcext:value-type="float">
            <text:p>1427</text:p>
          </table:table-cell>
          <table:table-cell table:formula="of:=ATAN2([.$E$2];[.A1429]) / RADIANS([.$F$2])" office:value-type="float" office:value="5.49783487004326" calcext:value-type="float">
            <text:p>5,49783487004326</text:p>
          </table:table-cell>
          <table:table-cell table:formula="of:=[.A1429] * [.$H$2]" office:value-type="float" office:value="8.09291915659447" calcext:value-type="float">
            <text:p>8,09291915659447</text:p>
          </table:table-cell>
          <table:table-cell table:formula="of:=([.C1429]-[.B1429]) * 100" office:value-type="float" office:value="259.508428655121" calcext:value-type="float">
            <text:p>259,508428655121</text:p>
          </table:table-cell>
          <table:table-cell table:number-columns-repeated="4"/>
        </table:table-row>
        <table:table-row table:style-name="ro1">
          <table:table-cell office:value-type="float" office:value="1428" calcext:value-type="float">
            <text:p>1428</text:p>
          </table:table-cell>
          <table:table-cell table:formula="of:=ATAN2([.$E$2];[.A1430]) / RADIANS([.$F$2])" office:value-type="float" office:value="5.49972099182011" calcext:value-type="float">
            <text:p>5,49972099182011</text:p>
          </table:table-cell>
          <table:table-cell table:formula="of:=[.A1430] * [.$H$2]" office:value-type="float" office:value="8.09859043841409" calcext:value-type="float">
            <text:p>8,09859043841409</text:p>
          </table:table-cell>
          <table:table-cell table:formula="of:=([.C1430]-[.B1430]) * 100" office:value-type="float" office:value="259.886944659398" calcext:value-type="float">
            <text:p>259,886944659398</text:p>
          </table:table-cell>
          <table:table-cell table:number-columns-repeated="4"/>
        </table:table-row>
        <table:table-row table:style-name="ro1">
          <table:table-cell office:value-type="float" office:value="1429" calcext:value-type="float">
            <text:p>1429</text:p>
          </table:table-cell>
          <table:table-cell table:formula="of:=ATAN2([.$E$2];[.A1431]) / RADIANS([.$F$2])" office:value-type="float" office:value="5.50160534199196" calcext:value-type="float">
            <text:p>5,50160534199196</text:p>
          </table:table-cell>
          <table:table-cell table:formula="of:=[.A1431] * [.$H$2]" office:value-type="float" office:value="8.10426172023371" calcext:value-type="float">
            <text:p>8,10426172023371</text:p>
          </table:table-cell>
          <table:table-cell table:formula="of:=([.C1431]-[.B1431]) * 100" office:value-type="float" office:value="260.265637824175" calcext:value-type="float">
            <text:p>260,265637824175</text:p>
          </table:table-cell>
          <table:table-cell table:number-columns-repeated="4"/>
        </table:table-row>
        <table:table-row table:style-name="ro1">
          <table:table-cell office:value-type="float" office:value="1430" calcext:value-type="float">
            <text:p>1430</text:p>
          </table:table-cell>
          <table:table-cell table:formula="of:=ATAN2([.$E$2];[.A1432]) / RADIANS([.$F$2])" office:value-type="float" office:value="5.50348792264664" calcext:value-type="float">
            <text:p>5,50348792264664</text:p>
          </table:table-cell>
          <table:table-cell table:formula="of:=[.A1432] * [.$H$2]" office:value-type="float" office:value="8.10993300205332" calcext:value-type="float">
            <text:p>8,10993300205332</text:p>
          </table:table-cell>
          <table:table-cell table:formula="of:=([.C1432]-[.B1432]) * 100" office:value-type="float" office:value="260.644507940668" calcext:value-type="float">
            <text:p>260,644507940668</text:p>
          </table:table-cell>
          <table:table-cell table:number-columns-repeated="4"/>
        </table:table-row>
        <table:table-row table:style-name="ro1">
          <table:table-cell office:value-type="float" office:value="1431" calcext:value-type="float">
            <text:p>1431</text:p>
          </table:table-cell>
          <table:table-cell table:formula="of:=ATAN2([.$E$2];[.A1433]) / RADIANS([.$F$2])" office:value-type="float" office:value="5.50536873586961" calcext:value-type="float">
            <text:p>5,50536873586961</text:p>
          </table:table-cell>
          <table:table-cell table:formula="of:=[.A1433] * [.$H$2]" office:value-type="float" office:value="8.11560428387294" calcext:value-type="float">
            <text:p>8,11560428387294</text:p>
          </table:table-cell>
          <table:table-cell table:formula="of:=([.C1433]-[.B1433]) * 100" office:value-type="float" office:value="261.023554800334" calcext:value-type="float">
            <text:p>261,023554800334</text:p>
          </table:table-cell>
          <table:table-cell table:number-columns-repeated="4"/>
        </table:table-row>
        <table:table-row table:style-name="ro1">
          <table:table-cell office:value-type="float" office:value="1432" calcext:value-type="float">
            <text:p>1432</text:p>
          </table:table-cell>
          <table:table-cell table:formula="of:=ATAN2([.$E$2];[.A1434]) / RADIANS([.$F$2])" office:value-type="float" office:value="5.50724778374389" calcext:value-type="float">
            <text:p>5,50724778374389</text:p>
          </table:table-cell>
          <table:table-cell table:formula="of:=[.A1434] * [.$H$2]" office:value-type="float" office:value="8.12127556569256" calcext:value-type="float">
            <text:p>8,12127556569256</text:p>
          </table:table-cell>
          <table:table-cell table:formula="of:=([.C1434]-[.B1434]) * 100" office:value-type="float" office:value="261.402778194867" calcext:value-type="float">
            <text:p>261,402778194867</text:p>
          </table:table-cell>
          <table:table-cell table:number-columns-repeated="4"/>
        </table:table-row>
        <table:table-row table:style-name="ro1">
          <table:table-cell office:value-type="float" office:value="1433" calcext:value-type="float">
            <text:p>1433</text:p>
          </table:table-cell>
          <table:table-cell table:formula="of:=ATAN2([.$E$2];[.A1435]) / RADIANS([.$F$2])" office:value-type="float" office:value="5.50912506835017" calcext:value-type="float">
            <text:p>5,50912506835017</text:p>
          </table:table-cell>
          <table:table-cell table:formula="of:=[.A1435] * [.$H$2]" office:value-type="float" office:value="8.12694684751218" calcext:value-type="float">
            <text:p>8,12694684751218</text:p>
          </table:table-cell>
          <table:table-cell table:formula="of:=([.C1435]-[.B1435]) * 100" office:value-type="float" office:value="261.782177916201" calcext:value-type="float">
            <text:p>261,782177916201</text:p>
          </table:table-cell>
          <table:table-cell table:number-columns-repeated="4"/>
        </table:table-row>
        <table:table-row table:style-name="ro1">
          <table:table-cell office:value-type="float" office:value="1434" calcext:value-type="float">
            <text:p>1434</text:p>
          </table:table-cell>
          <table:table-cell table:formula="of:=ATAN2([.$E$2];[.A1436]) / RADIANS([.$F$2])" office:value-type="float" office:value="5.51100059176669" calcext:value-type="float">
            <text:p>5,51100059176669</text:p>
          </table:table-cell>
          <table:table-cell table:formula="of:=[.A1436] * [.$H$2]" office:value-type="float" office:value="8.13261812933179" calcext:value-type="float">
            <text:p>8,13261812933179</text:p>
          </table:table-cell>
          <table:table-cell table:formula="of:=([.C1436]-[.B1436]) * 100" office:value-type="float" office:value="262.16175375651" calcext:value-type="float">
            <text:p>262,16175375651</text:p>
          </table:table-cell>
          <table:table-cell table:number-columns-repeated="4"/>
        </table:table-row>
        <table:table-row table:style-name="ro1">
          <table:table-cell office:value-type="float" office:value="1435" calcext:value-type="float">
            <text:p>1435</text:p>
          </table:table-cell>
          <table:table-cell table:formula="of:=ATAN2([.$E$2];[.A1437]) / RADIANS([.$F$2])" office:value-type="float" office:value="5.51287435606936" calcext:value-type="float">
            <text:p>5,51287435606936</text:p>
          </table:table-cell>
          <table:table-cell table:formula="of:=[.A1437] * [.$H$2]" office:value-type="float" office:value="8.13828941115141" calcext:value-type="float">
            <text:p>8,13828941115141</text:p>
          </table:table-cell>
          <table:table-cell table:formula="of:=([.C1437]-[.B1437]) * 100" office:value-type="float" office:value="262.541505508205" calcext:value-type="float">
            <text:p>262,541505508205</text:p>
          </table:table-cell>
          <table:table-cell table:number-columns-repeated="4"/>
        </table:table-row>
        <table:table-row table:style-name="ro1">
          <table:table-cell office:value-type="float" office:value="1436" calcext:value-type="float">
            <text:p>1436</text:p>
          </table:table-cell>
          <table:table-cell table:formula="of:=ATAN2([.$E$2];[.A1438]) / RADIANS([.$F$2])" office:value-type="float" office:value="5.51474636333166" calcext:value-type="float">
            <text:p>5,51474636333166</text:p>
          </table:table-cell>
          <table:table-cell table:formula="of:=[.A1438] * [.$H$2]" office:value-type="float" office:value="8.14396069297103" calcext:value-type="float">
            <text:p>8,14396069297103</text:p>
          </table:table-cell>
          <table:table-cell table:formula="of:=([.C1438]-[.B1438]) * 100" office:value-type="float" office:value="262.921432963937" calcext:value-type="float">
            <text:p>262,921432963937</text:p>
          </table:table-cell>
          <table:table-cell table:number-columns-repeated="4"/>
        </table:table-row>
        <table:table-row table:style-name="ro1">
          <table:table-cell office:value-type="float" office:value="1437" calcext:value-type="float">
            <text:p>1437</text:p>
          </table:table-cell>
          <table:table-cell table:formula="of:=ATAN2([.$E$2];[.A1439]) / RADIANS([.$F$2])" office:value-type="float" office:value="5.5166166156247" calcext:value-type="float">
            <text:p>5,5166166156247</text:p>
          </table:table-cell>
          <table:table-cell table:formula="of:=[.A1439] * [.$H$2]" office:value-type="float" office:value="8.14963197479065" calcext:value-type="float">
            <text:p>8,14963197479065</text:p>
          </table:table-cell>
          <table:table-cell table:formula="of:=([.C1439]-[.B1439]) * 100" office:value-type="float" office:value="263.301535916595" calcext:value-type="float">
            <text:p>263,301535916595</text:p>
          </table:table-cell>
          <table:table-cell table:number-columns-repeated="4"/>
        </table:table-row>
        <table:table-row table:style-name="ro1">
          <table:table-cell office:value-type="float" office:value="1438" calcext:value-type="float">
            <text:p>1438</text:p>
          </table:table-cell>
          <table:table-cell table:formula="of:=ATAN2([.$E$2];[.A1440]) / RADIANS([.$F$2])" office:value-type="float" office:value="5.51848511501721" calcext:value-type="float">
            <text:p>5,51848511501721</text:p>
          </table:table-cell>
          <table:table-cell table:formula="of:=[.A1440] * [.$H$2]" office:value-type="float" office:value="8.15530325661027" calcext:value-type="float">
            <text:p>8,15530325661027</text:p>
          </table:table-cell>
          <table:table-cell table:formula="of:=([.C1440]-[.B1440]) * 100" office:value-type="float" office:value="263.681814159305" calcext:value-type="float">
            <text:p>263,681814159305</text:p>
          </table:table-cell>
          <table:table-cell table:number-columns-repeated="4"/>
        </table:table-row>
        <table:table-row table:style-name="ro1">
          <table:table-cell office:value-type="float" office:value="1439" calcext:value-type="float">
            <text:p>1439</text:p>
          </table:table-cell>
          <table:table-cell table:formula="of:=ATAN2([.$E$2];[.A1441]) / RADIANS([.$F$2])" office:value-type="float" office:value="5.52035186357553" calcext:value-type="float">
            <text:p>5,52035186357553</text:p>
          </table:table-cell>
          <table:table-cell table:formula="of:=[.A1441] * [.$H$2]" office:value-type="float" office:value="8.16097453842988" calcext:value-type="float">
            <text:p>8,16097453842988</text:p>
          </table:table-cell>
          <table:table-cell table:formula="of:=([.C1441]-[.B1441]) * 100" office:value-type="float" office:value="264.062267485435" calcext:value-type="float">
            <text:p>264,062267485435</text:p>
          </table:table-cell>
          <table:table-cell table:number-columns-repeated="4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formula="of:=ATAN2([.$E$2];[.A1442]) / RADIANS([.$F$2])" office:value-type="float" office:value="5.52221686336361" calcext:value-type="float">
            <text:p>5,52221686336361</text:p>
          </table:table-cell>
          <table:table-cell table:formula="of:=[.A1442] * [.$H$2]" office:value-type="float" office:value="8.1666458202495" calcext:value-type="float">
            <text:p>8,1666458202495</text:p>
          </table:table-cell>
          <table:table-cell table:formula="of:=([.C1442]-[.B1442]) * 100" office:value-type="float" office:value="264.442895688589" calcext:value-type="float">
            <text:p>264,442895688589</text:p>
          </table:table-cell>
          <table:table-cell table:number-columns-repeated="4"/>
        </table:table-row>
        <table:table-row table:style-name="ro1">
          <table:table-cell office:value-type="float" office:value="1441" calcext:value-type="float">
            <text:p>1441</text:p>
          </table:table-cell>
          <table:table-cell table:formula="of:=ATAN2([.$E$2];[.A1443]) / RADIANS([.$F$2])" office:value-type="float" office:value="5.52408011644303" calcext:value-type="float">
            <text:p>5,52408011644303</text:p>
          </table:table-cell>
          <table:table-cell table:formula="of:=[.A1443] * [.$H$2]" office:value-type="float" office:value="8.17231710206912" calcext:value-type="float">
            <text:p>8,17231710206912</text:p>
          </table:table-cell>
          <table:table-cell table:formula="of:=([.C1443]-[.B1443]) * 100" office:value-type="float" office:value="264.823698562609" calcext:value-type="float">
            <text:p>264,823698562609</text:p>
          </table:table-cell>
          <table:table-cell table:number-columns-repeated="4"/>
        </table:table-row>
        <table:table-row table:style-name="ro1">
          <table:table-cell office:value-type="float" office:value="1442" calcext:value-type="float">
            <text:p>1442</text:p>
          </table:table-cell>
          <table:table-cell table:formula="of:=ATAN2([.$E$2];[.A1444]) / RADIANS([.$F$2])" office:value-type="float" office:value="5.52594162487297" calcext:value-type="float">
            <text:p>5,52594162487297</text:p>
          </table:table-cell>
          <table:table-cell table:formula="of:=[.A1444] * [.$H$2]" office:value-type="float" office:value="8.17798838388874" calcext:value-type="float">
            <text:p>8,17798838388874</text:p>
          </table:table-cell>
          <table:table-cell table:formula="of:=([.C1444]-[.B1444]) * 100" office:value-type="float" office:value="265.204675901576" calcext:value-type="float">
            <text:p>265,204675901576</text:p>
          </table:table-cell>
          <table:table-cell table:number-columns-repeated="4"/>
        </table:table-row>
        <table:table-row table:style-name="ro1">
          <table:table-cell office:value-type="float" office:value="1443" calcext:value-type="float">
            <text:p>1443</text:p>
          </table:table-cell>
          <table:table-cell table:formula="of:=ATAN2([.$E$2];[.A1445]) / RADIANS([.$F$2])" office:value-type="float" office:value="5.52780139071025" calcext:value-type="float">
            <text:p>5,52780139071025</text:p>
          </table:table-cell>
          <table:table-cell table:formula="of:=[.A1445] * [.$H$2]" office:value-type="float" office:value="8.18365966570836" calcext:value-type="float">
            <text:p>8,18365966570836</text:p>
          </table:table-cell>
          <table:table-cell table:formula="of:=([.C1445]-[.B1445]) * 100" office:value-type="float" office:value="265.58582749981" calcext:value-type="float">
            <text:p>265,58582749981</text:p>
          </table:table-cell>
          <table:table-cell table:number-columns-repeated="4"/>
        </table:table-row>
        <table:table-row table:style-name="ro1">
          <table:table-cell office:value-type="float" office:value="1444" calcext:value-type="float">
            <text:p>1444</text:p>
          </table:table-cell>
          <table:table-cell table:formula="of:=ATAN2([.$E$2];[.A1446]) / RADIANS([.$F$2])" office:value-type="float" office:value="5.5296594160093" calcext:value-type="float">
            <text:p>5,5296594160093</text:p>
          </table:table-cell>
          <table:table-cell table:formula="of:=[.A1446] * [.$H$2]" office:value-type="float" office:value="8.18933094752797" calcext:value-type="float">
            <text:p>8,18933094752797</text:p>
          </table:table-cell>
          <table:table-cell table:formula="of:=([.C1446]-[.B1446]) * 100" office:value-type="float" office:value="265.967153151867" calcext:value-type="float">
            <text:p>265,967153151867</text:p>
          </table:table-cell>
          <table:table-cell table:number-columns-repeated="4"/>
        </table:table-row>
        <table:table-row table:style-name="ro1">
          <table:table-cell office:value-type="float" office:value="1445" calcext:value-type="float">
            <text:p>1445</text:p>
          </table:table-cell>
          <table:table-cell table:formula="of:=ATAN2([.$E$2];[.A1447]) / RADIANS([.$F$2])" office:value-type="float" office:value="5.53151570282216" calcext:value-type="float">
            <text:p>5,53151570282216</text:p>
          </table:table-cell>
          <table:table-cell table:formula="of:=[.A1447] * [.$H$2]" office:value-type="float" office:value="8.19500222934759" calcext:value-type="float">
            <text:p>8,19500222934759</text:p>
          </table:table-cell>
          <table:table-cell table:formula="of:=([.C1447]-[.B1447]) * 100" office:value-type="float" office:value="266.348652652543" calcext:value-type="float">
            <text:p>266,348652652543</text:p>
          </table:table-cell>
          <table:table-cell table:number-columns-repeated="4"/>
        </table:table-row>
        <table:table-row table:style-name="ro1">
          <table:table-cell office:value-type="float" office:value="1446" calcext:value-type="float">
            <text:p>1446</text:p>
          </table:table-cell>
          <table:table-cell table:formula="of:=ATAN2([.$E$2];[.A1448]) / RADIANS([.$F$2])" office:value-type="float" office:value="5.53337025319851" calcext:value-type="float">
            <text:p>5,53337025319851</text:p>
          </table:table-cell>
          <table:table-cell table:formula="of:=[.A1448] * [.$H$2]" office:value-type="float" office:value="8.20067351116721" calcext:value-type="float">
            <text:p>8,20067351116721</text:p>
          </table:table-cell>
          <table:table-cell table:formula="of:=([.C1448]-[.B1448]) * 100" office:value-type="float" office:value="266.73032579687" calcext:value-type="float">
            <text:p>266,73032579687</text:p>
          </table:table-cell>
          <table:table-cell table:number-columns-repeated="4"/>
        </table:table-row>
        <table:table-row table:style-name="ro1">
          <table:table-cell office:value-type="float" office:value="1447" calcext:value-type="float">
            <text:p>1447</text:p>
          </table:table-cell>
          <table:table-cell table:formula="of:=ATAN2([.$E$2];[.A1449]) / RADIANS([.$F$2])" office:value-type="float" office:value="5.53522306918564" calcext:value-type="float">
            <text:p>5,53522306918564</text:p>
          </table:table-cell>
          <table:table-cell table:formula="of:=[.A1449] * [.$H$2]" office:value-type="float" office:value="8.20634479298682" calcext:value-type="float">
            <text:p>8,20634479298682</text:p>
          </table:table-cell>
          <table:table-cell table:formula="of:=([.C1449]-[.B1449]) * 100" office:value-type="float" office:value="267.112172380119" calcext:value-type="float">
            <text:p>267,112172380119</text:p>
          </table:table-cell>
          <table:table-cell table:number-columns-repeated="4"/>
        </table:table-row>
        <table:table-row table:style-name="ro1">
          <table:table-cell office:value-type="float" office:value="1448" calcext:value-type="float">
            <text:p>1448</text:p>
          </table:table-cell>
          <table:table-cell table:formula="of:=ATAN2([.$E$2];[.A1450]) / RADIANS([.$F$2])" office:value-type="float" office:value="5.53707415282846" calcext:value-type="float">
            <text:p>5,53707415282846</text:p>
          </table:table-cell>
          <table:table-cell table:formula="of:=[.A1450] * [.$H$2]" office:value-type="float" office:value="8.21201607480644" calcext:value-type="float">
            <text:p>8,21201607480644</text:p>
          </table:table-cell>
          <table:table-cell table:formula="of:=([.C1450]-[.B1450]) * 100" office:value-type="float" office:value="267.494192197798" calcext:value-type="float">
            <text:p>267,494192197798</text:p>
          </table:table-cell>
          <table:table-cell table:number-columns-repeated="4"/>
        </table:table-row>
        <table:table-row table:style-name="ro1">
          <table:table-cell office:value-type="float" office:value="1449" calcext:value-type="float">
            <text:p>1449</text:p>
          </table:table-cell>
          <table:table-cell table:formula="of:=ATAN2([.$E$2];[.A1451]) / RADIANS([.$F$2])" office:value-type="float" office:value="5.53892350616953" calcext:value-type="float">
            <text:p>5,53892350616953</text:p>
          </table:table-cell>
          <table:table-cell table:formula="of:=[.A1451] * [.$H$2]" office:value-type="float" office:value="8.21768735662606" calcext:value-type="float">
            <text:p>8,21768735662606</text:p>
          </table:table-cell>
          <table:table-cell table:formula="of:=([.C1451]-[.B1451]) * 100" office:value-type="float" office:value="267.876385045653" calcext:value-type="float">
            <text:p>267,876385045653</text:p>
          </table:table-cell>
          <table:table-cell table:number-columns-repeated="4"/>
        </table:table-row>
        <table:table-row table:style-name="ro1">
          <table:table-cell office:value-type="float" office:value="1450" calcext:value-type="float">
            <text:p>1450</text:p>
          </table:table-cell>
          <table:table-cell table:formula="of:=ATAN2([.$E$2];[.A1452]) / RADIANS([.$F$2])" office:value-type="float" office:value="5.54077113124901" calcext:value-type="float">
            <text:p>5,54077113124901</text:p>
          </table:table-cell>
          <table:table-cell table:formula="of:=[.A1452] * [.$H$2]" office:value-type="float" office:value="8.22335863844568" calcext:value-type="float">
            <text:p>8,22335863844568</text:p>
          </table:table-cell>
          <table:table-cell table:formula="of:=([.C1452]-[.B1452]) * 100" office:value-type="float" office:value="268.258750719667" calcext:value-type="float">
            <text:p>268,258750719667</text:p>
          </table:table-cell>
          <table:table-cell table:number-columns-repeated="4"/>
        </table:table-row>
        <table:table-row table:style-name="ro1">
          <table:table-cell office:value-type="float" office:value="1451" calcext:value-type="float">
            <text:p>1451</text:p>
          </table:table-cell>
          <table:table-cell table:formula="of:=ATAN2([.$E$2];[.A1453]) / RADIANS([.$F$2])" office:value-type="float" office:value="5.54261703010468" calcext:value-type="float">
            <text:p>5,54261703010468</text:p>
          </table:table-cell>
          <table:table-cell table:formula="of:=[.A1453] * [.$H$2]" office:value-type="float" office:value="8.2290299202653" calcext:value-type="float">
            <text:p>8,2290299202653</text:p>
          </table:table-cell>
          <table:table-cell table:formula="of:=([.C1453]-[.B1453]) * 100" office:value-type="float" office:value="268.641289016061" calcext:value-type="float">
            <text:p>268,641289016061</text:p>
          </table:table-cell>
          <table:table-cell table:number-columns-repeated="4"/>
        </table:table-row>
        <table:table-row table:style-name="ro1">
          <table:table-cell office:value-type="float" office:value="1452" calcext:value-type="float">
            <text:p>1452</text:p>
          </table:table-cell>
          <table:table-cell table:formula="of:=ATAN2([.$E$2];[.A1454]) / RADIANS([.$F$2])" office:value-type="float" office:value="5.54446120477198" calcext:value-type="float">
            <text:p>5,54446120477198</text:p>
          </table:table-cell>
          <table:table-cell table:formula="of:=[.A1454] * [.$H$2]" office:value-type="float" office:value="8.23470120208491" calcext:value-type="float">
            <text:p>8,23470120208491</text:p>
          </table:table-cell>
          <table:table-cell table:formula="of:=([.C1454]-[.B1454]) * 100" office:value-type="float" office:value="269.023999731293" calcext:value-type="float">
            <text:p>269,023999731293</text:p>
          </table:table-cell>
          <table:table-cell table:number-columns-repeated="4"/>
        </table:table-row>
        <table:table-row table:style-name="ro1">
          <table:table-cell office:value-type="float" office:value="1453" calcext:value-type="float">
            <text:p>1453</text:p>
          </table:table-cell>
          <table:table-cell table:formula="of:=ATAN2([.$E$2];[.A1455]) / RADIANS([.$F$2])" office:value-type="float" office:value="5.54630365728395" calcext:value-type="float">
            <text:p>5,54630365728395</text:p>
          </table:table-cell>
          <table:table-cell table:formula="of:=[.A1455] * [.$H$2]" office:value-type="float" office:value="8.24037248390453" calcext:value-type="float">
            <text:p>8,24037248390453</text:p>
          </table:table-cell>
          <table:table-cell table:formula="of:=([.C1455]-[.B1455]) * 100" office:value-type="float" office:value="269.406882662058" calcext:value-type="float">
            <text:p>269,406882662058</text:p>
          </table:table-cell>
          <table:table-cell table:number-columns-repeated="4"/>
        </table:table-row>
        <table:table-row table:style-name="ro1">
          <table:table-cell office:value-type="float" office:value="1454" calcext:value-type="float">
            <text:p>1454</text:p>
          </table:table-cell>
          <table:table-cell table:formula="of:=ATAN2([.$E$2];[.A1456]) / RADIANS([.$F$2])" office:value-type="float" office:value="5.54814438967127" calcext:value-type="float">
            <text:p>5,54814438967127</text:p>
          </table:table-cell>
          <table:table-cell table:formula="of:=[.A1456] * [.$H$2]" office:value-type="float" office:value="8.24604376572415" calcext:value-type="float">
            <text:p>8,24604376572415</text:p>
          </table:table-cell>
          <table:table-cell table:formula="of:=([.C1456]-[.B1456]) * 100" office:value-type="float" office:value="269.789937605287" calcext:value-type="float">
            <text:p>269,789937605287</text:p>
          </table:table-cell>
          <table:table-cell table:number-columns-repeated="4"/>
        </table:table-row>
        <table:table-row table:style-name="ro1">
          <table:table-cell office:value-type="float" office:value="1455" calcext:value-type="float">
            <text:p>1455</text:p>
          </table:table-cell>
          <table:table-cell table:formula="of:=ATAN2([.$E$2];[.A1457]) / RADIANS([.$F$2])" office:value-type="float" office:value="5.54998340396226" calcext:value-type="float">
            <text:p>5,54998340396226</text:p>
          </table:table-cell>
          <table:table-cell table:formula="of:=[.A1457] * [.$H$2]" office:value-type="float" office:value="8.25171504754377" calcext:value-type="float">
            <text:p>8,25171504754377</text:p>
          </table:table-cell>
          <table:table-cell table:formula="of:=([.C1457]-[.B1457]) * 100" office:value-type="float" office:value="270.173164358151" calcext:value-type="float">
            <text:p>270,173164358151</text:p>
          </table:table-cell>
          <table:table-cell table:number-columns-repeated="4"/>
        </table:table-row>
        <table:table-row table:style-name="ro1">
          <table:table-cell office:value-type="float" office:value="1456" calcext:value-type="float">
            <text:p>1456</text:p>
          </table:table-cell>
          <table:table-cell table:formula="of:=ATAN2([.$E$2];[.A1458]) / RADIANS([.$F$2])" office:value-type="float" office:value="5.55182070218284" calcext:value-type="float">
            <text:p>5,55182070218284</text:p>
          </table:table-cell>
          <table:table-cell table:formula="of:=[.A1458] * [.$H$2]" office:value-type="float" office:value="8.25738632936339" calcext:value-type="float">
            <text:p>8,25738632936339</text:p>
          </table:table-cell>
          <table:table-cell table:formula="of:=([.C1458]-[.B1458]) * 100" office:value-type="float" office:value="270.556562718055" calcext:value-type="float">
            <text:p>270,556562718055</text:p>
          </table:table-cell>
          <table:table-cell table:number-columns-repeated="4"/>
        </table:table-row>
        <table:table-row table:style-name="ro1">
          <table:table-cell office:value-type="float" office:value="1457" calcext:value-type="float">
            <text:p>1457</text:p>
          </table:table-cell>
          <table:table-cell table:formula="of:=ATAN2([.$E$2];[.A1459]) / RADIANS([.$F$2])" office:value-type="float" office:value="5.55365628635659" calcext:value-type="float">
            <text:p>5,55365628635659</text:p>
          </table:table-cell>
          <table:table-cell table:formula="of:=[.A1459] * [.$H$2]" office:value-type="float" office:value="8.263057611183" calcext:value-type="float">
            <text:p>8,263057611183</text:p>
          </table:table-cell>
          <table:table-cell table:formula="of:=([.C1459]-[.B1459]) * 100" office:value-type="float" office:value="270.940132482641" calcext:value-type="float">
            <text:p>270,940132482641</text:p>
          </table:table-cell>
          <table:table-cell table:number-columns-repeated="4"/>
        </table:table-row>
        <table:table-row table:style-name="ro1">
          <table:table-cell office:value-type="float" office:value="1458" calcext:value-type="float">
            <text:p>1458</text:p>
          </table:table-cell>
          <table:table-cell table:formula="of:=ATAN2([.$E$2];[.A1460]) / RADIANS([.$F$2])" office:value-type="float" office:value="5.55549015850473" calcext:value-type="float">
            <text:p>5,55549015850473</text:p>
          </table:table-cell>
          <table:table-cell table:formula="of:=[.A1460] * [.$H$2]" office:value-type="float" office:value="8.26872889300262" calcext:value-type="float">
            <text:p>8,26872889300262</text:p>
          </table:table-cell>
          <table:table-cell table:formula="of:=([.C1460]-[.B1460]) * 100" office:value-type="float" office:value="271.323873449789" calcext:value-type="float">
            <text:p>271,323873449789</text:p>
          </table:table-cell>
          <table:table-cell table:number-columns-repeated="4"/>
        </table:table-row>
        <table:table-row table:style-name="ro1">
          <table:table-cell office:value-type="float" office:value="1459" calcext:value-type="float">
            <text:p>1459</text:p>
          </table:table-cell>
          <table:table-cell table:formula="of:=ATAN2([.$E$2];[.A1461]) / RADIANS([.$F$2])" office:value-type="float" office:value="5.55732232064608" calcext:value-type="float">
            <text:p>5,55732232064608</text:p>
          </table:table-cell>
          <table:table-cell table:formula="of:=[.A1461] * [.$H$2]" office:value-type="float" office:value="8.27440017482224" calcext:value-type="float">
            <text:p>8,27440017482224</text:p>
          </table:table-cell>
          <table:table-cell table:formula="of:=([.C1461]-[.B1461]) * 100" office:value-type="float" office:value="271.707785417615" calcext:value-type="float">
            <text:p>271,707785417615</text:p>
          </table:table-cell>
          <table:table-cell table:number-columns-repeated="4"/>
        </table:table-row>
        <table:table-row table:style-name="ro1">
          <table:table-cell office:value-type="float" office:value="1460" calcext:value-type="float">
            <text:p>1460</text:p>
          </table:table-cell>
          <table:table-cell table:formula="of:=ATAN2([.$E$2];[.A1462]) / RADIANS([.$F$2])" office:value-type="float" office:value="5.55915277479714" calcext:value-type="float">
            <text:p>5,55915277479714</text:p>
          </table:table-cell>
          <table:table-cell table:formula="of:=[.A1462] * [.$H$2]" office:value-type="float" office:value="8.28007145664185" calcext:value-type="float">
            <text:p>8,28007145664185</text:p>
          </table:table-cell>
          <table:table-cell table:formula="of:=([.C1462]-[.B1462]) * 100" office:value-type="float" office:value="272.091868184472" calcext:value-type="float">
            <text:p>272,091868184472</text:p>
          </table:table-cell>
          <table:table-cell table:number-columns-repeated="4"/>
        </table:table-row>
        <table:table-row table:style-name="ro1">
          <table:table-cell office:value-type="float" office:value="1461" calcext:value-type="float">
            <text:p>1461</text:p>
          </table:table-cell>
          <table:table-cell table:formula="of:=ATAN2([.$E$2];[.A1463]) / RADIANS([.$F$2])" office:value-type="float" office:value="5.560981522972" calcext:value-type="float">
            <text:p>5,560981522972</text:p>
          </table:table-cell>
          <table:table-cell table:formula="of:=[.A1463] * [.$H$2]" office:value-type="float" office:value="8.28574273846147" calcext:value-type="float">
            <text:p>8,28574273846147</text:p>
          </table:table-cell>
          <table:table-cell table:formula="of:=([.C1463]-[.B1463]) * 100" office:value-type="float" office:value="272.476121548947" calcext:value-type="float">
            <text:p>272,476121548947</text:p>
          </table:table-cell>
          <table:table-cell table:number-columns-repeated="4"/>
        </table:table-row>
        <table:table-row table:style-name="ro1">
          <table:table-cell office:value-type="float" office:value="1462" calcext:value-type="float">
            <text:p>1462</text:p>
          </table:table-cell>
          <table:table-cell table:formula="of:=ATAN2([.$E$2];[.A1464]) / RADIANS([.$F$2])" office:value-type="float" office:value="5.56280856718243" calcext:value-type="float">
            <text:p>5,56280856718243</text:p>
          </table:table-cell>
          <table:table-cell table:formula="of:=[.A1464] * [.$H$2]" office:value-type="float" office:value="8.29141402028109" calcext:value-type="float">
            <text:p>8,29141402028109</text:p>
          </table:table-cell>
          <table:table-cell table:formula="of:=([.C1464]-[.B1464]) * 100" office:value-type="float" office:value="272.860545309866" calcext:value-type="float">
            <text:p>272,860545309866</text:p>
          </table:table-cell>
          <table:table-cell table:number-columns-repeated="4"/>
        </table:table-row>
        <table:table-row table:style-name="ro1">
          <table:table-cell office:value-type="float" office:value="1463" calcext:value-type="float">
            <text:p>1463</text:p>
          </table:table-cell>
          <table:table-cell table:formula="of:=ATAN2([.$E$2];[.A1465]) / RADIANS([.$F$2])" office:value-type="float" office:value="5.56463390943781" calcext:value-type="float">
            <text:p>5,56463390943781</text:p>
          </table:table-cell>
          <table:table-cell table:formula="of:=[.A1465] * [.$H$2]" office:value-type="float" office:value="8.29708530210071" calcext:value-type="float">
            <text:p>8,29708530210071</text:p>
          </table:table-cell>
          <table:table-cell table:formula="of:=([.C1465]-[.B1465]) * 100" office:value-type="float" office:value="273.24513926629" calcext:value-type="float">
            <text:p>273,24513926629</text:p>
          </table:table-cell>
          <table:table-cell table:number-columns-repeated="4"/>
        </table:table-row>
        <table:table-row table:style-name="ro1">
          <table:table-cell office:value-type="float" office:value="1464" calcext:value-type="float">
            <text:p>1464</text:p>
          </table:table-cell>
          <table:table-cell table:formula="of:=ATAN2([.$E$2];[.A1466]) / RADIANS([.$F$2])" office:value-type="float" office:value="5.56645755174518" calcext:value-type="float">
            <text:p>5,56645755174518</text:p>
          </table:table-cell>
          <table:table-cell table:formula="of:=[.A1466] * [.$H$2]" office:value-type="float" office:value="8.30275658392033" calcext:value-type="float">
            <text:p>8,30275658392033</text:p>
          </table:table-cell>
          <table:table-cell table:formula="of:=([.C1466]-[.B1466]) * 100" office:value-type="float" office:value="273.629903217515" calcext:value-type="float">
            <text:p>273,629903217515</text:p>
          </table:table-cell>
          <table:table-cell table:number-columns-repeated="4"/>
        </table:table-row>
        <table:table-row table:style-name="ro1">
          <table:table-cell office:value-type="float" office:value="1465" calcext:value-type="float">
            <text:p>1465</text:p>
          </table:table-cell>
          <table:table-cell table:formula="of:=ATAN2([.$E$2];[.A1467]) / RADIANS([.$F$2])" office:value-type="float" office:value="5.56827949610919" calcext:value-type="float">
            <text:p>5,56827949610919</text:p>
          </table:table-cell>
          <table:table-cell table:formula="of:=[.A1467] * [.$H$2]" office:value-type="float" office:value="8.30842786573994" calcext:value-type="float">
            <text:p>8,30842786573994</text:p>
          </table:table-cell>
          <table:table-cell table:formula="of:=([.C1467]-[.B1467]) * 100" office:value-type="float" office:value="274.014836963075" calcext:value-type="float">
            <text:p>274,014836963075</text:p>
          </table:table-cell>
          <table:table-cell table:number-columns-repeated="4"/>
        </table:table-row>
        <table:table-row table:style-name="ro1">
          <table:table-cell office:value-type="float" office:value="1466" calcext:value-type="float">
            <text:p>1466</text:p>
          </table:table-cell>
          <table:table-cell table:formula="of:=ATAN2([.$E$2];[.A1468]) / RADIANS([.$F$2])" office:value-type="float" office:value="5.57009974453218" calcext:value-type="float">
            <text:p>5,57009974453218</text:p>
          </table:table-cell>
          <table:table-cell table:formula="of:=[.A1468] * [.$H$2]" office:value-type="float" office:value="8.31409914755956" calcext:value-type="float">
            <text:p>8,31409914755956</text:p>
          </table:table-cell>
          <table:table-cell table:formula="of:=([.C1468]-[.B1468]) * 100" office:value-type="float" office:value="274.399940302738" calcext:value-type="float">
            <text:p>274,399940302738</text:p>
          </table:table-cell>
          <table:table-cell table:number-columns-repeated="4"/>
        </table:table-row>
        <table:table-row table:style-name="ro1">
          <table:table-cell office:value-type="float" office:value="1467" calcext:value-type="float">
            <text:p>1467</text:p>
          </table:table-cell>
          <table:table-cell table:formula="of:=ATAN2([.$E$2];[.A1469]) / RADIANS([.$F$2])" office:value-type="float" office:value="5.57191829901409" calcext:value-type="float">
            <text:p>5,57191829901409</text:p>
          </table:table-cell>
          <table:table-cell table:formula="of:=[.A1469] * [.$H$2]" office:value-type="float" office:value="8.31977042937918" calcext:value-type="float">
            <text:p>8,31977042937918</text:p>
          </table:table-cell>
          <table:table-cell table:formula="of:=([.C1469]-[.B1469]) * 100" office:value-type="float" office:value="274.785213036509" calcext:value-type="float">
            <text:p>274,785213036509</text:p>
          </table:table-cell>
          <table:table-cell table:number-columns-repeated="4"/>
        </table:table-row>
        <table:table-row table:style-name="ro1">
          <table:table-cell office:value-type="float" office:value="1468" calcext:value-type="float">
            <text:p>1468</text:p>
          </table:table-cell>
          <table:table-cell table:formula="of:=ATAN2([.$E$2];[.A1470]) / RADIANS([.$F$2])" office:value-type="float" office:value="5.57373516155253" calcext:value-type="float">
            <text:p>5,57373516155253</text:p>
          </table:table-cell>
          <table:table-cell table:formula="of:=[.A1470] * [.$H$2]" office:value-type="float" office:value="8.3254417111988" calcext:value-type="float">
            <text:p>8,3254417111988</text:p>
          </table:table-cell>
          <table:table-cell table:formula="of:=([.C1470]-[.B1470]) * 100" office:value-type="float" office:value="275.170654964627" calcext:value-type="float">
            <text:p>275,170654964627</text:p>
          </table:table-cell>
          <table:table-cell table:number-columns-repeated="4"/>
        </table:table-row>
        <table:table-row table:style-name="ro1">
          <table:table-cell office:value-type="float" office:value="1469" calcext:value-type="float">
            <text:p>1469</text:p>
          </table:table-cell>
          <table:table-cell table:formula="of:=ATAN2([.$E$2];[.A1471]) / RADIANS([.$F$2])" office:value-type="float" office:value="5.57555033414274" calcext:value-type="float">
            <text:p>5,57555033414274</text:p>
          </table:table-cell>
          <table:table-cell table:formula="of:=[.A1471] * [.$H$2]" office:value-type="float" office:value="8.33111299301842" calcext:value-type="float">
            <text:p>8,33111299301842</text:p>
          </table:table-cell>
          <table:table-cell table:formula="of:=([.C1471]-[.B1471]) * 100" office:value-type="float" office:value="275.556265887568" calcext:value-type="float">
            <text:p>275,556265887568</text:p>
          </table:table-cell>
          <table:table-cell table:number-columns-repeated="4"/>
        </table:table-row>
        <table:table-row table:style-name="ro1">
          <table:table-cell office:value-type="float" office:value="1470" calcext:value-type="float">
            <text:p>1470</text:p>
          </table:table-cell>
          <table:table-cell table:formula="of:=ATAN2([.$E$2];[.A1472]) / RADIANS([.$F$2])" office:value-type="float" office:value="5.57736381877762" calcext:value-type="float">
            <text:p>5,57736381877762</text:p>
          </table:table-cell>
          <table:table-cell table:formula="of:=[.A1472] * [.$H$2]" office:value-type="float" office:value="8.33678427483803" calcext:value-type="float">
            <text:p>8,33678427483803</text:p>
          </table:table-cell>
          <table:table-cell table:formula="of:=([.C1472]-[.B1472]) * 100" office:value-type="float" office:value="275.942045606041" calcext:value-type="float">
            <text:p>275,942045606041</text:p>
          </table:table-cell>
          <table:table-cell table:number-columns-repeated="4"/>
        </table:table-row>
        <table:table-row table:style-name="ro1">
          <table:table-cell office:value-type="float" office:value="1471" calcext:value-type="float">
            <text:p>1471</text:p>
          </table:table-cell>
          <table:table-cell table:formula="of:=ATAN2([.$E$2];[.A1473]) / RADIANS([.$F$2])" office:value-type="float" office:value="5.57917561744771" calcext:value-type="float">
            <text:p>5,57917561744771</text:p>
          </table:table-cell>
          <table:table-cell table:formula="of:=[.A1473] * [.$H$2]" office:value-type="float" office:value="8.34245555665765" calcext:value-type="float">
            <text:p>8,34245555665765</text:p>
          </table:table-cell>
          <table:table-cell table:formula="of:=([.C1473]-[.B1473]) * 100" office:value-type="float" office:value="276.327993920994" calcext:value-type="float">
            <text:p>276,327993920994</text:p>
          </table:table-cell>
          <table:table-cell table:number-columns-repeated="4"/>
        </table:table-row>
        <table:table-row table:style-name="ro1">
          <table:table-cell office:value-type="float" office:value="1472" calcext:value-type="float">
            <text:p>1472</text:p>
          </table:table-cell>
          <table:table-cell table:formula="of:=ATAN2([.$E$2];[.A1474]) / RADIANS([.$F$2])" office:value-type="float" office:value="5.5809857321412" calcext:value-type="float">
            <text:p>5,5809857321412</text:p>
          </table:table-cell>
          <table:table-cell table:formula="of:=[.A1474] * [.$H$2]" office:value-type="float" office:value="8.34812683847727" calcext:value-type="float">
            <text:p>8,34812683847727</text:p>
          </table:table-cell>
          <table:table-cell table:formula="of:=([.C1474]-[.B1474]) * 100" office:value-type="float" office:value="276.714110633607" calcext:value-type="float">
            <text:p>276,714110633607</text:p>
          </table:table-cell>
          <table:table-cell table:number-columns-repeated="4"/>
        </table:table-row>
        <table:table-row table:style-name="ro1">
          <table:table-cell office:value-type="float" office:value="1473" calcext:value-type="float">
            <text:p>1473</text:p>
          </table:table-cell>
          <table:table-cell table:formula="of:=ATAN2([.$E$2];[.A1475]) / RADIANS([.$F$2])" office:value-type="float" office:value="5.58279416484394" calcext:value-type="float">
            <text:p>5,58279416484394</text:p>
          </table:table-cell>
          <table:table-cell table:formula="of:=[.A1475] * [.$H$2]" office:value-type="float" office:value="8.35379812029689" calcext:value-type="float">
            <text:p>8,35379812029689</text:p>
          </table:table-cell>
          <table:table-cell table:formula="of:=([.C1475]-[.B1475]) * 100" office:value-type="float" office:value="277.100395545295" calcext:value-type="float">
            <text:p>277,100395545295</text:p>
          </table:table-cell>
          <table:table-cell table:number-columns-repeated="4"/>
        </table:table-row>
        <table:table-row table:style-name="ro1">
          <table:table-cell office:value-type="float" office:value="1474" calcext:value-type="float">
            <text:p>1474</text:p>
          </table:table-cell>
          <table:table-cell table:formula="of:=ATAN2([.$E$2];[.A1476]) / RADIANS([.$F$2])" office:value-type="float" office:value="5.58460091753941" calcext:value-type="float">
            <text:p>5,58460091753941</text:p>
          </table:table-cell>
          <table:table-cell table:formula="of:=[.A1476] * [.$H$2]" office:value-type="float" office:value="8.3594694021165" calcext:value-type="float">
            <text:p>8,3594694021165</text:p>
          </table:table-cell>
          <table:table-cell table:formula="of:=([.C1476]-[.B1476]) * 100" office:value-type="float" office:value="277.486848457709" calcext:value-type="float">
            <text:p>277,486848457709</text:p>
          </table:table-cell>
          <table:table-cell table:number-columns-repeated="4"/>
        </table:table-row>
        <table:table-row table:style-name="ro1">
          <table:table-cell office:value-type="float" office:value="1475" calcext:value-type="float">
            <text:p>1475</text:p>
          </table:table-cell>
          <table:table-cell table:formula="of:=ATAN2([.$E$2];[.A1477]) / RADIANS([.$F$2])" office:value-type="float" office:value="5.58640599220877" calcext:value-type="float">
            <text:p>5,58640599220877</text:p>
          </table:table-cell>
          <table:table-cell table:formula="of:=[.A1477] * [.$H$2]" office:value-type="float" office:value="8.36514068393612" calcext:value-type="float">
            <text:p>8,36514068393612</text:p>
          </table:table-cell>
          <table:table-cell table:formula="of:=([.C1477]-[.B1477]) * 100" office:value-type="float" office:value="277.873469172735" calcext:value-type="float">
            <text:p>277,873469172735</text:p>
          </table:table-cell>
          <table:table-cell table:number-columns-repeated="4"/>
        </table:table-row>
        <table:table-row table:style-name="ro1">
          <table:table-cell office:value-type="float" office:value="1476" calcext:value-type="float">
            <text:p>1476</text:p>
          </table:table-cell>
          <table:table-cell table:formula="of:=ATAN2([.$E$2];[.A1478]) / RADIANS([.$F$2])" office:value-type="float" office:value="5.58820939083082" calcext:value-type="float">
            <text:p>5,58820939083082</text:p>
          </table:table-cell>
          <table:table-cell table:formula="of:=[.A1478] * [.$H$2]" office:value-type="float" office:value="8.37081196575574" calcext:value-type="float">
            <text:p>8,37081196575574</text:p>
          </table:table-cell>
          <table:table-cell table:formula="of:=([.C1478]-[.B1478]) * 100" office:value-type="float" office:value="278.260257492492" calcext:value-type="float">
            <text:p>278,260257492492</text:p>
          </table:table-cell>
          <table:table-cell table:number-columns-repeated="4"/>
        </table:table-row>
        <table:table-row table:style-name="ro1">
          <table:table-cell office:value-type="float" office:value="1477" calcext:value-type="float">
            <text:p>1477</text:p>
          </table:table-cell>
          <table:table-cell table:formula="of:=ATAN2([.$E$2];[.A1479]) / RADIANS([.$F$2])" office:value-type="float" office:value="5.59001111538201" calcext:value-type="float">
            <text:p>5,59001111538201</text:p>
          </table:table-cell>
          <table:table-cell table:formula="of:=[.A1479] * [.$H$2]" office:value-type="float" office:value="8.37648324757536" calcext:value-type="float">
            <text:p>8,37648324757536</text:p>
          </table:table-cell>
          <table:table-cell table:formula="of:=([.C1479]-[.B1479]) * 100" office:value-type="float" office:value="278.647213219335" calcext:value-type="float">
            <text:p>278,647213219335</text:p>
          </table:table-cell>
          <table:table-cell table:number-columns-repeated="4"/>
        </table:table-row>
        <table:table-row table:style-name="ro1">
          <table:table-cell office:value-type="float" office:value="1478" calcext:value-type="float">
            <text:p>1478</text:p>
          </table:table-cell>
          <table:table-cell table:formula="of:=ATAN2([.$E$2];[.A1480]) / RADIANS([.$F$2])" office:value-type="float" office:value="5.59181116783645" calcext:value-type="float">
            <text:p>5,59181116783645</text:p>
          </table:table-cell>
          <table:table-cell table:formula="of:=[.A1480] * [.$H$2]" office:value-type="float" office:value="8.38215452939497" calcext:value-type="float">
            <text:p>8,38215452939497</text:p>
          </table:table-cell>
          <table:table-cell table:formula="of:=([.C1480]-[.B1480]) * 100" office:value-type="float" office:value="279.034336155853" calcext:value-type="float">
            <text:p>279,034336155853</text:p>
          </table:table-cell>
          <table:table-cell table:number-columns-repeated="4"/>
        </table:table-row>
        <table:table-row table:style-name="ro1">
          <table:table-cell office:value-type="float" office:value="1479" calcext:value-type="float">
            <text:p>1479</text:p>
          </table:table-cell>
          <table:table-cell table:formula="of:=ATAN2([.$E$2];[.A1481]) / RADIANS([.$F$2])" office:value-type="float" office:value="5.59360955016591" calcext:value-type="float">
            <text:p>5,59360955016591</text:p>
          </table:table-cell>
          <table:table-cell table:formula="of:=[.A1481] * [.$H$2]" office:value-type="float" office:value="8.38782581121459" calcext:value-type="float">
            <text:p>8,38782581121459</text:p>
          </table:table-cell>
          <table:table-cell table:formula="of:=([.C1481]-[.B1481]) * 100" office:value-type="float" office:value="279.421626104868" calcext:value-type="float">
            <text:p>279,421626104868</text:p>
          </table:table-cell>
          <table:table-cell table:number-columns-repeated="4"/>
        </table:table-row>
        <table:table-row table:style-name="ro1">
          <table:table-cell office:value-type="float" office:value="1480" calcext:value-type="float">
            <text:p>1480</text:p>
          </table:table-cell>
          <table:table-cell table:formula="of:=ATAN2([.$E$2];[.A1482]) / RADIANS([.$F$2])" office:value-type="float" office:value="5.59540626433983" calcext:value-type="float">
            <text:p>5,59540626433983</text:p>
          </table:table-cell>
          <table:table-cell table:formula="of:=[.A1482] * [.$H$2]" office:value-type="float" office:value="8.39349709303421" calcext:value-type="float">
            <text:p>8,39349709303421</text:p>
          </table:table-cell>
          <table:table-cell table:formula="of:=([.C1482]-[.B1482]) * 100" office:value-type="float" office:value="279.809082869438" calcext:value-type="float">
            <text:p>279,809082869438</text:p>
          </table:table-cell>
          <table:table-cell table:number-columns-repeated="4"/>
        </table:table-row>
        <table:table-row table:style-name="ro1">
          <table:table-cell office:value-type="float" office:value="1481" calcext:value-type="float">
            <text:p>1481</text:p>
          </table:table-cell>
          <table:table-cell table:formula="of:=ATAN2([.$E$2];[.A1483]) / RADIANS([.$F$2])" office:value-type="float" office:value="5.5972013123253" calcext:value-type="float">
            <text:p>5,5972013123253</text:p>
          </table:table-cell>
          <table:table-cell table:formula="of:=[.A1483] * [.$H$2]" office:value-type="float" office:value="8.39916837485383" calcext:value-type="float">
            <text:p>8,39916837485383</text:p>
          </table:table-cell>
          <table:table-cell table:formula="of:=([.C1483]-[.B1483]) * 100" office:value-type="float" office:value="280.196706252853" calcext:value-type="float">
            <text:p>280,196706252853</text:p>
          </table:table-cell>
          <table:table-cell table:number-columns-repeated="4"/>
        </table:table-row>
        <table:table-row table:style-name="ro1">
          <table:table-cell office:value-type="float" office:value="1482" calcext:value-type="float">
            <text:p>1482</text:p>
          </table:table-cell>
          <table:table-cell table:formula="of:=ATAN2([.$E$2];[.A1484]) / RADIANS([.$F$2])" office:value-type="float" office:value="5.59899469608706" calcext:value-type="float">
            <text:p>5,59899469608706</text:p>
          </table:table-cell>
          <table:table-cell table:formula="of:=[.A1484] * [.$H$2]" office:value-type="float" office:value="8.40483965667345" calcext:value-type="float">
            <text:p>8,40483965667345</text:p>
          </table:table-cell>
          <table:table-cell table:formula="of:=([.C1484]-[.B1484]) * 100" office:value-type="float" office:value="280.584496058638" calcext:value-type="float">
            <text:p>280,584496058638</text:p>
          </table:table-cell>
          <table:table-cell table:number-columns-repeated="4"/>
        </table:table-row>
        <table:table-row table:style-name="ro1">
          <table:table-cell office:value-type="float" office:value="1483" calcext:value-type="float">
            <text:p>1483</text:p>
          </table:table-cell>
          <table:table-cell table:formula="of:=ATAN2([.$E$2];[.A1485]) / RADIANS([.$F$2])" office:value-type="float" office:value="5.60078641758753" calcext:value-type="float">
            <text:p>5,60078641758753</text:p>
          </table:table-cell>
          <table:table-cell table:formula="of:=[.A1485] * [.$H$2]" office:value-type="float" office:value="8.41051093849306" calcext:value-type="float">
            <text:p>8,41051093849306</text:p>
          </table:table-cell>
          <table:table-cell table:formula="of:=([.C1485]-[.B1485]) * 100" office:value-type="float" office:value="280.972452090553" calcext:value-type="float">
            <text:p>280,972452090553</text:p>
          </table:table-cell>
          <table:table-cell table:number-columns-repeated="4"/>
        </table:table-row>
        <table:table-row table:style-name="ro1">
          <table:table-cell office:value-type="float" office:value="1484" calcext:value-type="float">
            <text:p>1484</text:p>
          </table:table-cell>
          <table:table-cell table:formula="of:=ATAN2([.$E$2];[.A1486]) / RADIANS([.$F$2])" office:value-type="float" office:value="5.6025764787868" calcext:value-type="float">
            <text:p>5,6025764787868</text:p>
          </table:table-cell>
          <table:table-cell table:formula="of:=[.A1486] * [.$H$2]" office:value-type="float" office:value="8.41618222031268" calcext:value-type="float">
            <text:p>8,41618222031268</text:p>
          </table:table-cell>
          <table:table-cell table:formula="of:=([.C1486]-[.B1486]) * 100" office:value-type="float" office:value="281.360574152588" calcext:value-type="float">
            <text:p>281,360574152588</text:p>
          </table:table-cell>
          <table:table-cell table:number-columns-repeated="4"/>
        </table:table-row>
        <table:table-row table:style-name="ro1">
          <table:table-cell office:value-type="float" office:value="1485" calcext:value-type="float">
            <text:p>1485</text:p>
          </table:table-cell>
          <table:table-cell table:formula="of:=ATAN2([.$E$2];[.A1487]) / RADIANS([.$F$2])" office:value-type="float" office:value="5.6043648816426" calcext:value-type="float">
            <text:p>5,6043648816426</text:p>
          </table:table-cell>
          <table:table-cell table:formula="of:=[.A1487] * [.$H$2]" office:value-type="float" office:value="8.4218535021323" calcext:value-type="float">
            <text:p>8,4218535021323</text:p>
          </table:table-cell>
          <table:table-cell table:formula="of:=([.C1487]-[.B1487]) * 100" office:value-type="float" office:value="281.74886204897" calcext:value-type="float">
            <text:p>281,74886204897</text:p>
          </table:table-cell>
          <table:table-cell table:number-columns-repeated="4"/>
        </table:table-row>
        <table:table-row table:style-name="ro1">
          <table:table-cell office:value-type="float" office:value="1486" calcext:value-type="float">
            <text:p>1486</text:p>
          </table:table-cell>
          <table:table-cell table:formula="of:=ATAN2([.$E$2];[.A1488]) / RADIANS([.$F$2])" office:value-type="float" office:value="5.60615162811034" calcext:value-type="float">
            <text:p>5,60615162811034</text:p>
          </table:table-cell>
          <table:table-cell table:formula="of:=[.A1488] * [.$H$2]" office:value-type="float" office:value="8.42752478395192" calcext:value-type="float">
            <text:p>8,42752478395192</text:p>
          </table:table-cell>
          <table:table-cell table:formula="of:=([.C1488]-[.B1488]) * 100" office:value-type="float" office:value="282.137315584158" calcext:value-type="float">
            <text:p>282,137315584158</text:p>
          </table:table-cell>
          <table:table-cell table:number-columns-repeated="4"/>
        </table:table-row>
        <table:table-row table:style-name="ro1">
          <table:table-cell office:value-type="float" office:value="1487" calcext:value-type="float">
            <text:p>1487</text:p>
          </table:table-cell>
          <table:table-cell table:formula="of:=ATAN2([.$E$2];[.A1489]) / RADIANS([.$F$2])" office:value-type="float" office:value="5.60793672014311" calcext:value-type="float">
            <text:p>5,60793672014311</text:p>
          </table:table-cell>
          <table:table-cell table:formula="of:=[.A1489] * [.$H$2]" office:value-type="float" office:value="8.43319606577153" calcext:value-type="float">
            <text:p>8,43319606577153</text:p>
          </table:table-cell>
          <table:table-cell table:formula="of:=([.C1489]-[.B1489]) * 100" office:value-type="float" office:value="282.525934562842" calcext:value-type="float">
            <text:p>282,525934562842</text:p>
          </table:table-cell>
          <table:table-cell table:number-columns-repeated="4"/>
        </table:table-row>
        <table:table-row table:style-name="ro1">
          <table:table-cell office:value-type="float" office:value="1488" calcext:value-type="float">
            <text:p>1488</text:p>
          </table:table-cell>
          <table:table-cell table:formula="of:=ATAN2([.$E$2];[.A1490]) / RADIANS([.$F$2])" office:value-type="float" office:value="5.60972015969165" calcext:value-type="float">
            <text:p>5,60972015969165</text:p>
          </table:table-cell>
          <table:table-cell table:formula="of:=[.A1490] * [.$H$2]" office:value-type="float" office:value="8.43886734759115" calcext:value-type="float">
            <text:p>8,43886734759115</text:p>
          </table:table-cell>
          <table:table-cell table:formula="of:=([.C1490]-[.B1490]) * 100" office:value-type="float" office:value="282.91471878995" calcext:value-type="float">
            <text:p>282,91471878995</text:p>
          </table:table-cell>
          <table:table-cell table:number-columns-repeated="4"/>
        </table:table-row>
        <table:table-row table:style-name="ro1">
          <table:table-cell office:value-type="float" office:value="1489" calcext:value-type="float">
            <text:p>1489</text:p>
          </table:table-cell>
          <table:table-cell table:formula="of:=ATAN2([.$E$2];[.A1491]) / RADIANS([.$F$2])" office:value-type="float" office:value="5.61150194870439" calcext:value-type="float">
            <text:p>5,61150194870439</text:p>
          </table:table-cell>
          <table:table-cell table:formula="of:=[.A1491] * [.$H$2]" office:value-type="float" office:value="8.44453862941077" calcext:value-type="float">
            <text:p>8,44453862941077</text:p>
          </table:table-cell>
          <table:table-cell table:formula="of:=([.C1491]-[.B1491]) * 100" office:value-type="float" office:value="283.303668070638" calcext:value-type="float">
            <text:p>283,303668070638</text:p>
          </table:table-cell>
          <table:table-cell table:number-columns-repeated="4"/>
        </table:table-row>
        <table:table-row table:style-name="ro1">
          <table:table-cell office:value-type="float" office:value="1490" calcext:value-type="float">
            <text:p>1490</text:p>
          </table:table-cell>
          <table:table-cell table:formula="of:=ATAN2([.$E$2];[.A1492]) / RADIANS([.$F$2])" office:value-type="float" office:value="5.61328208912741" calcext:value-type="float">
            <text:p>5,61328208912741</text:p>
          </table:table-cell>
          <table:table-cell table:formula="of:=[.A1492] * [.$H$2]" office:value-type="float" office:value="8.45020991123039" calcext:value-type="float">
            <text:p>8,45020991123039</text:p>
          </table:table-cell>
          <table:table-cell table:formula="of:=([.C1492]-[.B1492]) * 100" office:value-type="float" office:value="283.692782210297" calcext:value-type="float">
            <text:p>283,692782210297</text:p>
          </table:table-cell>
          <table:table-cell table:number-columns-repeated="4"/>
        </table:table-row>
        <table:table-row table:style-name="ro1">
          <table:table-cell office:value-type="float" office:value="1491" calcext:value-type="float">
            <text:p>1491</text:p>
          </table:table-cell>
          <table:table-cell table:formula="of:=ATAN2([.$E$2];[.A1493]) / RADIANS([.$F$2])" office:value-type="float" office:value="5.61506058290449" calcext:value-type="float">
            <text:p>5,61506058290449</text:p>
          </table:table-cell>
          <table:table-cell table:formula="of:=[.A1493] * [.$H$2]" office:value-type="float" office:value="8.45588119305" calcext:value-type="float">
            <text:p>8,45588119305</text:p>
          </table:table-cell>
          <table:table-cell table:formula="of:=([.C1493]-[.B1493]) * 100" office:value-type="float" office:value="284.082061014551" calcext:value-type="float">
            <text:p>284,082061014551</text:p>
          </table:table-cell>
          <table:table-cell table:number-columns-repeated="4"/>
        </table:table-row>
        <table:table-row table:style-name="ro1">
          <table:table-cell office:value-type="float" office:value="1492" calcext:value-type="float">
            <text:p>1492</text:p>
          </table:table-cell>
          <table:table-cell table:formula="of:=ATAN2([.$E$2];[.A1494]) / RADIANS([.$F$2])" office:value-type="float" office:value="5.61683743197706" calcext:value-type="float">
            <text:p>5,61683743197706</text:p>
          </table:table-cell>
          <table:table-cell table:formula="of:=[.A1494] * [.$H$2]" office:value-type="float" office:value="8.46155247486962" calcext:value-type="float">
            <text:p>8,46155247486962</text:p>
          </table:table-cell>
          <table:table-cell table:formula="of:=([.C1494]-[.B1494]) * 100" office:value-type="float" office:value="284.471504289256" calcext:value-type="float">
            <text:p>284,471504289256</text:p>
          </table:table-cell>
          <table:table-cell table:number-columns-repeated="4"/>
        </table:table-row>
        <table:table-row table:style-name="ro1">
          <table:table-cell office:value-type="float" office:value="1493" calcext:value-type="float">
            <text:p>1493</text:p>
          </table:table-cell>
          <table:table-cell table:formula="of:=ATAN2([.$E$2];[.A1495]) / RADIANS([.$F$2])" office:value-type="float" office:value="5.61861263828424" calcext:value-type="float">
            <text:p>5,61861263828424</text:p>
          </table:table-cell>
          <table:table-cell table:formula="of:=[.A1495] * [.$H$2]" office:value-type="float" office:value="8.46722375668924" calcext:value-type="float">
            <text:p>8,46722375668924</text:p>
          </table:table-cell>
          <table:table-cell table:formula="of:=([.C1495]-[.B1495]) * 100" office:value-type="float" office:value="284.8611118405" calcext:value-type="float">
            <text:p>284,8611118405</text:p>
          </table:table-cell>
          <table:table-cell table:number-columns-repeated="4"/>
        </table:table-row>
        <table:table-row table:style-name="ro1">
          <table:table-cell office:value-type="float" office:value="1494" calcext:value-type="float">
            <text:p>1494</text:p>
          </table:table-cell>
          <table:table-cell table:formula="of:=ATAN2([.$E$2];[.A1496]) / RADIANS([.$F$2])" office:value-type="float" office:value="5.62038620376282" calcext:value-type="float">
            <text:p>5,62038620376282</text:p>
          </table:table-cell>
          <table:table-cell table:formula="of:=[.A1496] * [.$H$2]" office:value-type="float" office:value="8.47289503850886" calcext:value-type="float">
            <text:p>8,47289503850886</text:p>
          </table:table-cell>
          <table:table-cell table:formula="of:=([.C1496]-[.B1496]) * 100" office:value-type="float" office:value="285.250883474604" calcext:value-type="float">
            <text:p>285,250883474604</text:p>
          </table:table-cell>
          <table:table-cell table:number-columns-repeated="4"/>
        </table:table-row>
        <table:table-row table:style-name="ro1">
          <table:table-cell office:value-type="float" office:value="1495" calcext:value-type="float">
            <text:p>1495</text:p>
          </table:table-cell>
          <table:table-cell table:formula="of:=ATAN2([.$E$2];[.A1497]) / RADIANS([.$F$2])" office:value-type="float" office:value="5.62215813034728" calcext:value-type="float">
            <text:p>5,62215813034728</text:p>
          </table:table-cell>
          <table:table-cell table:formula="of:=[.A1497] * [.$H$2]" office:value-type="float" office:value="8.47856632032848" calcext:value-type="float">
            <text:p>8,47856632032848</text:p>
          </table:table-cell>
          <table:table-cell table:formula="of:=([.C1497]-[.B1497]) * 100" office:value-type="float" office:value="285.64081899812" calcext:value-type="float">
            <text:p>285,64081899812</text:p>
          </table:table-cell>
          <table:table-cell table:number-columns-repeated="4"/>
        </table:table-row>
        <table:table-row table:style-name="ro1">
          <table:table-cell office:value-type="float" office:value="1496" calcext:value-type="float">
            <text:p>1496</text:p>
          </table:table-cell>
          <table:table-cell table:formula="of:=ATAN2([.$E$2];[.A1498]) / RADIANS([.$F$2])" office:value-type="float" office:value="5.62392841996977" calcext:value-type="float">
            <text:p>5,62392841996977</text:p>
          </table:table-cell>
          <table:table-cell table:formula="of:=[.A1498] * [.$H$2]" office:value-type="float" office:value="8.48423760214809" calcext:value-type="float">
            <text:p>8,48423760214809</text:p>
          </table:table-cell>
          <table:table-cell table:formula="of:=([.C1498]-[.B1498]) * 100" office:value-type="float" office:value="286.030918217833" calcext:value-type="float">
            <text:p>286,030918217833</text:p>
          </table:table-cell>
          <table:table-cell table:number-columns-repeated="4"/>
        </table:table-row>
        <table:table-row table:style-name="ro1">
          <table:table-cell office:value-type="float" office:value="1497" calcext:value-type="float">
            <text:p>1497</text:p>
          </table:table-cell>
          <table:table-cell table:formula="of:=ATAN2([.$E$2];[.A1499]) / RADIANS([.$F$2])" office:value-type="float" office:value="5.62569707456013" calcext:value-type="float">
            <text:p>5,62569707456013</text:p>
          </table:table-cell>
          <table:table-cell table:formula="of:=[.A1499] * [.$H$2]" office:value-type="float" office:value="8.48990888396771" calcext:value-type="float">
            <text:p>8,48990888396771</text:p>
          </table:table-cell>
          <table:table-cell table:formula="of:=([.C1499]-[.B1499]) * 100" office:value-type="float" office:value="286.421180940758" calcext:value-type="float">
            <text:p>286,421180940758</text:p>
          </table:table-cell>
          <table:table-cell table:number-columns-repeated="4"/>
        </table:table-row>
        <table:table-row table:style-name="ro1">
          <table:table-cell office:value-type="float" office:value="1498" calcext:value-type="float">
            <text:p>1498</text:p>
          </table:table-cell>
          <table:table-cell table:formula="of:=ATAN2([.$E$2];[.A1500]) / RADIANS([.$F$2])" office:value-type="float" office:value="5.62746409604587" calcext:value-type="float">
            <text:p>5,62746409604587</text:p>
          </table:table-cell>
          <table:table-cell table:formula="of:=[.A1500] * [.$H$2]" office:value-type="float" office:value="8.49558016578733" calcext:value-type="float">
            <text:p>8,49558016578733</text:p>
          </table:table-cell>
          <table:table-cell table:formula="of:=([.C1500]-[.B1500]) * 100" office:value-type="float" office:value="286.811606974146" calcext:value-type="float">
            <text:p>286,811606974146</text:p>
          </table:table-cell>
          <table:table-cell table:number-columns-repeated="4"/>
        </table:table-row>
        <table:table-row table:style-name="ro1">
          <table:table-cell office:value-type="float" office:value="1499" calcext:value-type="float">
            <text:p>1499</text:p>
          </table:table-cell>
          <table:table-cell table:formula="of:=ATAN2([.$E$2];[.A1501]) / RADIANS([.$F$2])" office:value-type="float" office:value="5.62922948635221" calcext:value-type="float">
            <text:p>5,62922948635221</text:p>
          </table:table-cell>
          <table:table-cell table:formula="of:=[.A1501] * [.$H$2]" office:value-type="float" office:value="8.50125144760695" calcext:value-type="float">
            <text:p>8,50125144760695</text:p>
          </table:table-cell>
          <table:table-cell table:formula="of:=([.C1501]-[.B1501]) * 100" office:value-type="float" office:value="287.202196125474" calcext:value-type="float">
            <text:p>287,202196125474</text:p>
          </table:table-cell>
          <table:table-cell table:number-columns-repeated="4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ATAN2([.$E$2];[.A1502]) / RADIANS([.$F$2])" office:value-type="float" office:value="5.63099324740202" calcext:value-type="float">
            <text:p>5,63099324740202</text:p>
          </table:table-cell>
          <table:table-cell table:formula="of:=[.A1502] * [.$H$2]" office:value-type="float" office:value="8.50692272942656" calcext:value-type="float">
            <text:p>8,50692272942656</text:p>
          </table:table-cell>
          <table:table-cell table:formula="of:=([.C1502]-[.B1502]) * 100" office:value-type="float" office:value="287.592948202454" calcext:value-type="float">
            <text:p>287,592948202454</text:p>
          </table:table-cell>
          <table:table-cell table:number-columns-repeated="4"/>
        </table:table-row>
        <table:table-row table:style-name="ro1">
          <table:table-cell office:value-type="float" office:value="1501" calcext:value-type="float">
            <text:p>1501</text:p>
          </table:table-cell>
          <table:table-cell table:formula="of:=ATAN2([.$E$2];[.A1503]) / RADIANS([.$F$2])" office:value-type="float" office:value="5.6327553811159" calcext:value-type="float">
            <text:p>5,6327553811159</text:p>
          </table:table-cell>
          <table:table-cell table:formula="of:=[.A1503] * [.$H$2]" office:value-type="float" office:value="8.51259401124618" calcext:value-type="float">
            <text:p>8,51259401124618</text:p>
          </table:table-cell>
          <table:table-cell table:formula="of:=([.C1503]-[.B1503]) * 100" office:value-type="float" office:value="287.983863013029" calcext:value-type="float">
            <text:p>287,983863013029</text:p>
          </table:table-cell>
          <table:table-cell table:number-columns-repeated="4"/>
        </table:table-row>
        <table:table-row table:style-name="ro1">
          <table:table-cell office:value-type="float" office:value="1502" calcext:value-type="float">
            <text:p>1502</text:p>
          </table:table-cell>
          <table:table-cell table:formula="of:=ATAN2([.$E$2];[.A1504]) / RADIANS([.$F$2])" office:value-type="float" office:value="5.63451588941209" calcext:value-type="float">
            <text:p>5,63451588941209</text:p>
          </table:table-cell>
          <table:table-cell table:formula="of:=[.A1504] * [.$H$2]" office:value-type="float" office:value="8.5182652930658" calcext:value-type="float">
            <text:p>8,5182652930658</text:p>
          </table:table-cell>
          <table:table-cell table:formula="of:=([.C1504]-[.B1504]) * 100" office:value-type="float" office:value="288.374940365371" calcext:value-type="float">
            <text:p>288,374940365371</text:p>
          </table:table-cell>
          <table:table-cell table:number-columns-repeated="4"/>
        </table:table-row>
        <table:table-row table:style-name="ro1">
          <table:table-cell office:value-type="float" office:value="1503" calcext:value-type="float">
            <text:p>1503</text:p>
          </table:table-cell>
          <table:table-cell table:formula="of:=ATAN2([.$E$2];[.A1505]) / RADIANS([.$F$2])" office:value-type="float" office:value="5.63627477420657" calcext:value-type="float">
            <text:p>5,63627477420657</text:p>
          </table:table-cell>
          <table:table-cell table:formula="of:=[.A1505] * [.$H$2]" office:value-type="float" office:value="8.52393657488542" calcext:value-type="float">
            <text:p>8,52393657488542</text:p>
          </table:table-cell>
          <table:table-cell table:formula="of:=([.C1505]-[.B1505]) * 100" office:value-type="float" office:value="288.766180067884" calcext:value-type="float">
            <text:p>288,766180067884</text:p>
          </table:table-cell>
          <table:table-cell table:number-columns-repeated="4"/>
        </table:table-row>
        <table:table-row table:style-name="ro1">
          <table:table-cell office:value-type="float" office:value="1504" calcext:value-type="float">
            <text:p>1504</text:p>
          </table:table-cell>
          <table:table-cell table:formula="of:=ATAN2([.$E$2];[.A1506]) / RADIANS([.$F$2])" office:value-type="float" office:value="5.63803203741298" calcext:value-type="float">
            <text:p>5,63803203741298</text:p>
          </table:table-cell>
          <table:table-cell table:formula="of:=[.A1506] * [.$H$2]" office:value-type="float" office:value="8.52960785670503" calcext:value-type="float">
            <text:p>8,52960785670503</text:p>
          </table:table-cell>
          <table:table-cell table:formula="of:=([.C1506]-[.B1506]) * 100" office:value-type="float" office:value="289.157581929205" calcext:value-type="float">
            <text:p>289,157581929205</text:p>
          </table:table-cell>
          <table:table-cell table:number-columns-repeated="4"/>
        </table:table-row>
        <table:table-row table:style-name="ro1">
          <table:table-cell office:value-type="float" office:value="1505" calcext:value-type="float">
            <text:p>1505</text:p>
          </table:table-cell>
          <table:table-cell table:formula="of:=ATAN2([.$E$2];[.A1507]) / RADIANS([.$F$2])" office:value-type="float" office:value="5.63978768094267" calcext:value-type="float">
            <text:p>5,63978768094267</text:p>
          </table:table-cell>
          <table:table-cell table:formula="of:=[.A1507] * [.$H$2]" office:value-type="float" office:value="8.53527913852465" calcext:value-type="float">
            <text:p>8,53527913852465</text:p>
          </table:table-cell>
          <table:table-cell table:formula="of:=([.C1507]-[.B1507]) * 100" office:value-type="float" office:value="289.549145758199" calcext:value-type="float">
            <text:p>289,549145758199</text:p>
          </table:table-cell>
          <table:table-cell table:number-columns-repeated="4"/>
        </table:table-row>
        <table:table-row table:style-name="ro1">
          <table:table-cell office:value-type="float" office:value="1506" calcext:value-type="float">
            <text:p>1506</text:p>
          </table:table-cell>
          <table:table-cell table:formula="of:=ATAN2([.$E$2];[.A1508]) / RADIANS([.$F$2])" office:value-type="float" office:value="5.64154170670466" calcext:value-type="float">
            <text:p>5,64154170670466</text:p>
          </table:table-cell>
          <table:table-cell table:formula="of:=[.A1508] * [.$H$2]" office:value-type="float" office:value="8.54095042034427" calcext:value-type="float">
            <text:p>8,54095042034427</text:p>
          </table:table-cell>
          <table:table-cell table:formula="of:=([.C1508]-[.B1508]) * 100" office:value-type="float" office:value="289.940871363961" calcext:value-type="float">
            <text:p>289,940871363961</text:p>
          </table:table-cell>
          <table:table-cell table:number-columns-repeated="4"/>
        </table:table-row>
        <table:table-row table:style-name="ro1">
          <table:table-cell office:value-type="float" office:value="1507" calcext:value-type="float">
            <text:p>1507</text:p>
          </table:table-cell>
          <table:table-cell table:formula="of:=ATAN2([.$E$2];[.A1509]) / RADIANS([.$F$2])" office:value-type="float" office:value="5.64329411660569" calcext:value-type="float">
            <text:p>5,64329411660569</text:p>
          </table:table-cell>
          <table:table-cell table:formula="of:=[.A1509] * [.$H$2]" office:value-type="float" office:value="8.54662170216389" calcext:value-type="float">
            <text:p>8,54662170216389</text:p>
          </table:table-cell>
          <table:table-cell table:formula="of:=([.C1509]-[.B1509]) * 100" office:value-type="float" office:value="290.33275855582" calcext:value-type="float">
            <text:p>290,33275855582</text:p>
          </table:table-cell>
          <table:table-cell table:number-columns-repeated="4"/>
        </table:table-row>
        <table:table-row table:style-name="ro1">
          <table:table-cell office:value-type="float" office:value="1508" calcext:value-type="float">
            <text:p>1508</text:p>
          </table:table-cell>
          <table:table-cell table:formula="of:=ATAN2([.$E$2];[.A1510]) / RADIANS([.$F$2])" office:value-type="float" office:value="5.6450449125502" calcext:value-type="float">
            <text:p>5,6450449125502</text:p>
          </table:table-cell>
          <table:table-cell table:formula="of:=[.A1510] * [.$H$2]" office:value-type="float" office:value="8.55229298398351" calcext:value-type="float">
            <text:p>8,55229298398351</text:p>
          </table:table-cell>
          <table:table-cell table:formula="of:=([.C1510]-[.B1510]) * 100" office:value-type="float" office:value="290.724807143331" calcext:value-type="float">
            <text:p>290,724807143331</text:p>
          </table:table-cell>
          <table:table-cell table:number-columns-repeated="4"/>
        </table:table-row>
        <table:table-row table:style-name="ro1">
          <table:table-cell office:value-type="float" office:value="1509" calcext:value-type="float">
            <text:p>1509</text:p>
          </table:table-cell>
          <table:table-cell table:formula="of:=ATAN2([.$E$2];[.A1511]) / RADIANS([.$F$2])" office:value-type="float" office:value="5.64679409644031" calcext:value-type="float">
            <text:p>5,64679409644031</text:p>
          </table:table-cell>
          <table:table-cell table:formula="of:=[.A1511] * [.$H$2]" office:value-type="float" office:value="8.55796426580312" calcext:value-type="float">
            <text:p>8,55796426580312</text:p>
          </table:table-cell>
          <table:table-cell table:formula="of:=([.C1511]-[.B1511]) * 100" office:value-type="float" office:value="291.117016936281" calcext:value-type="float">
            <text:p>291,117016936281</text:p>
          </table:table-cell>
          <table:table-cell table:number-columns-repeated="4"/>
        </table:table-row>
        <table:table-row table:style-name="ro1">
          <table:table-cell office:value-type="float" office:value="1510" calcext:value-type="float">
            <text:p>1510</text:p>
          </table:table-cell>
          <table:table-cell table:formula="of:=ATAN2([.$E$2];[.A1512]) / RADIANS([.$F$2])" office:value-type="float" office:value="5.64854167017586" calcext:value-type="float">
            <text:p>5,64854167017586</text:p>
          </table:table-cell>
          <table:table-cell table:formula="of:=[.A1512] * [.$H$2]" office:value-type="float" office:value="8.56363554762274" calcext:value-type="float">
            <text:p>8,56363554762274</text:p>
          </table:table-cell>
          <table:table-cell table:formula="of:=([.C1512]-[.B1512]) * 100" office:value-type="float" office:value="291.509387744688" calcext:value-type="float">
            <text:p>291,509387744688</text:p>
          </table:table-cell>
          <table:table-cell table:number-columns-repeated="4"/>
        </table:table-row>
        <table:table-row table:style-name="ro1">
          <table:table-cell office:value-type="float" office:value="1511" calcext:value-type="float">
            <text:p>1511</text:p>
          </table:table-cell>
          <table:table-cell table:formula="of:=ATAN2([.$E$2];[.A1513]) / RADIANS([.$F$2])" office:value-type="float" office:value="5.65028763565438" calcext:value-type="float">
            <text:p>5,65028763565438</text:p>
          </table:table-cell>
          <table:table-cell table:formula="of:=[.A1513] * [.$H$2]" office:value-type="float" office:value="8.56930682944236" calcext:value-type="float">
            <text:p>8,56930682944236</text:p>
          </table:table-cell>
          <table:table-cell table:formula="of:=([.C1513]-[.B1513]) * 100" office:value-type="float" office:value="291.901919378798" calcext:value-type="float">
            <text:p>291,901919378798</text:p>
          </table:table-cell>
          <table:table-cell table:number-columns-repeated="4"/>
        </table:table-row>
        <table:table-row table:style-name="ro1">
          <table:table-cell office:value-type="float" office:value="1512" calcext:value-type="float">
            <text:p>1512</text:p>
          </table:table-cell>
          <table:table-cell table:formula="of:=ATAN2([.$E$2];[.A1514]) / RADIANS([.$F$2])" office:value-type="float" office:value="5.6520319947711" calcext:value-type="float">
            <text:p>5,6520319947711</text:p>
          </table:table-cell>
          <table:table-cell table:formula="of:=[.A1514] * [.$H$2]" office:value-type="float" office:value="8.57497811126198" calcext:value-type="float">
            <text:p>8,57497811126198</text:p>
          </table:table-cell>
          <table:table-cell table:formula="of:=([.C1514]-[.B1514]) * 100" office:value-type="float" office:value="292.294611649087" calcext:value-type="float">
            <text:p>292,294611649087</text:p>
          </table:table-cell>
          <table:table-cell table:number-columns-repeated="4"/>
        </table:table-row>
        <table:table-row table:style-name="ro1">
          <table:table-cell office:value-type="float" office:value="1513" calcext:value-type="float">
            <text:p>1513</text:p>
          </table:table-cell>
          <table:table-cell table:formula="of:=ATAN2([.$E$2];[.A1515]) / RADIANS([.$F$2])" office:value-type="float" office:value="5.65377474941898" calcext:value-type="float">
            <text:p>5,65377474941898</text:p>
          </table:table-cell>
          <table:table-cell table:formula="of:=[.A1515] * [.$H$2]" office:value-type="float" office:value="8.58064939308159" calcext:value-type="float">
            <text:p>8,58064939308159</text:p>
          </table:table-cell>
          <table:table-cell table:formula="of:=([.C1515]-[.B1515]) * 100" office:value-type="float" office:value="292.687464366261" calcext:value-type="float">
            <text:p>292,687464366261</text:p>
          </table:table-cell>
          <table:table-cell table:number-columns-repeated="4"/>
        </table:table-row>
        <table:table-row table:style-name="ro1">
          <table:table-cell office:value-type="float" office:value="1514" calcext:value-type="float">
            <text:p>1514</text:p>
          </table:table-cell>
          <table:table-cell table:formula="of:=ATAN2([.$E$2];[.A1516]) / RADIANS([.$F$2])" office:value-type="float" office:value="5.65551590148865" calcext:value-type="float">
            <text:p>5,65551590148865</text:p>
          </table:table-cell>
          <table:table-cell table:formula="of:=[.A1516] * [.$H$2]" office:value-type="float" office:value="8.58632067490121" calcext:value-type="float">
            <text:p>8,58632067490121</text:p>
          </table:table-cell>
          <table:table-cell table:formula="of:=([.C1516]-[.B1516]) * 100" office:value-type="float" office:value="293.080477341256" calcext:value-type="float">
            <text:p>293,080477341256</text:p>
          </table:table-cell>
          <table:table-cell table:number-columns-repeated="4"/>
        </table:table-row>
        <table:table-row table:style-name="ro1">
          <table:table-cell office:value-type="float" office:value="1515" calcext:value-type="float">
            <text:p>1515</text:p>
          </table:table-cell>
          <table:table-cell table:formula="of:=ATAN2([.$E$2];[.A1517]) / RADIANS([.$F$2])" office:value-type="float" office:value="5.65725545286848" calcext:value-type="float">
            <text:p>5,65725545286848</text:p>
          </table:table-cell>
          <table:table-cell table:formula="of:=[.A1517] * [.$H$2]" office:value-type="float" office:value="8.59199195672083" calcext:value-type="float">
            <text:p>8,59199195672083</text:p>
          </table:table-cell>
          <table:table-cell table:formula="of:=([.C1517]-[.B1517]) * 100" office:value-type="float" office:value="293.473650385235" calcext:value-type="float">
            <text:p>293,473650385235</text:p>
          </table:table-cell>
          <table:table-cell table:number-columns-repeated="4"/>
        </table:table-row>
        <table:table-row table:style-name="ro1">
          <table:table-cell office:value-type="float" office:value="1516" calcext:value-type="float">
            <text:p>1516</text:p>
          </table:table-cell>
          <table:table-cell table:formula="of:=ATAN2([.$E$2];[.A1518]) / RADIANS([.$F$2])" office:value-type="float" office:value="5.65899340544454" calcext:value-type="float">
            <text:p>5,65899340544454</text:p>
          </table:table-cell>
          <table:table-cell table:formula="of:=[.A1518] * [.$H$2]" office:value-type="float" office:value="8.59766323854045" calcext:value-type="float">
            <text:p>8,59766323854045</text:p>
          </table:table-cell>
          <table:table-cell table:formula="of:=([.C1518]-[.B1518]) * 100" office:value-type="float" office:value="293.866983309591" calcext:value-type="float">
            <text:p>293,866983309591</text:p>
          </table:table-cell>
          <table:table-cell table:number-columns-repeated="4"/>
        </table:table-row>
        <table:table-row table:style-name="ro1">
          <table:table-cell office:value-type="float" office:value="1517" calcext:value-type="float">
            <text:p>1517</text:p>
          </table:table-cell>
          <table:table-cell table:formula="of:=ATAN2([.$E$2];[.A1519]) / RADIANS([.$F$2])" office:value-type="float" office:value="5.6607297611006" calcext:value-type="float">
            <text:p>5,6607297611006</text:p>
          </table:table-cell>
          <table:table-cell table:formula="of:=[.A1519] * [.$H$2]" office:value-type="float" office:value="8.60333452036006" calcext:value-type="float">
            <text:p>8,60333452036006</text:p>
          </table:table-cell>
          <table:table-cell table:formula="of:=([.C1519]-[.B1519]) * 100" office:value-type="float" office:value="294.260475925947" calcext:value-type="float">
            <text:p>294,260475925947</text:p>
          </table:table-cell>
          <table:table-cell table:number-columns-repeated="4"/>
        </table:table-row>
        <table:table-row table:style-name="ro1">
          <table:table-cell office:value-type="float" office:value="1518" calcext:value-type="float">
            <text:p>1518</text:p>
          </table:table-cell>
          <table:table-cell table:formula="of:=ATAN2([.$E$2];[.A1520]) / RADIANS([.$F$2])" office:value-type="float" office:value="5.66246452171815" calcext:value-type="float">
            <text:p>5,66246452171815</text:p>
          </table:table-cell>
          <table:table-cell table:formula="of:=[.A1520] * [.$H$2]" office:value-type="float" office:value="8.60900580217968" calcext:value-type="float">
            <text:p>8,60900580217968</text:p>
          </table:table-cell>
          <table:table-cell table:formula="of:=([.C1520]-[.B1520]) * 100" office:value-type="float" office:value="294.654128046153" calcext:value-type="float">
            <text:p>294,654128046153</text:p>
          </table:table-cell>
          <table:table-cell table:number-columns-repeated="4"/>
        </table:table-row>
        <table:table-row table:style-name="ro1">
          <table:table-cell office:value-type="float" office:value="1519" calcext:value-type="float">
            <text:p>1519</text:p>
          </table:table-cell>
          <table:table-cell table:formula="of:=ATAN2([.$E$2];[.A1521]) / RADIANS([.$F$2])" office:value-type="float" office:value="5.66419768917641" calcext:value-type="float">
            <text:p>5,66419768917641</text:p>
          </table:table-cell>
          <table:table-cell table:formula="of:=[.A1521] * [.$H$2]" office:value-type="float" office:value="8.6146770839993" calcext:value-type="float">
            <text:p>8,6146770839993</text:p>
          </table:table-cell>
          <table:table-cell table:formula="of:=([.C1521]-[.B1521]) * 100" office:value-type="float" office:value="295.047939482289" calcext:value-type="float">
            <text:p>295,047939482289</text:p>
          </table:table-cell>
          <table:table-cell table:number-columns-repeated="4"/>
        </table:table-row>
        <table:table-row table:style-name="ro1">
          <table:table-cell office:value-type="float" office:value="1520" calcext:value-type="float">
            <text:p>1520</text:p>
          </table:table-cell>
          <table:table-cell table:formula="of:=ATAN2([.$E$2];[.A1522]) / RADIANS([.$F$2])" office:value-type="float" office:value="5.6659292653523" calcext:value-type="float">
            <text:p>5,6659292653523</text:p>
          </table:table-cell>
          <table:table-cell table:formula="of:=[.A1522] * [.$H$2]" office:value-type="float" office:value="8.62034836581892" calcext:value-type="float">
            <text:p>8,62034836581892</text:p>
          </table:table-cell>
          <table:table-cell table:formula="of:=([.C1522]-[.B1522]) * 100" office:value-type="float" office:value="295.441910046662" calcext:value-type="float">
            <text:p>295,441910046662</text:p>
          </table:table-cell>
          <table:table-cell table:number-columns-repeated="4"/>
        </table:table-row>
        <table:table-row table:style-name="ro1">
          <table:table-cell office:value-type="float" office:value="1521" calcext:value-type="float">
            <text:p>1521</text:p>
          </table:table-cell>
          <table:table-cell table:formula="of:=ATAN2([.$E$2];[.A1523]) / RADIANS([.$F$2])" office:value-type="float" office:value="5.66765925212046" calcext:value-type="float">
            <text:p>5,66765925212046</text:p>
          </table:table-cell>
          <table:table-cell table:formula="of:=[.A1523] * [.$H$2]" office:value-type="float" office:value="8.62601964763854" calcext:value-type="float">
            <text:p>8,62601964763854</text:p>
          </table:table-cell>
          <table:table-cell table:formula="of:=([.C1523]-[.B1523]) * 100" office:value-type="float" office:value="295.836039551808" calcext:value-type="float">
            <text:p>295,836039551808</text:p>
          </table:table-cell>
          <table:table-cell table:number-columns-repeated="4"/>
        </table:table-row>
        <table:table-row table:style-name="ro1">
          <table:table-cell office:value-type="float" office:value="1522" calcext:value-type="float">
            <text:p>1522</text:p>
          </table:table-cell>
          <table:table-cell table:formula="of:=ATAN2([.$E$2];[.A1524]) / RADIANS([.$F$2])" office:value-type="float" office:value="5.66938765135324" calcext:value-type="float">
            <text:p>5,66938765135324</text:p>
          </table:table-cell>
          <table:table-cell table:formula="of:=[.A1524] * [.$H$2]" office:value-type="float" office:value="8.63169092945815" calcext:value-type="float">
            <text:p>8,63169092945815</text:p>
          </table:table-cell>
          <table:table-cell table:formula="of:=([.C1524]-[.B1524]) * 100" office:value-type="float" office:value="296.230327810491" calcext:value-type="float">
            <text:p>296,230327810491</text:p>
          </table:table-cell>
          <table:table-cell table:number-columns-repeated="4"/>
        </table:table-row>
        <table:table-row table:style-name="ro1">
          <table:table-cell office:value-type="float" office:value="1523" calcext:value-type="float">
            <text:p>1523</text:p>
          </table:table-cell>
          <table:table-cell table:formula="of:=ATAN2([.$E$2];[.A1525]) / RADIANS([.$F$2])" office:value-type="float" office:value="5.67111446492074" calcext:value-type="float">
            <text:p>5,67111446492074</text:p>
          </table:table-cell>
          <table:table-cell table:formula="of:=[.A1525] * [.$H$2]" office:value-type="float" office:value="8.63736221127777" calcext:value-type="float">
            <text:p>8,63736221127777</text:p>
          </table:table-cell>
          <table:table-cell table:formula="of:=([.C1525]-[.B1525]) * 100" office:value-type="float" office:value="296.624774635704" calcext:value-type="float">
            <text:p>296,624774635704</text:p>
          </table:table-cell>
          <table:table-cell table:number-columns-repeated="4"/>
        </table:table-row>
        <table:table-row table:style-name="ro1">
          <table:table-cell office:value-type="float" office:value="1524" calcext:value-type="float">
            <text:p>1524</text:p>
          </table:table-cell>
          <table:table-cell table:formula="of:=ATAN2([.$E$2];[.A1526]) / RADIANS([.$F$2])" office:value-type="float" office:value="5.67283969469075" calcext:value-type="float">
            <text:p>5,67283969469075</text:p>
          </table:table-cell>
          <table:table-cell table:formula="of:=[.A1526] * [.$H$2]" office:value-type="float" office:value="8.64303349309739" calcext:value-type="float">
            <text:p>8,64303349309739</text:p>
          </table:table-cell>
          <table:table-cell table:formula="of:=([.C1526]-[.B1526]) * 100" office:value-type="float" office:value="297.019379840664" calcext:value-type="float">
            <text:p>297,019379840664</text:p>
          </table:table-cell>
          <table:table-cell table:number-columns-repeated="4"/>
        </table:table-row>
        <table:table-row table:style-name="ro1">
          <table:table-cell office:value-type="float" office:value="1525" calcext:value-type="float">
            <text:p>1525</text:p>
          </table:table-cell>
          <table:table-cell table:formula="of:=ATAN2([.$E$2];[.A1527]) / RADIANS([.$F$2])" office:value-type="float" office:value="5.6745633425288" calcext:value-type="float">
            <text:p>5,6745633425288</text:p>
          </table:table-cell>
          <table:table-cell table:formula="of:=[.A1527] * [.$H$2]" office:value-type="float" office:value="8.64870477491701" calcext:value-type="float">
            <text:p>8,64870477491701</text:p>
          </table:table-cell>
          <table:table-cell table:formula="of:=([.C1527]-[.B1527]) * 100" office:value-type="float" office:value="297.414143238821" calcext:value-type="float">
            <text:p>297,414143238821</text:p>
          </table:table-cell>
          <table:table-cell table:number-columns-repeated="4"/>
        </table:table-row>
        <table:table-row table:style-name="ro1">
          <table:table-cell office:value-type="float" office:value="1526" calcext:value-type="float">
            <text:p>1526</text:p>
          </table:table-cell>
          <table:table-cell table:formula="of:=ATAN2([.$E$2];[.A1528]) / RADIANS([.$F$2])" office:value-type="float" office:value="5.67628541029814" calcext:value-type="float">
            <text:p>5,67628541029814</text:p>
          </table:table-cell>
          <table:table-cell table:formula="of:=[.A1528] * [.$H$2]" office:value-type="float" office:value="8.65437605673662" calcext:value-type="float">
            <text:p>8,65437605673662</text:p>
          </table:table-cell>
          <table:table-cell table:formula="of:=([.C1528]-[.B1528]) * 100" office:value-type="float" office:value="297.809064643848" calcext:value-type="float">
            <text:p>297,809064643848</text:p>
          </table:table-cell>
          <table:table-cell table:number-columns-repeated="4"/>
        </table:table-row>
        <table:table-row table:style-name="ro1">
          <table:table-cell office:value-type="float" office:value="1527" calcext:value-type="float">
            <text:p>1527</text:p>
          </table:table-cell>
          <table:table-cell table:formula="of:=ATAN2([.$E$2];[.A1529]) / RADIANS([.$F$2])" office:value-type="float" office:value="5.67800589985977" calcext:value-type="float">
            <text:p>5,67800589985977</text:p>
          </table:table-cell>
          <table:table-cell table:formula="of:=[.A1529] * [.$H$2]" office:value-type="float" office:value="8.66004733855624" calcext:value-type="float">
            <text:p>8,66004733855624</text:p>
          </table:table-cell>
          <table:table-cell table:formula="of:=([.C1529]-[.B1529]) * 100" office:value-type="float" office:value="298.204143869648" calcext:value-type="float">
            <text:p>298,204143869648</text:p>
          </table:table-cell>
          <table:table-cell table:number-columns-repeated="4"/>
        </table:table-row>
        <table:table-row table:style-name="ro1">
          <table:table-cell office:value-type="float" office:value="1528" calcext:value-type="float">
            <text:p>1528</text:p>
          </table:table-cell>
          <table:table-cell table:formula="of:=ATAN2([.$E$2];[.A1530]) / RADIANS([.$F$2])" office:value-type="float" office:value="5.67972481307238" calcext:value-type="float">
            <text:p>5,67972481307238</text:p>
          </table:table-cell>
          <table:table-cell table:formula="of:=[.A1530] * [.$H$2]" office:value-type="float" office:value="8.66571862037586" calcext:value-type="float">
            <text:p>8,66571862037586</text:p>
          </table:table-cell>
          <table:table-cell table:formula="of:=([.C1530]-[.B1530]) * 100" office:value-type="float" office:value="298.599380730348" calcext:value-type="float">
            <text:p>298,599380730348</text:p>
          </table:table-cell>
          <table:table-cell table:number-columns-repeated="4"/>
        </table:table-row>
        <table:table-row table:style-name="ro1">
          <table:table-cell office:value-type="float" office:value="1529" calcext:value-type="float">
            <text:p>1529</text:p>
          </table:table-cell>
          <table:table-cell table:formula="of:=ATAN2([.$E$2];[.A1531]) / RADIANS([.$F$2])" office:value-type="float" office:value="5.68144215179241" calcext:value-type="float">
            <text:p>5,68144215179241</text:p>
          </table:table-cell>
          <table:table-cell table:formula="of:=[.A1531] * [.$H$2]" office:value-type="float" office:value="8.67138990219548" calcext:value-type="float">
            <text:p>8,67138990219548</text:p>
          </table:table-cell>
          <table:table-cell table:formula="of:=([.C1531]-[.B1531]) * 100" office:value-type="float" office:value="298.994775040306" calcext:value-type="float">
            <text:p>298,994775040306</text:p>
          </table:table-cell>
          <table:table-cell table:number-columns-repeated="4"/>
        </table:table-row>
        <table:table-row table:style-name="ro1">
          <table:table-cell office:value-type="float" office:value="1530" calcext:value-type="float">
            <text:p>1530</text:p>
          </table:table-cell>
          <table:table-cell table:formula="of:=ATAN2([.$E$2];[.A1532]) / RADIANS([.$F$2])" office:value-type="float" office:value="5.68315791787405" calcext:value-type="float">
            <text:p>5,68315791787405</text:p>
          </table:table-cell>
          <table:table-cell table:formula="of:=[.A1532] * [.$H$2]" office:value-type="float" office:value="8.6770611840151" calcext:value-type="float">
            <text:p>8,6770611840151</text:p>
          </table:table-cell>
          <table:table-cell table:formula="of:=([.C1532]-[.B1532]) * 100" office:value-type="float" office:value="299.390326614104" calcext:value-type="float">
            <text:p>299,390326614104</text:p>
          </table:table-cell>
          <table:table-cell table:number-columns-repeated="4"/>
        </table:table-row>
        <table:table-row table:style-name="ro1">
          <table:table-cell office:value-type="float" office:value="1531" calcext:value-type="float">
            <text:p>1531</text:p>
          </table:table-cell>
          <table:table-cell table:formula="of:=ATAN2([.$E$2];[.A1533]) / RADIANS([.$F$2])" office:value-type="float" office:value="5.6848721131692" calcext:value-type="float">
            <text:p>5,6848721131692</text:p>
          </table:table-cell>
          <table:table-cell table:formula="of:=[.A1533] * [.$H$2]" office:value-type="float" office:value="8.68273246583471" calcext:value-type="float">
            <text:p>8,68273246583471</text:p>
          </table:table-cell>
          <table:table-cell table:formula="of:=([.C1533]-[.B1533]) * 100" office:value-type="float" office:value="299.786035266551" calcext:value-type="float">
            <text:p>299,786035266551</text:p>
          </table:table-cell>
          <table:table-cell table:number-columns-repeated="4"/>
        </table:table-row>
        <table:table-row table:style-name="ro1">
          <table:table-cell office:value-type="float" office:value="1532" calcext:value-type="float">
            <text:p>1532</text:p>
          </table:table-cell>
          <table:table-cell table:formula="of:=ATAN2([.$E$2];[.A1534]) / RADIANS([.$F$2])" office:value-type="float" office:value="5.68658473952749" calcext:value-type="float">
            <text:p>5,68658473952749</text:p>
          </table:table-cell>
          <table:table-cell table:formula="of:=[.A1534] * [.$H$2]" office:value-type="float" office:value="8.68840374765433" calcext:value-type="float">
            <text:p>8,68840374765433</text:p>
          </table:table-cell>
          <table:table-cell table:formula="of:=([.C1534]-[.B1534]) * 100" office:value-type="float" office:value="300.181900812684" calcext:value-type="float">
            <text:p>300,181900812684</text:p>
          </table:table-cell>
          <table:table-cell table:number-columns-repeated="4"/>
        </table:table-row>
        <table:table-row table:style-name="ro1">
          <table:table-cell office:value-type="float" office:value="1533" calcext:value-type="float">
            <text:p>1533</text:p>
          </table:table-cell>
          <table:table-cell table:formula="of:=ATAN2([.$E$2];[.A1535]) / RADIANS([.$F$2])" office:value-type="float" office:value="5.68829579879632" calcext:value-type="float">
            <text:p>5,68829579879632</text:p>
          </table:table-cell>
          <table:table-cell table:formula="of:=[.A1535] * [.$H$2]" office:value-type="float" office:value="8.69407502947395" calcext:value-type="float">
            <text:p>8,69407502947395</text:p>
          </table:table-cell>
          <table:table-cell table:formula="of:=([.C1535]-[.B1535]) * 100" office:value-type="float" office:value="300.577923067763" calcext:value-type="float">
            <text:p>300,577923067763</text:p>
          </table:table-cell>
          <table:table-cell table:number-columns-repeated="4"/>
        </table:table-row>
        <table:table-row table:style-name="ro1">
          <table:table-cell office:value-type="float" office:value="1534" calcext:value-type="float">
            <text:p>1534</text:p>
          </table:table-cell>
          <table:table-cell table:formula="of:=ATAN2([.$E$2];[.A1536]) / RADIANS([.$F$2])" office:value-type="float" office:value="5.69000529282079" calcext:value-type="float">
            <text:p>5,69000529282079</text:p>
          </table:table-cell>
          <table:table-cell table:formula="of:=[.A1536] * [.$H$2]" office:value-type="float" office:value="8.69974631129357" calcext:value-type="float">
            <text:p>8,69974631129357</text:p>
          </table:table-cell>
          <table:table-cell table:formula="of:=([.C1536]-[.B1536]) * 100" office:value-type="float" office:value="300.974101847277" calcext:value-type="float">
            <text:p>300,974101847277</text:p>
          </table:table-cell>
          <table:table-cell table:number-columns-repeated="4"/>
        </table:table-row>
        <table:table-row table:style-name="ro1">
          <table:table-cell office:value-type="float" office:value="1535" calcext:value-type="float">
            <text:p>1535</text:p>
          </table:table-cell>
          <table:table-cell table:formula="of:=ATAN2([.$E$2];[.A1537]) / RADIANS([.$F$2])" office:value-type="float" office:value="5.69171322344377" calcext:value-type="float">
            <text:p>5,69171322344377</text:p>
          </table:table-cell>
          <table:table-cell table:formula="of:=[.A1537] * [.$H$2]" office:value-type="float" office:value="8.70541759311318" calcext:value-type="float">
            <text:p>8,70541759311318</text:p>
          </table:table-cell>
          <table:table-cell table:formula="of:=([.C1537]-[.B1537]) * 100" office:value-type="float" office:value="301.370436966941" calcext:value-type="float">
            <text:p>301,370436966941</text:p>
          </table:table-cell>
          <table:table-cell table:number-columns-repeated="4"/>
        </table:table-row>
        <table:table-row table:style-name="ro1">
          <table:table-cell office:value-type="float" office:value="1536" calcext:value-type="float">
            <text:p>1536</text:p>
          </table:table-cell>
          <table:table-cell table:formula="of:=ATAN2([.$E$2];[.A1538]) / RADIANS([.$F$2])" office:value-type="float" office:value="5.69341959250586" calcext:value-type="float">
            <text:p>5,69341959250586</text:p>
          </table:table-cell>
          <table:table-cell table:formula="of:=[.A1538] * [.$H$2]" office:value-type="float" office:value="8.7110888749328" calcext:value-type="float">
            <text:p>8,7110888749328</text:p>
          </table:table-cell>
          <table:table-cell table:formula="of:=([.C1538]-[.B1538]) * 100" office:value-type="float" office:value="301.766928242694" calcext:value-type="float">
            <text:p>301,766928242694</text:p>
          </table:table-cell>
          <table:table-cell table:number-columns-repeated="4"/>
        </table:table-row>
        <table:table-row table:style-name="ro1">
          <table:table-cell office:value-type="float" office:value="1537" calcext:value-type="float">
            <text:p>1537</text:p>
          </table:table-cell>
          <table:table-cell table:formula="of:=ATAN2([.$E$2];[.A1539]) / RADIANS([.$F$2])" office:value-type="float" office:value="5.6951244018454" calcext:value-type="float">
            <text:p>5,6951244018454</text:p>
          </table:table-cell>
          <table:table-cell table:formula="of:=[.A1539] * [.$H$2]" office:value-type="float" office:value="8.71676015675242" calcext:value-type="float">
            <text:p>8,71676015675242</text:p>
          </table:table-cell>
          <table:table-cell table:formula="of:=([.C1539]-[.B1539]) * 100" office:value-type="float" office:value="302.163575490702" calcext:value-type="float">
            <text:p>302,163575490702</text:p>
          </table:table-cell>
          <table:table-cell table:number-columns-repeated="4"/>
        </table:table-row>
        <table:table-row table:style-name="ro1">
          <table:table-cell office:value-type="float" office:value="1538" calcext:value-type="float">
            <text:p>1538</text:p>
          </table:table-cell>
          <table:table-cell table:formula="of:=ATAN2([.$E$2];[.A1540]) / RADIANS([.$F$2])" office:value-type="float" office:value="5.69682765329848" calcext:value-type="float">
            <text:p>5,69682765329848</text:p>
          </table:table-cell>
          <table:table-cell table:formula="of:=[.A1540] * [.$H$2]" office:value-type="float" office:value="8.72243143857204" calcext:value-type="float">
            <text:p>8,72243143857204</text:p>
          </table:table-cell>
          <table:table-cell table:formula="of:=([.C1540]-[.B1540]) * 100" office:value-type="float" office:value="302.560378527356" calcext:value-type="float">
            <text:p>302,560378527356</text:p>
          </table:table-cell>
          <table:table-cell table:number-columns-repeated="4"/>
        </table:table-row>
        <table:table-row table:style-name="ro1">
          <table:table-cell office:value-type="float" office:value="1539" calcext:value-type="float">
            <text:p>1539</text:p>
          </table:table-cell>
          <table:table-cell table:formula="of:=ATAN2([.$E$2];[.A1541]) / RADIANS([.$F$2])" office:value-type="float" office:value="5.69852934869894" calcext:value-type="float">
            <text:p>5,69852934869894</text:p>
          </table:table-cell>
          <table:table-cell table:formula="of:=[.A1541] * [.$H$2]" office:value-type="float" office:value="8.72810272039165" calcext:value-type="float">
            <text:p>8,72810272039165</text:p>
          </table:table-cell>
          <table:table-cell table:formula="of:=([.C1541]-[.B1541]) * 100" office:value-type="float" office:value="302.957337169271" calcext:value-type="float">
            <text:p>302,957337169271</text:p>
          </table:table-cell>
          <table:table-cell table:number-columns-repeated="4"/>
        </table:table-row>
        <table:table-row table:style-name="ro1">
          <table:table-cell office:value-type="float" office:value="1540" calcext:value-type="float">
            <text:p>1540</text:p>
          </table:table-cell>
          <table:table-cell table:formula="of:=ATAN2([.$E$2];[.A1542]) / RADIANS([.$F$2])" office:value-type="float" office:value="5.70022948987837" calcext:value-type="float">
            <text:p>5,70022948987837</text:p>
          </table:table-cell>
          <table:table-cell table:formula="of:=[.A1542] * [.$H$2]" office:value-type="float" office:value="8.73377400221127" calcext:value-type="float">
            <text:p>8,73377400221127</text:p>
          </table:table-cell>
          <table:table-cell table:formula="of:=([.C1542]-[.B1542]) * 100" office:value-type="float" office:value="303.35445123329" calcext:value-type="float">
            <text:p>303,35445123329</text:p>
          </table:table-cell>
          <table:table-cell table:number-columns-repeated="4"/>
        </table:table-row>
        <table:table-row table:style-name="ro1">
          <table:table-cell office:value-type="float" office:value="1541" calcext:value-type="float">
            <text:p>1541</text:p>
          </table:table-cell>
          <table:table-cell table:formula="of:=ATAN2([.$E$2];[.A1543]) / RADIANS([.$F$2])" office:value-type="float" office:value="5.7019280786661" calcext:value-type="float">
            <text:p>5,7019280786661</text:p>
          </table:table-cell>
          <table:table-cell table:formula="of:=[.A1543] * [.$H$2]" office:value-type="float" office:value="8.73944528403089" calcext:value-type="float">
            <text:p>8,73944528403089</text:p>
          </table:table-cell>
          <table:table-cell table:formula="of:=([.C1543]-[.B1543]) * 100" office:value-type="float" office:value="303.751720536478" calcext:value-type="float">
            <text:p>303,751720536478</text:p>
          </table:table-cell>
          <table:table-cell table:number-columns-repeated="4"/>
        </table:table-row>
        <table:table-row table:style-name="ro1">
          <table:table-cell office:value-type="float" office:value="1542" calcext:value-type="float">
            <text:p>1542</text:p>
          </table:table-cell>
          <table:table-cell table:formula="of:=ATAN2([.$E$2];[.A1544]) / RADIANS([.$F$2])" office:value-type="float" office:value="5.70362511688923" calcext:value-type="float">
            <text:p>5,70362511688923</text:p>
          </table:table-cell>
          <table:table-cell table:formula="of:=[.A1544] * [.$H$2]" office:value-type="float" office:value="8.74511656585051" calcext:value-type="float">
            <text:p>8,74511656585051</text:p>
          </table:table-cell>
          <table:table-cell table:formula="of:=([.C1544]-[.B1544]) * 100" office:value-type="float" office:value="304.149144896128" calcext:value-type="float">
            <text:p>304,149144896128</text:p>
          </table:table-cell>
          <table:table-cell table:number-columns-repeated="4"/>
        </table:table-row>
        <table:table-row table:style-name="ro1">
          <table:table-cell office:value-type="float" office:value="1543" calcext:value-type="float">
            <text:p>1543</text:p>
          </table:table-cell>
          <table:table-cell table:formula="of:=ATAN2([.$E$2];[.A1545]) / RADIANS([.$F$2])" office:value-type="float" office:value="5.70532060637259" calcext:value-type="float">
            <text:p>5,70532060637259</text:p>
          </table:table-cell>
          <table:table-cell table:formula="of:=[.A1545] * [.$H$2]" office:value-type="float" office:value="8.75078784767013" calcext:value-type="float">
            <text:p>8,75078784767013</text:p>
          </table:table-cell>
          <table:table-cell table:formula="of:=([.C1545]-[.B1545]) * 100" office:value-type="float" office:value="304.546724129753" calcext:value-type="float">
            <text:p>304,546724129753</text:p>
          </table:table-cell>
          <table:table-cell table:number-columns-repeated="4"/>
        </table:table-row>
        <table:table-row table:style-name="ro1">
          <table:table-cell office:value-type="float" office:value="1544" calcext:value-type="float">
            <text:p>1544</text:p>
          </table:table-cell>
          <table:table-cell table:formula="of:=ATAN2([.$E$2];[.A1546]) / RADIANS([.$F$2])" office:value-type="float" office:value="5.70701454893879" calcext:value-type="float">
            <text:p>5,70701454893879</text:p>
          </table:table-cell>
          <table:table-cell table:formula="of:=[.A1546] * [.$H$2]" office:value-type="float" office:value="8.75645912948974" calcext:value-type="float">
            <text:p>8,75645912948974</text:p>
          </table:table-cell>
          <table:table-cell table:formula="of:=([.C1546]-[.B1546]) * 100" office:value-type="float" office:value="304.944458055095" calcext:value-type="float">
            <text:p>304,944458055095</text:p>
          </table:table-cell>
          <table:table-cell table:number-columns-repeated="4"/>
        </table:table-row>
        <table:table-row table:style-name="ro1">
          <table:table-cell office:value-type="float" office:value="1545" calcext:value-type="float">
            <text:p>1545</text:p>
          </table:table-cell>
          <table:table-cell table:formula="of:=ATAN2([.$E$2];[.A1547]) / RADIANS([.$F$2])" office:value-type="float" office:value="5.70870694640818" calcext:value-type="float">
            <text:p>5,70870694640818</text:p>
          </table:table-cell>
          <table:table-cell table:formula="of:=[.A1547] * [.$H$2]" office:value-type="float" office:value="8.76213041130936" calcext:value-type="float">
            <text:p>8,76213041130936</text:p>
          </table:table-cell>
          <table:table-cell table:formula="of:=([.C1547]-[.B1547]) * 100" office:value-type="float" office:value="305.342346490118" calcext:value-type="float">
            <text:p>305,342346490118</text:p>
          </table:table-cell>
          <table:table-cell table:number-columns-repeated="4"/>
        </table:table-row>
        <table:table-row table:style-name="ro1">
          <table:table-cell office:value-type="float" office:value="1546" calcext:value-type="float">
            <text:p>1546</text:p>
          </table:table-cell>
          <table:table-cell table:formula="of:=ATAN2([.$E$2];[.A1548]) / RADIANS([.$F$2])" office:value-type="float" office:value="5.71039780059888" calcext:value-type="float">
            <text:p>5,71039780059888</text:p>
          </table:table-cell>
          <table:table-cell table:formula="of:=[.A1548] * [.$H$2]" office:value-type="float" office:value="8.76780169312898" calcext:value-type="float">
            <text:p>8,76780169312898</text:p>
          </table:table-cell>
          <table:table-cell table:formula="of:=([.C1548]-[.B1548]) * 100" office:value-type="float" office:value="305.740389253009" calcext:value-type="float">
            <text:p>305,740389253009</text:p>
          </table:table-cell>
          <table:table-cell table:number-columns-repeated="4"/>
        </table:table-row>
        <table:table-row table:style-name="ro1">
          <table:table-cell office:value-type="float" office:value="1547" calcext:value-type="float">
            <text:p>1547</text:p>
          </table:table-cell>
          <table:table-cell table:formula="of:=ATAN2([.$E$2];[.A1549]) / RADIANS([.$F$2])" office:value-type="float" office:value="5.71208711332677" calcext:value-type="float">
            <text:p>5,71208711332677</text:p>
          </table:table-cell>
          <table:table-cell table:formula="of:=[.A1549] * [.$H$2]" office:value-type="float" office:value="8.7734729749486" calcext:value-type="float">
            <text:p>8,7734729749486</text:p>
          </table:table-cell>
          <table:table-cell table:formula="of:=([.C1549]-[.B1549]) * 100" office:value-type="float" office:value="306.138586162183" calcext:value-type="float">
            <text:p>306,138586162183</text:p>
          </table:table-cell>
          <table:table-cell table:number-columns-repeated="4"/>
        </table:table-row>
        <table:table-row table:style-name="ro1">
          <table:table-cell office:value-type="float" office:value="1548" calcext:value-type="float">
            <text:p>1548</text:p>
          </table:table-cell>
          <table:table-cell table:formula="of:=ATAN2([.$E$2];[.A1550]) / RADIANS([.$F$2])" office:value-type="float" office:value="5.71377488640548" calcext:value-type="float">
            <text:p>5,71377488640548</text:p>
          </table:table-cell>
          <table:table-cell table:formula="of:=[.A1550] * [.$H$2]" office:value-type="float" office:value="8.77914425676821" calcext:value-type="float">
            <text:p>8,77914425676821</text:p>
          </table:table-cell>
          <table:table-cell table:formula="of:=([.C1550]-[.B1550]) * 100" office:value-type="float" office:value="306.536937036274" calcext:value-type="float">
            <text:p>306,536937036274</text:p>
          </table:table-cell>
          <table:table-cell table:number-columns-repeated="4"/>
        </table:table-row>
        <table:table-row table:style-name="ro1">
          <table:table-cell office:value-type="float" office:value="1549" calcext:value-type="float">
            <text:p>1549</text:p>
          </table:table-cell>
          <table:table-cell table:formula="of:=ATAN2([.$E$2];[.A1551]) / RADIANS([.$F$2])" office:value-type="float" office:value="5.71546112164641" calcext:value-type="float">
            <text:p>5,71546112164641</text:p>
          </table:table-cell>
          <table:table-cell table:formula="of:=[.A1551] * [.$H$2]" office:value-type="float" office:value="8.78481553858783" calcext:value-type="float">
            <text:p>8,78481553858783</text:p>
          </table:table-cell>
          <table:table-cell table:formula="of:=([.C1551]-[.B1551]) * 100" office:value-type="float" office:value="306.935441694142" calcext:value-type="float">
            <text:p>306,935441694142</text:p>
          </table:table-cell>
          <table:table-cell table:number-columns-repeated="4"/>
        </table:table-row>
        <table:table-row table:style-name="ro1">
          <table:table-cell office:value-type="float" office:value="1550" calcext:value-type="float">
            <text:p>1550</text:p>
          </table:table-cell>
          <table:table-cell table:formula="of:=ATAN2([.$E$2];[.A1552]) / RADIANS([.$F$2])" office:value-type="float" office:value="5.71714582085875" calcext:value-type="float">
            <text:p>5,71714582085875</text:p>
          </table:table-cell>
          <table:table-cell table:formula="of:=[.A1552] * [.$H$2]" office:value-type="float" office:value="8.79048682040745" calcext:value-type="float">
            <text:p>8,79048682040745</text:p>
          </table:table-cell>
          <table:table-cell table:formula="of:=([.C1552]-[.B1552]) * 100" office:value-type="float" office:value="307.33409995487" calcext:value-type="float">
            <text:p>307,33409995487</text:p>
          </table:table-cell>
          <table:table-cell table:number-columns-repeated="4"/>
        </table:table-row>
        <table:table-row table:style-name="ro1">
          <table:table-cell office:value-type="float" office:value="1551" calcext:value-type="float">
            <text:p>1551</text:p>
          </table:table-cell>
          <table:table-cell table:formula="of:=ATAN2([.$E$2];[.A1553]) / RADIANS([.$F$2])" office:value-type="float" office:value="5.71882898584942" calcext:value-type="float">
            <text:p>5,71882898584942</text:p>
          </table:table-cell>
          <table:table-cell table:formula="of:=[.A1553] * [.$H$2]" office:value-type="float" office:value="8.79615810222707" calcext:value-type="float">
            <text:p>8,79615810222707</text:p>
          </table:table-cell>
          <table:table-cell table:formula="of:=([.C1553]-[.B1553]) * 100" office:value-type="float" office:value="307.732911637765" calcext:value-type="float">
            <text:p>307,732911637765</text:p>
          </table:table-cell>
          <table:table-cell table:number-columns-repeated="4"/>
        </table:table-row>
        <table:table-row table:style-name="ro1">
          <table:table-cell office:value-type="float" office:value="1552" calcext:value-type="float">
            <text:p>1552</text:p>
          </table:table-cell>
          <table:table-cell table:formula="of:=ATAN2([.$E$2];[.A1554]) / RADIANS([.$F$2])" office:value-type="float" office:value="5.72051061842313" calcext:value-type="float">
            <text:p>5,72051061842313</text:p>
          </table:table-cell>
          <table:table-cell table:formula="of:=[.A1554] * [.$H$2]" office:value-type="float" office:value="8.80182938404668" calcext:value-type="float">
            <text:p>8,80182938404668</text:p>
          </table:table-cell>
          <table:table-cell table:formula="of:=([.C1554]-[.B1554]) * 100" office:value-type="float" office:value="308.131876562355" calcext:value-type="float">
            <text:p>308,131876562355</text:p>
          </table:table-cell>
          <table:table-cell table:number-columns-repeated="4"/>
        </table:table-row>
        <table:table-row table:style-name="ro1">
          <table:table-cell office:value-type="float" office:value="1553" calcext:value-type="float">
            <text:p>1553</text:p>
          </table:table-cell>
          <table:table-cell table:formula="of:=ATAN2([.$E$2];[.A1555]) / RADIANS([.$F$2])" office:value-type="float" office:value="5.72219072038236" calcext:value-type="float">
            <text:p>5,72219072038236</text:p>
          </table:table-cell>
          <table:table-cell table:formula="of:=[.A1555] * [.$H$2]" office:value-type="float" office:value="8.8075006658663" calcext:value-type="float">
            <text:p>8,8075006658663</text:p>
          </table:table-cell>
          <table:table-cell table:formula="of:=([.C1555]-[.B1555]) * 100" office:value-type="float" office:value="308.530994548394" calcext:value-type="float">
            <text:p>308,530994548394</text:p>
          </table:table-cell>
          <table:table-cell table:number-columns-repeated="4"/>
        </table:table-row>
        <table:table-row table:style-name="ro1">
          <table:table-cell office:value-type="float" office:value="1554" calcext:value-type="float">
            <text:p>1554</text:p>
          </table:table-cell>
          <table:table-cell table:formula="of:=ATAN2([.$E$2];[.A1556]) / RADIANS([.$F$2])" office:value-type="float" office:value="5.72386929352737" calcext:value-type="float">
            <text:p>5,72386929352737</text:p>
          </table:table-cell>
          <table:table-cell table:formula="of:=[.A1556] * [.$H$2]" office:value-type="float" office:value="8.81317194768592" calcext:value-type="float">
            <text:p>8,81317194768592</text:p>
          </table:table-cell>
          <table:table-cell table:formula="of:=([.C1556]-[.B1556]) * 100" office:value-type="float" office:value="308.930265415855" calcext:value-type="float">
            <text:p>308,930265415855</text:p>
          </table:table-cell>
          <table:table-cell table:number-columns-repeated="4"/>
        </table:table-row>
        <table:table-row table:style-name="ro1">
          <table:table-cell office:value-type="float" office:value="1555" calcext:value-type="float">
            <text:p>1555</text:p>
          </table:table-cell>
          <table:table-cell table:formula="of:=ATAN2([.$E$2];[.A1557]) / RADIANS([.$F$2])" office:value-type="float" office:value="5.72554633965618" calcext:value-type="float">
            <text:p>5,72554633965618</text:p>
          </table:table-cell>
          <table:table-cell table:formula="of:=[.A1557] * [.$H$2]" office:value-type="float" office:value="8.81884322950554" calcext:value-type="float">
            <text:p>8,81884322950554</text:p>
          </table:table-cell>
          <table:table-cell table:formula="of:=([.C1557]-[.B1557]) * 100" office:value-type="float" office:value="309.329688984936" calcext:value-type="float">
            <text:p>309,329688984936</text:p>
          </table:table-cell>
          <table:table-cell table:number-columns-repeated="4"/>
        </table:table-row>
        <table:table-row table:style-name="ro1">
          <table:table-cell office:value-type="float" office:value="1556" calcext:value-type="float">
            <text:p>1556</text:p>
          </table:table-cell>
          <table:table-cell table:formula="of:=ATAN2([.$E$2];[.A1558]) / RADIANS([.$F$2])" office:value-type="float" office:value="5.72722186056459" calcext:value-type="float">
            <text:p>5,72722186056459</text:p>
          </table:table-cell>
          <table:table-cell table:formula="of:=[.A1558] * [.$H$2]" office:value-type="float" office:value="8.82451451132516" calcext:value-type="float">
            <text:p>8,82451451132516</text:p>
          </table:table-cell>
          <table:table-cell table:formula="of:=([.C1558]-[.B1558]) * 100" office:value-type="float" office:value="309.729265076057" calcext:value-type="float">
            <text:p>309,729265076057</text:p>
          </table:table-cell>
          <table:table-cell table:number-columns-repeated="4"/>
        </table:table-row>
        <table:table-row table:style-name="ro1">
          <table:table-cell office:value-type="float" office:value="1557" calcext:value-type="float">
            <text:p>1557</text:p>
          </table:table-cell>
          <table:table-cell table:formula="of:=ATAN2([.$E$2];[.A1559]) / RADIANS([.$F$2])" office:value-type="float" office:value="5.72889585804618" calcext:value-type="float">
            <text:p>5,72889585804618</text:p>
          </table:table-cell>
          <table:table-cell table:formula="of:=[.A1559] * [.$H$2]" office:value-type="float" office:value="8.83018579314477" calcext:value-type="float">
            <text:p>8,83018579314477</text:p>
          </table:table-cell>
          <table:table-cell table:formula="of:=([.C1559]-[.B1559]) * 100" office:value-type="float" office:value="310.128993509859" calcext:value-type="float">
            <text:p>310,128993509859</text:p>
          </table:table-cell>
          <table:table-cell table:number-columns-repeated="4"/>
        </table:table-row>
        <table:table-row table:style-name="ro1">
          <table:table-cell office:value-type="float" office:value="1558" calcext:value-type="float">
            <text:p>1558</text:p>
          </table:table-cell>
          <table:table-cell table:formula="of:=ATAN2([.$E$2];[.A1560]) / RADIANS([.$F$2])" office:value-type="float" office:value="5.73056833389233" calcext:value-type="float">
            <text:p>5,73056833389233</text:p>
          </table:table-cell>
          <table:table-cell table:formula="of:=[.A1560] * [.$H$2]" office:value-type="float" office:value="8.83585707496439" calcext:value-type="float">
            <text:p>8,83585707496439</text:p>
          </table:table-cell>
          <table:table-cell table:formula="of:=([.C1560]-[.B1560]) * 100" office:value-type="float" office:value="310.528874107206" calcext:value-type="float">
            <text:p>310,528874107206</text:p>
          </table:table-cell>
          <table:table-cell table:number-columns-repeated="4"/>
        </table:table-row>
        <table:table-row table:style-name="ro1">
          <table:table-cell office:value-type="float" office:value="1559" calcext:value-type="float">
            <text:p>1559</text:p>
          </table:table-cell>
          <table:table-cell table:formula="of:=ATAN2([.$E$2];[.A1561]) / RADIANS([.$F$2])" office:value-type="float" office:value="5.73223928989216" calcext:value-type="float">
            <text:p>5,73223928989216</text:p>
          </table:table-cell>
          <table:table-cell table:formula="of:=[.A1561] * [.$H$2]" office:value-type="float" office:value="8.84152835678401" calcext:value-type="float">
            <text:p>8,84152835678401</text:p>
          </table:table-cell>
          <table:table-cell table:formula="of:=([.C1561]-[.B1561]) * 100" office:value-type="float" office:value="310.928906689185" calcext:value-type="float">
            <text:p>310,928906689185</text:p>
          </table:table-cell>
          <table:table-cell table:number-columns-repeated="4"/>
        </table:table-row>
        <table:table-row table:style-name="ro1">
          <table:table-cell office:value-type="float" office:value="1560" calcext:value-type="float">
            <text:p>1560</text:p>
          </table:table-cell>
          <table:table-cell table:formula="of:=ATAN2([.$E$2];[.A1562]) / RADIANS([.$F$2])" office:value-type="float" office:value="5.73390872783262" calcext:value-type="float">
            <text:p>5,73390872783262</text:p>
          </table:table-cell>
          <table:table-cell table:formula="of:=[.A1562] * [.$H$2]" office:value-type="float" office:value="8.84719963860363" calcext:value-type="float">
            <text:p>8,84719963860363</text:p>
          </table:table-cell>
          <table:table-cell table:formula="of:=([.C1562]-[.B1562]) * 100" office:value-type="float" office:value="311.329091077101" calcext:value-type="float">
            <text:p>311,329091077101</text:p>
          </table:table-cell>
          <table:table-cell table:number-columns-repeated="4"/>
        </table:table-row>
        <table:table-row table:style-name="ro1">
          <table:table-cell office:value-type="float" office:value="1561" calcext:value-type="float">
            <text:p>1561</text:p>
          </table:table-cell>
          <table:table-cell table:formula="of:=ATAN2([.$E$2];[.A1563]) / RADIANS([.$F$2])" office:value-type="float" office:value="5.73557664949841" calcext:value-type="float">
            <text:p>5,73557664949841</text:p>
          </table:table-cell>
          <table:table-cell table:formula="of:=[.A1563] * [.$H$2]" office:value-type="float" office:value="8.85287092042324" calcext:value-type="float">
            <text:p>8,85287092042324</text:p>
          </table:table-cell>
          <table:table-cell table:formula="of:=([.C1563]-[.B1563]) * 100" office:value-type="float" office:value="311.729427092483" calcext:value-type="float">
            <text:p>311,729427092483</text:p>
          </table:table-cell>
          <table:table-cell table:number-columns-repeated="4"/>
        </table:table-row>
        <table:table-row table:style-name="ro1">
          <table:table-cell office:value-type="float" office:value="1562" calcext:value-type="float">
            <text:p>1562</text:p>
          </table:table-cell>
          <table:table-cell table:formula="of:=ATAN2([.$E$2];[.A1564]) / RADIANS([.$F$2])" office:value-type="float" office:value="5.73724305667204" calcext:value-type="float">
            <text:p>5,73724305667204</text:p>
          </table:table-cell>
          <table:table-cell table:formula="of:=[.A1564] * [.$H$2]" office:value-type="float" office:value="8.85854220224286" calcext:value-type="float">
            <text:p>8,85854220224286</text:p>
          </table:table-cell>
          <table:table-cell table:formula="of:=([.C1564]-[.B1564]) * 100" office:value-type="float" office:value="312.129914557082" calcext:value-type="float">
            <text:p>312,129914557082</text:p>
          </table:table-cell>
          <table:table-cell table:number-columns-repeated="4"/>
        </table:table-row>
        <table:table-row table:style-name="ro1">
          <table:table-cell office:value-type="float" office:value="1563" calcext:value-type="float">
            <text:p>1563</text:p>
          </table:table-cell>
          <table:table-cell table:formula="of:=ATAN2([.$E$2];[.A1565]) / RADIANS([.$F$2])" office:value-type="float" office:value="5.73890795113379" calcext:value-type="float">
            <text:p>5,73890795113379</text:p>
          </table:table-cell>
          <table:table-cell table:formula="of:=[.A1565] * [.$H$2]" office:value-type="float" office:value="8.86421348406248" calcext:value-type="float">
            <text:p>8,86421348406248</text:p>
          </table:table-cell>
          <table:table-cell table:formula="of:=([.C1565]-[.B1565]) * 100" office:value-type="float" office:value="312.530553292868" calcext:value-type="float">
            <text:p>312,530553292868</text:p>
          </table:table-cell>
          <table:table-cell table:number-columns-repeated="4"/>
        </table:table-row>
        <table:table-row table:style-name="ro1">
          <table:table-cell office:value-type="float" office:value="1564" calcext:value-type="float">
            <text:p>1564</text:p>
          </table:table-cell>
          <table:table-cell table:formula="of:=ATAN2([.$E$2];[.A1566]) / RADIANS([.$F$2])" office:value-type="float" office:value="5.74057133466176" calcext:value-type="float">
            <text:p>5,74057133466176</text:p>
          </table:table-cell>
          <table:table-cell table:formula="of:=[.A1566] * [.$H$2]" office:value-type="float" office:value="8.8698847658821" calcext:value-type="float">
            <text:p>8,8698847658821</text:p>
          </table:table-cell>
          <table:table-cell table:formula="of:=([.C1566]-[.B1566]) * 100" office:value-type="float" office:value="312.931343122034" calcext:value-type="float">
            <text:p>312,931343122034</text:p>
          </table:table-cell>
          <table:table-cell table:number-columns-repeated="4"/>
        </table:table-row>
        <table:table-row table:style-name="ro1">
          <table:table-cell office:value-type="float" office:value="1565" calcext:value-type="float">
            <text:p>1565</text:p>
          </table:table-cell>
          <table:table-cell table:formula="of:=ATAN2([.$E$2];[.A1567]) / RADIANS([.$F$2])" office:value-type="float" office:value="5.7422332090318" calcext:value-type="float">
            <text:p>5,7422332090318</text:p>
          </table:table-cell>
          <table:table-cell table:formula="of:=[.A1567] * [.$H$2]" office:value-type="float" office:value="8.87555604770171" calcext:value-type="float">
            <text:p>8,87555604770171</text:p>
          </table:table-cell>
          <table:table-cell table:formula="of:=([.C1567]-[.B1567]) * 100" office:value-type="float" office:value="313.332283866991" calcext:value-type="float">
            <text:p>313,332283866991</text:p>
          </table:table-cell>
          <table:table-cell table:number-columns-repeated="4"/>
        </table:table-row>
        <table:table-row table:style-name="ro1">
          <table:table-cell office:value-type="float" office:value="1566" calcext:value-type="float">
            <text:p>1566</text:p>
          </table:table-cell>
          <table:table-cell table:formula="of:=ATAN2([.$E$2];[.A1568]) / RADIANS([.$F$2])" office:value-type="float" office:value="5.7438935760176" calcext:value-type="float">
            <text:p>5,7438935760176</text:p>
          </table:table-cell>
          <table:table-cell table:formula="of:=[.A1568] * [.$H$2]" office:value-type="float" office:value="8.88122732952133" calcext:value-type="float">
            <text:p>8,88122732952133</text:p>
          </table:table-cell>
          <table:table-cell table:formula="of:=([.C1568]-[.B1568]) * 100" office:value-type="float" office:value="313.733375350373" calcext:value-type="float">
            <text:p>313,733375350373</text:p>
          </table:table-cell>
          <table:table-cell table:number-columns-repeated="4"/>
        </table:table-row>
        <table:table-row table:style-name="ro1">
          <table:table-cell office:value-type="float" office:value="1567" calcext:value-type="float">
            <text:p>1567</text:p>
          </table:table-cell>
          <table:table-cell table:formula="of:=ATAN2([.$E$2];[.A1569]) / RADIANS([.$F$2])" office:value-type="float" office:value="5.74555243739062" calcext:value-type="float">
            <text:p>5,74555243739062</text:p>
          </table:table-cell>
          <table:table-cell table:formula="of:=[.A1569] * [.$H$2]" office:value-type="float" office:value="8.88689861134095" calcext:value-type="float">
            <text:p>8,88689861134095</text:p>
          </table:table-cell>
          <table:table-cell table:formula="of:=([.C1569]-[.B1569]) * 100" office:value-type="float" office:value="314.134617395033" calcext:value-type="float">
            <text:p>314,134617395033</text:p>
          </table:table-cell>
          <table:table-cell table:number-columns-repeated="4"/>
        </table:table-row>
        <table:table-row table:style-name="ro1">
          <table:table-cell office:value-type="float" office:value="1568" calcext:value-type="float">
            <text:p>1568</text:p>
          </table:table-cell>
          <table:table-cell table:formula="of:=ATAN2([.$E$2];[.A1570]) / RADIANS([.$F$2])" office:value-type="float" office:value="5.74720979492012" calcext:value-type="float">
            <text:p>5,74720979492012</text:p>
          </table:table-cell>
          <table:table-cell table:formula="of:=[.A1570] * [.$H$2]" office:value-type="float" office:value="8.89256989316057" calcext:value-type="float">
            <text:p>8,89256989316057</text:p>
          </table:table-cell>
          <table:table-cell table:formula="of:=([.C1570]-[.B1570]) * 100" office:value-type="float" office:value="314.536009824045" calcext:value-type="float">
            <text:p>314,536009824045</text:p>
          </table:table-cell>
          <table:table-cell table:number-columns-repeated="4"/>
        </table:table-row>
        <table:table-row table:style-name="ro1">
          <table:table-cell office:value-type="float" office:value="1569" calcext:value-type="float">
            <text:p>1569</text:p>
          </table:table-cell>
          <table:table-cell table:formula="of:=ATAN2([.$E$2];[.A1571]) / RADIANS([.$F$2])" office:value-type="float" office:value="5.74886565037316" calcext:value-type="float">
            <text:p>5,74886565037316</text:p>
          </table:table-cell>
          <table:table-cell table:formula="of:=[.A1571] * [.$H$2]" office:value-type="float" office:value="8.89824117498019" calcext:value-type="float">
            <text:p>8,89824117498019</text:p>
          </table:table-cell>
          <table:table-cell table:formula="of:=([.C1571]-[.B1571]) * 100" office:value-type="float" office:value="314.937552460702" calcext:value-type="float">
            <text:p>314,937552460702</text:p>
          </table:table-cell>
          <table:table-cell table:number-columns-repeated="4"/>
        </table:table-row>
        <table:table-row table:style-name="ro1">
          <table:table-cell office:value-type="float" office:value="1570" calcext:value-type="float">
            <text:p>1570</text:p>
          </table:table-cell>
          <table:table-cell table:formula="of:=ATAN2([.$E$2];[.A1572]) / RADIANS([.$F$2])" office:value-type="float" office:value="5.75052000551463" calcext:value-type="float">
            <text:p>5,75052000551463</text:p>
          </table:table-cell>
          <table:table-cell table:formula="of:=[.A1572] * [.$H$2]" office:value-type="float" office:value="8.9039124567998" calcext:value-type="float">
            <text:p>8,9039124567998</text:p>
          </table:table-cell>
          <table:table-cell table:formula="of:=([.C1572]-[.B1572]) * 100" office:value-type="float" office:value="315.339245128518" calcext:value-type="float">
            <text:p>315,339245128518</text:p>
          </table:table-cell>
          <table:table-cell table:number-columns-repeated="4"/>
        </table:table-row>
        <table:table-row table:style-name="ro1">
          <table:table-cell office:value-type="float" office:value="1571" calcext:value-type="float">
            <text:p>1571</text:p>
          </table:table-cell>
          <table:table-cell table:formula="of:=ATAN2([.$E$2];[.A1573]) / RADIANS([.$F$2])" office:value-type="float" office:value="5.75217286210718" calcext:value-type="float">
            <text:p>5,75217286210718</text:p>
          </table:table-cell>
          <table:table-cell table:formula="of:=[.A1573] * [.$H$2]" office:value-type="float" office:value="8.90958373861942" calcext:value-type="float">
            <text:p>8,90958373861942</text:p>
          </table:table-cell>
          <table:table-cell table:formula="of:=([.C1573]-[.B1573]) * 100" office:value-type="float" office:value="315.741087651225" calcext:value-type="float">
            <text:p>315,741087651225</text:p>
          </table:table-cell>
          <table:table-cell table:number-columns-repeated="4"/>
        </table:table-row>
        <table:table-row table:style-name="ro1">
          <table:table-cell office:value-type="float" office:value="1572" calcext:value-type="float">
            <text:p>1572</text:p>
          </table:table-cell>
          <table:table-cell table:formula="of:=ATAN2([.$E$2];[.A1574]) / RADIANS([.$F$2])" office:value-type="float" office:value="5.75382422191129" calcext:value-type="float">
            <text:p>5,75382422191129</text:p>
          </table:table-cell>
          <table:table-cell table:formula="of:=[.A1574] * [.$H$2]" office:value-type="float" office:value="8.91525502043904" calcext:value-type="float">
            <text:p>8,91525502043904</text:p>
          </table:table-cell>
          <table:table-cell table:formula="of:=([.C1574]-[.B1574]) * 100" office:value-type="float" office:value="316.143079852775" calcext:value-type="float">
            <text:p>316,143079852775</text:p>
          </table:table-cell>
          <table:table-cell table:number-columns-repeated="4"/>
        </table:table-row>
        <table:table-row table:style-name="ro1">
          <table:table-cell office:value-type="float" office:value="1573" calcext:value-type="float">
            <text:p>1573</text:p>
          </table:table-cell>
          <table:table-cell table:formula="of:=ATAN2([.$E$2];[.A1575]) / RADIANS([.$F$2])" office:value-type="float" office:value="5.75547408668524" calcext:value-type="float">
            <text:p>5,75547408668524</text:p>
          </table:table-cell>
          <table:table-cell table:formula="of:=[.A1575] * [.$H$2]" office:value-type="float" office:value="8.92092630225866" calcext:value-type="float">
            <text:p>8,92092630225866</text:p>
          </table:table-cell>
          <table:table-cell table:formula="of:=([.C1575]-[.B1575]) * 100" office:value-type="float" office:value="316.545221557342" calcext:value-type="float">
            <text:p>316,545221557342</text:p>
          </table:table-cell>
          <table:table-cell table:number-columns-repeated="4"/>
        </table:table-row>
        <table:table-row table:style-name="ro1">
          <table:table-cell office:value-type="float" office:value="1574" calcext:value-type="float">
            <text:p>1574</text:p>
          </table:table-cell>
          <table:table-cell table:formula="of:=ATAN2([.$E$2];[.A1576]) / RADIANS([.$F$2])" office:value-type="float" office:value="5.75712245818514" calcext:value-type="float">
            <text:p>5,75712245818514</text:p>
          </table:table-cell>
          <table:table-cell table:formula="of:=[.A1576] * [.$H$2]" office:value-type="float" office:value="8.92659758407828" calcext:value-type="float">
            <text:p>8,92659758407828</text:p>
          </table:table-cell>
          <table:table-cell table:formula="of:=([.C1576]-[.B1576]) * 100" office:value-type="float" office:value="316.947512589314" calcext:value-type="float">
            <text:p>316,947512589314</text:p>
          </table:table-cell>
          <table:table-cell table:number-columns-repeated="4"/>
        </table:table-row>
        <table:table-row table:style-name="ro1">
          <table:table-cell office:value-type="float" office:value="1575" calcext:value-type="float">
            <text:p>1575</text:p>
          </table:table-cell>
          <table:table-cell table:formula="of:=ATAN2([.$E$2];[.A1577]) / RADIANS([.$F$2])" office:value-type="float" office:value="5.75876933816488" calcext:value-type="float">
            <text:p>5,75876933816488</text:p>
          </table:table-cell>
          <table:table-cell table:formula="of:=[.A1577] * [.$H$2]" office:value-type="float" office:value="8.93226886589789" calcext:value-type="float">
            <text:p>8,93226886589789</text:p>
          </table:table-cell>
          <table:table-cell table:formula="of:=([.C1577]-[.B1577]) * 100" office:value-type="float" office:value="317.349952773301" calcext:value-type="float">
            <text:p>317,349952773301</text:p>
          </table:table-cell>
          <table:table-cell table:number-columns-repeated="4"/>
        </table:table-row>
        <table:table-row table:style-name="ro1">
          <table:table-cell office:value-type="float" office:value="1576" calcext:value-type="float">
            <text:p>1576</text:p>
          </table:table-cell>
          <table:table-cell table:formula="of:=ATAN2([.$E$2];[.A1578]) / RADIANS([.$F$2])" office:value-type="float" office:value="5.76041472837618" calcext:value-type="float">
            <text:p>5,76041472837618</text:p>
          </table:table-cell>
          <table:table-cell table:formula="of:=[.A1578] * [.$H$2]" office:value-type="float" office:value="8.93794014771751" calcext:value-type="float">
            <text:p>8,93794014771751</text:p>
          </table:table-cell>
          <table:table-cell table:formula="of:=([.C1578]-[.B1578]) * 100" office:value-type="float" office:value="317.752541934132" calcext:value-type="float">
            <text:p>317,752541934132</text:p>
          </table:table-cell>
          <table:table-cell table:number-columns-repeated="4"/>
        </table:table-row>
        <table:table-row table:style-name="ro1">
          <table:table-cell office:value-type="float" office:value="1577" calcext:value-type="float">
            <text:p>1577</text:p>
          </table:table-cell>
          <table:table-cell table:formula="of:=ATAN2([.$E$2];[.A1579]) / RADIANS([.$F$2])" office:value-type="float" office:value="5.76205863056858" calcext:value-type="float">
            <text:p>5,76205863056858</text:p>
          </table:table-cell>
          <table:table-cell table:formula="of:=[.A1579] * [.$H$2]" office:value-type="float" office:value="8.94361142953713" calcext:value-type="float">
            <text:p>8,94361142953713</text:p>
          </table:table-cell>
          <table:table-cell table:formula="of:=([.C1579]-[.B1579]) * 100" office:value-type="float" office:value="318.155279896854" calcext:value-type="float">
            <text:p>318,155279896854</text:p>
          </table:table-cell>
          <table:table-cell table:number-columns-repeated="4"/>
        </table:table-row>
        <table:table-row table:style-name="ro1">
          <table:table-cell office:value-type="float" office:value="1578" calcext:value-type="float">
            <text:p>1578</text:p>
          </table:table-cell>
          <table:table-cell table:formula="of:=ATAN2([.$E$2];[.A1580]) / RADIANS([.$F$2])" office:value-type="float" office:value="5.76370104648943" calcext:value-type="float">
            <text:p>5,76370104648943</text:p>
          </table:table-cell>
          <table:table-cell table:formula="of:=[.A1580] * [.$H$2]" office:value-type="float" office:value="8.94928271135674" calcext:value-type="float">
            <text:p>8,94928271135674</text:p>
          </table:table-cell>
          <table:table-cell table:formula="of:=([.C1580]-[.B1580]) * 100" office:value-type="float" office:value="318.558166486731" calcext:value-type="float">
            <text:p>318,558166486731</text:p>
          </table:table-cell>
          <table:table-cell table:number-columns-repeated="4"/>
        </table:table-row>
        <table:table-row table:style-name="ro1">
          <table:table-cell office:value-type="float" office:value="1579" calcext:value-type="float">
            <text:p>1579</text:p>
          </table:table-cell>
          <table:table-cell table:formula="of:=ATAN2([.$E$2];[.A1581]) / RADIANS([.$F$2])" office:value-type="float" office:value="5.7653419778839" calcext:value-type="float">
            <text:p>5,7653419778839</text:p>
          </table:table-cell>
          <table:table-cell table:formula="of:=[.A1581] * [.$H$2]" office:value-type="float" office:value="8.95495399317636" calcext:value-type="float">
            <text:p>8,95495399317636</text:p>
          </table:table-cell>
          <table:table-cell table:formula="of:=([.C1581]-[.B1581]) * 100" office:value-type="float" office:value="318.961201529247" calcext:value-type="float">
            <text:p>318,961201529247</text:p>
          </table:table-cell>
          <table:table-cell table:number-columns-repeated="4"/>
        </table:table-row>
        <table:table-row table:style-name="ro1">
          <table:table-cell office:value-type="float" office:value="1580" calcext:value-type="float">
            <text:p>1580</text:p>
          </table:table-cell>
          <table:table-cell table:formula="of:=ATAN2([.$E$2];[.A1582]) / RADIANS([.$F$2])" office:value-type="float" office:value="5.76698142649497" calcext:value-type="float">
            <text:p>5,76698142649497</text:p>
          </table:table-cell>
          <table:table-cell table:formula="of:=[.A1582] * [.$H$2]" office:value-type="float" office:value="8.96062527499598" calcext:value-type="float">
            <text:p>8,96062527499598</text:p>
          </table:table-cell>
          <table:table-cell table:formula="of:=([.C1582]-[.B1582]) * 100" office:value-type="float" office:value="319.364384850101" calcext:value-type="float">
            <text:p>319,364384850101</text:p>
          </table:table-cell>
          <table:table-cell table:number-columns-repeated="4"/>
        </table:table-row>
        <table:table-row table:style-name="ro1">
          <table:table-cell office:value-type="float" office:value="1581" calcext:value-type="float">
            <text:p>1581</text:p>
          </table:table-cell>
          <table:table-cell table:formula="of:=ATAN2([.$E$2];[.A1583]) / RADIANS([.$F$2])" office:value-type="float" office:value="5.76861939406345" calcext:value-type="float">
            <text:p>5,76861939406345</text:p>
          </table:table-cell>
          <table:table-cell table:formula="of:=[.A1583] * [.$H$2]" office:value-type="float" office:value="8.9662965568156" calcext:value-type="float">
            <text:p>8,9662965568156</text:p>
          </table:table-cell>
          <table:table-cell table:formula="of:=([.C1583]-[.B1583]) * 100" office:value-type="float" office:value="319.767716275214" calcext:value-type="float">
            <text:p>319,767716275214</text:p>
          </table:table-cell>
          <table:table-cell table:number-columns-repeated="4"/>
        </table:table-row>
        <table:table-row table:style-name="ro1">
          <table:table-cell office:value-type="float" office:value="1582" calcext:value-type="float">
            <text:p>1582</text:p>
          </table:table-cell>
          <table:table-cell table:formula="of:=ATAN2([.$E$2];[.A1584]) / RADIANS([.$F$2])" office:value-type="float" office:value="5.770255882328" calcext:value-type="float">
            <text:p>5,770255882328</text:p>
          </table:table-cell>
          <table:table-cell table:formula="of:=[.A1584] * [.$H$2]" office:value-type="float" office:value="8.97196783863522" calcext:value-type="float">
            <text:p>8,97196783863522</text:p>
          </table:table-cell>
          <table:table-cell table:formula="of:=([.C1584]-[.B1584]) * 100" office:value-type="float" office:value="320.171195630722" calcext:value-type="float">
            <text:p>320,171195630722</text:p>
          </table:table-cell>
          <table:table-cell table:number-columns-repeated="4"/>
        </table:table-row>
        <table:table-row table:style-name="ro1">
          <table:table-cell office:value-type="float" office:value="1583" calcext:value-type="float">
            <text:p>1583</text:p>
          </table:table-cell>
          <table:table-cell table:formula="of:=ATAN2([.$E$2];[.A1585]) / RADIANS([.$F$2])" office:value-type="float" office:value="5.77189089302506" calcext:value-type="float">
            <text:p>5,77189089302506</text:p>
          </table:table-cell>
          <table:table-cell table:formula="of:=[.A1585] * [.$H$2]" office:value-type="float" office:value="8.97763912045483" calcext:value-type="float">
            <text:p>8,97763912045483</text:p>
          </table:table-cell>
          <table:table-cell table:formula="of:=([.C1585]-[.B1585]) * 100" office:value-type="float" office:value="320.574822742977" calcext:value-type="float">
            <text:p>320,574822742977</text:p>
          </table:table-cell>
          <table:table-cell table:number-columns-repeated="4"/>
        </table:table-row>
        <table:table-row table:style-name="ro1">
          <table:table-cell office:value-type="float" office:value="1584" calcext:value-type="float">
            <text:p>1584</text:p>
          </table:table-cell>
          <table:table-cell table:formula="of:=ATAN2([.$E$2];[.A1586]) / RADIANS([.$F$2])" office:value-type="float" office:value="5.77352442788894" calcext:value-type="float">
            <text:p>5,77352442788894</text:p>
          </table:table-cell>
          <table:table-cell table:formula="of:=[.A1586] * [.$H$2]" office:value-type="float" office:value="8.98331040227445" calcext:value-type="float">
            <text:p>8,98331040227445</text:p>
          </table:table-cell>
          <table:table-cell table:formula="of:=([.C1586]-[.B1586]) * 100" office:value-type="float" office:value="320.978597438552" calcext:value-type="float">
            <text:p>320,978597438552</text:p>
          </table:table-cell>
          <table:table-cell table:number-columns-repeated="4"/>
        </table:table-row>
        <table:table-row table:style-name="ro1">
          <table:table-cell office:value-type="float" office:value="1585" calcext:value-type="float">
            <text:p>1585</text:p>
          </table:table-cell>
          <table:table-cell table:formula="of:=ATAN2([.$E$2];[.A1587]) / RADIANS([.$F$2])" office:value-type="float" office:value="5.77515648865174" calcext:value-type="float">
            <text:p>5,77515648865174</text:p>
          </table:table-cell>
          <table:table-cell table:formula="of:=[.A1587] * [.$H$2]" office:value-type="float" office:value="8.98898168409407" calcext:value-type="float">
            <text:p>8,98898168409407</text:p>
          </table:table-cell>
          <table:table-cell table:formula="of:=([.C1587]-[.B1587]) * 100" office:value-type="float" office:value="321.382519544233" calcext:value-type="float">
            <text:p>321,382519544233</text:p>
          </table:table-cell>
          <table:table-cell table:number-columns-repeated="4"/>
        </table:table-row>
        <table:table-row table:style-name="ro1">
          <table:table-cell office:value-type="float" office:value="1586" calcext:value-type="float">
            <text:p>1586</text:p>
          </table:table-cell>
          <table:table-cell table:formula="of:=ATAN2([.$E$2];[.A1588]) / RADIANS([.$F$2])" office:value-type="float" office:value="5.77678707704344" calcext:value-type="float">
            <text:p>5,77678707704344</text:p>
          </table:table-cell>
          <table:table-cell table:formula="of:=[.A1588] * [.$H$2]" office:value-type="float" office:value="8.99465296591369" calcext:value-type="float">
            <text:p>8,99465296591369</text:p>
          </table:table-cell>
          <table:table-cell table:formula="of:=([.C1588]-[.B1588]) * 100" office:value-type="float" office:value="321.786588887025" calcext:value-type="float">
            <text:p>321,786588887025</text:p>
          </table:table-cell>
          <table:table-cell table:number-columns-repeated="4"/>
        </table:table-row>
        <table:table-row table:style-name="ro1">
          <table:table-cell office:value-type="float" office:value="1587" calcext:value-type="float">
            <text:p>1587</text:p>
          </table:table-cell>
          <table:table-cell table:formula="of:=ATAN2([.$E$2];[.A1589]) / RADIANS([.$F$2])" office:value-type="float" office:value="5.77841619479181" calcext:value-type="float">
            <text:p>5,77841619479181</text:p>
          </table:table-cell>
          <table:table-cell table:formula="of:=[.A1589] * [.$H$2]" office:value-type="float" office:value="9.00032424773331" calcext:value-type="float">
            <text:p>9,00032424773331</text:p>
          </table:table-cell>
          <table:table-cell table:formula="of:=([.C1589]-[.B1589]) * 100" office:value-type="float" office:value="322.190805294149" calcext:value-type="float">
            <text:p>322,190805294149</text:p>
          </table:table-cell>
          <table:table-cell table:number-columns-repeated="4"/>
        </table:table-row>
        <table:table-row table:style-name="ro1">
          <table:table-cell office:value-type="float" office:value="1588" calcext:value-type="float">
            <text:p>1588</text:p>
          </table:table-cell>
          <table:table-cell table:formula="of:=ATAN2([.$E$2];[.A1590]) / RADIANS([.$F$2])" office:value-type="float" office:value="5.78004384362248" calcext:value-type="float">
            <text:p>5,78004384362248</text:p>
          </table:table-cell>
          <table:table-cell table:formula="of:=[.A1590] * [.$H$2]" office:value-type="float" office:value="9.00599552955292" calcext:value-type="float">
            <text:p>9,00599552955292</text:p>
          </table:table-cell>
          <table:table-cell table:formula="of:=([.C1590]-[.B1590]) * 100" office:value-type="float" office:value="322.595168593044" calcext:value-type="float">
            <text:p>322,595168593044</text:p>
          </table:table-cell>
          <table:table-cell table:number-columns-repeated="4"/>
        </table:table-row>
        <table:table-row table:style-name="ro1">
          <table:table-cell office:value-type="float" office:value="1589" calcext:value-type="float">
            <text:p>1589</text:p>
          </table:table-cell>
          <table:table-cell table:formula="of:=ATAN2([.$E$2];[.A1591]) / RADIANS([.$F$2])" office:value-type="float" office:value="5.78167002525892" calcext:value-type="float">
            <text:p>5,78167002525892</text:p>
          </table:table-cell>
          <table:table-cell table:formula="of:=[.A1591] * [.$H$2]" office:value-type="float" office:value="9.01166681137254" calcext:value-type="float">
            <text:p>9,01166681137254</text:p>
          </table:table-cell>
          <table:table-cell table:formula="of:=([.C1591]-[.B1591]) * 100" office:value-type="float" office:value="322.999678611362" calcext:value-type="float">
            <text:p>322,999678611362</text:p>
          </table:table-cell>
          <table:table-cell table:number-columns-repeated="4"/>
        </table:table-row>
        <table:table-row table:style-name="ro1">
          <table:table-cell office:value-type="float" office:value="1590" calcext:value-type="float">
            <text:p>1590</text:p>
          </table:table-cell>
          <table:table-cell table:formula="of:=ATAN2([.$E$2];[.A1592]) / RADIANS([.$F$2])" office:value-type="float" office:value="5.78329474142242" calcext:value-type="float">
            <text:p>5,78329474142242</text:p>
          </table:table-cell>
          <table:table-cell table:formula="of:=[.A1592] * [.$H$2]" office:value-type="float" office:value="9.01733809319216" calcext:value-type="float">
            <text:p>9,01733809319216</text:p>
          </table:table-cell>
          <table:table-cell table:formula="of:=([.C1592]-[.B1592]) * 100" office:value-type="float" office:value="323.404335176974" calcext:value-type="float">
            <text:p>323,404335176974</text:p>
          </table:table-cell>
          <table:table-cell table:number-columns-repeated="4"/>
        </table:table-row>
        <table:table-row table:style-name="ro1">
          <table:table-cell office:value-type="float" office:value="1591" calcext:value-type="float">
            <text:p>1591</text:p>
          </table:table-cell>
          <table:table-cell table:formula="of:=ATAN2([.$E$2];[.A1593]) / RADIANS([.$F$2])" office:value-type="float" office:value="5.78491799383212" calcext:value-type="float">
            <text:p>5,78491799383212</text:p>
          </table:table-cell>
          <table:table-cell table:formula="of:=[.A1593] * [.$H$2]" office:value-type="float" office:value="9.02300937501177" calcext:value-type="float">
            <text:p>9,02300937501177</text:p>
          </table:table-cell>
          <table:table-cell table:formula="of:=([.C1593]-[.B1593]) * 100" office:value-type="float" office:value="323.809138117965" calcext:value-type="float">
            <text:p>323,809138117965</text:p>
          </table:table-cell>
          <table:table-cell table:number-columns-repeated="4"/>
        </table:table-row>
        <table:table-row table:style-name="ro1">
          <table:table-cell office:value-type="float" office:value="1592" calcext:value-type="float">
            <text:p>1592</text:p>
          </table:table-cell>
          <table:table-cell table:formula="of:=ATAN2([.$E$2];[.A1594]) / RADIANS([.$F$2])" office:value-type="float" office:value="5.78653978420502" calcext:value-type="float">
            <text:p>5,78653978420502</text:p>
          </table:table-cell>
          <table:table-cell table:formula="of:=[.A1594] * [.$H$2]" office:value-type="float" office:value="9.02868065683139" calcext:value-type="float">
            <text:p>9,02868065683139</text:p>
          </table:table-cell>
          <table:table-cell table:formula="of:=([.C1594]-[.B1594]) * 100" office:value-type="float" office:value="324.214087262637" calcext:value-type="float">
            <text:p>324,214087262637</text:p>
          </table:table-cell>
          <table:table-cell table:number-columns-repeated="4"/>
        </table:table-row>
        <table:table-row table:style-name="ro1">
          <table:table-cell office:value-type="float" office:value="1593" calcext:value-type="float">
            <text:p>1593</text:p>
          </table:table-cell>
          <table:table-cell table:formula="of:=ATAN2([.$E$2];[.A1595]) / RADIANS([.$F$2])" office:value-type="float" office:value="5.78816011425595" calcext:value-type="float">
            <text:p>5,78816011425595</text:p>
          </table:table-cell>
          <table:table-cell table:formula="of:=[.A1595] * [.$H$2]" office:value-type="float" office:value="9.03435193865101" calcext:value-type="float">
            <text:p>9,03435193865101</text:p>
          </table:table-cell>
          <table:table-cell table:formula="of:=([.C1595]-[.B1595]) * 100" office:value-type="float" office:value="324.619182439506" calcext:value-type="float">
            <text:p>324,619182439506</text:p>
          </table:table-cell>
          <table:table-cell table:number-columns-repeated="4"/>
        </table:table-row>
        <table:table-row table:style-name="ro1">
          <table:table-cell office:value-type="float" office:value="1594" calcext:value-type="float">
            <text:p>1594</text:p>
          </table:table-cell>
          <table:table-cell table:formula="of:=ATAN2([.$E$2];[.A1596]) / RADIANS([.$F$2])" office:value-type="float" office:value="5.78977898569759" calcext:value-type="float">
            <text:p>5,78977898569759</text:p>
          </table:table-cell>
          <table:table-cell table:formula="of:=[.A1596] * [.$H$2]" office:value-type="float" office:value="9.04002322047063" calcext:value-type="float">
            <text:p>9,04002322047063</text:p>
          </table:table-cell>
          <table:table-cell table:formula="of:=([.C1596]-[.B1596]) * 100" office:value-type="float" office:value="325.024423477304" calcext:value-type="float">
            <text:p>325,024423477304</text:p>
          </table:table-cell>
          <table:table-cell table:number-columns-repeated="4"/>
        </table:table-row>
        <table:table-row table:style-name="ro1">
          <table:table-cell office:value-type="float" office:value="1595" calcext:value-type="float">
            <text:p>1595</text:p>
          </table:table-cell>
          <table:table-cell table:formula="of:=ATAN2([.$E$2];[.A1597]) / RADIANS([.$F$2])" office:value-type="float" office:value="5.79139640024046" calcext:value-type="float">
            <text:p>5,79139640024046</text:p>
          </table:table-cell>
          <table:table-cell table:formula="of:=[.A1597] * [.$H$2]" office:value-type="float" office:value="9.04569450229025" calcext:value-type="float">
            <text:p>9,04569450229025</text:p>
          </table:table-cell>
          <table:table-cell table:formula="of:=([.C1597]-[.B1597]) * 100" office:value-type="float" office:value="325.429810204979" calcext:value-type="float">
            <text:p>325,429810204979</text:p>
          </table:table-cell>
          <table:table-cell table:number-columns-repeated="4"/>
        </table:table-row>
        <table:table-row table:style-name="ro1">
          <table:table-cell office:value-type="float" office:value="1596" calcext:value-type="float">
            <text:p>1596</text:p>
          </table:table-cell>
          <table:table-cell table:formula="of:=ATAN2([.$E$2];[.A1598]) / RADIANS([.$F$2])" office:value-type="float" office:value="5.79301235959295" calcext:value-type="float">
            <text:p>5,79301235959295</text:p>
          </table:table-cell>
          <table:table-cell table:formula="of:=[.A1598] * [.$H$2]" office:value-type="float" office:value="9.05136578410986" calcext:value-type="float">
            <text:p>9,05136578410986</text:p>
          </table:table-cell>
          <table:table-cell table:formula="of:=([.C1598]-[.B1598]) * 100" office:value-type="float" office:value="325.835342451691" calcext:value-type="float">
            <text:p>325,835342451691</text:p>
          </table:table-cell>
          <table:table-cell table:number-columns-repeated="4"/>
        </table:table-row>
        <table:table-row table:style-name="ro1">
          <table:table-cell office:value-type="float" office:value="1597" calcext:value-type="float">
            <text:p>1597</text:p>
          </table:table-cell>
          <table:table-cell table:formula="of:=ATAN2([.$E$2];[.A1599]) / RADIANS([.$F$2])" office:value-type="float" office:value="5.7946268654613" calcext:value-type="float">
            <text:p>5,7946268654613</text:p>
          </table:table-cell>
          <table:table-cell table:formula="of:=[.A1599] * [.$H$2]" office:value-type="float" office:value="9.05703706592948" calcext:value-type="float">
            <text:p>9,05703706592948</text:p>
          </table:table-cell>
          <table:table-cell table:formula="of:=([.C1599]-[.B1599]) * 100" office:value-type="float" office:value="326.241020046818" calcext:value-type="float">
            <text:p>326,241020046818</text:p>
          </table:table-cell>
          <table:table-cell table:number-columns-repeated="4"/>
        </table:table-row>
        <table:table-row table:style-name="ro1">
          <table:table-cell office:value-type="float" office:value="1598" calcext:value-type="float">
            <text:p>1598</text:p>
          </table:table-cell>
          <table:table-cell table:formula="of:=ATAN2([.$E$2];[.A1600]) / RADIANS([.$F$2])" office:value-type="float" office:value="5.79623991954959" calcext:value-type="float">
            <text:p>5,79623991954959</text:p>
          </table:table-cell>
          <table:table-cell table:formula="of:=[.A1600] * [.$H$2]" office:value-type="float" office:value="9.0627083477491" calcext:value-type="float">
            <text:p>9,0627083477491</text:p>
          </table:table-cell>
          <table:table-cell table:formula="of:=([.C1600]-[.B1600]) * 100" office:value-type="float" office:value="326.646842819951" calcext:value-type="float">
            <text:p>326,646842819951</text:p>
          </table:table-cell>
          <table:table-cell table:number-columns-repeated="4"/>
        </table:table-row>
        <table:table-row table:style-name="ro1">
          <table:table-cell office:value-type="float" office:value="1599" calcext:value-type="float">
            <text:p>1599</text:p>
          </table:table-cell>
          <table:table-cell table:formula="of:=ATAN2([.$E$2];[.A1601]) / RADIANS([.$F$2])" office:value-type="float" office:value="5.79785152355977" calcext:value-type="float">
            <text:p>5,79785152355977</text:p>
          </table:table-cell>
          <table:table-cell table:formula="of:=[.A1601] * [.$H$2]" office:value-type="float" office:value="9.06837962956872" calcext:value-type="float">
            <text:p>9,06837962956872</text:p>
          </table:table-cell>
          <table:table-cell table:formula="of:=([.C1601]-[.B1601]) * 100" office:value-type="float" office:value="327.052810600895" calcext:value-type="float">
            <text:p>327,052810600895</text:p>
          </table:table-cell>
          <table:table-cell table:number-columns-repeated="4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formula="of:=ATAN2([.$E$2];[.A1602]) / RADIANS([.$F$2])" office:value-type="float" office:value="5.79946167919165" calcext:value-type="float">
            <text:p>5,79946167919165</text:p>
          </table:table-cell>
          <table:table-cell table:formula="of:=[.A1602] * [.$H$2]" office:value-type="float" office:value="9.07405091138834" calcext:value-type="float">
            <text:p>9,07405091138834</text:p>
          </table:table-cell>
          <table:table-cell table:formula="of:=([.C1602]-[.B1602]) * 100" office:value-type="float" office:value="327.458923219668" calcext:value-type="float">
            <text:p>327,458923219668</text:p>
          </table:table-cell>
          <table:table-cell table:number-columns-repeated="4"/>
        </table:table-row>
        <table:table-row table:style-name="ro1">
          <table:table-cell office:value-type="float" office:value="1601" calcext:value-type="float">
            <text:p>1601</text:p>
          </table:table-cell>
          <table:table-cell table:formula="of:=ATAN2([.$E$2];[.A1603]) / RADIANS([.$F$2])" office:value-type="float" office:value="5.80107038814289" calcext:value-type="float">
            <text:p>5,80107038814289</text:p>
          </table:table-cell>
          <table:table-cell table:formula="of:=[.A1603] * [.$H$2]" office:value-type="float" office:value="9.07972219320795" calcext:value-type="float">
            <text:p>9,07972219320795</text:p>
          </table:table-cell>
          <table:table-cell table:formula="of:=([.C1603]-[.B1603]) * 100" office:value-type="float" office:value="327.865180506506" calcext:value-type="float">
            <text:p>327,865180506506</text:p>
          </table:table-cell>
          <table:table-cell table:number-columns-repeated="4"/>
        </table:table-row>
        <table:table-row table:style-name="ro1">
          <table:table-cell office:value-type="float" office:value="1602" calcext:value-type="float">
            <text:p>1602</text:p>
          </table:table-cell>
          <table:table-cell table:formula="of:=ATAN2([.$E$2];[.A1604]) / RADIANS([.$F$2])" office:value-type="float" office:value="5.80267765210903" calcext:value-type="float">
            <text:p>5,80267765210903</text:p>
          </table:table-cell>
          <table:table-cell table:formula="of:=[.A1604] * [.$H$2]" office:value-type="float" office:value="9.08539347502757" calcext:value-type="float">
            <text:p>9,08539347502757</text:p>
          </table:table-cell>
          <table:table-cell table:formula="of:=([.C1604]-[.B1604]) * 100" office:value-type="float" office:value="328.271582291854" calcext:value-type="float">
            <text:p>328,271582291854</text:p>
          </table:table-cell>
          <table:table-cell table:number-columns-repeated="4"/>
        </table:table-row>
        <table:table-row table:style-name="ro1">
          <table:table-cell office:value-type="float" office:value="1603" calcext:value-type="float">
            <text:p>1603</text:p>
          </table:table-cell>
          <table:table-cell table:formula="of:=ATAN2([.$E$2];[.A1605]) / RADIANS([.$F$2])" office:value-type="float" office:value="5.80428347278346" calcext:value-type="float">
            <text:p>5,80428347278346</text:p>
          </table:table-cell>
          <table:table-cell table:formula="of:=[.A1605] * [.$H$2]" office:value-type="float" office:value="9.09106475684719" calcext:value-type="float">
            <text:p>9,09106475684719</text:p>
          </table:table-cell>
          <table:table-cell table:formula="of:=([.C1605]-[.B1605]) * 100" office:value-type="float" office:value="328.678128406373" calcext:value-type="float">
            <text:p>328,678128406373</text:p>
          </table:table-cell>
          <table:table-cell table:number-columns-repeated="4"/>
        </table:table-row>
        <table:table-row table:style-name="ro1">
          <table:table-cell office:value-type="float" office:value="1604" calcext:value-type="float">
            <text:p>1604</text:p>
          </table:table-cell>
          <table:table-cell table:formula="of:=ATAN2([.$E$2];[.A1606]) / RADIANS([.$F$2])" office:value-type="float" office:value="5.80588785185744" calcext:value-type="float">
            <text:p>5,80588785185744</text:p>
          </table:table-cell>
          <table:table-cell table:formula="of:=[.A1606] * [.$H$2]" office:value-type="float" office:value="9.09673603866681" calcext:value-type="float">
            <text:p>9,09673603866681</text:p>
          </table:table-cell>
          <table:table-cell table:formula="of:=([.C1606]-[.B1606]) * 100" office:value-type="float" office:value="329.084818680936" calcext:value-type="float">
            <text:p>329,084818680936</text:p>
          </table:table-cell>
          <table:table-cell table:number-columns-repeated="4"/>
        </table:table-row>
        <table:table-row table:style-name="ro1">
          <table:table-cell office:value-type="float" office:value="1605" calcext:value-type="float">
            <text:p>1605</text:p>
          </table:table-cell>
          <table:table-cell table:formula="of:=ATAN2([.$E$2];[.A1607]) / RADIANS([.$F$2])" office:value-type="float" office:value="5.80749079102011" calcext:value-type="float">
            <text:p>5,80749079102011</text:p>
          </table:table-cell>
          <table:table-cell table:formula="of:=[.A1607] * [.$H$2]" office:value-type="float" office:value="9.10240732048642" calcext:value-type="float">
            <text:p>9,10240732048642</text:p>
          </table:table-cell>
          <table:table-cell table:formula="of:=([.C1607]-[.B1607]) * 100" office:value-type="float" office:value="329.491652946631" calcext:value-type="float">
            <text:p>329,491652946631</text:p>
          </table:table-cell>
          <table:table-cell table:number-columns-repeated="4"/>
        </table:table-row>
        <table:table-row table:style-name="ro1">
          <table:table-cell office:value-type="float" office:value="1606" calcext:value-type="float">
            <text:p>1606</text:p>
          </table:table-cell>
          <table:table-cell table:formula="of:=ATAN2([.$E$2];[.A1608]) / RADIANS([.$F$2])" office:value-type="float" office:value="5.80909229195847" calcext:value-type="float">
            <text:p>5,80909229195847</text:p>
          </table:table-cell>
          <table:table-cell table:formula="of:=[.A1608] * [.$H$2]" office:value-type="float" office:value="9.10807860230604" calcext:value-type="float">
            <text:p>9,10807860230604</text:p>
          </table:table-cell>
          <table:table-cell table:formula="of:=([.C1608]-[.B1608]) * 100" office:value-type="float" office:value="329.898631034757" calcext:value-type="float">
            <text:p>329,898631034757</text:p>
          </table:table-cell>
          <table:table-cell table:number-columns-repeated="4"/>
        </table:table-row>
        <table:table-row table:style-name="ro1">
          <table:table-cell office:value-type="float" office:value="1607" calcext:value-type="float">
            <text:p>1607</text:p>
          </table:table-cell>
          <table:table-cell table:formula="of:=ATAN2([.$E$2];[.A1609]) / RADIANS([.$F$2])" office:value-type="float" office:value="5.81069235635739" calcext:value-type="float">
            <text:p>5,81069235635739</text:p>
          </table:table-cell>
          <table:table-cell table:formula="of:=[.A1609] * [.$H$2]" office:value-type="float" office:value="9.11374988412566" calcext:value-type="float">
            <text:p>9,11374988412566</text:p>
          </table:table-cell>
          <table:table-cell table:formula="of:=([.C1609]-[.B1609]) * 100" office:value-type="float" office:value="330.305752776827" calcext:value-type="float">
            <text:p>330,305752776827</text:p>
          </table:table-cell>
          <table:table-cell table:number-columns-repeated="4"/>
        </table:table-row>
        <table:table-row table:style-name="ro1">
          <table:table-cell office:value-type="float" office:value="1608" calcext:value-type="float">
            <text:p>1608</text:p>
          </table:table-cell>
          <table:table-cell table:formula="of:=ATAN2([.$E$2];[.A1610]) / RADIANS([.$F$2])" office:value-type="float" office:value="5.81229098589963" calcext:value-type="float">
            <text:p>5,81229098589963</text:p>
          </table:table-cell>
          <table:table-cell table:formula="of:=[.A1610] * [.$H$2]" office:value-type="float" office:value="9.11942116594528" calcext:value-type="float">
            <text:p>9,11942116594528</text:p>
          </table:table-cell>
          <table:table-cell table:formula="of:=([.C1610]-[.B1610]) * 100" office:value-type="float" office:value="330.713018004565" calcext:value-type="float">
            <text:p>330,713018004565</text:p>
          </table:table-cell>
          <table:table-cell table:number-columns-repeated="4"/>
        </table:table-row>
        <table:table-row table:style-name="ro1">
          <table:table-cell office:value-type="float" office:value="1609" calcext:value-type="float">
            <text:p>1609</text:p>
          </table:table-cell>
          <table:table-cell table:formula="of:=ATAN2([.$E$2];[.A1611]) / RADIANS([.$F$2])" office:value-type="float" office:value="5.81388818226581" calcext:value-type="float">
            <text:p>5,81388818226581</text:p>
          </table:table-cell>
          <table:table-cell table:formula="of:=[.A1611] * [.$H$2]" office:value-type="float" office:value="9.12509244776489" calcext:value-type="float">
            <text:p>9,12509244776489</text:p>
          </table:table-cell>
          <table:table-cell table:formula="of:=([.C1611]-[.B1611]) * 100" office:value-type="float" office:value="331.120426549909" calcext:value-type="float">
            <text:p>331,120426549909</text:p>
          </table:table-cell>
          <table:table-cell table:number-columns-repeated="4"/>
        </table:table-row>
        <table:table-row table:style-name="ro1">
          <table:table-cell office:value-type="float" office:value="1610" calcext:value-type="float">
            <text:p>1610</text:p>
          </table:table-cell>
          <table:table-cell table:formula="of:=ATAN2([.$E$2];[.A1612]) / RADIANS([.$F$2])" office:value-type="float" office:value="5.81548394713443" calcext:value-type="float">
            <text:p>5,81548394713443</text:p>
          </table:table-cell>
          <table:table-cell table:formula="of:=[.A1612] * [.$H$2]" office:value-type="float" office:value="9.13076372958451" calcext:value-type="float">
            <text:p>9,13076372958451</text:p>
          </table:table-cell>
          <table:table-cell table:formula="of:=([.C1612]-[.B1612]) * 100" office:value-type="float" office:value="331.527978245008" calcext:value-type="float">
            <text:p>331,527978245008</text:p>
          </table:table-cell>
          <table:table-cell table:number-columns-repeated="4"/>
        </table:table-row>
        <table:table-row table:style-name="ro1">
          <table:table-cell office:value-type="float" office:value="1611" calcext:value-type="float">
            <text:p>1611</text:p>
          </table:table-cell>
          <table:table-cell table:formula="of:=ATAN2([.$E$2];[.A1613]) / RADIANS([.$F$2])" office:value-type="float" office:value="5.8170782821819" calcext:value-type="float">
            <text:p>5,8170782821819</text:p>
          </table:table-cell>
          <table:table-cell table:formula="of:=[.A1613] * [.$H$2]" office:value-type="float" office:value="9.13643501140413" calcext:value-type="float">
            <text:p>9,13643501140413</text:p>
          </table:table-cell>
          <table:table-cell table:formula="of:=([.C1613]-[.B1613]) * 100" office:value-type="float" office:value="331.935672922223" calcext:value-type="float">
            <text:p>331,935672922223</text:p>
          </table:table-cell>
          <table:table-cell table:number-columns-repeated="4"/>
        </table:table-row>
        <table:table-row table:style-name="ro1">
          <table:table-cell office:value-type="float" office:value="1612" calcext:value-type="float">
            <text:p>1612</text:p>
          </table:table-cell>
          <table:table-cell table:formula="of:=ATAN2([.$E$2];[.A1614]) / RADIANS([.$F$2])" office:value-type="float" office:value="5.81867118908247" calcext:value-type="float">
            <text:p>5,81867118908247</text:p>
          </table:table-cell>
          <table:table-cell table:formula="of:=[.A1614] * [.$H$2]" office:value-type="float" office:value="9.14210629322375" calcext:value-type="float">
            <text:p>9,14210629322375</text:p>
          </table:table-cell>
          <table:table-cell table:formula="of:=([.C1614]-[.B1614]) * 100" office:value-type="float" office:value="332.343510414128" calcext:value-type="float">
            <text:p>332,343510414128</text:p>
          </table:table-cell>
          <table:table-cell table:number-columns-repeated="4"/>
        </table:table-row>
        <table:table-row table:style-name="ro1">
          <table:table-cell office:value-type="float" office:value="1613" calcext:value-type="float">
            <text:p>1613</text:p>
          </table:table-cell>
          <table:table-cell table:formula="of:=ATAN2([.$E$2];[.A1615]) / RADIANS([.$F$2])" office:value-type="float" office:value="5.82026266950831" calcext:value-type="float">
            <text:p>5,82026266950831</text:p>
          </table:table-cell>
          <table:table-cell table:formula="of:=[.A1615] * [.$H$2]" office:value-type="float" office:value="9.14777757504337" calcext:value-type="float">
            <text:p>9,14777757504337</text:p>
          </table:table-cell>
          <table:table-cell table:formula="of:=([.C1615]-[.B1615]) * 100" office:value-type="float" office:value="332.751490553506" calcext:value-type="float">
            <text:p>332,751490553506</text:p>
          </table:table-cell>
          <table:table-cell table:number-columns-repeated="4"/>
        </table:table-row>
        <table:table-row table:style-name="ro1">
          <table:table-cell office:value-type="float" office:value="1614" calcext:value-type="float">
            <text:p>1614</text:p>
          </table:table-cell>
          <table:table-cell table:formula="of:=ATAN2([.$E$2];[.A1616]) / RADIANS([.$F$2])" office:value-type="float" office:value="5.82185272512945" calcext:value-type="float">
            <text:p>5,82185272512945</text:p>
          </table:table-cell>
          <table:table-cell table:formula="of:=[.A1616] * [.$H$2]" office:value-type="float" office:value="9.15344885686298" calcext:value-type="float">
            <text:p>9,15344885686298</text:p>
          </table:table-cell>
          <table:table-cell table:formula="of:=([.C1616]-[.B1616]) * 100" office:value-type="float" office:value="333.159613173353" calcext:value-type="float">
            <text:p>333,159613173353</text:p>
          </table:table-cell>
          <table:table-cell table:number-columns-repeated="4"/>
        </table:table-row>
        <table:table-row table:style-name="ro1">
          <table:table-cell office:value-type="float" office:value="1615" calcext:value-type="float">
            <text:p>1615</text:p>
          </table:table-cell>
          <table:table-cell table:formula="of:=ATAN2([.$E$2];[.A1617]) / RADIANS([.$F$2])" office:value-type="float" office:value="5.82344135761383" calcext:value-type="float">
            <text:p>5,82344135761383</text:p>
          </table:table-cell>
          <table:table-cell table:formula="of:=[.A1617] * [.$H$2]" office:value-type="float" office:value="9.1591201386826" calcext:value-type="float">
            <text:p>9,1591201386826</text:p>
          </table:table-cell>
          <table:table-cell table:formula="of:=([.C1617]-[.B1617]) * 100" office:value-type="float" office:value="333.567878106877" calcext:value-type="float">
            <text:p>333,567878106877</text:p>
          </table:table-cell>
          <table:table-cell table:number-columns-repeated="4"/>
        </table:table-row>
        <table:table-row table:style-name="ro1">
          <table:table-cell office:value-type="float" office:value="1616" calcext:value-type="float">
            <text:p>1616</text:p>
          </table:table-cell>
          <table:table-cell table:formula="of:=ATAN2([.$E$2];[.A1618]) / RADIANS([.$F$2])" office:value-type="float" office:value="5.82502856862727" calcext:value-type="float">
            <text:p>5,82502856862727</text:p>
          </table:table-cell>
          <table:table-cell table:formula="of:=[.A1618] * [.$H$2]" office:value-type="float" office:value="9.16479142050222" calcext:value-type="float">
            <text:p>9,16479142050222</text:p>
          </table:table-cell>
          <table:table-cell table:formula="of:=([.C1618]-[.B1618]) * 100" office:value-type="float" office:value="333.976285187495" calcext:value-type="float">
            <text:p>333,976285187495</text:p>
          </table:table-cell>
          <table:table-cell table:number-columns-repeated="4"/>
        </table:table-row>
        <table:table-row table:style-name="ro1">
          <table:table-cell office:value-type="float" office:value="1617" calcext:value-type="float">
            <text:p>1617</text:p>
          </table:table-cell>
          <table:table-cell table:formula="of:=ATAN2([.$E$2];[.A1619]) / RADIANS([.$F$2])" office:value-type="float" office:value="5.82661435983348" calcext:value-type="float">
            <text:p>5,82661435983348</text:p>
          </table:table-cell>
          <table:table-cell table:formula="of:=[.A1619] * [.$H$2]" office:value-type="float" office:value="9.17046270232184" calcext:value-type="float">
            <text:p>9,17046270232184</text:p>
          </table:table-cell>
          <table:table-cell table:formula="of:=([.C1619]-[.B1619]) * 100" office:value-type="float" office:value="334.384834248836" calcext:value-type="float">
            <text:p>334,384834248836</text:p>
          </table:table-cell>
          <table:table-cell table:number-columns-repeated="4"/>
        </table:table-row>
        <table:table-row table:style-name="ro1">
          <table:table-cell office:value-type="float" office:value="1618" calcext:value-type="float">
            <text:p>1618</text:p>
          </table:table-cell>
          <table:table-cell table:formula="of:=ATAN2([.$E$2];[.A1620]) / RADIANS([.$F$2])" office:value-type="float" office:value="5.82819873289407" calcext:value-type="float">
            <text:p>5,82819873289407</text:p>
          </table:table-cell>
          <table:table-cell table:formula="of:=[.A1620] * [.$H$2]" office:value-type="float" office:value="9.17613398414145" calcext:value-type="float">
            <text:p>9,17613398414145</text:p>
          </table:table-cell>
          <table:table-cell table:formula="of:=([.C1620]-[.B1620]) * 100" office:value-type="float" office:value="334.793525124738" calcext:value-type="float">
            <text:p>334,793525124738</text:p>
          </table:table-cell>
          <table:table-cell table:number-columns-repeated="4"/>
        </table:table-row>
        <table:table-row table:style-name="ro1">
          <table:table-cell office:value-type="float" office:value="1619" calcext:value-type="float">
            <text:p>1619</text:p>
          </table:table-cell>
          <table:table-cell table:formula="of:=ATAN2([.$E$2];[.A1621]) / RADIANS([.$F$2])" office:value-type="float" office:value="5.82978168946856" calcext:value-type="float">
            <text:p>5,82978168946856</text:p>
          </table:table-cell>
          <table:table-cell table:formula="of:=[.A1621] * [.$H$2]" office:value-type="float" office:value="9.18180526596107" calcext:value-type="float">
            <text:p>9,18180526596107</text:p>
          </table:table-cell>
          <table:table-cell table:formula="of:=([.C1621]-[.B1621]) * 100" office:value-type="float" office:value="335.202357649251" calcext:value-type="float">
            <text:p>335,202357649251</text:p>
          </table:table-cell>
          <table:table-cell table:number-columns-repeated="4"/>
        </table:table-row>
        <table:table-row table:style-name="ro1">
          <table:table-cell office:value-type="float" office:value="1620" calcext:value-type="float">
            <text:p>1620</text:p>
          </table:table-cell>
          <table:table-cell table:formula="of:=ATAN2([.$E$2];[.A1622]) / RADIANS([.$F$2])" office:value-type="float" office:value="5.83136323121434" calcext:value-type="float">
            <text:p>5,83136323121434</text:p>
          </table:table-cell>
          <table:table-cell table:formula="of:=[.A1622] * [.$H$2]" office:value-type="float" office:value="9.18747654778069" calcext:value-type="float">
            <text:p>9,18747654778069</text:p>
          </table:table-cell>
          <table:table-cell table:formula="of:=([.C1622]-[.B1622]) * 100" office:value-type="float" office:value="335.611331656635" calcext:value-type="float">
            <text:p>335,611331656635</text:p>
          </table:table-cell>
          <table:table-cell table:number-columns-repeated="4"/>
        </table:table-row>
        <table:table-row table:style-name="ro1">
          <table:table-cell office:value-type="float" office:value="1621" calcext:value-type="float">
            <text:p>1621</text:p>
          </table:table-cell>
          <table:table-cell table:formula="of:=ATAN2([.$E$2];[.A1623]) / RADIANS([.$F$2])" office:value-type="float" office:value="5.83294335978673" calcext:value-type="float">
            <text:p>5,83294335978673</text:p>
          </table:table-cell>
          <table:table-cell table:formula="of:=[.A1623] * [.$H$2]" office:value-type="float" office:value="9.19314782960031" calcext:value-type="float">
            <text:p>9,19314782960031</text:p>
          </table:table-cell>
          <table:table-cell table:formula="of:=([.C1623]-[.B1623]) * 100" office:value-type="float" office:value="336.020446981358" calcext:value-type="float">
            <text:p>336,020446981358</text:p>
          </table:table-cell>
          <table:table-cell table:number-columns-repeated="4"/>
        </table:table-row>
        <table:table-row table:style-name="ro1">
          <table:table-cell office:value-type="float" office:value="1622" calcext:value-type="float">
            <text:p>1622</text:p>
          </table:table-cell>
          <table:table-cell table:formula="of:=ATAN2([.$E$2];[.A1624]) / RADIANS([.$F$2])" office:value-type="float" office:value="5.83452207683893" calcext:value-type="float">
            <text:p>5,83452207683893</text:p>
          </table:table-cell>
          <table:table-cell table:formula="of:=[.A1624] * [.$H$2]" office:value-type="float" office:value="9.19881911141992" calcext:value-type="float">
            <text:p>9,19881911141992</text:p>
          </table:table-cell>
          <table:table-cell table:formula="of:=([.C1624]-[.B1624]) * 100" office:value-type="float" office:value="336.429703458099" calcext:value-type="float">
            <text:p>336,429703458099</text:p>
          </table:table-cell>
          <table:table-cell table:number-columns-repeated="4"/>
        </table:table-row>
        <table:table-row table:style-name="ro1">
          <table:table-cell office:value-type="float" office:value="1623" calcext:value-type="float">
            <text:p>1623</text:p>
          </table:table-cell>
          <table:table-cell table:formula="of:=ATAN2([.$E$2];[.A1625]) / RADIANS([.$F$2])" office:value-type="float" office:value="5.83609938402206" calcext:value-type="float">
            <text:p>5,83609938402206</text:p>
          </table:table-cell>
          <table:table-cell table:formula="of:=[.A1625] * [.$H$2]" office:value-type="float" office:value="9.20449039323954" calcext:value-type="float">
            <text:p>9,20449039323954</text:p>
          </table:table-cell>
          <table:table-cell table:formula="of:=([.C1625]-[.B1625]) * 100" office:value-type="float" office:value="336.839100921748" calcext:value-type="float">
            <text:p>336,839100921748</text:p>
          </table:table-cell>
          <table:table-cell table:number-columns-repeated="4"/>
        </table:table-row>
        <table:table-row table:style-name="ro1">
          <table:table-cell office:value-type="float" office:value="1624" calcext:value-type="float">
            <text:p>1624</text:p>
          </table:table-cell>
          <table:table-cell table:formula="of:=ATAN2([.$E$2];[.A1626]) / RADIANS([.$F$2])" office:value-type="float" office:value="5.83767528298514" calcext:value-type="float">
            <text:p>5,83767528298514</text:p>
          </table:table-cell>
          <table:table-cell table:formula="of:=[.A1626] * [.$H$2]" office:value-type="float" office:value="9.21016167505916" calcext:value-type="float">
            <text:p>9,21016167505916</text:p>
          </table:table-cell>
          <table:table-cell table:formula="of:=([.C1626]-[.B1626]) * 100" office:value-type="float" office:value="337.248639207402" calcext:value-type="float">
            <text:p>337,248639207402</text:p>
          </table:table-cell>
          <table:table-cell table:number-columns-repeated="4"/>
        </table:table-row>
        <table:table-row table:style-name="ro1">
          <table:table-cell office:value-type="float" office:value="1625" calcext:value-type="float">
            <text:p>1625</text:p>
          </table:table-cell>
          <table:table-cell table:formula="of:=ATAN2([.$E$2];[.A1627]) / RADIANS([.$F$2])" office:value-type="float" office:value="5.83924977537511" calcext:value-type="float">
            <text:p>5,83924977537511</text:p>
          </table:table-cell>
          <table:table-cell table:formula="of:=[.A1627] * [.$H$2]" office:value-type="float" office:value="9.21583295687878" calcext:value-type="float">
            <text:p>9,21583295687878</text:p>
          </table:table-cell>
          <table:table-cell table:formula="of:=([.C1627]-[.B1627]) * 100" office:value-type="float" office:value="337.658318150367" calcext:value-type="float">
            <text:p>337,658318150367</text:p>
          </table:table-cell>
          <table:table-cell table:number-columns-repeated="4"/>
        </table:table-row>
        <table:table-row table:style-name="ro1">
          <table:table-cell office:value-type="float" office:value="1626" calcext:value-type="float">
            <text:p>1626</text:p>
          </table:table-cell>
          <table:table-cell table:formula="of:=ATAN2([.$E$2];[.A1628]) / RADIANS([.$F$2])" office:value-type="float" office:value="5.8408228628368" calcext:value-type="float">
            <text:p>5,8408228628368</text:p>
          </table:table-cell>
          <table:table-cell table:formula="of:=[.A1628] * [.$H$2]" office:value-type="float" office:value="9.2215042386984" calcext:value-type="float">
            <text:p>9,2215042386984</text:p>
          </table:table-cell>
          <table:table-cell table:formula="of:=([.C1628]-[.B1628]) * 100" office:value-type="float" office:value="338.06813758616" calcext:value-type="float">
            <text:p>338,06813758616</text:p>
          </table:table-cell>
          <table:table-cell table:number-columns-repeated="4"/>
        </table:table-row>
        <table:table-row table:style-name="ro1">
          <table:table-cell office:value-type="float" office:value="1627" calcext:value-type="float">
            <text:p>1627</text:p>
          </table:table-cell>
          <table:table-cell table:formula="of:=ATAN2([.$E$2];[.A1629]) / RADIANS([.$F$2])" office:value-type="float" office:value="5.84239454701297" calcext:value-type="float">
            <text:p>5,84239454701297</text:p>
          </table:table-cell>
          <table:table-cell table:formula="of:=[.A1629] * [.$H$2]" office:value-type="float" office:value="9.22717552051801" calcext:value-type="float">
            <text:p>9,22717552051801</text:p>
          </table:table-cell>
          <table:table-cell table:formula="of:=([.C1629]-[.B1629]) * 100" office:value-type="float" office:value="338.478097350504" calcext:value-type="float">
            <text:p>338,478097350504</text:p>
          </table:table-cell>
          <table:table-cell table:number-columns-repeated="4"/>
        </table:table-row>
        <table:table-row table:style-name="ro1">
          <table:table-cell office:value-type="float" office:value="1628" calcext:value-type="float">
            <text:p>1628</text:p>
          </table:table-cell>
          <table:table-cell table:formula="of:=ATAN2([.$E$2];[.A1630]) / RADIANS([.$F$2])" office:value-type="float" office:value="5.84396482954429" calcext:value-type="float">
            <text:p>5,84396482954429</text:p>
          </table:table-cell>
          <table:table-cell table:formula="of:=[.A1630] * [.$H$2]" office:value-type="float" office:value="9.23284680233763" calcext:value-type="float">
            <text:p>9,23284680233763</text:p>
          </table:table-cell>
          <table:table-cell table:formula="of:=([.C1630]-[.B1630]) * 100" office:value-type="float" office:value="338.888197279334" calcext:value-type="float">
            <text:p>338,888197279334</text:p>
          </table:table-cell>
          <table:table-cell table:number-columns-repeated="4"/>
        </table:table-row>
        <table:table-row table:style-name="ro1">
          <table:table-cell office:value-type="float" office:value="1629" calcext:value-type="float">
            <text:p>1629</text:p>
          </table:table-cell>
          <table:table-cell table:formula="of:=ATAN2([.$E$2];[.A1631]) / RADIANS([.$F$2])" office:value-type="float" office:value="5.84553371206935" calcext:value-type="float">
            <text:p>5,84553371206935</text:p>
          </table:table-cell>
          <table:table-cell table:formula="of:=[.A1631] * [.$H$2]" office:value-type="float" office:value="9.23851808415725" calcext:value-type="float">
            <text:p>9,23851808415725</text:p>
          </table:table-cell>
          <table:table-cell table:formula="of:=([.C1631]-[.B1631]) * 100" office:value-type="float" office:value="339.298437208789" calcext:value-type="float">
            <text:p>339,298437208789</text:p>
          </table:table-cell>
          <table:table-cell table:number-columns-repeated="4"/>
        </table:table-row>
        <table:table-row table:style-name="ro1">
          <table:table-cell office:value-type="float" office:value="1630" calcext:value-type="float">
            <text:p>1630</text:p>
          </table:table-cell>
          <table:table-cell table:formula="of:=ATAN2([.$E$2];[.A1632]) / RADIANS([.$F$2])" office:value-type="float" office:value="5.84710119622466" calcext:value-type="float">
            <text:p>5,84710119622466</text:p>
          </table:table-cell>
          <table:table-cell table:formula="of:=[.A1632] * [.$H$2]" office:value-type="float" office:value="9.24418936597687" calcext:value-type="float">
            <text:p>9,24418936597687</text:p>
          </table:table-cell>
          <table:table-cell table:formula="of:=([.C1632]-[.B1632]) * 100" office:value-type="float" office:value="339.708816975221" calcext:value-type="float">
            <text:p>339,708816975221</text:p>
          </table:table-cell>
          <table:table-cell table:number-columns-repeated="4"/>
        </table:table-row>
        <table:table-row table:style-name="ro1">
          <table:table-cell office:value-type="float" office:value="1631" calcext:value-type="float">
            <text:p>1631</text:p>
          </table:table-cell>
          <table:table-cell table:formula="of:=ATAN2([.$E$2];[.A1633]) / RADIANS([.$F$2])" office:value-type="float" office:value="5.84866728364464" calcext:value-type="float">
            <text:p>5,84866728364464</text:p>
          </table:table-cell>
          <table:table-cell table:formula="of:=[.A1633] * [.$H$2]" office:value-type="float" office:value="9.24986064779648" calcext:value-type="float">
            <text:p>9,24986064779648</text:p>
          </table:table-cell>
          <table:table-cell table:formula="of:=([.C1633]-[.B1633]) * 100" office:value-type="float" office:value="340.119336415184" calcext:value-type="float">
            <text:p>340,119336415184</text:p>
          </table:table-cell>
          <table:table-cell table:number-columns-repeated="4"/>
        </table:table-row>
        <table:table-row table:style-name="ro1">
          <table:table-cell office:value-type="float" office:value="1632" calcext:value-type="float">
            <text:p>1632</text:p>
          </table:table-cell>
          <table:table-cell table:formula="of:=ATAN2([.$E$2];[.A1634]) / RADIANS([.$F$2])" office:value-type="float" office:value="5.85023197596165" calcext:value-type="float">
            <text:p>5,85023197596165</text:p>
          </table:table-cell>
          <table:table-cell table:formula="of:=[.A1634] * [.$H$2]" office:value-type="float" office:value="9.2555319296161" calcext:value-type="float">
            <text:p>9,2555319296161</text:p>
          </table:table-cell>
          <table:table-cell table:formula="of:=([.C1634]-[.B1634]) * 100" office:value-type="float" office:value="340.529995365446" calcext:value-type="float">
            <text:p>340,529995365446</text:p>
          </table:table-cell>
          <table:table-cell table:number-columns-repeated="4"/>
        </table:table-row>
        <table:table-row table:style-name="ro1">
          <table:table-cell office:value-type="float" office:value="1633" calcext:value-type="float">
            <text:p>1633</text:p>
          </table:table-cell>
          <table:table-cell table:formula="of:=ATAN2([.$E$2];[.A1635]) / RADIANS([.$F$2])" office:value-type="float" office:value="5.85179527480595" calcext:value-type="float">
            <text:p>5,85179527480595</text:p>
          </table:table-cell>
          <table:table-cell table:formula="of:=[.A1635] * [.$H$2]" office:value-type="float" office:value="9.26120321143572" calcext:value-type="float">
            <text:p>9,26120321143572</text:p>
          </table:table-cell>
          <table:table-cell table:formula="of:=([.C1635]-[.B1635]) * 100" office:value-type="float" office:value="340.940793662977" calcext:value-type="float">
            <text:p>340,940793662977</text:p>
          </table:table-cell>
          <table:table-cell table:number-columns-repeated="4"/>
        </table:table-row>
        <table:table-row table:style-name="ro1">
          <table:table-cell office:value-type="float" office:value="1634" calcext:value-type="float">
            <text:p>1634</text:p>
          </table:table-cell>
          <table:table-cell table:formula="of:=ATAN2([.$E$2];[.A1636]) / RADIANS([.$F$2])" office:value-type="float" office:value="5.85335718180577" calcext:value-type="float">
            <text:p>5,85335718180577</text:p>
          </table:table-cell>
          <table:table-cell table:formula="of:=[.A1636] * [.$H$2]" office:value-type="float" office:value="9.26687449325534" calcext:value-type="float">
            <text:p>9,26687449325534</text:p>
          </table:table-cell>
          <table:table-cell table:formula="of:=([.C1636]-[.B1636]) * 100" office:value-type="float" office:value="341.351731144957" calcext:value-type="float">
            <text:p>341,351731144957</text:p>
          </table:table-cell>
          <table:table-cell table:number-columns-repeated="4"/>
        </table:table-row>
        <table:table-row table:style-name="ro1">
          <table:table-cell office:value-type="float" office:value="1635" calcext:value-type="float">
            <text:p>1635</text:p>
          </table:table-cell>
          <table:table-cell table:formula="of:=ATAN2([.$E$2];[.A1637]) / RADIANS([.$F$2])" office:value-type="float" office:value="5.85491769858723" calcext:value-type="float">
            <text:p>5,85491769858723</text:p>
          </table:table-cell>
          <table:table-cell table:formula="of:=[.A1637] * [.$H$2]" office:value-type="float" office:value="9.27254577507495" calcext:value-type="float">
            <text:p>9,27254577507495</text:p>
          </table:table-cell>
          <table:table-cell table:formula="of:=([.C1637]-[.B1637]) * 100" office:value-type="float" office:value="341.762807648773" calcext:value-type="float">
            <text:p>341,762807648773</text:p>
          </table:table-cell>
          <table:table-cell table:number-columns-repeated="4"/>
        </table:table-row>
        <table:table-row table:style-name="ro1">
          <table:table-cell office:value-type="float" office:value="1636" calcext:value-type="float">
            <text:p>1636</text:p>
          </table:table-cell>
          <table:table-cell table:formula="of:=ATAN2([.$E$2];[.A1638]) / RADIANS([.$F$2])" office:value-type="float" office:value="5.85647682677439" calcext:value-type="float">
            <text:p>5,85647682677439</text:p>
          </table:table-cell>
          <table:table-cell table:formula="of:=[.A1638] * [.$H$2]" office:value-type="float" office:value="9.27821705689457" calcext:value-type="float">
            <text:p>9,27821705689457</text:p>
          </table:table-cell>
          <table:table-cell table:formula="of:=([.C1638]-[.B1638]) * 100" office:value-type="float" office:value="342.174023012018" calcext:value-type="float">
            <text:p>342,174023012018</text:p>
          </table:table-cell>
          <table:table-cell table:number-columns-repeated="4"/>
        </table:table-row>
        <table:table-row table:style-name="ro1">
          <table:table-cell office:value-type="float" office:value="1637" calcext:value-type="float">
            <text:p>1637</text:p>
          </table:table-cell>
          <table:table-cell table:formula="of:=ATAN2([.$E$2];[.A1639]) / RADIANS([.$F$2])" office:value-type="float" office:value="5.85803456798926" calcext:value-type="float">
            <text:p>5,85803456798926</text:p>
          </table:table-cell>
          <table:table-cell table:formula="of:=[.A1639] * [.$H$2]" office:value-type="float" office:value="9.28388833871419" calcext:value-type="float">
            <text:p>9,28388833871419</text:p>
          </table:table-cell>
          <table:table-cell table:formula="of:=([.C1639]-[.B1639]) * 100" office:value-type="float" office:value="342.585377072493" calcext:value-type="float">
            <text:p>342,585377072493</text:p>
          </table:table-cell>
          <table:table-cell table:number-columns-repeated="4"/>
        </table:table-row>
        <table:table-row table:style-name="ro1">
          <table:table-cell office:value-type="float" office:value="1638" calcext:value-type="float">
            <text:p>1638</text:p>
          </table:table-cell>
          <table:table-cell table:formula="of:=ATAN2([.$E$2];[.A1640]) / RADIANS([.$F$2])" office:value-type="float" office:value="5.85959092385178" calcext:value-type="float">
            <text:p>5,85959092385178</text:p>
          </table:table-cell>
          <table:table-cell table:formula="of:=[.A1640] * [.$H$2]" office:value-type="float" office:value="9.28955962053381" calcext:value-type="float">
            <text:p>9,28955962053381</text:p>
          </table:table-cell>
          <table:table-cell table:formula="of:=([.C1640]-[.B1640]) * 100" office:value-type="float" office:value="342.996869668203" calcext:value-type="float">
            <text:p>342,996869668203</text:p>
          </table:table-cell>
          <table:table-cell table:number-columns-repeated="4"/>
        </table:table-row>
        <table:table-row table:style-name="ro1">
          <table:table-cell office:value-type="float" office:value="1639" calcext:value-type="float">
            <text:p>1639</text:p>
          </table:table-cell>
          <table:table-cell table:formula="of:=ATAN2([.$E$2];[.A1641]) / RADIANS([.$F$2])" office:value-type="float" office:value="5.8611458959798" calcext:value-type="float">
            <text:p>5,8611458959798</text:p>
          </table:table-cell>
          <table:table-cell table:formula="of:=[.A1641] * [.$H$2]" office:value-type="float" office:value="9.29523090235343" calcext:value-type="float">
            <text:p>9,29523090235343</text:p>
          </table:table-cell>
          <table:table-cell table:formula="of:=([.C1641]-[.B1641]) * 100" office:value-type="float" office:value="343.408500637362" calcext:value-type="float">
            <text:p>343,408500637362</text:p>
          </table:table-cell>
          <table:table-cell table:number-columns-repeated="4"/>
        </table:table-row>
        <table:table-row table:style-name="ro1">
          <table:table-cell office:value-type="float" office:value="1640" calcext:value-type="float">
            <text:p>1640</text:p>
          </table:table-cell>
          <table:table-cell table:formula="of:=ATAN2([.$E$2];[.A1642]) / RADIANS([.$F$2])" office:value-type="float" office:value="5.86269948598916" calcext:value-type="float">
            <text:p>5,86269948598916</text:p>
          </table:table-cell>
          <table:table-cell table:formula="of:=[.A1642] * [.$H$2]" office:value-type="float" office:value="9.30090218417304" calcext:value-type="float">
            <text:p>9,30090218417304</text:p>
          </table:table-cell>
          <table:table-cell table:formula="of:=([.C1642]-[.B1642]) * 100" office:value-type="float" office:value="343.820269818389" calcext:value-type="float">
            <text:p>343,820269818389</text:p>
          </table:table-cell>
          <table:table-cell table:number-columns-repeated="4"/>
        </table:table-row>
        <table:table-row table:style-name="ro1">
          <table:table-cell office:value-type="float" office:value="1641" calcext:value-type="float">
            <text:p>1641</text:p>
          </table:table-cell>
          <table:table-cell table:formula="of:=ATAN2([.$E$2];[.A1643]) / RADIANS([.$F$2])" office:value-type="float" office:value="5.86425169549359" calcext:value-type="float">
            <text:p>5,86425169549359</text:p>
          </table:table-cell>
          <table:table-cell table:formula="of:=[.A1643] * [.$H$2]" office:value-type="float" office:value="9.30657346599266" calcext:value-type="float">
            <text:p>9,30657346599266</text:p>
          </table:table-cell>
          <table:table-cell table:formula="of:=([.C1643]-[.B1643]) * 100" office:value-type="float" office:value="344.232177049907" calcext:value-type="float">
            <text:p>344,232177049907</text:p>
          </table:table-cell>
          <table:table-cell table:number-columns-repeated="4"/>
        </table:table-row>
        <table:table-row table:style-name="ro1">
          <table:table-cell office:value-type="float" office:value="1642" calcext:value-type="float">
            <text:p>1642</text:p>
          </table:table-cell>
          <table:table-cell table:formula="of:=ATAN2([.$E$2];[.A1644]) / RADIANS([.$F$2])" office:value-type="float" office:value="5.8658025261048" calcext:value-type="float">
            <text:p>5,8658025261048</text:p>
          </table:table-cell>
          <table:table-cell table:formula="of:=[.A1644] * [.$H$2]" office:value-type="float" office:value="9.31224474781228" calcext:value-type="float">
            <text:p>9,31224474781228</text:p>
          </table:table-cell>
          <table:table-cell table:formula="of:=([.C1644]-[.B1644]) * 100" office:value-type="float" office:value="344.644222170748" calcext:value-type="float">
            <text:p>344,644222170748</text:p>
          </table:table-cell>
          <table:table-cell table:number-columns-repeated="4"/>
        </table:table-row>
        <table:table-row table:style-name="ro1">
          <table:table-cell office:value-type="float" office:value="1643" calcext:value-type="float">
            <text:p>1643</text:p>
          </table:table-cell>
          <table:table-cell table:formula="of:=ATAN2([.$E$2];[.A1645]) / RADIANS([.$F$2])" office:value-type="float" office:value="5.86735197943243" calcext:value-type="float">
            <text:p>5,86735197943243</text:p>
          </table:table-cell>
          <table:table-cell table:formula="of:=[.A1645] * [.$H$2]" office:value-type="float" office:value="9.3179160296319" calcext:value-type="float">
            <text:p>9,3179160296319</text:p>
          </table:table-cell>
          <table:table-cell table:formula="of:=([.C1645]-[.B1645]) * 100" office:value-type="float" office:value="345.056405019947" calcext:value-type="float">
            <text:p>345,056405019947</text:p>
          </table:table-cell>
          <table:table-cell table:number-columns-repeated="4"/>
        </table:table-row>
        <table:table-row table:style-name="ro1">
          <table:table-cell office:value-type="float" office:value="1644" calcext:value-type="float">
            <text:p>1644</text:p>
          </table:table-cell>
          <table:table-cell table:formula="of:=ATAN2([.$E$2];[.A1646]) / RADIANS([.$F$2])" office:value-type="float" office:value="5.86890005708407" calcext:value-type="float">
            <text:p>5,86890005708407</text:p>
          </table:table-cell>
          <table:table-cell table:formula="of:=[.A1646] * [.$H$2]" office:value-type="float" office:value="9.32358731145151" calcext:value-type="float">
            <text:p>9,32358731145151</text:p>
          </table:table-cell>
          <table:table-cell table:formula="of:=([.C1646]-[.B1646]) * 100" office:value-type="float" office:value="345.468725436744" calcext:value-type="float">
            <text:p>345,468725436744</text:p>
          </table:table-cell>
          <table:table-cell table:number-columns-repeated="4"/>
        </table:table-row>
        <table:table-row table:style-name="ro1">
          <table:table-cell office:value-type="float" office:value="1645" calcext:value-type="float">
            <text:p>1645</text:p>
          </table:table-cell>
          <table:table-cell table:formula="of:=ATAN2([.$E$2];[.A1647]) / RADIANS([.$F$2])" office:value-type="float" office:value="5.87044676066527" calcext:value-type="float">
            <text:p>5,87044676066527</text:p>
          </table:table-cell>
          <table:table-cell table:formula="of:=[.A1647] * [.$H$2]" office:value-type="float" office:value="9.32925859327113" calcext:value-type="float">
            <text:p>9,32925859327113</text:p>
          </table:table-cell>
          <table:table-cell table:formula="of:=([.C1647]-[.B1647]) * 100" office:value-type="float" office:value="345.881183260586" calcext:value-type="float">
            <text:p>345,881183260586</text:p>
          </table:table-cell>
          <table:table-cell table:number-columns-repeated="4"/>
        </table:table-row>
        <table:table-row table:style-name="ro1">
          <table:table-cell office:value-type="float" office:value="1646" calcext:value-type="float">
            <text:p>1646</text:p>
          </table:table-cell>
          <table:table-cell table:formula="of:=ATAN2([.$E$2];[.A1648]) / RADIANS([.$F$2])" office:value-type="float" office:value="5.87199209177953" calcext:value-type="float">
            <text:p>5,87199209177953</text:p>
          </table:table-cell>
          <table:table-cell table:formula="of:=[.A1648] * [.$H$2]" office:value-type="float" office:value="9.33492987509075" calcext:value-type="float">
            <text:p>9,33492987509075</text:p>
          </table:table-cell>
          <table:table-cell table:formula="of:=([.C1648]-[.B1648]) * 100" office:value-type="float" office:value="346.293778331122" calcext:value-type="float">
            <text:p>346,293778331122</text:p>
          </table:table-cell>
          <table:table-cell table:number-columns-repeated="4"/>
        </table:table-row>
        <table:table-row table:style-name="ro1">
          <table:table-cell office:value-type="float" office:value="1647" calcext:value-type="float">
            <text:p>1647</text:p>
          </table:table-cell>
          <table:table-cell table:formula="of:=ATAN2([.$E$2];[.A1649]) / RADIANS([.$F$2])" office:value-type="float" office:value="5.87353605202828" calcext:value-type="float">
            <text:p>5,87353605202828</text:p>
          </table:table-cell>
          <table:table-cell table:formula="of:=[.A1649] * [.$H$2]" office:value-type="float" office:value="9.34060115691037" calcext:value-type="float">
            <text:p>9,34060115691037</text:p>
          </table:table-cell>
          <table:table-cell table:formula="of:=([.C1649]-[.B1649]) * 100" office:value-type="float" office:value="346.706510488209" calcext:value-type="float">
            <text:p>346,706510488209</text:p>
          </table:table-cell>
          <table:table-cell table:number-columns-repeated="4"/>
        </table:table-row>
        <table:table-row table:style-name="ro1">
          <table:table-cell office:value-type="float" office:value="1648" calcext:value-type="float">
            <text:p>1648</text:p>
          </table:table-cell>
          <table:table-cell table:formula="of:=ATAN2([.$E$2];[.A1650]) / RADIANS([.$F$2])" office:value-type="float" office:value="5.87507864301093" calcext:value-type="float">
            <text:p>5,87507864301093</text:p>
          </table:table-cell>
          <table:table-cell table:formula="of:=[.A1650] * [.$H$2]" office:value-type="float" office:value="9.34627243872999" calcext:value-type="float">
            <text:p>9,34627243872999</text:p>
          </table:table-cell>
          <table:table-cell table:formula="of:=([.C1650]-[.B1650]) * 100" office:value-type="float" office:value="347.119379571905" calcext:value-type="float">
            <text:p>347,119379571905</text:p>
          </table:table-cell>
          <table:table-cell table:number-columns-repeated="4"/>
        </table:table-row>
        <table:table-row table:style-name="ro1">
          <table:table-cell office:value-type="float" office:value="1649" calcext:value-type="float">
            <text:p>1649</text:p>
          </table:table-cell>
          <table:table-cell table:formula="of:=ATAN2([.$E$2];[.A1651]) / RADIANS([.$F$2])" office:value-type="float" office:value="5.87661986632485" calcext:value-type="float">
            <text:p>5,87661986632485</text:p>
          </table:table-cell>
          <table:table-cell table:formula="of:=[.A1651] * [.$H$2]" office:value-type="float" office:value="9.3519437205496" calcext:value-type="float">
            <text:p>9,3519437205496</text:p>
          </table:table-cell>
          <table:table-cell table:formula="of:=([.C1651]-[.B1651]) * 100" office:value-type="float" office:value="347.532385422475" calcext:value-type="float">
            <text:p>347,532385422475</text:p>
          </table:table-cell>
          <table:table-cell table:number-columns-repeated="4"/>
        </table:table-row>
        <table:table-row table:style-name="ro1">
          <table:table-cell office:value-type="float" office:value="1650" calcext:value-type="float">
            <text:p>1650</text:p>
          </table:table-cell>
          <table:table-cell table:formula="of:=ATAN2([.$E$2];[.A1652]) / RADIANS([.$F$2])" office:value-type="float" office:value="5.87815972356536" calcext:value-type="float">
            <text:p>5,87815972356536</text:p>
          </table:table-cell>
          <table:table-cell table:formula="of:=[.A1652] * [.$H$2]" office:value-type="float" office:value="9.35761500236922" calcext:value-type="float">
            <text:p>9,35761500236922</text:p>
          </table:table-cell>
          <table:table-cell table:formula="of:=([.C1652]-[.B1652]) * 100" office:value-type="float" office:value="347.945527880386" calcext:value-type="float">
            <text:p>347,945527880386</text:p>
          </table:table-cell>
          <table:table-cell table:number-columns-repeated="4"/>
        </table:table-row>
        <table:table-row table:style-name="ro1">
          <table:table-cell office:value-type="float" office:value="1651" calcext:value-type="float">
            <text:p>1651</text:p>
          </table:table-cell>
          <table:table-cell table:formula="of:=ATAN2([.$E$2];[.A1653]) / RADIANS([.$F$2])" office:value-type="float" office:value="5.87969821632575" calcext:value-type="float">
            <text:p>5,87969821632575</text:p>
          </table:table-cell>
          <table:table-cell table:formula="of:=[.A1653] * [.$H$2]" office:value-type="float" office:value="9.36328628418884" calcext:value-type="float">
            <text:p>9,36328628418884</text:p>
          </table:table-cell>
          <table:table-cell table:formula="of:=([.C1653]-[.B1653]) * 100" office:value-type="float" office:value="348.358806786309" calcext:value-type="float">
            <text:p>348,358806786309</text:p>
          </table:table-cell>
          <table:table-cell table:number-columns-repeated="4"/>
        </table:table-row>
        <table:table-row table:style-name="ro1">
          <table:table-cell office:value-type="float" office:value="1652" calcext:value-type="float">
            <text:p>1652</text:p>
          </table:table-cell>
          <table:table-cell table:formula="of:=ATAN2([.$E$2];[.A1654]) / RADIANS([.$F$2])" office:value-type="float" office:value="5.88123534619727" calcext:value-type="float">
            <text:p>5,88123534619727</text:p>
          </table:table-cell>
          <table:table-cell table:formula="of:=[.A1654] * [.$H$2]" office:value-type="float" office:value="9.36895756600846" calcext:value-type="float">
            <text:p>9,36895756600846</text:p>
          </table:table-cell>
          <table:table-cell table:formula="of:=([.C1654]-[.B1654]) * 100" office:value-type="float" office:value="348.772221981119" calcext:value-type="float">
            <text:p>348,772221981119</text:p>
          </table:table-cell>
          <table:table-cell table:number-columns-repeated="4"/>
        </table:table-row>
        <table:table-row table:style-name="ro1">
          <table:table-cell office:value-type="float" office:value="1653" calcext:value-type="float">
            <text:p>1653</text:p>
          </table:table-cell>
          <table:table-cell table:formula="of:=ATAN2([.$E$2];[.A1655]) / RADIANS([.$F$2])" office:value-type="float" office:value="5.88277111476913" calcext:value-type="float">
            <text:p>5,88277111476913</text:p>
          </table:table-cell>
          <table:table-cell table:formula="of:=[.A1655] * [.$H$2]" office:value-type="float" office:value="9.37462884782807" calcext:value-type="float">
            <text:p>9,37462884782807</text:p>
          </table:table-cell>
          <table:table-cell table:formula="of:=([.C1655]-[.B1655]) * 100" office:value-type="float" office:value="349.185773305894" calcext:value-type="float">
            <text:p>349,185773305894</text:p>
          </table:table-cell>
          <table:table-cell table:number-columns-repeated="4"/>
        </table:table-row>
        <table:table-row table:style-name="ro1">
          <table:table-cell office:value-type="float" office:value="1654" calcext:value-type="float">
            <text:p>1654</text:p>
          </table:table-cell>
          <table:table-cell table:formula="of:=ATAN2([.$E$2];[.A1656]) / RADIANS([.$F$2])" office:value-type="float" office:value="5.88430552362853" calcext:value-type="float">
            <text:p>5,88430552362853</text:p>
          </table:table-cell>
          <table:table-cell table:formula="of:=[.A1656] * [.$H$2]" office:value-type="float" office:value="9.38030012964769" calcext:value-type="float">
            <text:p>9,38030012964769</text:p>
          </table:table-cell>
          <table:table-cell table:formula="of:=([.C1656]-[.B1656]) * 100" office:value-type="float" office:value="349.599460601916" calcext:value-type="float">
            <text:p>349,599460601916</text:p>
          </table:table-cell>
          <table:table-cell table:number-columns-repeated="4"/>
        </table:table-row>
        <table:table-row table:style-name="ro1">
          <table:table-cell office:value-type="float" office:value="1655" calcext:value-type="float">
            <text:p>1655</text:p>
          </table:table-cell>
          <table:table-cell table:formula="of:=ATAN2([.$E$2];[.A1657]) / RADIANS([.$F$2])" office:value-type="float" office:value="5.88583857436062" calcext:value-type="float">
            <text:p>5,88583857436062</text:p>
          </table:table-cell>
          <table:table-cell table:formula="of:=[.A1657] * [.$H$2]" office:value-type="float" office:value="9.38597141146731" calcext:value-type="float">
            <text:p>9,38597141146731</text:p>
          </table:table-cell>
          <table:table-cell table:formula="of:=([.C1657]-[.B1657]) * 100" office:value-type="float" office:value="350.013283710669" calcext:value-type="float">
            <text:p>350,013283710669</text:p>
          </table:table-cell>
          <table:table-cell table:number-columns-repeated="4"/>
        </table:table-row>
        <table:table-row table:style-name="ro1">
          <table:table-cell office:value-type="float" office:value="1656" calcext:value-type="float">
            <text:p>1656</text:p>
          </table:table-cell>
          <table:table-cell table:formula="of:=ATAN2([.$E$2];[.A1658]) / RADIANS([.$F$2])" office:value-type="float" office:value="5.88737026854852" calcext:value-type="float">
            <text:p>5,88737026854852</text:p>
          </table:table-cell>
          <table:table-cell table:formula="of:=[.A1658] * [.$H$2]" office:value-type="float" office:value="9.39164269328693" calcext:value-type="float">
            <text:p>9,39164269328693</text:p>
          </table:table-cell>
          <table:table-cell table:formula="of:=([.C1658]-[.B1658]) * 100" office:value-type="float" office:value="350.42724247384" calcext:value-type="float">
            <text:p>350,42724247384</text:p>
          </table:table-cell>
          <table:table-cell table:number-columns-repeated="4"/>
        </table:table-row>
        <table:table-row table:style-name="ro1">
          <table:table-cell office:value-type="float" office:value="1657" calcext:value-type="float">
            <text:p>1657</text:p>
          </table:table-cell>
          <table:table-cell table:formula="of:=ATAN2([.$E$2];[.A1659]) / RADIANS([.$F$2])" office:value-type="float" office:value="5.88890060777336" calcext:value-type="float">
            <text:p>5,88890060777336</text:p>
          </table:table-cell>
          <table:table-cell table:formula="of:=[.A1659] * [.$H$2]" office:value-type="float" office:value="9.39731397510654" calcext:value-type="float">
            <text:p>9,39731397510654</text:p>
          </table:table-cell>
          <table:table-cell table:formula="of:=([.C1659]-[.B1659]) * 100" office:value-type="float" office:value="350.841336733319" calcext:value-type="float">
            <text:p>350,841336733319</text:p>
          </table:table-cell>
          <table:table-cell table:number-columns-repeated="4"/>
        </table:table-row>
        <table:table-row table:style-name="ro1">
          <table:table-cell office:value-type="float" office:value="1658" calcext:value-type="float">
            <text:p>1658</text:p>
          </table:table-cell>
          <table:table-cell table:formula="of:=ATAN2([.$E$2];[.A1660]) / RADIANS([.$F$2])" office:value-type="float" office:value="5.8904295936142" calcext:value-type="float">
            <text:p>5,8904295936142</text:p>
          </table:table-cell>
          <table:table-cell table:formula="of:=[.A1660] * [.$H$2]" office:value-type="float" office:value="9.40298525692616" calcext:value-type="float">
            <text:p>9,40298525692616</text:p>
          </table:table-cell>
          <table:table-cell table:formula="of:=([.C1660]-[.B1660]) * 100" office:value-type="float" office:value="351.255566331197" calcext:value-type="float">
            <text:p>351,255566331197</text:p>
          </table:table-cell>
          <table:table-cell table:number-columns-repeated="4"/>
        </table:table-row>
        <table:table-row table:style-name="ro1">
          <table:table-cell office:value-type="float" office:value="1659" calcext:value-type="float">
            <text:p>1659</text:p>
          </table:table-cell>
          <table:table-cell table:formula="of:=ATAN2([.$E$2];[.A1661]) / RADIANS([.$F$2])" office:value-type="float" office:value="5.89195722764811" calcext:value-type="float">
            <text:p>5,89195722764811</text:p>
          </table:table-cell>
          <table:table-cell table:formula="of:=[.A1661] * [.$H$2]" office:value-type="float" office:value="9.40865653874578" calcext:value-type="float">
            <text:p>9,40865653874578</text:p>
          </table:table-cell>
          <table:table-cell table:formula="of:=([.C1661]-[.B1661]) * 100" office:value-type="float" office:value="351.669931109767" calcext:value-type="float">
            <text:p>351,669931109767</text:p>
          </table:table-cell>
          <table:table-cell table:number-columns-repeated="4"/>
        </table:table-row>
        <table:table-row table:style-name="ro1">
          <table:table-cell office:value-type="float" office:value="1660" calcext:value-type="float">
            <text:p>1660</text:p>
          </table:table-cell>
          <table:table-cell table:formula="of:=ATAN2([.$E$2];[.A1662]) / RADIANS([.$F$2])" office:value-type="float" office:value="5.89348351145014" calcext:value-type="float">
            <text:p>5,89348351145014</text:p>
          </table:table-cell>
          <table:table-cell table:formula="of:=[.A1662] * [.$H$2]" office:value-type="float" office:value="9.4143278205654" calcext:value-type="float">
            <text:p>9,4143278205654</text:p>
          </table:table-cell>
          <table:table-cell table:formula="of:=([.C1662]-[.B1662]) * 100" office:value-type="float" office:value="352.084430911526" calcext:value-type="float">
            <text:p>352,084430911526</text:p>
          </table:table-cell>
          <table:table-cell table:number-columns-repeated="4"/>
        </table:table-row>
        <table:table-row table:style-name="ro1">
          <table:table-cell office:value-type="float" office:value="1661" calcext:value-type="float">
            <text:p>1661</text:p>
          </table:table-cell>
          <table:table-cell table:formula="of:=ATAN2([.$E$2];[.A1663]) / RADIANS([.$F$2])" office:value-type="float" office:value="5.8950084465933" calcext:value-type="float">
            <text:p>5,8950084465933</text:p>
          </table:table-cell>
          <table:table-cell table:formula="of:=[.A1663] * [.$H$2]" office:value-type="float" office:value="9.41999910238502" calcext:value-type="float">
            <text:p>9,41999910238502</text:p>
          </table:table-cell>
          <table:table-cell table:formula="of:=([.C1663]-[.B1663]) * 100" office:value-type="float" office:value="352.499065579171" calcext:value-type="float">
            <text:p>352,499065579171</text:p>
          </table:table-cell>
          <table:table-cell table:number-columns-repeated="4"/>
        </table:table-row>
        <table:table-row table:style-name="ro1">
          <table:table-cell office:value-type="float" office:value="1662" calcext:value-type="float">
            <text:p>1662</text:p>
          </table:table-cell>
          <table:table-cell table:formula="of:=ATAN2([.$E$2];[.A1664]) / RADIANS([.$F$2])" office:value-type="float" office:value="5.89653203464863" calcext:value-type="float">
            <text:p>5,89653203464863</text:p>
          </table:table-cell>
          <table:table-cell table:formula="of:=[.A1664] * [.$H$2]" office:value-type="float" office:value="9.42567038420463" calcext:value-type="float">
            <text:p>9,42567038420463</text:p>
          </table:table-cell>
          <table:table-cell table:formula="of:=([.C1664]-[.B1664]) * 100" office:value-type="float" office:value="352.913834955601" calcext:value-type="float">
            <text:p>352,913834955601</text:p>
          </table:table-cell>
          <table:table-cell table:number-columns-repeated="4"/>
        </table:table-row>
        <table:table-row table:style-name="ro1">
          <table:table-cell office:value-type="float" office:value="1663" calcext:value-type="float">
            <text:p>1663</text:p>
          </table:table-cell>
          <table:table-cell table:formula="of:=ATAN2([.$E$2];[.A1665]) / RADIANS([.$F$2])" office:value-type="float" office:value="5.8980542771851" calcext:value-type="float">
            <text:p>5,8980542771851</text:p>
          </table:table-cell>
          <table:table-cell table:formula="of:=[.A1665] * [.$H$2]" office:value-type="float" office:value="9.43134166602425" calcext:value-type="float">
            <text:p>9,43134166602425</text:p>
          </table:table-cell>
          <table:table-cell table:formula="of:=([.C1665]-[.B1665]) * 100" office:value-type="float" office:value="353.328738883915" calcext:value-type="float">
            <text:p>353,328738883915</text:p>
          </table:table-cell>
          <table:table-cell table:number-columns-repeated="4"/>
        </table:table-row>
        <table:table-row table:style-name="ro1">
          <table:table-cell office:value-type="float" office:value="1664" calcext:value-type="float">
            <text:p>1664</text:p>
          </table:table-cell>
          <table:table-cell table:formula="of:=ATAN2([.$E$2];[.A1666]) / RADIANS([.$F$2])" office:value-type="float" office:value="5.89957517576972" calcext:value-type="float">
            <text:p>5,89957517576972</text:p>
          </table:table-cell>
          <table:table-cell table:formula="of:=[.A1666] * [.$H$2]" office:value-type="float" office:value="9.43701294784387" calcext:value-type="float">
            <text:p>9,43701294784387</text:p>
          </table:table-cell>
          <table:table-cell table:formula="of:=([.C1666]-[.B1666]) * 100" office:value-type="float" office:value="353.743777207415" calcext:value-type="float">
            <text:p>353,743777207415</text:p>
          </table:table-cell>
          <table:table-cell table:number-columns-repeated="4"/>
        </table:table-row>
        <table:table-row table:style-name="ro1">
          <table:table-cell office:value-type="float" office:value="1665" calcext:value-type="float">
            <text:p>1665</text:p>
          </table:table-cell>
          <table:table-cell table:formula="of:=ATAN2([.$E$2];[.A1667]) / RADIANS([.$F$2])" office:value-type="float" office:value="5.90109473196747" calcext:value-type="float">
            <text:p>5,90109473196747</text:p>
          </table:table-cell>
          <table:table-cell table:formula="of:=[.A1667] * [.$H$2]" office:value-type="float" office:value="9.44268422966349" calcext:value-type="float">
            <text:p>9,44268422966349</text:p>
          </table:table-cell>
          <table:table-cell table:formula="of:=([.C1667]-[.B1667]) * 100" office:value-type="float" office:value="354.158949769602" calcext:value-type="float">
            <text:p>354,158949769602</text:p>
          </table:table-cell>
          <table:table-cell table:number-columns-repeated="4"/>
        </table:table-row>
        <table:table-row table:style-name="ro1">
          <table:table-cell office:value-type="float" office:value="1666" calcext:value-type="float">
            <text:p>1666</text:p>
          </table:table-cell>
          <table:table-cell table:formula="of:=ATAN2([.$E$2];[.A1668]) / RADIANS([.$F$2])" office:value-type="float" office:value="5.90261294734132" calcext:value-type="float">
            <text:p>5,90261294734132</text:p>
          </table:table-cell>
          <table:table-cell table:formula="of:=[.A1668] * [.$H$2]" office:value-type="float" office:value="9.4483555114831" calcext:value-type="float">
            <text:p>9,4483555114831</text:p>
          </table:table-cell>
          <table:table-cell table:formula="of:=([.C1668]-[.B1668]) * 100" office:value-type="float" office:value="354.574256414179" calcext:value-type="float">
            <text:p>354,574256414179</text:p>
          </table:table-cell>
          <table:table-cell table:number-columns-repeated="4"/>
        </table:table-row>
        <table:table-row table:style-name="ro1">
          <table:table-cell office:value-type="float" office:value="1667" calcext:value-type="float">
            <text:p>1667</text:p>
          </table:table-cell>
          <table:table-cell table:formula="of:=ATAN2([.$E$2];[.A1669]) / RADIANS([.$F$2])" office:value-type="float" office:value="5.90412982345224" calcext:value-type="float">
            <text:p>5,90412982345224</text:p>
          </table:table-cell>
          <table:table-cell table:formula="of:=[.A1669] * [.$H$2]" office:value-type="float" office:value="9.45402679330272" calcext:value-type="float">
            <text:p>9,45402679330272</text:p>
          </table:table-cell>
          <table:table-cell table:formula="of:=([.C1669]-[.B1669]) * 100" office:value-type="float" office:value="354.989696985048" calcext:value-type="float">
            <text:p>354,989696985048</text:p>
          </table:table-cell>
          <table:table-cell table:number-columns-repeated="4"/>
        </table:table-row>
        <table:table-row table:style-name="ro1">
          <table:table-cell office:value-type="float" office:value="1668" calcext:value-type="float">
            <text:p>1668</text:p>
          </table:table-cell>
          <table:table-cell table:formula="of:=ATAN2([.$E$2];[.A1670]) / RADIANS([.$F$2])" office:value-type="float" office:value="5.9056453618592" calcext:value-type="float">
            <text:p>5,9056453618592</text:p>
          </table:table-cell>
          <table:table-cell table:formula="of:=[.A1670] * [.$H$2]" office:value-type="float" office:value="9.45969807512234" calcext:value-type="float">
            <text:p>9,45969807512234</text:p>
          </table:table-cell>
          <table:table-cell table:formula="of:=([.C1670]-[.B1670]) * 100" office:value-type="float" office:value="355.405271326314" calcext:value-type="float">
            <text:p>355,405271326314</text:p>
          </table:table-cell>
          <table:table-cell table:number-columns-repeated="4"/>
        </table:table-row>
        <table:table-row table:style-name="ro1">
          <table:table-cell office:value-type="float" office:value="1669" calcext:value-type="float">
            <text:p>1669</text:p>
          </table:table-cell>
          <table:table-cell table:formula="of:=ATAN2([.$E$2];[.A1671]) / RADIANS([.$F$2])" office:value-type="float" office:value="5.90715956411918" calcext:value-type="float">
            <text:p>5,90715956411918</text:p>
          </table:table-cell>
          <table:table-cell table:formula="of:=[.A1671] * [.$H$2]" office:value-type="float" office:value="9.46536935694196" calcext:value-type="float">
            <text:p>9,46536935694196</text:p>
          </table:table-cell>
          <table:table-cell table:formula="of:=([.C1671]-[.B1671]) * 100" office:value-type="float" office:value="355.820979282277" calcext:value-type="float">
            <text:p>355,820979282277</text:p>
          </table:table-cell>
          <table:table-cell table:number-columns-repeated="4"/>
        </table:table-row>
        <table:table-row table:style-name="ro1">
          <table:table-cell office:value-type="float" office:value="1670" calcext:value-type="float">
            <text:p>1670</text:p>
          </table:table-cell>
          <table:table-cell table:formula="of:=ATAN2([.$E$2];[.A1672]) / RADIANS([.$F$2])" office:value-type="float" office:value="5.90867243178715" calcext:value-type="float">
            <text:p>5,90867243178715</text:p>
          </table:table-cell>
          <table:table-cell table:formula="of:=[.A1672] * [.$H$2]" office:value-type="float" office:value="9.47104063876157" calcext:value-type="float">
            <text:p>9,47104063876157</text:p>
          </table:table-cell>
          <table:table-cell table:formula="of:=([.C1672]-[.B1672]) * 100" office:value-type="float" office:value="356.236820697442" calcext:value-type="float">
            <text:p>356,236820697442</text:p>
          </table:table-cell>
          <table:table-cell table:number-columns-repeated="4"/>
        </table:table-row>
        <table:table-row table:style-name="ro1">
          <table:table-cell office:value-type="float" office:value="1671" calcext:value-type="float">
            <text:p>1671</text:p>
          </table:table-cell>
          <table:table-cell table:formula="of:=ATAN2([.$E$2];[.A1673]) / RADIANS([.$F$2])" office:value-type="float" office:value="5.91018396641608" calcext:value-type="float">
            <text:p>5,91018396641608</text:p>
          </table:table-cell>
          <table:table-cell table:formula="of:=[.A1673] * [.$H$2]" office:value-type="float" office:value="9.47671192058119" calcext:value-type="float">
            <text:p>9,47671192058119</text:p>
          </table:table-cell>
          <table:table-cell table:formula="of:=([.C1673]-[.B1673]) * 100" office:value-type="float" office:value="356.652795416511" calcext:value-type="float">
            <text:p>356,652795416511</text:p>
          </table:table-cell>
          <table:table-cell table:number-columns-repeated="4"/>
        </table:table-row>
        <table:table-row table:style-name="ro1">
          <table:table-cell office:value-type="float" office:value="1672" calcext:value-type="float">
            <text:p>1672</text:p>
          </table:table-cell>
          <table:table-cell table:formula="of:=ATAN2([.$E$2];[.A1674]) / RADIANS([.$F$2])" office:value-type="float" office:value="5.91169416955696" calcext:value-type="float">
            <text:p>5,91169416955696</text:p>
          </table:table-cell>
          <table:table-cell table:formula="of:=[.A1674] * [.$H$2]" office:value-type="float" office:value="9.48238320240081" calcext:value-type="float">
            <text:p>9,48238320240081</text:p>
          </table:table-cell>
          <table:table-cell table:formula="of:=([.C1674]-[.B1674]) * 100" office:value-type="float" office:value="357.068903284385" calcext:value-type="float">
            <text:p>357,068903284385</text:p>
          </table:table-cell>
          <table:table-cell table:number-columns-repeated="4"/>
        </table:table-row>
        <table:table-row table:style-name="ro1">
          <table:table-cell office:value-type="float" office:value="1673" calcext:value-type="float">
            <text:p>1673</text:p>
          </table:table-cell>
          <table:table-cell table:formula="of:=ATAN2([.$E$2];[.A1675]) / RADIANS([.$F$2])" office:value-type="float" office:value="5.91320304275878" calcext:value-type="float">
            <text:p>5,91320304275878</text:p>
          </table:table-cell>
          <table:table-cell table:formula="of:=[.A1675] * [.$H$2]" office:value-type="float" office:value="9.48805448422043" calcext:value-type="float">
            <text:p>9,48805448422043</text:p>
          </table:table-cell>
          <table:table-cell table:formula="of:=([.C1675]-[.B1675]) * 100" office:value-type="float" office:value="357.485144146165" calcext:value-type="float">
            <text:p>357,485144146165</text:p>
          </table:table-cell>
          <table:table-cell table:number-columns-repeated="4"/>
        </table:table-row>
        <table:table-row table:style-name="ro1">
          <table:table-cell office:value-type="float" office:value="1674" calcext:value-type="float">
            <text:p>1674</text:p>
          </table:table-cell>
          <table:table-cell table:formula="of:=ATAN2([.$E$2];[.A1676]) / RADIANS([.$F$2])" office:value-type="float" office:value="5.91471058756855" calcext:value-type="float">
            <text:p>5,91471058756855</text:p>
          </table:table-cell>
          <table:table-cell table:formula="of:=[.A1676] * [.$H$2]" office:value-type="float" office:value="9.49372576604005" calcext:value-type="float">
            <text:p>9,49372576604005</text:p>
          </table:table-cell>
          <table:table-cell table:formula="of:=([.C1676]-[.B1676]) * 100" office:value-type="float" office:value="357.90151784715" calcext:value-type="float">
            <text:p>357,90151784715</text:p>
          </table:table-cell>
          <table:table-cell table:number-columns-repeated="4"/>
        </table:table-row>
        <table:table-row table:style-name="ro1">
          <table:table-cell office:value-type="float" office:value="1675" calcext:value-type="float">
            <text:p>1675</text:p>
          </table:table-cell>
          <table:table-cell table:formula="of:=ATAN2([.$E$2];[.A1677]) / RADIANS([.$F$2])" office:value-type="float" office:value="5.91621680553128" calcext:value-type="float">
            <text:p>5,91621680553128</text:p>
          </table:table-cell>
          <table:table-cell table:formula="of:=[.A1677] * [.$H$2]" office:value-type="float" office:value="9.49939704785966" calcext:value-type="float">
            <text:p>9,49939704785966</text:p>
          </table:table-cell>
          <table:table-cell table:formula="of:=([.C1677]-[.B1677]) * 100" office:value-type="float" office:value="358.318024232839" calcext:value-type="float">
            <text:p>358,318024232839</text:p>
          </table:table-cell>
          <table:table-cell table:number-columns-repeated="4"/>
        </table:table-row>
        <table:table-row table:style-name="ro1">
          <table:table-cell office:value-type="float" office:value="1676" calcext:value-type="float">
            <text:p>1676</text:p>
          </table:table-cell>
          <table:table-cell table:formula="of:=ATAN2([.$E$2];[.A1678]) / RADIANS([.$F$2])" office:value-type="float" office:value="5.91772169819" calcext:value-type="float">
            <text:p>5,91772169819</text:p>
          </table:table-cell>
          <table:table-cell table:formula="of:=[.A1678] * [.$H$2]" office:value-type="float" office:value="9.50506832967928" calcext:value-type="float">
            <text:p>9,50506832967928</text:p>
          </table:table-cell>
          <table:table-cell table:formula="of:=([.C1678]-[.B1678]) * 100" office:value-type="float" office:value="358.734663148928" calcext:value-type="float">
            <text:p>358,734663148928</text:p>
          </table:table-cell>
          <table:table-cell table:number-columns-repeated="4"/>
        </table:table-row>
        <table:table-row table:style-name="ro1">
          <table:table-cell office:value-type="float" office:value="1677" calcext:value-type="float">
            <text:p>1677</text:p>
          </table:table-cell>
          <table:table-cell table:formula="of:=ATAN2([.$E$2];[.A1679]) / RADIANS([.$F$2])" office:value-type="float" office:value="5.91922526708576" calcext:value-type="float">
            <text:p>5,91922526708576</text:p>
          </table:table-cell>
          <table:table-cell table:formula="of:=[.A1679] * [.$H$2]" office:value-type="float" office:value="9.5107396114989" calcext:value-type="float">
            <text:p>9,5107396114989</text:p>
          </table:table-cell>
          <table:table-cell table:formula="of:=([.C1679]-[.B1679]) * 100" office:value-type="float" office:value="359.151434441314" calcext:value-type="float">
            <text:p>359,151434441314</text:p>
          </table:table-cell>
          <table:table-cell table:number-columns-repeated="4"/>
        </table:table-row>
        <table:table-row table:style-name="ro1">
          <table:table-cell office:value-type="float" office:value="1678" calcext:value-type="float">
            <text:p>1678</text:p>
          </table:table-cell>
          <table:table-cell table:formula="of:=ATAN2([.$E$2];[.A1680]) / RADIANS([.$F$2])" office:value-type="float" office:value="5.92072751375764" calcext:value-type="float">
            <text:p>5,92072751375764</text:p>
          </table:table-cell>
          <table:table-cell table:formula="of:=[.A1680] * [.$H$2]" office:value-type="float" office:value="9.51641089331852" calcext:value-type="float">
            <text:p>9,51641089331852</text:p>
          </table:table-cell>
          <table:table-cell table:formula="of:=([.C1680]-[.B1680]) * 100" office:value-type="float" office:value="359.568337956088" calcext:value-type="float">
            <text:p>359,568337956088</text:p>
          </table:table-cell>
          <table:table-cell table:number-columns-repeated="4"/>
        </table:table-row>
        <table:table-row table:style-name="ro1">
          <table:table-cell office:value-type="float" office:value="1679" calcext:value-type="float">
            <text:p>1679</text:p>
          </table:table-cell>
          <table:table-cell table:formula="of:=ATAN2([.$E$2];[.A1681]) / RADIANS([.$F$2])" office:value-type="float" office:value="5.92222843974272" calcext:value-type="float">
            <text:p>5,92222843974272</text:p>
          </table:table-cell>
          <table:table-cell table:formula="of:=[.A1681] * [.$H$2]" office:value-type="float" office:value="9.52208217513813" calcext:value-type="float">
            <text:p>9,52208217513813</text:p>
          </table:table-cell>
          <table:table-cell table:formula="of:=([.C1681]-[.B1681]) * 100" office:value-type="float" office:value="359.985373539542" calcext:value-type="float">
            <text:p>359,985373539542</text:p>
          </table:table-cell>
          <table:table-cell table:number-columns-repeated="4"/>
        </table:table-row>
        <table:table-row table:style-name="ro1">
          <table:table-cell office:value-type="float" office:value="1680" calcext:value-type="float">
            <text:p>1680</text:p>
          </table:table-cell>
          <table:table-cell table:formula="of:=ATAN2([.$E$2];[.A1682]) / RADIANS([.$F$2])" office:value-type="float" office:value="5.92372804657611" calcext:value-type="float">
            <text:p>5,92372804657611</text:p>
          </table:table-cell>
          <table:table-cell table:formula="of:=[.A1682] * [.$H$2]" office:value-type="float" office:value="9.52775345695775" calcext:value-type="float">
            <text:p>9,52775345695775</text:p>
          </table:table-cell>
          <table:table-cell table:formula="of:=([.C1682]-[.B1682]) * 100" office:value-type="float" office:value="360.402541038164" calcext:value-type="float">
            <text:p>360,402541038164</text:p>
          </table:table-cell>
          <table:table-cell table:number-columns-repeated="4"/>
        </table:table-row>
        <table:table-row table:style-name="ro1">
          <table:table-cell office:value-type="float" office:value="1681" calcext:value-type="float">
            <text:p>1681</text:p>
          </table:table-cell>
          <table:table-cell table:formula="of:=ATAN2([.$E$2];[.A1683]) / RADIANS([.$F$2])" office:value-type="float" office:value="5.92522633579095" calcext:value-type="float">
            <text:p>5,92522633579095</text:p>
          </table:table-cell>
          <table:table-cell table:formula="of:=[.A1683] * [.$H$2]" office:value-type="float" office:value="9.53342473877737" calcext:value-type="float">
            <text:p>9,53342473877737</text:p>
          </table:table-cell>
          <table:table-cell table:formula="of:=([.C1683]-[.B1683]) * 100" office:value-type="float" office:value="360.819840298641" calcext:value-type="float">
            <text:p>360,819840298641</text:p>
          </table:table-cell>
          <table:table-cell table:number-columns-repeated="4"/>
        </table:table-row>
        <table:table-row table:style-name="ro1">
          <table:table-cell office:value-type="float" office:value="1682" calcext:value-type="float">
            <text:p>1682</text:p>
          </table:table-cell>
          <table:table-cell table:formula="of:=ATAN2([.$E$2];[.A1684]) / RADIANS([.$F$2])" office:value-type="float" office:value="5.92672330891842" calcext:value-type="float">
            <text:p>5,92672330891842</text:p>
          </table:table-cell>
          <table:table-cell table:formula="of:=[.A1684] * [.$H$2]" office:value-type="float" office:value="9.53909602059699" calcext:value-type="float">
            <text:p>9,53909602059699</text:p>
          </table:table-cell>
          <table:table-cell table:formula="of:=([.C1684]-[.B1684]) * 100" office:value-type="float" office:value="361.237271167857" calcext:value-type="float">
            <text:p>361,237271167857</text:p>
          </table:table-cell>
          <table:table-cell table:number-columns-repeated="4"/>
        </table:table-row>
        <table:table-row table:style-name="ro1">
          <table:table-cell office:value-type="float" office:value="1683" calcext:value-type="float">
            <text:p>1683</text:p>
          </table:table-cell>
          <table:table-cell table:formula="of:=ATAN2([.$E$2];[.A1685]) / RADIANS([.$F$2])" office:value-type="float" office:value="5.9282189674877" calcext:value-type="float">
            <text:p>5,9282189674877</text:p>
          </table:table-cell>
          <table:table-cell table:formula="of:=[.A1685] * [.$H$2]" office:value-type="float" office:value="9.5447673024166" calcext:value-type="float">
            <text:p>9,5447673024166</text:p>
          </table:table-cell>
          <table:table-cell table:formula="of:=([.C1685]-[.B1685]) * 100" office:value-type="float" office:value="361.65483349289" calcext:value-type="float">
            <text:p>361,65483349289</text:p>
          </table:table-cell>
          <table:table-cell table:number-columns-repeated="4"/>
        </table:table-row>
        <table:table-row table:style-name="ro1">
          <table:table-cell office:value-type="float" office:value="1684" calcext:value-type="float">
            <text:p>1684</text:p>
          </table:table-cell>
          <table:table-cell table:formula="of:=ATAN2([.$E$2];[.A1686]) / RADIANS([.$F$2])" office:value-type="float" office:value="5.92971331302604" calcext:value-type="float">
            <text:p>5,92971331302604</text:p>
          </table:table-cell>
          <table:table-cell table:formula="of:=[.A1686] * [.$H$2]" office:value-type="float" office:value="9.55043858423622" calcext:value-type="float">
            <text:p>9,55043858423622</text:p>
          </table:table-cell>
          <table:table-cell table:formula="of:=([.C1686]-[.B1686]) * 100" office:value-type="float" office:value="362.072527121019" calcext:value-type="float">
            <text:p>362,072527121019</text:p>
          </table:table-cell>
          <table:table-cell table:number-columns-repeated="4"/>
        </table:table-row>
        <table:table-row table:style-name="ro1">
          <table:table-cell office:value-type="float" office:value="1685" calcext:value-type="float">
            <text:p>1685</text:p>
          </table:table-cell>
          <table:table-cell table:formula="of:=ATAN2([.$E$2];[.A1687]) / RADIANS([.$F$2])" office:value-type="float" office:value="5.93120634705868" calcext:value-type="float">
            <text:p>5,93120634705868</text:p>
          </table:table-cell>
          <table:table-cell table:formula="of:=[.A1687] * [.$H$2]" office:value-type="float" office:value="9.55610986605584" calcext:value-type="float">
            <text:p>9,55610986605584</text:p>
          </table:table-cell>
          <table:table-cell table:formula="of:=([.C1687]-[.B1687]) * 100" office:value-type="float" office:value="362.490351899716" calcext:value-type="float">
            <text:p>362,490351899716</text:p>
          </table:table-cell>
          <table:table-cell table:number-columns-repeated="4"/>
        </table:table-row>
        <table:table-row table:style-name="ro1">
          <table:table-cell office:value-type="float" office:value="1686" calcext:value-type="float">
            <text:p>1686</text:p>
          </table:table-cell>
          <table:table-cell table:formula="of:=ATAN2([.$E$2];[.A1688]) / RADIANS([.$F$2])" office:value-type="float" office:value="5.93269807110893" calcext:value-type="float">
            <text:p>5,93269807110893</text:p>
          </table:table-cell>
          <table:table-cell table:formula="of:=[.A1688] * [.$H$2]" office:value-type="float" office:value="9.56178114787546" calcext:value-type="float">
            <text:p>9,56178114787546</text:p>
          </table:table-cell>
          <table:table-cell table:formula="of:=([.C1688]-[.B1688]) * 100" office:value-type="float" office:value="362.908307676653" calcext:value-type="float">
            <text:p>362,908307676653</text:p>
          </table:table-cell>
          <table:table-cell table:number-columns-repeated="4"/>
        </table:table-row>
        <table:table-row table:style-name="ro1">
          <table:table-cell office:value-type="float" office:value="1687" calcext:value-type="float">
            <text:p>1687</text:p>
          </table:table-cell>
          <table:table-cell table:formula="of:=ATAN2([.$E$2];[.A1689]) / RADIANS([.$F$2])" office:value-type="float" office:value="5.93418848669813" calcext:value-type="float">
            <text:p>5,93418848669813</text:p>
          </table:table-cell>
          <table:table-cell table:formula="of:=[.A1689] * [.$H$2]" office:value-type="float" office:value="9.56745242969508" calcext:value-type="float">
            <text:p>9,56745242969508</text:p>
          </table:table-cell>
          <table:table-cell table:formula="of:=([.C1689]-[.B1689]) * 100" office:value-type="float" office:value="363.326394299695" calcext:value-type="float">
            <text:p>363,326394299695</text:p>
          </table:table-cell>
          <table:table-cell table:number-columns-repeated="4"/>
        </table:table-row>
        <table:table-row table:style-name="ro1">
          <table:table-cell office:value-type="float" office:value="1688" calcext:value-type="float">
            <text:p>1688</text:p>
          </table:table-cell>
          <table:table-cell table:formula="of:=ATAN2([.$E$2];[.A1690]) / RADIANS([.$F$2])" office:value-type="float" office:value="5.93567759534565" calcext:value-type="float">
            <text:p>5,93567759534565</text:p>
          </table:table-cell>
          <table:table-cell table:formula="of:=[.A1690] * [.$H$2]" office:value-type="float" office:value="9.57312371151469" calcext:value-type="float">
            <text:p>9,57312371151469</text:p>
          </table:table-cell>
          <table:table-cell table:formula="of:=([.C1690]-[.B1690]) * 100" office:value-type="float" office:value="363.744611616904" calcext:value-type="float">
            <text:p>363,744611616904</text:p>
          </table:table-cell>
          <table:table-cell table:number-columns-repeated="4"/>
        </table:table-row>
        <table:table-row table:style-name="ro1">
          <table:table-cell office:value-type="float" office:value="1689" calcext:value-type="float">
            <text:p>1689</text:p>
          </table:table-cell>
          <table:table-cell table:formula="of:=ATAN2([.$E$2];[.A1691]) / RADIANS([.$F$2])" office:value-type="float" office:value="5.93716539856893" calcext:value-type="float">
            <text:p>5,93716539856893</text:p>
          </table:table-cell>
          <table:table-cell table:formula="of:=[.A1691] * [.$H$2]" office:value-type="float" office:value="9.57879499333431" calcext:value-type="float">
            <text:p>9,57879499333431</text:p>
          </table:table-cell>
          <table:table-cell table:formula="of:=([.C1691]-[.B1691]) * 100" office:value-type="float" office:value="364.162959476539" calcext:value-type="float">
            <text:p>364,162959476539</text:p>
          </table:table-cell>
          <table:table-cell table:number-columns-repeated="4"/>
        </table:table-row>
        <table:table-row table:style-name="ro1">
          <table:table-cell office:value-type="float" office:value="1690" calcext:value-type="float">
            <text:p>1690</text:p>
          </table:table-cell>
          <table:table-cell table:formula="of:=ATAN2([.$E$2];[.A1692]) / RADIANS([.$F$2])" office:value-type="float" office:value="5.93865189788341" calcext:value-type="float">
            <text:p>5,93865189788341</text:p>
          </table:table-cell>
          <table:table-cell table:formula="of:=[.A1692] * [.$H$2]" office:value-type="float" office:value="9.58446627515393" calcext:value-type="float">
            <text:p>9,58446627515393</text:p>
          </table:table-cell>
          <table:table-cell table:formula="of:=([.C1692]-[.B1692]) * 100" office:value-type="float" office:value="364.581437727052" calcext:value-type="float">
            <text:p>364,581437727052</text:p>
          </table:table-cell>
          <table:table-cell table:number-columns-repeated="4"/>
        </table:table-row>
        <table:table-row table:style-name="ro1">
          <table:table-cell office:value-type="float" office:value="1691" calcext:value-type="float">
            <text:p>1691</text:p>
          </table:table-cell>
          <table:table-cell table:formula="of:=ATAN2([.$E$2];[.A1693]) / RADIANS([.$F$2])" office:value-type="float" office:value="5.94013709480263" calcext:value-type="float">
            <text:p>5,94013709480263</text:p>
          </table:table-cell>
          <table:table-cell table:formula="of:=[.A1693] * [.$H$2]" office:value-type="float" office:value="9.59013755697355" calcext:value-type="float">
            <text:p>9,59013755697355</text:p>
          </table:table-cell>
          <table:table-cell table:formula="of:=([.C1693]-[.B1693]) * 100" office:value-type="float" office:value="365.000046217092" calcext:value-type="float">
            <text:p>365,000046217092</text:p>
          </table:table-cell>
          <table:table-cell table:number-columns-repeated="4"/>
        </table:table-row>
        <table:table-row table:style-name="ro1">
          <table:table-cell office:value-type="float" office:value="1692" calcext:value-type="float">
            <text:p>1692</text:p>
          </table:table-cell>
          <table:table-cell table:formula="of:=ATAN2([.$E$2];[.A1694]) / RADIANS([.$F$2])" office:value-type="float" office:value="5.94162099083813" calcext:value-type="float">
            <text:p>5,94162099083813</text:p>
          </table:table-cell>
          <table:table-cell table:formula="of:=[.A1694] * [.$H$2]" office:value-type="float" office:value="9.59580883879316" calcext:value-type="float">
            <text:p>9,59580883879316</text:p>
          </table:table-cell>
          <table:table-cell table:formula="of:=([.C1694]-[.B1694]) * 100" office:value-type="float" office:value="365.418784795503" calcext:value-type="float">
            <text:p>365,418784795503</text:p>
          </table:table-cell>
          <table:table-cell table:number-columns-repeated="4"/>
        </table:table-row>
        <table:table-row table:style-name="ro1">
          <table:table-cell office:value-type="float" office:value="1693" calcext:value-type="float">
            <text:p>1693</text:p>
          </table:table-cell>
          <table:table-cell table:formula="of:=ATAN2([.$E$2];[.A1695]) / RADIANS([.$F$2])" office:value-type="float" office:value="5.94310358749954" calcext:value-type="float">
            <text:p>5,94310358749954</text:p>
          </table:table-cell>
          <table:table-cell table:formula="of:=[.A1695] * [.$H$2]" office:value-type="float" office:value="9.60148012061278" calcext:value-type="float">
            <text:p>9,60148012061278</text:p>
          </table:table-cell>
          <table:table-cell table:formula="of:=([.C1695]-[.B1695]) * 100" office:value-type="float" office:value="365.837653311324" calcext:value-type="float">
            <text:p>365,837653311324</text:p>
          </table:table-cell>
          <table:table-cell table:number-columns-repeated="4"/>
        </table:table-row>
        <table:table-row table:style-name="ro1">
          <table:table-cell office:value-type="float" office:value="1694" calcext:value-type="float">
            <text:p>1694</text:p>
          </table:table-cell>
          <table:table-cell table:formula="of:=ATAN2([.$E$2];[.A1696]) / RADIANS([.$F$2])" office:value-type="float" office:value="5.94458488629452" calcext:value-type="float">
            <text:p>5,94458488629452</text:p>
          </table:table-cell>
          <table:table-cell table:formula="of:=[.A1696] * [.$H$2]" office:value-type="float" office:value="9.6071514024324" calcext:value-type="float">
            <text:p>9,6071514024324</text:p>
          </table:table-cell>
          <table:table-cell table:formula="of:=([.C1696]-[.B1696]) * 100" office:value-type="float" office:value="366.256651613788" calcext:value-type="float">
            <text:p>366,256651613788</text:p>
          </table:table-cell>
          <table:table-cell table:number-columns-repeated="4"/>
        </table:table-row>
        <table:table-row table:style-name="ro1">
          <table:table-cell office:value-type="float" office:value="1695" calcext:value-type="float">
            <text:p>1695</text:p>
          </table:table-cell>
          <table:table-cell table:formula="of:=ATAN2([.$E$2];[.A1697]) / RADIANS([.$F$2])" office:value-type="float" office:value="5.9460648887288" calcext:value-type="float">
            <text:p>5,9460648887288</text:p>
          </table:table-cell>
          <table:table-cell table:formula="of:=[.A1697] * [.$H$2]" office:value-type="float" office:value="9.61282268425202" calcext:value-type="float">
            <text:p>9,61282268425202</text:p>
          </table:table-cell>
          <table:table-cell table:formula="of:=([.C1697]-[.B1697]) * 100" office:value-type="float" office:value="366.675779552322" calcext:value-type="float">
            <text:p>366,675779552322</text:p>
          </table:table-cell>
          <table:table-cell table:number-columns-repeated="4"/>
        </table:table-row>
        <table:table-row table:style-name="ro1">
          <table:table-cell office:value-type="float" office:value="1696" calcext:value-type="float">
            <text:p>1696</text:p>
          </table:table-cell>
          <table:table-cell table:formula="of:=ATAN2([.$E$2];[.A1698]) / RADIANS([.$F$2])" office:value-type="float" office:value="5.94754359630614" calcext:value-type="float">
            <text:p>5,94754359630614</text:p>
          </table:table-cell>
          <table:table-cell table:formula="of:=[.A1698] * [.$H$2]" office:value-type="float" office:value="9.61849396607163" calcext:value-type="float">
            <text:p>9,61849396607163</text:p>
          </table:table-cell>
          <table:table-cell table:formula="of:=([.C1698]-[.B1698]) * 100" office:value-type="float" office:value="367.095036976549" calcext:value-type="float">
            <text:p>367,095036976549</text:p>
          </table:table-cell>
          <table:table-cell table:number-columns-repeated="4"/>
        </table:table-row>
        <table:table-row table:style-name="ro1">
          <table:table-cell office:value-type="float" office:value="1697" calcext:value-type="float">
            <text:p>1697</text:p>
          </table:table-cell>
          <table:table-cell table:formula="of:=ATAN2([.$E$2];[.A1699]) / RADIANS([.$F$2])" office:value-type="float" office:value="5.9490210105284" calcext:value-type="float">
            <text:p>5,9490210105284</text:p>
          </table:table-cell>
          <table:table-cell table:formula="of:=[.A1699] * [.$H$2]" office:value-type="float" office:value="9.62416524789125" calcext:value-type="float">
            <text:p>9,62416524789125</text:p>
          </table:table-cell>
          <table:table-cell table:formula="of:=([.C1699]-[.B1699]) * 100" office:value-type="float" office:value="367.514423736285" calcext:value-type="float">
            <text:p>367,514423736285</text:p>
          </table:table-cell>
          <table:table-cell table:number-columns-repeated="4"/>
        </table:table-row>
        <table:table-row table:style-name="ro1">
          <table:table-cell office:value-type="float" office:value="1698" calcext:value-type="float">
            <text:p>1698</text:p>
          </table:table-cell>
          <table:table-cell table:formula="of:=ATAN2([.$E$2];[.A1700]) / RADIANS([.$F$2])" office:value-type="float" office:value="5.95049713289548" calcext:value-type="float">
            <text:p>5,95049713289548</text:p>
          </table:table-cell>
          <table:table-cell table:formula="of:=[.A1700] * [.$H$2]" office:value-type="float" office:value="9.62983652971087" calcext:value-type="float">
            <text:p>9,62983652971087</text:p>
          </table:table-cell>
          <table:table-cell table:formula="of:=([.C1700]-[.B1700]) * 100" office:value-type="float" office:value="367.933939681539" calcext:value-type="float">
            <text:p>367,933939681539</text:p>
          </table:table-cell>
          <table:table-cell table:number-columns-repeated="4"/>
        </table:table-row>
        <table:table-row table:style-name="ro1">
          <table:table-cell office:value-type="float" office:value="1699" calcext:value-type="float">
            <text:p>1699</text:p>
          </table:table-cell>
          <table:table-cell table:formula="of:=ATAN2([.$E$2];[.A1701]) / RADIANS([.$F$2])" office:value-type="float" office:value="5.95197196490534" calcext:value-type="float">
            <text:p>5,95197196490534</text:p>
          </table:table-cell>
          <table:table-cell table:formula="of:=[.A1701] * [.$H$2]" office:value-type="float" office:value="9.63550781153049" calcext:value-type="float">
            <text:p>9,63550781153049</text:p>
          </table:table-cell>
          <table:table-cell table:formula="of:=([.C1701]-[.B1701]) * 100" office:value-type="float" office:value="368.353584662515" calcext:value-type="float">
            <text:p>368,353584662515</text:p>
          </table:table-cell>
          <table:table-cell table:number-columns-repeated="4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formula="of:=ATAN2([.$E$2];[.A1702]) / RADIANS([.$F$2])" office:value-type="float" office:value="5.95344550805401" calcext:value-type="float">
            <text:p>5,95344550805401</text:p>
          </table:table-cell>
          <table:table-cell table:formula="of:=[.A1702] * [.$H$2]" office:value-type="float" office:value="9.64117909335011" calcext:value-type="float">
            <text:p>9,64117909335011</text:p>
          </table:table-cell>
          <table:table-cell table:formula="of:=([.C1702]-[.B1702]) * 100" office:value-type="float" office:value="368.773358529609" calcext:value-type="float">
            <text:p>368,773358529609</text:p>
          </table:table-cell>
          <table:table-cell table:number-columns-repeated="4"/>
        </table:table-row>
        <table:table-row table:style-name="ro1">
          <table:table-cell office:value-type="float" office:value="1701" calcext:value-type="float">
            <text:p>1701</text:p>
          </table:table-cell>
          <table:table-cell table:formula="of:=ATAN2([.$E$2];[.A1703]) / RADIANS([.$F$2])" office:value-type="float" office:value="5.9549177638356" calcext:value-type="float">
            <text:p>5,9549177638356</text:p>
          </table:table-cell>
          <table:table-cell table:formula="of:=[.A1703] * [.$H$2]" office:value-type="float" office:value="9.64685037516972" calcext:value-type="float">
            <text:p>9,64685037516972</text:p>
          </table:table-cell>
          <table:table-cell table:formula="of:=([.C1703]-[.B1703]) * 100" office:value-type="float" office:value="369.193261133412" calcext:value-type="float">
            <text:p>369,193261133412</text:p>
          </table:table-cell>
          <table:table-cell table:number-columns-repeated="4"/>
        </table:table-row>
        <table:table-row table:style-name="ro1">
          <table:table-cell office:value-type="float" office:value="1702" calcext:value-type="float">
            <text:p>1702</text:p>
          </table:table-cell>
          <table:table-cell table:formula="of:=ATAN2([.$E$2];[.A1704]) / RADIANS([.$F$2])" office:value-type="float" office:value="5.95638873374227" calcext:value-type="float">
            <text:p>5,95638873374227</text:p>
          </table:table-cell>
          <table:table-cell table:formula="of:=[.A1704] * [.$H$2]" office:value-type="float" office:value="9.65252165698934" calcext:value-type="float">
            <text:p>9,65252165698934</text:p>
          </table:table-cell>
          <table:table-cell table:formula="of:=([.C1704]-[.B1704]) * 100" office:value-type="float" office:value="369.613292324707" calcext:value-type="float">
            <text:p>369,613292324707</text:p>
          </table:table-cell>
          <table:table-cell table:number-columns-repeated="4"/>
        </table:table-row>
        <table:table-row table:style-name="ro1">
          <table:table-cell office:value-type="float" office:value="1703" calcext:value-type="float">
            <text:p>1703</text:p>
          </table:table-cell>
          <table:table-cell table:formula="of:=ATAN2([.$E$2];[.A1705]) / RADIANS([.$F$2])" office:value-type="float" office:value="5.95785841926428" calcext:value-type="float">
            <text:p>5,95785841926428</text:p>
          </table:table-cell>
          <table:table-cell table:formula="of:=[.A1705] * [.$H$2]" office:value-type="float" office:value="9.65819293880896" calcext:value-type="float">
            <text:p>9,65819293880896</text:p>
          </table:table-cell>
          <table:table-cell table:formula="of:=([.C1705]-[.B1705]) * 100" office:value-type="float" office:value="370.033451954468" calcext:value-type="float">
            <text:p>370,033451954468</text:p>
          </table:table-cell>
          <table:table-cell table:number-columns-repeated="4"/>
        </table:table-row>
        <table:table-row table:style-name="ro1">
          <table:table-cell office:value-type="float" office:value="1704" calcext:value-type="float">
            <text:p>1704</text:p>
          </table:table-cell>
          <table:table-cell table:formula="of:=ATAN2([.$E$2];[.A1706]) / RADIANS([.$F$2])" office:value-type="float" office:value="5.95932682188993" calcext:value-type="float">
            <text:p>5,95932682188993</text:p>
          </table:table-cell>
          <table:table-cell table:formula="of:=[.A1706] * [.$H$2]" office:value-type="float" office:value="9.66386422062858" calcext:value-type="float">
            <text:p>9,66386422062858</text:p>
          </table:table-cell>
          <table:table-cell table:formula="of:=([.C1706]-[.B1706]) * 100" office:value-type="float" office:value="370.453739873865" calcext:value-type="float">
            <text:p>370,453739873865</text:p>
          </table:table-cell>
          <table:table-cell table:number-columns-repeated="4"/>
        </table:table-row>
        <table:table-row table:style-name="ro1">
          <table:table-cell office:value-type="float" office:value="1705" calcext:value-type="float">
            <text:p>1705</text:p>
          </table:table-cell>
          <table:table-cell table:formula="of:=ATAN2([.$E$2];[.A1707]) / RADIANS([.$F$2])" office:value-type="float" office:value="5.96079394310563" calcext:value-type="float">
            <text:p>5,96079394310563</text:p>
          </table:table-cell>
          <table:table-cell table:formula="of:=[.A1707] * [.$H$2]" office:value-type="float" office:value="9.66953550244819" calcext:value-type="float">
            <text:p>9,66953550244819</text:p>
          </table:table-cell>
          <table:table-cell table:formula="of:=([.C1707]-[.B1707]) * 100" office:value-type="float" office:value="370.874155934256" calcext:value-type="float">
            <text:p>370,874155934256</text:p>
          </table:table-cell>
          <table:table-cell table:number-columns-repeated="4"/>
        </table:table-row>
        <table:table-row table:style-name="ro1">
          <table:table-cell office:value-type="float" office:value="1706" calcext:value-type="float">
            <text:p>1706</text:p>
          </table:table-cell>
          <table:table-cell table:formula="of:=ATAN2([.$E$2];[.A1708]) / RADIANS([.$F$2])" office:value-type="float" office:value="5.96225978439584" calcext:value-type="float">
            <text:p>5,96225978439584</text:p>
          </table:table-cell>
          <table:table-cell table:formula="of:=[.A1708] * [.$H$2]" office:value-type="float" office:value="9.67520678426781" calcext:value-type="float">
            <text:p>9,67520678426781</text:p>
          </table:table-cell>
          <table:table-cell table:formula="of:=([.C1708]-[.B1708]) * 100" office:value-type="float" office:value="371.294699987197" calcext:value-type="float">
            <text:p>371,294699987197</text:p>
          </table:table-cell>
          <table:table-cell table:number-columns-repeated="4"/>
        </table:table-row>
        <table:table-row table:style-name="ro1">
          <table:table-cell office:value-type="float" office:value="1707" calcext:value-type="float">
            <text:p>1707</text:p>
          </table:table-cell>
          <table:table-cell table:formula="of:=ATAN2([.$E$2];[.A1709]) / RADIANS([.$F$2])" office:value-type="float" office:value="5.96372434724313" calcext:value-type="float">
            <text:p>5,96372434724313</text:p>
          </table:table-cell>
          <table:table-cell table:formula="of:=[.A1709] * [.$H$2]" office:value-type="float" office:value="9.68087806608743" calcext:value-type="float">
            <text:p>9,68087806608743</text:p>
          </table:table-cell>
          <table:table-cell table:formula="of:=([.C1709]-[.B1709]) * 100" office:value-type="float" office:value="371.71537188443" calcext:value-type="float">
            <text:p>371,71537188443</text:p>
          </table:table-cell>
          <table:table-cell table:number-columns-repeated="4"/>
        </table:table-row>
        <table:table-row table:style-name="ro1">
          <table:table-cell office:value-type="float" office:value="1708" calcext:value-type="float">
            <text:p>1708</text:p>
          </table:table-cell>
          <table:table-cell table:formula="of:=ATAN2([.$E$2];[.A1710]) / RADIANS([.$F$2])" office:value-type="float" office:value="5.96518763312814" calcext:value-type="float">
            <text:p>5,96518763312814</text:p>
          </table:table-cell>
          <table:table-cell table:formula="of:=[.A1710] * [.$H$2]" office:value-type="float" office:value="9.68654934790705" calcext:value-type="float">
            <text:p>9,68654934790705</text:p>
          </table:table-cell>
          <table:table-cell table:formula="of:=([.C1710]-[.B1710]) * 100" office:value-type="float" office:value="372.136171477891" calcext:value-type="float">
            <text:p>372,136171477891</text:p>
          </table:table-cell>
          <table:table-cell table:number-columns-repeated="4"/>
        </table:table-row>
        <table:table-row table:style-name="ro1">
          <table:table-cell office:value-type="float" office:value="1709" calcext:value-type="float">
            <text:p>1709</text:p>
          </table:table-cell>
          <table:table-cell table:formula="of:=ATAN2([.$E$2];[.A1711]) / RADIANS([.$F$2])" office:value-type="float" office:value="5.96664964352958" calcext:value-type="float">
            <text:p>5,96664964352958</text:p>
          </table:table-cell>
          <table:table-cell table:formula="of:=[.A1711] * [.$H$2]" office:value-type="float" office:value="9.69222062972666" calcext:value-type="float">
            <text:p>9,69222062972666</text:p>
          </table:table-cell>
          <table:table-cell table:formula="of:=([.C1711]-[.B1711]) * 100" office:value-type="float" office:value="372.557098619709" calcext:value-type="float">
            <text:p>372,557098619709</text:p>
          </table:table-cell>
          <table:table-cell table:number-columns-repeated="4"/>
        </table:table-row>
        <table:table-row table:style-name="ro1">
          <table:table-cell office:value-type="float" office:value="1710" calcext:value-type="float">
            <text:p>1710</text:p>
          </table:table-cell>
          <table:table-cell table:formula="of:=ATAN2([.$E$2];[.A1712]) / RADIANS([.$F$2])" office:value-type="float" office:value="5.96811037992427" calcext:value-type="float">
            <text:p>5,96811037992427</text:p>
          </table:table-cell>
          <table:table-cell table:formula="of:=[.A1712] * [.$H$2]" office:value-type="float" office:value="9.69789191154628" calcext:value-type="float">
            <text:p>9,69789191154628</text:p>
          </table:table-cell>
          <table:table-cell table:formula="of:=([.C1712]-[.B1712]) * 100" office:value-type="float" office:value="372.978153162202" calcext:value-type="float">
            <text:p>372,978153162202</text:p>
          </table:table-cell>
          <table:table-cell table:number-columns-repeated="4"/>
        </table:table-row>
        <table:table-row table:style-name="ro1">
          <table:table-cell office:value-type="float" office:value="1711" calcext:value-type="float">
            <text:p>1711</text:p>
          </table:table-cell>
          <table:table-cell table:formula="of:=ATAN2([.$E$2];[.A1713]) / RADIANS([.$F$2])" office:value-type="float" office:value="5.96956984378711" calcext:value-type="float">
            <text:p>5,96956984378711</text:p>
          </table:table-cell>
          <table:table-cell table:formula="of:=[.A1713] * [.$H$2]" office:value-type="float" office:value="9.7035631933659" calcext:value-type="float">
            <text:p>9,7035631933659</text:p>
          </table:table-cell>
          <table:table-cell table:formula="of:=([.C1713]-[.B1713]) * 100" office:value-type="float" office:value="373.399334957879" calcext:value-type="float">
            <text:p>373,399334957879</text:p>
          </table:table-cell>
          <table:table-cell table:number-columns-repeated="4"/>
        </table:table-row>
        <table:table-row table:style-name="ro1">
          <table:table-cell office:value-type="float" office:value="1712" calcext:value-type="float">
            <text:p>1712</text:p>
          </table:table-cell>
          <table:table-cell table:formula="of:=ATAN2([.$E$2];[.A1714]) / RADIANS([.$F$2])" office:value-type="float" office:value="5.9710280365911" calcext:value-type="float">
            <text:p>5,9710280365911</text:p>
          </table:table-cell>
          <table:table-cell table:formula="of:=[.A1714] * [.$H$2]" office:value-type="float" office:value="9.70923447518552" calcext:value-type="float">
            <text:p>9,70923447518552</text:p>
          </table:table-cell>
          <table:table-cell table:formula="of:=([.C1714]-[.B1714]) * 100" office:value-type="float" office:value="373.820643859442" calcext:value-type="float">
            <text:p>373,820643859442</text:p>
          </table:table-cell>
          <table:table-cell table:number-columns-repeated="4"/>
        </table:table-row>
        <table:table-row table:style-name="ro1">
          <table:table-cell office:value-type="float" office:value="1713" calcext:value-type="float">
            <text:p>1713</text:p>
          </table:table-cell>
          <table:table-cell table:formula="of:=ATAN2([.$E$2];[.A1715]) / RADIANS([.$F$2])" office:value-type="float" office:value="5.97248495980732" calcext:value-type="float">
            <text:p>5,97248495980732</text:p>
          </table:table-cell>
          <table:table-cell table:formula="of:=[.A1715] * [.$H$2]" office:value-type="float" office:value="9.71490575700514" calcext:value-type="float">
            <text:p>9,71490575700514</text:p>
          </table:table-cell>
          <table:table-cell table:formula="of:=([.C1715]-[.B1715]) * 100" office:value-type="float" office:value="374.242079719781" calcext:value-type="float">
            <text:p>374,242079719781</text:p>
          </table:table-cell>
          <table:table-cell table:number-columns-repeated="4"/>
        </table:table-row>
        <table:table-row table:style-name="ro1">
          <table:table-cell office:value-type="float" office:value="1714" calcext:value-type="float">
            <text:p>1714</text:p>
          </table:table-cell>
          <table:table-cell table:formula="of:=ATAN2([.$E$2];[.A1716]) / RADIANS([.$F$2])" office:value-type="float" office:value="5.97394061490496" calcext:value-type="float">
            <text:p>5,97394061490496</text:p>
          </table:table-cell>
          <table:table-cell table:formula="of:=[.A1716] * [.$H$2]" office:value-type="float" office:value="9.72057703882475" calcext:value-type="float">
            <text:p>9,72057703882475</text:p>
          </table:table-cell>
          <table:table-cell table:formula="of:=([.C1716]-[.B1716]) * 100" office:value-type="float" office:value="374.663642391979" calcext:value-type="float">
            <text:p>374,663642391979</text:p>
          </table:table-cell>
          <table:table-cell table:number-columns-repeated="4"/>
        </table:table-row>
        <table:table-row table:style-name="ro1">
          <table:table-cell office:value-type="float" office:value="1715" calcext:value-type="float">
            <text:p>1715</text:p>
          </table:table-cell>
          <table:table-cell table:formula="of:=ATAN2([.$E$2];[.A1717]) / RADIANS([.$F$2])" office:value-type="float" office:value="5.97539500335131" calcext:value-type="float">
            <text:p>5,97539500335131</text:p>
          </table:table-cell>
          <table:table-cell table:formula="of:=[.A1717] * [.$H$2]" office:value-type="float" office:value="9.72624832064437" calcext:value-type="float">
            <text:p>9,72624832064437</text:p>
          </table:table-cell>
          <table:table-cell table:formula="of:=([.C1717]-[.B1717]) * 100" office:value-type="float" office:value="375.085331729307" calcext:value-type="float">
            <text:p>375,085331729307</text:p>
          </table:table-cell>
          <table:table-cell table:number-columns-repeated="4"/>
        </table:table-row>
        <table:table-row table:style-name="ro1">
          <table:table-cell office:value-type="float" office:value="1716" calcext:value-type="float">
            <text:p>1716</text:p>
          </table:table-cell>
          <table:table-cell table:formula="of:=ATAN2([.$E$2];[.A1718]) / RADIANS([.$F$2])" office:value-type="float" office:value="5.97684812661173" calcext:value-type="float">
            <text:p>5,97684812661173</text:p>
          </table:table-cell>
          <table:table-cell table:formula="of:=[.A1718] * [.$H$2]" office:value-type="float" office:value="9.73191960246399" calcext:value-type="float">
            <text:p>9,73191960246399</text:p>
          </table:table-cell>
          <table:table-cell table:formula="of:=([.C1718]-[.B1718]) * 100" office:value-type="float" office:value="375.507147585226" calcext:value-type="float">
            <text:p>375,507147585226</text:p>
          </table:table-cell>
          <table:table-cell table:number-columns-repeated="4"/>
        </table:table-row>
        <table:table-row table:style-name="ro1">
          <table:table-cell office:value-type="float" office:value="1717" calcext:value-type="float">
            <text:p>1717</text:p>
          </table:table-cell>
          <table:table-cell table:formula="of:=ATAN2([.$E$2];[.A1719]) / RADIANS([.$F$2])" office:value-type="float" office:value="5.97829998614973" calcext:value-type="float">
            <text:p>5,97829998614973</text:p>
          </table:table-cell>
          <table:table-cell table:formula="of:=[.A1719] * [.$H$2]" office:value-type="float" office:value="9.73759088428361" calcext:value-type="float">
            <text:p>9,73759088428361</text:p>
          </table:table-cell>
          <table:table-cell table:formula="of:=([.C1719]-[.B1719]) * 100" office:value-type="float" office:value="375.929089813388" calcext:value-type="float">
            <text:p>375,929089813388</text:p>
          </table:table-cell>
          <table:table-cell table:number-columns-repeated="4"/>
        </table:table-row>
        <table:table-row table:style-name="ro1">
          <table:table-cell office:value-type="float" office:value="1718" calcext:value-type="float">
            <text:p>1718</text:p>
          </table:table-cell>
          <table:table-cell table:formula="of:=ATAN2([.$E$2];[.A1720]) / RADIANS([.$F$2])" office:value-type="float" office:value="5.97975058342688" calcext:value-type="float">
            <text:p>5,97975058342688</text:p>
          </table:table-cell>
          <table:table-cell table:formula="of:=[.A1720] * [.$H$2]" office:value-type="float" office:value="9.74326216610322" calcext:value-type="float">
            <text:p>9,74326216610322</text:p>
          </table:table-cell>
          <table:table-cell table:formula="of:=([.C1720]-[.B1720]) * 100" office:value-type="float" office:value="376.351158267634" calcext:value-type="float">
            <text:p>376,351158267634</text:p>
          </table:table-cell>
          <table:table-cell table:number-columns-repeated="4"/>
        </table:table-row>
        <table:table-row table:style-name="ro1">
          <table:table-cell office:value-type="float" office:value="1719" calcext:value-type="float">
            <text:p>1719</text:p>
          </table:table-cell>
          <table:table-cell table:formula="of:=ATAN2([.$E$2];[.A1721]) / RADIANS([.$F$2])" office:value-type="float" office:value="5.98119991990289" calcext:value-type="float">
            <text:p>5,98119991990289</text:p>
          </table:table-cell>
          <table:table-cell table:formula="of:=[.A1721] * [.$H$2]" office:value-type="float" office:value="9.74893344792284" calcext:value-type="float">
            <text:p>9,74893344792284</text:p>
          </table:table-cell>
          <table:table-cell table:formula="of:=([.C1721]-[.B1721]) * 100" office:value-type="float" office:value="376.773352801995" calcext:value-type="float">
            <text:p>376,773352801995</text:p>
          </table:table-cell>
          <table:table-cell table:number-columns-repeated="4"/>
        </table:table-row>
        <table:table-row table:style-name="ro1">
          <table:table-cell office:value-type="float" office:value="1720" calcext:value-type="float">
            <text:p>1720</text:p>
          </table:table-cell>
          <table:table-cell table:formula="of:=ATAN2([.$E$2];[.A1722]) / RADIANS([.$F$2])" office:value-type="float" office:value="5.98264799703557" calcext:value-type="float">
            <text:p>5,98264799703557</text:p>
          </table:table-cell>
          <table:table-cell table:formula="of:=[.A1722] * [.$H$2]" office:value-type="float" office:value="9.75460472974246" calcext:value-type="float">
            <text:p>9,75460472974246</text:p>
          </table:table-cell>
          <table:table-cell table:formula="of:=([.C1722]-[.B1722]) * 100" office:value-type="float" office:value="377.195673270689" calcext:value-type="float">
            <text:p>377,195673270689</text:p>
          </table:table-cell>
          <table:table-cell table:number-columns-repeated="4"/>
        </table:table-row>
        <table:table-row table:style-name="ro1">
          <table:table-cell office:value-type="float" office:value="1721" calcext:value-type="float">
            <text:p>1721</text:p>
          </table:table-cell>
          <table:table-cell table:formula="of:=ATAN2([.$E$2];[.A1723]) / RADIANS([.$F$2])" office:value-type="float" office:value="5.98409481628082" calcext:value-type="float">
            <text:p>5,98409481628082</text:p>
          </table:table-cell>
          <table:table-cell table:formula="of:=[.A1723] * [.$H$2]" office:value-type="float" office:value="9.76027601156208" calcext:value-type="float">
            <text:p>9,76027601156208</text:p>
          </table:table-cell>
          <table:table-cell table:formula="of:=([.C1723]-[.B1723]) * 100" office:value-type="float" office:value="377.618119528125" calcext:value-type="float">
            <text:p>377,618119528125</text:p>
          </table:table-cell>
          <table:table-cell table:number-columns-repeated="4"/>
        </table:table-row>
        <table:table-row table:style-name="ro1">
          <table:table-cell office:value-type="float" office:value="1722" calcext:value-type="float">
            <text:p>1722</text:p>
          </table:table-cell>
          <table:table-cell table:formula="of:=ATAN2([.$E$2];[.A1724]) / RADIANS([.$F$2])" office:value-type="float" office:value="5.98554037909269" calcext:value-type="float">
            <text:p>5,98554037909269</text:p>
          </table:table-cell>
          <table:table-cell table:formula="of:=[.A1724] * [.$H$2]" office:value-type="float" office:value="9.76594729338169" calcext:value-type="float">
            <text:p>9,76594729338169</text:p>
          </table:table-cell>
          <table:table-cell table:formula="of:=([.C1724]-[.B1724]) * 100" office:value-type="float" office:value="378.0406914289" calcext:value-type="float">
            <text:p>378,0406914289</text:p>
          </table:table-cell>
          <table:table-cell table:number-columns-repeated="4"/>
        </table:table-row>
        <table:table-row table:style-name="ro1">
          <table:table-cell office:value-type="float" office:value="1723" calcext:value-type="float">
            <text:p>1723</text:p>
          </table:table-cell>
          <table:table-cell table:formula="of:=ATAN2([.$E$2];[.A1725]) / RADIANS([.$F$2])" office:value-type="float" office:value="5.98698468692332" calcext:value-type="float">
            <text:p>5,98698468692332</text:p>
          </table:table-cell>
          <table:table-cell table:formula="of:=[.A1725] * [.$H$2]" office:value-type="float" office:value="9.77161857520131" calcext:value-type="float">
            <text:p>9,77161857520131</text:p>
          </table:table-cell>
          <table:table-cell table:formula="of:=([.C1725]-[.B1725]) * 100" office:value-type="float" office:value="378.463388827799" calcext:value-type="float">
            <text:p>378,463388827799</text:p>
          </table:table-cell>
          <table:table-cell table:number-columns-repeated="4"/>
        </table:table-row>
        <table:table-row table:style-name="ro1">
          <table:table-cell office:value-type="float" office:value="1724" calcext:value-type="float">
            <text:p>1724</text:p>
          </table:table-cell>
          <table:table-cell table:formula="of:=ATAN2([.$E$2];[.A1726]) / RADIANS([.$F$2])" office:value-type="float" office:value="5.98842774122297" calcext:value-type="float">
            <text:p>5,98842774122297</text:p>
          </table:table-cell>
          <table:table-cell table:formula="of:=[.A1726] * [.$H$2]" office:value-type="float" office:value="9.77728985702093" calcext:value-type="float">
            <text:p>9,77728985702093</text:p>
          </table:table-cell>
          <table:table-cell table:formula="of:=([.C1726]-[.B1726]) * 100" office:value-type="float" office:value="378.886211579796" calcext:value-type="float">
            <text:p>378,886211579796</text:p>
          </table:table-cell>
          <table:table-cell table:number-columns-repeated="4"/>
        </table:table-row>
        <table:table-row table:style-name="ro1">
          <table:table-cell office:value-type="float" office:value="1725" calcext:value-type="float">
            <text:p>1725</text:p>
          </table:table-cell>
          <table:table-cell table:formula="of:=ATAN2([.$E$2];[.A1727]) / RADIANS([.$F$2])" office:value-type="float" office:value="5.98986954344003" calcext:value-type="float">
            <text:p>5,98986954344003</text:p>
          </table:table-cell>
          <table:table-cell table:formula="of:=[.A1727] * [.$H$2]" office:value-type="float" office:value="9.78296113884055" calcext:value-type="float">
            <text:p>9,78296113884055</text:p>
          </table:table-cell>
          <table:table-cell table:formula="of:=([.C1727]-[.B1727]) * 100" office:value-type="float" office:value="379.309159540052" calcext:value-type="float">
            <text:p>379,309159540052</text:p>
          </table:table-cell>
          <table:table-cell table:number-columns-repeated="4"/>
        </table:table-row>
        <table:table-row table:style-name="ro1">
          <table:table-cell office:value-type="float" office:value="1726" calcext:value-type="float">
            <text:p>1726</text:p>
          </table:table-cell>
          <table:table-cell table:formula="of:=ATAN2([.$E$2];[.A1728]) / RADIANS([.$F$2])" office:value-type="float" office:value="5.991310095021" calcext:value-type="float">
            <text:p>5,991310095021</text:p>
          </table:table-cell>
          <table:table-cell table:formula="of:=[.A1728] * [.$H$2]" office:value-type="float" office:value="9.78863242066017" calcext:value-type="float">
            <text:p>9,78863242066017</text:p>
          </table:table-cell>
          <table:table-cell table:formula="of:=([.C1728]-[.B1728]) * 100" office:value-type="float" office:value="379.732232563916" calcext:value-type="float">
            <text:p>379,732232563916</text:p>
          </table:table-cell>
          <table:table-cell table:number-columns-repeated="4"/>
        </table:table-row>
        <table:table-row table:style-name="ro1">
          <table:table-cell office:value-type="float" office:value="1727" calcext:value-type="float">
            <text:p>1727</text:p>
          </table:table-cell>
          <table:table-cell table:formula="of:=ATAN2([.$E$2];[.A1729]) / RADIANS([.$F$2])" office:value-type="float" office:value="5.99274939741052" calcext:value-type="float">
            <text:p>5,99274939741052</text:p>
          </table:table-cell>
          <table:table-cell table:formula="of:=[.A1729] * [.$H$2]" office:value-type="float" office:value="9.79430370247978" calcext:value-type="float">
            <text:p>9,79430370247978</text:p>
          </table:table-cell>
          <table:table-cell table:formula="of:=([.C1729]-[.B1729]) * 100" office:value-type="float" office:value="380.155430506927" calcext:value-type="float">
            <text:p>380,155430506927</text:p>
          </table:table-cell>
          <table:table-cell table:number-columns-repeated="4"/>
        </table:table-row>
        <table:table-row table:style-name="ro1">
          <table:table-cell office:value-type="float" office:value="1728" calcext:value-type="float">
            <text:p>1728</text:p>
          </table:table-cell>
          <table:table-cell table:formula="of:=ATAN2([.$E$2];[.A1730]) / RADIANS([.$F$2])" office:value-type="float" office:value="5.99418745205133" calcext:value-type="float">
            <text:p>5,99418745205133</text:p>
          </table:table-cell>
          <table:table-cell table:formula="of:=[.A1730] * [.$H$2]" office:value-type="float" office:value="9.7999749842994" calcext:value-type="float">
            <text:p>9,7999749842994</text:p>
          </table:table-cell>
          <table:table-cell table:formula="of:=([.C1730]-[.B1730]) * 100" office:value-type="float" office:value="380.578753224807" calcext:value-type="float">
            <text:p>380,578753224807</text:p>
          </table:table-cell>
          <table:table-cell table:number-columns-repeated="4"/>
        </table:table-row>
        <table:table-row table:style-name="ro1">
          <table:table-cell office:value-type="float" office:value="1729" calcext:value-type="float">
            <text:p>1729</text:p>
          </table:table-cell>
          <table:table-cell table:formula="of:=ATAN2([.$E$2];[.A1731]) / RADIANS([.$F$2])" office:value-type="float" office:value="5.99562426038433" calcext:value-type="float">
            <text:p>5,99562426038433</text:p>
          </table:table-cell>
          <table:table-cell table:formula="of:=[.A1731] * [.$H$2]" office:value-type="float" office:value="9.80564626611902" calcext:value-type="float">
            <text:p>9,80564626611902</text:p>
          </table:table-cell>
          <table:table-cell table:formula="of:=([.C1731]-[.B1731]) * 100" office:value-type="float" office:value="381.002200573469" calcext:value-type="float">
            <text:p>381,002200573469</text:p>
          </table:table-cell>
          <table:table-cell table:number-columns-repeated="4"/>
        </table:table-row>
        <table:table-row table:style-name="ro1">
          <table:table-cell office:value-type="float" office:value="1730" calcext:value-type="float">
            <text:p>1730</text:p>
          </table:table-cell>
          <table:table-cell table:formula="of:=ATAN2([.$E$2];[.A1732]) / RADIANS([.$F$2])" office:value-type="float" office:value="5.99705982384853" calcext:value-type="float">
            <text:p>5,99705982384853</text:p>
          </table:table-cell>
          <table:table-cell table:formula="of:=[.A1732] * [.$H$2]" office:value-type="float" office:value="9.81131754793864" calcext:value-type="float">
            <text:p>9,81131754793864</text:p>
          </table:table-cell>
          <table:table-cell table:formula="of:=([.C1732]-[.B1732]) * 100" office:value-type="float" office:value="381.42577240901" calcext:value-type="float">
            <text:p>381,42577240901</text:p>
          </table:table-cell>
          <table:table-cell table:number-columns-repeated="4"/>
        </table:table-row>
        <table:table-row table:style-name="ro1">
          <table:table-cell office:value-type="float" office:value="1731" calcext:value-type="float">
            <text:p>1731</text:p>
          </table:table-cell>
          <table:table-cell table:formula="of:=ATAN2([.$E$2];[.A1733]) / RADIANS([.$F$2])" office:value-type="float" office:value="5.99849414388108" calcext:value-type="float">
            <text:p>5,99849414388108</text:p>
          </table:table-cell>
          <table:table-cell table:formula="of:=[.A1733] * [.$H$2]" office:value-type="float" office:value="9.81698882975825" calcext:value-type="float">
            <text:p>9,81698882975825</text:p>
          </table:table-cell>
          <table:table-cell table:formula="of:=([.C1733]-[.B1733]) * 100" office:value-type="float" office:value="381.849468587717" calcext:value-type="float">
            <text:p>381,849468587717</text:p>
          </table:table-cell>
          <table:table-cell table:number-columns-repeated="4"/>
        </table:table-row>
        <table:table-row table:style-name="ro1">
          <table:table-cell office:value-type="float" office:value="1732" calcext:value-type="float">
            <text:p>1732</text:p>
          </table:table-cell>
          <table:table-cell table:formula="of:=ATAN2([.$E$2];[.A1734]) / RADIANS([.$F$2])" office:value-type="float" office:value="5.99992722191726" calcext:value-type="float">
            <text:p>5,99992722191726</text:p>
          </table:table-cell>
          <table:table-cell table:formula="of:=[.A1734] * [.$H$2]" office:value-type="float" office:value="9.82266011157787" calcext:value-type="float">
            <text:p>9,82266011157787</text:p>
          </table:table-cell>
          <table:table-cell table:formula="of:=([.C1734]-[.B1734]) * 100" office:value-type="float" office:value="382.273288966061" calcext:value-type="float">
            <text:p>382,273288966061</text:p>
          </table:table-cell>
          <table:table-cell table:number-columns-repeated="4"/>
        </table:table-row>
        <table:table-row table:style-name="ro1">
          <table:table-cell office:value-type="float" office:value="1733" calcext:value-type="float">
            <text:p>1733</text:p>
          </table:table-cell>
          <table:table-cell table:formula="of:=ATAN2([.$E$2];[.A1735]) / RADIANS([.$F$2])" office:value-type="float" office:value="6.00135905939049" calcext:value-type="float">
            <text:p>6,00135905939049</text:p>
          </table:table-cell>
          <table:table-cell table:formula="of:=[.A1735] * [.$H$2]" office:value-type="float" office:value="9.82833139339749" calcext:value-type="float">
            <text:p>9,82833139339749</text:p>
          </table:table-cell>
          <table:table-cell table:formula="of:=([.C1735]-[.B1735]) * 100" office:value-type="float" office:value="382.697233400699" calcext:value-type="float">
            <text:p>382,697233400699</text:p>
          </table:table-cell>
          <table:table-cell table:number-columns-repeated="4"/>
        </table:table-row>
        <table:table-row table:style-name="ro1">
          <table:table-cell office:value-type="float" office:value="1734" calcext:value-type="float">
            <text:p>1734</text:p>
          </table:table-cell>
          <table:table-cell table:formula="of:=ATAN2([.$E$2];[.A1736]) / RADIANS([.$F$2])" office:value-type="float" office:value="6.00278965773234" calcext:value-type="float">
            <text:p>6,00278965773234</text:p>
          </table:table-cell>
          <table:table-cell table:formula="of:=[.A1736] * [.$H$2]" office:value-type="float" office:value="9.83400267521711" calcext:value-type="float">
            <text:p>9,83400267521711</text:p>
          </table:table-cell>
          <table:table-cell table:formula="of:=([.C1736]-[.B1736]) * 100" office:value-type="float" office:value="383.121301748477" calcext:value-type="float">
            <text:p>383,121301748477</text:p>
          </table:table-cell>
          <table:table-cell table:number-columns-repeated="4"/>
        </table:table-row>
        <table:table-row table:style-name="ro1">
          <table:table-cell office:value-type="float" office:value="1735" calcext:value-type="float">
            <text:p>1735</text:p>
          </table:table-cell>
          <table:table-cell table:formula="of:=ATAN2([.$E$2];[.A1737]) / RADIANS([.$F$2])" office:value-type="float" office:value="6.00421901837249" calcext:value-type="float">
            <text:p>6,00421901837249</text:p>
          </table:table-cell>
          <table:table-cell table:formula="of:=[.A1737] * [.$H$2]" office:value-type="float" office:value="9.83967395703673" calcext:value-type="float">
            <text:p>9,83967395703673</text:p>
          </table:table-cell>
          <table:table-cell table:formula="of:=([.C1737]-[.B1737]) * 100" office:value-type="float" office:value="383.545493866424" calcext:value-type="float">
            <text:p>383,545493866424</text:p>
          </table:table-cell>
          <table:table-cell table:number-columns-repeated="4"/>
        </table:table-row>
        <table:table-row table:style-name="ro1">
          <table:table-cell office:value-type="float" office:value="1736" calcext:value-type="float">
            <text:p>1736</text:p>
          </table:table-cell>
          <table:table-cell table:formula="of:=ATAN2([.$E$2];[.A1738]) / RADIANS([.$F$2])" office:value-type="float" office:value="6.0056471427388" calcext:value-type="float">
            <text:p>6,0056471427388</text:p>
          </table:table-cell>
          <table:table-cell table:formula="of:=[.A1738] * [.$H$2]" office:value-type="float" office:value="9.84534523885634" calcext:value-type="float">
            <text:p>9,84534523885634</text:p>
          </table:table-cell>
          <table:table-cell table:formula="of:=([.C1738]-[.B1738]) * 100" office:value-type="float" office:value="383.969809611754" calcext:value-type="float">
            <text:p>383,969809611754</text:p>
          </table:table-cell>
          <table:table-cell table:number-columns-repeated="4"/>
        </table:table-row>
        <table:table-row table:style-name="ro1">
          <table:table-cell office:value-type="float" office:value="1737" calcext:value-type="float">
            <text:p>1737</text:p>
          </table:table-cell>
          <table:table-cell table:formula="of:=ATAN2([.$E$2];[.A1739]) / RADIANS([.$F$2])" office:value-type="float" office:value="6.00707403225725" calcext:value-type="float">
            <text:p>6,00707403225725</text:p>
          </table:table-cell>
          <table:table-cell table:formula="of:=[.A1739] * [.$H$2]" office:value-type="float" office:value="9.85101652067596" calcext:value-type="float">
            <text:p>9,85101652067596</text:p>
          </table:table-cell>
          <table:table-cell table:formula="of:=([.C1739]-[.B1739]) * 100" office:value-type="float" office:value="384.394248841871" calcext:value-type="float">
            <text:p>384,394248841871</text:p>
          </table:table-cell>
          <table:table-cell table:number-columns-repeated="4"/>
        </table:table-row>
        <table:table-row table:style-name="ro1">
          <table:table-cell office:value-type="float" office:value="1738" calcext:value-type="float">
            <text:p>1738</text:p>
          </table:table-cell>
          <table:table-cell table:formula="of:=ATAN2([.$E$2];[.A1740]) / RADIANS([.$F$2])" office:value-type="float" office:value="6.00849968835198" calcext:value-type="float">
            <text:p>6,00849968835198</text:p>
          </table:table-cell>
          <table:table-cell table:formula="of:=[.A1740] * [.$H$2]" office:value-type="float" office:value="9.85668780249558" calcext:value-type="float">
            <text:p>9,85668780249558</text:p>
          </table:table-cell>
          <table:table-cell table:formula="of:=([.C1740]-[.B1740]) * 100" office:value-type="float" office:value="384.818811414359" calcext:value-type="float">
            <text:p>384,818811414359</text:p>
          </table:table-cell>
          <table:table-cell table:number-columns-repeated="4"/>
        </table:table-row>
        <table:table-row table:style-name="ro1">
          <table:table-cell office:value-type="float" office:value="1739" calcext:value-type="float">
            <text:p>1739</text:p>
          </table:table-cell>
          <table:table-cell table:formula="of:=ATAN2([.$E$2];[.A1741]) / RADIANS([.$F$2])" office:value-type="float" office:value="6.00992411244529" calcext:value-type="float">
            <text:p>6,00992411244529</text:p>
          </table:table-cell>
          <table:table-cell table:formula="of:=[.A1741] * [.$H$2]" office:value-type="float" office:value="9.8623590843152" calcext:value-type="float">
            <text:p>9,8623590843152</text:p>
          </table:table-cell>
          <table:table-cell table:formula="of:=([.C1741]-[.B1741]) * 100" office:value-type="float" office:value="385.243497186991" calcext:value-type="float">
            <text:p>385,243497186991</text:p>
          </table:table-cell>
          <table:table-cell table:number-columns-repeated="4"/>
        </table:table-row>
        <table:table-row table:style-name="ro1">
          <table:table-cell office:value-type="float" office:value="1740" calcext:value-type="float">
            <text:p>1740</text:p>
          </table:table-cell>
          <table:table-cell table:formula="of:=ATAN2([.$E$2];[.A1742]) / RADIANS([.$F$2])" office:value-type="float" office:value="6.0113473059576" calcext:value-type="float">
            <text:p>6,0113473059576</text:p>
          </table:table-cell>
          <table:table-cell table:formula="of:=[.A1742] * [.$H$2]" office:value-type="float" office:value="9.86803036613481" calcext:value-type="float">
            <text:p>9,86803036613481</text:p>
          </table:table-cell>
          <table:table-cell table:formula="of:=([.C1742]-[.B1742]) * 100" office:value-type="float" office:value="385.668306017722" calcext:value-type="float">
            <text:p>385,668306017722</text:p>
          </table:table-cell>
          <table:table-cell table:number-columns-repeated="4"/>
        </table:table-row>
        <table:table-row table:style-name="ro1">
          <table:table-cell office:value-type="float" office:value="1741" calcext:value-type="float">
            <text:p>1741</text:p>
          </table:table-cell>
          <table:table-cell table:formula="of:=ATAN2([.$E$2];[.A1743]) / RADIANS([.$F$2])" office:value-type="float" office:value="6.01276927030751" calcext:value-type="float">
            <text:p>6,01276927030751</text:p>
          </table:table-cell>
          <table:table-cell table:formula="of:=[.A1743] * [.$H$2]" office:value-type="float" office:value="9.87370164795443" calcext:value-type="float">
            <text:p>9,87370164795443</text:p>
          </table:table-cell>
          <table:table-cell table:formula="of:=([.C1743]-[.B1743]) * 100" office:value-type="float" office:value="386.093237764692" calcext:value-type="float">
            <text:p>386,093237764692</text:p>
          </table:table-cell>
          <table:table-cell table:number-columns-repeated="4"/>
        </table:table-row>
        <table:table-row table:style-name="ro1">
          <table:table-cell office:value-type="float" office:value="1742" calcext:value-type="float">
            <text:p>1742</text:p>
          </table:table-cell>
          <table:table-cell table:formula="of:=ATAN2([.$E$2];[.A1744]) / RADIANS([.$F$2])" office:value-type="float" office:value="6.01419000691177" calcext:value-type="float">
            <text:p>6,01419000691177</text:p>
          </table:table-cell>
          <table:table-cell table:formula="of:=[.A1744] * [.$H$2]" office:value-type="float" office:value="9.87937292977405" calcext:value-type="float">
            <text:p>9,87937292977405</text:p>
          </table:table-cell>
          <table:table-cell table:formula="of:=([.C1744]-[.B1744]) * 100" office:value-type="float" office:value="386.518292286228" calcext:value-type="float">
            <text:p>386,518292286228</text:p>
          </table:table-cell>
          <table:table-cell table:number-columns-repeated="4"/>
        </table:table-row>
        <table:table-row table:style-name="ro1">
          <table:table-cell office:value-type="float" office:value="1743" calcext:value-type="float">
            <text:p>1743</text:p>
          </table:table-cell>
          <table:table-cell table:formula="of:=ATAN2([.$E$2];[.A1745]) / RADIANS([.$F$2])" office:value-type="float" office:value="6.01560951718529" calcext:value-type="float">
            <text:p>6,01560951718529</text:p>
          </table:table-cell>
          <table:table-cell table:formula="of:=[.A1745] * [.$H$2]" office:value-type="float" office:value="9.88504421159367" calcext:value-type="float">
            <text:p>9,88504421159367</text:p>
          </table:table-cell>
          <table:table-cell table:formula="of:=([.C1745]-[.B1745]) * 100" office:value-type="float" office:value="386.943469440837" calcext:value-type="float">
            <text:p>386,943469440837</text:p>
          </table:table-cell>
          <table:table-cell table:number-columns-repeated="4"/>
        </table:table-row>
        <table:table-row table:style-name="ro1">
          <table:table-cell office:value-type="float" office:value="1744" calcext:value-type="float">
            <text:p>1744</text:p>
          </table:table-cell>
          <table:table-cell table:formula="of:=ATAN2([.$E$2];[.A1746]) / RADIANS([.$F$2])" office:value-type="float" office:value="6.01702780254115" calcext:value-type="float">
            <text:p>6,01702780254115</text:p>
          </table:table-cell>
          <table:table-cell table:formula="of:=[.A1746] * [.$H$2]" office:value-type="float" office:value="9.89071549341328" calcext:value-type="float">
            <text:p>9,89071549341328</text:p>
          </table:table-cell>
          <table:table-cell table:formula="of:=([.C1746]-[.B1746]) * 100" office:value-type="float" office:value="387.368769087214" calcext:value-type="float">
            <text:p>387,368769087214</text:p>
          </table:table-cell>
          <table:table-cell table:number-columns-repeated="4"/>
        </table:table-row>
        <table:table-row table:style-name="ro1">
          <table:table-cell office:value-type="float" office:value="1745" calcext:value-type="float">
            <text:p>1745</text:p>
          </table:table-cell>
          <table:table-cell table:formula="of:=ATAN2([.$E$2];[.A1747]) / RADIANS([.$F$2])" office:value-type="float" office:value="6.01844486439056" calcext:value-type="float">
            <text:p>6,01844486439056</text:p>
          </table:table-cell>
          <table:table-cell table:formula="of:=[.A1747] * [.$H$2]" office:value-type="float" office:value="9.8963867752329" calcext:value-type="float">
            <text:p>9,8963867752329</text:p>
          </table:table-cell>
          <table:table-cell table:formula="of:=([.C1747]-[.B1747]) * 100" office:value-type="float" office:value="387.794191084235" calcext:value-type="float">
            <text:p>387,794191084235</text:p>
          </table:table-cell>
          <table:table-cell table:number-columns-repeated="4"/>
        </table:table-row>
        <table:table-row table:style-name="ro1">
          <table:table-cell office:value-type="float" office:value="1746" calcext:value-type="float">
            <text:p>1746</text:p>
          </table:table-cell>
          <table:table-cell table:formula="of:=ATAN2([.$E$2];[.A1748]) / RADIANS([.$F$2])" office:value-type="float" office:value="6.01986070414292" calcext:value-type="float">
            <text:p>6,01986070414292</text:p>
          </table:table-cell>
          <table:table-cell table:formula="of:=[.A1748] * [.$H$2]" office:value-type="float" office:value="9.90205805705252" calcext:value-type="float">
            <text:p>9,90205805705252</text:p>
          </table:table-cell>
          <table:table-cell table:formula="of:=([.C1748]-[.B1748]) * 100" office:value-type="float" office:value="388.21973529096" calcext:value-type="float">
            <text:p>388,21973529096</text:p>
          </table:table-cell>
          <table:table-cell table:number-columns-repeated="4"/>
        </table:table-row>
        <table:table-row table:style-name="ro1">
          <table:table-cell office:value-type="float" office:value="1747" calcext:value-type="float">
            <text:p>1747</text:p>
          </table:table-cell>
          <table:table-cell table:formula="of:=ATAN2([.$E$2];[.A1749]) / RADIANS([.$F$2])" office:value-type="float" office:value="6.02127532320581" calcext:value-type="float">
            <text:p>6,02127532320581</text:p>
          </table:table-cell>
          <table:table-cell table:formula="of:=[.A1749] * [.$H$2]" office:value-type="float" office:value="9.90772933887214" calcext:value-type="float">
            <text:p>9,90772933887214</text:p>
          </table:table-cell>
          <table:table-cell table:formula="of:=([.C1749]-[.B1749]) * 100" office:value-type="float" office:value="388.645401566633" calcext:value-type="float">
            <text:p>388,645401566633</text:p>
          </table:table-cell>
          <table:table-cell table:number-columns-repeated="4"/>
        </table:table-row>
        <table:table-row table:style-name="ro1">
          <table:table-cell office:value-type="float" office:value="1748" calcext:value-type="float">
            <text:p>1748</text:p>
          </table:table-cell>
          <table:table-cell table:formula="of:=ATAN2([.$E$2];[.A1750]) / RADIANS([.$F$2])" office:value-type="float" office:value="6.02268872298495" calcext:value-type="float">
            <text:p>6,02268872298495</text:p>
          </table:table-cell>
          <table:table-cell table:formula="of:=[.A1750] * [.$H$2]" office:value-type="float" office:value="9.91340062069176" calcext:value-type="float">
            <text:p>9,91340062069176</text:p>
          </table:table-cell>
          <table:table-cell table:formula="of:=([.C1750]-[.B1750]) * 100" office:value-type="float" office:value="389.071189770681" calcext:value-type="float">
            <text:p>389,071189770681</text:p>
          </table:table-cell>
          <table:table-cell table:number-columns-repeated="4"/>
        </table:table-row>
        <table:table-row table:style-name="ro1">
          <table:table-cell office:value-type="float" office:value="1749" calcext:value-type="float">
            <text:p>1749</text:p>
          </table:table-cell>
          <table:table-cell table:formula="of:=ATAN2([.$E$2];[.A1751]) / RADIANS([.$F$2])" office:value-type="float" office:value="6.02410090488425" calcext:value-type="float">
            <text:p>6,02410090488425</text:p>
          </table:table-cell>
          <table:table-cell table:formula="of:=[.A1751] * [.$H$2]" office:value-type="float" office:value="9.91907190251137" calcext:value-type="float">
            <text:p>9,91907190251137</text:p>
          </table:table-cell>
          <table:table-cell table:formula="of:=([.C1751]-[.B1751]) * 100" office:value-type="float" office:value="389.497099762713" calcext:value-type="float">
            <text:p>389,497099762713</text:p>
          </table:table-cell>
          <table:table-cell table:number-columns-repeated="4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formula="of:=ATAN2([.$E$2];[.A1752]) / RADIANS([.$F$2])" office:value-type="float" office:value="6.02551187030578" calcext:value-type="float">
            <text:p>6,02551187030578</text:p>
          </table:table-cell>
          <table:table-cell table:formula="of:=[.A1752] * [.$H$2]" office:value-type="float" office:value="9.92474318433099" calcext:value-type="float">
            <text:p>9,92474318433099</text:p>
          </table:table-cell>
          <table:table-cell table:formula="of:=([.C1752]-[.B1752]) * 100" office:value-type="float" office:value="389.923131402521" calcext:value-type="float">
            <text:p>389,923131402521</text:p>
          </table:table-cell>
          <table:table-cell table:number-columns-repeated="4"/>
        </table:table-row>
        <table:table-row table:style-name="ro1">
          <table:table-cell office:value-type="float" office:value="1751" calcext:value-type="float">
            <text:p>1751</text:p>
          </table:table-cell>
          <table:table-cell table:formula="of:=ATAN2([.$E$2];[.A1753]) / RADIANS([.$F$2])" office:value-type="float" office:value="6.0269216206498" calcext:value-type="float">
            <text:p>6,0269216206498</text:p>
          </table:table-cell>
          <table:table-cell table:formula="of:=[.A1753] * [.$H$2]" office:value-type="float" office:value="9.93041446615061" calcext:value-type="float">
            <text:p>9,93041446615061</text:p>
          </table:table-cell>
          <table:table-cell table:formula="of:=([.C1753]-[.B1753]) * 100" office:value-type="float" office:value="390.349284550081" calcext:value-type="float">
            <text:p>390,349284550081</text:p>
          </table:table-cell>
          <table:table-cell table:number-columns-repeated="4"/>
        </table:table-row>
        <table:table-row table:style-name="ro1">
          <table:table-cell office:value-type="float" office:value="1752" calcext:value-type="float">
            <text:p>1752</text:p>
          </table:table-cell>
          <table:table-cell table:formula="of:=ATAN2([.$E$2];[.A1754]) / RADIANS([.$F$2])" office:value-type="float" office:value="6.02833015731474" calcext:value-type="float">
            <text:p>6,02833015731474</text:p>
          </table:table-cell>
          <table:table-cell table:formula="of:=[.A1754] * [.$H$2]" office:value-type="float" office:value="9.93608574797023" calcext:value-type="float">
            <text:p>9,93608574797023</text:p>
          </table:table-cell>
          <table:table-cell table:formula="of:=([.C1754]-[.B1754]) * 100" office:value-type="float" office:value="390.775559065549" calcext:value-type="float">
            <text:p>390,775559065549</text:p>
          </table:table-cell>
          <table:table-cell table:number-columns-repeated="4"/>
        </table:table-row>
        <table:table-row table:style-name="ro1">
          <table:table-cell office:value-type="float" office:value="1753" calcext:value-type="float">
            <text:p>1753</text:p>
          </table:table-cell>
          <table:table-cell table:formula="of:=ATAN2([.$E$2];[.A1755]) / RADIANS([.$F$2])" office:value-type="float" office:value="6.02973748169721" calcext:value-type="float">
            <text:p>6,02973748169721</text:p>
          </table:table-cell>
          <table:table-cell table:formula="of:=[.A1755] * [.$H$2]" office:value-type="float" office:value="9.94175702978984" calcext:value-type="float">
            <text:p>9,94175702978984</text:p>
          </table:table-cell>
          <table:table-cell table:formula="of:=([.C1755]-[.B1755]) * 100" office:value-type="float" office:value="391.201954809263" calcext:value-type="float">
            <text:p>391,201954809263</text:p>
          </table:table-cell>
          <table:table-cell table:number-columns-repeated="4"/>
        </table:table-row>
        <table:table-row table:style-name="ro1">
          <table:table-cell office:value-type="float" office:value="1754" calcext:value-type="float">
            <text:p>1754</text:p>
          </table:table-cell>
          <table:table-cell table:formula="of:=ATAN2([.$E$2];[.A1756]) / RADIANS([.$F$2])" office:value-type="float" office:value="6.03114359519201" calcext:value-type="float">
            <text:p>6,03114359519201</text:p>
          </table:table-cell>
          <table:table-cell table:formula="of:=[.A1756] * [.$H$2]" office:value-type="float" office:value="9.94742831160946" calcext:value-type="float">
            <text:p>9,94742831160946</text:p>
          </table:table-cell>
          <table:table-cell table:formula="of:=([.C1756]-[.B1756]) * 100" office:value-type="float" office:value="391.628471641746" calcext:value-type="float">
            <text:p>391,628471641746</text:p>
          </table:table-cell>
          <table:table-cell table:number-columns-repeated="4"/>
        </table:table-row>
        <table:table-row table:style-name="ro1">
          <table:table-cell office:value-type="float" office:value="1755" calcext:value-type="float">
            <text:p>1755</text:p>
          </table:table-cell>
          <table:table-cell table:formula="of:=ATAN2([.$E$2];[.A1757]) / RADIANS([.$F$2])" office:value-type="float" office:value="6.03254849919211" calcext:value-type="float">
            <text:p>6,03254849919211</text:p>
          </table:table-cell>
          <table:table-cell table:formula="of:=[.A1757] * [.$H$2]" office:value-type="float" office:value="9.95309959342908" calcext:value-type="float">
            <text:p>9,95309959342908</text:p>
          </table:table-cell>
          <table:table-cell table:formula="of:=([.C1757]-[.B1757]) * 100" office:value-type="float" office:value="392.055109423698" calcext:value-type="float">
            <text:p>392,055109423698</text:p>
          </table:table-cell>
          <table:table-cell table:number-columns-repeated="4"/>
        </table:table-row>
        <table:table-row table:style-name="ro1">
          <table:table-cell office:value-type="float" office:value="1756" calcext:value-type="float">
            <text:p>1756</text:p>
          </table:table-cell>
          <table:table-cell table:formula="of:=ATAN2([.$E$2];[.A1758]) / RADIANS([.$F$2])" office:value-type="float" office:value="6.03395219508867" calcext:value-type="float">
            <text:p>6,03395219508867</text:p>
          </table:table-cell>
          <table:table-cell table:formula="of:=[.A1758] * [.$H$2]" office:value-type="float" office:value="9.9587708752487" calcext:value-type="float">
            <text:p>9,9587708752487</text:p>
          </table:table-cell>
          <table:table-cell table:formula="of:=([.C1758]-[.B1758]) * 100" office:value-type="float" office:value="392.481868016003" calcext:value-type="float">
            <text:p>392,481868016003</text:p>
          </table:table-cell>
          <table:table-cell table:number-columns-repeated="4"/>
        </table:table-row>
        <table:table-row table:style-name="ro1">
          <table:table-cell office:value-type="float" office:value="1757" calcext:value-type="float">
            <text:p>1757</text:p>
          </table:table-cell>
          <table:table-cell table:formula="of:=ATAN2([.$E$2];[.A1759]) / RADIANS([.$F$2])" office:value-type="float" office:value="6.03535468427105" calcext:value-type="float">
            <text:p>6,03535468427105</text:p>
          </table:table-cell>
          <table:table-cell table:formula="of:=[.A1759] * [.$H$2]" office:value-type="float" office:value="9.96444215706831" calcext:value-type="float">
            <text:p>9,96444215706831</text:p>
          </table:table-cell>
          <table:table-cell table:formula="of:=([.C1759]-[.B1759]) * 100" office:value-type="float" office:value="392.908747279726" calcext:value-type="float">
            <text:p>392,908747279726</text:p>
          </table:table-cell>
          <table:table-cell table:number-columns-repeated="4"/>
        </table:table-row>
        <table:table-row table:style-name="ro1">
          <table:table-cell office:value-type="float" office:value="1758" calcext:value-type="float">
            <text:p>1758</text:p>
          </table:table-cell>
          <table:table-cell table:formula="of:=ATAN2([.$E$2];[.A1760]) / RADIANS([.$F$2])" office:value-type="float" office:value="6.0367559681268" calcext:value-type="float">
            <text:p>6,0367559681268</text:p>
          </table:table-cell>
          <table:table-cell table:formula="of:=[.A1760] * [.$H$2]" office:value-type="float" office:value="9.97011343888793" calcext:value-type="float">
            <text:p>9,97011343888793</text:p>
          </table:table-cell>
          <table:table-cell table:formula="of:=([.C1760]-[.B1760]) * 100" office:value-type="float" office:value="393.335747076114" calcext:value-type="float">
            <text:p>393,335747076114</text:p>
          </table:table-cell>
          <table:table-cell table:number-columns-repeated="4"/>
        </table:table-row>
        <table:table-row table:style-name="ro1">
          <table:table-cell office:value-type="float" office:value="1759" calcext:value-type="float">
            <text:p>1759</text:p>
          </table:table-cell>
          <table:table-cell table:formula="of:=ATAN2([.$E$2];[.A1761]) / RADIANS([.$F$2])" office:value-type="float" office:value="6.03815604804164" calcext:value-type="float">
            <text:p>6,03815604804164</text:p>
          </table:table-cell>
          <table:table-cell table:formula="of:=[.A1761] * [.$H$2]" office:value-type="float" office:value="9.97578472070755" calcext:value-type="float">
            <text:p>9,97578472070755</text:p>
          </table:table-cell>
          <table:table-cell table:formula="of:=([.C1761]-[.B1761]) * 100" office:value-type="float" office:value="393.762867266591" calcext:value-type="float">
            <text:p>393,762867266591</text:p>
          </table:table-cell>
          <table:table-cell table:number-columns-repeated="4"/>
        </table:table-row>
        <table:table-row table:style-name="ro1">
          <table:table-cell office:value-type="float" office:value="1760" calcext:value-type="float">
            <text:p>1760</text:p>
          </table:table-cell>
          <table:table-cell table:formula="of:=ATAN2([.$E$2];[.A1762]) / RADIANS([.$F$2])" office:value-type="float" office:value="6.03955492539951" calcext:value-type="float">
            <text:p>6,03955492539951</text:p>
          </table:table-cell>
          <table:table-cell table:formula="of:=[.A1762] * [.$H$2]" office:value-type="float" office:value="9.98145600252717" calcext:value-type="float">
            <text:p>9,98145600252717</text:p>
          </table:table-cell>
          <table:table-cell table:formula="of:=([.C1762]-[.B1762]) * 100" office:value-type="float" office:value="394.190107712766" calcext:value-type="float">
            <text:p>394,190107712766</text:p>
          </table:table-cell>
          <table:table-cell table:number-columns-repeated="4"/>
        </table:table-row>
        <table:table-row table:style-name="ro1">
          <table:table-cell office:value-type="float" office:value="1761" calcext:value-type="float">
            <text:p>1761</text:p>
          </table:table-cell>
          <table:table-cell table:formula="of:=ATAN2([.$E$2];[.A1763]) / RADIANS([.$F$2])" office:value-type="float" office:value="6.04095260158254" calcext:value-type="float">
            <text:p>6,04095260158254</text:p>
          </table:table-cell>
          <table:table-cell table:formula="of:=[.A1763] * [.$H$2]" office:value-type="float" office:value="9.98712728434679" calcext:value-type="float">
            <text:p>9,98712728434679</text:p>
          </table:table-cell>
          <table:table-cell table:formula="of:=([.C1763]-[.B1763]) * 100" office:value-type="float" office:value="394.617468276425" calcext:value-type="float">
            <text:p>394,617468276425</text:p>
          </table:table-cell>
          <table:table-cell table:number-columns-repeated="4"/>
        </table:table-row>
        <table:table-row table:style-name="ro1">
          <table:table-cell office:value-type="float" office:value="1762" calcext:value-type="float">
            <text:p>1762</text:p>
          </table:table-cell>
          <table:table-cell table:formula="of:=ATAN2([.$E$2];[.A1764]) / RADIANS([.$F$2])" office:value-type="float" office:value="6.04234907797105" calcext:value-type="float">
            <text:p>6,04234907797105</text:p>
          </table:table-cell>
          <table:table-cell table:formula="of:=[.A1764] * [.$H$2]" office:value-type="float" office:value="9.9927985661664" calcext:value-type="float">
            <text:p>9,9927985661664</text:p>
          </table:table-cell>
          <table:table-cell table:formula="of:=([.C1764]-[.B1764]) * 100" office:value-type="float" office:value="395.044948819535" calcext:value-type="float">
            <text:p>395,044948819535</text:p>
          </table:table-cell>
          <table:table-cell table:number-columns-repeated="4"/>
        </table:table-row>
        <table:table-row table:style-name="ro1">
          <table:table-cell office:value-type="float" office:value="1763" calcext:value-type="float">
            <text:p>1763</text:p>
          </table:table-cell>
          <table:table-cell table:formula="of:=ATAN2([.$E$2];[.A1765]) / RADIANS([.$F$2])" office:value-type="float" office:value="6.04374435594358" calcext:value-type="float">
            <text:p>6,04374435594358</text:p>
          </table:table-cell>
          <table:table-cell table:formula="of:=[.A1765] * [.$H$2]" office:value-type="float" office:value="9.99846984798602" calcext:value-type="float">
            <text:p>9,99846984798602</text:p>
          </table:table-cell>
          <table:table-cell table:formula="of:=([.C1765]-[.B1765]) * 100" office:value-type="float" office:value="395.472549204244" calcext:value-type="float">
            <text:p>395,472549204244</text:p>
          </table:table-cell>
          <table:table-cell table:number-columns-repeated="4"/>
        </table:table-row>
        <table:table-row table:style-name="ro1">
          <table:table-cell office:value-type="float" office:value="1764" calcext:value-type="float">
            <text:p>1764</text:p>
          </table:table-cell>
          <table:table-cell table:formula="of:=ATAN2([.$E$2];[.A1766]) / RADIANS([.$F$2])" office:value-type="float" office:value="6.04513843687685" calcext:value-type="float">
            <text:p>6,04513843687685</text:p>
          </table:table-cell>
          <table:table-cell table:formula="of:=[.A1766] * [.$H$2]" office:value-type="float" office:value="10.0041411298056" calcext:value-type="float">
            <text:p>10,0041411298056</text:p>
          </table:table-cell>
          <table:table-cell table:formula="of:=([.C1766]-[.B1766]) * 100" office:value-type="float" office:value="395.900269292879" calcext:value-type="float">
            <text:p>395,900269292879</text:p>
          </table:table-cell>
          <table:table-cell table:number-columns-repeated="4"/>
        </table:table-row>
        <table:table-row table:style-name="ro1">
          <table:table-cell office:value-type="float" office:value="1765" calcext:value-type="float">
            <text:p>1765</text:p>
          </table:table-cell>
          <table:table-cell table:formula="of:=ATAN2([.$E$2];[.A1767]) / RADIANS([.$F$2])" office:value-type="float" office:value="6.0465313221458" calcext:value-type="float">
            <text:p>6,0465313221458</text:p>
          </table:table-cell>
          <table:table-cell table:formula="of:=[.A1767] * [.$H$2]" office:value-type="float" office:value="10.0098124116253" calcext:value-type="float">
            <text:p>10,0098124116253</text:p>
          </table:table-cell>
          <table:table-cell table:formula="of:=([.C1767]-[.B1767]) * 100" office:value-type="float" office:value="396.328108947945" calcext:value-type="float">
            <text:p>396,328108947945</text:p>
          </table:table-cell>
          <table:table-cell table:number-columns-repeated="4"/>
        </table:table-row>
        <table:table-row table:style-name="ro1">
          <table:table-cell office:value-type="float" office:value="1766" calcext:value-type="float">
            <text:p>1766</text:p>
          </table:table-cell>
          <table:table-cell table:formula="of:=ATAN2([.$E$2];[.A1768]) / RADIANS([.$F$2])" office:value-type="float" office:value="6.04792301312359" calcext:value-type="float">
            <text:p>6,04792301312359</text:p>
          </table:table-cell>
          <table:table-cell table:formula="of:=[.A1768] * [.$H$2]" office:value-type="float" office:value="10.0154836934449" calcext:value-type="float">
            <text:p>10,0154836934449</text:p>
          </table:table-cell>
          <table:table-cell table:formula="of:=([.C1768]-[.B1768]) * 100" office:value-type="float" office:value="396.756068032129" calcext:value-type="float">
            <text:p>396,756068032129</text:p>
          </table:table-cell>
          <table:table-cell table:number-columns-repeated="4"/>
        </table:table-row>
        <table:table-row table:style-name="ro1">
          <table:table-cell office:value-type="float" office:value="1767" calcext:value-type="float">
            <text:p>1767</text:p>
          </table:table-cell>
          <table:table-cell table:formula="of:=ATAN2([.$E$2];[.A1769]) / RADIANS([.$F$2])" office:value-type="float" office:value="6.04931351118156" calcext:value-type="float">
            <text:p>6,04931351118156</text:p>
          </table:table-cell>
          <table:table-cell table:formula="of:=[.A1769] * [.$H$2]" office:value-type="float" office:value="10.0211549752645" calcext:value-type="float">
            <text:p>10,0211549752645</text:p>
          </table:table-cell>
          <table:table-cell table:formula="of:=([.C1769]-[.B1769]) * 100" office:value-type="float" office:value="397.184146408293" calcext:value-type="float">
            <text:p>397,184146408293</text:p>
          </table:table-cell>
          <table:table-cell table:number-columns-repeated="4"/>
        </table:table-row>
        <table:table-row table:style-name="ro1">
          <table:table-cell office:value-type="float" office:value="1768" calcext:value-type="float">
            <text:p>1768</text:p>
          </table:table-cell>
          <table:table-cell table:formula="of:=ATAN2([.$E$2];[.A1770]) / RADIANS([.$F$2])" office:value-type="float" office:value="6.05070281768928" calcext:value-type="float">
            <text:p>6,05070281768928</text:p>
          </table:table-cell>
          <table:table-cell table:formula="of:=[.A1770] * [.$H$2]" office:value-type="float" office:value="10.0268262570841" calcext:value-type="float">
            <text:p>10,0268262570841</text:p>
          </table:table-cell>
          <table:table-cell table:formula="of:=([.C1770]-[.B1770]) * 100" office:value-type="float" office:value="397.612343939483" calcext:value-type="float">
            <text:p>397,612343939483</text:p>
          </table:table-cell>
          <table:table-cell table:number-columns-repeated="4"/>
        </table:table-row>
        <table:table-row table:style-name="ro1">
          <table:table-cell office:value-type="float" office:value="1769" calcext:value-type="float">
            <text:p>1769</text:p>
          </table:table-cell>
          <table:table-cell table:formula="of:=ATAN2([.$E$2];[.A1771]) / RADIANS([.$F$2])" office:value-type="float" office:value="6.05209093401454" calcext:value-type="float">
            <text:p>6,05209093401454</text:p>
          </table:table-cell>
          <table:table-cell table:formula="of:=[.A1771] * [.$H$2]" office:value-type="float" office:value="10.0324975389037" calcext:value-type="float">
            <text:p>10,0324975389037</text:p>
          </table:table-cell>
          <table:table-cell table:formula="of:=([.C1771]-[.B1771]) * 100" office:value-type="float" office:value="398.040660488919" calcext:value-type="float">
            <text:p>398,040660488919</text:p>
          </table:table-cell>
          <table:table-cell table:number-columns-repeated="4"/>
        </table:table-row>
        <table:table-row table:style-name="ro1">
          <table:table-cell office:value-type="float" office:value="1770" calcext:value-type="float">
            <text:p>1770</text:p>
          </table:table-cell>
          <table:table-cell table:formula="of:=ATAN2([.$E$2];[.A1772]) / RADIANS([.$F$2])" office:value-type="float" office:value="6.05347786152333" calcext:value-type="float">
            <text:p>6,05347786152333</text:p>
          </table:table-cell>
          <table:table-cell table:formula="of:=[.A1772] * [.$H$2]" office:value-type="float" office:value="10.0381688207233" calcext:value-type="float">
            <text:p>10,0381688207233</text:p>
          </table:table-cell>
          <table:table-cell table:formula="of:=([.C1772]-[.B1772]) * 100" office:value-type="float" office:value="398.469095920001" calcext:value-type="float">
            <text:p>398,469095920001</text:p>
          </table:table-cell>
          <table:table-cell table:number-columns-repeated="4"/>
        </table:table-row>
        <table:table-row table:style-name="ro1">
          <table:table-cell office:value-type="float" office:value="1771" calcext:value-type="float">
            <text:p>1771</text:p>
          </table:table-cell>
          <table:table-cell table:formula="of:=ATAN2([.$E$2];[.A1773]) / RADIANS([.$F$2])" office:value-type="float" office:value="6.05486360157988" calcext:value-type="float">
            <text:p>6,05486360157988</text:p>
          </table:table-cell>
          <table:table-cell table:formula="of:=[.A1773] * [.$H$2]" office:value-type="float" office:value="10.043840102543" calcext:value-type="float">
            <text:p>10,043840102543</text:p>
          </table:table-cell>
          <table:table-cell table:formula="of:=([.C1773]-[.B1773]) * 100" office:value-type="float" office:value="398.897650096309" calcext:value-type="float">
            <text:p>398,897650096309</text:p>
          </table:table-cell>
          <table:table-cell table:number-columns-repeated="4"/>
        </table:table-row>
        <table:table-row table:style-name="ro1">
          <table:table-cell office:value-type="float" office:value="1772" calcext:value-type="float">
            <text:p>1772</text:p>
          </table:table-cell>
          <table:table-cell table:formula="of:=ATAN2([.$E$2];[.A1774]) / RADIANS([.$F$2])" office:value-type="float" office:value="6.05624815554661" calcext:value-type="float">
            <text:p>6,05624815554661</text:p>
          </table:table-cell>
          <table:table-cell table:formula="of:=[.A1774] * [.$H$2]" office:value-type="float" office:value="10.0495113843626" calcext:value-type="float">
            <text:p>10,0495113843626</text:p>
          </table:table-cell>
          <table:table-cell table:formula="of:=([.C1774]-[.B1774]) * 100" office:value-type="float" office:value="399.326322881597" calcext:value-type="float">
            <text:p>399,326322881597</text:p>
          </table:table-cell>
          <table:table-cell table:number-columns-repeated="4"/>
        </table:table-row>
        <table:table-row table:style-name="ro1">
          <table:table-cell office:value-type="float" office:value="1773" calcext:value-type="float">
            <text:p>1773</text:p>
          </table:table-cell>
          <table:table-cell table:formula="of:=ATAN2([.$E$2];[.A1775]) / RADIANS([.$F$2])" office:value-type="float" office:value="6.05763152478419" calcext:value-type="float">
            <text:p>6,05763152478419</text:p>
          </table:table-cell>
          <table:table-cell table:formula="of:=[.A1775] * [.$H$2]" office:value-type="float" office:value="10.0551826661822" calcext:value-type="float">
            <text:p>10,0551826661822</text:p>
          </table:table-cell>
          <table:table-cell table:formula="of:=([.C1775]-[.B1775]) * 100" office:value-type="float" office:value="399.755114139801" calcext:value-type="float">
            <text:p>399,755114139801</text:p>
          </table:table-cell>
          <table:table-cell table:number-columns-repeated="4"/>
        </table:table-row>
        <table:table-row table:style-name="ro1">
          <table:table-cell office:value-type="float" office:value="1774" calcext:value-type="float">
            <text:p>1774</text:p>
          </table:table-cell>
          <table:table-cell table:formula="of:=ATAN2([.$E$2];[.A1776]) / RADIANS([.$F$2])" office:value-type="float" office:value="6.05901371065151" calcext:value-type="float">
            <text:p>6,05901371065151</text:p>
          </table:table-cell>
          <table:table-cell table:formula="of:=[.A1776] * [.$H$2]" office:value-type="float" office:value="10.0608539480018" calcext:value-type="float">
            <text:p>10,0608539480018</text:p>
          </table:table-cell>
          <table:table-cell table:formula="of:=([.C1776]-[.B1776]) * 100" office:value-type="float" office:value="400.184023735031" calcext:value-type="float">
            <text:p>400,184023735031</text:p>
          </table:table-cell>
          <table:table-cell table:number-columns-repeated="4"/>
        </table:table-row>
        <table:table-row table:style-name="ro1">
          <table:table-cell office:value-type="float" office:value="1775" calcext:value-type="float">
            <text:p>1775</text:p>
          </table:table-cell>
          <table:table-cell table:formula="of:=ATAN2([.$E$2];[.A1777]) / RADIANS([.$F$2])" office:value-type="float" office:value="6.06039471450568" calcext:value-type="float">
            <text:p>6,06039471450568</text:p>
          </table:table-cell>
          <table:table-cell table:formula="of:=[.A1777] * [.$H$2]" office:value-type="float" office:value="10.0665252298214" calcext:value-type="float">
            <text:p>10,0665252298214</text:p>
          </table:table-cell>
          <table:table-cell table:formula="of:=([.C1777]-[.B1777]) * 100" office:value-type="float" office:value="400.613051531576" calcext:value-type="float">
            <text:p>400,613051531576</text:p>
          </table:table-cell>
          <table:table-cell table:number-columns-repeated="4"/>
        </table:table-row>
        <table:table-row table:style-name="ro1">
          <table:table-cell office:value-type="float" office:value="1776" calcext:value-type="float">
            <text:p>1776</text:p>
          </table:table-cell>
          <table:table-cell table:formula="of:=ATAN2([.$E$2];[.A1778]) / RADIANS([.$F$2])" office:value-type="float" office:value="6.06177453770203" calcext:value-type="float">
            <text:p>6,06177453770203</text:p>
          </table:table-cell>
          <table:table-cell table:formula="of:=[.A1778] * [.$H$2]" office:value-type="float" office:value="10.0721965116411" calcext:value-type="float">
            <text:p>10,0721965116411</text:p>
          </table:table-cell>
          <table:table-cell table:formula="of:=([.C1778]-[.B1778]) * 100" office:value-type="float" office:value="401.042197393902" calcext:value-type="float">
            <text:p>401,042197393902</text:p>
          </table:table-cell>
          <table:table-cell table:number-columns-repeated="4"/>
        </table:table-row>
        <table:table-row table:style-name="ro1">
          <table:table-cell office:value-type="float" office:value="1777" calcext:value-type="float">
            <text:p>1777</text:p>
          </table:table-cell>
          <table:table-cell table:formula="of:=ATAN2([.$E$2];[.A1779]) / RADIANS([.$F$2])" office:value-type="float" office:value="6.06315318159415" calcext:value-type="float">
            <text:p>6,06315318159415</text:p>
          </table:table-cell>
          <table:table-cell table:formula="of:=[.A1779] * [.$H$2]" office:value-type="float" office:value="10.0778677934607" calcext:value-type="float">
            <text:p>10,0778677934607</text:p>
          </table:table-cell>
          <table:table-cell table:formula="of:=([.C1779]-[.B1779]) * 100" office:value-type="float" office:value="401.471461186652" calcext:value-type="float">
            <text:p>401,471461186652</text:p>
          </table:table-cell>
          <table:table-cell table:number-columns-repeated="4"/>
        </table:table-row>
        <table:table-row table:style-name="ro1">
          <table:table-cell office:value-type="float" office:value="1778" calcext:value-type="float">
            <text:p>1778</text:p>
          </table:table-cell>
          <table:table-cell table:formula="of:=ATAN2([.$E$2];[.A1780]) / RADIANS([.$F$2])" office:value-type="float" office:value="6.06453064753383" calcext:value-type="float">
            <text:p>6,06453064753383</text:p>
          </table:table-cell>
          <table:table-cell table:formula="of:=[.A1780] * [.$H$2]" office:value-type="float" office:value="10.0835390752803" calcext:value-type="float">
            <text:p>10,0835390752803</text:p>
          </table:table-cell>
          <table:table-cell table:formula="of:=([.C1780]-[.B1780]) * 100" office:value-type="float" office:value="401.900842774645" calcext:value-type="float">
            <text:p>401,900842774645</text:p>
          </table:table-cell>
          <table:table-cell table:number-columns-repeated="4"/>
        </table:table-row>
        <table:table-row table:style-name="ro1">
          <table:table-cell office:value-type="float" office:value="1779" calcext:value-type="float">
            <text:p>1779</text:p>
          </table:table-cell>
          <table:table-cell table:formula="of:=ATAN2([.$E$2];[.A1781]) / RADIANS([.$F$2])" office:value-type="float" office:value="6.06590693687113" calcext:value-type="float">
            <text:p>6,06590693687113</text:p>
          </table:table-cell>
          <table:table-cell table:formula="of:=[.A1781] * [.$H$2]" office:value-type="float" office:value="10.0892103570999" calcext:value-type="float">
            <text:p>10,0892103570999</text:p>
          </table:table-cell>
          <table:table-cell table:formula="of:=([.C1781]-[.B1781]) * 100" office:value-type="float" office:value="402.330342022877" calcext:value-type="float">
            <text:p>402,330342022877</text:p>
          </table:table-cell>
          <table:table-cell table:number-columns-repeated="4"/>
        </table:table-row>
        <table:table-row table:style-name="ro1">
          <table:table-cell office:value-type="float" office:value="1780" calcext:value-type="float">
            <text:p>1780</text:p>
          </table:table-cell>
          <table:table-cell table:formula="of:=ATAN2([.$E$2];[.A1782]) / RADIANS([.$F$2])" office:value-type="float" office:value="6.06728205095432" calcext:value-type="float">
            <text:p>6,06728205095432</text:p>
          </table:table-cell>
          <table:table-cell table:formula="of:=[.A1782] * [.$H$2]" office:value-type="float" office:value="10.0948816389195" calcext:value-type="float">
            <text:p>10,0948816389195</text:p>
          </table:table-cell>
          <table:table-cell table:formula="of:=([.C1782]-[.B1782]) * 100" office:value-type="float" office:value="402.75995879652" calcext:value-type="float">
            <text:p>402,75995879652</text:p>
          </table:table-cell>
          <table:table-cell table:number-columns-repeated="4"/>
        </table:table-row>
        <table:table-row table:style-name="ro1">
          <table:table-cell office:value-type="float" office:value="1781" calcext:value-type="float">
            <text:p>1781</text:p>
          </table:table-cell>
          <table:table-cell table:formula="of:=ATAN2([.$E$2];[.A1783]) / RADIANS([.$F$2])" office:value-type="float" office:value="6.06865599112992" calcext:value-type="float">
            <text:p>6,06865599112992</text:p>
          </table:table-cell>
          <table:table-cell table:formula="of:=[.A1783] * [.$H$2]" office:value-type="float" office:value="10.1005529207391" calcext:value-type="float">
            <text:p>10,1005529207391</text:p>
          </table:table-cell>
          <table:table-cell table:formula="of:=([.C1783]-[.B1783]) * 100" office:value-type="float" office:value="403.189692960922" calcext:value-type="float">
            <text:p>403,189692960922</text:p>
          </table:table-cell>
          <table:table-cell table:number-columns-repeated="4"/>
        </table:table-row>
        <table:table-row table:style-name="ro1">
          <table:table-cell office:value-type="float" office:value="1782" calcext:value-type="float">
            <text:p>1782</text:p>
          </table:table-cell>
          <table:table-cell table:formula="of:=ATAN2([.$E$2];[.A1784]) / RADIANS([.$F$2])" office:value-type="float" office:value="6.07002875874269" calcext:value-type="float">
            <text:p>6,07002875874269</text:p>
          </table:table-cell>
          <table:table-cell table:formula="of:=[.A1784] * [.$H$2]" office:value-type="float" office:value="10.1062242025588" calcext:value-type="float">
            <text:p>10,1062242025588</text:p>
          </table:table-cell>
          <table:table-cell table:formula="of:=([.C1784]-[.B1784]) * 100" office:value-type="float" office:value="403.619544381606" calcext:value-type="float">
            <text:p>403,619544381606</text:p>
          </table:table-cell>
          <table:table-cell table:number-columns-repeated="4"/>
        </table:table-row>
        <table:table-row table:style-name="ro1">
          <table:table-cell office:value-type="float" office:value="1783" calcext:value-type="float">
            <text:p>1783</text:p>
          </table:table-cell>
          <table:table-cell table:formula="of:=ATAN2([.$E$2];[.A1785]) / RADIANS([.$F$2])" office:value-type="float" office:value="6.07140035513565" calcext:value-type="float">
            <text:p>6,07140035513565</text:p>
          </table:table-cell>
          <table:table-cell table:formula="of:=[.A1785] * [.$H$2]" office:value-type="float" office:value="10.1118954843784" calcext:value-type="float">
            <text:p>10,1118954843784</text:p>
          </table:table-cell>
          <table:table-cell table:formula="of:=([.C1785]-[.B1785]) * 100" office:value-type="float" office:value="404.049512924273" calcext:value-type="float">
            <text:p>404,049512924273</text:p>
          </table:table-cell>
          <table:table-cell table:number-columns-repeated="4"/>
        </table:table-row>
        <table:table-row table:style-name="ro1">
          <table:table-cell office:value-type="float" office:value="1784" calcext:value-type="float">
            <text:p>1784</text:p>
          </table:table-cell>
          <table:table-cell table:formula="of:=ATAN2([.$E$2];[.A1786]) / RADIANS([.$F$2])" office:value-type="float" office:value="6.07277078165003" calcext:value-type="float">
            <text:p>6,07277078165003</text:p>
          </table:table-cell>
          <table:table-cell table:formula="of:=[.A1786] * [.$H$2]" office:value-type="float" office:value="10.117566766198" calcext:value-type="float">
            <text:p>10,117566766198</text:p>
          </table:table-cell>
          <table:table-cell table:formula="of:=([.C1786]-[.B1786]) * 100" office:value-type="float" office:value="404.479598454796" calcext:value-type="float">
            <text:p>404,479598454796</text:p>
          </table:table-cell>
          <table:table-cell table:number-columns-repeated="4"/>
        </table:table-row>
        <table:table-row table:style-name="ro1">
          <table:table-cell office:value-type="float" office:value="1785" calcext:value-type="float">
            <text:p>1785</text:p>
          </table:table-cell>
          <table:table-cell table:formula="of:=ATAN2([.$E$2];[.A1787]) / RADIANS([.$F$2])" office:value-type="float" office:value="6.07414003962535" calcext:value-type="float">
            <text:p>6,07414003962535</text:p>
          </table:table-cell>
          <table:table-cell table:formula="of:=[.A1787] * [.$H$2]" office:value-type="float" office:value="10.1232380480176" calcext:value-type="float">
            <text:p>10,1232380480176</text:p>
          </table:table-cell>
          <table:table-cell table:formula="of:=([.C1787]-[.B1787]) * 100" office:value-type="float" office:value="404.909800839226" calcext:value-type="float">
            <text:p>404,909800839226</text:p>
          </table:table-cell>
          <table:table-cell table:number-columns-repeated="4"/>
        </table:table-row>
        <table:table-row table:style-name="ro1">
          <table:table-cell office:value-type="float" office:value="1786" calcext:value-type="float">
            <text:p>1786</text:p>
          </table:table-cell>
          <table:table-cell table:formula="of:=ATAN2([.$E$2];[.A1788]) / RADIANS([.$F$2])" office:value-type="float" office:value="6.07550813039935" calcext:value-type="float">
            <text:p>6,07550813039935</text:p>
          </table:table-cell>
          <table:table-cell table:formula="of:=[.A1788] * [.$H$2]" office:value-type="float" office:value="10.1289093298372" calcext:value-type="float">
            <text:p>10,1289093298372</text:p>
          </table:table-cell>
          <table:table-cell table:formula="of:=([.C1788]-[.B1788]) * 100" office:value-type="float" office:value="405.340119943788" calcext:value-type="float">
            <text:p>405,340119943788</text:p>
          </table:table-cell>
          <table:table-cell table:number-columns-repeated="4"/>
        </table:table-row>
        <table:table-row table:style-name="ro1">
          <table:table-cell office:value-type="float" office:value="1787" calcext:value-type="float">
            <text:p>1787</text:p>
          </table:table-cell>
          <table:table-cell table:formula="of:=ATAN2([.$E$2];[.A1789]) / RADIANS([.$F$2])" office:value-type="float" office:value="6.07687505530804" calcext:value-type="float">
            <text:p>6,07687505530804</text:p>
          </table:table-cell>
          <table:table-cell table:formula="of:=[.A1789] * [.$H$2]" office:value-type="float" office:value="10.1345806116568" calcext:value-type="float">
            <text:p>10,1345806116568</text:p>
          </table:table-cell>
          <table:table-cell table:formula="of:=([.C1789]-[.B1789]) * 100" office:value-type="float" office:value="405.770555634881" calcext:value-type="float">
            <text:p>405,770555634881</text:p>
          </table:table-cell>
          <table:table-cell table:number-columns-repeated="4"/>
        </table:table-row>
        <table:table-row table:style-name="ro1">
          <table:table-cell office:value-type="float" office:value="1788" calcext:value-type="float">
            <text:p>1788</text:p>
          </table:table-cell>
          <table:table-cell table:formula="of:=ATAN2([.$E$2];[.A1790]) / RADIANS([.$F$2])" office:value-type="float" office:value="6.07824081568567" calcext:value-type="float">
            <text:p>6,07824081568567</text:p>
          </table:table-cell>
          <table:table-cell table:formula="of:=[.A1790] * [.$H$2]" office:value-type="float" office:value="10.1402518934765" calcext:value-type="float">
            <text:p>10,1402518934765</text:p>
          </table:table-cell>
          <table:table-cell table:formula="of:=([.C1790]-[.B1790]) * 100" office:value-type="float" office:value="406.20110777908" calcext:value-type="float">
            <text:p>406,20110777908</text:p>
          </table:table-cell>
          <table:table-cell table:number-columns-repeated="4"/>
        </table:table-row>
        <table:table-row table:style-name="ro1">
          <table:table-cell office:value-type="float" office:value="1789" calcext:value-type="float">
            <text:p>1789</text:p>
          </table:table-cell>
          <table:table-cell table:formula="of:=ATAN2([.$E$2];[.A1791]) / RADIANS([.$F$2])" office:value-type="float" office:value="6.07960541286476" calcext:value-type="float">
            <text:p>6,07960541286476</text:p>
          </table:table-cell>
          <table:table-cell table:formula="of:=[.A1791] * [.$H$2]" office:value-type="float" office:value="10.1459231752961" calcext:value-type="float">
            <text:p>10,1459231752961</text:p>
          </table:table-cell>
          <table:table-cell table:formula="of:=([.C1791]-[.B1791]) * 100" office:value-type="float" office:value="406.631776243132" calcext:value-type="float">
            <text:p>406,631776243132</text:p>
          </table:table-cell>
          <table:table-cell table:number-columns-repeated="4"/>
        </table:table-row>
        <table:table-row table:style-name="ro1">
          <table:table-cell office:value-type="float" office:value="1790" calcext:value-type="float">
            <text:p>1790</text:p>
          </table:table-cell>
          <table:table-cell table:formula="of:=ATAN2([.$E$2];[.A1792]) / RADIANS([.$F$2])" office:value-type="float" office:value="6.08096884817609" calcext:value-type="float">
            <text:p>6,08096884817609</text:p>
          </table:table-cell>
          <table:table-cell table:formula="of:=[.A1792] * [.$H$2]" office:value-type="float" office:value="10.1515944571157" calcext:value-type="float">
            <text:p>10,1515944571157</text:p>
          </table:table-cell>
          <table:table-cell table:formula="of:=([.C1792]-[.B1792]) * 100" office:value-type="float" office:value="407.062560893961" calcext:value-type="float">
            <text:p>407,062560893961</text:p>
          </table:table-cell>
          <table:table-cell table:number-columns-repeated="4"/>
        </table:table-row>
        <table:table-row table:style-name="ro1">
          <table:table-cell office:value-type="float" office:value="1791" calcext:value-type="float">
            <text:p>1791</text:p>
          </table:table-cell>
          <table:table-cell table:formula="of:=ATAN2([.$E$2];[.A1793]) / RADIANS([.$F$2])" office:value-type="float" office:value="6.0823311229487" calcext:value-type="float">
            <text:p>6,0823311229487</text:p>
          </table:table-cell>
          <table:table-cell table:formula="of:=[.A1793] * [.$H$2]" office:value-type="float" office:value="10.1572657389353" calcext:value-type="float">
            <text:p>10,1572657389353</text:p>
          </table:table-cell>
          <table:table-cell table:formula="of:=([.C1793]-[.B1793]) * 100" office:value-type="float" office:value="407.493461598662" calcext:value-type="float">
            <text:p>407,493461598662</text:p>
          </table:table-cell>
          <table:table-cell table:number-columns-repeated="4"/>
        </table:table-row>
        <table:table-row table:style-name="ro1">
          <table:table-cell office:value-type="float" office:value="1792" calcext:value-type="float">
            <text:p>1792</text:p>
          </table:table-cell>
          <table:table-cell table:formula="of:=ATAN2([.$E$2];[.A1794]) / RADIANS([.$F$2])" office:value-type="float" office:value="6.08369223850987" calcext:value-type="float">
            <text:p>6,08369223850987</text:p>
          </table:table-cell>
          <table:table-cell table:formula="of:=[.A1794] * [.$H$2]" office:value-type="float" office:value="10.1629370207549" calcext:value-type="float">
            <text:p>10,1629370207549</text:p>
          </table:table-cell>
          <table:table-cell table:formula="of:=([.C1794]-[.B1794]) * 100" office:value-type="float" office:value="407.924478224507" calcext:value-type="float">
            <text:p>407,924478224507</text:p>
          </table:table-cell>
          <table:table-cell table:number-columns-repeated="4"/>
        </table:table-row>
        <table:table-row table:style-name="ro1">
          <table:table-cell office:value-type="float" office:value="1793" calcext:value-type="float">
            <text:p>1793</text:p>
          </table:table-cell>
          <table:table-cell table:formula="of:=ATAN2([.$E$2];[.A1795]) / RADIANS([.$F$2])" office:value-type="float" office:value="6.08505219618518" calcext:value-type="float">
            <text:p>6,08505219618518</text:p>
          </table:table-cell>
          <table:table-cell table:formula="of:=[.A1795] * [.$H$2]" office:value-type="float" office:value="10.1686083025746" calcext:value-type="float">
            <text:p>10,1686083025746</text:p>
          </table:table-cell>
          <table:table-cell table:formula="of:=([.C1795]-[.B1795]) * 100" office:value-type="float" office:value="408.355610638937" calcext:value-type="float">
            <text:p>408,355610638937</text:p>
          </table:table-cell>
          <table:table-cell table:number-columns-repeated="4"/>
        </table:table-row>
        <table:table-row table:style-name="ro1">
          <table:table-cell office:value-type="float" office:value="1794" calcext:value-type="float">
            <text:p>1794</text:p>
          </table:table-cell>
          <table:table-cell table:formula="of:=ATAN2([.$E$2];[.A1796]) / RADIANS([.$F$2])" office:value-type="float" office:value="6.08641099729846" calcext:value-type="float">
            <text:p>6,08641099729846</text:p>
          </table:table-cell>
          <table:table-cell table:formula="of:=[.A1796] * [.$H$2]" office:value-type="float" office:value="10.1742795843942" calcext:value-type="float">
            <text:p>10,1742795843942</text:p>
          </table:table-cell>
          <table:table-cell table:formula="of:=([.C1796]-[.B1796]) * 100" office:value-type="float" office:value="408.786858709571" calcext:value-type="float">
            <text:p>408,786858709571</text:p>
          </table:table-cell>
          <table:table-cell table:number-columns-repeated="4"/>
        </table:table-row>
        <table:table-row table:style-name="ro1">
          <table:table-cell office:value-type="float" office:value="1795" calcext:value-type="float">
            <text:p>1795</text:p>
          </table:table-cell>
          <table:table-cell table:formula="of:=ATAN2([.$E$2];[.A1797]) / RADIANS([.$F$2])" office:value-type="float" office:value="6.0877686431718" calcext:value-type="float">
            <text:p>6,0877686431718</text:p>
          </table:table-cell>
          <table:table-cell table:formula="of:=[.A1797] * [.$H$2]" office:value-type="float" office:value="10.1799508662138" calcext:value-type="float">
            <text:p>10,1799508662138</text:p>
          </table:table-cell>
          <table:table-cell table:formula="of:=([.C1797]-[.B1797]) * 100" office:value-type="float" office:value="409.218222304199" calcext:value-type="float">
            <text:p>409,218222304199</text:p>
          </table:table-cell>
          <table:table-cell table:number-columns-repeated="4"/>
        </table:table-row>
        <table:table-row table:style-name="ro1">
          <table:table-cell office:value-type="float" office:value="1796" calcext:value-type="float">
            <text:p>1796</text:p>
          </table:table-cell>
          <table:table-cell table:formula="of:=ATAN2([.$E$2];[.A1798]) / RADIANS([.$F$2])" office:value-type="float" office:value="6.08912513512559" calcext:value-type="float">
            <text:p>6,08912513512559</text:p>
          </table:table-cell>
          <table:table-cell table:formula="of:=[.A1798] * [.$H$2]" office:value-type="float" office:value="10.1856221480334" calcext:value-type="float">
            <text:p>10,1856221480334</text:p>
          </table:table-cell>
          <table:table-cell table:formula="of:=([.C1798]-[.B1798]) * 100" office:value-type="float" office:value="409.649701290781" calcext:value-type="float">
            <text:p>409,649701290781</text:p>
          </table:table-cell>
          <table:table-cell table:number-columns-repeated="4"/>
        </table:table-row>
        <table:table-row table:style-name="ro1">
          <table:table-cell office:value-type="float" office:value="1797" calcext:value-type="float">
            <text:p>1797</text:p>
          </table:table-cell>
          <table:table-cell table:formula="of:=ATAN2([.$E$2];[.A1799]) / RADIANS([.$F$2])" office:value-type="float" office:value="6.09048047447847" calcext:value-type="float">
            <text:p>6,09048047447847</text:p>
          </table:table-cell>
          <table:table-cell table:formula="of:=[.A1799] * [.$H$2]" office:value-type="float" office:value="10.191293429853" calcext:value-type="float">
            <text:p>10,191293429853</text:p>
          </table:table-cell>
          <table:table-cell table:formula="of:=([.C1799]-[.B1799]) * 100" office:value-type="float" office:value="410.081295537455" calcext:value-type="float">
            <text:p>410,081295537455</text:p>
          </table:table-cell>
          <table:table-cell table:number-columns-repeated="4"/>
        </table:table-row>
        <table:table-row table:style-name="ro1">
          <table:table-cell office:value-type="float" office:value="1798" calcext:value-type="float">
            <text:p>1798</text:p>
          </table:table-cell>
          <table:table-cell table:formula="of:=ATAN2([.$E$2];[.A1800]) / RADIANS([.$F$2])" office:value-type="float" office:value="6.09183466254737" calcext:value-type="float">
            <text:p>6,09183466254737</text:p>
          </table:table-cell>
          <table:table-cell table:formula="of:=[.A1800] * [.$H$2]" office:value-type="float" office:value="10.1969647116726" calcext:value-type="float">
            <text:p>10,1969647116726</text:p>
          </table:table-cell>
          <table:table-cell table:formula="of:=([.C1800]-[.B1800]) * 100" office:value-type="float" office:value="410.513004912527" calcext:value-type="float">
            <text:p>410,513004912527</text:p>
          </table:table-cell>
          <table:table-cell table:number-columns-repeated="4"/>
        </table:table-row>
        <table:table-row table:style-name="ro1">
          <table:table-cell office:value-type="float" office:value="1799" calcext:value-type="float">
            <text:p>1799</text:p>
          </table:table-cell>
          <table:table-cell table:formula="of:=ATAN2([.$E$2];[.A1801]) / RADIANS([.$F$2])" office:value-type="float" office:value="6.09318770064748" calcext:value-type="float">
            <text:p>6,09318770064748</text:p>
          </table:table-cell>
          <table:table-cell table:formula="of:=[.A1801] * [.$H$2]" office:value-type="float" office:value="10.2026359934923" calcext:value-type="float">
            <text:p>10,2026359934923</text:p>
          </table:table-cell>
          <table:table-cell table:formula="of:=([.C1801]-[.B1801]) * 100" office:value-type="float" office:value="410.944829284478" calcext:value-type="float">
            <text:p>410,944829284478</text:p>
          </table:table-cell>
          <table:table-cell table:number-columns-repeated="4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formula="of:=ATAN2([.$E$2];[.A1802]) / RADIANS([.$F$2])" office:value-type="float" office:value="6.09453959009229" calcext:value-type="float">
            <text:p>6,09453959009229</text:p>
          </table:table-cell>
          <table:table-cell table:formula="of:=[.A1802] * [.$H$2]" office:value-type="float" office:value="10.2083072753119" calcext:value-type="float">
            <text:p>10,2083072753119</text:p>
          </table:table-cell>
          <table:table-cell table:formula="of:=([.C1802]-[.B1802]) * 100" office:value-type="float" office:value="411.376768521959" calcext:value-type="float">
            <text:p>411,376768521959</text:p>
          </table:table-cell>
          <table:table-cell table:number-columns-repeated="4"/>
        </table:table-row>
        <table:table-row table:style-name="ro1">
          <table:table-cell office:value-type="float" office:value="1801" calcext:value-type="float">
            <text:p>1801</text:p>
          </table:table-cell>
          <table:table-cell table:formula="of:=ATAN2([.$E$2];[.A1803]) / RADIANS([.$F$2])" office:value-type="float" office:value="6.09589033219355" calcext:value-type="float">
            <text:p>6,09589033219355</text:p>
          </table:table-cell>
          <table:table-cell table:formula="of:=[.A1803] * [.$H$2]" office:value-type="float" office:value="10.2139785571315" calcext:value-type="float">
            <text:p>10,2139785571315</text:p>
          </table:table-cell>
          <table:table-cell table:formula="of:=([.C1803]-[.B1803]) * 100" office:value-type="float" office:value="411.808822493794" calcext:value-type="float">
            <text:p>411,808822493794</text:p>
          </table:table-cell>
          <table:table-cell table:number-columns-repeated="4"/>
        </table:table-row>
        <table:table-row table:style-name="ro1">
          <table:table-cell office:value-type="float" office:value="1802" calcext:value-type="float">
            <text:p>1802</text:p>
          </table:table-cell>
          <table:table-cell table:formula="of:=ATAN2([.$E$2];[.A1804]) / RADIANS([.$F$2])" office:value-type="float" office:value="6.09723992826133" calcext:value-type="float">
            <text:p>6,09723992826133</text:p>
          </table:table-cell>
          <table:table-cell table:formula="of:=[.A1804] * [.$H$2]" office:value-type="float" office:value="10.2196498389511" calcext:value-type="float">
            <text:p>10,2196498389511</text:p>
          </table:table-cell>
          <table:table-cell table:formula="of:=([.C1804]-[.B1804]) * 100" office:value-type="float" office:value="412.240991068978" calcext:value-type="float">
            <text:p>412,240991068978</text:p>
          </table:table-cell>
          <table:table-cell table:number-columns-repeated="4"/>
        </table:table-row>
        <table:table-row table:style-name="ro1">
          <table:table-cell office:value-type="float" office:value="1803" calcext:value-type="float">
            <text:p>1803</text:p>
          </table:table-cell>
          <table:table-cell table:formula="of:=ATAN2([.$E$2];[.A1805]) / RADIANS([.$F$2])" office:value-type="float" office:value="6.09858837960396" calcext:value-type="float">
            <text:p>6,09858837960396</text:p>
          </table:table-cell>
          <table:table-cell table:formula="of:=[.A1805] * [.$H$2]" office:value-type="float" office:value="10.2253211207707" calcext:value-type="float">
            <text:p>10,2253211207707</text:p>
          </table:table-cell>
          <table:table-cell table:formula="of:=([.C1805]-[.B1805]) * 100" office:value-type="float" office:value="412.673274116677" calcext:value-type="float">
            <text:p>412,673274116677</text:p>
          </table:table-cell>
          <table:table-cell table:number-columns-repeated="4"/>
        </table:table-row>
        <table:table-row table:style-name="ro1">
          <table:table-cell office:value-type="float" office:value="1804" calcext:value-type="float">
            <text:p>1804</text:p>
          </table:table-cell>
          <table:table-cell table:formula="of:=ATAN2([.$E$2];[.A1806]) / RADIANS([.$F$2])" office:value-type="float" office:value="6.09993568752805" calcext:value-type="float">
            <text:p>6,09993568752805</text:p>
          </table:table-cell>
          <table:table-cell table:formula="of:=[.A1806] * [.$H$2]" office:value-type="float" office:value="10.2309924025903" calcext:value-type="float">
            <text:p>10,2309924025903</text:p>
          </table:table-cell>
          <table:table-cell table:formula="of:=([.C1806]-[.B1806]) * 100" office:value-type="float" office:value="413.105671506229" calcext:value-type="float">
            <text:p>413,105671506229</text:p>
          </table:table-cell>
          <table:table-cell table:number-columns-repeated="4"/>
        </table:table-row>
        <table:table-row table:style-name="ro1">
          <table:table-cell office:value-type="float" office:value="1805" calcext:value-type="float">
            <text:p>1805</text:p>
          </table:table-cell>
          <table:table-cell table:formula="of:=ATAN2([.$E$2];[.A1807]) / RADIANS([.$F$2])" office:value-type="float" office:value="6.10128185333854" calcext:value-type="float">
            <text:p>6,10128185333854</text:p>
          </table:table-cell>
          <table:table-cell table:formula="of:=[.A1807] * [.$H$2]" office:value-type="float" office:value="10.23666368441" calcext:value-type="float">
            <text:p>10,23666368441</text:p>
          </table:table-cell>
          <table:table-cell table:formula="of:=([.C1807]-[.B1807]) * 100" office:value-type="float" office:value="413.538183107143" calcext:value-type="float">
            <text:p>413,538183107143</text:p>
          </table:table-cell>
          <table:table-cell table:number-columns-repeated="4"/>
        </table:table-row>
        <table:table-row table:style-name="ro1">
          <table:table-cell office:value-type="float" office:value="1806" calcext:value-type="float">
            <text:p>1806</text:p>
          </table:table-cell>
          <table:table-cell table:formula="of:=ATAN2([.$E$2];[.A1808]) / RADIANS([.$F$2])" office:value-type="float" office:value="6.10262687833861" calcext:value-type="float">
            <text:p>6,10262687833861</text:p>
          </table:table-cell>
          <table:table-cell table:formula="of:=[.A1808] * [.$H$2]" office:value-type="float" office:value="10.2423349662296" calcext:value-type="float">
            <text:p>10,2423349662296</text:p>
          </table:table-cell>
          <table:table-cell table:formula="of:=([.C1808]-[.B1808]) * 100" office:value-type="float" office:value="413.970808789098" calcext:value-type="float">
            <text:p>413,970808789098</text:p>
          </table:table-cell>
          <table:table-cell table:number-columns-repeated="4"/>
        </table:table-row>
        <table:table-row table:style-name="ro1">
          <table:table-cell office:value-type="float" office:value="1807" calcext:value-type="float">
            <text:p>1807</text:p>
          </table:table-cell>
          <table:table-cell table:formula="of:=ATAN2([.$E$2];[.A1809]) / RADIANS([.$F$2])" office:value-type="float" office:value="6.10397076382978" calcext:value-type="float">
            <text:p>6,10397076382978</text:p>
          </table:table-cell>
          <table:table-cell table:formula="of:=[.A1809] * [.$H$2]" office:value-type="float" office:value="10.2480062480492" calcext:value-type="float">
            <text:p>10,2480062480492</text:p>
          </table:table-cell>
          <table:table-cell table:formula="of:=([.C1809]-[.B1809]) * 100" office:value-type="float" office:value="414.403548421943" calcext:value-type="float">
            <text:p>414,403548421943</text:p>
          </table:table-cell>
          <table:table-cell table:number-columns-repeated="4"/>
        </table:table-row>
        <table:table-row table:style-name="ro1">
          <table:table-cell office:value-type="float" office:value="1808" calcext:value-type="float">
            <text:p>1808</text:p>
          </table:table-cell>
          <table:table-cell table:formula="of:=ATAN2([.$E$2];[.A1810]) / RADIANS([.$F$2])" office:value-type="float" office:value="6.10531351111184" calcext:value-type="float">
            <text:p>6,10531351111184</text:p>
          </table:table-cell>
          <table:table-cell table:formula="of:=[.A1810] * [.$H$2]" office:value-type="float" office:value="10.2536775298688" calcext:value-type="float">
            <text:p>10,2536775298688</text:p>
          </table:table-cell>
          <table:table-cell table:formula="of:=([.C1810]-[.B1810]) * 100" office:value-type="float" office:value="414.836401875698" calcext:value-type="float">
            <text:p>414,836401875698</text:p>
          </table:table-cell>
          <table:table-cell table:number-columns-repeated="4"/>
        </table:table-row>
        <table:table-row table:style-name="ro1">
          <table:table-cell office:value-type="float" office:value="1809" calcext:value-type="float">
            <text:p>1809</text:p>
          </table:table-cell>
          <table:table-cell table:formula="of:=ATAN2([.$E$2];[.A1811]) / RADIANS([.$F$2])" office:value-type="float" office:value="6.1066551214829" calcext:value-type="float">
            <text:p>6,1066551214829</text:p>
          </table:table-cell>
          <table:table-cell table:formula="of:=[.A1811] * [.$H$2]" office:value-type="float" office:value="10.2593488116884" calcext:value-type="float">
            <text:p>10,2593488116884</text:p>
          </table:table-cell>
          <table:table-cell table:formula="of:=([.C1811]-[.B1811]) * 100" office:value-type="float" office:value="415.269369020554" calcext:value-type="float">
            <text:p>415,269369020554</text:p>
          </table:table-cell>
          <table:table-cell table:number-columns-repeated="4"/>
        </table:table-row>
        <table:table-row table:style-name="ro1">
          <table:table-cell office:value-type="float" office:value="1810" calcext:value-type="float">
            <text:p>1810</text:p>
          </table:table-cell>
          <table:table-cell table:formula="of:=ATAN2([.$E$2];[.A1812]) / RADIANS([.$F$2])" office:value-type="float" office:value="6.10799559623936" calcext:value-type="float">
            <text:p>6,10799559623936</text:p>
          </table:table-cell>
          <table:table-cell table:formula="of:=[.A1812] * [.$H$2]" office:value-type="float" office:value="10.2650200935081" calcext:value-type="float">
            <text:p>10,2650200935081</text:p>
          </table:table-cell>
          <table:table-cell table:formula="of:=([.C1812]-[.B1812]) * 100" office:value-type="float" office:value="415.70244972687" calcext:value-type="float">
            <text:p>415,70244972687</text:p>
          </table:table-cell>
          <table:table-cell table:number-columns-repeated="4"/>
        </table:table-row>
        <table:table-row table:style-name="ro1">
          <table:table-cell office:value-type="float" office:value="1811" calcext:value-type="float">
            <text:p>1811</text:p>
          </table:table-cell>
          <table:table-cell table:formula="of:=ATAN2([.$E$2];[.A1813]) / RADIANS([.$F$2])" office:value-type="float" office:value="6.10933493667591" calcext:value-type="float">
            <text:p>6,10933493667591</text:p>
          </table:table-cell>
          <table:table-cell table:formula="of:=[.A1813] * [.$H$2]" office:value-type="float" office:value="10.2706913753277" calcext:value-type="float">
            <text:p>10,2706913753277</text:p>
          </table:table-cell>
          <table:table-cell table:formula="of:=([.C1813]-[.B1813]) * 100" office:value-type="float" office:value="416.135643865176" calcext:value-type="float">
            <text:p>416,135643865176</text:p>
          </table:table-cell>
          <table:table-cell table:number-columns-repeated="4"/>
        </table:table-row>
        <table:table-row table:style-name="ro1">
          <table:table-cell office:value-type="float" office:value="1812" calcext:value-type="float">
            <text:p>1812</text:p>
          </table:table-cell>
          <table:table-cell table:formula="of:=ATAN2([.$E$2];[.A1814]) / RADIANS([.$F$2])" office:value-type="float" office:value="6.11067314408558" calcext:value-type="float">
            <text:p>6,11067314408558</text:p>
          </table:table-cell>
          <table:table-cell table:formula="of:=[.A1814] * [.$H$2]" office:value-type="float" office:value="10.2763626571473" calcext:value-type="float">
            <text:p>10,2763626571473</text:p>
          </table:table-cell>
          <table:table-cell table:formula="of:=([.C1814]-[.B1814]) * 100" office:value-type="float" office:value="416.568951306171" calcext:value-type="float">
            <text:p>416,568951306171</text:p>
          </table:table-cell>
          <table:table-cell table:number-columns-repeated="4"/>
        </table:table-row>
        <table:table-row table:style-name="ro1">
          <table:table-cell office:value-type="float" office:value="1813" calcext:value-type="float">
            <text:p>1813</text:p>
          </table:table-cell>
          <table:table-cell table:formula="of:=ATAN2([.$E$2];[.A1815]) / RADIANS([.$F$2])" office:value-type="float" office:value="6.11201021975967" calcext:value-type="float">
            <text:p>6,11201021975967</text:p>
          </table:table-cell>
          <table:table-cell table:formula="of:=[.A1815] * [.$H$2]" office:value-type="float" office:value="10.2820339389669" calcext:value-type="float">
            <text:p>10,2820339389669</text:p>
          </table:table-cell>
          <table:table-cell table:formula="of:=([.C1815]-[.B1815]) * 100" office:value-type="float" office:value="417.002371920724" calcext:value-type="float">
            <text:p>417,002371920724</text:p>
          </table:table-cell>
          <table:table-cell table:number-columns-repeated="4"/>
        </table:table-row>
        <table:table-row table:style-name="ro1">
          <table:table-cell office:value-type="float" office:value="1814" calcext:value-type="float">
            <text:p>1814</text:p>
          </table:table-cell>
          <table:table-cell table:formula="of:=ATAN2([.$E$2];[.A1816]) / RADIANS([.$F$2])" office:value-type="float" office:value="6.11334616498782" calcext:value-type="float">
            <text:p>6,11334616498782</text:p>
          </table:table-cell>
          <table:table-cell table:formula="of:=[.A1816] * [.$H$2]" office:value-type="float" office:value="10.2877052207865" calcext:value-type="float">
            <text:p>10,2877052207865</text:p>
          </table:table-cell>
          <table:table-cell table:formula="of:=([.C1816]-[.B1816]) * 100" office:value-type="float" office:value="417.43590557987" calcext:value-type="float">
            <text:p>417,43590557987</text:p>
          </table:table-cell>
          <table:table-cell table:number-columns-repeated="4"/>
        </table:table-row>
        <table:table-row table:style-name="ro1">
          <table:table-cell office:value-type="float" office:value="1815" calcext:value-type="float">
            <text:p>1815</text:p>
          </table:table-cell>
          <table:table-cell table:formula="of:=ATAN2([.$E$2];[.A1817]) / RADIANS([.$F$2])" office:value-type="float" office:value="6.11468098105797" calcext:value-type="float">
            <text:p>6,11468098105797</text:p>
          </table:table-cell>
          <table:table-cell table:formula="of:=[.A1817] * [.$H$2]" office:value-type="float" office:value="10.2933765026061" calcext:value-type="float">
            <text:p>10,2933765026061</text:p>
          </table:table-cell>
          <table:table-cell table:formula="of:=([.C1817]-[.B1817]) * 100" office:value-type="float" office:value="417.869552154818" calcext:value-type="float">
            <text:p>417,869552154818</text:p>
          </table:table-cell>
          <table:table-cell table:number-columns-repeated="4"/>
        </table:table-row>
        <table:table-row table:style-name="ro1">
          <table:table-cell office:value-type="float" office:value="1816" calcext:value-type="float">
            <text:p>1816</text:p>
          </table:table-cell>
          <table:table-cell table:formula="of:=ATAN2([.$E$2];[.A1818]) / RADIANS([.$F$2])" office:value-type="float" office:value="6.11601466925636" calcext:value-type="float">
            <text:p>6,11601466925636</text:p>
          </table:table-cell>
          <table:table-cell table:formula="of:=[.A1818] * [.$H$2]" office:value-type="float" office:value="10.2990477844258" calcext:value-type="float">
            <text:p>10,2990477844258</text:p>
          </table:table-cell>
          <table:table-cell table:formula="of:=([.C1818]-[.B1818]) * 100" office:value-type="float" office:value="418.30331151694" calcext:value-type="float">
            <text:p>418,30331151694</text:p>
          </table:table-cell>
          <table:table-cell table:number-columns-repeated="4"/>
        </table:table-row>
        <table:table-row table:style-name="ro1">
          <table:table-cell office:value-type="float" office:value="1817" calcext:value-type="float">
            <text:p>1817</text:p>
          </table:table-cell>
          <table:table-cell table:formula="of:=ATAN2([.$E$2];[.A1819]) / RADIANS([.$F$2])" office:value-type="float" office:value="6.11734723086757" calcext:value-type="float">
            <text:p>6,11734723086757</text:p>
          </table:table-cell>
          <table:table-cell table:formula="of:=[.A1819] * [.$H$2]" office:value-type="float" office:value="10.3047190662454" calcext:value-type="float">
            <text:p>10,3047190662454</text:p>
          </table:table-cell>
          <table:table-cell table:formula="of:=([.C1819]-[.B1819]) * 100" office:value-type="float" office:value="418.737183537781" calcext:value-type="float">
            <text:p>418,737183537781</text:p>
          </table:table-cell>
          <table:table-cell table:number-columns-repeated="4"/>
        </table:table-row>
        <table:table-row table:style-name="ro1">
          <table:table-cell office:value-type="float" office:value="1818" calcext:value-type="float">
            <text:p>1818</text:p>
          </table:table-cell>
          <table:table-cell table:formula="of:=ATAN2([.$E$2];[.A1820]) / RADIANS([.$F$2])" office:value-type="float" office:value="6.11867866717449" calcext:value-type="float">
            <text:p>6,11867866717449</text:p>
          </table:table-cell>
          <table:table-cell table:formula="of:=[.A1820] * [.$H$2]" office:value-type="float" office:value="10.310390348065" calcext:value-type="float">
            <text:p>10,310390348065</text:p>
          </table:table-cell>
          <table:table-cell table:formula="of:=([.C1820]-[.B1820]) * 100" office:value-type="float" office:value="419.171168089051" calcext:value-type="float">
            <text:p>419,171168089051</text:p>
          </table:table-cell>
          <table:table-cell table:number-columns-repeated="4"/>
        </table:table-row>
        <table:table-row table:style-name="ro1">
          <table:table-cell office:value-type="float" office:value="1819" calcext:value-type="float">
            <text:p>1819</text:p>
          </table:table-cell>
          <table:table-cell table:formula="of:=ATAN2([.$E$2];[.A1821]) / RADIANS([.$F$2])" office:value-type="float" office:value="6.12000897945832" calcext:value-type="float">
            <text:p>6,12000897945832</text:p>
          </table:table-cell>
          <table:table-cell table:formula="of:=[.A1821] * [.$H$2]" office:value-type="float" office:value="10.3160616298846" calcext:value-type="float">
            <text:p>10,3160616298846</text:p>
          </table:table-cell>
          <table:table-cell table:formula="of:=([.C1821]-[.B1821]) * 100" office:value-type="float" office:value="419.605265042629" calcext:value-type="float">
            <text:p>419,605265042629</text:p>
          </table:table-cell>
          <table:table-cell table:number-columns-repeated="4"/>
        </table:table-row>
        <table:table-row table:style-name="ro1">
          <table:table-cell office:value-type="float" office:value="1820" calcext:value-type="float">
            <text:p>1820</text:p>
          </table:table-cell>
          <table:table-cell table:formula="of:=ATAN2([.$E$2];[.A1822]) / RADIANS([.$F$2])" office:value-type="float" office:value="6.1213381689986" calcext:value-type="float">
            <text:p>6,1213381689986</text:p>
          </table:table-cell>
          <table:table-cell table:formula="of:=[.A1822] * [.$H$2]" office:value-type="float" office:value="10.3217329117042" calcext:value-type="float">
            <text:p>10,3217329117042</text:p>
          </table:table-cell>
          <table:table-cell table:formula="of:=([.C1822]-[.B1822]) * 100" office:value-type="float" office:value="420.039474270564" calcext:value-type="float">
            <text:p>420,039474270564</text:p>
          </table:table-cell>
          <table:table-cell table:number-columns-repeated="4"/>
        </table:table-row>
        <table:table-row table:style-name="ro1">
          <table:table-cell office:value-type="float" office:value="1821" calcext:value-type="float">
            <text:p>1821</text:p>
          </table:table-cell>
          <table:table-cell table:formula="of:=ATAN2([.$E$2];[.A1823]) / RADIANS([.$F$2])" office:value-type="float" office:value="6.12266623707317" calcext:value-type="float">
            <text:p>6,12266623707317</text:p>
          </table:table-cell>
          <table:table-cell table:formula="of:=[.A1823] * [.$H$2]" office:value-type="float" office:value="10.3274041935238" calcext:value-type="float">
            <text:p>10,3274041935238</text:p>
          </table:table-cell>
          <table:table-cell table:formula="of:=([.C1823]-[.B1823]) * 100" office:value-type="float" office:value="420.473795645068" calcext:value-type="float">
            <text:p>420,473795645068</text:p>
          </table:table-cell>
          <table:table-cell table:number-columns-repeated="4"/>
        </table:table-row>
        <table:table-row table:style-name="ro1">
          <table:table-cell office:value-type="float" office:value="1822" calcext:value-type="float">
            <text:p>1822</text:p>
          </table:table-cell>
          <table:table-cell table:formula="of:=ATAN2([.$E$2];[.A1824]) / RADIANS([.$F$2])" office:value-type="float" office:value="6.12399318495823" calcext:value-type="float">
            <text:p>6,12399318495823</text:p>
          </table:table-cell>
          <table:table-cell table:formula="of:=[.A1824] * [.$H$2]" office:value-type="float" office:value="10.3330754753435" calcext:value-type="float">
            <text:p>10,3330754753435</text:p>
          </table:table-cell>
          <table:table-cell table:formula="of:=([.C1824]-[.B1824]) * 100" office:value-type="float" office:value="420.908229038523" calcext:value-type="float">
            <text:p>420,908229038523</text:p>
          </table:table-cell>
          <table:table-cell table:number-columns-repeated="4"/>
        </table:table-row>
        <table:table-row table:style-name="ro1">
          <table:table-cell office:value-type="float" office:value="1823" calcext:value-type="float">
            <text:p>1823</text:p>
          </table:table-cell>
          <table:table-cell table:formula="of:=ATAN2([.$E$2];[.A1825]) / RADIANS([.$F$2])" office:value-type="float" office:value="6.12531901392828" calcext:value-type="float">
            <text:p>6,12531901392828</text:p>
          </table:table-cell>
          <table:table-cell table:formula="of:=[.A1825] * [.$H$2]" office:value-type="float" office:value="10.3387467571631" calcext:value-type="float">
            <text:p>10,3387467571631</text:p>
          </table:table-cell>
          <table:table-cell table:formula="of:=([.C1825]-[.B1825]) * 100" office:value-type="float" office:value="421.34277432348" calcext:value-type="float">
            <text:p>421,34277432348</text:p>
          </table:table-cell>
          <table:table-cell table:number-columns-repeated="4"/>
        </table:table-row>
        <table:table-row table:style-name="ro1">
          <table:table-cell office:value-type="float" office:value="1824" calcext:value-type="float">
            <text:p>1824</text:p>
          </table:table-cell>
          <table:table-cell table:formula="of:=ATAN2([.$E$2];[.A1826]) / RADIANS([.$F$2])" office:value-type="float" office:value="6.12664372525616" calcext:value-type="float">
            <text:p>6,12664372525616</text:p>
          </table:table-cell>
          <table:table-cell table:formula="of:=[.A1826] * [.$H$2]" office:value-type="float" office:value="10.3444180389827" calcext:value-type="float">
            <text:p>10,3444180389827</text:p>
          </table:table-cell>
          <table:table-cell table:formula="of:=([.C1826]-[.B1826]) * 100" office:value-type="float" office:value="421.777431372654" calcext:value-type="float">
            <text:p>421,777431372654</text:p>
          </table:table-cell>
          <table:table-cell table:number-columns-repeated="4"/>
        </table:table-row>
        <table:table-row table:style-name="ro1">
          <table:table-cell office:value-type="float" office:value="1825" calcext:value-type="float">
            <text:p>1825</text:p>
          </table:table-cell>
          <table:table-cell table:formula="of:=ATAN2([.$E$2];[.A1827]) / RADIANS([.$F$2])" office:value-type="float" office:value="6.12796732021305" calcext:value-type="float">
            <text:p>6,12796732021305</text:p>
          </table:table-cell>
          <table:table-cell table:formula="of:=[.A1827] * [.$H$2]" office:value-type="float" office:value="10.3500893208023" calcext:value-type="float">
            <text:p>10,3500893208023</text:p>
          </table:table-cell>
          <table:table-cell table:formula="of:=([.C1827]-[.B1827]) * 100" office:value-type="float" office:value="422.212200058927" calcext:value-type="float">
            <text:p>422,212200058927</text:p>
          </table:table-cell>
          <table:table-cell table:number-columns-repeated="4"/>
        </table:table-row>
        <table:table-row table:style-name="ro1">
          <table:table-cell office:value-type="float" office:value="1826" calcext:value-type="float">
            <text:p>1826</text:p>
          </table:table-cell>
          <table:table-cell table:formula="of:=ATAN2([.$E$2];[.A1828]) / RADIANS([.$F$2])" office:value-type="float" office:value="6.12928980006846" calcext:value-type="float">
            <text:p>6,12928980006846</text:p>
          </table:table-cell>
          <table:table-cell table:formula="of:=[.A1828] * [.$H$2]" office:value-type="float" office:value="10.3557606026219" calcext:value-type="float">
            <text:p>10,3557606026219</text:p>
          </table:table-cell>
          <table:table-cell table:formula="of:=([.C1828]-[.B1828]) * 100" office:value-type="float" office:value="422.647080255348" calcext:value-type="float">
            <text:p>422,647080255348</text:p>
          </table:table-cell>
          <table:table-cell table:number-columns-repeated="4"/>
        </table:table-row>
        <table:table-row table:style-name="ro1">
          <table:table-cell office:value-type="float" office:value="1827" calcext:value-type="float">
            <text:p>1827</text:p>
          </table:table-cell>
          <table:table-cell table:formula="of:=ATAN2([.$E$2];[.A1829]) / RADIANS([.$F$2])" office:value-type="float" office:value="6.13061116609023" calcext:value-type="float">
            <text:p>6,13061116609023</text:p>
          </table:table-cell>
          <table:table-cell table:formula="of:=[.A1829] * [.$H$2]" office:value-type="float" office:value="10.3614318844416" calcext:value-type="float">
            <text:p>10,3614318844416</text:p>
          </table:table-cell>
          <table:table-cell table:formula="of:=([.C1829]-[.B1829]) * 100" office:value-type="float" office:value="423.082071835133" calcext:value-type="float">
            <text:p>423,082071835133</text:p>
          </table:table-cell>
          <table:table-cell table:number-columns-repeated="4"/>
        </table:table-row>
        <table:table-row table:style-name="ro1">
          <table:table-cell office:value-type="float" office:value="1828" calcext:value-type="float">
            <text:p>1828</text:p>
          </table:table-cell>
          <table:table-cell table:formula="of:=ATAN2([.$E$2];[.A1830]) / RADIANS([.$F$2])" office:value-type="float" office:value="6.13193141954455" calcext:value-type="float">
            <text:p>6,13193141954455</text:p>
          </table:table-cell>
          <table:table-cell table:formula="of:=[.A1830] * [.$H$2]" office:value-type="float" office:value="10.3671031662612" calcext:value-type="float">
            <text:p>10,3671031662612</text:p>
          </table:table-cell>
          <table:table-cell table:formula="of:=([.C1830]-[.B1830]) * 100" office:value-type="float" office:value="423.517174671662" calcext:value-type="float">
            <text:p>423,517174671662</text:p>
          </table:table-cell>
          <table:table-cell table:number-columns-repeated="4"/>
        </table:table-row>
        <table:table-row table:style-name="ro1">
          <table:table-cell office:value-type="float" office:value="1829" calcext:value-type="float">
            <text:p>1829</text:p>
          </table:table-cell>
          <table:table-cell table:formula="of:=ATAN2([.$E$2];[.A1831]) / RADIANS([.$F$2])" office:value-type="float" office:value="6.13325056169594" calcext:value-type="float">
            <text:p>6,13325056169594</text:p>
          </table:table-cell>
          <table:table-cell table:formula="of:=[.A1831] * [.$H$2]" office:value-type="float" office:value="10.3727744480808" calcext:value-type="float">
            <text:p>10,3727744480808</text:p>
          </table:table-cell>
          <table:table-cell table:formula="of:=([.C1831]-[.B1831]) * 100" office:value-type="float" office:value="423.952388638485" calcext:value-type="float">
            <text:p>423,952388638485</text:p>
          </table:table-cell>
          <table:table-cell table:number-columns-repeated="4"/>
        </table:table-row>
        <table:table-row table:style-name="ro1">
          <table:table-cell office:value-type="float" office:value="1830" calcext:value-type="float">
            <text:p>1830</text:p>
          </table:table-cell>
          <table:table-cell table:formula="of:=ATAN2([.$E$2];[.A1832]) / RADIANS([.$F$2])" office:value-type="float" office:value="6.13456859380728" calcext:value-type="float">
            <text:p>6,13456859380728</text:p>
          </table:table-cell>
          <table:table-cell table:formula="of:=[.A1832] * [.$H$2]" office:value-type="float" office:value="10.3784457299004" calcext:value-type="float">
            <text:p>10,3784457299004</text:p>
          </table:table-cell>
          <table:table-cell table:formula="of:=([.C1832]-[.B1832]) * 100" office:value-type="float" office:value="424.387713609313" calcext:value-type="float">
            <text:p>424,387713609313</text:p>
          </table:table-cell>
          <table:table-cell table:number-columns-repeated="4"/>
        </table:table-row>
        <table:table-row table:style-name="ro1">
          <table:table-cell office:value-type="float" office:value="1831" calcext:value-type="float">
            <text:p>1831</text:p>
          </table:table-cell>
          <table:table-cell table:formula="of:=ATAN2([.$E$2];[.A1833]) / RADIANS([.$F$2])" office:value-type="float" office:value="6.13588551713978" calcext:value-type="float">
            <text:p>6,13588551713978</text:p>
          </table:table-cell>
          <table:table-cell table:formula="of:=[.A1833] * [.$H$2]" office:value-type="float" office:value="10.38411701172" calcext:value-type="float">
            <text:p>10,38411701172</text:p>
          </table:table-cell>
          <table:table-cell table:formula="of:=([.C1833]-[.B1833]) * 100" office:value-type="float" office:value="424.823149458024" calcext:value-type="float">
            <text:p>424,823149458024</text:p>
          </table:table-cell>
          <table:table-cell table:number-columns-repeated="4"/>
        </table:table-row>
        <table:table-row table:style-name="ro1">
          <table:table-cell office:value-type="float" office:value="1832" calcext:value-type="float">
            <text:p>1832</text:p>
          </table:table-cell>
          <table:table-cell table:formula="of:=ATAN2([.$E$2];[.A1834]) / RADIANS([.$F$2])" office:value-type="float" office:value="6.13720133295301" calcext:value-type="float">
            <text:p>6,13720133295301</text:p>
          </table:table-cell>
          <table:table-cell table:formula="of:=[.A1834] * [.$H$2]" office:value-type="float" office:value="10.3897882935396" calcext:value-type="float">
            <text:p>10,3897882935396</text:p>
          </table:table-cell>
          <table:table-cell table:formula="of:=([.C1834]-[.B1834]) * 100" office:value-type="float" office:value="425.258696058664" calcext:value-type="float">
            <text:p>425,258696058664</text:p>
          </table:table-cell>
          <table:table-cell table:number-columns-repeated="4"/>
        </table:table-row>
        <table:table-row table:style-name="ro1">
          <table:table-cell office:value-type="float" office:value="1833" calcext:value-type="float">
            <text:p>1833</text:p>
          </table:table-cell>
          <table:table-cell table:formula="of:=ATAN2([.$E$2];[.A1835]) / RADIANS([.$F$2])" office:value-type="float" office:value="6.13851604250487" calcext:value-type="float">
            <text:p>6,13851604250487</text:p>
          </table:table-cell>
          <table:table-cell table:formula="of:=[.A1835] * [.$H$2]" office:value-type="float" office:value="10.3954595753593" calcext:value-type="float">
            <text:p>10,3954595753593</text:p>
          </table:table-cell>
          <table:table-cell table:formula="of:=([.C1835]-[.B1835]) * 100" office:value-type="float" office:value="425.694353285439" calcext:value-type="float">
            <text:p>425,694353285439</text:p>
          </table:table-cell>
          <table:table-cell table:number-columns-repeated="4"/>
        </table:table-row>
        <table:table-row table:style-name="ro1">
          <table:table-cell office:value-type="float" office:value="1834" calcext:value-type="float">
            <text:p>1834</text:p>
          </table:table-cell>
          <table:table-cell table:formula="of:=ATAN2([.$E$2];[.A1836]) / RADIANS([.$F$2])" office:value-type="float" office:value="6.13982964705163" calcext:value-type="float">
            <text:p>6,13982964705163</text:p>
          </table:table-cell>
          <table:table-cell table:formula="of:=[.A1836] * [.$H$2]" office:value-type="float" office:value="10.4011308571789" calcext:value-type="float">
            <text:p>10,4011308571789</text:p>
          </table:table-cell>
          <table:table-cell table:formula="of:=([.C1836]-[.B1836]) * 100" office:value-type="float" office:value="426.130121012725" calcext:value-type="float">
            <text:p>426,130121012725</text:p>
          </table:table-cell>
          <table:table-cell table:number-columns-repeated="4"/>
        </table:table-row>
        <table:table-row table:style-name="ro1">
          <table:table-cell office:value-type="float" office:value="1835" calcext:value-type="float">
            <text:p>1835</text:p>
          </table:table-cell>
          <table:table-cell table:formula="of:=ATAN2([.$E$2];[.A1837]) / RADIANS([.$F$2])" office:value-type="float" office:value="6.14114214784792" calcext:value-type="float">
            <text:p>6,14114214784792</text:p>
          </table:table-cell>
          <table:table-cell table:formula="of:=[.A1837] * [.$H$2]" office:value-type="float" office:value="10.4068021389985" calcext:value-type="float">
            <text:p>10,4068021389985</text:p>
          </table:table-cell>
          <table:table-cell table:formula="of:=([.C1837]-[.B1837]) * 100" office:value-type="float" office:value="426.565999115058" calcext:value-type="float">
            <text:p>426,565999115058</text:p>
          </table:table-cell>
          <table:table-cell table:number-columns-repeated="4"/>
        </table:table-row>
        <table:table-row table:style-name="ro1">
          <table:table-cell office:value-type="float" office:value="1836" calcext:value-type="float">
            <text:p>1836</text:p>
          </table:table-cell>
          <table:table-cell table:formula="of:=ATAN2([.$E$2];[.A1838]) / RADIANS([.$F$2])" office:value-type="float" office:value="6.1424535461467" calcext:value-type="float">
            <text:p>6,1424535461467</text:p>
          </table:table-cell>
          <table:table-cell table:formula="of:=[.A1838] * [.$H$2]" office:value-type="float" office:value="10.4124734208181" calcext:value-type="float">
            <text:p>10,4124734208181</text:p>
          </table:table-cell>
          <table:table-cell table:formula="of:=([.C1838]-[.B1838]) * 100" office:value-type="float" office:value="427.001987467142" calcext:value-type="float">
            <text:p>427,001987467142</text:p>
          </table:table-cell>
          <table:table-cell table:number-columns-repeated="4"/>
        </table:table-row>
        <table:table-row table:style-name="ro1">
          <table:table-cell office:value-type="float" office:value="1837" calcext:value-type="float">
            <text:p>1837</text:p>
          </table:table-cell>
          <table:table-cell table:formula="of:=ATAN2([.$E$2];[.A1839]) / RADIANS([.$F$2])" office:value-type="float" office:value="6.1437638431993" calcext:value-type="float">
            <text:p>6,1437638431993</text:p>
          </table:table-cell>
          <table:table-cell table:formula="of:=[.A1839] * [.$H$2]" office:value-type="float" office:value="10.4181447026377" calcext:value-type="float">
            <text:p>10,4181447026377</text:p>
          </table:table-cell>
          <table:table-cell table:formula="of:=([.C1839]-[.B1839]) * 100" office:value-type="float" office:value="427.438085943843" calcext:value-type="float">
            <text:p>427,438085943843</text:p>
          </table:table-cell>
          <table:table-cell table:number-columns-repeated="4"/>
        </table:table-row>
        <table:table-row table:style-name="ro1">
          <table:table-cell office:value-type="float" office:value="1838" calcext:value-type="float">
            <text:p>1838</text:p>
          </table:table-cell>
          <table:table-cell table:formula="of:=ATAN2([.$E$2];[.A1840]) / RADIANS([.$F$2])" office:value-type="float" office:value="6.14507304025542" calcext:value-type="float">
            <text:p>6,14507304025542</text:p>
          </table:table-cell>
          <table:table-cell table:formula="of:=[.A1840] * [.$H$2]" office:value-type="float" office:value="10.4238159844574" calcext:value-type="float">
            <text:p>10,4238159844574</text:p>
          </table:table-cell>
          <table:table-cell table:formula="of:=([.C1840]-[.B1840]) * 100" office:value-type="float" office:value="427.874294420193" calcext:value-type="float">
            <text:p>427,874294420193</text:p>
          </table:table-cell>
          <table:table-cell table:number-columns-repeated="4"/>
        </table:table-row>
        <table:table-row table:style-name="ro1">
          <table:table-cell office:value-type="float" office:value="1839" calcext:value-type="float">
            <text:p>1839</text:p>
          </table:table-cell>
          <table:table-cell table:formula="of:=ATAN2([.$E$2];[.A1841]) / RADIANS([.$F$2])" office:value-type="float" office:value="6.14638113856311" calcext:value-type="float">
            <text:p>6,14638113856311</text:p>
          </table:table-cell>
          <table:table-cell table:formula="of:=[.A1841] * [.$H$2]" office:value-type="float" office:value="10.429487266277" calcext:value-type="float">
            <text:p>10,429487266277</text:p>
          </table:table-cell>
          <table:table-cell table:formula="of:=([.C1841]-[.B1841]) * 100" office:value-type="float" office:value="428.310612771385" calcext:value-type="float">
            <text:p>428,310612771385</text:p>
          </table:table-cell>
          <table:table-cell table:number-columns-repeated="4"/>
        </table:table-row>
        <table:table-row table:style-name="ro1">
          <table:table-cell office:value-type="float" office:value="1840" calcext:value-type="float">
            <text:p>1840</text:p>
          </table:table-cell>
          <table:table-cell table:formula="of:=ATAN2([.$E$2];[.A1842]) / RADIANS([.$F$2])" office:value-type="float" office:value="6.1476881393688" calcext:value-type="float">
            <text:p>6,1476881393688</text:p>
          </table:table-cell>
          <table:table-cell table:formula="of:=[.A1842] * [.$H$2]" office:value-type="float" office:value="10.4351585480966" calcext:value-type="float">
            <text:p>10,4351585480966</text:p>
          </table:table-cell>
          <table:table-cell table:formula="of:=([.C1842]-[.B1842]) * 100" office:value-type="float" office:value="428.747040872779" calcext:value-type="float">
            <text:p>428,747040872779</text:p>
          </table:table-cell>
          <table:table-cell table:number-columns-repeated="4"/>
        </table:table-row>
        <table:table-row table:style-name="ro1">
          <table:table-cell office:value-type="float" office:value="1841" calcext:value-type="float">
            <text:p>1841</text:p>
          </table:table-cell>
          <table:table-cell table:formula="of:=ATAN2([.$E$2];[.A1843]) / RADIANS([.$F$2])" office:value-type="float" office:value="6.14899404391726" calcext:value-type="float">
            <text:p>6,14899404391726</text:p>
          </table:table-cell>
          <table:table-cell table:formula="of:=[.A1843] * [.$H$2]" office:value-type="float" office:value="10.4408298299162" calcext:value-type="float">
            <text:p>10,4408298299162</text:p>
          </table:table-cell>
          <table:table-cell table:formula="of:=([.C1843]-[.B1843]) * 100" office:value-type="float" office:value="429.183578599895" calcext:value-type="float">
            <text:p>429,183578599895</text:p>
          </table:table-cell>
          <table:table-cell table:number-columns-repeated="4"/>
        </table:table-row>
        <table:table-row table:style-name="ro1">
          <table:table-cell office:value-type="float" office:value="1842" calcext:value-type="float">
            <text:p>1842</text:p>
          </table:table-cell>
          <table:table-cell table:formula="of:=ATAN2([.$E$2];[.A1844]) / RADIANS([.$F$2])" office:value-type="float" office:value="6.15029885345164" calcext:value-type="float">
            <text:p>6,15029885345164</text:p>
          </table:table-cell>
          <table:table-cell table:formula="of:=[.A1844] * [.$H$2]" office:value-type="float" office:value="10.4465011117358" calcext:value-type="float">
            <text:p>10,4465011117358</text:p>
          </table:table-cell>
          <table:table-cell table:formula="of:=([.C1844]-[.B1844]) * 100" office:value-type="float" office:value="429.620225828418" calcext:value-type="float">
            <text:p>429,620225828418</text:p>
          </table:table-cell>
          <table:table-cell table:number-columns-repeated="4"/>
        </table:table-row>
        <table:table-row table:style-name="ro1">
          <table:table-cell office:value-type="float" office:value="1843" calcext:value-type="float">
            <text:p>1843</text:p>
          </table:table-cell>
          <table:table-cell table:formula="of:=ATAN2([.$E$2];[.A1845]) / RADIANS([.$F$2])" office:value-type="float" office:value="6.15160256921348" calcext:value-type="float">
            <text:p>6,15160256921348</text:p>
          </table:table-cell>
          <table:table-cell table:formula="of:=[.A1845] * [.$H$2]" office:value-type="float" office:value="10.4521723935554" calcext:value-type="float">
            <text:p>10,4521723935554</text:p>
          </table:table-cell>
          <table:table-cell table:formula="of:=([.C1845]-[.B1845]) * 100" office:value-type="float" office:value="430.056982434196" calcext:value-type="float">
            <text:p>430,056982434196</text:p>
          </table:table-cell>
          <table:table-cell table:number-columns-repeated="4"/>
        </table:table-row>
        <table:table-row table:style-name="ro1">
          <table:table-cell office:value-type="float" office:value="1844" calcext:value-type="float">
            <text:p>1844</text:p>
          </table:table-cell>
          <table:table-cell table:formula="of:=ATAN2([.$E$2];[.A1846]) / RADIANS([.$F$2])" office:value-type="float" office:value="6.15290519244267" calcext:value-type="float">
            <text:p>6,15290519244267</text:p>
          </table:table-cell>
          <table:table-cell table:formula="of:=[.A1846] * [.$H$2]" office:value-type="float" office:value="10.4578436753751" calcext:value-type="float">
            <text:p>10,4578436753751</text:p>
          </table:table-cell>
          <table:table-cell table:formula="of:=([.C1846]-[.B1846]) * 100" office:value-type="float" office:value="430.493848293239" calcext:value-type="float">
            <text:p>430,493848293239</text:p>
          </table:table-cell>
          <table:table-cell table:number-columns-repeated="4"/>
        </table:table-row>
        <table:table-row table:style-name="ro1">
          <table:table-cell office:value-type="float" office:value="1845" calcext:value-type="float">
            <text:p>1845</text:p>
          </table:table-cell>
          <table:table-cell table:formula="of:=ATAN2([.$E$2];[.A1847]) / RADIANS([.$F$2])" office:value-type="float" office:value="6.15420672437747" calcext:value-type="float">
            <text:p>6,15420672437747</text:p>
          </table:table-cell>
          <table:table-cell table:formula="of:=[.A1847] * [.$H$2]" office:value-type="float" office:value="10.4635149571947" calcext:value-type="float">
            <text:p>10,4635149571947</text:p>
          </table:table-cell>
          <table:table-cell table:formula="of:=([.C1847]-[.B1847]) * 100" office:value-type="float" office:value="430.93082328172" calcext:value-type="float">
            <text:p>430,93082328172</text:p>
          </table:table-cell>
          <table:table-cell table:number-columns-repeated="4"/>
        </table:table-row>
        <table:table-row table:style-name="ro1">
          <table:table-cell office:value-type="float" office:value="1846" calcext:value-type="float">
            <text:p>1846</text:p>
          </table:table-cell>
          <table:table-cell table:formula="of:=ATAN2([.$E$2];[.A1848]) / RADIANS([.$F$2])" office:value-type="float" office:value="6.15550716625454" calcext:value-type="float">
            <text:p>6,15550716625454</text:p>
          </table:table-cell>
          <table:table-cell table:formula="of:=[.A1848] * [.$H$2]" office:value-type="float" office:value="10.4691862390143" calcext:value-type="float">
            <text:p>10,4691862390143</text:p>
          </table:table-cell>
          <table:table-cell table:formula="of:=([.C1848]-[.B1848]) * 100" office:value-type="float" office:value="431.367907275975" calcext:value-type="float">
            <text:p>431,367907275975</text:p>
          </table:table-cell>
          <table:table-cell table:number-columns-repeated="4"/>
        </table:table-row>
        <table:table-row table:style-name="ro1">
          <table:table-cell office:value-type="float" office:value="1847" calcext:value-type="float">
            <text:p>1847</text:p>
          </table:table-cell>
          <table:table-cell table:formula="of:=ATAN2([.$E$2];[.A1849]) / RADIANS([.$F$2])" office:value-type="float" office:value="6.1568065193089" calcext:value-type="float">
            <text:p>6,1568065193089</text:p>
          </table:table-cell>
          <table:table-cell table:formula="of:=[.A1849] * [.$H$2]" office:value-type="float" office:value="10.4748575208339" calcext:value-type="float">
            <text:p>10,4748575208339</text:p>
          </table:table-cell>
          <table:table-cell table:formula="of:=([.C1849]-[.B1849]) * 100" office:value-type="float" office:value="431.805100152501" calcext:value-type="float">
            <text:p>431,805100152501</text:p>
          </table:table-cell>
          <table:table-cell table:number-columns-repeated="4"/>
        </table:table-row>
        <table:table-row table:style-name="ro1">
          <table:table-cell office:value-type="float" office:value="1848" calcext:value-type="float">
            <text:p>1848</text:p>
          </table:table-cell>
          <table:table-cell table:formula="of:=ATAN2([.$E$2];[.A1850]) / RADIANS([.$F$2])" office:value-type="float" office:value="6.15810478477396" calcext:value-type="float">
            <text:p>6,15810478477396</text:p>
          </table:table-cell>
          <table:table-cell table:formula="of:=[.A1850] * [.$H$2]" office:value-type="float" office:value="10.4805288026535" calcext:value-type="float">
            <text:p>10,4805288026535</text:p>
          </table:table-cell>
          <table:table-cell table:formula="of:=([.C1850]-[.B1850]) * 100" office:value-type="float" office:value="432.242401787957" calcext:value-type="float">
            <text:p>432,242401787957</text:p>
          </table:table-cell>
          <table:table-cell table:number-columns-repeated="4"/>
        </table:table-row>
        <table:table-row table:style-name="ro1">
          <table:table-cell office:value-type="float" office:value="1849" calcext:value-type="float">
            <text:p>1849</text:p>
          </table:table-cell>
          <table:table-cell table:formula="of:=ATAN2([.$E$2];[.A1851]) / RADIANS([.$F$2])" office:value-type="float" office:value="6.1594019638815" calcext:value-type="float">
            <text:p>6,1594019638815</text:p>
          </table:table-cell>
          <table:table-cell table:formula="of:=[.A1851] * [.$H$2]" office:value-type="float" office:value="10.4862000844731" calcext:value-type="float">
            <text:p>10,4862000844731</text:p>
          </table:table-cell>
          <table:table-cell table:formula="of:=([.C1851]-[.B1851]) * 100" office:value-type="float" office:value="432.679812059164" calcext:value-type="float">
            <text:p>432,679812059164</text:p>
          </table:table-cell>
          <table:table-cell table:number-columns-repeated="4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formula="of:=ATAN2([.$E$2];[.A1852]) / RADIANS([.$F$2])" office:value-type="float" office:value="6.1606980578617" calcext:value-type="float">
            <text:p>6,1606980578617</text:p>
          </table:table-cell>
          <table:table-cell table:formula="of:=[.A1852] * [.$H$2]" office:value-type="float" office:value="10.4918713662928" calcext:value-type="float">
            <text:p>10,4918713662928</text:p>
          </table:table-cell>
          <table:table-cell table:formula="of:=([.C1852]-[.B1852]) * 100" office:value-type="float" office:value="433.117330843106" calcext:value-type="float">
            <text:p>433,117330843106</text:p>
          </table:table-cell>
          <table:table-cell table:number-columns-repeated="4"/>
        </table:table-row>
        <table:table-row table:style-name="ro1">
          <table:table-cell office:value-type="float" office:value="1851" calcext:value-type="float">
            <text:p>1851</text:p>
          </table:table-cell>
          <table:table-cell table:formula="of:=ATAN2([.$E$2];[.A1853]) / RADIANS([.$F$2])" office:value-type="float" office:value="6.16199306794312" calcext:value-type="float">
            <text:p>6,16199306794312</text:p>
          </table:table-cell>
          <table:table-cell table:formula="of:=[.A1853] * [.$H$2]" office:value-type="float" office:value="10.4975426481124" calcext:value-type="float">
            <text:p>10,4975426481124</text:p>
          </table:table-cell>
          <table:table-cell table:formula="of:=([.C1853]-[.B1853]) * 100" office:value-type="float" office:value="433.554958016926" calcext:value-type="float">
            <text:p>433,554958016926</text:p>
          </table:table-cell>
          <table:table-cell table:number-columns-repeated="4"/>
        </table:table-row>
        <table:table-row table:style-name="ro1">
          <table:table-cell office:value-type="float" office:value="1852" calcext:value-type="float">
            <text:p>1852</text:p>
          </table:table-cell>
          <table:table-cell table:formula="of:=ATAN2([.$E$2];[.A1854]) / RADIANS([.$F$2])" office:value-type="float" office:value="6.16328699535272" calcext:value-type="float">
            <text:p>6,16328699535272</text:p>
          </table:table-cell>
          <table:table-cell table:formula="of:=[.A1854] * [.$H$2]" office:value-type="float" office:value="10.503213929932" calcext:value-type="float">
            <text:p>10,503213929932</text:p>
          </table:table-cell>
          <table:table-cell table:formula="of:=([.C1854]-[.B1854]) * 100" office:value-type="float" office:value="433.992693457928" calcext:value-type="float">
            <text:p>433,992693457928</text:p>
          </table:table-cell>
          <table:table-cell table:number-columns-repeated="4"/>
        </table:table-row>
        <table:table-row table:style-name="ro1">
          <table:table-cell office:value-type="float" office:value="1853" calcext:value-type="float">
            <text:p>1853</text:p>
          </table:table-cell>
          <table:table-cell table:formula="of:=ATAN2([.$E$2];[.A1855]) / RADIANS([.$F$2])" office:value-type="float" office:value="6.16457984131582" calcext:value-type="float">
            <text:p>6,16457984131582</text:p>
          </table:table-cell>
          <table:table-cell table:formula="of:=[.A1855] * [.$H$2]" office:value-type="float" office:value="10.5088852117516" calcext:value-type="float">
            <text:p>10,5088852117516</text:p>
          </table:table-cell>
          <table:table-cell table:formula="of:=([.C1855]-[.B1855]) * 100" office:value-type="float" office:value="434.430537043579" calcext:value-type="float">
            <text:p>434,430537043579</text:p>
          </table:table-cell>
          <table:table-cell table:number-columns-repeated="4"/>
        </table:table-row>
        <table:table-row table:style-name="ro1">
          <table:table-cell office:value-type="float" office:value="1854" calcext:value-type="float">
            <text:p>1854</text:p>
          </table:table-cell>
          <table:table-cell table:formula="of:=ATAN2([.$E$2];[.A1856]) / RADIANS([.$F$2])" office:value-type="float" office:value="6.16587160705617" calcext:value-type="float">
            <text:p>6,16587160705617</text:p>
          </table:table-cell>
          <table:table-cell table:formula="of:=[.A1856] * [.$H$2]" office:value-type="float" office:value="10.5145564935712" calcext:value-type="float">
            <text:p>10,5145564935712</text:p>
          </table:table-cell>
          <table:table-cell table:formula="of:=([.C1856]-[.B1856]) * 100" office:value-type="float" office:value="434.868488651506" calcext:value-type="float">
            <text:p>434,868488651506</text:p>
          </table:table-cell>
          <table:table-cell table:number-columns-repeated="4"/>
        </table:table-row>
        <table:table-row table:style-name="ro1">
          <table:table-cell office:value-type="float" office:value="1855" calcext:value-type="float">
            <text:p>1855</text:p>
          </table:table-cell>
          <table:table-cell table:formula="of:=ATAN2([.$E$2];[.A1857]) / RADIANS([.$F$2])" office:value-type="float" office:value="6.1671622937959" calcext:value-type="float">
            <text:p>6,1671622937959</text:p>
          </table:table-cell>
          <table:table-cell table:formula="of:=[.A1857] * [.$H$2]" office:value-type="float" office:value="10.5202277753909" calcext:value-type="float">
            <text:p>10,5202277753909</text:p>
          </table:table-cell>
          <table:table-cell table:formula="of:=([.C1857]-[.B1857]) * 100" office:value-type="float" office:value="435.306548159495" calcext:value-type="float">
            <text:p>435,306548159495</text:p>
          </table:table-cell>
          <table:table-cell table:number-columns-repeated="4"/>
        </table:table-row>
        <table:table-row table:style-name="ro1">
          <table:table-cell office:value-type="float" office:value="1856" calcext:value-type="float">
            <text:p>1856</text:p>
          </table:table-cell>
          <table:table-cell table:formula="of:=ATAN2([.$E$2];[.A1858]) / RADIANS([.$F$2])" office:value-type="float" office:value="6.16845190275553" calcext:value-type="float">
            <text:p>6,16845190275553</text:p>
          </table:table-cell>
          <table:table-cell table:formula="of:=[.A1858] * [.$H$2]" office:value-type="float" office:value="10.5258990572105" calcext:value-type="float">
            <text:p>10,5258990572105</text:p>
          </table:table-cell>
          <table:table-cell table:formula="of:=([.C1858]-[.B1858]) * 100" office:value-type="float" office:value="435.744715445494" calcext:value-type="float">
            <text:p>435,744715445494</text:p>
          </table:table-cell>
          <table:table-cell table:number-columns-repeated="4"/>
        </table:table-row>
        <table:table-row table:style-name="ro1">
          <table:table-cell office:value-type="float" office:value="1857" calcext:value-type="float">
            <text:p>1857</text:p>
          </table:table-cell>
          <table:table-cell table:formula="of:=ATAN2([.$E$2];[.A1859]) / RADIANS([.$F$2])" office:value-type="float" office:value="6.16974043515398" calcext:value-type="float">
            <text:p>6,16974043515398</text:p>
          </table:table-cell>
          <table:table-cell table:formula="of:=[.A1859] * [.$H$2]" office:value-type="float" office:value="10.5315703390301" calcext:value-type="float">
            <text:p>10,5315703390301</text:p>
          </table:table-cell>
          <table:table-cell table:formula="of:=([.C1859]-[.B1859]) * 100" office:value-type="float" office:value="436.18299038761" calcext:value-type="float">
            <text:p>436,18299038761</text:p>
          </table:table-cell>
          <table:table-cell table:number-columns-repeated="4"/>
        </table:table-row>
        <table:table-row table:style-name="ro1">
          <table:table-cell office:value-type="float" office:value="1858" calcext:value-type="float">
            <text:p>1858</text:p>
          </table:table-cell>
          <table:table-cell table:formula="of:=ATAN2([.$E$2];[.A1860]) / RADIANS([.$F$2])" office:value-type="float" office:value="6.17102789220859" calcext:value-type="float">
            <text:p>6,17102789220859</text:p>
          </table:table-cell>
          <table:table-cell table:formula="of:=[.A1860] * [.$H$2]" office:value-type="float" office:value="10.5372416208497" calcext:value-type="float">
            <text:p>10,5372416208497</text:p>
          </table:table-cell>
          <table:table-cell table:formula="of:=([.C1860]-[.B1860]) * 100" office:value-type="float" office:value="436.621372864111" calcext:value-type="float">
            <text:p>436,621372864111</text:p>
          </table:table-cell>
          <table:table-cell table:number-columns-repeated="4"/>
        </table:table-row>
        <table:table-row table:style-name="ro1">
          <table:table-cell office:value-type="float" office:value="1859" calcext:value-type="float">
            <text:p>1859</text:p>
          </table:table-cell>
          <table:table-cell table:formula="of:=ATAN2([.$E$2];[.A1861]) / RADIANS([.$F$2])" office:value-type="float" office:value="6.17231427513509" calcext:value-type="float">
            <text:p>6,17231427513509</text:p>
          </table:table-cell>
          <table:table-cell table:formula="of:=[.A1861] * [.$H$2]" office:value-type="float" office:value="10.5429129026693" calcext:value-type="float">
            <text:p>10,5429129026693</text:p>
          </table:table-cell>
          <table:table-cell table:formula="of:=([.C1861]-[.B1861]) * 100" office:value-type="float" office:value="437.059862753423" calcext:value-type="float">
            <text:p>437,059862753423</text:p>
          </table:table-cell>
          <table:table-cell table:number-columns-repeated="4"/>
        </table:table-row>
        <table:table-row table:style-name="ro1">
          <table:table-cell office:value-type="float" office:value="1860" calcext:value-type="float">
            <text:p>1860</text:p>
          </table:table-cell>
          <table:table-cell table:formula="of:=ATAN2([.$E$2];[.A1862]) / RADIANS([.$F$2])" office:value-type="float" office:value="6.17359958514761" calcext:value-type="float">
            <text:p>6,17359958514761</text:p>
          </table:table-cell>
          <table:table-cell table:formula="of:=[.A1862] * [.$H$2]" office:value-type="float" office:value="10.5485841844889" calcext:value-type="float">
            <text:p>10,5485841844889</text:p>
          </table:table-cell>
          <table:table-cell table:formula="of:=([.C1862]-[.B1862]) * 100" office:value-type="float" office:value="437.498459934133" calcext:value-type="float">
            <text:p>437,498459934133</text:p>
          </table:table-cell>
          <table:table-cell table:number-columns-repeated="4"/>
        </table:table-row>
        <table:table-row table:style-name="ro1">
          <table:table-cell office:value-type="float" office:value="1861" calcext:value-type="float">
            <text:p>1861</text:p>
          </table:table-cell>
          <table:table-cell table:formula="of:=ATAN2([.$E$2];[.A1863]) / RADIANS([.$F$2])" office:value-type="float" office:value="6.17488382345869" calcext:value-type="float">
            <text:p>6,17488382345869</text:p>
          </table:table-cell>
          <table:table-cell table:formula="of:=[.A1863] * [.$H$2]" office:value-type="float" office:value="10.5542554663086" calcext:value-type="float">
            <text:p>10,5542554663086</text:p>
          </table:table-cell>
          <table:table-cell table:formula="of:=([.C1863]-[.B1863]) * 100" office:value-type="float" office:value="437.937164284987" calcext:value-type="float">
            <text:p>437,937164284987</text:p>
          </table:table-cell>
          <table:table-cell table:number-columns-repeated="4"/>
        </table:table-row>
        <table:table-row table:style-name="ro1">
          <table:table-cell office:value-type="float" office:value="1862" calcext:value-type="float">
            <text:p>1862</text:p>
          </table:table-cell>
          <table:table-cell table:formula="of:=ATAN2([.$E$2];[.A1864]) / RADIANS([.$F$2])" office:value-type="float" office:value="6.17616699127929" calcext:value-type="float">
            <text:p>6,17616699127929</text:p>
          </table:table-cell>
          <table:table-cell table:formula="of:=[.A1864] * [.$H$2]" office:value-type="float" office:value="10.5599267481282" calcext:value-type="float">
            <text:p>10,5599267481282</text:p>
          </table:table-cell>
          <table:table-cell table:formula="of:=([.C1864]-[.B1864]) * 100" office:value-type="float" office:value="438.375975684889" calcext:value-type="float">
            <text:p>438,375975684889</text:p>
          </table:table-cell>
          <table:table-cell table:number-columns-repeated="4"/>
        </table:table-row>
        <table:table-row table:style-name="ro1">
          <table:table-cell office:value-type="float" office:value="1863" calcext:value-type="float">
            <text:p>1863</text:p>
          </table:table-cell>
          <table:table-cell table:formula="of:=ATAN2([.$E$2];[.A1865]) / RADIANS([.$F$2])" office:value-type="float" office:value="6.17744908981877" calcext:value-type="float">
            <text:p>6,17744908981877</text:p>
          </table:table-cell>
          <table:table-cell table:formula="of:=[.A1865] * [.$H$2]" office:value-type="float" office:value="10.5655980299478" calcext:value-type="float">
            <text:p>10,5655980299478</text:p>
          </table:table-cell>
          <table:table-cell table:formula="of:=([.C1865]-[.B1865]) * 100" office:value-type="float" office:value="438.814894012902" calcext:value-type="float">
            <text:p>438,814894012902</text:p>
          </table:table-cell>
          <table:table-cell table:number-columns-repeated="4"/>
        </table:table-row>
        <table:table-row table:style-name="ro1">
          <table:table-cell office:value-type="float" office:value="1864" calcext:value-type="float">
            <text:p>1864</text:p>
          </table:table-cell>
          <table:table-cell table:formula="of:=ATAN2([.$E$2];[.A1866]) / RADIANS([.$F$2])" office:value-type="float" office:value="6.17873012028491" calcext:value-type="float">
            <text:p>6,17873012028491</text:p>
          </table:table-cell>
          <table:table-cell table:formula="of:=[.A1866] * [.$H$2]" office:value-type="float" office:value="10.5712693117674" calcext:value-type="float">
            <text:p>10,5712693117674</text:p>
          </table:table-cell>
          <table:table-cell table:formula="of:=([.C1866]-[.B1866]) * 100" office:value-type="float" office:value="439.25391914825" calcext:value-type="float">
            <text:p>439,25391914825</text:p>
          </table:table-cell>
          <table:table-cell table:number-columns-repeated="4"/>
        </table:table-row>
        <table:table-row table:style-name="ro1">
          <table:table-cell office:value-type="float" office:value="1865" calcext:value-type="float">
            <text:p>1865</text:p>
          </table:table-cell>
          <table:table-cell table:formula="of:=ATAN2([.$E$2];[.A1867]) / RADIANS([.$F$2])" office:value-type="float" office:value="6.1800100838839" calcext:value-type="float">
            <text:p>6,1800100838839</text:p>
          </table:table-cell>
          <table:table-cell table:formula="of:=[.A1867] * [.$H$2]" office:value-type="float" office:value="10.576940593587" calcext:value-type="float">
            <text:p>10,576940593587</text:p>
          </table:table-cell>
          <table:table-cell table:formula="of:=([.C1867]-[.B1867]) * 100" office:value-type="float" office:value="439.693050970312" calcext:value-type="float">
            <text:p>439,693050970312</text:p>
          </table:table-cell>
          <table:table-cell table:number-columns-repeated="4"/>
        </table:table-row>
        <table:table-row table:style-name="ro1">
          <table:table-cell office:value-type="float" office:value="1866" calcext:value-type="float">
            <text:p>1866</text:p>
          </table:table-cell>
          <table:table-cell table:formula="of:=ATAN2([.$E$2];[.A1868]) / RADIANS([.$F$2])" office:value-type="float" office:value="6.18128898182036" calcext:value-type="float">
            <text:p>6,18128898182036</text:p>
          </table:table-cell>
          <table:table-cell table:formula="of:=[.A1868] * [.$H$2]" office:value-type="float" office:value="10.5826118754066" calcext:value-type="float">
            <text:p>10,5826118754066</text:p>
          </table:table-cell>
          <table:table-cell table:formula="of:=([.C1868]-[.B1868]) * 100" office:value-type="float" office:value="440.132289358628" calcext:value-type="float">
            <text:p>440,132289358628</text:p>
          </table:table-cell>
          <table:table-cell table:number-columns-repeated="4"/>
        </table:table-row>
        <table:table-row table:style-name="ro1">
          <table:table-cell office:value-type="float" office:value="1867" calcext:value-type="float">
            <text:p>1867</text:p>
          </table:table-cell>
          <table:table-cell table:formula="of:=ATAN2([.$E$2];[.A1869]) / RADIANS([.$F$2])" office:value-type="float" office:value="6.18256681529732" calcext:value-type="float">
            <text:p>6,18256681529732</text:p>
          </table:table-cell>
          <table:table-cell table:formula="of:=[.A1869] * [.$H$2]" office:value-type="float" office:value="10.5882831572263" calcext:value-type="float">
            <text:p>10,5882831572263</text:p>
          </table:table-cell>
          <table:table-cell table:formula="of:=([.C1869]-[.B1869]) * 100" office:value-type="float" office:value="440.571634192894" calcext:value-type="float">
            <text:p>440,571634192894</text:p>
          </table:table-cell>
          <table:table-cell table:number-columns-repeated="4"/>
        </table:table-row>
        <table:table-row table:style-name="ro1">
          <table:table-cell office:value-type="float" office:value="1868" calcext:value-type="float">
            <text:p>1868</text:p>
          </table:table-cell>
          <table:table-cell table:formula="of:=ATAN2([.$E$2];[.A1870]) / RADIANS([.$F$2])" office:value-type="float" office:value="6.18384358551623" calcext:value-type="float">
            <text:p>6,18384358551623</text:p>
          </table:table-cell>
          <table:table-cell table:formula="of:=[.A1870] * [.$H$2]" office:value-type="float" office:value="10.5939544390459" calcext:value-type="float">
            <text:p>10,5939544390459</text:p>
          </table:table-cell>
          <table:table-cell table:formula="of:=([.C1870]-[.B1870]) * 100" office:value-type="float" office:value="441.011085352966" calcext:value-type="float">
            <text:p>441,011085352966</text:p>
          </table:table-cell>
          <table:table-cell table:number-columns-repeated="4"/>
        </table:table-row>
        <table:table-row table:style-name="ro1">
          <table:table-cell office:value-type="float" office:value="1869" calcext:value-type="float">
            <text:p>1869</text:p>
          </table:table-cell>
          <table:table-cell table:formula="of:=ATAN2([.$E$2];[.A1871]) / RADIANS([.$F$2])" office:value-type="float" office:value="6.18511929367696" calcext:value-type="float">
            <text:p>6,18511929367696</text:p>
          </table:table-cell>
          <table:table-cell table:formula="of:=[.A1871] * [.$H$2]" office:value-type="float" office:value="10.5996257208655" calcext:value-type="float">
            <text:p>10,5996257208655</text:p>
          </table:table-cell>
          <table:table-cell table:formula="of:=([.C1871]-[.B1871]) * 100" office:value-type="float" office:value="441.450642718854" calcext:value-type="float">
            <text:p>441,450642718854</text:p>
          </table:table-cell>
          <table:table-cell table:number-columns-repeated="4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formula="of:=ATAN2([.$E$2];[.A1872]) / RADIANS([.$F$2])" office:value-type="float" office:value="6.18639394097782" calcext:value-type="float">
            <text:p>6,18639394097782</text:p>
          </table:table-cell>
          <table:table-cell table:formula="of:=[.A1872] * [.$H$2]" office:value-type="float" office:value="10.6052970026851" calcext:value-type="float">
            <text:p>10,6052970026851</text:p>
          </table:table-cell>
          <table:table-cell table:formula="of:=([.C1872]-[.B1872]) * 100" office:value-type="float" office:value="441.89030617073" calcext:value-type="float">
            <text:p>441,89030617073</text:p>
          </table:table-cell>
          <table:table-cell table:number-columns-repeated="4"/>
        </table:table-row>
        <table:table-row table:style-name="ro1">
          <table:table-cell office:value-type="float" office:value="1871" calcext:value-type="float">
            <text:p>1871</text:p>
          </table:table-cell>
          <table:table-cell table:formula="of:=ATAN2([.$E$2];[.A1873]) / RADIANS([.$F$2])" office:value-type="float" office:value="6.18766752861554" calcext:value-type="float">
            <text:p>6,18766752861554</text:p>
          </table:table-cell>
          <table:table-cell table:formula="of:=[.A1873] * [.$H$2]" office:value-type="float" office:value="10.6109682845047" calcext:value-type="float">
            <text:p>10,6109682845047</text:p>
          </table:table-cell>
          <table:table-cell table:formula="of:=([.C1873]-[.B1873]) * 100" office:value-type="float" office:value="442.33007558892" calcext:value-type="float">
            <text:p>442,33007558892</text:p>
          </table:table-cell>
          <table:table-cell table:number-columns-repeated="4"/>
        </table:table-row>
        <table:table-row table:style-name="ro1">
          <table:table-cell office:value-type="float" office:value="1872" calcext:value-type="float">
            <text:p>1872</text:p>
          </table:table-cell>
          <table:table-cell table:formula="of:=ATAN2([.$E$2];[.A1874]) / RADIANS([.$F$2])" office:value-type="float" office:value="6.18894005778528" calcext:value-type="float">
            <text:p>6,18894005778528</text:p>
          </table:table-cell>
          <table:table-cell table:formula="of:=[.A1874] * [.$H$2]" office:value-type="float" office:value="10.6166395663244" calcext:value-type="float">
            <text:p>10,6166395663244</text:p>
          </table:table-cell>
          <table:table-cell table:formula="of:=([.C1874]-[.B1874]) * 100" office:value-type="float" office:value="442.769950853908" calcext:value-type="float">
            <text:p>442,769950853908</text:p>
          </table:table-cell>
          <table:table-cell table:number-columns-repeated="4"/>
        </table:table-row>
        <table:table-row table:style-name="ro1">
          <table:table-cell office:value-type="float" office:value="1873" calcext:value-type="float">
            <text:p>1873</text:p>
          </table:table-cell>
          <table:table-cell table:formula="of:=ATAN2([.$E$2];[.A1875]) / RADIANS([.$F$2])" office:value-type="float" office:value="6.19021152968063" calcext:value-type="float">
            <text:p>6,19021152968063</text:p>
          </table:table-cell>
          <table:table-cell table:formula="of:=[.A1875] * [.$H$2]" office:value-type="float" office:value="10.622310848144" calcext:value-type="float">
            <text:p>10,622310848144</text:p>
          </table:table-cell>
          <table:table-cell table:formula="of:=([.C1875]-[.B1875]) * 100" office:value-type="float" office:value="443.209931846334" calcext:value-type="float">
            <text:p>443,209931846334</text:p>
          </table:table-cell>
          <table:table-cell table:number-columns-repeated="4"/>
        </table:table-row>
        <table:table-row table:style-name="ro1">
          <table:table-cell office:value-type="float" office:value="1874" calcext:value-type="float">
            <text:p>1874</text:p>
          </table:table-cell>
          <table:table-cell table:formula="of:=ATAN2([.$E$2];[.A1876]) / RADIANS([.$F$2])" office:value-type="float" office:value="6.19148194549361" calcext:value-type="float">
            <text:p>6,19148194549361</text:p>
          </table:table-cell>
          <table:table-cell table:formula="of:=[.A1876] * [.$H$2]" office:value-type="float" office:value="10.6279821299636" calcext:value-type="float">
            <text:p>10,6279821299636</text:p>
          </table:table-cell>
          <table:table-cell table:formula="of:=([.C1876]-[.B1876]) * 100" office:value-type="float" office:value="443.650018446997" calcext:value-type="float">
            <text:p>443,650018446997</text:p>
          </table:table-cell>
          <table:table-cell table:number-columns-repeated="4"/>
        </table:table-row>
        <table:table-row table:style-name="ro1">
          <table:table-cell office:value-type="float" office:value="1875" calcext:value-type="float">
            <text:p>1875</text:p>
          </table:table-cell>
          <table:table-cell table:formula="of:=ATAN2([.$E$2];[.A1877]) / RADIANS([.$F$2])" office:value-type="float" office:value="6.1927513064147" calcext:value-type="float">
            <text:p>6,1927513064147</text:p>
          </table:table-cell>
          <table:table-cell table:formula="of:=[.A1877] * [.$H$2]" office:value-type="float" office:value="10.6336534117832" calcext:value-type="float">
            <text:p>10,6336534117832</text:p>
          </table:table-cell>
          <table:table-cell table:formula="of:=([.C1877]-[.B1877]) * 100" office:value-type="float" office:value="444.09021053685" calcext:value-type="float">
            <text:p>444,09021053685</text:p>
          </table:table-cell>
          <table:table-cell table:number-columns-repeated="4"/>
        </table:table-row>
        <table:table-row table:style-name="ro1">
          <table:table-cell office:value-type="float" office:value="1876" calcext:value-type="float">
            <text:p>1876</text:p>
          </table:table-cell>
          <table:table-cell table:formula="of:=ATAN2([.$E$2];[.A1878]) / RADIANS([.$F$2])" office:value-type="float" office:value="6.1940196136328" calcext:value-type="float">
            <text:p>6,1940196136328</text:p>
          </table:table-cell>
          <table:table-cell table:formula="of:=[.A1878] * [.$H$2]" office:value-type="float" office:value="10.6393246936028" calcext:value-type="float">
            <text:p>10,6393246936028</text:p>
          </table:table-cell>
          <table:table-cell table:formula="of:=([.C1878]-[.B1878]) * 100" office:value-type="float" office:value="444.530507997003" calcext:value-type="float">
            <text:p>444,530507997003</text:p>
          </table:table-cell>
          <table:table-cell table:number-columns-repeated="4"/>
        </table:table-row>
        <table:table-row table:style-name="ro1">
          <table:table-cell office:value-type="float" office:value="1877" calcext:value-type="float">
            <text:p>1877</text:p>
          </table:table-cell>
          <table:table-cell table:formula="of:=ATAN2([.$E$2];[.A1879]) / RADIANS([.$F$2])" office:value-type="float" office:value="6.19528686833523" calcext:value-type="float">
            <text:p>6,19528686833523</text:p>
          </table:table-cell>
          <table:table-cell table:formula="of:=[.A1879] * [.$H$2]" office:value-type="float" office:value="10.6449959754224" calcext:value-type="float">
            <text:p>10,6449959754224</text:p>
          </table:table-cell>
          <table:table-cell table:formula="of:=([.C1879]-[.B1879]) * 100" office:value-type="float" office:value="444.970910708721" calcext:value-type="float">
            <text:p>444,970910708721</text:p>
          </table:table-cell>
          <table:table-cell table:number-columns-repeated="4"/>
        </table:table-row>
        <table:table-row table:style-name="ro1">
          <table:table-cell office:value-type="float" office:value="1878" calcext:value-type="float">
            <text:p>1878</text:p>
          </table:table-cell>
          <table:table-cell table:formula="of:=ATAN2([.$E$2];[.A1880]) / RADIANS([.$F$2])" office:value-type="float" office:value="6.19655307170778" calcext:value-type="float">
            <text:p>6,19655307170778</text:p>
          </table:table-cell>
          <table:table-cell table:formula="of:=[.A1880] * [.$H$2]" office:value-type="float" office:value="10.6506672572421" calcext:value-type="float">
            <text:p>10,6506672572421</text:p>
          </table:table-cell>
          <table:table-cell table:formula="of:=([.C1880]-[.B1880]) * 100" office:value-type="float" office:value="445.411418553428" calcext:value-type="float">
            <text:p>445,411418553428</text:p>
          </table:table-cell>
          <table:table-cell table:number-columns-repeated="4"/>
        </table:table-row>
        <table:table-row table:style-name="ro1">
          <table:table-cell office:value-type="float" office:value="1879" calcext:value-type="float">
            <text:p>1879</text:p>
          </table:table-cell>
          <table:table-cell table:formula="of:=ATAN2([.$E$2];[.A1881]) / RADIANS([.$F$2])" office:value-type="float" office:value="6.19781822493469" calcext:value-type="float">
            <text:p>6,19781822493469</text:p>
          </table:table-cell>
          <table:table-cell table:formula="of:=[.A1881] * [.$H$2]" office:value-type="float" office:value="10.6563385390617" calcext:value-type="float">
            <text:p>10,6563385390617</text:p>
          </table:table-cell>
          <table:table-cell table:formula="of:=([.C1881]-[.B1881]) * 100" office:value-type="float" office:value="445.852031412699" calcext:value-type="float">
            <text:p>445,852031412699</text:p>
          </table:table-cell>
          <table:table-cell table:number-columns-repeated="4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formula="of:=ATAN2([.$E$2];[.A1882]) / RADIANS([.$F$2])" office:value-type="float" office:value="6.19908232919862" calcext:value-type="float">
            <text:p>6,19908232919862</text:p>
          </table:table-cell>
          <table:table-cell table:formula="of:=[.A1882] * [.$H$2]" office:value-type="float" office:value="10.6620098208813" calcext:value-type="float">
            <text:p>10,6620098208813</text:p>
          </table:table-cell>
          <table:table-cell table:formula="of:=([.C1882]-[.B1882]) * 100" office:value-type="float" office:value="446.292749168268" calcext:value-type="float">
            <text:p>446,292749168268</text:p>
          </table:table-cell>
          <table:table-cell table:number-columns-repeated="4"/>
        </table:table-row>
        <table:table-row table:style-name="ro1">
          <table:table-cell office:value-type="float" office:value="1881" calcext:value-type="float">
            <text:p>1881</text:p>
          </table:table-cell>
          <table:table-cell table:formula="of:=ATAN2([.$E$2];[.A1883]) / RADIANS([.$F$2])" office:value-type="float" office:value="6.20034538568069" calcext:value-type="float">
            <text:p>6,20034538568069</text:p>
          </table:table-cell>
          <table:table-cell table:formula="of:=[.A1883] * [.$H$2]" office:value-type="float" office:value="10.6676811027009" calcext:value-type="float">
            <text:p>10,6676811027009</text:p>
          </table:table-cell>
          <table:table-cell table:formula="of:=([.C1883]-[.B1883]) * 100" office:value-type="float" office:value="446.733571702022" calcext:value-type="float">
            <text:p>446,733571702022</text:p>
          </table:table-cell>
          <table:table-cell table:number-columns-repeated="4"/>
        </table:table-row>
        <table:table-row table:style-name="ro1">
          <table:table-cell office:value-type="float" office:value="1882" calcext:value-type="float">
            <text:p>1882</text:p>
          </table:table-cell>
          <table:table-cell table:formula="of:=ATAN2([.$E$2];[.A1884]) / RADIANS([.$F$2])" office:value-type="float" office:value="6.20160739556048" calcext:value-type="float">
            <text:p>6,20160739556048</text:p>
          </table:table-cell>
          <table:table-cell table:formula="of:=[.A1884] * [.$H$2]" office:value-type="float" office:value="10.6733523845205" calcext:value-type="float">
            <text:p>10,6733523845205</text:p>
          </table:table-cell>
          <table:table-cell table:formula="of:=([.C1884]-[.B1884]) * 100" office:value-type="float" office:value="447.174498896005" calcext:value-type="float">
            <text:p>447,174498896005</text:p>
          </table:table-cell>
          <table:table-cell table:number-columns-repeated="4"/>
        </table:table-row>
        <table:table-row table:style-name="ro1">
          <table:table-cell office:value-type="float" office:value="1883" calcext:value-type="float">
            <text:p>1883</text:p>
          </table:table-cell>
          <table:table-cell table:formula="of:=ATAN2([.$E$2];[.A1885]) / RADIANS([.$F$2])" office:value-type="float" office:value="6.202868360016" calcext:value-type="float">
            <text:p>6,202868360016</text:p>
          </table:table-cell>
          <table:table-cell table:formula="of:=[.A1885] * [.$H$2]" office:value-type="float" office:value="10.6790236663401" calcext:value-type="float">
            <text:p>10,6790236663401</text:p>
          </table:table-cell>
          <table:table-cell table:formula="of:=([.C1885]-[.B1885]) * 100" office:value-type="float" office:value="447.615530632414" calcext:value-type="float">
            <text:p>447,615530632414</text:p>
          </table:table-cell>
          <table:table-cell table:number-columns-repeated="4"/>
        </table:table-row>
        <table:table-row table:style-name="ro1">
          <table:table-cell office:value-type="float" office:value="1884" calcext:value-type="float">
            <text:p>1884</text:p>
          </table:table-cell>
          <table:table-cell table:formula="of:=ATAN2([.$E$2];[.A1886]) / RADIANS([.$F$2])" office:value-type="float" office:value="6.20412828022374" calcext:value-type="float">
            <text:p>6,20412828022374</text:p>
          </table:table-cell>
          <table:table-cell table:formula="of:=[.A1886] * [.$H$2]" office:value-type="float" office:value="10.6846949481598" calcext:value-type="float">
            <text:p>10,6846949481598</text:p>
          </table:table-cell>
          <table:table-cell table:formula="of:=([.C1886]-[.B1886]) * 100" office:value-type="float" office:value="448.056666793602" calcext:value-type="float">
            <text:p>448,056666793602</text:p>
          </table:table-cell>
          <table:table-cell table:number-columns-repeated="4"/>
        </table:table-row>
        <table:table-row table:style-name="ro1">
          <table:table-cell office:value-type="float" office:value="1885" calcext:value-type="float">
            <text:p>1885</text:p>
          </table:table-cell>
          <table:table-cell table:formula="of:=ATAN2([.$E$2];[.A1887]) / RADIANS([.$F$2])" office:value-type="float" office:value="6.20538715735863" calcext:value-type="float">
            <text:p>6,20538715735863</text:p>
          </table:table-cell>
          <table:table-cell table:formula="of:=[.A1887] * [.$H$2]" office:value-type="float" office:value="10.6903662299794" calcext:value-type="float">
            <text:p>10,6903662299794</text:p>
          </table:table-cell>
          <table:table-cell table:formula="of:=([.C1887]-[.B1887]) * 100" office:value-type="float" office:value="448.497907262075" calcext:value-type="float">
            <text:p>448,497907262075</text:p>
          </table:table-cell>
          <table:table-cell table:number-columns-repeated="4"/>
        </table:table-row>
        <table:table-row table:style-name="ro1">
          <table:table-cell office:value-type="float" office:value="1886" calcext:value-type="float">
            <text:p>1886</text:p>
          </table:table-cell>
          <table:table-cell table:formula="of:=ATAN2([.$E$2];[.A1888]) / RADIANS([.$F$2])" office:value-type="float" office:value="6.20664499259406" calcext:value-type="float">
            <text:p>6,20664499259406</text:p>
          </table:table-cell>
          <table:table-cell table:formula="of:=[.A1888] * [.$H$2]" office:value-type="float" office:value="10.696037511799" calcext:value-type="float">
            <text:p>10,696037511799</text:p>
          </table:table-cell>
          <table:table-cell table:formula="of:=([.C1888]-[.B1888]) * 100" office:value-type="float" office:value="448.939251920493" calcext:value-type="float">
            <text:p>448,939251920493</text:p>
          </table:table-cell>
          <table:table-cell table:number-columns-repeated="4"/>
        </table:table-row>
        <table:table-row table:style-name="ro1">
          <table:table-cell office:value-type="float" office:value="1887" calcext:value-type="float">
            <text:p>1887</text:p>
          </table:table-cell>
          <table:table-cell table:formula="of:=ATAN2([.$E$2];[.A1889]) / RADIANS([.$F$2])" office:value-type="float" office:value="6.20790178710189" calcext:value-type="float">
            <text:p>6,20790178710189</text:p>
          </table:table-cell>
          <table:table-cell table:formula="of:=[.A1889] * [.$H$2]" office:value-type="float" office:value="10.7017087936186" calcext:value-type="float">
            <text:p>10,7017087936186</text:p>
          </table:table-cell>
          <table:table-cell table:formula="of:=([.C1889]-[.B1889]) * 100" office:value-type="float" office:value="449.380700651673" calcext:value-type="float">
            <text:p>449,380700651673</text:p>
          </table:table-cell>
          <table:table-cell table:number-columns-repeated="4"/>
        </table:table-row>
        <table:table-row table:style-name="ro1">
          <table:table-cell office:value-type="float" office:value="1888" calcext:value-type="float">
            <text:p>1888</text:p>
          </table:table-cell>
          <table:table-cell table:formula="of:=ATAN2([.$E$2];[.A1890]) / RADIANS([.$F$2])" office:value-type="float" office:value="6.20915754205242" calcext:value-type="float">
            <text:p>6,20915754205242</text:p>
          </table:table-cell>
          <table:table-cell table:formula="of:=[.A1890] * [.$H$2]" office:value-type="float" office:value="10.7073800754382" calcext:value-type="float">
            <text:p>10,7073800754382</text:p>
          </table:table-cell>
          <table:table-cell table:formula="of:=([.C1890]-[.B1890]) * 100" office:value-type="float" office:value="449.822253338582" calcext:value-type="float">
            <text:p>449,822253338582</text:p>
          </table:table-cell>
          <table:table-cell table:number-columns-repeated="4"/>
        </table:table-row>
        <table:table-row table:style-name="ro1">
          <table:table-cell office:value-type="float" office:value="1889" calcext:value-type="float">
            <text:p>1889</text:p>
          </table:table-cell>
          <table:table-cell table:formula="of:=ATAN2([.$E$2];[.A1891]) / RADIANS([.$F$2])" office:value-type="float" office:value="6.21041225861443" calcext:value-type="float">
            <text:p>6,21041225861443</text:p>
          </table:table-cell>
          <table:table-cell table:formula="of:=[.A1891] * [.$H$2]" office:value-type="float" office:value="10.7130513572579" calcext:value-type="float">
            <text:p>10,7130513572579</text:p>
          </table:table-cell>
          <table:table-cell table:formula="of:=([.C1891]-[.B1891]) * 100" office:value-type="float" office:value="450.263909864342" calcext:value-type="float">
            <text:p>450,263909864342</text:p>
          </table:table-cell>
          <table:table-cell table:number-columns-repeated="4"/>
        </table:table-row>
        <table:table-row table:style-name="ro1">
          <table:table-cell office:value-type="float" office:value="1890" calcext:value-type="float">
            <text:p>1890</text:p>
          </table:table-cell>
          <table:table-cell table:formula="of:=ATAN2([.$E$2];[.A1892]) / RADIANS([.$F$2])" office:value-type="float" office:value="6.21166593795518" calcext:value-type="float">
            <text:p>6,21166593795518</text:p>
          </table:table-cell>
          <table:table-cell table:formula="of:=[.A1892] * [.$H$2]" office:value-type="float" office:value="10.7187226390775" calcext:value-type="float">
            <text:p>10,7187226390775</text:p>
          </table:table-cell>
          <table:table-cell table:formula="of:=([.C1892]-[.B1892]) * 100" office:value-type="float" office:value="450.705670112229" calcext:value-type="float">
            <text:p>450,705670112229</text:p>
          </table:table-cell>
          <table:table-cell table:number-columns-repeated="4"/>
        </table:table-row>
        <table:table-row table:style-name="ro1">
          <table:table-cell office:value-type="float" office:value="1891" calcext:value-type="float">
            <text:p>1891</text:p>
          </table:table-cell>
          <table:table-cell table:formula="of:=ATAN2([.$E$2];[.A1893]) / RADIANS([.$F$2])" office:value-type="float" office:value="6.21291858124037" calcext:value-type="float">
            <text:p>6,21291858124037</text:p>
          </table:table-cell>
          <table:table-cell table:formula="of:=[.A1893] * [.$H$2]" office:value-type="float" office:value="10.7243939208971" calcext:value-type="float">
            <text:p>10,7243939208971</text:p>
          </table:table-cell>
          <table:table-cell table:formula="of:=([.C1893]-[.B1893]) * 100" office:value-type="float" office:value="451.147533965672" calcext:value-type="float">
            <text:p>451,147533965672</text:p>
          </table:table-cell>
          <table:table-cell table:number-columns-repeated="4"/>
        </table:table-row>
        <table:table-row table:style-name="ro1">
          <table:table-cell office:value-type="float" office:value="1892" calcext:value-type="float">
            <text:p>1892</text:p>
          </table:table-cell>
          <table:table-cell table:formula="of:=ATAN2([.$E$2];[.A1894]) / RADIANS([.$F$2])" office:value-type="float" office:value="6.21417018963418" calcext:value-type="float">
            <text:p>6,21417018963418</text:p>
          </table:table-cell>
          <table:table-cell table:formula="of:=[.A1894] * [.$H$2]" office:value-type="float" office:value="10.7300652027167" calcext:value-type="float">
            <text:p>10,7300652027167</text:p>
          </table:table-cell>
          <table:table-cell table:formula="of:=([.C1894]-[.B1894]) * 100" office:value-type="float" office:value="451.589501308252" calcext:value-type="float">
            <text:p>451,589501308252</text:p>
          </table:table-cell>
          <table:table-cell table:number-columns-repeated="4"/>
        </table:table-row>
        <table:table-row table:style-name="ro1">
          <table:table-cell office:value-type="float" office:value="1893" calcext:value-type="float">
            <text:p>1893</text:p>
          </table:table-cell>
          <table:table-cell table:formula="of:=ATAN2([.$E$2];[.A1895]) / RADIANS([.$F$2])" office:value-type="float" office:value="6.21542076429928" calcext:value-type="float">
            <text:p>6,21542076429928</text:p>
          </table:table-cell>
          <table:table-cell table:formula="of:=[.A1895] * [.$H$2]" office:value-type="float" office:value="10.7357364845363" calcext:value-type="float">
            <text:p>10,7357364845363</text:p>
          </table:table-cell>
          <table:table-cell table:formula="of:=([.C1895]-[.B1895]) * 100" office:value-type="float" office:value="452.031572023704" calcext:value-type="float">
            <text:p>452,031572023704</text:p>
          </table:table-cell>
          <table:table-cell table:number-columns-repeated="4"/>
        </table:table-row>
        <table:table-row table:style-name="ro1">
          <table:table-cell office:value-type="float" office:value="1894" calcext:value-type="float">
            <text:p>1894</text:p>
          </table:table-cell>
          <table:table-cell table:formula="of:=ATAN2([.$E$2];[.A1896]) / RADIANS([.$F$2])" office:value-type="float" office:value="6.21667030639679" calcext:value-type="float">
            <text:p>6,21667030639679</text:p>
          </table:table-cell>
          <table:table-cell table:formula="of:=[.A1896] * [.$H$2]" office:value-type="float" office:value="10.7414077663559" calcext:value-type="float">
            <text:p>10,7414077663559</text:p>
          </table:table-cell>
          <table:table-cell table:formula="of:=([.C1896]-[.B1896]) * 100" office:value-type="float" office:value="452.473745995915" calcext:value-type="float">
            <text:p>452,473745995915</text:p>
          </table:table-cell>
          <table:table-cell table:number-columns-repeated="4"/>
        </table:table-row>
        <table:table-row table:style-name="ro1">
          <table:table-cell office:value-type="float" office:value="1895" calcext:value-type="float">
            <text:p>1895</text:p>
          </table:table-cell>
          <table:table-cell table:formula="of:=ATAN2([.$E$2];[.A1897]) / RADIANS([.$F$2])" office:value-type="float" office:value="6.21791881708631" calcext:value-type="float">
            <text:p>6,21791881708631</text:p>
          </table:table-cell>
          <table:table-cell table:formula="of:=[.A1897] * [.$H$2]" office:value-type="float" office:value="10.7470790481756" calcext:value-type="float">
            <text:p>10,7470790481756</text:p>
          </table:table-cell>
          <table:table-cell table:formula="of:=([.C1897]-[.B1897]) * 100" office:value-type="float" office:value="452.916023108925" calcext:value-type="float">
            <text:p>452,916023108925</text:p>
          </table:table-cell>
          <table:table-cell table:number-columns-repeated="4"/>
        </table:table-row>
        <table:table-row table:style-name="ro1">
          <table:table-cell office:value-type="float" office:value="1896" calcext:value-type="float">
            <text:p>1896</text:p>
          </table:table-cell>
          <table:table-cell table:formula="of:=ATAN2([.$E$2];[.A1898]) / RADIANS([.$F$2])" office:value-type="float" office:value="6.21916629752594" calcext:value-type="float">
            <text:p>6,21916629752594</text:p>
          </table:table-cell>
          <table:table-cell table:formula="of:=[.A1898] * [.$H$2]" office:value-type="float" office:value="10.7527503299952" calcext:value-type="float">
            <text:p>10,7527503299952</text:p>
          </table:table-cell>
          <table:table-cell table:formula="of:=([.C1898]-[.B1898]) * 100" office:value-type="float" office:value="453.358403246924" calcext:value-type="float">
            <text:p>453,358403246924</text:p>
          </table:table-cell>
          <table:table-cell table:number-columns-repeated="4"/>
        </table:table-row>
        <table:table-row table:style-name="ro1">
          <table:table-cell office:value-type="float" office:value="1897" calcext:value-type="float">
            <text:p>1897</text:p>
          </table:table-cell>
          <table:table-cell table:formula="of:=ATAN2([.$E$2];[.A1899]) / RADIANS([.$F$2])" office:value-type="float" office:value="6.22041274887223" calcext:value-type="float">
            <text:p>6,22041274887223</text:p>
          </table:table-cell>
          <table:table-cell table:formula="of:=[.A1899] * [.$H$2]" office:value-type="float" office:value="10.7584216118148" calcext:value-type="float">
            <text:p>10,7584216118148</text:p>
          </table:table-cell>
          <table:table-cell table:formula="of:=([.C1899]-[.B1899]) * 100" office:value-type="float" office:value="453.800886294256" calcext:value-type="float">
            <text:p>453,800886294256</text:p>
          </table:table-cell>
          <table:table-cell table:number-columns-repeated="4"/>
        </table:table-row>
        <table:table-row table:style-name="ro1">
          <table:table-cell office:value-type="float" office:value="1898" calcext:value-type="float">
            <text:p>1898</text:p>
          </table:table-cell>
          <table:table-cell table:formula="of:=ATAN2([.$E$2];[.A1900]) / RADIANS([.$F$2])" office:value-type="float" office:value="6.22165817228024" calcext:value-type="float">
            <text:p>6,22165817228024</text:p>
          </table:table-cell>
          <table:table-cell table:formula="of:=[.A1900] * [.$H$2]" office:value-type="float" office:value="10.7640928936344" calcext:value-type="float">
            <text:p>10,7640928936344</text:p>
          </table:table-cell>
          <table:table-cell table:formula="of:=([.C1900]-[.B1900]) * 100" office:value-type="float" office:value="454.243472135417" calcext:value-type="float">
            <text:p>454,243472135417</text:p>
          </table:table-cell>
          <table:table-cell table:number-columns-repeated="4"/>
        </table:table-row>
        <table:table-row table:style-name="ro1">
          <table:table-cell office:value-type="float" office:value="1899" calcext:value-type="float">
            <text:p>1899</text:p>
          </table:table-cell>
          <table:table-cell table:formula="of:=ATAN2([.$E$2];[.A1901]) / RADIANS([.$F$2])" office:value-type="float" office:value="6.22290256890349" calcext:value-type="float">
            <text:p>6,22290256890349</text:p>
          </table:table-cell>
          <table:table-cell table:formula="of:=[.A1901] * [.$H$2]" office:value-type="float" office:value="10.769764175454" calcext:value-type="float">
            <text:p>10,769764175454</text:p>
          </table:table-cell>
          <table:table-cell table:formula="of:=([.C1901]-[.B1901]) * 100" office:value-type="float" office:value="454.686160655054" calcext:value-type="float">
            <text:p>454,686160655054</text:p>
          </table:table-cell>
          <table:table-cell table:number-columns-repeated="4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formula="of:=ATAN2([.$E$2];[.A1902]) / RADIANS([.$F$2])" office:value-type="float" office:value="6.224145939894" calcext:value-type="float">
            <text:p>6,224145939894</text:p>
          </table:table-cell>
          <table:table-cell table:formula="of:=[.A1902] * [.$H$2]" office:value-type="float" office:value="10.7754354572736" calcext:value-type="float">
            <text:p>10,7754354572736</text:p>
          </table:table-cell>
          <table:table-cell table:formula="of:=([.C1902]-[.B1902]) * 100" office:value-type="float" office:value="455.128951737965" calcext:value-type="float">
            <text:p>455,128951737965</text:p>
          </table:table-cell>
          <table:table-cell table:number-columns-repeated="4"/>
        </table:table-row>
        <table:table-row table:style-name="ro1">
          <table:table-cell office:value-type="float" office:value="1901" calcext:value-type="float">
            <text:p>1901</text:p>
          </table:table-cell>
          <table:table-cell table:formula="of:=ATAN2([.$E$2];[.A1903]) / RADIANS([.$F$2])" office:value-type="float" office:value="6.22538828640227" calcext:value-type="float">
            <text:p>6,22538828640227</text:p>
          </table:table-cell>
          <table:table-cell table:formula="of:=[.A1903] * [.$H$2]" office:value-type="float" office:value="10.7811067390933" calcext:value-type="float">
            <text:p>10,7811067390933</text:p>
          </table:table-cell>
          <table:table-cell table:formula="of:=([.C1903]-[.B1903]) * 100" office:value-type="float" office:value="455.571845269099" calcext:value-type="float">
            <text:p>455,571845269099</text:p>
          </table:table-cell>
          <table:table-cell table:number-columns-repeated="4"/>
        </table:table-row>
        <table:table-row table:style-name="ro1">
          <table:table-cell office:value-type="float" office:value="1902" calcext:value-type="float">
            <text:p>1902</text:p>
          </table:table-cell>
          <table:table-cell table:formula="of:=ATAN2([.$E$2];[.A1904]) / RADIANS([.$F$2])" office:value-type="float" office:value="6.22662960957731" calcext:value-type="float">
            <text:p>6,22662960957731</text:p>
          </table:table-cell>
          <table:table-cell table:formula="of:=[.A1904] * [.$H$2]" office:value-type="float" office:value="10.7867780209129" calcext:value-type="float">
            <text:p>10,7867780209129</text:p>
          </table:table-cell>
          <table:table-cell table:formula="of:=([.C1904]-[.B1904]) * 100" office:value-type="float" office:value="456.014841133557" calcext:value-type="float">
            <text:p>456,014841133557</text:p>
          </table:table-cell>
          <table:table-cell table:number-columns-repeated="4"/>
        </table:table-row>
        <table:table-row table:style-name="ro1">
          <table:table-cell office:value-type="float" office:value="1903" calcext:value-type="float">
            <text:p>1903</text:p>
          </table:table-cell>
          <table:table-cell table:formula="of:=ATAN2([.$E$2];[.A1905]) / RADIANS([.$F$2])" office:value-type="float" office:value="6.2278699105666" calcext:value-type="float">
            <text:p>6,2278699105666</text:p>
          </table:table-cell>
          <table:table-cell table:formula="of:=[.A1905] * [.$H$2]" office:value-type="float" office:value="10.7924493027325" calcext:value-type="float">
            <text:p>10,7924493027325</text:p>
          </table:table-cell>
          <table:table-cell table:formula="of:=([.C1905]-[.B1905]) * 100" office:value-type="float" office:value="456.45793921659" calcext:value-type="float">
            <text:p>456,45793921659</text:p>
          </table:table-cell>
          <table:table-cell table:number-columns-repeated="4"/>
        </table:table-row>
        <table:table-row table:style-name="ro1">
          <table:table-cell office:value-type="float" office:value="1904" calcext:value-type="float">
            <text:p>1904</text:p>
          </table:table-cell>
          <table:table-cell table:formula="of:=ATAN2([.$E$2];[.A1906]) / RADIANS([.$F$2])" office:value-type="float" office:value="6.22910919051611" calcext:value-type="float">
            <text:p>6,22910919051611</text:p>
          </table:table-cell>
          <table:table-cell table:formula="of:=[.A1906] * [.$H$2]" office:value-type="float" office:value="10.7981205845521" calcext:value-type="float">
            <text:p>10,7981205845521</text:p>
          </table:table-cell>
          <table:table-cell table:formula="of:=([.C1906]-[.B1906]) * 100" office:value-type="float" office:value="456.901139403601" calcext:value-type="float">
            <text:p>456,901139403601</text:p>
          </table:table-cell>
          <table:table-cell table:number-columns-repeated="4"/>
        </table:table-row>
        <table:table-row table:style-name="ro1">
          <table:table-cell office:value-type="float" office:value="1905" calcext:value-type="float">
            <text:p>1905</text:p>
          </table:table-cell>
          <table:table-cell table:formula="of:=ATAN2([.$E$2];[.A1907]) / RADIANS([.$F$2])" office:value-type="float" office:value="6.23034745057034" calcext:value-type="float">
            <text:p>6,23034745057034</text:p>
          </table:table-cell>
          <table:table-cell table:formula="of:=[.A1907] * [.$H$2]" office:value-type="float" office:value="10.8037918663717" calcext:value-type="float">
            <text:p>10,8037918663717</text:p>
          </table:table-cell>
          <table:table-cell table:formula="of:=([.C1907]-[.B1907]) * 100" office:value-type="float" office:value="457.34444158014" calcext:value-type="float">
            <text:p>457,34444158014</text:p>
          </table:table-cell>
          <table:table-cell table:number-columns-repeated="4"/>
        </table:table-row>
        <table:table-row table:style-name="ro1">
          <table:table-cell office:value-type="float" office:value="1906" calcext:value-type="float">
            <text:p>1906</text:p>
          </table:table-cell>
          <table:table-cell table:formula="of:=ATAN2([.$E$2];[.A1908]) / RADIANS([.$F$2])" office:value-type="float" office:value="6.23158469187225" calcext:value-type="float">
            <text:p>6,23158469187225</text:p>
          </table:table-cell>
          <table:table-cell table:formula="of:=[.A1908] * [.$H$2]" office:value-type="float" office:value="10.8094631481914" calcext:value-type="float">
            <text:p>10,8094631481914</text:p>
          </table:table-cell>
          <table:table-cell table:formula="of:=([.C1908]-[.B1908]) * 100" office:value-type="float" office:value="457.787845631911" calcext:value-type="float">
            <text:p>457,787845631911</text:p>
          </table:table-cell>
          <table:table-cell table:number-columns-repeated="4"/>
        </table:table-row>
        <table:table-row table:style-name="ro1">
          <table:table-cell office:value-type="float" office:value="1907" calcext:value-type="float">
            <text:p>1907</text:p>
          </table:table-cell>
          <table:table-cell table:formula="of:=ATAN2([.$E$2];[.A1909]) / RADIANS([.$F$2])" office:value-type="float" office:value="6.23282091556332" calcext:value-type="float">
            <text:p>6,23282091556332</text:p>
          </table:table-cell>
          <table:table-cell table:formula="of:=[.A1909] * [.$H$2]" office:value-type="float" office:value="10.815134430011" calcext:value-type="float">
            <text:p>10,815134430011</text:p>
          </table:table-cell>
          <table:table-cell table:formula="of:=([.C1909]-[.B1909]) * 100" office:value-type="float" office:value="458.231351444766" calcext:value-type="float">
            <text:p>458,231351444766</text:p>
          </table:table-cell>
          <table:table-cell table:number-columns-repeated="4"/>
        </table:table-row>
        <table:table-row table:style-name="ro1">
          <table:table-cell office:value-type="float" office:value="1908" calcext:value-type="float">
            <text:p>1908</text:p>
          </table:table-cell>
          <table:table-cell table:formula="of:=ATAN2([.$E$2];[.A1910]) / RADIANS([.$F$2])" office:value-type="float" office:value="6.23405612278353" calcext:value-type="float">
            <text:p>6,23405612278353</text:p>
          </table:table-cell>
          <table:table-cell table:formula="of:=[.A1910] * [.$H$2]" office:value-type="float" office:value="10.8208057118306" calcext:value-type="float">
            <text:p>10,8208057118306</text:p>
          </table:table-cell>
          <table:table-cell table:formula="of:=([.C1910]-[.B1910]) * 100" office:value-type="float" office:value="458.674958904706" calcext:value-type="float">
            <text:p>458,674958904706</text:p>
          </table:table-cell>
          <table:table-cell table:number-columns-repeated="4"/>
        </table:table-row>
        <table:table-row table:style-name="ro1">
          <table:table-cell office:value-type="float" office:value="1909" calcext:value-type="float">
            <text:p>1909</text:p>
          </table:table-cell>
          <table:table-cell table:formula="of:=ATAN2([.$E$2];[.A1911]) / RADIANS([.$F$2])" office:value-type="float" office:value="6.23529031467136" calcext:value-type="float">
            <text:p>6,23529031467136</text:p>
          </table:table-cell>
          <table:table-cell table:formula="of:=[.A1911] * [.$H$2]" office:value-type="float" office:value="10.8264769936502" calcext:value-type="float">
            <text:p>10,8264769936502</text:p>
          </table:table-cell>
          <table:table-cell table:formula="of:=([.C1911]-[.B1911]) * 100" office:value-type="float" office:value="459.118667897885" calcext:value-type="float">
            <text:p>459,118667897885</text:p>
          </table:table-cell>
          <table:table-cell table:number-columns-repeated="4"/>
        </table:table-row>
        <table:table-row table:style-name="ro1">
          <table:table-cell office:value-type="float" office:value="1910" calcext:value-type="float">
            <text:p>1910</text:p>
          </table:table-cell>
          <table:table-cell table:formula="of:=ATAN2([.$E$2];[.A1912]) / RADIANS([.$F$2])" office:value-type="float" office:value="6.2365234923638" calcext:value-type="float">
            <text:p>6,2365234923638</text:p>
          </table:table-cell>
          <table:table-cell table:formula="of:=[.A1912] * [.$H$2]" office:value-type="float" office:value="10.8321482754698" calcext:value-type="float">
            <text:p>10,8321482754698</text:p>
          </table:table-cell>
          <table:table-cell table:formula="of:=([.C1912]-[.B1912]) * 100" office:value-type="float" office:value="459.562478310603" calcext:value-type="float">
            <text:p>459,562478310603</text:p>
          </table:table-cell>
          <table:table-cell table:number-columns-repeated="4"/>
        </table:table-row>
        <table:table-row table:style-name="ro1">
          <table:table-cell office:value-type="float" office:value="1911" calcext:value-type="float">
            <text:p>1911</text:p>
          </table:table-cell>
          <table:table-cell table:formula="of:=ATAN2([.$E$2];[.A1913]) / RADIANS([.$F$2])" office:value-type="float" office:value="6.23775565699634" calcext:value-type="float">
            <text:p>6,23775565699634</text:p>
          </table:table-cell>
          <table:table-cell table:formula="of:=[.A1913] * [.$H$2]" office:value-type="float" office:value="10.8378195572894" calcext:value-type="float">
            <text:p>10,8378195572894</text:p>
          </table:table-cell>
          <table:table-cell table:formula="of:=([.C1913]-[.B1913]) * 100" office:value-type="float" office:value="460.00639002931" calcext:value-type="float">
            <text:p>460,00639002931</text:p>
          </table:table-cell>
          <table:table-cell table:number-columns-repeated="4"/>
        </table:table-row>
        <table:table-row table:style-name="ro1">
          <table:table-cell office:value-type="float" office:value="1912" calcext:value-type="float">
            <text:p>1912</text:p>
          </table:table-cell>
          <table:table-cell table:formula="of:=ATAN2([.$E$2];[.A1914]) / RADIANS([.$F$2])" office:value-type="float" office:value="6.238986809703" calcext:value-type="float">
            <text:p>6,238986809703</text:p>
          </table:table-cell>
          <table:table-cell table:formula="of:=[.A1914] * [.$H$2]" office:value-type="float" office:value="10.8434908391091" calcext:value-type="float">
            <text:p>10,8434908391091</text:p>
          </table:table-cell>
          <table:table-cell table:formula="of:=([.C1914]-[.B1914]) * 100" office:value-type="float" office:value="460.450402940606" calcext:value-type="float">
            <text:p>460,450402940606</text:p>
          </table:table-cell>
          <table:table-cell table:number-columns-repeated="4"/>
        </table:table-row>
        <table:table-row table:style-name="ro1">
          <table:table-cell office:value-type="float" office:value="1913" calcext:value-type="float">
            <text:p>1913</text:p>
          </table:table-cell>
          <table:table-cell table:formula="of:=ATAN2([.$E$2];[.A1915]) / RADIANS([.$F$2])" office:value-type="float" office:value="6.24021695161628" calcext:value-type="float">
            <text:p>6,24021695161628</text:p>
          </table:table-cell>
          <table:table-cell table:formula="of:=[.A1915] * [.$H$2]" office:value-type="float" office:value="10.8491621209287" calcext:value-type="float">
            <text:p>10,8491621209287</text:p>
          </table:table-cell>
          <table:table-cell table:formula="of:=([.C1915]-[.B1915]) * 100" office:value-type="float" office:value="460.894516931239" calcext:value-type="float">
            <text:p>460,894516931239</text:p>
          </table:table-cell>
          <table:table-cell table:number-columns-repeated="4"/>
        </table:table-row>
        <table:table-row table:style-name="ro1">
          <table:table-cell office:value-type="float" office:value="1914" calcext:value-type="float">
            <text:p>1914</text:p>
          </table:table-cell>
          <table:table-cell table:formula="of:=ATAN2([.$E$2];[.A1916]) / RADIANS([.$F$2])" office:value-type="float" office:value="6.24144608386723" calcext:value-type="float">
            <text:p>6,24144608386723</text:p>
          </table:table-cell>
          <table:table-cell table:formula="of:=[.A1916] * [.$H$2]" office:value-type="float" office:value="10.8548334027483" calcext:value-type="float">
            <text:p>10,8548334027483</text:p>
          </table:table-cell>
          <table:table-cell table:formula="of:=([.C1916]-[.B1916]) * 100" office:value-type="float" office:value="461.338731888106" calcext:value-type="float">
            <text:p>461,338731888106</text:p>
          </table:table-cell>
          <table:table-cell table:number-columns-repeated="4"/>
        </table:table-row>
        <table:table-row table:style-name="ro1">
          <table:table-cell office:value-type="float" office:value="1915" calcext:value-type="float">
            <text:p>1915</text:p>
          </table:table-cell>
          <table:table-cell table:formula="of:=ATAN2([.$E$2];[.A1917]) / RADIANS([.$F$2])" office:value-type="float" office:value="6.24267420758539" calcext:value-type="float">
            <text:p>6,24267420758539</text:p>
          </table:table-cell>
          <table:table-cell table:formula="of:=[.A1917] * [.$H$2]" office:value-type="float" office:value="10.8605046845679" calcext:value-type="float">
            <text:p>10,8605046845679</text:p>
          </table:table-cell>
          <table:table-cell table:formula="of:=([.C1917]-[.B1917]) * 100" office:value-type="float" office:value="461.783047698252" calcext:value-type="float">
            <text:p>461,783047698252</text:p>
          </table:table-cell>
          <table:table-cell table:number-columns-repeated="4"/>
        </table:table-row>
        <table:table-row table:style-name="ro1">
          <table:table-cell office:value-type="float" office:value="1916" calcext:value-type="float">
            <text:p>1916</text:p>
          </table:table-cell>
          <table:table-cell table:formula="of:=ATAN2([.$E$2];[.A1918]) / RADIANS([.$F$2])" office:value-type="float" office:value="6.24390132389882" calcext:value-type="float">
            <text:p>6,24390132389882</text:p>
          </table:table-cell>
          <table:table-cell table:formula="of:=[.A1918] * [.$H$2]" office:value-type="float" office:value="10.8661759663875" calcext:value-type="float">
            <text:p>10,8661759663875</text:p>
          </table:table-cell>
          <table:table-cell table:formula="of:=([.C1918]-[.B1918]) * 100" office:value-type="float" office:value="462.227464248871" calcext:value-type="float">
            <text:p>462,227464248871</text:p>
          </table:table-cell>
          <table:table-cell table:number-columns-repeated="4"/>
        </table:table-row>
        <table:table-row table:style-name="ro1">
          <table:table-cell office:value-type="float" office:value="1917" calcext:value-type="float">
            <text:p>1917</text:p>
          </table:table-cell>
          <table:table-cell table:formula="of:=ATAN2([.$E$2];[.A1919]) / RADIANS([.$F$2])" office:value-type="float" office:value="6.24512743393412" calcext:value-type="float">
            <text:p>6,24512743393412</text:p>
          </table:table-cell>
          <table:table-cell table:formula="of:=[.A1919] * [.$H$2]" office:value-type="float" office:value="10.8718472482071" calcext:value-type="float">
            <text:p>10,8718472482071</text:p>
          </table:table-cell>
          <table:table-cell table:formula="of:=([.C1919]-[.B1919]) * 100" office:value-type="float" office:value="462.671981427303" calcext:value-type="float">
            <text:p>462,671981427303</text:p>
          </table:table-cell>
          <table:table-cell table:number-columns-repeated="4"/>
        </table:table-row>
        <table:table-row table:style-name="ro1">
          <table:table-cell office:value-type="float" office:value="1918" calcext:value-type="float">
            <text:p>1918</text:p>
          </table:table-cell>
          <table:table-cell table:formula="of:=ATAN2([.$E$2];[.A1920]) / RADIANS([.$F$2])" office:value-type="float" office:value="6.24635253881638" calcext:value-type="float">
            <text:p>6,24635253881638</text:p>
          </table:table-cell>
          <table:table-cell table:formula="of:=[.A1920] * [.$H$2]" office:value-type="float" office:value="10.8775185300268" calcext:value-type="float">
            <text:p>10,8775185300268</text:p>
          </table:table-cell>
          <table:table-cell table:formula="of:=([.C1920]-[.B1920]) * 100" office:value-type="float" office:value="463.116599121039" calcext:value-type="float">
            <text:p>463,116599121039</text:p>
          </table:table-cell>
          <table:table-cell table:number-columns-repeated="4"/>
        </table:table-row>
        <table:table-row table:style-name="ro1">
          <table:table-cell office:value-type="float" office:value="1919" calcext:value-type="float">
            <text:p>1919</text:p>
          </table:table-cell>
          <table:table-cell table:formula="of:=ATAN2([.$E$2];[.A1921]) / RADIANS([.$F$2])" office:value-type="float" office:value="6.24757663966924" calcext:value-type="float">
            <text:p>6,24757663966924</text:p>
          </table:table-cell>
          <table:table-cell table:formula="of:=[.A1921] * [.$H$2]" office:value-type="float" office:value="10.8831898118464" calcext:value-type="float">
            <text:p>10,8831898118464</text:p>
          </table:table-cell>
          <table:table-cell table:formula="of:=([.C1921]-[.B1921]) * 100" office:value-type="float" office:value="463.561317217714" calcext:value-type="float">
            <text:p>463,561317217714</text:p>
          </table:table-cell>
          <table:table-cell table:number-columns-repeated="4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formula="of:=ATAN2([.$E$2];[.A1922]) / RADIANS([.$F$2])" office:value-type="float" office:value="6.24879973761486" calcext:value-type="float">
            <text:p>6,24879973761486</text:p>
          </table:table-cell>
          <table:table-cell table:formula="of:=[.A1922] * [.$H$2]" office:value-type="float" office:value="10.888861093666" calcext:value-type="float">
            <text:p>10,888861093666</text:p>
          </table:table-cell>
          <table:table-cell table:formula="of:=([.C1922]-[.B1922]) * 100" office:value-type="float" office:value="464.006135605115" calcext:value-type="float">
            <text:p>464,006135605115</text:p>
          </table:table-cell>
          <table:table-cell table:number-columns-repeated="4"/>
        </table:table-row>
        <table:table-row table:style-name="ro1">
          <table:table-cell office:value-type="float" office:value="1921" calcext:value-type="float">
            <text:p>1921</text:p>
          </table:table-cell>
          <table:table-cell table:formula="of:=ATAN2([.$E$2];[.A1923]) / RADIANS([.$F$2])" office:value-type="float" office:value="6.25002183377391" calcext:value-type="float">
            <text:p>6,25002183377391</text:p>
          </table:table-cell>
          <table:table-cell table:formula="of:=[.A1923] * [.$H$2]" office:value-type="float" office:value="10.8945323754856" calcext:value-type="float">
            <text:p>10,8945323754856</text:p>
          </table:table-cell>
          <table:table-cell table:formula="of:=([.C1923]-[.B1923]) * 100" office:value-type="float" office:value="464.451054171171" calcext:value-type="float">
            <text:p>464,451054171171</text:p>
          </table:table-cell>
          <table:table-cell table:number-columns-repeated="4"/>
        </table:table-row>
        <table:table-row table:style-name="ro1">
          <table:table-cell office:value-type="float" office:value="1922" calcext:value-type="float">
            <text:p>1922</text:p>
          </table:table-cell>
          <table:table-cell table:formula="of:=ATAN2([.$E$2];[.A1924]) / RADIANS([.$F$2])" office:value-type="float" office:value="6.25124292926562" calcext:value-type="float">
            <text:p>6,25124292926562</text:p>
          </table:table-cell>
          <table:table-cell table:formula="of:=[.A1924] * [.$H$2]" office:value-type="float" office:value="10.9002036573052" calcext:value-type="float">
            <text:p>10,9002036573052</text:p>
          </table:table-cell>
          <table:table-cell table:formula="of:=([.C1924]-[.B1924]) * 100" office:value-type="float" office:value="464.896072803962" calcext:value-type="float">
            <text:p>464,896072803962</text:p>
          </table:table-cell>
          <table:table-cell table:number-columns-repeated="4"/>
        </table:table-row>
        <table:table-row table:style-name="ro1">
          <table:table-cell office:value-type="float" office:value="1923" calcext:value-type="float">
            <text:p>1923</text:p>
          </table:table-cell>
          <table:table-cell table:formula="of:=ATAN2([.$E$2];[.A1925]) / RADIANS([.$F$2])" office:value-type="float" office:value="6.25246302520772" calcext:value-type="float">
            <text:p>6,25246302520772</text:p>
          </table:table-cell>
          <table:table-cell table:formula="of:=[.A1925] * [.$H$2]" office:value-type="float" office:value="10.9058749391249" calcext:value-type="float">
            <text:p>10,9058749391249</text:p>
          </table:table-cell>
          <table:table-cell table:formula="of:=([.C1925]-[.B1925]) * 100" office:value-type="float" office:value="465.341191391713" calcext:value-type="float">
            <text:p>465,341191391713</text:p>
          </table:table-cell>
          <table:table-cell table:number-columns-repeated="4"/>
        </table:table-row>
        <table:table-row table:style-name="ro1">
          <table:table-cell office:value-type="float" office:value="1924" calcext:value-type="float">
            <text:p>1924</text:p>
          </table:table-cell>
          <table:table-cell table:formula="of:=ATAN2([.$E$2];[.A1926]) / RADIANS([.$F$2])" office:value-type="float" office:value="6.2536821227165" calcext:value-type="float">
            <text:p>6,2536821227165</text:p>
          </table:table-cell>
          <table:table-cell table:formula="of:=[.A1926] * [.$H$2]" office:value-type="float" office:value="10.9115462209445" calcext:value-type="float">
            <text:p>10,9115462209445</text:p>
          </table:table-cell>
          <table:table-cell table:formula="of:=([.C1926]-[.B1926]) * 100" office:value-type="float" office:value="465.786409822797" calcext:value-type="float">
            <text:p>465,786409822797</text:p>
          </table:table-cell>
          <table:table-cell table:number-columns-repeated="4"/>
        </table:table-row>
        <table:table-row table:style-name="ro1">
          <table:table-cell office:value-type="float" office:value="1925" calcext:value-type="float">
            <text:p>1925</text:p>
          </table:table-cell>
          <table:table-cell table:formula="of:=ATAN2([.$E$2];[.A1927]) / RADIANS([.$F$2])" office:value-type="float" office:value="6.25490022290678" calcext:value-type="float">
            <text:p>6,25490022290678</text:p>
          </table:table-cell>
          <table:table-cell table:formula="of:=[.A1927] * [.$H$2]" office:value-type="float" office:value="10.9172175027641" calcext:value-type="float">
            <text:p>10,9172175027641</text:p>
          </table:table-cell>
          <table:table-cell table:formula="of:=([.C1927]-[.B1927]) * 100" office:value-type="float" office:value="466.231727985731" calcext:value-type="float">
            <text:p>466,231727985731</text:p>
          </table:table-cell>
          <table:table-cell table:number-columns-repeated="4"/>
        </table:table-row>
        <table:table-row table:style-name="ro1">
          <table:table-cell office:value-type="float" office:value="1926" calcext:value-type="float">
            <text:p>1926</text:p>
          </table:table-cell>
          <table:table-cell table:formula="of:=ATAN2([.$E$2];[.A1928]) / RADIANS([.$F$2])" office:value-type="float" office:value="6.25611732689189" calcext:value-type="float">
            <text:p>6,25611732689189</text:p>
          </table:table-cell>
          <table:table-cell table:formula="of:=[.A1928] * [.$H$2]" office:value-type="float" office:value="10.9228887845837" calcext:value-type="float">
            <text:p>10,9228887845837</text:p>
          </table:table-cell>
          <table:table-cell table:formula="of:=([.C1928]-[.B1928]) * 100" office:value-type="float" office:value="466.677145769182" calcext:value-type="float">
            <text:p>466,677145769182</text:p>
          </table:table-cell>
          <table:table-cell table:number-columns-repeated="4"/>
        </table:table-row>
        <table:table-row table:style-name="ro1">
          <table:table-cell office:value-type="float" office:value="1927" calcext:value-type="float">
            <text:p>1927</text:p>
          </table:table-cell>
          <table:table-cell table:formula="of:=ATAN2([.$E$2];[.A1929]) / RADIANS([.$F$2])" office:value-type="float" office:value="6.25733343578374" calcext:value-type="float">
            <text:p>6,25733343578374</text:p>
          </table:table-cell>
          <table:table-cell table:formula="of:=[.A1929] * [.$H$2]" office:value-type="float" office:value="10.9285600664033" calcext:value-type="float">
            <text:p>10,9285600664033</text:p>
          </table:table-cell>
          <table:table-cell table:formula="of:=([.C1929]-[.B1929]) * 100" office:value-type="float" office:value="467.122663061959" calcext:value-type="float">
            <text:p>467,122663061959</text:p>
          </table:table-cell>
          <table:table-cell table:number-columns-repeated="4"/>
        </table:table-row>
        <table:table-row table:style-name="ro1">
          <table:table-cell office:value-type="float" office:value="1928" calcext:value-type="float">
            <text:p>1928</text:p>
          </table:table-cell>
          <table:table-cell table:formula="of:=ATAN2([.$E$2];[.A1930]) / RADIANS([.$F$2])" office:value-type="float" office:value="6.25854855069275" calcext:value-type="float">
            <text:p>6,25854855069275</text:p>
          </table:table-cell>
          <table:table-cell table:formula="of:=[.A1930] * [.$H$2]" office:value-type="float" office:value="10.9342313482229" calcext:value-type="float">
            <text:p>10,9342313482229</text:p>
          </table:table-cell>
          <table:table-cell table:formula="of:=([.C1930]-[.B1930]) * 100" office:value-type="float" office:value="467.568279753019" calcext:value-type="float">
            <text:p>467,568279753019</text:p>
          </table:table-cell>
          <table:table-cell table:number-columns-repeated="4"/>
        </table:table-row>
        <table:table-row table:style-name="ro1">
          <table:table-cell office:value-type="float" office:value="1929" calcext:value-type="float">
            <text:p>1929</text:p>
          </table:table-cell>
          <table:table-cell table:formula="of:=ATAN2([.$E$2];[.A1931]) / RADIANS([.$F$2])" office:value-type="float" office:value="6.2597626727279" calcext:value-type="float">
            <text:p>6,2597626727279</text:p>
          </table:table-cell>
          <table:table-cell table:formula="of:=[.A1931] * [.$H$2]" office:value-type="float" office:value="10.9399026300426" calcext:value-type="float">
            <text:p>10,9399026300426</text:p>
          </table:table-cell>
          <table:table-cell table:formula="of:=([.C1931]-[.B1931]) * 100" office:value-type="float" office:value="468.013995731466" calcext:value-type="float">
            <text:p>468,013995731466</text:p>
          </table:table-cell>
          <table:table-cell table:number-columns-repeated="4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formula="of:=ATAN2([.$E$2];[.A1932]) / RADIANS([.$F$2])" office:value-type="float" office:value="6.26097580299671" calcext:value-type="float">
            <text:p>6,26097580299671</text:p>
          </table:table-cell>
          <table:table-cell table:formula="of:=[.A1932] * [.$H$2]" office:value-type="float" office:value="10.9455739118622" calcext:value-type="float">
            <text:p>10,9455739118622</text:p>
          </table:table-cell>
          <table:table-cell table:formula="of:=([.C1932]-[.B1932]) * 100" office:value-type="float" office:value="468.459810886546" calcext:value-type="float">
            <text:p>468,459810886546</text:p>
          </table:table-cell>
          <table:table-cell table:number-columns-repeated="4"/>
        </table:table-row>
        <table:table-row table:style-name="ro1">
          <table:table-cell office:value-type="float" office:value="1931" calcext:value-type="float">
            <text:p>1931</text:p>
          </table:table-cell>
          <table:table-cell table:formula="of:=ATAN2([.$E$2];[.A1933]) / RADIANS([.$F$2])" office:value-type="float" office:value="6.26218794260525" calcext:value-type="float">
            <text:p>6,26218794260525</text:p>
          </table:table-cell>
          <table:table-cell table:formula="of:=[.A1933] * [.$H$2]" office:value-type="float" office:value="10.9512451936818" calcext:value-type="float">
            <text:p>10,9512451936818</text:p>
          </table:table-cell>
          <table:table-cell table:formula="of:=([.C1933]-[.B1933]) * 100" office:value-type="float" office:value="468.905725107654" calcext:value-type="float">
            <text:p>468,905725107654</text:p>
          </table:table-cell>
          <table:table-cell table:number-columns-repeated="4"/>
        </table:table-row>
        <table:table-row table:style-name="ro1">
          <table:table-cell office:value-type="float" office:value="1932" calcext:value-type="float">
            <text:p>1932</text:p>
          </table:table-cell>
          <table:table-cell table:formula="of:=ATAN2([.$E$2];[.A1934]) / RADIANS([.$F$2])" office:value-type="float" office:value="6.26339909265814" calcext:value-type="float">
            <text:p>6,26339909265814</text:p>
          </table:table-cell>
          <table:table-cell table:formula="of:=[.A1934] * [.$H$2]" office:value-type="float" office:value="10.9569164755014" calcext:value-type="float">
            <text:p>10,9569164755014</text:p>
          </table:table-cell>
          <table:table-cell table:formula="of:=([.C1934]-[.B1934]) * 100" office:value-type="float" office:value="469.351738284328" calcext:value-type="float">
            <text:p>469,351738284328</text:p>
          </table:table-cell>
          <table:table-cell table:number-columns-repeated="4"/>
        </table:table-row>
        <table:table-row table:style-name="ro1">
          <table:table-cell office:value-type="float" office:value="1933" calcext:value-type="float">
            <text:p>1933</text:p>
          </table:table-cell>
          <table:table-cell table:formula="of:=ATAN2([.$E$2];[.A1935]) / RADIANS([.$F$2])" office:value-type="float" office:value="6.26460925425853" calcext:value-type="float">
            <text:p>6,26460925425853</text:p>
          </table:table-cell>
          <table:table-cell table:formula="of:=[.A1935] * [.$H$2]" office:value-type="float" office:value="10.962587757321" calcext:value-type="float">
            <text:p>10,962587757321</text:p>
          </table:table-cell>
          <table:table-cell table:formula="of:=([.C1935]-[.B1935]) * 100" office:value-type="float" office:value="469.79785030625" calcext:value-type="float">
            <text:p>469,79785030625</text:p>
          </table:table-cell>
          <table:table-cell table:number-columns-repeated="4"/>
        </table:table-row>
        <table:table-row table:style-name="ro1">
          <table:table-cell office:value-type="float" office:value="1934" calcext:value-type="float">
            <text:p>1934</text:p>
          </table:table-cell>
          <table:table-cell table:formula="of:=ATAN2([.$E$2];[.A1936]) / RADIANS([.$F$2])" office:value-type="float" office:value="6.26581842850815" calcext:value-type="float">
            <text:p>6,26581842850815</text:p>
          </table:table-cell>
          <table:table-cell table:formula="of:=[.A1936] * [.$H$2]" office:value-type="float" office:value="10.9682590391406" calcext:value-type="float">
            <text:p>10,9682590391406</text:p>
          </table:table-cell>
          <table:table-cell table:formula="of:=([.C1936]-[.B1936]) * 100" office:value-type="float" office:value="470.24406106325" calcext:value-type="float">
            <text:p>470,24406106325</text:p>
          </table:table-cell>
          <table:table-cell table:number-columns-repeated="4"/>
        </table:table-row>
        <table:table-row table:style-name="ro1">
          <table:table-cell office:value-type="float" office:value="1935" calcext:value-type="float">
            <text:p>1935</text:p>
          </table:table-cell>
          <table:table-cell table:formula="of:=ATAN2([.$E$2];[.A1937]) / RADIANS([.$F$2])" office:value-type="float" office:value="6.26702661650728" calcext:value-type="float">
            <text:p>6,26702661650728</text:p>
          </table:table-cell>
          <table:table-cell table:formula="of:=[.A1937] * [.$H$2]" office:value-type="float" office:value="10.9739303209603" calcext:value-type="float">
            <text:p>10,9739303209603</text:p>
          </table:table-cell>
          <table:table-cell table:formula="of:=([.C1937]-[.B1937]) * 100" office:value-type="float" office:value="470.690370445299" calcext:value-type="float">
            <text:p>470,690370445299</text:p>
          </table:table-cell>
          <table:table-cell table:number-columns-repeated="4"/>
        </table:table-row>
        <table:table-row table:style-name="ro1">
          <table:table-cell office:value-type="float" office:value="1936" calcext:value-type="float">
            <text:p>1936</text:p>
          </table:table-cell>
          <table:table-cell table:formula="of:=ATAN2([.$E$2];[.A1938]) / RADIANS([.$F$2])" office:value-type="float" office:value="6.26823381935474" calcext:value-type="float">
            <text:p>6,26823381935474</text:p>
          </table:table-cell>
          <table:table-cell table:formula="of:=[.A1938] * [.$H$2]" office:value-type="float" office:value="10.9796016027799" calcext:value-type="float">
            <text:p>10,9796016027799</text:p>
          </table:table-cell>
          <table:table-cell table:formula="of:=([.C1938]-[.B1938]) * 100" office:value-type="float" office:value="471.136778342514" calcext:value-type="float">
            <text:p>471,136778342514</text:p>
          </table:table-cell>
          <table:table-cell table:number-columns-repeated="4"/>
        </table:table-row>
        <table:table-row table:style-name="ro1">
          <table:table-cell office:value-type="float" office:value="1937" calcext:value-type="float">
            <text:p>1937</text:p>
          </table:table-cell>
          <table:table-cell table:formula="of:=ATAN2([.$E$2];[.A1939]) / RADIANS([.$F$2])" office:value-type="float" office:value="6.26944003814794" calcext:value-type="float">
            <text:p>6,26944003814794</text:p>
          </table:table-cell>
          <table:table-cell table:formula="of:=[.A1939] * [.$H$2]" office:value-type="float" office:value="10.9852728845995" calcext:value-type="float">
            <text:p>10,9852728845995</text:p>
          </table:table-cell>
          <table:table-cell table:formula="of:=([.C1939]-[.B1939]) * 100" office:value-type="float" office:value="471.583284645157" calcext:value-type="float">
            <text:p>471,583284645157</text:p>
          </table:table-cell>
          <table:table-cell table:number-columns-repeated="4"/>
        </table:table-row>
        <table:table-row table:style-name="ro1">
          <table:table-cell office:value-type="float" office:value="1938" calcext:value-type="float">
            <text:p>1938</text:p>
          </table:table-cell>
          <table:table-cell table:formula="of:=ATAN2([.$E$2];[.A1940]) / RADIANS([.$F$2])" office:value-type="float" office:value="6.2706452739828" calcext:value-type="float">
            <text:p>6,2706452739828</text:p>
          </table:table-cell>
          <table:table-cell table:formula="of:=[.A1940] * [.$H$2]" office:value-type="float" office:value="10.9909441664191" calcext:value-type="float">
            <text:p>10,9909441664191</text:p>
          </table:table-cell>
          <table:table-cell table:formula="of:=([.C1940]-[.B1940]) * 100" office:value-type="float" office:value="472.029889243632" calcext:value-type="float">
            <text:p>472,029889243632</text:p>
          </table:table-cell>
          <table:table-cell table:number-columns-repeated="4"/>
        </table:table-row>
        <table:table-row table:style-name="ro1">
          <table:table-cell office:value-type="float" office:value="1939" calcext:value-type="float">
            <text:p>1939</text:p>
          </table:table-cell>
          <table:table-cell table:formula="of:=ATAN2([.$E$2];[.A1941]) / RADIANS([.$F$2])" office:value-type="float" office:value="6.27184952795387" calcext:value-type="float">
            <text:p>6,27184952795387</text:p>
          </table:table-cell>
          <table:table-cell table:formula="of:=[.A1941] * [.$H$2]" office:value-type="float" office:value="10.9966154482387" calcext:value-type="float">
            <text:p>10,9966154482387</text:p>
          </table:table-cell>
          <table:table-cell table:formula="of:=([.C1941]-[.B1941]) * 100" office:value-type="float" office:value="472.476592028487" calcext:value-type="float">
            <text:p>472,476592028487</text:p>
          </table:table-cell>
          <table:table-cell table:number-columns-repeated="4"/>
        </table:table-row>
        <table:table-row table:style-name="ro1">
          <table:table-cell office:value-type="float" office:value="1940" calcext:value-type="float">
            <text:p>1940</text:p>
          </table:table-cell>
          <table:table-cell table:formula="of:=ATAN2([.$E$2];[.A1942]) / RADIANS([.$F$2])" office:value-type="float" office:value="6.27305280115419" calcext:value-type="float">
            <text:p>6,27305280115419</text:p>
          </table:table-cell>
          <table:table-cell table:formula="of:=[.A1942] * [.$H$2]" office:value-type="float" office:value="11.0022867300584" calcext:value-type="float">
            <text:p>11,0022867300584</text:p>
          </table:table-cell>
          <table:table-cell table:formula="of:=([.C1942]-[.B1942]) * 100" office:value-type="float" office:value="472.923392890416" calcext:value-type="float">
            <text:p>472,923392890416</text:p>
          </table:table-cell>
          <table:table-cell table:number-columns-repeated="4"/>
        </table:table-row>
        <table:table-row table:style-name="ro1">
          <table:table-cell office:value-type="float" office:value="1941" calcext:value-type="float">
            <text:p>1941</text:p>
          </table:table-cell>
          <table:table-cell table:formula="of:=ATAN2([.$E$2];[.A1943]) / RADIANS([.$F$2])" office:value-type="float" office:value="6.27425509467543" calcext:value-type="float">
            <text:p>6,27425509467543</text:p>
          </table:table-cell>
          <table:table-cell table:formula="of:=[.A1943] * [.$H$2]" office:value-type="float" office:value="11.007958011878" calcext:value-type="float">
            <text:p>11,007958011878</text:p>
          </table:table-cell>
          <table:table-cell table:formula="of:=([.C1943]-[.B1943]) * 100" office:value-type="float" office:value="473.370291720254" calcext:value-type="float">
            <text:p>473,370291720254</text:p>
          </table:table-cell>
          <table:table-cell table:number-columns-repeated="4"/>
        </table:table-row>
        <table:table-row table:style-name="ro1">
          <table:table-cell office:value-type="float" office:value="1942" calcext:value-type="float">
            <text:p>1942</text:p>
          </table:table-cell>
          <table:table-cell table:formula="of:=ATAN2([.$E$2];[.A1944]) / RADIANS([.$F$2])" office:value-type="float" office:value="6.2754564096078" calcext:value-type="float">
            <text:p>6,2754564096078</text:p>
          </table:table-cell>
          <table:table-cell table:formula="of:=[.A1944] * [.$H$2]" office:value-type="float" office:value="11.0136292936976" calcext:value-type="float">
            <text:p>11,0136292936976</text:p>
          </table:table-cell>
          <table:table-cell table:formula="of:=([.C1944]-[.B1944]) * 100" office:value-type="float" office:value="473.817288408979" calcext:value-type="float">
            <text:p>473,817288408979</text:p>
          </table:table-cell>
          <table:table-cell table:number-columns-repeated="4"/>
        </table:table-row>
        <table:table-row table:style-name="ro1">
          <table:table-cell office:value-type="float" office:value="1943" calcext:value-type="float">
            <text:p>1943</text:p>
          </table:table-cell>
          <table:table-cell table:formula="of:=ATAN2([.$E$2];[.A1945]) / RADIANS([.$F$2])" office:value-type="float" office:value="6.27665674704007" calcext:value-type="float">
            <text:p>6,27665674704007</text:p>
          </table:table-cell>
          <table:table-cell table:formula="of:=[.A1945] * [.$H$2]" office:value-type="float" office:value="11.0193005755172" calcext:value-type="float">
            <text:p>11,0193005755172</text:p>
          </table:table-cell>
          <table:table-cell table:formula="of:=([.C1945]-[.B1945]) * 100" office:value-type="float" office:value="474.264382847714" calcext:value-type="float">
            <text:p>474,264382847714</text:p>
          </table:table-cell>
          <table:table-cell table:number-columns-repeated="4"/>
        </table:table-row>
        <table:table-row table:style-name="ro1">
          <table:table-cell office:value-type="float" office:value="1944" calcext:value-type="float">
            <text:p>1944</text:p>
          </table:table-cell>
          <table:table-cell table:formula="of:=ATAN2([.$E$2];[.A1946]) / RADIANS([.$F$2])" office:value-type="float" office:value="6.2778561080596" calcext:value-type="float">
            <text:p>6,2778561080596</text:p>
          </table:table-cell>
          <table:table-cell table:formula="of:=[.A1946] * [.$H$2]" office:value-type="float" office:value="11.0249718573368" calcext:value-type="float">
            <text:p>11,0249718573368</text:p>
          </table:table-cell>
          <table:table-cell table:formula="of:=([.C1946]-[.B1946]) * 100" office:value-type="float" office:value="474.711574927722" calcext:value-type="float">
            <text:p>474,711574927722</text:p>
          </table:table-cell>
          <table:table-cell table:number-columns-repeated="4"/>
        </table:table-row>
        <table:table-row table:style-name="ro1">
          <table:table-cell office:value-type="float" office:value="1945" calcext:value-type="float">
            <text:p>1945</text:p>
          </table:table-cell>
          <table:table-cell table:formula="of:=ATAN2([.$E$2];[.A1947]) / RADIANS([.$F$2])" office:value-type="float" office:value="6.27905449375232" calcext:value-type="float">
            <text:p>6,27905449375232</text:p>
          </table:table-cell>
          <table:table-cell table:formula="of:=[.A1947] * [.$H$2]" office:value-type="float" office:value="11.0306431391564" calcext:value-type="float">
            <text:p>11,0306431391564</text:p>
          </table:table-cell>
          <table:table-cell table:formula="of:=([.C1947]-[.B1947]) * 100" office:value-type="float" office:value="475.158864540412" calcext:value-type="float">
            <text:p>475,158864540412</text:p>
          </table:table-cell>
          <table:table-cell table:number-columns-repeated="4"/>
        </table:table-row>
        <table:table-row table:style-name="ro1">
          <table:table-cell office:value-type="float" office:value="1946" calcext:value-type="float">
            <text:p>1946</text:p>
          </table:table-cell>
          <table:table-cell table:formula="of:=ATAN2([.$E$2];[.A1948]) / RADIANS([.$F$2])" office:value-type="float" office:value="6.28025190520274" calcext:value-type="float">
            <text:p>6,28025190520274</text:p>
          </table:table-cell>
          <table:table-cell table:formula="of:=[.A1948] * [.$H$2]" office:value-type="float" office:value="11.0363144209761" calcext:value-type="float">
            <text:p>11,0363144209761</text:p>
          </table:table-cell>
          <table:table-cell table:formula="of:=([.C1948]-[.B1948]) * 100" office:value-type="float" office:value="475.606251577332" calcext:value-type="float">
            <text:p>475,606251577332</text:p>
          </table:table-cell>
          <table:table-cell table:number-columns-repeated="4"/>
        </table:table-row>
        <table:table-row table:style-name="ro1">
          <table:table-cell office:value-type="float" office:value="1947" calcext:value-type="float">
            <text:p>1947</text:p>
          </table:table-cell>
          <table:table-cell table:formula="of:=ATAN2([.$E$2];[.A1949]) / RADIANS([.$F$2])" office:value-type="float" office:value="6.28144834349393" calcext:value-type="float">
            <text:p>6,28144834349393</text:p>
          </table:table-cell>
          <table:table-cell table:formula="of:=[.A1949] * [.$H$2]" office:value-type="float" office:value="11.0419857027957" calcext:value-type="float">
            <text:p>11,0419857027957</text:p>
          </table:table-cell>
          <table:table-cell table:formula="of:=([.C1949]-[.B1949]) * 100" office:value-type="float" office:value="476.053735930175" calcext:value-type="float">
            <text:p>476,053735930175</text:p>
          </table:table-cell>
          <table:table-cell table:number-columns-repeated="4"/>
        </table:table-row>
        <table:table-row table:style-name="ro1">
          <table:table-cell office:value-type="float" office:value="1948" calcext:value-type="float">
            <text:p>1948</text:p>
          </table:table-cell>
          <table:table-cell table:formula="of:=ATAN2([.$E$2];[.A1950]) / RADIANS([.$F$2])" office:value-type="float" office:value="6.28264380970756" calcext:value-type="float">
            <text:p>6,28264380970756</text:p>
          </table:table-cell>
          <table:table-cell table:formula="of:=[.A1950] * [.$H$2]" office:value-type="float" office:value="11.0476569846153" calcext:value-type="float">
            <text:p>11,0476569846153</text:p>
          </table:table-cell>
          <table:table-cell table:formula="of:=([.C1950]-[.B1950]) * 100" office:value-type="float" office:value="476.501317490774" calcext:value-type="float">
            <text:p>476,501317490774</text:p>
          </table:table-cell>
          <table:table-cell table:number-columns-repeated="4"/>
        </table:table-row>
        <table:table-row table:style-name="ro1">
          <table:table-cell office:value-type="float" office:value="1949" calcext:value-type="float">
            <text:p>1949</text:p>
          </table:table-cell>
          <table:table-cell table:formula="of:=ATAN2([.$E$2];[.A1951]) / RADIANS([.$F$2])" office:value-type="float" office:value="6.28383830492387" calcext:value-type="float">
            <text:p>6,28383830492387</text:p>
          </table:table-cell>
          <table:table-cell table:formula="of:=[.A1951] * [.$H$2]" office:value-type="float" office:value="11.0533282664349" calcext:value-type="float">
            <text:p>11,0533282664349</text:p>
          </table:table-cell>
          <table:table-cell table:formula="of:=([.C1951]-[.B1951]) * 100" office:value-type="float" office:value="476.948996151105" calcext:value-type="float">
            <text:p>476,948996151105</text:p>
          </table:table-cell>
          <table:table-cell table:number-columns-repeated="4"/>
        </table:table-row>
        <table:table-row table:style-name="ro1">
          <table:table-cell office:value-type="float" office:value="1950" calcext:value-type="float">
            <text:p>1950</text:p>
          </table:table-cell>
          <table:table-cell table:formula="of:=ATAN2([.$E$2];[.A1952]) / RADIANS([.$F$2])" office:value-type="float" office:value="6.28503183022168" calcext:value-type="float">
            <text:p>6,28503183022168</text:p>
          </table:table-cell>
          <table:table-cell table:formula="of:=[.A1952] * [.$H$2]" office:value-type="float" office:value="11.0589995482545" calcext:value-type="float">
            <text:p>11,0589995482545</text:p>
          </table:table-cell>
          <table:table-cell table:formula="of:=([.C1952]-[.B1952]) * 100" office:value-type="float" office:value="477.396771803285" calcext:value-type="float">
            <text:p>477,396771803285</text:p>
          </table:table-cell>
          <table:table-cell table:number-columns-repeated="4"/>
        </table:table-row>
        <table:table-row table:style-name="ro1">
          <table:table-cell office:value-type="float" office:value="1951" calcext:value-type="float">
            <text:p>1951</text:p>
          </table:table-cell>
          <table:table-cell table:formula="of:=ATAN2([.$E$2];[.A1953]) / RADIANS([.$F$2])" office:value-type="float" office:value="6.28622438667842" calcext:value-type="float">
            <text:p>6,28622438667842</text:p>
          </table:table-cell>
          <table:table-cell table:formula="of:=[.A1953] * [.$H$2]" office:value-type="float" office:value="11.0646708300742" calcext:value-type="float">
            <text:p>11,0646708300742</text:p>
          </table:table-cell>
          <table:table-cell table:formula="of:=([.C1953]-[.B1953]) * 100" office:value-type="float" office:value="477.844644339573" calcext:value-type="float">
            <text:p>477,844644339573</text:p>
          </table:table-cell>
          <table:table-cell table:number-columns-repeated="4"/>
        </table:table-row>
        <table:table-row table:style-name="ro1">
          <table:table-cell office:value-type="float" office:value="1952" calcext:value-type="float">
            <text:p>1952</text:p>
          </table:table-cell>
          <table:table-cell table:formula="of:=ATAN2([.$E$2];[.A1954]) / RADIANS([.$F$2])" office:value-type="float" office:value="6.28741597537008" calcext:value-type="float">
            <text:p>6,28741597537008</text:p>
          </table:table-cell>
          <table:table-cell table:formula="of:=[.A1954] * [.$H$2]" office:value-type="float" office:value="11.0703421118938" calcext:value-type="float">
            <text:p>11,0703421118938</text:p>
          </table:table-cell>
          <table:table-cell table:formula="of:=([.C1954]-[.B1954]) * 100" office:value-type="float" office:value="478.292613652369" calcext:value-type="float">
            <text:p>478,292613652369</text:p>
          </table:table-cell>
          <table:table-cell table:number-columns-repeated="4"/>
        </table:table-row>
        <table:table-row table:style-name="ro1">
          <table:table-cell office:value-type="float" office:value="1953" calcext:value-type="float">
            <text:p>1953</text:p>
          </table:table-cell>
          <table:table-cell table:formula="of:=ATAN2([.$E$2];[.A1955]) / RADIANS([.$F$2])" office:value-type="float" office:value="6.28860659737124" calcext:value-type="float">
            <text:p>6,28860659737124</text:p>
          </table:table-cell>
          <table:table-cell table:formula="of:=[.A1955] * [.$H$2]" office:value-type="float" office:value="11.0760133937134" calcext:value-type="float">
            <text:p>11,0760133937134</text:p>
          </table:table-cell>
          <table:table-cell table:formula="of:=([.C1955]-[.B1955]) * 100" office:value-type="float" office:value="478.740679634214" calcext:value-type="float">
            <text:p>478,740679634214</text:p>
          </table:table-cell>
          <table:table-cell table:number-columns-repeated="4"/>
        </table:table-row>
        <table:table-row table:style-name="ro1">
          <table:table-cell office:value-type="float" office:value="1954" calcext:value-type="float">
            <text:p>1954</text:p>
          </table:table-cell>
          <table:table-cell table:formula="of:=ATAN2([.$E$2];[.A1956]) / RADIANS([.$F$2])" office:value-type="float" office:value="6.28979625375509" calcext:value-type="float">
            <text:p>6,28979625375509</text:p>
          </table:table-cell>
          <table:table-cell table:formula="of:=[.A1956] * [.$H$2]" office:value-type="float" office:value="11.081684675533" calcext:value-type="float">
            <text:p>11,081684675533</text:p>
          </table:table-cell>
          <table:table-cell table:formula="of:=([.C1956]-[.B1956]) * 100" office:value-type="float" office:value="479.188842177791" calcext:value-type="float">
            <text:p>479,188842177791</text:p>
          </table:table-cell>
          <table:table-cell table:number-columns-repeated="4"/>
        </table:table-row>
        <table:table-row table:style-name="ro1">
          <table:table-cell office:value-type="float" office:value="1955" calcext:value-type="float">
            <text:p>1955</text:p>
          </table:table-cell>
          <table:table-cell table:formula="of:=ATAN2([.$E$2];[.A1957]) / RADIANS([.$F$2])" office:value-type="float" office:value="6.29098494559341" calcext:value-type="float">
            <text:p>6,29098494559341</text:p>
          </table:table-cell>
          <table:table-cell table:formula="of:=[.A1957] * [.$H$2]" office:value-type="float" office:value="11.0873559573526" calcext:value-type="float">
            <text:p>11,0873559573526</text:p>
          </table:table-cell>
          <table:table-cell table:formula="of:=([.C1957]-[.B1957]) * 100" office:value-type="float" office:value="479.637101175921" calcext:value-type="float">
            <text:p>479,637101175921</text:p>
          </table:table-cell>
          <table:table-cell table:number-columns-repeated="4"/>
        </table:table-row>
        <table:table-row table:style-name="ro1">
          <table:table-cell office:value-type="float" office:value="1956" calcext:value-type="float">
            <text:p>1956</text:p>
          </table:table-cell>
          <table:table-cell table:formula="of:=ATAN2([.$E$2];[.A1958]) / RADIANS([.$F$2])" office:value-type="float" office:value="6.29217267395655" calcext:value-type="float">
            <text:p>6,29217267395655</text:p>
          </table:table-cell>
          <table:table-cell table:formula="of:=[.A1958] * [.$H$2]" office:value-type="float" office:value="11.0930272391722" calcext:value-type="float">
            <text:p>11,0930272391722</text:p>
          </table:table-cell>
          <table:table-cell table:formula="of:=([.C1958]-[.B1958]) * 100" office:value-type="float" office:value="480.085456521569" calcext:value-type="float">
            <text:p>480,085456521569</text:p>
          </table:table-cell>
          <table:table-cell table:number-columns-repeated="4"/>
        </table:table-row>
        <table:table-row table:style-name="ro1">
          <table:table-cell office:value-type="float" office:value="1957" calcext:value-type="float">
            <text:p>1957</text:p>
          </table:table-cell>
          <table:table-cell table:formula="of:=ATAN2([.$E$2];[.A1959]) / RADIANS([.$F$2])" office:value-type="float" office:value="6.29335943991349" calcext:value-type="float">
            <text:p>6,29335943991349</text:p>
          </table:table-cell>
          <table:table-cell table:formula="of:=[.A1959] * [.$H$2]" office:value-type="float" office:value="11.0986985209919" calcext:value-type="float">
            <text:p>11,0986985209919</text:p>
          </table:table-cell>
          <table:table-cell table:formula="of:=([.C1959]-[.B1959]) * 100" office:value-type="float" office:value="480.533908107837" calcext:value-type="float">
            <text:p>480,533908107837</text:p>
          </table:table-cell>
          <table:table-cell table:number-columns-repeated="4"/>
        </table:table-row>
        <table:table-row table:style-name="ro1">
          <table:table-cell office:value-type="float" office:value="1958" calcext:value-type="float">
            <text:p>1958</text:p>
          </table:table-cell>
          <table:table-cell table:formula="of:=ATAN2([.$E$2];[.A1960]) / RADIANS([.$F$2])" office:value-type="float" office:value="6.29454524453178" calcext:value-type="float">
            <text:p>6,29454524453178</text:p>
          </table:table-cell>
          <table:table-cell table:formula="of:=[.A1960] * [.$H$2]" office:value-type="float" office:value="11.1043698028115" calcext:value-type="float">
            <text:p>11,1043698028115</text:p>
          </table:table-cell>
          <table:table-cell table:formula="of:=([.C1960]-[.B1960]) * 100" office:value-type="float" office:value="480.982455827969" calcext:value-type="float">
            <text:p>480,982455827969</text:p>
          </table:table-cell>
          <table:table-cell table:number-columns-repeated="4"/>
        </table:table-row>
        <table:table-row table:style-name="ro1">
          <table:table-cell office:value-type="float" office:value="1959" calcext:value-type="float">
            <text:p>1959</text:p>
          </table:table-cell>
          <table:table-cell table:formula="of:=ATAN2([.$E$2];[.A1961]) / RADIANS([.$F$2])" office:value-type="float" office:value="6.2957300888776" calcext:value-type="float">
            <text:p>6,2957300888776</text:p>
          </table:table-cell>
          <table:table-cell table:formula="of:=[.A1961] * [.$H$2]" office:value-type="float" office:value="11.1100410846311" calcext:value-type="float">
            <text:p>11,1100410846311</text:p>
          </table:table-cell>
          <table:table-cell table:formula="of:=([.C1961]-[.B1961]) * 100" office:value-type="float" office:value="481.431099575349" calcext:value-type="float">
            <text:p>481,431099575349</text:p>
          </table:table-cell>
          <table:table-cell table:number-columns-repeated="4"/>
        </table:table-row>
        <table:table-row table:style-name="ro1">
          <table:table-cell office:value-type="float" office:value="1960" calcext:value-type="float">
            <text:p>1960</text:p>
          </table:table-cell>
          <table:table-cell table:formula="of:=ATAN2([.$E$2];[.A1962]) / RADIANS([.$F$2])" office:value-type="float" office:value="6.2969139740157" calcext:value-type="float">
            <text:p>6,2969139740157</text:p>
          </table:table-cell>
          <table:table-cell table:formula="of:=[.A1962] * [.$H$2]" office:value-type="float" office:value="11.1157123664507" calcext:value-type="float">
            <text:p>11,1157123664507</text:p>
          </table:table-cell>
          <table:table-cell table:formula="of:=([.C1962]-[.B1962]) * 100" office:value-type="float" office:value="481.879839243501" calcext:value-type="float">
            <text:p>481,879839243501</text:p>
          </table:table-cell>
          <table:table-cell table:number-columns-repeated="4"/>
        </table:table-row>
        <table:table-row table:style-name="ro1">
          <table:table-cell office:value-type="float" office:value="1961" calcext:value-type="float">
            <text:p>1961</text:p>
          </table:table-cell>
          <table:table-cell table:formula="of:=ATAN2([.$E$2];[.A1963]) / RADIANS([.$F$2])" office:value-type="float" office:value="6.29809690100946" calcext:value-type="float">
            <text:p>6,29809690100946</text:p>
          </table:table-cell>
          <table:table-cell table:formula="of:=[.A1963] * [.$H$2]" office:value-type="float" office:value="11.1213836482703" calcext:value-type="float">
            <text:p>11,1213836482703</text:p>
          </table:table-cell>
          <table:table-cell table:formula="of:=([.C1963]-[.B1963]) * 100" office:value-type="float" office:value="482.328674726087" calcext:value-type="float">
            <text:p>482,328674726087</text:p>
          </table:table-cell>
          <table:table-cell table:number-columns-repeated="4"/>
        </table:table-row>
        <table:table-row table:style-name="ro1">
          <table:table-cell office:value-type="float" office:value="1962" calcext:value-type="float">
            <text:p>1962</text:p>
          </table:table-cell>
          <table:table-cell table:formula="of:=ATAN2([.$E$2];[.A1964]) / RADIANS([.$F$2])" office:value-type="float" office:value="6.29927887092086" calcext:value-type="float">
            <text:p>6,29927887092086</text:p>
          </table:table-cell>
          <table:table-cell table:formula="of:=[.A1964] * [.$H$2]" office:value-type="float" office:value="11.1270549300899" calcext:value-type="float">
            <text:p>11,1270549300899</text:p>
          </table:table-cell>
          <table:table-cell table:formula="of:=([.C1964]-[.B1964]) * 100" office:value-type="float" office:value="482.777605916909" calcext:value-type="float">
            <text:p>482,777605916909</text:p>
          </table:table-cell>
          <table:table-cell table:number-columns-repeated="4"/>
        </table:table-row>
        <table:table-row table:style-name="ro1">
          <table:table-cell office:value-type="float" office:value="1963" calcext:value-type="float">
            <text:p>1963</text:p>
          </table:table-cell>
          <table:table-cell table:formula="of:=ATAN2([.$E$2];[.A1965]) / RADIANS([.$F$2])" office:value-type="float" office:value="6.30045988481047" calcext:value-type="float">
            <text:p>6,30045988481047</text:p>
          </table:table-cell>
          <table:table-cell table:formula="of:=[.A1965] * [.$H$2]" office:value-type="float" office:value="11.1327262119096" calcext:value-type="float">
            <text:p>11,1327262119096</text:p>
          </table:table-cell>
          <table:table-cell table:formula="of:=([.C1965]-[.B1965]) * 100" office:value-type="float" office:value="483.226632709909" calcext:value-type="float">
            <text:p>483,226632709909</text:p>
          </table:table-cell>
          <table:table-cell table:number-columns-repeated="4"/>
        </table:table-row>
        <table:table-row table:style-name="ro1">
          <table:table-cell office:value-type="float" office:value="1964" calcext:value-type="float">
            <text:p>1964</text:p>
          </table:table-cell>
          <table:table-cell table:formula="of:=ATAN2([.$E$2];[.A1966]) / RADIANS([.$F$2])" office:value-type="float" office:value="6.3016399437375" calcext:value-type="float">
            <text:p>6,3016399437375</text:p>
          </table:table-cell>
          <table:table-cell table:formula="of:=[.A1966] * [.$H$2]" office:value-type="float" office:value="11.1383974937292" calcext:value-type="float">
            <text:p>11,1383974937292</text:p>
          </table:table-cell>
          <table:table-cell table:formula="of:=([.C1966]-[.B1966]) * 100" office:value-type="float" office:value="483.675754999168" calcext:value-type="float">
            <text:p>483,675754999168</text:p>
          </table:table-cell>
          <table:table-cell table:number-columns-repeated="4"/>
        </table:table-row>
        <table:table-row table:style-name="ro1">
          <table:table-cell office:value-type="float" office:value="1965" calcext:value-type="float">
            <text:p>1965</text:p>
          </table:table-cell>
          <table:table-cell table:formula="of:=ATAN2([.$E$2];[.A1967]) / RADIANS([.$F$2])" office:value-type="float" office:value="6.30281904875976" calcext:value-type="float">
            <text:p>6,30281904875976</text:p>
          </table:table-cell>
          <table:table-cell table:formula="of:=[.A1967] * [.$H$2]" office:value-type="float" office:value="11.1440687755488" calcext:value-type="float">
            <text:p>11,1440687755488</text:p>
          </table:table-cell>
          <table:table-cell table:formula="of:=([.C1967]-[.B1967]) * 100" office:value-type="float" office:value="484.124972678904" calcext:value-type="float">
            <text:p>484,124972678904</text:p>
          </table:table-cell>
          <table:table-cell table:number-columns-repeated="4"/>
        </table:table-row>
        <table:table-row table:style-name="ro1">
          <table:table-cell office:value-type="float" office:value="1966" calcext:value-type="float">
            <text:p>1966</text:p>
          </table:table-cell>
          <table:table-cell table:formula="of:=ATAN2([.$E$2];[.A1968]) / RADIANS([.$F$2])" office:value-type="float" office:value="6.30399720093365" calcext:value-type="float">
            <text:p>6,30399720093365</text:p>
          </table:table-cell>
          <table:table-cell table:formula="of:=[.A1968] * [.$H$2]" office:value-type="float" office:value="11.1497400573684" calcext:value-type="float">
            <text:p>11,1497400573684</text:p>
          </table:table-cell>
          <table:table-cell table:formula="of:=([.C1968]-[.B1968]) * 100" office:value-type="float" office:value="484.574285643477" calcext:value-type="float">
            <text:p>484,574285643477</text:p>
          </table:table-cell>
          <table:table-cell table:number-columns-repeated="4"/>
        </table:table-row>
        <table:table-row table:style-name="ro1">
          <table:table-cell office:value-type="float" office:value="1967" calcext:value-type="float">
            <text:p>1967</text:p>
          </table:table-cell>
          <table:table-cell table:formula="of:=ATAN2([.$E$2];[.A1969]) / RADIANS([.$F$2])" office:value-type="float" office:value="6.30517440131422" calcext:value-type="float">
            <text:p>6,30517440131422</text:p>
          </table:table-cell>
          <table:table-cell table:formula="of:=[.A1969] * [.$H$2]" office:value-type="float" office:value="11.155411339188" calcext:value-type="float">
            <text:p>11,155411339188</text:p>
          </table:table-cell>
          <table:table-cell table:formula="of:=([.C1969]-[.B1969]) * 100" office:value-type="float" office:value="485.023693787381" calcext:value-type="float">
            <text:p>485,023693787381</text:p>
          </table:table-cell>
          <table:table-cell table:number-columns-repeated="4"/>
        </table:table-row>
        <table:table-row table:style-name="ro1">
          <table:table-cell office:value-type="float" office:value="1968" calcext:value-type="float">
            <text:p>1968</text:p>
          </table:table-cell>
          <table:table-cell table:formula="of:=ATAN2([.$E$2];[.A1970]) / RADIANS([.$F$2])" office:value-type="float" office:value="6.30635065095512" calcext:value-type="float">
            <text:p>6,30635065095512</text:p>
          </table:table-cell>
          <table:table-cell table:formula="of:=[.A1970] * [.$H$2]" office:value-type="float" office:value="11.1610826210077" calcext:value-type="float">
            <text:p>11,1610826210077</text:p>
          </table:table-cell>
          <table:table-cell table:formula="of:=([.C1970]-[.B1970]) * 100" office:value-type="float" office:value="485.473197005253" calcext:value-type="float">
            <text:p>485,473197005253</text:p>
          </table:table-cell>
          <table:table-cell table:number-columns-repeated="4"/>
        </table:table-row>
        <table:table-row table:style-name="ro1">
          <table:table-cell office:value-type="float" office:value="1969" calcext:value-type="float">
            <text:p>1969</text:p>
          </table:table-cell>
          <table:table-cell table:formula="of:=ATAN2([.$E$2];[.A1971]) / RADIANS([.$F$2])" office:value-type="float" office:value="6.30752595090863" calcext:value-type="float">
            <text:p>6,30752595090863</text:p>
          </table:table-cell>
          <table:table-cell table:formula="of:=[.A1971] * [.$H$2]" office:value-type="float" office:value="11.1667539028273" calcext:value-type="float">
            <text:p>11,1667539028273</text:p>
          </table:table-cell>
          <table:table-cell table:formula="of:=([.C1971]-[.B1971]) * 100" office:value-type="float" office:value="485.922795191864" calcext:value-type="float">
            <text:p>485,922795191864</text:p>
          </table:table-cell>
          <table:table-cell table:number-columns-repeated="4"/>
        </table:table-row>
        <table:table-row table:style-name="ro1">
          <table:table-cell office:value-type="float" office:value="1970" calcext:value-type="float">
            <text:p>1970</text:p>
          </table:table-cell>
          <table:table-cell table:formula="of:=ATAN2([.$E$2];[.A1972]) / RADIANS([.$F$2])" office:value-type="float" office:value="6.30870030222563" calcext:value-type="float">
            <text:p>6,30870030222563</text:p>
          </table:table-cell>
          <table:table-cell table:formula="of:=[.A1972] * [.$H$2]" office:value-type="float" office:value="11.1724251846469" calcext:value-type="float">
            <text:p>11,1724251846469</text:p>
          </table:table-cell>
          <table:table-cell table:formula="of:=([.C1972]-[.B1972]) * 100" office:value-type="float" office:value="486.372488242125" calcext:value-type="float">
            <text:p>486,372488242125</text:p>
          </table:table-cell>
          <table:table-cell table:number-columns-repeated="4"/>
        </table:table-row>
        <table:table-row table:style-name="ro1">
          <table:table-cell office:value-type="float" office:value="1971" calcext:value-type="float">
            <text:p>1971</text:p>
          </table:table-cell>
          <table:table-cell table:formula="of:=ATAN2([.$E$2];[.A1973]) / RADIANS([.$F$2])" office:value-type="float" office:value="6.30987370595565" calcext:value-type="float">
            <text:p>6,30987370595565</text:p>
          </table:table-cell>
          <table:table-cell table:formula="of:=[.A1973] * [.$H$2]" office:value-type="float" office:value="11.1780964664665" calcext:value-type="float">
            <text:p>11,1780964664665</text:p>
          </table:table-cell>
          <table:table-cell table:formula="of:=([.C1973]-[.B1973]) * 100" office:value-type="float" office:value="486.822276051085" calcext:value-type="float">
            <text:p>486,822276051085</text:p>
          </table:table-cell>
          <table:table-cell table:number-columns-repeated="4"/>
        </table:table-row>
        <table:table-row table:style-name="ro1">
          <table:table-cell office:value-type="float" office:value="1972" calcext:value-type="float">
            <text:p>1972</text:p>
          </table:table-cell>
          <table:table-cell table:formula="of:=ATAN2([.$E$2];[.A1974]) / RADIANS([.$F$2])" office:value-type="float" office:value="6.31104616314683" calcext:value-type="float">
            <text:p>6,31104616314683</text:p>
          </table:table-cell>
          <table:table-cell table:formula="of:=[.A1974] * [.$H$2]" office:value-type="float" office:value="11.1837677482861" calcext:value-type="float">
            <text:p>11,1837677482861</text:p>
          </table:table-cell>
          <table:table-cell table:formula="of:=([.C1974]-[.B1974]) * 100" office:value-type="float" office:value="487.272158513929" calcext:value-type="float">
            <text:p>487,272158513929</text:p>
          </table:table-cell>
          <table:table-cell table:number-columns-repeated="4"/>
        </table:table-row>
        <table:table-row table:style-name="ro1">
          <table:table-cell office:value-type="float" office:value="1973" calcext:value-type="float">
            <text:p>1973</text:p>
          </table:table-cell>
          <table:table-cell table:formula="of:=ATAN2([.$E$2];[.A1975]) / RADIANS([.$F$2])" office:value-type="float" office:value="6.31221767484593" calcext:value-type="float">
            <text:p>6,31221767484593</text:p>
          </table:table-cell>
          <table:table-cell table:formula="of:=[.A1975] * [.$H$2]" office:value-type="float" office:value="11.1894390301057" calcext:value-type="float">
            <text:p>11,1894390301057</text:p>
          </table:table-cell>
          <table:table-cell table:formula="of:=([.C1975]-[.B1975]) * 100" office:value-type="float" office:value="487.722135525981" calcext:value-type="float">
            <text:p>487,722135525981</text:p>
          </table:table-cell>
          <table:table-cell table:number-columns-repeated="4"/>
        </table:table-row>
        <table:table-row table:style-name="ro1">
          <table:table-cell office:value-type="float" office:value="1974" calcext:value-type="float">
            <text:p>1974</text:p>
          </table:table-cell>
          <table:table-cell table:formula="of:=ATAN2([.$E$2];[.A1976]) / RADIANS([.$F$2])" office:value-type="float" office:value="6.31338824209836" calcext:value-type="float">
            <text:p>6,31338824209836</text:p>
          </table:table-cell>
          <table:table-cell table:formula="of:=[.A1976] * [.$H$2]" office:value-type="float" office:value="11.1951103119254" calcext:value-type="float">
            <text:p>11,1951103119254</text:p>
          </table:table-cell>
          <table:table-cell table:formula="of:=([.C1976]-[.B1976]) * 100" office:value-type="float" office:value="488.1722069827" calcext:value-type="float">
            <text:p>488,1722069827</text:p>
          </table:table-cell>
          <table:table-cell table:number-columns-repeated="4"/>
        </table:table-row>
        <table:table-row table:style-name="ro1">
          <table:table-cell office:value-type="float" office:value="1975" calcext:value-type="float">
            <text:p>1975</text:p>
          </table:table-cell>
          <table:table-cell table:formula="of:=ATAN2([.$E$2];[.A1977]) / RADIANS([.$F$2])" office:value-type="float" office:value="6.31455786594814" calcext:value-type="float">
            <text:p>6,31455786594814</text:p>
          </table:table-cell>
          <table:table-cell table:formula="of:=[.A1977] * [.$H$2]" office:value-type="float" office:value="11.200781593745" calcext:value-type="float">
            <text:p>11,200781593745</text:p>
          </table:table-cell>
          <table:table-cell table:formula="of:=([.C1977]-[.B1977]) * 100" office:value-type="float" office:value="488.622372779683" calcext:value-type="float">
            <text:p>488,622372779683</text:p>
          </table:table-cell>
          <table:table-cell table:number-columns-repeated="4"/>
        </table:table-row>
        <table:table-row table:style-name="ro1">
          <table:table-cell office:value-type="float" office:value="1976" calcext:value-type="float">
            <text:p>1976</text:p>
          </table:table-cell>
          <table:table-cell table:formula="of:=ATAN2([.$E$2];[.A1978]) / RADIANS([.$F$2])" office:value-type="float" office:value="6.31572654743793" calcext:value-type="float">
            <text:p>6,31572654743793</text:p>
          </table:table-cell>
          <table:table-cell table:formula="of:=[.A1978] * [.$H$2]" office:value-type="float" office:value="11.2064528755646" calcext:value-type="float">
            <text:p>11,2064528755646</text:p>
          </table:table-cell>
          <table:table-cell table:formula="of:=([.C1978]-[.B1978]) * 100" office:value-type="float" office:value="489.072632812666" calcext:value-type="float">
            <text:p>489,072632812666</text:p>
          </table:table-cell>
          <table:table-cell table:number-columns-repeated="4"/>
        </table:table-row>
        <table:table-row table:style-name="ro1">
          <table:table-cell office:value-type="float" office:value="1977" calcext:value-type="float">
            <text:p>1977</text:p>
          </table:table-cell>
          <table:table-cell table:formula="of:=ATAN2([.$E$2];[.A1979]) / RADIANS([.$F$2])" office:value-type="float" office:value="6.31689428760903" calcext:value-type="float">
            <text:p>6,31689428760903</text:p>
          </table:table-cell>
          <table:table-cell table:formula="of:=[.A1979] * [.$H$2]" office:value-type="float" office:value="11.2121241573842" calcext:value-type="float">
            <text:p>11,2121241573842</text:p>
          </table:table-cell>
          <table:table-cell table:formula="of:=([.C1979]-[.B1979]) * 100" office:value-type="float" office:value="489.522986977518" calcext:value-type="float">
            <text:p>489,522986977518</text:p>
          </table:table-cell>
          <table:table-cell table:number-columns-repeated="4"/>
        </table:table-row>
        <table:table-row table:style-name="ro1">
          <table:table-cell office:value-type="float" office:value="1978" calcext:value-type="float">
            <text:p>1978</text:p>
          </table:table-cell>
          <table:table-cell table:formula="of:=ATAN2([.$E$2];[.A1980]) / RADIANS([.$F$2])" office:value-type="float" office:value="6.31806108750136" calcext:value-type="float">
            <text:p>6,31806108750136</text:p>
          </table:table-cell>
          <table:table-cell table:formula="of:=[.A1980] * [.$H$2]" office:value-type="float" office:value="11.2177954392038" calcext:value-type="float">
            <text:p>11,2177954392038</text:p>
          </table:table-cell>
          <table:table-cell table:formula="of:=([.C1980]-[.B1980]) * 100" office:value-type="float" office:value="489.973435170247" calcext:value-type="float">
            <text:p>489,97343517024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Liberation Sans1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3">00/00/0000</text:date>, <text:time style:data-style-name="N2" text:time-value="17:20:21.8714768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3T17:10:33.345037085</meta:creation-date>
    <meta:editing-duration>PT9M35S</meta:editing-duration>
    <meta:editing-cycles>6</meta:editing-cycles>
    <meta:generator>LibreOffice/6.1.0.3$Linux_X86_64 LibreOffice_project/efb621ed25068d70781dc026f7e9c5187a4decd1</meta:generator>
    <dc:date>2019-03-03T17:21:00.212169374</dc:date>
    <meta:document-statistic meta:table-count="1" meta:cell-count="79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1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1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534cm" svg:height="14.363cm" xlink:href=".." xlink:type="simple" chart:class="chart:line" chart:style-name="ch1">
        <chart:legend chart:legend-position="end" svg:x="23.158cm" svg:y="6.633cm" style:legend-expansion="high" chart:style-name="ch2"/>
        <chart:plot-area chart:style-name="ch3" table:cell-range-address="Feuille1.A2:Feuille1.C200 Feuille1.B1:Feuille1.C1" chart:data-source-has-labels="both" svg:x="0.819cm" svg:y="0.281cm" svg:width="19.707cm" svg:height="13.117cm">
          <chartooo:coordinate-region svg:x="1.546cm" svg:y="0.48cm" svg:width="18.84cm" svg:height="11.994cm"/>
          <chart:axis chart:dimension="x" chart:name="primary-x" chart:style-name="ch4" chartooo:axis-type="auto">
            <chartooo:date-scale/>
            <chart:categories table:cell-range-address="Feuille1.A2:Feuille1.A2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B2:Feuille1.B200" chart:label-cell-address="Feuille1.B1:Feuille1.B1" chart:class="chart:line">
            <chart:data-point chart:repeated="199"/>
          </chart:series>
          <chart:series chart:style-name="ch8" chart:values-cell-range-address="Feuille1.C2:Feuille1.C200" chart:label-cell-address="Feuille1.C1:Feuille1.C1" chart:class="chart:line">
            <chart:data-point chart:repeated="1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gle</text:p>
                <draw:g>
                  <svg:desc>Feuille1.B1:Feuille1.B1</svg:desc>
                </draw:g>
              </table:table-cell>
              <table:table-cell office:value-type="string">
                <text:p>approx</text:p>
                <draw:g>
                  <svg:desc>Feuille1.C1:Feuille1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euille1.A2:Feuille1.A200</svg:desc>
                </draw:g>
              </table:table-cell>
              <table:table-cell office:value-type="float" office:value="0">
                <text:p>0</text:p>
                <draw:g>
                  <svg:desc>Feuille1.B2:Feuille1.B200</svg:desc>
                </draw:g>
              </table:table-cell>
              <table:table-cell office:value-type="float" office:value="0">
                <text:p>0</text:p>
                <draw:g>
                  <svg:desc>Feuille1.C2:Feuille1.C20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572957604145006">
                <text:p>0.00572957604145006</text:p>
              </table:table-cell>
              <table:table-cell office:value-type="float" office:value="0.00567128181961771">
                <text:p>0.0056712818196177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114591406237786">
                <text:p>0.0114591406237786</text:p>
              </table:table-cell>
              <table:table-cell office:value-type="float" office:value="0.0113425636392354">
                <text:p>0.011342563639235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171886822880016">
                <text:p>0.0171886822880016</text:p>
              </table:table-cell>
              <table:table-cell office:value-type="float" office:value="0.0170138454588531">
                <text:p>0.017013845458853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2291818957541">
                <text:p>0.02291818957541</text:p>
              </table:table-cell>
              <table:table-cell office:value-type="float" office:value="0.0226851272784708">
                <text:p>0.022685127278470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286476510277074">
                <text:p>0.0286476510277074</text:p>
              </table:table-cell>
              <table:table-cell office:value-type="float" office:value="0.0283564090980885">
                <text:p>0.028356409098088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343770551871473">
                <text:p>0.0343770551871473</text:p>
              </table:table-cell>
              <table:table-cell office:value-type="float" office:value="0.0340276909177063">
                <text:p>0.034027690917706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401063905966706">
                <text:p>0.0401063905966706</text:p>
              </table:table-cell>
              <table:table-cell office:value-type="float" office:value="0.039698972737324">
                <text:p>0.03969897273732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458356458000432">
                <text:p>0.0458356458000432</text:p>
              </table:table-cell>
              <table:table-cell office:value-type="float" office:value="0.0453702545569417">
                <text:p>0.045370254556941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515648093419932">
                <text:p>0.0515648093419932</text:p>
              </table:table-cell>
              <table:table-cell office:value-type="float" office:value="0.0510415363765594">
                <text:p>0.051041536376559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572938697683486">
                <text:p>0.0572938697683486</text:p>
              </table:table-cell>
              <table:table-cell office:value-type="float" office:value="0.0567128181961771">
                <text:p>0.056712818196177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630228156261744">
                <text:p>0.0630228156261744</text:p>
              </table:table-cell>
              <table:table-cell office:value-type="float" office:value="0.0623841000157948">
                <text:p>0.062384100015794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6875163546391">
                <text:p>0.06875163546391</text:p>
              </table:table-cell>
              <table:table-cell office:value-type="float" office:value="0.0680553818354125">
                <text:p>0.068055381835412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744803178315064">
                <text:p>0.0744803178315064</text:p>
              </table:table-cell>
              <table:table-cell office:value-type="float" office:value="0.0737266636550302">
                <text:p>0.073726663655030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802088512805638">
                <text:p>0.0802088512805638</text:p>
              </table:table-cell>
              <table:table-cell office:value-type="float" office:value="0.0793979454746479">
                <text:p>0.079397945474647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859372243644681">
                <text:p>0.0859372243644681</text:p>
              </table:table-cell>
              <table:table-cell office:value-type="float" office:value="0.0850692272942656">
                <text:p>0.085069227294265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916654256385288">
                <text:p>0.0916654256385288</text:p>
              </table:table-cell>
              <table:table-cell office:value-type="float" office:value="0.0907405091138833">
                <text:p>0.090740509113883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973934436601155">
                <text:p>0.0973934436601155</text:p>
              </table:table-cell>
              <table:table-cell office:value-type="float" office:value="0.0964117909335011">
                <text:p>0.096411790933501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103121266988795">
                <text:p>0.103121266988795</text:p>
              </table:table-cell>
              <table:table-cell office:value-type="float" office:value="0.102083072753119">
                <text:p>0.10208307275311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108848884186469">
                <text:p>0.108848884186469</text:p>
              </table:table-cell>
              <table:table-cell office:value-type="float" office:value="0.107754354572736">
                <text:p>0.10775435457273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11457628381751">
                <text:p>0.11457628381751</text:p>
              </table:table-cell>
              <table:table-cell office:value-type="float" office:value="0.113425636392354">
                <text:p>0.11342563639235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120303454448899">
                <text:p>0.120303454448899</text:p>
              </table:table-cell>
              <table:table-cell office:value-type="float" office:value="0.119096918211972">
                <text:p>0.11909691821197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126030384650359">
                <text:p>0.126030384650359</text:p>
              </table:table-cell>
              <table:table-cell office:value-type="float" office:value="0.12476820003159">
                <text:p>0.1247682000315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131757062994498">
                <text:p>0.131757062994498</text:p>
              </table:table-cell>
              <table:table-cell office:value-type="float" office:value="0.130439481851207">
                <text:p>0.13043948185120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137483478056941">
                <text:p>0.137483478056941</text:p>
              </table:table-cell>
              <table:table-cell office:value-type="float" office:value="0.136110763670825">
                <text:p>0.13611076367082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143209618416465">
                <text:p>0.143209618416465</text:p>
              </table:table-cell>
              <table:table-cell office:value-type="float" office:value="0.141782045490443">
                <text:p>0.14178204549044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14893547265514">
                <text:p>0.14893547265514</text:p>
              </table:table-cell>
              <table:table-cell office:value-type="float" office:value="0.14745332731006">
                <text:p>0.1474533273100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154661029358463">
                <text:p>0.154661029358463</text:p>
              </table:table-cell>
              <table:table-cell office:value-type="float" office:value="0.153124609129678">
                <text:p>0.15312460912967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160386277115493">
                <text:p>0.160386277115493</text:p>
              </table:table-cell>
              <table:table-cell office:value-type="float" office:value="0.158795890949296">
                <text:p>0.15879589094929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166111204518989">
                <text:p>0.166111204518989</text:p>
              </table:table-cell>
              <table:table-cell office:value-type="float" office:value="0.164467172768914">
                <text:p>0.16446717276891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171835800165546">
                <text:p>0.171835800165546</text:p>
              </table:table-cell>
              <table:table-cell office:value-type="float" office:value="0.170138454588531">
                <text:p>0.17013845458853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177560052655727">
                <text:p>0.177560052655727</text:p>
              </table:table-cell>
              <table:table-cell office:value-type="float" office:value="0.175809736408149">
                <text:p>0.17580973640814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183283950594206">
                <text:p>0.183283950594206</text:p>
              </table:table-cell>
              <table:table-cell office:value-type="float" office:value="0.181481018227767">
                <text:p>0.18148101822776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189007482589896">
                <text:p>0.189007482589896</text:p>
              </table:table-cell>
              <table:table-cell office:value-type="float" office:value="0.187152300047384">
                <text:p>0.18715230004738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194730637256089">
                <text:p>0.194730637256089</text:p>
              </table:table-cell>
              <table:table-cell office:value-type="float" office:value="0.192823581867002">
                <text:p>0.19282358186700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20045340321059">
                <text:p>0.20045340321059</text:p>
              </table:table-cell>
              <table:table-cell office:value-type="float" office:value="0.19849486368662">
                <text:p>0.1984948636866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206175769075854">
                <text:p>0.206175769075854</text:p>
              </table:table-cell>
              <table:table-cell office:value-type="float" office:value="0.204166145506237">
                <text:p>0.204166145506237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211897723479117">
                <text:p>0.211897723479117</text:p>
              </table:table-cell>
              <table:table-cell office:value-type="float" office:value="0.209837427325855">
                <text:p>0.20983742732585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217619255052534">
                <text:p>0.217619255052534</text:p>
              </table:table-cell>
              <table:table-cell office:value-type="float" office:value="0.215508709145473">
                <text:p>0.215508709145473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223340352433314">
                <text:p>0.223340352433314</text:p>
              </table:table-cell>
              <table:table-cell office:value-type="float" office:value="0.221179990965091">
                <text:p>0.22117999096509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229061004263853">
                <text:p>0.229061004263853</text:p>
              </table:table-cell>
              <table:table-cell office:value-type="float" office:value="0.226851272784708">
                <text:p>0.22685127278470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23478119919187">
                <text:p>0.23478119919187</text:p>
              </table:table-cell>
              <table:table-cell office:value-type="float" office:value="0.232522554604326">
                <text:p>0.232522554604326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24050092587054">
                <text:p>0.24050092587054</text:p>
              </table:table-cell>
              <table:table-cell office:value-type="float" office:value="0.238193836423944">
                <text:p>0.238193836423944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246220172958629">
                <text:p>0.246220172958629</text:p>
              </table:table-cell>
              <table:table-cell office:value-type="float" office:value="0.243865118243561">
                <text:p>0.24386511824356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251938929120627">
                <text:p>0.251938929120627</text:p>
              </table:table-cell>
              <table:table-cell office:value-type="float" office:value="0.249536400063179">
                <text:p>0.24953640006317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257657183026883">
                <text:p>0.257657183026883</text:p>
              </table:table-cell>
              <table:table-cell office:value-type="float" office:value="0.255207681882797">
                <text:p>0.25520768188279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263374923353739">
                <text:p>0.263374923353739</text:p>
              </table:table-cell>
              <table:table-cell office:value-type="float" office:value="0.260878963702415">
                <text:p>0.260878963702415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269092138783661">
                <text:p>0.269092138783661</text:p>
              </table:table-cell>
              <table:table-cell office:value-type="float" office:value="0.266550245522032">
                <text:p>0.26655024552203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274808818005375">
                <text:p>0.274808818005375</text:p>
              </table:table-cell>
              <table:table-cell office:value-type="float" office:value="0.27222152734165">
                <text:p>0.27222152734165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280524949713999">
                <text:p>0.280524949713999</text:p>
              </table:table-cell>
              <table:table-cell office:value-type="float" office:value="0.277892809161268">
                <text:p>0.27789280916126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86240522611175">
                <text:p>0.286240522611175</text:p>
              </table:table-cell>
              <table:table-cell office:value-type="float" office:value="0.283564090980885">
                <text:p>0.283564090980885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291955525405203">
                <text:p>0.291955525405203</text:p>
              </table:table-cell>
              <table:table-cell office:value-type="float" office:value="0.289235372800503">
                <text:p>0.289235372800503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297669946811174">
                <text:p>0.297669946811174</text:p>
              </table:table-cell>
              <table:table-cell office:value-type="float" office:value="0.294906654620121">
                <text:p>0.294906654620121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303383775551101">
                <text:p>0.303383775551101</text:p>
              </table:table-cell>
              <table:table-cell office:value-type="float" office:value="0.300577936439739">
                <text:p>0.300577936439739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30909700035405">
                <text:p>0.30909700035405</text:p>
              </table:table-cell>
              <table:table-cell office:value-type="float" office:value="0.306249218259356">
                <text:p>0.30624921825935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314809609956276">
                <text:p>0.314809609956276</text:p>
              </table:table-cell>
              <table:table-cell office:value-type="float" office:value="0.311920500078974">
                <text:p>0.311920500078974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32052159310135">
                <text:p>0.32052159310135</text:p>
              </table:table-cell>
              <table:table-cell office:value-type="float" office:value="0.317591781898592">
                <text:p>0.317591781898592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326232938540293">
                <text:p>0.326232938540293</text:p>
              </table:table-cell>
              <table:table-cell office:value-type="float" office:value="0.323263063718209">
                <text:p>0.32326306371820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331943635031708">
                <text:p>0.331943635031708</text:p>
              </table:table-cell>
              <table:table-cell office:value-type="float" office:value="0.328934345537827">
                <text:p>0.328934345537827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337653671341909">
                <text:p>0.337653671341909</text:p>
              </table:table-cell>
              <table:table-cell office:value-type="float" office:value="0.334605627357445">
                <text:p>0.33460562735744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43363036245052">
                <text:p>0.343363036245052</text:p>
              </table:table-cell>
              <table:table-cell office:value-type="float" office:value="0.340276909177063">
                <text:p>0.340276909177063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349071718523268">
                <text:p>0.349071718523268</text:p>
              </table:table-cell>
              <table:table-cell office:value-type="float" office:value="0.34594819099668">
                <text:p>0.34594819099668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354779706966789">
                <text:p>0.354779706966789</text:p>
              </table:table-cell>
              <table:table-cell office:value-type="float" office:value="0.351619472816298">
                <text:p>0.351619472816298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360486990374083">
                <text:p>0.360486990374083</text:p>
              </table:table-cell>
              <table:table-cell office:value-type="float" office:value="0.357290754635916">
                <text:p>0.35729075463591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36619355755198">
                <text:p>0.36619355755198</text:p>
              </table:table-cell>
              <table:table-cell office:value-type="float" office:value="0.362962036455533">
                <text:p>0.362962036455533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371899397315804">
                <text:p>0.371899397315804</text:p>
              </table:table-cell>
              <table:table-cell office:value-type="float" office:value="0.368633318275151">
                <text:p>0.368633318275151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377604498489501">
                <text:p>0.377604498489501</text:p>
              </table:table-cell>
              <table:table-cell office:value-type="float" office:value="0.374304600094769">
                <text:p>0.374304600094769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383308849905768">
                <text:p>0.383308849905768</text:p>
              </table:table-cell>
              <table:table-cell office:value-type="float" office:value="0.379975881914386">
                <text:p>0.379975881914386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389012440406182">
                <text:p>0.389012440406182</text:p>
              </table:table-cell>
              <table:table-cell office:value-type="float" office:value="0.385647163734004">
                <text:p>0.385647163734004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394715258841331">
                <text:p>0.394715258841331</text:p>
              </table:table-cell>
              <table:table-cell office:value-type="float" office:value="0.391318445553622">
                <text:p>0.39131844555362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400417294070939">
                <text:p>0.400417294070939</text:p>
              </table:table-cell>
              <table:table-cell office:value-type="float" office:value="0.39698972737324">
                <text:p>0.39698972737324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406118534963994">
                <text:p>0.406118534963994</text:p>
              </table:table-cell>
              <table:table-cell office:value-type="float" office:value="0.402661009192857">
                <text:p>0.402661009192857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411818970398878">
                <text:p>0.411818970398878</text:p>
              </table:table-cell>
              <table:table-cell office:value-type="float" office:value="0.408332291012475">
                <text:p>0.408332291012475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417518589263495">
                <text:p>0.417518589263495</text:p>
              </table:table-cell>
              <table:table-cell office:value-type="float" office:value="0.414003572832093">
                <text:p>0.414003572832093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423217380455395">
                <text:p>0.423217380455395</text:p>
              </table:table-cell>
              <table:table-cell office:value-type="float" office:value="0.41967485465171">
                <text:p>0.41967485465171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428915332881902">
                <text:p>0.428915332881902</text:p>
              </table:table-cell>
              <table:table-cell office:value-type="float" office:value="0.425346136471328">
                <text:p>0.425346136471328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434612435460243">
                <text:p>0.434612435460243</text:p>
              </table:table-cell>
              <table:table-cell office:value-type="float" office:value="0.431017418290946">
                <text:p>0.431017418290946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440308677117672">
                <text:p>0.440308677117672</text:p>
              </table:table-cell>
              <table:table-cell office:value-type="float" office:value="0.436688700110564">
                <text:p>0.436688700110564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446004046791597">
                <text:p>0.446004046791597</text:p>
              </table:table-cell>
              <table:table-cell office:value-type="float" office:value="0.442359981930181">
                <text:p>0.442359981930181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451698533429704">
                <text:p>0.451698533429704</text:p>
              </table:table-cell>
              <table:table-cell office:value-type="float" office:value="0.448031263749799">
                <text:p>0.44803126374979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457392125990086">
                <text:p>0.457392125990086</text:p>
              </table:table-cell>
              <table:table-cell office:value-type="float" office:value="0.453702545569417">
                <text:p>0.453702545569417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463084813441365">
                <text:p>0.463084813441365</text:p>
              </table:table-cell>
              <table:table-cell office:value-type="float" office:value="0.459373827389034">
                <text:p>0.459373827389034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468776584762818">
                <text:p>0.468776584762818</text:p>
              </table:table-cell>
              <table:table-cell office:value-type="float" office:value="0.465045109208652">
                <text:p>0.465045109208652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474467428944502">
                <text:p>0.474467428944502</text:p>
              </table:table-cell>
              <table:table-cell office:value-type="float" office:value="0.47071639102827">
                <text:p>0.47071639102827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480157334987376">
                <text:p>0.480157334987376</text:p>
              </table:table-cell>
              <table:table-cell office:value-type="float" office:value="0.476387672847888">
                <text:p>0.476387672847888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485846291903429">
                <text:p>0.485846291903429</text:p>
              </table:table-cell>
              <table:table-cell office:value-type="float" office:value="0.482058954667505">
                <text:p>0.482058954667505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491534288715799">
                <text:p>0.491534288715799</text:p>
              </table:table-cell>
              <table:table-cell office:value-type="float" office:value="0.487730236487123">
                <text:p>0.487730236487123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497221314458901">
                <text:p>0.497221314458901</text:p>
              </table:table-cell>
              <table:table-cell office:value-type="float" office:value="0.493401518306741">
                <text:p>0.493401518306741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502907358178545">
                <text:p>0.502907358178545</text:p>
              </table:table-cell>
              <table:table-cell office:value-type="float" office:value="0.499072800126358">
                <text:p>0.499072800126358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508592408932061">
                <text:p>0.508592408932061</text:p>
              </table:table-cell>
              <table:table-cell office:value-type="float" office:value="0.504744081945976">
                <text:p>0.50474408194597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514276455788424">
                <text:p>0.514276455788424</text:p>
              </table:table-cell>
              <table:table-cell office:value-type="float" office:value="0.510415363765594">
                <text:p>0.510415363765594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51995948782837">
                <text:p>0.51995948782837</text:p>
              </table:table-cell>
              <table:table-cell office:value-type="float" office:value="0.516086645585212">
                <text:p>0.516086645585212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525641494144523">
                <text:p>0.525641494144523</text:p>
              </table:table-cell>
              <table:table-cell office:value-type="float" office:value="0.521757927404829">
                <text:p>0.521757927404829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531322463841512">
                <text:p>0.531322463841512</text:p>
              </table:table-cell>
              <table:table-cell office:value-type="float" office:value="0.527429209224447">
                <text:p>0.527429209224447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537002386036097">
                <text:p>0.537002386036097</text:p>
              </table:table-cell>
              <table:table-cell office:value-type="float" office:value="0.533100491044065">
                <text:p>0.533100491044065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542681249857282">
                <text:p>0.542681249857282</text:p>
              </table:table-cell>
              <table:table-cell office:value-type="float" office:value="0.538771772863682">
                <text:p>0.538771772863682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548359044446444">
                <text:p>0.548359044446444</text:p>
              </table:table-cell>
              <table:table-cell office:value-type="float" office:value="0.5444430546833">
                <text:p>0.5444430546833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554035758957446">
                <text:p>0.554035758957446</text:p>
              </table:table-cell>
              <table:table-cell office:value-type="float" office:value="0.550114336502918">
                <text:p>0.550114336502918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55971138255676">
                <text:p>0.55971138255676</text:p>
              </table:table-cell>
              <table:table-cell office:value-type="float" office:value="0.555785618322535">
                <text:p>0.555785618322535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565385904423585">
                <text:p>0.565385904423585</text:p>
              </table:table-cell>
              <table:table-cell office:value-type="float" office:value="0.561456900142153">
                <text:p>0.56145690014215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571059313749964">
                <text:p>0.571059313749964</text:p>
              </table:table-cell>
              <table:table-cell office:value-type="float" office:value="0.567128181961771">
                <text:p>0.567128181961771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576731599740908">
                <text:p>0.576731599740908</text:p>
              </table:table-cell>
              <table:table-cell office:value-type="float" office:value="0.572799463781389">
                <text:p>0.572799463781389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582402751614507">
                <text:p>0.582402751614507</text:p>
              </table:table-cell>
              <table:table-cell office:value-type="float" office:value="0.578470745601006">
                <text:p>0.578470745601006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588072758602052">
                <text:p>0.588072758602052</text:p>
              </table:table-cell>
              <table:table-cell office:value-type="float" office:value="0.584142027420624">
                <text:p>0.584142027420624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593741609948152">
                <text:p>0.593741609948152</text:p>
              </table:table-cell>
              <table:table-cell office:value-type="float" office:value="0.589813309240242">
                <text:p>0.589813309240242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599409294910847">
                <text:p>0.599409294910847</text:p>
              </table:table-cell>
              <table:table-cell office:value-type="float" office:value="0.595484591059859">
                <text:p>0.595484591059859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605075802761731">
                <text:p>0.605075802761731</text:p>
              </table:table-cell>
              <table:table-cell office:value-type="float" office:value="0.601155872879477">
                <text:p>0.601155872879477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610741122786062">
                <text:p>0.610741122786062</text:p>
              </table:table-cell>
              <table:table-cell office:value-type="float" office:value="0.606827154699095">
                <text:p>0.606827154699095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616405244282882">
                <text:p>0.616405244282882</text:p>
              </table:table-cell>
              <table:table-cell office:value-type="float" office:value="0.612498436518713">
                <text:p>0.612498436518713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622068156565129">
                <text:p>0.622068156565129</text:p>
              </table:table-cell>
              <table:table-cell office:value-type="float" office:value="0.61816971833833">
                <text:p>0.6181697183383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627729848959755">
                <text:p>0.627729848959755</text:p>
              </table:table-cell>
              <table:table-cell office:value-type="float" office:value="0.623841000157948">
                <text:p>0.623841000157948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633390310807839">
                <text:p>0.633390310807839</text:p>
              </table:table-cell>
              <table:table-cell office:value-type="float" office:value="0.629512281977566">
                <text:p>0.629512281977566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639049531464698">
                <text:p>0.639049531464698</text:p>
              </table:table-cell>
              <table:table-cell office:value-type="float" office:value="0.635183563797183">
                <text:p>0.635183563797183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644707500300008">
                <text:p>0.644707500300008</text:p>
              </table:table-cell>
              <table:table-cell office:value-type="float" office:value="0.640854845616801">
                <text:p>0.640854845616801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650364206697912">
                <text:p>0.650364206697912</text:p>
              </table:table-cell>
              <table:table-cell office:value-type="float" office:value="0.646526127436419">
                <text:p>0.646526127436419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656019640057131">
                <text:p>0.656019640057131</text:p>
              </table:table-cell>
              <table:table-cell office:value-type="float" office:value="0.652197409256037">
                <text:p>0.652197409256037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661673789791083">
                <text:p>0.661673789791083</text:p>
              </table:table-cell>
              <table:table-cell office:value-type="float" office:value="0.657868691075654">
                <text:p>0.657868691075654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667326645327991">
                <text:p>0.667326645327991</text:p>
              </table:table-cell>
              <table:table-cell office:value-type="float" office:value="0.663539972895272">
                <text:p>0.663539972895272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672978196110994">
                <text:p>0.672978196110994</text:p>
              </table:table-cell>
              <table:table-cell office:value-type="float" office:value="0.66921125471489">
                <text:p>0.66921125471489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678628431598259">
                <text:p>0.678628431598259</text:p>
              </table:table-cell>
              <table:table-cell office:value-type="float" office:value="0.674882536534507">
                <text:p>0.67488253653450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684277341263094">
                <text:p>0.684277341263094</text:p>
              </table:table-cell>
              <table:table-cell office:value-type="float" office:value="0.680553818354125">
                <text:p>0.680553818354125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689924914594056">
                <text:p>0.689924914594056</text:p>
              </table:table-cell>
              <table:table-cell office:value-type="float" office:value="0.686225100173743">
                <text:p>0.686225100173743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69557114109506">
                <text:p>0.69557114109506</text:p>
              </table:table-cell>
              <table:table-cell office:value-type="float" office:value="0.69189638199336">
                <text:p>0.69189638199336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701216010285493">
                <text:p>0.701216010285493</text:p>
              </table:table-cell>
              <table:table-cell office:value-type="float" office:value="0.697567663812978">
                <text:p>0.697567663812978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706859511700316">
                <text:p>0.706859511700316</text:p>
              </table:table-cell>
              <table:table-cell office:value-type="float" office:value="0.703238945632596">
                <text:p>0.703238945632596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71250163489018">
                <text:p>0.71250163489018</text:p>
              </table:table-cell>
              <table:table-cell office:value-type="float" office:value="0.708910227452214">
                <text:p>0.708910227452214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71814236942153">
                <text:p>0.71814236942153</text:p>
              </table:table-cell>
              <table:table-cell office:value-type="float" office:value="0.714581509271831">
                <text:p>0.714581509271831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723781704876712">
                <text:p>0.723781704876712</text:p>
              </table:table-cell>
              <table:table-cell office:value-type="float" office:value="0.720252791091449">
                <text:p>0.72025279109144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729419630854086">
                <text:p>0.729419630854086</text:p>
              </table:table-cell>
              <table:table-cell office:value-type="float" office:value="0.725924072911067">
                <text:p>0.725924072911067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735056136968123">
                <text:p>0.735056136968123</text:p>
              </table:table-cell>
              <table:table-cell office:value-type="float" office:value="0.731595354730684">
                <text:p>0.73159535473068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40691212849523">
                <text:p>0.740691212849523</text:p>
              </table:table-cell>
              <table:table-cell office:value-type="float" office:value="0.737266636550302">
                <text:p>0.737266636550302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746324848145311">
                <text:p>0.746324848145311</text:p>
              </table:table-cell>
              <table:table-cell office:value-type="float" office:value="0.74293791836992">
                <text:p>0.74293791836992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751957032518948">
                <text:p>0.751957032518948</text:p>
              </table:table-cell>
              <table:table-cell office:value-type="float" office:value="0.748609200189538">
                <text:p>0.748609200189538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757587755650435">
                <text:p>0.757587755650435</text:p>
              </table:table-cell>
              <table:table-cell office:value-type="float" office:value="0.754280482009155">
                <text:p>0.754280482009155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763217007236417">
                <text:p>0.763217007236417</text:p>
              </table:table-cell>
              <table:table-cell office:value-type="float" office:value="0.759951763828773">
                <text:p>0.759951763828773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768844776990287">
                <text:p>0.768844776990287</text:p>
              </table:table-cell>
              <table:table-cell office:value-type="float" office:value="0.765623045648391">
                <text:p>0.765623045648391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774471054642291">
                <text:p>0.774471054642291</text:p>
              </table:table-cell>
              <table:table-cell office:value-type="float" office:value="0.771294327468008">
                <text:p>0.771294327468008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78009582993963">
                <text:p>0.78009582993963</text:p>
              </table:table-cell>
              <table:table-cell office:value-type="float" office:value="0.776965609287626">
                <text:p>0.776965609287626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785719092646561">
                <text:p>0.785719092646561</text:p>
              </table:table-cell>
              <table:table-cell office:value-type="float" office:value="0.782636891107244">
                <text:p>0.782636891107244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791340832544502">
                <text:p>0.791340832544502</text:p>
              </table:table-cell>
              <table:table-cell office:value-type="float" office:value="0.788308172926862">
                <text:p>0.78830817292686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96961039432136">
                <text:p>0.796961039432136</text:p>
              </table:table-cell>
              <table:table-cell office:value-type="float" office:value="0.793979454746479">
                <text:p>0.793979454746479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802579703125505">
                <text:p>0.802579703125505</text:p>
              </table:table-cell>
              <table:table-cell office:value-type="float" office:value="0.799650736566097">
                <text:p>0.799650736566097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808196813458117">
                <text:p>0.808196813458117</text:p>
              </table:table-cell>
              <table:table-cell office:value-type="float" office:value="0.805322018385715">
                <text:p>0.805322018385715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813812360281043">
                <text:p>0.813812360281043</text:p>
              </table:table-cell>
              <table:table-cell office:value-type="float" office:value="0.810993300205332">
                <text:p>0.810993300205332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819426333463021">
                <text:p>0.819426333463021</text:p>
              </table:table-cell>
              <table:table-cell office:value-type="float" office:value="0.81666458202495">
                <text:p>0.81666458202495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82503872289055">
                <text:p>0.82503872289055</text:p>
              </table:table-cell>
              <table:table-cell office:value-type="float" office:value="0.822335863844568">
                <text:p>0.822335863844568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830649518467992">
                <text:p>0.830649518467992</text:p>
              </table:table-cell>
              <table:table-cell office:value-type="float" office:value="0.828007145664185">
                <text:p>0.828007145664185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836258710117669">
                <text:p>0.836258710117669</text:p>
              </table:table-cell>
              <table:table-cell office:value-type="float" office:value="0.833678427483803">
                <text:p>0.833678427483803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841866287779965">
                <text:p>0.841866287779965</text:p>
              </table:table-cell>
              <table:table-cell office:value-type="float" office:value="0.839349709303421">
                <text:p>0.839349709303421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847472241413416">
                <text:p>0.847472241413416</text:p>
              </table:table-cell>
              <table:table-cell office:value-type="float" office:value="0.845020991123039">
                <text:p>0.84502099112303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853076560994813">
                <text:p>0.853076560994813</text:p>
              </table:table-cell>
              <table:table-cell office:value-type="float" office:value="0.850692272942656">
                <text:p>0.850692272942656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858679236519297">
                <text:p>0.858679236519297</text:p>
              </table:table-cell>
              <table:table-cell office:value-type="float" office:value="0.856363554762274">
                <text:p>0.856363554762274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864280258000453">
                <text:p>0.864280258000453</text:p>
              </table:table-cell>
              <table:table-cell office:value-type="float" office:value="0.862034836581892">
                <text:p>0.862034836581892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869879615470408">
                <text:p>0.869879615470408</text:p>
              </table:table-cell>
              <table:table-cell office:value-type="float" office:value="0.86770611840151">
                <text:p>0.86770611840151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875477298979923">
                <text:p>0.875477298979923</text:p>
              </table:table-cell>
              <table:table-cell office:value-type="float" office:value="0.873377400221127">
                <text:p>0.873377400221127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881073298598491">
                <text:p>0.881073298598491</text:p>
              </table:table-cell>
              <table:table-cell office:value-type="float" office:value="0.879048682040745">
                <text:p>0.879048682040745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886667604414427">
                <text:p>0.886667604414427</text:p>
              </table:table-cell>
              <table:table-cell office:value-type="float" office:value="0.884719963860363">
                <text:p>0.884719963860363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892260206534965">
                <text:p>0.892260206534965</text:p>
              </table:table-cell>
              <table:table-cell office:value-type="float" office:value="0.89039124567998">
                <text:p>0.89039124567998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897851095086349">
                <text:p>0.897851095086349</text:p>
              </table:table-cell>
              <table:table-cell office:value-type="float" office:value="0.896062527499598">
                <text:p>0.896062527499598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903440260213925">
                <text:p>0.903440260213925</text:p>
              </table:table-cell>
              <table:table-cell office:value-type="float" office:value="0.901733809319216">
                <text:p>0.90173380931921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909027692082232">
                <text:p>0.909027692082232</text:p>
              </table:table-cell>
              <table:table-cell office:value-type="float" office:value="0.907405091138833">
                <text:p>0.907405091138833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914613380875098">
                <text:p>0.914613380875098</text:p>
              </table:table-cell>
              <table:table-cell office:value-type="float" office:value="0.913076372958451">
                <text:p>0.913076372958451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920197316795726">
                <text:p>0.920197316795726</text:p>
              </table:table-cell>
              <table:table-cell office:value-type="float" office:value="0.918747654778069">
                <text:p>0.918747654778069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925779490066785">
                <text:p>0.925779490066785</text:p>
              </table:table-cell>
              <table:table-cell office:value-type="float" office:value="0.924418936597687">
                <text:p>0.924418936597687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931359890930502">
                <text:p>0.931359890930502</text:p>
              </table:table-cell>
              <table:table-cell office:value-type="float" office:value="0.930090218417304">
                <text:p>0.930090218417304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936938509648748">
                <text:p>0.936938509648748</text:p>
              </table:table-cell>
              <table:table-cell office:value-type="float" office:value="0.935761500236922">
                <text:p>0.935761500236922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942515336503132">
                <text:p>0.942515336503132</text:p>
              </table:table-cell>
              <table:table-cell office:value-type="float" office:value="0.94143278205654">
                <text:p>0.94143278205654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948090361795083">
                <text:p>0.948090361795083</text:p>
              </table:table-cell>
              <table:table-cell office:value-type="float" office:value="0.947104063876157">
                <text:p>0.947104063876157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953663575845941">
                <text:p>0.953663575845941</text:p>
              </table:table-cell>
              <table:table-cell office:value-type="float" office:value="0.952775345695775">
                <text:p>0.952775345695775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959234968997044">
                <text:p>0.959234968997044</text:p>
              </table:table-cell>
              <table:table-cell office:value-type="float" office:value="0.958446627515393">
                <text:p>0.95844662751539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964804531609816">
                <text:p>0.964804531609816</text:p>
              </table:table-cell>
              <table:table-cell office:value-type="float" office:value="0.96411790933501">
                <text:p>0.96411790933501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970372254065847">
                <text:p>0.970372254065847</text:p>
              </table:table-cell>
              <table:table-cell office:value-type="float" office:value="0.969789191154628">
                <text:p>0.969789191154628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975938126766988">
                <text:p>0.975938126766988</text:p>
              </table:table-cell>
              <table:table-cell office:value-type="float" office:value="0.975460472974246">
                <text:p>0.975460472974246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981502140135427">
                <text:p>0.981502140135427</text:p>
              </table:table-cell>
              <table:table-cell office:value-type="float" office:value="0.981131754793864">
                <text:p>0.981131754793864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98706428461378">
                <text:p>0.98706428461378</text:p>
              </table:table-cell>
              <table:table-cell office:value-type="float" office:value="0.986803036613481">
                <text:p>0.986803036613481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992624550665171">
                <text:p>0.992624550665171</text:p>
              </table:table-cell>
              <table:table-cell office:value-type="float" office:value="0.992474318433099">
                <text:p>0.992474318433099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998182928773317">
                <text:p>0.998182928773317</text:p>
              </table:table-cell>
              <table:table-cell office:value-type="float" office:value="0.998145600252717">
                <text:p>0.998145600252717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1.00373940944261">
                <text:p>1.00373940944261</text:p>
              </table:table-cell>
              <table:table-cell office:value-type="float" office:value="1.00381688207233">
                <text:p>1.00381688207233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1.0092939831982">
                <text:p>1.0092939831982</text:p>
              </table:table-cell>
              <table:table-cell office:value-type="float" office:value="1.00948816389195">
                <text:p>1.00948816389195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1.01484664058609">
                <text:p>1.01484664058609</text:p>
              </table:table-cell>
              <table:table-cell office:value-type="float" office:value="1.01515944571157">
                <text:p>1.0151594457115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.02039737217317">
                <text:p>1.02039737217317</text:p>
              </table:table-cell>
              <table:table-cell office:value-type="float" office:value="1.02083072753119">
                <text:p>1.02083072753119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1.02594616854737">
                <text:p>1.02594616854737</text:p>
              </table:table-cell>
              <table:table-cell office:value-type="float" office:value="1.02650200935081">
                <text:p>1.02650200935081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1.03149302031767">
                <text:p>1.03149302031767</text:p>
              </table:table-cell>
              <table:table-cell office:value-type="float" office:value="1.03217329117042">
                <text:p>1.03217329117042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1.03703791811424">
                <text:p>1.03703791811424</text:p>
              </table:table-cell>
              <table:table-cell office:value-type="float" office:value="1.03784457299004">
                <text:p>1.03784457299004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1.04258085258848">
                <text:p>1.04258085258848</text:p>
              </table:table-cell>
              <table:table-cell office:value-type="float" office:value="1.04351585480966">
                <text:p>1.04351585480966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1.04812181441309">
                <text:p>1.04812181441309</text:p>
              </table:table-cell>
              <table:table-cell office:value-type="float" office:value="1.04918713662928">
                <text:p>1.04918713662928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1.0536607942822">
                <text:p>1.0536607942822</text:p>
              </table:table-cell>
              <table:table-cell office:value-type="float" office:value="1.05485841844889">
                <text:p>1.05485841844889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1.05919778291138">
                <text:p>1.05919778291138</text:p>
              </table:table-cell>
              <table:table-cell office:value-type="float" office:value="1.06052970026851">
                <text:p>1.06052970026851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1.06473277103778">
                <text:p>1.06473277103778</text:p>
              </table:table-cell>
              <table:table-cell office:value-type="float" office:value="1.06620098208813">
                <text:p>1.06620098208813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1.07026574942016">
                <text:p>1.07026574942016</text:p>
              </table:table-cell>
              <table:table-cell office:value-type="float" office:value="1.07187226390775">
                <text:p>1.0718722639077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.075796708839">
                <text:p>1.075796708839</text:p>
              </table:table-cell>
              <table:table-cell office:value-type="float" office:value="1.07754354572736">
                <text:p>1.07754354572736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1.08132564009654">
                <text:p>1.08132564009654</text:p>
              </table:table-cell>
              <table:table-cell office:value-type="float" office:value="1.08321482754698">
                <text:p>1.08321482754698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1.08685253401687">
                <text:p>1.08685253401687</text:p>
              </table:table-cell>
              <table:table-cell office:value-type="float" office:value="1.0888861093666">
                <text:p>1.0888861093666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1.09237738144603">
                <text:p>1.09237738144603</text:p>
              </table:table-cell>
              <table:table-cell office:value-type="float" office:value="1.09455739118622">
                <text:p>1.09455739118622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1.09790017325205">
                <text:p>1.09790017325205</text:p>
              </table:table-cell>
              <table:table-cell office:value-type="float" office:value="1.10022867300584">
                <text:p>1.10022867300584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1.10342090032503">
                <text:p>1.10342090032503</text:p>
              </table:table-cell>
              <table:table-cell office:value-type="float" office:value="1.10589995482545">
                <text:p>1.10589995482545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1.1089395535772">
                <text:p>1.1089395535772</text:p>
              </table:table-cell>
              <table:table-cell office:value-type="float" office:value="1.11157123664507">
                <text:p>1.11157123664507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1.11445612394305">
                <text:p>1.11445612394305</text:p>
              </table:table-cell>
              <table:table-cell office:value-type="float" office:value="1.11724251846469">
                <text:p>1.11724251846469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1.11997060237932">
                <text:p>1.11997060237932</text:p>
              </table:table-cell>
              <table:table-cell office:value-type="float" office:value="1.12291380028431">
                <text:p>1.122913800284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Linux_X86_64 LibreOffice_project/efb621ed25068d70781dc026f7e9c5187a4decd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